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69.9pt"/>
    </style:style>
    <style:style style:name="co7" style:family="table-column">
      <style:table-column-properties fo:break-before="auto" style:column-width="63.61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gun_20191202_2309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m1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mv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KR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  <table:table-cell office:value-type="string" calcext:value-type="string">
            <text:p><text:s/>K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2-02 23:09:52</text:p>
          </table:table-cell>
          <table:table-cell office:value-type="float" office:value="24.34664" calcext:value-type="float">
            <text:p>24.34664</text:p>
          </table:table-cell>
          <table:table-cell office:value-type="string" calcext:value-type="string">
            <text:p><text:s/></text:p>
          </table:table-cell>
          <table:table-cell office:value-type="float" office:value="0.138103978" calcext:value-type="float">
            <text:p>0.138103978</text:p>
          </table:table-cell>
          <table:table-cell office:value-type="float" office:value="0.12900056" calcext:value-type="float">
            <text:p>0.12900056</text:p>
          </table:table-cell>
          <table:table-cell office:value-type="float" office:value="0.132548825" calcext:value-type="float">
            <text:p>0.132548825</text:p>
          </table:table-cell>
          <table:table-cell office:value-type="float" office:value="5" calcext:value-type="float">
            <text:p>5</text:p>
          </table:table-cell>
          <table:table-cell office:value-type="float" office:value="0.129352823" calcext:value-type="float">
            <text:p>0.129352823</text:p>
          </table:table-cell>
          <table:table-cell/>
          <table:table-cell office:value-type="float" office:value="0.0011283" calcext:value-type="float">
            <text:p>0.0011283</text:p>
          </table:table-cell>
          <table:table-cell office:value-type="float" office:value="0.001053926" calcext:value-type="float">
            <text:p>0.001053926</text:p>
          </table:table-cell>
          <table:table-cell office:value-type="float" office:value="0.001082915" calcext:value-type="float">
            <text:p>0.0010829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56804" calcext:value-type="float">
            <text:p>0.001056804</text:p>
          </table:table-cell>
          <table:table-cell/>
          <table:table-cell office:value-type="float" office:value="0.000089698" calcext:value-type="float">
            <text:p>8.9698E-05</text:p>
          </table:table-cell>
          <table:table-cell office:value-type="float" office:value="0.000015323" calcext:value-type="float">
            <text:p>1.5323E-05</text:p>
          </table:table-cell>
          <table:table-cell office:value-type="float" office:value="0.000044312" calcext:value-type="float">
            <text:p>4.4312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18201" calcext:value-type="float">
            <text:p>1.8201E-05</text:p>
          </table:table-cell>
          <table:table-cell/>
          <table:table-cell office:value-type="float" office:value="24.348858582" calcext:value-type="float">
            <text:p>24.348858582</text:p>
          </table:table-cell>
          <table:table-cell office:value-type="float" office:value="24.347021901" calcext:value-type="float">
            <text:p>24.347021901</text:p>
          </table:table-cell>
          <table:table-cell office:value-type="float" office:value="24.347737789" calcext:value-type="float">
            <text:p>24.347737789</text:p>
          </table:table-cell>
          <table:table-cell office:value-type="float" office:value="25.329346622" calcext:value-type="float">
            <text:p>25.329346622</text:p>
          </table:table-cell>
          <table:table-cell office:value-type="float" office:value="24.347092972" calcext:value-type="float">
            <text:p>24.347092972</text:p>
          </table:table-cell>
          <table:table-cell/>
          <table:table-cell office:value-type="float" office:value="0.002273646" calcext:value-type="float">
            <text:p>0.002273646</text:p>
          </table:table-cell>
          <table:table-cell office:value-type="float" office:value="0.000388374" calcext:value-type="float">
            <text:p>0.000388374</text:p>
          </table:table-cell>
          <table:table-cell office:value-type="float" office:value="0.001123203" calcext:value-type="float">
            <text:p>0.0011232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461326" calcext:value-type="float">
            <text:p>0.000461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2-02 23:09:54</text:p>
          </table:table-cell>
          <table:table-cell office:value-type="float" office:value="24.3517" calcext:value-type="float">
            <text:p>24.3517</text:p>
          </table:table-cell>
          <table:table-cell office:value-type="string" calcext:value-type="string">
            <text:p><text:s/></text:p>
          </table:table-cell>
          <table:table-cell office:value-type="float" office:value="0.138430016" calcext:value-type="float">
            <text:p>0.138430016</text:p>
          </table:table-cell>
          <table:table-cell office:value-type="float" office:value="0.124352589" calcext:value-type="float">
            <text:p>0.124352589</text:p>
          </table:table-cell>
          <table:table-cell office:value-type="float" office:value="0.13130428" calcext:value-type="float">
            <text:p>0.13130428</text:p>
          </table:table-cell>
          <table:table-cell office:value-type="float" office:value="5" calcext:value-type="float">
            <text:p>5</text:p>
          </table:table-cell>
          <table:table-cell office:value-type="float" office:value="0.129647866" calcext:value-type="float">
            <text:p>0.129647866</text:p>
          </table:table-cell>
          <table:table-cell/>
          <table:table-cell office:value-type="float" office:value="0.001130964" calcext:value-type="float">
            <text:p>0.001130964</text:p>
          </table:table-cell>
          <table:table-cell office:value-type="float" office:value="0.001015953" calcext:value-type="float">
            <text:p>0.001015953</text:p>
          </table:table-cell>
          <table:table-cell office:value-type="float" office:value="0.001072747" calcext:value-type="float">
            <text:p>0.0010727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59215" calcext:value-type="float">
            <text:p>0.001059215</text:p>
          </table:table-cell>
          <table:table-cell/>
          <table:table-cell office:value-type="float" office:value="0.000092361" calcext:value-type="float">
            <text:p>9.2361E-05</text:p>
          </table:table-cell>
          <table:table-cell office:value-type="float" office:value="-0.00002265" calcext:value-type="float">
            <text:p>-2.265E-05</text:p>
          </table:table-cell>
          <table:table-cell office:value-type="float" office:value="0.000034145" calcext:value-type="float">
            <text:p>3.414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20612" calcext:value-type="float">
            <text:p>2.0612E-05</text:p>
          </table:table-cell>
          <table:table-cell/>
          <table:table-cell office:value-type="float" office:value="24.353978321" calcext:value-type="float">
            <text:p>24.353978321</text:p>
          </table:table-cell>
          <table:table-cell office:value-type="float" office:value="24.351138109" calcext:value-type="float">
            <text:p>24.351138109</text:p>
          </table:table-cell>
          <table:table-cell office:value-type="float" office:value="24.352540658" calcext:value-type="float">
            <text:p>24.352540658</text:p>
          </table:table-cell>
          <table:table-cell office:value-type="float" office:value="25.33439612" calcext:value-type="float">
            <text:p>25.33439612</text:p>
          </table:table-cell>
          <table:table-cell office:value-type="float" office:value="24.352206466" calcext:value-type="float">
            <text:p>24.352206466</text:p>
          </table:table-cell>
          <table:table-cell/>
          <table:table-cell office:value-type="float" office:value="0.002341167" calcext:value-type="float">
            <text:p>0.002341167</text:p>
          </table:table-cell>
          <table:table-cell office:value-type="float" office:value="-0.000574148" calcext:value-type="float">
            <text:p>-0.000574148</text:p>
          </table:table-cell>
          <table:table-cell office:value-type="float" office:value="0.000865463" calcext:value-type="float">
            <text:p>0.0008654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522428" calcext:value-type="float">
            <text:p>0.000522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2-02 23:09:55</text:p>
          </table:table-cell>
          <table:table-cell office:value-type="float" office:value="24.36181" calcext:value-type="float">
            <text:p>24.36181</text:p>
          </table:table-cell>
          <table:table-cell office:value-type="string" calcext:value-type="string">
            <text:p><text:s/></text:p>
          </table:table-cell>
          <table:table-cell office:value-type="float" office:value="0.138114111" calcext:value-type="float">
            <text:p>0.138114111</text:p>
          </table:table-cell>
          <table:table-cell office:value-type="float" office:value="0.123341694" calcext:value-type="float">
            <text:p>0.123341694</text:p>
          </table:table-cell>
          <table:table-cell office:value-type="float" office:value="0.131342427" calcext:value-type="float">
            <text:p>0.131342427</text:p>
          </table:table-cell>
          <table:table-cell office:value-type="float" office:value="5" calcext:value-type="float">
            <text:p>5</text:p>
          </table:table-cell>
          <table:table-cell office:value-type="float" office:value="0.129633561" calcext:value-type="float">
            <text:p>0.129633561</text:p>
          </table:table-cell>
          <table:table-cell/>
          <table:table-cell office:value-type="float" office:value="0.001128383" calcext:value-type="float">
            <text:p>0.001128383</text:p>
          </table:table-cell>
          <table:table-cell office:value-type="float" office:value="0.001007694" calcext:value-type="float">
            <text:p>0.001007694</text:p>
          </table:table-cell>
          <table:table-cell office:value-type="float" office:value="0.001073059" calcext:value-type="float">
            <text:p>0.0010730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59098" calcext:value-type="float">
            <text:p>0.001059098</text:p>
          </table:table-cell>
          <table:table-cell/>
          <table:table-cell office:value-type="float" office:value="0.000089781" calcext:value-type="float">
            <text:p>8.9781E-05</text:p>
          </table:table-cell>
          <table:table-cell office:value-type="float" office:value="-0.000030909" calcext:value-type="float">
            <text:p>-3.0909E-05</text:p>
          </table:table-cell>
          <table:table-cell office:value-type="float" office:value="0.000034456" calcext:value-type="float">
            <text:p>3.445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20495" calcext:value-type="float">
            <text:p>2.0495E-05</text:p>
          </table:table-cell>
          <table:table-cell/>
          <table:table-cell office:value-type="float" office:value="24.364022503" calcext:value-type="float">
            <text:p>24.364022503</text:p>
          </table:table-cell>
          <table:table-cell office:value-type="float" office:value="24.3610421" calcext:value-type="float">
            <text:p>24.3610421</text:p>
          </table:table-cell>
          <table:table-cell office:value-type="float" office:value="24.362656286" calcext:value-type="float">
            <text:p>24.362656286</text:p>
          </table:table-cell>
          <table:table-cell office:value-type="float" office:value="25.344495118" calcext:value-type="float">
            <text:p>25.344495118</text:p>
          </table:table-cell>
          <table:table-cell office:value-type="float" office:value="24.362311514" calcext:value-type="float">
            <text:p>24.362311514</text:p>
          </table:table-cell>
          <table:table-cell/>
          <table:table-cell office:value-type="float" office:value="0.002275745" calcext:value-type="float">
            <text:p>0.002275745</text:p>
          </table:table-cell>
          <table:table-cell office:value-type="float" office:value="-0.0007835" calcext:value-type="float">
            <text:p>-0.0007835</text:p>
          </table:table-cell>
          <table:table-cell office:value-type="float" office:value="0.000873364" calcext:value-type="float">
            <text:p>0.0008733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519466" calcext:value-type="float">
            <text:p>0.000519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2-02 23:09:57</text:p>
          </table:table-cell>
          <table:table-cell office:value-type="float" office:value="24.35675" calcext:value-type="float">
            <text:p>24.35675</text:p>
          </table:table-cell>
          <table:table-cell office:value-type="string" calcext:value-type="string">
            <text:p><text:s/></text:p>
          </table:table-cell>
          <table:table-cell office:value-type="float" office:value="0.137779133" calcext:value-type="float">
            <text:p>0.137779133</text:p>
          </table:table-cell>
          <table:table-cell office:value-type="float" office:value="0.124968305" calcext:value-type="float">
            <text:p>0.124968305</text:p>
          </table:table-cell>
          <table:table-cell office:value-type="float" office:value="0.125005856" calcext:value-type="float">
            <text:p>0.125005856</text:p>
          </table:table-cell>
          <table:table-cell office:value-type="float" office:value="5" calcext:value-type="float">
            <text:p>5</text:p>
          </table:table-cell>
          <table:table-cell office:value-type="float" office:value="0.122731939" calcext:value-type="float">
            <text:p>0.122731939</text:p>
          </table:table-cell>
          <table:table-cell/>
          <table:table-cell office:value-type="float" office:value="0.001125647" calcext:value-type="float">
            <text:p>0.001125647</text:p>
          </table:table-cell>
          <table:table-cell office:value-type="float" office:value="0.001020983" calcext:value-type="float">
            <text:p>0.001020983</text:p>
          </table:table-cell>
          <table:table-cell office:value-type="float" office:value="0.00102129" calcext:value-type="float">
            <text:p>0.001021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02712" calcext:value-type="float">
            <text:p>0.001002712</text:p>
          </table:table-cell>
          <table:table-cell/>
          <table:table-cell office:value-type="float" office:value="0.000087044" calcext:value-type="float">
            <text:p>8.7044E-05</text:p>
          </table:table-cell>
          <table:table-cell office:value-type="float" office:value="-0.00001762" calcext:value-type="float">
            <text:p>-1.762E-05</text:p>
          </table:table-cell>
          <table:table-cell office:value-type="float" office:value="-0.000017313" calcext:value-type="float">
            <text:p>-1.7313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-0.000035891" calcext:value-type="float">
            <text:p>-3.5891E-05</text:p>
          </table:table-cell>
          <table:table-cell/>
          <table:table-cell office:value-type="float" office:value="24.35890096" calcext:value-type="float">
            <text:p>24.35890096</text:p>
          </table:table-cell>
          <table:table-cell office:value-type="float" office:value="24.356316305" calcext:value-type="float">
            <text:p>24.356316305</text:p>
          </table:table-cell>
          <table:table-cell office:value-type="float" office:value="24.356323881" calcext:value-type="float">
            <text:p>24.356323881</text:p>
          </table:table-cell>
          <table:table-cell office:value-type="float" office:value="25.339445619" calcext:value-type="float">
            <text:p>25.339445619</text:p>
          </table:table-cell>
          <table:table-cell office:value-type="float" office:value="24.355865105" calcext:value-type="float">
            <text:p>24.355865105</text:p>
          </table:table-cell>
          <table:table-cell/>
          <table:table-cell office:value-type="float" office:value="0.002206372" calcext:value-type="float">
            <text:p>0.002206372</text:p>
          </table:table-cell>
          <table:table-cell office:value-type="float" office:value="-0.000446636" calcext:value-type="float">
            <text:p>-0.000446636</text:p>
          </table:table-cell>
          <table:table-cell office:value-type="float" office:value="-0.00043886" calcext:value-type="float">
            <text:p>-0.000438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-0.000909778" calcext:value-type="float">
            <text:p>-0.000909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2-02 23:09:58</text:p>
          </table:table-cell>
          <table:table-cell office:value-type="float" office:value="24.35675" calcext:value-type="float">
            <text:p>24.35675</text:p>
          </table:table-cell>
          <table:table-cell office:value-type="string" calcext:value-type="string">
            <text:p><text:s/></text:p>
          </table:table-cell>
          <table:table-cell office:value-type="float" office:value="0.137753503" calcext:value-type="float">
            <text:p>0.137753503</text:p>
          </table:table-cell>
          <table:table-cell office:value-type="float" office:value="0.130174772" calcext:value-type="float">
            <text:p>0.130174772</text:p>
          </table:table-cell>
          <table:table-cell office:value-type="float" office:value="0.132236496" calcext:value-type="float">
            <text:p>0.132236496</text:p>
          </table:table-cell>
          <table:table-cell office:value-type="float" office:value="5" calcext:value-type="float">
            <text:p>5</text:p>
          </table:table-cell>
          <table:table-cell office:value-type="float" office:value="0.130318419" calcext:value-type="float">
            <text:p>0.130318419</text:p>
          </table:table-cell>
          <table:table-cell/>
          <table:table-cell office:value-type="float" office:value="0.001125437" calcext:value-type="float">
            <text:p>0.001125437</text:p>
          </table:table-cell>
          <table:table-cell office:value-type="float" office:value="0.001063519" calcext:value-type="float">
            <text:p>0.001063519</text:p>
          </table:table-cell>
          <table:table-cell office:value-type="float" office:value="0.001080364" calcext:value-type="float">
            <text:p>0.0010803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4693" calcext:value-type="float">
            <text:p>0.001064693</text:p>
          </table:table-cell>
          <table:table-cell/>
          <table:table-cell office:value-type="float" office:value="0.000086834" calcext:value-type="float">
            <text:p>8.6834E-05</text:p>
          </table:table-cell>
          <table:table-cell office:value-type="float" office:value="0.000024917" calcext:value-type="float">
            <text:p>2.4917E-05</text:p>
          </table:table-cell>
          <table:table-cell office:value-type="float" office:value="0.000041761" calcext:value-type="float">
            <text:p>4.176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2609" calcext:value-type="float">
            <text:p>2.609E-05</text:p>
          </table:table-cell>
          <table:table-cell/>
          <table:table-cell office:value-type="float" office:value="24.358895789" calcext:value-type="float">
            <text:p>24.358895789</text:p>
          </table:table-cell>
          <table:table-cell office:value-type="float" office:value="24.357366739" calcext:value-type="float">
            <text:p>24.357366739</text:p>
          </table:table-cell>
          <table:table-cell office:value-type="float" office:value="24.357782703" calcext:value-type="float">
            <text:p>24.357782703</text:p>
          </table:table-cell>
          <table:table-cell office:value-type="float" office:value="25.339445619" calcext:value-type="float">
            <text:p>25.339445619</text:p>
          </table:table-cell>
          <table:table-cell office:value-type="float" office:value="24.357395721" calcext:value-type="float">
            <text:p>24.357395721</text:p>
          </table:table-cell>
          <table:table-cell/>
          <table:table-cell office:value-type="float" office:value="0.002201065" calcext:value-type="float">
            <text:p>0.002201065</text:p>
          </table:table-cell>
          <table:table-cell office:value-type="float" office:value="0.000631548" calcext:value-type="float">
            <text:p>0.000631548</text:p>
          </table:table-cell>
          <table:table-cell office:value-type="float" office:value="0.001058521" calcext:value-type="float">
            <text:p>0.0010585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661297" calcext:value-type="float">
            <text:p>0.000661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2-02 23:09:59</text:p>
          </table:table-cell>
          <table:table-cell office:value-type="float" office:value="24.37191" calcext:value-type="float">
            <text:p>24.37191</text:p>
          </table:table-cell>
          <table:table-cell office:value-type="string" calcext:value-type="string">
            <text:p><text:s/></text:p>
          </table:table-cell>
          <table:table-cell office:value-type="float" office:value="0.137909071" calcext:value-type="float">
            <text:p>0.137909071</text:p>
          </table:table-cell>
          <table:table-cell office:value-type="float" office:value="0.130169407" calcext:value-type="float">
            <text:p>0.130169407</text:p>
          </table:table-cell>
          <table:table-cell office:value-type="float" office:value="0.132242457" calcext:value-type="float">
            <text:p>0.132242457</text:p>
          </table:table-cell>
          <table:table-cell office:value-type="float" office:value="5" calcext:value-type="float">
            <text:p>5</text:p>
          </table:table-cell>
          <table:table-cell office:value-type="float" office:value="0.130046622" calcext:value-type="float">
            <text:p>0.130046622</text:p>
          </table:table-cell>
          <table:table-cell/>
          <table:table-cell office:value-type="float" office:value="0.001126708" calcext:value-type="float">
            <text:p>0.001126708</text:p>
          </table:table-cell>
          <table:table-cell office:value-type="float" office:value="0.001063476" calcext:value-type="float">
            <text:p>0.001063476</text:p>
          </table:table-cell>
          <table:table-cell office:value-type="float" office:value="0.001080412" calcext:value-type="float">
            <text:p>0.0010804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2472" calcext:value-type="float">
            <text:p>0.001062472</text:p>
          </table:table-cell>
          <table:table-cell/>
          <table:table-cell office:value-type="float" office:value="0.000088105" calcext:value-type="float">
            <text:p>8.8105E-05</text:p>
          </table:table-cell>
          <table:table-cell office:value-type="float" office:value="0.000024873" calcext:value-type="float">
            <text:p>2.4873E-05</text:p>
          </table:table-cell>
          <table:table-cell office:value-type="float" office:value="0.000041809" calcext:value-type="float">
            <text:p>4.180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2387" calcext:value-type="float">
            <text:p>2.387E-05</text:p>
          </table:table-cell>
          <table:table-cell/>
          <table:table-cell office:value-type="float" office:value="24.374089055" calcext:value-type="float">
            <text:p>24.374089055</text:p>
          </table:table-cell>
          <table:table-cell office:value-type="float" office:value="24.372527558" calcext:value-type="float">
            <text:p>24.372527558</text:p>
          </table:table-cell>
          <table:table-cell office:value-type="float" office:value="24.372945801" calcext:value-type="float">
            <text:p>24.372945801</text:p>
          </table:table-cell>
          <table:table-cell office:value-type="float" office:value="25.354594119" calcext:value-type="float">
            <text:p>25.354594119</text:p>
          </table:table-cell>
          <table:table-cell office:value-type="float" office:value="24.372502785" calcext:value-type="float">
            <text:p>24.372502785</text:p>
          </table:table-cell>
          <table:table-cell/>
          <table:table-cell office:value-type="float" office:value="0.002233282" calcext:value-type="float">
            <text:p>0.002233282</text:p>
          </table:table-cell>
          <table:table-cell office:value-type="float" office:value="0.000630437" calcext:value-type="float">
            <text:p>0.000630437</text:p>
          </table:table-cell>
          <table:table-cell office:value-type="float" office:value="0.001059755" calcext:value-type="float">
            <text:p>0.0010597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605009" calcext:value-type="float">
            <text:p>0.000605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2-02 23:10:00</text:p>
          </table:table-cell>
          <table:table-cell office:value-type="float" office:value="24.36686" calcext:value-type="float">
            <text:p>24.36686</text:p>
          </table:table-cell>
          <table:table-cell office:value-type="string" calcext:value-type="string">
            <text:p><text:s/></text:p>
          </table:table-cell>
          <table:table-cell office:value-type="float" office:value="0.138965266" calcext:value-type="float">
            <text:p>0.138965266</text:p>
          </table:table-cell>
          <table:table-cell office:value-type="float" office:value="0.126662865" calcext:value-type="float">
            <text:p>0.126662865</text:p>
          </table:table-cell>
          <table:table-cell office:value-type="float" office:value="0.132123248" calcext:value-type="float">
            <text:p>0.132123248</text:p>
          </table:table-cell>
          <table:table-cell office:value-type="float" office:value="5" calcext:value-type="float">
            <text:p>5</text:p>
          </table:table-cell>
          <table:table-cell office:value-type="float" office:value="0.130445973" calcext:value-type="float">
            <text:p>0.130445973</text:p>
          </table:table-cell>
          <table:table-cell/>
          <table:table-cell office:value-type="float" office:value="0.001135337" calcext:value-type="float">
            <text:p>0.001135337</text:p>
          </table:table-cell>
          <table:table-cell office:value-type="float" office:value="0.001034827" calcext:value-type="float">
            <text:p>0.001034827</text:p>
          </table:table-cell>
          <table:table-cell office:value-type="float" office:value="0.001079438" calcext:value-type="float">
            <text:p>0.0010794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5735" calcext:value-type="float">
            <text:p>0.001065735</text:p>
          </table:table-cell>
          <table:table-cell/>
          <table:table-cell office:value-type="float" office:value="0.000096734" calcext:value-type="float">
            <text:p>9.6734E-05</text:p>
          </table:table-cell>
          <table:table-cell office:value-type="float" office:value="-0.000003775" calcext:value-type="float">
            <text:p>-3.775E-06</text:p>
          </table:table-cell>
          <table:table-cell office:value-type="float" office:value="0.000040836" calcext:value-type="float">
            <text:p>4.0836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27132" calcext:value-type="float">
            <text:p>2.7132E-05</text:p>
          </table:table-cell>
          <table:table-cell/>
          <table:table-cell office:value-type="float" office:value="24.369248186" calcext:value-type="float">
            <text:p>24.369248186</text:p>
          </table:table-cell>
          <table:table-cell office:value-type="float" office:value="24.366766132" calcext:value-type="float">
            <text:p>24.366766132</text:p>
          </table:table-cell>
          <table:table-cell office:value-type="float" office:value="24.367867785" calcext:value-type="float">
            <text:p>24.367867785</text:p>
          </table:table-cell>
          <table:table-cell office:value-type="float" office:value="25.349544618" calcext:value-type="float">
            <text:p>25.349544618</text:p>
          </table:table-cell>
          <table:table-cell office:value-type="float" office:value="24.367529389" calcext:value-type="float">
            <text:p>24.367529389</text:p>
          </table:table-cell>
          <table:table-cell/>
          <table:table-cell office:value-type="float" office:value="0.002452014" calcext:value-type="float">
            <text:p>0.002452014</text:p>
          </table:table-cell>
          <table:table-cell office:value-type="float" office:value="-0.000095701" calcext:value-type="float">
            <text:p>-9.5701E-05</text:p>
          </table:table-cell>
          <table:table-cell office:value-type="float" office:value="0.001035068" calcext:value-type="float">
            <text:p>0.0010350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687712" calcext:value-type="float">
            <text:p>0.000687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2-02 23:10:03</text:p>
          </table:table-cell>
          <table:table-cell office:value-type="float" office:value="24.37191" calcext:value-type="float">
            <text:p>24.37191</text:p>
          </table:table-cell>
          <table:table-cell office:value-type="string" calcext:value-type="string">
            <text:p><text:s/></text:p>
          </table:table-cell>
          <table:table-cell office:value-type="float" office:value="0.138615386" calcext:value-type="float">
            <text:p>0.138615386</text:p>
          </table:table-cell>
          <table:table-cell office:value-type="float" office:value="0.131582633" calcext:value-type="float">
            <text:p>0.131582633</text:p>
          </table:table-cell>
          <table:table-cell office:value-type="float" office:value="0.132693068" calcext:value-type="float">
            <text:p>0.132693068</text:p>
          </table:table-cell>
          <table:table-cell office:value-type="float" office:value="5" calcext:value-type="float">
            <text:p>5</text:p>
          </table:table-cell>
          <table:table-cell office:value-type="float" office:value="0.128116623" calcext:value-type="float">
            <text:p>0.128116623</text:p>
          </table:table-cell>
          <table:table-cell/>
          <table:table-cell office:value-type="float" office:value="0.001132479" calcext:value-type="float">
            <text:p>0.001132479</text:p>
          </table:table-cell>
          <table:table-cell office:value-type="float" office:value="0.001075022" calcext:value-type="float">
            <text:p>0.001075022</text:p>
          </table:table-cell>
          <table:table-cell office:value-type="float" office:value="0.001084094" calcext:value-type="float">
            <text:p>0.0010840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46704" calcext:value-type="float">
            <text:p>0.001046704</text:p>
          </table:table-cell>
          <table:table-cell/>
          <table:table-cell office:value-type="float" office:value="0.000093876" calcext:value-type="float">
            <text:p>9.3876E-05</text:p>
          </table:table-cell>
          <table:table-cell office:value-type="float" office:value="0.000036419" calcext:value-type="float">
            <text:p>3.6419E-05</text:p>
          </table:table-cell>
          <table:table-cell office:value-type="float" office:value="0.000045491" calcext:value-type="float">
            <text:p>4.549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08102" calcext:value-type="float">
            <text:p>8.102E-06</text:p>
          </table:table-cell>
          <table:table-cell/>
          <table:table-cell office:value-type="float" office:value="24.374231556" calcext:value-type="float">
            <text:p>24.374231556</text:p>
          </table:table-cell>
          <table:table-cell office:value-type="float" office:value="24.37281268" calcext:value-type="float">
            <text:p>24.37281268</text:p>
          </table:table-cell>
          <table:table-cell office:value-type="float" office:value="24.373036713" calcext:value-type="float">
            <text:p>24.373036713</text:p>
          </table:table-cell>
          <table:table-cell office:value-type="float" office:value="25.354594119" calcext:value-type="float">
            <text:p>25.354594119</text:p>
          </table:table-cell>
          <table:table-cell office:value-type="float" office:value="24.372113403" calcext:value-type="float">
            <text:p>24.372113403</text:p>
          </table:table-cell>
          <table:table-cell/>
          <table:table-cell office:value-type="float" office:value="0.002379556" calcext:value-type="float">
            <text:p>0.002379556</text:p>
          </table:table-cell>
          <table:table-cell office:value-type="float" office:value="0.000923109" calcext:value-type="float">
            <text:p>0.000923109</text:p>
          </table:table-cell>
          <table:table-cell office:value-type="float" office:value="0.001153075" calcext:value-type="float">
            <text:p>0.0011530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205315" calcext:value-type="float">
            <text:p>0.000205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2-02 23:10:04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0.13886215" calcext:value-type="float">
            <text:p>0.13886215</text:p>
          </table:table-cell>
          <table:table-cell office:value-type="float" office:value="0.136266367" calcext:value-type="float">
            <text:p>0.136266367</text:p>
          </table:table-cell>
          <table:table-cell office:value-type="float" office:value="0.132725255" calcext:value-type="float">
            <text:p>0.132725255</text:p>
          </table:table-cell>
          <table:table-cell office:value-type="float" office:value="5" calcext:value-type="float">
            <text:p>5</text:p>
          </table:table-cell>
          <table:table-cell office:value-type="float" office:value="0.128470675" calcext:value-type="float">
            <text:p>0.128470675</text:p>
          </table:table-cell>
          <table:table-cell/>
          <table:table-cell office:value-type="float" office:value="0.001134495" calcext:value-type="float">
            <text:p>0.001134495</text:p>
          </table:table-cell>
          <table:table-cell office:value-type="float" office:value="0.001113287" calcext:value-type="float">
            <text:p>0.001113287</text:p>
          </table:table-cell>
          <table:table-cell office:value-type="float" office:value="0.001084357" calcext:value-type="float">
            <text:p>0.0010843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49597" calcext:value-type="float">
            <text:p>0.001049597</text:p>
          </table:table-cell>
          <table:table-cell/>
          <table:table-cell office:value-type="float" office:value="0.000095892" calcext:value-type="float">
            <text:p>9.5892E-05</text:p>
          </table:table-cell>
          <table:table-cell office:value-type="float" office:value="0.000074685" calcext:value-type="float">
            <text:p>7.4685E-05</text:p>
          </table:table-cell>
          <table:table-cell office:value-type="float" office:value="0.000045754" calcext:value-type="float">
            <text:p>4.5754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10994" calcext:value-type="float">
            <text:p>1.0994E-05</text:p>
          </table:table-cell>
          <table:table-cell/>
          <table:table-cell office:value-type="float" office:value="24.379335301" calcext:value-type="float">
            <text:p>24.379335301</text:p>
          </table:table-cell>
          <table:table-cell office:value-type="float" office:value="24.378811597" calcext:value-type="float">
            <text:p>24.378811597</text:p>
          </table:table-cell>
          <table:table-cell office:value-type="float" office:value="24.378097172" calcext:value-type="float">
            <text:p>24.378097172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377238803" calcext:value-type="float">
            <text:p>24.377238803</text:p>
          </table:table-cell>
          <table:table-cell/>
          <table:table-cell office:value-type="float" office:value="0.002430659" calcext:value-type="float">
            <text:p>0.002430659</text:p>
          </table:table-cell>
          <table:table-cell office:value-type="float" office:value="0.001893087" calcext:value-type="float">
            <text:p>0.001893087</text:p>
          </table:table-cell>
          <table:table-cell office:value-type="float" office:value="0.00115974" calcext:value-type="float">
            <text:p>0.001159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278638" calcext:value-type="float">
            <text:p>0.000278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2-02 23:10:06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0.138820426" calcext:value-type="float">
            <text:p>0.138820426</text:p>
          </table:table-cell>
          <table:table-cell office:value-type="float" office:value="0.134309546" calcext:value-type="float">
            <text:p>0.134309546</text:p>
          </table:table-cell>
          <table:table-cell office:value-type="float" office:value="0.13254346" calcext:value-type="float">
            <text:p>0.13254346</text:p>
          </table:table-cell>
          <table:table-cell office:value-type="float" office:value="5" calcext:value-type="float">
            <text:p>5</text:p>
          </table:table-cell>
          <table:table-cell office:value-type="float" office:value="0.129422561" calcext:value-type="float">
            <text:p>0.129422561</text:p>
          </table:table-cell>
          <table:table-cell/>
          <table:table-cell office:value-type="float" office:value="0.001134154" calcext:value-type="float">
            <text:p>0.001134154</text:p>
          </table:table-cell>
          <table:table-cell office:value-type="float" office:value="0.0010973" calcext:value-type="float">
            <text:p>0.0010973</text:p>
          </table:table-cell>
          <table:table-cell office:value-type="float" office:value="0.001082871" calcext:value-type="float">
            <text:p>0.0010828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57374" calcext:value-type="float">
            <text:p>0.001057374</text:p>
          </table:table-cell>
          <table:table-cell/>
          <table:table-cell office:value-type="float" office:value="0.000095551" calcext:value-type="float">
            <text:p>9.5551E-05</text:p>
          </table:table-cell>
          <table:table-cell office:value-type="float" office:value="0.000058697" calcext:value-type="float">
            <text:p>5.8697E-05</text:p>
          </table:table-cell>
          <table:table-cell office:value-type="float" office:value="0.000044269" calcext:value-type="float">
            <text:p>4.4269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18771" calcext:value-type="float">
            <text:p>1.8771E-05</text:p>
          </table:table-cell>
          <table:table-cell/>
          <table:table-cell office:value-type="float" office:value="24.379326883" calcext:value-type="float">
            <text:p>24.379326883</text:p>
          </table:table-cell>
          <table:table-cell office:value-type="float" office:value="24.378416806" calcext:value-type="float">
            <text:p>24.378416806</text:p>
          </table:table-cell>
          <table:table-cell office:value-type="float" office:value="24.378060495" calcext:value-type="float">
            <text:p>24.378060495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377430848" calcext:value-type="float">
            <text:p>24.377430848</text:p>
          </table:table-cell>
          <table:table-cell/>
          <table:table-cell office:value-type="float" office:value="0.002422019" calcext:value-type="float">
            <text:p>0.002422019</text:p>
          </table:table-cell>
          <table:table-cell office:value-type="float" office:value="0.001487839" calcext:value-type="float">
            <text:p>0.001487839</text:p>
          </table:table-cell>
          <table:table-cell office:value-type="float" office:value="0.001122092" calcext:value-type="float">
            <text:p>0.0011220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475769" calcext:value-type="float">
            <text:p>0.000475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2-02 23:10:07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0.180470369" calcext:value-type="float">
            <text:p>0.180470369</text:p>
          </table:table-cell>
          <table:table-cell office:value-type="float" office:value="0.131126062" calcext:value-type="float">
            <text:p>0.131126062</text:p>
          </table:table-cell>
          <table:table-cell office:value-type="float" office:value="0.132298485" calcext:value-type="float">
            <text:p>0.132298485</text:p>
          </table:table-cell>
          <table:table-cell office:value-type="float" office:value="5" calcext:value-type="float">
            <text:p>5</text:p>
          </table:table-cell>
          <table:table-cell office:value-type="float" office:value="0.130115763" calcext:value-type="float">
            <text:p>0.130115763</text:p>
          </table:table-cell>
          <table:table-cell/>
          <table:table-cell office:value-type="float" office:value="0.001474431" calcext:value-type="float">
            <text:p>0.001474431</text:p>
          </table:table-cell>
          <table:table-cell office:value-type="float" office:value="0.001071291" calcext:value-type="float">
            <text:p>0.001071291</text:p>
          </table:table-cell>
          <table:table-cell office:value-type="float" office:value="0.00108087" calcext:value-type="float">
            <text:p>0.001080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63037" calcext:value-type="float">
            <text:p>0.001063037</text:p>
          </table:table-cell>
          <table:table-cell/>
          <table:table-cell office:value-type="float" office:value="0.000435828" calcext:value-type="float">
            <text:p>0.000435828</text:p>
          </table:table-cell>
          <table:table-cell office:value-type="float" office:value="0.000032689" calcext:value-type="float">
            <text:p>3.2689E-05</text:p>
          </table:table-cell>
          <table:table-cell office:value-type="float" office:value="0.000042267" calcext:value-type="float">
            <text:p>4.226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24435" calcext:value-type="float">
            <text:p>2.4435E-05</text:p>
          </table:table-cell>
          <table:table-cell/>
          <table:table-cell office:value-type="float" office:value="24.387729791" calcext:value-type="float">
            <text:p>24.387729791</text:p>
          </table:table-cell>
          <table:table-cell office:value-type="float" office:value="24.377774532" calcext:value-type="float">
            <text:p>24.377774532</text:p>
          </table:table-cell>
          <table:table-cell office:value-type="float" office:value="24.378011071" calcext:value-type="float">
            <text:p>24.378011071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377570702" calcext:value-type="float">
            <text:p>24.377570702</text:p>
          </table:table-cell>
          <table:table-cell/>
          <table:table-cell office:value-type="float" office:value="0.011047453" calcext:value-type="float">
            <text:p>0.011047453</text:p>
          </table:table-cell>
          <table:table-cell office:value-type="float" office:value="0.000828555" calcext:value-type="float">
            <text:p>0.000828555</text:p>
          </table:table-cell>
          <table:table-cell office:value-type="float" office:value="0.001071359" calcext:value-type="float">
            <text:p>0.0010713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619328" calcext:value-type="float">
            <text:p>0.000619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2-02 23:10:08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0.27098957" calcext:value-type="float">
            <text:p>0.27098957</text:p>
          </table:table-cell>
          <table:table-cell office:value-type="float" office:value="0.123990193" calcext:value-type="float">
            <text:p>0.123990193</text:p>
          </table:table-cell>
          <table:table-cell office:value-type="float" office:value="0.132256166" calcext:value-type="float">
            <text:p>0.132256166</text:p>
          </table:table-cell>
          <table:table-cell office:value-type="float" office:value="5" calcext:value-type="float">
            <text:p>5</text:p>
          </table:table-cell>
          <table:table-cell office:value-type="float" office:value="0.13189973" calcext:value-type="float">
            <text:p>0.13189973</text:p>
          </table:table-cell>
          <table:table-cell/>
          <table:table-cell office:value-type="float" office:value="0.002213967" calcext:value-type="float">
            <text:p>0.002213967</text:p>
          </table:table-cell>
          <table:table-cell office:value-type="float" office:value="0.001012992" calcext:value-type="float">
            <text:p>0.001012992</text:p>
          </table:table-cell>
          <table:table-cell office:value-type="float" office:value="0.001080524" calcext:value-type="float">
            <text:p>0.0010805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77612" calcext:value-type="float">
            <text:p>0.001077612</text:p>
          </table:table-cell>
          <table:table-cell/>
          <table:table-cell office:value-type="float" office:value="0.001175364" calcext:value-type="float">
            <text:p>0.001175364</text:p>
          </table:table-cell>
          <table:table-cell office:value-type="float" office:value="-0.000025611" calcext:value-type="float">
            <text:p>-2.5611E-05</text:p>
          </table:table-cell>
          <table:table-cell office:value-type="float" office:value="0.000041921" calcext:value-type="float">
            <text:p>4.1921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39009" calcext:value-type="float">
            <text:p>3.9009E-05</text:p>
          </table:table-cell>
          <table:table-cell/>
          <table:table-cell office:value-type="float" office:value="24.411045727" calcext:value-type="float">
            <text:p>24.411045727</text:p>
          </table:table-cell>
          <table:table-cell office:value-type="float" office:value="24.38138883" calcext:value-type="float">
            <text:p>24.38138883</text:p>
          </table:table-cell>
          <table:table-cell office:value-type="float" office:value="24.383056498" calcext:value-type="float">
            <text:p>24.383056498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382984587" calcext:value-type="float">
            <text:p>24.382984587</text:p>
          </table:table-cell>
          <table:table-cell/>
          <table:table-cell office:value-type="float" office:value="0.029793076" calcext:value-type="float">
            <text:p>0.029793076</text:p>
          </table:table-cell>
          <table:table-cell office:value-type="float" office:value="-0.000649199" calcext:value-type="float">
            <text:p>-0.000649199</text:p>
          </table:table-cell>
          <table:table-cell office:value-type="float" office:value="0.001062594" calcext:value-type="float">
            <text:p>0.0010625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0988778" calcext:value-type="float">
            <text:p>0.000988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2-02 23:10:09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0.260692866" calcext:value-type="float">
            <text:p>0.260692866</text:p>
          </table:table-cell>
          <table:table-cell office:value-type="float" office:value="0.127775088" calcext:value-type="float">
            <text:p>0.127775088</text:p>
          </table:table-cell>
          <table:table-cell office:value-type="float" office:value="0.133028046" calcext:value-type="float">
            <text:p>0.133028046</text:p>
          </table:table-cell>
          <table:table-cell office:value-type="float" office:value="5" calcext:value-type="float">
            <text:p>5</text:p>
          </table:table-cell>
          <table:table-cell office:value-type="float" office:value="0.13453068" calcext:value-type="float">
            <text:p>0.13453068</text:p>
          </table:table-cell>
          <table:table-cell/>
          <table:table-cell office:value-type="float" office:value="0.002129844" calcext:value-type="float">
            <text:p>0.002129844</text:p>
          </table:table-cell>
          <table:table-cell office:value-type="float" office:value="0.001043914" calcext:value-type="float">
            <text:p>0.001043914</text:p>
          </table:table-cell>
          <table:table-cell office:value-type="float" office:value="0.00108683" calcext:value-type="float">
            <text:p>0.001086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099107" calcext:value-type="float">
            <text:p>0.001099107</text:p>
          </table:table-cell>
          <table:table-cell/>
          <table:table-cell office:value-type="float" office:value="0.001091241" calcext:value-type="float">
            <text:p>0.001091241</text:p>
          </table:table-cell>
          <table:table-cell office:value-type="float" office:value="0.000005311" calcext:value-type="float">
            <text:p>5.311E-06</text:p>
          </table:table-cell>
          <table:table-cell office:value-type="float" office:value="0.000048228" calcext:value-type="float">
            <text:p>4.8228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60504" calcext:value-type="float">
            <text:p>6.0504E-05</text:p>
          </table:table-cell>
          <table:table-cell/>
          <table:table-cell office:value-type="float" office:value="24.403914562" calcext:value-type="float">
            <text:p>24.403914562</text:p>
          </table:table-cell>
          <table:table-cell office:value-type="float" office:value="24.377098467" calcext:value-type="float">
            <text:p>24.377098467</text:p>
          </table:table-cell>
          <table:table-cell office:value-type="float" office:value="24.378158261" calcext:value-type="float">
            <text:p>24.378158261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37846142" calcext:value-type="float">
            <text:p>24.37846142</text:p>
          </table:table-cell>
          <table:table-cell/>
          <table:table-cell office:value-type="float" office:value="0.027660754" calcext:value-type="float">
            <text:p>0.027660754</text:p>
          </table:table-cell>
          <table:table-cell office:value-type="float" office:value="0.000134585" calcext:value-type="float">
            <text:p>0.000134585</text:p>
          </table:table-cell>
          <table:table-cell office:value-type="float" office:value="0.001222447" calcext:value-type="float">
            <text:p>0.0012224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1533635" calcext:value-type="float">
            <text:p>0.0015336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2-02 23:10:11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0.229766396" calcext:value-type="float">
            <text:p>0.229766396</text:p>
          </table:table-cell>
          <table:table-cell office:value-type="float" office:value="0.129224673" calcext:value-type="float">
            <text:p>0.129224673</text:p>
          </table:table-cell>
          <table:table-cell office:value-type="float" office:value="0.134930031" calcext:value-type="float">
            <text:p>0.134930031</text:p>
          </table:table-cell>
          <table:table-cell office:value-type="float" office:value="5" calcext:value-type="float">
            <text:p>5</text:p>
          </table:table-cell>
          <table:table-cell office:value-type="float" office:value="0.136898772" calcext:value-type="float">
            <text:p>0.136898772</text:p>
          </table:table-cell>
          <table:table-cell/>
          <table:table-cell office:value-type="float" office:value="0.001877176" calcext:value-type="float">
            <text:p>0.001877176</text:p>
          </table:table-cell>
          <table:table-cell office:value-type="float" office:value="0.001055757" calcext:value-type="float">
            <text:p>0.001055757</text:p>
          </table:table-cell>
          <table:table-cell office:value-type="float" office:value="0.00110237" calcext:value-type="float">
            <text:p>0.001102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118454" calcext:value-type="float">
            <text:p>0.001118454</text:p>
          </table:table-cell>
          <table:table-cell/>
          <table:table-cell office:value-type="float" office:value="0.000838574" calcext:value-type="float">
            <text:p>0.000838574</text:p>
          </table:table-cell>
          <table:table-cell office:value-type="float" office:value="0.000017154" calcext:value-type="float">
            <text:p>1.7154E-05</text:p>
          </table:table-cell>
          <table:table-cell office:value-type="float" office:value="0.000063767" calcext:value-type="float">
            <text:p>6.3767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079851" calcext:value-type="float">
            <text:p>7.9851E-05</text:p>
          </table:table-cell>
          <table:table-cell/>
          <table:table-cell office:value-type="float" office:value="24.402729096" calcext:value-type="float">
            <text:p>24.402729096</text:p>
          </table:table-cell>
          <table:table-cell office:value-type="float" office:value="24.382444892" calcext:value-type="float">
            <text:p>24.382444892</text:p>
          </table:table-cell>
          <table:table-cell office:value-type="float" office:value="24.383595953" calcext:value-type="float">
            <text:p>24.383595953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383993148" calcext:value-type="float">
            <text:p>24.383993148</text:p>
          </table:table-cell>
          <table:table-cell/>
          <table:table-cell office:value-type="float" office:value="0.021256222" calcext:value-type="float">
            <text:p>0.021256222</text:p>
          </table:table-cell>
          <table:table-cell office:value-type="float" office:value="0.000434787" calcext:value-type="float">
            <text:p>0.000434787</text:p>
          </table:table-cell>
          <table:table-cell office:value-type="float" office:value="0.001616338" calcext:value-type="float">
            <text:p>0.0016163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2024054" calcext:value-type="float">
            <text:p>0.0020240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2-02 23:10:12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0.221739438" calcext:value-type="float">
            <text:p>0.221739438</text:p>
          </table:table-cell>
          <table:table-cell office:value-type="float" office:value="0.13108255" calcext:value-type="float">
            <text:p>0.13108255</text:p>
          </table:table-cell>
          <table:table-cell office:value-type="float" office:value="0.137522833" calcext:value-type="float">
            <text:p>0.137522833</text:p>
          </table:table-cell>
          <table:table-cell office:value-type="float" office:value="5" calcext:value-type="float">
            <text:p>5</text:p>
          </table:table-cell>
          <table:table-cell office:value-type="float" office:value="0.13991894" calcext:value-type="float">
            <text:p>0.13991894</text:p>
          </table:table-cell>
          <table:table-cell/>
          <table:table-cell office:value-type="float" office:value="0.001811597" calcext:value-type="float">
            <text:p>0.001811597</text:p>
          </table:table-cell>
          <table:table-cell office:value-type="float" office:value="0.001070936" calcext:value-type="float">
            <text:p>0.001070936</text:p>
          </table:table-cell>
          <table:table-cell office:value-type="float" office:value="0.001123553" calcext:value-type="float">
            <text:p>0.0011235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143129" calcext:value-type="float">
            <text:p>0.001143129</text:p>
          </table:table-cell>
          <table:table-cell/>
          <table:table-cell office:value-type="float" office:value="0.000772994" calcext:value-type="float">
            <text:p>0.000772994</text:p>
          </table:table-cell>
          <table:table-cell office:value-type="float" office:value="0.000032333" calcext:value-type="float">
            <text:p>3.2333E-05</text:p>
          </table:table-cell>
          <table:table-cell office:value-type="float" office:value="0.00008495" calcext:value-type="float">
            <text:p>8.495E-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104526" calcext:value-type="float">
            <text:p>0.000104526</text:p>
          </table:table-cell>
          <table:table-cell/>
          <table:table-cell office:value-type="float" office:value="24.406163562" calcext:value-type="float">
            <text:p>24.406163562</text:p>
          </table:table-cell>
          <table:table-cell office:value-type="float" office:value="24.387873688" calcext:value-type="float">
            <text:p>24.387873688</text:p>
          </table:table-cell>
          <table:table-cell office:value-type="float" office:value="24.389173014" calcext:value-type="float">
            <text:p>24.389173014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389656428" calcext:value-type="float">
            <text:p>24.389656428</text:p>
          </table:table-cell>
          <table:table-cell/>
          <table:table-cell office:value-type="float" office:value="0.019593919" calcext:value-type="float">
            <text:p>0.019593919</text:p>
          </table:table-cell>
          <table:table-cell office:value-type="float" office:value="0.000819544" calcext:value-type="float">
            <text:p>0.000819544</text:p>
          </table:table-cell>
          <table:table-cell office:value-type="float" office:value="0.002153294" calcext:value-type="float">
            <text:p>0.0021532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2649515" calcext:value-type="float">
            <text:p>0.002649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2-02 23:10:13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0.273086461" calcext:value-type="float">
            <text:p>0.273086461</text:p>
          </table:table-cell>
          <table:table-cell office:value-type="float" office:value="0.130708233" calcext:value-type="float">
            <text:p>0.130708233</text:p>
          </table:table-cell>
          <table:table-cell office:value-type="float" office:value="0.140463727" calcext:value-type="float">
            <text:p>0.140463727</text:p>
          </table:table-cell>
          <table:table-cell office:value-type="float" office:value="5" calcext:value-type="float">
            <text:p>5</text:p>
          </table:table-cell>
          <table:table-cell office:value-type="float" office:value="0.139423029" calcext:value-type="float">
            <text:p>0.139423029</text:p>
          </table:table-cell>
          <table:table-cell/>
          <table:table-cell office:value-type="float" office:value="0.002231099" calcext:value-type="float">
            <text:p>0.002231099</text:p>
          </table:table-cell>
          <table:table-cell office:value-type="float" office:value="0.001067878" calcext:value-type="float">
            <text:p>0.001067878</text:p>
          </table:table-cell>
          <table:table-cell office:value-type="float" office:value="0.001147579" calcext:value-type="float">
            <text:p>0.0011475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139077" calcext:value-type="float">
            <text:p>0.001139077</text:p>
          </table:table-cell>
          <table:table-cell/>
          <table:table-cell office:value-type="float" office:value="0.001192496" calcext:value-type="float">
            <text:p>0.001192496</text:p>
          </table:table-cell>
          <table:table-cell office:value-type="float" office:value="0.000029275" calcext:value-type="float">
            <text:p>2.9275E-05</text:p>
          </table:table-cell>
          <table:table-cell office:value-type="float" office:value="0.000108977" calcext:value-type="float">
            <text:p>0.00010897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100474" calcext:value-type="float">
            <text:p>0.000100474</text:p>
          </table:table-cell>
          <table:table-cell/>
          <table:table-cell office:value-type="float" office:value="24.411468766" calcext:value-type="float">
            <text:p>24.411468766</text:p>
          </table:table-cell>
          <table:table-cell office:value-type="float" office:value="24.382744202" calcext:value-type="float">
            <text:p>24.382744202</text:p>
          </table:table-cell>
          <table:table-cell office:value-type="float" office:value="24.38471238" calcext:value-type="float">
            <text:p>24.38471238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384502418" calcext:value-type="float">
            <text:p>24.384502418</text:p>
          </table:table-cell>
          <table:table-cell/>
          <table:table-cell office:value-type="float" office:value="0.030227316" calcext:value-type="float">
            <text:p>0.030227316</text:p>
          </table:table-cell>
          <table:table-cell office:value-type="float" office:value="0.000742025" calcext:value-type="float">
            <text:p>0.000742025</text:p>
          </table:table-cell>
          <table:table-cell office:value-type="float" office:value="0.002762337" calcext:value-type="float">
            <text:p>0.0027623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2546815" calcext:value-type="float">
            <text:p>0.0025468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2-02 23:10:14</text:p>
          </table:table-cell>
          <table:table-cell office:value-type="float" office:value="24.39213" calcext:value-type="float">
            <text:p>24.39213</text:p>
          </table:table-cell>
          <table:table-cell office:value-type="string" calcext:value-type="string">
            <text:p><text:s/></text:p>
          </table:table-cell>
          <table:table-cell office:value-type="float" office:value="0.302159226" calcext:value-type="float">
            <text:p>0.302159226</text:p>
          </table:table-cell>
          <table:table-cell office:value-type="float" office:value="0.131258384" calcext:value-type="float">
            <text:p>0.131258384</text:p>
          </table:table-cell>
          <table:table-cell office:value-type="float" office:value="0.143320578" calcext:value-type="float">
            <text:p>0.143320578</text:p>
          </table:table-cell>
          <table:table-cell office:value-type="float" office:value="5" calcext:value-type="float">
            <text:p>5</text:p>
          </table:table-cell>
          <table:table-cell office:value-type="float" office:value="0.197286629" calcext:value-type="float">
            <text:p>0.197286629</text:p>
          </table:table-cell>
          <table:table-cell/>
          <table:table-cell office:value-type="float" office:value="0.002468621" calcext:value-type="float">
            <text:p>0.002468621</text:p>
          </table:table-cell>
          <table:table-cell office:value-type="float" office:value="0.001072372" calcext:value-type="float">
            <text:p>0.001072372</text:p>
          </table:table-cell>
          <table:table-cell office:value-type="float" office:value="0.00117092" calcext:value-type="float">
            <text:p>0.001170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611819" calcext:value-type="float">
            <text:p>0.001611819</text:p>
          </table:table-cell>
          <table:table-cell/>
          <table:table-cell office:value-type="float" office:value="0.001430018" calcext:value-type="float">
            <text:p>0.001430018</text:p>
          </table:table-cell>
          <table:table-cell office:value-type="float" office:value="0.00003377" calcext:value-type="float">
            <text:p>3.377E-05</text:p>
          </table:table-cell>
          <table:table-cell office:value-type="float" office:value="0.000132317" calcext:value-type="float">
            <text:p>0.0001323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573216" calcext:value-type="float">
            <text:p>0.000573216</text:p>
          </table:table-cell>
          <table:table-cell/>
          <table:table-cell office:value-type="float" office:value="24.427441674" calcext:value-type="float">
            <text:p>24.427441674</text:p>
          </table:table-cell>
          <table:table-cell office:value-type="float" office:value="24.39296313" calcext:value-type="float">
            <text:p>24.39296313</text:p>
          </table:table-cell>
          <table:table-cell office:value-type="float" office:value="24.395396663" calcext:value-type="float">
            <text:p>24.395396663</text:p>
          </table:table-cell>
          <table:table-cell office:value-type="float" office:value="25.374792129" calcext:value-type="float">
            <text:p>25.374792129</text:p>
          </table:table-cell>
          <table:table-cell office:value-type="float" office:value="24.406284185" calcext:value-type="float">
            <text:p>24.406284185</text:p>
          </table:table-cell>
          <table:table-cell/>
          <table:table-cell office:value-type="float" office:value="0.036247901" calcext:value-type="float">
            <text:p>0.036247901</text:p>
          </table:table-cell>
          <table:table-cell office:value-type="float" office:value="0.000855959" calcext:value-type="float">
            <text:p>0.000855959</text:p>
          </table:table-cell>
          <table:table-cell office:value-type="float" office:value="0.003353975" calcext:value-type="float">
            <text:p>0.0033539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14529965" calcext:value-type="float">
            <text:p>0.0145299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2-02 23:10:16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354555291" calcext:value-type="float">
            <text:p>0.354555291</text:p>
          </table:table-cell>
          <table:table-cell office:value-type="float" office:value="0.13227524" calcext:value-type="float">
            <text:p>0.13227524</text:p>
          </table:table-cell>
          <table:table-cell office:value-type="float" office:value="0.143327134" calcext:value-type="float">
            <text:p>0.143327134</text:p>
          </table:table-cell>
          <table:table-cell office:value-type="float" office:value="5" calcext:value-type="float">
            <text:p>5</text:p>
          </table:table-cell>
          <table:table-cell office:value-type="float" office:value="0.158322472" calcext:value-type="float">
            <text:p>0.158322472</text:p>
          </table:table-cell>
          <table:table-cell/>
          <table:table-cell office:value-type="float" office:value="0.002896694" calcext:value-type="float">
            <text:p>0.002896694</text:p>
          </table:table-cell>
          <table:table-cell office:value-type="float" office:value="0.00108068" calcext:value-type="float">
            <text:p>0.00108068</text:p>
          </table:table-cell>
          <table:table-cell office:value-type="float" office:value="0.001170973" calcext:value-type="float">
            <text:p>0.0011709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293484" calcext:value-type="float">
            <text:p>0.001293484</text:p>
          </table:table-cell>
          <table:table-cell/>
          <table:table-cell office:value-type="float" office:value="0.001858091" calcext:value-type="float">
            <text:p>0.001858091</text:p>
          </table:table-cell>
          <table:table-cell office:value-type="float" office:value="0.000042077" calcext:value-type="float">
            <text:p>4.2077E-05</text:p>
          </table:table-cell>
          <table:table-cell office:value-type="float" office:value="0.000132371" calcext:value-type="float">
            <text:p>0.00013237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254882" calcext:value-type="float">
            <text:p>0.000254882</text:p>
          </table:table-cell>
          <table:table-cell/>
          <table:table-cell office:value-type="float" office:value="24.44306591" calcext:value-type="float">
            <text:p>24.44306591</text:p>
          </table:table-cell>
          <table:table-cell office:value-type="float" office:value="24.398222246" calcext:value-type="float">
            <text:p>24.398222246</text:p>
          </table:table-cell>
          <table:table-cell office:value-type="float" office:value="24.400451942" calcext:value-type="float">
            <text:p>24.400451942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03477213" calcext:value-type="float">
            <text:p>24.403477213</text:p>
          </table:table-cell>
          <table:table-cell/>
          <table:table-cell office:value-type="float" office:value="0.047098318" calcext:value-type="float">
            <text:p>0.047098318</text:p>
          </table:table-cell>
          <table:table-cell office:value-type="float" office:value="0.001066544" calcext:value-type="float">
            <text:p>0.001066544</text:p>
          </table:table-cell>
          <table:table-cell office:value-type="float" office:value="0.003355333" calcext:value-type="float">
            <text:p>0.0033553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6460778" calcext:value-type="float">
            <text:p>0.006460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2-02 23:10:17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506922067" calcext:value-type="float">
            <text:p>0.506922067</text:p>
          </table:table-cell>
          <table:table-cell office:value-type="float" office:value="0.134032981" calcext:value-type="float">
            <text:p>0.134032981</text:p>
          </table:table-cell>
          <table:table-cell office:value-type="float" office:value="0.152775663" calcext:value-type="float">
            <text:p>0.152775663</text:p>
          </table:table-cell>
          <table:table-cell office:value-type="float" office:value="5" calcext:value-type="float">
            <text:p>5</text:p>
          </table:table-cell>
          <table:table-cell office:value-type="float" office:value="0.158537645" calcext:value-type="float">
            <text:p>0.158537645</text:p>
          </table:table-cell>
          <table:table-cell/>
          <table:table-cell office:value-type="float" office:value="0.00414152" calcext:value-type="float">
            <text:p>0.00414152</text:p>
          </table:table-cell>
          <table:table-cell office:value-type="float" office:value="0.001095041" calcext:value-type="float">
            <text:p>0.001095041</text:p>
          </table:table-cell>
          <table:table-cell office:value-type="float" office:value="0.001248167" calcext:value-type="float">
            <text:p>0.0012481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295242" calcext:value-type="float">
            <text:p>0.001295242</text:p>
          </table:table-cell>
          <table:table-cell/>
          <table:table-cell office:value-type="float" office:value="0.003102917" calcext:value-type="float">
            <text:p>0.003102917</text:p>
          </table:table-cell>
          <table:table-cell office:value-type="float" office:value="0.000056438" calcext:value-type="float">
            <text:p>5.6438E-05</text:p>
          </table:table-cell>
          <table:table-cell office:value-type="float" office:value="0.000209564" calcext:value-type="float">
            <text:p>0.00020956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256639" calcext:value-type="float">
            <text:p>0.000256639</text:p>
          </table:table-cell>
          <table:table-cell/>
          <table:table-cell office:value-type="float" office:value="24.473803939" calcext:value-type="float">
            <text:p>24.473803939</text:p>
          </table:table-cell>
          <table:table-cell office:value-type="float" office:value="24.398576867" calcext:value-type="float">
            <text:p>24.398576867</text:p>
          </table:table-cell>
          <table:table-cell office:value-type="float" office:value="24.40235816" calcext:value-type="float">
            <text:p>24.40235816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03520623" calcext:value-type="float">
            <text:p>24.403520623</text:p>
          </table:table-cell>
          <table:table-cell/>
          <table:table-cell office:value-type="float" office:value="0.0786503" calcext:value-type="float">
            <text:p>0.0786503</text:p>
          </table:table-cell>
          <table:table-cell office:value-type="float" office:value="0.001430564" calcext:value-type="float">
            <text:p>0.001430564</text:p>
          </table:table-cell>
          <table:table-cell office:value-type="float" office:value="0.005312068" calcext:value-type="float">
            <text:p>0.0053120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6505339" calcext:value-type="float">
            <text:p>0.0065053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2-02 23:10:18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555402107" calcext:value-type="float">
            <text:p>0.555402107</text:p>
          </table:table-cell>
          <table:table-cell office:value-type="float" office:value="0.134080664" calcext:value-type="float">
            <text:p>0.134080664</text:p>
          </table:table-cell>
          <table:table-cell office:value-type="float" office:value="0.160098095" calcext:value-type="float">
            <text:p>0.160098095</text:p>
          </table:table-cell>
          <table:table-cell office:value-type="float" office:value="5" calcext:value-type="float">
            <text:p>5</text:p>
          </table:table-cell>
          <table:table-cell office:value-type="float" office:value="0.166265984" calcext:value-type="float">
            <text:p>0.166265984</text:p>
          </table:table-cell>
          <table:table-cell/>
          <table:table-cell office:value-type="float" office:value="0.004537599" calcext:value-type="float">
            <text:p>0.004537599</text:p>
          </table:table-cell>
          <table:table-cell office:value-type="float" office:value="0.00109543" calcext:value-type="float">
            <text:p>0.00109543</text:p>
          </table:table-cell>
          <table:table-cell office:value-type="float" office:value="0.001307991" calcext:value-type="float">
            <text:p>0.0013079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358382" calcext:value-type="float">
            <text:p>0.001358382</text:p>
          </table:table-cell>
          <table:table-cell/>
          <table:table-cell office:value-type="float" office:value="0.003498996" calcext:value-type="float">
            <text:p>0.003498996</text:p>
          </table:table-cell>
          <table:table-cell office:value-type="float" office:value="0.000056828" calcext:value-type="float">
            <text:p>5.6828E-05</text:p>
          </table:table-cell>
          <table:table-cell office:value-type="float" office:value="0.000269388" calcext:value-type="float">
            <text:p>0.00026938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319779" calcext:value-type="float">
            <text:p>0.000319779</text:p>
          </table:table-cell>
          <table:table-cell/>
          <table:table-cell office:value-type="float" office:value="24.483583981" calcext:value-type="float">
            <text:p>24.483583981</text:p>
          </table:table-cell>
          <table:table-cell office:value-type="float" office:value="24.398586487" calcext:value-type="float">
            <text:p>24.398586487</text:p>
          </table:table-cell>
          <table:table-cell office:value-type="float" office:value="24.40383544" calcext:value-type="float">
            <text:p>24.40383544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05079792" calcext:value-type="float">
            <text:p>24.405079792</text:p>
          </table:table-cell>
          <table:table-cell/>
          <table:table-cell office:value-type="float" office:value="0.088689247" calcext:value-type="float">
            <text:p>0.088689247</text:p>
          </table:table-cell>
          <table:table-cell office:value-type="float" office:value="0.001440439" calcext:value-type="float">
            <text:p>0.001440439</text:p>
          </table:table-cell>
          <table:table-cell office:value-type="float" office:value="0.006828498" calcext:value-type="float">
            <text:p>0.0068284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8105827" calcext:value-type="float">
            <text:p>0.0081058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2-02 23:10:20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53258485" calcext:value-type="float">
            <text:p>0.53258485</text:p>
          </table:table-cell>
          <table:table-cell office:value-type="float" office:value="0.13441147" calcext:value-type="float">
            <text:p>0.13441147</text:p>
          </table:table-cell>
          <table:table-cell office:value-type="float" office:value="0.164057036" calcext:value-type="float">
            <text:p>0.164057036</text:p>
          </table:table-cell>
          <table:table-cell office:value-type="float" office:value="5" calcext:value-type="float">
            <text:p>5</text:p>
          </table:table-cell>
          <table:table-cell office:value-type="float" office:value="0.174776337" calcext:value-type="float">
            <text:p>0.174776337</text:p>
          </table:table-cell>
          <table:table-cell/>
          <table:table-cell office:value-type="float" office:value="0.004351183" calcext:value-type="float">
            <text:p>0.004351183</text:p>
          </table:table-cell>
          <table:table-cell office:value-type="float" office:value="0.001098133" calcext:value-type="float">
            <text:p>0.001098133</text:p>
          </table:table-cell>
          <table:table-cell office:value-type="float" office:value="0.001340335" calcext:value-type="float">
            <text:p>0.0013403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427911" calcext:value-type="float">
            <text:p>0.001427911</text:p>
          </table:table-cell>
          <table:table-cell/>
          <table:table-cell office:value-type="float" office:value="0.003312581" calcext:value-type="float">
            <text:p>0.003312581</text:p>
          </table:table-cell>
          <table:table-cell office:value-type="float" office:value="0.00005953" calcext:value-type="float">
            <text:p>5.953E-05</text:p>
          </table:table-cell>
          <table:table-cell office:value-type="float" office:value="0.000301733" calcext:value-type="float">
            <text:p>0.00030173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389309" calcext:value-type="float">
            <text:p>0.000389309</text:p>
          </table:table-cell>
          <table:table-cell/>
          <table:table-cell office:value-type="float" office:value="24.484034587" calcext:value-type="float">
            <text:p>24.484034587</text:p>
          </table:table-cell>
          <table:table-cell office:value-type="float" office:value="24.403707191" calcext:value-type="float">
            <text:p>24.403707191</text:p>
          </table:table-cell>
          <table:table-cell office:value-type="float" office:value="24.409688082" calcext:value-type="float">
            <text:p>24.409688082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11850656" calcext:value-type="float">
            <text:p>24.411850656</text:p>
          </table:table-cell>
          <table:table-cell/>
          <table:table-cell office:value-type="float" office:value="0.083964406" calcext:value-type="float">
            <text:p>0.083964406</text:p>
          </table:table-cell>
          <table:table-cell office:value-type="float" office:value="0.001508947" calcext:value-type="float">
            <text:p>0.001508947</text:p>
          </table:table-cell>
          <table:table-cell office:value-type="float" office:value="0.007648368" calcext:value-type="float">
            <text:p>0.0076483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9868261" calcext:value-type="float">
            <text:p>0.0098682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2-02 23:10:21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526560608" calcext:value-type="float">
            <text:p>0.526560608</text:p>
          </table:table-cell>
          <table:table-cell office:value-type="float" office:value="0.135475413" calcext:value-type="float">
            <text:p>0.135475413</text:p>
          </table:table-cell>
          <table:table-cell office:value-type="float" office:value="0.167765041" calcext:value-type="float">
            <text:p>0.167765041</text:p>
          </table:table-cell>
          <table:table-cell office:value-type="float" office:value="5" calcext:value-type="float">
            <text:p>5</text:p>
          </table:table-cell>
          <table:table-cell office:value-type="float" office:value="0.184677861" calcext:value-type="float">
            <text:p>0.184677861</text:p>
          </table:table-cell>
          <table:table-cell/>
          <table:table-cell office:value-type="float" office:value="0.004301966" calcext:value-type="float">
            <text:p>0.004301966</text:p>
          </table:table-cell>
          <table:table-cell office:value-type="float" office:value="0.001106825" calcext:value-type="float">
            <text:p>0.001106825</text:p>
          </table:table-cell>
          <table:table-cell office:value-type="float" office:value="0.001370629" calcext:value-type="float">
            <text:p>0.0013706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508806" calcext:value-type="float">
            <text:p>0.001508806</text:p>
          </table:table-cell>
          <table:table-cell/>
          <table:table-cell office:value-type="float" office:value="0.003263363" calcext:value-type="float">
            <text:p>0.003263363</text:p>
          </table:table-cell>
          <table:table-cell office:value-type="float" office:value="0.000068223" calcext:value-type="float">
            <text:p>6.8223E-05</text:p>
          </table:table-cell>
          <table:table-cell office:value-type="float" office:value="0.000332027" calcext:value-type="float">
            <text:p>0.0003320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470203" calcext:value-type="float">
            <text:p>0.000470203</text:p>
          </table:table-cell>
          <table:table-cell/>
          <table:table-cell office:value-type="float" office:value="24.482819301" calcext:value-type="float">
            <text:p>24.482819301</text:p>
          </table:table-cell>
          <table:table-cell office:value-type="float" office:value="24.403921839" calcext:value-type="float">
            <text:p>24.403921839</text:p>
          </table:table-cell>
          <table:table-cell office:value-type="float" office:value="24.410436157" calcext:value-type="float">
            <text:p>24.410436157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13848243" calcext:value-type="float">
            <text:p>24.413848243</text:p>
          </table:table-cell>
          <table:table-cell/>
          <table:table-cell office:value-type="float" office:value="0.082716942" calcext:value-type="float">
            <text:p>0.082716942</text:p>
          </table:table-cell>
          <table:table-cell office:value-type="float" office:value="0.001729284" calcext:value-type="float">
            <text:p>0.001729284</text:p>
          </table:table-cell>
          <table:table-cell office:value-type="float" office:value="0.008416271" calcext:value-type="float">
            <text:p>0.0084162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11918792" calcext:value-type="float">
            <text:p>0.0119187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2-02 23:10:22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0.489817916" calcext:value-type="float">
            <text:p>0.489817916</text:p>
          </table:table-cell>
          <table:table-cell office:value-type="float" office:value="0.140905397" calcext:value-type="float">
            <text:p>0.140905397</text:p>
          </table:table-cell>
          <table:table-cell office:value-type="float" office:value="0.174022934" calcext:value-type="float">
            <text:p>0.174022934</text:p>
          </table:table-cell>
          <table:table-cell office:value-type="float" office:value="5" calcext:value-type="float">
            <text:p>5</text:p>
          </table:table-cell>
          <table:table-cell office:value-type="float" office:value="0.1799983" calcext:value-type="float">
            <text:p>0.1799983</text:p>
          </table:table-cell>
          <table:table-cell/>
          <table:table-cell office:value-type="float" office:value="0.00400178" calcext:value-type="float">
            <text:p>0.00400178</text:p>
          </table:table-cell>
          <table:table-cell office:value-type="float" office:value="0.001151188" calcext:value-type="float">
            <text:p>0.001151188</text:p>
          </table:table-cell>
          <table:table-cell office:value-type="float" office:value="0.001421756" calcext:value-type="float">
            <text:p>0.0014217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470574" calcext:value-type="float">
            <text:p>0.001470574</text:p>
          </table:table-cell>
          <table:table-cell/>
          <table:table-cell office:value-type="float" office:value="0.002963178" calcext:value-type="float">
            <text:p>0.002963178</text:p>
          </table:table-cell>
          <table:table-cell office:value-type="float" office:value="0.000112585" calcext:value-type="float">
            <text:p>0.000112585</text:p>
          </table:table-cell>
          <table:table-cell office:value-type="float" office:value="0.000383153" calcext:value-type="float">
            <text:p>0.00038315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431972" calcext:value-type="float">
            <text:p>0.000431972</text:p>
          </table:table-cell>
          <table:table-cell/>
          <table:table-cell office:value-type="float" office:value="24.480460714" calcext:value-type="float">
            <text:p>24.480460714</text:p>
          </table:table-cell>
          <table:table-cell office:value-type="float" office:value="24.410071281" calcext:value-type="float">
            <text:p>24.410071281</text:p>
          </table:table-cell>
          <table:table-cell office:value-type="float" office:value="24.416752589" calcext:value-type="float">
            <text:p>24.416752589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17958086" calcext:value-type="float">
            <text:p>24.417958086</text:p>
          </table:table-cell>
          <table:table-cell/>
          <table:table-cell office:value-type="float" office:value="0.075108448" calcext:value-type="float">
            <text:p>0.075108448</text:p>
          </table:table-cell>
          <table:table-cell office:value-type="float" office:value="0.002853805" calcext:value-type="float">
            <text:p>0.002853805</text:p>
          </table:table-cell>
          <table:table-cell office:value-type="float" office:value="0.009712236" calcext:value-type="float">
            <text:p>0.0097122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10949691" calcext:value-type="float">
            <text:p>0.0109496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2-02 23:10:23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538691346" calcext:value-type="float">
            <text:p>0.538691346</text:p>
          </table:table-cell>
          <table:table-cell office:value-type="float" office:value="0.143708008" calcext:value-type="float">
            <text:p>0.143708008</text:p>
          </table:table-cell>
          <table:table-cell office:value-type="float" office:value="0.182415865" calcext:value-type="float">
            <text:p>0.182415865</text:p>
          </table:table-cell>
          <table:table-cell office:value-type="float" office:value="5" calcext:value-type="float">
            <text:p>5</text:p>
          </table:table-cell>
          <table:table-cell office:value-type="float" office:value="0.166127105" calcext:value-type="float">
            <text:p>0.166127105</text:p>
          </table:table-cell>
          <table:table-cell/>
          <table:table-cell office:value-type="float" office:value="0.004401073" calcext:value-type="float">
            <text:p>0.004401073</text:p>
          </table:table-cell>
          <table:table-cell office:value-type="float" office:value="0.001174085" calcext:value-type="float">
            <text:p>0.001174085</text:p>
          </table:table-cell>
          <table:table-cell office:value-type="float" office:value="0.001490326" calcext:value-type="float">
            <text:p>0.0014903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357248" calcext:value-type="float">
            <text:p>0.001357248</text:p>
          </table:table-cell>
          <table:table-cell/>
          <table:table-cell office:value-type="float" office:value="0.00336247" calcext:value-type="float">
            <text:p>0.00336247</text:p>
          </table:table-cell>
          <table:table-cell office:value-type="float" office:value="0.000135482" calcext:value-type="float">
            <text:p>0.000135482</text:p>
          </table:table-cell>
          <table:table-cell office:value-type="float" office:value="0.000451723" calcext:value-type="float">
            <text:p>0.00045172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318645" calcext:value-type="float">
            <text:p>0.000318645</text:p>
          </table:table-cell>
          <table:table-cell/>
          <table:table-cell office:value-type="float" office:value="24.485266464" calcext:value-type="float">
            <text:p>24.485266464</text:p>
          </table:table-cell>
          <table:table-cell office:value-type="float" office:value="24.405582739" calcext:value-type="float">
            <text:p>24.405582739</text:p>
          </table:table-cell>
          <table:table-cell office:value-type="float" office:value="24.413391896" calcext:value-type="float">
            <text:p>24.413391896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1010571" calcext:value-type="float">
            <text:p>24.41010571</text:p>
          </table:table-cell>
          <table:table-cell/>
          <table:table-cell office:value-type="float" office:value="0.0852289" calcext:value-type="float">
            <text:p>0.0852289</text:p>
          </table:table-cell>
          <table:table-cell office:value-type="float" office:value="0.00343421" calcext:value-type="float">
            <text:p>0.00343421</text:p>
          </table:table-cell>
          <table:table-cell office:value-type="float" office:value="0.01145035" calcext:value-type="float">
            <text:p>0.011450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08077066" calcext:value-type="float">
            <text:p>0.008077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2-02 23:10:25</text:p>
          </table:table-cell>
          <table:table-cell office:value-type="float" office:value="24.4174" calcext:value-type="float">
            <text:p>24.4174</text:p>
          </table:table-cell>
          <table:table-cell office:value-type="string" calcext:value-type="string">
            <text:p><text:s/></text:p>
          </table:table-cell>
          <table:table-cell office:value-type="float" office:value="0.548974341" calcext:value-type="float">
            <text:p>0.548974341</text:p>
          </table:table-cell>
          <table:table-cell office:value-type="float" office:value="0.146821159" calcext:value-type="float">
            <text:p>0.146821159</text:p>
          </table:table-cell>
          <table:table-cell office:value-type="float" office:value="0.190044664" calcext:value-type="float">
            <text:p>0.190044664</text:p>
          </table:table-cell>
          <table:table-cell office:value-type="float" office:value="5" calcext:value-type="float">
            <text:p>5</text:p>
          </table:table-cell>
          <table:table-cell office:value-type="float" office:value="0.204283023" calcext:value-type="float">
            <text:p>0.204283023</text:p>
          </table:table-cell>
          <table:table-cell/>
          <table:table-cell office:value-type="float" office:value="0.004485084" calcext:value-type="float">
            <text:p>0.004485084</text:p>
          </table:table-cell>
          <table:table-cell office:value-type="float" office:value="0.001199519" calcext:value-type="float">
            <text:p>0.001199519</text:p>
          </table:table-cell>
          <table:table-cell office:value-type="float" office:value="0.001552652" calcext:value-type="float">
            <text:p>0.0015526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668979" calcext:value-type="float">
            <text:p>0.001668979</text:p>
          </table:table-cell>
          <table:table-cell/>
          <table:table-cell office:value-type="float" office:value="0.003446482" calcext:value-type="float">
            <text:p>0.003446482</text:p>
          </table:table-cell>
          <table:table-cell office:value-type="float" office:value="0.000160917" calcext:value-type="float">
            <text:p>0.000160917</text:p>
          </table:table-cell>
          <table:table-cell office:value-type="float" office:value="0.00051405" calcext:value-type="float">
            <text:p>0.000514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630376" calcext:value-type="float">
            <text:p>0.000630376</text:p>
          </table:table-cell>
          <table:table-cell/>
          <table:table-cell office:value-type="float" office:value="24.502501622" calcext:value-type="float">
            <text:p>24.502501622</text:p>
          </table:table-cell>
          <table:table-cell office:value-type="float" office:value="24.42137267" calcext:value-type="float">
            <text:p>24.42137267</text:p>
          </table:table-cell>
          <table:table-cell office:value-type="float" office:value="24.430092712" calcext:value-type="float">
            <text:p>24.430092712</text:p>
          </table:table-cell>
          <table:table-cell office:value-type="float" office:value="25.400039656" calcext:value-type="float">
            <text:p>25.400039656</text:p>
          </table:table-cell>
          <table:table-cell office:value-type="float" office:value="24.432965187" calcext:value-type="float">
            <text:p>24.432965187</text:p>
          </table:table-cell>
          <table:table-cell/>
          <table:table-cell office:value-type="float" office:value="0.087358232" calcext:value-type="float">
            <text:p>0.087358232</text:p>
          </table:table-cell>
          <table:table-cell office:value-type="float" office:value="0.004078926" calcext:value-type="float">
            <text:p>0.004078926</text:p>
          </table:table-cell>
          <table:table-cell office:value-type="float" office:value="0.013030214" calcext:value-type="float">
            <text:p>0.0130302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15978858" calcext:value-type="float">
            <text:p>0.0159788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2-02 23:10:26</text:p>
          </table:table-cell>
          <table:table-cell office:value-type="float" office:value="24.4174" calcext:value-type="float">
            <text:p>24.4174</text:p>
          </table:table-cell>
          <table:table-cell office:value-type="string" calcext:value-type="string">
            <text:p><text:s/></text:p>
          </table:table-cell>
          <table:table-cell office:value-type="float" office:value="0.567144819" calcext:value-type="float">
            <text:p>0.567144819</text:p>
          </table:table-cell>
          <table:table-cell office:value-type="float" office:value="0.150933284" calcext:value-type="float">
            <text:p>0.150933284</text:p>
          </table:table-cell>
          <table:table-cell office:value-type="float" office:value="0.196761512" calcext:value-type="float">
            <text:p>0.196761512</text:p>
          </table:table-cell>
          <table:table-cell office:value-type="float" office:value="5" calcext:value-type="float">
            <text:p>5</text:p>
          </table:table-cell>
          <table:table-cell office:value-type="float" office:value="0.243876605" calcext:value-type="float">
            <text:p>0.243876605</text:p>
          </table:table-cell>
          <table:table-cell/>
          <table:table-cell office:value-type="float" office:value="0.004633536" calcext:value-type="float">
            <text:p>0.004633536</text:p>
          </table:table-cell>
          <table:table-cell office:value-type="float" office:value="0.001233115" calcext:value-type="float">
            <text:p>0.001233115</text:p>
          </table:table-cell>
          <table:table-cell office:value-type="float" office:value="0.001607529" calcext:value-type="float">
            <text:p>0.0016075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992456" calcext:value-type="float">
            <text:p>0.001992456</text:p>
          </table:table-cell>
          <table:table-cell/>
          <table:table-cell office:value-type="float" office:value="0.003594933" calcext:value-type="float">
            <text:p>0.003594933</text:p>
          </table:table-cell>
          <table:table-cell office:value-type="float" office:value="0.000194512" calcext:value-type="float">
            <text:p>0.000194512</text:p>
          </table:table-cell>
          <table:table-cell office:value-type="float" office:value="0.000568926" calcext:value-type="float">
            <text:p>0.00056892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53853" calcext:value-type="float">
            <text:p>0.000953853</text:p>
          </table:table-cell>
          <table:table-cell/>
          <table:table-cell office:value-type="float" office:value="24.506167128" calcext:value-type="float">
            <text:p>24.506167128</text:p>
          </table:table-cell>
          <table:table-cell office:value-type="float" office:value="24.422202265" calcext:value-type="float">
            <text:p>24.422202265</text:p>
          </table:table-cell>
          <table:table-cell office:value-type="float" office:value="24.431447783" calcext:value-type="float">
            <text:p>24.431447783</text:p>
          </table:table-cell>
          <table:table-cell office:value-type="float" office:value="25.400039656" calcext:value-type="float">
            <text:p>25.400039656</text:p>
          </table:table-cell>
          <table:table-cell office:value-type="float" office:value="24.440952836" calcext:value-type="float">
            <text:p>24.440952836</text:p>
          </table:table-cell>
          <table:table-cell/>
          <table:table-cell office:value-type="float" office:value="0.091120836" calcext:value-type="float">
            <text:p>0.091120836</text:p>
          </table:table-cell>
          <table:table-cell office:value-type="float" office:value="0.004930523" calcext:value-type="float">
            <text:p>0.004930523</text:p>
          </table:table-cell>
          <table:table-cell office:value-type="float" office:value="0.014421218" calcext:value-type="float">
            <text:p>0.0144212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4178297" calcext:value-type="float">
            <text:p>0.0241782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2-02 23:10:27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0.593809556" calcext:value-type="float">
            <text:p>0.593809556</text:p>
          </table:table-cell>
          <table:table-cell office:value-type="float" office:value="0.154886264" calcext:value-type="float">
            <text:p>0.154886264</text:p>
          </table:table-cell>
          <table:table-cell office:value-type="float" office:value="0.204148913" calcext:value-type="float">
            <text:p>0.204148913</text:p>
          </table:table-cell>
          <table:table-cell office:value-type="float" office:value="5" calcext:value-type="float">
            <text:p>5</text:p>
          </table:table-cell>
          <table:table-cell office:value-type="float" office:value="0.179430864" calcext:value-type="float">
            <text:p>0.179430864</text:p>
          </table:table-cell>
          <table:table-cell/>
          <table:table-cell office:value-type="float" office:value="0.004851385" calcext:value-type="float">
            <text:p>0.004851385</text:p>
          </table:table-cell>
          <table:table-cell office:value-type="float" office:value="0.001265411" calcext:value-type="float">
            <text:p>0.001265411</text:p>
          </table:table-cell>
          <table:table-cell office:value-type="float" office:value="0.001667883" calcext:value-type="float">
            <text:p>0.0016678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465938" calcext:value-type="float">
            <text:p>0.001465938</text:p>
          </table:table-cell>
          <table:table-cell/>
          <table:table-cell office:value-type="float" office:value="0.003812783" calcext:value-type="float">
            <text:p>0.003812783</text:p>
          </table:table-cell>
          <table:table-cell office:value-type="float" office:value="0.000226808" calcext:value-type="float">
            <text:p>0.000226808</text:p>
          </table:table-cell>
          <table:table-cell office:value-type="float" office:value="0.000629281" calcext:value-type="float">
            <text:p>0.00062928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427336" calcext:value-type="float">
            <text:p>0.000427336</text:p>
          </table:table-cell>
          <table:table-cell/>
          <table:table-cell office:value-type="float" office:value="24.501439066" calcext:value-type="float">
            <text:p>24.501439066</text:p>
          </table:table-cell>
          <table:table-cell office:value-type="float" office:value="24.41289186" calcext:value-type="float">
            <text:p>24.41289186</text:p>
          </table:table-cell>
          <table:table-cell office:value-type="float" office:value="24.422830328" calcext:value-type="float">
            <text:p>24.422830328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17843609" calcext:value-type="float">
            <text:p>24.417843609</text:p>
          </table:table-cell>
          <table:table-cell/>
          <table:table-cell office:value-type="float" office:value="0.096642335" calcext:value-type="float">
            <text:p>0.096642335</text:p>
          </table:table-cell>
          <table:table-cell office:value-type="float" office:value="0.005749161" calcext:value-type="float">
            <text:p>0.005749161</text:p>
          </table:table-cell>
          <table:table-cell office:value-type="float" office:value="0.015951085" calcext:value-type="float">
            <text:p>0.0159510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10832179" calcext:value-type="float">
            <text:p>0.0108321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2-02 23:10:28</text:p>
          </table:table-cell>
          <table:table-cell office:value-type="float" office:value="24.4174" calcext:value-type="float">
            <text:p>24.4174</text:p>
          </table:table-cell>
          <table:table-cell office:value-type="string" calcext:value-type="string">
            <text:p><text:s/></text:p>
          </table:table-cell>
          <table:table-cell office:value-type="float" office:value="0.599358749" calcext:value-type="float">
            <text:p>0.599358749</text:p>
          </table:table-cell>
          <table:table-cell office:value-type="float" office:value="0.158121009" calcext:value-type="float">
            <text:p>0.158121009</text:p>
          </table:table-cell>
          <table:table-cell office:value-type="float" office:value="0.209901358" calcext:value-type="float">
            <text:p>0.209901358</text:p>
          </table:table-cell>
          <table:table-cell office:value-type="float" office:value="5" calcext:value-type="float">
            <text:p>5</text:p>
          </table:table-cell>
          <table:table-cell office:value-type="float" office:value="0.184666536" calcext:value-type="float">
            <text:p>0.184666536</text:p>
          </table:table-cell>
          <table:table-cell/>
          <table:table-cell office:value-type="float" office:value="0.004896722" calcext:value-type="float">
            <text:p>0.004896722</text:p>
          </table:table-cell>
          <table:table-cell office:value-type="float" office:value="0.001291838" calcext:value-type="float">
            <text:p>0.001291838</text:p>
          </table:table-cell>
          <table:table-cell office:value-type="float" office:value="0.00171488" calcext:value-type="float">
            <text:p>0.001714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508714" calcext:value-type="float">
            <text:p>0.001508714</text:p>
          </table:table-cell>
          <table:table-cell/>
          <table:table-cell office:value-type="float" office:value="0.003858119" calcext:value-type="float">
            <text:p>0.003858119</text:p>
          </table:table-cell>
          <table:table-cell office:value-type="float" office:value="0.000253236" calcext:value-type="float">
            <text:p>0.000253236</text:p>
          </table:table-cell>
          <table:table-cell office:value-type="float" office:value="0.000676278" calcext:value-type="float">
            <text:p>0.00067627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470111" calcext:value-type="float">
            <text:p>0.000470111</text:p>
          </table:table-cell>
          <table:table-cell/>
          <table:table-cell office:value-type="float" office:value="24.512665573" calcext:value-type="float">
            <text:p>24.512665573</text:p>
          </table:table-cell>
          <table:table-cell office:value-type="float" office:value="24.423652343" calcext:value-type="float">
            <text:p>24.423652343</text:p>
          </table:table-cell>
          <table:table-cell office:value-type="float" office:value="24.434098639" calcext:value-type="float">
            <text:p>24.434098639</text:p>
          </table:table-cell>
          <table:table-cell office:value-type="float" office:value="25.400039656" calcext:value-type="float">
            <text:p>25.400039656</text:p>
          </table:table-cell>
          <table:table-cell office:value-type="float" office:value="24.429007716" calcext:value-type="float">
            <text:p>24.429007716</text:p>
          </table:table-cell>
          <table:table-cell/>
          <table:table-cell office:value-type="float" office:value="0.097791409" calcext:value-type="float">
            <text:p>0.097791409</text:p>
          </table:table-cell>
          <table:table-cell office:value-type="float" office:value="0.006419056" calcext:value-type="float">
            <text:p>0.006419056</text:p>
          </table:table-cell>
          <table:table-cell office:value-type="float" office:value="0.017142365" calcext:value-type="float">
            <text:p>0.0171423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11916447" calcext:value-type="float">
            <text:p>0.0119164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2-02 23:10:30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0.591768693" calcext:value-type="float">
            <text:p>0.591768693</text:p>
          </table:table-cell>
          <table:table-cell office:value-type="float" office:value="0.16172113" calcext:value-type="float">
            <text:p>0.16172113</text:p>
          </table:table-cell>
          <table:table-cell office:value-type="float" office:value="0.214989211" calcext:value-type="float">
            <text:p>0.214989211</text:p>
          </table:table-cell>
          <table:table-cell office:value-type="float" office:value="5" calcext:value-type="float">
            <text:p>5</text:p>
          </table:table-cell>
          <table:table-cell office:value-type="float" office:value="0.189825319" calcext:value-type="float">
            <text:p>0.189825319</text:p>
          </table:table-cell>
          <table:table-cell/>
          <table:table-cell office:value-type="float" office:value="0.004834712" calcext:value-type="float">
            <text:p>0.004834712</text:p>
          </table:table-cell>
          <table:table-cell office:value-type="float" office:value="0.001321251" calcext:value-type="float">
            <text:p>0.001321251</text:p>
          </table:table-cell>
          <table:table-cell office:value-type="float" office:value="0.001756448" calcext:value-type="float">
            <text:p>0.0017564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55086" calcext:value-type="float">
            <text:p>0.00155086</text:p>
          </table:table-cell>
          <table:table-cell/>
          <table:table-cell office:value-type="float" office:value="0.003796109" calcext:value-type="float">
            <text:p>0.003796109</text:p>
          </table:table-cell>
          <table:table-cell office:value-type="float" office:value="0.000282648" calcext:value-type="float">
            <text:p>0.000282648</text:p>
          </table:table-cell>
          <table:table-cell office:value-type="float" office:value="0.000717845" calcext:value-type="float">
            <text:p>0.0007178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512258" calcext:value-type="float">
            <text:p>0.000512258</text:p>
          </table:table-cell>
          <table:table-cell/>
          <table:table-cell office:value-type="float" office:value="24.521241539" calcext:value-type="float">
            <text:p>24.521241539</text:p>
          </table:table-cell>
          <table:table-cell office:value-type="float" office:value="24.434486525" calcext:value-type="float">
            <text:p>24.434486525</text:p>
          </table:table-cell>
          <table:table-cell office:value-type="float" office:value="24.445232853" calcext:value-type="float">
            <text:p>24.445232853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440156291" calcext:value-type="float">
            <text:p>24.440156291</text:p>
          </table:table-cell>
          <table:table-cell/>
          <table:table-cell office:value-type="float" office:value="0.096219733" calcext:value-type="float">
            <text:p>0.096219733</text:p>
          </table:table-cell>
          <table:table-cell office:value-type="float" office:value="0.007164618" calcext:value-type="float">
            <text:p>0.007164618</text:p>
          </table:table-cell>
          <table:table-cell office:value-type="float" office:value="0.018196012" calcext:value-type="float">
            <text:p>0.0181960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1298479" calcext:value-type="float">
            <text:p>0.01298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2-02 23:10:31</text:p>
          </table:table-cell>
          <table:table-cell office:value-type="float" office:value="24.43761" calcext:value-type="float">
            <text:p>24.43761</text:p>
          </table:table-cell>
          <table:table-cell office:value-type="string" calcext:value-type="string">
            <text:p><text:s/></text:p>
          </table:table-cell>
          <table:table-cell office:value-type="float" office:value="0.620100572" calcext:value-type="float">
            <text:p>0.620100572</text:p>
          </table:table-cell>
          <table:table-cell office:value-type="float" office:value="0.164901038" calcext:value-type="float">
            <text:p>0.164901038</text:p>
          </table:table-cell>
          <table:table-cell office:value-type="float" office:value="0.219679501" calcext:value-type="float">
            <text:p>0.219679501</text:p>
          </table:table-cell>
          <table:table-cell office:value-type="float" office:value="5" calcext:value-type="float">
            <text:p>5</text:p>
          </table:table-cell>
          <table:table-cell office:value-type="float" office:value="0.241374998" calcext:value-type="float">
            <text:p>0.241374998</text:p>
          </table:table-cell>
          <table:table-cell/>
          <table:table-cell office:value-type="float" office:value="0.005066181" calcext:value-type="float">
            <text:p>0.005066181</text:p>
          </table:table-cell>
          <table:table-cell office:value-type="float" office:value="0.001347231" calcext:value-type="float">
            <text:p>0.001347231</text:p>
          </table:table-cell>
          <table:table-cell office:value-type="float" office:value="0.001794767" calcext:value-type="float">
            <text:p>0.0017947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972018" calcext:value-type="float">
            <text:p>0.001972018</text:p>
          </table:table-cell>
          <table:table-cell/>
          <table:table-cell office:value-type="float" office:value="0.004027578" calcext:value-type="float">
            <text:p>0.004027578</text:p>
          </table:table-cell>
          <table:table-cell office:value-type="float" office:value="0.000308628" calcext:value-type="float">
            <text:p>0.000308628</text:p>
          </table:table-cell>
          <table:table-cell office:value-type="float" office:value="0.000756164" calcext:value-type="float">
            <text:p>0.00075616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33415" calcext:value-type="float">
            <text:p>0.000933415</text:p>
          </table:table-cell>
          <table:table-cell/>
          <table:table-cell office:value-type="float" office:value="24.537063827" calcext:value-type="float">
            <text:p>24.537063827</text:p>
          </table:table-cell>
          <table:table-cell office:value-type="float" office:value="24.445235922" calcext:value-type="float">
            <text:p>24.445235922</text:p>
          </table:table-cell>
          <table:table-cell office:value-type="float" office:value="24.456286846" calcext:value-type="float">
            <text:p>24.456286846</text:p>
          </table:table-cell>
          <table:table-cell office:value-type="float" office:value="25.420237689" calcext:value-type="float">
            <text:p>25.420237689</text:p>
          </table:table-cell>
          <table:table-cell office:value-type="float" office:value="24.460663632" calcext:value-type="float">
            <text:p>24.460663632</text:p>
          </table:table-cell>
          <table:table-cell/>
          <table:table-cell office:value-type="float" office:value="0.102086411" calcext:value-type="float">
            <text:p>0.102086411</text:p>
          </table:table-cell>
          <table:table-cell office:value-type="float" office:value="0.007823156" calcext:value-type="float">
            <text:p>0.007823156</text:p>
          </table:table-cell>
          <table:table-cell office:value-type="float" office:value="0.019167326" calcext:value-type="float">
            <text:p>0.0191673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3660242" calcext:value-type="float">
            <text:p>0.0236602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2-02 23:10:32</text:p>
          </table:table-cell>
          <table:table-cell office:value-type="float" office:value="24.43256" calcext:value-type="float">
            <text:p>24.43256</text:p>
          </table:table-cell>
          <table:table-cell office:value-type="string" calcext:value-type="string">
            <text:p><text:s/></text:p>
          </table:table-cell>
          <table:table-cell office:value-type="float" office:value="0.647624212" calcext:value-type="float">
            <text:p>0.647624212</text:p>
          </table:table-cell>
          <table:table-cell office:value-type="float" office:value="0.168986937" calcext:value-type="float">
            <text:p>0.168986937</text:p>
          </table:table-cell>
          <table:table-cell office:value-type="float" office:value="0.224982527" calcext:value-type="float">
            <text:p>0.224982527</text:p>
          </table:table-cell>
          <table:table-cell office:value-type="float" office:value="5" calcext:value-type="float">
            <text:p>5</text:p>
          </table:table-cell>
          <table:table-cell office:value-type="float" office:value="0.199588561" calcext:value-type="float">
            <text:p>0.199588561</text:p>
          </table:table-cell>
          <table:table-cell/>
          <table:table-cell office:value-type="float" office:value="0.005291047" calcext:value-type="float">
            <text:p>0.005291047</text:p>
          </table:table-cell>
          <table:table-cell office:value-type="float" office:value="0.001380612" calcext:value-type="float">
            <text:p>0.001380612</text:p>
          </table:table-cell>
          <table:table-cell office:value-type="float" office:value="0.001838093" calcext:value-type="float">
            <text:p>0.0018380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630625" calcext:value-type="float">
            <text:p>0.001630625</text:p>
          </table:table-cell>
          <table:table-cell/>
          <table:table-cell office:value-type="float" office:value="0.004252445" calcext:value-type="float">
            <text:p>0.004252445</text:p>
          </table:table-cell>
          <table:table-cell office:value-type="float" office:value="0.000342009" calcext:value-type="float">
            <text:p>0.000342009</text:p>
          </table:table-cell>
          <table:table-cell office:value-type="float" office:value="0.00079949" calcext:value-type="float">
            <text:p>0.000799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592023" calcext:value-type="float">
            <text:p>0.000592023</text:p>
          </table:table-cell>
          <table:table-cell/>
          <table:table-cell office:value-type="float" office:value="24.537562463" calcext:value-type="float">
            <text:p>24.537562463</text:p>
          </table:table-cell>
          <table:table-cell office:value-type="float" office:value="24.441006274" calcext:value-type="float">
            <text:p>24.441006274</text:p>
          </table:table-cell>
          <table:table-cell office:value-type="float" office:value="24.452302781" calcext:value-type="float">
            <text:p>24.452302781</text:p>
          </table:table-cell>
          <table:table-cell office:value-type="float" office:value="25.41518818" calcext:value-type="float">
            <text:p>25.41518818</text:p>
          </table:table-cell>
          <table:table-cell office:value-type="float" office:value="24.447179836" calcext:value-type="float">
            <text:p>24.447179836</text:p>
          </table:table-cell>
          <table:table-cell/>
          <table:table-cell office:value-type="float" office:value="0.107785686" calcext:value-type="float">
            <text:p>0.107785686</text:p>
          </table:table-cell>
          <table:table-cell office:value-type="float" office:value="0.008669317" calcext:value-type="float">
            <text:p>0.008669317</text:p>
          </table:table-cell>
          <table:table-cell office:value-type="float" office:value="0.020265531" calcext:value-type="float">
            <text:p>0.0202655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15006676" calcext:value-type="float">
            <text:p>0.0150066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2-02 23:10:34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0.670306762" calcext:value-type="float">
            <text:p>0.670306762</text:p>
          </table:table-cell>
          <table:table-cell office:value-type="float" office:value="0.171939751" calcext:value-type="float">
            <text:p>0.171939751</text:p>
          </table:table-cell>
          <table:table-cell office:value-type="float" office:value="0.229646591" calcext:value-type="float">
            <text:p>0.229646591</text:p>
          </table:table-cell>
          <table:table-cell office:value-type="float" office:value="5" calcext:value-type="float">
            <text:p>5</text:p>
          </table:table-cell>
          <table:table-cell office:value-type="float" office:value="0.287417804" calcext:value-type="float">
            <text:p>0.287417804</text:p>
          </table:table-cell>
          <table:table-cell/>
          <table:table-cell office:value-type="float" office:value="0.005476362" calcext:value-type="float">
            <text:p>0.005476362</text:p>
          </table:table-cell>
          <table:table-cell office:value-type="float" office:value="0.001404737" calcext:value-type="float">
            <text:p>0.001404737</text:p>
          </table:table-cell>
          <table:table-cell office:value-type="float" office:value="0.001876198" calcext:value-type="float">
            <text:p>0.0018761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348185" calcext:value-type="float">
            <text:p>0.002348185</text:p>
          </table:table-cell>
          <table:table-cell/>
          <table:table-cell office:value-type="float" office:value="0.00443776" calcext:value-type="float">
            <text:p>0.00443776</text:p>
          </table:table-cell>
          <table:table-cell office:value-type="float" office:value="0.000366134" calcext:value-type="float">
            <text:p>0.000366134</text:p>
          </table:table-cell>
          <table:table-cell office:value-type="float" office:value="0.000837595" calcext:value-type="float">
            <text:p>0.00083759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309582" calcext:value-type="float">
            <text:p>0.001309582</text:p>
          </table:table-cell>
          <table:table-cell/>
          <table:table-cell office:value-type="float" office:value="24.537084565" calcext:value-type="float">
            <text:p>24.537084565</text:p>
          </table:table-cell>
          <table:table-cell office:value-type="float" office:value="24.436548043" calcext:value-type="float">
            <text:p>24.436548043</text:p>
          </table:table-cell>
          <table:table-cell office:value-type="float" office:value="24.448189822" calcext:value-type="float">
            <text:p>24.448189822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459844464" calcext:value-type="float">
            <text:p>24.459844464</text:p>
          </table:table-cell>
          <table:table-cell/>
          <table:table-cell office:value-type="float" office:value="0.112482495" calcext:value-type="float">
            <text:p>0.112482495</text:p>
          </table:table-cell>
          <table:table-cell office:value-type="float" office:value="0.009280824" calcext:value-type="float">
            <text:p>0.009280824</text:p>
          </table:table-cell>
          <table:table-cell office:value-type="float" office:value="0.021231412" calcext:value-type="float">
            <text:p>0.0212314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3195153" calcext:value-type="float">
            <text:p>0.0331951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2-02 23:10:35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0.675277194" calcext:value-type="float">
            <text:p>0.675277194</text:p>
          </table:table-cell>
          <table:table-cell office:value-type="float" office:value="0.172769448" calcext:value-type="float">
            <text:p>0.172769448</text:p>
          </table:table-cell>
          <table:table-cell office:value-type="float" office:value="0.233207373" calcext:value-type="float">
            <text:p>0.233207373</text:p>
          </table:table-cell>
          <table:table-cell office:value-type="float" office:value="5" calcext:value-type="float">
            <text:p>5</text:p>
          </table:table-cell>
          <table:table-cell office:value-type="float" office:value="0.301135218" calcext:value-type="float">
            <text:p>0.301135218</text:p>
          </table:table-cell>
          <table:table-cell/>
          <table:table-cell office:value-type="float" office:value="0.005516971" calcext:value-type="float">
            <text:p>0.005516971</text:p>
          </table:table-cell>
          <table:table-cell office:value-type="float" office:value="0.001411515" calcext:value-type="float">
            <text:p>0.001411515</text:p>
          </table:table-cell>
          <table:table-cell office:value-type="float" office:value="0.001905289" calcext:value-type="float">
            <text:p>0.0019052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460255" calcext:value-type="float">
            <text:p>0.002460255</text:p>
          </table:table-cell>
          <table:table-cell/>
          <table:table-cell office:value-type="float" office:value="0.004478368" calcext:value-type="float">
            <text:p>0.004478368</text:p>
          </table:table-cell>
          <table:table-cell office:value-type="float" office:value="0.000372912" calcext:value-type="float">
            <text:p>0.000372912</text:p>
          </table:table-cell>
          <table:table-cell office:value-type="float" office:value="0.000866686" calcext:value-type="float">
            <text:p>0.00086668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421652" calcext:value-type="float">
            <text:p>0.001421652</text:p>
          </table:table-cell>
          <table:table-cell/>
          <table:table-cell office:value-type="float" office:value="24.538087214" calcext:value-type="float">
            <text:p>24.538087214</text:p>
          </table:table-cell>
          <table:table-cell office:value-type="float" office:value="24.436715427" calcext:value-type="float">
            <text:p>24.436715427</text:p>
          </table:table-cell>
          <table:table-cell office:value-type="float" office:value="24.44890817" calcext:value-type="float">
            <text:p>24.44890817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462611769" calcext:value-type="float">
            <text:p>24.462611769</text:p>
          </table:table-cell>
          <table:table-cell/>
          <table:table-cell office:value-type="float" office:value="0.113511704" calcext:value-type="float">
            <text:p>0.113511704</text:p>
          </table:table-cell>
          <table:table-cell office:value-type="float" office:value="0.009452649" calcext:value-type="float">
            <text:p>0.009452649</text:p>
          </table:table-cell>
          <table:table-cell office:value-type="float" office:value="0.021968813" calcext:value-type="float">
            <text:p>0.0219688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6035843" calcext:value-type="float">
            <text:p>0.036035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2-02 23:10:36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0.688914143" calcext:value-type="float">
            <text:p>0.688914143</text:p>
          </table:table-cell>
          <table:table-cell office:value-type="float" office:value="0.179153106" calcext:value-type="float">
            <text:p>0.179153106</text:p>
          </table:table-cell>
          <table:table-cell office:value-type="float" office:value="0.237767129" calcext:value-type="float">
            <text:p>0.237767129</text:p>
          </table:table-cell>
          <table:table-cell office:value-type="float" office:value="5" calcext:value-type="float">
            <text:p>5</text:p>
          </table:table-cell>
          <table:table-cell office:value-type="float" office:value="0.239549904" calcext:value-type="float">
            <text:p>0.239549904</text:p>
          </table:table-cell>
          <table:table-cell/>
          <table:table-cell office:value-type="float" office:value="0.005628384" calcext:value-type="float">
            <text:p>0.005628384</text:p>
          </table:table-cell>
          <table:table-cell office:value-type="float" office:value="0.001463669" calcext:value-type="float">
            <text:p>0.001463669</text:p>
          </table:table-cell>
          <table:table-cell office:value-type="float" office:value="0.001942542" calcext:value-type="float">
            <text:p>0.0019425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957107" calcext:value-type="float">
            <text:p>0.001957107</text:p>
          </table:table-cell>
          <table:table-cell/>
          <table:table-cell office:value-type="float" office:value="0.004589781" calcext:value-type="float">
            <text:p>0.004589781</text:p>
          </table:table-cell>
          <table:table-cell office:value-type="float" office:value="0.000425066" calcext:value-type="float">
            <text:p>0.000425066</text:p>
          </table:table-cell>
          <table:table-cell office:value-type="float" office:value="0.000903939" calcext:value-type="float">
            <text:p>0.0009039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18504" calcext:value-type="float">
            <text:p>0.000918504</text:p>
          </table:table-cell>
          <table:table-cell/>
          <table:table-cell office:value-type="float" office:value="24.555998456" calcext:value-type="float">
            <text:p>24.555998456</text:p>
          </table:table-cell>
          <table:table-cell office:value-type="float" office:value="24.453165049" calcext:value-type="float">
            <text:p>24.453165049</text:p>
          </table:table-cell>
          <table:table-cell office:value-type="float" office:value="24.464989664" calcext:value-type="float">
            <text:p>24.464989664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465349314" calcext:value-type="float">
            <text:p>24.465349314</text:p>
          </table:table-cell>
          <table:table-cell/>
          <table:table-cell office:value-type="float" office:value="0.116335449" calcext:value-type="float">
            <text:p>0.116335449</text:p>
          </table:table-cell>
          <table:table-cell office:value-type="float" office:value="0.010774657" calcext:value-type="float">
            <text:p>0.010774657</text:p>
          </table:table-cell>
          <table:table-cell office:value-type="float" office:value="0.022913091" calcext:value-type="float">
            <text:p>0.0229130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3282284" calcext:value-type="float">
            <text:p>0.0232822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2-02 23:10:37</text:p>
          </table:table-cell>
          <table:table-cell office:value-type="float" office:value="24.43761" calcext:value-type="float">
            <text:p>24.43761</text:p>
          </table:table-cell>
          <table:table-cell office:value-type="string" calcext:value-type="string">
            <text:p><text:s/></text:p>
          </table:table-cell>
          <table:table-cell office:value-type="float" office:value="0.698397243" calcext:value-type="float">
            <text:p>0.698397243</text:p>
          </table:table-cell>
          <table:table-cell office:value-type="float" office:value="0.184748195" calcext:value-type="float">
            <text:p>0.184748195</text:p>
          </table:table-cell>
          <table:table-cell office:value-type="float" office:value="0.241539507" calcext:value-type="float">
            <text:p>0.241539507</text:p>
          </table:table-cell>
          <table:table-cell office:value-type="float" office:value="5" calcext:value-type="float">
            <text:p>5</text:p>
          </table:table-cell>
          <table:table-cell office:value-type="float" office:value="0.316476264" calcext:value-type="float">
            <text:p>0.316476264</text:p>
          </table:table-cell>
          <table:table-cell/>
          <table:table-cell office:value-type="float" office:value="0.00570586" calcext:value-type="float">
            <text:p>0.00570586</text:p>
          </table:table-cell>
          <table:table-cell office:value-type="float" office:value="0.001509381" calcext:value-type="float">
            <text:p>0.001509381</text:p>
          </table:table-cell>
          <table:table-cell office:value-type="float" office:value="0.001973362" calcext:value-type="float">
            <text:p>0.00197336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58559" calcext:value-type="float">
            <text:p>0.00258559</text:p>
          </table:table-cell>
          <table:table-cell/>
          <table:table-cell office:value-type="float" office:value="0.004667257" calcext:value-type="float">
            <text:p>0.004667257</text:p>
          </table:table-cell>
          <table:table-cell office:value-type="float" office:value="0.000470778" calcext:value-type="float">
            <text:p>0.000470778</text:p>
          </table:table-cell>
          <table:table-cell office:value-type="float" office:value="0.000934759" calcext:value-type="float">
            <text:p>0.00093475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546988" calcext:value-type="float">
            <text:p>0.001546988</text:p>
          </table:table-cell>
          <table:table-cell/>
          <table:table-cell office:value-type="float" office:value="24.552857932" calcext:value-type="float">
            <text:p>24.552857932</text:p>
          </table:table-cell>
          <table:table-cell office:value-type="float" office:value="24.44923987" calcext:value-type="float">
            <text:p>24.44923987</text:p>
          </table:table-cell>
          <table:table-cell office:value-type="float" office:value="24.46069682" calcext:value-type="float">
            <text:p>24.46069682</text:p>
          </table:table-cell>
          <table:table-cell office:value-type="float" office:value="25.420237689" calcext:value-type="float">
            <text:p>25.420237689</text:p>
          </table:table-cell>
          <table:table-cell office:value-type="float" office:value="24.475814208" calcext:value-type="float">
            <text:p>24.475814208</text:p>
          </table:table-cell>
          <table:table-cell/>
          <table:table-cell office:value-type="float" office:value="0.11829907" calcext:value-type="float">
            <text:p>0.11829907</text:p>
          </table:table-cell>
          <table:table-cell office:value-type="float" office:value="0.011933357" calcext:value-type="float">
            <text:p>0.011933357</text:p>
          </table:table-cell>
          <table:table-cell office:value-type="float" office:value="0.02369431" calcext:value-type="float">
            <text:p>0.023694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9212753" calcext:value-type="float">
            <text:p>0.0392127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2-02 23:10:39</text:p>
          </table:table-cell>
          <table:table-cell office:value-type="float" office:value="24.43256" calcext:value-type="float">
            <text:p>24.43256</text:p>
          </table:table-cell>
          <table:table-cell office:value-type="string" calcext:value-type="string">
            <text:p><text:s/></text:p>
          </table:table-cell>
          <table:table-cell office:value-type="float" office:value="0.702695334" calcext:value-type="float">
            <text:p>0.702695334</text:p>
          </table:table-cell>
          <table:table-cell office:value-type="float" office:value="0.187801741" calcext:value-type="float">
            <text:p>0.187801741</text:p>
          </table:table-cell>
          <table:table-cell office:value-type="float" office:value="0.24690929" calcext:value-type="float">
            <text:p>0.24690929</text:p>
          </table:table-cell>
          <table:table-cell office:value-type="float" office:value="5" calcext:value-type="float">
            <text:p>5</text:p>
          </table:table-cell>
          <table:table-cell office:value-type="float" office:value="0.327202121" calcext:value-type="float">
            <text:p>0.327202121</text:p>
          </table:table-cell>
          <table:table-cell/>
          <table:table-cell office:value-type="float" office:value="0.005740975" calcext:value-type="float">
            <text:p>0.005740975</text:p>
          </table:table-cell>
          <table:table-cell office:value-type="float" office:value="0.001534328" calcext:value-type="float">
            <text:p>0.001534328</text:p>
          </table:table-cell>
          <table:table-cell office:value-type="float" office:value="0.002017233" calcext:value-type="float">
            <text:p>0.0020172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67322" calcext:value-type="float">
            <text:p>0.00267322</text:p>
          </table:table-cell>
          <table:table-cell/>
          <table:table-cell office:value-type="float" office:value="0.004702372" calcext:value-type="float">
            <text:p>0.004702372</text:p>
          </table:table-cell>
          <table:table-cell office:value-type="float" office:value="0.000495725" calcext:value-type="float">
            <text:p>0.000495725</text:p>
          </table:table-cell>
          <table:table-cell office:value-type="float" office:value="0.00097863" calcext:value-type="float">
            <text:p>0.0009786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634617" calcext:value-type="float">
            <text:p>0.001634617</text:p>
          </table:table-cell>
          <table:table-cell/>
          <table:table-cell office:value-type="float" office:value="24.548671499" calcext:value-type="float">
            <text:p>24.548671499</text:p>
          </table:table-cell>
          <table:table-cell office:value-type="float" office:value="24.444801971" calcext:value-type="float">
            <text:p>24.444801971</text:p>
          </table:table-cell>
          <table:table-cell office:value-type="float" office:value="24.456726238" calcext:value-type="float">
            <text:p>24.456726238</text:p>
          </table:table-cell>
          <table:table-cell office:value-type="float" office:value="25.41518818" calcext:value-type="float">
            <text:p>25.41518818</text:p>
          </table:table-cell>
          <table:table-cell office:value-type="float" office:value="24.472924186" calcext:value-type="float">
            <text:p>24.472924186</text:p>
          </table:table-cell>
          <table:table-cell/>
          <table:table-cell office:value-type="float" office:value="0.119189053" calcext:value-type="float">
            <text:p>0.119189053</text:p>
          </table:table-cell>
          <table:table-cell office:value-type="float" office:value="0.012565723" calcext:value-type="float">
            <text:p>0.012565723</text:p>
          </table:table-cell>
          <table:table-cell office:value-type="float" office:value="0.024806333" calcext:value-type="float">
            <text:p>0.0248063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1433916" calcext:value-type="float">
            <text:p>0.0414339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2-02 23:10:40</text:p>
          </table:table-cell>
          <table:table-cell office:value-type="float" office:value="24.43761" calcext:value-type="float">
            <text:p>24.43761</text:p>
          </table:table-cell>
          <table:table-cell office:value-type="string" calcext:value-type="string">
            <text:p><text:s/></text:p>
          </table:table-cell>
          <table:table-cell office:value-type="float" office:value="0.71691462" calcext:value-type="float">
            <text:p>0.71691462</text:p>
          </table:table-cell>
          <table:table-cell office:value-type="float" office:value="0.188424014" calcext:value-type="float">
            <text:p>0.188424014</text:p>
          </table:table-cell>
          <table:table-cell office:value-type="float" office:value="0.250210196" calcext:value-type="float">
            <text:p>0.250210196</text:p>
          </table:table-cell>
          <table:table-cell office:value-type="float" office:value="5" calcext:value-type="float">
            <text:p>5</text:p>
          </table:table-cell>
          <table:table-cell office:value-type="float" office:value="0.246619612" calcext:value-type="float">
            <text:p>0.246619612</text:p>
          </table:table-cell>
          <table:table-cell/>
          <table:table-cell office:value-type="float" office:value="0.005857146" calcext:value-type="float">
            <text:p>0.005857146</text:p>
          </table:table-cell>
          <table:table-cell office:value-type="float" office:value="0.001539412" calcext:value-type="float">
            <text:p>0.001539412</text:p>
          </table:table-cell>
          <table:table-cell office:value-type="float" office:value="0.002044201" calcext:value-type="float">
            <text:p>0.0020442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14866" calcext:value-type="float">
            <text:p>0.002014866</text:p>
          </table:table-cell>
          <table:table-cell/>
          <table:table-cell office:value-type="float" office:value="0.004818543" calcext:value-type="float">
            <text:p>0.004818543</text:p>
          </table:table-cell>
          <table:table-cell office:value-type="float" office:value="0.000500809" calcext:value-type="float">
            <text:p>0.000500809</text:p>
          </table:table-cell>
          <table:table-cell office:value-type="float" office:value="0.001005598" calcext:value-type="float">
            <text:p>0.00100559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76263" calcext:value-type="float">
            <text:p>0.000976263</text:p>
          </table:table-cell>
          <table:table-cell/>
          <table:table-cell office:value-type="float" office:value="24.556593248" calcext:value-type="float">
            <text:p>24.556593248</text:p>
          </table:table-cell>
          <table:table-cell office:value-type="float" office:value="24.449981425" calcext:value-type="float">
            <text:p>24.449981425</text:p>
          </table:table-cell>
          <table:table-cell office:value-type="float" office:value="24.462446014" calcext:value-type="float">
            <text:p>24.462446014</text:p>
          </table:table-cell>
          <table:table-cell office:value-type="float" office:value="25.420237689" calcext:value-type="float">
            <text:p>25.420237689</text:p>
          </table:table-cell>
          <table:table-cell office:value-type="float" office:value="24.461721663" calcext:value-type="float">
            <text:p>24.461721663</text:p>
          </table:table-cell>
          <table:table-cell/>
          <table:table-cell office:value-type="float" office:value="0.12213336" calcext:value-type="float">
            <text:p>0.12213336</text:p>
          </table:table-cell>
          <table:table-cell office:value-type="float" office:value="0.01269459" calcext:value-type="float">
            <text:p>0.01269459</text:p>
          </table:table-cell>
          <table:table-cell office:value-type="float" office:value="0.025489914" calcext:value-type="float">
            <text:p>0.0254899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4746344" calcext:value-type="float">
            <text:p>0.0247463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2-02 23:10:41</text:p>
          </table:table-cell>
          <table:table-cell office:value-type="float" office:value="24.43761" calcext:value-type="float">
            <text:p>24.43761</text:p>
          </table:table-cell>
          <table:table-cell office:value-type="string" calcext:value-type="string">
            <text:p><text:s/></text:p>
          </table:table-cell>
          <table:table-cell office:value-type="float" office:value="0.732014863" calcext:value-type="float">
            <text:p>0.732014863</text:p>
          </table:table-cell>
          <table:table-cell office:value-type="float" office:value="0.191374444" calcext:value-type="float">
            <text:p>0.191374444</text:p>
          </table:table-cell>
          <table:table-cell office:value-type="float" office:value="0.253435404" calcext:value-type="float">
            <text:p>0.253435404</text:p>
          </table:table-cell>
          <table:table-cell office:value-type="float" office:value="5" calcext:value-type="float">
            <text:p>5</text:p>
          </table:table-cell>
          <table:table-cell office:value-type="float" office:value="0.293446814" calcext:value-type="float">
            <text:p>0.293446814</text:p>
          </table:table-cell>
          <table:table-cell/>
          <table:table-cell office:value-type="float" office:value="0.005980514" calcext:value-type="float">
            <text:p>0.005980514</text:p>
          </table:table-cell>
          <table:table-cell office:value-type="float" office:value="0.001563517" calcext:value-type="float">
            <text:p>0.001563517</text:p>
          </table:table-cell>
          <table:table-cell office:value-type="float" office:value="0.002070551" calcext:value-type="float">
            <text:p>0.0020705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397441" calcext:value-type="float">
            <text:p>0.002397441</text:p>
          </table:table-cell>
          <table:table-cell/>
          <table:table-cell office:value-type="float" office:value="0.004941911" calcext:value-type="float">
            <text:p>0.004941911</text:p>
          </table:table-cell>
          <table:table-cell office:value-type="float" office:value="0.000524914" calcext:value-type="float">
            <text:p>0.000524914</text:p>
          </table:table-cell>
          <table:table-cell office:value-type="float" office:value="0.001031948" calcext:value-type="float">
            <text:p>0.00103194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358839" calcext:value-type="float">
            <text:p>0.001358839</text:p>
          </table:table-cell>
          <table:table-cell/>
          <table:table-cell office:value-type="float" office:value="24.559639252" calcext:value-type="float">
            <text:p>24.559639252</text:p>
          </table:table-cell>
          <table:table-cell office:value-type="float" office:value="24.450576641" calcext:value-type="float">
            <text:p>24.450576641</text:p>
          </table:table-cell>
          <table:table-cell office:value-type="float" office:value="24.463096656" calcext:value-type="float">
            <text:p>24.463096656</text:p>
          </table:table-cell>
          <table:table-cell office:value-type="float" office:value="25.420237689" calcext:value-type="float">
            <text:p>25.420237689</text:p>
          </table:table-cell>
          <table:table-cell office:value-type="float" office:value="24.471168377" calcext:value-type="float">
            <text:p>24.471168377</text:p>
          </table:table-cell>
          <table:table-cell/>
          <table:table-cell office:value-type="float" office:value="0.12526007" calcext:value-type="float">
            <text:p>0.12526007</text:p>
          </table:table-cell>
          <table:table-cell office:value-type="float" office:value="0.013305601" calcext:value-type="float">
            <text:p>0.013305601</text:p>
          </table:table-cell>
          <table:table-cell office:value-type="float" office:value="0.026157818" calcext:value-type="float">
            <text:p>0.0261578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444368" calcext:value-type="float">
            <text:p>0.034443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2-02 23:10:42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0.746059507" calcext:value-type="float">
            <text:p>0.746059507</text:p>
          </table:table-cell>
          <table:table-cell office:value-type="float" office:value="0.194467925" calcext:value-type="float">
            <text:p>0.194467925</text:p>
          </table:table-cell>
          <table:table-cell office:value-type="float" office:value="0.256658227" calcext:value-type="float">
            <text:p>0.256658227</text:p>
          </table:table-cell>
          <table:table-cell office:value-type="float" office:value="5" calcext:value-type="float">
            <text:p>5</text:p>
          </table:table-cell>
          <table:table-cell office:value-type="float" office:value="0.34702186" calcext:value-type="float">
            <text:p>0.34702186</text:p>
          </table:table-cell>
          <table:table-cell/>
          <table:table-cell office:value-type="float" office:value="0.006095257" calcext:value-type="float">
            <text:p>0.006095257</text:p>
          </table:table-cell>
          <table:table-cell office:value-type="float" office:value="0.00158879" calcext:value-type="float">
            <text:p>0.00158879</text:p>
          </table:table-cell>
          <table:table-cell office:value-type="float" office:value="0.002096881" calcext:value-type="float">
            <text:p>0.0020968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35146" calcext:value-type="float">
            <text:p>0.002835146</text:p>
          </table:table-cell>
          <table:table-cell/>
          <table:table-cell office:value-type="float" office:value="0.005056655" calcext:value-type="float">
            <text:p>0.005056655</text:p>
          </table:table-cell>
          <table:table-cell office:value-type="float" office:value="0.000550187" calcext:value-type="float">
            <text:p>0.000550187</text:p>
          </table:table-cell>
          <table:table-cell office:value-type="float" office:value="0.001058278" calcext:value-type="float">
            <text:p>0.00105827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796543" calcext:value-type="float">
            <text:p>0.001796543</text:p>
          </table:table-cell>
          <table:table-cell/>
          <table:table-cell office:value-type="float" office:value="24.567525717" calcext:value-type="float">
            <text:p>24.567525717</text:p>
          </table:table-cell>
          <table:table-cell office:value-type="float" office:value="24.456254627" calcext:value-type="float">
            <text:p>24.456254627</text:p>
          </table:table-cell>
          <table:table-cell office:value-type="float" office:value="24.46880067" calcext:value-type="float">
            <text:p>24.46880067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487030044" calcext:value-type="float">
            <text:p>24.487030044</text:p>
          </table:table-cell>
          <table:table-cell/>
          <table:table-cell office:value-type="float" office:value="0.128168194" calcext:value-type="float">
            <text:p>0.128168194</text:p>
          </table:table-cell>
          <table:table-cell office:value-type="float" office:value="0.013946235" calcext:value-type="float">
            <text:p>0.013946235</text:p>
          </table:table-cell>
          <table:table-cell office:value-type="float" office:value="0.026825227" calcext:value-type="float">
            <text:p>0.02682522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5538269" calcext:value-type="float">
            <text:p>0.0455382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2-02 23:10:44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0.752856225" calcext:value-type="float">
            <text:p>0.752856225</text:p>
          </table:table-cell>
          <table:table-cell office:value-type="float" office:value="0.197675848" calcext:value-type="float">
            <text:p>0.197675848</text:p>
          </table:table-cell>
          <table:table-cell office:value-type="float" office:value="0.260070593" calcext:value-type="float">
            <text:p>0.260070593</text:p>
          </table:table-cell>
          <table:table-cell office:value-type="float" office:value="5" calcext:value-type="float">
            <text:p>5</text:p>
          </table:table-cell>
          <table:table-cell office:value-type="float" office:value="0.315266289" calcext:value-type="float">
            <text:p>0.315266289</text:p>
          </table:table-cell>
          <table:table-cell/>
          <table:table-cell office:value-type="float" office:value="0.006150786" calcext:value-type="float">
            <text:p>0.006150786</text:p>
          </table:table-cell>
          <table:table-cell office:value-type="float" office:value="0.001614999" calcext:value-type="float">
            <text:p>0.001614999</text:p>
          </table:table-cell>
          <table:table-cell office:value-type="float" office:value="0.00212476" calcext:value-type="float">
            <text:p>0.002124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575705" calcext:value-type="float">
            <text:p>0.002575705</text:p>
          </table:table-cell>
          <table:table-cell/>
          <table:table-cell office:value-type="float" office:value="0.005112183" calcext:value-type="float">
            <text:p>0.005112183</text:p>
          </table:table-cell>
          <table:table-cell office:value-type="float" office:value="0.000576396" calcext:value-type="float">
            <text:p>0.000576396</text:p>
          </table:table-cell>
          <table:table-cell office:value-type="float" office:value="0.001086157" calcext:value-type="float">
            <text:p>0.00108615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537102" calcext:value-type="float">
            <text:p>0.001537102</text:p>
          </table:table-cell>
          <table:table-cell/>
          <table:table-cell office:value-type="float" office:value="24.568896731" calcext:value-type="float">
            <text:p>24.568896731</text:p>
          </table:table-cell>
          <table:table-cell office:value-type="float" office:value="24.456901785" calcext:value-type="float">
            <text:p>24.456901785</text:p>
          </table:table-cell>
          <table:table-cell office:value-type="float" office:value="24.469489064" calcext:value-type="float">
            <text:p>24.469489064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480623915" calcext:value-type="float">
            <text:p>24.480623915</text:p>
          </table:table-cell>
          <table:table-cell/>
          <table:table-cell office:value-type="float" office:value="0.129575537" calcext:value-type="float">
            <text:p>0.129575537</text:p>
          </table:table-cell>
          <table:table-cell office:value-type="float" office:value="0.014610569" calcext:value-type="float">
            <text:p>0.014610569</text:p>
          </table:table-cell>
          <table:table-cell office:value-type="float" office:value="0.027531888" calcext:value-type="float">
            <text:p>0.0275318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8962185" calcext:value-type="float">
            <text:p>0.0389621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2-02 23:10:45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767602416" calcext:value-type="float">
            <text:p>0.767602416</text:p>
          </table:table-cell>
          <table:table-cell office:value-type="float" office:value="0.20087781" calcext:value-type="float">
            <text:p>0.20087781</text:p>
          </table:table-cell>
          <table:table-cell office:value-type="float" office:value="0.264190467" calcext:value-type="float">
            <text:p>0.264190467</text:p>
          </table:table-cell>
          <table:table-cell office:value-type="float" office:value="5" calcext:value-type="float">
            <text:p>5</text:p>
          </table:table-cell>
          <table:table-cell office:value-type="float" office:value="0.273876223" calcext:value-type="float">
            <text:p>0.273876223</text:p>
          </table:table-cell>
          <table:table-cell/>
          <table:table-cell office:value-type="float" office:value="0.006271262" calcext:value-type="float">
            <text:p>0.006271262</text:p>
          </table:table-cell>
          <table:table-cell office:value-type="float" office:value="0.001641159" calcext:value-type="float">
            <text:p>0.001641159</text:p>
          </table:table-cell>
          <table:table-cell office:value-type="float" office:value="0.002158419" calcext:value-type="float">
            <text:p>0.0021584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237551" calcext:value-type="float">
            <text:p>0.002237551</text:p>
          </table:table-cell>
          <table:table-cell/>
          <table:table-cell office:value-type="float" office:value="0.005232659" calcext:value-type="float">
            <text:p>0.005232659</text:p>
          </table:table-cell>
          <table:table-cell office:value-type="float" office:value="0.000602556" calcext:value-type="float">
            <text:p>0.000602556</text:p>
          </table:table-cell>
          <table:table-cell office:value-type="float" office:value="0.001119816" calcext:value-type="float">
            <text:p>0.00111981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198948" calcext:value-type="float">
            <text:p>0.001198948</text:p>
          </table:table-cell>
          <table:table-cell/>
          <table:table-cell office:value-type="float" office:value="24.576924666" calcext:value-type="float">
            <text:p>24.576924666</text:p>
          </table:table-cell>
          <table:table-cell office:value-type="float" office:value="24.462601646" calcext:value-type="float">
            <text:p>24.462601646</text:p>
          </table:table-cell>
          <table:table-cell office:value-type="float" office:value="24.475374035" calcext:value-type="float">
            <text:p>24.475374035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77327979" calcext:value-type="float">
            <text:p>24.477327979</text:p>
          </table:table-cell>
          <table:table-cell/>
          <table:table-cell office:value-type="float" office:value="0.132628908" calcext:value-type="float">
            <text:p>0.132628908</text:p>
          </table:table-cell>
          <table:table-cell office:value-type="float" office:value="0.015273668" calcext:value-type="float">
            <text:p>0.015273668</text:p>
          </table:table-cell>
          <table:table-cell office:value-type="float" office:value="0.028385065" calcext:value-type="float">
            <text:p>0.0283850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0390866" calcext:value-type="float">
            <text:p>0.0303908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2-02 23:10:46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770983192" calcext:value-type="float">
            <text:p>0.770983192</text:p>
          </table:table-cell>
          <table:table-cell office:value-type="float" office:value="0.203962946" calcext:value-type="float">
            <text:p>0.203962946</text:p>
          </table:table-cell>
          <table:table-cell office:value-type="float" office:value="0.268389019" calcext:value-type="float">
            <text:p>0.268389019</text:p>
          </table:table-cell>
          <table:table-cell office:value-type="float" office:value="5" calcext:value-type="float">
            <text:p>5</text:p>
          </table:table-cell>
          <table:table-cell office:value-type="float" office:value="0.262905987" calcext:value-type="float">
            <text:p>0.262905987</text:p>
          </table:table-cell>
          <table:table-cell/>
          <table:table-cell office:value-type="float" office:value="0.006298882" calcext:value-type="float">
            <text:p>0.006298882</text:p>
          </table:table-cell>
          <table:table-cell office:value-type="float" office:value="0.001666364" calcext:value-type="float">
            <text:p>0.001666364</text:p>
          </table:table-cell>
          <table:table-cell office:value-type="float" office:value="0.002192721" calcext:value-type="float">
            <text:p>0.0021927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147925" calcext:value-type="float">
            <text:p>0.002147925</text:p>
          </table:table-cell>
          <table:table-cell/>
          <table:table-cell office:value-type="float" office:value="0.00526028" calcext:value-type="float">
            <text:p>0.00526028</text:p>
          </table:table-cell>
          <table:table-cell office:value-type="float" office:value="0.000627761" calcext:value-type="float">
            <text:p>0.000627761</text:p>
          </table:table-cell>
          <table:table-cell office:value-type="float" office:value="0.001154118" calcext:value-type="float">
            <text:p>0.00115411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109322" calcext:value-type="float">
            <text:p>0.001109322</text:p>
          </table:table-cell>
          <table:table-cell/>
          <table:table-cell office:value-type="float" office:value="24.582660001" calcext:value-type="float">
            <text:p>24.582660001</text:p>
          </table:table-cell>
          <table:table-cell office:value-type="float" office:value="24.468277934" calcext:value-type="float">
            <text:p>24.468277934</text:p>
          </table:table-cell>
          <table:table-cell office:value-type="float" office:value="24.481274869" calcext:value-type="float">
            <text:p>24.481274869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480168761" calcext:value-type="float">
            <text:p>24.480168761</text:p>
          </table:table-cell>
          <table:table-cell/>
          <table:table-cell office:value-type="float" office:value="0.133328936" calcext:value-type="float">
            <text:p>0.133328936</text:p>
          </table:table-cell>
          <table:table-cell office:value-type="float" office:value="0.015912573" calcext:value-type="float">
            <text:p>0.015912573</text:p>
          </table:table-cell>
          <table:table-cell office:value-type="float" office:value="0.029254534" calcext:value-type="float">
            <text:p>0.0292545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8119065" calcext:value-type="float">
            <text:p>0.0281190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2-02 23:10:48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782918427" calcext:value-type="float">
            <text:p>0.782918427</text:p>
          </table:table-cell>
          <table:table-cell office:value-type="float" office:value="0.206574226" calcext:value-type="float">
            <text:p>0.206574226</text:p>
          </table:table-cell>
          <table:table-cell office:value-type="float" office:value="0.271751317" calcext:value-type="float">
            <text:p>0.271751317</text:p>
          </table:table-cell>
          <table:table-cell office:value-type="float" office:value="5" calcext:value-type="float">
            <text:p>5</text:p>
          </table:table-cell>
          <table:table-cell office:value-type="float" office:value="0.374448344" calcext:value-type="float">
            <text:p>0.374448344</text:p>
          </table:table-cell>
          <table:table-cell/>
          <table:table-cell office:value-type="float" office:value="0.006396392" calcext:value-type="float">
            <text:p>0.006396392</text:p>
          </table:table-cell>
          <table:table-cell office:value-type="float" office:value="0.001687698" calcext:value-type="float">
            <text:p>0.001687698</text:p>
          </table:table-cell>
          <table:table-cell office:value-type="float" office:value="0.00222019" calcext:value-type="float">
            <text:p>0.002220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59218" calcext:value-type="float">
            <text:p>0.003059218</text:p>
          </table:table-cell>
          <table:table-cell/>
          <table:table-cell office:value-type="float" office:value="0.00535779" calcext:value-type="float">
            <text:p>0.00535779</text:p>
          </table:table-cell>
          <table:table-cell office:value-type="float" office:value="0.000649095" calcext:value-type="float">
            <text:p>0.000649095</text:p>
          </table:table-cell>
          <table:table-cell office:value-type="float" office:value="0.001181588" calcext:value-type="float">
            <text:p>0.00118158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20616" calcext:value-type="float">
            <text:p>0.002020616</text:p>
          </table:table-cell>
          <table:table-cell/>
          <table:table-cell office:value-type="float" office:value="24.580014138" calcext:value-type="float">
            <text:p>24.580014138</text:p>
          </table:table-cell>
          <table:table-cell office:value-type="float" office:value="24.46375082" calcext:value-type="float">
            <text:p>24.46375082</text:p>
          </table:table-cell>
          <table:table-cell office:value-type="float" office:value="24.476899314" calcext:value-type="float">
            <text:p>24.476899314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97616572" calcext:value-type="float">
            <text:p>24.497616572</text:p>
          </table:table-cell>
          <table:table-cell/>
          <table:table-cell office:value-type="float" office:value="0.135800255" calcext:value-type="float">
            <text:p>0.135800255</text:p>
          </table:table-cell>
          <table:table-cell office:value-type="float" office:value="0.016453346" calcext:value-type="float">
            <text:p>0.016453346</text:p>
          </table:table-cell>
          <table:table-cell office:value-type="float" office:value="0.029950825" calcext:value-type="float">
            <text:p>0.02995082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1217824" calcext:value-type="float">
            <text:p>0.0512178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2-02 23:10:49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793701505" calcext:value-type="float">
            <text:p>0.793701505</text:p>
          </table:table-cell>
          <table:table-cell office:value-type="float" office:value="0.209784533" calcext:value-type="float">
            <text:p>0.209784533</text:p>
          </table:table-cell>
          <table:table-cell office:value-type="float" office:value="0.275419983" calcext:value-type="float">
            <text:p>0.275419983</text:p>
          </table:table-cell>
          <table:table-cell office:value-type="float" office:value="5" calcext:value-type="float">
            <text:p>5</text:p>
          </table:table-cell>
          <table:table-cell office:value-type="float" office:value="0.302730239" calcext:value-type="float">
            <text:p>0.302730239</text:p>
          </table:table-cell>
          <table:table-cell/>
          <table:table-cell office:value-type="float" office:value="0.006484489" calcext:value-type="float">
            <text:p>0.006484489</text:p>
          </table:table-cell>
          <table:table-cell office:value-type="float" office:value="0.001713926" calcext:value-type="float">
            <text:p>0.001713926</text:p>
          </table:table-cell>
          <table:table-cell office:value-type="float" office:value="0.002250163" calcext:value-type="float">
            <text:p>0.0022501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473286" calcext:value-type="float">
            <text:p>0.002473286</text:p>
          </table:table-cell>
          <table:table-cell/>
          <table:table-cell office:value-type="float" office:value="0.005445887" calcext:value-type="float">
            <text:p>0.005445887</text:p>
          </table:table-cell>
          <table:table-cell office:value-type="float" office:value="0.000675323" calcext:value-type="float">
            <text:p>0.000675323</text:p>
          </table:table-cell>
          <table:table-cell office:value-type="float" office:value="0.001211561" calcext:value-type="float">
            <text:p>0.00121156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434684" calcext:value-type="float">
            <text:p>0.001434684</text:p>
          </table:table-cell>
          <table:table-cell/>
          <table:table-cell office:value-type="float" office:value="24.582189243" calcext:value-type="float">
            <text:p>24.582189243</text:p>
          </table:table-cell>
          <table:table-cell office:value-type="float" office:value="24.464398454" calcext:value-type="float">
            <text:p>24.464398454</text:p>
          </table:table-cell>
          <table:table-cell office:value-type="float" office:value="24.477639408" calcext:value-type="float">
            <text:p>24.477639408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83148789" calcext:value-type="float">
            <text:p>24.483148789</text:p>
          </table:table-cell>
          <table:table-cell/>
          <table:table-cell office:value-type="float" office:value="0.138033001" calcext:value-type="float">
            <text:p>0.138033001</text:p>
          </table:table-cell>
          <table:table-cell office:value-type="float" office:value="0.017118171" calcext:value-type="float">
            <text:p>0.017118171</text:p>
          </table:table-cell>
          <table:table-cell office:value-type="float" office:value="0.03071056" calcext:value-type="float">
            <text:p>0.030710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6366149" calcext:value-type="float">
            <text:p>0.0363661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2-02 23:10:50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799512958" calcext:value-type="float">
            <text:p>0.799512958</text:p>
          </table:table-cell>
          <table:table-cell office:value-type="float" office:value="0.21275344" calcext:value-type="float">
            <text:p>0.21275344</text:p>
          </table:table-cell>
          <table:table-cell office:value-type="float" office:value="0.28006855" calcext:value-type="float">
            <text:p>0.28006855</text:p>
          </table:table-cell>
          <table:table-cell office:value-type="float" office:value="5" calcext:value-type="float">
            <text:p>5</text:p>
          </table:table-cell>
          <table:table-cell office:value-type="float" office:value="0.285020505" calcext:value-type="float">
            <text:p>0.285020505</text:p>
          </table:table-cell>
          <table:table-cell/>
          <table:table-cell office:value-type="float" office:value="0.006531969" calcext:value-type="float">
            <text:p>0.006531969</text:p>
          </table:table-cell>
          <table:table-cell office:value-type="float" office:value="0.001738182" calcext:value-type="float">
            <text:p>0.001738182</text:p>
          </table:table-cell>
          <table:table-cell office:value-type="float" office:value="0.002288142" calcext:value-type="float">
            <text:p>0.0022881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328599" calcext:value-type="float">
            <text:p>0.002328599</text:p>
          </table:table-cell>
          <table:table-cell/>
          <table:table-cell office:value-type="float" office:value="0.005493366" calcext:value-type="float">
            <text:p>0.005493366</text:p>
          </table:table-cell>
          <table:table-cell office:value-type="float" office:value="0.000699579" calcext:value-type="float">
            <text:p>0.000699579</text:p>
          </table:table-cell>
          <table:table-cell office:value-type="float" office:value="0.001249539" calcext:value-type="float">
            <text:p>0.0012495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289996" calcext:value-type="float">
            <text:p>0.001289996</text:p>
          </table:table-cell>
          <table:table-cell/>
          <table:table-cell office:value-type="float" office:value="24.593468206" calcext:value-type="float">
            <text:p>24.593468206</text:p>
          </table:table-cell>
          <table:table-cell office:value-type="float" office:value="24.475105181" calcext:value-type="float">
            <text:p>24.475105181</text:p>
          </table:table-cell>
          <table:table-cell office:value-type="float" office:value="24.488684846" calcext:value-type="float">
            <text:p>24.488684846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489683811" calcext:value-type="float">
            <text:p>24.489683811</text:p>
          </table:table-cell>
          <table:table-cell/>
          <table:table-cell office:value-type="float" office:value="0.139236319" calcext:value-type="float">
            <text:p>0.139236319</text:p>
          </table:table-cell>
          <table:table-cell office:value-type="float" office:value="0.017733005" calcext:value-type="float">
            <text:p>0.017733005</text:p>
          </table:table-cell>
          <table:table-cell office:value-type="float" office:value="0.031673219" calcext:value-type="float">
            <text:p>0.0316732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2698704" calcext:value-type="float">
            <text:p>0.0326987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2-02 23:10:51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801863766" calcext:value-type="float">
            <text:p>0.801863766</text:p>
          </table:table-cell>
          <table:table-cell office:value-type="float" office:value="0.215510156" calcext:value-type="float">
            <text:p>0.215510156</text:p>
          </table:table-cell>
          <table:table-cell office:value-type="float" office:value="0.284602676" calcext:value-type="float">
            <text:p>0.284602676</text:p>
          </table:table-cell>
          <table:table-cell office:value-type="float" office:value="5" calcext:value-type="float">
            <text:p>5</text:p>
          </table:table-cell>
          <table:table-cell office:value-type="float" office:value="0.284343992" calcext:value-type="float">
            <text:p>0.284343992</text:p>
          </table:table-cell>
          <table:table-cell/>
          <table:table-cell office:value-type="float" office:value="0.006551175" calcext:value-type="float">
            <text:p>0.006551175</text:p>
          </table:table-cell>
          <table:table-cell office:value-type="float" office:value="0.001760704" calcext:value-type="float">
            <text:p>0.001760704</text:p>
          </table:table-cell>
          <table:table-cell office:value-type="float" office:value="0.002325185" calcext:value-type="float">
            <text:p>0.0023251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323072" calcext:value-type="float">
            <text:p>0.002323072</text:p>
          </table:table-cell>
          <table:table-cell/>
          <table:table-cell office:value-type="float" office:value="0.005512572" calcext:value-type="float">
            <text:p>0.005512572</text:p>
          </table:table-cell>
          <table:table-cell office:value-type="float" office:value="0.000722101" calcext:value-type="float">
            <text:p>0.000722101</text:p>
          </table:table-cell>
          <table:table-cell office:value-type="float" office:value="0.001286583" calcext:value-type="float">
            <text:p>0.00128658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284469" calcext:value-type="float">
            <text:p>0.001284469</text:p>
          </table:table-cell>
          <table:table-cell/>
          <table:table-cell office:value-type="float" office:value="24.583835688" calcext:value-type="float">
            <text:p>24.583835688</text:p>
          </table:table-cell>
          <table:table-cell office:value-type="float" office:value="24.465553518" calcext:value-type="float">
            <text:p>24.465553518</text:p>
          </table:table-cell>
          <table:table-cell office:value-type="float" office:value="24.479491863" calcext:value-type="float">
            <text:p>24.479491863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79439678" calcext:value-type="float">
            <text:p>24.479439678</text:p>
          </table:table-cell>
          <table:table-cell/>
          <table:table-cell office:value-type="float" office:value="0.139723076" calcext:value-type="float">
            <text:p>0.139723076</text:p>
          </table:table-cell>
          <table:table-cell office:value-type="float" office:value="0.018303895" calcext:value-type="float">
            <text:p>0.018303895</text:p>
          </table:table-cell>
          <table:table-cell office:value-type="float" office:value="0.032612177" calcext:value-type="float">
            <text:p>0.0326121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2558607" calcext:value-type="float">
            <text:p>0.0325586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2-02 23:10:53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810674526" calcext:value-type="float">
            <text:p>0.810674526</text:p>
          </table:table-cell>
          <table:table-cell office:value-type="float" office:value="0.218147661" calcext:value-type="float">
            <text:p>0.218147661</text:p>
          </table:table-cell>
          <table:table-cell office:value-type="float" office:value="0.288491283" calcext:value-type="float">
            <text:p>0.288491283</text:p>
          </table:table-cell>
          <table:table-cell office:value-type="float" office:value="5" calcext:value-type="float">
            <text:p>5</text:p>
          </table:table-cell>
          <table:table-cell office:value-type="float" office:value="0.331043044" calcext:value-type="float">
            <text:p>0.331043044</text:p>
          </table:table-cell>
          <table:table-cell/>
          <table:table-cell office:value-type="float" office:value="0.006623158" calcext:value-type="float">
            <text:p>0.006623158</text:p>
          </table:table-cell>
          <table:table-cell office:value-type="float" office:value="0.001782252" calcext:value-type="float">
            <text:p>0.001782252</text:p>
          </table:table-cell>
          <table:table-cell office:value-type="float" office:value="0.002356955" calcext:value-type="float">
            <text:p>0.0023569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7046" calcext:value-type="float">
            <text:p>0.0027046</text:p>
          </table:table-cell>
          <table:table-cell/>
          <table:table-cell office:value-type="float" office:value="0.005584555" calcext:value-type="float">
            <text:p>0.005584555</text:p>
          </table:table-cell>
          <table:table-cell office:value-type="float" office:value="0.000743649" calcext:value-type="float">
            <text:p>0.000743649</text:p>
          </table:table-cell>
          <table:table-cell office:value-type="float" office:value="0.001318352" calcext:value-type="float">
            <text:p>0.0013183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665997" calcext:value-type="float">
            <text:p>0.001665997</text:p>
          </table:table-cell>
          <table:table-cell/>
          <table:table-cell office:value-type="float" office:value="24.59571963" calcext:value-type="float">
            <text:p>24.59571963</text:p>
          </table:table-cell>
          <table:table-cell office:value-type="float" office:value="24.476193379" calcext:value-type="float">
            <text:p>24.476193379</text:p>
          </table:table-cell>
          <table:table-cell office:value-type="float" office:value="24.490383976" calcext:value-type="float">
            <text:p>24.490383976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498967963" calcext:value-type="float">
            <text:p>24.498967963</text:p>
          </table:table-cell>
          <table:table-cell/>
          <table:table-cell office:value-type="float" office:value="0.141547425" calcext:value-type="float">
            <text:p>0.141547425</text:p>
          </table:table-cell>
          <table:table-cell office:value-type="float" office:value="0.018850097" calcext:value-type="float">
            <text:p>0.018850097</text:p>
          </table:table-cell>
          <table:table-cell office:value-type="float" office:value="0.033417457" calcext:value-type="float">
            <text:p>0.0334174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2229312" calcext:value-type="float">
            <text:p>0.0422293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2-02 23:10:54</text:p>
          </table:table-cell>
          <table:table-cell office:value-type="float" office:value="24.46288" calcext:value-type="float">
            <text:p>24.46288</text:p>
          </table:table-cell>
          <table:table-cell office:value-type="string" calcext:value-type="string">
            <text:p><text:s/></text:p>
          </table:table-cell>
          <table:table-cell office:value-type="float" office:value="0.814890363" calcext:value-type="float">
            <text:p>0.814890363</text:p>
          </table:table-cell>
          <table:table-cell office:value-type="float" office:value="0.220828083" calcext:value-type="float">
            <text:p>0.220828083</text:p>
          </table:table-cell>
          <table:table-cell office:value-type="float" office:value="0.29208008" calcext:value-type="float">
            <text:p>0.29208008</text:p>
          </table:table-cell>
          <table:table-cell office:value-type="float" office:value="5" calcext:value-type="float">
            <text:p>5</text:p>
          </table:table-cell>
          <table:table-cell office:value-type="float" office:value="0.395218181" calcext:value-type="float">
            <text:p>0.395218181</text:p>
          </table:table-cell>
          <table:table-cell/>
          <table:table-cell office:value-type="float" office:value="0.006657601" calcext:value-type="float">
            <text:p>0.006657601</text:p>
          </table:table-cell>
          <table:table-cell office:value-type="float" office:value="0.001804151" calcext:value-type="float">
            <text:p>0.001804151</text:p>
          </table:table-cell>
          <table:table-cell office:value-type="float" office:value="0.002386275" calcext:value-type="float">
            <text:p>0.0023862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28907" calcext:value-type="float">
            <text:p>0.003228907</text:p>
          </table:table-cell>
          <table:table-cell/>
          <table:table-cell office:value-type="float" office:value="0.005618998" calcext:value-type="float">
            <text:p>0.005618998</text:p>
          </table:table-cell>
          <table:table-cell office:value-type="float" office:value="0.000765548" calcext:value-type="float">
            <text:p>0.000765548</text:p>
          </table:table-cell>
          <table:table-cell office:value-type="float" office:value="0.001347672" calcext:value-type="float">
            <text:p>0.00134767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190304" calcext:value-type="float">
            <text:p>0.002190304</text:p>
          </table:table-cell>
          <table:table-cell/>
          <table:table-cell office:value-type="float" office:value="24.601623356" calcext:value-type="float">
            <text:p>24.601623356</text:p>
          </table:table-cell>
          <table:table-cell office:value-type="float" office:value="24.481787999" calcext:value-type="float">
            <text:p>24.481787999</text:p>
          </table:table-cell>
          <table:table-cell office:value-type="float" office:value="24.496161771" calcext:value-type="float">
            <text:p>24.496161771</text:p>
          </table:table-cell>
          <table:table-cell office:value-type="float" office:value="25.445485246" calcext:value-type="float">
            <text:p>25.445485246</text:p>
          </table:table-cell>
          <table:table-cell office:value-type="float" office:value="24.516967644" calcext:value-type="float">
            <text:p>24.516967644</text:p>
          </table:table-cell>
          <table:table-cell/>
          <table:table-cell office:value-type="float" office:value="0.142420352" calcext:value-type="float">
            <text:p>0.142420352</text:p>
          </table:table-cell>
          <table:table-cell office:value-type="float" office:value="0.019405186" calcext:value-type="float">
            <text:p>0.019405186</text:p>
          </table:table-cell>
          <table:table-cell office:value-type="float" office:value="0.034160648" calcext:value-type="float">
            <text:p>0.03416064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5518875" calcext:value-type="float">
            <text:p>0.0555188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2-02 23:10:55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875446901" calcext:value-type="float">
            <text:p>0.875446901</text:p>
          </table:table-cell>
          <table:table-cell office:value-type="float" office:value="0.223498371" calcext:value-type="float">
            <text:p>0.223498371</text:p>
          </table:table-cell>
          <table:table-cell office:value-type="float" office:value="0.295755898" calcext:value-type="float">
            <text:p>0.295755898</text:p>
          </table:table-cell>
          <table:table-cell office:value-type="float" office:value="5" calcext:value-type="float">
            <text:p>5</text:p>
          </table:table-cell>
          <table:table-cell office:value-type="float" office:value="0.420078685" calcext:value-type="float">
            <text:p>0.420078685</text:p>
          </table:table-cell>
          <table:table-cell/>
          <table:table-cell office:value-type="float" office:value="0.007152344" calcext:value-type="float">
            <text:p>0.007152344</text:p>
          </table:table-cell>
          <table:table-cell office:value-type="float" office:value="0.001825967" calcext:value-type="float">
            <text:p>0.001825967</text:p>
          </table:table-cell>
          <table:table-cell office:value-type="float" office:value="0.002416306" calcext:value-type="float">
            <text:p>0.00241630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32015" calcext:value-type="float">
            <text:p>0.003432015</text:p>
          </table:table-cell>
          <table:table-cell/>
          <table:table-cell office:value-type="float" office:value="0.006113741" calcext:value-type="float">
            <text:p>0.006113741</text:p>
          </table:table-cell>
          <table:table-cell office:value-type="float" office:value="0.000787364" calcext:value-type="float">
            <text:p>0.000787364</text:p>
          </table:table-cell>
          <table:table-cell office:value-type="float" office:value="0.001377704" calcext:value-type="float">
            <text:p>0.00137770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93413" calcext:value-type="float">
            <text:p>0.002393413</text:p>
          </table:table-cell>
          <table:table-cell/>
          <table:table-cell office:value-type="float" office:value="24.60878492" calcext:value-type="float">
            <text:p>24.60878492</text:p>
          </table:table-cell>
          <table:table-cell office:value-type="float" office:value="24.477272797" calcext:value-type="float">
            <text:p>24.477272797</text:p>
          </table:table-cell>
          <table:table-cell office:value-type="float" office:value="24.491849475" calcext:value-type="float">
            <text:p>24.491849475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16928947" calcext:value-type="float">
            <text:p>24.516928947</text:p>
          </table:table-cell>
          <table:table-cell/>
          <table:table-cell office:value-type="float" office:value="0.154959017" calcext:value-type="float">
            <text:p>0.154959017</text:p>
          </table:table-cell>
          <table:table-cell office:value-type="float" office:value="0.019958177" calcext:value-type="float">
            <text:p>0.019958177</text:p>
          </table:table-cell>
          <table:table-cell office:value-type="float" office:value="0.03492186" calcext:value-type="float">
            <text:p>0.034921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666997" calcext:value-type="float">
            <text:p>0.0606669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2-02 23:10:56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88159214" calcext:value-type="float">
            <text:p>0.88159214</text:p>
          </table:table-cell>
          <table:table-cell office:value-type="float" office:value="0.226555494" calcext:value-type="float">
            <text:p>0.226555494</text:p>
          </table:table-cell>
          <table:table-cell office:value-type="float" office:value="0.300176179" calcext:value-type="float">
            <text:p>0.300176179</text:p>
          </table:table-cell>
          <table:table-cell office:value-type="float" office:value="5" calcext:value-type="float">
            <text:p>5</text:p>
          </table:table-cell>
          <table:table-cell office:value-type="float" office:value="0.354735894" calcext:value-type="float">
            <text:p>0.354735894</text:p>
          </table:table-cell>
          <table:table-cell/>
          <table:table-cell office:value-type="float" office:value="0.00720255" calcext:value-type="float">
            <text:p>0.00720255</text:p>
          </table:table-cell>
          <table:table-cell office:value-type="float" office:value="0.001850944" calcext:value-type="float">
            <text:p>0.001850944</text:p>
          </table:table-cell>
          <table:table-cell office:value-type="float" office:value="0.00245242" calcext:value-type="float">
            <text:p>0.002452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98169" calcext:value-type="float">
            <text:p>0.002898169</text:p>
          </table:table-cell>
          <table:table-cell/>
          <table:table-cell office:value-type="float" office:value="0.006163947" calcext:value-type="float">
            <text:p>0.006163947</text:p>
          </table:table-cell>
          <table:table-cell office:value-type="float" office:value="0.000812341" calcext:value-type="float">
            <text:p>0.000812341</text:p>
          </table:table-cell>
          <table:table-cell office:value-type="float" office:value="0.001413817" calcext:value-type="float">
            <text:p>0.0014138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59566" calcext:value-type="float">
            <text:p>0.001859566</text:p>
          </table:table-cell>
          <table:table-cell/>
          <table:table-cell office:value-type="float" office:value="24.604971194" calcext:value-type="float">
            <text:p>24.604971194</text:p>
          </table:table-cell>
          <table:table-cell office:value-type="float" office:value="24.472835638" calcext:value-type="float">
            <text:p>24.472835638</text:p>
          </table:table-cell>
          <table:table-cell office:value-type="float" office:value="24.487687367" calcext:value-type="float">
            <text:p>24.487687367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498693738" calcext:value-type="float">
            <text:p>24.498693738</text:p>
          </table:table-cell>
          <table:table-cell/>
          <table:table-cell office:value-type="float" office:value="0.156231422" calcext:value-type="float">
            <text:p>0.156231422</text:p>
          </table:table-cell>
          <table:table-cell office:value-type="float" office:value="0.020591277" calcext:value-type="float">
            <text:p>0.020591277</text:p>
          </table:table-cell>
          <table:table-cell office:value-type="float" office:value="0.035837239" calcext:value-type="float">
            <text:p>0.0358372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7135717" calcext:value-type="float">
            <text:p>0.0471357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2-02 23:10:58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836166243" calcext:value-type="float">
            <text:p>0.836166243</text:p>
          </table:table-cell>
          <table:table-cell office:value-type="float" office:value="0.229367641" calcext:value-type="float">
            <text:p>0.229367641</text:p>
          </table:table-cell>
          <table:table-cell office:value-type="float" office:value="0.305785573" calcext:value-type="float">
            <text:p>0.305785573</text:p>
          </table:table-cell>
          <table:table-cell office:value-type="float" office:value="5" calcext:value-type="float">
            <text:p>5</text:p>
          </table:table-cell>
          <table:table-cell office:value-type="float" office:value="0.348612112" calcext:value-type="float">
            <text:p>0.348612112</text:p>
          </table:table-cell>
          <table:table-cell/>
          <table:table-cell office:value-type="float" office:value="0.006831424" calcext:value-type="float">
            <text:p>0.006831424</text:p>
          </table:table-cell>
          <table:table-cell office:value-type="float" office:value="0.001873919" calcext:value-type="float">
            <text:p>0.001873919</text:p>
          </table:table-cell>
          <table:table-cell office:value-type="float" office:value="0.002498248" calcext:value-type="float">
            <text:p>0.0024982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48138" calcext:value-type="float">
            <text:p>0.002848138</text:p>
          </table:table-cell>
          <table:table-cell/>
          <table:table-cell office:value-type="float" office:value="0.005792821" calcext:value-type="float">
            <text:p>0.005792821</text:p>
          </table:table-cell>
          <table:table-cell office:value-type="float" office:value="0.000835316" calcext:value-type="float">
            <text:p>0.000835316</text:p>
          </table:table-cell>
          <table:table-cell office:value-type="float" office:value="0.001459645" calcext:value-type="float">
            <text:p>0.0014596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09535" calcext:value-type="float">
            <text:p>0.001809535</text:p>
          </table:table-cell>
          <table:table-cell/>
          <table:table-cell office:value-type="float" office:value="24.590754963" calcext:value-type="float">
            <text:p>24.590754963</text:p>
          </table:table-cell>
          <table:table-cell office:value-type="float" office:value="24.468349065" calcext:value-type="float">
            <text:p>24.468349065</text:p>
          </table:table-cell>
          <table:table-cell office:value-type="float" office:value="24.48376515" calcext:value-type="float">
            <text:p>24.48376515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92404618" calcext:value-type="float">
            <text:p>24.492404618</text:p>
          </table:table-cell>
          <table:table-cell/>
          <table:table-cell office:value-type="float" office:value="0.146825698" calcext:value-type="float">
            <text:p>0.146825698</text:p>
          </table:table-cell>
          <table:table-cell office:value-type="float" office:value="0.021173644" calcext:value-type="float">
            <text:p>0.021173644</text:p>
          </table:table-cell>
          <table:table-cell office:value-type="float" office:value="0.036998866" calcext:value-type="float">
            <text:p>0.0369988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5867584" calcext:value-type="float">
            <text:p>0.045867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2-02 23:10:59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785421227" calcext:value-type="float">
            <text:p>0.785421227</text:p>
          </table:table-cell>
          <table:table-cell office:value-type="float" office:value="0.231887726" calcext:value-type="float">
            <text:p>0.231887726</text:p>
          </table:table-cell>
          <table:table-cell office:value-type="float" office:value="0.312167443" calcext:value-type="float">
            <text:p>0.312167443</text:p>
          </table:table-cell>
          <table:table-cell office:value-type="float" office:value="5" calcext:value-type="float">
            <text:p>5</text:p>
          </table:table-cell>
          <table:table-cell office:value-type="float" office:value="0.497999251" calcext:value-type="float">
            <text:p>0.497999251</text:p>
          </table:table-cell>
          <table:table-cell/>
          <table:table-cell office:value-type="float" office:value="0.00641684" calcext:value-type="float">
            <text:p>0.00641684</text:p>
          </table:table-cell>
          <table:table-cell office:value-type="float" office:value="0.001894508" calcext:value-type="float">
            <text:p>0.001894508</text:p>
          </table:table-cell>
          <table:table-cell office:value-type="float" office:value="0.002550388" calcext:value-type="float">
            <text:p>0.0025503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68621" calcext:value-type="float">
            <text:p>0.004068621</text:p>
          </table:table-cell>
          <table:table-cell/>
          <table:table-cell office:value-type="float" office:value="0.005378237" calcext:value-type="float">
            <text:p>0.005378237</text:p>
          </table:table-cell>
          <table:table-cell office:value-type="float" office:value="0.000855905" calcext:value-type="float">
            <text:p>0.000855905</text:p>
          </table:table-cell>
          <table:table-cell office:value-type="float" office:value="0.001511785" calcext:value-type="float">
            <text:p>0.00151178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30019" calcext:value-type="float">
            <text:p>0.003030019</text:p>
          </table:table-cell>
          <table:table-cell/>
          <table:table-cell office:value-type="float" office:value="24.600732461" calcext:value-type="float">
            <text:p>24.600732461</text:p>
          </table:table-cell>
          <table:table-cell office:value-type="float" office:value="24.489072969" calcext:value-type="float">
            <text:p>24.489072969</text:p>
          </table:table-cell>
          <table:table-cell office:value-type="float" office:value="24.505267796" calcext:value-type="float">
            <text:p>24.505267796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42754737" calcext:value-type="float">
            <text:p>24.542754737</text:p>
          </table:table-cell>
          <table:table-cell/>
          <table:table-cell office:value-type="float" office:value="0.136318486" calcext:value-type="float">
            <text:p>0.136318486</text:p>
          </table:table-cell>
          <table:table-cell office:value-type="float" office:value="0.021695528" calcext:value-type="float">
            <text:p>0.021695528</text:p>
          </table:table-cell>
          <table:table-cell office:value-type="float" office:value="0.038320459" calcext:value-type="float">
            <text:p>0.0383204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802604" calcext:value-type="float">
            <text:p>0.0768026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2-02 23:11:00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7719619" calcext:value-type="float">
            <text:p>0.7719619</text:p>
          </table:table-cell>
          <table:table-cell office:value-type="float" office:value="0.23438218" calcext:value-type="float">
            <text:p>0.23438218</text:p>
          </table:table-cell>
          <table:table-cell office:value-type="float" office:value="0.322279372" calcext:value-type="float">
            <text:p>0.322279372</text:p>
          </table:table-cell>
          <table:table-cell office:value-type="float" office:value="5" calcext:value-type="float">
            <text:p>5</text:p>
          </table:table-cell>
          <table:table-cell office:value-type="float" office:value="0.327127615" calcext:value-type="float">
            <text:p>0.327127615</text:p>
          </table:table-cell>
          <table:table-cell/>
          <table:table-cell office:value-type="float" office:value="0.006306878" calcext:value-type="float">
            <text:p>0.006306878</text:p>
          </table:table-cell>
          <table:table-cell office:value-type="float" office:value="0.001914887" calcext:value-type="float">
            <text:p>0.001914887</text:p>
          </table:table-cell>
          <table:table-cell office:value-type="float" office:value="0.002633001" calcext:value-type="float">
            <text:p>0.0026330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672611" calcext:value-type="float">
            <text:p>0.002672611</text:p>
          </table:table-cell>
          <table:table-cell/>
          <table:table-cell office:value-type="float" office:value="0.005268276" calcext:value-type="float">
            <text:p>0.005268276</text:p>
          </table:table-cell>
          <table:table-cell office:value-type="float" office:value="0.000876284" calcext:value-type="float">
            <text:p>0.000876284</text:p>
          </table:table-cell>
          <table:table-cell office:value-type="float" office:value="0.001594399" calcext:value-type="float">
            <text:p>0.00159439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634008" calcext:value-type="float">
            <text:p>0.001634008</text:p>
          </table:table-cell>
          <table:table-cell/>
          <table:table-cell office:value-type="float" office:value="24.582857421" calcext:value-type="float">
            <text:p>24.582857421</text:p>
          </table:table-cell>
          <table:table-cell office:value-type="float" office:value="24.47441455" calcext:value-type="float">
            <text:p>24.47441455</text:p>
          </table:table-cell>
          <table:table-cell office:value-type="float" office:value="24.492146274" calcext:value-type="float">
            <text:p>24.492146274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493124314" calcext:value-type="float">
            <text:p>24.493124314</text:p>
          </table:table-cell>
          <table:table-cell/>
          <table:table-cell office:value-type="float" office:value="0.133531588" calcext:value-type="float">
            <text:p>0.133531588</text:p>
          </table:table-cell>
          <table:table-cell office:value-type="float" office:value="0.022212103" calcext:value-type="float">
            <text:p>0.022212103</text:p>
          </table:table-cell>
          <table:table-cell office:value-type="float" office:value="0.04041449" calcext:value-type="float">
            <text:p>0.0404144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1418487" calcext:value-type="float">
            <text:p>0.041418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2-02 23:11:02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735160796" calcext:value-type="float">
            <text:p>0.735160796</text:p>
          </table:table-cell>
          <table:table-cell office:value-type="float" office:value="0.236613779" calcext:value-type="float">
            <text:p>0.236613779</text:p>
          </table:table-cell>
          <table:table-cell office:value-type="float" office:value="0.32903854" calcext:value-type="float">
            <text:p>0.32903854</text:p>
          </table:table-cell>
          <table:table-cell office:value-type="float" office:value="5" calcext:value-type="float">
            <text:p>5</text:p>
          </table:table-cell>
          <table:table-cell office:value-type="float" office:value="0.403747607" calcext:value-type="float">
            <text:p>0.403747607</text:p>
          </table:table-cell>
          <table:table-cell/>
          <table:table-cell office:value-type="float" office:value="0.006006216" calcext:value-type="float">
            <text:p>0.006006216</text:p>
          </table:table-cell>
          <table:table-cell office:value-type="float" office:value="0.001933119" calcext:value-type="float">
            <text:p>0.001933119</text:p>
          </table:table-cell>
          <table:table-cell office:value-type="float" office:value="0.002688223" calcext:value-type="float">
            <text:p>0.0026882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98592" calcext:value-type="float">
            <text:p>0.003298592</text:p>
          </table:table-cell>
          <table:table-cell/>
          <table:table-cell office:value-type="float" office:value="0.004967613" calcext:value-type="float">
            <text:p>0.004967613</text:p>
          </table:table-cell>
          <table:table-cell office:value-type="float" office:value="0.000894516" calcext:value-type="float">
            <text:p>0.000894516</text:p>
          </table:table-cell>
          <table:table-cell office:value-type="float" office:value="0.001649621" calcext:value-type="float">
            <text:p>0.0016496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59989" calcext:value-type="float">
            <text:p>0.002259989</text:p>
          </table:table-cell>
          <table:table-cell/>
          <table:table-cell office:value-type="float" office:value="24.570380671" calcext:value-type="float">
            <text:p>24.570380671</text:p>
          </table:table-cell>
          <table:table-cell office:value-type="float" office:value="24.469810866" calcext:value-type="float">
            <text:p>24.469810866</text:p>
          </table:table-cell>
          <table:table-cell office:value-type="float" office:value="24.488456018" calcext:value-type="float">
            <text:p>24.488456018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03527094" calcext:value-type="float">
            <text:p>24.503527094</text:p>
          </table:table-cell>
          <table:table-cell/>
          <table:table-cell office:value-type="float" office:value="0.125911477" calcext:value-type="float">
            <text:p>0.125911477</text:p>
          </table:table-cell>
          <table:table-cell office:value-type="float" office:value="0.022674244" calcext:value-type="float">
            <text:p>0.022674244</text:p>
          </table:table-cell>
          <table:table-cell office:value-type="float" office:value="0.04181421" calcext:value-type="float">
            <text:p>0.041814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7285155" calcext:value-type="float">
            <text:p>0.0572851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2-02 23:11:03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897651422" calcext:value-type="float">
            <text:p>0.897651422</text:p>
          </table:table-cell>
          <table:table-cell office:value-type="float" office:value="0.239242344" calcext:value-type="float">
            <text:p>0.239242344</text:p>
          </table:table-cell>
          <table:table-cell office:value-type="float" office:value="0.33559684" calcext:value-type="float">
            <text:p>0.33559684</text:p>
          </table:table-cell>
          <table:table-cell office:value-type="float" office:value="5" calcext:value-type="float">
            <text:p>5</text:p>
          </table:table-cell>
          <table:table-cell office:value-type="float" office:value="0.378772065" calcext:value-type="float">
            <text:p>0.378772065</text:p>
          </table:table-cell>
          <table:table-cell/>
          <table:table-cell office:value-type="float" office:value="0.007333753" calcext:value-type="float">
            <text:p>0.007333753</text:p>
          </table:table-cell>
          <table:table-cell office:value-type="float" office:value="0.001954594" calcext:value-type="float">
            <text:p>0.001954594</text:p>
          </table:table-cell>
          <table:table-cell office:value-type="float" office:value="0.002741804" calcext:value-type="float">
            <text:p>0.00274180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94543" calcext:value-type="float">
            <text:p>0.003094543</text:p>
          </table:table-cell>
          <table:table-cell/>
          <table:table-cell office:value-type="float" office:value="0.006295151" calcext:value-type="float">
            <text:p>0.006295151</text:p>
          </table:table-cell>
          <table:table-cell office:value-type="float" office:value="0.000915992" calcext:value-type="float">
            <text:p>0.000915992</text:p>
          </table:table-cell>
          <table:table-cell office:value-type="float" office:value="0.001703202" calcext:value-type="float">
            <text:p>0.00170320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5594" calcext:value-type="float">
            <text:p>0.00205594</text:p>
          </table:table-cell>
          <table:table-cell/>
          <table:table-cell office:value-type="float" office:value="24.613263777" calcext:value-type="float">
            <text:p>24.613263777</text:p>
          </table:table-cell>
          <table:table-cell office:value-type="float" office:value="24.480448882" calcext:value-type="float">
            <text:p>24.480448882</text:p>
          </table:table-cell>
          <table:table-cell office:value-type="float" office:value="24.499886598" calcext:value-type="float">
            <text:p>24.499886598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08596281" calcext:value-type="float">
            <text:p>24.508596281</text:p>
          </table:table-cell>
          <table:table-cell/>
          <table:table-cell office:value-type="float" office:value="0.159556574" calcext:value-type="float">
            <text:p>0.159556574</text:p>
          </table:table-cell>
          <table:table-cell office:value-type="float" office:value="0.023218592" calcext:value-type="float">
            <text:p>0.023218592</text:p>
          </table:table-cell>
          <table:table-cell office:value-type="float" office:value="0.043172332" calcext:value-type="float">
            <text:p>0.0431723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2113189" calcext:value-type="float">
            <text:p>0.0521131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2-02 23:11:04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961771722" calcext:value-type="float">
            <text:p>0.961771722</text:p>
          </table:table-cell>
          <table:table-cell office:value-type="float" office:value="0.241862564" calcext:value-type="float">
            <text:p>0.241862564</text:p>
          </table:table-cell>
          <table:table-cell office:value-type="float" office:value="0.343658965" calcext:value-type="float">
            <text:p>0.343658965</text:p>
          </table:table-cell>
          <table:table-cell office:value-type="float" office:value="5" calcext:value-type="float">
            <text:p>5</text:p>
          </table:table-cell>
          <table:table-cell office:value-type="float" office:value="0.36414568" calcext:value-type="float">
            <text:p>0.36414568</text:p>
          </table:table-cell>
          <table:table-cell/>
          <table:table-cell office:value-type="float" office:value="0.007857612" calcext:value-type="float">
            <text:p>0.007857612</text:p>
          </table:table-cell>
          <table:table-cell office:value-type="float" office:value="0.001976001" calcext:value-type="float">
            <text:p>0.001976001</text:p>
          </table:table-cell>
          <table:table-cell office:value-type="float" office:value="0.002807671" calcext:value-type="float">
            <text:p>0.0028076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975046" calcext:value-type="float">
            <text:p>0.002975046</text:p>
          </table:table-cell>
          <table:table-cell/>
          <table:table-cell office:value-type="float" office:value="0.006819009" calcext:value-type="float">
            <text:p>0.006819009</text:p>
          </table:table-cell>
          <table:table-cell office:value-type="float" office:value="0.000937399" calcext:value-type="float">
            <text:p>0.000937399</text:p>
          </table:table-cell>
          <table:table-cell office:value-type="float" office:value="0.001769069" calcext:value-type="float">
            <text:p>0.0017690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36444" calcext:value-type="float">
            <text:p>0.001936444</text:p>
          </table:table-cell>
          <table:table-cell/>
          <table:table-cell office:value-type="float" office:value="24.621144126" calcext:value-type="float">
            <text:p>24.621144126</text:p>
          </table:table-cell>
          <table:table-cell office:value-type="float" office:value="24.475923598" calcext:value-type="float">
            <text:p>24.475923598</text:p>
          </table:table-cell>
          <table:table-cell office:value-type="float" office:value="24.49645919" calcext:value-type="float">
            <text:p>24.49645919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0059197" calcext:value-type="float">
            <text:p>24.50059197</text:p>
          </table:table-cell>
          <table:table-cell/>
          <table:table-cell office:value-type="float" office:value="0.172832855" calcext:value-type="float">
            <text:p>0.172832855</text:p>
          </table:table-cell>
          <table:table-cell office:value-type="float" office:value="0.023761211" calcext:value-type="float">
            <text:p>0.023761211</text:p>
          </table:table-cell>
          <table:table-cell office:value-type="float" office:value="0.044841869" calcext:value-type="float">
            <text:p>0.0448418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9084324" calcext:value-type="float">
            <text:p>0.0490843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2-02 23:11:05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92419695" calcext:value-type="float">
            <text:p>0.92419695</text:p>
          </table:table-cell>
          <table:table-cell office:value-type="float" office:value="0.244101911" calcext:value-type="float">
            <text:p>0.244101911</text:p>
          </table:table-cell>
          <table:table-cell office:value-type="float" office:value="0.350522441" calcext:value-type="float">
            <text:p>0.350522441</text:p>
          </table:table-cell>
          <table:table-cell office:value-type="float" office:value="5" calcext:value-type="float">
            <text:p>5</text:p>
          </table:table-cell>
          <table:table-cell office:value-type="float" office:value="0.417331507" calcext:value-type="float">
            <text:p>0.417331507</text:p>
          </table:table-cell>
          <table:table-cell/>
          <table:table-cell office:value-type="float" office:value="0.007550629" calcext:value-type="float">
            <text:p>0.007550629</text:p>
          </table:table-cell>
          <table:table-cell office:value-type="float" office:value="0.001994297" calcext:value-type="float">
            <text:p>0.001994297</text:p>
          </table:table-cell>
          <table:table-cell office:value-type="float" office:value="0.002863745" calcext:value-type="float">
            <text:p>0.0028637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09571" calcext:value-type="float">
            <text:p>0.003409571</text:p>
          </table:table-cell>
          <table:table-cell/>
          <table:table-cell office:value-type="float" office:value="0.006512026" calcext:value-type="float">
            <text:p>0.006512026</text:p>
          </table:table-cell>
          <table:table-cell office:value-type="float" office:value="0.000955694" calcext:value-type="float">
            <text:p>0.000955694</text:p>
          </table:table-cell>
          <table:table-cell office:value-type="float" office:value="0.001825143" calcext:value-type="float">
            <text:p>0.00182514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70968" calcext:value-type="float">
            <text:p>0.002370968</text:p>
          </table:table-cell>
          <table:table-cell/>
          <table:table-cell office:value-type="float" office:value="24.613564991" calcext:value-type="float">
            <text:p>24.613564991</text:p>
          </table:table-cell>
          <table:table-cell office:value-type="float" office:value="24.47637535" calcext:value-type="float">
            <text:p>24.47637535</text:p>
          </table:table-cell>
          <table:table-cell office:value-type="float" office:value="24.497843759" calcext:value-type="float">
            <text:p>24.497843759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11321062" calcext:value-type="float">
            <text:p>24.511321062</text:p>
          </table:table-cell>
          <table:table-cell/>
          <table:table-cell office:value-type="float" office:value="0.165052923" calcext:value-type="float">
            <text:p>0.165052923</text:p>
          </table:table-cell>
          <table:table-cell office:value-type="float" office:value="0.024224956" calcext:value-type="float">
            <text:p>0.024224956</text:p>
          </table:table-cell>
          <table:table-cell office:value-type="float" office:value="0.046263182" calcext:value-type="float">
            <text:p>0.0462631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098112" calcext:value-type="float">
            <text:p>0.0600981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2-02 23:11:07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775250885" calcext:value-type="float">
            <text:p>0.775250885</text:p>
          </table:table-cell>
          <table:table-cell office:value-type="float" office:value="0.246410399" calcext:value-type="float">
            <text:p>0.246410399</text:p>
          </table:table-cell>
          <table:table-cell office:value-type="float" office:value="0.356393499" calcext:value-type="float">
            <text:p>0.356393499</text:p>
          </table:table-cell>
          <table:table-cell office:value-type="float" office:value="5" calcext:value-type="float">
            <text:p>5</text:p>
          </table:table-cell>
          <table:table-cell office:value-type="float" office:value="0.482078252" calcext:value-type="float">
            <text:p>0.482078252</text:p>
          </table:table-cell>
          <table:table-cell/>
          <table:table-cell office:value-type="float" office:value="0.006333749" calcext:value-type="float">
            <text:p>0.006333749</text:p>
          </table:table-cell>
          <table:table-cell office:value-type="float" office:value="0.002013157" calcext:value-type="float">
            <text:p>0.002013157</text:p>
          </table:table-cell>
          <table:table-cell office:value-type="float" office:value="0.002911712" calcext:value-type="float">
            <text:p>0.0029117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38548" calcext:value-type="float">
            <text:p>0.003938548</text:p>
          </table:table-cell>
          <table:table-cell/>
          <table:table-cell office:value-type="float" office:value="0.005295146" calcext:value-type="float">
            <text:p>0.005295146</text:p>
          </table:table-cell>
          <table:table-cell office:value-type="float" office:value="0.000974554" calcext:value-type="float">
            <text:p>0.000974554</text:p>
          </table:table-cell>
          <table:table-cell office:value-type="float" office:value="0.001873109" calcext:value-type="float">
            <text:p>0.00187310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99945" calcext:value-type="float">
            <text:p>0.002899945</text:p>
          </table:table-cell>
          <table:table-cell/>
          <table:table-cell office:value-type="float" office:value="24.578467479" calcext:value-type="float">
            <text:p>24.578467479</text:p>
          </table:table-cell>
          <table:table-cell office:value-type="float" office:value="24.471787185" calcext:value-type="float">
            <text:p>24.471787185</text:p>
          </table:table-cell>
          <table:table-cell office:value-type="float" office:value="24.493974363" calcext:value-type="float">
            <text:p>24.493974363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19328531" calcext:value-type="float">
            <text:p>24.519328531</text:p>
          </table:table-cell>
          <table:table-cell/>
          <table:table-cell office:value-type="float" office:value="0.134212609" calcext:value-type="float">
            <text:p>0.134212609</text:p>
          </table:table-cell>
          <table:table-cell office:value-type="float" office:value="0.024703018" calcext:value-type="float">
            <text:p>0.024703018</text:p>
          </table:table-cell>
          <table:table-cell office:value-type="float" office:value="0.04747898" calcext:value-type="float">
            <text:p>0.047478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3505748" calcext:value-type="float">
            <text:p>0.0735057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2-02 23:11:08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736526935" calcext:value-type="float">
            <text:p>0.736526935</text:p>
          </table:table-cell>
          <table:table-cell office:value-type="float" office:value="0.248609811" calcext:value-type="float">
            <text:p>0.248609811</text:p>
          </table:table-cell>
          <table:table-cell office:value-type="float" office:value="0.361658974" calcext:value-type="float">
            <text:p>0.361658974</text:p>
          </table:table-cell>
          <table:table-cell office:value-type="float" office:value="5" calcext:value-type="float">
            <text:p>5</text:p>
          </table:table-cell>
          <table:table-cell office:value-type="float" office:value="0.430784277" calcext:value-type="float">
            <text:p>0.430784277</text:p>
          </table:table-cell>
          <table:table-cell/>
          <table:table-cell office:value-type="float" office:value="0.006017377" calcext:value-type="float">
            <text:p>0.006017377</text:p>
          </table:table-cell>
          <table:table-cell office:value-type="float" office:value="0.002031126" calcext:value-type="float">
            <text:p>0.002031126</text:p>
          </table:table-cell>
          <table:table-cell office:value-type="float" office:value="0.00295473" calcext:value-type="float">
            <text:p>0.002954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19479" calcext:value-type="float">
            <text:p>0.003519479</text:p>
          </table:table-cell>
          <table:table-cell/>
          <table:table-cell office:value-type="float" office:value="0.004978774" calcext:value-type="float">
            <text:p>0.004978774</text:p>
          </table:table-cell>
          <table:table-cell office:value-type="float" office:value="0.000992523" calcext:value-type="float">
            <text:p>0.000992523</text:p>
          </table:table-cell>
          <table:table-cell office:value-type="float" office:value="0.001916127" calcext:value-type="float">
            <text:p>0.0019161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80877" calcext:value-type="float">
            <text:p>0.002480877</text:p>
          </table:table-cell>
          <table:table-cell/>
          <table:table-cell office:value-type="float" office:value="24.570656244" calcext:value-type="float">
            <text:p>24.570656244</text:p>
          </table:table-cell>
          <table:table-cell office:value-type="float" office:value="24.472230883" calcext:value-type="float">
            <text:p>24.472230883</text:p>
          </table:table-cell>
          <table:table-cell office:value-type="float" office:value="24.49503657" calcext:value-type="float">
            <text:p>24.49503657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08981157" calcext:value-type="float">
            <text:p>24.508981157</text:p>
          </table:table-cell>
          <table:table-cell/>
          <table:table-cell office:value-type="float" office:value="0.126194354" calcext:value-type="float">
            <text:p>0.126194354</text:p>
          </table:table-cell>
          <table:table-cell office:value-type="float" office:value="0.025158492" calcext:value-type="float">
            <text:p>0.025158492</text:p>
          </table:table-cell>
          <table:table-cell office:value-type="float" office:value="0.04856937" calcext:value-type="float">
            <text:p>0.048569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883905" calcext:value-type="float">
            <text:p>0.0628839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2-02 23:11:09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66543289" calcext:value-type="float">
            <text:p>0.66543289</text:p>
          </table:table-cell>
          <table:table-cell office:value-type="float" office:value="0.250886709" calcext:value-type="float">
            <text:p>0.250886709</text:p>
          </table:table-cell>
          <table:table-cell office:value-type="float" office:value="0.366538807" calcext:value-type="float">
            <text:p>0.366538807</text:p>
          </table:table-cell>
          <table:table-cell office:value-type="float" office:value="5" calcext:value-type="float">
            <text:p>5</text:p>
          </table:table-cell>
          <table:table-cell office:value-type="float" office:value="0.397642898" calcext:value-type="float">
            <text:p>0.397642898</text:p>
          </table:table-cell>
          <table:table-cell/>
          <table:table-cell office:value-type="float" office:value="0.005436543" calcext:value-type="float">
            <text:p>0.005436543</text:p>
          </table:table-cell>
          <table:table-cell office:value-type="float" office:value="0.002049728" calcext:value-type="float">
            <text:p>0.002049728</text:p>
          </table:table-cell>
          <table:table-cell office:value-type="float" office:value="0.002994598" calcext:value-type="float">
            <text:p>0.0029945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48716" calcext:value-type="float">
            <text:p>0.003248716</text:p>
          </table:table-cell>
          <table:table-cell/>
          <table:table-cell office:value-type="float" office:value="0.00439794" calcext:value-type="float">
            <text:p>0.00439794</text:p>
          </table:table-cell>
          <table:table-cell office:value-type="float" office:value="0.001011125" calcext:value-type="float">
            <text:p>0.001011125</text:p>
          </table:table-cell>
          <table:table-cell office:value-type="float" office:value="0.001955995" calcext:value-type="float">
            <text:p>0.00195599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10114" calcext:value-type="float">
            <text:p>0.002210114</text:p>
          </table:table-cell>
          <table:table-cell/>
          <table:table-cell office:value-type="float" office:value="24.56136878" calcext:value-type="float">
            <text:p>24.56136878</text:p>
          </table:table-cell>
          <table:table-cell office:value-type="float" office:value="24.477744072" calcext:value-type="float">
            <text:p>24.477744072</text:p>
          </table:table-cell>
          <table:table-cell office:value-type="float" office:value="24.501074734" calcext:value-type="float">
            <text:p>24.501074734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07349322" calcext:value-type="float">
            <text:p>24.507349322</text:p>
          </table:table-cell>
          <table:table-cell/>
          <table:table-cell office:value-type="float" office:value="0.111473279" calcext:value-type="float">
            <text:p>0.111473279</text:p>
          </table:table-cell>
          <table:table-cell office:value-type="float" office:value="0.025630012" calcext:value-type="float">
            <text:p>0.025630012</text:p>
          </table:table-cell>
          <table:table-cell office:value-type="float" office:value="0.049579899" calcext:value-type="float">
            <text:p>0.0495798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6020988" calcext:value-type="float">
            <text:p>0.0560209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2-02 23:11:10</text:p>
          </table:table-cell>
          <table:table-cell office:value-type="float" office:value="24.46288" calcext:value-type="float">
            <text:p>24.46288</text:p>
          </table:table-cell>
          <table:table-cell office:value-type="string" calcext:value-type="string">
            <text:p><text:s/></text:p>
          </table:table-cell>
          <table:table-cell office:value-type="float" office:value="0.913009752" calcext:value-type="float">
            <text:p>0.913009752</text:p>
          </table:table-cell>
          <table:table-cell office:value-type="float" office:value="0.252953202" calcext:value-type="float">
            <text:p>0.252953202</text:p>
          </table:table-cell>
          <table:table-cell office:value-type="float" office:value="0.371291682" calcext:value-type="float">
            <text:p>0.371291682</text:p>
          </table:table-cell>
          <table:table-cell office:value-type="float" office:value="5" calcext:value-type="float">
            <text:p>5</text:p>
          </table:table-cell>
          <table:table-cell office:value-type="float" office:value="0.392913865" calcext:value-type="float">
            <text:p>0.392913865</text:p>
          </table:table-cell>
          <table:table-cell/>
          <table:table-cell office:value-type="float" office:value="0.00745923" calcext:value-type="float">
            <text:p>0.00745923</text:p>
          </table:table-cell>
          <table:table-cell office:value-type="float" office:value="0.002066611" calcext:value-type="float">
            <text:p>0.002066611</text:p>
          </table:table-cell>
          <table:table-cell office:value-type="float" office:value="0.003033429" calcext:value-type="float">
            <text:p>0.0030334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10081" calcext:value-type="float">
            <text:p>0.003210081</text:p>
          </table:table-cell>
          <table:table-cell/>
          <table:table-cell office:value-type="float" office:value="0.006420627" calcext:value-type="float">
            <text:p>0.006420627</text:p>
          </table:table-cell>
          <table:table-cell office:value-type="float" office:value="0.001028008" calcext:value-type="float">
            <text:p>0.001028008</text:p>
          </table:table-cell>
          <table:table-cell office:value-type="float" office:value="0.001994826" calcext:value-type="float">
            <text:p>0.00199482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171478" calcext:value-type="float">
            <text:p>0.002171478</text:p>
          </table:table-cell>
          <table:table-cell/>
          <table:table-cell office:value-type="float" office:value="24.621414933" calcext:value-type="float">
            <text:p>24.621414933</text:p>
          </table:table-cell>
          <table:table-cell office:value-type="float" office:value="24.488268671" calcext:value-type="float">
            <text:p>24.488268671</text:p>
          </table:table-cell>
          <table:table-cell office:value-type="float" office:value="24.512141027" calcext:value-type="float">
            <text:p>24.512141027</text:p>
          </table:table-cell>
          <table:table-cell office:value-type="float" office:value="25.445485246" calcext:value-type="float">
            <text:p>25.445485246</text:p>
          </table:table-cell>
          <table:table-cell office:value-type="float" office:value="24.516502803" calcext:value-type="float">
            <text:p>24.516502803</text:p>
          </table:table-cell>
          <table:table-cell/>
          <table:table-cell office:value-type="float" office:value="0.162736577" calcext:value-type="float">
            <text:p>0.162736577</text:p>
          </table:table-cell>
          <table:table-cell office:value-type="float" office:value="0.026057959" calcext:value-type="float">
            <text:p>0.026057959</text:p>
          </table:table-cell>
          <table:table-cell office:value-type="float" office:value="0.050564135" calcext:value-type="float">
            <text:p>0.0505641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5041695" calcext:value-type="float">
            <text:p>0.0550416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2-02 23:11:12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1.080047617" calcext:value-type="float">
            <text:p>1.080047617</text:p>
          </table:table-cell>
          <table:table-cell office:value-type="float" office:value="0.254923136" calcext:value-type="float">
            <text:p>0.254923136</text:p>
          </table:table-cell>
          <table:table-cell office:value-type="float" office:value="0.375974223" calcext:value-type="float">
            <text:p>0.375974223</text:p>
          </table:table-cell>
          <table:table-cell office:value-type="float" office:value="5" calcext:value-type="float">
            <text:p>5</text:p>
          </table:table-cell>
          <table:table-cell office:value-type="float" office:value="0.380195425" calcext:value-type="float">
            <text:p>0.380195425</text:p>
          </table:table-cell>
          <table:table-cell/>
          <table:table-cell office:value-type="float" office:value="0.008823918" calcext:value-type="float">
            <text:p>0.008823918</text:p>
          </table:table-cell>
          <table:table-cell office:value-type="float" office:value="0.002082705" calcext:value-type="float">
            <text:p>0.002082705</text:p>
          </table:table-cell>
          <table:table-cell office:value-type="float" office:value="0.003071685" calcext:value-type="float">
            <text:p>0.0030716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106172" calcext:value-type="float">
            <text:p>0.003106172</text:p>
          </table:table-cell>
          <table:table-cell/>
          <table:table-cell office:value-type="float" office:value="0.007785316" calcext:value-type="float">
            <text:p>0.007785316</text:p>
          </table:table-cell>
          <table:table-cell office:value-type="float" office:value="0.001044103" calcext:value-type="float">
            <text:p>0.001044103</text:p>
          </table:table-cell>
          <table:table-cell office:value-type="float" office:value="0.002033082" calcext:value-type="float">
            <text:p>0.00203308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67569" calcext:value-type="float">
            <text:p>0.002067569</text:p>
          </table:table-cell>
          <table:table-cell/>
          <table:table-cell office:value-type="float" office:value="24.64500099" calcext:value-type="float">
            <text:p>24.64500099</text:p>
          </table:table-cell>
          <table:table-cell office:value-type="float" office:value="24.478558354" calcext:value-type="float">
            <text:p>24.478558354</text:p>
          </table:table-cell>
          <table:table-cell office:value-type="float" office:value="24.502978132" calcext:value-type="float">
            <text:p>24.502978132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0382967" calcext:value-type="float">
            <text:p>24.50382967</text:p>
          </table:table-cell>
          <table:table-cell/>
          <table:table-cell office:value-type="float" office:value="0.197321626" calcext:value-type="float">
            <text:p>0.197321626</text:p>
          </table:table-cell>
          <table:table-cell office:value-type="float" office:value="0.02646591" calcext:value-type="float">
            <text:p>0.02646591</text:p>
          </table:table-cell>
          <table:table-cell office:value-type="float" office:value="0.051533806" calcext:value-type="float">
            <text:p>0.05153380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2407941" calcext:value-type="float">
            <text:p>0.0524079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2-02 23:11:13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1.110584868" calcext:value-type="float">
            <text:p>1.110584868</text:p>
          </table:table-cell>
          <table:table-cell office:value-type="float" office:value="0.256770284" calcext:value-type="float">
            <text:p>0.256770284</text:p>
          </table:table-cell>
          <table:table-cell office:value-type="float" office:value="0.380582855" calcext:value-type="float">
            <text:p>0.380582855</text:p>
          </table:table-cell>
          <table:table-cell office:value-type="float" office:value="5" calcext:value-type="float">
            <text:p>5</text:p>
          </table:table-cell>
          <table:table-cell office:value-type="float" office:value="0.361388369" calcext:value-type="float">
            <text:p>0.361388369</text:p>
          </table:table-cell>
          <table:table-cell/>
          <table:table-cell office:value-type="float" office:value="0.009073406" calcext:value-type="float">
            <text:p>0.009073406</text:p>
          </table:table-cell>
          <table:table-cell office:value-type="float" office:value="0.002097796" calcext:value-type="float">
            <text:p>0.002097796</text:p>
          </table:table-cell>
          <table:table-cell office:value-type="float" office:value="0.003109337" calcext:value-type="float">
            <text:p>0.0031093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952519" calcext:value-type="float">
            <text:p>0.002952519</text:p>
          </table:table-cell>
          <table:table-cell/>
          <table:table-cell office:value-type="float" office:value="0.008034803" calcext:value-type="float">
            <text:p>0.008034803</text:p>
          </table:table-cell>
          <table:table-cell office:value-type="float" office:value="0.001059194" calcext:value-type="float">
            <text:p>0.001059194</text:p>
          </table:table-cell>
          <table:table-cell office:value-type="float" office:value="0.002070734" calcext:value-type="float">
            <text:p>0.00207073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13917" calcext:value-type="float">
            <text:p>0.001913917</text:p>
          </table:table-cell>
          <table:table-cell/>
          <table:table-cell office:value-type="float" office:value="24.646107362" calcext:value-type="float">
            <text:p>24.646107362</text:p>
          </table:table-cell>
          <table:table-cell office:value-type="float" office:value="24.473877131" calcext:value-type="float">
            <text:p>24.473877131</text:p>
          </table:table-cell>
          <table:table-cell office:value-type="float" office:value="24.498854086" calcext:value-type="float">
            <text:p>24.498854086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94981981" calcext:value-type="float">
            <text:p>24.494981981</text:p>
          </table:table-cell>
          <table:table-cell/>
          <table:table-cell office:value-type="float" office:value="0.203644178" calcext:value-type="float">
            <text:p>0.203644178</text:p>
          </table:table-cell>
          <table:table-cell office:value-type="float" office:value="0.026848433" calcext:value-type="float">
            <text:p>0.026848433</text:p>
          </table:table-cell>
          <table:table-cell office:value-type="float" office:value="0.052488171" calcext:value-type="float">
            <text:p>0.0524881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8513332" calcext:value-type="float">
            <text:p>0.0485133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2-02 23:11:14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1.123307481" calcext:value-type="float">
            <text:p>1.123307481</text:p>
          </table:table-cell>
          <table:table-cell office:value-type="float" office:value="0.258244307" calcext:value-type="float">
            <text:p>0.258244307</text:p>
          </table:table-cell>
          <table:table-cell office:value-type="float" office:value="0.385247515" calcext:value-type="float">
            <text:p>0.385247515</text:p>
          </table:table-cell>
          <table:table-cell office:value-type="float" office:value="5" calcext:value-type="float">
            <text:p>5</text:p>
          </table:table-cell>
          <table:table-cell office:value-type="float" office:value="0.365750237" calcext:value-type="float">
            <text:p>0.365750237</text:p>
          </table:table-cell>
          <table:table-cell/>
          <table:table-cell office:value-type="float" office:value="0.009177349" calcext:value-type="float">
            <text:p>0.009177349</text:p>
          </table:table-cell>
          <table:table-cell office:value-type="float" office:value="0.002109839" calcext:value-type="float">
            <text:p>0.002109839</text:p>
          </table:table-cell>
          <table:table-cell office:value-type="float" office:value="0.003147447" calcext:value-type="float">
            <text:p>0.0031474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988156" calcext:value-type="float">
            <text:p>0.002988156</text:p>
          </table:table-cell>
          <table:table-cell/>
          <table:table-cell office:value-type="float" office:value="0.008138746" calcext:value-type="float">
            <text:p>0.008138746</text:p>
          </table:table-cell>
          <table:table-cell office:value-type="float" office:value="0.001071236" calcext:value-type="float">
            <text:p>0.001071236</text:p>
          </table:table-cell>
          <table:table-cell office:value-type="float" office:value="0.002108844" calcext:value-type="float">
            <text:p>0.00210884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49553" calcext:value-type="float">
            <text:p>0.001949553</text:p>
          </table:table-cell>
          <table:table-cell/>
          <table:table-cell office:value-type="float" office:value="24.658779658" calcext:value-type="float">
            <text:p>24.658779658</text:p>
          </table:table-cell>
          <table:table-cell office:value-type="float" office:value="24.484282199" calcext:value-type="float">
            <text:p>24.484282199</text:p>
          </table:table-cell>
          <table:table-cell office:value-type="float" office:value="24.509902559" calcext:value-type="float">
            <text:p>24.509902559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05969411" calcext:value-type="float">
            <text:p>24.505969411</text:p>
          </table:table-cell>
          <table:table-cell/>
          <table:table-cell office:value-type="float" office:value="0.206278303" calcext:value-type="float">
            <text:p>0.206278303</text:p>
          </table:table-cell>
          <table:table-cell office:value-type="float" office:value="0.027153686" calcext:value-type="float">
            <text:p>0.027153686</text:p>
          </table:table-cell>
          <table:table-cell office:value-type="float" office:value="0.053454136" calcext:value-type="float">
            <text:p>0.0534541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94166" calcext:value-type="float">
            <text:p>0.04941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2-02 23:11:15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1.122547522" calcext:value-type="float">
            <text:p>1.122547522</text:p>
          </table:table-cell>
          <table:table-cell office:value-type="float" office:value="0.259758265" calcext:value-type="float">
            <text:p>0.259758265</text:p>
          </table:table-cell>
          <table:table-cell office:value-type="float" office:value="0.389502691" calcext:value-type="float">
            <text:p>0.389502691</text:p>
          </table:table-cell>
          <table:table-cell office:value-type="float" office:value="5" calcext:value-type="float">
            <text:p>5</text:p>
          </table:table-cell>
          <table:table-cell office:value-type="float" office:value="0.409484554" calcext:value-type="float">
            <text:p>0.409484554</text:p>
          </table:table-cell>
          <table:table-cell/>
          <table:table-cell office:value-type="float" office:value="0.00917114" calcext:value-type="float">
            <text:p>0.00917114</text:p>
          </table:table-cell>
          <table:table-cell office:value-type="float" office:value="0.002122208" calcext:value-type="float">
            <text:p>0.002122208</text:p>
          </table:table-cell>
          <table:table-cell office:value-type="float" office:value="0.003182212" calcext:value-type="float">
            <text:p>0.0031822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45462" calcext:value-type="float">
            <text:p>0.003345462</text:p>
          </table:table-cell>
          <table:table-cell/>
          <table:table-cell office:value-type="float" office:value="0.008132537" calcext:value-type="float">
            <text:p>0.008132537</text:p>
          </table:table-cell>
          <table:table-cell office:value-type="float" office:value="0.001083605" calcext:value-type="float">
            <text:p>0.001083605</text:p>
          </table:table-cell>
          <table:table-cell office:value-type="float" office:value="0.002143609" calcext:value-type="float">
            <text:p>0.00214360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06859" calcext:value-type="float">
            <text:p>0.002306859</text:p>
          </table:table-cell>
          <table:table-cell/>
          <table:table-cell office:value-type="float" office:value="24.643467204" calcext:value-type="float">
            <text:p>24.643467204</text:p>
          </table:table-cell>
          <table:table-cell office:value-type="float" office:value="24.469426057" calcext:value-type="float">
            <text:p>24.469426057</text:p>
          </table:table-cell>
          <table:table-cell office:value-type="float" office:value="24.495599748" calcext:value-type="float">
            <text:p>24.495599748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499630688" calcext:value-type="float">
            <text:p>24.499630688</text:p>
          </table:table-cell>
          <table:table-cell/>
          <table:table-cell office:value-type="float" office:value="0.206120959" calcext:value-type="float">
            <text:p>0.206120959</text:p>
          </table:table-cell>
          <table:table-cell office:value-type="float" office:value="0.027467209" calcext:value-type="float">
            <text:p>0.027467209</text:p>
          </table:table-cell>
          <table:table-cell office:value-type="float" office:value="0.054335304" calcext:value-type="float">
            <text:p>0.0543353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8473165" calcext:value-type="float">
            <text:p>0.0584731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2-02 23:11:17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1.119008198" calcext:value-type="float">
            <text:p>1.119008198</text:p>
          </table:table-cell>
          <table:table-cell office:value-type="float" office:value="0.261322291" calcext:value-type="float">
            <text:p>0.261322291</text:p>
          </table:table-cell>
          <table:table-cell office:value-type="float" office:value="0.393263148" calcext:value-type="float">
            <text:p>0.393263148</text:p>
          </table:table-cell>
          <table:table-cell office:value-type="float" office:value="5" calcext:value-type="float">
            <text:p>5</text:p>
          </table:table-cell>
          <table:table-cell office:value-type="float" office:value="0.486975966" calcext:value-type="float">
            <text:p>0.486975966</text:p>
          </table:table-cell>
          <table:table-cell/>
          <table:table-cell office:value-type="float" office:value="0.009142224" calcext:value-type="float">
            <text:p>0.009142224</text:p>
          </table:table-cell>
          <table:table-cell office:value-type="float" office:value="0.002134986" calcext:value-type="float">
            <text:p>0.002134986</text:p>
          </table:table-cell>
          <table:table-cell office:value-type="float" office:value="0.003212934" calcext:value-type="float">
            <text:p>0.0032129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78562" calcext:value-type="float">
            <text:p>0.003978562</text:p>
          </table:table-cell>
          <table:table-cell/>
          <table:table-cell office:value-type="float" office:value="0.008103621" calcext:value-type="float">
            <text:p>0.008103621</text:p>
          </table:table-cell>
          <table:table-cell office:value-type="float" office:value="0.001096383" calcext:value-type="float">
            <text:p>0.001096383</text:p>
          </table:table-cell>
          <table:table-cell office:value-type="float" office:value="0.002174331" calcext:value-type="float">
            <text:p>0.0021743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39959" calcext:value-type="float">
            <text:p>0.002939959</text:p>
          </table:table-cell>
          <table:table-cell/>
          <table:table-cell office:value-type="float" office:value="24.65285943" calcext:value-type="float">
            <text:p>24.65285943</text:p>
          </table:table-cell>
          <table:table-cell office:value-type="float" office:value="24.479849277" calcext:value-type="float">
            <text:p>24.479849277</text:p>
          </table:table-cell>
          <table:table-cell office:value-type="float" office:value="24.506465803" calcext:value-type="float">
            <text:p>24.506465803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2537017" calcext:value-type="float">
            <text:p>24.52537017</text:p>
          </table:table-cell>
          <table:table-cell/>
          <table:table-cell office:value-type="float" office:value="0.205388168" calcext:value-type="float">
            <text:p>0.205388168</text:p>
          </table:table-cell>
          <table:table-cell office:value-type="float" office:value="0.0277911" calcext:value-type="float">
            <text:p>0.0277911</text:p>
          </table:table-cell>
          <table:table-cell office:value-type="float" office:value="0.055114024" calcext:value-type="float">
            <text:p>0.0551140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4519948" calcext:value-type="float">
            <text:p>0.0745199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2-02 23:11:18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1.080481539" calcext:value-type="float">
            <text:p>1.080481539</text:p>
          </table:table-cell>
          <table:table-cell office:value-type="float" office:value="0.263446005" calcext:value-type="float">
            <text:p>0.263446005</text:p>
          </table:table-cell>
          <table:table-cell office:value-type="float" office:value="0.397804427" calcext:value-type="float">
            <text:p>0.397804427</text:p>
          </table:table-cell>
          <table:table-cell office:value-type="float" office:value="5" calcext:value-type="float">
            <text:p>5</text:p>
          </table:table-cell>
          <table:table-cell office:value-type="float" office:value="0.368573114" calcext:value-type="float">
            <text:p>0.368573114</text:p>
          </table:table-cell>
          <table:table-cell/>
          <table:table-cell office:value-type="float" office:value="0.008827464" calcext:value-type="float">
            <text:p>0.008827464</text:p>
          </table:table-cell>
          <table:table-cell office:value-type="float" office:value="0.002152337" calcext:value-type="float">
            <text:p>0.002152337</text:p>
          </table:table-cell>
          <table:table-cell office:value-type="float" office:value="0.003250036" calcext:value-type="float">
            <text:p>0.0032500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11218" calcext:value-type="float">
            <text:p>0.003011218</text:p>
          </table:table-cell>
          <table:table-cell/>
          <table:table-cell office:value-type="float" office:value="0.007788861" calcext:value-type="float">
            <text:p>0.007788861</text:p>
          </table:table-cell>
          <table:table-cell office:value-type="float" office:value="0.001113734" calcext:value-type="float">
            <text:p>0.001113734</text:p>
          </table:table-cell>
          <table:table-cell office:value-type="float" office:value="0.002211433" calcext:value-type="float">
            <text:p>0.00221143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72616" calcext:value-type="float">
            <text:p>0.001972616</text:p>
          </table:table-cell>
          <table:table-cell/>
          <table:table-cell office:value-type="float" office:value="24.640035418" calcext:value-type="float">
            <text:p>24.640035418</text:p>
          </table:table-cell>
          <table:table-cell office:value-type="float" office:value="24.475223852" calcext:value-type="float">
            <text:p>24.475223852</text:p>
          </table:table-cell>
          <table:table-cell office:value-type="float" office:value="24.502328183" calcext:value-type="float">
            <text:p>24.502328183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96431361" calcext:value-type="float">
            <text:p>24.496431361</text:p>
          </table:table-cell>
          <table:table-cell/>
          <table:table-cell office:value-type="float" office:value="0.197411467" calcext:value-type="float">
            <text:p>0.197411467</text:p>
          </table:table-cell>
          <table:table-cell office:value-type="float" office:value="0.028230896" calcext:value-type="float">
            <text:p>0.028230896</text:p>
          </table:table-cell>
          <table:table-cell office:value-type="float" office:value="0.056054437" calcext:value-type="float">
            <text:p>0.0560544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0001168" calcext:value-type="float">
            <text:p>0.0500011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2-02 23:11:19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1.057803161" calcext:value-type="float">
            <text:p>1.057803161</text:p>
          </table:table-cell>
          <table:table-cell office:value-type="float" office:value="0.264823468" calcext:value-type="float">
            <text:p>0.264823468</text:p>
          </table:table-cell>
          <table:table-cell office:value-type="float" office:value="0.402249146" calcext:value-type="float">
            <text:p>0.402249146</text:p>
          </table:table-cell>
          <table:table-cell office:value-type="float" office:value="5" calcext:value-type="float">
            <text:p>5</text:p>
          </table:table-cell>
          <table:table-cell office:value-type="float" office:value="0.398216295" calcext:value-type="float">
            <text:p>0.398216295</text:p>
          </table:table-cell>
          <table:table-cell/>
          <table:table-cell office:value-type="float" office:value="0.008642183" calcext:value-type="float">
            <text:p>0.008642183</text:p>
          </table:table-cell>
          <table:table-cell office:value-type="float" office:value="0.00216359" calcext:value-type="float">
            <text:p>0.00216359</text:p>
          </table:table-cell>
          <table:table-cell office:value-type="float" office:value="0.003286349" calcext:value-type="float">
            <text:p>0.0032863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53401" calcext:value-type="float">
            <text:p>0.003253401</text:p>
          </table:table-cell>
          <table:table-cell/>
          <table:table-cell office:value-type="float" office:value="0.00760358" calcext:value-type="float">
            <text:p>0.00760358</text:p>
          </table:table-cell>
          <table:table-cell office:value-type="float" office:value="0.001124988" calcext:value-type="float">
            <text:p>0.001124988</text:p>
          </table:table-cell>
          <table:table-cell office:value-type="float" office:value="0.002247746" calcext:value-type="float">
            <text:p>0.00224774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14798" calcext:value-type="float">
            <text:p>0.002214798</text:p>
          </table:table-cell>
          <table:table-cell/>
          <table:table-cell office:value-type="float" office:value="24.645567324" calcext:value-type="float">
            <text:p>24.645567324</text:p>
          </table:table-cell>
          <table:table-cell office:value-type="float" office:value="24.485609428" calcext:value-type="float">
            <text:p>24.485609428</text:p>
          </table:table-cell>
          <table:table-cell office:value-type="float" office:value="24.513332253" calcext:value-type="float">
            <text:p>24.513332253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12518717" calcext:value-type="float">
            <text:p>24.512518717</text:p>
          </table:table-cell>
          <table:table-cell/>
          <table:table-cell office:value-type="float" office:value="0.192716015" calcext:value-type="float">
            <text:p>0.192716015</text:p>
          </table:table-cell>
          <table:table-cell office:value-type="float" office:value="0.028516152" calcext:value-type="float">
            <text:p>0.028516152</text:p>
          </table:table-cell>
          <table:table-cell office:value-type="float" office:value="0.056974853" calcext:value-type="float">
            <text:p>0.0569748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6139727" calcext:value-type="float">
            <text:p>0.0561397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2-02 23:11:21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1.052376157" calcext:value-type="float">
            <text:p>1.052376157</text:p>
          </table:table-cell>
          <table:table-cell office:value-type="float" office:value="0.266553195" calcext:value-type="float">
            <text:p>0.266553195</text:p>
          </table:table-cell>
          <table:table-cell office:value-type="float" office:value="0.405758072" calcext:value-type="float">
            <text:p>0.405758072</text:p>
          </table:table-cell>
          <table:table-cell office:value-type="float" office:value="5" calcext:value-type="float">
            <text:p>5</text:p>
          </table:table-cell>
          <table:table-cell office:value-type="float" office:value="0.409013678" calcext:value-type="float">
            <text:p>0.409013678</text:p>
          </table:table-cell>
          <table:table-cell/>
          <table:table-cell office:value-type="float" office:value="0.008597844" calcext:value-type="float">
            <text:p>0.008597844</text:p>
          </table:table-cell>
          <table:table-cell office:value-type="float" office:value="0.002177722" calcext:value-type="float">
            <text:p>0.002177722</text:p>
          </table:table-cell>
          <table:table-cell office:value-type="float" office:value="0.003315017" calcext:value-type="float">
            <text:p>0.0033150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41615" calcext:value-type="float">
            <text:p>0.003341615</text:p>
          </table:table-cell>
          <table:table-cell/>
          <table:table-cell office:value-type="float" office:value="0.007559242" calcext:value-type="float">
            <text:p>0.007559242</text:p>
          </table:table-cell>
          <table:table-cell office:value-type="float" office:value="0.001139119" calcext:value-type="float">
            <text:p>0.001139119</text:p>
          </table:table-cell>
          <table:table-cell office:value-type="float" office:value="0.002276414" calcext:value-type="float">
            <text:p>0.00227641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03012" calcext:value-type="float">
            <text:p>0.002303012</text:p>
          </table:table-cell>
          <table:table-cell/>
          <table:table-cell office:value-type="float" office:value="24.639419559" calcext:value-type="float">
            <text:p>24.639419559</text:p>
          </table:table-cell>
          <table:table-cell office:value-type="float" office:value="24.480904523" calcext:value-type="float">
            <text:p>24.480904523</text:p>
          </table:table-cell>
          <table:table-cell office:value-type="float" office:value="24.50898638" calcext:value-type="float">
            <text:p>24.50898638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09643126" calcext:value-type="float">
            <text:p>24.509643126</text:p>
          </table:table-cell>
          <table:table-cell/>
          <table:table-cell office:value-type="float" office:value="0.191592375" calcext:value-type="float">
            <text:p>0.191592375</text:p>
          </table:table-cell>
          <table:table-cell office:value-type="float" office:value="0.028874358" calcext:value-type="float">
            <text:p>0.028874358</text:p>
          </table:table-cell>
          <table:table-cell office:value-type="float" office:value="0.057701483" calcext:value-type="float">
            <text:p>0.0577014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8375655" calcext:value-type="float">
            <text:p>0.0583756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2-02 23:11:22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1.049215323" calcext:value-type="float">
            <text:p>1.049215323</text:p>
          </table:table-cell>
          <table:table-cell office:value-type="float" office:value="0.268296631" calcext:value-type="float">
            <text:p>0.268296631</text:p>
          </table:table-cell>
          <table:table-cell office:value-type="float" office:value="0.410597969" calcext:value-type="float">
            <text:p>0.410597969</text:p>
          </table:table-cell>
          <table:table-cell office:value-type="float" office:value="5" calcext:value-type="float">
            <text:p>5</text:p>
          </table:table-cell>
          <table:table-cell office:value-type="float" office:value="0.368408009" calcext:value-type="float">
            <text:p>0.368408009</text:p>
          </table:table-cell>
          <table:table-cell/>
          <table:table-cell office:value-type="float" office:value="0.008572021" calcext:value-type="float">
            <text:p>0.008572021</text:p>
          </table:table-cell>
          <table:table-cell office:value-type="float" office:value="0.002191966" calcext:value-type="float">
            <text:p>0.002191966</text:p>
          </table:table-cell>
          <table:table-cell office:value-type="float" office:value="0.003354559" calcext:value-type="float">
            <text:p>0.0033545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09869" calcext:value-type="float">
            <text:p>0.003009869</text:p>
          </table:table-cell>
          <table:table-cell/>
          <table:table-cell office:value-type="float" office:value="0.007533418" calcext:value-type="float">
            <text:p>0.007533418</text:p>
          </table:table-cell>
          <table:table-cell office:value-type="float" office:value="0.001153363" calcext:value-type="float">
            <text:p>0.001153363</text:p>
          </table:table-cell>
          <table:table-cell office:value-type="float" office:value="0.002315956" calcext:value-type="float">
            <text:p>0.00231595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71267" calcext:value-type="float">
            <text:p>0.001971267</text:p>
          </table:table-cell>
          <table:table-cell/>
          <table:table-cell office:value-type="float" office:value="24.633728881" calcext:value-type="float">
            <text:p>24.633728881</text:p>
          </table:table-cell>
          <table:table-cell office:value-type="float" office:value="24.476202387" calcext:value-type="float">
            <text:p>24.476202387</text:p>
          </table:table-cell>
          <table:table-cell office:value-type="float" office:value="24.504909009" calcext:value-type="float">
            <text:p>24.504909009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96398055" calcext:value-type="float">
            <text:p>24.496398055</text:p>
          </table:table-cell>
          <table:table-cell/>
          <table:table-cell office:value-type="float" office:value="0.190937936" calcext:value-type="float">
            <text:p>0.190937936</text:p>
          </table:table-cell>
          <table:table-cell office:value-type="float" office:value="0.029235402" calcext:value-type="float">
            <text:p>0.029235402</text:p>
          </table:table-cell>
          <table:table-cell office:value-type="float" office:value="0.058703731" calcext:value-type="float">
            <text:p>0.0587037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9966978" calcext:value-type="float">
            <text:p>0.0499669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2-02 23:11:23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945531839" calcext:value-type="float">
            <text:p>0.945531839</text:p>
          </table:table-cell>
          <table:table-cell office:value-type="float" office:value="0.269410642" calcext:value-type="float">
            <text:p>0.269410642</text:p>
          </table:table-cell>
          <table:table-cell office:value-type="float" office:value="0.414456775" calcext:value-type="float">
            <text:p>0.414456775</text:p>
          </table:table-cell>
          <table:table-cell office:value-type="float" office:value="5" calcext:value-type="float">
            <text:p>5</text:p>
          </table:table-cell>
          <table:table-cell office:value-type="float" office:value="0.415632774" calcext:value-type="float">
            <text:p>0.415632774</text:p>
          </table:table-cell>
          <table:table-cell/>
          <table:table-cell office:value-type="float" office:value="0.007724933" calcext:value-type="float">
            <text:p>0.007724933</text:p>
          </table:table-cell>
          <table:table-cell office:value-type="float" office:value="0.002201067" calcext:value-type="float">
            <text:p>0.002201067</text:p>
          </table:table-cell>
          <table:table-cell office:value-type="float" office:value="0.003386085" calcext:value-type="float">
            <text:p>0.0033860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95693" calcext:value-type="float">
            <text:p>0.003395693</text:p>
          </table:table-cell>
          <table:table-cell/>
          <table:table-cell office:value-type="float" office:value="0.006686331" calcext:value-type="float">
            <text:p>0.006686331</text:p>
          </table:table-cell>
          <table:table-cell office:value-type="float" office:value="0.001162465" calcext:value-type="float">
            <text:p>0.001162465</text:p>
          </table:table-cell>
          <table:table-cell office:value-type="float" office:value="0.002347482" calcext:value-type="float">
            <text:p>0.00234748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5709" calcext:value-type="float">
            <text:p>0.00235709</text:p>
          </table:table-cell>
          <table:table-cell/>
          <table:table-cell office:value-type="float" office:value="24.612815197" calcext:value-type="float">
            <text:p>24.612815197</text:p>
          </table:table-cell>
          <table:table-cell office:value-type="float" office:value="24.476427121" calcext:value-type="float">
            <text:p>24.476427121</text:p>
          </table:table-cell>
          <table:table-cell office:value-type="float" office:value="24.50568744" calcext:value-type="float">
            <text:p>24.50568744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05924673" calcext:value-type="float">
            <text:p>24.505924673</text:p>
          </table:table-cell>
          <table:table-cell/>
          <table:table-cell office:value-type="float" office:value="0.169470364" calcext:value-type="float">
            <text:p>0.169470364</text:p>
          </table:table-cell>
          <table:table-cell office:value-type="float" office:value="0.0294661" calcext:value-type="float">
            <text:p>0.0294661</text:p>
          </table:table-cell>
          <table:table-cell office:value-type="float" office:value="0.059502813" calcext:value-type="float">
            <text:p>0.0595028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9746339" calcext:value-type="float">
            <text:p>0.0597463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2-02 23:11:24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889170276" calcext:value-type="float">
            <text:p>0.889170276</text:p>
          </table:table-cell>
          <table:table-cell office:value-type="float" office:value="0.270708832" calcext:value-type="float">
            <text:p>0.270708832</text:p>
          </table:table-cell>
          <table:table-cell office:value-type="float" office:value="0.417402436" calcext:value-type="float">
            <text:p>0.417402436</text:p>
          </table:table-cell>
          <table:table-cell office:value-type="float" office:value="5" calcext:value-type="float">
            <text:p>5</text:p>
          </table:table-cell>
          <table:table-cell office:value-type="float" office:value="0.471746382" calcext:value-type="float">
            <text:p>0.471746382</text:p>
          </table:table-cell>
          <table:table-cell/>
          <table:table-cell office:value-type="float" office:value="0.007264463" calcext:value-type="float">
            <text:p>0.007264463</text:p>
          </table:table-cell>
          <table:table-cell office:value-type="float" office:value="0.002211673" calcext:value-type="float">
            <text:p>0.002211673</text:p>
          </table:table-cell>
          <table:table-cell office:value-type="float" office:value="0.003410151" calcext:value-type="float">
            <text:p>0.0034101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54137" calcext:value-type="float">
            <text:p>0.003854137</text:p>
          </table:table-cell>
          <table:table-cell/>
          <table:table-cell office:value-type="float" office:value="0.00622586" calcext:value-type="float">
            <text:p>0.00622586</text:p>
          </table:table-cell>
          <table:table-cell office:value-type="float" office:value="0.001173071" calcext:value-type="float">
            <text:p>0.001173071</text:p>
          </table:table-cell>
          <table:table-cell office:value-type="float" office:value="0.002371548" calcext:value-type="float">
            <text:p>0.00237154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15534" calcext:value-type="float">
            <text:p>0.002815534</text:p>
          </table:table-cell>
          <table:table-cell/>
          <table:table-cell office:value-type="float" office:value="24.60144651" calcext:value-type="float">
            <text:p>24.60144651</text:p>
          </table:table-cell>
          <table:table-cell office:value-type="float" office:value="24.47668901" calcext:value-type="float">
            <text:p>24.47668901</text:p>
          </table:table-cell>
          <table:table-cell office:value-type="float" office:value="24.506281664" calcext:value-type="float">
            <text:p>24.506281664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17244323" calcext:value-type="float">
            <text:p>24.517244323</text:p>
          </table:table-cell>
          <table:table-cell/>
          <table:table-cell office:value-type="float" office:value="0.157800514" calcext:value-type="float">
            <text:p>0.157800514</text:p>
          </table:table-cell>
          <table:table-cell office:value-type="float" office:value="0.029734939" calcext:value-type="float">
            <text:p>0.029734939</text:p>
          </table:table-cell>
          <table:table-cell office:value-type="float" office:value="0.0601128" calcext:value-type="float">
            <text:p>0.06011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1366258" calcext:value-type="float">
            <text:p>0.0713662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2-02 23:11:26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861935122" calcext:value-type="float">
            <text:p>0.861935122</text:p>
          </table:table-cell>
          <table:table-cell office:value-type="float" office:value="0.272136363" calcext:value-type="float">
            <text:p>0.272136363</text:p>
          </table:table-cell>
          <table:table-cell office:value-type="float" office:value="0.420163324" calcext:value-type="float">
            <text:p>0.420163324</text:p>
          </table:table-cell>
          <table:table-cell office:value-type="float" office:value="5" calcext:value-type="float">
            <text:p>5</text:p>
          </table:table-cell>
          <table:table-cell office:value-type="float" office:value="0.497500956" calcext:value-type="float">
            <text:p>0.497500956</text:p>
          </table:table-cell>
          <table:table-cell/>
          <table:table-cell office:value-type="float" office:value="0.007041954" calcext:value-type="float">
            <text:p>0.007041954</text:p>
          </table:table-cell>
          <table:table-cell office:value-type="float" office:value="0.002223336" calcext:value-type="float">
            <text:p>0.002223336</text:p>
          </table:table-cell>
          <table:table-cell office:value-type="float" office:value="0.003432707" calcext:value-type="float">
            <text:p>0.00343270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6455" calcext:value-type="float">
            <text:p>0.00406455</text:p>
          </table:table-cell>
          <table:table-cell/>
          <table:table-cell office:value-type="float" office:value="0.006003351" calcext:value-type="float">
            <text:p>0.006003351</text:p>
          </table:table-cell>
          <table:table-cell office:value-type="float" office:value="0.001184734" calcext:value-type="float">
            <text:p>0.001184734</text:p>
          </table:table-cell>
          <table:table-cell office:value-type="float" office:value="0.002394104" calcext:value-type="float">
            <text:p>0.00239410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25948" calcext:value-type="float">
            <text:p>0.003025948</text:p>
          </table:table-cell>
          <table:table-cell/>
          <table:table-cell office:value-type="float" office:value="24.601006163" calcext:value-type="float">
            <text:p>24.601006163</text:p>
          </table:table-cell>
          <table:table-cell office:value-type="float" office:value="24.482030832" calcext:value-type="float">
            <text:p>24.482030832</text:p>
          </table:table-cell>
          <table:table-cell office:value-type="float" office:value="24.511892317" calcext:value-type="float">
            <text:p>24.511892317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2749332" calcext:value-type="float">
            <text:p>24.52749332</text:p>
          </table:table-cell>
          <table:table-cell/>
          <table:table-cell office:value-type="float" office:value="0.152161324" calcext:value-type="float">
            <text:p>0.152161324</text:p>
          </table:table-cell>
          <table:table-cell office:value-type="float" office:value="0.030030563" calcext:value-type="float">
            <text:p>0.030030563</text:p>
          </table:table-cell>
          <table:table-cell office:value-type="float" office:value="0.060684524" calcext:value-type="float">
            <text:p>0.0606845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69942" calcext:value-type="float">
            <text:p>0.076699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2-02 23:11:27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842982035" calcext:value-type="float">
            <text:p>0.842982035</text:p>
          </table:table-cell>
          <table:table-cell office:value-type="float" office:value="0.273674163" calcext:value-type="float">
            <text:p>0.273674163</text:p>
          </table:table-cell>
          <table:table-cell office:value-type="float" office:value="0.422657183" calcext:value-type="float">
            <text:p>0.422657183</text:p>
          </table:table-cell>
          <table:table-cell office:value-type="float" office:value="5" calcext:value-type="float">
            <text:p>5</text:p>
          </table:table-cell>
          <table:table-cell office:value-type="float" office:value="0.46011215" calcext:value-type="float">
            <text:p>0.46011215</text:p>
          </table:table-cell>
          <table:table-cell/>
          <table:table-cell office:value-type="float" office:value="0.006887108" calcext:value-type="float">
            <text:p>0.006887108</text:p>
          </table:table-cell>
          <table:table-cell office:value-type="float" office:value="0.0022359" calcext:value-type="float">
            <text:p>0.0022359</text:p>
          </table:table-cell>
          <table:table-cell office:value-type="float" office:value="0.003453082" calcext:value-type="float">
            <text:p>0.00345308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59086" calcext:value-type="float">
            <text:p>0.003759086</text:p>
          </table:table-cell>
          <table:table-cell/>
          <table:table-cell office:value-type="float" office:value="0.005848505" calcext:value-type="float">
            <text:p>0.005848505</text:p>
          </table:table-cell>
          <table:table-cell office:value-type="float" office:value="0.001197297" calcext:value-type="float">
            <text:p>0.001197297</text:p>
          </table:table-cell>
          <table:table-cell office:value-type="float" office:value="0.002414479" calcext:value-type="float">
            <text:p>0.00241447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20483" calcext:value-type="float">
            <text:p>0.002720483</text:p>
          </table:table-cell>
          <table:table-cell/>
          <table:table-cell office:value-type="float" office:value="24.59718311" calcext:value-type="float">
            <text:p>24.59718311</text:p>
          </table:table-cell>
          <table:table-cell office:value-type="float" office:value="24.482341056" calcext:value-type="float">
            <text:p>24.482341056</text:p>
          </table:table-cell>
          <table:table-cell office:value-type="float" office:value="24.512395396" calcext:value-type="float">
            <text:p>24.512395396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19951057" calcext:value-type="float">
            <text:p>24.519951057</text:p>
          </table:table-cell>
          <table:table-cell/>
          <table:table-cell office:value-type="float" office:value="0.148236958" calcext:value-type="float">
            <text:p>0.148236958</text:p>
          </table:table-cell>
          <table:table-cell office:value-type="float" office:value="0.030349022" calcext:value-type="float">
            <text:p>0.030349022</text:p>
          </table:table-cell>
          <table:table-cell office:value-type="float" office:value="0.061200952" calcext:value-type="float">
            <text:p>0.0612009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8957073" calcext:value-type="float">
            <text:p>0.0689570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2-02 23:11:28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845290523" calcext:value-type="float">
            <text:p>0.845290523</text:p>
          </table:table-cell>
          <table:table-cell office:value-type="float" office:value="0.275270972" calcext:value-type="float">
            <text:p>0.275270972</text:p>
          </table:table-cell>
          <table:table-cell office:value-type="float" office:value="0.424965075" calcext:value-type="float">
            <text:p>0.424965075</text:p>
          </table:table-cell>
          <table:table-cell office:value-type="float" office:value="5" calcext:value-type="float">
            <text:p>5</text:p>
          </table:table-cell>
          <table:table-cell office:value-type="float" office:value="0.409010101" calcext:value-type="float">
            <text:p>0.409010101</text:p>
          </table:table-cell>
          <table:table-cell/>
          <table:table-cell office:value-type="float" office:value="0.006905968" calcext:value-type="float">
            <text:p>0.006905968</text:p>
          </table:table-cell>
          <table:table-cell office:value-type="float" office:value="0.002248946" calcext:value-type="float">
            <text:p>0.002248946</text:p>
          </table:table-cell>
          <table:table-cell office:value-type="float" office:value="0.003471937" calcext:value-type="float">
            <text:p>0.0034719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41586" calcext:value-type="float">
            <text:p>0.003341586</text:p>
          </table:table-cell>
          <table:table-cell/>
          <table:table-cell office:value-type="float" office:value="0.005867366" calcext:value-type="float">
            <text:p>0.005867366</text:p>
          </table:table-cell>
          <table:table-cell office:value-type="float" office:value="0.001210343" calcext:value-type="float">
            <text:p>0.001210343</text:p>
          </table:table-cell>
          <table:table-cell office:value-type="float" office:value="0.002433334" calcext:value-type="float">
            <text:p>0.00243333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02983" calcext:value-type="float">
            <text:p>0.002302983</text:p>
          </table:table-cell>
          <table:table-cell/>
          <table:table-cell office:value-type="float" office:value="24.592595446" calcext:value-type="float">
            <text:p>24.592595446</text:p>
          </table:table-cell>
          <table:table-cell office:value-type="float" office:value="24.477609347" calcext:value-type="float">
            <text:p>24.477609347</text:p>
          </table:table-cell>
          <table:table-cell office:value-type="float" office:value="24.507807261" calcext:value-type="float">
            <text:p>24.507807261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0458869" calcext:value-type="float">
            <text:p>24.50458869</text:p>
          </table:table-cell>
          <table:table-cell/>
          <table:table-cell office:value-type="float" office:value="0.148714947" calcext:value-type="float">
            <text:p>0.148714947</text:p>
          </table:table-cell>
          <table:table-cell office:value-type="float" office:value="0.030679701" calcext:value-type="float">
            <text:p>0.030679701</text:p>
          </table:table-cell>
          <table:table-cell office:value-type="float" office:value="0.061678869" calcext:value-type="float">
            <text:p>0.0616788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8374915" calcext:value-type="float">
            <text:p>0.0583749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2-02 23:11:29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85805784" calcext:value-type="float">
            <text:p>0.85805784</text:p>
          </table:table-cell>
          <table:table-cell office:value-type="float" office:value="0.276804599" calcext:value-type="float">
            <text:p>0.276804599</text:p>
          </table:table-cell>
          <table:table-cell office:value-type="float" office:value="0.427143029" calcext:value-type="float">
            <text:p>0.427143029</text:p>
          </table:table-cell>
          <table:table-cell office:value-type="float" office:value="5" calcext:value-type="float">
            <text:p>5</text:p>
          </table:table-cell>
          <table:table-cell office:value-type="float" office:value="0.405738402" calcext:value-type="float">
            <text:p>0.405738402</text:p>
          </table:table-cell>
          <table:table-cell/>
          <table:table-cell office:value-type="float" office:value="0.007010276" calcext:value-type="float">
            <text:p>0.007010276</text:p>
          </table:table-cell>
          <table:table-cell office:value-type="float" office:value="0.002261475" calcext:value-type="float">
            <text:p>0.002261475</text:p>
          </table:table-cell>
          <table:table-cell office:value-type="float" office:value="0.003489731" calcext:value-type="float">
            <text:p>0.0034897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14856" calcext:value-type="float">
            <text:p>0.003314856</text:p>
          </table:table-cell>
          <table:table-cell/>
          <table:table-cell office:value-type="float" office:value="0.005971674" calcext:value-type="float">
            <text:p>0.005971674</text:p>
          </table:table-cell>
          <table:table-cell office:value-type="float" office:value="0.001222873" calcext:value-type="float">
            <text:p>0.001222873</text:p>
          </table:table-cell>
          <table:table-cell office:value-type="float" office:value="0.002451128" calcext:value-type="float">
            <text:p>0.00245112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76253" calcext:value-type="float">
            <text:p>0.002276253</text:p>
          </table:table-cell>
          <table:table-cell/>
          <table:table-cell office:value-type="float" office:value="24.600224072" calcext:value-type="float">
            <text:p>24.600224072</text:p>
          </table:table-cell>
          <table:table-cell office:value-type="float" office:value="24.482972568" calcext:value-type="float">
            <text:p>24.482972568</text:p>
          </table:table-cell>
          <table:table-cell office:value-type="float" office:value="24.513300313" calcext:value-type="float">
            <text:p>24.513300313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08982412" calcext:value-type="float">
            <text:p>24.508982412</text:p>
          </table:table-cell>
          <table:table-cell/>
          <table:table-cell office:value-type="float" office:value="0.151358507" calcext:value-type="float">
            <text:p>0.151358507</text:p>
          </table:table-cell>
          <table:table-cell office:value-type="float" office:value="0.030997296" calcext:value-type="float">
            <text:p>0.030997296</text:p>
          </table:table-cell>
          <table:table-cell office:value-type="float" office:value="0.062129878" calcext:value-type="float">
            <text:p>0.0621298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769741" calcext:value-type="float">
            <text:p>0.057697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2-02 23:11:31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865243776" calcext:value-type="float">
            <text:p>0.865243776</text:p>
          </table:table-cell>
          <table:table-cell office:value-type="float" office:value="0.278420481" calcext:value-type="float">
            <text:p>0.278420481</text:p>
          </table:table-cell>
          <table:table-cell office:value-type="float" office:value="0.429457477" calcext:value-type="float">
            <text:p>0.429457477</text:p>
          </table:table-cell>
          <table:table-cell office:value-type="float" office:value="5" calcext:value-type="float">
            <text:p>5</text:p>
          </table:table-cell>
          <table:table-cell office:value-type="float" office:value="0.37706618" calcext:value-type="float">
            <text:p>0.37706618</text:p>
          </table:table-cell>
          <table:table-cell/>
          <table:table-cell office:value-type="float" office:value="0.007068985" calcext:value-type="float">
            <text:p>0.007068985</text:p>
          </table:table-cell>
          <table:table-cell office:value-type="float" office:value="0.002274677" calcext:value-type="float">
            <text:p>0.002274677</text:p>
          </table:table-cell>
          <table:table-cell office:value-type="float" office:value="0.00350864" calcext:value-type="float">
            <text:p>0.003508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80606" calcext:value-type="float">
            <text:p>0.003080606</text:p>
          </table:table-cell>
          <table:table-cell/>
          <table:table-cell office:value-type="float" office:value="0.006030382" calcext:value-type="float">
            <text:p>0.006030382</text:p>
          </table:table-cell>
          <table:table-cell office:value-type="float" office:value="0.001236074" calcext:value-type="float">
            <text:p>0.001236074</text:p>
          </table:table-cell>
          <table:table-cell office:value-type="float" office:value="0.002470037" calcext:value-type="float">
            <text:p>0.00247003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42003" calcext:value-type="float">
            <text:p>0.002042003</text:p>
          </table:table-cell>
          <table:table-cell/>
          <table:table-cell office:value-type="float" office:value="24.601673555" calcext:value-type="float">
            <text:p>24.601673555</text:p>
          </table:table-cell>
          <table:table-cell office:value-type="float" office:value="24.483298544" calcext:value-type="float">
            <text:p>24.483298544</text:p>
          </table:table-cell>
          <table:table-cell office:value-type="float" office:value="24.5137672" calcext:value-type="float">
            <text:p>24.5137672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03198412" calcext:value-type="float">
            <text:p>24.503198412</text:p>
          </table:table-cell>
          <table:table-cell/>
          <table:table-cell office:value-type="float" office:value="0.152846401" calcext:value-type="float">
            <text:p>0.152846401</text:p>
          </table:table-cell>
          <table:table-cell office:value-type="float" office:value="0.031331925" calcext:value-type="float">
            <text:p>0.031331925</text:p>
          </table:table-cell>
          <table:table-cell office:value-type="float" office:value="0.062609152" calcext:value-type="float">
            <text:p>0.0626091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1759931" calcext:value-type="float">
            <text:p>0.0517599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2-02 23:11:32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909162868" calcext:value-type="float">
            <text:p>0.909162868</text:p>
          </table:table-cell>
          <table:table-cell office:value-type="float" office:value="0.27965251" calcext:value-type="float">
            <text:p>0.27965251</text:p>
          </table:table-cell>
          <table:table-cell office:value-type="float" office:value="0.431360058" calcext:value-type="float">
            <text:p>0.431360058</text:p>
          </table:table-cell>
          <table:table-cell office:value-type="float" office:value="5" calcext:value-type="float">
            <text:p>5</text:p>
          </table:table-cell>
          <table:table-cell office:value-type="float" office:value="0.3686506" calcext:value-type="float">
            <text:p>0.3686506</text:p>
          </table:table-cell>
          <table:table-cell/>
          <table:table-cell office:value-type="float" office:value="0.007427801" calcext:value-type="float">
            <text:p>0.007427801</text:p>
          </table:table-cell>
          <table:table-cell office:value-type="float" office:value="0.002284743" calcext:value-type="float">
            <text:p>0.002284743</text:p>
          </table:table-cell>
          <table:table-cell office:value-type="float" office:value="0.003524183" calcext:value-type="float">
            <text:p>0.0035241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11851" calcext:value-type="float">
            <text:p>0.003011851</text:p>
          </table:table-cell>
          <table:table-cell/>
          <table:table-cell office:value-type="float" office:value="0.006389198" calcext:value-type="float">
            <text:p>0.006389198</text:p>
          </table:table-cell>
          <table:table-cell office:value-type="float" office:value="0.00124614" calcext:value-type="float">
            <text:p>0.00124614</text:p>
          </table:table-cell>
          <table:table-cell office:value-type="float" office:value="0.002485581" calcext:value-type="float">
            <text:p>0.00248558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73249" calcext:value-type="float">
            <text:p>0.001973249</text:p>
          </table:table-cell>
          <table:table-cell/>
          <table:table-cell office:value-type="float" office:value="24.605479228" calcext:value-type="float">
            <text:p>24.605479228</text:p>
          </table:table-cell>
          <table:table-cell office:value-type="float" office:value="24.47849325" calcext:value-type="float">
            <text:p>24.47849325</text:p>
          </table:table-cell>
          <table:table-cell office:value-type="float" office:value="24.509097308" calcext:value-type="float">
            <text:p>24.509097308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96446993" calcext:value-type="float">
            <text:p>24.496446993</text:p>
          </table:table-cell>
          <table:table-cell/>
          <table:table-cell office:value-type="float" office:value="0.161940066" calcext:value-type="float">
            <text:p>0.161940066</text:p>
          </table:table-cell>
          <table:table-cell office:value-type="float" office:value="0.031587062" calcext:value-type="float">
            <text:p>0.031587062</text:p>
          </table:table-cell>
          <table:table-cell office:value-type="float" office:value="0.063003137" calcext:value-type="float">
            <text:p>0.0630031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0017214" calcext:value-type="float">
            <text:p>0.0500172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2-02 23:11:33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862139566" calcext:value-type="float">
            <text:p>0.862139566</text:p>
          </table:table-cell>
          <table:table-cell office:value-type="float" office:value="0.280876789" calcext:value-type="float">
            <text:p>0.280876789</text:p>
          </table:table-cell>
          <table:table-cell office:value-type="float" office:value="0.432105712" calcext:value-type="float">
            <text:p>0.432105712</text:p>
          </table:table-cell>
          <table:table-cell office:value-type="float" office:value="5" calcext:value-type="float">
            <text:p>5</text:p>
          </table:table-cell>
          <table:table-cell office:value-type="float" office:value="0.482913313" calcext:value-type="float">
            <text:p>0.482913313</text:p>
          </table:table-cell>
          <table:table-cell/>
          <table:table-cell office:value-type="float" office:value="0.007043624" calcext:value-type="float">
            <text:p>0.007043624</text:p>
          </table:table-cell>
          <table:table-cell office:value-type="float" office:value="0.002294745" calcext:value-type="float">
            <text:p>0.002294745</text:p>
          </table:table-cell>
          <table:table-cell office:value-type="float" office:value="0.003530275" calcext:value-type="float">
            <text:p>0.0035302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4537" calcext:value-type="float">
            <text:p>0.00394537</text:p>
          </table:table-cell>
          <table:table-cell/>
          <table:table-cell office:value-type="float" office:value="0.006005021" calcext:value-type="float">
            <text:p>0.006005021</text:p>
          </table:table-cell>
          <table:table-cell office:value-type="float" office:value="0.001256142" calcext:value-type="float">
            <text:p>0.001256142</text:p>
          </table:table-cell>
          <table:table-cell office:value-type="float" office:value="0.002491673" calcext:value-type="float">
            <text:p>0.00249167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06767" calcext:value-type="float">
            <text:p>0.002906767</text:p>
          </table:table-cell>
          <table:table-cell/>
          <table:table-cell office:value-type="float" office:value="24.601047402" calcext:value-type="float">
            <text:p>24.601047402</text:p>
          </table:table-cell>
          <table:table-cell office:value-type="float" office:value="24.483794061" calcext:value-type="float">
            <text:p>24.483794061</text:p>
          </table:table-cell>
          <table:table-cell office:value-type="float" office:value="24.51430142" calcext:value-type="float">
            <text:p>24.51430142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24550631" calcext:value-type="float">
            <text:p>24.524550631</text:p>
          </table:table-cell>
          <table:table-cell/>
          <table:table-cell office:value-type="float" office:value="0.152203655" calcext:value-type="float">
            <text:p>0.152203655</text:p>
          </table:table-cell>
          <table:table-cell office:value-type="float" office:value="0.031840595" calcext:value-type="float">
            <text:p>0.031840595</text:p>
          </table:table-cell>
          <table:table-cell office:value-type="float" office:value="0.063157547" calcext:value-type="float">
            <text:p>0.0631575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3678669" calcext:value-type="float">
            <text:p>0.0736786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2-02 23:11:35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905836929" calcext:value-type="float">
            <text:p>0.905836929</text:p>
          </table:table-cell>
          <table:table-cell office:value-type="float" office:value="0.282743607" calcext:value-type="float">
            <text:p>0.282743607</text:p>
          </table:table-cell>
          <table:table-cell office:value-type="float" office:value="0.433396153" calcext:value-type="float">
            <text:p>0.433396153</text:p>
          </table:table-cell>
          <table:table-cell office:value-type="float" office:value="5" calcext:value-type="float">
            <text:p>5</text:p>
          </table:table-cell>
          <table:table-cell office:value-type="float" office:value="0.403729129" calcext:value-type="float">
            <text:p>0.403729129</text:p>
          </table:table-cell>
          <table:table-cell/>
          <table:table-cell office:value-type="float" office:value="0.007400629" calcext:value-type="float">
            <text:p>0.007400629</text:p>
          </table:table-cell>
          <table:table-cell office:value-type="float" office:value="0.002309997" calcext:value-type="float">
            <text:p>0.002309997</text:p>
          </table:table-cell>
          <table:table-cell office:value-type="float" office:value="0.003540818" calcext:value-type="float">
            <text:p>0.0035408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98441" calcext:value-type="float">
            <text:p>0.003298441</text:p>
          </table:table-cell>
          <table:table-cell/>
          <table:table-cell office:value-type="float" office:value="0.006362026" calcext:value-type="float">
            <text:p>0.006362026</text:p>
          </table:table-cell>
          <table:table-cell office:value-type="float" office:value="0.001271394" calcext:value-type="float">
            <text:p>0.001271394</text:p>
          </table:table-cell>
          <table:table-cell office:value-type="float" office:value="0.002502215" calcext:value-type="float">
            <text:p>0.00250221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59838" calcext:value-type="float">
            <text:p>0.002259838</text:p>
          </table:table-cell>
          <table:table-cell/>
          <table:table-cell office:value-type="float" office:value="24.604808351" calcext:value-type="float">
            <text:p>24.604808351</text:p>
          </table:table-cell>
          <table:table-cell office:value-type="float" office:value="24.479116827" calcext:value-type="float">
            <text:p>24.479116827</text:p>
          </table:table-cell>
          <table:table-cell office:value-type="float" office:value="24.509508045" calcext:value-type="float">
            <text:p>24.509508045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03523367" calcext:value-type="float">
            <text:p>24.503523367</text:p>
          </table:table-cell>
          <table:table-cell/>
          <table:table-cell office:value-type="float" office:value="0.161251417" calcext:value-type="float">
            <text:p>0.161251417</text:p>
          </table:table-cell>
          <table:table-cell office:value-type="float" office:value="0.032227188" calcext:value-type="float">
            <text:p>0.032227188</text:p>
          </table:table-cell>
          <table:table-cell office:value-type="float" office:value="0.06342477" calcext:value-type="float">
            <text:p>0.063424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7281329" calcext:value-type="float">
            <text:p>0.0572813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2-02 23:11:36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942442529" calcext:value-type="float">
            <text:p>0.942442529</text:p>
          </table:table-cell>
          <table:table-cell office:value-type="float" office:value="0.284451876" calcext:value-type="float">
            <text:p>0.284451876</text:p>
          </table:table-cell>
          <table:table-cell office:value-type="float" office:value="0.435240321" calcext:value-type="float">
            <text:p>0.435240321</text:p>
          </table:table-cell>
          <table:table-cell office:value-type="float" office:value="5" calcext:value-type="float">
            <text:p>5</text:p>
          </table:table-cell>
          <table:table-cell office:value-type="float" office:value="0.381193802" calcext:value-type="float">
            <text:p>0.381193802</text:p>
          </table:table-cell>
          <table:table-cell/>
          <table:table-cell office:value-type="float" office:value="0.007699694" calcext:value-type="float">
            <text:p>0.007699694</text:p>
          </table:table-cell>
          <table:table-cell office:value-type="float" office:value="0.002323953" calcext:value-type="float">
            <text:p>0.002323953</text:p>
          </table:table-cell>
          <table:table-cell office:value-type="float" office:value="0.003555885" calcext:value-type="float">
            <text:p>0.0035558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114328" calcext:value-type="float">
            <text:p>0.003114328</text:p>
          </table:table-cell>
          <table:table-cell/>
          <table:table-cell office:value-type="float" office:value="0.006661091" calcext:value-type="float">
            <text:p>0.006661091</text:p>
          </table:table-cell>
          <table:table-cell office:value-type="float" office:value="0.00128535" calcext:value-type="float">
            <text:p>0.00128535</text:p>
          </table:table-cell>
          <table:table-cell office:value-type="float" office:value="0.002517282" calcext:value-type="float">
            <text:p>0.00251728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75726" calcext:value-type="float">
            <text:p>0.002075726</text:p>
          </table:table-cell>
          <table:table-cell/>
          <table:table-cell office:value-type="float" office:value="24.617245278" calcext:value-type="float">
            <text:p>24.617245278</text:p>
          </table:table-cell>
          <table:table-cell office:value-type="float" office:value="24.484515272" calcext:value-type="float">
            <text:p>24.484515272</text:p>
          </table:table-cell>
          <table:table-cell office:value-type="float" office:value="24.514933755" calcext:value-type="float">
            <text:p>24.514933755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04031072" calcext:value-type="float">
            <text:p>24.504031072</text:p>
          </table:table-cell>
          <table:table-cell/>
          <table:table-cell office:value-type="float" office:value="0.168830716" calcext:value-type="float">
            <text:p>0.168830716</text:p>
          </table:table-cell>
          <table:table-cell office:value-type="float" office:value="0.032580949" calcext:value-type="float">
            <text:p>0.032580949</text:p>
          </table:table-cell>
          <table:table-cell office:value-type="float" office:value="0.063806658" calcext:value-type="float">
            <text:p>0.0638066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2614687" calcext:value-type="float">
            <text:p>0.0526146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2-02 23:11:37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973072168" calcext:value-type="float">
            <text:p>0.973072168</text:p>
          </table:table-cell>
          <table:table-cell office:value-type="float" office:value="0.285741125" calcext:value-type="float">
            <text:p>0.285741125</text:p>
          </table:table-cell>
          <table:table-cell office:value-type="float" office:value="0.437157802" calcext:value-type="float">
            <text:p>0.437157802</text:p>
          </table:table-cell>
          <table:table-cell office:value-type="float" office:value="5" calcext:value-type="float">
            <text:p>5</text:p>
          </table:table-cell>
          <table:table-cell office:value-type="float" office:value="0.379934356" calcext:value-type="float">
            <text:p>0.379934356</text:p>
          </table:table-cell>
          <table:table-cell/>
          <table:table-cell office:value-type="float" office:value="0.007949936" calcext:value-type="float">
            <text:p>0.007949936</text:p>
          </table:table-cell>
          <table:table-cell office:value-type="float" office:value="0.002334486" calcext:value-type="float">
            <text:p>0.002334486</text:p>
          </table:table-cell>
          <table:table-cell office:value-type="float" office:value="0.003571551" calcext:value-type="float">
            <text:p>0.0035715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104039" calcext:value-type="float">
            <text:p>0.003104039</text:p>
          </table:table-cell>
          <table:table-cell/>
          <table:table-cell office:value-type="float" office:value="0.006911333" calcext:value-type="float">
            <text:p>0.006911333</text:p>
          </table:table-cell>
          <table:table-cell office:value-type="float" office:value="0.001295884" calcext:value-type="float">
            <text:p>0.001295884</text:p>
          </table:table-cell>
          <table:table-cell office:value-type="float" office:value="0.002532948" calcext:value-type="float">
            <text:p>0.00253294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65436" calcext:value-type="float">
            <text:p>0.002065436</text:p>
          </table:table-cell>
          <table:table-cell/>
          <table:table-cell office:value-type="float" office:value="24.623423507" calcext:value-type="float">
            <text:p>24.623423507</text:p>
          </table:table-cell>
          <table:table-cell office:value-type="float" office:value="24.484775355" calcext:value-type="float">
            <text:p>24.484775355</text:p>
          </table:table-cell>
          <table:table-cell office:value-type="float" office:value="24.515320562" calcext:value-type="float">
            <text:p>24.515320562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03777005" calcext:value-type="float">
            <text:p>24.503777005</text:p>
          </table:table-cell>
          <table:table-cell/>
          <table:table-cell office:value-type="float" office:value="0.17517262" calcext:value-type="float">
            <text:p>0.17517262</text:p>
          </table:table-cell>
          <table:table-cell office:value-type="float" office:value="0.032847935" calcext:value-type="float">
            <text:p>0.032847935</text:p>
          </table:table-cell>
          <table:table-cell office:value-type="float" office:value="0.064203728" calcext:value-type="float">
            <text:p>0.0642037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2353878" calcext:value-type="float">
            <text:p>0.0523538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2-02 23:11:38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0.994398116" calcext:value-type="float">
            <text:p>0.994398116</text:p>
          </table:table-cell>
          <table:table-cell office:value-type="float" office:value="0.287346874" calcext:value-type="float">
            <text:p>0.287346874</text:p>
          </table:table-cell>
          <table:table-cell office:value-type="float" office:value="0.437834315" calcext:value-type="float">
            <text:p>0.437834315</text:p>
          </table:table-cell>
          <table:table-cell office:value-type="float" office:value="5" calcext:value-type="float">
            <text:p>5</text:p>
          </table:table-cell>
          <table:table-cell office:value-type="float" office:value="0.418002059" calcext:value-type="float">
            <text:p>0.418002059</text:p>
          </table:table-cell>
          <table:table-cell/>
          <table:table-cell office:value-type="float" office:value="0.008124168" calcext:value-type="float">
            <text:p>0.008124168</text:p>
          </table:table-cell>
          <table:table-cell office:value-type="float" office:value="0.002347605" calcext:value-type="float">
            <text:p>0.002347605</text:p>
          </table:table-cell>
          <table:table-cell office:value-type="float" office:value="0.003577078" calcext:value-type="float">
            <text:p>0.0035770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1505" calcext:value-type="float">
            <text:p>0.00341505</text:p>
          </table:table-cell>
          <table:table-cell/>
          <table:table-cell office:value-type="float" office:value="0.007085565" calcext:value-type="float">
            <text:p>0.007085565</text:p>
          </table:table-cell>
          <table:table-cell office:value-type="float" office:value="0.001309002" calcext:value-type="float">
            <text:p>0.001309002</text:p>
          </table:table-cell>
          <table:table-cell office:value-type="float" office:value="0.002538475" calcext:value-type="float">
            <text:p>0.00253847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76447" calcext:value-type="float">
            <text:p>0.002376447</text:p>
          </table:table-cell>
          <table:table-cell/>
          <table:table-cell office:value-type="float" office:value="24.617618742" calcext:value-type="float">
            <text:p>24.617618742</text:p>
          </table:table-cell>
          <table:table-cell office:value-type="float" office:value="24.474991633" calcext:value-type="float">
            <text:p>24.474991633</text:p>
          </table:table-cell>
          <table:table-cell office:value-type="float" office:value="24.505349657" calcext:value-type="float">
            <text:p>24.505349657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501348919" calcext:value-type="float">
            <text:p>24.501348919</text:p>
          </table:table-cell>
          <table:table-cell/>
          <table:table-cell office:value-type="float" office:value="0.179588154" calcext:value-type="float">
            <text:p>0.179588154</text:p>
          </table:table-cell>
          <table:table-cell office:value-type="float" office:value="0.033180465" calcext:value-type="float">
            <text:p>0.033180465</text:p>
          </table:table-cell>
          <table:table-cell office:value-type="float" office:value="0.06434382" calcext:value-type="float">
            <text:p>0.064343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23697" calcext:value-type="float">
            <text:p>0.060236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2-02 23:11:40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0.997716903" calcext:value-type="float">
            <text:p>0.997716903</text:p>
          </table:table-cell>
          <table:table-cell office:value-type="float" office:value="0.288969313" calcext:value-type="float">
            <text:p>0.288969313</text:p>
          </table:table-cell>
          <table:table-cell office:value-type="float" office:value="0.439701133" calcext:value-type="float">
            <text:p>0.439701133</text:p>
          </table:table-cell>
          <table:table-cell office:value-type="float" office:value="5" calcext:value-type="float">
            <text:p>5</text:p>
          </table:table-cell>
          <table:table-cell office:value-type="float" office:value="0.399854827" calcext:value-type="float">
            <text:p>0.399854827</text:p>
          </table:table-cell>
          <table:table-cell/>
          <table:table-cell office:value-type="float" office:value="0.008151282" calcext:value-type="float">
            <text:p>0.008151282</text:p>
          </table:table-cell>
          <table:table-cell office:value-type="float" office:value="0.00236086" calcext:value-type="float">
            <text:p>0.00236086</text:p>
          </table:table-cell>
          <table:table-cell office:value-type="float" office:value="0.00359233" calcext:value-type="float">
            <text:p>0.003592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66788" calcext:value-type="float">
            <text:p>0.003266788</text:p>
          </table:table-cell>
          <table:table-cell/>
          <table:table-cell office:value-type="float" office:value="0.007112679" calcext:value-type="float">
            <text:p>0.007112679</text:p>
          </table:table-cell>
          <table:table-cell office:value-type="float" office:value="0.001322258" calcext:value-type="float">
            <text:p>0.001322258</text:p>
          </table:table-cell>
          <table:table-cell office:value-type="float" office:value="0.002553727" calcext:value-type="float">
            <text:p>0.0025537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28185" calcext:value-type="float">
            <text:p>0.002228185</text:p>
          </table:table-cell>
          <table:table-cell/>
          <table:table-cell office:value-type="float" office:value="24.618288168" calcext:value-type="float">
            <text:p>24.618288168</text:p>
          </table:table-cell>
          <table:table-cell office:value-type="float" office:value="24.475318934" calcext:value-type="float">
            <text:p>24.475318934</text:p>
          </table:table-cell>
          <table:table-cell office:value-type="float" office:value="24.505726248" calcext:value-type="float">
            <text:p>24.505726248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497688085" calcext:value-type="float">
            <text:p>24.497688085</text:p>
          </table:table-cell>
          <table:table-cell/>
          <table:table-cell office:value-type="float" office:value="0.180275306" calcext:value-type="float">
            <text:p>0.180275306</text:p>
          </table:table-cell>
          <table:table-cell office:value-type="float" office:value="0.03351645" calcext:value-type="float">
            <text:p>0.03351645</text:p>
          </table:table-cell>
          <table:table-cell office:value-type="float" office:value="0.064730398" calcext:value-type="float">
            <text:p>0.0647303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6479036" calcext:value-type="float">
            <text:p>0.0564790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2-02 23:11:41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1.000099897" calcext:value-type="float">
            <text:p>1.000099897</text:p>
          </table:table-cell>
          <table:table-cell office:value-type="float" office:value="0.290803348" calcext:value-type="float">
            <text:p>0.290803348</text:p>
          </table:table-cell>
          <table:table-cell office:value-type="float" office:value="0.441569143" calcext:value-type="float">
            <text:p>0.441569143</text:p>
          </table:table-cell>
          <table:table-cell office:value-type="float" office:value="5" calcext:value-type="float">
            <text:p>5</text:p>
          </table:table-cell>
          <table:table-cell office:value-type="float" office:value="0.379622624" calcext:value-type="float">
            <text:p>0.379622624</text:p>
          </table:table-cell>
          <table:table-cell/>
          <table:table-cell office:value-type="float" office:value="0.008170751" calcext:value-type="float">
            <text:p>0.008170751</text:p>
          </table:table-cell>
          <table:table-cell office:value-type="float" office:value="0.002375844" calcext:value-type="float">
            <text:p>0.002375844</text:p>
          </table:table-cell>
          <table:table-cell office:value-type="float" office:value="0.003607591" calcext:value-type="float">
            <text:p>0.0036075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101492" calcext:value-type="float">
            <text:p>0.003101492</text:p>
          </table:table-cell>
          <table:table-cell/>
          <table:table-cell office:value-type="float" office:value="0.007132148" calcext:value-type="float">
            <text:p>0.007132148</text:p>
          </table:table-cell>
          <table:table-cell office:value-type="float" office:value="0.001337242" calcext:value-type="float">
            <text:p>0.001337242</text:p>
          </table:table-cell>
          <table:table-cell office:value-type="float" office:value="0.002568988" calcext:value-type="float">
            <text:p>0.00256898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62889" calcext:value-type="float">
            <text:p>0.002062889</text:p>
          </table:table-cell>
          <table:table-cell/>
          <table:table-cell office:value-type="float" office:value="24.618768836" calcext:value-type="float">
            <text:p>24.618768836</text:p>
          </table:table-cell>
          <table:table-cell office:value-type="float" office:value="24.475688921" calcext:value-type="float">
            <text:p>24.475688921</text:p>
          </table:table-cell>
          <table:table-cell office:value-type="float" office:value="24.506103078" calcext:value-type="float">
            <text:p>24.506103078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493606637" calcext:value-type="float">
            <text:p>24.493606637</text:p>
          </table:table-cell>
          <table:table-cell/>
          <table:table-cell office:value-type="float" office:value="0.180768703" calcext:value-type="float">
            <text:p>0.180768703</text:p>
          </table:table-cell>
          <table:table-cell office:value-type="float" office:value="0.033896254" calcext:value-type="float">
            <text:p>0.033896254</text:p>
          </table:table-cell>
          <table:table-cell office:value-type="float" office:value="0.065117223" calcext:value-type="float">
            <text:p>0.06511722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2289324" calcext:value-type="float">
            <text:p>0.0522893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2-02 23:11:42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0.998953104" calcext:value-type="float">
            <text:p>0.998953104</text:p>
          </table:table-cell>
          <table:table-cell office:value-type="float" office:value="0.29242221" calcext:value-type="float">
            <text:p>0.29242221</text:p>
          </table:table-cell>
          <table:table-cell office:value-type="float" office:value="0.443509274" calcext:value-type="float">
            <text:p>0.443509274</text:p>
          </table:table-cell>
          <table:table-cell office:value-type="float" office:value="5" calcext:value-type="float">
            <text:p>5</text:p>
          </table:table-cell>
          <table:table-cell office:value-type="float" office:value="0.357644005" calcext:value-type="float">
            <text:p>0.357644005</text:p>
          </table:table-cell>
          <table:table-cell/>
          <table:table-cell office:value-type="float" office:value="0.008161382" calcext:value-type="float">
            <text:p>0.008161382</text:p>
          </table:table-cell>
          <table:table-cell office:value-type="float" office:value="0.00238907" calcext:value-type="float">
            <text:p>0.00238907</text:p>
          </table:table-cell>
          <table:table-cell office:value-type="float" office:value="0.003623442" calcext:value-type="float">
            <text:p>0.0036234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921928" calcext:value-type="float">
            <text:p>0.002921928</text:p>
          </table:table-cell>
          <table:table-cell/>
          <table:table-cell office:value-type="float" office:value="0.007122779" calcext:value-type="float">
            <text:p>0.007122779</text:p>
          </table:table-cell>
          <table:table-cell office:value-type="float" office:value="0.001350468" calcext:value-type="float">
            <text:p>0.001350468</text:p>
          </table:table-cell>
          <table:table-cell office:value-type="float" office:value="0.002584839" calcext:value-type="float">
            <text:p>0.0025848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83325" calcext:value-type="float">
            <text:p>0.001883325</text:p>
          </table:table-cell>
          <table:table-cell/>
          <table:table-cell office:value-type="float" office:value="24.618537519" calcext:value-type="float">
            <text:p>24.618537519</text:p>
          </table:table-cell>
          <table:table-cell office:value-type="float" office:value="24.4760155" calcext:value-type="float">
            <text:p>24.4760155</text:p>
          </table:table-cell>
          <table:table-cell office:value-type="float" office:value="24.506494458" calcext:value-type="float">
            <text:p>24.506494458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489172867" calcext:value-type="float">
            <text:p>24.489172867</text:p>
          </table:table-cell>
          <table:table-cell/>
          <table:table-cell office:value-type="float" office:value="0.18053126" calcext:value-type="float">
            <text:p>0.18053126</text:p>
          </table:table-cell>
          <table:table-cell office:value-type="float" office:value="0.034231499" calcext:value-type="float">
            <text:p>0.034231499</text:p>
          </table:table-cell>
          <table:table-cell office:value-type="float" office:value="0.065518982" calcext:value-type="float">
            <text:p>0.0655189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7737938" calcext:value-type="float">
            <text:p>0.0477379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2-02 23:11:43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967755433" calcext:value-type="float">
            <text:p>0.967755433</text:p>
          </table:table-cell>
          <table:table-cell office:value-type="float" office:value="0.294003522" calcext:value-type="float">
            <text:p>0.294003522</text:p>
          </table:table-cell>
          <table:table-cell office:value-type="float" office:value="0.44447785" calcext:value-type="float">
            <text:p>0.44447785</text:p>
          </table:table-cell>
          <table:table-cell office:value-type="float" office:value="5" calcext:value-type="float">
            <text:p>5</text:p>
          </table:table-cell>
          <table:table-cell office:value-type="float" office:value="0.397837209" calcext:value-type="float">
            <text:p>0.397837209</text:p>
          </table:table-cell>
          <table:table-cell/>
          <table:table-cell office:value-type="float" office:value="0.007906499" calcext:value-type="float">
            <text:p>0.007906499</text:p>
          </table:table-cell>
          <table:table-cell office:value-type="float" office:value="0.00240199" calcext:value-type="float">
            <text:p>0.00240199</text:p>
          </table:table-cell>
          <table:table-cell office:value-type="float" office:value="0.003631355" calcext:value-type="float">
            <text:p>0.0036313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50304" calcext:value-type="float">
            <text:p>0.003250304</text:p>
          </table:table-cell>
          <table:table-cell/>
          <table:table-cell office:value-type="float" office:value="0.006867896" calcext:value-type="float">
            <text:p>0.006867896</text:p>
          </table:table-cell>
          <table:table-cell office:value-type="float" office:value="0.001363387" calcext:value-type="float">
            <text:p>0.001363387</text:p>
          </table:table-cell>
          <table:table-cell office:value-type="float" office:value="0.002592752" calcext:value-type="float">
            <text:p>0.0025927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11701" calcext:value-type="float">
            <text:p>0.002211701</text:p>
          </table:table-cell>
          <table:table-cell/>
          <table:table-cell office:value-type="float" office:value="24.617297885" calcext:value-type="float">
            <text:p>24.617297885</text:p>
          </table:table-cell>
          <table:table-cell office:value-type="float" office:value="24.481388325" calcext:value-type="float">
            <text:p>24.481388325</text:p>
          </table:table-cell>
          <table:table-cell office:value-type="float" office:value="24.511743528" calcext:value-type="float">
            <text:p>24.511743528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02334796" calcext:value-type="float">
            <text:p>24.502334796</text:p>
          </table:table-cell>
          <table:table-cell/>
          <table:table-cell office:value-type="float" office:value="0.174071787" calcext:value-type="float">
            <text:p>0.174071787</text:p>
          </table:table-cell>
          <table:table-cell office:value-type="float" office:value="0.034558967" calcext:value-type="float">
            <text:p>0.034558967</text:p>
          </table:table-cell>
          <table:table-cell office:value-type="float" office:value="0.065719553" calcext:value-type="float">
            <text:p>0.0657195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6061226" calcext:value-type="float">
            <text:p>0.0560612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2-02 23:11:45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0.948956126" calcext:value-type="float">
            <text:p>0.948956126</text:p>
          </table:table-cell>
          <table:table-cell office:value-type="float" office:value="0.29595915" calcext:value-type="float">
            <text:p>0.29595915</text:p>
          </table:table-cell>
          <table:table-cell office:value-type="float" office:value="0.446702891" calcext:value-type="float">
            <text:p>0.446702891</text:p>
          </table:table-cell>
          <table:table-cell office:value-type="float" office:value="5" calcext:value-type="float">
            <text:p>5</text:p>
          </table:table-cell>
          <table:table-cell office:value-type="float" office:value="0.356473965" calcext:value-type="float">
            <text:p>0.356473965</text:p>
          </table:table-cell>
          <table:table-cell/>
          <table:table-cell office:value-type="float" office:value="0.00775291" calcext:value-type="float">
            <text:p>0.00775291</text:p>
          </table:table-cell>
          <table:table-cell office:value-type="float" office:value="0.002417967" calcext:value-type="float">
            <text:p>0.002417967</text:p>
          </table:table-cell>
          <table:table-cell office:value-type="float" office:value="0.003649533" calcext:value-type="float">
            <text:p>0.0036495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912369" calcext:value-type="float">
            <text:p>0.002912369</text:p>
          </table:table-cell>
          <table:table-cell/>
          <table:table-cell office:value-type="float" office:value="0.006714307" calcext:value-type="float">
            <text:p>0.006714307</text:p>
          </table:table-cell>
          <table:table-cell office:value-type="float" office:value="0.001379364" calcext:value-type="float">
            <text:p>0.001379364</text:p>
          </table:table-cell>
          <table:table-cell office:value-type="float" office:value="0.002610931" calcext:value-type="float">
            <text:p>0.0026109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73766" calcext:value-type="float">
            <text:p>0.001873766</text:p>
          </table:table-cell>
          <table:table-cell/>
          <table:table-cell office:value-type="float" office:value="24.60845269" calcext:value-type="float">
            <text:p>24.60845269</text:p>
          </table:table-cell>
          <table:table-cell office:value-type="float" office:value="24.476729021" calcext:value-type="float">
            <text:p>24.476729021</text:p>
          </table:table-cell>
          <table:table-cell office:value-type="float" office:value="24.507138701" calcext:value-type="float">
            <text:p>24.507138701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488936833" calcext:value-type="float">
            <text:p>24.488936833</text:p>
          </table:table-cell>
          <table:table-cell/>
          <table:table-cell office:value-type="float" office:value="0.170179368" calcext:value-type="float">
            <text:p>0.170179368</text:p>
          </table:table-cell>
          <table:table-cell office:value-type="float" office:value="0.034963951" calcext:value-type="float">
            <text:p>0.034963951</text:p>
          </table:table-cell>
          <table:table-cell office:value-type="float" office:value="0.066180311" calcext:value-type="float">
            <text:p>0.0661803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7495643" calcext:value-type="float">
            <text:p>0.0474956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2-02 23:11:46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810989238" calcext:value-type="float">
            <text:p>0.810989238</text:p>
          </table:table-cell>
          <table:table-cell office:value-type="float" office:value="0.297316348" calcext:value-type="float">
            <text:p>0.297316348</text:p>
          </table:table-cell>
          <table:table-cell office:value-type="float" office:value="0.44857865" calcext:value-type="float">
            <text:p>0.44857865</text:p>
          </table:table-cell>
          <table:table-cell office:value-type="float" office:value="5" calcext:value-type="float">
            <text:p>5</text:p>
          </table:table-cell>
          <table:table-cell office:value-type="float" office:value="0.388762401" calcext:value-type="float">
            <text:p>0.388762401</text:p>
          </table:table-cell>
          <table:table-cell/>
          <table:table-cell office:value-type="float" office:value="0.006625729" calcext:value-type="float">
            <text:p>0.006625729</text:p>
          </table:table-cell>
          <table:table-cell office:value-type="float" office:value="0.002429055" calcext:value-type="float">
            <text:p>0.002429055</text:p>
          </table:table-cell>
          <table:table-cell office:value-type="float" office:value="0.003664858" calcext:value-type="float">
            <text:p>0.0036648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176163" calcext:value-type="float">
            <text:p>0.003176163</text:p>
          </table:table-cell>
          <table:table-cell/>
          <table:table-cell office:value-type="float" office:value="0.005587126" calcext:value-type="float">
            <text:p>0.005587126</text:p>
          </table:table-cell>
          <table:table-cell office:value-type="float" office:value="0.001390452" calcext:value-type="float">
            <text:p>0.001390452</text:p>
          </table:table-cell>
          <table:table-cell office:value-type="float" office:value="0.002626256" calcext:value-type="float">
            <text:p>0.00262625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137561" calcext:value-type="float">
            <text:p>0.002137561</text:p>
          </table:table-cell>
          <table:table-cell/>
          <table:table-cell office:value-type="float" office:value="24.585676424" calcext:value-type="float">
            <text:p>24.585676424</text:p>
          </table:table-cell>
          <table:table-cell office:value-type="float" office:value="24.482056631" calcext:value-type="float">
            <text:p>24.482056631</text:p>
          </table:table-cell>
          <table:table-cell office:value-type="float" office:value="24.512570771" calcext:value-type="float">
            <text:p>24.512570771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00504142" calcext:value-type="float">
            <text:p>24.500504142</text:p>
          </table:table-cell>
          <table:table-cell/>
          <table:table-cell office:value-type="float" office:value="0.141612589" calcext:value-type="float">
            <text:p>0.141612589</text:p>
          </table:table-cell>
          <table:table-cell office:value-type="float" office:value="0.035245008" calcext:value-type="float">
            <text:p>0.035245008</text:p>
          </table:table-cell>
          <table:table-cell office:value-type="float" office:value="0.06656874" calcext:value-type="float">
            <text:p>0.066568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4182004" calcext:value-type="float">
            <text:p>0.0541820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2-02 23:11:47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686094843" calcext:value-type="float">
            <text:p>0.686094843</text:p>
          </table:table-cell>
          <table:table-cell office:value-type="float" office:value="0.299055612" calcext:value-type="float">
            <text:p>0.299055612</text:p>
          </table:table-cell>
          <table:table-cell office:value-type="float" office:value="0.449620539" calcext:value-type="float">
            <text:p>0.449620539</text:p>
          </table:table-cell>
          <table:table-cell office:value-type="float" office:value="5" calcext:value-type="float">
            <text:p>5</text:p>
          </table:table-cell>
          <table:table-cell office:value-type="float" office:value="0.485656915" calcext:value-type="float">
            <text:p>0.485656915</text:p>
          </table:table-cell>
          <table:table-cell/>
          <table:table-cell office:value-type="float" office:value="0.00560535" calcext:value-type="float">
            <text:p>0.00560535</text:p>
          </table:table-cell>
          <table:table-cell office:value-type="float" office:value="0.002443265" calcext:value-type="float">
            <text:p>0.002443265</text:p>
          </table:table-cell>
          <table:table-cell office:value-type="float" office:value="0.00367337" calcext:value-type="float">
            <text:p>0.003673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67785" calcext:value-type="float">
            <text:p>0.003967785</text:p>
          </table:table-cell>
          <table:table-cell/>
          <table:table-cell office:value-type="float" office:value="0.004566747" calcext:value-type="float">
            <text:p>0.004566747</text:p>
          </table:table-cell>
          <table:table-cell office:value-type="float" office:value="0.001404662" calcext:value-type="float">
            <text:p>0.001404662</text:p>
          </table:table-cell>
          <table:table-cell office:value-type="float" office:value="0.002634768" calcext:value-type="float">
            <text:p>0.00263476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29183" calcext:value-type="float">
            <text:p>0.002929183</text:p>
          </table:table-cell>
          <table:table-cell/>
          <table:table-cell office:value-type="float" office:value="24.560483207" calcext:value-type="float">
            <text:p>24.560483207</text:p>
          </table:table-cell>
          <table:table-cell office:value-type="float" office:value="24.482407497" calcext:value-type="float">
            <text:p>24.482407497</text:p>
          </table:table-cell>
          <table:table-cell office:value-type="float" office:value="24.512780949" calcext:value-type="float">
            <text:p>24.512780949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20050441" calcext:value-type="float">
            <text:p>24.520050441</text:p>
          </table:table-cell>
          <table:table-cell/>
          <table:table-cell office:value-type="float" office:value="0.11575167" calcext:value-type="float">
            <text:p>0.11575167</text:p>
          </table:table-cell>
          <table:table-cell office:value-type="float" office:value="0.035605185" calcext:value-type="float">
            <text:p>0.035605185</text:p>
          </table:table-cell>
          <table:table-cell office:value-type="float" office:value="0.066784493" calcext:value-type="float">
            <text:p>0.0667844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4246804" calcext:value-type="float">
            <text:p>0.0742468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2-02 23:11:49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599260998" calcext:value-type="float">
            <text:p>0.599260998</text:p>
          </table:table-cell>
          <table:table-cell office:value-type="float" office:value="0.301298535" calcext:value-type="float">
            <text:p>0.301298535</text:p>
          </table:table-cell>
          <table:table-cell office:value-type="float" office:value="0.451185161" calcext:value-type="float">
            <text:p>0.451185161</text:p>
          </table:table-cell>
          <table:table-cell office:value-type="float" office:value="5" calcext:value-type="float">
            <text:p>5</text:p>
          </table:table-cell>
          <table:table-cell office:value-type="float" office:value="0.396031188" calcext:value-type="float">
            <text:p>0.396031188</text:p>
          </table:table-cell>
          <table:table-cell/>
          <table:table-cell office:value-type="float" office:value="0.004895923" calcext:value-type="float">
            <text:p>0.004895923</text:p>
          </table:table-cell>
          <table:table-cell office:value-type="float" office:value="0.002461589" calcext:value-type="float">
            <text:p>0.002461589</text:p>
          </table:table-cell>
          <table:table-cell office:value-type="float" office:value="0.003686153" calcext:value-type="float">
            <text:p>0.0036861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35549" calcext:value-type="float">
            <text:p>0.003235549</text:p>
          </table:table-cell>
          <table:table-cell/>
          <table:table-cell office:value-type="float" office:value="0.00385732" calcext:value-type="float">
            <text:p>0.00385732</text:p>
          </table:table-cell>
          <table:table-cell office:value-type="float" office:value="0.001422987" calcext:value-type="float">
            <text:p>0.001422987</text:p>
          </table:table-cell>
          <table:table-cell office:value-type="float" office:value="0.002647551" calcext:value-type="float">
            <text:p>0.00264755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196946" calcext:value-type="float">
            <text:p>0.002196946</text:p>
          </table:table-cell>
          <table:table-cell/>
          <table:table-cell office:value-type="float" office:value="24.54296708" calcext:value-type="float">
            <text:p>24.54296708</text:p>
          </table:table-cell>
          <table:table-cell office:value-type="float" office:value="24.482859968" calcext:value-type="float">
            <text:p>24.482859968</text:p>
          </table:table-cell>
          <table:table-cell office:value-type="float" office:value="24.513096576" calcext:value-type="float">
            <text:p>24.513096576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01970469" calcext:value-type="float">
            <text:p>24.501970469</text:p>
          </table:table-cell>
          <table:table-cell/>
          <table:table-cell office:value-type="float" office:value="0.097771167" calcext:value-type="float">
            <text:p>0.097771167</text:p>
          </table:table-cell>
          <table:table-cell office:value-type="float" office:value="0.036069664" calcext:value-type="float">
            <text:p>0.036069664</text:p>
          </table:table-cell>
          <table:table-cell office:value-type="float" office:value="0.067108492" calcext:value-type="float">
            <text:p>0.0671084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5687233" calcext:value-type="float">
            <text:p>0.0556872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2-02 23:11:50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560877986" calcext:value-type="float">
            <text:p>0.560877986</text:p>
          </table:table-cell>
          <table:table-cell office:value-type="float" office:value="0.30326072" calcext:value-type="float">
            <text:p>0.30326072</text:p>
          </table:table-cell>
          <table:table-cell office:value-type="float" office:value="0.453054363" calcext:value-type="float">
            <text:p>0.453054363</text:p>
          </table:table-cell>
          <table:table-cell office:value-type="float" office:value="5" calcext:value-type="float">
            <text:p>5</text:p>
          </table:table-cell>
          <table:table-cell office:value-type="float" office:value="0.389696406" calcext:value-type="float">
            <text:p>0.389696406</text:p>
          </table:table-cell>
          <table:table-cell/>
          <table:table-cell office:value-type="float" office:value="0.004582336" calcext:value-type="float">
            <text:p>0.004582336</text:p>
          </table:table-cell>
          <table:table-cell office:value-type="float" office:value="0.00247762" calcext:value-type="float">
            <text:p>0.00247762</text:p>
          </table:table-cell>
          <table:table-cell office:value-type="float" office:value="0.003701425" calcext:value-type="float">
            <text:p>0.00370142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183794" calcext:value-type="float">
            <text:p>0.003183794</text:p>
          </table:table-cell>
          <table:table-cell/>
          <table:table-cell office:value-type="float" office:value="0.003543734" calcext:value-type="float">
            <text:p>0.003543734</text:p>
          </table:table-cell>
          <table:table-cell office:value-type="float" office:value="0.001439018" calcext:value-type="float">
            <text:p>0.001439018</text:p>
          </table:table-cell>
          <table:table-cell office:value-type="float" office:value="0.002662822" calcext:value-type="float">
            <text:p>0.00266282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145191" calcext:value-type="float">
            <text:p>0.002145191</text:p>
          </table:table-cell>
          <table:table-cell/>
          <table:table-cell office:value-type="float" office:value="24.535224369" calcext:value-type="float">
            <text:p>24.535224369</text:p>
          </table:table-cell>
          <table:table-cell office:value-type="float" office:value="24.483255805" calcext:value-type="float">
            <text:p>24.483255805</text:p>
          </table:table-cell>
          <table:table-cell office:value-type="float" office:value="24.513473644" calcext:value-type="float">
            <text:p>24.513473644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00692558" calcext:value-type="float">
            <text:p>24.500692558</text:p>
          </table:table-cell>
          <table:table-cell/>
          <table:table-cell office:value-type="float" office:value="0.08982315" calcext:value-type="float">
            <text:p>0.08982315</text:p>
          </table:table-cell>
          <table:table-cell office:value-type="float" office:value="0.036476005" calcext:value-type="float">
            <text:p>0.036476005</text:p>
          </table:table-cell>
          <table:table-cell office:value-type="float" office:value="0.067495562" calcext:value-type="float">
            <text:p>0.0674955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4375419" calcext:value-type="float">
            <text:p>0.0543754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2-02 23:11:51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538324182" calcext:value-type="float">
            <text:p>0.538324182</text:p>
          </table:table-cell>
          <table:table-cell office:value-type="float" office:value="0.305174626" calcext:value-type="float">
            <text:p>0.305174626</text:p>
          </table:table-cell>
          <table:table-cell office:value-type="float" office:value="0.455261523" calcext:value-type="float">
            <text:p>0.455261523</text:p>
          </table:table-cell>
          <table:table-cell office:value-type="float" office:value="5" calcext:value-type="float">
            <text:p>5</text:p>
          </table:table-cell>
          <table:table-cell office:value-type="float" office:value="0.354466481" calcext:value-type="float">
            <text:p>0.354466481</text:p>
          </table:table-cell>
          <table:table-cell/>
          <table:table-cell office:value-type="float" office:value="0.004398073" calcext:value-type="float">
            <text:p>0.004398073</text:p>
          </table:table-cell>
          <table:table-cell office:value-type="float" office:value="0.002493257" calcext:value-type="float">
            <text:p>0.002493257</text:p>
          </table:table-cell>
          <table:table-cell office:value-type="float" office:value="0.003719457" calcext:value-type="float">
            <text:p>0.0037194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95968" calcext:value-type="float">
            <text:p>0.002895968</text:p>
          </table:table-cell>
          <table:table-cell/>
          <table:table-cell office:value-type="float" office:value="0.003359471" calcext:value-type="float">
            <text:p>0.003359471</text:p>
          </table:table-cell>
          <table:table-cell office:value-type="float" office:value="0.001454654" calcext:value-type="float">
            <text:p>0.001454654</text:p>
          </table:table-cell>
          <table:table-cell office:value-type="float" office:value="0.002680854" calcext:value-type="float">
            <text:p>0.00268085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57365" calcext:value-type="float">
            <text:p>0.001857365</text:p>
          </table:table-cell>
          <table:table-cell/>
          <table:table-cell office:value-type="float" office:value="24.530674737" calcext:value-type="float">
            <text:p>24.530674737</text:p>
          </table:table-cell>
          <table:table-cell office:value-type="float" office:value="24.483641902" calcext:value-type="float">
            <text:p>24.483641902</text:p>
          </table:table-cell>
          <table:table-cell office:value-type="float" office:value="24.513918888" calcext:value-type="float">
            <text:p>24.513918888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93585625" calcext:value-type="float">
            <text:p>24.493585625</text:p>
          </table:table-cell>
          <table:table-cell/>
          <table:table-cell office:value-type="float" office:value="0.08515287" calcext:value-type="float">
            <text:p>0.08515287</text:p>
          </table:table-cell>
          <table:table-cell office:value-type="float" office:value="0.036872347" calcext:value-type="float">
            <text:p>0.036872347</text:p>
          </table:table-cell>
          <table:table-cell office:value-type="float" office:value="0.067952616" calcext:value-type="float">
            <text:p>0.0679526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7079927" calcext:value-type="float">
            <text:p>0.0470799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2-02 23:11:52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520637097" calcext:value-type="float">
            <text:p>0.520637097</text:p>
          </table:table-cell>
          <table:table-cell office:value-type="float" office:value="0.306715406" calcext:value-type="float">
            <text:p>0.306715406</text:p>
          </table:table-cell>
          <table:table-cell office:value-type="float" office:value="0.456239039" calcext:value-type="float">
            <text:p>0.456239039</text:p>
          </table:table-cell>
          <table:table-cell office:value-type="float" office:value="5" calcext:value-type="float">
            <text:p>5</text:p>
          </table:table-cell>
          <table:table-cell office:value-type="float" office:value="0.448544675" calcext:value-type="float">
            <text:p>0.448544675</text:p>
          </table:table-cell>
          <table:table-cell/>
          <table:table-cell office:value-type="float" office:value="0.004253571" calcext:value-type="float">
            <text:p>0.004253571</text:p>
          </table:table-cell>
          <table:table-cell office:value-type="float" office:value="0.002505845" calcext:value-type="float">
            <text:p>0.002505845</text:p>
          </table:table-cell>
          <table:table-cell office:value-type="float" office:value="0.003727443" calcext:value-type="float">
            <text:p>0.0037274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64581" calcext:value-type="float">
            <text:p>0.003664581</text:p>
          </table:table-cell>
          <table:table-cell/>
          <table:table-cell office:value-type="float" office:value="0.003214968" calcext:value-type="float">
            <text:p>0.003214968</text:p>
          </table:table-cell>
          <table:table-cell office:value-type="float" office:value="0.001467242" calcext:value-type="float">
            <text:p>0.001467242</text:p>
          </table:table-cell>
          <table:table-cell office:value-type="float" office:value="0.00268884" calcext:value-type="float">
            <text:p>0.002688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25978" calcext:value-type="float">
            <text:p>0.002625978</text:p>
          </table:table-cell>
          <table:table-cell/>
          <table:table-cell office:value-type="float" office:value="24.537214047" calcext:value-type="float">
            <text:p>24.537214047</text:p>
          </table:table-cell>
          <table:table-cell office:value-type="float" office:value="24.494060345" calcext:value-type="float">
            <text:p>24.494060345</text:p>
          </table:table-cell>
          <table:table-cell office:value-type="float" office:value="24.524223421" calcext:value-type="float">
            <text:p>24.524223421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22671274" calcext:value-type="float">
            <text:p>24.522671274</text:p>
          </table:table-cell>
          <table:table-cell/>
          <table:table-cell office:value-type="float" office:value="0.081490336" calcext:value-type="float">
            <text:p>0.081490336</text:p>
          </table:table-cell>
          <table:table-cell office:value-type="float" office:value="0.037191421" calcext:value-type="float">
            <text:p>0.037191421</text:p>
          </table:table-cell>
          <table:table-cell office:value-type="float" office:value="0.068155038" calcext:value-type="float">
            <text:p>0.0681550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6561705" calcext:value-type="float">
            <text:p>0.0665617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2-02 23:11:54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507953824" calcext:value-type="float">
            <text:p>0.507953824</text:p>
          </table:table-cell>
          <table:table-cell office:value-type="float" office:value="0.30941192" calcext:value-type="float">
            <text:p>0.30941192</text:p>
          </table:table-cell>
          <table:table-cell office:value-type="float" office:value="0.457707698" calcext:value-type="float">
            <text:p>0.457707698</text:p>
          </table:table-cell>
          <table:table-cell office:value-type="float" office:value="5" calcext:value-type="float">
            <text:p>5</text:p>
          </table:table-cell>
          <table:table-cell office:value-type="float" office:value="0.365521951" calcext:value-type="float">
            <text:p>0.365521951</text:p>
          </table:table-cell>
          <table:table-cell/>
          <table:table-cell office:value-type="float" office:value="0.00414995" calcext:value-type="float">
            <text:p>0.00414995</text:p>
          </table:table-cell>
          <table:table-cell office:value-type="float" office:value="0.002527875" calcext:value-type="float">
            <text:p>0.002527875</text:p>
          </table:table-cell>
          <table:table-cell office:value-type="float" office:value="0.003739442" calcext:value-type="float">
            <text:p>0.0037394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98629" calcext:value-type="float">
            <text:p>0.00298629</text:p>
          </table:table-cell>
          <table:table-cell/>
          <table:table-cell office:value-type="float" office:value="0.003111347" calcext:value-type="float">
            <text:p>0.003111347</text:p>
          </table:table-cell>
          <table:table-cell office:value-type="float" office:value="0.001489272" calcext:value-type="float">
            <text:p>0.001489272</text:p>
          </table:table-cell>
          <table:table-cell office:value-type="float" office:value="0.002700839" calcext:value-type="float">
            <text:p>0.0027008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47688" calcext:value-type="float">
            <text:p>0.001947688</text:p>
          </table:table-cell>
          <table:table-cell/>
          <table:table-cell office:value-type="float" office:value="24.524548294" calcext:value-type="float">
            <text:p>24.524548294</text:p>
          </table:table-cell>
          <table:table-cell office:value-type="float" office:value="24.484496701" calcext:value-type="float">
            <text:p>24.484496701</text:p>
          </table:table-cell>
          <table:table-cell office:value-type="float" office:value="24.514412347" calcext:value-type="float">
            <text:p>24.514412347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49581585" calcext:value-type="float">
            <text:p>24.49581585</text:p>
          </table:table-cell>
          <table:table-cell/>
          <table:table-cell office:value-type="float" office:value="0.078863951" calcext:value-type="float">
            <text:p>0.078863951</text:p>
          </table:table-cell>
          <table:table-cell office:value-type="float" office:value="0.03774983" calcext:value-type="float">
            <text:p>0.03774983</text:p>
          </table:table-cell>
          <table:table-cell office:value-type="float" office:value="0.068459165" calcext:value-type="float">
            <text:p>0.0684591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9369325" calcext:value-type="float">
            <text:p>0.0493693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2-02 23:11:55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0.505747855" calcext:value-type="float">
            <text:p>0.505747855</text:p>
          </table:table-cell>
          <table:table-cell office:value-type="float" office:value="0.311068334" calcext:value-type="float">
            <text:p>0.311068334</text:p>
          </table:table-cell>
          <table:table-cell office:value-type="float" office:value="0.459151919" calcext:value-type="float">
            <text:p>0.459151919</text:p>
          </table:table-cell>
          <table:table-cell office:value-type="float" office:value="5" calcext:value-type="float">
            <text:p>5</text:p>
          </table:table-cell>
          <table:table-cell office:value-type="float" office:value="0.413906624" calcext:value-type="float">
            <text:p>0.413906624</text:p>
          </table:table-cell>
          <table:table-cell/>
          <table:table-cell office:value-type="float" office:value="0.004131927" calcext:value-type="float">
            <text:p>0.004131927</text:p>
          </table:table-cell>
          <table:table-cell office:value-type="float" office:value="0.002541408" calcext:value-type="float">
            <text:p>0.002541408</text:p>
          </table:table-cell>
          <table:table-cell office:value-type="float" office:value="0.003751241" calcext:value-type="float">
            <text:p>0.0037512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8159" calcext:value-type="float">
            <text:p>0.00338159</text:p>
          </table:table-cell>
          <table:table-cell/>
          <table:table-cell office:value-type="float" office:value="0.003093324" calcext:value-type="float">
            <text:p>0.003093324</text:p>
          </table:table-cell>
          <table:table-cell office:value-type="float" office:value="0.001502805" calcext:value-type="float">
            <text:p>0.001502805</text:p>
          </table:table-cell>
          <table:table-cell office:value-type="float" office:value="0.002712638" calcext:value-type="float">
            <text:p>0.00271263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42987" calcext:value-type="float">
            <text:p>0.002342987</text:p>
          </table:table-cell>
          <table:table-cell/>
          <table:table-cell office:value-type="float" office:value="24.51904967" calcext:value-type="float">
            <text:p>24.51904967</text:p>
          </table:table-cell>
          <table:table-cell office:value-type="float" office:value="24.479777049" calcext:value-type="float">
            <text:p>24.479777049</text:p>
          </table:table-cell>
          <table:table-cell office:value-type="float" office:value="24.509650017" calcext:value-type="float">
            <text:p>24.509650017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500522749" calcext:value-type="float">
            <text:p>24.500522749</text:p>
          </table:table-cell>
          <table:table-cell/>
          <table:table-cell office:value-type="float" office:value="0.07840715" calcext:value-type="float">
            <text:p>0.07840715</text:p>
          </table:table-cell>
          <table:table-cell office:value-type="float" office:value="0.03809285" calcext:value-type="float">
            <text:p>0.03809285</text:p>
          </table:table-cell>
          <table:table-cell office:value-type="float" office:value="0.068758231" calcext:value-type="float">
            <text:p>0.0687582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9388887" calcext:value-type="float">
            <text:p>0.0593888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2-02 23:11:56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506135882" calcext:value-type="float">
            <text:p>0.506135882</text:p>
          </table:table-cell>
          <table:table-cell office:value-type="float" office:value="0.313100852" calcext:value-type="float">
            <text:p>0.313100852</text:p>
          </table:table-cell>
          <table:table-cell office:value-type="float" office:value="0.460031683" calcext:value-type="float">
            <text:p>0.460031683</text:p>
          </table:table-cell>
          <table:table-cell office:value-type="float" office:value="5" calcext:value-type="float">
            <text:p>5</text:p>
          </table:table-cell>
          <table:table-cell office:value-type="float" office:value="0.471137222" calcext:value-type="float">
            <text:p>0.471137222</text:p>
          </table:table-cell>
          <table:table-cell/>
          <table:table-cell office:value-type="float" office:value="0.004135097" calcext:value-type="float">
            <text:p>0.004135097</text:p>
          </table:table-cell>
          <table:table-cell office:value-type="float" office:value="0.002558013" calcext:value-type="float">
            <text:p>0.002558013</text:p>
          </table:table-cell>
          <table:table-cell office:value-type="float" office:value="0.003758429" calcext:value-type="float">
            <text:p>0.0037584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4916" calcext:value-type="float">
            <text:p>0.00384916</text:p>
          </table:table-cell>
          <table:table-cell/>
          <table:table-cell office:value-type="float" office:value="0.003096494" calcext:value-type="float">
            <text:p>0.003096494</text:p>
          </table:table-cell>
          <table:table-cell office:value-type="float" office:value="0.001519411" calcext:value-type="float">
            <text:p>0.001519411</text:p>
          </table:table-cell>
          <table:table-cell office:value-type="float" office:value="0.002719826" calcext:value-type="float">
            <text:p>0.00271982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10558" calcext:value-type="float">
            <text:p>0.002810558</text:p>
          </table:table-cell>
          <table:table-cell/>
          <table:table-cell office:value-type="float" office:value="24.524181569" calcext:value-type="float">
            <text:p>24.524181569</text:p>
          </table:table-cell>
          <table:table-cell office:value-type="float" office:value="24.485240878" calcext:value-type="float">
            <text:p>24.485240878</text:p>
          </table:table-cell>
          <table:table-cell office:value-type="float" office:value="24.514881157" calcext:value-type="float">
            <text:p>24.514881157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1712144" calcext:value-type="float">
            <text:p>24.51712144</text:p>
          </table:table-cell>
          <table:table-cell/>
          <table:table-cell office:value-type="float" office:value="0.0784875" calcext:value-type="float">
            <text:p>0.0784875</text:p>
          </table:table-cell>
          <table:table-cell office:value-type="float" office:value="0.038513755" calcext:value-type="float">
            <text:p>0.038513755</text:p>
          </table:table-cell>
          <table:table-cell office:value-type="float" office:value="0.06894041" calcext:value-type="float">
            <text:p>0.068940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1240115" calcext:value-type="float">
            <text:p>0.0712401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2-02 23:11:57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508813919" calcext:value-type="float">
            <text:p>0.508813919</text:p>
          </table:table-cell>
          <table:table-cell office:value-type="float" office:value="0.315271654" calcext:value-type="float">
            <text:p>0.315271654</text:p>
          </table:table-cell>
          <table:table-cell office:value-type="float" office:value="0.461092646" calcext:value-type="float">
            <text:p>0.461092646</text:p>
          </table:table-cell>
          <table:table-cell office:value-type="float" office:value="5" calcext:value-type="float">
            <text:p>5</text:p>
          </table:table-cell>
          <table:table-cell office:value-type="float" office:value="0.468229111" calcext:value-type="float">
            <text:p>0.468229111</text:p>
          </table:table-cell>
          <table:table-cell/>
          <table:table-cell office:value-type="float" office:value="0.004156976" calcext:value-type="float">
            <text:p>0.004156976</text:p>
          </table:table-cell>
          <table:table-cell office:value-type="float" office:value="0.002575749" calcext:value-type="float">
            <text:p>0.002575749</text:p>
          </table:table-cell>
          <table:table-cell office:value-type="float" office:value="0.003767097" calcext:value-type="float">
            <text:p>0.00376709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25401" calcext:value-type="float">
            <text:p>0.003825401</text:p>
          </table:table-cell>
          <table:table-cell/>
          <table:table-cell office:value-type="float" office:value="0.003118374" calcext:value-type="float">
            <text:p>0.003118374</text:p>
          </table:table-cell>
          <table:table-cell office:value-type="float" office:value="0.001537146" calcext:value-type="float">
            <text:p>0.001537146</text:p>
          </table:table-cell>
          <table:table-cell office:value-type="float" office:value="0.002728494" calcext:value-type="float">
            <text:p>0.00272849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86798" calcext:value-type="float">
            <text:p>0.002786798</text:p>
          </table:table-cell>
          <table:table-cell/>
          <table:table-cell office:value-type="float" office:value="24.524721796" calcext:value-type="float">
            <text:p>24.524721796</text:p>
          </table:table-cell>
          <table:table-cell office:value-type="float" office:value="24.485678798" calcext:value-type="float">
            <text:p>24.485678798</text:p>
          </table:table-cell>
          <table:table-cell office:value-type="float" office:value="24.515095182" calcext:value-type="float">
            <text:p>24.515095182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16534797" calcext:value-type="float">
            <text:p>24.516534797</text:p>
          </table:table-cell>
          <table:table-cell/>
          <table:table-cell office:value-type="float" office:value="0.079042055" calcext:value-type="float">
            <text:p>0.079042055</text:p>
          </table:table-cell>
          <table:table-cell office:value-type="float" office:value="0.038963296" calcext:value-type="float">
            <text:p>0.038963296</text:p>
          </table:table-cell>
          <table:table-cell office:value-type="float" office:value="0.069160112" calcext:value-type="float">
            <text:p>0.0691601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0637912" calcext:value-type="float">
            <text:p>0.0706379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2-02 23:11:59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511375727" calcext:value-type="float">
            <text:p>0.511375727</text:p>
          </table:table-cell>
          <table:table-cell office:value-type="float" office:value="0.317739882" calcext:value-type="float">
            <text:p>0.317739882</text:p>
          </table:table-cell>
          <table:table-cell office:value-type="float" office:value="0.462325866" calcext:value-type="float">
            <text:p>0.462325866</text:p>
          </table:table-cell>
          <table:table-cell office:value-type="float" office:value="5" calcext:value-type="float">
            <text:p>5</text:p>
          </table:table-cell>
          <table:table-cell office:value-type="float" office:value="0.380347416" calcext:value-type="float">
            <text:p>0.380347416</text:p>
          </table:table-cell>
          <table:table-cell/>
          <table:table-cell office:value-type="float" office:value="0.004177906" calcext:value-type="float">
            <text:p>0.004177906</text:p>
          </table:table-cell>
          <table:table-cell office:value-type="float" office:value="0.002595914" calcext:value-type="float">
            <text:p>0.002595914</text:p>
          </table:table-cell>
          <table:table-cell office:value-type="float" office:value="0.003777172" calcext:value-type="float">
            <text:p>0.0037771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107414" calcext:value-type="float">
            <text:p>0.003107414</text:p>
          </table:table-cell>
          <table:table-cell/>
          <table:table-cell office:value-type="float" office:value="0.003139304" calcext:value-type="float">
            <text:p>0.003139304</text:p>
          </table:table-cell>
          <table:table-cell office:value-type="float" office:value="0.001557311" calcext:value-type="float">
            <text:p>0.001557311</text:p>
          </table:table-cell>
          <table:table-cell office:value-type="float" office:value="0.002738569" calcext:value-type="float">
            <text:p>0.0027385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68811" calcext:value-type="float">
            <text:p>0.002068811</text:p>
          </table:table-cell>
          <table:table-cell/>
          <table:table-cell office:value-type="float" office:value="24.530292197" calcext:value-type="float">
            <text:p>24.530292197</text:p>
          </table:table-cell>
          <table:table-cell office:value-type="float" office:value="24.491230518" calcext:value-type="float">
            <text:p>24.491230518</text:p>
          </table:table-cell>
          <table:table-cell office:value-type="float" office:value="24.520397621" calcext:value-type="float">
            <text:p>24.520397621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03860332" calcext:value-type="float">
            <text:p>24.503860332</text:p>
          </table:table-cell>
          <table:table-cell/>
          <table:table-cell office:value-type="float" office:value="0.079572541" calcext:value-type="float">
            <text:p>0.079572541</text:p>
          </table:table-cell>
          <table:table-cell office:value-type="float" office:value="0.039474429" calcext:value-type="float">
            <text:p>0.039474429</text:p>
          </table:table-cell>
          <table:table-cell office:value-type="float" office:value="0.069415484" calcext:value-type="float">
            <text:p>0.0694154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2439416" calcext:value-type="float">
            <text:p>0.0524394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2-02 23:12:00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516138138" calcext:value-type="float">
            <text:p>0.516138138</text:p>
          </table:table-cell>
          <table:table-cell office:value-type="float" office:value="0.319970288" calcext:value-type="float">
            <text:p>0.319970288</text:p>
          </table:table-cell>
          <table:table-cell office:value-type="float" office:value="0.463770087" calcext:value-type="float">
            <text:p>0.463770087</text:p>
          </table:table-cell>
          <table:table-cell office:value-type="float" office:value="5" calcext:value-type="float">
            <text:p>5</text:p>
          </table:table-cell>
          <table:table-cell office:value-type="float" office:value="0.343549889" calcext:value-type="float">
            <text:p>0.343549889</text:p>
          </table:table-cell>
          <table:table-cell/>
          <table:table-cell office:value-type="float" office:value="0.004216815" calcext:value-type="float">
            <text:p>0.004216815</text:p>
          </table:table-cell>
          <table:table-cell office:value-type="float" office:value="0.002614136" calcext:value-type="float">
            <text:p>0.002614136</text:p>
          </table:table-cell>
          <table:table-cell office:value-type="float" office:value="0.003788971" calcext:value-type="float">
            <text:p>0.0037889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0678" calcext:value-type="float">
            <text:p>0.00280678</text:p>
          </table:table-cell>
          <table:table-cell/>
          <table:table-cell office:value-type="float" office:value="0.003178212" calcext:value-type="float">
            <text:p>0.003178212</text:p>
          </table:table-cell>
          <table:table-cell office:value-type="float" office:value="0.001575534" calcext:value-type="float">
            <text:p>0.001575534</text:p>
          </table:table-cell>
          <table:table-cell office:value-type="float" office:value="0.002750369" calcext:value-type="float">
            <text:p>0.0027503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768177" calcext:value-type="float">
            <text:p>0.001768177</text:p>
          </table:table-cell>
          <table:table-cell/>
          <table:table-cell office:value-type="float" office:value="24.536306505" calcext:value-type="float">
            <text:p>24.536306505</text:p>
          </table:table-cell>
          <table:table-cell office:value-type="float" office:value="24.496734257" calcext:value-type="float">
            <text:p>24.496734257</text:p>
          </table:table-cell>
          <table:table-cell office:value-type="float" office:value="24.525742621" calcext:value-type="float">
            <text:p>24.525742621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01490961" calcext:value-type="float">
            <text:p>24.501490961</text:p>
          </table:table-cell>
          <table:table-cell/>
          <table:table-cell office:value-type="float" office:value="0.080558716" calcext:value-type="float">
            <text:p>0.080558716</text:p>
          </table:table-cell>
          <table:table-cell office:value-type="float" office:value="0.039936313" calcext:value-type="float">
            <text:p>0.039936313</text:p>
          </table:table-cell>
          <table:table-cell office:value-type="float" office:value="0.06971455" calcext:value-type="float">
            <text:p>0.069714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4819281" calcext:value-type="float">
            <text:p>0.044819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2-02 23:12:01</text:p>
          </table:table-cell>
          <table:table-cell office:value-type="float" office:value="24.46288" calcext:value-type="float">
            <text:p>24.46288</text:p>
          </table:table-cell>
          <table:table-cell office:value-type="string" calcext:value-type="string">
            <text:p><text:s/></text:p>
          </table:table-cell>
          <table:table-cell office:value-type="float" office:value="0.521270695" calcext:value-type="float">
            <text:p>0.521270695</text:p>
          </table:table-cell>
          <table:table-cell office:value-type="float" office:value="0.32196764" calcext:value-type="float">
            <text:p>0.32196764</text:p>
          </table:table-cell>
          <table:table-cell office:value-type="float" office:value="0.46503609" calcext:value-type="float">
            <text:p>0.46503609</text:p>
          </table:table-cell>
          <table:table-cell office:value-type="float" office:value="5" calcext:value-type="float">
            <text:p>5</text:p>
          </table:table-cell>
          <table:table-cell office:value-type="float" office:value="0.337149541" calcext:value-type="float">
            <text:p>0.337149541</text:p>
          </table:table-cell>
          <table:table-cell/>
          <table:table-cell office:value-type="float" office:value="0.004258748" calcext:value-type="float">
            <text:p>0.004258748</text:p>
          </table:table-cell>
          <table:table-cell office:value-type="float" office:value="0.002630455" calcext:value-type="float">
            <text:p>0.002630455</text:p>
          </table:table-cell>
          <table:table-cell office:value-type="float" office:value="0.003799314" calcext:value-type="float">
            <text:p>0.0037993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75449" calcext:value-type="float">
            <text:p>0.00275449</text:p>
          </table:table-cell>
          <table:table-cell/>
          <table:table-cell office:value-type="float" office:value="0.003220145" calcext:value-type="float">
            <text:p>0.003220145</text:p>
          </table:table-cell>
          <table:table-cell office:value-type="float" office:value="0.001591852" calcext:value-type="float">
            <text:p>0.001591852</text:p>
          </table:table-cell>
          <table:table-cell office:value-type="float" office:value="0.002760712" calcext:value-type="float">
            <text:p>0.0027607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715887" calcext:value-type="float">
            <text:p>0.001715887</text:p>
          </table:table-cell>
          <table:table-cell/>
          <table:table-cell office:value-type="float" office:value="24.54239547" calcext:value-type="float">
            <text:p>24.54239547</text:p>
          </table:table-cell>
          <table:table-cell office:value-type="float" office:value="24.502190978" calcext:value-type="float">
            <text:p>24.502190978</text:p>
          </table:table-cell>
          <table:table-cell office:value-type="float" office:value="24.531051669" calcext:value-type="float">
            <text:p>24.531051669</text:p>
          </table:table-cell>
          <table:table-cell office:value-type="float" office:value="25.445485246" calcext:value-type="float">
            <text:p>25.445485246</text:p>
          </table:table-cell>
          <table:table-cell office:value-type="float" office:value="24.505253605" calcext:value-type="float">
            <text:p>24.505253605</text:p>
          </table:table-cell>
          <table:table-cell/>
          <table:table-cell office:value-type="float" office:value="0.081621538" calcext:value-type="float">
            <text:p>0.081621538</text:p>
          </table:table-cell>
          <table:table-cell office:value-type="float" office:value="0.040349935" calcext:value-type="float">
            <text:p>0.040349935</text:p>
          </table:table-cell>
          <table:table-cell office:value-type="float" office:value="0.06997671" calcext:value-type="float">
            <text:p>0.069976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3493871" calcext:value-type="float">
            <text:p>0.0434938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2-02 23:12:03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525548521" calcext:value-type="float">
            <text:p>0.525548521</text:p>
          </table:table-cell>
          <table:table-cell office:value-type="float" office:value="0.323709884" calcext:value-type="float">
            <text:p>0.323709884</text:p>
          </table:table-cell>
          <table:table-cell office:value-type="float" office:value="0.465939697" calcext:value-type="float">
            <text:p>0.465939697</text:p>
          </table:table-cell>
          <table:table-cell office:value-type="float" office:value="5" calcext:value-type="float">
            <text:p>5</text:p>
          </table:table-cell>
          <table:table-cell office:value-type="float" office:value="0.397447991" calcext:value-type="float">
            <text:p>0.397447991</text:p>
          </table:table-cell>
          <table:table-cell/>
          <table:table-cell office:value-type="float" office:value="0.004293697" calcext:value-type="float">
            <text:p>0.004293697</text:p>
          </table:table-cell>
          <table:table-cell office:value-type="float" office:value="0.002644689" calcext:value-type="float">
            <text:p>0.002644689</text:p>
          </table:table-cell>
          <table:table-cell office:value-type="float" office:value="0.003806697" calcext:value-type="float">
            <text:p>0.00380669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247124" calcext:value-type="float">
            <text:p>0.003247124</text:p>
          </table:table-cell>
          <table:table-cell/>
          <table:table-cell office:value-type="float" office:value="0.003255094" calcext:value-type="float">
            <text:p>0.003255094</text:p>
          </table:table-cell>
          <table:table-cell office:value-type="float" office:value="0.001606086" calcext:value-type="float">
            <text:p>0.001606086</text:p>
          </table:table-cell>
          <table:table-cell office:value-type="float" office:value="0.002768094" calcext:value-type="float">
            <text:p>0.00276809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08521" calcext:value-type="float">
            <text:p>0.002208521</text:p>
          </table:table-cell>
          <table:table-cell/>
          <table:table-cell office:value-type="float" office:value="24.548312008" calcext:value-type="float">
            <text:p>24.548312008</text:p>
          </table:table-cell>
          <table:table-cell office:value-type="float" office:value="24.507596233" calcext:value-type="float">
            <text:p>24.507596233</text:p>
          </table:table-cell>
          <table:table-cell office:value-type="float" office:value="24.536287611" calcext:value-type="float">
            <text:p>24.536287611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22471181" calcext:value-type="float">
            <text:p>24.522471181</text:p>
          </table:table-cell>
          <table:table-cell/>
          <table:table-cell office:value-type="float" office:value="0.082507365" calcext:value-type="float">
            <text:p>0.082507365</text:p>
          </table:table-cell>
          <table:table-cell office:value-type="float" office:value="0.040710727" calcext:value-type="float">
            <text:p>0.040710727</text:p>
          </table:table-cell>
          <table:table-cell office:value-type="float" office:value="0.070163826" calcext:value-type="float">
            <text:p>0.0701638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5980626" calcext:value-type="float">
            <text:p>0.0559806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2-02 23:12:04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528699819" calcext:value-type="float">
            <text:p>0.528699819</text:p>
          </table:table-cell>
          <table:table-cell office:value-type="float" office:value="0.325719157" calcext:value-type="float">
            <text:p>0.325719157</text:p>
          </table:table-cell>
          <table:table-cell office:value-type="float" office:value="0.466741975" calcext:value-type="float">
            <text:p>0.466741975</text:p>
          </table:table-cell>
          <table:table-cell office:value-type="float" office:value="5" calcext:value-type="float">
            <text:p>5</text:p>
          </table:table-cell>
          <table:table-cell office:value-type="float" office:value="0.422290018" calcext:value-type="float">
            <text:p>0.422290018</text:p>
          </table:table-cell>
          <table:table-cell/>
          <table:table-cell office:value-type="float" office:value="0.004319443" calcext:value-type="float">
            <text:p>0.004319443</text:p>
          </table:table-cell>
          <table:table-cell office:value-type="float" office:value="0.002661104" calcext:value-type="float">
            <text:p>0.002661104</text:p>
          </table:table-cell>
          <table:table-cell office:value-type="float" office:value="0.003813251" calcext:value-type="float">
            <text:p>0.0038132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50082" calcext:value-type="float">
            <text:p>0.003450082</text:p>
          </table:table-cell>
          <table:table-cell/>
          <table:table-cell office:value-type="float" office:value="0.00328084" calcext:value-type="float">
            <text:p>0.00328084</text:p>
          </table:table-cell>
          <table:table-cell office:value-type="float" office:value="0.001622501" calcext:value-type="float">
            <text:p>0.001622501</text:p>
          </table:table-cell>
          <table:table-cell office:value-type="float" office:value="0.002774649" calcext:value-type="float">
            <text:p>0.0027746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11479" calcext:value-type="float">
            <text:p>0.002411479</text:p>
          </table:table-cell>
          <table:table-cell/>
          <table:table-cell office:value-type="float" office:value="24.54894769" calcext:value-type="float">
            <text:p>24.54894769</text:p>
          </table:table-cell>
          <table:table-cell office:value-type="float" office:value="24.50800156" calcext:value-type="float">
            <text:p>24.50800156</text:p>
          </table:table-cell>
          <table:table-cell office:value-type="float" office:value="24.536449449" calcext:value-type="float">
            <text:p>24.536449449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27482438" calcext:value-type="float">
            <text:p>24.527482438</text:p>
          </table:table-cell>
          <table:table-cell/>
          <table:table-cell office:value-type="float" office:value="0.083159917" calcext:value-type="float">
            <text:p>0.083159917</text:p>
          </table:table-cell>
          <table:table-cell office:value-type="float" office:value="0.041126817" calcext:value-type="float">
            <text:p>0.041126817</text:p>
          </table:table-cell>
          <table:table-cell office:value-type="float" office:value="0.07032996" calcext:value-type="float">
            <text:p>0.0703299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1124919" calcext:value-type="float">
            <text:p>0.0611249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2-02 23:12:05</text:p>
          </table:table-cell>
          <table:table-cell office:value-type="float" office:value="24.47299" calcext:value-type="float">
            <text:p>24.47299</text:p>
          </table:table-cell>
          <table:table-cell office:value-type="string" calcext:value-type="string">
            <text:p><text:s/></text:p>
          </table:table-cell>
          <table:table-cell office:value-type="float" office:value="0.530922476" calcext:value-type="float">
            <text:p>0.530922476</text:p>
          </table:table-cell>
          <table:table-cell office:value-type="float" office:value="0.327713529" calcext:value-type="float">
            <text:p>0.327713529</text:p>
          </table:table-cell>
          <table:table-cell office:value-type="float" office:value="0.467432793" calcext:value-type="float">
            <text:p>0.467432793</text:p>
          </table:table-cell>
          <table:table-cell office:value-type="float" office:value="5" calcext:value-type="float">
            <text:p>5</text:p>
          </table:table-cell>
          <table:table-cell office:value-type="float" office:value="0.468788203" calcext:value-type="float">
            <text:p>0.468788203</text:p>
          </table:table-cell>
          <table:table-cell/>
          <table:table-cell office:value-type="float" office:value="0.004337602" calcext:value-type="float">
            <text:p>0.004337602</text:p>
          </table:table-cell>
          <table:table-cell office:value-type="float" office:value="0.002677398" calcext:value-type="float">
            <text:p>0.002677398</text:p>
          </table:table-cell>
          <table:table-cell office:value-type="float" office:value="0.003818895" calcext:value-type="float">
            <text:p>0.0038188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29969" calcext:value-type="float">
            <text:p>0.003829969</text:p>
          </table:table-cell>
          <table:table-cell/>
          <table:table-cell office:value-type="float" office:value="0.003298999" calcext:value-type="float">
            <text:p>0.003298999</text:p>
          </table:table-cell>
          <table:table-cell office:value-type="float" office:value="0.001638795" calcext:value-type="float">
            <text:p>0.001638795</text:p>
          </table:table-cell>
          <table:table-cell office:value-type="float" office:value="0.002780293" calcext:value-type="float">
            <text:p>0.00278029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91366" calcext:value-type="float">
            <text:p>0.002791366</text:p>
          </table:table-cell>
          <table:table-cell/>
          <table:table-cell office:value-type="float" office:value="24.554449649" calcext:value-type="float">
            <text:p>24.554449649</text:p>
          </table:table-cell>
          <table:table-cell office:value-type="float" office:value="24.513457671" calcext:value-type="float">
            <text:p>24.513457671</text:p>
          </table:table-cell>
          <table:table-cell office:value-type="float" office:value="24.541642464" calcext:value-type="float">
            <text:p>24.541642464</text:p>
          </table:table-cell>
          <table:table-cell office:value-type="float" office:value="25.455584273" calcext:value-type="float">
            <text:p>25.455584273</text:p>
          </table:table-cell>
          <table:table-cell office:value-type="float" office:value="24.54191588" calcext:value-type="float">
            <text:p>24.54191588</text:p>
          </table:table-cell>
          <table:table-cell/>
          <table:table-cell office:value-type="float" office:value="0.083620172" calcext:value-type="float">
            <text:p>0.083620172</text:p>
          </table:table-cell>
          <table:table-cell office:value-type="float" office:value="0.041539821" calcext:value-type="float">
            <text:p>0.041539821</text:p>
          </table:table-cell>
          <table:table-cell office:value-type="float" office:value="0.070473013" calcext:value-type="float">
            <text:p>0.0704730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0753687" calcext:value-type="float">
            <text:p>0.0707536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2-02 23:12:06</text:p>
          </table:table-cell>
          <table:table-cell office:value-type="float" office:value="24.47299" calcext:value-type="float">
            <text:p>24.47299</text:p>
          </table:table-cell>
          <table:table-cell office:value-type="string" calcext:value-type="string">
            <text:p><text:s/></text:p>
          </table:table-cell>
          <table:table-cell office:value-type="float" office:value="0.53371555" calcext:value-type="float">
            <text:p>0.53371555</text:p>
          </table:table-cell>
          <table:table-cell office:value-type="float" office:value="0.330236594" calcext:value-type="float">
            <text:p>0.330236594</text:p>
          </table:table-cell>
          <table:table-cell office:value-type="float" office:value="0.46918219" calcext:value-type="float">
            <text:p>0.46918219</text:p>
          </table:table-cell>
          <table:table-cell office:value-type="float" office:value="5" calcext:value-type="float">
            <text:p>5</text:p>
          </table:table-cell>
          <table:table-cell office:value-type="float" office:value="0.337774198" calcext:value-type="float">
            <text:p>0.337774198</text:p>
          </table:table-cell>
          <table:table-cell/>
          <table:table-cell office:value-type="float" office:value="0.004360421" calcext:value-type="float">
            <text:p>0.004360421</text:p>
          </table:table-cell>
          <table:table-cell office:value-type="float" office:value="0.002698011" calcext:value-type="float">
            <text:p>0.002698011</text:p>
          </table:table-cell>
          <table:table-cell office:value-type="float" office:value="0.003833188" calcext:value-type="float">
            <text:p>0.0038331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759593" calcext:value-type="float">
            <text:p>0.002759593</text:p>
          </table:table-cell>
          <table:table-cell/>
          <table:table-cell office:value-type="float" office:value="0.003321818" calcext:value-type="float">
            <text:p>0.003321818</text:p>
          </table:table-cell>
          <table:table-cell office:value-type="float" office:value="0.001659409" calcext:value-type="float">
            <text:p>0.001659409</text:p>
          </table:table-cell>
          <table:table-cell office:value-type="float" office:value="0.002794585" calcext:value-type="float">
            <text:p>0.00279458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72099" calcext:value-type="float">
            <text:p>0.00172099</text:p>
          </table:table-cell>
          <table:table-cell/>
          <table:table-cell office:value-type="float" office:value="24.555013066" calcext:value-type="float">
            <text:p>24.555013066</text:p>
          </table:table-cell>
          <table:table-cell office:value-type="float" office:value="24.513966642" calcext:value-type="float">
            <text:p>24.513966642</text:p>
          </table:table-cell>
          <table:table-cell office:value-type="float" office:value="24.541995356" calcext:value-type="float">
            <text:p>24.541995356</text:p>
          </table:table-cell>
          <table:table-cell office:value-type="float" office:value="25.455584273" calcext:value-type="float">
            <text:p>25.455584273</text:p>
          </table:table-cell>
          <table:table-cell office:value-type="float" office:value="24.515487178" calcext:value-type="float">
            <text:p>24.515487178</text:p>
          </table:table-cell>
          <table:table-cell/>
          <table:table-cell office:value-type="float" office:value="0.084198544" calcext:value-type="float">
            <text:p>0.084198544</text:p>
          </table:table-cell>
          <table:table-cell office:value-type="float" office:value="0.042062309" calcext:value-type="float">
            <text:p>0.042062309</text:p>
          </table:table-cell>
          <table:table-cell office:value-type="float" office:value="0.070835273" calcext:value-type="float">
            <text:p>0.0708352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3623228" calcext:value-type="float">
            <text:p>0.0436232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2-02 23:12:08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537195866" calcext:value-type="float">
            <text:p>0.537195866</text:p>
          </table:table-cell>
          <table:table-cell office:value-type="float" office:value="0.33213381" calcext:value-type="float">
            <text:p>0.33213381</text:p>
          </table:table-cell>
          <table:table-cell office:value-type="float" office:value="0.470164474" calcext:value-type="float">
            <text:p>0.470164474</text:p>
          </table:table-cell>
          <table:table-cell office:value-type="float" office:value="5" calcext:value-type="float">
            <text:p>5</text:p>
          </table:table-cell>
          <table:table-cell office:value-type="float" office:value="0.363993688" calcext:value-type="float">
            <text:p>0.363993688</text:p>
          </table:table-cell>
          <table:table-cell/>
          <table:table-cell office:value-type="float" office:value="0.004388855" calcext:value-type="float">
            <text:p>0.004388855</text:p>
          </table:table-cell>
          <table:table-cell office:value-type="float" office:value="0.002713512" calcext:value-type="float">
            <text:p>0.002713512</text:p>
          </table:table-cell>
          <table:table-cell office:value-type="float" office:value="0.003841213" calcext:value-type="float">
            <text:p>0.0038412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973805" calcext:value-type="float">
            <text:p>0.002973805</text:p>
          </table:table-cell>
          <table:table-cell/>
          <table:table-cell office:value-type="float" office:value="0.003350252" calcext:value-type="float">
            <text:p>0.003350252</text:p>
          </table:table-cell>
          <table:table-cell office:value-type="float" office:value="0.001674909" calcext:value-type="float">
            <text:p>0.001674909</text:p>
          </table:table-cell>
          <table:table-cell office:value-type="float" office:value="0.00280261" calcext:value-type="float">
            <text:p>0.0028026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35202" calcext:value-type="float">
            <text:p>0.001935202</text:p>
          </table:table-cell>
          <table:table-cell/>
          <table:table-cell office:value-type="float" office:value="24.560768711" calcext:value-type="float">
            <text:p>24.560768711</text:p>
          </table:table-cell>
          <table:table-cell office:value-type="float" office:value="24.519403148" calcext:value-type="float">
            <text:p>24.519403148</text:p>
          </table:table-cell>
          <table:table-cell office:value-type="float" office:value="24.547247164" calcext:value-type="float">
            <text:p>24.547247164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25830094" calcext:value-type="float">
            <text:p>24.525830094</text:p>
          </table:table-cell>
          <table:table-cell/>
          <table:table-cell office:value-type="float" office:value="0.084919225" calcext:value-type="float">
            <text:p>0.084919225</text:p>
          </table:table-cell>
          <table:table-cell office:value-type="float" office:value="0.042455192" calcext:value-type="float">
            <text:p>0.042455192</text:p>
          </table:table-cell>
          <table:table-cell office:value-type="float" office:value="0.071038681" calcext:value-type="float">
            <text:p>0.0710386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9052849" calcext:value-type="float">
            <text:p>0.0490528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2-02 23:12:09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541172688" calcext:value-type="float">
            <text:p>0.541172688</text:p>
          </table:table-cell>
          <table:table-cell office:value-type="float" office:value="0.334053675" calcext:value-type="float">
            <text:p>0.334053675</text:p>
          </table:table-cell>
          <table:table-cell office:value-type="float" office:value="0.470790919" calcext:value-type="float">
            <text:p>0.470790919</text:p>
          </table:table-cell>
          <table:table-cell office:value-type="float" office:value="5" calcext:value-type="float">
            <text:p>5</text:p>
          </table:table-cell>
          <table:table-cell office:value-type="float" office:value="0.427349857" calcext:value-type="float">
            <text:p>0.427349857</text:p>
          </table:table-cell>
          <table:table-cell/>
          <table:table-cell office:value-type="float" office:value="0.004421345" calcext:value-type="float">
            <text:p>0.004421345</text:p>
          </table:table-cell>
          <table:table-cell office:value-type="float" office:value="0.002729197" calcext:value-type="float">
            <text:p>0.002729197</text:p>
          </table:table-cell>
          <table:table-cell office:value-type="float" office:value="0.003846331" calcext:value-type="float">
            <text:p>0.0038463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9142" calcext:value-type="float">
            <text:p>0.00349142</text:p>
          </table:table-cell>
          <table:table-cell/>
          <table:table-cell office:value-type="float" office:value="0.003382743" calcext:value-type="float">
            <text:p>0.003382743</text:p>
          </table:table-cell>
          <table:table-cell office:value-type="float" office:value="0.001690594" calcext:value-type="float">
            <text:p>0.001690594</text:p>
          </table:table-cell>
          <table:table-cell office:value-type="float" office:value="0.002807728" calcext:value-type="float">
            <text:p>0.00280772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52818" calcext:value-type="float">
            <text:p>0.002452818</text:p>
          </table:table-cell>
          <table:table-cell/>
          <table:table-cell office:value-type="float" office:value="24.561570909" calcext:value-type="float">
            <text:p>24.561570909</text:p>
          </table:table-cell>
          <table:table-cell office:value-type="float" office:value="24.519790435" calcext:value-type="float">
            <text:p>24.519790435</text:p>
          </table:table-cell>
          <table:table-cell office:value-type="float" office:value="24.547373531" calcext:value-type="float">
            <text:p>24.547373531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38610528" calcext:value-type="float">
            <text:p>24.538610528</text:p>
          </table:table-cell>
          <table:table-cell/>
          <table:table-cell office:value-type="float" office:value="0.085742719" calcext:value-type="float">
            <text:p>0.085742719</text:p>
          </table:table-cell>
          <table:table-cell office:value-type="float" office:value="0.042852767" calcext:value-type="float">
            <text:p>0.042852767</text:p>
          </table:table-cell>
          <table:table-cell office:value-type="float" office:value="0.071168404" calcext:value-type="float">
            <text:p>0.0711684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172708" calcext:value-type="float">
            <text:p>0.0621727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2-02 23:12:10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545468991" calcext:value-type="float">
            <text:p>0.545468991</text:p>
          </table:table-cell>
          <table:table-cell office:value-type="float" office:value="0.336526076" calcext:value-type="float">
            <text:p>0.336526076</text:p>
          </table:table-cell>
          <table:table-cell office:value-type="float" office:value="0.471372661" calcext:value-type="float">
            <text:p>0.471372661</text:p>
          </table:table-cell>
          <table:table-cell office:value-type="float" office:value="5" calcext:value-type="float">
            <text:p>5</text:p>
          </table:table-cell>
          <table:table-cell office:value-type="float" office:value="0.409055401" calcext:value-type="float">
            <text:p>0.409055401</text:p>
          </table:table-cell>
          <table:table-cell/>
          <table:table-cell office:value-type="float" office:value="0.004456446" calcext:value-type="float">
            <text:p>0.004456446</text:p>
          </table:table-cell>
          <table:table-cell office:value-type="float" office:value="0.002749396" calcext:value-type="float">
            <text:p>0.002749396</text:p>
          </table:table-cell>
          <table:table-cell office:value-type="float" office:value="0.003851084" calcext:value-type="float">
            <text:p>0.0038510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41956" calcext:value-type="float">
            <text:p>0.003341956</text:p>
          </table:table-cell>
          <table:table-cell/>
          <table:table-cell office:value-type="float" office:value="0.003417843" calcext:value-type="float">
            <text:p>0.003417843</text:p>
          </table:table-cell>
          <table:table-cell office:value-type="float" office:value="0.001710793" calcext:value-type="float">
            <text:p>0.001710793</text:p>
          </table:table-cell>
          <table:table-cell office:value-type="float" office:value="0.002812481" calcext:value-type="float">
            <text:p>0.00281248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03353" calcext:value-type="float">
            <text:p>0.002303353</text:p>
          </table:table-cell>
          <table:table-cell/>
          <table:table-cell office:value-type="float" office:value="24.562437551" calcext:value-type="float">
            <text:p>24.562437551</text:p>
          </table:table-cell>
          <table:table-cell office:value-type="float" office:value="24.520289182" calcext:value-type="float">
            <text:p>24.520289182</text:p>
          </table:table-cell>
          <table:table-cell office:value-type="float" office:value="24.54749088" calcext:value-type="float">
            <text:p>24.54749088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3492012" calcext:value-type="float">
            <text:p>24.53492012</text:p>
          </table:table-cell>
          <table:table-cell/>
          <table:table-cell office:value-type="float" office:value="0.086632369" calcext:value-type="float">
            <text:p>0.086632369</text:p>
          </table:table-cell>
          <table:table-cell office:value-type="float" office:value="0.043364762" calcext:value-type="float">
            <text:p>0.043364762</text:p>
          </table:table-cell>
          <table:table-cell office:value-type="float" office:value="0.071288869" calcext:value-type="float">
            <text:p>0.0712888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8384295" calcext:value-type="float">
            <text:p>0.0583842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2-02 23:12:11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550440615" calcext:value-type="float">
            <text:p>0.550440615</text:p>
          </table:table-cell>
          <table:table-cell office:value-type="float" office:value="0.338740389" calcext:value-type="float">
            <text:p>0.338740389</text:p>
          </table:table-cell>
          <table:table-cell office:value-type="float" office:value="0.473061856" calcext:value-type="float">
            <text:p>0.473061856</text:p>
          </table:table-cell>
          <table:table-cell office:value-type="float" office:value="5" calcext:value-type="float">
            <text:p>5</text:p>
          </table:table-cell>
          <table:table-cell office:value-type="float" office:value="0.341328423" calcext:value-type="float">
            <text:p>0.341328423</text:p>
          </table:table-cell>
          <table:table-cell/>
          <table:table-cell office:value-type="float" office:value="0.004497064" calcext:value-type="float">
            <text:p>0.004497064</text:p>
          </table:table-cell>
          <table:table-cell office:value-type="float" office:value="0.002767487" calcext:value-type="float">
            <text:p>0.002767487</text:p>
          </table:table-cell>
          <table:table-cell office:value-type="float" office:value="0.003864884" calcext:value-type="float">
            <text:p>0.0038648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788631" calcext:value-type="float">
            <text:p>0.002788631</text:p>
          </table:table-cell>
          <table:table-cell/>
          <table:table-cell office:value-type="float" office:value="0.003458461" calcext:value-type="float">
            <text:p>0.003458461</text:p>
          </table:table-cell>
          <table:table-cell office:value-type="float" office:value="0.001728884" calcext:value-type="float">
            <text:p>0.001728884</text:p>
          </table:table-cell>
          <table:table-cell office:value-type="float" office:value="0.002826282" calcext:value-type="float">
            <text:p>0.00282628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750028" calcext:value-type="float">
            <text:p>0.001750028</text:p>
          </table:table-cell>
          <table:table-cell/>
          <table:table-cell office:value-type="float" office:value="24.563440417" calcext:value-type="float">
            <text:p>24.563440417</text:p>
          </table:table-cell>
          <table:table-cell office:value-type="float" office:value="24.520735866" calcext:value-type="float">
            <text:p>24.520735866</text:p>
          </table:table-cell>
          <table:table-cell office:value-type="float" office:value="24.547831626" calcext:value-type="float">
            <text:p>24.547831626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21257939" calcext:value-type="float">
            <text:p>24.521257939</text:p>
          </table:table-cell>
          <table:table-cell/>
          <table:table-cell office:value-type="float" office:value="0.087661857" calcext:value-type="float">
            <text:p>0.087661857</text:p>
          </table:table-cell>
          <table:table-cell office:value-type="float" office:value="0.043823311" calcext:value-type="float">
            <text:p>0.043823311</text:p>
          </table:table-cell>
          <table:table-cell office:value-type="float" office:value="0.071638663" calcext:value-type="float">
            <text:p>0.0716386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4359251" calcext:value-type="float">
            <text:p>0.0443592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2-02 23:12:13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554725594" calcext:value-type="float">
            <text:p>0.554725594</text:p>
          </table:table-cell>
          <table:table-cell office:value-type="float" office:value="0.340564888" calcext:value-type="float">
            <text:p>0.340564888</text:p>
          </table:table-cell>
          <table:table-cell office:value-type="float" office:value="0.474348125" calcext:value-type="float">
            <text:p>0.474348125</text:p>
          </table:table-cell>
          <table:table-cell office:value-type="float" office:value="5" calcext:value-type="float">
            <text:p>5</text:p>
          </table:table-cell>
          <table:table-cell office:value-type="float" office:value="0.341385048" calcext:value-type="float">
            <text:p>0.341385048</text:p>
          </table:table-cell>
          <table:table-cell/>
          <table:table-cell office:value-type="float" office:value="0.004532072" calcext:value-type="float">
            <text:p>0.004532072</text:p>
          </table:table-cell>
          <table:table-cell office:value-type="float" office:value="0.002782393" calcext:value-type="float">
            <text:p>0.002782393</text:p>
          </table:table-cell>
          <table:table-cell office:value-type="float" office:value="0.003875393" calcext:value-type="float">
            <text:p>0.0038753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789094" calcext:value-type="float">
            <text:p>0.002789094</text:p>
          </table:table-cell>
          <table:table-cell/>
          <table:table-cell office:value-type="float" office:value="0.003493469" calcext:value-type="float">
            <text:p>0.003493469</text:p>
          </table:table-cell>
          <table:table-cell office:value-type="float" office:value="0.00174379" calcext:value-type="float">
            <text:p>0.00174379</text:p>
          </table:table-cell>
          <table:table-cell office:value-type="float" office:value="0.00283679" calcext:value-type="float">
            <text:p>0.0028367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750491" calcext:value-type="float">
            <text:p>0.001750491</text:p>
          </table:table-cell>
          <table:table-cell/>
          <table:table-cell office:value-type="float" office:value="24.579465521" calcext:value-type="float">
            <text:p>24.579465521</text:p>
          </table:table-cell>
          <table:table-cell office:value-type="float" office:value="24.536265253" calcext:value-type="float">
            <text:p>24.536265253</text:p>
          </table:table-cell>
          <table:table-cell office:value-type="float" office:value="24.563252062" calcext:value-type="float">
            <text:p>24.563252062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36430698" calcext:value-type="float">
            <text:p>24.536430698</text:p>
          </table:table-cell>
          <table:table-cell/>
          <table:table-cell office:value-type="float" office:value="0.088549159" calcext:value-type="float">
            <text:p>0.088549159</text:p>
          </table:table-cell>
          <table:table-cell office:value-type="float" office:value="0.044201135" calcext:value-type="float">
            <text:p>0.044201135</text:p>
          </table:table-cell>
          <table:table-cell office:value-type="float" office:value="0.071905019" calcext:value-type="float">
            <text:p>0.0719050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4370977" calcext:value-type="float">
            <text:p>0.0443709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2-02 23:12:14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558915205" calcext:value-type="float">
            <text:p>0.558915205</text:p>
          </table:table-cell>
          <table:table-cell office:value-type="float" office:value="0.342163484" calcext:value-type="float">
            <text:p>0.342163484</text:p>
          </table:table-cell>
          <table:table-cell office:value-type="float" office:value="0.474831519" calcext:value-type="float">
            <text:p>0.474831519</text:p>
          </table:table-cell>
          <table:table-cell office:value-type="float" office:value="5" calcext:value-type="float">
            <text:p>5</text:p>
          </table:table-cell>
          <table:table-cell office:value-type="float" office:value="0.444036179" calcext:value-type="float">
            <text:p>0.444036179</text:p>
          </table:table-cell>
          <table:table-cell/>
          <table:table-cell office:value-type="float" office:value="0.004566301" calcext:value-type="float">
            <text:p>0.004566301</text:p>
          </table:table-cell>
          <table:table-cell office:value-type="float" office:value="0.002795453" calcext:value-type="float">
            <text:p>0.002795453</text:p>
          </table:table-cell>
          <table:table-cell office:value-type="float" office:value="0.003879342" calcext:value-type="float">
            <text:p>0.0038793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27747" calcext:value-type="float">
            <text:p>0.003627747</text:p>
          </table:table-cell>
          <table:table-cell/>
          <table:table-cell office:value-type="float" office:value="0.003527698" calcext:value-type="float">
            <text:p>0.003527698</text:p>
          </table:table-cell>
          <table:table-cell office:value-type="float" office:value="0.001756851" calcext:value-type="float">
            <text:p>0.001756851</text:p>
          </table:table-cell>
          <table:table-cell office:value-type="float" office:value="0.00284074" calcext:value-type="float">
            <text:p>0.002840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89144" calcext:value-type="float">
            <text:p>0.002589144</text:p>
          </table:table-cell>
          <table:table-cell/>
          <table:table-cell office:value-type="float" office:value="24.580310628" calcext:value-type="float">
            <text:p>24.580310628</text:p>
          </table:table-cell>
          <table:table-cell office:value-type="float" office:value="24.536587727" calcext:value-type="float">
            <text:p>24.536587727</text:p>
          </table:table-cell>
          <table:table-cell office:value-type="float" office:value="24.563349571" calcext:value-type="float">
            <text:p>24.563349571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57137582" calcext:value-type="float">
            <text:p>24.557137582</text:p>
          </table:table-cell>
          <table:table-cell/>
          <table:table-cell office:value-type="float" office:value="0.089416712" calcext:value-type="float">
            <text:p>0.089416712</text:p>
          </table:table-cell>
          <table:table-cell office:value-type="float" office:value="0.044532179" calcext:value-type="float">
            <text:p>0.044532179</text:p>
          </table:table-cell>
          <table:table-cell office:value-type="float" office:value="0.072005119" calcext:value-type="float">
            <text:p>0.0720051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628093" calcext:value-type="float">
            <text:p>0.0656280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2-02 23:12:15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565344163" calcext:value-type="float">
            <text:p>0.565344163</text:p>
          </table:table-cell>
          <table:table-cell office:value-type="float" office:value="0.344417732" calcext:value-type="float">
            <text:p>0.344417732</text:p>
          </table:table-cell>
          <table:table-cell office:value-type="float" office:value="0.475524125" calcext:value-type="float">
            <text:p>0.475524125</text:p>
          </table:table-cell>
          <table:table-cell office:value-type="float" office:value="5" calcext:value-type="float">
            <text:p>5</text:p>
          </table:table-cell>
          <table:table-cell office:value-type="float" office:value="0.417366078" calcext:value-type="float">
            <text:p>0.417366078</text:p>
          </table:table-cell>
          <table:table-cell/>
          <table:table-cell office:value-type="float" office:value="0.004618825" calcext:value-type="float">
            <text:p>0.004618825</text:p>
          </table:table-cell>
          <table:table-cell office:value-type="float" office:value="0.00281387" calcext:value-type="float">
            <text:p>0.00281387</text:p>
          </table:table-cell>
          <table:table-cell office:value-type="float" office:value="0.003885001" calcext:value-type="float">
            <text:p>0.0038850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09854" calcext:value-type="float">
            <text:p>0.003409854</text:p>
          </table:table-cell>
          <table:table-cell/>
          <table:table-cell office:value-type="float" office:value="0.003580222" calcext:value-type="float">
            <text:p>0.003580222</text:p>
          </table:table-cell>
          <table:table-cell office:value-type="float" office:value="0.001775268" calcext:value-type="float">
            <text:p>0.001775268</text:p>
          </table:table-cell>
          <table:table-cell office:value-type="float" office:value="0.002846398" calcext:value-type="float">
            <text:p>0.00284639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71251" calcext:value-type="float">
            <text:p>0.002371251</text:p>
          </table:table-cell>
          <table:table-cell/>
          <table:table-cell office:value-type="float" office:value="24.586661016" calcext:value-type="float">
            <text:p>24.586661016</text:p>
          </table:table-cell>
          <table:table-cell office:value-type="float" office:value="24.542096237" calcext:value-type="float">
            <text:p>24.542096237</text:p>
          </table:table-cell>
          <table:table-cell office:value-type="float" office:value="24.568542938" calcext:value-type="float">
            <text:p>24.568542938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5681141" calcext:value-type="float">
            <text:p>24.55681141</text:p>
          </table:table-cell>
          <table:table-cell/>
          <table:table-cell office:value-type="float" office:value="0.090747971" calcext:value-type="float">
            <text:p>0.090747971</text:p>
          </table:table-cell>
          <table:table-cell office:value-type="float" office:value="0.044998997" calcext:value-type="float">
            <text:p>0.044998997</text:p>
          </table:table-cell>
          <table:table-cell office:value-type="float" office:value="0.072148541" calcext:value-type="float">
            <text:p>0.0721485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105271" calcext:value-type="float">
            <text:p>0.0601052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2-02 23:12:16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561446018" calcext:value-type="float">
            <text:p>0.561446018</text:p>
          </table:table-cell>
          <table:table-cell office:value-type="float" office:value="0.346648734" calcext:value-type="float">
            <text:p>0.346648734</text:p>
          </table:table-cell>
          <table:table-cell office:value-type="float" office:value="0.476613102" calcext:value-type="float">
            <text:p>0.476613102</text:p>
          </table:table-cell>
          <table:table-cell office:value-type="float" office:value="5" calcext:value-type="float">
            <text:p>5</text:p>
          </table:table-cell>
          <table:table-cell office:value-type="float" office:value="0.372502848" calcext:value-type="float">
            <text:p>0.372502848</text:p>
          </table:table-cell>
          <table:table-cell/>
          <table:table-cell office:value-type="float" office:value="0.004586977" calcext:value-type="float">
            <text:p>0.004586977</text:p>
          </table:table-cell>
          <table:table-cell office:value-type="float" office:value="0.002832098" calcext:value-type="float">
            <text:p>0.002832098</text:p>
          </table:table-cell>
          <table:table-cell office:value-type="float" office:value="0.003893898" calcext:value-type="float">
            <text:p>0.0038938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43324" calcext:value-type="float">
            <text:p>0.003043324</text:p>
          </table:table-cell>
          <table:table-cell/>
          <table:table-cell office:value-type="float" office:value="0.003548375" calcext:value-type="float">
            <text:p>0.003548375</text:p>
          </table:table-cell>
          <table:table-cell office:value-type="float" office:value="0.001793495" calcext:value-type="float">
            <text:p>0.001793495</text:p>
          </table:table-cell>
          <table:table-cell office:value-type="float" office:value="0.002855295" calcext:value-type="float">
            <text:p>0.00285529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04721" calcext:value-type="float">
            <text:p>0.002004721</text:p>
          </table:table-cell>
          <table:table-cell/>
          <table:table-cell office:value-type="float" office:value="24.585874707" calcext:value-type="float">
            <text:p>24.585874707</text:p>
          </table:table-cell>
          <table:table-cell office:value-type="float" office:value="24.542546278" calcext:value-type="float">
            <text:p>24.542546278</text:p>
          </table:table-cell>
          <table:table-cell office:value-type="float" office:value="24.568762603" calcext:value-type="float">
            <text:p>24.568762603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47761602" calcext:value-type="float">
            <text:p>24.547761602</text:p>
          </table:table-cell>
          <table:table-cell/>
          <table:table-cell office:value-type="float" office:value="0.089940774" calcext:value-type="float">
            <text:p>0.089940774</text:p>
          </table:table-cell>
          <table:table-cell office:value-type="float" office:value="0.045461001" calcext:value-type="float">
            <text:p>0.045461001</text:p>
          </table:table-cell>
          <table:table-cell office:value-type="float" office:value="0.072374043" calcext:value-type="float">
            <text:p>0.0723740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0814947" calcext:value-type="float">
            <text:p>0.0508149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2-02 23:12:18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558239288" calcext:value-type="float">
            <text:p>0.558239288</text:p>
          </table:table-cell>
          <table:table-cell office:value-type="float" office:value="0.34811024" calcext:value-type="float">
            <text:p>0.34811024</text:p>
          </table:table-cell>
          <table:table-cell office:value-type="float" office:value="0.477464256" calcext:value-type="float">
            <text:p>0.477464256</text:p>
          </table:table-cell>
          <table:table-cell office:value-type="float" office:value="5" calcext:value-type="float">
            <text:p>5</text:p>
          </table:table-cell>
          <table:table-cell office:value-type="float" office:value="0.44191783" calcext:value-type="float">
            <text:p>0.44191783</text:p>
          </table:table-cell>
          <table:table-cell/>
          <table:table-cell office:value-type="float" office:value="0.004560778" calcext:value-type="float">
            <text:p>0.004560778</text:p>
          </table:table-cell>
          <table:table-cell office:value-type="float" office:value="0.002844038" calcext:value-type="float">
            <text:p>0.002844038</text:p>
          </table:table-cell>
          <table:table-cell office:value-type="float" office:value="0.003900852" calcext:value-type="float">
            <text:p>0.0039008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1044" calcext:value-type="float">
            <text:p>0.00361044</text:p>
          </table:table-cell>
          <table:table-cell/>
          <table:table-cell office:value-type="float" office:value="0.003522176" calcext:value-type="float">
            <text:p>0.003522176</text:p>
          </table:table-cell>
          <table:table-cell office:value-type="float" office:value="0.001805435" calcext:value-type="float">
            <text:p>0.001805435</text:p>
          </table:table-cell>
          <table:table-cell office:value-type="float" office:value="0.002862249" calcext:value-type="float">
            <text:p>0.0028622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71837" calcext:value-type="float">
            <text:p>0.002571837</text:p>
          </table:table-cell>
          <table:table-cell/>
          <table:table-cell office:value-type="float" office:value="24.580174285" calcext:value-type="float">
            <text:p>24.580174285</text:p>
          </table:table-cell>
          <table:table-cell office:value-type="float" office:value="24.537787322" calcext:value-type="float">
            <text:p>24.537787322</text:p>
          </table:table-cell>
          <table:table-cell office:value-type="float" office:value="24.563880641" calcext:value-type="float">
            <text:p>24.563880641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5671027" calcext:value-type="float">
            <text:p>24.55671027</text:p>
          </table:table-cell>
          <table:table-cell/>
          <table:table-cell office:value-type="float" office:value="0.089276749" calcext:value-type="float">
            <text:p>0.089276749</text:p>
          </table:table-cell>
          <table:table-cell office:value-type="float" office:value="0.045763655" calcext:value-type="float">
            <text:p>0.045763655</text:p>
          </table:table-cell>
          <table:table-cell office:value-type="float" office:value="0.072550297" calcext:value-type="float">
            <text:p>0.07255029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189428" calcext:value-type="float">
            <text:p>0.0651894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2-02 23:12:19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559662647" calcext:value-type="float">
            <text:p>0.559662647</text:p>
          </table:table-cell>
          <table:table-cell office:value-type="float" office:value="0.350723904" calcext:value-type="float">
            <text:p>0.350723904</text:p>
          </table:table-cell>
          <table:table-cell office:value-type="float" office:value="0.479046759" calcext:value-type="float">
            <text:p>0.479046759</text:p>
          </table:table-cell>
          <table:table-cell office:value-type="float" office:value="5" calcext:value-type="float">
            <text:p>5</text:p>
          </table:table-cell>
          <table:table-cell office:value-type="float" office:value="0.265805753" calcext:value-type="float">
            <text:p>0.265805753</text:p>
          </table:table-cell>
          <table:table-cell/>
          <table:table-cell office:value-type="float" office:value="0.004572407" calcext:value-type="float">
            <text:p>0.004572407</text:p>
          </table:table-cell>
          <table:table-cell office:value-type="float" office:value="0.002865391" calcext:value-type="float">
            <text:p>0.002865391</text:p>
          </table:table-cell>
          <table:table-cell office:value-type="float" office:value="0.003913781" calcext:value-type="float">
            <text:p>0.0039137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171616" calcext:value-type="float">
            <text:p>0.002171616</text:p>
          </table:table-cell>
          <table:table-cell/>
          <table:table-cell office:value-type="float" office:value="0.003533805" calcext:value-type="float">
            <text:p>0.003533805</text:p>
          </table:table-cell>
          <table:table-cell office:value-type="float" office:value="0.001826789" calcext:value-type="float">
            <text:p>0.001826789</text:p>
          </table:table-cell>
          <table:table-cell office:value-type="float" office:value="0.002875178" calcext:value-type="float">
            <text:p>0.00287517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133013" calcext:value-type="float">
            <text:p>0.001133013</text:p>
          </table:table-cell>
          <table:table-cell/>
          <table:table-cell office:value-type="float" office:value="24.585514976" calcext:value-type="float">
            <text:p>24.585514976</text:p>
          </table:table-cell>
          <table:table-cell office:value-type="float" office:value="24.543368328" calcext:value-type="float">
            <text:p>24.543368328</text:p>
          </table:table-cell>
          <table:table-cell office:value-type="float" office:value="24.569253513" calcext:value-type="float">
            <text:p>24.569253513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26238373" calcext:value-type="float">
            <text:p>24.526238373</text:p>
          </table:table-cell>
          <table:table-cell/>
          <table:table-cell office:value-type="float" office:value="0.089571487" calcext:value-type="float">
            <text:p>0.089571487</text:p>
          </table:table-cell>
          <table:table-cell office:value-type="float" office:value="0.046304902" calcext:value-type="float">
            <text:p>0.046304902</text:p>
          </table:table-cell>
          <table:table-cell office:value-type="float" office:value="0.072877997" calcext:value-type="float">
            <text:p>0.07287799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8719571" calcext:value-type="float">
            <text:p>0.0287195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2-02 23:12:20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56466765" calcext:value-type="float">
            <text:p>0.56466765</text:p>
          </table:table-cell>
          <table:table-cell office:value-type="float" office:value="0.352457208" calcext:value-type="float">
            <text:p>0.352457208</text:p>
          </table:table-cell>
          <table:table-cell office:value-type="float" office:value="0.479926524" calcext:value-type="float">
            <text:p>0.479926524</text:p>
          </table:table-cell>
          <table:table-cell office:value-type="float" office:value="5" calcext:value-type="float">
            <text:p>5</text:p>
          </table:table-cell>
          <table:table-cell office:value-type="float" office:value="0.255940587" calcext:value-type="float">
            <text:p>0.255940587</text:p>
          </table:table-cell>
          <table:table-cell/>
          <table:table-cell office:value-type="float" office:value="0.004613298" calcext:value-type="float">
            <text:p>0.004613298</text:p>
          </table:table-cell>
          <table:table-cell office:value-type="float" office:value="0.002879552" calcext:value-type="float">
            <text:p>0.002879552</text:p>
          </table:table-cell>
          <table:table-cell office:value-type="float" office:value="0.003920968" calcext:value-type="float">
            <text:p>0.0039209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91018" calcext:value-type="float">
            <text:p>0.002091018</text:p>
          </table:table-cell>
          <table:table-cell/>
          <table:table-cell office:value-type="float" office:value="0.003574695" calcext:value-type="float">
            <text:p>0.003574695</text:p>
          </table:table-cell>
          <table:table-cell office:value-type="float" office:value="0.00184095" calcext:value-type="float">
            <text:p>0.00184095</text:p>
          </table:table-cell>
          <table:table-cell office:value-type="float" office:value="0.002882366" calcext:value-type="float">
            <text:p>0.00288236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052415" calcext:value-type="float">
            <text:p>0.001052415</text:p>
          </table:table-cell>
          <table:table-cell/>
          <table:table-cell office:value-type="float" office:value="24.591578128" calcext:value-type="float">
            <text:p>24.591578128</text:p>
          </table:table-cell>
          <table:table-cell office:value-type="float" office:value="24.548771743" calcext:value-type="float">
            <text:p>24.548771743</text:p>
          </table:table-cell>
          <table:table-cell office:value-type="float" office:value="24.574484629" calcext:value-type="float">
            <text:p>24.574484629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29302182" calcext:value-type="float">
            <text:p>24.529302182</text:p>
          </table:table-cell>
          <table:table-cell/>
          <table:table-cell office:value-type="float" office:value="0.090607884" calcext:value-type="float">
            <text:p>0.090607884</text:p>
          </table:table-cell>
          <table:table-cell office:value-type="float" office:value="0.04666384" calcext:value-type="float">
            <text:p>0.04666384</text:p>
          </table:table-cell>
          <table:table-cell office:value-type="float" office:value="0.073060175" calcext:value-type="float">
            <text:p>0.0730601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6676612" calcext:value-type="float">
            <text:p>0.0266766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2-02 23:12:22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567038127" calcext:value-type="float">
            <text:p>0.567038127</text:p>
          </table:table-cell>
          <table:table-cell office:value-type="float" office:value="0.354573173" calcext:value-type="float">
            <text:p>0.354573173</text:p>
          </table:table-cell>
          <table:table-cell office:value-type="float" office:value="0.48035389" calcext:value-type="float">
            <text:p>0.48035389</text:p>
          </table:table-cell>
          <table:table-cell office:value-type="float" office:value="5" calcext:value-type="float">
            <text:p>5</text:p>
          </table:table-cell>
          <table:table-cell office:value-type="float" office:value="0.255411298" calcext:value-type="float">
            <text:p>0.255411298</text:p>
          </table:table-cell>
          <table:table-cell/>
          <table:table-cell office:value-type="float" office:value="0.004632664" calcext:value-type="float">
            <text:p>0.004632664</text:p>
          </table:table-cell>
          <table:table-cell office:value-type="float" office:value="0.00289684" calcext:value-type="float">
            <text:p>0.00289684</text:p>
          </table:table-cell>
          <table:table-cell office:value-type="float" office:value="0.00392446" calcext:value-type="float">
            <text:p>0.003924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86694" calcext:value-type="float">
            <text:p>0.002086694</text:p>
          </table:table-cell>
          <table:table-cell/>
          <table:table-cell office:value-type="float" office:value="0.003594062" calcext:value-type="float">
            <text:p>0.003594062</text:p>
          </table:table-cell>
          <table:table-cell office:value-type="float" office:value="0.001858237" calcext:value-type="float">
            <text:p>0.001858237</text:p>
          </table:table-cell>
          <table:table-cell office:value-type="float" office:value="0.002885857" calcext:value-type="float">
            <text:p>0.00288585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048091" calcext:value-type="float">
            <text:p>0.001048091</text:p>
          </table:table-cell>
          <table:table-cell/>
          <table:table-cell office:value-type="float" office:value="24.592056284" calcext:value-type="float">
            <text:p>24.592056284</text:p>
          </table:table-cell>
          <table:table-cell office:value-type="float" office:value="24.549198576" calcext:value-type="float">
            <text:p>24.549198576</text:p>
          </table:table-cell>
          <table:table-cell office:value-type="float" office:value="24.574570835" calcext:value-type="float">
            <text:p>24.574570835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29195412" calcext:value-type="float">
            <text:p>24.529195412</text:p>
          </table:table-cell>
          <table:table-cell/>
          <table:table-cell office:value-type="float" office:value="0.091098743" calcext:value-type="float">
            <text:p>0.091098743</text:p>
          </table:table-cell>
          <table:table-cell office:value-type="float" office:value="0.047102021" calcext:value-type="float">
            <text:p>0.047102021</text:p>
          </table:table-cell>
          <table:table-cell office:value-type="float" office:value="0.073148673" calcext:value-type="float">
            <text:p>0.0731486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6567003" calcext:value-type="float">
            <text:p>0.0265670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2-02 23:12:23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569971868" calcext:value-type="float">
            <text:p>0.569971868</text:p>
          </table:table-cell>
          <table:table-cell office:value-type="float" office:value="0.356758875" calcext:value-type="float">
            <text:p>0.356758875</text:p>
          </table:table-cell>
          <table:table-cell office:value-type="float" office:value="0.481401143" calcext:value-type="float">
            <text:p>0.481401143</text:p>
          </table:table-cell>
          <table:table-cell office:value-type="float" office:value="5" calcext:value-type="float">
            <text:p>5</text:p>
          </table:table-cell>
          <table:table-cell office:value-type="float" office:value="0.247060686" calcext:value-type="float">
            <text:p>0.247060686</text:p>
          </table:table-cell>
          <table:table-cell/>
          <table:table-cell office:value-type="float" office:value="0.004656633" calcext:value-type="float">
            <text:p>0.004656633</text:p>
          </table:table-cell>
          <table:table-cell office:value-type="float" office:value="0.002914697" calcext:value-type="float">
            <text:p>0.002914697</text:p>
          </table:table-cell>
          <table:table-cell office:value-type="float" office:value="0.003933016" calcext:value-type="float">
            <text:p>0.0039330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1847" calcext:value-type="float">
            <text:p>0.00201847</text:p>
          </table:table-cell>
          <table:table-cell/>
          <table:table-cell office:value-type="float" office:value="0.00361803" calcext:value-type="float">
            <text:p>0.00361803</text:p>
          </table:table-cell>
          <table:table-cell office:value-type="float" office:value="0.001876094" calcext:value-type="float">
            <text:p>0.001876094</text:p>
          </table:table-cell>
          <table:table-cell office:value-type="float" office:value="0.002894413" calcext:value-type="float">
            <text:p>0.00289441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79867" calcext:value-type="float">
            <text:p>0.000979867</text:p>
          </table:table-cell>
          <table:table-cell/>
          <table:table-cell office:value-type="float" office:value="24.602755196" calcext:value-type="float">
            <text:p>24.602755196</text:p>
          </table:table-cell>
          <table:table-cell office:value-type="float" office:value="24.55974701" calcext:value-type="float">
            <text:p>24.55974701</text:p>
          </table:table-cell>
          <table:table-cell office:value-type="float" office:value="24.584889385" calcext:value-type="float">
            <text:p>24.584889385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37618625" calcext:value-type="float">
            <text:p>24.537618625</text:p>
          </table:table-cell>
          <table:table-cell/>
          <table:table-cell office:value-type="float" office:value="0.091706238" calcext:value-type="float">
            <text:p>0.091706238</text:p>
          </table:table-cell>
          <table:table-cell office:value-type="float" office:value="0.047554643" calcext:value-type="float">
            <text:p>0.047554643</text:p>
          </table:table-cell>
          <table:table-cell office:value-type="float" office:value="0.073365534" calcext:value-type="float">
            <text:p>0.0733655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4837685" calcext:value-type="float">
            <text:p>0.0248376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2-02 23:12:24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572082469" calcext:value-type="float">
            <text:p>0.572082469</text:p>
          </table:table-cell>
          <table:table-cell office:value-type="float" office:value="0.357635064" calcext:value-type="float">
            <text:p>0.357635064</text:p>
          </table:table-cell>
          <table:table-cell office:value-type="float" office:value="0.482540784" calcext:value-type="float">
            <text:p>0.482540784</text:p>
          </table:table-cell>
          <table:table-cell office:value-type="float" office:value="5" calcext:value-type="float">
            <text:p>5</text:p>
          </table:table-cell>
          <table:table-cell office:value-type="float" office:value="0.25582853" calcext:value-type="float">
            <text:p>0.25582853</text:p>
          </table:table-cell>
          <table:table-cell/>
          <table:table-cell office:value-type="float" office:value="0.004673876" calcext:value-type="float">
            <text:p>0.004673876</text:p>
          </table:table-cell>
          <table:table-cell office:value-type="float" office:value="0.002921855" calcext:value-type="float">
            <text:p>0.002921855</text:p>
          </table:table-cell>
          <table:table-cell office:value-type="float" office:value="0.003942327" calcext:value-type="float">
            <text:p>0.0039423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90102" calcext:value-type="float">
            <text:p>0.002090102</text:p>
          </table:table-cell>
          <table:table-cell/>
          <table:table-cell office:value-type="float" office:value="0.003635274" calcext:value-type="float">
            <text:p>0.003635274</text:p>
          </table:table-cell>
          <table:table-cell office:value-type="float" office:value="0.001883252" calcext:value-type="float">
            <text:p>0.001883252</text:p>
          </table:table-cell>
          <table:table-cell office:value-type="float" office:value="0.002903724" calcext:value-type="float">
            <text:p>0.00290372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0515" calcext:value-type="float">
            <text:p>0.0010515</text:p>
          </table:table-cell>
          <table:table-cell/>
          <table:table-cell office:value-type="float" office:value="24.593073791" calcext:value-type="float">
            <text:p>24.593073791</text:p>
          </table:table-cell>
          <table:table-cell office:value-type="float" office:value="24.549816222" calcext:value-type="float">
            <text:p>24.549816222</text:p>
          </table:table-cell>
          <table:table-cell office:value-type="float" office:value="24.575011966" calcext:value-type="float">
            <text:p>24.575011966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29279578" calcext:value-type="float">
            <text:p>24.529279578</text:p>
          </table:table-cell>
          <table:table-cell/>
          <table:table-cell office:value-type="float" office:value="0.092143284" calcext:value-type="float">
            <text:p>0.092143284</text:p>
          </table:table-cell>
          <table:table-cell office:value-type="float" office:value="0.047736087" calcext:value-type="float">
            <text:p>0.047736087</text:p>
          </table:table-cell>
          <table:table-cell office:value-type="float" office:value="0.073601527" calcext:value-type="float">
            <text:p>0.07360152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6653407" calcext:value-type="float">
            <text:p>0.0266534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2-02 23:12:25</text:p>
          </table:table-cell>
          <table:table-cell office:value-type="float" office:value="24.50837" calcext:value-type="float">
            <text:p>24.50837</text:p>
          </table:table-cell>
          <table:table-cell office:value-type="string" calcext:value-type="string">
            <text:p><text:s/></text:p>
          </table:table-cell>
          <table:table-cell office:value-type="float" office:value="0.573360988" calcext:value-type="float">
            <text:p>0.573360988</text:p>
          </table:table-cell>
          <table:table-cell office:value-type="float" office:value="0.358949942" calcext:value-type="float">
            <text:p>0.358949942</text:p>
          </table:table-cell>
          <table:table-cell office:value-type="float" office:value="0.48296815" calcext:value-type="float">
            <text:p>0.48296815</text:p>
          </table:table-cell>
          <table:table-cell office:value-type="float" office:value="5" calcext:value-type="float">
            <text:p>5</text:p>
          </table:table-cell>
          <table:table-cell office:value-type="float" office:value="0.316128172" calcext:value-type="float">
            <text:p>0.316128172</text:p>
          </table:table-cell>
          <table:table-cell/>
          <table:table-cell office:value-type="float" office:value="0.004684322" calcext:value-type="float">
            <text:p>0.004684322</text:p>
          </table:table-cell>
          <table:table-cell office:value-type="float" office:value="0.002932598" calcext:value-type="float">
            <text:p>0.002932598</text:p>
          </table:table-cell>
          <table:table-cell office:value-type="float" office:value="0.003945818" calcext:value-type="float">
            <text:p>0.0039458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582747" calcext:value-type="float">
            <text:p>0.002582747</text:p>
          </table:table-cell>
          <table:table-cell/>
          <table:table-cell office:value-type="float" office:value="0.003645719" calcext:value-type="float">
            <text:p>0.003645719</text:p>
          </table:table-cell>
          <table:table-cell office:value-type="float" office:value="0.001893995" calcext:value-type="float">
            <text:p>0.001893995</text:p>
          </table:table-cell>
          <table:table-cell office:value-type="float" office:value="0.002907215" calcext:value-type="float">
            <text:p>0.00290721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544144" calcext:value-type="float">
            <text:p>0.001544144</text:p>
          </table:table-cell>
          <table:table-cell/>
          <table:table-cell office:value-type="float" office:value="24.598385251" calcext:value-type="float">
            <text:p>24.598385251</text:p>
          </table:table-cell>
          <table:table-cell office:value-type="float" office:value="24.555135224" calcext:value-type="float">
            <text:p>24.555135224</text:p>
          </table:table-cell>
          <table:table-cell office:value-type="float" office:value="24.580151822" calcext:value-type="float">
            <text:p>24.580151822</text:p>
          </table:table-cell>
          <table:table-cell office:value-type="float" office:value="25.49093089" calcext:value-type="float">
            <text:p>25.49093089</text:p>
          </table:table-cell>
          <table:table-cell office:value-type="float" office:value="24.546497208" calcext:value-type="float">
            <text:p>24.546497208</text:p>
          </table:table-cell>
          <table:table-cell/>
          <table:table-cell office:value-type="float" office:value="0.092408029" calcext:value-type="float">
            <text:p>0.092408029</text:p>
          </table:table-cell>
          <table:table-cell office:value-type="float" office:value="0.048008376" calcext:value-type="float">
            <text:p>0.048008376</text:p>
          </table:table-cell>
          <table:table-cell office:value-type="float" office:value="0.073690024" calcext:value-type="float">
            <text:p>0.0736900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9140668" calcext:value-type="float">
            <text:p>0.0391406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2-02 23:12:27</text:p>
          </table:table-cell>
          <table:table-cell office:value-type="float" office:value="24.51848" calcext:value-type="float">
            <text:p>24.51848</text:p>
          </table:table-cell>
          <table:table-cell office:value-type="string" calcext:value-type="string">
            <text:p><text:s/></text:p>
          </table:table-cell>
          <table:table-cell office:value-type="float" office:value="0.57360954" calcext:value-type="float">
            <text:p>0.57360954</text:p>
          </table:table-cell>
          <table:table-cell office:value-type="float" office:value="0.361564799" calcext:value-type="float">
            <text:p>0.361564799</text:p>
          </table:table-cell>
          <table:table-cell office:value-type="float" office:value="0.483144579" calcext:value-type="float">
            <text:p>0.483144579</text:p>
          </table:table-cell>
          <table:table-cell office:value-type="float" office:value="5" calcext:value-type="float">
            <text:p>5</text:p>
          </table:table-cell>
          <table:table-cell office:value-type="float" office:value="0.257173211" calcext:value-type="float">
            <text:p>0.257173211</text:p>
          </table:table-cell>
          <table:table-cell/>
          <table:table-cell office:value-type="float" office:value="0.004686352" calcext:value-type="float">
            <text:p>0.004686352</text:p>
          </table:table-cell>
          <table:table-cell office:value-type="float" office:value="0.002953961" calcext:value-type="float">
            <text:p>0.002953961</text:p>
          </table:table-cell>
          <table:table-cell office:value-type="float" office:value="0.00394726" calcext:value-type="float">
            <text:p>0.003947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101088" calcext:value-type="float">
            <text:p>0.002101088</text:p>
          </table:table-cell>
          <table:table-cell/>
          <table:table-cell office:value-type="float" office:value="0.00364775" calcext:value-type="float">
            <text:p>0.00364775</text:p>
          </table:table-cell>
          <table:table-cell office:value-type="float" office:value="0.001915358" calcext:value-type="float">
            <text:p>0.001915358</text:p>
          </table:table-cell>
          <table:table-cell office:value-type="float" office:value="0.002908657" calcext:value-type="float">
            <text:p>0.00290865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062486" calcext:value-type="float">
            <text:p>0.001062486</text:p>
          </table:table-cell>
          <table:table-cell/>
          <table:table-cell office:value-type="float" office:value="24.60854252" calcext:value-type="float">
            <text:p>24.60854252</text:p>
          </table:table-cell>
          <table:table-cell office:value-type="float" office:value="24.565770216" calcext:value-type="float">
            <text:p>24.565770216</text:p>
          </table:table-cell>
          <table:table-cell office:value-type="float" office:value="24.590294711" calcext:value-type="float">
            <text:p>24.590294711</text:p>
          </table:table-cell>
          <table:table-cell office:value-type="float" office:value="25.501029929" calcext:value-type="float">
            <text:p>25.501029929</text:p>
          </table:table-cell>
          <table:table-cell office:value-type="float" office:value="24.544712407" calcext:value-type="float">
            <text:p>24.544712407</text:p>
          </table:table-cell>
          <table:table-cell/>
          <table:table-cell office:value-type="float" office:value="0.092459497" calcext:value-type="float">
            <text:p>0.092459497</text:p>
          </table:table-cell>
          <table:table-cell office:value-type="float" office:value="0.048549868" calcext:value-type="float">
            <text:p>0.048549868</text:p>
          </table:table-cell>
          <table:table-cell office:value-type="float" office:value="0.073726559" calcext:value-type="float">
            <text:p>0.0737265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6931874" calcext:value-type="float">
            <text:p>0.0269318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2-02 23:12:28</text:p>
          </table:table-cell>
          <table:table-cell office:value-type="float" office:value="24.52353" calcext:value-type="float">
            <text:p>24.52353</text:p>
          </table:table-cell>
          <table:table-cell office:value-type="string" calcext:value-type="string">
            <text:p><text:s/></text:p>
          </table:table-cell>
          <table:table-cell office:value-type="float" office:value="0.576040217" calcext:value-type="float">
            <text:p>0.576040217</text:p>
          </table:table-cell>
          <table:table-cell office:value-type="float" office:value="0.363773151" calcext:value-type="float">
            <text:p>0.363773151</text:p>
          </table:table-cell>
          <table:table-cell office:value-type="float" office:value="0.483986793" calcext:value-type="float">
            <text:p>0.483986793</text:p>
          </table:table-cell>
          <table:table-cell office:value-type="float" office:value="5" calcext:value-type="float">
            <text:p>5</text:p>
          </table:table-cell>
          <table:table-cell office:value-type="float" office:value="0.254334242" calcext:value-type="float">
            <text:p>0.254334242</text:p>
          </table:table-cell>
          <table:table-cell/>
          <table:table-cell office:value-type="float" office:value="0.004706211" calcext:value-type="float">
            <text:p>0.004706211</text:p>
          </table:table-cell>
          <table:table-cell office:value-type="float" office:value="0.002972003" calcext:value-type="float">
            <text:p>0.002972003</text:p>
          </table:table-cell>
          <table:table-cell office:value-type="float" office:value="0.00395414" calcext:value-type="float">
            <text:p>0.003954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77894" calcext:value-type="float">
            <text:p>0.002077894</text:p>
          </table:table-cell>
          <table:table-cell/>
          <table:table-cell office:value-type="float" office:value="0.003667608" calcext:value-type="float">
            <text:p>0.003667608</text:p>
          </table:table-cell>
          <table:table-cell office:value-type="float" office:value="0.0019334" calcext:value-type="float">
            <text:p>0.0019334</text:p>
          </table:table-cell>
          <table:table-cell office:value-type="float" office:value="0.002915538" calcext:value-type="float">
            <text:p>0.00291553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039291" calcext:value-type="float">
            <text:p>0.001039291</text:p>
          </table:table-cell>
          <table:table-cell/>
          <table:table-cell office:value-type="float" office:value="24.614086376" calcext:value-type="float">
            <text:p>24.614086376</text:p>
          </table:table-cell>
          <table:table-cell office:value-type="float" office:value="24.571269439" calcext:value-type="float">
            <text:p>24.571269439</text:p>
          </table:table-cell>
          <table:table-cell office:value-type="float" office:value="24.595518246" calcext:value-type="float">
            <text:p>24.595518246</text:p>
          </table:table-cell>
          <table:table-cell office:value-type="float" office:value="25.506079449" calcext:value-type="float">
            <text:p>25.506079449</text:p>
          </table:table-cell>
          <table:table-cell office:value-type="float" office:value="24.549193588" calcext:value-type="float">
            <text:p>24.549193588</text:p>
          </table:table-cell>
          <table:table-cell/>
          <table:table-cell office:value-type="float" office:value="0.092962821" calcext:value-type="float">
            <text:p>0.092962821</text:p>
          </table:table-cell>
          <table:table-cell office:value-type="float" office:value="0.049007179" calcext:value-type="float">
            <text:p>0.049007179</text:p>
          </table:table-cell>
          <table:table-cell office:value-type="float" office:value="0.073900961" calcext:value-type="float">
            <text:p>0.0739009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6343957" calcext:value-type="float">
            <text:p>0.0263439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2-02 23:12:29</text:p>
          </table:table-cell>
          <table:table-cell office:value-type="float" office:value="24.51848" calcext:value-type="float">
            <text:p>24.51848</text:p>
          </table:table-cell>
          <table:table-cell office:value-type="string" calcext:value-type="string">
            <text:p><text:s/></text:p>
          </table:table-cell>
          <table:table-cell office:value-type="float" office:value="0.57627208" calcext:value-type="float">
            <text:p>0.57627208</text:p>
          </table:table-cell>
          <table:table-cell office:value-type="float" office:value="0.365867658" calcext:value-type="float">
            <text:p>0.365867658</text:p>
          </table:table-cell>
          <table:table-cell office:value-type="float" office:value="0.485307632" calcext:value-type="float">
            <text:p>0.485307632</text:p>
          </table:table-cell>
          <table:table-cell office:value-type="float" office:value="5" calcext:value-type="float">
            <text:p>5</text:p>
          </table:table-cell>
          <table:table-cell office:value-type="float" office:value="0.240588813" calcext:value-type="float">
            <text:p>0.240588813</text:p>
          </table:table-cell>
          <table:table-cell/>
          <table:table-cell office:value-type="float" office:value="0.004708105" calcext:value-type="float">
            <text:p>0.004708105</text:p>
          </table:table-cell>
          <table:table-cell office:value-type="float" office:value="0.002989115" calcext:value-type="float">
            <text:p>0.002989115</text:p>
          </table:table-cell>
          <table:table-cell office:value-type="float" office:value="0.003964932" calcext:value-type="float">
            <text:p>0.0039649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965595" calcext:value-type="float">
            <text:p>0.001965595</text:p>
          </table:table-cell>
          <table:table-cell/>
          <table:table-cell office:value-type="float" office:value="0.003669502" calcext:value-type="float">
            <text:p>0.003669502</text:p>
          </table:table-cell>
          <table:table-cell office:value-type="float" office:value="0.001950512" calcext:value-type="float">
            <text:p>0.001950512</text:p>
          </table:table-cell>
          <table:table-cell office:value-type="float" office:value="0.002926329" calcext:value-type="float">
            <text:p>0.0029263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26992" calcext:value-type="float">
            <text:p>0.000926992</text:p>
          </table:table-cell>
          <table:table-cell/>
          <table:table-cell office:value-type="float" office:value="24.60907958" calcext:value-type="float">
            <text:p>24.60907958</text:p>
          </table:table-cell>
          <table:table-cell office:value-type="float" office:value="24.566638177" calcext:value-type="float">
            <text:p>24.566638177</text:p>
          </table:table-cell>
          <table:table-cell office:value-type="float" office:value="24.590731027" calcext:value-type="float">
            <text:p>24.590731027</text:p>
          </table:table-cell>
          <table:table-cell office:value-type="float" office:value="25.501029929" calcext:value-type="float">
            <text:p>25.501029929</text:p>
          </table:table-cell>
          <table:table-cell office:value-type="float" office:value="24.541366975" calcext:value-type="float">
            <text:p>24.541366975</text:p>
          </table:table-cell>
          <table:table-cell/>
          <table:table-cell office:value-type="float" office:value="0.093010833" calcext:value-type="float">
            <text:p>0.093010833</text:p>
          </table:table-cell>
          <table:table-cell office:value-type="float" office:value="0.049440915" calcext:value-type="float">
            <text:p>0.049440915</text:p>
          </table:table-cell>
          <table:table-cell office:value-type="float" office:value="0.074174476" calcext:value-type="float">
            <text:p>0.07417447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3497431" calcext:value-type="float">
            <text:p>0.0234974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2-02 23:12:30</text:p>
          </table:table-cell>
          <table:table-cell office:value-type="float" office:value="24.51848" calcext:value-type="float">
            <text:p>24.51848</text:p>
          </table:table-cell>
          <table:table-cell office:value-type="string" calcext:value-type="string">
            <text:p><text:s/></text:p>
          </table:table-cell>
          <table:table-cell office:value-type="float" office:value="0.576418707" calcext:value-type="float">
            <text:p>0.576418707</text:p>
          </table:table-cell>
          <table:table-cell office:value-type="float" office:value="0.367226048" calcext:value-type="float">
            <text:p>0.367226048</text:p>
          </table:table-cell>
          <table:table-cell office:value-type="float" office:value="0.486698209" calcext:value-type="float">
            <text:p>0.486698209</text:p>
          </table:table-cell>
          <table:table-cell office:value-type="float" office:value="5" calcext:value-type="float">
            <text:p>5</text:p>
          </table:table-cell>
          <table:table-cell office:value-type="float" office:value="0.248360067" calcext:value-type="float">
            <text:p>0.248360067</text:p>
          </table:table-cell>
          <table:table-cell/>
          <table:table-cell office:value-type="float" office:value="0.004709303" calcext:value-type="float">
            <text:p>0.004709303</text:p>
          </table:table-cell>
          <table:table-cell office:value-type="float" office:value="0.003000213" calcext:value-type="float">
            <text:p>0.003000213</text:p>
          </table:table-cell>
          <table:table-cell office:value-type="float" office:value="0.003976293" calcext:value-type="float">
            <text:p>0.0039762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29086" calcext:value-type="float">
            <text:p>0.002029086</text:p>
          </table:table-cell>
          <table:table-cell/>
          <table:table-cell office:value-type="float" office:value="0.0036707" calcext:value-type="float">
            <text:p>0.0036707</text:p>
          </table:table-cell>
          <table:table-cell office:value-type="float" office:value="0.00196161" calcext:value-type="float">
            <text:p>0.00196161</text:p>
          </table:table-cell>
          <table:table-cell office:value-type="float" office:value="0.00293769" calcext:value-type="float">
            <text:p>0.002937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90483" calcext:value-type="float">
            <text:p>0.000990483</text:p>
          </table:table-cell>
          <table:table-cell/>
          <table:table-cell office:value-type="float" office:value="24.609109156" calcext:value-type="float">
            <text:p>24.609109156</text:p>
          </table:table-cell>
          <table:table-cell office:value-type="float" office:value="24.566912188" calcext:value-type="float">
            <text:p>24.566912188</text:p>
          </table:table-cell>
          <table:table-cell office:value-type="float" office:value="24.591011524" calcext:value-type="float">
            <text:p>24.591011524</text:p>
          </table:table-cell>
          <table:table-cell office:value-type="float" office:value="25.501029929" calcext:value-type="float">
            <text:p>25.501029929</text:p>
          </table:table-cell>
          <table:table-cell office:value-type="float" office:value="24.542934606" calcext:value-type="float">
            <text:p>24.542934606</text:p>
          </table:table-cell>
          <table:table-cell/>
          <table:table-cell office:value-type="float" office:value="0.093041196" calcext:value-type="float">
            <text:p>0.093041196</text:p>
          </table:table-cell>
          <table:table-cell office:value-type="float" office:value="0.049722214" calcext:value-type="float">
            <text:p>0.049722214</text:p>
          </table:table-cell>
          <table:table-cell office:value-type="float" office:value="0.074462431" calcext:value-type="float">
            <text:p>0.0744624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5106773" calcext:value-type="float">
            <text:p>0.0251067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2-02 23:12:32</text:p>
          </table:table-cell>
          <table:table-cell office:value-type="float" office:value="24.51848" calcext:value-type="float">
            <text:p>24.51848</text:p>
          </table:table-cell>
          <table:table-cell office:value-type="string" calcext:value-type="string">
            <text:p><text:s/></text:p>
          </table:table-cell>
          <table:table-cell office:value-type="float" office:value="0.578398773" calcext:value-type="float">
            <text:p>0.578398773</text:p>
          </table:table-cell>
          <table:table-cell office:value-type="float" office:value="0.367946073" calcext:value-type="float">
            <text:p>0.367946073</text:p>
          </table:table-cell>
          <table:table-cell office:value-type="float" office:value="0.48712319" calcext:value-type="float">
            <text:p>0.48712319</text:p>
          </table:table-cell>
          <table:table-cell office:value-type="float" office:value="5" calcext:value-type="float">
            <text:p>5</text:p>
          </table:table-cell>
          <table:table-cell office:value-type="float" office:value="0.281491313" calcext:value-type="float">
            <text:p>0.281491313</text:p>
          </table:table-cell>
          <table:table-cell/>
          <table:table-cell office:value-type="float" office:value="0.00472548" calcext:value-type="float">
            <text:p>0.00472548</text:p>
          </table:table-cell>
          <table:table-cell office:value-type="float" office:value="0.003006095" calcext:value-type="float">
            <text:p>0.003006095</text:p>
          </table:table-cell>
          <table:table-cell office:value-type="float" office:value="0.003979765" calcext:value-type="float">
            <text:p>0.0039797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299766" calcext:value-type="float">
            <text:p>0.002299766</text:p>
          </table:table-cell>
          <table:table-cell/>
          <table:table-cell office:value-type="float" office:value="0.003686877" calcext:value-type="float">
            <text:p>0.003686877</text:p>
          </table:table-cell>
          <table:table-cell office:value-type="float" office:value="0.001967493" calcext:value-type="float">
            <text:p>0.001967493</text:p>
          </table:table-cell>
          <table:table-cell office:value-type="float" office:value="0.002941162" calcext:value-type="float">
            <text:p>0.00294116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261163" calcext:value-type="float">
            <text:p>0.001261163</text:p>
          </table:table-cell>
          <table:table-cell/>
          <table:table-cell office:value-type="float" office:value="24.609508554" calcext:value-type="float">
            <text:p>24.609508554</text:p>
          </table:table-cell>
          <table:table-cell office:value-type="float" office:value="24.567057429" calcext:value-type="float">
            <text:p>24.567057429</text:p>
          </table:table-cell>
          <table:table-cell office:value-type="float" office:value="24.591097248" calcext:value-type="float">
            <text:p>24.591097248</text:p>
          </table:table-cell>
          <table:table-cell office:value-type="float" office:value="25.501029929" calcext:value-type="float">
            <text:p>25.501029929</text:p>
          </table:table-cell>
          <table:table-cell office:value-type="float" office:value="24.549617876" calcext:value-type="float">
            <text:p>24.549617876</text:p>
          </table:table-cell>
          <table:table-cell/>
          <table:table-cell office:value-type="float" office:value="0.093451211" calcext:value-type="float">
            <text:p>0.093451211</text:p>
          </table:table-cell>
          <table:table-cell office:value-type="float" office:value="0.049871319" calcext:value-type="float">
            <text:p>0.049871319</text:p>
          </table:table-cell>
          <table:table-cell office:value-type="float" office:value="0.074550435" calcext:value-type="float">
            <text:p>0.0745504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1967854" calcext:value-type="float">
            <text:p>0.0319678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2-02 23:12:33</text:p>
          </table:table-cell>
          <table:table-cell office:value-type="float" office:value="24.52859" calcext:value-type="float">
            <text:p>24.52859</text:p>
          </table:table-cell>
          <table:table-cell office:value-type="string" calcext:value-type="string">
            <text:p><text:s/></text:p>
          </table:table-cell>
          <table:table-cell office:value-type="float" office:value="0.580493877" calcext:value-type="float">
            <text:p>0.580493877</text:p>
          </table:table-cell>
          <table:table-cell office:value-type="float" office:value="0.371016904" calcext:value-type="float">
            <text:p>0.371016904</text:p>
          </table:table-cell>
          <table:table-cell office:value-type="float" office:value="0.487359224" calcext:value-type="float">
            <text:p>0.487359224</text:p>
          </table:table-cell>
          <table:table-cell office:value-type="float" office:value="5" calcext:value-type="float">
            <text:p>5</text:p>
          </table:table-cell>
          <table:table-cell office:value-type="float" office:value="0.250572592" calcext:value-type="float">
            <text:p>0.250572592</text:p>
          </table:table-cell>
          <table:table-cell/>
          <table:table-cell office:value-type="float" office:value="0.004742597" calcext:value-type="float">
            <text:p>0.004742597</text:p>
          </table:table-cell>
          <table:table-cell office:value-type="float" office:value="0.003031184" calcext:value-type="float">
            <text:p>0.003031184</text:p>
          </table:table-cell>
          <table:table-cell office:value-type="float" office:value="0.003981693" calcext:value-type="float">
            <text:p>0.0039816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47162" calcext:value-type="float">
            <text:p>0.002047162</text:p>
          </table:table-cell>
          <table:table-cell/>
          <table:table-cell office:value-type="float" office:value="0.003703994" calcext:value-type="float">
            <text:p>0.003703994</text:p>
          </table:table-cell>
          <table:table-cell office:value-type="float" office:value="0.001992581" calcext:value-type="float">
            <text:p>0.001992581</text:p>
          </table:table-cell>
          <table:table-cell office:value-type="float" office:value="0.00294309" calcext:value-type="float">
            <text:p>0.0029430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008559" calcext:value-type="float">
            <text:p>0.001008559</text:p>
          </table:table-cell>
          <table:table-cell/>
          <table:table-cell office:value-type="float" office:value="24.620038278" calcext:value-type="float">
            <text:p>24.620038278</text:p>
          </table:table-cell>
          <table:table-cell office:value-type="float" office:value="24.577784377" calcext:value-type="float">
            <text:p>24.577784377</text:p>
          </table:table-cell>
          <table:table-cell office:value-type="float" office:value="24.601252153" calcext:value-type="float">
            <text:p>24.601252153</text:p>
          </table:table-cell>
          <table:table-cell office:value-type="float" office:value="25.511128971" calcext:value-type="float">
            <text:p>25.511128971</text:p>
          </table:table-cell>
          <table:table-cell office:value-type="float" office:value="24.553488651" calcext:value-type="float">
            <text:p>24.553488651</text:p>
          </table:table-cell>
          <table:table-cell/>
          <table:table-cell office:value-type="float" office:value="0.093885046" calcext:value-type="float">
            <text:p>0.093885046</text:p>
          </table:table-cell>
          <table:table-cell office:value-type="float" office:value="0.050507234" calcext:value-type="float">
            <text:p>0.050507234</text:p>
          </table:table-cell>
          <table:table-cell office:value-type="float" office:value="0.074599312" calcext:value-type="float">
            <text:p>0.0745993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5564962" calcext:value-type="float">
            <text:p>0.0255649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2-02 23:12:34</text:p>
          </table:table-cell>
          <table:table-cell office:value-type="float" office:value="24.52859" calcext:value-type="float">
            <text:p>24.52859</text:p>
          </table:table-cell>
          <table:table-cell office:value-type="string" calcext:value-type="string">
            <text:p><text:s/></text:p>
          </table:table-cell>
          <table:table-cell office:value-type="float" office:value="0.579583714" calcext:value-type="float">
            <text:p>0.579583714</text:p>
          </table:table-cell>
          <table:table-cell office:value-type="float" office:value="0.372927233" calcext:value-type="float">
            <text:p>0.372927233</text:p>
          </table:table-cell>
          <table:table-cell office:value-type="float" office:value="0.489104448" calcext:value-type="float">
            <text:p>0.489104448</text:p>
          </table:table-cell>
          <table:table-cell office:value-type="float" office:value="5" calcext:value-type="float">
            <text:p>5</text:p>
          </table:table-cell>
          <table:table-cell office:value-type="float" office:value="0.247423082" calcext:value-type="float">
            <text:p>0.247423082</text:p>
          </table:table-cell>
          <table:table-cell/>
          <table:table-cell office:value-type="float" office:value="0.004735161" calcext:value-type="float">
            <text:p>0.004735161</text:p>
          </table:table-cell>
          <table:table-cell office:value-type="float" office:value="0.003046791" calcext:value-type="float">
            <text:p>0.003046791</text:p>
          </table:table-cell>
          <table:table-cell office:value-type="float" office:value="0.003995951" calcext:value-type="float">
            <text:p>0.0039959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2143" calcext:value-type="float">
            <text:p>0.00202143</text:p>
          </table:table-cell>
          <table:table-cell/>
          <table:table-cell office:value-type="float" office:value="0.003696558" calcext:value-type="float">
            <text:p>0.003696558</text:p>
          </table:table-cell>
          <table:table-cell office:value-type="float" office:value="0.002008188" calcext:value-type="float">
            <text:p>0.002008188</text:p>
          </table:table-cell>
          <table:table-cell office:value-type="float" office:value="0.002957349" calcext:value-type="float">
            <text:p>0.0029573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82828" calcext:value-type="float">
            <text:p>0.000982828</text:p>
          </table:table-cell>
          <table:table-cell/>
          <table:table-cell office:value-type="float" office:value="24.619854692" calcext:value-type="float">
            <text:p>24.619854692</text:p>
          </table:table-cell>
          <table:table-cell office:value-type="float" office:value="24.578169719" calcext:value-type="float">
            <text:p>24.578169719</text:p>
          </table:table-cell>
          <table:table-cell office:value-type="float" office:value="24.601604184" calcext:value-type="float">
            <text:p>24.601604184</text:p>
          </table:table-cell>
          <table:table-cell office:value-type="float" office:value="25.511128971" calcext:value-type="float">
            <text:p>25.511128971</text:p>
          </table:table-cell>
          <table:table-cell office:value-type="float" office:value="24.552853332" calcext:value-type="float">
            <text:p>24.552853332</text:p>
          </table:table-cell>
          <table:table-cell/>
          <table:table-cell office:value-type="float" office:value="0.093696578" calcext:value-type="float">
            <text:p>0.093696578</text:p>
          </table:table-cell>
          <table:table-cell office:value-type="float" office:value="0.050902829" calcext:value-type="float">
            <text:p>0.050902829</text:p>
          </table:table-cell>
          <table:table-cell office:value-type="float" office:value="0.074960706" calcext:value-type="float">
            <text:p>0.07496070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4912734" calcext:value-type="float">
            <text:p>0.0249127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2-02 23:12:36</text:p>
          </table:table-cell>
          <table:table-cell office:value-type="float" office:value="24.52859" calcext:value-type="float">
            <text:p>24.52859</text:p>
          </table:table-cell>
          <table:table-cell office:value-type="string" calcext:value-type="string">
            <text:p><text:s/></text:p>
          </table:table-cell>
          <table:table-cell office:value-type="float" office:value="0.581632922" calcext:value-type="float">
            <text:p>0.581632922</text:p>
          </table:table-cell>
          <table:table-cell office:value-type="float" office:value="0.373036906" calcext:value-type="float">
            <text:p>0.373036906</text:p>
          </table:table-cell>
          <table:table-cell office:value-type="float" office:value="0.489358364" calcext:value-type="float">
            <text:p>0.489358364</text:p>
          </table:table-cell>
          <table:table-cell office:value-type="float" office:value="5" calcext:value-type="float">
            <text:p>5</text:p>
          </table:table-cell>
          <table:table-cell office:value-type="float" office:value="0.372299596" calcext:value-type="float">
            <text:p>0.372299596</text:p>
          </table:table-cell>
          <table:table-cell/>
          <table:table-cell office:value-type="float" office:value="0.004751903" calcext:value-type="float">
            <text:p>0.004751903</text:p>
          </table:table-cell>
          <table:table-cell office:value-type="float" office:value="0.003047687" calcext:value-type="float">
            <text:p>0.003047687</text:p>
          </table:table-cell>
          <table:table-cell office:value-type="float" office:value="0.003998026" calcext:value-type="float">
            <text:p>0.0039980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41663" calcext:value-type="float">
            <text:p>0.003041663</text:p>
          </table:table-cell>
          <table:table-cell/>
          <table:table-cell office:value-type="float" office:value="0.0037133" calcext:value-type="float">
            <text:p>0.0037133</text:p>
          </table:table-cell>
          <table:table-cell office:value-type="float" office:value="0.002009084" calcext:value-type="float">
            <text:p>0.002009084</text:p>
          </table:table-cell>
          <table:table-cell office:value-type="float" office:value="0.002959423" calcext:value-type="float">
            <text:p>0.00295942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03061" calcext:value-type="float">
            <text:p>0.002003061</text:p>
          </table:table-cell>
          <table:table-cell/>
          <table:table-cell office:value-type="float" office:value="24.620268032" calcext:value-type="float">
            <text:p>24.620268032</text:p>
          </table:table-cell>
          <table:table-cell office:value-type="float" office:value="24.578191842" calcext:value-type="float">
            <text:p>24.578191842</text:p>
          </table:table-cell>
          <table:table-cell office:value-type="float" office:value="24.601655401" calcext:value-type="float">
            <text:p>24.601655401</text:p>
          </table:table-cell>
          <table:table-cell office:value-type="float" office:value="25.511128971" calcext:value-type="float">
            <text:p>25.511128971</text:p>
          </table:table-cell>
          <table:table-cell office:value-type="float" office:value="24.578043116" calcext:value-type="float">
            <text:p>24.578043116</text:p>
          </table:table-cell>
          <table:table-cell/>
          <table:table-cell office:value-type="float" office:value="0.09412091" calcext:value-type="float">
            <text:p>0.09412091</text:p>
          </table:table-cell>
          <table:table-cell office:value-type="float" office:value="0.05092554" calcext:value-type="float">
            <text:p>0.05092554</text:p>
          </table:table-cell>
          <table:table-cell office:value-type="float" office:value="0.075013286" calcext:value-type="float">
            <text:p>0.0750132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0772857" calcext:value-type="float">
            <text:p>0.0507728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2-02 23:12:37</text:p>
          </table:table-cell>
          <table:table-cell office:value-type="float" office:value="24.52859" calcext:value-type="float">
            <text:p>24.52859</text:p>
          </table:table-cell>
          <table:table-cell office:value-type="string" calcext:value-type="string">
            <text:p><text:s/></text:p>
          </table:table-cell>
          <table:table-cell office:value-type="float" office:value="0.582466791" calcext:value-type="float">
            <text:p>0.582466791</text:p>
          </table:table-cell>
          <table:table-cell office:value-type="float" office:value="0.374991342" calcext:value-type="float">
            <text:p>0.374991342</text:p>
          </table:table-cell>
          <table:table-cell office:value-type="float" office:value="0.490043222" calcext:value-type="float">
            <text:p>0.490043222</text:p>
          </table:table-cell>
          <table:table-cell office:value-type="float" office:value="5" calcext:value-type="float">
            <text:p>5</text:p>
          </table:table-cell>
          <table:table-cell office:value-type="float" office:value="0.346340578" calcext:value-type="float">
            <text:p>0.346340578</text:p>
          </table:table-cell>
          <table:table-cell/>
          <table:table-cell office:value-type="float" office:value="0.004758716" calcext:value-type="float">
            <text:p>0.004758716</text:p>
          </table:table-cell>
          <table:table-cell office:value-type="float" office:value="0.003063655" calcext:value-type="float">
            <text:p>0.003063655</text:p>
          </table:table-cell>
          <table:table-cell office:value-type="float" office:value="0.004003621" calcext:value-type="float">
            <text:p>0.0040036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2958" calcext:value-type="float">
            <text:p>0.00282958</text:p>
          </table:table-cell>
          <table:table-cell/>
          <table:table-cell office:value-type="float" office:value="0.003720113" calcext:value-type="float">
            <text:p>0.003720113</text:p>
          </table:table-cell>
          <table:table-cell office:value-type="float" office:value="0.002025052" calcext:value-type="float">
            <text:p>0.002025052</text:p>
          </table:table-cell>
          <table:table-cell office:value-type="float" office:value="0.002965018" calcext:value-type="float">
            <text:p>0.00296501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790977" calcext:value-type="float">
            <text:p>0.001790977</text:p>
          </table:table-cell>
          <table:table-cell/>
          <table:table-cell office:value-type="float" office:value="24.62043623" calcext:value-type="float">
            <text:p>24.62043623</text:p>
          </table:table-cell>
          <table:table-cell office:value-type="float" office:value="24.578586082" calcext:value-type="float">
            <text:p>24.578586082</text:p>
          </table:table-cell>
          <table:table-cell office:value-type="float" office:value="24.601793545" calcext:value-type="float">
            <text:p>24.601793545</text:p>
          </table:table-cell>
          <table:table-cell office:value-type="float" office:value="25.511128971" calcext:value-type="float">
            <text:p>25.511128971</text:p>
          </table:table-cell>
          <table:table-cell office:value-type="float" office:value="24.572806773" calcext:value-type="float">
            <text:p>24.572806773</text:p>
          </table:table-cell>
          <table:table-cell/>
          <table:table-cell office:value-type="float" office:value="0.09429358" calcext:value-type="float">
            <text:p>0.09429358</text:p>
          </table:table-cell>
          <table:table-cell office:value-type="float" office:value="0.051330269" calcext:value-type="float">
            <text:p>0.051330269</text:p>
          </table:table-cell>
          <table:table-cell office:value-type="float" office:value="0.075155103" calcext:value-type="float">
            <text:p>0.0751551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5397187" calcext:value-type="float">
            <text:p>0.0453971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2-02 23:12:38</text:p>
          </table:table-cell>
          <table:table-cell office:value-type="float" office:value="24.53364" calcext:value-type="float">
            <text:p>24.53364</text:p>
          </table:table-cell>
          <table:table-cell office:value-type="string" calcext:value-type="string">
            <text:p><text:s/></text:p>
          </table:table-cell>
          <table:table-cell office:value-type="float" office:value="0.583268474" calcext:value-type="float">
            <text:p>0.583268474</text:p>
          </table:table-cell>
          <table:table-cell office:value-type="float" office:value="0.377674744" calcext:value-type="float">
            <text:p>0.377674744</text:p>
          </table:table-cell>
          <table:table-cell office:value-type="float" office:value="0.49065715" calcext:value-type="float">
            <text:p>0.49065715</text:p>
          </table:table-cell>
          <table:table-cell office:value-type="float" office:value="5" calcext:value-type="float">
            <text:p>5</text:p>
          </table:table-cell>
          <table:table-cell office:value-type="float" office:value="0.256183178" calcext:value-type="float">
            <text:p>0.256183178</text:p>
          </table:table-cell>
          <table:table-cell/>
          <table:table-cell office:value-type="float" office:value="0.004765265" calcext:value-type="float">
            <text:p>0.004765265</text:p>
          </table:table-cell>
          <table:table-cell office:value-type="float" office:value="0.003085578" calcext:value-type="float">
            <text:p>0.003085578</text:p>
          </table:table-cell>
          <table:table-cell office:value-type="float" office:value="0.004008637" calcext:value-type="float">
            <text:p>0.0040086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93" calcext:value-type="float">
            <text:p>0.002093</text:p>
          </table:table-cell>
          <table:table-cell/>
          <table:table-cell office:value-type="float" office:value="0.003726663" calcext:value-type="float">
            <text:p>0.003726663</text:p>
          </table:table-cell>
          <table:table-cell office:value-type="float" office:value="0.002046975" calcext:value-type="float">
            <text:p>0.002046975</text:p>
          </table:table-cell>
          <table:table-cell office:value-type="float" office:value="0.002970034" calcext:value-type="float">
            <text:p>0.00297003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054397" calcext:value-type="float">
            <text:p>0.001054397</text:p>
          </table:table-cell>
          <table:table-cell/>
          <table:table-cell office:value-type="float" office:value="24.625651494" calcext:value-type="float">
            <text:p>24.625651494</text:p>
          </table:table-cell>
          <table:table-cell office:value-type="float" office:value="24.584181113" calcext:value-type="float">
            <text:p>24.584181113</text:p>
          </table:table-cell>
          <table:table-cell office:value-type="float" office:value="24.606971025" calcext:value-type="float">
            <text:p>24.606971025</text:p>
          </table:table-cell>
          <table:table-cell office:value-type="float" office:value="25.516178493" calcext:value-type="float">
            <text:p>25.516178493</text:p>
          </table:table-cell>
          <table:table-cell office:value-type="float" office:value="24.559674276" calcext:value-type="float">
            <text:p>24.559674276</text:p>
          </table:table-cell>
          <table:table-cell/>
          <table:table-cell office:value-type="float" office:value="0.094459585" calcext:value-type="float">
            <text:p>0.094459585</text:p>
          </table:table-cell>
          <table:table-cell office:value-type="float" office:value="0.051885954" calcext:value-type="float">
            <text:p>0.051885954</text:p>
          </table:table-cell>
          <table:table-cell office:value-type="float" office:value="0.075282233" calcext:value-type="float">
            <text:p>0.0752822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672685" calcext:value-type="float">
            <text:p>0.026726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2-02 23:12:39</text:p>
          </table:table-cell>
          <table:table-cell office:value-type="float" office:value="24.53364" calcext:value-type="float">
            <text:p>24.53364</text:p>
          </table:table-cell>
          <table:table-cell office:value-type="string" calcext:value-type="string">
            <text:p><text:s/></text:p>
          </table:table-cell>
          <table:table-cell office:value-type="float" office:value="0.584933828" calcext:value-type="float">
            <text:p>0.584933828</text:p>
          </table:table-cell>
          <table:table-cell office:value-type="float" office:value="0.380054162" calcext:value-type="float">
            <text:p>0.380054162</text:p>
          </table:table-cell>
          <table:table-cell office:value-type="float" office:value="0.492243825" calcext:value-type="float">
            <text:p>0.492243825</text:p>
          </table:table-cell>
          <table:table-cell office:value-type="float" office:value="5" calcext:value-type="float">
            <text:p>5</text:p>
          </table:table-cell>
          <table:table-cell office:value-type="float" office:value="0.238718419" calcext:value-type="float">
            <text:p>0.238718419</text:p>
          </table:table-cell>
          <table:table-cell/>
          <table:table-cell office:value-type="float" office:value="0.004778871" calcext:value-type="float">
            <text:p>0.004778871</text:p>
          </table:table-cell>
          <table:table-cell office:value-type="float" office:value="0.003105018" calcext:value-type="float">
            <text:p>0.003105018</text:p>
          </table:table-cell>
          <table:table-cell office:value-type="float" office:value="0.0040216" calcext:value-type="float">
            <text:p>0.00402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1950314" calcext:value-type="float">
            <text:p>0.001950314</text:p>
          </table:table-cell>
          <table:table-cell/>
          <table:table-cell office:value-type="float" office:value="0.003740268" calcext:value-type="float">
            <text:p>0.003740268</text:p>
          </table:table-cell>
          <table:table-cell office:value-type="float" office:value="0.002066415" calcext:value-type="float">
            <text:p>0.002066415</text:p>
          </table:table-cell>
          <table:table-cell office:value-type="float" office:value="0.002982997" calcext:value-type="float">
            <text:p>0.00298299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11711" calcext:value-type="float">
            <text:p>0.000911711</text:p>
          </table:table-cell>
          <table:table-cell/>
          <table:table-cell office:value-type="float" office:value="24.625987407" calcext:value-type="float">
            <text:p>24.625987407</text:p>
          </table:table-cell>
          <table:table-cell office:value-type="float" office:value="24.584661075" calcext:value-type="float">
            <text:p>24.584661075</text:p>
          </table:table-cell>
          <table:table-cell office:value-type="float" office:value="24.607291073" calcext:value-type="float">
            <text:p>24.607291073</text:p>
          </table:table-cell>
          <table:table-cell office:value-type="float" office:value="25.516178493" calcext:value-type="float">
            <text:p>25.516178493</text:p>
          </table:table-cell>
          <table:table-cell office:value-type="float" office:value="24.556151304" calcext:value-type="float">
            <text:p>24.556151304</text:p>
          </table:table-cell>
          <table:table-cell/>
          <table:table-cell office:value-type="float" office:value="0.094804432" calcext:value-type="float">
            <text:p>0.094804432</text:p>
          </table:table-cell>
          <table:table-cell office:value-type="float" office:value="0.052378688" calcext:value-type="float">
            <text:p>0.052378688</text:p>
          </table:table-cell>
          <table:table-cell office:value-type="float" office:value="0.075610796" calcext:value-type="float">
            <text:p>0.07561079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3110093" calcext:value-type="float">
            <text:p>0.0231100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2-02 23:12:41</text:p>
          </table:table-cell>
          <table:table-cell office:value-type="float" office:value="24.53364" calcext:value-type="float">
            <text:p>24.53364</text:p>
          </table:table-cell>
          <table:table-cell office:value-type="string" calcext:value-type="string">
            <text:p><text:s/></text:p>
          </table:table-cell>
          <table:table-cell office:value-type="float" office:value="0.585604976" calcext:value-type="float">
            <text:p>0.585604976</text:p>
          </table:table-cell>
          <table:table-cell office:value-type="float" office:value="0.380590603" calcext:value-type="float">
            <text:p>0.380590603</text:p>
          </table:table-cell>
          <table:table-cell office:value-type="float" office:value="0.493761956" calcext:value-type="float">
            <text:p>0.493761956</text:p>
          </table:table-cell>
          <table:table-cell office:value-type="float" office:value="5" calcext:value-type="float">
            <text:p>5</text:p>
          </table:table-cell>
          <table:table-cell office:value-type="float" office:value="0.248253971" calcext:value-type="float">
            <text:p>0.248253971</text:p>
          </table:table-cell>
          <table:table-cell/>
          <table:table-cell office:value-type="float" office:value="0.004784354" calcext:value-type="float">
            <text:p>0.004784354</text:p>
          </table:table-cell>
          <table:table-cell office:value-type="float" office:value="0.0031094" calcext:value-type="float">
            <text:p>0.0031094</text:p>
          </table:table-cell>
          <table:table-cell office:value-type="float" office:value="0.004034003" calcext:value-type="float">
            <text:p>0.0040340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28219" calcext:value-type="float">
            <text:p>0.002028219</text:p>
          </table:table-cell>
          <table:table-cell/>
          <table:table-cell office:value-type="float" office:value="0.003745752" calcext:value-type="float">
            <text:p>0.003745752</text:p>
          </table:table-cell>
          <table:table-cell office:value-type="float" office:value="0.002070798" calcext:value-type="float">
            <text:p>0.002070798</text:p>
          </table:table-cell>
          <table:table-cell office:value-type="float" office:value="0.0029954" calcext:value-type="float">
            <text:p>0.002995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0989616" calcext:value-type="float">
            <text:p>0.000989616</text:p>
          </table:table-cell>
          <table:table-cell/>
          <table:table-cell office:value-type="float" office:value="24.626122782" calcext:value-type="float">
            <text:p>24.626122782</text:p>
          </table:table-cell>
          <table:table-cell office:value-type="float" office:value="24.584769282" calcext:value-type="float">
            <text:p>24.584769282</text:p>
          </table:table-cell>
          <table:table-cell office:value-type="float" office:value="24.607597295" calcext:value-type="float">
            <text:p>24.607597295</text:p>
          </table:table-cell>
          <table:table-cell office:value-type="float" office:value="25.516178493" calcext:value-type="float">
            <text:p>25.516178493</text:p>
          </table:table-cell>
          <table:table-cell office:value-type="float" office:value="24.558074807" calcext:value-type="float">
            <text:p>24.558074807</text:p>
          </table:table-cell>
          <table:table-cell/>
          <table:table-cell office:value-type="float" office:value="0.094943407" calcext:value-type="float">
            <text:p>0.094943407</text:p>
          </table:table-cell>
          <table:table-cell office:value-type="float" office:value="0.052489775" calcext:value-type="float">
            <text:p>0.052489775</text:p>
          </table:table-cell>
          <table:table-cell office:value-type="float" office:value="0.075925164" calcext:value-type="float">
            <text:p>0.0759251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5084801" calcext:value-type="float">
            <text:p>0.0250848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2-02 23:12:42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5854053" calcext:value-type="float">
            <text:p>0.5854053</text:p>
          </table:table-cell>
          <table:table-cell office:value-type="float" office:value="0.381697462" calcext:value-type="float">
            <text:p>0.381697462</text:p>
          </table:table-cell>
          <table:table-cell office:value-type="float" office:value="0.493833482" calcext:value-type="float">
            <text:p>0.493833482</text:p>
          </table:table-cell>
          <table:table-cell office:value-type="float" office:value="5" calcext:value-type="float">
            <text:p>5</text:p>
          </table:table-cell>
          <table:table-cell office:value-type="float" office:value="0.369144126" calcext:value-type="float">
            <text:p>0.369144126</text:p>
          </table:table-cell>
          <table:table-cell/>
          <table:table-cell office:value-type="float" office:value="0.004782723" calcext:value-type="float">
            <text:p>0.004782723</text:p>
          </table:table-cell>
          <table:table-cell office:value-type="float" office:value="0.003118443" calcext:value-type="float">
            <text:p>0.003118443</text:p>
          </table:table-cell>
          <table:table-cell office:value-type="float" office:value="0.004034587" calcext:value-type="float">
            <text:p>0.0040345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15883" calcext:value-type="float">
            <text:p>0.003015883</text:p>
          </table:table-cell>
          <table:table-cell/>
          <table:table-cell office:value-type="float" office:value="0.00374412" calcext:value-type="float">
            <text:p>0.00374412</text:p>
          </table:table-cell>
          <table:table-cell office:value-type="float" office:value="0.002079841" calcext:value-type="float">
            <text:p>0.002079841</text:p>
          </table:table-cell>
          <table:table-cell office:value-type="float" office:value="0.002995985" calcext:value-type="float">
            <text:p>0.00299598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77281" calcext:value-type="float">
            <text:p>0.001977281</text:p>
          </table:table-cell>
          <table:table-cell/>
          <table:table-cell office:value-type="float" office:value="24.60586828" calcext:value-type="float">
            <text:p>24.60586828</text:p>
          </table:table-cell>
          <table:table-cell office:value-type="float" office:value="24.564777575" calcext:value-type="float">
            <text:p>24.564777575</text:p>
          </table:table-cell>
          <table:table-cell office:value-type="float" office:value="24.587397159" calcext:value-type="float">
            <text:p>24.587397159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62245342" calcext:value-type="float">
            <text:p>24.562245342</text:p>
          </table:table-cell>
          <table:table-cell/>
          <table:table-cell office:value-type="float" office:value="0.09490206" calcext:value-type="float">
            <text:p>0.09490206</text:p>
          </table:table-cell>
          <table:table-cell office:value-type="float" office:value="0.052718985" calcext:value-type="float">
            <text:p>0.052718985</text:p>
          </table:table-cell>
          <table:table-cell office:value-type="float" office:value="0.075939975" calcext:value-type="float">
            <text:p>0.0759399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0119415" calcext:value-type="float">
            <text:p>0.0501194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2-02 23:12:43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58614261" calcext:value-type="float">
            <text:p>0.58614261</text:p>
          </table:table-cell>
          <table:table-cell office:value-type="float" office:value="0.384209202" calcext:value-type="float">
            <text:p>0.384209202</text:p>
          </table:table-cell>
          <table:table-cell office:value-type="float" office:value="0.494409262" calcext:value-type="float">
            <text:p>0.494409262</text:p>
          </table:table-cell>
          <table:table-cell office:value-type="float" office:value="5" calcext:value-type="float">
            <text:p>5</text:p>
          </table:table-cell>
          <table:table-cell office:value-type="float" office:value="0.256993205" calcext:value-type="float">
            <text:p>0.256993205</text:p>
          </table:table-cell>
          <table:table-cell/>
          <table:table-cell office:value-type="float" office:value="0.004788747" calcext:value-type="float">
            <text:p>0.004788747</text:p>
          </table:table-cell>
          <table:table-cell office:value-type="float" office:value="0.003138964" calcext:value-type="float">
            <text:p>0.003138964</text:p>
          </table:table-cell>
          <table:table-cell office:value-type="float" office:value="0.004039291" calcext:value-type="float">
            <text:p>0.0040392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099618" calcext:value-type="float">
            <text:p>0.002099618</text:p>
          </table:table-cell>
          <table:table-cell/>
          <table:table-cell office:value-type="float" office:value="0.003750144" calcext:value-type="float">
            <text:p>0.003750144</text:p>
          </table:table-cell>
          <table:table-cell office:value-type="float" office:value="0.002100361" calcext:value-type="float">
            <text:p>0.002100361</text:p>
          </table:table-cell>
          <table:table-cell office:value-type="float" office:value="0.003000689" calcext:value-type="float">
            <text:p>0.00300068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061015" calcext:value-type="float">
            <text:p>0.001061015</text:p>
          </table:table-cell>
          <table:table-cell/>
          <table:table-cell office:value-type="float" office:value="24.606017003" calcext:value-type="float">
            <text:p>24.606017003</text:p>
          </table:table-cell>
          <table:table-cell office:value-type="float" office:value="24.565284237" calcext:value-type="float">
            <text:p>24.565284237</text:p>
          </table:table-cell>
          <table:table-cell office:value-type="float" office:value="24.587513302" calcext:value-type="float">
            <text:p>24.587513302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39622237" calcext:value-type="float">
            <text:p>24.539622237</text:p>
          </table:table-cell>
          <table:table-cell/>
          <table:table-cell office:value-type="float" office:value="0.095054735" calcext:value-type="float">
            <text:p>0.095054735</text:p>
          </table:table-cell>
          <table:table-cell office:value-type="float" office:value="0.053239121" calcext:value-type="float">
            <text:p>0.053239121</text:p>
          </table:table-cell>
          <table:table-cell office:value-type="float" office:value="0.076059205" calcext:value-type="float">
            <text:p>0.0760592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6894597" calcext:value-type="float">
            <text:p>0.0268945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2-02 23:12:45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58767743" calcext:value-type="float">
            <text:p>0.58767743</text:p>
          </table:table-cell>
          <table:table-cell office:value-type="float" office:value="0.386425899" calcext:value-type="float">
            <text:p>0.386425899</text:p>
          </table:table-cell>
          <table:table-cell office:value-type="float" office:value="0.495817124" calcext:value-type="float">
            <text:p>0.495817124</text:p>
          </table:table-cell>
          <table:table-cell office:value-type="float" office:value="5" calcext:value-type="float">
            <text:p>5</text:p>
          </table:table-cell>
          <table:table-cell office:value-type="float" office:value="0.35013501" calcext:value-type="float">
            <text:p>0.35013501</text:p>
          </table:table-cell>
          <table:table-cell/>
          <table:table-cell office:value-type="float" office:value="0.004801286" calcext:value-type="float">
            <text:p>0.004801286</text:p>
          </table:table-cell>
          <table:table-cell office:value-type="float" office:value="0.003157074" calcext:value-type="float">
            <text:p>0.003157074</text:p>
          </table:table-cell>
          <table:table-cell office:value-type="float" office:value="0.004050793" calcext:value-type="float">
            <text:p>0.0040507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6058" calcext:value-type="float">
            <text:p>0.00286058</text:p>
          </table:table-cell>
          <table:table-cell/>
          <table:table-cell office:value-type="float" office:value="0.003762683" calcext:value-type="float">
            <text:p>0.003762683</text:p>
          </table:table-cell>
          <table:table-cell office:value-type="float" office:value="0.002118472" calcext:value-type="float">
            <text:p>0.002118472</text:p>
          </table:table-cell>
          <table:table-cell office:value-type="float" office:value="0.003012191" calcext:value-type="float">
            <text:p>0.0030121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21977" calcext:value-type="float">
            <text:p>0.001821977</text:p>
          </table:table-cell>
          <table:table-cell/>
          <table:table-cell office:value-type="float" office:value="24.606326592" calcext:value-type="float">
            <text:p>24.606326592</text:p>
          </table:table-cell>
          <table:table-cell office:value-type="float" office:value="24.565731383" calcext:value-type="float">
            <text:p>24.565731383</text:p>
          </table:table-cell>
          <table:table-cell office:value-type="float" office:value="24.587797287" calcext:value-type="float">
            <text:p>24.587797287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58410852" calcext:value-type="float">
            <text:p>24.558410852</text:p>
          </table:table-cell>
          <table:table-cell/>
          <table:table-cell office:value-type="float" office:value="0.095372552" calcext:value-type="float">
            <text:p>0.095372552</text:p>
          </table:table-cell>
          <table:table-cell office:value-type="float" office:value="0.053698158" calcext:value-type="float">
            <text:p>0.053698158</text:p>
          </table:table-cell>
          <table:table-cell office:value-type="float" office:value="0.076350739" calcext:value-type="float">
            <text:p>0.0763507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6182951" calcext:value-type="float">
            <text:p>0.0461829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2-02 23:12:46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58678634" calcext:value-type="float">
            <text:p>0.58678634</text:p>
          </table:table-cell>
          <table:table-cell office:value-type="float" office:value="0.388161586" calcext:value-type="float">
            <text:p>0.388161586</text:p>
          </table:table-cell>
          <table:table-cell office:value-type="float" office:value="0.496838152" calcext:value-type="float">
            <text:p>0.496838152</text:p>
          </table:table-cell>
          <table:table-cell office:value-type="float" office:value="5" calcext:value-type="float">
            <text:p>5</text:p>
          </table:table-cell>
          <table:table-cell office:value-type="float" office:value="0.347753209" calcext:value-type="float">
            <text:p>0.347753209</text:p>
          </table:table-cell>
          <table:table-cell/>
          <table:table-cell office:value-type="float" office:value="0.004794006" calcext:value-type="float">
            <text:p>0.004794006</text:p>
          </table:table-cell>
          <table:table-cell office:value-type="float" office:value="0.003171255" calcext:value-type="float">
            <text:p>0.003171255</text:p>
          </table:table-cell>
          <table:table-cell office:value-type="float" office:value="0.004059135" calcext:value-type="float">
            <text:p>0.0040591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41121" calcext:value-type="float">
            <text:p>0.002841121</text:p>
          </table:table-cell>
          <table:table-cell/>
          <table:table-cell office:value-type="float" office:value="0.003755403" calcext:value-type="float">
            <text:p>0.003755403</text:p>
          </table:table-cell>
          <table:table-cell office:value-type="float" office:value="0.002132652" calcext:value-type="float">
            <text:p>0.002132652</text:p>
          </table:table-cell>
          <table:table-cell office:value-type="float" office:value="0.003020532" calcext:value-type="float">
            <text:p>0.00302053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02518" calcext:value-type="float">
            <text:p>0.001802518</text:p>
          </table:table-cell>
          <table:table-cell/>
          <table:table-cell office:value-type="float" office:value="24.590986188" calcext:value-type="float">
            <text:p>24.590986188</text:p>
          </table:table-cell>
          <table:table-cell office:value-type="float" office:value="24.550920291" calcext:value-type="float">
            <text:p>24.550920291</text:p>
          </table:table-cell>
          <table:table-cell office:value-type="float" office:value="24.572842331" calcext:value-type="float">
            <text:p>24.572842331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42769075" calcext:value-type="float">
            <text:p>24.542769075</text:p>
          </table:table-cell>
          <table:table-cell/>
          <table:table-cell office:value-type="float" office:value="0.095188033" calcext:value-type="float">
            <text:p>0.095188033</text:p>
          </table:table-cell>
          <table:table-cell office:value-type="float" office:value="0.054057587" calcext:value-type="float">
            <text:p>0.054057587</text:p>
          </table:table-cell>
          <table:table-cell office:value-type="float" office:value="0.076562169" calcext:value-type="float">
            <text:p>0.0765621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568972" calcext:value-type="float">
            <text:p>0.045689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2-02 23:12:47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584948729" calcext:value-type="float">
            <text:p>0.584948729</text:p>
          </table:table-cell>
          <table:table-cell office:value-type="float" office:value="0.389969991" calcext:value-type="float">
            <text:p>0.389969991</text:p>
          </table:table-cell>
          <table:table-cell office:value-type="float" office:value="0.498061836" calcext:value-type="float">
            <text:p>0.498061836</text:p>
          </table:table-cell>
          <table:table-cell office:value-type="float" office:value="5" calcext:value-type="float">
            <text:p>5</text:p>
          </table:table-cell>
          <table:table-cell office:value-type="float" office:value="0.324914494" calcext:value-type="float">
            <text:p>0.324914494</text:p>
          </table:table-cell>
          <table:table-cell/>
          <table:table-cell office:value-type="float" office:value="0.004778993" calcext:value-type="float">
            <text:p>0.004778993</text:p>
          </table:table-cell>
          <table:table-cell office:value-type="float" office:value="0.003186029" calcext:value-type="float">
            <text:p>0.003186029</text:p>
          </table:table-cell>
          <table:table-cell office:value-type="float" office:value="0.004069133" calcext:value-type="float">
            <text:p>0.0040691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65453" calcext:value-type="float">
            <text:p>0.00265453</text:p>
          </table:table-cell>
          <table:table-cell/>
          <table:table-cell office:value-type="float" office:value="0.00374039" calcext:value-type="float">
            <text:p>0.00374039</text:p>
          </table:table-cell>
          <table:table-cell office:value-type="float" office:value="0.002147427" calcext:value-type="float">
            <text:p>0.002147427</text:p>
          </table:table-cell>
          <table:table-cell office:value-type="float" office:value="0.00303053" calcext:value-type="float">
            <text:p>0.0030305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615927" calcext:value-type="float">
            <text:p>0.001615927</text:p>
          </table:table-cell>
          <table:table-cell/>
          <table:table-cell office:value-type="float" office:value="24.595669073" calcext:value-type="float">
            <text:p>24.595669073</text:p>
          </table:table-cell>
          <table:table-cell office:value-type="float" office:value="24.556338817" calcext:value-type="float">
            <text:p>24.556338817</text:p>
          </table:table-cell>
          <table:table-cell office:value-type="float" office:value="24.578142803" calcext:value-type="float">
            <text:p>24.578142803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43215797" calcext:value-type="float">
            <text:p>24.543215797</text:p>
          </table:table-cell>
          <table:table-cell/>
          <table:table-cell office:value-type="float" office:value="0.094807517" calcext:value-type="float">
            <text:p>0.094807517</text:p>
          </table:table-cell>
          <table:table-cell office:value-type="float" office:value="0.054432074" calcext:value-type="float">
            <text:p>0.054432074</text:p>
          </table:table-cell>
          <table:table-cell office:value-type="float" office:value="0.076815564" calcext:value-type="float">
            <text:p>0.0768155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0960184" calcext:value-type="float">
            <text:p>0.0409601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2-02 23:12:48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582012007" calcext:value-type="float">
            <text:p>0.582012007</text:p>
          </table:table-cell>
          <table:table-cell office:value-type="float" office:value="0.391496467" calcext:value-type="float">
            <text:p>0.391496467</text:p>
          </table:table-cell>
          <table:table-cell office:value-type="float" office:value="0.499230683" calcext:value-type="float">
            <text:p>0.499230683</text:p>
          </table:table-cell>
          <table:table-cell office:value-type="float" office:value="5" calcext:value-type="float">
            <text:p>5</text:p>
          </table:table-cell>
          <table:table-cell office:value-type="float" office:value="0.310840644" calcext:value-type="float">
            <text:p>0.310840644</text:p>
          </table:table-cell>
          <table:table-cell/>
          <table:table-cell office:value-type="float" office:value="0.004755" calcext:value-type="float">
            <text:p>0.004755</text:p>
          </table:table-cell>
          <table:table-cell office:value-type="float" office:value="0.003198501" calcext:value-type="float">
            <text:p>0.003198501</text:p>
          </table:table-cell>
          <table:table-cell office:value-type="float" office:value="0.004078682" calcext:value-type="float">
            <text:p>0.00407868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539548" calcext:value-type="float">
            <text:p>0.002539548</text:p>
          </table:table-cell>
          <table:table-cell/>
          <table:table-cell office:value-type="float" office:value="0.003716397" calcext:value-type="float">
            <text:p>0.003716397</text:p>
          </table:table-cell>
          <table:table-cell office:value-type="float" office:value="0.002159898" calcext:value-type="float">
            <text:p>0.002159898</text:p>
          </table:table-cell>
          <table:table-cell office:value-type="float" office:value="0.003040079" calcext:value-type="float">
            <text:p>0.00304007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500945" calcext:value-type="float">
            <text:p>0.001500945</text:p>
          </table:table-cell>
          <table:table-cell/>
          <table:table-cell office:value-type="float" office:value="24.579916028" calcext:value-type="float">
            <text:p>24.579916028</text:p>
          </table:table-cell>
          <table:table-cell office:value-type="float" office:value="24.541485537" calcext:value-type="float">
            <text:p>24.541485537</text:p>
          </table:table-cell>
          <table:table-cell office:value-type="float" office:value="24.563217675" calcext:value-type="float">
            <text:p>24.563217675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2521537" calcext:value-type="float">
            <text:p>24.52521537</text:p>
          </table:table-cell>
          <table:table-cell/>
          <table:table-cell office:value-type="float" office:value="0.094199407" calcext:value-type="float">
            <text:p>0.094199407</text:p>
          </table:table-cell>
          <table:table-cell office:value-type="float" office:value="0.054748178" calcext:value-type="float">
            <text:p>0.054748178</text:p>
          </table:table-cell>
          <table:table-cell office:value-type="float" office:value="0.077057604" calcext:value-type="float">
            <text:p>0.0770576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8045698" calcext:value-type="float">
            <text:p>0.0380456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2-02 23:12:50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577986309" calcext:value-type="float">
            <text:p>0.577986309</text:p>
          </table:table-cell>
          <table:table-cell office:value-type="float" office:value="0.392705249" calcext:value-type="float">
            <text:p>0.392705249</text:p>
          </table:table-cell>
          <table:table-cell office:value-type="float" office:value="0.499702156" calcext:value-type="float">
            <text:p>0.499702156</text:p>
          </table:table-cell>
          <table:table-cell office:value-type="float" office:value="5" calcext:value-type="float">
            <text:p>5</text:p>
          </table:table-cell>
          <table:table-cell office:value-type="float" office:value="0.406852413" calcext:value-type="float">
            <text:p>0.406852413</text:p>
          </table:table-cell>
          <table:table-cell/>
          <table:table-cell office:value-type="float" office:value="0.00472211" calcext:value-type="float">
            <text:p>0.00472211</text:p>
          </table:table-cell>
          <table:table-cell office:value-type="float" office:value="0.003208376" calcext:value-type="float">
            <text:p>0.003208376</text:p>
          </table:table-cell>
          <table:table-cell office:value-type="float" office:value="0.004082534" calcext:value-type="float">
            <text:p>0.0040825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23958" calcext:value-type="float">
            <text:p>0.003323958</text:p>
          </table:table-cell>
          <table:table-cell/>
          <table:table-cell office:value-type="float" office:value="0.003683508" calcext:value-type="float">
            <text:p>0.003683508</text:p>
          </table:table-cell>
          <table:table-cell office:value-type="float" office:value="0.002169773" calcext:value-type="float">
            <text:p>0.002169773</text:p>
          </table:table-cell>
          <table:table-cell office:value-type="float" office:value="0.003043931" calcext:value-type="float">
            <text:p>0.0030439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85355" calcext:value-type="float">
            <text:p>0.002285355</text:p>
          </table:table-cell>
          <table:table-cell/>
          <table:table-cell office:value-type="float" office:value="24.568996863" calcext:value-type="float">
            <text:p>24.568996863</text:p>
          </table:table-cell>
          <table:table-cell office:value-type="float" office:value="24.531621911" calcext:value-type="float">
            <text:p>24.531621911</text:p>
          </table:table-cell>
          <table:table-cell office:value-type="float" office:value="24.553205514" calcext:value-type="float">
            <text:p>24.553205514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34475726" calcext:value-type="float">
            <text:p>24.534475726</text:p>
          </table:table-cell>
          <table:table-cell/>
          <table:table-cell office:value-type="float" office:value="0.093365801" calcext:value-type="float">
            <text:p>0.093365801</text:p>
          </table:table-cell>
          <table:table-cell office:value-type="float" office:value="0.054998494" calcext:value-type="float">
            <text:p>0.054998494</text:p>
          </table:table-cell>
          <table:table-cell office:value-type="float" office:value="0.077155234" calcext:value-type="float">
            <text:p>0.0771552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79281" calcext:value-type="float">
            <text:p>0.05792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2-02 23:12:51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575584838" calcext:value-type="float">
            <text:p>0.575584838</text:p>
          </table:table-cell>
          <table:table-cell office:value-type="float" office:value="0.39445703" calcext:value-type="float">
            <text:p>0.39445703</text:p>
          </table:table-cell>
          <table:table-cell office:value-type="float" office:value="0.500357807" calcext:value-type="float">
            <text:p>0.500357807</text:p>
          </table:table-cell>
          <table:table-cell office:value-type="float" office:value="5" calcext:value-type="float">
            <text:p>5</text:p>
          </table:table-cell>
          <table:table-cell office:value-type="float" office:value="0.431305818" calcext:value-type="float">
            <text:p>0.431305818</text:p>
          </table:table-cell>
          <table:table-cell/>
          <table:table-cell office:value-type="float" office:value="0.004702491" calcext:value-type="float">
            <text:p>0.004702491</text:p>
          </table:table-cell>
          <table:table-cell office:value-type="float" office:value="0.003222688" calcext:value-type="float">
            <text:p>0.003222688</text:p>
          </table:table-cell>
          <table:table-cell office:value-type="float" office:value="0.004087891" calcext:value-type="float">
            <text:p>0.0040878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2374" calcext:value-type="float">
            <text:p>0.00352374</text:p>
          </table:table-cell>
          <table:table-cell/>
          <table:table-cell office:value-type="float" office:value="0.003663888" calcext:value-type="float">
            <text:p>0.003663888</text:p>
          </table:table-cell>
          <table:table-cell office:value-type="float" office:value="0.002184085" calcext:value-type="float">
            <text:p>0.002184085</text:p>
          </table:table-cell>
          <table:table-cell office:value-type="float" office:value="0.003049288" calcext:value-type="float">
            <text:p>0.00304928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85138" calcext:value-type="float">
            <text:p>0.002485138</text:p>
          </table:table-cell>
          <table:table-cell/>
          <table:table-cell office:value-type="float" office:value="24.568512446" calcext:value-type="float">
            <text:p>24.568512446</text:p>
          </table:table-cell>
          <table:table-cell office:value-type="float" office:value="24.531975287" calcext:value-type="float">
            <text:p>24.531975287</text:p>
          </table:table-cell>
          <table:table-cell office:value-type="float" office:value="24.553337772" calcext:value-type="float">
            <text:p>24.553337772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39408534" calcext:value-type="float">
            <text:p>24.539408534</text:p>
          </table:table-cell>
          <table:table-cell/>
          <table:table-cell office:value-type="float" office:value="0.092868525" calcext:value-type="float">
            <text:p>0.092868525</text:p>
          </table:table-cell>
          <table:table-cell office:value-type="float" office:value="0.055361255" calcext:value-type="float">
            <text:p>0.055361255</text:p>
          </table:table-cell>
          <table:table-cell office:value-type="float" office:value="0.077291004" calcext:value-type="float">
            <text:p>0.0772910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991905" calcext:value-type="float">
            <text:p>0.0629919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2-02 23:12:52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573824116" calcext:value-type="float">
            <text:p>0.573824116</text:p>
          </table:table-cell>
          <table:table-cell office:value-type="float" office:value="0.396111655" calcext:value-type="float">
            <text:p>0.396111655</text:p>
          </table:table-cell>
          <table:table-cell office:value-type="float" office:value="0.501356185" calcext:value-type="float">
            <text:p>0.501356185</text:p>
          </table:table-cell>
          <table:table-cell office:value-type="float" office:value="5" calcext:value-type="float">
            <text:p>5</text:p>
          </table:table-cell>
          <table:table-cell office:value-type="float" office:value="0.435903124" calcext:value-type="float">
            <text:p>0.435903124</text:p>
          </table:table-cell>
          <table:table-cell/>
          <table:table-cell office:value-type="float" office:value="0.004688106" calcext:value-type="float">
            <text:p>0.004688106</text:p>
          </table:table-cell>
          <table:table-cell office:value-type="float" office:value="0.003236206" calcext:value-type="float">
            <text:p>0.003236206</text:p>
          </table:table-cell>
          <table:table-cell office:value-type="float" office:value="0.004096047" calcext:value-type="float">
            <text:p>0.0040960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613" calcext:value-type="float">
            <text:p>0.0035613</text:p>
          </table:table-cell>
          <table:table-cell/>
          <table:table-cell office:value-type="float" office:value="0.003649503" calcext:value-type="float">
            <text:p>0.003649503</text:p>
          </table:table-cell>
          <table:table-cell office:value-type="float" office:value="0.002197604" calcext:value-type="float">
            <text:p>0.002197604</text:p>
          </table:table-cell>
          <table:table-cell office:value-type="float" office:value="0.003057445" calcext:value-type="float">
            <text:p>0.0030574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22697" calcext:value-type="float">
            <text:p>0.002522697</text:p>
          </table:table-cell>
          <table:table-cell/>
          <table:table-cell office:value-type="float" office:value="24.55805015" calcext:value-type="float">
            <text:p>24.55805015</text:p>
          </table:table-cell>
          <table:table-cell office:value-type="float" office:value="24.522201608" calcext:value-type="float">
            <text:p>24.522201608</text:p>
          </table:table-cell>
          <table:table-cell office:value-type="float" office:value="24.543431903" calcext:value-type="float">
            <text:p>24.543431903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30228531" calcext:value-type="float">
            <text:p>24.530228531</text:p>
          </table:table-cell>
          <table:table-cell/>
          <table:table-cell office:value-type="float" office:value="0.09250393" calcext:value-type="float">
            <text:p>0.09250393</text:p>
          </table:table-cell>
          <table:table-cell office:value-type="float" office:value="0.055703896" calcext:value-type="float">
            <text:p>0.055703896</text:p>
          </table:table-cell>
          <table:table-cell office:value-type="float" office:value="0.077497743" calcext:value-type="float">
            <text:p>0.0774977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3943911" calcext:value-type="float">
            <text:p>0.0639439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2-02 23:12:53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572981903" calcext:value-type="float">
            <text:p>0.572981903</text:p>
          </table:table-cell>
          <table:table-cell office:value-type="float" office:value="0.398225832" calcext:value-type="float">
            <text:p>0.398225832</text:p>
          </table:table-cell>
          <table:table-cell office:value-type="float" office:value="0.502590001" calcext:value-type="float">
            <text:p>0.502590001</text:p>
          </table:table-cell>
          <table:table-cell office:value-type="float" office:value="5" calcext:value-type="float">
            <text:p>5</text:p>
          </table:table-cell>
          <table:table-cell office:value-type="float" office:value="0.339500945" calcext:value-type="float">
            <text:p>0.339500945</text:p>
          </table:table-cell>
          <table:table-cell/>
          <table:table-cell office:value-type="float" office:value="0.004681225" calcext:value-type="float">
            <text:p>0.004681225</text:p>
          </table:table-cell>
          <table:table-cell office:value-type="float" office:value="0.003253479" calcext:value-type="float">
            <text:p>0.003253479</text:p>
          </table:table-cell>
          <table:table-cell office:value-type="float" office:value="0.004106127" calcext:value-type="float">
            <text:p>0.0041061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773701" calcext:value-type="float">
            <text:p>0.002773701</text:p>
          </table:table-cell>
          <table:table-cell/>
          <table:table-cell office:value-type="float" office:value="0.003642622" calcext:value-type="float">
            <text:p>0.003642622</text:p>
          </table:table-cell>
          <table:table-cell office:value-type="float" office:value="0.002214876" calcext:value-type="float">
            <text:p>0.002214876</text:p>
          </table:table-cell>
          <table:table-cell office:value-type="float" office:value="0.003067525" calcext:value-type="float">
            <text:p>0.00306752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735098" calcext:value-type="float">
            <text:p>0.001735098</text:p>
          </table:table-cell>
          <table:table-cell/>
          <table:table-cell office:value-type="float" office:value="24.55788026" calcext:value-type="float">
            <text:p>24.55788026</text:p>
          </table:table-cell>
          <table:table-cell office:value-type="float" office:value="24.522628092" calcext:value-type="float">
            <text:p>24.522628092</text:p>
          </table:table-cell>
          <table:table-cell office:value-type="float" office:value="24.54368079" calcext:value-type="float">
            <text:p>24.54368079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10781729" calcext:value-type="float">
            <text:p>24.510781729</text:p>
          </table:table-cell>
          <table:table-cell/>
          <table:table-cell office:value-type="float" office:value="0.092329531" calcext:value-type="float">
            <text:p>0.092329531</text:p>
          </table:table-cell>
          <table:table-cell office:value-type="float" office:value="0.056141702" calcext:value-type="float">
            <text:p>0.056141702</text:p>
          </table:table-cell>
          <table:table-cell office:value-type="float" office:value="0.077753236" calcext:value-type="float">
            <text:p>0.0777532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398081" calcext:value-type="float">
            <text:p>0.043980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2-02 23:12:55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0.576371619" calcext:value-type="float">
            <text:p>0.576371619</text:p>
          </table:table-cell>
          <table:table-cell office:value-type="float" office:value="0.399552631" calcext:value-type="float">
            <text:p>0.399552631</text:p>
          </table:table-cell>
          <table:table-cell office:value-type="float" office:value="0.504055679" calcext:value-type="float">
            <text:p>0.504055679</text:p>
          </table:table-cell>
          <table:table-cell office:value-type="float" office:value="5" calcext:value-type="float">
            <text:p>5</text:p>
          </table:table-cell>
          <table:table-cell office:value-type="float" office:value="0.311243571" calcext:value-type="float">
            <text:p>0.311243571</text:p>
          </table:table-cell>
          <table:table-cell/>
          <table:table-cell office:value-type="float" office:value="0.004708918" calcext:value-type="float">
            <text:p>0.004708918</text:p>
          </table:table-cell>
          <table:table-cell office:value-type="float" office:value="0.003264319" calcext:value-type="float">
            <text:p>0.003264319</text:p>
          </table:table-cell>
          <table:table-cell office:value-type="float" office:value="0.004118102" calcext:value-type="float">
            <text:p>0.0041181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54284" calcext:value-type="float">
            <text:p>0.00254284</text:p>
          </table:table-cell>
          <table:table-cell/>
          <table:table-cell office:value-type="float" office:value="0.003670316" calcext:value-type="float">
            <text:p>0.003670316</text:p>
          </table:table-cell>
          <table:table-cell office:value-type="float" office:value="0.002225716" calcext:value-type="float">
            <text:p>0.002225716</text:p>
          </table:table-cell>
          <table:table-cell office:value-type="float" office:value="0.003079499" calcext:value-type="float">
            <text:p>0.00307949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504237" calcext:value-type="float">
            <text:p>0.001504237</text:p>
          </table:table-cell>
          <table:table-cell/>
          <table:table-cell office:value-type="float" office:value="24.533296228" calcext:value-type="float">
            <text:p>24.533296228</text:p>
          </table:table-cell>
          <table:table-cell office:value-type="float" office:value="24.497627123" calcext:value-type="float">
            <text:p>24.497627123</text:p>
          </table:table-cell>
          <table:table-cell office:value-type="float" office:value="24.518708314" calcext:value-type="float">
            <text:p>24.518708314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4798124" calcext:value-type="float">
            <text:p>24.4798124</text:p>
          </table:table-cell>
          <table:table-cell/>
          <table:table-cell office:value-type="float" office:value="0.093031445" calcext:value-type="float">
            <text:p>0.093031445</text:p>
          </table:table-cell>
          <table:table-cell office:value-type="float" office:value="0.056416457" calcext:value-type="float">
            <text:p>0.056416457</text:p>
          </table:table-cell>
          <table:table-cell office:value-type="float" office:value="0.078056742" calcext:value-type="float">
            <text:p>0.0780567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8129139" calcext:value-type="float">
            <text:p>0.0381291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2-02 23:12:56</text:p>
          </table:table-cell>
          <table:table-cell office:value-type="float" office:value="24.43761" calcext:value-type="float">
            <text:p>24.43761</text:p>
          </table:table-cell>
          <table:table-cell office:value-type="string" calcext:value-type="string">
            <text:p><text:s/></text:p>
          </table:table-cell>
          <table:table-cell office:value-type="float" office:value="0.576865742" calcext:value-type="float">
            <text:p>0.576865742</text:p>
          </table:table-cell>
          <table:table-cell office:value-type="float" office:value="0.401237655" calcext:value-type="float">
            <text:p>0.401237655</text:p>
          </table:table-cell>
          <table:table-cell office:value-type="float" office:value="0.504360259" calcext:value-type="float">
            <text:p>0.504360259</text:p>
          </table:table-cell>
          <table:table-cell office:value-type="float" office:value="5" calcext:value-type="float">
            <text:p>5</text:p>
          </table:table-cell>
          <table:table-cell office:value-type="float" office:value="0.349308294" calcext:value-type="float">
            <text:p>0.349308294</text:p>
          </table:table-cell>
          <table:table-cell/>
          <table:table-cell office:value-type="float" office:value="0.004712955" calcext:value-type="float">
            <text:p>0.004712955</text:p>
          </table:table-cell>
          <table:table-cell office:value-type="float" office:value="0.003278085" calcext:value-type="float">
            <text:p>0.003278085</text:p>
          </table:table-cell>
          <table:table-cell office:value-type="float" office:value="0.00412059" calcext:value-type="float">
            <text:p>0.004120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53826" calcext:value-type="float">
            <text:p>0.002853826</text:p>
          </table:table-cell>
          <table:table-cell/>
          <table:table-cell office:value-type="float" office:value="0.003674353" calcext:value-type="float">
            <text:p>0.003674353</text:p>
          </table:table-cell>
          <table:table-cell office:value-type="float" office:value="0.002239483" calcext:value-type="float">
            <text:p>0.002239483</text:p>
          </table:table-cell>
          <table:table-cell office:value-type="float" office:value="0.003081988" calcext:value-type="float">
            <text:p>0.00308198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15223" calcext:value-type="float">
            <text:p>0.001815223</text:p>
          </table:table-cell>
          <table:table-cell/>
          <table:table-cell office:value-type="float" office:value="24.528342345" calcext:value-type="float">
            <text:p>24.528342345</text:p>
          </table:table-cell>
          <table:table-cell office:value-type="float" office:value="24.492913322" calcext:value-type="float">
            <text:p>24.492913322</text:p>
          </table:table-cell>
          <table:table-cell office:value-type="float" office:value="24.51371613" calcext:value-type="float">
            <text:p>24.51371613</text:p>
          </table:table-cell>
          <table:table-cell office:value-type="float" office:value="25.420237689" calcext:value-type="float">
            <text:p>25.420237689</text:p>
          </table:table-cell>
          <table:table-cell office:value-type="float" office:value="24.482437522" calcext:value-type="float">
            <text:p>24.482437522</text:p>
          </table:table-cell>
          <table:table-cell/>
          <table:table-cell office:value-type="float" office:value="0.093133764" calcext:value-type="float">
            <text:p>0.093133764</text:p>
          </table:table-cell>
          <table:table-cell office:value-type="float" office:value="0.056765393" calcext:value-type="float">
            <text:p>0.056765393</text:p>
          </table:table-cell>
          <table:table-cell office:value-type="float" office:value="0.078119813" calcext:value-type="float">
            <text:p>0.0781198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6011752" calcext:value-type="float">
            <text:p>0.0460117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2-02 23:12:57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0.57641215" calcext:value-type="float">
            <text:p>0.57641215</text:p>
          </table:table-cell>
          <table:table-cell office:value-type="float" office:value="0.402874399" calcext:value-type="float">
            <text:p>0.402874399</text:p>
          </table:table-cell>
          <table:table-cell office:value-type="float" office:value="0.505943359" calcext:value-type="float">
            <text:p>0.505943359</text:p>
          </table:table-cell>
          <table:table-cell office:value-type="float" office:value="5" calcext:value-type="float">
            <text:p>5</text:p>
          </table:table-cell>
          <table:table-cell office:value-type="float" office:value="0.31235341" calcext:value-type="float">
            <text:p>0.31235341</text:p>
          </table:table-cell>
          <table:table-cell/>
          <table:table-cell office:value-type="float" office:value="0.00470925" calcext:value-type="float">
            <text:p>0.00470925</text:p>
          </table:table-cell>
          <table:table-cell office:value-type="float" office:value="0.003291458" calcext:value-type="float">
            <text:p>0.003291458</text:p>
          </table:table-cell>
          <table:table-cell office:value-type="float" office:value="0.004133524" calcext:value-type="float">
            <text:p>0.0041335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551907" calcext:value-type="float">
            <text:p>0.002551907</text:p>
          </table:table-cell>
          <table:table-cell/>
          <table:table-cell office:value-type="float" office:value="0.003670647" calcext:value-type="float">
            <text:p>0.003670647</text:p>
          </table:table-cell>
          <table:table-cell office:value-type="float" office:value="0.002252855" calcext:value-type="float">
            <text:p>0.002252855</text:p>
          </table:table-cell>
          <table:table-cell office:value-type="float" office:value="0.003094921" calcext:value-type="float">
            <text:p>0.0030949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513304" calcext:value-type="float">
            <text:p>0.001513304</text:p>
          </table:table-cell>
          <table:table-cell/>
          <table:table-cell office:value-type="float" office:value="24.518143727" calcext:value-type="float">
            <text:p>24.518143727</text:p>
          </table:table-cell>
          <table:table-cell office:value-type="float" office:value="24.483136065" calcext:value-type="float">
            <text:p>24.483136065</text:p>
          </table:table-cell>
          <table:table-cell office:value-type="float" office:value="24.503928236" calcext:value-type="float">
            <text:p>24.503928236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464874883" calcext:value-type="float">
            <text:p>24.464874883</text:p>
          </table:table-cell>
          <table:table-cell/>
          <table:table-cell office:value-type="float" office:value="0.093039838" calcext:value-type="float">
            <text:p>0.093039838</text:p>
          </table:table-cell>
          <table:table-cell office:value-type="float" office:value="0.057104331" calcext:value-type="float">
            <text:p>0.057104331</text:p>
          </table:table-cell>
          <table:table-cell office:value-type="float" office:value="0.078447633" calcext:value-type="float">
            <text:p>0.0784476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835897" calcext:value-type="float">
            <text:p>0.0383589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2-02 23:12:59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0.579242775" calcext:value-type="float">
            <text:p>0.579242775</text:p>
          </table:table-cell>
          <table:table-cell office:value-type="float" office:value="0.403744626" calcext:value-type="float">
            <text:p>0.403744626</text:p>
          </table:table-cell>
          <table:table-cell office:value-type="float" office:value="0.506905974" calcext:value-type="float">
            <text:p>0.506905974</text:p>
          </table:table-cell>
          <table:table-cell office:value-type="float" office:value="5" calcext:value-type="float">
            <text:p>5</text:p>
          </table:table-cell>
          <table:table-cell office:value-type="float" office:value="0.317974725" calcext:value-type="float">
            <text:p>0.317974725</text:p>
          </table:table-cell>
          <table:table-cell/>
          <table:table-cell office:value-type="float" office:value="0.004732376" calcext:value-type="float">
            <text:p>0.004732376</text:p>
          </table:table-cell>
          <table:table-cell office:value-type="float" office:value="0.003298567" calcext:value-type="float">
            <text:p>0.003298567</text:p>
          </table:table-cell>
          <table:table-cell office:value-type="float" office:value="0.004141389" calcext:value-type="float">
            <text:p>0.0041413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597833" calcext:value-type="float">
            <text:p>0.002597833</text:p>
          </table:table-cell>
          <table:table-cell/>
          <table:table-cell office:value-type="float" office:value="0.003693773" calcext:value-type="float">
            <text:p>0.003693773</text:p>
          </table:table-cell>
          <table:table-cell office:value-type="float" office:value="0.002259964" calcext:value-type="float">
            <text:p>0.002259964</text:p>
          </table:table-cell>
          <table:table-cell office:value-type="float" office:value="0.003102786" calcext:value-type="float">
            <text:p>0.00310278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55923" calcext:value-type="float">
            <text:p>0.00155923</text:p>
          </table:table-cell>
          <table:table-cell/>
          <table:table-cell office:value-type="float" office:value="24.518714738" calcext:value-type="float">
            <text:p>24.518714738</text:p>
          </table:table-cell>
          <table:table-cell office:value-type="float" office:value="24.483311619" calcext:value-type="float">
            <text:p>24.483311619</text:p>
          </table:table-cell>
          <table:table-cell office:value-type="float" office:value="24.504122423" calcext:value-type="float">
            <text:p>24.504122423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466008903" calcext:value-type="float">
            <text:p>24.466008903</text:p>
          </table:table-cell>
          <table:table-cell/>
          <table:table-cell office:value-type="float" office:value="0.093625979" calcext:value-type="float">
            <text:p>0.093625979</text:p>
          </table:table-cell>
          <table:table-cell office:value-type="float" office:value="0.057284538" calcext:value-type="float">
            <text:p>0.057284538</text:p>
          </table:table-cell>
          <table:table-cell office:value-type="float" office:value="0.078646967" calcext:value-type="float">
            <text:p>0.0786469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9523062" calcext:value-type="float">
            <text:p>0.0395230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2-02 23:13:00</text:p>
          </table:table-cell>
          <table:table-cell office:value-type="float" office:value="24.42245" calcext:value-type="float">
            <text:p>24.42245</text:p>
          </table:table-cell>
          <table:table-cell office:value-type="string" calcext:value-type="string">
            <text:p><text:s/></text:p>
          </table:table-cell>
          <table:table-cell office:value-type="float" office:value="0.581661532" calcext:value-type="float">
            <text:p>0.581661532</text:p>
          </table:table-cell>
          <table:table-cell office:value-type="float" office:value="0.405955959" calcext:value-type="float">
            <text:p>0.405955959</text:p>
          </table:table-cell>
          <table:table-cell office:value-type="float" office:value="0.507633151" calcext:value-type="float">
            <text:p>0.507633151</text:p>
          </table:table-cell>
          <table:table-cell office:value-type="float" office:value="5" calcext:value-type="float">
            <text:p>5</text:p>
          </table:table-cell>
          <table:table-cell office:value-type="float" office:value="0.305491126" calcext:value-type="float">
            <text:p>0.305491126</text:p>
          </table:table-cell>
          <table:table-cell/>
          <table:table-cell office:value-type="float" office:value="0.004752137" calcext:value-type="float">
            <text:p>0.004752137</text:p>
          </table:table-cell>
          <table:table-cell office:value-type="float" office:value="0.003316634" calcext:value-type="float">
            <text:p>0.003316634</text:p>
          </table:table-cell>
          <table:table-cell office:value-type="float" office:value="0.00414733" calcext:value-type="float">
            <text:p>0.004147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495843" calcext:value-type="float">
            <text:p>0.002495843</text:p>
          </table:table-cell>
          <table:table-cell/>
          <table:table-cell office:value-type="float" office:value="0.003713534" calcext:value-type="float">
            <text:p>0.003713534</text:p>
          </table:table-cell>
          <table:table-cell office:value-type="float" office:value="0.002278031" calcext:value-type="float">
            <text:p>0.002278031</text:p>
          </table:table-cell>
          <table:table-cell office:value-type="float" office:value="0.003108727" calcext:value-type="float">
            <text:p>0.0031087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45724" calcext:value-type="float">
            <text:p>0.00145724</text:p>
          </table:table-cell>
          <table:table-cell/>
          <table:table-cell office:value-type="float" office:value="24.51414911" calcext:value-type="float">
            <text:p>24.51414911</text:p>
          </table:table-cell>
          <table:table-cell office:value-type="float" office:value="24.478704001" calcext:value-type="float">
            <text:p>24.478704001</text:p>
          </table:table-cell>
          <table:table-cell office:value-type="float" office:value="24.499215493" calcext:value-type="float">
            <text:p>24.499215493</text:p>
          </table:table-cell>
          <table:table-cell office:value-type="float" office:value="25.405089163" calcext:value-type="float">
            <text:p>25.405089163</text:p>
          </table:table-cell>
          <table:table-cell office:value-type="float" office:value="24.458436705" calcext:value-type="float">
            <text:p>24.458436705</text:p>
          </table:table-cell>
          <table:table-cell/>
          <table:table-cell office:value-type="float" office:value="0.094126834" calcext:value-type="float">
            <text:p>0.094126834</text:p>
          </table:table-cell>
          <table:table-cell office:value-type="float" office:value="0.057742462" calcext:value-type="float">
            <text:p>0.057742462</text:p>
          </table:table-cell>
          <table:table-cell office:value-type="float" office:value="0.078797547" calcext:value-type="float">
            <text:p>0.0787975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693789" calcext:value-type="float">
            <text:p>0.036937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2-02 23:13:01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0.584084461" calcext:value-type="float">
            <text:p>0.584084461</text:p>
          </table:table-cell>
          <table:table-cell office:value-type="float" office:value="0.407509852" calcext:value-type="float">
            <text:p>0.407509852</text:p>
          </table:table-cell>
          <table:table-cell office:value-type="float" office:value="0.508733452" calcext:value-type="float">
            <text:p>0.508733452</text:p>
          </table:table-cell>
          <table:table-cell office:value-type="float" office:value="5" calcext:value-type="float">
            <text:p>5</text:p>
          </table:table-cell>
          <table:table-cell office:value-type="float" office:value="0.292418634" calcext:value-type="float">
            <text:p>0.292418634</text:p>
          </table:table-cell>
          <table:table-cell/>
          <table:table-cell office:value-type="float" office:value="0.004771932" calcext:value-type="float">
            <text:p>0.004771932</text:p>
          </table:table-cell>
          <table:table-cell office:value-type="float" office:value="0.003329329" calcext:value-type="float">
            <text:p>0.003329329</text:p>
          </table:table-cell>
          <table:table-cell office:value-type="float" office:value="0.004156319" calcext:value-type="float">
            <text:p>0.0041563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389041" calcext:value-type="float">
            <text:p>0.002389041</text:p>
          </table:table-cell>
          <table:table-cell/>
          <table:table-cell office:value-type="float" office:value="0.003733329" calcext:value-type="float">
            <text:p>0.003733329</text:p>
          </table:table-cell>
          <table:table-cell office:value-type="float" office:value="0.002290726" calcext:value-type="float">
            <text:p>0.002290726</text:p>
          </table:table-cell>
          <table:table-cell office:value-type="float" office:value="0.003117716" calcext:value-type="float">
            <text:p>0.00311771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350438" calcext:value-type="float">
            <text:p>0.001350438</text:p>
          </table:table-cell>
          <table:table-cell/>
          <table:table-cell office:value-type="float" office:value="24.499477228" calcext:value-type="float">
            <text:p>24.499477228</text:p>
          </table:table-cell>
          <table:table-cell office:value-type="float" office:value="24.463856332" calcext:value-type="float">
            <text:p>24.463856332</text:p>
          </table:table-cell>
          <table:table-cell office:value-type="float" office:value="24.484276596" calcext:value-type="float">
            <text:p>24.484276596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40638035" calcext:value-type="float">
            <text:p>24.440638035</text:p>
          </table:table-cell>
          <table:table-cell/>
          <table:table-cell office:value-type="float" office:value="0.094628553" calcext:value-type="float">
            <text:p>0.094628553</text:p>
          </table:table-cell>
          <table:table-cell office:value-type="float" office:value="0.058064243" calcext:value-type="float">
            <text:p>0.058064243</text:p>
          </table:table-cell>
          <table:table-cell office:value-type="float" office:value="0.079025392" calcext:value-type="float">
            <text:p>0.0790253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4230758" calcext:value-type="float">
            <text:p>0.0342307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2-02 23:13:02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0.580200026" calcext:value-type="float">
            <text:p>0.580200026</text:p>
          </table:table-cell>
          <table:table-cell office:value-type="float" office:value="0.408740688" calcext:value-type="float">
            <text:p>0.408740688</text:p>
          </table:table-cell>
          <table:table-cell office:value-type="float" office:value="0.510123433" calcext:value-type="float">
            <text:p>0.510123433</text:p>
          </table:table-cell>
          <table:table-cell office:value-type="float" office:value="5" calcext:value-type="float">
            <text:p>5</text:p>
          </table:table-cell>
          <table:table-cell office:value-type="float" office:value="0.313296951" calcext:value-type="float">
            <text:p>0.313296951</text:p>
          </table:table-cell>
          <table:table-cell/>
          <table:table-cell office:value-type="float" office:value="0.004740196" calcext:value-type="float">
            <text:p>0.004740196</text:p>
          </table:table-cell>
          <table:table-cell office:value-type="float" office:value="0.003339385" calcext:value-type="float">
            <text:p>0.003339385</text:p>
          </table:table-cell>
          <table:table-cell office:value-type="float" office:value="0.004167675" calcext:value-type="float">
            <text:p>0.0041676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559616" calcext:value-type="float">
            <text:p>0.002559616</text:p>
          </table:table-cell>
          <table:table-cell/>
          <table:table-cell office:value-type="float" office:value="0.003701594" calcext:value-type="float">
            <text:p>0.003701594</text:p>
          </table:table-cell>
          <table:table-cell office:value-type="float" office:value="0.002300782" calcext:value-type="float">
            <text:p>0.002300782</text:p>
          </table:table-cell>
          <table:table-cell office:value-type="float" office:value="0.003129072" calcext:value-type="float">
            <text:p>0.00312907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521013" calcext:value-type="float">
            <text:p>0.001521013</text:p>
          </table:table-cell>
          <table:table-cell/>
          <table:table-cell office:value-type="float" office:value="24.498693623" calcext:value-type="float">
            <text:p>24.498693623</text:p>
          </table:table-cell>
          <table:table-cell office:value-type="float" office:value="24.464104636" calcext:value-type="float">
            <text:p>24.464104636</text:p>
          </table:table-cell>
          <table:table-cell office:value-type="float" office:value="24.484557" calcext:value-type="float">
            <text:p>24.484557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44850026" calcext:value-type="float">
            <text:p>24.444850026</text:p>
          </table:table-cell>
          <table:table-cell/>
          <table:table-cell office:value-type="float" office:value="0.093824198" calcext:value-type="float">
            <text:p>0.093824198</text:p>
          </table:table-cell>
          <table:table-cell office:value-type="float" office:value="0.058319125" calcext:value-type="float">
            <text:p>0.058319125</text:p>
          </table:table-cell>
          <table:table-cell office:value-type="float" office:value="0.079313223" calcext:value-type="float">
            <text:p>0.07931322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8554364" calcext:value-type="float">
            <text:p>0.0385543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2-02 23:13:04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575541326" calcext:value-type="float">
            <text:p>0.575541326</text:p>
          </table:table-cell>
          <table:table-cell office:value-type="float" office:value="0.410461475" calcext:value-type="float">
            <text:p>0.410461475</text:p>
          </table:table-cell>
          <table:table-cell office:value-type="float" office:value="0.510913195" calcext:value-type="float">
            <text:p>0.510913195</text:p>
          </table:table-cell>
          <table:table-cell office:value-type="float" office:value="5" calcext:value-type="float">
            <text:p>5</text:p>
          </table:table-cell>
          <table:table-cell office:value-type="float" office:value="0.297570264" calcext:value-type="float">
            <text:p>0.297570264</text:p>
          </table:table-cell>
          <table:table-cell/>
          <table:table-cell office:value-type="float" office:value="0.004702135" calcext:value-type="float">
            <text:p>0.004702135</text:p>
          </table:table-cell>
          <table:table-cell office:value-type="float" office:value="0.003353443" calcext:value-type="float">
            <text:p>0.003353443</text:p>
          </table:table-cell>
          <table:table-cell office:value-type="float" office:value="0.004174127" calcext:value-type="float">
            <text:p>0.0041741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43113" calcext:value-type="float">
            <text:p>0.00243113</text:p>
          </table:table-cell>
          <table:table-cell/>
          <table:table-cell office:value-type="float" office:value="0.003663532" calcext:value-type="float">
            <text:p>0.003663532</text:p>
          </table:table-cell>
          <table:table-cell office:value-type="float" office:value="0.002314841" calcext:value-type="float">
            <text:p>0.002314841</text:p>
          </table:table-cell>
          <table:table-cell office:value-type="float" office:value="0.003135525" calcext:value-type="float">
            <text:p>0.00313552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392527" calcext:value-type="float">
            <text:p>0.001392527</text:p>
          </table:table-cell>
          <table:table-cell/>
          <table:table-cell office:value-type="float" office:value="24.492700266" calcext:value-type="float">
            <text:p>24.492700266</text:p>
          </table:table-cell>
          <table:table-cell office:value-type="float" office:value="24.45939807" calcext:value-type="float">
            <text:p>24.45939807</text:p>
          </table:table-cell>
          <table:table-cell office:value-type="float" office:value="24.479662703" calcext:value-type="float">
            <text:p>24.479662703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36623512" calcext:value-type="float">
            <text:p>24.436623512</text:p>
          </table:table-cell>
          <table:table-cell/>
          <table:table-cell office:value-type="float" office:value="0.092859515" calcext:value-type="float">
            <text:p>0.092859515</text:p>
          </table:table-cell>
          <table:table-cell office:value-type="float" office:value="0.058675466" calcext:value-type="float">
            <text:p>0.058675466</text:p>
          </table:table-cell>
          <table:table-cell office:value-type="float" office:value="0.079476762" calcext:value-type="float">
            <text:p>0.0794767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529759" calcext:value-type="float">
            <text:p>0.03529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2-02 23:13:05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0.570940443" calcext:value-type="float">
            <text:p>0.570940443</text:p>
          </table:table-cell>
          <table:table-cell office:value-type="float" office:value="0.411351372" calcext:value-type="float">
            <text:p>0.411351372</text:p>
          </table:table-cell>
          <table:table-cell office:value-type="float" office:value="0.512299003" calcext:value-type="float">
            <text:p>0.512299003</text:p>
          </table:table-cell>
          <table:table-cell office:value-type="float" office:value="5" calcext:value-type="float">
            <text:p>5</text:p>
          </table:table-cell>
          <table:table-cell office:value-type="float" office:value="0.330254475" calcext:value-type="float">
            <text:p>0.330254475</text:p>
          </table:table-cell>
          <table:table-cell/>
          <table:table-cell office:value-type="float" office:value="0.004664546" calcext:value-type="float">
            <text:p>0.004664546</text:p>
          </table:table-cell>
          <table:table-cell office:value-type="float" office:value="0.003360714" calcext:value-type="float">
            <text:p>0.003360714</text:p>
          </table:table-cell>
          <table:table-cell office:value-type="float" office:value="0.004185449" calcext:value-type="float">
            <text:p>0.0041854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698157" calcext:value-type="float">
            <text:p>0.002698157</text:p>
          </table:table-cell>
          <table:table-cell/>
          <table:table-cell office:value-type="float" office:value="0.003625943" calcext:value-type="float">
            <text:p>0.003625943</text:p>
          </table:table-cell>
          <table:table-cell office:value-type="float" office:value="0.002322111" calcext:value-type="float">
            <text:p>0.002322111</text:p>
          </table:table-cell>
          <table:table-cell office:value-type="float" office:value="0.003146847" calcext:value-type="float">
            <text:p>0.00314684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659555" calcext:value-type="float">
            <text:p>0.001659555</text:p>
          </table:table-cell>
          <table:table-cell/>
          <table:table-cell office:value-type="float" office:value="24.476611441" calcext:value-type="float">
            <text:p>24.476611441</text:p>
          </table:table-cell>
          <table:table-cell office:value-type="float" office:value="24.444416469" calcext:value-type="float">
            <text:p>24.444416469</text:p>
          </table:table-cell>
          <table:table-cell office:value-type="float" office:value="24.46478142" calcext:value-type="float">
            <text:p>24.46478142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28055888" calcext:value-type="float">
            <text:p>24.428055888</text:p>
          </table:table-cell>
          <table:table-cell/>
          <table:table-cell office:value-type="float" office:value="0.091906803" calcext:value-type="float">
            <text:p>0.091906803</text:p>
          </table:table-cell>
          <table:table-cell office:value-type="float" office:value="0.058859746" calcext:value-type="float">
            <text:p>0.058859746</text:p>
          </table:table-cell>
          <table:table-cell office:value-type="float" office:value="0.079763728" calcext:value-type="float">
            <text:p>0.0797637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2066012" calcext:value-type="float">
            <text:p>0.0420660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2-02 23:13:06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0.570183464" calcext:value-type="float">
            <text:p>0.570183464</text:p>
          </table:table-cell>
          <table:table-cell office:value-type="float" office:value="0.412457038" calcext:value-type="float">
            <text:p>0.412457038</text:p>
          </table:table-cell>
          <table:table-cell office:value-type="float" office:value="0.512915911" calcext:value-type="float">
            <text:p>0.512915911</text:p>
          </table:table-cell>
          <table:table-cell office:value-type="float" office:value="5" calcext:value-type="float">
            <text:p>5</text:p>
          </table:table-cell>
          <table:table-cell office:value-type="float" office:value="0.364777489" calcext:value-type="float">
            <text:p>0.364777489</text:p>
          </table:table-cell>
          <table:table-cell/>
          <table:table-cell office:value-type="float" office:value="0.004658362" calcext:value-type="float">
            <text:p>0.004658362</text:p>
          </table:table-cell>
          <table:table-cell office:value-type="float" office:value="0.003369747" calcext:value-type="float">
            <text:p>0.003369747</text:p>
          </table:table-cell>
          <table:table-cell office:value-type="float" office:value="0.004190489" calcext:value-type="float">
            <text:p>0.0041904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980208" calcext:value-type="float">
            <text:p>0.002980208</text:p>
          </table:table-cell>
          <table:table-cell/>
          <table:table-cell office:value-type="float" office:value="0.003619759" calcext:value-type="float">
            <text:p>0.003619759</text:p>
          </table:table-cell>
          <table:table-cell office:value-type="float" office:value="0.002331144" calcext:value-type="float">
            <text:p>0.002331144</text:p>
          </table:table-cell>
          <table:table-cell office:value-type="float" office:value="0.003151887" calcext:value-type="float">
            <text:p>0.00315188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41606" calcext:value-type="float">
            <text:p>0.001941606</text:p>
          </table:table-cell>
          <table:table-cell/>
          <table:table-cell office:value-type="float" office:value="24.471405172" calcext:value-type="float">
            <text:p>24.471405172</text:p>
          </table:table-cell>
          <table:table-cell office:value-type="float" office:value="24.439585818" calcext:value-type="float">
            <text:p>24.439585818</text:p>
          </table:table-cell>
          <table:table-cell office:value-type="float" office:value="24.459852258" calcext:value-type="float">
            <text:p>24.459852258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429966879" calcext:value-type="float">
            <text:p>24.429966879</text:p>
          </table:table-cell>
          <table:table-cell/>
          <table:table-cell office:value-type="float" office:value="0.091750054" calcext:value-type="float">
            <text:p>0.091750054</text:p>
          </table:table-cell>
          <table:table-cell office:value-type="float" office:value="0.059088707" calcext:value-type="float">
            <text:p>0.059088707</text:p>
          </table:table-cell>
          <table:table-cell office:value-type="float" office:value="0.079891475" calcext:value-type="float">
            <text:p>0.0798914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921516" calcext:value-type="float">
            <text:p>0.049215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2-02 23:13:07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0.571537682" calcext:value-type="float">
            <text:p>0.571537682</text:p>
          </table:table-cell>
          <table:table-cell office:value-type="float" office:value="0.414232065" calcext:value-type="float">
            <text:p>0.414232065</text:p>
          </table:table-cell>
          <table:table-cell office:value-type="float" office:value="0.513358177" calcext:value-type="float">
            <text:p>0.513358177</text:p>
          </table:table-cell>
          <table:table-cell office:value-type="float" office:value="5" calcext:value-type="float">
            <text:p>5</text:p>
          </table:table-cell>
          <table:table-cell office:value-type="float" office:value="0.426641157" calcext:value-type="float">
            <text:p>0.426641157</text:p>
          </table:table-cell>
          <table:table-cell/>
          <table:table-cell office:value-type="float" office:value="0.004669426" calcext:value-type="float">
            <text:p>0.004669426</text:p>
          </table:table-cell>
          <table:table-cell office:value-type="float" office:value="0.003384249" calcext:value-type="float">
            <text:p>0.003384249</text:p>
          </table:table-cell>
          <table:table-cell office:value-type="float" office:value="0.004194103" calcext:value-type="float">
            <text:p>0.0041941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8563" calcext:value-type="float">
            <text:p>0.00348563</text:p>
          </table:table-cell>
          <table:table-cell/>
          <table:table-cell office:value-type="float" office:value="0.003630823" calcext:value-type="float">
            <text:p>0.003630823</text:p>
          </table:table-cell>
          <table:table-cell office:value-type="float" office:value="0.002345646" calcext:value-type="float">
            <text:p>0.002345646</text:p>
          </table:table-cell>
          <table:table-cell office:value-type="float" office:value="0.0031555" calcext:value-type="float">
            <text:p>0.00315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47028" calcext:value-type="float">
            <text:p>0.002447028</text:p>
          </table:table-cell>
          <table:table-cell/>
          <table:table-cell office:value-type="float" office:value="24.466624804" calcext:value-type="float">
            <text:p>24.466624804</text:p>
          </table:table-cell>
          <table:table-cell office:value-type="float" office:value="24.434890208" calcext:value-type="float">
            <text:p>24.434890208</text:p>
          </table:table-cell>
          <table:table-cell office:value-type="float" office:value="24.454887866" calcext:value-type="float">
            <text:p>24.454887866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437393632" calcext:value-type="float">
            <text:p>24.437393632</text:p>
          </table:table-cell>
          <table:table-cell/>
          <table:table-cell office:value-type="float" office:value="0.092030474" calcext:value-type="float">
            <text:p>0.092030474</text:p>
          </table:table-cell>
          <table:table-cell office:value-type="float" office:value="0.05945628" calcext:value-type="float">
            <text:p>0.05945628</text:p>
          </table:table-cell>
          <table:table-cell office:value-type="float" office:value="0.079983057" calcext:value-type="float">
            <text:p>0.0799830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025951" calcext:value-type="float">
            <text:p>0.0620259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2-02 23:13:09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0.572593876" calcext:value-type="float">
            <text:p>0.572593876</text:p>
          </table:table-cell>
          <table:table-cell office:value-type="float" office:value="0.416576316" calcext:value-type="float">
            <text:p>0.416576316</text:p>
          </table:table-cell>
          <table:table-cell office:value-type="float" office:value="0.514651598" calcext:value-type="float">
            <text:p>0.514651598</text:p>
          </table:table-cell>
          <table:table-cell office:value-type="float" office:value="5" calcext:value-type="float">
            <text:p>5</text:p>
          </table:table-cell>
          <table:table-cell office:value-type="float" office:value="0.304318703" calcext:value-type="float">
            <text:p>0.304318703</text:p>
          </table:table-cell>
          <table:table-cell/>
          <table:table-cell office:value-type="float" office:value="0.004678055" calcext:value-type="float">
            <text:p>0.004678055</text:p>
          </table:table-cell>
          <table:table-cell office:value-type="float" office:value="0.003403401" calcext:value-type="float">
            <text:p>0.003403401</text:p>
          </table:table-cell>
          <table:table-cell office:value-type="float" office:value="0.00420467" calcext:value-type="float">
            <text:p>0.004204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486264" calcext:value-type="float">
            <text:p>0.002486264</text:p>
          </table:table-cell>
          <table:table-cell/>
          <table:table-cell office:value-type="float" office:value="0.003639452" calcext:value-type="float">
            <text:p>0.003639452</text:p>
          </table:table-cell>
          <table:table-cell office:value-type="float" office:value="0.002364799" calcext:value-type="float">
            <text:p>0.002364799</text:p>
          </table:table-cell>
          <table:table-cell office:value-type="float" office:value="0.003166067" calcext:value-type="float">
            <text:p>0.00316606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447661" calcext:value-type="float">
            <text:p>0.001447661</text:p>
          </table:table-cell>
          <table:table-cell/>
          <table:table-cell office:value-type="float" office:value="24.471891435" calcext:value-type="float">
            <text:p>24.471891435</text:p>
          </table:table-cell>
          <table:table-cell office:value-type="float" office:value="24.440416843" calcext:value-type="float">
            <text:p>24.440416843</text:p>
          </table:table-cell>
          <table:table-cell office:value-type="float" office:value="24.46020241" calcext:value-type="float">
            <text:p>24.46020241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417769718" calcext:value-type="float">
            <text:p>24.417769718</text:p>
          </table:table-cell>
          <table:table-cell/>
          <table:table-cell office:value-type="float" office:value="0.092249182" calcext:value-type="float">
            <text:p>0.092249182</text:p>
          </table:table-cell>
          <table:table-cell office:value-type="float" office:value="0.059941727" calcext:value-type="float">
            <text:p>0.059941727</text:p>
          </table:table-cell>
          <table:table-cell office:value-type="float" office:value="0.080250892" calcext:value-type="float">
            <text:p>0.0802508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6695098" calcext:value-type="float">
            <text:p>0.0366950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2-02 23:13:10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0.574374863" calcext:value-type="float">
            <text:p>0.574374863</text:p>
          </table:table-cell>
          <table:table-cell office:value-type="float" office:value="0.417498996" calcext:value-type="float">
            <text:p>0.417498996</text:p>
          </table:table-cell>
          <table:table-cell office:value-type="float" office:value="0.516785445" calcext:value-type="float">
            <text:p>0.516785445</text:p>
          </table:table-cell>
          <table:table-cell office:value-type="float" office:value="5" calcext:value-type="float">
            <text:p>5</text:p>
          </table:table-cell>
          <table:table-cell office:value-type="float" office:value="0.291351115" calcext:value-type="float">
            <text:p>0.291351115</text:p>
          </table:table-cell>
          <table:table-cell/>
          <table:table-cell office:value-type="float" office:value="0.004692605" calcext:value-type="float">
            <text:p>0.004692605</text:p>
          </table:table-cell>
          <table:table-cell office:value-type="float" office:value="0.00341094" calcext:value-type="float">
            <text:p>0.00341094</text:p>
          </table:table-cell>
          <table:table-cell office:value-type="float" office:value="0.004222103" calcext:value-type="float">
            <text:p>0.0042221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38032" calcext:value-type="float">
            <text:p>0.00238032</text:p>
          </table:table-cell>
          <table:table-cell/>
          <table:table-cell office:value-type="float" office:value="0.003654002" calcext:value-type="float">
            <text:p>0.003654002</text:p>
          </table:table-cell>
          <table:table-cell office:value-type="float" office:value="0.002372337" calcext:value-type="float">
            <text:p>0.002372337</text:p>
          </table:table-cell>
          <table:table-cell office:value-type="float" office:value="0.003183501" calcext:value-type="float">
            <text:p>0.00318350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341717" calcext:value-type="float">
            <text:p>0.001341717</text:p>
          </table:table-cell>
          <table:table-cell/>
          <table:table-cell office:value-type="float" office:value="24.472250722" calcext:value-type="float">
            <text:p>24.472250722</text:p>
          </table:table-cell>
          <table:table-cell office:value-type="float" office:value="24.440602985" calcext:value-type="float">
            <text:p>24.440602985</text:p>
          </table:table-cell>
          <table:table-cell office:value-type="float" office:value="24.460632885" calcext:value-type="float">
            <text:p>24.460632885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415153575" calcext:value-type="float">
            <text:p>24.415153575</text:p>
          </table:table-cell>
          <table:table-cell/>
          <table:table-cell office:value-type="float" office:value="0.092617974" calcext:value-type="float">
            <text:p>0.092617974</text:p>
          </table:table-cell>
          <table:table-cell office:value-type="float" office:value="0.060132796" calcext:value-type="float">
            <text:p>0.060132796</text:p>
          </table:table-cell>
          <table:table-cell office:value-type="float" office:value="0.080692757" calcext:value-type="float">
            <text:p>0.0806927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4009689" calcext:value-type="float">
            <text:p>0.0340096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2-02 23:13:11</text:p>
          </table:table-cell>
          <table:table-cell office:value-type="float" office:value="24.37191" calcext:value-type="float">
            <text:p>24.37191</text:p>
          </table:table-cell>
          <table:table-cell office:value-type="string" calcext:value-type="string">
            <text:p><text:s/></text:p>
          </table:table-cell>
          <table:table-cell office:value-type="float" office:value="0.573428342" calcext:value-type="float">
            <text:p>0.573428342</text:p>
          </table:table-cell>
          <table:table-cell office:value-type="float" office:value="0.418399622" calcext:value-type="float">
            <text:p>0.418399622</text:p>
          </table:table-cell>
          <table:table-cell office:value-type="float" office:value="0.517067971" calcext:value-type="float">
            <text:p>0.517067971</text:p>
          </table:table-cell>
          <table:table-cell office:value-type="float" office:value="5" calcext:value-type="float">
            <text:p>5</text:p>
          </table:table-cell>
          <table:table-cell office:value-type="float" office:value="0.330119768" calcext:value-type="float">
            <text:p>0.330119768</text:p>
          </table:table-cell>
          <table:table-cell/>
          <table:table-cell office:value-type="float" office:value="0.004684872" calcext:value-type="float">
            <text:p>0.004684872</text:p>
          </table:table-cell>
          <table:table-cell office:value-type="float" office:value="0.003418298" calcext:value-type="float">
            <text:p>0.003418298</text:p>
          </table:table-cell>
          <table:table-cell office:value-type="float" office:value="0.004224412" calcext:value-type="float">
            <text:p>0.0042244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697057" calcext:value-type="float">
            <text:p>0.002697057</text:p>
          </table:table-cell>
          <table:table-cell/>
          <table:table-cell office:value-type="float" office:value="0.003646269" calcext:value-type="float">
            <text:p>0.003646269</text:p>
          </table:table-cell>
          <table:table-cell office:value-type="float" office:value="0.002379695" calcext:value-type="float">
            <text:p>0.002379695</text:p>
          </table:table-cell>
          <table:table-cell office:value-type="float" office:value="0.003185809" calcext:value-type="float">
            <text:p>0.00318580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658454" calcext:value-type="float">
            <text:p>0.001658454</text:p>
          </table:table-cell>
          <table:table-cell/>
          <table:table-cell office:value-type="float" office:value="24.46195266" calcext:value-type="float">
            <text:p>24.46195266</text:p>
          </table:table-cell>
          <table:table-cell office:value-type="float" office:value="24.430677275" calcext:value-type="float">
            <text:p>24.430677275</text:p>
          </table:table-cell>
          <table:table-cell office:value-type="float" office:value="24.450582661" calcext:value-type="float">
            <text:p>24.450582661</text:p>
          </table:table-cell>
          <table:table-cell office:value-type="float" office:value="25.354594119" calcext:value-type="float">
            <text:p>25.354594119</text:p>
          </table:table-cell>
          <table:table-cell office:value-type="float" office:value="24.412867363" calcext:value-type="float">
            <text:p>24.412867363</text:p>
          </table:table-cell>
          <table:table-cell/>
          <table:table-cell office:value-type="float" office:value="0.092421976" calcext:value-type="float">
            <text:p>0.092421976</text:p>
          </table:table-cell>
          <table:table-cell office:value-type="float" office:value="0.060319297" calcext:value-type="float">
            <text:p>0.060319297</text:p>
          </table:table-cell>
          <table:table-cell office:value-type="float" office:value="0.080751261" calcext:value-type="float">
            <text:p>0.0807512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2038116" calcext:value-type="float">
            <text:p>0.0420381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2-02 23:13:13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0.573982665" calcext:value-type="float">
            <text:p>0.573982665</text:p>
          </table:table-cell>
          <table:table-cell office:value-type="float" office:value="0.420029213" calcext:value-type="float">
            <text:p>0.420029213</text:p>
          </table:table-cell>
          <table:table-cell office:value-type="float" office:value="0.517419638" calcext:value-type="float">
            <text:p>0.517419638</text:p>
          </table:table-cell>
          <table:table-cell office:value-type="float" office:value="5" calcext:value-type="float">
            <text:p>5</text:p>
          </table:table-cell>
          <table:table-cell office:value-type="float" office:value="0.391349839" calcext:value-type="float">
            <text:p>0.391349839</text:p>
          </table:table-cell>
          <table:table-cell/>
          <table:table-cell office:value-type="float" office:value="0.004689401" calcext:value-type="float">
            <text:p>0.004689401</text:p>
          </table:table-cell>
          <table:table-cell office:value-type="float" office:value="0.003431611" calcext:value-type="float">
            <text:p>0.003431611</text:p>
          </table:table-cell>
          <table:table-cell office:value-type="float" office:value="0.004227285" calcext:value-type="float">
            <text:p>0.0042272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197303" calcext:value-type="float">
            <text:p>0.003197303</text:p>
          </table:table-cell>
          <table:table-cell/>
          <table:table-cell office:value-type="float" office:value="0.003650798" calcext:value-type="float">
            <text:p>0.003650798</text:p>
          </table:table-cell>
          <table:table-cell office:value-type="float" office:value="0.002393008" calcext:value-type="float">
            <text:p>0.002393008</text:p>
          </table:table-cell>
          <table:table-cell office:value-type="float" office:value="0.003188682" calcext:value-type="float">
            <text:p>0.00318868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1587" calcext:value-type="float">
            <text:p>0.0021587</text:p>
          </table:table-cell>
          <table:table-cell/>
          <table:table-cell office:value-type="float" office:value="24.467118044" calcext:value-type="float">
            <text:p>24.467118044</text:p>
          </table:table-cell>
          <table:table-cell office:value-type="float" office:value="24.436059732" calcext:value-type="float">
            <text:p>24.436059732</text:p>
          </table:table-cell>
          <table:table-cell office:value-type="float" office:value="24.455707215" calcext:value-type="float">
            <text:p>24.455707215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430273906" calcext:value-type="float">
            <text:p>24.430273906</text:p>
          </table:table-cell>
          <table:table-cell/>
          <table:table-cell office:value-type="float" office:value="0.092536761" calcext:value-type="float">
            <text:p>0.092536761</text:p>
          </table:table-cell>
          <table:table-cell office:value-type="float" office:value="0.060656753" calcext:value-type="float">
            <text:p>0.060656753</text:p>
          </table:table-cell>
          <table:table-cell office:value-type="float" office:value="0.080824082" calcext:value-type="float">
            <text:p>0.0808240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4717814" calcext:value-type="float">
            <text:p>0.0547178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2-02 23:13:14</text:p>
          </table:table-cell>
          <table:table-cell office:value-type="float" office:value="24.36686" calcext:value-type="float">
            <text:p>24.36686</text:p>
          </table:table-cell>
          <table:table-cell office:value-type="string" calcext:value-type="string">
            <text:p><text:s/></text:p>
          </table:table-cell>
          <table:table-cell office:value-type="float" office:value="0.573149392" calcext:value-type="float">
            <text:p>0.573149392</text:p>
          </table:table-cell>
          <table:table-cell office:value-type="float" office:value="0.422293594" calcext:value-type="float">
            <text:p>0.422293594</text:p>
          </table:table-cell>
          <table:table-cell office:value-type="float" office:value="0.51869637" calcext:value-type="float">
            <text:p>0.51869637</text:p>
          </table:table-cell>
          <table:table-cell office:value-type="float" office:value="5" calcext:value-type="float">
            <text:p>5</text:p>
          </table:table-cell>
          <table:table-cell office:value-type="float" office:value="0.293616687" calcext:value-type="float">
            <text:p>0.293616687</text:p>
          </table:table-cell>
          <table:table-cell/>
          <table:table-cell office:value-type="float" office:value="0.004682593" calcext:value-type="float">
            <text:p>0.004682593</text:p>
          </table:table-cell>
          <table:table-cell office:value-type="float" office:value="0.003450111" calcext:value-type="float">
            <text:p>0.003450111</text:p>
          </table:table-cell>
          <table:table-cell office:value-type="float" office:value="0.004237715" calcext:value-type="float">
            <text:p>0.0042377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398829" calcext:value-type="float">
            <text:p>0.002398829</text:p>
          </table:table-cell>
          <table:table-cell/>
          <table:table-cell office:value-type="float" office:value="0.00364399" calcext:value-type="float">
            <text:p>0.00364399</text:p>
          </table:table-cell>
          <table:table-cell office:value-type="float" office:value="0.002411508" calcext:value-type="float">
            <text:p>0.002411508</text:p>
          </table:table-cell>
          <table:table-cell office:value-type="float" office:value="0.003199113" calcext:value-type="float">
            <text:p>0.00319911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360226" calcext:value-type="float">
            <text:p>0.001360226</text:p>
          </table:table-cell>
          <table:table-cell/>
          <table:table-cell office:value-type="float" office:value="24.456842828" calcext:value-type="float">
            <text:p>24.456842828</text:p>
          </table:table-cell>
          <table:table-cell office:value-type="float" office:value="24.426409156" calcext:value-type="float">
            <text:p>24.426409156</text:p>
          </table:table-cell>
          <table:table-cell office:value-type="float" office:value="24.445857563" calcext:value-type="float">
            <text:p>24.445857563</text:p>
          </table:table-cell>
          <table:table-cell office:value-type="float" office:value="25.349544618" calcext:value-type="float">
            <text:p>25.349544618</text:p>
          </table:table-cell>
          <table:table-cell office:value-type="float" office:value="24.400449194" calcext:value-type="float">
            <text:p>24.400449194</text:p>
          </table:table-cell>
          <table:table-cell/>
          <table:table-cell office:value-type="float" office:value="0.092364214" calcext:value-type="float">
            <text:p>0.092364214</text:p>
          </table:table-cell>
          <table:table-cell office:value-type="float" office:value="0.06112566" calcext:value-type="float">
            <text:p>0.06112566</text:p>
          </table:table-cell>
          <table:table-cell office:value-type="float" office:value="0.081088461" calcext:value-type="float">
            <text:p>0.0810884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4478859" calcext:value-type="float">
            <text:p>0.0344788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2-02 23:13:15</text:p>
          </table:table-cell>
          <table:table-cell office:value-type="float" office:value="24.36686" calcext:value-type="float">
            <text:p>24.36686</text:p>
          </table:table-cell>
          <table:table-cell office:value-type="string" calcext:value-type="string">
            <text:p><text:s/></text:p>
          </table:table-cell>
          <table:table-cell office:value-type="float" office:value="0.573388406" calcext:value-type="float">
            <text:p>0.573388406</text:p>
          </table:table-cell>
          <table:table-cell office:value-type="float" office:value="0.422529033" calcext:value-type="float">
            <text:p>0.422529033</text:p>
          </table:table-cell>
          <table:table-cell office:value-type="float" office:value="0.520247283" calcext:value-type="float">
            <text:p>0.520247283</text:p>
          </table:table-cell>
          <table:table-cell office:value-type="float" office:value="5" calcext:value-type="float">
            <text:p>5</text:p>
          </table:table-cell>
          <table:table-cell office:value-type="float" office:value="0.308575071" calcext:value-type="float">
            <text:p>0.308575071</text:p>
          </table:table-cell>
          <table:table-cell/>
          <table:table-cell office:value-type="float" office:value="0.004684546" calcext:value-type="float">
            <text:p>0.004684546</text:p>
          </table:table-cell>
          <table:table-cell office:value-type="float" office:value="0.003452035" calcext:value-type="float">
            <text:p>0.003452035</text:p>
          </table:table-cell>
          <table:table-cell office:value-type="float" office:value="0.004250386" calcext:value-type="float">
            <text:p>0.0042503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521038" calcext:value-type="float">
            <text:p>0.002521038</text:p>
          </table:table-cell>
          <table:table-cell/>
          <table:table-cell office:value-type="float" office:value="0.003645943" calcext:value-type="float">
            <text:p>0.003645943</text:p>
          </table:table-cell>
          <table:table-cell office:value-type="float" office:value="0.002413432" calcext:value-type="float">
            <text:p>0.002413432</text:p>
          </table:table-cell>
          <table:table-cell office:value-type="float" office:value="0.003211784" calcext:value-type="float">
            <text:p>0.0032117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482435" calcext:value-type="float">
            <text:p>0.001482435</text:p>
          </table:table-cell>
          <table:table-cell/>
          <table:table-cell office:value-type="float" office:value="24.456891046" calcext:value-type="float">
            <text:p>24.456891046</text:p>
          </table:table-cell>
          <table:table-cell office:value-type="float" office:value="24.426456654" calcext:value-type="float">
            <text:p>24.426456654</text:p>
          </table:table-cell>
          <table:table-cell office:value-type="float" office:value="24.446170444" calcext:value-type="float">
            <text:p>24.446170444</text:p>
          </table:table-cell>
          <table:table-cell office:value-type="float" office:value="25.349544618" calcext:value-type="float">
            <text:p>25.349544618</text:p>
          </table:table-cell>
          <table:table-cell office:value-type="float" office:value="24.403467009" calcext:value-type="float">
            <text:p>24.403467009</text:p>
          </table:table-cell>
          <table:table-cell/>
          <table:table-cell office:value-type="float" office:value="0.092413707" calcext:value-type="float">
            <text:p>0.092413707</text:p>
          </table:table-cell>
          <table:table-cell office:value-type="float" office:value="0.061174414" calcext:value-type="float">
            <text:p>0.061174414</text:p>
          </table:table-cell>
          <table:table-cell office:value-type="float" office:value="0.081409615" calcext:value-type="float">
            <text:p>0.0814096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7576531" calcext:value-type="float">
            <text:p>0.0375765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2-02 23:13:16</text:p>
          </table:table-cell>
          <table:table-cell office:value-type="float" office:value="24.36686" calcext:value-type="float">
            <text:p>24.36686</text:p>
          </table:table-cell>
          <table:table-cell office:value-type="string" calcext:value-type="string">
            <text:p><text:s/></text:p>
          </table:table-cell>
          <table:table-cell office:value-type="float" office:value="0.573214957" calcext:value-type="float">
            <text:p>0.573214957</text:p>
          </table:table-cell>
          <table:table-cell office:value-type="float" office:value="0.423738411" calcext:value-type="float">
            <text:p>0.423738411</text:p>
          </table:table-cell>
          <table:table-cell office:value-type="float" office:value="0.52056736" calcext:value-type="float">
            <text:p>0.52056736</text:p>
          </table:table-cell>
          <table:table-cell office:value-type="float" office:value="5" calcext:value-type="float">
            <text:p>5</text:p>
          </table:table-cell>
          <table:table-cell office:value-type="float" office:value="0.406660486" calcext:value-type="float">
            <text:p>0.406660486</text:p>
          </table:table-cell>
          <table:table-cell/>
          <table:table-cell office:value-type="float" office:value="0.004683129" calcext:value-type="float">
            <text:p>0.004683129</text:p>
          </table:table-cell>
          <table:table-cell office:value-type="float" office:value="0.003461915" calcext:value-type="float">
            <text:p>0.003461915</text:p>
          </table:table-cell>
          <table:table-cell office:value-type="float" office:value="0.004253001" calcext:value-type="float">
            <text:p>0.0042530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2239" calcext:value-type="float">
            <text:p>0.00332239</text:p>
          </table:table-cell>
          <table:table-cell/>
          <table:table-cell office:value-type="float" office:value="0.003644526" calcext:value-type="float">
            <text:p>0.003644526</text:p>
          </table:table-cell>
          <table:table-cell office:value-type="float" office:value="0.002423312" calcext:value-type="float">
            <text:p>0.002423312</text:p>
          </table:table-cell>
          <table:table-cell office:value-type="float" office:value="0.003214399" calcext:value-type="float">
            <text:p>0.00321439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283787" calcext:value-type="float">
            <text:p>0.002283787</text:p>
          </table:table-cell>
          <table:table-cell/>
          <table:table-cell office:value-type="float" office:value="24.456856054" calcext:value-type="float">
            <text:p>24.456856054</text:p>
          </table:table-cell>
          <table:table-cell office:value-type="float" office:value="24.426700637" calcext:value-type="float">
            <text:p>24.426700637</text:p>
          </table:table-cell>
          <table:table-cell office:value-type="float" office:value="24.446235016" calcext:value-type="float">
            <text:p>24.446235016</text:p>
          </table:table-cell>
          <table:table-cell office:value-type="float" office:value="25.349544618" calcext:value-type="float">
            <text:p>25.349544618</text:p>
          </table:table-cell>
          <table:table-cell office:value-type="float" office:value="24.423255282" calcext:value-type="float">
            <text:p>24.423255282</text:p>
          </table:table-cell>
          <table:table-cell/>
          <table:table-cell office:value-type="float" office:value="0.09237779" calcext:value-type="float">
            <text:p>0.09237779</text:p>
          </table:table-cell>
          <table:table-cell office:value-type="float" office:value="0.061424852" calcext:value-type="float">
            <text:p>0.061424852</text:p>
          </table:table-cell>
          <table:table-cell office:value-type="float" office:value="0.081475895" calcext:value-type="float">
            <text:p>0.0814758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7888356" calcext:value-type="float">
            <text:p>0.0578883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2-02 23:13:18</text:p>
          </table:table-cell>
          <table:table-cell office:value-type="float" office:value="24.36181" calcext:value-type="float">
            <text:p>24.36181</text:p>
          </table:table-cell>
          <table:table-cell office:value-type="string" calcext:value-type="string">
            <text:p><text:s/></text:p>
          </table:table-cell>
          <table:table-cell office:value-type="float" office:value="0.57282395" calcext:value-type="float">
            <text:p>0.57282395</text:p>
          </table:table-cell>
          <table:table-cell office:value-type="float" office:value="0.426507047" calcext:value-type="float">
            <text:p>0.426507047</text:p>
          </table:table-cell>
          <table:table-cell office:value-type="float" office:value="0.522298875" calcext:value-type="float">
            <text:p>0.522298875</text:p>
          </table:table-cell>
          <table:table-cell office:value-type="float" office:value="5" calcext:value-type="float">
            <text:p>5</text:p>
          </table:table-cell>
          <table:table-cell office:value-type="float" office:value="0.276845727" calcext:value-type="float">
            <text:p>0.276845727</text:p>
          </table:table-cell>
          <table:table-cell/>
          <table:table-cell office:value-type="float" office:value="0.004679934" calcext:value-type="float">
            <text:p>0.004679934</text:p>
          </table:table-cell>
          <table:table-cell office:value-type="float" office:value="0.003484535" calcext:value-type="float">
            <text:p>0.003484535</text:p>
          </table:table-cell>
          <table:table-cell office:value-type="float" office:value="0.004267148" calcext:value-type="float">
            <text:p>0.0042671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261811" calcext:value-type="float">
            <text:p>0.002261811</text:p>
          </table:table-cell>
          <table:table-cell/>
          <table:table-cell office:value-type="float" office:value="0.003641331" calcext:value-type="float">
            <text:p>0.003641331</text:p>
          </table:table-cell>
          <table:table-cell office:value-type="float" office:value="0.002445932" calcext:value-type="float">
            <text:p>0.002445932</text:p>
          </table:table-cell>
          <table:table-cell office:value-type="float" office:value="0.003228545" calcext:value-type="float">
            <text:p>0.0032285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223209" calcext:value-type="float">
            <text:p>0.001223209</text:p>
          </table:table-cell>
          <table:table-cell/>
          <table:table-cell office:value-type="float" office:value="24.451723616" calcext:value-type="float">
            <text:p>24.451723616</text:p>
          </table:table-cell>
          <table:table-cell office:value-type="float" office:value="24.422205497" calcext:value-type="float">
            <text:p>24.422205497</text:p>
          </table:table-cell>
          <table:table-cell office:value-type="float" office:value="24.441530726" calcext:value-type="float">
            <text:p>24.441530726</text:p>
          </table:table-cell>
          <table:table-cell office:value-type="float" office:value="25.344495118" calcext:value-type="float">
            <text:p>25.344495118</text:p>
          </table:table-cell>
          <table:table-cell office:value-type="float" office:value="24.392011855" calcext:value-type="float">
            <text:p>24.392011855</text:p>
          </table:table-cell>
          <table:table-cell/>
          <table:table-cell office:value-type="float" office:value="0.092296824" calcext:value-type="float">
            <text:p>0.092296824</text:p>
          </table:table-cell>
          <table:table-cell office:value-type="float" office:value="0.061998179" calcext:value-type="float">
            <text:p>0.061998179</text:p>
          </table:table-cell>
          <table:table-cell office:value-type="float" office:value="0.081834448" calcext:value-type="float">
            <text:p>0.08183444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1005813" calcext:value-type="float">
            <text:p>0.0310058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2-02 23:13:19</text:p>
          </table:table-cell>
          <table:table-cell office:value-type="float" office:value="24.36181" calcext:value-type="float">
            <text:p>24.36181</text:p>
          </table:table-cell>
          <table:table-cell office:value-type="string" calcext:value-type="string">
            <text:p><text:s/></text:p>
          </table:table-cell>
          <table:table-cell office:value-type="float" office:value="0.573725769" calcext:value-type="float">
            <text:p>0.573725769</text:p>
          </table:table-cell>
          <table:table-cell office:value-type="float" office:value="0.42685037" calcext:value-type="float">
            <text:p>0.42685037</text:p>
          </table:table-cell>
          <table:table-cell office:value-type="float" office:value="0.523949924" calcext:value-type="float">
            <text:p>0.523949924</text:p>
          </table:table-cell>
          <table:table-cell office:value-type="float" office:value="5" calcext:value-type="float">
            <text:p>5</text:p>
          </table:table-cell>
          <table:table-cell office:value-type="float" office:value="0.272522005" calcext:value-type="float">
            <text:p>0.272522005</text:p>
          </table:table-cell>
          <table:table-cell/>
          <table:table-cell office:value-type="float" office:value="0.004687302" calcext:value-type="float">
            <text:p>0.004687302</text:p>
          </table:table-cell>
          <table:table-cell office:value-type="float" office:value="0.00348734" calcext:value-type="float">
            <text:p>0.00348734</text:p>
          </table:table-cell>
          <table:table-cell office:value-type="float" office:value="0.004280637" calcext:value-type="float">
            <text:p>0.0042806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226487" calcext:value-type="float">
            <text:p>0.002226487</text:p>
          </table:table-cell>
          <table:table-cell/>
          <table:table-cell office:value-type="float" office:value="0.003648699" calcext:value-type="float">
            <text:p>0.003648699</text:p>
          </table:table-cell>
          <table:table-cell office:value-type="float" office:value="0.002448737" calcext:value-type="float">
            <text:p>0.002448737</text:p>
          </table:table-cell>
          <table:table-cell office:value-type="float" office:value="0.003242034" calcext:value-type="float">
            <text:p>0.00324203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187884" calcext:value-type="float">
            <text:p>0.001187884</text:p>
          </table:table-cell>
          <table:table-cell/>
          <table:table-cell office:value-type="float" office:value="24.451905547" calcext:value-type="float">
            <text:p>24.451905547</text:p>
          </table:table-cell>
          <table:table-cell office:value-type="float" office:value="24.42227476" calcext:value-type="float">
            <text:p>24.42227476</text:p>
          </table:table-cell>
          <table:table-cell office:value-type="float" office:value="24.441863809" calcext:value-type="float">
            <text:p>24.441863809</text:p>
          </table:table-cell>
          <table:table-cell office:value-type="float" office:value="25.344495118" calcext:value-type="float">
            <text:p>25.344495118</text:p>
          </table:table-cell>
          <table:table-cell office:value-type="float" office:value="24.391139547" calcext:value-type="float">
            <text:p>24.391139547</text:p>
          </table:table-cell>
          <table:table-cell/>
          <table:table-cell office:value-type="float" office:value="0.092483565" calcext:value-type="float">
            <text:p>0.092483565</text:p>
          </table:table-cell>
          <table:table-cell office:value-type="float" office:value="0.062069274" calcext:value-type="float">
            <text:p>0.062069274</text:p>
          </table:table-cell>
          <table:table-cell office:value-type="float" office:value="0.082176337" calcext:value-type="float">
            <text:p>0.0821763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0110425" calcext:value-type="float">
            <text:p>0.0301104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2-02 23:13:20</text:p>
          </table:table-cell>
          <table:table-cell office:value-type="float" office:value="24.36686" calcext:value-type="float">
            <text:p>24.36686</text:p>
          </table:table-cell>
          <table:table-cell office:value-type="string" calcext:value-type="string">
            <text:p><text:s/></text:p>
          </table:table-cell>
          <table:table-cell office:value-type="float" office:value="0.572938987" calcext:value-type="float">
            <text:p>0.572938987</text:p>
          </table:table-cell>
          <table:table-cell office:value-type="float" office:value="0.427292636" calcext:value-type="float">
            <text:p>0.427292636</text:p>
          </table:table-cell>
          <table:table-cell office:value-type="float" office:value="0.523865285" calcext:value-type="float">
            <text:p>0.523865285</text:p>
          </table:table-cell>
          <table:table-cell office:value-type="float" office:value="5" calcext:value-type="float">
            <text:p>5</text:p>
          </table:table-cell>
          <table:table-cell office:value-type="float" office:value="0.381494806" calcext:value-type="float">
            <text:p>0.381494806</text:p>
          </table:table-cell>
          <table:table-cell/>
          <table:table-cell office:value-type="float" office:value="0.004680874" calcext:value-type="float">
            <text:p>0.004680874</text:p>
          </table:table-cell>
          <table:table-cell office:value-type="float" office:value="0.003490953" calcext:value-type="float">
            <text:p>0.003490953</text:p>
          </table:table-cell>
          <table:table-cell office:value-type="float" office:value="0.004279945" calcext:value-type="float">
            <text:p>0.0042799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116788" calcext:value-type="float">
            <text:p>0.003116788</text:p>
          </table:table-cell>
          <table:table-cell/>
          <table:table-cell office:value-type="float" office:value="0.003642271" calcext:value-type="float">
            <text:p>0.003642271</text:p>
          </table:table-cell>
          <table:table-cell office:value-type="float" office:value="0.00245235" calcext:value-type="float">
            <text:p>0.00245235</text:p>
          </table:table-cell>
          <table:table-cell office:value-type="float" office:value="0.003241342" calcext:value-type="float">
            <text:p>0.00324134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078185" calcext:value-type="float">
            <text:p>0.002078185</text:p>
          </table:table-cell>
          <table:table-cell/>
          <table:table-cell office:value-type="float" office:value="24.456800381" calcext:value-type="float">
            <text:p>24.456800381</text:p>
          </table:table-cell>
          <table:table-cell office:value-type="float" office:value="24.427417677" calcext:value-type="float">
            <text:p>24.427417677</text:p>
          </table:table-cell>
          <table:table-cell office:value-type="float" office:value="24.446900337" calcext:value-type="float">
            <text:p>24.446900337</text:p>
          </table:table-cell>
          <table:table-cell office:value-type="float" office:value="25.349544618" calcext:value-type="float">
            <text:p>25.349544618</text:p>
          </table:table-cell>
          <table:table-cell office:value-type="float" office:value="24.418178258" calcext:value-type="float">
            <text:p>24.418178258</text:p>
          </table:table-cell>
          <table:table-cell/>
          <table:table-cell office:value-type="float" office:value="0.092320645" calcext:value-type="float">
            <text:p>0.092320645</text:p>
          </table:table-cell>
          <table:table-cell office:value-type="float" office:value="0.062160859" calcext:value-type="float">
            <text:p>0.062160859</text:p>
          </table:table-cell>
          <table:table-cell office:value-type="float" office:value="0.082158811" calcext:value-type="float">
            <text:p>0.0821588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2677019" calcext:value-type="float">
            <text:p>0.0526770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2-02 23:13:22</text:p>
          </table:table-cell>
          <table:table-cell office:value-type="float" office:value="24.36181" calcext:value-type="float">
            <text:p>24.36181</text:p>
          </table:table-cell>
          <table:table-cell office:value-type="string" calcext:value-type="string">
            <text:p><text:s/></text:p>
          </table:table-cell>
          <table:table-cell office:value-type="float" office:value="0.57296879" calcext:value-type="float">
            <text:p>0.57296879</text:p>
          </table:table-cell>
          <table:table-cell office:value-type="float" office:value="0.428882888" calcext:value-type="float">
            <text:p>0.428882888</text:p>
          </table:table-cell>
          <table:table-cell office:value-type="float" office:value="0.524510208" calcext:value-type="float">
            <text:p>0.524510208</text:p>
          </table:table-cell>
          <table:table-cell office:value-type="float" office:value="5" calcext:value-type="float">
            <text:p>5</text:p>
          </table:table-cell>
          <table:table-cell office:value-type="float" office:value="0.352956099" calcext:value-type="float">
            <text:p>0.352956099</text:p>
          </table:table-cell>
          <table:table-cell/>
          <table:table-cell office:value-type="float" office:value="0.004681118" calcext:value-type="float">
            <text:p>0.004681118</text:p>
          </table:table-cell>
          <table:table-cell office:value-type="float" office:value="0.003503945" calcext:value-type="float">
            <text:p>0.003503945</text:p>
          </table:table-cell>
          <table:table-cell office:value-type="float" office:value="0.004285214" calcext:value-type="float">
            <text:p>0.0042852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83628" calcext:value-type="float">
            <text:p>0.002883628</text:p>
          </table:table-cell>
          <table:table-cell/>
          <table:table-cell office:value-type="float" office:value="0.003642515" calcext:value-type="float">
            <text:p>0.003642515</text:p>
          </table:table-cell>
          <table:table-cell office:value-type="float" office:value="0.002465342" calcext:value-type="float">
            <text:p>0.002465342</text:p>
          </table:table-cell>
          <table:table-cell office:value-type="float" office:value="0.003246611" calcext:value-type="float">
            <text:p>0.00324661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45026" calcext:value-type="float">
            <text:p>0.001845026</text:p>
          </table:table-cell>
          <table:table-cell/>
          <table:table-cell office:value-type="float" office:value="24.451752836" calcext:value-type="float">
            <text:p>24.451752836</text:p>
          </table:table-cell>
          <table:table-cell office:value-type="float" office:value="24.422684808" calcext:value-type="float">
            <text:p>24.422684808</text:p>
          </table:table-cell>
          <table:table-cell office:value-type="float" office:value="24.44197684" calcext:value-type="float">
            <text:p>24.44197684</text:p>
          </table:table-cell>
          <table:table-cell office:value-type="float" office:value="25.344495118" calcext:value-type="float">
            <text:p>25.344495118</text:p>
          </table:table-cell>
          <table:table-cell office:value-type="float" office:value="24.407366956" calcext:value-type="float">
            <text:p>24.407366956</text:p>
          </table:table-cell>
          <table:table-cell/>
          <table:table-cell office:value-type="float" office:value="0.092326816" calcext:value-type="float">
            <text:p>0.092326816</text:p>
          </table:table-cell>
          <table:table-cell office:value-type="float" office:value="0.062490167" calcext:value-type="float">
            <text:p>0.062490167</text:p>
          </table:table-cell>
          <table:table-cell office:value-type="float" office:value="0.082292358" calcext:value-type="float">
            <text:p>0.0822923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6767152" calcext:value-type="float">
            <text:p>0.0467671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2-02 23:13:23</text:p>
          </table:table-cell>
          <table:table-cell office:value-type="float" office:value="24.36686" calcext:value-type="float">
            <text:p>24.36686</text:p>
          </table:table-cell>
          <table:table-cell office:value-type="string" calcext:value-type="string">
            <text:p><text:s/></text:p>
          </table:table-cell>
          <table:table-cell office:value-type="float" office:value="0.572372147" calcext:value-type="float">
            <text:p>0.572372147</text:p>
          </table:table-cell>
          <table:table-cell office:value-type="float" office:value="0.431122831" calcext:value-type="float">
            <text:p>0.431122831</text:p>
          </table:table-cell>
          <table:table-cell office:value-type="float" office:value="0.525751773" calcext:value-type="float">
            <text:p>0.525751773</text:p>
          </table:table-cell>
          <table:table-cell office:value-type="float" office:value="5" calcext:value-type="float">
            <text:p>5</text:p>
          </table:table-cell>
          <table:table-cell office:value-type="float" office:value="0.280721817" calcext:value-type="float">
            <text:p>0.280721817</text:p>
          </table:table-cell>
          <table:table-cell/>
          <table:table-cell office:value-type="float" office:value="0.004676243" calcext:value-type="float">
            <text:p>0.004676243</text:p>
          </table:table-cell>
          <table:table-cell office:value-type="float" office:value="0.003522245" calcext:value-type="float">
            <text:p>0.003522245</text:p>
          </table:table-cell>
          <table:table-cell office:value-type="float" office:value="0.004295358" calcext:value-type="float">
            <text:p>0.0042953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293479" calcext:value-type="float">
            <text:p>0.002293479</text:p>
          </table:table-cell>
          <table:table-cell/>
          <table:table-cell office:value-type="float" office:value="0.00363764" calcext:value-type="float">
            <text:p>0.00363764</text:p>
          </table:table-cell>
          <table:table-cell office:value-type="float" office:value="0.002483643" calcext:value-type="float">
            <text:p>0.002483643</text:p>
          </table:table-cell>
          <table:table-cell office:value-type="float" office:value="0.003256755" calcext:value-type="float">
            <text:p>0.0032567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254876" calcext:value-type="float">
            <text:p>0.001254876</text:p>
          </table:table-cell>
          <table:table-cell/>
          <table:table-cell office:value-type="float" office:value="24.456686028" calcext:value-type="float">
            <text:p>24.456686028</text:p>
          </table:table-cell>
          <table:table-cell office:value-type="float" office:value="24.428190391" calcext:value-type="float">
            <text:p>24.428190391</text:p>
          </table:table-cell>
          <table:table-cell office:value-type="float" office:value="24.447280915" calcext:value-type="float">
            <text:p>24.447280915</text:p>
          </table:table-cell>
          <table:table-cell office:value-type="float" office:value="25.349544618" calcext:value-type="float">
            <text:p>25.349544618</text:p>
          </table:table-cell>
          <table:table-cell office:value-type="float" office:value="24.39784768" calcext:value-type="float">
            <text:p>24.39784768</text:p>
          </table:table-cell>
          <table:table-cell/>
          <table:table-cell office:value-type="float" office:value="0.092203268" calcext:value-type="float">
            <text:p>0.092203268</text:p>
          </table:table-cell>
          <table:table-cell office:value-type="float" office:value="0.062954013" calcext:value-type="float">
            <text:p>0.062954013</text:p>
          </table:table-cell>
          <table:table-cell office:value-type="float" office:value="0.082549453" calcext:value-type="float">
            <text:p>0.0825494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1808502" calcext:value-type="float">
            <text:p>0.0318085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2-02 23:13:24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0.572835275" calcext:value-type="float">
            <text:p>0.572835275</text:p>
          </table:table-cell>
          <table:table-cell office:value-type="float" office:value="0.432492546" calcext:value-type="float">
            <text:p>0.432492546</text:p>
          </table:table-cell>
          <table:table-cell office:value-type="float" office:value="0.52730209" calcext:value-type="float">
            <text:p>0.52730209</text:p>
          </table:table-cell>
          <table:table-cell office:value-type="float" office:value="5" calcext:value-type="float">
            <text:p>5</text:p>
          </table:table-cell>
          <table:table-cell office:value-type="float" office:value="0.266953143" calcext:value-type="float">
            <text:p>0.266953143</text:p>
          </table:table-cell>
          <table:table-cell/>
          <table:table-cell office:value-type="float" office:value="0.004680027" calcext:value-type="float">
            <text:p>0.004680027</text:p>
          </table:table-cell>
          <table:table-cell office:value-type="float" office:value="0.003533436" calcext:value-type="float">
            <text:p>0.003533436</text:p>
          </table:table-cell>
          <table:table-cell office:value-type="float" office:value="0.004308024" calcext:value-type="float">
            <text:p>0.0043080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18099" calcext:value-type="float">
            <text:p>0.00218099</text:p>
          </table:table-cell>
          <table:table-cell/>
          <table:table-cell office:value-type="float" office:value="0.003641424" calcext:value-type="float">
            <text:p>0.003641424</text:p>
          </table:table-cell>
          <table:table-cell office:value-type="float" office:value="0.002494833" calcext:value-type="float">
            <text:p>0.002494833</text:p>
          </table:table-cell>
          <table:table-cell office:value-type="float" office:value="0.003269421" calcext:value-type="float">
            <text:p>0.0032694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142387" calcext:value-type="float">
            <text:p>0.001142387</text:p>
          </table:table-cell>
          <table:table-cell/>
          <table:table-cell office:value-type="float" office:value="24.466886575" calcext:value-type="float">
            <text:p>24.466886575</text:p>
          </table:table-cell>
          <table:table-cell office:value-type="float" office:value="24.438574096" calcext:value-type="float">
            <text:p>24.438574096</text:p>
          </table:table-cell>
          <table:table-cell office:value-type="float" office:value="24.457700875" calcext:value-type="float">
            <text:p>24.457700875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405177554" calcext:value-type="float">
            <text:p>24.405177554</text:p>
          </table:table-cell>
          <table:table-cell/>
          <table:table-cell office:value-type="float" office:value="0.092299169" calcext:value-type="float">
            <text:p>0.092299169</text:p>
          </table:table-cell>
          <table:table-cell office:value-type="float" office:value="0.063237652" calcext:value-type="float">
            <text:p>0.063237652</text:p>
          </table:table-cell>
          <table:table-cell office:value-type="float" office:value="0.082870484" calcext:value-type="float">
            <text:p>0.0828704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8957182" calcext:value-type="float">
            <text:p>0.0289571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2-02 23:13:25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0.612586214" calcext:value-type="float">
            <text:p>0.612586214</text:p>
          </table:table-cell>
          <table:table-cell office:value-type="float" office:value="0.433521918" calcext:value-type="float">
            <text:p>0.433521918</text:p>
          </table:table-cell>
          <table:table-cell office:value-type="float" office:value="0.52884585" calcext:value-type="float">
            <text:p>0.52884585</text:p>
          </table:table-cell>
          <table:table-cell office:value-type="float" office:value="5" calcext:value-type="float">
            <text:p>5</text:p>
          </table:table-cell>
          <table:table-cell office:value-type="float" office:value="0.258039267" calcext:value-type="float">
            <text:p>0.258039267</text:p>
          </table:table-cell>
          <table:table-cell/>
          <table:table-cell office:value-type="float" office:value="0.005004789" calcext:value-type="float">
            <text:p>0.005004789</text:p>
          </table:table-cell>
          <table:table-cell office:value-type="float" office:value="0.003541846" calcext:value-type="float">
            <text:p>0.003541846</text:p>
          </table:table-cell>
          <table:table-cell office:value-type="float" office:value="0.004320636" calcext:value-type="float">
            <text:p>0.0043206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108164" calcext:value-type="float">
            <text:p>0.002108164</text:p>
          </table:table-cell>
          <table:table-cell/>
          <table:table-cell office:value-type="float" office:value="0.003966187" calcext:value-type="float">
            <text:p>0.003966187</text:p>
          </table:table-cell>
          <table:table-cell office:value-type="float" office:value="0.002503243" calcext:value-type="float">
            <text:p>0.002503243</text:p>
          </table:table-cell>
          <table:table-cell office:value-type="float" office:value="0.003282033" calcext:value-type="float">
            <text:p>0.00328203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069561" calcext:value-type="float">
            <text:p>0.001069561</text:p>
          </table:table-cell>
          <table:table-cell/>
          <table:table-cell office:value-type="float" office:value="24.474905723" calcext:value-type="float">
            <text:p>24.474905723</text:p>
          </table:table-cell>
          <table:table-cell office:value-type="float" office:value="24.438781762" calcext:value-type="float">
            <text:p>24.438781762</text:p>
          </table:table-cell>
          <table:table-cell office:value-type="float" office:value="24.458012309" calcext:value-type="float">
            <text:p>24.458012309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403379206" calcext:value-type="float">
            <text:p>24.403379206</text:p>
          </table:table-cell>
          <table:table-cell/>
          <table:table-cell office:value-type="float" office:value="0.100530418" calcext:value-type="float">
            <text:p>0.100530418</text:p>
          </table:table-cell>
          <table:table-cell office:value-type="float" office:value="0.063450813" calcext:value-type="float">
            <text:p>0.063450813</text:p>
          </table:table-cell>
          <table:table-cell office:value-type="float" office:value="0.083190157" calcext:value-type="float">
            <text:p>0.0831901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7111224" calcext:value-type="float">
            <text:p>0.0271112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2-02 23:13:27</text:p>
          </table:table-cell>
          <table:table-cell office:value-type="float" office:value="24.37191" calcext:value-type="float">
            <text:p>24.37191</text:p>
          </table:table-cell>
          <table:table-cell office:value-type="string" calcext:value-type="string">
            <text:p><text:s/></text:p>
          </table:table-cell>
          <table:table-cell office:value-type="float" office:value="0.64431675" calcext:value-type="float">
            <text:p>0.64431675</text:p>
          </table:table-cell>
          <table:table-cell office:value-type="float" office:value="0.433737687" calcext:value-type="float">
            <text:p>0.433737687</text:p>
          </table:table-cell>
          <table:table-cell office:value-type="float" office:value="0.529812041" calcext:value-type="float">
            <text:p>0.529812041</text:p>
          </table:table-cell>
          <table:table-cell office:value-type="float" office:value="5" calcext:value-type="float">
            <text:p>5</text:p>
          </table:table-cell>
          <table:table-cell office:value-type="float" office:value="0.263208778" calcext:value-type="float">
            <text:p>0.263208778</text:p>
          </table:table-cell>
          <table:table-cell/>
          <table:table-cell office:value-type="float" office:value="0.005264026" calcext:value-type="float">
            <text:p>0.005264026</text:p>
          </table:table-cell>
          <table:table-cell office:value-type="float" office:value="0.003543609" calcext:value-type="float">
            <text:p>0.003543609</text:p>
          </table:table-cell>
          <table:table-cell office:value-type="float" office:value="0.00432853" calcext:value-type="float">
            <text:p>0.004328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150399" calcext:value-type="float">
            <text:p>0.002150399</text:p>
          </table:table-cell>
          <table:table-cell/>
          <table:table-cell office:value-type="float" office:value="0.004225423" calcext:value-type="float">
            <text:p>0.004225423</text:p>
          </table:table-cell>
          <table:table-cell office:value-type="float" office:value="0.002505006" calcext:value-type="float">
            <text:p>0.002505006</text:p>
          </table:table-cell>
          <table:table-cell office:value-type="float" office:value="0.003289927" calcext:value-type="float">
            <text:p>0.0032899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111796" calcext:value-type="float">
            <text:p>0.001111796</text:p>
          </table:table-cell>
          <table:table-cell/>
          <table:table-cell office:value-type="float" office:value="24.476253342" calcext:value-type="float">
            <text:p>24.476253342</text:p>
          </table:table-cell>
          <table:table-cell office:value-type="float" office:value="24.433771605" calcext:value-type="float">
            <text:p>24.433771605</text:p>
          </table:table-cell>
          <table:table-cell office:value-type="float" office:value="24.453153628" calcext:value-type="float">
            <text:p>24.453153628</text:p>
          </table:table-cell>
          <table:table-cell office:value-type="float" office:value="25.354594119" calcext:value-type="float">
            <text:p>25.354594119</text:p>
          </table:table-cell>
          <table:table-cell office:value-type="float" office:value="24.399368295" calcext:value-type="float">
            <text:p>24.399368295</text:p>
          </table:table-cell>
          <table:table-cell/>
          <table:table-cell office:value-type="float" office:value="0.107100817" calcext:value-type="float">
            <text:p>0.107100817</text:p>
          </table:table-cell>
          <table:table-cell office:value-type="float" office:value="0.063495494" calcext:value-type="float">
            <text:p>0.063495494</text:p>
          </table:table-cell>
          <table:table-cell office:value-type="float" office:value="0.08339023" calcext:value-type="float">
            <text:p>0.0833902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8181769" calcext:value-type="float">
            <text:p>0.0281817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2-02 23:13:28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0.644070583" calcext:value-type="float">
            <text:p>0.644070583</text:p>
          </table:table-cell>
          <table:table-cell office:value-type="float" office:value="0.434499435" calcext:value-type="float">
            <text:p>0.434499435</text:p>
          </table:table-cell>
          <table:table-cell office:value-type="float" office:value="0.529962245" calcext:value-type="float">
            <text:p>0.529962245</text:p>
          </table:table-cell>
          <table:table-cell office:value-type="float" office:value="5" calcext:value-type="float">
            <text:p>5</text:p>
          </table:table-cell>
          <table:table-cell office:value-type="float" office:value="0.304681695" calcext:value-type="float">
            <text:p>0.304681695</text:p>
          </table:table-cell>
          <table:table-cell/>
          <table:table-cell office:value-type="float" office:value="0.005262015" calcext:value-type="float">
            <text:p>0.005262015</text:p>
          </table:table-cell>
          <table:table-cell office:value-type="float" office:value="0.003549832" calcext:value-type="float">
            <text:p>0.003549832</text:p>
          </table:table-cell>
          <table:table-cell office:value-type="float" office:value="0.004329757" calcext:value-type="float">
            <text:p>0.0043297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48923" calcext:value-type="float">
            <text:p>0.00248923</text:p>
          </table:table-cell>
          <table:table-cell/>
          <table:table-cell office:value-type="float" office:value="0.004223412" calcext:value-type="float">
            <text:p>0.004223412</text:p>
          </table:table-cell>
          <table:table-cell office:value-type="float" office:value="0.002511229" calcext:value-type="float">
            <text:p>0.002511229</text:p>
          </table:table-cell>
          <table:table-cell office:value-type="float" office:value="0.003291154" calcext:value-type="float">
            <text:p>0.00329115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450627" calcext:value-type="float">
            <text:p>0.001450627</text:p>
          </table:table-cell>
          <table:table-cell/>
          <table:table-cell office:value-type="float" office:value="24.481257174" calcext:value-type="float">
            <text:p>24.481257174</text:p>
          </table:table-cell>
          <table:table-cell office:value-type="float" office:value="24.438978967" calcext:value-type="float">
            <text:p>24.438978967</text:p>
          </table:table-cell>
          <table:table-cell office:value-type="float" office:value="24.458237527" calcext:value-type="float">
            <text:p>24.458237527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412789143" calcext:value-type="float">
            <text:p>24.412789143</text:p>
          </table:table-cell>
          <table:table-cell/>
          <table:table-cell office:value-type="float" office:value="0.107049844" calcext:value-type="float">
            <text:p>0.107049844</text:p>
          </table:table-cell>
          <table:table-cell office:value-type="float" office:value="0.063653236" calcext:value-type="float">
            <text:p>0.063653236</text:p>
          </table:table-cell>
          <table:table-cell office:value-type="float" office:value="0.083421333" calcext:value-type="float">
            <text:p>0.0834213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6770268" calcext:value-type="float">
            <text:p>0.0367702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2-02 23:13:29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0.640077071" calcext:value-type="float">
            <text:p>0.640077071</text:p>
          </table:table-cell>
          <table:table-cell office:value-type="float" office:value="0.435627155" calcext:value-type="float">
            <text:p>0.435627155</text:p>
          </table:table-cell>
          <table:table-cell office:value-type="float" office:value="0.530257288" calcext:value-type="float">
            <text:p>0.530257288</text:p>
          </table:table-cell>
          <table:table-cell office:value-type="float" office:value="5" calcext:value-type="float">
            <text:p>5</text:p>
          </table:table-cell>
          <table:table-cell office:value-type="float" office:value="0.370861932" calcext:value-type="float">
            <text:p>0.370861932</text:p>
          </table:table-cell>
          <table:table-cell/>
          <table:table-cell office:value-type="float" office:value="0.005229388" calcext:value-type="float">
            <text:p>0.005229388</text:p>
          </table:table-cell>
          <table:table-cell office:value-type="float" office:value="0.003559045" calcext:value-type="float">
            <text:p>0.003559045</text:p>
          </table:table-cell>
          <table:table-cell office:value-type="float" office:value="0.004332167" calcext:value-type="float">
            <text:p>0.0043321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029918" calcext:value-type="float">
            <text:p>0.003029918</text:p>
          </table:table-cell>
          <table:table-cell/>
          <table:table-cell office:value-type="float" office:value="0.004190785" calcext:value-type="float">
            <text:p>0.004190785</text:p>
          </table:table-cell>
          <table:table-cell office:value-type="float" office:value="0.002520443" calcext:value-type="float">
            <text:p>0.002520443</text:p>
          </table:table-cell>
          <table:table-cell office:value-type="float" office:value="0.003293565" calcext:value-type="float">
            <text:p>0.00329356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991315" calcext:value-type="float">
            <text:p>0.001991315</text:p>
          </table:table-cell>
          <table:table-cell/>
          <table:table-cell office:value-type="float" office:value="24.485505048" calcext:value-type="float">
            <text:p>24.485505048</text:p>
          </table:table-cell>
          <table:table-cell office:value-type="float" office:value="24.44426016" calcext:value-type="float">
            <text:p>24.44426016</text:p>
          </table:table-cell>
          <table:table-cell office:value-type="float" office:value="24.463350647" calcext:value-type="float">
            <text:p>24.463350647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431194368" calcext:value-type="float">
            <text:p>24.431194368</text:p>
          </table:table-cell>
          <table:table-cell/>
          <table:table-cell office:value-type="float" office:value="0.106222916" calcext:value-type="float">
            <text:p>0.106222916</text:p>
          </table:table-cell>
          <table:table-cell office:value-type="float" office:value="0.063886763" calcext:value-type="float">
            <text:p>0.063886763</text:p>
          </table:table-cell>
          <table:table-cell office:value-type="float" office:value="0.083482429" calcext:value-type="float">
            <text:p>0.0834824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0475142" calcext:value-type="float">
            <text:p>0.0504751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2-02 23:13:30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0.636082367" calcext:value-type="float">
            <text:p>0.636082367</text:p>
          </table:table-cell>
          <table:table-cell office:value-type="float" office:value="0.437978558" calcext:value-type="float">
            <text:p>0.437978558</text:p>
          </table:table-cell>
          <table:table-cell office:value-type="float" office:value="0.531030361" calcext:value-type="float">
            <text:p>0.531030361</text:p>
          </table:table-cell>
          <table:table-cell office:value-type="float" office:value="5" calcext:value-type="float">
            <text:p>5</text:p>
          </table:table-cell>
          <table:table-cell office:value-type="float" office:value="0.280231867" calcext:value-type="float">
            <text:p>0.280231867</text:p>
          </table:table-cell>
          <table:table-cell/>
          <table:table-cell office:value-type="float" office:value="0.005196751" calcext:value-type="float">
            <text:p>0.005196751</text:p>
          </table:table-cell>
          <table:table-cell office:value-type="float" office:value="0.003578256" calcext:value-type="float">
            <text:p>0.003578256</text:p>
          </table:table-cell>
          <table:table-cell office:value-type="float" office:value="0.004338483" calcext:value-type="float">
            <text:p>0.0043384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289476" calcext:value-type="float">
            <text:p>0.002289476</text:p>
          </table:table-cell>
          <table:table-cell/>
          <table:table-cell office:value-type="float" office:value="0.004158149" calcext:value-type="float">
            <text:p>0.004158149</text:p>
          </table:table-cell>
          <table:table-cell office:value-type="float" office:value="0.002539653" calcext:value-type="float">
            <text:p>0.002539653</text:p>
          </table:table-cell>
          <table:table-cell office:value-type="float" office:value="0.003299881" calcext:value-type="float">
            <text:p>0.00329988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250873" calcext:value-type="float">
            <text:p>0.001250873</text:p>
          </table:table-cell>
          <table:table-cell/>
          <table:table-cell office:value-type="float" office:value="24.484699188" calcext:value-type="float">
            <text:p>24.484699188</text:p>
          </table:table-cell>
          <table:table-cell office:value-type="float" office:value="24.444734531" calcext:value-type="float">
            <text:p>24.444734531</text:p>
          </table:table-cell>
          <table:table-cell office:value-type="float" office:value="24.463506603" calcext:value-type="float">
            <text:p>24.463506603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41291032" calcext:value-type="float">
            <text:p>24.41291032</text:p>
          </table:table-cell>
          <table:table-cell/>
          <table:table-cell office:value-type="float" office:value="0.10539574" calcext:value-type="float">
            <text:p>0.10539574</text:p>
          </table:table-cell>
          <table:table-cell office:value-type="float" office:value="0.064373689" calcext:value-type="float">
            <text:p>0.064373689</text:p>
          </table:table-cell>
          <table:table-cell office:value-type="float" office:value="0.083642512" calcext:value-type="float">
            <text:p>0.0836425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1707039" calcext:value-type="float">
            <text:p>0.03170703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2-02 23:13:32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0.633996801" calcext:value-type="float">
            <text:p>0.633996801</text:p>
          </table:table-cell>
          <table:table-cell office:value-type="float" office:value="0.439403706" calcext:value-type="float">
            <text:p>0.439403706</text:p>
          </table:table-cell>
          <table:table-cell office:value-type="float" office:value="0.532004301" calcext:value-type="float">
            <text:p>0.532004301</text:p>
          </table:table-cell>
          <table:table-cell office:value-type="float" office:value="5" calcext:value-type="float">
            <text:p>5</text:p>
          </table:table-cell>
          <table:table-cell office:value-type="float" office:value="0.284392272" calcext:value-type="float">
            <text:p>0.284392272</text:p>
          </table:table-cell>
          <table:table-cell/>
          <table:table-cell office:value-type="float" office:value="0.005179712" calcext:value-type="float">
            <text:p>0.005179712</text:p>
          </table:table-cell>
          <table:table-cell office:value-type="float" office:value="0.0035899" calcext:value-type="float">
            <text:p>0.0035899</text:p>
          </table:table-cell>
          <table:table-cell office:value-type="float" office:value="0.00434644" calcext:value-type="float">
            <text:p>0.0043464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323466" calcext:value-type="float">
            <text:p>0.002323466</text:p>
          </table:table-cell>
          <table:table-cell/>
          <table:table-cell office:value-type="float" office:value="0.00414111" calcext:value-type="float">
            <text:p>0.00414111</text:p>
          </table:table-cell>
          <table:table-cell office:value-type="float" office:value="0.002551297" calcext:value-type="float">
            <text:p>0.002551297</text:p>
          </table:table-cell>
          <table:table-cell office:value-type="float" office:value="0.003307838" calcext:value-type="float">
            <text:p>0.00330783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284864" calcext:value-type="float">
            <text:p>0.001284864</text:p>
          </table:table-cell>
          <table:table-cell/>
          <table:table-cell office:value-type="float" office:value="24.484278462" calcext:value-type="float">
            <text:p>24.484278462</text:p>
          </table:table-cell>
          <table:table-cell office:value-type="float" office:value="24.44502204" calcext:value-type="float">
            <text:p>24.44502204</text:p>
          </table:table-cell>
          <table:table-cell office:value-type="float" office:value="24.463703082" calcext:value-type="float">
            <text:p>24.463703082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413749662" calcext:value-type="float">
            <text:p>24.413749662</text:p>
          </table:table-cell>
          <table:table-cell/>
          <table:table-cell office:value-type="float" office:value="0.104963885" calcext:value-type="float">
            <text:p>0.104963885</text:p>
          </table:table-cell>
          <table:table-cell office:value-type="float" office:value="0.064668807" calcext:value-type="float">
            <text:p>0.064668807</text:p>
          </table:table-cell>
          <table:table-cell office:value-type="float" office:value="0.083844189" calcext:value-type="float">
            <text:p>0.0838441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2568605" calcext:value-type="float">
            <text:p>0.0325686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2-02 23:13:33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0.634783582" calcext:value-type="float">
            <text:p>0.634783582</text:p>
          </table:table-cell>
          <table:table-cell office:value-type="float" office:value="0.440521889" calcext:value-type="float">
            <text:p>0.440521889</text:p>
          </table:table-cell>
          <table:table-cell office:value-type="float" office:value="0.533165995" calcext:value-type="float">
            <text:p>0.533165995</text:p>
          </table:table-cell>
          <table:table-cell office:value-type="float" office:value="5" calcext:value-type="float">
            <text:p>5</text:p>
          </table:table-cell>
          <table:table-cell office:value-type="float" office:value="0.278551612" calcext:value-type="float">
            <text:p>0.278551612</text:p>
          </table:table-cell>
          <table:table-cell/>
          <table:table-cell office:value-type="float" office:value="0.00518614" calcext:value-type="float">
            <text:p>0.00518614</text:p>
          </table:table-cell>
          <table:table-cell office:value-type="float" office:value="0.003599035" calcext:value-type="float">
            <text:p>0.003599035</text:p>
          </table:table-cell>
          <table:table-cell office:value-type="float" office:value="0.004355931" calcext:value-type="float">
            <text:p>0.0043559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275748" calcext:value-type="float">
            <text:p>0.002275748</text:p>
          </table:table-cell>
          <table:table-cell/>
          <table:table-cell office:value-type="float" office:value="0.004147538" calcext:value-type="float">
            <text:p>0.004147538</text:p>
          </table:table-cell>
          <table:table-cell office:value-type="float" office:value="0.002560432" calcext:value-type="float">
            <text:p>0.002560432</text:p>
          </table:table-cell>
          <table:table-cell office:value-type="float" office:value="0.003317329" calcext:value-type="float">
            <text:p>0.0033173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237146" calcext:value-type="float">
            <text:p>0.001237146</text:p>
          </table:table-cell>
          <table:table-cell/>
          <table:table-cell office:value-type="float" office:value="24.489490683" calcext:value-type="float">
            <text:p>24.489490683</text:p>
          </table:table-cell>
          <table:table-cell office:value-type="float" office:value="24.450301303" calcext:value-type="float">
            <text:p>24.450301303</text:p>
          </table:table-cell>
          <table:table-cell office:value-type="float" office:value="24.468991034" calcext:value-type="float">
            <text:p>24.468991034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17625167" calcext:value-type="float">
            <text:p>24.417625167</text:p>
          </table:table-cell>
          <table:table-cell/>
          <table:table-cell office:value-type="float" office:value="0.105126803" calcext:value-type="float">
            <text:p>0.105126803</text:p>
          </table:table-cell>
          <table:table-cell office:value-type="float" office:value="0.064900359" calcext:value-type="float">
            <text:p>0.064900359</text:p>
          </table:table-cell>
          <table:table-cell office:value-type="float" office:value="0.084084746" calcext:value-type="float">
            <text:p>0.0840847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135908" calcext:value-type="float">
            <text:p>0.031359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2-02 23:13:34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0.635870175" calcext:value-type="float">
            <text:p>0.635870175</text:p>
          </table:table-cell>
          <table:table-cell office:value-type="float" office:value="0.441891008" calcext:value-type="float">
            <text:p>0.441891008</text:p>
          </table:table-cell>
          <table:table-cell office:value-type="float" office:value="0.534459416" calcext:value-type="float">
            <text:p>0.534459416</text:p>
          </table:table-cell>
          <table:table-cell office:value-type="float" office:value="5" calcext:value-type="float">
            <text:p>5</text:p>
          </table:table-cell>
          <table:table-cell office:value-type="float" office:value="0.265860589" calcext:value-type="float">
            <text:p>0.265860589</text:p>
          </table:table-cell>
          <table:table-cell/>
          <table:table-cell office:value-type="float" office:value="0.005195018" calcext:value-type="float">
            <text:p>0.005195018</text:p>
          </table:table-cell>
          <table:table-cell office:value-type="float" office:value="0.003610221" calcext:value-type="float">
            <text:p>0.003610221</text:p>
          </table:table-cell>
          <table:table-cell office:value-type="float" office:value="0.004366498" calcext:value-type="float">
            <text:p>0.0043664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172064" calcext:value-type="float">
            <text:p>0.002172064</text:p>
          </table:table-cell>
          <table:table-cell/>
          <table:table-cell office:value-type="float" office:value="0.004156415" calcext:value-type="float">
            <text:p>0.004156415</text:p>
          </table:table-cell>
          <table:table-cell office:value-type="float" office:value="0.002571618" calcext:value-type="float">
            <text:p>0.002571618</text:p>
          </table:table-cell>
          <table:table-cell office:value-type="float" office:value="0.003327896" calcext:value-type="float">
            <text:p>0.00332789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133461" calcext:value-type="float">
            <text:p>0.001133461</text:p>
          </table:table-cell>
          <table:table-cell/>
          <table:table-cell office:value-type="float" office:value="24.489709883" calcext:value-type="float">
            <text:p>24.489709883</text:p>
          </table:table-cell>
          <table:table-cell office:value-type="float" office:value="24.450577507" calcext:value-type="float">
            <text:p>24.450577507</text:p>
          </table:table-cell>
          <table:table-cell office:value-type="float" office:value="24.469251962" calcext:value-type="float">
            <text:p>24.469251962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1506482" calcext:value-type="float">
            <text:p>24.41506482</text:p>
          </table:table-cell>
          <table:table-cell/>
          <table:table-cell office:value-type="float" office:value="0.105351802" calcext:value-type="float">
            <text:p>0.105351802</text:p>
          </table:table-cell>
          <table:table-cell office:value-type="float" office:value="0.065183874" calcext:value-type="float">
            <text:p>0.065183874</text:p>
          </table:table-cell>
          <table:table-cell office:value-type="float" office:value="0.084352579" calcext:value-type="float">
            <text:p>0.0843525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28730927" calcext:value-type="float">
            <text:p>0.0287309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2-02 23:13:36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0.636193232" calcext:value-type="float">
            <text:p>0.636193232</text:p>
          </table:table-cell>
          <table:table-cell office:value-type="float" office:value="0.441922598" calcext:value-type="float">
            <text:p>0.441922598</text:p>
          </table:table-cell>
          <table:table-cell office:value-type="float" office:value="0.534122054" calcext:value-type="float">
            <text:p>0.534122054</text:p>
          </table:table-cell>
          <table:table-cell office:value-type="float" office:value="5" calcext:value-type="float">
            <text:p>5</text:p>
          </table:table-cell>
          <table:table-cell office:value-type="float" office:value="0.359042926" calcext:value-type="float">
            <text:p>0.359042926</text:p>
          </table:table-cell>
          <table:table-cell/>
          <table:table-cell office:value-type="float" office:value="0.005197657" calcext:value-type="float">
            <text:p>0.005197657</text:p>
          </table:table-cell>
          <table:table-cell office:value-type="float" office:value="0.003610479" calcext:value-type="float">
            <text:p>0.003610479</text:p>
          </table:table-cell>
          <table:table-cell office:value-type="float" office:value="0.004363742" calcext:value-type="float">
            <text:p>0.0043637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933357" calcext:value-type="float">
            <text:p>0.002933357</text:p>
          </table:table-cell>
          <table:table-cell/>
          <table:table-cell office:value-type="float" office:value="0.004159054" calcext:value-type="float">
            <text:p>0.004159054</text:p>
          </table:table-cell>
          <table:table-cell office:value-type="float" office:value="0.002571876" calcext:value-type="float">
            <text:p>0.002571876</text:p>
          </table:table-cell>
          <table:table-cell office:value-type="float" office:value="0.00332514" calcext:value-type="float">
            <text:p>0.0033251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94754" calcext:value-type="float">
            <text:p>0.001894754</text:p>
          </table:table-cell>
          <table:table-cell/>
          <table:table-cell office:value-type="float" office:value="24.489775053" calcext:value-type="float">
            <text:p>24.489775053</text:p>
          </table:table-cell>
          <table:table-cell office:value-type="float" office:value="24.45058388" calcext:value-type="float">
            <text:p>24.45058388</text:p>
          </table:table-cell>
          <table:table-cell office:value-type="float" office:value="24.469183904" calcext:value-type="float">
            <text:p>24.469183904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33863731" calcext:value-type="float">
            <text:p>24.433863731</text:p>
          </table:table-cell>
          <table:table-cell/>
          <table:table-cell office:value-type="float" office:value="0.105418697" calcext:value-type="float">
            <text:p>0.105418697</text:p>
          </table:table-cell>
          <table:table-cell office:value-type="float" office:value="0.065190416" calcext:value-type="float">
            <text:p>0.065190416</text:p>
          </table:table-cell>
          <table:table-cell office:value-type="float" office:value="0.08428272" calcext:value-type="float">
            <text:p>0.084282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8027631" calcext:value-type="float">
            <text:p>0.0480276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2-02 23:13:37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639469104" calcext:value-type="float">
            <text:p>0.639469104</text:p>
          </table:table-cell>
          <table:table-cell office:value-type="float" office:value="0.443401986" calcext:value-type="float">
            <text:p>0.443401986</text:p>
          </table:table-cell>
          <table:table-cell office:value-type="float" office:value="0.535135929" calcext:value-type="float">
            <text:p>0.535135929</text:p>
          </table:table-cell>
          <table:table-cell office:value-type="float" office:value="5" calcext:value-type="float">
            <text:p>5</text:p>
          </table:table-cell>
          <table:table-cell office:value-type="float" office:value="0.305612124" calcext:value-type="float">
            <text:p>0.305612124</text:p>
          </table:table-cell>
          <table:table-cell/>
          <table:table-cell office:value-type="float" office:value="0.005224421" calcext:value-type="float">
            <text:p>0.005224421</text:p>
          </table:table-cell>
          <table:table-cell office:value-type="float" office:value="0.003622565" calcext:value-type="float">
            <text:p>0.003622565</text:p>
          </table:table-cell>
          <table:table-cell office:value-type="float" office:value="0.004372026" calcext:value-type="float">
            <text:p>0.0043720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496831" calcext:value-type="float">
            <text:p>0.002496831</text:p>
          </table:table-cell>
          <table:table-cell/>
          <table:table-cell office:value-type="float" office:value="0.004185818" calcext:value-type="float">
            <text:p>0.004185818</text:p>
          </table:table-cell>
          <table:table-cell office:value-type="float" office:value="0.002583962" calcext:value-type="float">
            <text:p>0.002583962</text:p>
          </table:table-cell>
          <table:table-cell office:value-type="float" office:value="0.003333423" calcext:value-type="float">
            <text:p>0.00333342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458228" calcext:value-type="float">
            <text:p>0.001458228</text:p>
          </table:table-cell>
          <table:table-cell/>
          <table:table-cell office:value-type="float" office:value="24.505596394" calcext:value-type="float">
            <text:p>24.505596394</text:p>
          </table:table-cell>
          <table:table-cell office:value-type="float" office:value="24.466043367" calcext:value-type="float">
            <text:p>24.466043367</text:p>
          </table:table-cell>
          <table:table-cell office:value-type="float" office:value="24.484549222" calcext:value-type="float">
            <text:p>24.484549222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38245884" calcext:value-type="float">
            <text:p>24.438245884</text:p>
          </table:table-cell>
          <table:table-cell/>
          <table:table-cell office:value-type="float" office:value="0.106097025" calcext:value-type="float">
            <text:p>0.106097025</text:p>
          </table:table-cell>
          <table:table-cell office:value-type="float" office:value="0.065496765" calcext:value-type="float">
            <text:p>0.065496765</text:p>
          </table:table-cell>
          <table:table-cell office:value-type="float" office:value="0.084492667" calcext:value-type="float">
            <text:p>0.0844926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6962947" calcext:value-type="float">
            <text:p>0.0369629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2-02 23:13:38</text:p>
          </table:table-cell>
          <table:table-cell office:value-type="float" office:value="24.39213" calcext:value-type="float">
            <text:p>24.39213</text:p>
          </table:table-cell>
          <table:table-cell office:value-type="string" calcext:value-type="string">
            <text:p><text:s/></text:p>
          </table:table-cell>
          <table:table-cell office:value-type="float" office:value="0.640891271" calcext:value-type="float">
            <text:p>0.640891271</text:p>
          </table:table-cell>
          <table:table-cell office:value-type="float" office:value="0.443673783" calcext:value-type="float">
            <text:p>0.443673783</text:p>
          </table:table-cell>
          <table:table-cell office:value-type="float" office:value="0.537183349" calcext:value-type="float">
            <text:p>0.537183349</text:p>
          </table:table-cell>
          <table:table-cell office:value-type="float" office:value="5" calcext:value-type="float">
            <text:p>5</text:p>
          </table:table-cell>
          <table:table-cell office:value-type="float" office:value="0.279004011" calcext:value-type="float">
            <text:p>0.279004011</text:p>
          </table:table-cell>
          <table:table-cell/>
          <table:table-cell office:value-type="float" office:value="0.00523604" calcext:value-type="float">
            <text:p>0.00523604</text:p>
          </table:table-cell>
          <table:table-cell office:value-type="float" office:value="0.003624786" calcext:value-type="float">
            <text:p>0.003624786</text:p>
          </table:table-cell>
          <table:table-cell office:value-type="float" office:value="0.004388753" calcext:value-type="float">
            <text:p>0.0043887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279445" calcext:value-type="float">
            <text:p>0.002279445</text:p>
          </table:table-cell>
          <table:table-cell/>
          <table:table-cell office:value-type="float" office:value="0.004197437" calcext:value-type="float">
            <text:p>0.004197437</text:p>
          </table:table-cell>
          <table:table-cell office:value-type="float" office:value="0.002586183" calcext:value-type="float">
            <text:p>0.002586183</text:p>
          </table:table-cell>
          <table:table-cell office:value-type="float" office:value="0.00335015" calcext:value-type="float">
            <text:p>0.0033501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240842" calcext:value-type="float">
            <text:p>0.001240842</text:p>
          </table:table-cell>
          <table:table-cell/>
          <table:table-cell office:value-type="float" office:value="24.495776291" calcext:value-type="float">
            <text:p>24.495776291</text:p>
          </table:table-cell>
          <table:table-cell office:value-type="float" office:value="24.45599084" calcext:value-type="float">
            <text:p>24.45599084</text:p>
          </table:table-cell>
          <table:table-cell office:value-type="float" office:value="24.474855067" calcext:value-type="float">
            <text:p>24.474855067</text:p>
          </table:table-cell>
          <table:table-cell office:value-type="float" office:value="25.374792129" calcext:value-type="float">
            <text:p>25.374792129</text:p>
          </table:table-cell>
          <table:table-cell office:value-type="float" office:value="24.422770267" calcext:value-type="float">
            <text:p>24.422770267</text:p>
          </table:table-cell>
          <table:table-cell/>
          <table:table-cell office:value-type="float" office:value="0.106391511" calcext:value-type="float">
            <text:p>0.106391511</text:p>
          </table:table-cell>
          <table:table-cell office:value-type="float" office:value="0.065553048" calcext:value-type="float">
            <text:p>0.065553048</text:p>
          </table:table-cell>
          <table:table-cell office:value-type="float" office:value="0.084916633" calcext:value-type="float">
            <text:p>0.08491663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31452766" calcext:value-type="float">
            <text:p>0.0314527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2-02 23:13:39</text:p>
          </table:table-cell>
          <table:table-cell office:value-type="float" office:value="24.39213" calcext:value-type="float">
            <text:p>24.39213</text:p>
          </table:table-cell>
          <table:table-cell office:value-type="string" calcext:value-type="string">
            <text:p><text:s/></text:p>
          </table:table-cell>
          <table:table-cell office:value-type="float" office:value="0.642306881" calcext:value-type="float">
            <text:p>0.642306881</text:p>
          </table:table-cell>
          <table:table-cell office:value-type="float" office:value="0.444356256" calcext:value-type="float">
            <text:p>0.444356256</text:p>
          </table:table-cell>
          <table:table-cell office:value-type="float" office:value="0.537310307" calcext:value-type="float">
            <text:p>0.537310307</text:p>
          </table:table-cell>
          <table:table-cell office:value-type="float" office:value="5" calcext:value-type="float">
            <text:p>5</text:p>
          </table:table-cell>
          <table:table-cell office:value-type="float" office:value="0.34986679" calcext:value-type="float">
            <text:p>0.34986679</text:p>
          </table:table-cell>
          <table:table-cell/>
          <table:table-cell office:value-type="float" office:value="0.005247605" calcext:value-type="float">
            <text:p>0.005247605</text:p>
          </table:table-cell>
          <table:table-cell office:value-type="float" office:value="0.003630362" calcext:value-type="float">
            <text:p>0.003630362</text:p>
          </table:table-cell>
          <table:table-cell office:value-type="float" office:value="0.00438979" calcext:value-type="float">
            <text:p>0.004389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58389" calcext:value-type="float">
            <text:p>0.002858389</text:p>
          </table:table-cell>
          <table:table-cell/>
          <table:table-cell office:value-type="float" office:value="0.004209002" calcext:value-type="float">
            <text:p>0.004209002</text:p>
          </table:table-cell>
          <table:table-cell office:value-type="float" office:value="0.002591759" calcext:value-type="float">
            <text:p>0.002591759</text:p>
          </table:table-cell>
          <table:table-cell office:value-type="float" office:value="0.003351187" calcext:value-type="float">
            <text:p>0.00335118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19786" calcext:value-type="float">
            <text:p>0.001819786</text:p>
          </table:table-cell>
          <table:table-cell/>
          <table:table-cell office:value-type="float" office:value="24.496061863" calcext:value-type="float">
            <text:p>24.496061863</text:p>
          </table:table-cell>
          <table:table-cell office:value-type="float" office:value="24.45612852" calcext:value-type="float">
            <text:p>24.45612852</text:p>
          </table:table-cell>
          <table:table-cell office:value-type="float" office:value="24.474880679" calcext:value-type="float">
            <text:p>24.474880679</text:p>
          </table:table-cell>
          <table:table-cell office:value-type="float" office:value="25.374792129" calcext:value-type="float">
            <text:p>25.374792129</text:p>
          </table:table-cell>
          <table:table-cell office:value-type="float" office:value="24.437066287" calcext:value-type="float">
            <text:p>24.437066287</text:p>
          </table:table-cell>
          <table:table-cell/>
          <table:table-cell office:value-type="float" office:value="0.106684638" calcext:value-type="float">
            <text:p>0.106684638</text:p>
          </table:table-cell>
          <table:table-cell office:value-type="float" office:value="0.065694374" calcext:value-type="float">
            <text:p>0.065694374</text:p>
          </table:table-cell>
          <table:table-cell office:value-type="float" office:value="0.084942923" calcext:value-type="float">
            <text:p>0.08494292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6127407" calcext:value-type="float">
            <text:p>0.0461274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2-02 23:13:41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0.644688087" calcext:value-type="float">
            <text:p>0.644688087</text:p>
          </table:table-cell>
          <table:table-cell office:value-type="float" office:value="0.445894056" calcext:value-type="float">
            <text:p>0.445894056</text:p>
          </table:table-cell>
          <table:table-cell office:value-type="float" office:value="0.537645285" calcext:value-type="float">
            <text:p>0.537645285</text:p>
          </table:table-cell>
          <table:table-cell office:value-type="float" office:value="5" calcext:value-type="float">
            <text:p>5</text:p>
          </table:table-cell>
          <table:table-cell office:value-type="float" office:value="0.350812715" calcext:value-type="float">
            <text:p>0.350812715</text:p>
          </table:table-cell>
          <table:table-cell/>
          <table:table-cell office:value-type="float" office:value="0.00526706" calcext:value-type="float">
            <text:p>0.00526706</text:p>
          </table:table-cell>
          <table:table-cell office:value-type="float" office:value="0.003642925" calcext:value-type="float">
            <text:p>0.003642925</text:p>
          </table:table-cell>
          <table:table-cell office:value-type="float" office:value="0.004392527" calcext:value-type="float">
            <text:p>0.0043925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2866117" calcext:value-type="float">
            <text:p>0.002866117</text:p>
          </table:table-cell>
          <table:table-cell/>
          <table:table-cell office:value-type="float" office:value="0.004228457" calcext:value-type="float">
            <text:p>0.004228457</text:p>
          </table:table-cell>
          <table:table-cell office:value-type="float" office:value="0.002604323" calcext:value-type="float">
            <text:p>0.002604323</text:p>
          </table:table-cell>
          <table:table-cell office:value-type="float" office:value="0.003353924" calcext:value-type="float">
            <text:p>0.00335392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1827514" calcext:value-type="float">
            <text:p>0.001827514</text:p>
          </table:table-cell>
          <table:table-cell/>
          <table:table-cell office:value-type="float" office:value="24.491488731" calcext:value-type="float">
            <text:p>24.491488731</text:p>
          </table:table-cell>
          <table:table-cell office:value-type="float" office:value="24.451385075" calcext:value-type="float">
            <text:p>24.451385075</text:p>
          </table:table-cell>
          <table:table-cell office:value-type="float" office:value="24.469894663" calcext:value-type="float">
            <text:p>24.469894663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32203354" calcext:value-type="float">
            <text:p>24.432203354</text:p>
          </table:table-cell>
          <table:table-cell/>
          <table:table-cell office:value-type="float" office:value="0.107177709" calcext:value-type="float">
            <text:p>0.107177709</text:p>
          </table:table-cell>
          <table:table-cell office:value-type="float" office:value="0.066012819" calcext:value-type="float">
            <text:p>0.066012819</text:p>
          </table:table-cell>
          <table:table-cell office:value-type="float" office:value="0.085012288" calcext:value-type="float">
            <text:p>0.0850122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46323293" calcext:value-type="float">
            <text:p>0.0463232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2-02 23:13:42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647026378" calcext:value-type="float">
            <text:p>0.647026378</text:p>
          </table:table-cell>
          <table:table-cell office:value-type="float" office:value="0.448272282" calcext:value-type="float">
            <text:p>0.448272282</text:p>
          </table:table-cell>
          <table:table-cell office:value-type="float" office:value="0.538290207" calcext:value-type="float">
            <text:p>0.538290207</text:p>
          </table:table-cell>
          <table:table-cell office:value-type="float" office:value="5" calcext:value-type="float">
            <text:p>5</text:p>
          </table:table-cell>
          <table:table-cell office:value-type="float" office:value="0.491283595" calcext:value-type="float">
            <text:p>0.491283595</text:p>
          </table:table-cell>
          <table:table-cell/>
          <table:table-cell office:value-type="float" office:value="0.005286163" calcext:value-type="float">
            <text:p>0.005286163</text:p>
          </table:table-cell>
          <table:table-cell office:value-type="float" office:value="0.003662355" calcext:value-type="float">
            <text:p>0.003662355</text:p>
          </table:table-cell>
          <table:table-cell office:value-type="float" office:value="0.004397796" calcext:value-type="float">
            <text:p>0.0043977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13755" calcext:value-type="float">
            <text:p>0.004013755</text:p>
          </table:table-cell>
          <table:table-cell/>
          <table:table-cell office:value-type="float" office:value="0.00424756" calcext:value-type="float">
            <text:p>0.00424756</text:p>
          </table:table-cell>
          <table:table-cell office:value-type="float" office:value="0.002623752" calcext:value-type="float">
            <text:p>0.002623752</text:p>
          </table:table-cell>
          <table:table-cell office:value-type="float" office:value="0.003359193" calcext:value-type="float">
            <text:p>0.00335919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75152" calcext:value-type="float">
            <text:p>0.002975152</text:p>
          </table:table-cell>
          <table:table-cell/>
          <table:table-cell office:value-type="float" office:value="24.502067418" calcext:value-type="float">
            <text:p>24.502067418</text:p>
          </table:table-cell>
          <table:table-cell office:value-type="float" office:value="24.461972204" calcext:value-type="float">
            <text:p>24.461972204</text:p>
          </table:table-cell>
          <table:table-cell office:value-type="float" office:value="24.48013195" calcext:value-type="float">
            <text:p>24.48013195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70649119" calcext:value-type="float">
            <text:p>24.470649119</text:p>
          </table:table-cell>
          <table:table-cell/>
          <table:table-cell office:value-type="float" office:value="0.107661894" calcext:value-type="float">
            <text:p>0.107661894</text:p>
          </table:table-cell>
          <table:table-cell office:value-type="float" office:value="0.066505298" calcext:value-type="float">
            <text:p>0.066505298</text:p>
          </table:table-cell>
          <table:table-cell office:value-type="float" office:value="0.085145834" calcext:value-type="float">
            <text:p>0.0851458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411955" calcext:value-type="float">
            <text:p>0.0754119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2-02 23:13:43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651656467" calcext:value-type="float">
            <text:p>0.651656467</text:p>
          </table:table-cell>
          <table:table-cell office:value-type="float" office:value="0.451690012" calcext:value-type="float">
            <text:p>0.451690012</text:p>
          </table:table-cell>
          <table:table-cell office:value-type="float" office:value="0.540907447" calcext:value-type="float">
            <text:p>0.540907447</text:p>
          </table:table-cell>
          <table:table-cell office:value-type="float" office:value="5" calcext:value-type="float">
            <text:p>5</text:p>
          </table:table-cell>
          <table:table-cell office:value-type="float" office:value="0.488821326" calcext:value-type="float">
            <text:p>0.488821326</text:p>
          </table:table-cell>
          <table:table-cell/>
          <table:table-cell office:value-type="float" office:value="0.005323991" calcext:value-type="float">
            <text:p>0.005323991</text:p>
          </table:table-cell>
          <table:table-cell office:value-type="float" office:value="0.003690278" calcext:value-type="float">
            <text:p>0.003690278</text:p>
          </table:table-cell>
          <table:table-cell office:value-type="float" office:value="0.004419178" calcext:value-type="float">
            <text:p>0.0044191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93638" calcext:value-type="float">
            <text:p>0.003993638</text:p>
          </table:table-cell>
          <table:table-cell/>
          <table:table-cell office:value-type="float" office:value="0.004285388" calcext:value-type="float">
            <text:p>0.004285388</text:p>
          </table:table-cell>
          <table:table-cell office:value-type="float" office:value="0.002651675" calcext:value-type="float">
            <text:p>0.002651675</text:p>
          </table:table-cell>
          <table:table-cell office:value-type="float" office:value="0.003380576" calcext:value-type="float">
            <text:p>0.00338057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55036" calcext:value-type="float">
            <text:p>0.002955036</text:p>
          </table:table-cell>
          <table:table-cell/>
          <table:table-cell office:value-type="float" office:value="24.508054929" calcext:value-type="float">
            <text:p>24.508054929</text:p>
          </table:table-cell>
          <table:table-cell office:value-type="float" office:value="24.467715356" calcext:value-type="float">
            <text:p>24.467715356</text:p>
          </table:table-cell>
          <table:table-cell office:value-type="float" office:value="24.485713523" calcext:value-type="float">
            <text:p>24.485713523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5206031" calcext:value-type="float">
            <text:p>24.475206031</text:p>
          </table:table-cell>
          <table:table-cell/>
          <table:table-cell office:value-type="float" office:value="0.108620635" calcext:value-type="float">
            <text:p>0.108620635</text:p>
          </table:table-cell>
          <table:table-cell office:value-type="float" office:value="0.067213035" calcext:value-type="float">
            <text:p>0.067213035</text:p>
          </table:table-cell>
          <table:table-cell office:value-type="float" office:value="0.085687795" calcext:value-type="float">
            <text:p>0.0856877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4902078" calcext:value-type="float">
            <text:p>0.0749020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2-02 23:13:44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654494244" calcext:value-type="float">
            <text:p>0.654494244</text:p>
          </table:table-cell>
          <table:table-cell office:value-type="float" office:value="0.4485107" calcext:value-type="float">
            <text:p>0.4485107</text:p>
          </table:table-cell>
          <table:table-cell office:value-type="float" office:value="0.542028611" calcext:value-type="float">
            <text:p>0.542028611</text:p>
          </table:table-cell>
          <table:table-cell office:value-type="float" office:value="5" calcext:value-type="float">
            <text:p>5</text:p>
          </table:table-cell>
          <table:table-cell office:value-type="float" office:value="0.49314922" calcext:value-type="float">
            <text:p>0.49314922</text:p>
          </table:table-cell>
          <table:table-cell/>
          <table:table-cell office:value-type="float" office:value="0.005347175" calcext:value-type="float">
            <text:p>0.005347175</text:p>
          </table:table-cell>
          <table:table-cell office:value-type="float" office:value="0.003664303" calcext:value-type="float">
            <text:p>0.003664303</text:p>
          </table:table-cell>
          <table:table-cell office:value-type="float" office:value="0.004428338" calcext:value-type="float">
            <text:p>0.0044283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28997" calcext:value-type="float">
            <text:p>0.004028997</text:p>
          </table:table-cell>
          <table:table-cell/>
          <table:table-cell office:value-type="float" office:value="0.004308572" calcext:value-type="float">
            <text:p>0.004308572</text:p>
          </table:table-cell>
          <table:table-cell office:value-type="float" office:value="0.0026257" calcext:value-type="float">
            <text:p>0.0026257</text:p>
          </table:table-cell>
          <table:table-cell office:value-type="float" office:value="0.003389736" calcext:value-type="float">
            <text:p>0.00338973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90394" calcext:value-type="float">
            <text:p>0.002990394</text:p>
          </table:table-cell>
          <table:table-cell/>
          <table:table-cell office:value-type="float" office:value="24.503573904" calcext:value-type="float">
            <text:p>24.503573904</text:p>
          </table:table-cell>
          <table:table-cell office:value-type="float" office:value="24.462020302" calcext:value-type="float">
            <text:p>24.462020302</text:p>
          </table:table-cell>
          <table:table-cell office:value-type="float" office:value="24.480886109" calcext:value-type="float">
            <text:p>24.480886109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7102548" calcext:value-type="float">
            <text:p>24.47102548</text:p>
          </table:table-cell>
          <table:table-cell/>
          <table:table-cell office:value-type="float" office:value="0.109208246" calcext:value-type="float">
            <text:p>0.109208246</text:p>
          </table:table-cell>
          <table:table-cell office:value-type="float" office:value="0.066554669" calcext:value-type="float">
            <text:p>0.066554669</text:p>
          </table:table-cell>
          <table:table-cell office:value-type="float" office:value="0.085919958" calcext:value-type="float">
            <text:p>0.0859199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798281" calcext:value-type="float">
            <text:p>0.0757982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2-02 23:13:46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0.655673224" calcext:value-type="float">
            <text:p>0.655673224</text:p>
          </table:table-cell>
          <table:table-cell office:value-type="float" office:value="0.44694727" calcext:value-type="float">
            <text:p>0.44694727</text:p>
          </table:table-cell>
          <table:table-cell office:value-type="float" office:value="0.541098182" calcext:value-type="float">
            <text:p>0.541098182</text:p>
          </table:table-cell>
          <table:table-cell office:value-type="float" office:value="5" calcext:value-type="float">
            <text:p>5</text:p>
          </table:table-cell>
          <table:table-cell office:value-type="float" office:value="0.495069682" calcext:value-type="float">
            <text:p>0.495069682</text:p>
          </table:table-cell>
          <table:table-cell/>
          <table:table-cell office:value-type="float" office:value="0.005356807" calcext:value-type="float">
            <text:p>0.005356807</text:p>
          </table:table-cell>
          <table:table-cell office:value-type="float" office:value="0.00365153" calcext:value-type="float">
            <text:p>0.00365153</text:p>
          </table:table-cell>
          <table:table-cell office:value-type="float" office:value="0.004420737" calcext:value-type="float">
            <text:p>0.0044207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44687" calcext:value-type="float">
            <text:p>0.004044687</text:p>
          </table:table-cell>
          <table:table-cell/>
          <table:table-cell office:value-type="float" office:value="0.004318205" calcext:value-type="float">
            <text:p>0.004318205</text:p>
          </table:table-cell>
          <table:table-cell office:value-type="float" office:value="0.002612927" calcext:value-type="float">
            <text:p>0.002612927</text:p>
          </table:table-cell>
          <table:table-cell office:value-type="float" office:value="0.003382134" calcext:value-type="float">
            <text:p>0.00338213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06084" calcext:value-type="float">
            <text:p>0.003006084</text:p>
          </table:table-cell>
          <table:table-cell/>
          <table:table-cell office:value-type="float" office:value="24.513918705" calcext:value-type="float">
            <text:p>24.513918705</text:p>
          </table:table-cell>
          <table:table-cell office:value-type="float" office:value="24.471812254" calcext:value-type="float">
            <text:p>24.471812254</text:p>
          </table:table-cell>
          <table:table-cell office:value-type="float" office:value="24.49080559" calcext:value-type="float">
            <text:p>24.49080559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81520168" calcext:value-type="float">
            <text:p>24.481520168</text:p>
          </table:table-cell>
          <table:table-cell/>
          <table:table-cell office:value-type="float" office:value="0.109452374" calcext:value-type="float">
            <text:p>0.109452374</text:p>
          </table:table-cell>
          <table:table-cell office:value-type="float" office:value="0.066230917" calcext:value-type="float">
            <text:p>0.066230917</text:p>
          </table:table-cell>
          <table:table-cell office:value-type="float" office:value="0.085727291" calcext:value-type="float">
            <text:p>0.0857272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195962" calcext:value-type="float">
            <text:p>0.0761959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2-02 23:13:47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656885583" calcext:value-type="float">
            <text:p>0.656885583</text:p>
          </table:table-cell>
          <table:table-cell office:value-type="float" office:value="0.450673157" calcext:value-type="float">
            <text:p>0.450673157</text:p>
          </table:table-cell>
          <table:table-cell office:value-type="float" office:value="0.541619723" calcext:value-type="float">
            <text:p>0.541619723</text:p>
          </table:table-cell>
          <table:table-cell office:value-type="float" office:value="5" calcext:value-type="float">
            <text:p>5</text:p>
          </table:table-cell>
          <table:table-cell office:value-type="float" office:value="0.492562114" calcext:value-type="float">
            <text:p>0.492562114</text:p>
          </table:table-cell>
          <table:table-cell/>
          <table:table-cell office:value-type="float" office:value="0.005366712" calcext:value-type="float">
            <text:p>0.005366712</text:p>
          </table:table-cell>
          <table:table-cell office:value-type="float" office:value="0.00368197" calcext:value-type="float">
            <text:p>0.00368197</text:p>
          </table:table-cell>
          <table:table-cell office:value-type="float" office:value="0.004424998" calcext:value-type="float">
            <text:p>0.0044249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242" calcext:value-type="float">
            <text:p>0.0040242</text:p>
          </table:table-cell>
          <table:table-cell/>
          <table:table-cell office:value-type="float" office:value="0.00432811" calcext:value-type="float">
            <text:p>0.00432811</text:p>
          </table:table-cell>
          <table:table-cell office:value-type="float" office:value="0.002643367" calcext:value-type="float">
            <text:p>0.002643367</text:p>
          </table:table-cell>
          <table:table-cell office:value-type="float" office:value="0.003386395" calcext:value-type="float">
            <text:p>0.00338639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85598" calcext:value-type="float">
            <text:p>0.002985598</text:p>
          </table:table-cell>
          <table:table-cell/>
          <table:table-cell office:value-type="float" office:value="24.504056305" calcext:value-type="float">
            <text:p>24.504056305</text:p>
          </table:table-cell>
          <table:table-cell office:value-type="float" office:value="24.462456548" calcext:value-type="float">
            <text:p>24.462456548</text:p>
          </table:table-cell>
          <table:table-cell office:value-type="float" office:value="24.480803623" calcext:value-type="float">
            <text:p>24.480803623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70907041" calcext:value-type="float">
            <text:p>24.470907041</text:p>
          </table:table-cell>
          <table:table-cell/>
          <table:table-cell office:value-type="float" office:value="0.109703414" calcext:value-type="float">
            <text:p>0.109703414</text:p>
          </table:table-cell>
          <table:table-cell office:value-type="float" office:value="0.067002467" calcext:value-type="float">
            <text:p>0.067002467</text:p>
          </table:table-cell>
          <table:table-cell office:value-type="float" office:value="0.085835288" calcext:value-type="float">
            <text:p>0.0858352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676705" calcext:value-type="float">
            <text:p>0.0756767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2-02 23:13:48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0.661379774" calcext:value-type="float">
            <text:p>0.661379774</text:p>
          </table:table-cell>
          <table:table-cell office:value-type="float" office:value="0.455644781" calcext:value-type="float">
            <text:p>0.455644781</text:p>
          </table:table-cell>
          <table:table-cell office:value-type="float" office:value="0.54391033" calcext:value-type="float">
            <text:p>0.54391033</text:p>
          </table:table-cell>
          <table:table-cell office:value-type="float" office:value="5" calcext:value-type="float">
            <text:p>5</text:p>
          </table:table-cell>
          <table:table-cell office:value-type="float" office:value="0.489259421" calcext:value-type="float">
            <text:p>0.489259421</text:p>
          </table:table-cell>
          <table:table-cell/>
          <table:table-cell office:value-type="float" office:value="0.00540343" calcext:value-type="float">
            <text:p>0.00540343</text:p>
          </table:table-cell>
          <table:table-cell office:value-type="float" office:value="0.003722588" calcext:value-type="float">
            <text:p>0.003722588</text:p>
          </table:table-cell>
          <table:table-cell office:value-type="float" office:value="0.004443712" calcext:value-type="float">
            <text:p>0.0044437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97217" calcext:value-type="float">
            <text:p>0.003997217</text:p>
          </table:table-cell>
          <table:table-cell/>
          <table:table-cell office:value-type="float" office:value="0.004364827" calcext:value-type="float">
            <text:p>0.004364827</text:p>
          </table:table-cell>
          <table:table-cell office:value-type="float" office:value="0.002683985" calcext:value-type="float">
            <text:p>0.002683985</text:p>
          </table:table-cell>
          <table:table-cell office:value-type="float" office:value="0.003405109" calcext:value-type="float">
            <text:p>0.00340510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58615" calcext:value-type="float">
            <text:p>0.002958615</text:p>
          </table:table-cell>
          <table:table-cell/>
          <table:table-cell office:value-type="float" office:value="24.494855957" calcext:value-type="float">
            <text:p>24.494855957</text:p>
          </table:table-cell>
          <table:table-cell office:value-type="float" office:value="24.453352169" calcext:value-type="float">
            <text:p>24.453352169</text:p>
          </table:table-cell>
          <table:table-cell office:value-type="float" office:value="24.471158541" calcext:value-type="float">
            <text:p>24.471158541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60133499" calcext:value-type="float">
            <text:p>24.460133499</text:p>
          </table:table-cell>
          <table:table-cell/>
          <table:table-cell office:value-type="float" office:value="0.110634013" calcext:value-type="float">
            <text:p>0.110634013</text:p>
          </table:table-cell>
          <table:table-cell office:value-type="float" office:value="0.068031981" calcext:value-type="float">
            <text:p>0.068031981</text:p>
          </table:table-cell>
          <table:table-cell office:value-type="float" office:value="0.086309612" calcext:value-type="float">
            <text:p>0.0863096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4992797" calcext:value-type="float">
            <text:p>0.0749927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2-02 23:13:50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663554748" calcext:value-type="float">
            <text:p>0.663554748</text:p>
          </table:table-cell>
          <table:table-cell office:value-type="float" office:value="0.454524214" calcext:value-type="float">
            <text:p>0.454524214</text:p>
          </table:table-cell>
          <table:table-cell office:value-type="float" office:value="0.545663303" calcext:value-type="float">
            <text:p>0.545663303</text:p>
          </table:table-cell>
          <table:table-cell office:value-type="float" office:value="5" calcext:value-type="float">
            <text:p>5</text:p>
          </table:table-cell>
          <table:table-cell office:value-type="float" office:value="0.490940868" calcext:value-type="float">
            <text:p>0.490940868</text:p>
          </table:table-cell>
          <table:table-cell/>
          <table:table-cell office:value-type="float" office:value="0.005421199" calcext:value-type="float">
            <text:p>0.005421199</text:p>
          </table:table-cell>
          <table:table-cell office:value-type="float" office:value="0.003713433" calcext:value-type="float">
            <text:p>0.003713433</text:p>
          </table:table-cell>
          <table:table-cell office:value-type="float" office:value="0.004458034" calcext:value-type="float">
            <text:p>0.0044580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10955" calcext:value-type="float">
            <text:p>0.004010955</text:p>
          </table:table-cell>
          <table:table-cell/>
          <table:table-cell office:value-type="float" office:value="0.004382596" calcext:value-type="float">
            <text:p>0.004382596</text:p>
          </table:table-cell>
          <table:table-cell office:value-type="float" office:value="0.00267483" calcext:value-type="float">
            <text:p>0.00267483</text:p>
          </table:table-cell>
          <table:table-cell office:value-type="float" office:value="0.003419431" calcext:value-type="float">
            <text:p>0.0034194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72352" calcext:value-type="float">
            <text:p>0.002972352</text:p>
          </table:table-cell>
          <table:table-cell/>
          <table:table-cell office:value-type="float" office:value="24.510455143" calcext:value-type="float">
            <text:p>24.510455143</text:p>
          </table:table-cell>
          <table:table-cell office:value-type="float" office:value="24.468287115" calcext:value-type="float">
            <text:p>24.468287115</text:p>
          </table:table-cell>
          <table:table-cell office:value-type="float" office:value="24.486672931" calcext:value-type="float">
            <text:p>24.486672931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5633614" calcext:value-type="float">
            <text:p>24.475633614</text:p>
          </table:table-cell>
          <table:table-cell/>
          <table:table-cell office:value-type="float" office:value="0.111084378" calcext:value-type="float">
            <text:p>0.111084378</text:p>
          </table:table-cell>
          <table:table-cell office:value-type="float" office:value="0.067799936" calcext:value-type="float">
            <text:p>0.067799936</text:p>
          </table:table-cell>
          <table:table-cell office:value-type="float" office:value="0.086672605" calcext:value-type="float">
            <text:p>0.0866726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340984" calcext:value-type="float">
            <text:p>0.0753409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2-02 23:13:51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664154966" calcext:value-type="float">
            <text:p>0.664154966</text:p>
          </table:table-cell>
          <table:table-cell office:value-type="float" office:value="0.45052951" calcext:value-type="float">
            <text:p>0.45052951</text:p>
          </table:table-cell>
          <table:table-cell office:value-type="float" office:value="0.544617837" calcext:value-type="float">
            <text:p>0.544617837</text:p>
          </table:table-cell>
          <table:table-cell office:value-type="float" office:value="5" calcext:value-type="float">
            <text:p>5</text:p>
          </table:table-cell>
          <table:table-cell office:value-type="float" office:value="0.4953534" calcext:value-type="float">
            <text:p>0.4953534</text:p>
          </table:table-cell>
          <table:table-cell/>
          <table:table-cell office:value-type="float" office:value="0.005426103" calcext:value-type="float">
            <text:p>0.005426103</text:p>
          </table:table-cell>
          <table:table-cell office:value-type="float" office:value="0.003680797" calcext:value-type="float">
            <text:p>0.003680797</text:p>
          </table:table-cell>
          <table:table-cell office:value-type="float" office:value="0.004449492" calcext:value-type="float">
            <text:p>0.0044494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47005" calcext:value-type="float">
            <text:p>0.004047005</text:p>
          </table:table-cell>
          <table:table-cell/>
          <table:table-cell office:value-type="float" office:value="0.0043875" calcext:value-type="float">
            <text:p>0.0043875</text:p>
          </table:table-cell>
          <table:table-cell office:value-type="float" office:value="0.002642194" calcext:value-type="float">
            <text:p>0.002642194</text:p>
          </table:table-cell>
          <table:table-cell office:value-type="float" office:value="0.003410889" calcext:value-type="float">
            <text:p>0.00341088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08402" calcext:value-type="float">
            <text:p>0.003008402</text:p>
          </table:table-cell>
          <table:table-cell/>
          <table:table-cell office:value-type="float" office:value="24.505522748" calcext:value-type="float">
            <text:p>24.505522748</text:p>
          </table:table-cell>
          <table:table-cell office:value-type="float" office:value="24.462427569" calcext:value-type="float">
            <text:p>24.462427569</text:p>
          </table:table-cell>
          <table:table-cell office:value-type="float" office:value="24.481408442" calcext:value-type="float">
            <text:p>24.481408442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7147014" calcext:value-type="float">
            <text:p>24.47147014</text:p>
          </table:table-cell>
          <table:table-cell/>
          <table:table-cell office:value-type="float" office:value="0.111208663" calcext:value-type="float">
            <text:p>0.111208663</text:p>
          </table:table-cell>
          <table:table-cell office:value-type="float" office:value="0.066972721" calcext:value-type="float">
            <text:p>0.066972721</text:p>
          </table:table-cell>
          <table:table-cell office:value-type="float" office:value="0.086456117" calcext:value-type="float">
            <text:p>0.0864561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254713" calcext:value-type="float">
            <text:p>0.0762547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2-02 23:13:52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664966186" calcext:value-type="float">
            <text:p>0.664966186</text:p>
          </table:table-cell>
          <table:table-cell office:value-type="float" office:value="0.455264503" calcext:value-type="float">
            <text:p>0.455264503</text:p>
          </table:table-cell>
          <table:table-cell office:value-type="float" office:value="0.545244878" calcext:value-type="float">
            <text:p>0.545244878</text:p>
          </table:table-cell>
          <table:table-cell office:value-type="float" office:value="5" calcext:value-type="float">
            <text:p>5</text:p>
          </table:table-cell>
          <table:table-cell office:value-type="float" office:value="0.492062627" calcext:value-type="float">
            <text:p>0.492062627</text:p>
          </table:table-cell>
          <table:table-cell/>
          <table:table-cell office:value-type="float" office:value="0.00543273" calcext:value-type="float">
            <text:p>0.00543273</text:p>
          </table:table-cell>
          <table:table-cell office:value-type="float" office:value="0.003719481" calcext:value-type="float">
            <text:p>0.003719481</text:p>
          </table:table-cell>
          <table:table-cell office:value-type="float" office:value="0.004454615" calcext:value-type="float">
            <text:p>0.0044546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2012" calcext:value-type="float">
            <text:p>0.00402012</text:p>
          </table:table-cell>
          <table:table-cell/>
          <table:table-cell office:value-type="float" office:value="0.004394128" calcext:value-type="float">
            <text:p>0.004394128</text:p>
          </table:table-cell>
          <table:table-cell office:value-type="float" office:value="0.002680878" calcext:value-type="float">
            <text:p>0.002680878</text:p>
          </table:table-cell>
          <table:table-cell office:value-type="float" office:value="0.003416012" calcext:value-type="float">
            <text:p>0.0034160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81517" calcext:value-type="float">
            <text:p>0.002981517</text:p>
          </table:table-cell>
          <table:table-cell/>
          <table:table-cell office:value-type="float" office:value="24.505686394" calcext:value-type="float">
            <text:p>24.505686394</text:p>
          </table:table-cell>
          <table:table-cell office:value-type="float" office:value="24.463382789" calcext:value-type="float">
            <text:p>24.463382789</text:p>
          </table:table-cell>
          <table:table-cell office:value-type="float" office:value="24.481534936" calcext:value-type="float">
            <text:p>24.481534936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70806277" calcext:value-type="float">
            <text:p>24.470806277</text:p>
          </table:table-cell>
          <table:table-cell/>
          <table:table-cell office:value-type="float" office:value="0.11137664" calcext:value-type="float">
            <text:p>0.11137664</text:p>
          </table:table-cell>
          <table:table-cell office:value-type="float" office:value="0.067953233" calcext:value-type="float">
            <text:p>0.067953233</text:p>
          </table:table-cell>
          <table:table-cell office:value-type="float" office:value="0.086585961" calcext:value-type="float">
            <text:p>0.0865859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573274" calcext:value-type="float">
            <text:p>0.0755732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2-02 23:13:53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664735516" calcext:value-type="float">
            <text:p>0.664735516</text:p>
          </table:table-cell>
          <table:table-cell office:value-type="float" office:value="0.45894211" calcext:value-type="float">
            <text:p>0.45894211</text:p>
          </table:table-cell>
          <table:table-cell office:value-type="float" office:value="0.547046131" calcext:value-type="float">
            <text:p>0.547046131</text:p>
          </table:table-cell>
          <table:table-cell office:value-type="float" office:value="5" calcext:value-type="float">
            <text:p>5</text:p>
          </table:table-cell>
          <table:table-cell office:value-type="float" office:value="0.490040838" calcext:value-type="float">
            <text:p>0.490040838</text:p>
          </table:table-cell>
          <table:table-cell/>
          <table:table-cell office:value-type="float" office:value="0.005430846" calcext:value-type="float">
            <text:p>0.005430846</text:p>
          </table:table-cell>
          <table:table-cell office:value-type="float" office:value="0.003749527" calcext:value-type="float">
            <text:p>0.003749527</text:p>
          </table:table-cell>
          <table:table-cell office:value-type="float" office:value="0.004469331" calcext:value-type="float">
            <text:p>0.0044693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03602" calcext:value-type="float">
            <text:p>0.004003602</text:p>
          </table:table-cell>
          <table:table-cell/>
          <table:table-cell office:value-type="float" office:value="0.004392243" calcext:value-type="float">
            <text:p>0.004392243</text:p>
          </table:table-cell>
          <table:table-cell office:value-type="float" office:value="0.002710924" calcext:value-type="float">
            <text:p>0.002710924</text:p>
          </table:table-cell>
          <table:table-cell office:value-type="float" office:value="0.003430728" calcext:value-type="float">
            <text:p>0.00343072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64999" calcext:value-type="float">
            <text:p>0.002964999</text:p>
          </table:table-cell>
          <table:table-cell/>
          <table:table-cell office:value-type="float" office:value="24.510693337" calcext:value-type="float">
            <text:p>24.510693337</text:p>
          </table:table-cell>
          <table:table-cell office:value-type="float" office:value="24.46917836" calcext:value-type="float">
            <text:p>24.46917836</text:p>
          </table:table-cell>
          <table:table-cell office:value-type="float" office:value="24.486951892" calcext:value-type="float">
            <text:p>24.486951892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5452048" calcext:value-type="float">
            <text:p>24.475452048</text:p>
          </table:table-cell>
          <table:table-cell/>
          <table:table-cell office:value-type="float" office:value="0.111328876" calcext:value-type="float">
            <text:p>0.111328876</text:p>
          </table:table-cell>
          <table:table-cell office:value-type="float" office:value="0.068714784" calcext:value-type="float">
            <text:p>0.068714784</text:p>
          </table:table-cell>
          <table:table-cell office:value-type="float" office:value="0.086958952" calcext:value-type="float">
            <text:p>0.0869589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15461" calcext:value-type="float">
            <text:p>0.075154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2-02 23:13:55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665508588" calcext:value-type="float">
            <text:p>0.665508588</text:p>
          </table:table-cell>
          <table:table-cell office:value-type="float" office:value="0.459154303" calcext:value-type="float">
            <text:p>0.459154303</text:p>
          </table:table-cell>
          <table:table-cell office:value-type="float" office:value="0.548805064" calcext:value-type="float">
            <text:p>0.548805064</text:p>
          </table:table-cell>
          <table:table-cell office:value-type="float" office:value="5" calcext:value-type="float">
            <text:p>5</text:p>
          </table:table-cell>
          <table:table-cell office:value-type="float" office:value="0.490489065" calcext:value-type="float">
            <text:p>0.490489065</text:p>
          </table:table-cell>
          <table:table-cell/>
          <table:table-cell office:value-type="float" office:value="0.005437162" calcext:value-type="float">
            <text:p>0.005437162</text:p>
          </table:table-cell>
          <table:table-cell office:value-type="float" office:value="0.003751261" calcext:value-type="float">
            <text:p>0.003751261</text:p>
          </table:table-cell>
          <table:table-cell office:value-type="float" office:value="0.004483702" calcext:value-type="float">
            <text:p>0.0044837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07264" calcext:value-type="float">
            <text:p>0.004007264</text:p>
          </table:table-cell>
          <table:table-cell/>
          <table:table-cell office:value-type="float" office:value="0.004398559" calcext:value-type="float">
            <text:p>0.004398559</text:p>
          </table:table-cell>
          <table:table-cell office:value-type="float" office:value="0.002712658" calcext:value-type="float">
            <text:p>0.002712658</text:p>
          </table:table-cell>
          <table:table-cell office:value-type="float" office:value="0.003445099" calcext:value-type="float">
            <text:p>0.00344509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68661" calcext:value-type="float">
            <text:p>0.002968661</text:p>
          </table:table-cell>
          <table:table-cell/>
          <table:table-cell office:value-type="float" office:value="24.510849287" calcext:value-type="float">
            <text:p>24.510849287</text:p>
          </table:table-cell>
          <table:table-cell office:value-type="float" office:value="24.469221167" calcext:value-type="float">
            <text:p>24.469221167</text:p>
          </table:table-cell>
          <table:table-cell office:value-type="float" office:value="24.487306725" calcext:value-type="float">
            <text:p>24.487306725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554247" calcext:value-type="float">
            <text:p>24.47554247</text:p>
          </table:table-cell>
          <table:table-cell/>
          <table:table-cell office:value-type="float" office:value="0.111488953" calcext:value-type="float">
            <text:p>0.111488953</text:p>
          </table:table-cell>
          <table:table-cell office:value-type="float" office:value="0.068758724" calcext:value-type="float">
            <text:p>0.068758724</text:p>
          </table:table-cell>
          <table:table-cell office:value-type="float" office:value="0.087323179" calcext:value-type="float">
            <text:p>0.0873231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247427" calcext:value-type="float">
            <text:p>0.0752474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2-02 23:13:56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0.66430517" calcext:value-type="float">
            <text:p>0.66430517</text:p>
          </table:table-cell>
          <table:table-cell office:value-type="float" office:value="0.456066782" calcext:value-type="float">
            <text:p>0.456066782</text:p>
          </table:table-cell>
          <table:table-cell office:value-type="float" office:value="0.549516743" calcext:value-type="float">
            <text:p>0.549516743</text:p>
          </table:table-cell>
          <table:table-cell office:value-type="float" office:value="5" calcext:value-type="float">
            <text:p>5</text:p>
          </table:table-cell>
          <table:table-cell office:value-type="float" office:value="0.493919312" calcext:value-type="float">
            <text:p>0.493919312</text:p>
          </table:table-cell>
          <table:table-cell/>
          <table:table-cell office:value-type="float" office:value="0.00542733" calcext:value-type="float">
            <text:p>0.00542733</text:p>
          </table:table-cell>
          <table:table-cell office:value-type="float" office:value="0.003726036" calcext:value-type="float">
            <text:p>0.003726036</text:p>
          </table:table-cell>
          <table:table-cell office:value-type="float" office:value="0.004489516" calcext:value-type="float">
            <text:p>0.0044895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35288" calcext:value-type="float">
            <text:p>0.004035288</text:p>
          </table:table-cell>
          <table:table-cell/>
          <table:table-cell office:value-type="float" office:value="0.004388727" calcext:value-type="float">
            <text:p>0.004388727</text:p>
          </table:table-cell>
          <table:table-cell office:value-type="float" office:value="0.002687433" calcext:value-type="float">
            <text:p>0.002687433</text:p>
          </table:table-cell>
          <table:table-cell office:value-type="float" office:value="0.003450913" calcext:value-type="float">
            <text:p>0.00345091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96686" calcext:value-type="float">
            <text:p>0.002996686</text:p>
          </table:table-cell>
          <table:table-cell/>
          <table:table-cell office:value-type="float" office:value="24.51566" calcext:value-type="float">
            <text:p>24.51566</text:p>
          </table:table-cell>
          <table:table-cell office:value-type="float" office:value="24.473651973" calcext:value-type="float">
            <text:p>24.473651973</text:p>
          </table:table-cell>
          <table:table-cell office:value-type="float" office:value="24.492503875" calcext:value-type="float">
            <text:p>24.492503875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81288101" calcext:value-type="float">
            <text:p>24.481288101</text:p>
          </table:table-cell>
          <table:table-cell/>
          <table:table-cell office:value-type="float" office:value="0.111239765" calcext:value-type="float">
            <text:p>0.111239765</text:p>
          </table:table-cell>
          <table:table-cell office:value-type="float" office:value="0.068119368" calcext:value-type="float">
            <text:p>0.068119368</text:p>
          </table:table-cell>
          <table:table-cell office:value-type="float" office:value="0.087470549" calcext:value-type="float">
            <text:p>0.08747054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957748" calcext:value-type="float">
            <text:p>0.0759577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2-02 23:13:57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669004401" calcext:value-type="float">
            <text:p>0.669004401</text:p>
          </table:table-cell>
          <table:table-cell office:value-type="float" office:value="0.455087478" calcext:value-type="float">
            <text:p>0.455087478</text:p>
          </table:table-cell>
          <table:table-cell office:value-type="float" office:value="0.549307531" calcext:value-type="float">
            <text:p>0.549307531</text:p>
          </table:table-cell>
          <table:table-cell office:value-type="float" office:value="5" calcext:value-type="float">
            <text:p>5</text:p>
          </table:table-cell>
          <table:table-cell office:value-type="float" office:value="0.49568659" calcext:value-type="float">
            <text:p>0.49568659</text:p>
          </table:table-cell>
          <table:table-cell/>
          <table:table-cell office:value-type="float" office:value="0.005465722" calcext:value-type="float">
            <text:p>0.005465722</text:p>
          </table:table-cell>
          <table:table-cell office:value-type="float" office:value="0.003718035" calcext:value-type="float">
            <text:p>0.003718035</text:p>
          </table:table-cell>
          <table:table-cell office:value-type="float" office:value="0.004487807" calcext:value-type="float">
            <text:p>0.00448780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49727" calcext:value-type="float">
            <text:p>0.004049727</text:p>
          </table:table-cell>
          <table:table-cell/>
          <table:table-cell office:value-type="float" office:value="0.004427119" calcext:value-type="float">
            <text:p>0.004427119</text:p>
          </table:table-cell>
          <table:table-cell office:value-type="float" office:value="0.002679432" calcext:value-type="float">
            <text:p>0.002679432</text:p>
          </table:table-cell>
          <table:table-cell office:value-type="float" office:value="0.003449204" calcext:value-type="float">
            <text:p>0.00344920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11124" calcext:value-type="float">
            <text:p>0.003011124</text:p>
          </table:table-cell>
          <table:table-cell/>
          <table:table-cell office:value-type="float" office:value="24.511554488" calcext:value-type="float">
            <text:p>24.511554488</text:p>
          </table:table-cell>
          <table:table-cell office:value-type="float" office:value="24.468400745" calcext:value-type="float">
            <text:p>24.468400745</text:p>
          </table:table-cell>
          <table:table-cell office:value-type="float" office:value="24.487408088" calcext:value-type="float">
            <text:p>24.487408088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6590987" calcext:value-type="float">
            <text:p>24.476590987</text:p>
          </table:table-cell>
          <table:table-cell/>
          <table:table-cell office:value-type="float" office:value="0.112212819" calcext:value-type="float">
            <text:p>0.112212819</text:p>
          </table:table-cell>
          <table:table-cell office:value-type="float" office:value="0.067916575" calcext:value-type="float">
            <text:p>0.067916575</text:p>
          </table:table-cell>
          <table:table-cell office:value-type="float" office:value="0.087427226" calcext:value-type="float">
            <text:p>0.0874272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323709" calcext:value-type="float">
            <text:p>0.0763237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2-02 23:13:58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675399384" calcext:value-type="float">
            <text:p>0.675399384</text:p>
          </table:table-cell>
          <table:table-cell office:value-type="float" office:value="0.457648689" calcext:value-type="float">
            <text:p>0.457648689</text:p>
          </table:table-cell>
          <table:table-cell office:value-type="float" office:value="0.549455947" calcext:value-type="float">
            <text:p>0.549455947</text:p>
          </table:table-cell>
          <table:table-cell office:value-type="float" office:value="5" calcext:value-type="float">
            <text:p>5</text:p>
          </table:table-cell>
          <table:table-cell office:value-type="float" office:value="0.494964182" calcext:value-type="float">
            <text:p>0.494964182</text:p>
          </table:table-cell>
          <table:table-cell/>
          <table:table-cell office:value-type="float" office:value="0.005517969" calcext:value-type="float">
            <text:p>0.005517969</text:p>
          </table:table-cell>
          <table:table-cell office:value-type="float" office:value="0.00373896" calcext:value-type="float">
            <text:p>0.00373896</text:p>
          </table:table-cell>
          <table:table-cell office:value-type="float" office:value="0.004489019" calcext:value-type="float">
            <text:p>0.0044890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43825" calcext:value-type="float">
            <text:p>0.004043825</text:p>
          </table:table-cell>
          <table:table-cell/>
          <table:table-cell office:value-type="float" office:value="0.004479366" calcext:value-type="float">
            <text:p>0.004479366</text:p>
          </table:table-cell>
          <table:table-cell office:value-type="float" office:value="0.002700357" calcext:value-type="float">
            <text:p>0.002700357</text:p>
          </table:table-cell>
          <table:table-cell office:value-type="float" office:value="0.003450416" calcext:value-type="float">
            <text:p>0.00345041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05222" calcext:value-type="float">
            <text:p>0.003005222</text:p>
          </table:table-cell>
          <table:table-cell/>
          <table:table-cell office:value-type="float" office:value="24.51284453" calcext:value-type="float">
            <text:p>24.51284453</text:p>
          </table:table-cell>
          <table:table-cell office:value-type="float" office:value="24.468917432" calcext:value-type="float">
            <text:p>24.468917432</text:p>
          </table:table-cell>
          <table:table-cell office:value-type="float" office:value="24.487438029" calcext:value-type="float">
            <text:p>24.487438029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6445253" calcext:value-type="float">
            <text:p>24.476445253</text:p>
          </table:table-cell>
          <table:table-cell/>
          <table:table-cell office:value-type="float" office:value="0.113537005" calcext:value-type="float">
            <text:p>0.113537005</text:p>
          </table:table-cell>
          <table:table-cell office:value-type="float" office:value="0.068446945" calcext:value-type="float">
            <text:p>0.068446945</text:p>
          </table:table-cell>
          <table:table-cell office:value-type="float" office:value="0.087457959" calcext:value-type="float">
            <text:p>0.0874579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174116" calcext:value-type="float">
            <text:p>0.0761741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2-02 23:14:00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689333163" calcext:value-type="float">
            <text:p>0.689333163</text:p>
          </table:table-cell>
          <table:table-cell office:value-type="float" office:value="0.462941583" calcext:value-type="float">
            <text:p>0.462941583</text:p>
          </table:table-cell>
          <table:table-cell office:value-type="float" office:value="0.551027721" calcext:value-type="float">
            <text:p>0.551027721</text:p>
          </table:table-cell>
          <table:table-cell office:value-type="float" office:value="5" calcext:value-type="float">
            <text:p>5</text:p>
          </table:table-cell>
          <table:table-cell office:value-type="float" office:value="0.491443931" calcext:value-type="float">
            <text:p>0.491443931</text:p>
          </table:table-cell>
          <table:table-cell/>
          <table:table-cell office:value-type="float" office:value="0.005631807" calcext:value-type="float">
            <text:p>0.005631807</text:p>
          </table:table-cell>
          <table:table-cell office:value-type="float" office:value="0.003782202" calcext:value-type="float">
            <text:p>0.003782202</text:p>
          </table:table-cell>
          <table:table-cell office:value-type="float" office:value="0.00450186" calcext:value-type="float">
            <text:p>0.004501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15065" calcext:value-type="float">
            <text:p>0.004015065</text:p>
          </table:table-cell>
          <table:table-cell/>
          <table:table-cell office:value-type="float" office:value="0.004593204" calcext:value-type="float">
            <text:p>0.004593204</text:p>
          </table:table-cell>
          <table:table-cell office:value-type="float" office:value="0.0027436" calcext:value-type="float">
            <text:p>0.0027436</text:p>
          </table:table-cell>
          <table:table-cell office:value-type="float" office:value="0.003463258" calcext:value-type="float">
            <text:p>0.00346325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76462" calcext:value-type="float">
            <text:p>0.002976462</text:p>
          </table:table-cell>
          <table:table-cell/>
          <table:table-cell office:value-type="float" office:value="24.515655348" calcext:value-type="float">
            <text:p>24.515655348</text:p>
          </table:table-cell>
          <table:table-cell office:value-type="float" office:value="24.469985194" calcext:value-type="float">
            <text:p>24.469985194</text:p>
          </table:table-cell>
          <table:table-cell office:value-type="float" office:value="24.487755105" calcext:value-type="float">
            <text:p>24.487755105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5735099" calcext:value-type="float">
            <text:p>24.475735099</text:p>
          </table:table-cell>
          <table:table-cell/>
          <table:table-cell office:value-type="float" office:value="0.116422214" calcext:value-type="float">
            <text:p>0.116422214</text:p>
          </table:table-cell>
          <table:table-cell office:value-type="float" office:value="0.069542985" calcext:value-type="float">
            <text:p>0.069542985</text:p>
          </table:table-cell>
          <table:table-cell office:value-type="float" office:value="0.087783431" calcext:value-type="float">
            <text:p>0.0877834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445157" calcext:value-type="float">
            <text:p>0.0754451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2-02 23:14:01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701592648" calcext:value-type="float">
            <text:p>0.701592648</text:p>
          </table:table-cell>
          <table:table-cell office:value-type="float" office:value="0.464533623" calcext:value-type="float">
            <text:p>0.464533623</text:p>
          </table:table-cell>
          <table:table-cell office:value-type="float" office:value="0.552839107" calcext:value-type="float">
            <text:p>0.552839107</text:p>
          </table:table-cell>
          <table:table-cell office:value-type="float" office:value="5" calcext:value-type="float">
            <text:p>5</text:p>
          </table:table-cell>
          <table:table-cell office:value-type="float" office:value="0.490808545" calcext:value-type="float">
            <text:p>0.490808545</text:p>
          </table:table-cell>
          <table:table-cell/>
          <table:table-cell office:value-type="float" office:value="0.005731966" calcext:value-type="float">
            <text:p>0.005731966</text:p>
          </table:table-cell>
          <table:table-cell office:value-type="float" office:value="0.003795209" calcext:value-type="float">
            <text:p>0.003795209</text:p>
          </table:table-cell>
          <table:table-cell office:value-type="float" office:value="0.004516659" calcext:value-type="float">
            <text:p>0.0045166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09874" calcext:value-type="float">
            <text:p>0.004009874</text:p>
          </table:table-cell>
          <table:table-cell/>
          <table:table-cell office:value-type="float" office:value="0.004693363" calcext:value-type="float">
            <text:p>0.004693363</text:p>
          </table:table-cell>
          <table:table-cell office:value-type="float" office:value="0.002756607" calcext:value-type="float">
            <text:p>0.002756607</text:p>
          </table:table-cell>
          <table:table-cell office:value-type="float" office:value="0.003478057" calcext:value-type="float">
            <text:p>0.00347805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71271" calcext:value-type="float">
            <text:p>0.002971271</text:p>
          </table:table-cell>
          <table:table-cell/>
          <table:table-cell office:value-type="float" office:value="24.51812841" calcext:value-type="float">
            <text:p>24.51812841</text:p>
          </table:table-cell>
          <table:table-cell office:value-type="float" office:value="24.470306364" calcext:value-type="float">
            <text:p>24.470306364</text:p>
          </table:table-cell>
          <table:table-cell office:value-type="float" office:value="24.488120519" calcext:value-type="float">
            <text:p>24.488120519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560692" calcext:value-type="float">
            <text:p>24.47560692</text:p>
          </table:table-cell>
          <table:table-cell/>
          <table:table-cell office:value-type="float" office:value="0.118960726" calcext:value-type="float">
            <text:p>0.118960726</text:p>
          </table:table-cell>
          <table:table-cell office:value-type="float" office:value="0.06987266" calcext:value-type="float">
            <text:p>0.06987266</text:p>
          </table:table-cell>
          <table:table-cell office:value-type="float" office:value="0.08815852" calcext:value-type="float">
            <text:p>0.088158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313584" calcext:value-type="float">
            <text:p>0.0753135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2-02 23:14:02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728448716" calcext:value-type="float">
            <text:p>0.728448716</text:p>
          </table:table-cell>
          <table:table-cell office:value-type="float" office:value="0.462788995" calcext:value-type="float">
            <text:p>0.462788995</text:p>
          </table:table-cell>
          <table:table-cell office:value-type="float" office:value="0.554233856" calcext:value-type="float">
            <text:p>0.554233856</text:p>
          </table:table-cell>
          <table:table-cell office:value-type="float" office:value="5" calcext:value-type="float">
            <text:p>5</text:p>
          </table:table-cell>
          <table:table-cell office:value-type="float" office:value="0.492672383" calcext:value-type="float">
            <text:p>0.492672383</text:p>
          </table:table-cell>
          <table:table-cell/>
          <table:table-cell office:value-type="float" office:value="0.005951378" calcext:value-type="float">
            <text:p>0.005951378</text:p>
          </table:table-cell>
          <table:table-cell office:value-type="float" office:value="0.003780956" calcext:value-type="float">
            <text:p>0.003780956</text:p>
          </table:table-cell>
          <table:table-cell office:value-type="float" office:value="0.004528054" calcext:value-type="float">
            <text:p>0.0045280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25101" calcext:value-type="float">
            <text:p>0.004025101</text:p>
          </table:table-cell>
          <table:table-cell/>
          <table:table-cell office:value-type="float" office:value="0.004912776" calcext:value-type="float">
            <text:p>0.004912776</text:p>
          </table:table-cell>
          <table:table-cell office:value-type="float" office:value="0.002742353" calcext:value-type="float">
            <text:p>0.002742353</text:p>
          </table:table-cell>
          <table:table-cell office:value-type="float" office:value="0.003489452" calcext:value-type="float">
            <text:p>0.0034894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86498" calcext:value-type="float">
            <text:p>0.002986498</text:p>
          </table:table-cell>
          <table:table-cell/>
          <table:table-cell office:value-type="float" office:value="24.518492552" calcext:value-type="float">
            <text:p>24.518492552</text:p>
          </table:table-cell>
          <table:table-cell office:value-type="float" office:value="24.46490075" calcext:value-type="float">
            <text:p>24.46490075</text:p>
          </table:table-cell>
          <table:table-cell office:value-type="float" office:value="24.483348307" calcext:value-type="float">
            <text:p>24.483348307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70929286" calcext:value-type="float">
            <text:p>24.470929286</text:p>
          </table:table-cell>
          <table:table-cell/>
          <table:table-cell office:value-type="float" office:value="0.124521652" calcext:value-type="float">
            <text:p>0.124521652</text:p>
          </table:table-cell>
          <table:table-cell office:value-type="float" office:value="0.069511387" calcext:value-type="float">
            <text:p>0.069511387</text:p>
          </table:table-cell>
          <table:table-cell office:value-type="float" office:value="0.088447334" calcext:value-type="float">
            <text:p>0.0884473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699539" calcext:value-type="float">
            <text:p>0.0756995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2-02 23:14:04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0.740079372" calcext:value-type="float">
            <text:p>0.740079372</text:p>
          </table:table-cell>
          <table:table-cell office:value-type="float" office:value="0.465415772" calcext:value-type="float">
            <text:p>0.465415772</text:p>
          </table:table-cell>
          <table:table-cell office:value-type="float" office:value="0.553523964" calcext:value-type="float">
            <text:p>0.553523964</text:p>
          </table:table-cell>
          <table:table-cell office:value-type="float" office:value="5" calcext:value-type="float">
            <text:p>5</text:p>
          </table:table-cell>
          <table:table-cell office:value-type="float" office:value="0.492045938" calcext:value-type="float">
            <text:p>0.492045938</text:p>
          </table:table-cell>
          <table:table-cell/>
          <table:table-cell office:value-type="float" office:value="0.0060464" calcext:value-type="float">
            <text:p>0.0060464</text:p>
          </table:table-cell>
          <table:table-cell office:value-type="float" office:value="0.003802416" calcext:value-type="float">
            <text:p>0.003802416</text:p>
          </table:table-cell>
          <table:table-cell office:value-type="float" office:value="0.004522255" calcext:value-type="float">
            <text:p>0.0045222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19983" calcext:value-type="float">
            <text:p>0.004019983</text:p>
          </table:table-cell>
          <table:table-cell/>
          <table:table-cell office:value-type="float" office:value="0.005007797" calcext:value-type="float">
            <text:p>0.005007797</text:p>
          </table:table-cell>
          <table:table-cell office:value-type="float" office:value="0.002763814" calcext:value-type="float">
            <text:p>0.002763814</text:p>
          </table:table-cell>
          <table:table-cell office:value-type="float" office:value="0.003483652" calcext:value-type="float">
            <text:p>0.0034836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8138" calcext:value-type="float">
            <text:p>0.00298138</text:p>
          </table:table-cell>
          <table:table-cell/>
          <table:table-cell office:value-type="float" office:value="24.510731946" calcext:value-type="float">
            <text:p>24.510731946</text:p>
          </table:table-cell>
          <table:table-cell office:value-type="float" office:value="24.455323347" calcext:value-type="float">
            <text:p>24.455323347</text:p>
          </table:table-cell>
          <table:table-cell office:value-type="float" office:value="24.473097944" calcext:value-type="float">
            <text:p>24.473097944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60695641" calcext:value-type="float">
            <text:p>24.460695641</text:p>
          </table:table-cell>
          <table:table-cell/>
          <table:table-cell office:value-type="float" office:value="0.126929931" calcext:value-type="float">
            <text:p>0.126929931</text:p>
          </table:table-cell>
          <table:table-cell office:value-type="float" office:value="0.070055333" calcext:value-type="float">
            <text:p>0.070055333</text:p>
          </table:table-cell>
          <table:table-cell office:value-type="float" office:value="0.088300335" calcext:value-type="float">
            <text:p>0.0883003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569818" calcext:value-type="float">
            <text:p>0.0755698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2-02 23:14:05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749548763" calcext:value-type="float">
            <text:p>0.749548763</text:p>
          </table:table-cell>
          <table:table-cell office:value-type="float" office:value="0.467143711" calcext:value-type="float">
            <text:p>0.467143711</text:p>
          </table:table-cell>
          <table:table-cell office:value-type="float" office:value="0.555397934" calcext:value-type="float">
            <text:p>0.555397934</text:p>
          </table:table-cell>
          <table:table-cell office:value-type="float" office:value="5" calcext:value-type="float">
            <text:p>5</text:p>
          </table:table-cell>
          <table:table-cell office:value-type="float" office:value="0.491316973" calcext:value-type="float">
            <text:p>0.491316973</text:p>
          </table:table-cell>
          <table:table-cell/>
          <table:table-cell office:value-type="float" office:value="0.006123764" calcext:value-type="float">
            <text:p>0.006123764</text:p>
          </table:table-cell>
          <table:table-cell office:value-type="float" office:value="0.003816534" calcext:value-type="float">
            <text:p>0.003816534</text:p>
          </table:table-cell>
          <table:table-cell office:value-type="float" office:value="0.004537565" calcext:value-type="float">
            <text:p>0.0045375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14028" calcext:value-type="float">
            <text:p>0.004014028</text:p>
          </table:table-cell>
          <table:table-cell/>
          <table:table-cell office:value-type="float" office:value="0.005085162" calcext:value-type="float">
            <text:p>0.005085162</text:p>
          </table:table-cell>
          <table:table-cell office:value-type="float" office:value="0.002777931" calcext:value-type="float">
            <text:p>0.002777931</text:p>
          </table:table-cell>
          <table:table-cell office:value-type="float" office:value="0.003498962" calcext:value-type="float">
            <text:p>0.00349896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75425" calcext:value-type="float">
            <text:p>0.002975425</text:p>
          </table:table-cell>
          <table:table-cell/>
          <table:table-cell office:value-type="float" office:value="24.527802371" calcext:value-type="float">
            <text:p>24.527802371</text:p>
          </table:table-cell>
          <table:table-cell office:value-type="float" office:value="24.47083291" calcext:value-type="float">
            <text:p>24.47083291</text:p>
          </table:table-cell>
          <table:table-cell office:value-type="float" office:value="24.488636716" calcext:value-type="float">
            <text:p>24.488636716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5709488" calcext:value-type="float">
            <text:p>24.475709488</text:p>
          </table:table-cell>
          <table:table-cell/>
          <table:table-cell office:value-type="float" office:value="0.128890687" calcext:value-type="float">
            <text:p>0.128890687</text:p>
          </table:table-cell>
          <table:table-cell office:value-type="float" office:value="0.07041315" calcext:value-type="float">
            <text:p>0.07041315</text:p>
          </table:table-cell>
          <table:table-cell office:value-type="float" office:value="0.088688383" calcext:value-type="float">
            <text:p>0.0886883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418867" calcext:value-type="float">
            <text:p>0.0754188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2-02 23:14:06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0.757412405" calcext:value-type="float">
            <text:p>0.757412405</text:p>
          </table:table-cell>
          <table:table-cell office:value-type="float" office:value="0.464961584" calcext:value-type="float">
            <text:p>0.464961584</text:p>
          </table:table-cell>
          <table:table-cell office:value-type="float" office:value="0.556997127" calcext:value-type="float">
            <text:p>0.556997127</text:p>
          </table:table-cell>
          <table:table-cell office:value-type="float" office:value="5" calcext:value-type="float">
            <text:p>5</text:p>
          </table:table-cell>
          <table:table-cell office:value-type="float" office:value="0.493565857" calcext:value-type="float">
            <text:p>0.493565857</text:p>
          </table:table-cell>
          <table:table-cell/>
          <table:table-cell office:value-type="float" office:value="0.00618801" calcext:value-type="float">
            <text:p>0.00618801</text:p>
          </table:table-cell>
          <table:table-cell office:value-type="float" office:value="0.003798706" calcext:value-type="float">
            <text:p>0.003798706</text:p>
          </table:table-cell>
          <table:table-cell office:value-type="float" office:value="0.00455063" calcext:value-type="float">
            <text:p>0.004550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32401" calcext:value-type="float">
            <text:p>0.004032401</text:p>
          </table:table-cell>
          <table:table-cell/>
          <table:table-cell office:value-type="float" office:value="0.005149407" calcext:value-type="float">
            <text:p>0.005149407</text:p>
          </table:table-cell>
          <table:table-cell office:value-type="float" office:value="0.002760103" calcext:value-type="float">
            <text:p>0.002760103</text:p>
          </table:table-cell>
          <table:table-cell office:value-type="float" office:value="0.003512027" calcext:value-type="float">
            <text:p>0.0035120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93798" calcext:value-type="float">
            <text:p>0.002993798</text:p>
          </table:table-cell>
          <table:table-cell/>
          <table:table-cell office:value-type="float" office:value="24.514228491" calcext:value-type="float">
            <text:p>24.514228491</text:p>
          </table:table-cell>
          <table:table-cell office:value-type="float" office:value="24.455231721" calcext:value-type="float">
            <text:p>24.455231721</text:p>
          </table:table-cell>
          <table:table-cell office:value-type="float" office:value="24.4737986" calcext:value-type="float">
            <text:p>24.4737986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61002265" calcext:value-type="float">
            <text:p>24.461002265</text:p>
          </table:table-cell>
          <table:table-cell/>
          <table:table-cell office:value-type="float" office:value="0.130518949" calcext:value-type="float">
            <text:p>0.130518949</text:p>
          </table:table-cell>
          <table:table-cell office:value-type="float" office:value="0.069961282" calcext:value-type="float">
            <text:p>0.069961282</text:p>
          </table:table-cell>
          <table:table-cell office:value-type="float" office:value="0.089019531" calcext:value-type="float">
            <text:p>0.0890195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884556" calcext:value-type="float">
            <text:p>0.0758845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2-02 23:14:07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766865106" calcext:value-type="float">
            <text:p>0.766865106</text:p>
          </table:table-cell>
          <table:table-cell office:value-type="float" office:value="0.462396796" calcext:value-type="float">
            <text:p>0.462396796</text:p>
          </table:table-cell>
          <table:table-cell office:value-type="float" office:value="0.557090706" calcext:value-type="float">
            <text:p>0.557090706</text:p>
          </table:table-cell>
          <table:table-cell office:value-type="float" office:value="5" calcext:value-type="float">
            <text:p>5</text:p>
          </table:table-cell>
          <table:table-cell office:value-type="float" office:value="0.496340453" calcext:value-type="float">
            <text:p>0.496340453</text:p>
          </table:table-cell>
          <table:table-cell/>
          <table:table-cell office:value-type="float" office:value="0.006265238" calcext:value-type="float">
            <text:p>0.006265238</text:p>
          </table:table-cell>
          <table:table-cell office:value-type="float" office:value="0.003777752" calcext:value-type="float">
            <text:p>0.003777752</text:p>
          </table:table-cell>
          <table:table-cell office:value-type="float" office:value="0.004551395" calcext:value-type="float">
            <text:p>0.0045513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55069" calcext:value-type="float">
            <text:p>0.004055069</text:p>
          </table:table-cell>
          <table:table-cell/>
          <table:table-cell office:value-type="float" office:value="0.005226635" calcext:value-type="float">
            <text:p>0.005226635</text:p>
          </table:table-cell>
          <table:table-cell office:value-type="float" office:value="0.002739149" calcext:value-type="float">
            <text:p>0.002739149</text:p>
          </table:table-cell>
          <table:table-cell office:value-type="float" office:value="0.003512792" calcext:value-type="float">
            <text:p>0.00351279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16466" calcext:value-type="float">
            <text:p>0.003016466</text:p>
          </table:table-cell>
          <table:table-cell/>
          <table:table-cell office:value-type="float" office:value="24.526242114" calcext:value-type="float">
            <text:p>24.526242114</text:p>
          </table:table-cell>
          <table:table-cell office:value-type="float" office:value="24.464821629" calcext:value-type="float">
            <text:p>24.464821629</text:p>
          </table:table-cell>
          <table:table-cell office:value-type="float" office:value="24.483924627" calcext:value-type="float">
            <text:p>24.483924627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71669263" calcext:value-type="float">
            <text:p>24.471669263</text:p>
          </table:table-cell>
          <table:table-cell/>
          <table:table-cell office:value-type="float" office:value="0.13247624" calcext:value-type="float">
            <text:p>0.13247624</text:p>
          </table:table-cell>
          <table:table-cell office:value-type="float" office:value="0.069430172" calcext:value-type="float">
            <text:p>0.069430172</text:p>
          </table:table-cell>
          <table:table-cell office:value-type="float" office:value="0.089038909" calcext:value-type="float">
            <text:p>0.0890389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459108" calcext:value-type="float">
            <text:p>0.0764591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2-02 23:14:09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775221083" calcext:value-type="float">
            <text:p>0.775221083</text:p>
          </table:table-cell>
          <table:table-cell office:value-type="float" office:value="0.462985094" calcext:value-type="float">
            <text:p>0.462985094</text:p>
          </table:table-cell>
          <table:table-cell office:value-type="float" office:value="0.558057494" calcext:value-type="float">
            <text:p>0.558057494</text:p>
          </table:table-cell>
          <table:table-cell office:value-type="float" office:value="5" calcext:value-type="float">
            <text:p>5</text:p>
          </table:table-cell>
          <table:table-cell office:value-type="float" office:value="0.49709326" calcext:value-type="float">
            <text:p>0.49709326</text:p>
          </table:table-cell>
          <table:table-cell/>
          <table:table-cell office:value-type="float" office:value="0.006333506" calcext:value-type="float">
            <text:p>0.006333506</text:p>
          </table:table-cell>
          <table:table-cell office:value-type="float" office:value="0.003782558" calcext:value-type="float">
            <text:p>0.003782558</text:p>
          </table:table-cell>
          <table:table-cell office:value-type="float" office:value="0.004559293" calcext:value-type="float">
            <text:p>0.0045592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61219" calcext:value-type="float">
            <text:p>0.004061219</text:p>
          </table:table-cell>
          <table:table-cell/>
          <table:table-cell office:value-type="float" office:value="0.005294903" calcext:value-type="float">
            <text:p>0.005294903</text:p>
          </table:table-cell>
          <table:table-cell office:value-type="float" office:value="0.002743955" calcext:value-type="float">
            <text:p>0.002743955</text:p>
          </table:table-cell>
          <table:table-cell office:value-type="float" office:value="0.003520691" calcext:value-type="float">
            <text:p>0.0035206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22617" calcext:value-type="float">
            <text:p>0.003022617</text:p>
          </table:table-cell>
          <table:table-cell/>
          <table:table-cell office:value-type="float" office:value="24.527927719" calcext:value-type="float">
            <text:p>24.527927719</text:p>
          </table:table-cell>
          <table:table-cell office:value-type="float" office:value="24.46494031" calcext:value-type="float">
            <text:p>24.46494031</text:p>
          </table:table-cell>
          <table:table-cell office:value-type="float" office:value="24.484119659" calcext:value-type="float">
            <text:p>24.484119659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7182113" calcext:value-type="float">
            <text:p>24.47182113</text:p>
          </table:table-cell>
          <table:table-cell/>
          <table:table-cell office:value-type="float" office:value="0.134206438" calcext:value-type="float">
            <text:p>0.134206438</text:p>
          </table:table-cell>
          <table:table-cell office:value-type="float" office:value="0.069551995" calcext:value-type="float">
            <text:p>0.069551995</text:p>
          </table:table-cell>
          <table:table-cell office:value-type="float" office:value="0.089239104" calcext:value-type="float">
            <text:p>0.0892391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614996" calcext:value-type="float">
            <text:p>0.0766149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2-02 23:14:10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0.789572095" calcext:value-type="float">
            <text:p>0.789572095</text:p>
          </table:table-cell>
          <table:table-cell office:value-type="float" office:value="0.463622864" calcext:value-type="float">
            <text:p>0.463622864</text:p>
          </table:table-cell>
          <table:table-cell office:value-type="float" office:value="0.55884666" calcext:value-type="float">
            <text:p>0.55884666</text:p>
          </table:table-cell>
          <table:table-cell office:value-type="float" office:value="5" calcext:value-type="float">
            <text:p>5</text:p>
          </table:table-cell>
          <table:table-cell office:value-type="float" office:value="0.498260915" calcext:value-type="float">
            <text:p>0.498260915</text:p>
          </table:table-cell>
          <table:table-cell/>
          <table:table-cell office:value-type="float" office:value="0.006450752" calcext:value-type="float">
            <text:p>0.006450752</text:p>
          </table:table-cell>
          <table:table-cell office:value-type="float" office:value="0.003787768" calcext:value-type="float">
            <text:p>0.003787768</text:p>
          </table:table-cell>
          <table:table-cell office:value-type="float" office:value="0.004565741" calcext:value-type="float">
            <text:p>0.0045657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70759" calcext:value-type="float">
            <text:p>0.004070759</text:p>
          </table:table-cell>
          <table:table-cell/>
          <table:table-cell office:value-type="float" office:value="0.00541215" calcext:value-type="float">
            <text:p>0.00541215</text:p>
          </table:table-cell>
          <table:table-cell office:value-type="float" office:value="0.002749166" calcext:value-type="float">
            <text:p>0.002749166</text:p>
          </table:table-cell>
          <table:table-cell office:value-type="float" office:value="0.003527138" calcext:value-type="float">
            <text:p>0.00352713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32156" calcext:value-type="float">
            <text:p>0.003032156</text:p>
          </table:table-cell>
          <table:table-cell/>
          <table:table-cell office:value-type="float" office:value="24.540929385" calcext:value-type="float">
            <text:p>24.540929385</text:p>
          </table:table-cell>
          <table:table-cell office:value-type="float" office:value="24.475176293" calcext:value-type="float">
            <text:p>24.475176293</text:p>
          </table:table-cell>
          <table:table-cell office:value-type="float" office:value="24.494386005" calcext:value-type="float">
            <text:p>24.494386005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82163945" calcext:value-type="float">
            <text:p>24.482163945</text:p>
          </table:table-cell>
          <table:table-cell/>
          <table:table-cell office:value-type="float" office:value="0.137177965" calcext:value-type="float">
            <text:p>0.137177965</text:p>
          </table:table-cell>
          <table:table-cell office:value-type="float" office:value="0.069684063" calcext:value-type="float">
            <text:p>0.069684063</text:p>
          </table:table-cell>
          <table:table-cell office:value-type="float" office:value="0.089402519" calcext:value-type="float">
            <text:p>0.0894025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856789" calcext:value-type="float">
            <text:p>0.07685678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2-02 23:14:11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821845033" calcext:value-type="float">
            <text:p>0.821845033</text:p>
          </table:table-cell>
          <table:table-cell office:value-type="float" office:value="0.46954101" calcext:value-type="float">
            <text:p>0.46954101</text:p>
          </table:table-cell>
          <table:table-cell office:value-type="float" office:value="0.5617804" calcext:value-type="float">
            <text:p>0.5617804</text:p>
          </table:table-cell>
          <table:table-cell office:value-type="float" office:value="5" calcext:value-type="float">
            <text:p>5</text:p>
          </table:table-cell>
          <table:table-cell office:value-type="float" office:value="0.495040476" calcext:value-type="float">
            <text:p>0.495040476</text:p>
          </table:table-cell>
          <table:table-cell/>
          <table:table-cell office:value-type="float" office:value="0.00671442" calcext:value-type="float">
            <text:p>0.00671442</text:p>
          </table:table-cell>
          <table:table-cell office:value-type="float" office:value="0.003836119" calcext:value-type="float">
            <text:p>0.003836119</text:p>
          </table:table-cell>
          <table:table-cell office:value-type="float" office:value="0.004589709" calcext:value-type="float">
            <text:p>0.0045897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44448" calcext:value-type="float">
            <text:p>0.004044448</text:p>
          </table:table-cell>
          <table:table-cell/>
          <table:table-cell office:value-type="float" office:value="0.005675817" calcext:value-type="float">
            <text:p>0.005675817</text:p>
          </table:table-cell>
          <table:table-cell office:value-type="float" office:value="0.002797517" calcext:value-type="float">
            <text:p>0.002797517</text:p>
          </table:table-cell>
          <table:table-cell office:value-type="float" office:value="0.003551106" calcext:value-type="float">
            <text:p>0.00355110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05846" calcext:value-type="float">
            <text:p>0.003005846</text:p>
          </table:table-cell>
          <table:table-cell/>
          <table:table-cell office:value-type="float" office:value="24.542386198" calcext:value-type="float">
            <text:p>24.542386198</text:p>
          </table:table-cell>
          <table:table-cell office:value-type="float" office:value="24.471316528" calcext:value-type="float">
            <text:p>24.471316528</text:p>
          </table:table-cell>
          <table:table-cell office:value-type="float" office:value="24.48992426" calcext:value-type="float">
            <text:p>24.48992426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6460644" calcext:value-type="float">
            <text:p>24.476460644</text:p>
          </table:table-cell>
          <table:table-cell/>
          <table:table-cell office:value-type="float" office:value="0.143860376" calcext:value-type="float">
            <text:p>0.143860376</text:p>
          </table:table-cell>
          <table:table-cell office:value-type="float" office:value="0.070909576" calcext:value-type="float">
            <text:p>0.070909576</text:p>
          </table:table-cell>
          <table:table-cell office:value-type="float" office:value="0.090010015" calcext:value-type="float">
            <text:p>0.0900100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189914" calcext:value-type="float">
            <text:p>0.0761899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2-02 23:14:12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843272906" calcext:value-type="float">
            <text:p>0.843272906</text:p>
          </table:table-cell>
          <table:table-cell office:value-type="float" office:value="0.46697801" calcext:value-type="float">
            <text:p>0.46697801</text:p>
          </table:table-cell>
          <table:table-cell office:value-type="float" office:value="0.562678047" calcext:value-type="float">
            <text:p>0.562678047</text:p>
          </table:table-cell>
          <table:table-cell office:value-type="float" office:value="5" calcext:value-type="float">
            <text:p>5</text:p>
          </table:table-cell>
          <table:table-cell office:value-type="float" office:value="0.498619139" calcext:value-type="float">
            <text:p>0.498619139</text:p>
          </table:table-cell>
          <table:table-cell/>
          <table:table-cell office:value-type="float" office:value="0.006889485" calcext:value-type="float">
            <text:p>0.006889485</text:p>
          </table:table-cell>
          <table:table-cell office:value-type="float" office:value="0.00381518" calcext:value-type="float">
            <text:p>0.00381518</text:p>
          </table:table-cell>
          <table:table-cell office:value-type="float" office:value="0.004597043" calcext:value-type="float">
            <text:p>0.0045970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73686" calcext:value-type="float">
            <text:p>0.004073686</text:p>
          </table:table-cell>
          <table:table-cell/>
          <table:table-cell office:value-type="float" office:value="0.005850882" calcext:value-type="float">
            <text:p>0.005850882</text:p>
          </table:table-cell>
          <table:table-cell office:value-type="float" office:value="0.002776577" calcext:value-type="float">
            <text:p>0.002776577</text:p>
          </table:table-cell>
          <table:table-cell office:value-type="float" office:value="0.00355844" calcext:value-type="float">
            <text:p>0.0035584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35083" calcext:value-type="float">
            <text:p>0.003035083</text:p>
          </table:table-cell>
          <table:table-cell/>
          <table:table-cell office:value-type="float" office:value="24.546708657" calcext:value-type="float">
            <text:p>24.546708657</text:p>
          </table:table-cell>
          <table:table-cell office:value-type="float" office:value="24.470799482" calcext:value-type="float">
            <text:p>24.470799482</text:p>
          </table:table-cell>
          <table:table-cell office:value-type="float" office:value="24.490105343" calcext:value-type="float">
            <text:p>24.490105343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477182581" calcext:value-type="float">
            <text:p>24.477182581</text:p>
          </table:table-cell>
          <table:table-cell/>
          <table:table-cell office:value-type="float" office:value="0.148297185" calcext:value-type="float">
            <text:p>0.148297185</text:p>
          </table:table-cell>
          <table:table-cell office:value-type="float" office:value="0.070378837" calcext:value-type="float">
            <text:p>0.070378837</text:p>
          </table:table-cell>
          <table:table-cell office:value-type="float" office:value="0.090195892" calcext:value-type="float">
            <text:p>0.0901958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930968" calcext:value-type="float">
            <text:p>0.0769309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2-02 23:14:14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0.859856708" calcext:value-type="float">
            <text:p>0.859856708</text:p>
          </table:table-cell>
          <table:table-cell office:value-type="float" office:value="0.46647435" calcext:value-type="float">
            <text:p>0.46647435</text:p>
          </table:table-cell>
          <table:table-cell office:value-type="float" office:value="0.563432045" calcext:value-type="float">
            <text:p>0.563432045</text:p>
          </table:table-cell>
          <table:table-cell office:value-type="float" office:value="5" calcext:value-type="float">
            <text:p>5</text:p>
          </table:table-cell>
          <table:table-cell office:value-type="float" office:value="0.500570595" calcext:value-type="float">
            <text:p>0.500570595</text:p>
          </table:table-cell>
          <table:table-cell/>
          <table:table-cell office:value-type="float" office:value="0.007024973" calcext:value-type="float">
            <text:p>0.007024973</text:p>
          </table:table-cell>
          <table:table-cell office:value-type="float" office:value="0.003811065" calcext:value-type="float">
            <text:p>0.003811065</text:p>
          </table:table-cell>
          <table:table-cell office:value-type="float" office:value="0.004603203" calcext:value-type="float">
            <text:p>0.0046032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89629" calcext:value-type="float">
            <text:p>0.004089629</text:p>
          </table:table-cell>
          <table:table-cell/>
          <table:table-cell office:value-type="float" office:value="0.00598637" calcext:value-type="float">
            <text:p>0.00598637</text:p>
          </table:table-cell>
          <table:table-cell office:value-type="float" office:value="0.002772462" calcext:value-type="float">
            <text:p>0.002772462</text:p>
          </table:table-cell>
          <table:table-cell office:value-type="float" office:value="0.0035646" calcext:value-type="float">
            <text:p>0.003564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51026" calcext:value-type="float">
            <text:p>0.003051026</text:p>
          </table:table-cell>
          <table:table-cell/>
          <table:table-cell office:value-type="float" office:value="24.555107248" calcext:value-type="float">
            <text:p>24.555107248</text:p>
          </table:table-cell>
          <table:table-cell office:value-type="float" office:value="24.475751535" calcext:value-type="float">
            <text:p>24.475751535</text:p>
          </table:table-cell>
          <table:table-cell office:value-type="float" office:value="24.495311017" calcext:value-type="float">
            <text:p>24.495311017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82629883" calcext:value-type="float">
            <text:p>24.482629883</text:p>
          </table:table-cell>
          <table:table-cell/>
          <table:table-cell office:value-type="float" office:value="0.151730975" calcext:value-type="float">
            <text:p>0.151730975</text:p>
          </table:table-cell>
          <table:table-cell office:value-type="float" office:value="0.070274541" calcext:value-type="float">
            <text:p>0.070274541</text:p>
          </table:table-cell>
          <table:table-cell office:value-type="float" office:value="0.090352025" calcext:value-type="float">
            <text:p>0.09035202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335067" calcext:value-type="float">
            <text:p>0.07733506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2-02 23:14:15</text:p>
          </table:table-cell>
          <table:table-cell office:value-type="float" office:value="24.41235" calcext:value-type="float">
            <text:p>24.41235</text:p>
          </table:table-cell>
          <table:table-cell office:value-type="string" calcext:value-type="string">
            <text:p><text:s/></text:p>
          </table:table-cell>
          <table:table-cell office:value-type="float" office:value="0.869296893" calcext:value-type="float">
            <text:p>0.869296893</text:p>
          </table:table-cell>
          <table:table-cell office:value-type="float" office:value="0.467075761" calcext:value-type="float">
            <text:p>0.467075761</text:p>
          </table:table-cell>
          <table:table-cell office:value-type="float" office:value="0.564389296" calcext:value-type="float">
            <text:p>0.564389296</text:p>
          </table:table-cell>
          <table:table-cell office:value-type="float" office:value="5" calcext:value-type="float">
            <text:p>5</text:p>
          </table:table-cell>
          <table:table-cell office:value-type="float" office:value="0.501858056" calcext:value-type="float">
            <text:p>0.501858056</text:p>
          </table:table-cell>
          <table:table-cell/>
          <table:table-cell office:value-type="float" office:value="0.007102099" calcext:value-type="float">
            <text:p>0.007102099</text:p>
          </table:table-cell>
          <table:table-cell office:value-type="float" office:value="0.003815978" calcext:value-type="float">
            <text:p>0.003815978</text:p>
          </table:table-cell>
          <table:table-cell office:value-type="float" office:value="0.004611024" calcext:value-type="float">
            <text:p>0.0046110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00148" calcext:value-type="float">
            <text:p>0.004100148</text:p>
          </table:table-cell>
          <table:table-cell/>
          <table:table-cell office:value-type="float" office:value="0.006063496" calcext:value-type="float">
            <text:p>0.006063496</text:p>
          </table:table-cell>
          <table:table-cell office:value-type="float" office:value="0.002777376" calcext:value-type="float">
            <text:p>0.002777376</text:p>
          </table:table-cell>
          <table:table-cell office:value-type="float" office:value="0.003572421" calcext:value-type="float">
            <text:p>0.0035724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61545" calcext:value-type="float">
            <text:p>0.003061545</text:p>
          </table:table-cell>
          <table:table-cell/>
          <table:table-cell office:value-type="float" office:value="24.562064802" calcext:value-type="float">
            <text:p>24.562064802</text:p>
          </table:table-cell>
          <table:table-cell office:value-type="float" office:value="24.480926518" calcext:value-type="float">
            <text:p>24.480926518</text:p>
          </table:table-cell>
          <table:table-cell office:value-type="float" office:value="24.500557692" calcext:value-type="float">
            <text:p>24.500557692</text:p>
          </table:table-cell>
          <table:table-cell office:value-type="float" office:value="25.394990149" calcext:value-type="float">
            <text:p>25.394990149</text:p>
          </table:table-cell>
          <table:table-cell office:value-type="float" office:value="24.487943232" calcext:value-type="float">
            <text:p>24.487943232</text:p>
          </table:table-cell>
          <table:table-cell/>
          <table:table-cell office:value-type="float" office:value="0.153685623" calcext:value-type="float">
            <text:p>0.153685623</text:p>
          </table:table-cell>
          <table:table-cell office:value-type="float" office:value="0.07039908" calcext:value-type="float">
            <text:p>0.07039908</text:p>
          </table:table-cell>
          <table:table-cell office:value-type="float" office:value="0.090550245" calcext:value-type="float">
            <text:p>0.09055024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601668" calcext:value-type="float">
            <text:p>0.0776016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2-02 23:14:16</text:p>
          </table:table-cell>
          <table:table-cell office:value-type="float" office:value="24.41235" calcext:value-type="float">
            <text:p>24.41235</text:p>
          </table:table-cell>
          <table:table-cell office:value-type="string" calcext:value-type="string">
            <text:p><text:s/></text:p>
          </table:table-cell>
          <table:table-cell office:value-type="float" office:value="0.873779759" calcext:value-type="float">
            <text:p>0.873779759</text:p>
          </table:table-cell>
          <table:table-cell office:value-type="float" office:value="0.472428855" calcext:value-type="float">
            <text:p>0.472428855</text:p>
          </table:table-cell>
          <table:table-cell office:value-type="float" office:value="0.565239854" calcext:value-type="float">
            <text:p>0.565239854</text:p>
          </table:table-cell>
          <table:table-cell office:value-type="float" office:value="5" calcext:value-type="float">
            <text:p>5</text:p>
          </table:table-cell>
          <table:table-cell office:value-type="float" office:value="0.499786198" calcext:value-type="float">
            <text:p>0.499786198</text:p>
          </table:table-cell>
          <table:table-cell/>
          <table:table-cell office:value-type="float" office:value="0.007138724" calcext:value-type="float">
            <text:p>0.007138724</text:p>
          </table:table-cell>
          <table:table-cell office:value-type="float" office:value="0.003859713" calcext:value-type="float">
            <text:p>0.003859713</text:p>
          </table:table-cell>
          <table:table-cell office:value-type="float" office:value="0.004617973" calcext:value-type="float">
            <text:p>0.0046179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83221" calcext:value-type="float">
            <text:p>0.004083221</text:p>
          </table:table-cell>
          <table:table-cell/>
          <table:table-cell office:value-type="float" office:value="0.006100121" calcext:value-type="float">
            <text:p>0.006100121</text:p>
          </table:table-cell>
          <table:table-cell office:value-type="float" office:value="0.00282111" calcext:value-type="float">
            <text:p>0.00282111</text:p>
          </table:table-cell>
          <table:table-cell office:value-type="float" office:value="0.00357937" calcext:value-type="float">
            <text:p>0.0035793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44618" calcext:value-type="float">
            <text:p>0.003044618</text:p>
          </table:table-cell>
          <table:table-cell/>
          <table:table-cell office:value-type="float" office:value="24.562969078" calcext:value-type="float">
            <text:p>24.562969078</text:p>
          </table:table-cell>
          <table:table-cell office:value-type="float" office:value="24.482006413" calcext:value-type="float">
            <text:p>24.482006413</text:p>
          </table:table-cell>
          <table:table-cell office:value-type="float" office:value="24.500729275" calcext:value-type="float">
            <text:p>24.500729275</text:p>
          </table:table-cell>
          <table:table-cell office:value-type="float" office:value="25.394990149" calcext:value-type="float">
            <text:p>25.394990149</text:p>
          </table:table-cell>
          <table:table-cell office:value-type="float" office:value="24.487525272" calcext:value-type="float">
            <text:p>24.487525272</text:p>
          </table:table-cell>
          <table:table-cell/>
          <table:table-cell office:value-type="float" office:value="0.154613826" calcext:value-type="float">
            <text:p>0.154613826</text:p>
          </table:table-cell>
          <table:table-cell office:value-type="float" office:value="0.071507583" calcext:value-type="float">
            <text:p>0.071507583</text:p>
          </table:table-cell>
          <table:table-cell office:value-type="float" office:value="0.090726371" calcext:value-type="float">
            <text:p>0.0907263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172637" calcext:value-type="float">
            <text:p>0.0771726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2-02 23:14:17</text:p>
          </table:table-cell>
          <table:table-cell office:value-type="float" office:value="24.41235" calcext:value-type="float">
            <text:p>24.41235</text:p>
          </table:table-cell>
          <table:table-cell office:value-type="string" calcext:value-type="string">
            <text:p><text:s/></text:p>
          </table:table-cell>
          <table:table-cell office:value-type="float" office:value="1.09156264" calcext:value-type="float">
            <text:p>1.09156264</text:p>
          </table:table-cell>
          <table:table-cell office:value-type="float" office:value="0.475615916" calcext:value-type="float">
            <text:p>0.475615916</text:p>
          </table:table-cell>
          <table:table-cell office:value-type="float" office:value="0.567969151" calcext:value-type="float">
            <text:p>0.567969151</text:p>
          </table:table-cell>
          <table:table-cell office:value-type="float" office:value="5" calcext:value-type="float">
            <text:p>5</text:p>
          </table:table-cell>
          <table:table-cell office:value-type="float" office:value="0.499073326" calcext:value-type="float">
            <text:p>0.499073326</text:p>
          </table:table-cell>
          <table:table-cell/>
          <table:table-cell office:value-type="float" office:value="0.008917995" calcext:value-type="float">
            <text:p>0.008917995</text:p>
          </table:table-cell>
          <table:table-cell office:value-type="float" office:value="0.003885751" calcext:value-type="float">
            <text:p>0.003885751</text:p>
          </table:table-cell>
          <table:table-cell office:value-type="float" office:value="0.004640271" calcext:value-type="float">
            <text:p>0.0046402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77396" calcext:value-type="float">
            <text:p>0.004077396</text:p>
          </table:table-cell>
          <table:table-cell/>
          <table:table-cell office:value-type="float" office:value="0.007879393" calcext:value-type="float">
            <text:p>0.007879393</text:p>
          </table:table-cell>
          <table:table-cell office:value-type="float" office:value="0.002847148" calcext:value-type="float">
            <text:p>0.002847148</text:p>
          </table:table-cell>
          <table:table-cell office:value-type="float" office:value="0.003601668" calcext:value-type="float">
            <text:p>0.00360166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38794" calcext:value-type="float">
            <text:p>0.003038794</text:p>
          </table:table-cell>
          <table:table-cell/>
          <table:table-cell office:value-type="float" office:value="24.606898931" calcext:value-type="float">
            <text:p>24.606898931</text:p>
          </table:table-cell>
          <table:table-cell office:value-type="float" office:value="24.482649348" calcext:value-type="float">
            <text:p>24.482649348</text:p>
          </table:table-cell>
          <table:table-cell office:value-type="float" office:value="24.501279854" calcext:value-type="float">
            <text:p>24.501279854</text:p>
          </table:table-cell>
          <table:table-cell office:value-type="float" office:value="25.394990149" calcext:value-type="float">
            <text:p>25.394990149</text:p>
          </table:table-cell>
          <table:table-cell office:value-type="float" office:value="24.487381463" calcext:value-type="float">
            <text:p>24.487381463</text:p>
          </table:table-cell>
          <table:table-cell/>
          <table:table-cell office:value-type="float" office:value="0.199705747" calcext:value-type="float">
            <text:p>0.199705747</text:p>
          </table:table-cell>
          <table:table-cell office:value-type="float" office:value="0.072167549" calcext:value-type="float">
            <text:p>0.072167549</text:p>
          </table:table-cell>
          <table:table-cell office:value-type="float" office:value="0.091291532" calcext:value-type="float">
            <text:p>0.0912915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025019" calcext:value-type="float">
            <text:p>0.0770250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2-02 23:14:19</text:p>
          </table:table-cell>
          <table:table-cell office:value-type="float" office:value="24.4174" calcext:value-type="float">
            <text:p>24.4174</text:p>
          </table:table-cell>
          <table:table-cell office:value-type="string" calcext:value-type="string">
            <text:p><text:s/></text:p>
          </table:table-cell>
          <table:table-cell office:value-type="float" office:value="1.200131321" calcext:value-type="float">
            <text:p>1.200131321</text:p>
          </table:table-cell>
          <table:table-cell office:value-type="float" office:value="0.475129542" calcext:value-type="float">
            <text:p>0.475129542</text:p>
          </table:table-cell>
          <table:table-cell office:value-type="float" office:value="0.570105382" calcext:value-type="float">
            <text:p>0.570105382</text:p>
          </table:table-cell>
          <table:table-cell office:value-type="float" office:value="5" calcext:value-type="float">
            <text:p>5</text:p>
          </table:table-cell>
          <table:table-cell office:value-type="float" office:value="0.500364363" calcext:value-type="float">
            <text:p>0.500364363</text:p>
          </table:table-cell>
          <table:table-cell/>
          <table:table-cell office:value-type="float" office:value="0.009804994" calcext:value-type="float">
            <text:p>0.009804994</text:p>
          </table:table-cell>
          <table:table-cell office:value-type="float" office:value="0.003881777" calcext:value-type="float">
            <text:p>0.003881777</text:p>
          </table:table-cell>
          <table:table-cell office:value-type="float" office:value="0.004657724" calcext:value-type="float">
            <text:p>0.0046577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87944" calcext:value-type="float">
            <text:p>0.004087944</text:p>
          </table:table-cell>
          <table:table-cell/>
          <table:table-cell office:value-type="float" office:value="0.008766392" calcext:value-type="float">
            <text:p>0.008766392</text:p>
          </table:table-cell>
          <table:table-cell office:value-type="float" office:value="0.002843175" calcext:value-type="float">
            <text:p>0.002843175</text:p>
          </table:table-cell>
          <table:table-cell office:value-type="float" office:value="0.003619121" calcext:value-type="float">
            <text:p>0.0036191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49341" calcext:value-type="float">
            <text:p>0.003049341</text:p>
          </table:table-cell>
          <table:table-cell/>
          <table:table-cell office:value-type="float" office:value="24.633851083" calcext:value-type="float">
            <text:p>24.633851083</text:p>
          </table:table-cell>
          <table:table-cell office:value-type="float" office:value="24.487604881" calcext:value-type="float">
            <text:p>24.487604881</text:p>
          </table:table-cell>
          <table:table-cell office:value-type="float" office:value="24.506764358" calcext:value-type="float">
            <text:p>24.506764358</text:p>
          </table:table-cell>
          <table:table-cell office:value-type="float" office:value="25.400039656" calcext:value-type="float">
            <text:p>25.400039656</text:p>
          </table:table-cell>
          <table:table-cell office:value-type="float" office:value="24.492695534" calcext:value-type="float">
            <text:p>24.492695534</text:p>
          </table:table-cell>
          <table:table-cell/>
          <table:table-cell office:value-type="float" office:value="0.222183942" calcext:value-type="float">
            <text:p>0.222183942</text:p>
          </table:table-cell>
          <table:table-cell office:value-type="float" office:value="0.072066832" calcext:value-type="float">
            <text:p>0.072066832</text:p>
          </table:table-cell>
          <table:table-cell office:value-type="float" office:value="0.091733885" calcext:value-type="float">
            <text:p>0.0917338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292361" calcext:value-type="float">
            <text:p>0.0772923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2-02 23:14:20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1.224841621" calcext:value-type="float">
            <text:p>1.224841621</text:p>
          </table:table-cell>
          <table:table-cell office:value-type="float" office:value="0.472812113" calcext:value-type="float">
            <text:p>0.472812113</text:p>
          </table:table-cell>
          <table:table-cell office:value-type="float" office:value="0.571356484" calcext:value-type="float">
            <text:p>0.571356484</text:p>
          </table:table-cell>
          <table:table-cell office:value-type="float" office:value="5" calcext:value-type="float">
            <text:p>5</text:p>
          </table:table-cell>
          <table:table-cell office:value-type="float" office:value="0.503214062" calcext:value-type="float">
            <text:p>0.503214062</text:p>
          </table:table-cell>
          <table:table-cell/>
          <table:table-cell office:value-type="float" office:value="0.010006876" calcext:value-type="float">
            <text:p>0.010006876</text:p>
          </table:table-cell>
          <table:table-cell office:value-type="float" office:value="0.003862844" calcext:value-type="float">
            <text:p>0.003862844</text:p>
          </table:table-cell>
          <table:table-cell office:value-type="float" office:value="0.004667945" calcext:value-type="float">
            <text:p>0.0046679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11226" calcext:value-type="float">
            <text:p>0.004111226</text:p>
          </table:table-cell>
          <table:table-cell/>
          <table:table-cell office:value-type="float" office:value="0.008968273" calcext:value-type="float">
            <text:p>0.008968273</text:p>
          </table:table-cell>
          <table:table-cell office:value-type="float" office:value="0.002824241" calcext:value-type="float">
            <text:p>0.002824241</text:p>
          </table:table-cell>
          <table:table-cell office:value-type="float" office:value="0.003629342" calcext:value-type="float">
            <text:p>0.00362934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72623" calcext:value-type="float">
            <text:p>0.003072623</text:p>
          </table:table-cell>
          <table:table-cell/>
          <table:table-cell office:value-type="float" office:value="24.628729345" calcext:value-type="float">
            <text:p>24.628729345</text:p>
          </table:table-cell>
          <table:table-cell office:value-type="float" office:value="24.477030076" calcext:value-type="float">
            <text:p>24.477030076</text:p>
          </table:table-cell>
          <table:table-cell office:value-type="float" office:value="24.496909616" calcext:value-type="float">
            <text:p>24.496909616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83163156" calcext:value-type="float">
            <text:p>24.483163156</text:p>
          </table:table-cell>
          <table:table-cell/>
          <table:table-cell office:value-type="float" office:value="0.227299906" calcext:value-type="float">
            <text:p>0.227299906</text:p>
          </table:table-cell>
          <table:table-cell office:value-type="float" office:value="0.071586946" calcext:value-type="float">
            <text:p>0.071586946</text:p>
          </table:table-cell>
          <table:table-cell office:value-type="float" office:value="0.091992953" calcext:value-type="float">
            <text:p>0.0919929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882464" calcext:value-type="float">
            <text:p>0.0778824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2-02 23:14:21</text:p>
          </table:table-cell>
          <table:table-cell office:value-type="float" office:value="24.4174" calcext:value-type="float">
            <text:p>24.4174</text:p>
          </table:table-cell>
          <table:table-cell office:value-type="string" calcext:value-type="string">
            <text:p><text:s/></text:p>
          </table:table-cell>
          <table:table-cell office:value-type="float" office:value="1.227040437" calcext:value-type="float">
            <text:p>1.227040437</text:p>
          </table:table-cell>
          <table:table-cell office:value-type="float" office:value="0.474894699" calcext:value-type="float">
            <text:p>0.474894699</text:p>
          </table:table-cell>
          <table:table-cell office:value-type="float" office:value="0.570660898" calcext:value-type="float">
            <text:p>0.570660898</text:p>
          </table:table-cell>
          <table:table-cell office:value-type="float" office:value="5" calcext:value-type="float">
            <text:p>5</text:p>
          </table:table-cell>
          <table:table-cell office:value-type="float" office:value="0.503999055" calcext:value-type="float">
            <text:p>0.503999055</text:p>
          </table:table-cell>
          <table:table-cell/>
          <table:table-cell office:value-type="float" office:value="0.01002484" calcext:value-type="float">
            <text:p>0.01002484</text:p>
          </table:table-cell>
          <table:table-cell office:value-type="float" office:value="0.003879859" calcext:value-type="float">
            <text:p>0.003879859</text:p>
          </table:table-cell>
          <table:table-cell office:value-type="float" office:value="0.004662262" calcext:value-type="float">
            <text:p>0.00466226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17639" calcext:value-type="float">
            <text:p>0.004117639</text:p>
          </table:table-cell>
          <table:table-cell/>
          <table:table-cell office:value-type="float" office:value="0.008986237" calcext:value-type="float">
            <text:p>0.008986237</text:p>
          </table:table-cell>
          <table:table-cell office:value-type="float" office:value="0.002841256" calcext:value-type="float">
            <text:p>0.002841256</text:p>
          </table:table-cell>
          <table:table-cell office:value-type="float" office:value="0.003623659" calcext:value-type="float">
            <text:p>0.00362365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79037" calcext:value-type="float">
            <text:p>0.003079037</text:p>
          </table:table-cell>
          <table:table-cell/>
          <table:table-cell office:value-type="float" office:value="24.639278775" calcext:value-type="float">
            <text:p>24.639278775</text:p>
          </table:table-cell>
          <table:table-cell office:value-type="float" office:value="24.487557506" calcext:value-type="float">
            <text:p>24.487557506</text:p>
          </table:table-cell>
          <table:table-cell office:value-type="float" office:value="24.506876421" calcext:value-type="float">
            <text:p>24.506876421</text:p>
          </table:table-cell>
          <table:table-cell office:value-type="float" office:value="25.400039656" calcext:value-type="float">
            <text:p>25.400039656</text:p>
          </table:table-cell>
          <table:table-cell office:value-type="float" office:value="24.493428763" calcext:value-type="float">
            <text:p>24.493428763</text:p>
          </table:table-cell>
          <table:table-cell/>
          <table:table-cell office:value-type="float" office:value="0.227755142" calcext:value-type="float">
            <text:p>0.227755142</text:p>
          </table:table-cell>
          <table:table-cell office:value-type="float" office:value="0.072018202" calcext:value-type="float">
            <text:p>0.072018202</text:p>
          </table:table-cell>
          <table:table-cell office:value-type="float" office:value="0.091848917" calcext:value-type="float">
            <text:p>0.0918489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8045016" calcext:value-type="float">
            <text:p>0.0780450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2-02 23:14:23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1.222762611" calcext:value-type="float">
            <text:p>1.222762611</text:p>
          </table:table-cell>
          <table:table-cell office:value-type="float" office:value="0.476970133" calcext:value-type="float">
            <text:p>0.476970133</text:p>
          </table:table-cell>
          <table:table-cell office:value-type="float" office:value="0.572916934" calcext:value-type="float">
            <text:p>0.572916934</text:p>
          </table:table-cell>
          <table:table-cell office:value-type="float" office:value="5" calcext:value-type="float">
            <text:p>5</text:p>
          </table:table-cell>
          <table:table-cell office:value-type="float" office:value="0.50301975" calcext:value-type="float">
            <text:p>0.50301975</text:p>
          </table:table-cell>
          <table:table-cell/>
          <table:table-cell office:value-type="float" office:value="0.009989891" calcext:value-type="float">
            <text:p>0.009989891</text:p>
          </table:table-cell>
          <table:table-cell office:value-type="float" office:value="0.003896815" calcext:value-type="float">
            <text:p>0.003896815</text:p>
          </table:table-cell>
          <table:table-cell office:value-type="float" office:value="0.004680694" calcext:value-type="float">
            <text:p>0.0046806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09638" calcext:value-type="float">
            <text:p>0.004109638</text:p>
          </table:table-cell>
          <table:table-cell/>
          <table:table-cell office:value-type="float" office:value="0.008951288" calcext:value-type="float">
            <text:p>0.008951288</text:p>
          </table:table-cell>
          <table:table-cell office:value-type="float" office:value="0.002858212" calcext:value-type="float">
            <text:p>0.002858212</text:p>
          </table:table-cell>
          <table:table-cell office:value-type="float" office:value="0.003642091" calcext:value-type="float">
            <text:p>0.0036420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71036" calcext:value-type="float">
            <text:p>0.003071036</text:p>
          </table:table-cell>
          <table:table-cell/>
          <table:table-cell office:value-type="float" office:value="24.648521845" calcext:value-type="float">
            <text:p>24.648521845</text:p>
          </table:table-cell>
          <table:table-cell office:value-type="float" office:value="24.498083487" calcext:value-type="float">
            <text:p>24.498083487</text:p>
          </table:table-cell>
          <table:table-cell office:value-type="float" office:value="24.51743865" calcext:value-type="float">
            <text:p>24.51743865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50333846" calcext:value-type="float">
            <text:p>24.50333846</text:p>
          </table:table-cell>
          <table:table-cell/>
          <table:table-cell office:value-type="float" office:value="0.226869473" calcext:value-type="float">
            <text:p>0.226869473</text:p>
          </table:table-cell>
          <table:table-cell office:value-type="float" office:value="0.072447976" calcext:value-type="float">
            <text:p>0.072447976</text:p>
          </table:table-cell>
          <table:table-cell office:value-type="float" office:value="0.092316078" calcext:value-type="float">
            <text:p>0.0923160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842227" calcext:value-type="float">
            <text:p>0.0778422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2-02 23:14:24</text:p>
          </table:table-cell>
          <table:table-cell office:value-type="float" office:value="24.42245" calcext:value-type="float">
            <text:p>24.42245</text:p>
          </table:table-cell>
          <table:table-cell office:value-type="string" calcext:value-type="string">
            <text:p><text:s/></text:p>
          </table:table-cell>
          <table:table-cell office:value-type="float" office:value="1.21564224" calcext:value-type="float">
            <text:p>1.21564224</text:p>
          </table:table-cell>
          <table:table-cell office:value-type="float" office:value="0.4796738" calcext:value-type="float">
            <text:p>0.4796738</text:p>
          </table:table-cell>
          <table:table-cell office:value-type="float" office:value="0.575428674" calcext:value-type="float">
            <text:p>0.575428674</text:p>
          </table:table-cell>
          <table:table-cell office:value-type="float" office:value="5" calcext:value-type="float">
            <text:p>5</text:p>
          </table:table-cell>
          <table:table-cell office:value-type="float" office:value="0.502793253" calcext:value-type="float">
            <text:p>0.502793253</text:p>
          </table:table-cell>
          <table:table-cell/>
          <table:table-cell office:value-type="float" office:value="0.009931718" calcext:value-type="float">
            <text:p>0.009931718</text:p>
          </table:table-cell>
          <table:table-cell office:value-type="float" office:value="0.003918904" calcext:value-type="float">
            <text:p>0.003918904</text:p>
          </table:table-cell>
          <table:table-cell office:value-type="float" office:value="0.004701215" calcext:value-type="float">
            <text:p>0.0047012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07788" calcext:value-type="float">
            <text:p>0.004107788</text:p>
          </table:table-cell>
          <table:table-cell/>
          <table:table-cell office:value-type="float" office:value="0.008893115" calcext:value-type="float">
            <text:p>0.008893115</text:p>
          </table:table-cell>
          <table:table-cell office:value-type="float" office:value="0.002880301" calcext:value-type="float">
            <text:p>0.002880301</text:p>
          </table:table-cell>
          <table:table-cell office:value-type="float" office:value="0.003662612" calcext:value-type="float">
            <text:p>0.0036626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69185" calcext:value-type="float">
            <text:p>0.003069185</text:p>
          </table:table-cell>
          <table:table-cell/>
          <table:table-cell office:value-type="float" office:value="24.642032679" calcext:value-type="float">
            <text:p>24.642032679</text:p>
          </table:table-cell>
          <table:table-cell office:value-type="float" office:value="24.49357525" calcext:value-type="float">
            <text:p>24.49357525</text:p>
          </table:table-cell>
          <table:table-cell office:value-type="float" office:value="24.512891775" calcext:value-type="float">
            <text:p>24.512891775</text:p>
          </table:table-cell>
          <table:table-cell office:value-type="float" office:value="25.405089163" calcext:value-type="float">
            <text:p>25.405089163</text:p>
          </table:table-cell>
          <table:table-cell office:value-type="float" office:value="24.498239142" calcext:value-type="float">
            <text:p>24.498239142</text:p>
          </table:table-cell>
          <table:table-cell/>
          <table:table-cell office:value-type="float" office:value="0.22539529" calcext:value-type="float">
            <text:p>0.22539529</text:p>
          </table:table-cell>
          <table:table-cell office:value-type="float" office:value="0.073007842" calcext:value-type="float">
            <text:p>0.073007842</text:p>
          </table:table-cell>
          <table:table-cell office:value-type="float" office:value="0.092836188" calcext:value-type="float">
            <text:p>0.0928361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795325" calcext:value-type="float">
            <text:p>0.0777953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2-02 23:14:25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1.210106756" calcext:value-type="float">
            <text:p>1.210106756</text:p>
          </table:table-cell>
          <table:table-cell office:value-type="float" office:value="0.477051792" calcext:value-type="float">
            <text:p>0.477051792</text:p>
          </table:table-cell>
          <table:table-cell office:value-type="float" office:value="0.57502217" calcext:value-type="float">
            <text:p>0.57502217</text:p>
          </table:table-cell>
          <table:table-cell office:value-type="float" office:value="5" calcext:value-type="float">
            <text:p>5</text:p>
          </table:table-cell>
          <table:table-cell office:value-type="float" office:value="0.506178201" calcext:value-type="float">
            <text:p>0.506178201</text:p>
          </table:table-cell>
          <table:table-cell/>
          <table:table-cell office:value-type="float" office:value="0.009886493" calcext:value-type="float">
            <text:p>0.009886493</text:p>
          </table:table-cell>
          <table:table-cell office:value-type="float" office:value="0.003897482" calcext:value-type="float">
            <text:p>0.003897482</text:p>
          </table:table-cell>
          <table:table-cell office:value-type="float" office:value="0.004697894" calcext:value-type="float">
            <text:p>0.0046978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35443" calcext:value-type="float">
            <text:p>0.004135443</text:p>
          </table:table-cell>
          <table:table-cell/>
          <table:table-cell office:value-type="float" office:value="0.00884789" calcext:value-type="float">
            <text:p>0.00884789</text:p>
          </table:table-cell>
          <table:table-cell office:value-type="float" office:value="0.002858879" calcext:value-type="float">
            <text:p>0.002858879</text:p>
          </table:table-cell>
          <table:table-cell office:value-type="float" office:value="0.003659291" calcext:value-type="float">
            <text:p>0.0036592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9684" calcext:value-type="float">
            <text:p>0.00309684</text:p>
          </table:table-cell>
          <table:table-cell/>
          <table:table-cell office:value-type="float" office:value="24.645969126" calcext:value-type="float">
            <text:p>24.645969126</text:p>
          </table:table-cell>
          <table:table-cell office:value-type="float" office:value="24.49809996" calcext:value-type="float">
            <text:p>24.49809996</text:p>
          </table:table-cell>
          <table:table-cell office:value-type="float" office:value="24.517863331" calcext:value-type="float">
            <text:p>24.517863331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50397561" calcext:value-type="float">
            <text:p>24.50397561</text:p>
          </table:table-cell>
          <table:table-cell/>
          <table:table-cell office:value-type="float" office:value="0.224249237" calcext:value-type="float">
            <text:p>0.224249237</text:p>
          </table:table-cell>
          <table:table-cell office:value-type="float" office:value="0.072464886" calcext:value-type="float">
            <text:p>0.072464886</text:p>
          </table:table-cell>
          <table:table-cell office:value-type="float" office:value="0.092752013" calcext:value-type="float">
            <text:p>0.0927520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8496263" calcext:value-type="float">
            <text:p>0.07849626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2-02 23:14:26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1.208601142" calcext:value-type="float">
            <text:p>1.208601142</text:p>
          </table:table-cell>
          <table:table-cell office:value-type="float" office:value="0.47969645" calcext:value-type="float">
            <text:p>0.47969645</text:p>
          </table:table-cell>
          <table:table-cell office:value-type="float" office:value="0.578716466" calcext:value-type="float">
            <text:p>0.578716466</text:p>
          </table:table-cell>
          <table:table-cell office:value-type="float" office:value="5" calcext:value-type="float">
            <text:p>5</text:p>
          </table:table-cell>
          <table:table-cell office:value-type="float" office:value="0.505870641" calcext:value-type="float">
            <text:p>0.505870641</text:p>
          </table:table-cell>
          <table:table-cell/>
          <table:table-cell office:value-type="float" office:value="0.009874192" calcext:value-type="float">
            <text:p>0.009874192</text:p>
          </table:table-cell>
          <table:table-cell office:value-type="float" office:value="0.003919089" calcext:value-type="float">
            <text:p>0.003919089</text:p>
          </table:table-cell>
          <table:table-cell office:value-type="float" office:value="0.004728076" calcext:value-type="float">
            <text:p>0.0047280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3293" calcext:value-type="float">
            <text:p>0.00413293</text:p>
          </table:table-cell>
          <table:table-cell/>
          <table:table-cell office:value-type="float" office:value="0.00883559" calcext:value-type="float">
            <text:p>0.00883559</text:p>
          </table:table-cell>
          <table:table-cell office:value-type="float" office:value="0.002880486" calcext:value-type="float">
            <text:p>0.002880486</text:p>
          </table:table-cell>
          <table:table-cell office:value-type="float" office:value="0.003689473" calcext:value-type="float">
            <text:p>0.00368947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94327" calcext:value-type="float">
            <text:p>0.003094327</text:p>
          </table:table-cell>
          <table:table-cell/>
          <table:table-cell office:value-type="float" office:value="24.645665439" calcext:value-type="float">
            <text:p>24.645665439</text:p>
          </table:table-cell>
          <table:table-cell office:value-type="float" office:value="24.498633466" calcext:value-type="float">
            <text:p>24.498633466</text:p>
          </table:table-cell>
          <table:table-cell office:value-type="float" office:value="24.518608568" calcext:value-type="float">
            <text:p>24.518608568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503913566" calcext:value-type="float">
            <text:p>24.503913566</text:p>
          </table:table-cell>
          <table:table-cell/>
          <table:table-cell office:value-type="float" office:value="0.223937518" calcext:value-type="float">
            <text:p>0.223937518</text:p>
          </table:table-cell>
          <table:table-cell office:value-type="float" office:value="0.073012533" calcext:value-type="float">
            <text:p>0.073012533</text:p>
          </table:table-cell>
          <table:table-cell office:value-type="float" office:value="0.093516996" calcext:value-type="float">
            <text:p>0.09351699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8432575" calcext:value-type="float">
            <text:p>0.0784325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2-02 23:14:28</text:p>
          </table:table-cell>
          <table:table-cell office:value-type="float" office:value="24.43256" calcext:value-type="float">
            <text:p>24.43256</text:p>
          </table:table-cell>
          <table:table-cell office:value-type="string" calcext:value-type="string">
            <text:p><text:s/></text:p>
          </table:table-cell>
          <table:table-cell office:value-type="float" office:value="1.199517989" calcext:value-type="float">
            <text:p>1.199517989</text:p>
          </table:table-cell>
          <table:table-cell office:value-type="float" office:value="0.478369651" calcext:value-type="float">
            <text:p>0.478369651</text:p>
          </table:table-cell>
          <table:table-cell office:value-type="float" office:value="0.57953007" calcext:value-type="float">
            <text:p>0.57953007</text:p>
          </table:table-cell>
          <table:table-cell office:value-type="float" office:value="5" calcext:value-type="float">
            <text:p>5</text:p>
          </table:table-cell>
          <table:table-cell office:value-type="float" office:value="0.508618415" calcext:value-type="float">
            <text:p>0.508618415</text:p>
          </table:table-cell>
          <table:table-cell/>
          <table:table-cell office:value-type="float" office:value="0.009799984" calcext:value-type="float">
            <text:p>0.009799984</text:p>
          </table:table-cell>
          <table:table-cell office:value-type="float" office:value="0.003908249" calcext:value-type="float">
            <text:p>0.003908249</text:p>
          </table:table-cell>
          <table:table-cell office:value-type="float" office:value="0.004734723" calcext:value-type="float">
            <text:p>0.0047347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55379" calcext:value-type="float">
            <text:p>0.004155379</text:p>
          </table:table-cell>
          <table:table-cell/>
          <table:table-cell office:value-type="float" office:value="0.008761381" calcext:value-type="float">
            <text:p>0.008761381</text:p>
          </table:table-cell>
          <table:table-cell office:value-type="float" office:value="0.002869646" calcext:value-type="float">
            <text:p>0.002869646</text:p>
          </table:table-cell>
          <table:table-cell office:value-type="float" office:value="0.00369612" calcext:value-type="float">
            <text:p>0.003696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16776" calcext:value-type="float">
            <text:p>0.003116776</text:p>
          </table:table-cell>
          <table:table-cell/>
          <table:table-cell office:value-type="float" office:value="24.648886324" calcext:value-type="float">
            <text:p>24.648886324</text:p>
          </table:table-cell>
          <table:table-cell office:value-type="float" office:value="24.503419461" calcext:value-type="float">
            <text:p>24.503419461</text:p>
          </table:table-cell>
          <table:table-cell office:value-type="float" office:value="24.523826248" calcext:value-type="float">
            <text:p>24.523826248</text:p>
          </table:table-cell>
          <table:table-cell office:value-type="float" office:value="25.41518818" calcext:value-type="float">
            <text:p>25.41518818</text:p>
          </table:table-cell>
          <table:table-cell office:value-type="float" office:value="24.509521493" calcext:value-type="float">
            <text:p>24.509521493</text:p>
          </table:table-cell>
          <table:table-cell/>
          <table:table-cell office:value-type="float" office:value="0.222056958" calcext:value-type="float">
            <text:p>0.222056958</text:p>
          </table:table-cell>
          <table:table-cell office:value-type="float" office:value="0.072737783" calcext:value-type="float">
            <text:p>0.072737783</text:p>
          </table:table-cell>
          <table:table-cell office:value-type="float" office:value="0.09368547" calcext:value-type="float">
            <text:p>0.093685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001571" calcext:value-type="float">
            <text:p>0.0790015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2-02 23:14:29</text:p>
          </table:table-cell>
          <table:table-cell office:value-type="float" office:value="24.43761" calcext:value-type="float">
            <text:p>24.43761</text:p>
          </table:table-cell>
          <table:table-cell office:value-type="string" calcext:value-type="string">
            <text:p><text:s/></text:p>
          </table:table-cell>
          <table:table-cell office:value-type="float" office:value="1.220306304" calcext:value-type="float">
            <text:p>1.220306304</text:p>
          </table:table-cell>
          <table:table-cell office:value-type="float" office:value="0.476370511" calcext:value-type="float">
            <text:p>0.476370511</text:p>
          </table:table-cell>
          <table:table-cell office:value-type="float" office:value="0.580211351" calcext:value-type="float">
            <text:p>0.580211351</text:p>
          </table:table-cell>
          <table:table-cell office:value-type="float" office:value="5" calcext:value-type="float">
            <text:p>5</text:p>
          </table:table-cell>
          <table:table-cell office:value-type="float" office:value="0.51149136" calcext:value-type="float">
            <text:p>0.51149136</text:p>
          </table:table-cell>
          <table:table-cell/>
          <table:table-cell office:value-type="float" office:value="0.009969823" calcext:value-type="float">
            <text:p>0.009969823</text:p>
          </table:table-cell>
          <table:table-cell office:value-type="float" office:value="0.003891916" calcext:value-type="float">
            <text:p>0.003891916</text:p>
          </table:table-cell>
          <table:table-cell office:value-type="float" office:value="0.004740289" calcext:value-type="float">
            <text:p>0.0047402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78851" calcext:value-type="float">
            <text:p>0.004178851</text:p>
          </table:table-cell>
          <table:table-cell/>
          <table:table-cell office:value-type="float" office:value="0.00893122" calcext:value-type="float">
            <text:p>0.00893122</text:p>
          </table:table-cell>
          <table:table-cell office:value-type="float" office:value="0.002853313" calcext:value-type="float">
            <text:p>0.002853313</text:p>
          </table:table-cell>
          <table:table-cell office:value-type="float" office:value="0.003701686" calcext:value-type="float">
            <text:p>0.00370168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40248" calcext:value-type="float">
            <text:p>0.003140248</text:p>
          </table:table-cell>
          <table:table-cell/>
          <table:table-cell office:value-type="float" office:value="24.658132333" calcext:value-type="float">
            <text:p>24.658132333</text:p>
          </table:table-cell>
          <table:table-cell office:value-type="float" office:value="24.508069828" calcext:value-type="float">
            <text:p>24.508069828</text:p>
          </table:table-cell>
          <table:table-cell office:value-type="float" office:value="24.529017235" calcext:value-type="float">
            <text:p>24.529017235</text:p>
          </table:table-cell>
          <table:table-cell office:value-type="float" office:value="25.420237689" calcext:value-type="float">
            <text:p>25.420237689</text:p>
          </table:table-cell>
          <table:table-cell office:value-type="float" office:value="24.515154664" calcext:value-type="float">
            <text:p>24.515154664</text:p>
          </table:table-cell>
          <table:table-cell/>
          <table:table-cell office:value-type="float" office:value="0.226360926" calcext:value-type="float">
            <text:p>0.226360926</text:p>
          </table:table-cell>
          <table:table-cell office:value-type="float" office:value="0.072323808" calcext:value-type="float">
            <text:p>0.072323808</text:p>
          </table:table-cell>
          <table:table-cell office:value-type="float" office:value="0.093826543" calcext:value-type="float">
            <text:p>0.0938265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596486" calcext:value-type="float">
            <text:p>0.07959648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2-02 23:14:30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1.242187767" calcext:value-type="float">
            <text:p>1.242187767</text:p>
          </table:table-cell>
          <table:table-cell office:value-type="float" office:value="0.478477535" calcext:value-type="float">
            <text:p>0.478477535</text:p>
          </table:table-cell>
          <table:table-cell office:value-type="float" office:value="0.581341455" calcext:value-type="float">
            <text:p>0.581341455</text:p>
          </table:table-cell>
          <table:table-cell office:value-type="float" office:value="5" calcext:value-type="float">
            <text:p>5</text:p>
          </table:table-cell>
          <table:table-cell office:value-type="float" office:value="0.511918129" calcext:value-type="float">
            <text:p>0.511918129</text:p>
          </table:table-cell>
          <table:table-cell/>
          <table:table-cell office:value-type="float" office:value="0.010148593" calcext:value-type="float">
            <text:p>0.010148593</text:p>
          </table:table-cell>
          <table:table-cell office:value-type="float" office:value="0.00390913" calcext:value-type="float">
            <text:p>0.00390913</text:p>
          </table:table-cell>
          <table:table-cell office:value-type="float" office:value="0.004749522" calcext:value-type="float">
            <text:p>0.0047495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82338" calcext:value-type="float">
            <text:p>0.004182338</text:p>
          </table:table-cell>
          <table:table-cell/>
          <table:table-cell office:value-type="float" office:value="0.00910999" calcext:value-type="float">
            <text:p>0.00910999</text:p>
          </table:table-cell>
          <table:table-cell office:value-type="float" office:value="0.002870527" calcext:value-type="float">
            <text:p>0.002870527</text:p>
          </table:table-cell>
          <table:table-cell office:value-type="float" office:value="0.003710919" calcext:value-type="float">
            <text:p>0.00371091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43735" calcext:value-type="float">
            <text:p>0.003143735</text:p>
          </table:table-cell>
          <table:table-cell/>
          <table:table-cell office:value-type="float" office:value="24.672651721" calcext:value-type="float">
            <text:p>24.672651721</text:p>
          </table:table-cell>
          <table:table-cell office:value-type="float" office:value="24.518602173" calcext:value-type="float">
            <text:p>24.518602173</text:p>
          </table:table-cell>
          <table:table-cell office:value-type="float" office:value="24.539352315" calcext:value-type="float">
            <text:p>24.539352315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25347993" calcext:value-type="float">
            <text:p>24.525347993</text:p>
          </table:table-cell>
          <table:table-cell/>
          <table:table-cell office:value-type="float" office:value="0.230891193" calcext:value-type="float">
            <text:p>0.230891193</text:p>
          </table:table-cell>
          <table:table-cell office:value-type="float" office:value="0.072760124" calcext:value-type="float">
            <text:p>0.072760124</text:p>
          </table:table-cell>
          <table:table-cell office:value-type="float" office:value="0.094060555" calcext:value-type="float">
            <text:p>0.0940605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684859" calcext:value-type="float">
            <text:p>0.0796848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2-02 23:14:31</text:p>
          </table:table-cell>
          <table:table-cell office:value-type="float" office:value="24.44267" calcext:value-type="float">
            <text:p>24.44267</text:p>
          </table:table-cell>
          <table:table-cell office:value-type="string" calcext:value-type="string">
            <text:p><text:s/></text:p>
          </table:table-cell>
          <table:table-cell office:value-type="float" office:value="1.251872331" calcext:value-type="float">
            <text:p>1.251872331</text:p>
          </table:table-cell>
          <table:table-cell office:value-type="float" office:value="0.479472933" calcext:value-type="float">
            <text:p>0.479472933</text:p>
          </table:table-cell>
          <table:table-cell office:value-type="float" office:value="0.584230493" calcext:value-type="float">
            <text:p>0.584230493</text:p>
          </table:table-cell>
          <table:table-cell office:value-type="float" office:value="5" calcext:value-type="float">
            <text:p>5</text:p>
          </table:table-cell>
          <table:table-cell office:value-type="float" office:value="0.511048497" calcext:value-type="float">
            <text:p>0.511048497</text:p>
          </table:table-cell>
          <table:table-cell/>
          <table:table-cell office:value-type="float" office:value="0.010227715" calcext:value-type="float">
            <text:p>0.010227715</text:p>
          </table:table-cell>
          <table:table-cell office:value-type="float" office:value="0.003917263" calcext:value-type="float">
            <text:p>0.003917263</text:p>
          </table:table-cell>
          <table:table-cell office:value-type="float" office:value="0.004773125" calcext:value-type="float">
            <text:p>0.00477312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75233" calcext:value-type="float">
            <text:p>0.004175233</text:p>
          </table:table-cell>
          <table:table-cell/>
          <table:table-cell office:value-type="float" office:value="0.009189112" calcext:value-type="float">
            <text:p>0.009189112</text:p>
          </table:table-cell>
          <table:table-cell office:value-type="float" office:value="0.00287866" calcext:value-type="float">
            <text:p>0.00287866</text:p>
          </table:table-cell>
          <table:table-cell office:value-type="float" office:value="0.003734522" calcext:value-type="float">
            <text:p>0.00373452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3663" calcext:value-type="float">
            <text:p>0.00313663</text:p>
          </table:table-cell>
          <table:table-cell/>
          <table:table-cell office:value-type="float" office:value="24.66955214" calcext:value-type="float">
            <text:p>24.66955214</text:p>
          </table:table-cell>
          <table:table-cell office:value-type="float" office:value="24.513749322" calcext:value-type="float">
            <text:p>24.513749322</text:p>
          </table:table-cell>
          <table:table-cell office:value-type="float" office:value="24.534881545" calcext:value-type="float">
            <text:p>24.534881545</text:p>
          </table:table-cell>
          <table:table-cell office:value-type="float" office:value="25.425287199" calcext:value-type="float">
            <text:p>25.425287199</text:p>
          </table:table-cell>
          <table:table-cell office:value-type="float" office:value="24.520118946" calcext:value-type="float">
            <text:p>24.520118946</text:p>
          </table:table-cell>
          <table:table-cell/>
          <table:table-cell office:value-type="float" office:value="0.232896245" calcext:value-type="float">
            <text:p>0.232896245</text:p>
          </table:table-cell>
          <table:table-cell office:value-type="float" office:value="0.072966247" calcext:value-type="float">
            <text:p>0.072966247</text:p>
          </table:table-cell>
          <table:table-cell office:value-type="float" office:value="0.094658791" calcext:value-type="float">
            <text:p>0.09465879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50478" calcext:value-type="float">
            <text:p>0.079504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2-02 23:14:33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1.166003485" calcext:value-type="float">
            <text:p>1.166003485</text:p>
          </table:table-cell>
          <table:table-cell office:value-type="float" office:value="0.479099212" calcext:value-type="float">
            <text:p>0.479099212</text:p>
          </table:table-cell>
          <table:table-cell office:value-type="float" office:value="0.585215161" calcext:value-type="float">
            <text:p>0.585215161</text:p>
          </table:table-cell>
          <table:table-cell office:value-type="float" office:value="5" calcext:value-type="float">
            <text:p>5</text:p>
          </table:table-cell>
          <table:table-cell office:value-type="float" office:value="0.513302149" calcext:value-type="float">
            <text:p>0.513302149</text:p>
          </table:table-cell>
          <table:table-cell/>
          <table:table-cell office:value-type="float" office:value="0.009526172" calcext:value-type="float">
            <text:p>0.009526172</text:p>
          </table:table-cell>
          <table:table-cell office:value-type="float" office:value="0.003914209" calcext:value-type="float">
            <text:p>0.003914209</text:p>
          </table:table-cell>
          <table:table-cell office:value-type="float" office:value="0.00478117" calcext:value-type="float">
            <text:p>0.004781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93645" calcext:value-type="float">
            <text:p>0.004193645</text:p>
          </table:table-cell>
          <table:table-cell/>
          <table:table-cell office:value-type="float" office:value="0.00848757" calcext:value-type="float">
            <text:p>0.00848757</text:p>
          </table:table-cell>
          <table:table-cell office:value-type="float" office:value="0.002875606" calcext:value-type="float">
            <text:p>0.002875606</text:p>
          </table:table-cell>
          <table:table-cell office:value-type="float" office:value="0.003742567" calcext:value-type="float">
            <text:p>0.00374256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55042" calcext:value-type="float">
            <text:p>0.003155042</text:p>
          </table:table-cell>
          <table:table-cell/>
          <table:table-cell office:value-type="float" office:value="24.657285398" calcext:value-type="float">
            <text:p>24.657285398</text:p>
          </table:table-cell>
          <table:table-cell office:value-type="float" office:value="24.518727582" calcext:value-type="float">
            <text:p>24.518727582</text:p>
          </table:table-cell>
          <table:table-cell office:value-type="float" office:value="24.540133727" calcext:value-type="float">
            <text:p>24.540133727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25627184" calcext:value-type="float">
            <text:p>24.525627184</text:p>
          </table:table-cell>
          <table:table-cell/>
          <table:table-cell office:value-type="float" office:value="0.215118139" calcext:value-type="float">
            <text:p>0.215118139</text:p>
          </table:table-cell>
          <table:table-cell office:value-type="float" office:value="0.072888858" calcext:value-type="float">
            <text:p>0.072888858</text:p>
          </table:table-cell>
          <table:table-cell office:value-type="float" office:value="0.094862688" calcext:value-type="float">
            <text:p>0.0948626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971455" calcext:value-type="float">
            <text:p>0.0799714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2-02 23:14:34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1.242187171" calcext:value-type="float">
            <text:p>1.242187171</text:p>
          </table:table-cell>
          <table:table-cell office:value-type="float" office:value="0.479960499" calcext:value-type="float">
            <text:p>0.479960499</text:p>
          </table:table-cell>
          <table:table-cell office:value-type="float" office:value="0.585701535" calcext:value-type="float">
            <text:p>0.585701535</text:p>
          </table:table-cell>
          <table:table-cell office:value-type="float" office:value="5" calcext:value-type="float">
            <text:p>5</text:p>
          </table:table-cell>
          <table:table-cell office:value-type="float" office:value="0.514911475" calcext:value-type="float">
            <text:p>0.514911475</text:p>
          </table:table-cell>
          <table:table-cell/>
          <table:table-cell office:value-type="float" office:value="0.010148588" calcext:value-type="float">
            <text:p>0.010148588</text:p>
          </table:table-cell>
          <table:table-cell office:value-type="float" office:value="0.003921246" calcext:value-type="float">
            <text:p>0.003921246</text:p>
          </table:table-cell>
          <table:table-cell office:value-type="float" office:value="0.004785143" calcext:value-type="float">
            <text:p>0.0047851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06793" calcext:value-type="float">
            <text:p>0.004206793</text:p>
          </table:table-cell>
          <table:table-cell/>
          <table:table-cell office:value-type="float" office:value="0.009109985" calcext:value-type="float">
            <text:p>0.009109985</text:p>
          </table:table-cell>
          <table:table-cell office:value-type="float" office:value="0.002882643" calcext:value-type="float">
            <text:p>0.002882643</text:p>
          </table:table-cell>
          <table:table-cell office:value-type="float" office:value="0.003746541" calcext:value-type="float">
            <text:p>0.00374654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6819" calcext:value-type="float">
            <text:p>0.00316819</text:p>
          </table:table-cell>
          <table:table-cell/>
          <table:table-cell office:value-type="float" office:value="24.672651601" calcext:value-type="float">
            <text:p>24.672651601</text:p>
          </table:table-cell>
          <table:table-cell office:value-type="float" office:value="24.518901326" calcext:value-type="float">
            <text:p>24.518901326</text:p>
          </table:table-cell>
          <table:table-cell office:value-type="float" office:value="24.54023184" calcext:value-type="float">
            <text:p>24.54023184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25951825" calcext:value-type="float">
            <text:p>24.525951825</text:p>
          </table:table-cell>
          <table:table-cell/>
          <table:table-cell office:value-type="float" office:value="0.230891069" calcext:value-type="float">
            <text:p>0.230891069</text:p>
          </table:table-cell>
          <table:table-cell office:value-type="float" office:value="0.073067211" calcext:value-type="float">
            <text:p>0.073067211</text:p>
          </table:table-cell>
          <table:table-cell office:value-type="float" office:value="0.094963402" calcext:value-type="float">
            <text:p>0.0949634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0304705" calcext:value-type="float">
            <text:p>0.0803047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2-02 23:14:35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1.031323794" calcext:value-type="float">
            <text:p>1.031323794</text:p>
          </table:table-cell>
          <table:table-cell office:value-type="float" office:value="0.483760891" calcext:value-type="float">
            <text:p>0.483760891</text:p>
          </table:table-cell>
          <table:table-cell office:value-type="float" office:value="0.460262353" calcext:value-type="float">
            <text:p>0.460262353</text:p>
          </table:table-cell>
          <table:table-cell office:value-type="float" office:value="5" calcext:value-type="float">
            <text:p>5</text:p>
          </table:table-cell>
          <table:table-cell office:value-type="float" office:value="0.52922434" calcext:value-type="float">
            <text:p>0.52922434</text:p>
          </table:table-cell>
          <table:table-cell/>
          <table:table-cell office:value-type="float" office:value="0.008425848" calcext:value-type="float">
            <text:p>0.008425848</text:p>
          </table:table-cell>
          <table:table-cell office:value-type="float" office:value="0.003952295" calcext:value-type="float">
            <text:p>0.003952295</text:p>
          </table:table-cell>
          <table:table-cell office:value-type="float" office:value="0.003760313" calcext:value-type="float">
            <text:p>0.0037603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23728" calcext:value-type="float">
            <text:p>0.004323728</text:p>
          </table:table-cell>
          <table:table-cell/>
          <table:table-cell office:value-type="float" office:value="0.007387245" calcext:value-type="float">
            <text:p>0.007387245</text:p>
          </table:table-cell>
          <table:table-cell office:value-type="float" office:value="0.002913692" calcext:value-type="float">
            <text:p>0.002913692</text:p>
          </table:table-cell>
          <table:table-cell office:value-type="float" office:value="0.002721711" calcext:value-type="float">
            <text:p>0.00272171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85126" calcext:value-type="float">
            <text:p>0.003285126</text:p>
          </table:table-cell>
          <table:table-cell/>
          <table:table-cell office:value-type="float" office:value="24.630120063" calcext:value-type="float">
            <text:p>24.630120063</text:p>
          </table:table-cell>
          <table:table-cell office:value-type="float" office:value="24.519667963" calcext:value-type="float">
            <text:p>24.519667963</text:p>
          </table:table-cell>
          <table:table-cell office:value-type="float" office:value="24.51492769" calcext:value-type="float">
            <text:p>24.51492769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2883908" calcext:value-type="float">
            <text:p>24.52883908</text:p>
          </table:table-cell>
          <table:table-cell/>
          <table:table-cell office:value-type="float" office:value="0.187233552" calcext:value-type="float">
            <text:p>0.187233552</text:p>
          </table:table-cell>
          <table:table-cell office:value-type="float" office:value="0.073854183" calcext:value-type="float">
            <text:p>0.073854183</text:p>
          </table:table-cell>
          <table:table-cell office:value-type="float" office:value="0.068988177" calcext:value-type="float">
            <text:p>0.0689881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3268532" calcext:value-type="float">
            <text:p>0.0832685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2-02 23:14:37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981071112" calcext:value-type="float">
            <text:p>0.981071112</text:p>
          </table:table-cell>
          <table:table-cell office:value-type="float" office:value="0.482742844" calcext:value-type="float">
            <text:p>0.482742844</text:p>
          </table:table-cell>
          <table:table-cell office:value-type="float" office:value="0.588092874" calcext:value-type="float">
            <text:p>0.588092874</text:p>
          </table:table-cell>
          <table:table-cell office:value-type="float" office:value="5" calcext:value-type="float">
            <text:p>5</text:p>
          </table:table-cell>
          <table:table-cell office:value-type="float" office:value="0.516419472" calcext:value-type="float">
            <text:p>0.516419472</text:p>
          </table:table-cell>
          <table:table-cell/>
          <table:table-cell office:value-type="float" office:value="0.008015287" calcext:value-type="float">
            <text:p>0.008015287</text:p>
          </table:table-cell>
          <table:table-cell office:value-type="float" office:value="0.003943977" calcext:value-type="float">
            <text:p>0.003943977</text:p>
          </table:table-cell>
          <table:table-cell office:value-type="float" office:value="0.00480468" calcext:value-type="float">
            <text:p>0.004804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19113" calcext:value-type="float">
            <text:p>0.004219113</text:p>
          </table:table-cell>
          <table:table-cell/>
          <table:table-cell office:value-type="float" office:value="0.006976684" calcext:value-type="float">
            <text:p>0.006976684</text:p>
          </table:table-cell>
          <table:table-cell office:value-type="float" office:value="0.002905375" calcext:value-type="float">
            <text:p>0.002905375</text:p>
          </table:table-cell>
          <table:table-cell office:value-type="float" office:value="0.003766078" calcext:value-type="float">
            <text:p>0.00376607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80511" calcext:value-type="float">
            <text:p>0.003180511</text:p>
          </table:table-cell>
          <table:table-cell/>
          <table:table-cell office:value-type="float" office:value="24.625036949" calcext:value-type="float">
            <text:p>24.625036949</text:p>
          </table:table-cell>
          <table:table-cell office:value-type="float" office:value="24.524516243" calcext:value-type="float">
            <text:p>24.524516243</text:p>
          </table:table-cell>
          <table:table-cell office:value-type="float" office:value="24.545767775" calcext:value-type="float">
            <text:p>24.545767775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31309641" calcext:value-type="float">
            <text:p>24.531309641</text:p>
          </table:table-cell>
          <table:table-cell/>
          <table:table-cell office:value-type="float" office:value="0.176828803" calcext:value-type="float">
            <text:p>0.176828803</text:p>
          </table:table-cell>
          <table:table-cell office:value-type="float" office:value="0.073643369" calcext:value-type="float">
            <text:p>0.073643369</text:p>
          </table:table-cell>
          <table:table-cell office:value-type="float" office:value="0.095458578" calcext:value-type="float">
            <text:p>0.0954585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0616973" calcext:value-type="float">
            <text:p>0.0806169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2-02 23:14:38</text:p>
          </table:table-cell>
          <table:table-cell office:value-type="float" office:value="24.46288" calcext:value-type="float">
            <text:p>24.46288</text:p>
          </table:table-cell>
          <table:table-cell office:value-type="string" calcext:value-type="string">
            <text:p><text:s/></text:p>
          </table:table-cell>
          <table:table-cell office:value-type="float" office:value="0.733556239" calcext:value-type="float">
            <text:p>0.733556239</text:p>
          </table:table-cell>
          <table:table-cell office:value-type="float" office:value="0.486348329" calcext:value-type="float">
            <text:p>0.486348329</text:p>
          </table:table-cell>
          <table:table-cell office:value-type="float" office:value="0.491035043" calcext:value-type="float">
            <text:p>0.491035043</text:p>
          </table:table-cell>
          <table:table-cell office:value-type="float" office:value="5" calcext:value-type="float">
            <text:p>5</text:p>
          </table:table-cell>
          <table:table-cell office:value-type="float" office:value="0.515791835" calcext:value-type="float">
            <text:p>0.515791835</text:p>
          </table:table-cell>
          <table:table-cell/>
          <table:table-cell office:value-type="float" office:value="0.005993107" calcext:value-type="float">
            <text:p>0.005993107</text:p>
          </table:table-cell>
          <table:table-cell office:value-type="float" office:value="0.003973434" calcext:value-type="float">
            <text:p>0.003973434</text:p>
          </table:table-cell>
          <table:table-cell office:value-type="float" office:value="0.004011724" calcext:value-type="float">
            <text:p>0.0040117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13986" calcext:value-type="float">
            <text:p>0.004213986</text:p>
          </table:table-cell>
          <table:table-cell/>
          <table:table-cell office:value-type="float" office:value="0.004954504" calcext:value-type="float">
            <text:p>0.004954504</text:p>
          </table:table-cell>
          <table:table-cell office:value-type="float" office:value="0.002934831" calcext:value-type="float">
            <text:p>0.002934831</text:p>
          </table:table-cell>
          <table:table-cell office:value-type="float" office:value="0.002973121" calcext:value-type="float">
            <text:p>0.0029731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75383" calcext:value-type="float">
            <text:p>0.003175383</text:p>
          </table:table-cell>
          <table:table-cell/>
          <table:table-cell office:value-type="float" office:value="24.585217251" calcext:value-type="float">
            <text:p>24.585217251</text:p>
          </table:table-cell>
          <table:table-cell office:value-type="float" office:value="24.535350847" calcext:value-type="float">
            <text:p>24.535350847</text:p>
          </table:table-cell>
          <table:table-cell office:value-type="float" office:value="24.536296265" calcext:value-type="float">
            <text:p>24.536296265</text:p>
          </table:table-cell>
          <table:table-cell office:value-type="float" office:value="25.445485246" calcext:value-type="float">
            <text:p>25.445485246</text:p>
          </table:table-cell>
          <table:table-cell office:value-type="float" office:value="24.541290264" calcext:value-type="float">
            <text:p>24.541290264</text:p>
          </table:table-cell>
          <table:table-cell/>
          <table:table-cell office:value-type="float" office:value="0.125579233" calcext:value-type="float">
            <text:p>0.125579233</text:p>
          </table:table-cell>
          <table:table-cell office:value-type="float" office:value="0.07438998" calcext:value-type="float">
            <text:p>0.07438998</text:p>
          </table:table-cell>
          <table:table-cell office:value-type="float" office:value="0.075360486" calcext:value-type="float">
            <text:p>0.0753604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0487006" calcext:value-type="float">
            <text:p>0.0804870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2-02 23:14:39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720443215" calcext:value-type="float">
            <text:p>0.720443215</text:p>
          </table:table-cell>
          <table:table-cell office:value-type="float" office:value="0.48635131" calcext:value-type="float">
            <text:p>0.48635131</text:p>
          </table:table-cell>
          <table:table-cell office:value-type="float" office:value="0.598047447" calcext:value-type="float">
            <text:p>0.598047447</text:p>
          </table:table-cell>
          <table:table-cell office:value-type="float" office:value="5" calcext:value-type="float">
            <text:p>5</text:p>
          </table:table-cell>
          <table:table-cell office:value-type="float" office:value="0.516275825" calcext:value-type="float">
            <text:p>0.516275825</text:p>
          </table:table-cell>
          <table:table-cell/>
          <table:table-cell office:value-type="float" office:value="0.005885974" calcext:value-type="float">
            <text:p>0.005885974</text:p>
          </table:table-cell>
          <table:table-cell office:value-type="float" office:value="0.003973458" calcext:value-type="float">
            <text:p>0.003973458</text:p>
          </table:table-cell>
          <table:table-cell office:value-type="float" office:value="0.004886009" calcext:value-type="float">
            <text:p>0.0048860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1794" calcext:value-type="float">
            <text:p>0.00421794</text:p>
          </table:table-cell>
          <table:table-cell/>
          <table:table-cell office:value-type="float" office:value="0.004847371" calcext:value-type="float">
            <text:p>0.004847371</text:p>
          </table:table-cell>
          <table:table-cell office:value-type="float" office:value="0.002934856" calcext:value-type="float">
            <text:p>0.002934856</text:p>
          </table:table-cell>
          <table:table-cell office:value-type="float" office:value="0.003847406" calcext:value-type="float">
            <text:p>0.00384740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79337" calcext:value-type="float">
            <text:p>0.003179337</text:p>
          </table:table-cell>
          <table:table-cell/>
          <table:table-cell office:value-type="float" office:value="24.577518741" calcext:value-type="float">
            <text:p>24.577518741</text:p>
          </table:table-cell>
          <table:table-cell office:value-type="float" office:value="24.530297804" calcext:value-type="float">
            <text:p>24.530297804</text:p>
          </table:table-cell>
          <table:table-cell office:value-type="float" office:value="24.552829361" calcext:value-type="float">
            <text:p>24.552829361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36334279" calcext:value-type="float">
            <text:p>24.536334279</text:p>
          </table:table-cell>
          <table:table-cell/>
          <table:table-cell office:value-type="float" office:value="0.122864005" calcext:value-type="float">
            <text:p>0.122864005</text:p>
          </table:table-cell>
          <table:table-cell office:value-type="float" office:value="0.074390597" calcext:value-type="float">
            <text:p>0.074390597</text:p>
          </table:table-cell>
          <table:table-cell office:value-type="float" office:value="0.097519877" calcext:value-type="float">
            <text:p>0.0975198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0587228" calcext:value-type="float">
            <text:p>0.0805872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2-02 23:14:40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711162771" calcext:value-type="float">
            <text:p>0.711162771</text:p>
          </table:table-cell>
          <table:table-cell office:value-type="float" office:value="0.488306938" calcext:value-type="float">
            <text:p>0.488306938</text:p>
          </table:table-cell>
          <table:table-cell office:value-type="float" office:value="0.600596142" calcext:value-type="float">
            <text:p>0.600596142</text:p>
          </table:table-cell>
          <table:table-cell office:value-type="float" office:value="5" calcext:value-type="float">
            <text:p>5</text:p>
          </table:table-cell>
          <table:table-cell office:value-type="float" office:value="0.444027834" calcext:value-type="float">
            <text:p>0.444027834</text:p>
          </table:table-cell>
          <table:table-cell/>
          <table:table-cell office:value-type="float" office:value="0.005810153" calcext:value-type="float">
            <text:p>0.005810153</text:p>
          </table:table-cell>
          <table:table-cell office:value-type="float" office:value="0.003989436" calcext:value-type="float">
            <text:p>0.003989436</text:p>
          </table:table-cell>
          <table:table-cell office:value-type="float" office:value="0.004906831" calcext:value-type="float">
            <text:p>0.0049068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27678" calcext:value-type="float">
            <text:p>0.003627678</text:p>
          </table:table-cell>
          <table:table-cell/>
          <table:table-cell office:value-type="float" office:value="0.004771551" calcext:value-type="float">
            <text:p>0.004771551</text:p>
          </table:table-cell>
          <table:table-cell office:value-type="float" office:value="0.002950833" calcext:value-type="float">
            <text:p>0.002950833</text:p>
          </table:table-cell>
          <table:table-cell office:value-type="float" office:value="0.003868228" calcext:value-type="float">
            <text:p>0.00386822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89076" calcext:value-type="float">
            <text:p>0.002589076</text:p>
          </table:table-cell>
          <table:table-cell/>
          <table:table-cell office:value-type="float" office:value="24.585753604" calcext:value-type="float">
            <text:p>24.585753604</text:p>
          </table:table-cell>
          <table:table-cell office:value-type="float" office:value="24.540799585" calcext:value-type="float">
            <text:p>24.540799585</text:p>
          </table:table-cell>
          <table:table-cell office:value-type="float" office:value="24.56345056" calcext:value-type="float">
            <text:p>24.56345056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31867478" calcext:value-type="float">
            <text:p>24.531867478</text:p>
          </table:table-cell>
          <table:table-cell/>
          <table:table-cell office:value-type="float" office:value="0.120942359" calcext:value-type="float">
            <text:p>0.120942359</text:p>
          </table:table-cell>
          <table:table-cell office:value-type="float" office:value="0.074795561" calcext:value-type="float">
            <text:p>0.074795561</text:p>
          </table:table-cell>
          <table:table-cell office:value-type="float" office:value="0.098047636" calcext:value-type="float">
            <text:p>0.0980476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626365" calcext:value-type="float">
            <text:p>0.06562636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2-02 23:14:42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715246882" calcext:value-type="float">
            <text:p>0.715246882</text:p>
          </table:table-cell>
          <table:table-cell office:value-type="float" office:value="0.486133753" calcext:value-type="float">
            <text:p>0.486133753</text:p>
          </table:table-cell>
          <table:table-cell office:value-type="float" office:value="0.603768301" calcext:value-type="float">
            <text:p>0.603768301</text:p>
          </table:table-cell>
          <table:table-cell office:value-type="float" office:value="5" calcext:value-type="float">
            <text:p>5</text:p>
          </table:table-cell>
          <table:table-cell office:value-type="float" office:value="0.415840795" calcext:value-type="float">
            <text:p>0.415840795</text:p>
          </table:table-cell>
          <table:table-cell/>
          <table:table-cell office:value-type="float" office:value="0.00584352" calcext:value-type="float">
            <text:p>0.00584352</text:p>
          </table:table-cell>
          <table:table-cell office:value-type="float" office:value="0.003971681" calcext:value-type="float">
            <text:p>0.003971681</text:p>
          </table:table-cell>
          <table:table-cell office:value-type="float" office:value="0.004932748" calcext:value-type="float">
            <text:p>0.0049327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397392" calcext:value-type="float">
            <text:p>0.003397392</text:p>
          </table:table-cell>
          <table:table-cell/>
          <table:table-cell office:value-type="float" office:value="0.004804918" calcext:value-type="float">
            <text:p>0.004804918</text:p>
          </table:table-cell>
          <table:table-cell office:value-type="float" office:value="0.002933078" calcext:value-type="float">
            <text:p>0.002933078</text:p>
          </table:table-cell>
          <table:table-cell office:value-type="float" office:value="0.003894145" calcext:value-type="float">
            <text:p>0.0038941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58789" calcext:value-type="float">
            <text:p>0.002358789</text:p>
          </table:table-cell>
          <table:table-cell/>
          <table:table-cell office:value-type="float" office:value="24.586577426" calcext:value-type="float">
            <text:p>24.586577426</text:p>
          </table:table-cell>
          <table:table-cell office:value-type="float" office:value="24.540361206" calcext:value-type="float">
            <text:p>24.540361206</text:p>
          </table:table-cell>
          <table:table-cell office:value-type="float" office:value="24.564090442" calcext:value-type="float">
            <text:p>24.564090442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26181471" calcext:value-type="float">
            <text:p>24.526181471</text:p>
          </table:table-cell>
          <table:table-cell/>
          <table:table-cell office:value-type="float" office:value="0.121788032" calcext:value-type="float">
            <text:p>0.121788032</text:p>
          </table:table-cell>
          <table:table-cell office:value-type="float" office:value="0.074345546" calcext:value-type="float">
            <text:p>0.074345546</text:p>
          </table:table-cell>
          <table:table-cell office:value-type="float" office:value="0.098704495" calcext:value-type="float">
            <text:p>0.0987044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9789416" calcext:value-type="float">
            <text:p>0.0597894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2-02 23:14:43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826771358" calcext:value-type="float">
            <text:p>0.826771358</text:p>
          </table:table-cell>
          <table:table-cell office:value-type="float" office:value="0.483474789" calcext:value-type="float">
            <text:p>0.483474789</text:p>
          </table:table-cell>
          <table:table-cell office:value-type="float" office:value="0.60756631" calcext:value-type="float">
            <text:p>0.60756631</text:p>
          </table:table-cell>
          <table:table-cell office:value-type="float" office:value="5" calcext:value-type="float">
            <text:p>5</text:p>
          </table:table-cell>
          <table:table-cell office:value-type="float" office:value="0.528122846" calcext:value-type="float">
            <text:p>0.528122846</text:p>
          </table:table-cell>
          <table:table-cell/>
          <table:table-cell office:value-type="float" office:value="0.006754668" calcext:value-type="float">
            <text:p>0.006754668</text:p>
          </table:table-cell>
          <table:table-cell office:value-type="float" office:value="0.003949957" calcext:value-type="float">
            <text:p>0.003949957</text:p>
          </table:table-cell>
          <table:table-cell office:value-type="float" office:value="0.004963777" calcext:value-type="float">
            <text:p>0.0049637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14729" calcext:value-type="float">
            <text:p>0.004314729</text:p>
          </table:table-cell>
          <table:table-cell/>
          <table:table-cell office:value-type="float" office:value="0.005716065" calcext:value-type="float">
            <text:p>0.005716065</text:p>
          </table:table-cell>
          <table:table-cell office:value-type="float" office:value="0.002911355" calcext:value-type="float">
            <text:p>0.002911355</text:p>
          </table:table-cell>
          <table:table-cell office:value-type="float" office:value="0.003925174" calcext:value-type="float">
            <text:p>0.0039251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76126" calcext:value-type="float">
            <text:p>0.003276126</text:p>
          </table:table-cell>
          <table:table-cell/>
          <table:table-cell office:value-type="float" office:value="24.59896655" calcext:value-type="float">
            <text:p>24.59896655</text:p>
          </table:table-cell>
          <table:table-cell office:value-type="float" office:value="24.529717541" calcext:value-type="float">
            <text:p>24.529717541</text:p>
          </table:table-cell>
          <table:table-cell office:value-type="float" office:value="24.554749503" calcext:value-type="float">
            <text:p>24.554749503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38724092" calcext:value-type="float">
            <text:p>24.538724092</text:p>
          </table:table-cell>
          <table:table-cell/>
          <table:table-cell office:value-type="float" office:value="0.144880412" calcext:value-type="float">
            <text:p>0.144880412</text:p>
          </table:table-cell>
          <table:table-cell office:value-type="float" office:value="0.073794938" calcext:value-type="float">
            <text:p>0.073794938</text:p>
          </table:table-cell>
          <table:table-cell office:value-type="float" office:value="0.099490948" calcext:value-type="float">
            <text:p>0.09949094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3040441" calcext:value-type="float">
            <text:p>0.08304044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2-02 23:14:44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1.11478044" calcext:value-type="float">
            <text:p>1.11478044</text:p>
          </table:table-cell>
          <table:table-cell office:value-type="float" office:value="0.4861719" calcext:value-type="float">
            <text:p>0.4861719</text:p>
          </table:table-cell>
          <table:table-cell office:value-type="float" office:value="0.611768438" calcext:value-type="float">
            <text:p>0.611768438</text:p>
          </table:table-cell>
          <table:table-cell office:value-type="float" office:value="5" calcext:value-type="float">
            <text:p>5</text:p>
          </table:table-cell>
          <table:table-cell office:value-type="float" office:value="0.532100264" calcext:value-type="float">
            <text:p>0.532100264</text:p>
          </table:table-cell>
          <table:table-cell/>
          <table:table-cell office:value-type="float" office:value="0.009107683" calcext:value-type="float">
            <text:p>0.009107683</text:p>
          </table:table-cell>
          <table:table-cell office:value-type="float" office:value="0.003971993" calcext:value-type="float">
            <text:p>0.003971993</text:p>
          </table:table-cell>
          <table:table-cell office:value-type="float" office:value="0.004998108" calcext:value-type="float">
            <text:p>0.0049981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47224" calcext:value-type="float">
            <text:p>0.004347224</text:p>
          </table:table-cell>
          <table:table-cell/>
          <table:table-cell office:value-type="float" office:value="0.008069081" calcext:value-type="float">
            <text:p>0.008069081</text:p>
          </table:table-cell>
          <table:table-cell office:value-type="float" office:value="0.00293339" calcext:value-type="float">
            <text:p>0.00293339</text:p>
          </table:table-cell>
          <table:table-cell office:value-type="float" office:value="0.003959505" calcext:value-type="float">
            <text:p>0.0039595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08622" calcext:value-type="float">
            <text:p>0.003308622</text:p>
          </table:table-cell>
          <table:table-cell/>
          <table:table-cell office:value-type="float" office:value="24.657059748" calcext:value-type="float">
            <text:p>24.657059748</text:p>
          </table:table-cell>
          <table:table-cell office:value-type="float" office:value="24.530261613" calcext:value-type="float">
            <text:p>24.530261613</text:p>
          </table:table-cell>
          <table:table-cell office:value-type="float" office:value="24.555597154" calcext:value-type="float">
            <text:p>24.555597154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39526426" calcext:value-type="float">
            <text:p>24.539526426</text:p>
          </table:table-cell>
          <table:table-cell/>
          <table:table-cell office:value-type="float" office:value="0.204512841" calcext:value-type="float">
            <text:p>0.204512841</text:p>
          </table:table-cell>
          <table:table-cell office:value-type="float" office:value="0.074353445" calcext:value-type="float">
            <text:p>0.074353445</text:p>
          </table:table-cell>
          <table:table-cell office:value-type="float" office:value="0.100361081" calcext:value-type="float">
            <text:p>0.1003610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3864061" calcext:value-type="float">
            <text:p>0.0838640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2-02 23:14:45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1.185050152" calcext:value-type="float">
            <text:p>1.185050152</text:p>
          </table:table-cell>
          <table:table-cell office:value-type="float" office:value="0.486313759" calcext:value-type="float">
            <text:p>0.486313759</text:p>
          </table:table-cell>
          <table:table-cell office:value-type="float" office:value="0.616654827" calcext:value-type="float">
            <text:p>0.616654827</text:p>
          </table:table-cell>
          <table:table-cell office:value-type="float" office:value="5" calcext:value-type="float">
            <text:p>5</text:p>
          </table:table-cell>
          <table:table-cell office:value-type="float" office:value="0.535058443" calcext:value-type="float">
            <text:p>0.535058443</text:p>
          </table:table-cell>
          <table:table-cell/>
          <table:table-cell office:value-type="float" office:value="0.009681782" calcext:value-type="float">
            <text:p>0.009681782</text:p>
          </table:table-cell>
          <table:table-cell office:value-type="float" office:value="0.003973152" calcext:value-type="float">
            <text:p>0.003973152</text:p>
          </table:table-cell>
          <table:table-cell office:value-type="float" office:value="0.00503803" calcext:value-type="float">
            <text:p>0.005038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71393" calcext:value-type="float">
            <text:p>0.004371393</text:p>
          </table:table-cell>
          <table:table-cell/>
          <table:table-cell office:value-type="float" office:value="0.00864318" calcext:value-type="float">
            <text:p>0.00864318</text:p>
          </table:table-cell>
          <table:table-cell office:value-type="float" office:value="0.002934549" calcext:value-type="float">
            <text:p>0.002934549</text:p>
          </table:table-cell>
          <table:table-cell office:value-type="float" office:value="0.003999427" calcext:value-type="float">
            <text:p>0.0039994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3279" calcext:value-type="float">
            <text:p>0.00333279</text:p>
          </table:table-cell>
          <table:table-cell/>
          <table:table-cell office:value-type="float" office:value="24.661127119" calcext:value-type="float">
            <text:p>24.661127119</text:p>
          </table:table-cell>
          <table:table-cell office:value-type="float" office:value="24.520182943" calcext:value-type="float">
            <text:p>24.520182943</text:p>
          </table:table-cell>
          <table:table-cell office:value-type="float" office:value="24.546475787" calcext:value-type="float">
            <text:p>24.546475787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3001596" calcext:value-type="float">
            <text:p>24.53001596</text:p>
          </table:table-cell>
          <table:table-cell/>
          <table:table-cell office:value-type="float" office:value="0.219061555" calcext:value-type="float">
            <text:p>0.219061555</text:p>
          </table:table-cell>
          <table:table-cell office:value-type="float" office:value="0.074382821" calcext:value-type="float">
            <text:p>0.074382821</text:p>
          </table:table-cell>
          <table:table-cell office:value-type="float" office:value="0.101372903" calcext:value-type="float">
            <text:p>0.1013729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4476622" calcext:value-type="float">
            <text:p>0.0844766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2-02 23:14:47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1.225212362" calcext:value-type="float">
            <text:p>1.225212362</text:p>
          </table:table-cell>
          <table:table-cell office:value-type="float" office:value="0.487121402" calcext:value-type="float">
            <text:p>0.487121402</text:p>
          </table:table-cell>
          <table:table-cell office:value-type="float" office:value="0.621911361" calcext:value-type="float">
            <text:p>0.621911361</text:p>
          </table:table-cell>
          <table:table-cell office:value-type="float" office:value="5" calcext:value-type="float">
            <text:p>5</text:p>
          </table:table-cell>
          <table:table-cell office:value-type="float" office:value="0.534090463" calcext:value-type="float">
            <text:p>0.534090463</text:p>
          </table:table-cell>
          <table:table-cell/>
          <table:table-cell office:value-type="float" office:value="0.010009905" calcext:value-type="float">
            <text:p>0.010009905</text:p>
          </table:table-cell>
          <table:table-cell office:value-type="float" office:value="0.00397975" calcext:value-type="float">
            <text:p>0.00397975</text:p>
          </table:table-cell>
          <table:table-cell office:value-type="float" office:value="0.005080975" calcext:value-type="float">
            <text:p>0.0050809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63484" calcext:value-type="float">
            <text:p>0.004363484</text:p>
          </table:table-cell>
          <table:table-cell/>
          <table:table-cell office:value-type="float" office:value="0.008971302" calcext:value-type="float">
            <text:p>0.008971302</text:p>
          </table:table-cell>
          <table:table-cell office:value-type="float" office:value="0.002941147" calcext:value-type="float">
            <text:p>0.002941147</text:p>
          </table:table-cell>
          <table:table-cell office:value-type="float" office:value="0.004042372" calcext:value-type="float">
            <text:p>0.00404237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24881" calcext:value-type="float">
            <text:p>0.003324881</text:p>
          </table:table-cell>
          <table:table-cell/>
          <table:table-cell office:value-type="float" office:value="24.669227811" calcext:value-type="float">
            <text:p>24.669227811</text:p>
          </table:table-cell>
          <table:table-cell office:value-type="float" office:value="24.520345865" calcext:value-type="float">
            <text:p>24.520345865</text:p>
          </table:table-cell>
          <table:table-cell office:value-type="float" office:value="24.547536139" calcext:value-type="float">
            <text:p>24.547536139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29820695" calcext:value-type="float">
            <text:p>24.529820695</text:p>
          </table:table-cell>
          <table:table-cell/>
          <table:table-cell office:value-type="float" office:value="0.227376663" calcext:value-type="float">
            <text:p>0.227376663</text:p>
          </table:table-cell>
          <table:table-cell office:value-type="float" office:value="0.074550064" calcext:value-type="float">
            <text:p>0.074550064</text:p>
          </table:table-cell>
          <table:table-cell office:value-type="float" office:value="0.102461369" calcext:value-type="float">
            <text:p>0.1024613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4276179" calcext:value-type="float">
            <text:p>0.0842761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2-02 23:14:48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1.251868755" calcext:value-type="float">
            <text:p>1.251868755</text:p>
          </table:table-cell>
          <table:table-cell office:value-type="float" office:value="0.487549363" calcext:value-type="float">
            <text:p>0.487549363</text:p>
          </table:table-cell>
          <table:table-cell office:value-type="float" office:value="0.628652052" calcext:value-type="float">
            <text:p>0.628652052</text:p>
          </table:table-cell>
          <table:table-cell office:value-type="float" office:value="5" calcext:value-type="float">
            <text:p>5</text:p>
          </table:table-cell>
          <table:table-cell office:value-type="float" office:value="0.533650581" calcext:value-type="float">
            <text:p>0.533650581</text:p>
          </table:table-cell>
          <table:table-cell/>
          <table:table-cell office:value-type="float" office:value="0.010227686" calcext:value-type="float">
            <text:p>0.010227686</text:p>
          </table:table-cell>
          <table:table-cell office:value-type="float" office:value="0.003983246" calcext:value-type="float">
            <text:p>0.003983246</text:p>
          </table:table-cell>
          <table:table-cell office:value-type="float" office:value="0.005136046" calcext:value-type="float">
            <text:p>0.0051360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5989" calcext:value-type="float">
            <text:p>0.00435989</text:p>
          </table:table-cell>
          <table:table-cell/>
          <table:table-cell office:value-type="float" office:value="0.009189083" calcext:value-type="float">
            <text:p>0.009189083</text:p>
          </table:table-cell>
          <table:table-cell office:value-type="float" office:value="0.002944644" calcext:value-type="float">
            <text:p>0.002944644</text:p>
          </table:table-cell>
          <table:table-cell office:value-type="float" office:value="0.004097443" calcext:value-type="float">
            <text:p>0.00409744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21288" calcext:value-type="float">
            <text:p>0.003321288</text:p>
          </table:table-cell>
          <table:table-cell/>
          <table:table-cell office:value-type="float" office:value="24.654392608" calcext:value-type="float">
            <text:p>24.654392608</text:p>
          </table:table-cell>
          <table:table-cell office:value-type="float" office:value="24.500217631" calcext:value-type="float">
            <text:p>24.500217631</text:p>
          </table:table-cell>
          <table:table-cell office:value-type="float" office:value="24.528681832" calcext:value-type="float">
            <text:p>24.528681832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509517565" calcext:value-type="float">
            <text:p>24.509517565</text:p>
          </table:table-cell>
          <table:table-cell/>
          <table:table-cell office:value-type="float" office:value="0.232895505" calcext:value-type="float">
            <text:p>0.232895505</text:p>
          </table:table-cell>
          <table:table-cell office:value-type="float" office:value="0.074638685" calcext:value-type="float">
            <text:p>0.074638685</text:p>
          </table:table-cell>
          <table:table-cell office:value-type="float" office:value="0.103857156" calcext:value-type="float">
            <text:p>0.1038571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4185091" calcext:value-type="float">
            <text:p>0.0841850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2-02 23:14:49</text:p>
          </table:table-cell>
          <table:table-cell office:value-type="float" office:value="24.4174" calcext:value-type="float">
            <text:p>24.4174</text:p>
          </table:table-cell>
          <table:table-cell office:value-type="string" calcext:value-type="string">
            <text:p><text:s/></text:p>
          </table:table-cell>
          <table:table-cell office:value-type="float" office:value="1.273219737" calcext:value-type="float">
            <text:p>1.273219737</text:p>
          </table:table-cell>
          <table:table-cell office:value-type="float" office:value="0.487366377" calcext:value-type="float">
            <text:p>0.487366377</text:p>
          </table:table-cell>
          <table:table-cell office:value-type="float" office:value="0.634038524" calcext:value-type="float">
            <text:p>0.634038524</text:p>
          </table:table-cell>
          <table:table-cell office:value-type="float" office:value="5" calcext:value-type="float">
            <text:p>5</text:p>
          </table:table-cell>
          <table:table-cell office:value-type="float" office:value="0.535609786" calcext:value-type="float">
            <text:p>0.535609786</text:p>
          </table:table-cell>
          <table:table-cell/>
          <table:table-cell office:value-type="float" office:value="0.010402122" calcext:value-type="float">
            <text:p>0.010402122</text:p>
          </table:table-cell>
          <table:table-cell office:value-type="float" office:value="0.003981751" calcext:value-type="float">
            <text:p>0.003981751</text:p>
          </table:table-cell>
          <table:table-cell office:value-type="float" office:value="0.005180053" calcext:value-type="float">
            <text:p>0.0051800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75897" calcext:value-type="float">
            <text:p>0.004375897</text:p>
          </table:table-cell>
          <table:table-cell/>
          <table:table-cell office:value-type="float" office:value="0.009363519" calcext:value-type="float">
            <text:p>0.009363519</text:p>
          </table:table-cell>
          <table:table-cell office:value-type="float" office:value="0.002943149" calcext:value-type="float">
            <text:p>0.002943149</text:p>
          </table:table-cell>
          <table:table-cell office:value-type="float" office:value="0.004141451" calcext:value-type="float">
            <text:p>0.00414145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37294" calcext:value-type="float">
            <text:p>0.003337294</text:p>
          </table:table-cell>
          <table:table-cell/>
          <table:table-cell office:value-type="float" office:value="24.648593289" calcext:value-type="float">
            <text:p>24.648593289</text:p>
          </table:table-cell>
          <table:table-cell office:value-type="float" office:value="24.490073437" calcext:value-type="float">
            <text:p>24.490073437</text:p>
          </table:table-cell>
          <table:table-cell office:value-type="float" office:value="24.519661403" calcext:value-type="float">
            <text:p>24.519661403</text:p>
          </table:table-cell>
          <table:table-cell office:value-type="float" office:value="25.400039656" calcext:value-type="float">
            <text:p>25.400039656</text:p>
          </table:table-cell>
          <table:table-cell office:value-type="float" office:value="24.4998056" calcext:value-type="float">
            <text:p>24.4998056</text:p>
          </table:table-cell>
          <table:table-cell/>
          <table:table-cell office:value-type="float" office:value="0.237315907" calcext:value-type="float">
            <text:p>0.237315907</text:p>
          </table:table-cell>
          <table:table-cell office:value-type="float" office:value="0.074600793" calcext:value-type="float">
            <text:p>0.074600793</text:p>
          </table:table-cell>
          <table:table-cell office:value-type="float" office:value="0.104972525" calcext:value-type="float">
            <text:p>0.10497252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459079" calcext:value-type="float">
            <text:p>0.0845907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2-02 23:14:51</text:p>
          </table:table-cell>
          <table:table-cell office:value-type="float" office:value="24.4174" calcext:value-type="float">
            <text:p>24.4174</text:p>
          </table:table-cell>
          <table:table-cell office:value-type="string" calcext:value-type="string">
            <text:p><text:s/></text:p>
          </table:table-cell>
          <table:table-cell office:value-type="float" office:value="1.288849269" calcext:value-type="float">
            <text:p>1.288849269</text:p>
          </table:table-cell>
          <table:table-cell office:value-type="float" office:value="0.487237035" calcext:value-type="float">
            <text:p>0.487237035</text:p>
          </table:table-cell>
          <table:table-cell office:value-type="float" office:value="0.638638215" calcext:value-type="float">
            <text:p>0.638638215</text:p>
          </table:table-cell>
          <table:table-cell office:value-type="float" office:value="5" calcext:value-type="float">
            <text:p>5</text:p>
          </table:table-cell>
          <table:table-cell office:value-type="float" office:value="0.538216297" calcext:value-type="float">
            <text:p>0.538216297</text:p>
          </table:table-cell>
          <table:table-cell/>
          <table:table-cell office:value-type="float" office:value="0.010529814" calcext:value-type="float">
            <text:p>0.010529814</text:p>
          </table:table-cell>
          <table:table-cell office:value-type="float" office:value="0.003980695" calcext:value-type="float">
            <text:p>0.003980695</text:p>
          </table:table-cell>
          <table:table-cell office:value-type="float" office:value="0.005217632" calcext:value-type="float">
            <text:p>0.0052176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97192" calcext:value-type="float">
            <text:p>0.004397192</text:p>
          </table:table-cell>
          <table:table-cell/>
          <table:table-cell office:value-type="float" office:value="0.009491212" calcext:value-type="float">
            <text:p>0.009491212</text:p>
          </table:table-cell>
          <table:table-cell office:value-type="float" office:value="0.002942092" calcext:value-type="float">
            <text:p>0.002942092</text:p>
          </table:table-cell>
          <table:table-cell office:value-type="float" office:value="0.00417903" calcext:value-type="float">
            <text:p>0.0041790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58589" calcext:value-type="float">
            <text:p>0.003358589</text:p>
          </table:table-cell>
          <table:table-cell/>
          <table:table-cell office:value-type="float" office:value="24.651745799" calcext:value-type="float">
            <text:p>24.651745799</text:p>
          </table:table-cell>
          <table:table-cell office:value-type="float" office:value="24.490047344" calcext:value-type="float">
            <text:p>24.490047344</text:p>
          </table:table-cell>
          <table:table-cell office:value-type="float" office:value="24.52058928" calcext:value-type="float">
            <text:p>24.52058928</text:p>
          </table:table-cell>
          <table:table-cell office:value-type="float" office:value="25.400039656" calcext:value-type="float">
            <text:p>25.400039656</text:p>
          </table:table-cell>
          <table:table-cell office:value-type="float" office:value="24.50033141" calcext:value-type="float">
            <text:p>24.50033141</text:p>
          </table:table-cell>
          <table:table-cell/>
          <table:table-cell office:value-type="float" office:value="0.240551753" calcext:value-type="float">
            <text:p>0.240551753</text:p>
          </table:table-cell>
          <table:table-cell office:value-type="float" office:value="0.074574009" calcext:value-type="float">
            <text:p>0.074574009</text:p>
          </table:table-cell>
          <table:table-cell office:value-type="float" office:value="0.105924975" calcext:value-type="float">
            <text:p>0.1059249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513053" calcext:value-type="float">
            <text:p>0.085130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2-02 23:14:52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1.294991528" calcext:value-type="float">
            <text:p>1.294991528</text:p>
          </table:table-cell>
          <table:table-cell office:value-type="float" office:value="0.487102328" calcext:value-type="float">
            <text:p>0.487102328</text:p>
          </table:table-cell>
          <table:table-cell office:value-type="float" office:value="0.642912464" calcext:value-type="float">
            <text:p>0.642912464</text:p>
          </table:table-cell>
          <table:table-cell office:value-type="float" office:value="5" calcext:value-type="float">
            <text:p>5</text:p>
          </table:table-cell>
          <table:table-cell office:value-type="float" office:value="0.540276234" calcext:value-type="float">
            <text:p>0.540276234</text:p>
          </table:table-cell>
          <table:table-cell/>
          <table:table-cell office:value-type="float" office:value="0.010579996" calcext:value-type="float">
            <text:p>0.010579996</text:p>
          </table:table-cell>
          <table:table-cell office:value-type="float" office:value="0.003979594" calcext:value-type="float">
            <text:p>0.003979594</text:p>
          </table:table-cell>
          <table:table-cell office:value-type="float" office:value="0.005252553" calcext:value-type="float">
            <text:p>0.0052525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14022" calcext:value-type="float">
            <text:p>0.004414022</text:p>
          </table:table-cell>
          <table:table-cell/>
          <table:table-cell office:value-type="float" office:value="0.009541393" calcext:value-type="float">
            <text:p>0.009541393</text:p>
          </table:table-cell>
          <table:table-cell office:value-type="float" office:value="0.002940991" calcext:value-type="float">
            <text:p>0.002940991</text:p>
          </table:table-cell>
          <table:table-cell office:value-type="float" office:value="0.00421395" calcext:value-type="float">
            <text:p>0.0042139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75419" calcext:value-type="float">
            <text:p>0.003375419</text:p>
          </table:table-cell>
          <table:table-cell/>
          <table:table-cell office:value-type="float" office:value="24.642878912" calcext:value-type="float">
            <text:p>24.642878912</text:p>
          </table:table-cell>
          <table:table-cell office:value-type="float" office:value="24.47991289" calcext:value-type="float">
            <text:p>24.47991289</text:p>
          </table:table-cell>
          <table:table-cell office:value-type="float" office:value="24.511344513" calcext:value-type="float">
            <text:p>24.511344513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490639778" calcext:value-type="float">
            <text:p>24.490639778</text:p>
          </table:table-cell>
          <table:table-cell/>
          <table:table-cell office:value-type="float" office:value="0.241823406" calcext:value-type="float">
            <text:p>0.241823406</text:p>
          </table:table-cell>
          <table:table-cell office:value-type="float" office:value="0.074546115" calcext:value-type="float">
            <text:p>0.074546115</text:p>
          </table:table-cell>
          <table:table-cell office:value-type="float" office:value="0.106810035" calcext:value-type="float">
            <text:p>0.1068100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5557088" calcext:value-type="float">
            <text:p>0.0855570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2-02 23:14:53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1.288874303" calcext:value-type="float">
            <text:p>1.288874303</text:p>
          </table:table-cell>
          <table:table-cell office:value-type="float" office:value="0.487198888" calcext:value-type="float">
            <text:p>0.487198888</text:p>
          </table:table-cell>
          <table:table-cell office:value-type="float" office:value="0.646792727" calcext:value-type="float">
            <text:p>0.646792727</text:p>
          </table:table-cell>
          <table:table-cell office:value-type="float" office:value="5" calcext:value-type="float">
            <text:p>5</text:p>
          </table:table-cell>
          <table:table-cell office:value-type="float" office:value="0.542135899" calcext:value-type="float">
            <text:p>0.542135899</text:p>
          </table:table-cell>
          <table:table-cell/>
          <table:table-cell office:value-type="float" office:value="0.010530019" calcext:value-type="float">
            <text:p>0.010530019</text:p>
          </table:table-cell>
          <table:table-cell office:value-type="float" office:value="0.003980383" calcext:value-type="float">
            <text:p>0.003980383</text:p>
          </table:table-cell>
          <table:table-cell office:value-type="float" office:value="0.005284254" calcext:value-type="float">
            <text:p>0.0052842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29215" calcext:value-type="float">
            <text:p>0.004429215</text:p>
          </table:table-cell>
          <table:table-cell/>
          <table:table-cell office:value-type="float" office:value="0.009491416" calcext:value-type="float">
            <text:p>0.009491416</text:p>
          </table:table-cell>
          <table:table-cell office:value-type="float" office:value="0.00294178" calcext:value-type="float">
            <text:p>0.00294178</text:p>
          </table:table-cell>
          <table:table-cell office:value-type="float" office:value="0.004245652" calcext:value-type="float">
            <text:p>0.0042456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90612" calcext:value-type="float">
            <text:p>0.003390612</text:p>
          </table:table-cell>
          <table:table-cell/>
          <table:table-cell office:value-type="float" office:value="24.621433447" calcext:value-type="float">
            <text:p>24.621433447</text:p>
          </table:table-cell>
          <table:table-cell office:value-type="float" office:value="24.459717813" calcext:value-type="float">
            <text:p>24.459717813</text:p>
          </table:table-cell>
          <table:table-cell office:value-type="float" office:value="24.491913302" calcext:value-type="float">
            <text:p>24.491913302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70800577" calcext:value-type="float">
            <text:p>24.470800577</text:p>
          </table:table-cell>
          <table:table-cell/>
          <table:table-cell office:value-type="float" office:value="0.240556935" calcext:value-type="float">
            <text:p>0.240556935</text:p>
          </table:table-cell>
          <table:table-cell office:value-type="float" office:value="0.07456611" calcext:value-type="float">
            <text:p>0.07456611</text:p>
          </table:table-cell>
          <table:table-cell office:value-type="float" office:value="0.107613512" calcext:value-type="float">
            <text:p>0.1076135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5942175" calcext:value-type="float">
            <text:p>0.0859421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2-02 23:14:54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1.29419819" calcext:value-type="float">
            <text:p>1.29419819</text:p>
          </table:table-cell>
          <table:table-cell office:value-type="float" office:value="0.487808643" calcext:value-type="float">
            <text:p>0.487808643</text:p>
          </table:table-cell>
          <table:table-cell office:value-type="float" office:value="0.651230294" calcext:value-type="float">
            <text:p>0.651230294</text:p>
          </table:table-cell>
          <table:table-cell office:value-type="float" office:value="5" calcext:value-type="float">
            <text:p>5</text:p>
          </table:table-cell>
          <table:table-cell office:value-type="float" office:value="0.541129177" calcext:value-type="float">
            <text:p>0.541129177</text:p>
          </table:table-cell>
          <table:table-cell/>
          <table:table-cell office:value-type="float" office:value="0.010573515" calcext:value-type="float">
            <text:p>0.010573515</text:p>
          </table:table-cell>
          <table:table-cell office:value-type="float" office:value="0.003985365" calcext:value-type="float">
            <text:p>0.003985365</text:p>
          </table:table-cell>
          <table:table-cell office:value-type="float" office:value="0.005320509" calcext:value-type="float">
            <text:p>0.0053205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2099" calcext:value-type="float">
            <text:p>0.00442099</text:p>
          </table:table-cell>
          <table:table-cell/>
          <table:table-cell office:value-type="float" office:value="0.009534912" calcext:value-type="float">
            <text:p>0.009534912</text:p>
          </table:table-cell>
          <table:table-cell office:value-type="float" office:value="0.002946762" calcext:value-type="float">
            <text:p>0.002946762</text:p>
          </table:table-cell>
          <table:table-cell office:value-type="float" office:value="0.004281906" calcext:value-type="float">
            <text:p>0.00428190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82387" calcext:value-type="float">
            <text:p>0.003382387</text:p>
          </table:table-cell>
          <table:table-cell/>
          <table:table-cell office:value-type="float" office:value="24.612401527" calcext:value-type="float">
            <text:p>24.612401527</text:p>
          </table:table-cell>
          <table:table-cell office:value-type="float" office:value="24.449733549" calcext:value-type="float">
            <text:p>24.449733549</text:p>
          </table:table-cell>
          <table:table-cell office:value-type="float" office:value="24.482701523" calcext:value-type="float">
            <text:p>24.482701523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46049031" calcext:value-type="float">
            <text:p>24.46049031</text:p>
          </table:table-cell>
          <table:table-cell/>
          <table:table-cell office:value-type="float" office:value="0.241659159" calcext:value-type="float">
            <text:p>0.241659159</text:p>
          </table:table-cell>
          <table:table-cell office:value-type="float" office:value="0.074692376" calcext:value-type="float">
            <text:p>0.074692376</text:p>
          </table:table-cell>
          <table:table-cell office:value-type="float" office:value="0.108532389" calcext:value-type="float">
            <text:p>0.1085323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5733709" calcext:value-type="float">
            <text:p>0.0857337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2-02 23:14:56</text:p>
          </table:table-cell>
          <table:table-cell office:value-type="float" office:value="24.36686" calcext:value-type="float">
            <text:p>24.36686</text:p>
          </table:table-cell>
          <table:table-cell office:value-type="string" calcext:value-type="string">
            <text:p><text:s/></text:p>
          </table:table-cell>
          <table:table-cell office:value-type="float" office:value="1.299772418" calcext:value-type="float">
            <text:p>1.299772418</text:p>
          </table:table-cell>
          <table:table-cell office:value-type="float" office:value="0.488166867" calcext:value-type="float">
            <text:p>0.488166867</text:p>
          </table:table-cell>
          <table:table-cell office:value-type="float" office:value="0.657436926" calcext:value-type="float">
            <text:p>0.657436926</text:p>
          </table:table-cell>
          <table:table-cell office:value-type="float" office:value="5" calcext:value-type="float">
            <text:p>5</text:p>
          </table:table-cell>
          <table:table-cell office:value-type="float" office:value="0.540337627" calcext:value-type="float">
            <text:p>0.540337627</text:p>
          </table:table-cell>
          <table:table-cell/>
          <table:table-cell office:value-type="float" office:value="0.010619056" calcext:value-type="float">
            <text:p>0.010619056</text:p>
          </table:table-cell>
          <table:table-cell office:value-type="float" office:value="0.003988291" calcext:value-type="float">
            <text:p>0.003988291</text:p>
          </table:table-cell>
          <table:table-cell office:value-type="float" office:value="0.005371217" calcext:value-type="float">
            <text:p>0.0053712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14523" calcext:value-type="float">
            <text:p>0.004414523</text:p>
          </table:table-cell>
          <table:table-cell/>
          <table:table-cell office:value-type="float" office:value="0.009580453" calcext:value-type="float">
            <text:p>0.009580453</text:p>
          </table:table-cell>
          <table:table-cell office:value-type="float" office:value="0.002949689" calcext:value-type="float">
            <text:p>0.002949689</text:p>
          </table:table-cell>
          <table:table-cell office:value-type="float" office:value="0.004332614" calcext:value-type="float">
            <text:p>0.00433261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7592" calcext:value-type="float">
            <text:p>0.00337592</text:p>
          </table:table-cell>
          <table:table-cell/>
          <table:table-cell office:value-type="float" office:value="24.603420122" calcext:value-type="float">
            <text:p>24.603420122</text:p>
          </table:table-cell>
          <table:table-cell office:value-type="float" office:value="24.439698543" calcext:value-type="float">
            <text:p>24.439698543</text:p>
          </table:table-cell>
          <table:table-cell office:value-type="float" office:value="24.473846642" calcext:value-type="float">
            <text:p>24.473846642</text:p>
          </table:table-cell>
          <table:table-cell office:value-type="float" office:value="25.349544618" calcext:value-type="float">
            <text:p>25.349544618</text:p>
          </table:table-cell>
          <table:table-cell office:value-type="float" office:value="24.450223448" calcext:value-type="float">
            <text:p>24.450223448</text:p>
          </table:table-cell>
          <table:table-cell/>
          <table:table-cell office:value-type="float" office:value="0.242813209" calcext:value-type="float">
            <text:p>0.242813209</text:p>
          </table:table-cell>
          <table:table-cell office:value-type="float" office:value="0.074766555" calcext:value-type="float">
            <text:p>0.074766555</text:p>
          </table:table-cell>
          <table:table-cell office:value-type="float" office:value="0.109817579" calcext:value-type="float">
            <text:p>0.1098175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5569801" calcext:value-type="float">
            <text:p>0.0855698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2-02 23:14:57</text:p>
          </table:table-cell>
          <table:table-cell office:value-type="float" office:value="24.34664" calcext:value-type="float">
            <text:p>24.34664</text:p>
          </table:table-cell>
          <table:table-cell office:value-type="string" calcext:value-type="string">
            <text:p><text:s/></text:p>
          </table:table-cell>
          <table:table-cell office:value-type="float" office:value="1.299892223" calcext:value-type="float">
            <text:p>1.299892223</text:p>
          </table:table-cell>
          <table:table-cell office:value-type="float" office:value="0.487908779" calcext:value-type="float">
            <text:p>0.487908779</text:p>
          </table:table-cell>
          <table:table-cell office:value-type="float" office:value="0.662516434" calcext:value-type="float">
            <text:p>0.662516434</text:p>
          </table:table-cell>
          <table:table-cell office:value-type="float" office:value="5" calcext:value-type="float">
            <text:p>5</text:p>
          </table:table-cell>
          <table:table-cell office:value-type="float" office:value="0.543007915" calcext:value-type="float">
            <text:p>0.543007915</text:p>
          </table:table-cell>
          <table:table-cell/>
          <table:table-cell office:value-type="float" office:value="0.010620035" calcext:value-type="float">
            <text:p>0.010620035</text:p>
          </table:table-cell>
          <table:table-cell office:value-type="float" office:value="0.003986183" calcext:value-type="float">
            <text:p>0.003986183</text:p>
          </table:table-cell>
          <table:table-cell office:value-type="float" office:value="0.005412716" calcext:value-type="float">
            <text:p>0.0054127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36339" calcext:value-type="float">
            <text:p>0.004436339</text:p>
          </table:table-cell>
          <table:table-cell/>
          <table:table-cell office:value-type="float" office:value="0.009581432" calcext:value-type="float">
            <text:p>0.009581432</text:p>
          </table:table-cell>
          <table:table-cell office:value-type="float" office:value="0.00294758" calcext:value-type="float">
            <text:p>0.00294758</text:p>
          </table:table-cell>
          <table:table-cell office:value-type="float" office:value="0.004374113" calcext:value-type="float">
            <text:p>0.00437411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97736" calcext:value-type="float">
            <text:p>0.003397736</text:p>
          </table:table-cell>
          <table:table-cell/>
          <table:table-cell office:value-type="float" office:value="24.583232742" calcext:value-type="float">
            <text:p>24.583232742</text:p>
          </table:table-cell>
          <table:table-cell office:value-type="float" office:value="24.419431933" calcext:value-type="float">
            <text:p>24.419431933</text:p>
          </table:table-cell>
          <table:table-cell office:value-type="float" office:value="24.454657455" calcext:value-type="float">
            <text:p>24.454657455</text:p>
          </table:table-cell>
          <table:table-cell office:value-type="float" office:value="25.329346622" calcext:value-type="float">
            <text:p>25.329346622</text:p>
          </table:table-cell>
          <table:table-cell office:value-type="float" office:value="24.430547809" calcext:value-type="float">
            <text:p>24.430547809</text:p>
          </table:table-cell>
          <table:table-cell/>
          <table:table-cell office:value-type="float" office:value="0.242838013" calcext:value-type="float">
            <text:p>0.242838013</text:p>
          </table:table-cell>
          <table:table-cell office:value-type="float" office:value="0.074713111" calcext:value-type="float">
            <text:p>0.074713111</text:p>
          </table:table-cell>
          <table:table-cell office:value-type="float" office:value="0.110869378" calcext:value-type="float">
            <text:p>0.1108693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6122746" calcext:value-type="float">
            <text:p>0.08612274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2-02 23:14:58</text:p>
          </table:table-cell>
          <table:table-cell office:value-type="float" office:value="24.33148" calcext:value-type="float">
            <text:p>24.33148</text:p>
          </table:table-cell>
          <table:table-cell office:value-type="string" calcext:value-type="string">
            <text:p><text:s/></text:p>
          </table:table-cell>
          <table:table-cell office:value-type="float" office:value="1.304660595" calcext:value-type="float">
            <text:p>1.304660595</text:p>
          </table:table-cell>
          <table:table-cell office:value-type="float" office:value="0.487603007" calcext:value-type="float">
            <text:p>0.487603007</text:p>
          </table:table-cell>
          <table:table-cell office:value-type="float" office:value="0.665682634" calcext:value-type="float">
            <text:p>0.665682634</text:p>
          </table:table-cell>
          <table:table-cell office:value-type="float" office:value="5" calcext:value-type="float">
            <text:p>5</text:p>
          </table:table-cell>
          <table:table-cell office:value-type="float" office:value="0.547119444" calcext:value-type="float">
            <text:p>0.547119444</text:p>
          </table:table-cell>
          <table:table-cell/>
          <table:table-cell office:value-type="float" office:value="0.010658992" calcext:value-type="float">
            <text:p>0.010658992</text:p>
          </table:table-cell>
          <table:table-cell office:value-type="float" office:value="0.003983685" calcext:value-type="float">
            <text:p>0.003983685</text:p>
          </table:table-cell>
          <table:table-cell office:value-type="float" office:value="0.005438584" calcext:value-type="float">
            <text:p>0.0054385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6993" calcext:value-type="float">
            <text:p>0.00446993</text:p>
          </table:table-cell>
          <table:table-cell/>
          <table:table-cell office:value-type="float" office:value="0.009620389" calcext:value-type="float">
            <text:p>0.009620389</text:p>
          </table:table-cell>
          <table:table-cell office:value-type="float" office:value="0.002945082" calcext:value-type="float">
            <text:p>0.002945082</text:p>
          </table:table-cell>
          <table:table-cell office:value-type="float" office:value="0.004399981" calcext:value-type="float">
            <text:p>0.00439998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31327" calcext:value-type="float">
            <text:p>0.003431327</text:p>
          </table:table-cell>
          <table:table-cell/>
          <table:table-cell office:value-type="float" office:value="24.569035948" calcext:value-type="float">
            <text:p>24.569035948</text:p>
          </table:table-cell>
          <table:table-cell office:value-type="float" office:value="24.404209341" calcext:value-type="float">
            <text:p>24.404209341</text:p>
          </table:table-cell>
          <table:table-cell office:value-type="float" office:value="24.440135785" calcext:value-type="float">
            <text:p>24.440135785</text:p>
          </table:table-cell>
          <table:table-cell office:value-type="float" office:value="25.314198131" calcext:value-type="float">
            <text:p>25.314198131</text:p>
          </table:table-cell>
          <table:table-cell office:value-type="float" office:value="24.416216538" calcext:value-type="float">
            <text:p>24.416216538</text:p>
          </table:table-cell>
          <table:table-cell/>
          <table:table-cell office:value-type="float" office:value="0.243825223" calcext:value-type="float">
            <text:p>0.243825223</text:p>
          </table:table-cell>
          <table:table-cell office:value-type="float" office:value="0.074649793" calcext:value-type="float">
            <text:p>0.074649793</text:p>
          </table:table-cell>
          <table:table-cell office:value-type="float" office:value="0.111524992" calcext:value-type="float">
            <text:p>0.1115249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6974133" calcext:value-type="float">
            <text:p>0.0869741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2-02 23:14:59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1.311168231" calcext:value-type="float">
            <text:p>1.311168231</text:p>
          </table:table-cell>
          <table:table-cell office:value-type="float" office:value="0.488268195" calcext:value-type="float">
            <text:p>0.488268195</text:p>
          </table:table-cell>
          <table:table-cell office:value-type="float" office:value="0.66955634" calcext:value-type="float">
            <text:p>0.66955634</text:p>
          </table:table-cell>
          <table:table-cell office:value-type="float" office:value="5" calcext:value-type="float">
            <text:p>5</text:p>
          </table:table-cell>
          <table:table-cell office:value-type="float" office:value="0.546873873" calcext:value-type="float">
            <text:p>0.546873873</text:p>
          </table:table-cell>
          <table:table-cell/>
          <table:table-cell office:value-type="float" office:value="0.010712159" calcext:value-type="float">
            <text:p>0.010712159</text:p>
          </table:table-cell>
          <table:table-cell office:value-type="float" office:value="0.003989119" calcext:value-type="float">
            <text:p>0.003989119</text:p>
          </table:table-cell>
          <table:table-cell office:value-type="float" office:value="0.005470232" calcext:value-type="float">
            <text:p>0.0054702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67924" calcext:value-type="float">
            <text:p>0.004467924</text:p>
          </table:table-cell>
          <table:table-cell/>
          <table:table-cell office:value-type="float" office:value="0.009673556" calcext:value-type="float">
            <text:p>0.009673556</text:p>
          </table:table-cell>
          <table:table-cell office:value-type="float" office:value="0.002950516" calcext:value-type="float">
            <text:p>0.002950516</text:p>
          </table:table-cell>
          <table:table-cell office:value-type="float" office:value="0.004431629" calcext:value-type="float">
            <text:p>0.0044316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29321" calcext:value-type="float">
            <text:p>0.003429321</text:p>
          </table:table-cell>
          <table:table-cell/>
          <table:table-cell office:value-type="float" office:value="24.555190026" calcext:value-type="float">
            <text:p>24.555190026</text:p>
          </table:table-cell>
          <table:table-cell office:value-type="float" office:value="24.38918264" calcext:value-type="float">
            <text:p>24.38918264</text:p>
          </table:table-cell>
          <table:table-cell office:value-type="float" office:value="24.425756871" calcext:value-type="float">
            <text:p>24.425756871</text:p>
          </table:table-cell>
          <table:table-cell office:value-type="float" office:value="25.299049647" calcext:value-type="float">
            <text:p>25.299049647</text:p>
          </table:table-cell>
          <table:table-cell office:value-type="float" office:value="24.401006258" calcext:value-type="float">
            <text:p>24.401006258</text:p>
          </table:table-cell>
          <table:table-cell/>
          <table:table-cell office:value-type="float" office:value="0.245172516" calcext:value-type="float">
            <text:p>0.245172516</text:p>
          </table:table-cell>
          <table:table-cell office:value-type="float" office:value="0.074787538" calcext:value-type="float">
            <text:p>0.074787538</text:p>
          </table:table-cell>
          <table:table-cell office:value-type="float" office:value="0.112327107" calcext:value-type="float">
            <text:p>0.1123271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6923282" calcext:value-type="float">
            <text:p>0.08692328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2-02 23:15:01</text:p>
          </table:table-cell>
          <table:table-cell office:value-type="float" office:value="24.30116" calcext:value-type="float">
            <text:p>24.30116</text:p>
          </table:table-cell>
          <table:table-cell office:value-type="string" calcext:value-type="string">
            <text:p><text:s/></text:p>
          </table:table-cell>
          <table:table-cell office:value-type="float" office:value="1.324291387" calcext:value-type="float">
            <text:p>1.324291387</text:p>
          </table:table-cell>
          <table:table-cell office:value-type="float" office:value="0.488739668" calcext:value-type="float">
            <text:p>0.488739668</text:p>
          </table:table-cell>
          <table:table-cell office:value-type="float" office:value="0.674632272" calcext:value-type="float">
            <text:p>0.674632272</text:p>
          </table:table-cell>
          <table:table-cell office:value-type="float" office:value="5" calcext:value-type="float">
            <text:p>5</text:p>
          </table:table-cell>
          <table:table-cell office:value-type="float" office:value="0.546563333" calcext:value-type="float">
            <text:p>0.546563333</text:p>
          </table:table-cell>
          <table:table-cell/>
          <table:table-cell office:value-type="float" office:value="0.010819374" calcext:value-type="float">
            <text:p>0.010819374</text:p>
          </table:table-cell>
          <table:table-cell office:value-type="float" office:value="0.003992971" calcext:value-type="float">
            <text:p>0.003992971</text:p>
          </table:table-cell>
          <table:table-cell office:value-type="float" office:value="0.005511702" calcext:value-type="float">
            <text:p>0.0055117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65387" calcext:value-type="float">
            <text:p>0.004465387</text:p>
          </table:table-cell>
          <table:table-cell/>
          <table:table-cell office:value-type="float" office:value="0.009780771" calcext:value-type="float">
            <text:p>0.009780771</text:p>
          </table:table-cell>
          <table:table-cell office:value-type="float" office:value="0.002954368" calcext:value-type="float">
            <text:p>0.002954368</text:p>
          </table:table-cell>
          <table:table-cell office:value-type="float" office:value="0.004473099" calcext:value-type="float">
            <text:p>0.00447309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26784" calcext:value-type="float">
            <text:p>0.003426784</text:p>
          </table:table-cell>
          <table:table-cell/>
          <table:table-cell office:value-type="float" office:value="24.542678637" calcext:value-type="float">
            <text:p>24.542678637</text:p>
          </table:table-cell>
          <table:table-cell office:value-type="float" office:value="24.374116864" calcext:value-type="float">
            <text:p>24.374116864</text:p>
          </table:table-cell>
          <table:table-cell office:value-type="float" office:value="24.411620524" calcext:value-type="float">
            <text:p>24.411620524</text:p>
          </table:table-cell>
          <table:table-cell office:value-type="float" office:value="25.283901168" calcext:value-type="float">
            <text:p>25.283901168</text:p>
          </table:table-cell>
          <table:table-cell office:value-type="float" office:value="24.385782871" calcext:value-type="float">
            <text:p>24.385782871</text:p>
          </table:table-cell>
          <table:table-cell/>
          <table:table-cell office:value-type="float" office:value="0.247889431" calcext:value-type="float">
            <text:p>0.247889431</text:p>
          </table:table-cell>
          <table:table-cell office:value-type="float" office:value="0.074885169" calcext:value-type="float">
            <text:p>0.074885169</text:p>
          </table:table-cell>
          <table:table-cell office:value-type="float" office:value="0.113378162" calcext:value-type="float">
            <text:p>0.1133781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6858977" calcext:value-type="float">
            <text:p>0.08685897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2-02 23:15:02</text:p>
          </table:table-cell>
          <table:table-cell office:value-type="float" office:value="24.29105" calcext:value-type="float">
            <text:p>24.29105</text:p>
          </table:table-cell>
          <table:table-cell office:value-type="string" calcext:value-type="string">
            <text:p><text:s/></text:p>
          </table:table-cell>
          <table:table-cell office:value-type="float" office:value="1.331898729" calcext:value-type="float">
            <text:p>1.331898729</text:p>
          </table:table-cell>
          <table:table-cell office:value-type="float" office:value="0.488694368" calcext:value-type="float">
            <text:p>0.488694368</text:p>
          </table:table-cell>
          <table:table-cell office:value-type="float" office:value="0.681103549" calcext:value-type="float">
            <text:p>0.681103549</text:p>
          </table:table-cell>
          <table:table-cell office:value-type="float" office:value="5" calcext:value-type="float">
            <text:p>5</text:p>
          </table:table-cell>
          <table:table-cell office:value-type="float" office:value="0.547528928" calcext:value-type="float">
            <text:p>0.547528928</text:p>
          </table:table-cell>
          <table:table-cell/>
          <table:table-cell office:value-type="float" office:value="0.010881526" calcext:value-type="float">
            <text:p>0.010881526</text:p>
          </table:table-cell>
          <table:table-cell office:value-type="float" office:value="0.003992601" calcext:value-type="float">
            <text:p>0.003992601</text:p>
          </table:table-cell>
          <table:table-cell office:value-type="float" office:value="0.005564571" calcext:value-type="float">
            <text:p>0.0055645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73276" calcext:value-type="float">
            <text:p>0.004473276</text:p>
          </table:table-cell>
          <table:table-cell/>
          <table:table-cell office:value-type="float" office:value="0.009842923" calcext:value-type="float">
            <text:p>0.009842923</text:p>
          </table:table-cell>
          <table:table-cell office:value-type="float" office:value="0.002953998" calcext:value-type="float">
            <text:p>0.002953998</text:p>
          </table:table-cell>
          <table:table-cell office:value-type="float" office:value="0.004525969" calcext:value-type="float">
            <text:p>0.0045259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34673" calcext:value-type="float">
            <text:p>0.003434673</text:p>
          </table:table-cell>
          <table:table-cell/>
          <table:table-cell office:value-type="float" office:value="24.534107497" calcext:value-type="float">
            <text:p>24.534107497</text:p>
          </table:table-cell>
          <table:table-cell office:value-type="float" office:value="24.364000462" calcext:value-type="float">
            <text:p>24.364000462</text:p>
          </table:table-cell>
          <table:table-cell office:value-type="float" office:value="24.402819169" calcext:value-type="float">
            <text:p>24.402819169</text:p>
          </table:table-cell>
          <table:table-cell office:value-type="float" office:value="25.273802186" calcext:value-type="float">
            <text:p>25.273802186</text:p>
          </table:table-cell>
          <table:table-cell office:value-type="float" office:value="24.375870527" calcext:value-type="float">
            <text:p>24.375870527</text:p>
          </table:table-cell>
          <table:table-cell/>
          <table:table-cell office:value-type="float" office:value="0.249464391" calcext:value-type="float">
            <text:p>0.249464391</text:p>
          </table:table-cell>
          <table:table-cell office:value-type="float" office:value="0.074875788" calcext:value-type="float">
            <text:p>0.074875788</text:p>
          </table:table-cell>
          <table:table-cell office:value-type="float" office:value="0.114718144" calcext:value-type="float">
            <text:p>0.1147181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7058926" calcext:value-type="float">
            <text:p>0.0870589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2-02 23:15:03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1.336023371" calcext:value-type="float">
            <text:p>1.336023371</text:p>
          </table:table-cell>
          <table:table-cell office:value-type="float" office:value="0.488575159" calcext:value-type="float">
            <text:p>0.488575159</text:p>
          </table:table-cell>
          <table:table-cell office:value-type="float" office:value="0.684719167" calcext:value-type="float">
            <text:p>0.684719167</text:p>
          </table:table-cell>
          <table:table-cell office:value-type="float" office:value="5" calcext:value-type="float">
            <text:p>5</text:p>
          </table:table-cell>
          <table:table-cell office:value-type="float" office:value="0.550660557" calcext:value-type="float">
            <text:p>0.550660557</text:p>
          </table:table-cell>
          <table:table-cell/>
          <table:table-cell office:value-type="float" office:value="0.010915224" calcext:value-type="float">
            <text:p>0.010915224</text:p>
          </table:table-cell>
          <table:table-cell office:value-type="float" office:value="0.003991627" calcext:value-type="float">
            <text:p>0.003991627</text:p>
          </table:table-cell>
          <table:table-cell office:value-type="float" office:value="0.005594111" calcext:value-type="float">
            <text:p>0.0055941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98861" calcext:value-type="float">
            <text:p>0.004498861</text:p>
          </table:table-cell>
          <table:table-cell/>
          <table:table-cell office:value-type="float" office:value="0.009876621" calcext:value-type="float">
            <text:p>0.009876621</text:p>
          </table:table-cell>
          <table:table-cell office:value-type="float" office:value="0.002953024" calcext:value-type="float">
            <text:p>0.002953024</text:p>
          </table:table-cell>
          <table:table-cell office:value-type="float" office:value="0.004555508" calcext:value-type="float">
            <text:p>0.00455550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60258" calcext:value-type="float">
            <text:p>0.003460258</text:p>
          </table:table-cell>
          <table:table-cell/>
          <table:table-cell office:value-type="float" office:value="24.514728143" calcext:value-type="float">
            <text:p>24.514728143</text:p>
          </table:table-cell>
          <table:table-cell office:value-type="float" office:value="24.34376189" calcext:value-type="float">
            <text:p>24.34376189</text:p>
          </table:table-cell>
          <table:table-cell office:value-type="float" office:value="24.383334813" calcext:value-type="float">
            <text:p>24.383334813</text:p>
          </table:table-cell>
          <table:table-cell office:value-type="float" office:value="25.253604229" calcext:value-type="float">
            <text:p>25.253604229</text:p>
          </table:table-cell>
          <table:table-cell office:value-type="float" office:value="24.356288048" calcext:value-type="float">
            <text:p>24.356288048</text:p>
          </table:table-cell>
          <table:table-cell/>
          <table:table-cell office:value-type="float" office:value="0.250318321" calcext:value-type="float">
            <text:p>0.250318321</text:p>
          </table:table-cell>
          <table:table-cell office:value-type="float" office:value="0.074851103" calcext:value-type="float">
            <text:p>0.074851103</text:p>
          </table:table-cell>
          <table:table-cell office:value-type="float" office:value="0.115466815" calcext:value-type="float">
            <text:p>0.1154668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7707401" calcext:value-type="float">
            <text:p>0.0877074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2-02 23:15:05</text:p>
          </table:table-cell>
          <table:table-cell office:value-type="float" office:value="24.26073" calcext:value-type="float">
            <text:p>24.26073</text:p>
          </table:table-cell>
          <table:table-cell office:value-type="string" calcext:value-type="string">
            <text:p><text:s/></text:p>
          </table:table-cell>
          <table:table-cell office:value-type="float" office:value="1.343670052" calcext:value-type="float">
            <text:p>1.343670052</text:p>
          </table:table-cell>
          <table:table-cell office:value-type="float" office:value="0.488819538" calcext:value-type="float">
            <text:p>0.488819538</text:p>
          </table:table-cell>
          <table:table-cell office:value-type="float" office:value="0.688011132" calcext:value-type="float">
            <text:p>0.688011132</text:p>
          </table:table-cell>
          <table:table-cell office:value-type="float" office:value="5" calcext:value-type="float">
            <text:p>5</text:p>
          </table:table-cell>
          <table:table-cell office:value-type="float" office:value="0.553057856" calcext:value-type="float">
            <text:p>0.553057856</text:p>
          </table:table-cell>
          <table:table-cell/>
          <table:table-cell office:value-type="float" office:value="0.010977696" calcext:value-type="float">
            <text:p>0.010977696</text:p>
          </table:table-cell>
          <table:table-cell office:value-type="float" office:value="0.003993624" calcext:value-type="float">
            <text:p>0.003993624</text:p>
          </table:table-cell>
          <table:table-cell office:value-type="float" office:value="0.005621006" calcext:value-type="float">
            <text:p>0.00562100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18447" calcext:value-type="float">
            <text:p>0.004518447</text:p>
          </table:table-cell>
          <table:table-cell/>
          <table:table-cell office:value-type="float" office:value="0.009939094" calcext:value-type="float">
            <text:p>0.009939094</text:p>
          </table:table-cell>
          <table:table-cell office:value-type="float" office:value="0.002955021" calcext:value-type="float">
            <text:p>0.002955021</text:p>
          </table:table-cell>
          <table:table-cell office:value-type="float" office:value="0.004582403" calcext:value-type="float">
            <text:p>0.00458240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79844" calcext:value-type="float">
            <text:p>0.003479844</text:p>
          </table:table-cell>
          <table:table-cell/>
          <table:table-cell office:value-type="float" office:value="24.506165004" calcext:value-type="float">
            <text:p>24.506165004</text:p>
          </table:table-cell>
          <table:table-cell office:value-type="float" office:value="24.333703937" calcext:value-type="float">
            <text:p>24.333703937</text:p>
          </table:table-cell>
          <table:table-cell office:value-type="float" office:value="24.37389208" calcext:value-type="float">
            <text:p>24.37389208</text:p>
          </table:table-cell>
          <table:table-cell office:value-type="float" office:value="25.243505254" calcext:value-type="float">
            <text:p>25.243505254</text:p>
          </table:table-cell>
          <table:table-cell office:value-type="float" office:value="24.346664577" calcext:value-type="float">
            <text:p>24.346664577</text:p>
          </table:table-cell>
          <table:table-cell/>
          <table:table-cell office:value-type="float" office:value="0.251901421" calcext:value-type="float">
            <text:p>0.251901421</text:p>
          </table:table-cell>
          <table:table-cell office:value-type="float" office:value="0.074901708" calcext:value-type="float">
            <text:p>0.074901708</text:p>
          </table:table-cell>
          <table:table-cell office:value-type="float" office:value="0.116148467" calcext:value-type="float">
            <text:p>0.1161484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8203816" calcext:value-type="float">
            <text:p>0.0882038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2-02 23:15:06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1.345237654" calcext:value-type="float">
            <text:p>1.345237654</text:p>
          </table:table-cell>
          <table:table-cell office:value-type="float" office:value="0.489642678" calcext:value-type="float">
            <text:p>0.489642678</text:p>
          </table:table-cell>
          <table:table-cell office:value-type="float" office:value="0.690856658" calcext:value-type="float">
            <text:p>0.690856658</text:p>
          </table:table-cell>
          <table:table-cell office:value-type="float" office:value="5" calcext:value-type="float">
            <text:p>5</text:p>
          </table:table-cell>
          <table:table-cell office:value-type="float" office:value="0.553659863" calcext:value-type="float">
            <text:p>0.553659863</text:p>
          </table:table-cell>
          <table:table-cell/>
          <table:table-cell office:value-type="float" office:value="0.010990504" calcext:value-type="float">
            <text:p>0.010990504</text:p>
          </table:table-cell>
          <table:table-cell office:value-type="float" office:value="0.004000349" calcext:value-type="float">
            <text:p>0.004000349</text:p>
          </table:table-cell>
          <table:table-cell office:value-type="float" office:value="0.005644254" calcext:value-type="float">
            <text:p>0.0056442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23365" calcext:value-type="float">
            <text:p>0.004523365</text:p>
          </table:table-cell>
          <table:table-cell/>
          <table:table-cell office:value-type="float" office:value="0.009951901" calcext:value-type="float">
            <text:p>0.009951901</text:p>
          </table:table-cell>
          <table:table-cell office:value-type="float" office:value="0.002961746" calcext:value-type="float">
            <text:p>0.002961746</text:p>
          </table:table-cell>
          <table:table-cell office:value-type="float" office:value="0.004605651" calcext:value-type="float">
            <text:p>0.00460565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84762" calcext:value-type="float">
            <text:p>0.003484762</text:p>
          </table:table-cell>
          <table:table-cell/>
          <table:table-cell office:value-type="float" office:value="24.501428396" calcext:value-type="float">
            <text:p>24.501428396</text:p>
          </table:table-cell>
          <table:table-cell office:value-type="float" office:value="24.328816386" calcext:value-type="float">
            <text:p>24.328816386</text:p>
          </table:table-cell>
          <table:table-cell office:value-type="float" office:value="24.36941273" calcext:value-type="float">
            <text:p>24.36941273</text:p>
          </table:table-cell>
          <table:table-cell office:value-type="float" office:value="25.238455768" calcext:value-type="float">
            <text:p>25.238455768</text:p>
          </table:table-cell>
          <table:table-cell office:value-type="float" office:value="24.341732468" calcext:value-type="float">
            <text:p>24.341732468</text:p>
          </table:table-cell>
          <table:table-cell/>
          <table:table-cell office:value-type="float" office:value="0.252225963" calcext:value-type="float">
            <text:p>0.252225963</text:p>
          </table:table-cell>
          <table:table-cell office:value-type="float" office:value="0.075072161" calcext:value-type="float">
            <text:p>0.075072161</text:p>
          </table:table-cell>
          <table:table-cell office:value-type="float" office:value="0.116737677" calcext:value-type="float">
            <text:p>0.1167376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8328476" calcext:value-type="float">
            <text:p>0.08832847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2-02 23:15:07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1.348896187" calcext:value-type="float">
            <text:p>1.348896187</text:p>
          </table:table-cell>
          <table:table-cell office:value-type="float" office:value="0.490487872" calcext:value-type="float">
            <text:p>0.490487872</text:p>
          </table:table-cell>
          <table:table-cell office:value-type="float" office:value="0.694328629" calcext:value-type="float">
            <text:p>0.694328629</text:p>
          </table:table-cell>
          <table:table-cell office:value-type="float" office:value="5" calcext:value-type="float">
            <text:p>5</text:p>
          </table:table-cell>
          <table:table-cell office:value-type="float" office:value="0.55290348" calcext:value-type="float">
            <text:p>0.55290348</text:p>
          </table:table-cell>
          <table:table-cell/>
          <table:table-cell office:value-type="float" office:value="0.011020394" calcext:value-type="float">
            <text:p>0.011020394</text:p>
          </table:table-cell>
          <table:table-cell office:value-type="float" office:value="0.004007254" calcext:value-type="float">
            <text:p>0.004007254</text:p>
          </table:table-cell>
          <table:table-cell office:value-type="float" office:value="0.00567262" calcext:value-type="float">
            <text:p>0.0056726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17185" calcext:value-type="float">
            <text:p>0.004517185</text:p>
          </table:table-cell>
          <table:table-cell/>
          <table:table-cell office:value-type="float" office:value="0.009981791" calcext:value-type="float">
            <text:p>0.009981791</text:p>
          </table:table-cell>
          <table:table-cell office:value-type="float" office:value="0.002968651" calcext:value-type="float">
            <text:p>0.002968651</text:p>
          </table:table-cell>
          <table:table-cell office:value-type="float" office:value="0.004634017" calcext:value-type="float">
            <text:p>0.0046340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78583" calcext:value-type="float">
            <text:p>0.003478583</text:p>
          </table:table-cell>
          <table:table-cell/>
          <table:table-cell office:value-type="float" office:value="24.492060762" calcext:value-type="float">
            <text:p>24.492060762</text:p>
          </table:table-cell>
          <table:table-cell office:value-type="float" office:value="24.318879659" calcext:value-type="float">
            <text:p>24.318879659</text:p>
          </table:table-cell>
          <table:table-cell office:value-type="float" office:value="24.360006336" calcext:value-type="float">
            <text:p>24.360006336</text:p>
          </table:table-cell>
          <table:table-cell office:value-type="float" office:value="25.228356798" calcext:value-type="float">
            <text:p>25.228356798</text:p>
          </table:table-cell>
          <table:table-cell office:value-type="float" office:value="24.331472723" calcext:value-type="float">
            <text:p>24.331472723</text:p>
          </table:table-cell>
          <table:table-cell/>
          <table:table-cell office:value-type="float" office:value="0.252983391" calcext:value-type="float">
            <text:p>0.252983391</text:p>
          </table:table-cell>
          <table:table-cell office:value-type="float" office:value="0.07524718" calcext:value-type="float">
            <text:p>0.07524718</text:p>
          </table:table-cell>
          <table:table-cell office:value-type="float" office:value="0.117456602" calcext:value-type="float">
            <text:p>0.1174566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8171849" calcext:value-type="float">
            <text:p>0.0881718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2-02 23:15:08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1.345840853" calcext:value-type="float">
            <text:p>1.345840853</text:p>
          </table:table-cell>
          <table:table-cell office:value-type="float" office:value="0.49124962" calcext:value-type="float">
            <text:p>0.49124962</text:p>
          </table:table-cell>
          <table:table-cell office:value-type="float" office:value="0.698191011" calcext:value-type="float">
            <text:p>0.698191011</text:p>
          </table:table-cell>
          <table:table-cell office:value-type="float" office:value="5" calcext:value-type="float">
            <text:p>5</text:p>
          </table:table-cell>
          <table:table-cell office:value-type="float" office:value="0.552167362" calcext:value-type="float">
            <text:p>0.552167362</text:p>
          </table:table-cell>
          <table:table-cell/>
          <table:table-cell office:value-type="float" office:value="0.010995432" calcext:value-type="float">
            <text:p>0.010995432</text:p>
          </table:table-cell>
          <table:table-cell office:value-type="float" office:value="0.004013477" calcext:value-type="float">
            <text:p>0.004013477</text:p>
          </table:table-cell>
          <table:table-cell office:value-type="float" office:value="0.005704175" calcext:value-type="float">
            <text:p>0.0057041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11171" calcext:value-type="float">
            <text:p>0.004511171</text:p>
          </table:table-cell>
          <table:table-cell/>
          <table:table-cell office:value-type="float" office:value="0.009956829" calcext:value-type="float">
            <text:p>0.009956829</text:p>
          </table:table-cell>
          <table:table-cell office:value-type="float" office:value="0.002974875" calcext:value-type="float">
            <text:p>0.002974875</text:p>
          </table:table-cell>
          <table:table-cell office:value-type="float" office:value="0.004665572" calcext:value-type="float">
            <text:p>0.00466557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72569" calcext:value-type="float">
            <text:p>0.003472569</text:p>
          </table:table-cell>
          <table:table-cell/>
          <table:table-cell office:value-type="float" office:value="24.486391571" calcext:value-type="float">
            <text:p>24.486391571</text:p>
          </table:table-cell>
          <table:table-cell office:value-type="float" office:value="24.313979726" calcext:value-type="float">
            <text:p>24.313979726</text:p>
          </table:table-cell>
          <table:table-cell office:value-type="float" office:value="24.355732156" calcext:value-type="float">
            <text:p>24.355732156</text:p>
          </table:table-cell>
          <table:table-cell office:value-type="float" office:value="25.223307313" calcext:value-type="float">
            <text:p>25.223307313</text:p>
          </table:table-cell>
          <table:table-cell office:value-type="float" office:value="24.326270635" calcext:value-type="float">
            <text:p>24.326270635</text:p>
          </table:table-cell>
          <table:table-cell/>
          <table:table-cell office:value-type="float" office:value="0.252350844" calcext:value-type="float">
            <text:p>0.252350844</text:p>
          </table:table-cell>
          <table:table-cell office:value-type="float" office:value="0.075404919" calcext:value-type="float">
            <text:p>0.075404919</text:p>
          </table:table-cell>
          <table:table-cell office:value-type="float" office:value="0.118256366" calcext:value-type="float">
            <text:p>0.1182563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801942" calcext:value-type="float">
            <text:p>0.088019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2-02 23:15:10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1.339435141" calcext:value-type="float">
            <text:p>1.339435141</text:p>
          </table:table-cell>
          <table:table-cell office:value-type="float" office:value="0.491471349" calcext:value-type="float">
            <text:p>0.491471349</text:p>
          </table:table-cell>
          <table:table-cell office:value-type="float" office:value="0.70215174" calcext:value-type="float">
            <text:p>0.70215174</text:p>
          </table:table-cell>
          <table:table-cell office:value-type="float" office:value="5" calcext:value-type="float">
            <text:p>5</text:p>
          </table:table-cell>
          <table:table-cell office:value-type="float" office:value="0.553237862" calcext:value-type="float">
            <text:p>0.553237862</text:p>
          </table:table-cell>
          <table:table-cell/>
          <table:table-cell office:value-type="float" office:value="0.010943098" calcext:value-type="float">
            <text:p>0.010943098</text:p>
          </table:table-cell>
          <table:table-cell office:value-type="float" office:value="0.004015289" calcext:value-type="float">
            <text:p>0.004015289</text:p>
          </table:table-cell>
          <table:table-cell office:value-type="float" office:value="0.005736534" calcext:value-type="float">
            <text:p>0.0057365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19917" calcext:value-type="float">
            <text:p>0.004519917</text:p>
          </table:table-cell>
          <table:table-cell/>
          <table:table-cell office:value-type="float" office:value="0.009904495" calcext:value-type="float">
            <text:p>0.009904495</text:p>
          </table:table-cell>
          <table:table-cell office:value-type="float" office:value="0.002976686" calcext:value-type="float">
            <text:p>0.002976686</text:p>
          </table:table-cell>
          <table:table-cell office:value-type="float" office:value="0.004697931" calcext:value-type="float">
            <text:p>0.0046979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81314" calcext:value-type="float">
            <text:p>0.003481314</text:p>
          </table:table-cell>
          <table:table-cell/>
          <table:table-cell office:value-type="float" office:value="24.474993651" calcext:value-type="float">
            <text:p>24.474993651</text:p>
          </table:table-cell>
          <table:table-cell office:value-type="float" office:value="24.303917213" calcext:value-type="float">
            <text:p>24.303917213</text:p>
          </table:table-cell>
          <table:table-cell office:value-type="float" office:value="24.346424397" calcext:value-type="float">
            <text:p>24.346424397</text:p>
          </table:table-cell>
          <table:table-cell office:value-type="float" office:value="25.213208347" calcext:value-type="float">
            <text:p>25.213208347</text:p>
          </table:table-cell>
          <table:table-cell office:value-type="float" office:value="24.316379485" calcext:value-type="float">
            <text:p>24.316379485</text:p>
          </table:table-cell>
          <table:table-cell/>
          <table:table-cell office:value-type="float" office:value="0.251024664" calcext:value-type="float">
            <text:p>0.251024664</text:p>
          </table:table-cell>
          <table:table-cell office:value-type="float" office:value="0.075450834" calcext:value-type="float">
            <text:p>0.075450834</text:p>
          </table:table-cell>
          <table:table-cell office:value-type="float" office:value="0.119076494" calcext:value-type="float">
            <text:p>0.1190764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8241091" calcext:value-type="float">
            <text:p>0.08824109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2-02 23:15:11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1.331877271" calcext:value-type="float">
            <text:p>1.331877271</text:p>
          </table:table-cell>
          <table:table-cell office:value-type="float" office:value="0.491561352" calcext:value-type="float">
            <text:p>0.491561352</text:p>
          </table:table-cell>
          <table:table-cell office:value-type="float" office:value="0.703716362" calcext:value-type="float">
            <text:p>0.703716362</text:p>
          </table:table-cell>
          <table:table-cell office:value-type="float" office:value="5" calcext:value-type="float">
            <text:p>5</text:p>
          </table:table-cell>
          <table:table-cell office:value-type="float" office:value="0.557408399" calcext:value-type="float">
            <text:p>0.557408399</text:p>
          </table:table-cell>
          <table:table-cell/>
          <table:table-cell office:value-type="float" office:value="0.01088135" calcext:value-type="float">
            <text:p>0.01088135</text:p>
          </table:table-cell>
          <table:table-cell office:value-type="float" office:value="0.004016024" calcext:value-type="float">
            <text:p>0.004016024</text:p>
          </table:table-cell>
          <table:table-cell office:value-type="float" office:value="0.005749317" calcext:value-type="float">
            <text:p>0.0057493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5399" calcext:value-type="float">
            <text:p>0.00455399</text:p>
          </table:table-cell>
          <table:table-cell/>
          <table:table-cell office:value-type="float" office:value="0.009842748" calcext:value-type="float">
            <text:p>0.009842748</text:p>
          </table:table-cell>
          <table:table-cell office:value-type="float" office:value="0.002977421" calcext:value-type="float">
            <text:p>0.002977421</text:p>
          </table:table-cell>
          <table:table-cell office:value-type="float" office:value="0.004710714" calcext:value-type="float">
            <text:p>0.00471071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15387" calcext:value-type="float">
            <text:p>0.003515387</text:p>
          </table:table-cell>
          <table:table-cell/>
          <table:table-cell office:value-type="float" office:value="24.468416123" calcext:value-type="float">
            <text:p>24.468416123</text:p>
          </table:table-cell>
          <table:table-cell office:value-type="float" office:value="24.298881748" calcext:value-type="float">
            <text:p>24.298881748</text:p>
          </table:table-cell>
          <table:table-cell office:value-type="float" office:value="24.341686643" calcext:value-type="float">
            <text:p>24.341686643</text:p>
          </table:table-cell>
          <table:table-cell office:value-type="float" office:value="25.208158865" calcext:value-type="float">
            <text:p>25.208158865</text:p>
          </table:table-cell>
          <table:table-cell office:value-type="float" office:value="24.312167382" calcext:value-type="float">
            <text:p>24.312167382</text:p>
          </table:table-cell>
          <table:table-cell/>
          <table:table-cell office:value-type="float" office:value="0.249459949" calcext:value-type="float">
            <text:p>0.249459949</text:p>
          </table:table-cell>
          <table:table-cell office:value-type="float" office:value="0.075469472" calcext:value-type="float">
            <text:p>0.075469472</text:p>
          </table:table-cell>
          <table:table-cell office:value-type="float" office:value="0.119400472" calcext:value-type="float">
            <text:p>0.1194004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104695" calcext:value-type="float">
            <text:p>0.0891046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2-02 23:15:12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1.329124132" calcext:value-type="float">
            <text:p>1.329124132</text:p>
          </table:table-cell>
          <table:table-cell office:value-type="float" office:value="0.492260515" calcext:value-type="float">
            <text:p>0.492260515</text:p>
          </table:table-cell>
          <table:table-cell office:value-type="float" office:value="0.704014385" calcext:value-type="float">
            <text:p>0.704014385</text:p>
          </table:table-cell>
          <table:table-cell office:value-type="float" office:value="5" calcext:value-type="float">
            <text:p>5</text:p>
          </table:table-cell>
          <table:table-cell office:value-type="float" office:value="0.559766359" calcext:value-type="float">
            <text:p>0.559766359</text:p>
          </table:table-cell>
          <table:table-cell/>
          <table:table-cell office:value-type="float" office:value="0.010858857" calcext:value-type="float">
            <text:p>0.010858857</text:p>
          </table:table-cell>
          <table:table-cell office:value-type="float" office:value="0.004021736" calcext:value-type="float">
            <text:p>0.004021736</text:p>
          </table:table-cell>
          <table:table-cell office:value-type="float" office:value="0.005751752" calcext:value-type="float">
            <text:p>0.0057517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73255" calcext:value-type="float">
            <text:p>0.004573255</text:p>
          </table:table-cell>
          <table:table-cell/>
          <table:table-cell office:value-type="float" office:value="0.009820255" calcext:value-type="float">
            <text:p>0.009820255</text:p>
          </table:table-cell>
          <table:table-cell office:value-type="float" office:value="0.002983133" calcext:value-type="float">
            <text:p>0.002983133</text:p>
          </table:table-cell>
          <table:table-cell office:value-type="float" office:value="0.004713149" calcext:value-type="float">
            <text:p>0.0047131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34652" calcext:value-type="float">
            <text:p>0.003534652</text:p>
          </table:table-cell>
          <table:table-cell/>
          <table:table-cell office:value-type="float" office:value="24.467860718" calcext:value-type="float">
            <text:p>24.467860718</text:p>
          </table:table-cell>
          <table:table-cell office:value-type="float" office:value="24.299022816" calcext:value-type="float">
            <text:p>24.299022816</text:p>
          </table:table-cell>
          <table:table-cell office:value-type="float" office:value="24.341746772" calcext:value-type="float">
            <text:p>24.341746772</text:p>
          </table:table-cell>
          <table:table-cell office:value-type="float" office:value="25.208158865" calcext:value-type="float">
            <text:p>25.208158865</text:p>
          </table:table-cell>
          <table:table-cell office:value-type="float" office:value="24.312643133" calcext:value-type="float">
            <text:p>24.312643133</text:p>
          </table:table-cell>
          <table:table-cell/>
          <table:table-cell office:value-type="float" office:value="0.248889962" calcext:value-type="float">
            <text:p>0.248889962</text:p>
          </table:table-cell>
          <table:table-cell office:value-type="float" office:value="0.075614251" calcext:value-type="float">
            <text:p>0.075614251</text:p>
          </table:table-cell>
          <table:table-cell office:value-type="float" office:value="0.119462182" calcext:value-type="float">
            <text:p>0.11946218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592963" calcext:value-type="float">
            <text:p>0.0895929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2-02 23:15:13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1.324997106" calcext:value-type="float">
            <text:p>1.324997106</text:p>
          </table:table-cell>
          <table:table-cell office:value-type="float" office:value="0.493239819" calcext:value-type="float">
            <text:p>0.493239819</text:p>
          </table:table-cell>
          <table:table-cell office:value-type="float" office:value="0.70558914" calcext:value-type="float">
            <text:p>0.70558914</text:p>
          </table:table-cell>
          <table:table-cell office:value-type="float" office:value="5" calcext:value-type="float">
            <text:p>5</text:p>
          </table:table-cell>
          <table:table-cell office:value-type="float" office:value="0.559408731" calcext:value-type="float">
            <text:p>0.559408731</text:p>
          </table:table-cell>
          <table:table-cell/>
          <table:table-cell office:value-type="float" office:value="0.01082514" calcext:value-type="float">
            <text:p>0.01082514</text:p>
          </table:table-cell>
          <table:table-cell office:value-type="float" office:value="0.004029737" calcext:value-type="float">
            <text:p>0.004029737</text:p>
          </table:table-cell>
          <table:table-cell office:value-type="float" office:value="0.005764617" calcext:value-type="float">
            <text:p>0.0057646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70333" calcext:value-type="float">
            <text:p>0.004570333</text:p>
          </table:table-cell>
          <table:table-cell/>
          <table:table-cell office:value-type="float" office:value="0.009786537" calcext:value-type="float">
            <text:p>0.009786537</text:p>
          </table:table-cell>
          <table:table-cell office:value-type="float" office:value="0.002991134" calcext:value-type="float">
            <text:p>0.002991134</text:p>
          </table:table-cell>
          <table:table-cell office:value-type="float" office:value="0.004726014" calcext:value-type="float">
            <text:p>0.00472601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3173" calcext:value-type="float">
            <text:p>0.00353173</text:p>
          </table:table-cell>
          <table:table-cell/>
          <table:table-cell office:value-type="float" office:value="24.456922444" calcext:value-type="float">
            <text:p>24.456922444</text:p>
          </table:table-cell>
          <table:table-cell office:value-type="float" office:value="24.289113162" calcext:value-type="float">
            <text:p>24.289113162</text:p>
          </table:table-cell>
          <table:table-cell office:value-type="float" office:value="24.331957641" calcext:value-type="float">
            <text:p>24.331957641</text:p>
          </table:table-cell>
          <table:table-cell office:value-type="float" office:value="25.198059902" calcext:value-type="float">
            <text:p>25.198059902</text:p>
          </table:table-cell>
          <table:table-cell office:value-type="float" office:value="24.302463855" calcext:value-type="float">
            <text:p>24.302463855</text:p>
          </table:table-cell>
          <table:table-cell/>
          <table:table-cell office:value-type="float" office:value="0.248035537" calcext:value-type="float">
            <text:p>0.248035537</text:p>
          </table:table-cell>
          <table:table-cell office:value-type="float" office:value="0.075817042" calcext:value-type="float">
            <text:p>0.075817042</text:p>
          </table:table-cell>
          <table:table-cell office:value-type="float" office:value="0.119788258" calcext:value-type="float">
            <text:p>0.1197882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518908" calcext:value-type="float">
            <text:p>0.08951890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2-02 23:15:15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1.322027006" calcext:value-type="float">
            <text:p>1.322027006</text:p>
          </table:table-cell>
          <table:table-cell office:value-type="float" office:value="0.493446051" calcext:value-type="float">
            <text:p>0.493446051</text:p>
          </table:table-cell>
          <table:table-cell office:value-type="float" office:value="0.708492483" calcext:value-type="float">
            <text:p>0.708492483</text:p>
          </table:table-cell>
          <table:table-cell office:value-type="float" office:value="5" calcext:value-type="float">
            <text:p>5</text:p>
          </table:table-cell>
          <table:table-cell office:value-type="float" office:value="0.561401911" calcext:value-type="float">
            <text:p>0.561401911</text:p>
          </table:table-cell>
          <table:table-cell/>
          <table:table-cell office:value-type="float" office:value="0.010800874" calcext:value-type="float">
            <text:p>0.010800874</text:p>
          </table:table-cell>
          <table:table-cell office:value-type="float" office:value="0.004031422" calcext:value-type="float">
            <text:p>0.004031422</text:p>
          </table:table-cell>
          <table:table-cell office:value-type="float" office:value="0.005788337" calcext:value-type="float">
            <text:p>0.0057883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86617" calcext:value-type="float">
            <text:p>0.004586617</text:p>
          </table:table-cell>
          <table:table-cell/>
          <table:table-cell office:value-type="float" office:value="0.009762271" calcext:value-type="float">
            <text:p>0.009762271</text:p>
          </table:table-cell>
          <table:table-cell office:value-type="float" office:value="0.002992819" calcext:value-type="float">
            <text:p>0.002992819</text:p>
          </table:table-cell>
          <table:table-cell office:value-type="float" office:value="0.004749735" calcext:value-type="float">
            <text:p>0.00474973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48014" calcext:value-type="float">
            <text:p>0.003548014</text:p>
          </table:table-cell>
          <table:table-cell/>
          <table:table-cell office:value-type="float" office:value="24.446217554" calcext:value-type="float">
            <text:p>24.446217554</text:p>
          </table:table-cell>
          <table:table-cell office:value-type="float" office:value="24.27904753" calcext:value-type="float">
            <text:p>24.27904753</text:p>
          </table:table-cell>
          <table:table-cell office:value-type="float" office:value="24.322436575" calcext:value-type="float">
            <text:p>24.322436575</text:p>
          </table:table-cell>
          <table:table-cell office:value-type="float" office:value="25.187960942" calcext:value-type="float">
            <text:p>25.187960942</text:p>
          </table:table-cell>
          <table:table-cell office:value-type="float" office:value="24.292758893" calcext:value-type="float">
            <text:p>24.292758893</text:p>
          </table:table-cell>
          <table:table-cell/>
          <table:table-cell office:value-type="float" office:value="0.247420632" calcext:value-type="float">
            <text:p>0.247420632</text:p>
          </table:table-cell>
          <table:table-cell office:value-type="float" office:value="0.075859747" calcext:value-type="float">
            <text:p>0.075859747</text:p>
          </table:table-cell>
          <table:table-cell office:value-type="float" office:value="0.120389437" calcext:value-type="float">
            <text:p>0.1203894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93164" calcext:value-type="float">
            <text:p>0.089931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2-02 23:15:16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1.321674743" calcext:value-type="float">
            <text:p>1.321674743</text:p>
          </table:table-cell>
          <table:table-cell office:value-type="float" office:value="0.494285285" calcext:value-type="float">
            <text:p>0.494285285</text:p>
          </table:table-cell>
          <table:table-cell office:value-type="float" office:value="0.709216679" calcext:value-type="float">
            <text:p>0.709216679</text:p>
          </table:table-cell>
          <table:table-cell office:value-type="float" office:value="5" calcext:value-type="float">
            <text:p>5</text:p>
          </table:table-cell>
          <table:table-cell office:value-type="float" office:value="0.562081404" calcext:value-type="float">
            <text:p>0.562081404</text:p>
          </table:table-cell>
          <table:table-cell/>
          <table:table-cell office:value-type="float" office:value="0.010797996" calcext:value-type="float">
            <text:p>0.010797996</text:p>
          </table:table-cell>
          <table:table-cell office:value-type="float" office:value="0.004038278" calcext:value-type="float">
            <text:p>0.004038278</text:p>
          </table:table-cell>
          <table:table-cell office:value-type="float" office:value="0.005794254" calcext:value-type="float">
            <text:p>0.0057942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92168" calcext:value-type="float">
            <text:p>0.004592168</text:p>
          </table:table-cell>
          <table:table-cell/>
          <table:table-cell office:value-type="float" office:value="0.009759394" calcext:value-type="float">
            <text:p>0.009759394</text:p>
          </table:table-cell>
          <table:table-cell office:value-type="float" office:value="0.002999676" calcext:value-type="float">
            <text:p>0.002999676</text:p>
          </table:table-cell>
          <table:table-cell office:value-type="float" office:value="0.004755651" calcext:value-type="float">
            <text:p>0.00475565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53566" calcext:value-type="float">
            <text:p>0.003553566</text:p>
          </table:table-cell>
          <table:table-cell/>
          <table:table-cell office:value-type="float" office:value="24.436040779" calcext:value-type="float">
            <text:p>24.436040779</text:p>
          </table:table-cell>
          <table:table-cell office:value-type="float" office:value="24.269109622" calcext:value-type="float">
            <text:p>24.269109622</text:p>
          </table:table-cell>
          <table:table-cell office:value-type="float" office:value="24.312475848" calcext:value-type="float">
            <text:p>24.312475848</text:p>
          </table:table-cell>
          <table:table-cell office:value-type="float" office:value="25.177861985" calcext:value-type="float">
            <text:p>25.177861985</text:p>
          </table:table-cell>
          <table:table-cell office:value-type="float" office:value="24.282788878" calcext:value-type="float">
            <text:p>24.282788878</text:p>
          </table:table-cell>
          <table:table-cell/>
          <table:table-cell office:value-type="float" office:value="0.247347702" calcext:value-type="float">
            <text:p>0.247347702</text:p>
          </table:table-cell>
          <table:table-cell office:value-type="float" office:value="0.076033532" calcext:value-type="float">
            <text:p>0.076033532</text:p>
          </table:table-cell>
          <table:table-cell office:value-type="float" office:value="0.120539392" calcext:value-type="float">
            <text:p>0.1205393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072344" calcext:value-type="float">
            <text:p>0.09007234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2-02 23:15:17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1.319211283" calcext:value-type="float">
            <text:p>1.319211283</text:p>
          </table:table-cell>
          <table:table-cell office:value-type="float" office:value="0.49550122" calcext:value-type="float">
            <text:p>0.49550122</text:p>
          </table:table-cell>
          <table:table-cell office:value-type="float" office:value="0.711275424" calcext:value-type="float">
            <text:p>0.711275424</text:p>
          </table:table-cell>
          <table:table-cell office:value-type="float" office:value="5" calcext:value-type="float">
            <text:p>5</text:p>
          </table:table-cell>
          <table:table-cell office:value-type="float" office:value="0.559154816" calcext:value-type="float">
            <text:p>0.559154816</text:p>
          </table:table-cell>
          <table:table-cell/>
          <table:table-cell office:value-type="float" office:value="0.01077787" calcext:value-type="float">
            <text:p>0.01077787</text:p>
          </table:table-cell>
          <table:table-cell office:value-type="float" office:value="0.004048213" calcext:value-type="float">
            <text:p>0.004048213</text:p>
          </table:table-cell>
          <table:table-cell office:value-type="float" office:value="0.005811074" calcext:value-type="float">
            <text:p>0.00581107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68258" calcext:value-type="float">
            <text:p>0.004568258</text:p>
          </table:table-cell>
          <table:table-cell/>
          <table:table-cell office:value-type="float" office:value="0.009739267" calcext:value-type="float">
            <text:p>0.009739267</text:p>
          </table:table-cell>
          <table:table-cell office:value-type="float" office:value="0.00300961" calcext:value-type="float">
            <text:p>0.00300961</text:p>
          </table:table-cell>
          <table:table-cell office:value-type="float" office:value="0.004772471" calcext:value-type="float">
            <text:p>0.00477247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29656" calcext:value-type="float">
            <text:p>0.003529656</text:p>
          </table:table-cell>
          <table:table-cell/>
          <table:table-cell office:value-type="float" office:value="24.435543798" calcext:value-type="float">
            <text:p>24.435543798</text:p>
          </table:table-cell>
          <table:table-cell office:value-type="float" office:value="24.269354964" calcext:value-type="float">
            <text:p>24.269354964</text:p>
          </table:table-cell>
          <table:table-cell office:value-type="float" office:value="24.312891228" calcext:value-type="float">
            <text:p>24.312891228</text:p>
          </table:table-cell>
          <table:table-cell office:value-type="float" office:value="25.177861985" calcext:value-type="float">
            <text:p>25.177861985</text:p>
          </table:table-cell>
          <table:table-cell office:value-type="float" office:value="24.282198382" calcext:value-type="float">
            <text:p>24.282198382</text:p>
          </table:table-cell>
          <table:table-cell/>
          <table:table-cell office:value-type="float" office:value="0.246837687" calcext:value-type="float">
            <text:p>0.246837687</text:p>
          </table:table-cell>
          <table:table-cell office:value-type="float" office:value="0.076285323" calcext:value-type="float">
            <text:p>0.076285323</text:p>
          </table:table-cell>
          <table:table-cell office:value-type="float" office:value="0.120965685" calcext:value-type="float">
            <text:p>0.1209656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466329" calcext:value-type="float">
            <text:p>0.0894663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2-02 23:15:19</text:p>
          </table:table-cell>
          <table:table-cell office:value-type="float" office:value="24.16975" calcext:value-type="float">
            <text:p>24.16975</text:p>
          </table:table-cell>
          <table:table-cell office:value-type="string" calcext:value-type="string">
            <text:p><text:s/></text:p>
          </table:table-cell>
          <table:table-cell office:value-type="float" office:value="1.320547619" calcext:value-type="float">
            <text:p>1.320547619</text:p>
          </table:table-cell>
          <table:table-cell office:value-type="float" office:value="0.495463669" calcext:value-type="float">
            <text:p>0.495463669</text:p>
          </table:table-cell>
          <table:table-cell office:value-type="float" office:value="0.714764084" calcext:value-type="float">
            <text:p>0.714764084</text:p>
          </table:table-cell>
          <table:table-cell office:value-type="float" office:value="5" calcext:value-type="float">
            <text:p>5</text:p>
          </table:table-cell>
          <table:table-cell office:value-type="float" office:value="0.560663409" calcext:value-type="float">
            <text:p>0.560663409</text:p>
          </table:table-cell>
          <table:table-cell/>
          <table:table-cell office:value-type="float" office:value="0.010788788" calcext:value-type="float">
            <text:p>0.010788788</text:p>
          </table:table-cell>
          <table:table-cell office:value-type="float" office:value="0.004047906" calcext:value-type="float">
            <text:p>0.004047906</text:p>
          </table:table-cell>
          <table:table-cell office:value-type="float" office:value="0.005839576" calcext:value-type="float">
            <text:p>0.0058395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80583" calcext:value-type="float">
            <text:p>0.004580583</text:p>
          </table:table-cell>
          <table:table-cell/>
          <table:table-cell office:value-type="float" office:value="0.009750185" calcext:value-type="float">
            <text:p>0.009750185</text:p>
          </table:table-cell>
          <table:table-cell office:value-type="float" office:value="0.003009303" calcext:value-type="float">
            <text:p>0.003009303</text:p>
          </table:table-cell>
          <table:table-cell office:value-type="float" office:value="0.004800973" calcext:value-type="float">
            <text:p>0.00480097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41981" calcext:value-type="float">
            <text:p>0.003541981</text:p>
          </table:table-cell>
          <table:table-cell/>
          <table:table-cell office:value-type="float" office:value="24.41054912" calcext:value-type="float">
            <text:p>24.41054912</text:p>
          </table:table-cell>
          <table:table-cell office:value-type="float" office:value="24.244079298" calcext:value-type="float">
            <text:p>24.244079298</text:p>
          </table:table-cell>
          <table:table-cell office:value-type="float" office:value="24.28832804" calcext:value-type="float">
            <text:p>24.28832804</text:p>
          </table:table-cell>
          <table:table-cell office:value-type="float" office:value="25.152614603" calcext:value-type="float">
            <text:p>25.152614603</text:p>
          </table:table-cell>
          <table:table-cell office:value-type="float" office:value="24.257234983" calcext:value-type="float">
            <text:p>24.257234983</text:p>
          </table:table-cell>
          <table:table-cell/>
          <table:table-cell office:value-type="float" office:value="0.247114352" calcext:value-type="float">
            <text:p>0.247114352</text:p>
          </table:table-cell>
          <table:table-cell office:value-type="float" office:value="0.076277547" calcext:value-type="float">
            <text:p>0.076277547</text:p>
          </table:table-cell>
          <table:table-cell office:value-type="float" office:value="0.121688062" calcext:value-type="float">
            <text:p>0.1216880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778717" calcext:value-type="float">
            <text:p>0.0897787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2-02 23:15:20</text:p>
          </table:table-cell>
          <table:table-cell office:value-type="float" office:value="24.15965" calcext:value-type="float">
            <text:p>24.15965</text:p>
          </table:table-cell>
          <table:table-cell office:value-type="string" calcext:value-type="string">
            <text:p><text:s/></text:p>
          </table:table-cell>
          <table:table-cell office:value-type="float" office:value="1.321500697" calcext:value-type="float">
            <text:p>1.321500697</text:p>
          </table:table-cell>
          <table:table-cell office:value-type="float" office:value="0.495836794" calcext:value-type="float">
            <text:p>0.495836794</text:p>
          </table:table-cell>
          <table:table-cell office:value-type="float" office:value="0.715261783" calcext:value-type="float">
            <text:p>0.715261783</text:p>
          </table:table-cell>
          <table:table-cell office:value-type="float" office:value="5" calcext:value-type="float">
            <text:p>5</text:p>
          </table:table-cell>
          <table:table-cell office:value-type="float" office:value="0.563422509" calcext:value-type="float">
            <text:p>0.563422509</text:p>
          </table:table-cell>
          <table:table-cell/>
          <table:table-cell office:value-type="float" office:value="0.010796574" calcext:value-type="float">
            <text:p>0.010796574</text:p>
          </table:table-cell>
          <table:table-cell office:value-type="float" office:value="0.004050954" calcext:value-type="float">
            <text:p>0.004050954</text:p>
          </table:table-cell>
          <table:table-cell office:value-type="float" office:value="0.005843642" calcext:value-type="float">
            <text:p>0.0058436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03125" calcext:value-type="float">
            <text:p>0.004603125</text:p>
          </table:table-cell>
          <table:table-cell/>
          <table:table-cell office:value-type="float" office:value="0.009757972" calcext:value-type="float">
            <text:p>0.009757972</text:p>
          </table:table-cell>
          <table:table-cell office:value-type="float" office:value="0.003012351" calcext:value-type="float">
            <text:p>0.003012351</text:p>
          </table:table-cell>
          <table:table-cell office:value-type="float" office:value="0.004805039" calcext:value-type="float">
            <text:p>0.0048050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64522" calcext:value-type="float">
            <text:p>0.003564522</text:p>
          </table:table-cell>
          <table:table-cell/>
          <table:table-cell office:value-type="float" office:value="24.400635696" calcext:value-type="float">
            <text:p>24.400635696</text:p>
          </table:table-cell>
          <table:table-cell office:value-type="float" office:value="24.234047353" calcext:value-type="float">
            <text:p>24.234047353</text:p>
          </table:table-cell>
          <table:table-cell office:value-type="float" office:value="24.278321634" calcext:value-type="float">
            <text:p>24.278321634</text:p>
          </table:table-cell>
          <table:table-cell office:value-type="float" office:value="25.142515655" calcext:value-type="float">
            <text:p>25.142515655</text:p>
          </table:table-cell>
          <table:table-cell office:value-type="float" office:value="24.24768459" calcext:value-type="float">
            <text:p>24.24768459</text:p>
          </table:table-cell>
          <table:table-cell/>
          <table:table-cell office:value-type="float" office:value="0.247311669" calcext:value-type="float">
            <text:p>0.247311669</text:p>
          </table:table-cell>
          <table:table-cell office:value-type="float" office:value="0.076354812" calcext:value-type="float">
            <text:p>0.076354812</text:p>
          </table:table-cell>
          <table:table-cell office:value-type="float" office:value="0.121791117" calcext:value-type="float">
            <text:p>0.1217911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35005" calcext:value-type="float">
            <text:p>0.0903500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2-02 23:15:21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1.322390595" calcext:value-type="float">
            <text:p>1.322390595</text:p>
          </table:table-cell>
          <table:table-cell office:value-type="float" office:value="0.496597349" calcext:value-type="float">
            <text:p>0.496597349</text:p>
          </table:table-cell>
          <table:table-cell office:value-type="float" office:value="0.715246882" calcext:value-type="float">
            <text:p>0.715246882</text:p>
          </table:table-cell>
          <table:table-cell office:value-type="float" office:value="5" calcext:value-type="float">
            <text:p>5</text:p>
          </table:table-cell>
          <table:table-cell office:value-type="float" office:value="0.565243431" calcext:value-type="float">
            <text:p>0.565243431</text:p>
          </table:table-cell>
          <table:table-cell/>
          <table:table-cell office:value-type="float" office:value="0.010803845" calcext:value-type="float">
            <text:p>0.010803845</text:p>
          </table:table-cell>
          <table:table-cell office:value-type="float" office:value="0.004057168" calcext:value-type="float">
            <text:p>0.004057168</text:p>
          </table:table-cell>
          <table:table-cell office:value-type="float" office:value="0.00584352" calcext:value-type="float">
            <text:p>0.005843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18002" calcext:value-type="float">
            <text:p>0.004618002</text:p>
          </table:table-cell>
          <table:table-cell/>
          <table:table-cell office:value-type="float" office:value="0.009765242" calcext:value-type="float">
            <text:p>0.009765242</text:p>
          </table:table-cell>
          <table:table-cell office:value-type="float" office:value="0.003018565" calcext:value-type="float">
            <text:p>0.003018565</text:p>
          </table:table-cell>
          <table:table-cell office:value-type="float" office:value="0.004804918" calcext:value-type="float">
            <text:p>0.00480491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79399" calcext:value-type="float">
            <text:p>0.003579399</text:p>
          </table:table-cell>
          <table:table-cell/>
          <table:table-cell office:value-type="float" office:value="24.39576238" calcext:value-type="float">
            <text:p>24.39576238</text:p>
          </table:table-cell>
          <table:table-cell office:value-type="float" office:value="24.229147201" calcext:value-type="float">
            <text:p>24.229147201</text:p>
          </table:table-cell>
          <table:table-cell office:value-type="float" office:value="24.273265214" calcext:value-type="float">
            <text:p>24.273265214</text:p>
          </table:table-cell>
          <table:table-cell office:value-type="float" office:value="25.137466182" calcext:value-type="float">
            <text:p>25.137466182</text:p>
          </table:table-cell>
          <table:table-cell office:value-type="float" office:value="24.242998456" calcext:value-type="float">
            <text:p>24.242998456</text:p>
          </table:table-cell>
          <table:table-cell/>
          <table:table-cell office:value-type="float" office:value="0.247495907" calcext:value-type="float">
            <text:p>0.247495907</text:p>
          </table:table-cell>
          <table:table-cell office:value-type="float" office:value="0.076512305" calcext:value-type="float">
            <text:p>0.076512305</text:p>
          </table:table-cell>
          <table:table-cell office:value-type="float" office:value="0.121788032" calcext:value-type="float">
            <text:p>0.1217880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727112" calcext:value-type="float">
            <text:p>0.0907271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2-02 23:15:22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1.324162641" calcext:value-type="float">
            <text:p>1.324162641</text:p>
          </table:table-cell>
          <table:table-cell office:value-type="float" office:value="0.497729242" calcext:value-type="float">
            <text:p>0.497729242</text:p>
          </table:table-cell>
          <table:table-cell office:value-type="float" office:value="0.716132011" calcext:value-type="float">
            <text:p>0.716132011</text:p>
          </table:table-cell>
          <table:table-cell office:value-type="float" office:value="5" calcext:value-type="float">
            <text:p>5</text:p>
          </table:table-cell>
          <table:table-cell office:value-type="float" office:value="0.563578077" calcext:value-type="float">
            <text:p>0.563578077</text:p>
          </table:table-cell>
          <table:table-cell/>
          <table:table-cell office:value-type="float" office:value="0.010818322" calcext:value-type="float">
            <text:p>0.010818322</text:p>
          </table:table-cell>
          <table:table-cell office:value-type="float" office:value="0.004066415" calcext:value-type="float">
            <text:p>0.004066415</text:p>
          </table:table-cell>
          <table:table-cell office:value-type="float" office:value="0.005850752" calcext:value-type="float">
            <text:p>0.0058507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04396" calcext:value-type="float">
            <text:p>0.004604396</text:p>
          </table:table-cell>
          <table:table-cell/>
          <table:table-cell office:value-type="float" office:value="0.009779719" calcext:value-type="float">
            <text:p>0.009779719</text:p>
          </table:table-cell>
          <table:table-cell office:value-type="float" office:value="0.003027813" calcext:value-type="float">
            <text:p>0.003027813</text:p>
          </table:table-cell>
          <table:table-cell office:value-type="float" office:value="0.004812149" calcext:value-type="float">
            <text:p>0.0048121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65793" calcext:value-type="float">
            <text:p>0.003565793</text:p>
          </table:table-cell>
          <table:table-cell/>
          <table:table-cell office:value-type="float" office:value="24.396119887" calcext:value-type="float">
            <text:p>24.396119887</text:p>
          </table:table-cell>
          <table:table-cell office:value-type="float" office:value="24.229375594" calcext:value-type="float">
            <text:p>24.229375594</text:p>
          </table:table-cell>
          <table:table-cell office:value-type="float" office:value="24.273443808" calcext:value-type="float">
            <text:p>24.273443808</text:p>
          </table:table-cell>
          <table:table-cell office:value-type="float" office:value="25.137466182" calcext:value-type="float">
            <text:p>25.137466182</text:p>
          </table:table-cell>
          <table:table-cell office:value-type="float" office:value="24.242662427" calcext:value-type="float">
            <text:p>24.242662427</text:p>
          </table:table-cell>
          <table:table-cell/>
          <table:table-cell office:value-type="float" office:value="0.247862777" calcext:value-type="float">
            <text:p>0.247862777</text:p>
          </table:table-cell>
          <table:table-cell office:value-type="float" office:value="0.076746692" calcext:value-type="float">
            <text:p>0.076746692</text:p>
          </table:table-cell>
          <table:table-cell office:value-type="float" office:value="0.12197131" calcext:value-type="float">
            <text:p>0.121971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382264" calcext:value-type="float">
            <text:p>0.0903822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2-02 23:15:24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1.327019492" calcext:value-type="float">
            <text:p>1.327019492</text:p>
          </table:table-cell>
          <table:table-cell office:value-type="float" office:value="0.497930109" calcext:value-type="float">
            <text:p>0.497930109</text:p>
          </table:table-cell>
          <table:table-cell office:value-type="float" office:value="0.720518317" calcext:value-type="float">
            <text:p>0.720518317</text:p>
          </table:table-cell>
          <table:table-cell office:value-type="float" office:value="5" calcext:value-type="float">
            <text:p>5</text:p>
          </table:table-cell>
          <table:table-cell office:value-type="float" office:value="0.562734671" calcext:value-type="float">
            <text:p>0.562734671</text:p>
          </table:table-cell>
          <table:table-cell/>
          <table:table-cell office:value-type="float" office:value="0.010841663" calcext:value-type="float">
            <text:p>0.010841663</text:p>
          </table:table-cell>
          <table:table-cell office:value-type="float" office:value="0.004068056" calcext:value-type="float">
            <text:p>0.004068056</text:p>
          </table:table-cell>
          <table:table-cell office:value-type="float" office:value="0.005886588" calcext:value-type="float">
            <text:p>0.0058865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97505" calcext:value-type="float">
            <text:p>0.004597505</text:p>
          </table:table-cell>
          <table:table-cell/>
          <table:table-cell office:value-type="float" office:value="0.00980306" calcext:value-type="float">
            <text:p>0.00980306</text:p>
          </table:table-cell>
          <table:table-cell office:value-type="float" office:value="0.003029454" calcext:value-type="float">
            <text:p>0.003029454</text:p>
          </table:table-cell>
          <table:table-cell office:value-type="float" office:value="0.004847985" calcext:value-type="float">
            <text:p>0.00484798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58903" calcext:value-type="float">
            <text:p>0.003558903</text:p>
          </table:table-cell>
          <table:table-cell/>
          <table:table-cell office:value-type="float" office:value="24.406801946" calcext:value-type="float">
            <text:p>24.406801946</text:p>
          </table:table-cell>
          <table:table-cell office:value-type="float" office:value="24.239523353" calcext:value-type="float">
            <text:p>24.239523353</text:p>
          </table:table-cell>
          <table:table-cell office:value-type="float" office:value="24.284435652" calcext:value-type="float">
            <text:p>24.284435652</text:p>
          </table:table-cell>
          <table:table-cell office:value-type="float" office:value="25.147565129" calcext:value-type="float">
            <text:p>25.147565129</text:p>
          </table:table-cell>
          <table:table-cell office:value-type="float" office:value="24.252599355" calcext:value-type="float">
            <text:p>24.252599355</text:p>
          </table:table-cell>
          <table:table-cell/>
          <table:table-cell office:value-type="float" office:value="0.248454235" calcext:value-type="float">
            <text:p>0.248454235</text:p>
          </table:table-cell>
          <table:table-cell office:value-type="float" office:value="0.076788287" calcext:value-type="float">
            <text:p>0.076788287</text:p>
          </table:table-cell>
          <table:table-cell office:value-type="float" office:value="0.122879556" calcext:value-type="float">
            <text:p>0.1228795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207618" calcext:value-type="float">
            <text:p>0.0902076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2-02 23:15:25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1.328452388" calcext:value-type="float">
            <text:p>1.328452388</text:p>
          </table:table-cell>
          <table:table-cell office:value-type="float" office:value="0.498173296" calcext:value-type="float">
            <text:p>0.498173296</text:p>
          </table:table-cell>
          <table:table-cell office:value-type="float" office:value="0.719963398" calcext:value-type="float">
            <text:p>0.719963398</text:p>
          </table:table-cell>
          <table:table-cell office:value-type="float" office:value="5" calcext:value-type="float">
            <text:p>5</text:p>
          </table:table-cell>
          <table:table-cell office:value-type="float" office:value="0.566753813" calcext:value-type="float">
            <text:p>0.566753813</text:p>
          </table:table-cell>
          <table:table-cell/>
          <table:table-cell office:value-type="float" office:value="0.010853369" calcext:value-type="float">
            <text:p>0.010853369</text:p>
          </table:table-cell>
          <table:table-cell office:value-type="float" office:value="0.004070043" calcext:value-type="float">
            <text:p>0.004070043</text:p>
          </table:table-cell>
          <table:table-cell office:value-type="float" office:value="0.005882054" calcext:value-type="float">
            <text:p>0.0058820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30342" calcext:value-type="float">
            <text:p>0.004630342</text:p>
          </table:table-cell>
          <table:table-cell/>
          <table:table-cell office:value-type="float" office:value="0.009814766" calcext:value-type="float">
            <text:p>0.009814766</text:p>
          </table:table-cell>
          <table:table-cell office:value-type="float" office:value="0.003031441" calcext:value-type="float">
            <text:p>0.003031441</text:p>
          </table:table-cell>
          <table:table-cell office:value-type="float" office:value="0.004843451" calcext:value-type="float">
            <text:p>0.00484345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91739" calcext:value-type="float">
            <text:p>0.003591739</text:p>
          </table:table-cell>
          <table:table-cell/>
          <table:table-cell office:value-type="float" office:value="24.391932492" calcext:value-type="float">
            <text:p>24.391932492</text:p>
          </table:table-cell>
          <table:table-cell office:value-type="float" office:value="24.224411581" calcext:value-type="float">
            <text:p>24.224411581</text:p>
          </table:table-cell>
          <table:table-cell office:value-type="float" office:value="24.269163462" calcext:value-type="float">
            <text:p>24.269163462</text:p>
          </table:table-cell>
          <table:table-cell office:value-type="float" office:value="25.13241671" calcext:value-type="float">
            <text:p>25.13241671</text:p>
          </table:table-cell>
          <table:table-cell office:value-type="float" office:value="24.238249666" calcext:value-type="float">
            <text:p>24.238249666</text:p>
          </table:table-cell>
          <table:table-cell/>
          <table:table-cell office:value-type="float" office:value="0.24875089" calcext:value-type="float">
            <text:p>0.24875089</text:p>
          </table:table-cell>
          <table:table-cell office:value-type="float" office:value="0.076838645" calcext:value-type="float">
            <text:p>0.076838645</text:p>
          </table:table-cell>
          <table:table-cell office:value-type="float" office:value="0.122764652" calcext:value-type="float">
            <text:p>0.1227646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03987" calcext:value-type="float">
            <text:p>0.0910398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2-02 23:15:26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1.326883593" calcext:value-type="float">
            <text:p>1.326883593</text:p>
          </table:table-cell>
          <table:table-cell office:value-type="float" office:value="0.499078095" calcext:value-type="float">
            <text:p>0.499078095</text:p>
          </table:table-cell>
          <table:table-cell office:value-type="float" office:value="0.720270362" calcext:value-type="float">
            <text:p>0.720270362</text:p>
          </table:table-cell>
          <table:table-cell office:value-type="float" office:value="5" calcext:value-type="float">
            <text:p>5</text:p>
          </table:table-cell>
          <table:table-cell office:value-type="float" office:value="0.567347475" calcext:value-type="float">
            <text:p>0.567347475</text:p>
          </table:table-cell>
          <table:table-cell/>
          <table:table-cell office:value-type="float" office:value="0.010840552" calcext:value-type="float">
            <text:p>0.010840552</text:p>
          </table:table-cell>
          <table:table-cell office:value-type="float" office:value="0.004077435" calcext:value-type="float">
            <text:p>0.004077435</text:p>
          </table:table-cell>
          <table:table-cell office:value-type="float" office:value="0.005884562" calcext:value-type="float">
            <text:p>0.00588456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35192" calcext:value-type="float">
            <text:p>0.004635192</text:p>
          </table:table-cell>
          <table:table-cell/>
          <table:table-cell office:value-type="float" office:value="0.009801949" calcext:value-type="float">
            <text:p>0.009801949</text:p>
          </table:table-cell>
          <table:table-cell office:value-type="float" office:value="0.003038833" calcext:value-type="float">
            <text:p>0.003038833</text:p>
          </table:table-cell>
          <table:table-cell office:value-type="float" office:value="0.004845959" calcext:value-type="float">
            <text:p>0.00484595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96589" calcext:value-type="float">
            <text:p>0.003596589</text:p>
          </table:table-cell>
          <table:table-cell/>
          <table:table-cell office:value-type="float" office:value="24.386563143" calcext:value-type="float">
            <text:p>24.386563143</text:p>
          </table:table-cell>
          <table:table-cell office:value-type="float" office:value="24.219540539" calcext:value-type="float">
            <text:p>24.219540539</text:p>
          </table:table-cell>
          <table:table-cell office:value-type="float" office:value="24.264171992" calcext:value-type="float">
            <text:p>24.264171992</text:p>
          </table:table-cell>
          <table:table-cell office:value-type="float" office:value="25.127367238" calcext:value-type="float">
            <text:p>25.127367238</text:p>
          </table:table-cell>
          <table:table-cell office:value-type="float" office:value="24.233315905" calcext:value-type="float">
            <text:p>24.233315905</text:p>
          </table:table-cell>
          <table:table-cell/>
          <table:table-cell office:value-type="float" office:value="0.2484261" calcext:value-type="float">
            <text:p>0.2484261</text:p>
          </table:table-cell>
          <table:table-cell office:value-type="float" office:value="0.077026007" calcext:value-type="float">
            <text:p>0.077026007</text:p>
          </table:table-cell>
          <table:table-cell office:value-type="float" office:value="0.122828213" calcext:value-type="float">
            <text:p>0.1228282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1628" calcext:value-type="float">
            <text:p>0.09116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2-02 23:15:27</text:p>
          </table:table-cell>
          <table:table-cell office:value-type="float" office:value="24.13438" calcext:value-type="float">
            <text:p>24.13438</text:p>
          </table:table-cell>
          <table:table-cell office:value-type="string" calcext:value-type="string">
            <text:p><text:s/></text:p>
          </table:table-cell>
          <table:table-cell office:value-type="float" office:value="1.329562823" calcext:value-type="float">
            <text:p>1.329562823</text:p>
          </table:table-cell>
          <table:table-cell office:value-type="float" office:value="0.499154389" calcext:value-type="float">
            <text:p>0.499154389</text:p>
          </table:table-cell>
          <table:table-cell office:value-type="float" office:value="0.721116152" calcext:value-type="float">
            <text:p>0.721116152</text:p>
          </table:table-cell>
          <table:table-cell office:value-type="float" office:value="5" calcext:value-type="float">
            <text:p>5</text:p>
          </table:table-cell>
          <table:table-cell office:value-type="float" office:value="0.567223497" calcext:value-type="float">
            <text:p>0.567223497</text:p>
          </table:table-cell>
          <table:table-cell/>
          <table:table-cell office:value-type="float" office:value="0.010862441" calcext:value-type="float">
            <text:p>0.010862441</text:p>
          </table:table-cell>
          <table:table-cell office:value-type="float" office:value="0.004078059" calcext:value-type="float">
            <text:p>0.004078059</text:p>
          </table:table-cell>
          <table:table-cell office:value-type="float" office:value="0.005891472" calcext:value-type="float">
            <text:p>0.0058914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34179" calcext:value-type="float">
            <text:p>0.004634179</text:p>
          </table:table-cell>
          <table:table-cell/>
          <table:table-cell office:value-type="float" office:value="0.009823839" calcext:value-type="float">
            <text:p>0.009823839</text:p>
          </table:table-cell>
          <table:table-cell office:value-type="float" office:value="0.003039456" calcext:value-type="float">
            <text:p>0.003039456</text:p>
          </table:table-cell>
          <table:table-cell office:value-type="float" office:value="0.004852869" calcext:value-type="float">
            <text:p>0.0048528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95576" calcext:value-type="float">
            <text:p>0.003595576</text:p>
          </table:table-cell>
          <table:table-cell/>
          <table:table-cell office:value-type="float" office:value="24.376997992" calcext:value-type="float">
            <text:p>24.376997992</text:p>
          </table:table-cell>
          <table:table-cell office:value-type="float" office:value="24.20944871" calcext:value-type="float">
            <text:p>24.20944871</text:p>
          </table:table-cell>
          <table:table-cell office:value-type="float" office:value="24.254235837" calcext:value-type="float">
            <text:p>24.254235837</text:p>
          </table:table-cell>
          <table:table-cell office:value-type="float" office:value="25.117268296" calcext:value-type="float">
            <text:p>25.117268296</text:p>
          </table:table-cell>
          <table:table-cell office:value-type="float" office:value="24.223183792" calcext:value-type="float">
            <text:p>24.223183792</text:p>
          </table:table-cell>
          <table:table-cell/>
          <table:table-cell office:value-type="float" office:value="0.248980785" calcext:value-type="float">
            <text:p>0.248980785</text:p>
          </table:table-cell>
          <table:table-cell office:value-type="float" office:value="0.077041805" calcext:value-type="float">
            <text:p>0.077041805</text:p>
          </table:table-cell>
          <table:table-cell office:value-type="float" office:value="0.123003346" calcext:value-type="float">
            <text:p>0.1230033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137128" calcext:value-type="float">
            <text:p>0.09113712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2-02 23:15:29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1.328496495" calcext:value-type="float">
            <text:p>1.328496495</text:p>
          </table:table-cell>
          <table:table-cell office:value-type="float" office:value="0.501704276" calcext:value-type="float">
            <text:p>0.501704276</text:p>
          </table:table-cell>
          <table:table-cell office:value-type="float" office:value="0.722313609" calcext:value-type="float">
            <text:p>0.722313609</text:p>
          </table:table-cell>
          <table:table-cell office:value-type="float" office:value="5" calcext:value-type="float">
            <text:p>5</text:p>
          </table:table-cell>
          <table:table-cell office:value-type="float" office:value="0.566115447" calcext:value-type="float">
            <text:p>0.566115447</text:p>
          </table:table-cell>
          <table:table-cell/>
          <table:table-cell office:value-type="float" office:value="0.01085373" calcext:value-type="float">
            <text:p>0.01085373</text:p>
          </table:table-cell>
          <table:table-cell office:value-type="float" office:value="0.004098891" calcext:value-type="float">
            <text:p>0.004098891</text:p>
          </table:table-cell>
          <table:table-cell office:value-type="float" office:value="0.005901255" calcext:value-type="float">
            <text:p>0.0059012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25126" calcext:value-type="float">
            <text:p>0.004625126</text:p>
          </table:table-cell>
          <table:table-cell/>
          <table:table-cell office:value-type="float" office:value="0.009815127" calcext:value-type="float">
            <text:p>0.009815127</text:p>
          </table:table-cell>
          <table:table-cell office:value-type="float" office:value="0.003060288" calcext:value-type="float">
            <text:p>0.003060288</text:p>
          </table:table-cell>
          <table:table-cell office:value-type="float" office:value="0.004862652" calcext:value-type="float">
            <text:p>0.0048626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86523" calcext:value-type="float">
            <text:p>0.003586523</text:p>
          </table:table-cell>
          <table:table-cell/>
          <table:table-cell office:value-type="float" office:value="24.386888546" calcext:value-type="float">
            <text:p>24.386888546</text:p>
          </table:table-cell>
          <table:table-cell office:value-type="float" office:value="24.220070452" calcext:value-type="float">
            <text:p>24.220070452</text:p>
          </table:table-cell>
          <table:table-cell office:value-type="float" office:value="24.264584263" calcext:value-type="float">
            <text:p>24.264584263</text:p>
          </table:table-cell>
          <table:table-cell office:value-type="float" office:value="25.127367238" calcext:value-type="float">
            <text:p>25.127367238</text:p>
          </table:table-cell>
          <table:table-cell office:value-type="float" office:value="24.233067308" calcext:value-type="float">
            <text:p>24.233067308</text:p>
          </table:table-cell>
          <table:table-cell/>
          <table:table-cell office:value-type="float" office:value="0.248760022" calcext:value-type="float">
            <text:p>0.248760022</text:p>
          </table:table-cell>
          <table:table-cell office:value-type="float" office:value="0.077569824" calcext:value-type="float">
            <text:p>0.077569824</text:p>
          </table:table-cell>
          <table:table-cell office:value-type="float" office:value="0.123251296" calcext:value-type="float">
            <text:p>0.12325129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907682" calcext:value-type="float">
            <text:p>0.0909076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2-02 23:15:3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1.329524676" calcext:value-type="float">
            <text:p>1.329524676</text:p>
          </table:table-cell>
          <table:table-cell office:value-type="float" office:value="0.501356185" calcext:value-type="float">
            <text:p>0.501356185</text:p>
          </table:table-cell>
          <table:table-cell office:value-type="float" office:value="0.724054065" calcext:value-type="float">
            <text:p>0.724054065</text:p>
          </table:table-cell>
          <table:table-cell office:value-type="float" office:value="5" calcext:value-type="float">
            <text:p>5</text:p>
          </table:table-cell>
          <table:table-cell office:value-type="float" office:value="0.56489832" calcext:value-type="float">
            <text:p>0.56489832</text:p>
          </table:table-cell>
          <table:table-cell/>
          <table:table-cell office:value-type="float" office:value="0.01086213" calcext:value-type="float">
            <text:p>0.01086213</text:p>
          </table:table-cell>
          <table:table-cell office:value-type="float" office:value="0.004096047" calcext:value-type="float">
            <text:p>0.004096047</text:p>
          </table:table-cell>
          <table:table-cell office:value-type="float" office:value="0.005915474" calcext:value-type="float">
            <text:p>0.00591547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15182" calcext:value-type="float">
            <text:p>0.004615182</text:p>
          </table:table-cell>
          <table:table-cell/>
          <table:table-cell office:value-type="float" office:value="0.009823527" calcext:value-type="float">
            <text:p>0.009823527</text:p>
          </table:table-cell>
          <table:table-cell office:value-type="float" office:value="0.003057445" calcext:value-type="float">
            <text:p>0.003057445</text:p>
          </table:table-cell>
          <table:table-cell office:value-type="float" office:value="0.004876872" calcext:value-type="float">
            <text:p>0.00487687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7658" calcext:value-type="float">
            <text:p>0.00357658</text:p>
          </table:table-cell>
          <table:table-cell/>
          <table:table-cell office:value-type="float" office:value="24.387095982" calcext:value-type="float">
            <text:p>24.387095982</text:p>
          </table:table-cell>
          <table:table-cell office:value-type="float" office:value="24.220000214" calcext:value-type="float">
            <text:p>24.220000214</text:p>
          </table:table-cell>
          <table:table-cell office:value-type="float" office:value="24.264935439" calcext:value-type="float">
            <text:p>24.264935439</text:p>
          </table:table-cell>
          <table:table-cell office:value-type="float" office:value="25.127367238" calcext:value-type="float">
            <text:p>25.127367238</text:p>
          </table:table-cell>
          <table:table-cell office:value-type="float" office:value="24.232821718" calcext:value-type="float">
            <text:p>24.232821718</text:p>
          </table:table-cell>
          <table:table-cell/>
          <table:table-cell office:value-type="float" office:value="0.248972888" calcext:value-type="float">
            <text:p>0.248972888</text:p>
          </table:table-cell>
          <table:table-cell office:value-type="float" office:value="0.077497743" calcext:value-type="float">
            <text:p>0.077497743</text:p>
          </table:table-cell>
          <table:table-cell office:value-type="float" office:value="0.123611681" calcext:value-type="float">
            <text:p>0.1236116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655649" calcext:value-type="float">
            <text:p>0.0906556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2-02 23:15:31</text:p>
          </table:table-cell>
          <table:table-cell office:value-type="float" office:value="24.13943" calcext:value-type="float">
            <text:p>24.13943</text:p>
          </table:table-cell>
          <table:table-cell office:value-type="string" calcext:value-type="string">
            <text:p><text:s/></text:p>
          </table:table-cell>
          <table:table-cell office:value-type="float" office:value="1.330337087" calcext:value-type="float">
            <text:p>1.330337087</text:p>
          </table:table-cell>
          <table:table-cell office:value-type="float" office:value="0.501873553" calcext:value-type="float">
            <text:p>0.501873553</text:p>
          </table:table-cell>
          <table:table-cell office:value-type="float" office:value="0.727109996" calcext:value-type="float">
            <text:p>0.727109996</text:p>
          </table:table-cell>
          <table:table-cell office:value-type="float" office:value="5" calcext:value-type="float">
            <text:p>5</text:p>
          </table:table-cell>
          <table:table-cell office:value-type="float" office:value="0.562914677" calcext:value-type="float">
            <text:p>0.562914677</text:p>
          </table:table-cell>
          <table:table-cell/>
          <table:table-cell office:value-type="float" office:value="0.010868767" calcext:value-type="float">
            <text:p>0.010868767</text:p>
          </table:table-cell>
          <table:table-cell office:value-type="float" office:value="0.004100274" calcext:value-type="float">
            <text:p>0.004100274</text:p>
          </table:table-cell>
          <table:table-cell office:value-type="float" office:value="0.005940441" calcext:value-type="float">
            <text:p>0.0059404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98976" calcext:value-type="float">
            <text:p>0.004598976</text:p>
          </table:table-cell>
          <table:table-cell/>
          <table:table-cell office:value-type="float" office:value="0.009830164" calcext:value-type="float">
            <text:p>0.009830164</text:p>
          </table:table-cell>
          <table:table-cell office:value-type="float" office:value="0.003061671" calcext:value-type="float">
            <text:p>0.003061671</text:p>
          </table:table-cell>
          <table:table-cell office:value-type="float" office:value="0.004901838" calcext:value-type="float">
            <text:p>0.00490183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60373" calcext:value-type="float">
            <text:p>0.003560373</text:p>
          </table:table-cell>
          <table:table-cell/>
          <table:table-cell office:value-type="float" office:value="24.382207044" calcext:value-type="float">
            <text:p>24.382207044</text:p>
          </table:table-cell>
          <table:table-cell office:value-type="float" office:value="24.215051" calcext:value-type="float">
            <text:p>24.215051</text:p>
          </table:table-cell>
          <table:table-cell office:value-type="float" office:value="24.260498641" calcext:value-type="float">
            <text:p>24.260498641</text:p>
          </table:table-cell>
          <table:table-cell office:value-type="float" office:value="25.122317767" calcext:value-type="float">
            <text:p>25.122317767</text:p>
          </table:table-cell>
          <table:table-cell office:value-type="float" office:value="24.227367909" calcext:value-type="float">
            <text:p>24.227367909</text:p>
          </table:table-cell>
          <table:table-cell/>
          <table:table-cell office:value-type="float" office:value="0.249141082" calcext:value-type="float">
            <text:p>0.249141082</text:p>
          </table:table-cell>
          <table:table-cell office:value-type="float" office:value="0.077604877" calcext:value-type="float">
            <text:p>0.077604877</text:p>
          </table:table-cell>
          <table:table-cell office:value-type="float" office:value="0.124244452" calcext:value-type="float">
            <text:p>0.1242444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244892" calcext:value-type="float">
            <text:p>0.0902448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2-02 23:15:33</text:p>
          </table:table-cell>
          <table:table-cell office:value-type="float" office:value="24.12932" calcext:value-type="float">
            <text:p>24.12932</text:p>
          </table:table-cell>
          <table:table-cell office:value-type="string" calcext:value-type="string">
            <text:p><text:s/></text:p>
          </table:table-cell>
          <table:table-cell office:value-type="float" office:value="1.33142666" calcext:value-type="float">
            <text:p>1.33142666</text:p>
          </table:table-cell>
          <table:table-cell office:value-type="float" office:value="0.502038062" calcext:value-type="float">
            <text:p>0.502038062</text:p>
          </table:table-cell>
          <table:table-cell office:value-type="float" office:value="0.729335037" calcext:value-type="float">
            <text:p>0.729335037</text:p>
          </table:table-cell>
          <table:table-cell office:value-type="float" office:value="5" calcext:value-type="float">
            <text:p>5</text:p>
          </table:table-cell>
          <table:table-cell office:value-type="float" office:value="0.564345189" calcext:value-type="float">
            <text:p>0.564345189</text:p>
          </table:table-cell>
          <table:table-cell/>
          <table:table-cell office:value-type="float" office:value="0.010877669" calcext:value-type="float">
            <text:p>0.010877669</text:p>
          </table:table-cell>
          <table:table-cell office:value-type="float" office:value="0.004101618" calcext:value-type="float">
            <text:p>0.004101618</text:p>
          </table:table-cell>
          <table:table-cell office:value-type="float" office:value="0.00595862" calcext:value-type="float">
            <text:p>0.0059586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10663" calcext:value-type="float">
            <text:p>0.004610663</text:p>
          </table:table-cell>
          <table:table-cell/>
          <table:table-cell office:value-type="float" office:value="0.009839066" calcext:value-type="float">
            <text:p>0.009839066</text:p>
          </table:table-cell>
          <table:table-cell office:value-type="float" office:value="0.003063015" calcext:value-type="float">
            <text:p>0.003063015</text:p>
          </table:table-cell>
          <table:table-cell office:value-type="float" office:value="0.004920017" calcext:value-type="float">
            <text:p>0.0049200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72061" calcext:value-type="float">
            <text:p>0.003572061</text:p>
          </table:table-cell>
          <table:table-cell/>
          <table:table-cell office:value-type="float" office:value="24.372321185" calcext:value-type="float">
            <text:p>24.372321185</text:p>
          </table:table-cell>
          <table:table-cell office:value-type="float" office:value="24.204976977" calcext:value-type="float">
            <text:p>24.204976977</text:p>
          </table:table-cell>
          <table:table-cell office:value-type="float" office:value="24.250840799" calcext:value-type="float">
            <text:p>24.250840799</text:p>
          </table:table-cell>
          <table:table-cell office:value-type="float" office:value="25.112218827" calcext:value-type="float">
            <text:p>25.112218827</text:p>
          </table:table-cell>
          <table:table-cell office:value-type="float" office:value="24.217549455" calcext:value-type="float">
            <text:p>24.217549455</text:p>
          </table:table-cell>
          <table:table-cell/>
          <table:table-cell office:value-type="float" office:value="0.249366658" calcext:value-type="float">
            <text:p>0.249366658</text:p>
          </table:table-cell>
          <table:table-cell office:value-type="float" office:value="0.077638943" calcext:value-type="float">
            <text:p>0.077638943</text:p>
          </table:table-cell>
          <table:table-cell office:value-type="float" office:value="0.124705177" calcext:value-type="float">
            <text:p>0.1247051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541111" calcext:value-type="float">
            <text:p>0.0905411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2-02 23:15:34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1.331429044" calcext:value-type="float">
            <text:p>1.331429044</text:p>
          </table:table-cell>
          <table:table-cell office:value-type="float" office:value="0.502300918" calcext:value-type="float">
            <text:p>0.502300918</text:p>
          </table:table-cell>
          <table:table-cell office:value-type="float" office:value="0.729913203" calcext:value-type="float">
            <text:p>0.729913203</text:p>
          </table:table-cell>
          <table:table-cell office:value-type="float" office:value="5" calcext:value-type="float">
            <text:p>5</text:p>
          </table:table-cell>
          <table:table-cell office:value-type="float" office:value="0.567819544" calcext:value-type="float">
            <text:p>0.567819544</text:p>
          </table:table-cell>
          <table:table-cell/>
          <table:table-cell office:value-type="float" office:value="0.010877688" calcext:value-type="float">
            <text:p>0.010877688</text:p>
          </table:table-cell>
          <table:table-cell office:value-type="float" office:value="0.004103766" calcext:value-type="float">
            <text:p>0.004103766</text:p>
          </table:table-cell>
          <table:table-cell office:value-type="float" office:value="0.005963343" calcext:value-type="float">
            <text:p>0.0059633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39049" calcext:value-type="float">
            <text:p>0.004639049</text:p>
          </table:table-cell>
          <table:table-cell/>
          <table:table-cell office:value-type="float" office:value="0.009839086" calcext:value-type="float">
            <text:p>0.009839086</text:p>
          </table:table-cell>
          <table:table-cell office:value-type="float" office:value="0.003065163" calcext:value-type="float">
            <text:p>0.003065163</text:p>
          </table:table-cell>
          <table:table-cell office:value-type="float" office:value="0.00492474" calcext:value-type="float">
            <text:p>0.004924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00446" calcext:value-type="float">
            <text:p>0.003600446</text:p>
          </table:table-cell>
          <table:table-cell/>
          <table:table-cell office:value-type="float" office:value="24.387480188" calcext:value-type="float">
            <text:p>24.387480188</text:p>
          </table:table-cell>
          <table:table-cell office:value-type="float" office:value="24.220190843" calcext:value-type="float">
            <text:p>24.220190843</text:p>
          </table:table-cell>
          <table:table-cell office:value-type="float" office:value="24.266117651" calcext:value-type="float">
            <text:p>24.266117651</text:p>
          </table:table-cell>
          <table:table-cell office:value-type="float" office:value="25.127367238" calcext:value-type="float">
            <text:p>25.127367238</text:p>
          </table:table-cell>
          <table:table-cell office:value-type="float" office:value="24.233411158" calcext:value-type="float">
            <text:p>24.233411158</text:p>
          </table:table-cell>
          <table:table-cell/>
          <table:table-cell office:value-type="float" office:value="0.249367152" calcext:value-type="float">
            <text:p>0.249367152</text:p>
          </table:table-cell>
          <table:table-cell office:value-type="float" office:value="0.077693374" calcext:value-type="float">
            <text:p>0.077693374</text:p>
          </table:table-cell>
          <table:table-cell office:value-type="float" office:value="0.124824894" calcext:value-type="float">
            <text:p>0.1248248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260553" calcext:value-type="float">
            <text:p>0.0912605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2-02 23:15:35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1.332208673" calcext:value-type="float">
            <text:p>1.332208673</text:p>
          </table:table-cell>
          <table:table-cell office:value-type="float" office:value="0.502772987" calcext:value-type="float">
            <text:p>0.502772987</text:p>
          </table:table-cell>
          <table:table-cell office:value-type="float" office:value="0.730184404" calcext:value-type="float">
            <text:p>0.730184404</text:p>
          </table:table-cell>
          <table:table-cell office:value-type="float" office:value="5" calcext:value-type="float">
            <text:p>5</text:p>
          </table:table-cell>
          <table:table-cell office:value-type="float" office:value="0.570021936" calcext:value-type="float">
            <text:p>0.570021936</text:p>
          </table:table-cell>
          <table:table-cell/>
          <table:table-cell office:value-type="float" office:value="0.010884058" calcext:value-type="float">
            <text:p>0.010884058</text:p>
          </table:table-cell>
          <table:table-cell office:value-type="float" office:value="0.004107622" calcext:value-type="float">
            <text:p>0.004107622</text:p>
          </table:table-cell>
          <table:table-cell office:value-type="float" office:value="0.005965559" calcext:value-type="float">
            <text:p>0.0059655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57042" calcext:value-type="float">
            <text:p>0.004657042</text:p>
          </table:table-cell>
          <table:table-cell/>
          <table:table-cell office:value-type="float" office:value="0.009845455" calcext:value-type="float">
            <text:p>0.009845455</text:p>
          </table:table-cell>
          <table:table-cell office:value-type="float" office:value="0.00306902" calcext:value-type="float">
            <text:p>0.00306902</text:p>
          </table:table-cell>
          <table:table-cell office:value-type="float" office:value="0.004926956" calcext:value-type="float">
            <text:p>0.00492695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18439" calcext:value-type="float">
            <text:p>0.003618439</text:p>
          </table:table-cell>
          <table:table-cell/>
          <table:table-cell office:value-type="float" office:value="24.387637479" calcext:value-type="float">
            <text:p>24.387637479</text:p>
          </table:table-cell>
          <table:table-cell office:value-type="float" office:value="24.220286097" calcext:value-type="float">
            <text:p>24.220286097</text:p>
          </table:table-cell>
          <table:table-cell office:value-type="float" office:value="24.266172372" calcext:value-type="float">
            <text:p>24.266172372</text:p>
          </table:table-cell>
          <table:table-cell office:value-type="float" office:value="25.127367238" calcext:value-type="float">
            <text:p>25.127367238</text:p>
          </table:table-cell>
          <table:table-cell office:value-type="float" office:value="24.233855553" calcext:value-type="float">
            <text:p>24.233855553</text:p>
          </table:table-cell>
          <table:table-cell/>
          <table:table-cell office:value-type="float" office:value="0.249528559" calcext:value-type="float">
            <text:p>0.249528559</text:p>
          </table:table-cell>
          <table:table-cell office:value-type="float" office:value="0.077791128" calcext:value-type="float">
            <text:p>0.077791128</text:p>
          </table:table-cell>
          <table:table-cell office:value-type="float" office:value="0.12488105" calcext:value-type="float">
            <text:p>0.124881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716606" calcext:value-type="float">
            <text:p>0.0917166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2-02 23:15:36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1.332517425" calcext:value-type="float">
            <text:p>1.332517425</text:p>
          </table:table-cell>
          <table:table-cell office:value-type="float" office:value="0.50368613" calcext:value-type="float">
            <text:p>0.50368613</text:p>
          </table:table-cell>
          <table:table-cell office:value-type="float" office:value="0.730010954" calcext:value-type="float">
            <text:p>0.730010954</text:p>
          </table:table-cell>
          <table:table-cell office:value-type="float" office:value="5" calcext:value-type="float">
            <text:p>5</text:p>
          </table:table-cell>
          <table:table-cell office:value-type="float" office:value="0.571163961" calcext:value-type="float">
            <text:p>0.571163961</text:p>
          </table:table-cell>
          <table:table-cell/>
          <table:table-cell office:value-type="float" office:value="0.01088658" calcext:value-type="float">
            <text:p>0.01088658</text:p>
          </table:table-cell>
          <table:table-cell office:value-type="float" office:value="0.004115083" calcext:value-type="float">
            <text:p>0.004115083</text:p>
          </table:table-cell>
          <table:table-cell office:value-type="float" office:value="0.005964142" calcext:value-type="float">
            <text:p>0.0059641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66372" calcext:value-type="float">
            <text:p>0.004666372</text:p>
          </table:table-cell>
          <table:table-cell/>
          <table:table-cell office:value-type="float" office:value="0.009847978" calcext:value-type="float">
            <text:p>0.009847978</text:p>
          </table:table-cell>
          <table:table-cell office:value-type="float" office:value="0.00307648" calcext:value-type="float">
            <text:p>0.00307648</text:p>
          </table:table-cell>
          <table:table-cell office:value-type="float" office:value="0.004925539" calcext:value-type="float">
            <text:p>0.0049255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27769" calcext:value-type="float">
            <text:p>0.003627769</text:p>
          </table:table-cell>
          <table:table-cell/>
          <table:table-cell office:value-type="float" office:value="24.387699769" calcext:value-type="float">
            <text:p>24.387699769</text:p>
          </table:table-cell>
          <table:table-cell office:value-type="float" office:value="24.220470352" calcext:value-type="float">
            <text:p>24.220470352</text:p>
          </table:table-cell>
          <table:table-cell office:value-type="float" office:value="24.266137375" calcext:value-type="float">
            <text:p>24.266137375</text:p>
          </table:table-cell>
          <table:table-cell office:value-type="float" office:value="25.127367238" calcext:value-type="float">
            <text:p>25.127367238</text:p>
          </table:table-cell>
          <table:table-cell office:value-type="float" office:value="24.234085988" calcext:value-type="float">
            <text:p>24.234085988</text:p>
          </table:table-cell>
          <table:table-cell/>
          <table:table-cell office:value-type="float" office:value="0.249592481" calcext:value-type="float">
            <text:p>0.249592481</text:p>
          </table:table-cell>
          <table:table-cell office:value-type="float" office:value="0.077980217" calcext:value-type="float">
            <text:p>0.077980217</text:p>
          </table:table-cell>
          <table:table-cell office:value-type="float" office:value="0.124845135" calcext:value-type="float">
            <text:p>0.1248451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953087" calcext:value-type="float">
            <text:p>0.0919530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2-02 23:15:38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1.32876412" calcext:value-type="float">
            <text:p>1.32876412</text:p>
          </table:table-cell>
          <table:table-cell office:value-type="float" office:value="0.50434357" calcext:value-type="float">
            <text:p>0.50434357</text:p>
          </table:table-cell>
          <table:table-cell office:value-type="float" office:value="0.734400837" calcext:value-type="float">
            <text:p>0.734400837</text:p>
          </table:table-cell>
          <table:table-cell office:value-type="float" office:value="5" calcext:value-type="float">
            <text:p>5</text:p>
          </table:table-cell>
          <table:table-cell office:value-type="float" office:value="0.567286678" calcext:value-type="float">
            <text:p>0.567286678</text:p>
          </table:table-cell>
          <table:table-cell/>
          <table:table-cell office:value-type="float" office:value="0.010855916" calcext:value-type="float">
            <text:p>0.010855916</text:p>
          </table:table-cell>
          <table:table-cell office:value-type="float" office:value="0.004120454" calcext:value-type="float">
            <text:p>0.004120454</text:p>
          </table:table-cell>
          <table:table-cell office:value-type="float" office:value="0.006000007" calcext:value-type="float">
            <text:p>0.00600000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34695" calcext:value-type="float">
            <text:p>0.004634695</text:p>
          </table:table-cell>
          <table:table-cell/>
          <table:table-cell office:value-type="float" office:value="0.009817313" calcext:value-type="float">
            <text:p>0.009817313</text:p>
          </table:table-cell>
          <table:table-cell office:value-type="float" office:value="0.003081851" calcext:value-type="float">
            <text:p>0.003081851</text:p>
          </table:table-cell>
          <table:table-cell office:value-type="float" office:value="0.004961404" calcext:value-type="float">
            <text:p>0.00496140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96092" calcext:value-type="float">
            <text:p>0.003596092</text:p>
          </table:table-cell>
          <table:table-cell/>
          <table:table-cell office:value-type="float" office:value="24.397048228" calcext:value-type="float">
            <text:p>24.397048228</text:p>
          </table:table-cell>
          <table:table-cell office:value-type="float" office:value="24.230710225" calcext:value-type="float">
            <text:p>24.230710225</text:p>
          </table:table-cell>
          <table:table-cell office:value-type="float" office:value="24.27712992" calcext:value-type="float">
            <text:p>24.27712992</text:p>
          </table:table-cell>
          <table:table-cell office:value-type="float" office:value="25.137466182" calcext:value-type="float">
            <text:p>25.137466182</text:p>
          </table:table-cell>
          <table:table-cell office:value-type="float" office:value="24.243410735" calcext:value-type="float">
            <text:p>24.243410735</text:p>
          </table:table-cell>
          <table:table-cell/>
          <table:table-cell office:value-type="float" office:value="0.248815429" calcext:value-type="float">
            <text:p>0.248815429</text:p>
          </table:table-cell>
          <table:table-cell office:value-type="float" office:value="0.078116357" calcext:value-type="float">
            <text:p>0.078116357</text:p>
          </table:table-cell>
          <table:table-cell office:value-type="float" office:value="0.125754118" calcext:value-type="float">
            <text:p>0.1257541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150211" calcext:value-type="float">
            <text:p>0.0911502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2-02 23:15:39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1.333330433" calcext:value-type="float">
            <text:p>1.333330433</text:p>
          </table:table-cell>
          <table:table-cell office:value-type="float" office:value="0.504629672" calcext:value-type="float">
            <text:p>0.504629672</text:p>
          </table:table-cell>
          <table:table-cell office:value-type="float" office:value="0.734978406" calcext:value-type="float">
            <text:p>0.734978406</text:p>
          </table:table-cell>
          <table:table-cell office:value-type="float" office:value="5" calcext:value-type="float">
            <text:p>5</text:p>
          </table:table-cell>
          <table:table-cell office:value-type="float" office:value="0.570048162" calcext:value-type="float">
            <text:p>0.570048162</text:p>
          </table:table-cell>
          <table:table-cell/>
          <table:table-cell office:value-type="float" office:value="0.010893222" calcext:value-type="float">
            <text:p>0.010893222</text:p>
          </table:table-cell>
          <table:table-cell office:value-type="float" office:value="0.004122791" calcext:value-type="float">
            <text:p>0.004122791</text:p>
          </table:table-cell>
          <table:table-cell office:value-type="float" office:value="0.006004726" calcext:value-type="float">
            <text:p>0.0060047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57256" calcext:value-type="float">
            <text:p>0.004657256</text:p>
          </table:table-cell>
          <table:table-cell/>
          <table:table-cell office:value-type="float" office:value="0.00985462" calcext:value-type="float">
            <text:p>0.00985462</text:p>
          </table:table-cell>
          <table:table-cell office:value-type="float" office:value="0.003084189" calcext:value-type="float">
            <text:p>0.003084189</text:p>
          </table:table-cell>
          <table:table-cell office:value-type="float" office:value="0.004966123" calcext:value-type="float">
            <text:p>0.00496612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18653" calcext:value-type="float">
            <text:p>0.003618653</text:p>
          </table:table-cell>
          <table:table-cell/>
          <table:table-cell office:value-type="float" office:value="24.392916633" calcext:value-type="float">
            <text:p>24.392916633</text:p>
          </table:table-cell>
          <table:table-cell office:value-type="float" office:value="24.225714347" calcext:value-type="float">
            <text:p>24.225714347</text:p>
          </table:table-cell>
          <table:table-cell office:value-type="float" office:value="24.272193062" calcext:value-type="float">
            <text:p>24.272193062</text:p>
          </table:table-cell>
          <table:table-cell office:value-type="float" office:value="25.13241671" calcext:value-type="float">
            <text:p>25.13241671</text:p>
          </table:table-cell>
          <table:table-cell office:value-type="float" office:value="24.238914391" calcext:value-type="float">
            <text:p>24.238914391</text:p>
          </table:table-cell>
          <table:table-cell/>
          <table:table-cell office:value-type="float" office:value="0.249760799" calcext:value-type="float">
            <text:p>0.249760799</text:p>
          </table:table-cell>
          <table:table-cell office:value-type="float" office:value="0.078175602" calcext:value-type="float">
            <text:p>0.078175602</text:p>
          </table:table-cell>
          <table:table-cell office:value-type="float" office:value="0.125873711" calcext:value-type="float">
            <text:p>0.1258737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722037" calcext:value-type="float">
            <text:p>0.09172203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2-02 23:15:40</text:p>
          </table:table-cell>
          <table:table-cell office:value-type="float" office:value="24.14448" calcext:value-type="float">
            <text:p>24.14448</text:p>
          </table:table-cell>
          <table:table-cell office:value-type="string" calcext:value-type="string">
            <text:p><text:s/></text:p>
          </table:table-cell>
          <table:table-cell office:value-type="float" office:value="1.332768361" calcext:value-type="float">
            <text:p>1.332768361</text:p>
          </table:table-cell>
          <table:table-cell office:value-type="float" office:value="0.505170882" calcext:value-type="float">
            <text:p>0.505170882</text:p>
          </table:table-cell>
          <table:table-cell office:value-type="float" office:value="0.735265104" calcext:value-type="float">
            <text:p>0.735265104</text:p>
          </table:table-cell>
          <table:table-cell office:value-type="float" office:value="5" calcext:value-type="float">
            <text:p>5</text:p>
          </table:table-cell>
          <table:table-cell office:value-type="float" office:value="0.572096774" calcext:value-type="float">
            <text:p>0.572096774</text:p>
          </table:table-cell>
          <table:table-cell/>
          <table:table-cell office:value-type="float" office:value="0.01088863" calcext:value-type="float">
            <text:p>0.01088863</text:p>
          </table:table-cell>
          <table:table-cell office:value-type="float" office:value="0.004127213" calcext:value-type="float">
            <text:p>0.004127213</text:p>
          </table:table-cell>
          <table:table-cell office:value-type="float" office:value="0.006007068" calcext:value-type="float">
            <text:p>0.0060070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73993" calcext:value-type="float">
            <text:p>0.004673993</text:p>
          </table:table-cell>
          <table:table-cell/>
          <table:table-cell office:value-type="float" office:value="0.009850028" calcext:value-type="float">
            <text:p>0.009850028</text:p>
          </table:table-cell>
          <table:table-cell office:value-type="float" office:value="0.00308861" calcext:value-type="float">
            <text:p>0.00308861</text:p>
          </table:table-cell>
          <table:table-cell office:value-type="float" office:value="0.004968465" calcext:value-type="float">
            <text:p>0.00496846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35391" calcext:value-type="float">
            <text:p>0.003635391</text:p>
          </table:table-cell>
          <table:table-cell/>
          <table:table-cell office:value-type="float" office:value="24.387750396" calcext:value-type="float">
            <text:p>24.387750396</text:p>
          </table:table-cell>
          <table:table-cell office:value-type="float" office:value="24.220769946" calcext:value-type="float">
            <text:p>24.220769946</text:p>
          </table:table-cell>
          <table:table-cell office:value-type="float" office:value="24.267197516" calcext:value-type="float">
            <text:p>24.267197516</text:p>
          </table:table-cell>
          <table:table-cell office:value-type="float" office:value="25.127367238" calcext:value-type="float">
            <text:p>25.127367238</text:p>
          </table:table-cell>
          <table:table-cell office:value-type="float" office:value="24.23427421" calcext:value-type="float">
            <text:p>24.23427421</text:p>
          </table:table-cell>
          <table:table-cell/>
          <table:table-cell office:value-type="float" office:value="0.249644432" calcext:value-type="float">
            <text:p>0.249644432</text:p>
          </table:table-cell>
          <table:table-cell office:value-type="float" office:value="0.078287673" calcext:value-type="float">
            <text:p>0.078287673</text:p>
          </table:table-cell>
          <table:table-cell office:value-type="float" office:value="0.125933075" calcext:value-type="float">
            <text:p>0.1259330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146246" calcext:value-type="float">
            <text:p>0.0921462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2-02 23:15:41</text:p>
          </table:table-cell>
          <table:table-cell office:value-type="float" office:value="24.14954" calcext:value-type="float">
            <text:p>24.14954</text:p>
          </table:table-cell>
          <table:table-cell office:value-type="string" calcext:value-type="string">
            <text:p><text:s/></text:p>
          </table:table-cell>
          <table:table-cell office:value-type="float" office:value="1.339054267" calcext:value-type="float">
            <text:p>1.339054267</text:p>
          </table:table-cell>
          <table:table-cell office:value-type="float" office:value="0.505897463" calcext:value-type="float">
            <text:p>0.505897463</text:p>
          </table:table-cell>
          <table:table-cell office:value-type="float" office:value="0.735895125" calcext:value-type="float">
            <text:p>0.735895125</text:p>
          </table:table-cell>
          <table:table-cell office:value-type="float" office:value="5" calcext:value-type="float">
            <text:p>5</text:p>
          </table:table-cell>
          <table:table-cell office:value-type="float" office:value="0.573164293" calcext:value-type="float">
            <text:p>0.573164293</text:p>
          </table:table-cell>
          <table:table-cell/>
          <table:table-cell office:value-type="float" office:value="0.010939986" calcext:value-type="float">
            <text:p>0.010939986</text:p>
          </table:table-cell>
          <table:table-cell office:value-type="float" office:value="0.004133149" calcext:value-type="float">
            <text:p>0.004133149</text:p>
          </table:table-cell>
          <table:table-cell office:value-type="float" office:value="0.006012215" calcext:value-type="float">
            <text:p>0.0060122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82715" calcext:value-type="float">
            <text:p>0.004682715</text:p>
          </table:table-cell>
          <table:table-cell/>
          <table:table-cell office:value-type="float" office:value="0.009901383" calcext:value-type="float">
            <text:p>0.009901383</text:p>
          </table:table-cell>
          <table:table-cell office:value-type="float" office:value="0.003094546" calcext:value-type="float">
            <text:p>0.003094546</text:p>
          </table:table-cell>
          <table:table-cell office:value-type="float" office:value="0.004973612" calcext:value-type="float">
            <text:p>0.0049736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44112" calcext:value-type="float">
            <text:p>0.003644112</text:p>
          </table:table-cell>
          <table:table-cell/>
          <table:table-cell office:value-type="float" office:value="24.394071411" calcext:value-type="float">
            <text:p>24.394071411</text:p>
          </table:table-cell>
          <table:table-cell office:value-type="float" office:value="24.225970162" calcext:value-type="float">
            <text:p>24.225970162</text:p>
          </table:table-cell>
          <table:table-cell office:value-type="float" office:value="24.27237803" calcext:value-type="float">
            <text:p>24.27237803</text:p>
          </table:table-cell>
          <table:table-cell office:value-type="float" office:value="25.13241671" calcext:value-type="float">
            <text:p>25.13241671</text:p>
          </table:table-cell>
          <table:table-cell office:value-type="float" office:value="24.239543155" calcext:value-type="float">
            <text:p>24.239543155</text:p>
          </table:table-cell>
          <table:table-cell/>
          <table:table-cell office:value-type="float" office:value="0.250945811" calcext:value-type="float">
            <text:p>0.250945811</text:p>
          </table:table-cell>
          <table:table-cell office:value-type="float" office:value="0.07843813" calcext:value-type="float">
            <text:p>0.07843813</text:p>
          </table:table-cell>
          <table:table-cell office:value-type="float" office:value="0.126063529" calcext:value-type="float">
            <text:p>0.1260635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367299" calcext:value-type="float">
            <text:p>0.09236729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2-02 23:15:43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1.338005821" calcext:value-type="float">
            <text:p>1.338005821</text:p>
          </table:table-cell>
          <table:table-cell office:value-type="float" office:value="0.507251085" calcext:value-type="float">
            <text:p>0.507251085</text:p>
          </table:table-cell>
          <table:table-cell office:value-type="float" office:value="0.736671178" calcext:value-type="float">
            <text:p>0.736671178</text:p>
          </table:table-cell>
          <table:table-cell office:value-type="float" office:value="5" calcext:value-type="float">
            <text:p>5</text:p>
          </table:table-cell>
          <table:table-cell office:value-type="float" office:value="0.568680831" calcext:value-type="float">
            <text:p>0.568680831</text:p>
          </table:table-cell>
          <table:table-cell/>
          <table:table-cell office:value-type="float" office:value="0.01093142" calcext:value-type="float">
            <text:p>0.01093142</text:p>
          </table:table-cell>
          <table:table-cell office:value-type="float" office:value="0.004144208" calcext:value-type="float">
            <text:p>0.004144208</text:p>
          </table:table-cell>
          <table:table-cell office:value-type="float" office:value="0.006018555" calcext:value-type="float">
            <text:p>0.0060185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46085" calcext:value-type="float">
            <text:p>0.004646085</text:p>
          </table:table-cell>
          <table:table-cell/>
          <table:table-cell office:value-type="float" office:value="0.009892817" calcext:value-type="float">
            <text:p>0.009892817</text:p>
          </table:table-cell>
          <table:table-cell office:value-type="float" office:value="0.003105605" calcext:value-type="float">
            <text:p>0.003105605</text:p>
          </table:table-cell>
          <table:table-cell office:value-type="float" office:value="0.004979953" calcext:value-type="float">
            <text:p>0.00497995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07482" calcext:value-type="float">
            <text:p>0.003607482</text:p>
          </table:table-cell>
          <table:table-cell/>
          <table:table-cell office:value-type="float" office:value="24.398912724" calcext:value-type="float">
            <text:p>24.398912724</text:p>
          </table:table-cell>
          <table:table-cell office:value-type="float" office:value="24.2312969" calcext:value-type="float">
            <text:p>24.2312969</text:p>
          </table:table-cell>
          <table:table-cell office:value-type="float" office:value="24.277588007" calcext:value-type="float">
            <text:p>24.277588007</text:p>
          </table:table-cell>
          <table:table-cell office:value-type="float" office:value="25.137466182" calcext:value-type="float">
            <text:p>25.137466182</text:p>
          </table:table-cell>
          <table:table-cell office:value-type="float" office:value="24.243692043" calcext:value-type="float">
            <text:p>24.243692043</text:p>
          </table:table-cell>
          <table:table-cell/>
          <table:table-cell office:value-type="float" office:value="0.25072875" calcext:value-type="float">
            <text:p>0.25072875</text:p>
          </table:table-cell>
          <table:table-cell office:value-type="float" office:value="0.078718431" calcext:value-type="float">
            <text:p>0.078718431</text:p>
          </table:table-cell>
          <table:table-cell office:value-type="float" office:value="0.126224221" calcext:value-type="float">
            <text:p>0.1262242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438901" calcext:value-type="float">
            <text:p>0.0914389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2-02 23:15:44</text:p>
          </table:table-cell>
          <table:table-cell office:value-type="float" office:value="24.15459" calcext:value-type="float">
            <text:p>24.15459</text:p>
          </table:table-cell>
          <table:table-cell office:value-type="string" calcext:value-type="string">
            <text:p><text:s/></text:p>
          </table:table-cell>
          <table:table-cell office:value-type="float" office:value="1.336079995" calcext:value-type="float">
            <text:p>1.336079995</text:p>
          </table:table-cell>
          <table:table-cell office:value-type="float" office:value="0.507860244" calcext:value-type="float">
            <text:p>0.507860244</text:p>
          </table:table-cell>
          <table:table-cell office:value-type="float" office:value="0.739491074" calcext:value-type="float">
            <text:p>0.739491074</text:p>
          </table:table-cell>
          <table:table-cell office:value-type="float" office:value="5" calcext:value-type="float">
            <text:p>5</text:p>
          </table:table-cell>
          <table:table-cell office:value-type="float" office:value="0.566665002" calcext:value-type="float">
            <text:p>0.566665002</text:p>
          </table:table-cell>
          <table:table-cell/>
          <table:table-cell office:value-type="float" office:value="0.010915686" calcext:value-type="float">
            <text:p>0.010915686</text:p>
          </table:table-cell>
          <table:table-cell office:value-type="float" office:value="0.004149185" calcext:value-type="float">
            <text:p>0.004149185</text:p>
          </table:table-cell>
          <table:table-cell office:value-type="float" office:value="0.006041594" calcext:value-type="float">
            <text:p>0.0060415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29616" calcext:value-type="float">
            <text:p>0.004629616</text:p>
          </table:table-cell>
          <table:table-cell/>
          <table:table-cell office:value-type="float" office:value="0.009877083" calcext:value-type="float">
            <text:p>0.009877083</text:p>
          </table:table-cell>
          <table:table-cell office:value-type="float" office:value="0.003110582" calcext:value-type="float">
            <text:p>0.003110582</text:p>
          </table:table-cell>
          <table:table-cell office:value-type="float" office:value="0.005002991" calcext:value-type="float">
            <text:p>0.0050029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91013" calcext:value-type="float">
            <text:p>0.003591013</text:p>
          </table:table-cell>
          <table:table-cell/>
          <table:table-cell office:value-type="float" office:value="24.398524193" calcext:value-type="float">
            <text:p>24.398524193</text:p>
          </table:table-cell>
          <table:table-cell office:value-type="float" office:value="24.231419815" calcext:value-type="float">
            <text:p>24.231419815</text:p>
          </table:table-cell>
          <table:table-cell office:value-type="float" office:value="24.278156978" calcext:value-type="float">
            <text:p>24.278156978</text:p>
          </table:table-cell>
          <table:table-cell office:value-type="float" office:value="25.137466182" calcext:value-type="float">
            <text:p>25.137466182</text:p>
          </table:table-cell>
          <table:table-cell office:value-type="float" office:value="24.243285296" calcext:value-type="float">
            <text:p>24.243285296</text:p>
          </table:table-cell>
          <table:table-cell/>
          <table:table-cell office:value-type="float" office:value="0.250330044" calcext:value-type="float">
            <text:p>0.250330044</text:p>
          </table:table-cell>
          <table:table-cell office:value-type="float" office:value="0.078844573" calcext:value-type="float">
            <text:p>0.078844573</text:p>
          </table:table-cell>
          <table:table-cell office:value-type="float" office:value="0.126808117" calcext:value-type="float">
            <text:p>0.1268081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021479" calcext:value-type="float">
            <text:p>0.09102147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2-02 23:15:45</text:p>
          </table:table-cell>
          <table:table-cell office:value-type="float" office:value="24.1647" calcext:value-type="float">
            <text:p>24.1647</text:p>
          </table:table-cell>
          <table:table-cell office:value-type="string" calcext:value-type="string">
            <text:p><text:s/></text:p>
          </table:table-cell>
          <table:table-cell office:value-type="float" office:value="1.338491003" calcext:value-type="float">
            <text:p>1.338491003</text:p>
          </table:table-cell>
          <table:table-cell office:value-type="float" office:value="0.507690371" calcext:value-type="float">
            <text:p>0.507690371</text:p>
          </table:table-cell>
          <table:table-cell office:value-type="float" office:value="0.742688864" calcext:value-type="float">
            <text:p>0.742688864</text:p>
          </table:table-cell>
          <table:table-cell office:value-type="float" office:value="5" calcext:value-type="float">
            <text:p>5</text:p>
          </table:table-cell>
          <table:table-cell office:value-type="float" office:value="0.569523045" calcext:value-type="float">
            <text:p>0.569523045</text:p>
          </table:table-cell>
          <table:table-cell/>
          <table:table-cell office:value-type="float" office:value="0.010935384" calcext:value-type="float">
            <text:p>0.010935384</text:p>
          </table:table-cell>
          <table:table-cell office:value-type="float" office:value="0.004147797" calcext:value-type="float">
            <text:p>0.004147797</text:p>
          </table:table-cell>
          <table:table-cell office:value-type="float" office:value="0.006067719" calcext:value-type="float">
            <text:p>0.00606771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52966" calcext:value-type="float">
            <text:p>0.004652966</text:p>
          </table:table-cell>
          <table:table-cell/>
          <table:table-cell office:value-type="float" office:value="0.009896781" calcext:value-type="float">
            <text:p>0.009896781</text:p>
          </table:table-cell>
          <table:table-cell office:value-type="float" office:value="0.003109194" calcext:value-type="float">
            <text:p>0.003109194</text:p>
          </table:table-cell>
          <table:table-cell office:value-type="float" office:value="0.005029117" calcext:value-type="float">
            <text:p>0.0050291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14363" calcext:value-type="float">
            <text:p>0.003614363</text:p>
          </table:table-cell>
          <table:table-cell/>
          <table:table-cell office:value-type="float" office:value="24.409116281" calcext:value-type="float">
            <text:p>24.409116281</text:p>
          </table:table-cell>
          <table:table-cell office:value-type="float" office:value="24.241492749" calcext:value-type="float">
            <text:p>24.241492749</text:p>
          </table:table-cell>
          <table:table-cell office:value-type="float" office:value="24.28890897" calcext:value-type="float">
            <text:p>24.28890897</text:p>
          </table:table-cell>
          <table:table-cell office:value-type="float" office:value="25.147565129" calcext:value-type="float">
            <text:p>25.147565129</text:p>
          </table:table-cell>
          <table:table-cell office:value-type="float" office:value="24.253969077" calcext:value-type="float">
            <text:p>24.253969077</text:p>
          </table:table-cell>
          <table:table-cell/>
          <table:table-cell office:value-type="float" office:value="0.250829198" calcext:value-type="float">
            <text:p>0.250829198</text:p>
          </table:table-cell>
          <table:table-cell office:value-type="float" office:value="0.078809396" calcext:value-type="float">
            <text:p>0.078809396</text:p>
          </table:table-cell>
          <table:table-cell office:value-type="float" office:value="0.12747026" calcext:value-type="float">
            <text:p>0.127470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6133" calcext:value-type="float">
            <text:p>0.09161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2-02 23:15:46</text:p>
          </table:table-cell>
          <table:table-cell office:value-type="float" office:value="24.17481" calcext:value-type="float">
            <text:p>24.17481</text:p>
          </table:table-cell>
          <table:table-cell office:value-type="string" calcext:value-type="string">
            <text:p><text:s/></text:p>
          </table:table-cell>
          <table:table-cell office:value-type="float" office:value="1.343917411" calcext:value-type="float">
            <text:p>1.343917411</text:p>
          </table:table-cell>
          <table:table-cell office:value-type="float" office:value="0.508001507" calcext:value-type="float">
            <text:p>0.508001507</text:p>
          </table:table-cell>
          <table:table-cell office:value-type="float" office:value="0.743183582" calcext:value-type="float">
            <text:p>0.743183582</text:p>
          </table:table-cell>
          <table:table-cell office:value-type="float" office:value="5" calcext:value-type="float">
            <text:p>5</text:p>
          </table:table-cell>
          <table:table-cell office:value-type="float" office:value="0.57232804" calcext:value-type="float">
            <text:p>0.57232804</text:p>
          </table:table-cell>
          <table:table-cell/>
          <table:table-cell office:value-type="float" office:value="0.010979717" calcext:value-type="float">
            <text:p>0.010979717</text:p>
          </table:table-cell>
          <table:table-cell office:value-type="float" office:value="0.004150339" calcext:value-type="float">
            <text:p>0.004150339</text:p>
          </table:table-cell>
          <table:table-cell office:value-type="float" office:value="0.006071761" calcext:value-type="float">
            <text:p>0.0060717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75883" calcext:value-type="float">
            <text:p>0.004675883</text:p>
          </table:table-cell>
          <table:table-cell/>
          <table:table-cell office:value-type="float" office:value="0.009941115" calcext:value-type="float">
            <text:p>0.009941115</text:p>
          </table:table-cell>
          <table:table-cell office:value-type="float" office:value="0.003111736" calcext:value-type="float">
            <text:p>0.003111736</text:p>
          </table:table-cell>
          <table:table-cell office:value-type="float" office:value="0.005033159" calcext:value-type="float">
            <text:p>0.00503315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3728" calcext:value-type="float">
            <text:p>0.00363728</text:p>
          </table:table-cell>
          <table:table-cell/>
          <table:table-cell office:value-type="float" office:value="24.4203167" calcext:value-type="float">
            <text:p>24.4203167</text:p>
          </table:table-cell>
          <table:table-cell office:value-type="float" office:value="24.251662739" calcext:value-type="float">
            <text:p>24.251662739</text:p>
          </table:table-cell>
          <table:table-cell office:value-type="float" office:value="24.299115564" calcext:value-type="float">
            <text:p>24.299115564</text:p>
          </table:table-cell>
          <table:table-cell office:value-type="float" office:value="25.157664078" calcext:value-type="float">
            <text:p>25.157664078</text:p>
          </table:table-cell>
          <table:table-cell office:value-type="float" office:value="24.264642145" calcext:value-type="float">
            <text:p>24.264642145</text:p>
          </table:table-cell>
          <table:table-cell/>
          <table:table-cell office:value-type="float" office:value="0.251952632" calcext:value-type="float">
            <text:p>0.251952632</text:p>
          </table:table-cell>
          <table:table-cell office:value-type="float" office:value="0.078873825" calcext:value-type="float">
            <text:p>0.078873825</text:p>
          </table:table-cell>
          <table:table-cell office:value-type="float" office:value="0.127572697" calcext:value-type="float">
            <text:p>0.12757269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194135" calcext:value-type="float">
            <text:p>0.0921941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2-02 23:15:48</text:p>
          </table:table-cell>
          <table:table-cell office:value-type="float" office:value="24.17986" calcext:value-type="float">
            <text:p>24.17986</text:p>
          </table:table-cell>
          <table:table-cell office:value-type="string" calcext:value-type="string">
            <text:p><text:s/></text:p>
          </table:table-cell>
          <table:table-cell office:value-type="float" office:value="1.345078509" calcext:value-type="float">
            <text:p>1.345078509</text:p>
          </table:table-cell>
          <table:table-cell office:value-type="float" office:value="0.50903982" calcext:value-type="float">
            <text:p>0.50903982</text:p>
          </table:table-cell>
          <table:table-cell office:value-type="float" office:value="0.741229146" calcext:value-type="float">
            <text:p>0.741229146</text:p>
          </table:table-cell>
          <table:table-cell office:value-type="float" office:value="5" calcext:value-type="float">
            <text:p>5</text:p>
          </table:table-cell>
          <table:table-cell office:value-type="float" office:value="0.57358689" calcext:value-type="float">
            <text:p>0.57358689</text:p>
          </table:table-cell>
          <table:table-cell/>
          <table:table-cell office:value-type="float" office:value="0.010989204" calcext:value-type="float">
            <text:p>0.010989204</text:p>
          </table:table-cell>
          <table:table-cell office:value-type="float" office:value="0.004158822" calcext:value-type="float">
            <text:p>0.004158822</text:p>
          </table:table-cell>
          <table:table-cell office:value-type="float" office:value="0.006055794" calcext:value-type="float">
            <text:p>0.0060557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86167" calcext:value-type="float">
            <text:p>0.004686167</text:p>
          </table:table-cell>
          <table:table-cell/>
          <table:table-cell office:value-type="float" office:value="0.009950601" calcext:value-type="float">
            <text:p>0.009950601</text:p>
          </table:table-cell>
          <table:table-cell office:value-type="float" office:value="0.003120219" calcext:value-type="float">
            <text:p>0.003120219</text:p>
          </table:table-cell>
          <table:table-cell office:value-type="float" office:value="0.005017191" calcext:value-type="float">
            <text:p>0.0050171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47565" calcext:value-type="float">
            <text:p>0.003647565</text:p>
          </table:table-cell>
          <table:table-cell/>
          <table:table-cell office:value-type="float" office:value="24.425603776" calcext:value-type="float">
            <text:p>24.425603776</text:p>
          </table:table-cell>
          <table:table-cell office:value-type="float" office:value="24.25692585" calcext:value-type="float">
            <text:p>24.25692585</text:p>
          </table:table-cell>
          <table:table-cell office:value-type="float" office:value="24.303774614" calcext:value-type="float">
            <text:p>24.303774614</text:p>
          </table:table-cell>
          <table:table-cell office:value-type="float" office:value="25.162713554" calcext:value-type="float">
            <text:p>25.162713554</text:p>
          </table:table-cell>
          <table:table-cell office:value-type="float" office:value="24.269949691" calcext:value-type="float">
            <text:p>24.269949691</text:p>
          </table:table-cell>
          <table:table-cell/>
          <table:table-cell office:value-type="float" office:value="0.252193015" calcext:value-type="float">
            <text:p>0.252193015</text:p>
          </table:table-cell>
          <table:table-cell office:value-type="float" office:value="0.079088834" calcext:value-type="float">
            <text:p>0.079088834</text:p>
          </table:table-cell>
          <table:table-cell office:value-type="float" office:value="0.127168007" calcext:value-type="float">
            <text:p>0.1271680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454807" calcext:value-type="float">
            <text:p>0.0924548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2-02 23:15:49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1.344766777" calcext:value-type="float">
            <text:p>1.344766777</text:p>
          </table:table-cell>
          <table:table-cell office:value-type="float" office:value="0.509888591" calcext:value-type="float">
            <text:p>0.509888591</text:p>
          </table:table-cell>
          <table:table-cell office:value-type="float" office:value="0.744041889" calcext:value-type="float">
            <text:p>0.744041889</text:p>
          </table:table-cell>
          <table:table-cell office:value-type="float" office:value="5" calcext:value-type="float">
            <text:p>5</text:p>
          </table:table-cell>
          <table:table-cell office:value-type="float" office:value="0.569369861" calcext:value-type="float">
            <text:p>0.569369861</text:p>
          </table:table-cell>
          <table:table-cell/>
          <table:table-cell office:value-type="float" office:value="0.010986657" calcext:value-type="float">
            <text:p>0.010986657</text:p>
          </table:table-cell>
          <table:table-cell office:value-type="float" office:value="0.004165756" calcext:value-type="float">
            <text:p>0.004165756</text:p>
          </table:table-cell>
          <table:table-cell office:value-type="float" office:value="0.006078774" calcext:value-type="float">
            <text:p>0.00607877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51715" calcext:value-type="float">
            <text:p>0.004651715</text:p>
          </table:table-cell>
          <table:table-cell/>
          <table:table-cell office:value-type="float" office:value="0.009948054" calcext:value-type="float">
            <text:p>0.009948054</text:p>
          </table:table-cell>
          <table:table-cell office:value-type="float" office:value="0.003127154" calcext:value-type="float">
            <text:p>0.003127154</text:p>
          </table:table-cell>
          <table:table-cell office:value-type="float" office:value="0.005040171" calcext:value-type="float">
            <text:p>0.00504017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13112" calcext:value-type="float">
            <text:p>0.003613112</text:p>
          </table:table-cell>
          <table:table-cell/>
          <table:table-cell office:value-type="float" office:value="24.430593719" calcext:value-type="float">
            <text:p>24.430593719</text:p>
          </table:table-cell>
          <table:table-cell office:value-type="float" office:value="24.262150714" calcext:value-type="float">
            <text:p>24.262150714</text:p>
          </table:table-cell>
          <table:table-cell office:value-type="float" office:value="24.309395516" calcext:value-type="float">
            <text:p>24.309395516</text:p>
          </table:table-cell>
          <table:table-cell office:value-type="float" office:value="25.16776303" calcext:value-type="float">
            <text:p>25.16776303</text:p>
          </table:table-cell>
          <table:table-cell office:value-type="float" office:value="24.274152363" calcext:value-type="float">
            <text:p>24.274152363</text:p>
          </table:table-cell>
          <table:table-cell/>
          <table:table-cell office:value-type="float" office:value="0.252128477" calcext:value-type="float">
            <text:p>0.252128477</text:p>
          </table:table-cell>
          <table:table-cell office:value-type="float" office:value="0.079264593" calcext:value-type="float">
            <text:p>0.079264593</text:p>
          </table:table-cell>
          <table:table-cell office:value-type="float" office:value="0.127750421" calcext:value-type="float">
            <text:p>0.1277504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58158" calcext:value-type="float">
            <text:p>0.091581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2-02 23:15:50</text:p>
          </table:table-cell>
          <table:table-cell office:value-type="float" office:value="24.18997" calcext:value-type="float">
            <text:p>24.18997</text:p>
          </table:table-cell>
          <table:table-cell office:value-type="string" calcext:value-type="string">
            <text:p><text:s/></text:p>
          </table:table-cell>
          <table:table-cell office:value-type="float" office:value="1.345585745" calcext:value-type="float">
            <text:p>1.345585745</text:p>
          </table:table-cell>
          <table:table-cell office:value-type="float" office:value="0.510507883" calcext:value-type="float">
            <text:p>0.510507883</text:p>
          </table:table-cell>
          <table:table-cell office:value-type="float" office:value="0.746761053" calcext:value-type="float">
            <text:p>0.746761053</text:p>
          </table:table-cell>
          <table:table-cell office:value-type="float" office:value="5" calcext:value-type="float">
            <text:p>5</text:p>
          </table:table-cell>
          <table:table-cell office:value-type="float" office:value="0.568462082" calcext:value-type="float">
            <text:p>0.568462082</text:p>
          </table:table-cell>
          <table:table-cell/>
          <table:table-cell office:value-type="float" office:value="0.010993348" calcext:value-type="float">
            <text:p>0.010993348</text:p>
          </table:table-cell>
          <table:table-cell office:value-type="float" office:value="0.004170816" calcext:value-type="float">
            <text:p>0.004170816</text:p>
          </table:table-cell>
          <table:table-cell office:value-type="float" office:value="0.006100989" calcext:value-type="float">
            <text:p>0.0061009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44298" calcext:value-type="float">
            <text:p>0.004644298</text:p>
          </table:table-cell>
          <table:table-cell/>
          <table:table-cell office:value-type="float" office:value="0.009954745" calcext:value-type="float">
            <text:p>0.009954745</text:p>
          </table:table-cell>
          <table:table-cell office:value-type="float" office:value="0.003132213" calcext:value-type="float">
            <text:p>0.003132213</text:p>
          </table:table-cell>
          <table:table-cell office:value-type="float" office:value="0.005062386" calcext:value-type="float">
            <text:p>0.00506238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05695" calcext:value-type="float">
            <text:p>0.003605695</text:p>
          </table:table-cell>
          <table:table-cell/>
          <table:table-cell office:value-type="float" office:value="24.43581177" calcext:value-type="float">
            <text:p>24.43581177</text:p>
          </table:table-cell>
          <table:table-cell office:value-type="float" office:value="24.267329275" calcext:value-type="float">
            <text:p>24.267329275</text:p>
          </table:table-cell>
          <table:table-cell office:value-type="float" office:value="24.314997532" calcext:value-type="float">
            <text:p>24.314997532</text:p>
          </table:table-cell>
          <table:table-cell office:value-type="float" office:value="25.172812507" calcext:value-type="float">
            <text:p>25.172812507</text:p>
          </table:table-cell>
          <table:table-cell office:value-type="float" office:value="24.279022751" calcext:value-type="float">
            <text:p>24.279022751</text:p>
          </table:table-cell>
          <table:table-cell/>
          <table:table-cell office:value-type="float" office:value="0.252298028" calcext:value-type="float">
            <text:p>0.252298028</text:p>
          </table:table-cell>
          <table:table-cell office:value-type="float" office:value="0.079392832" calcext:value-type="float">
            <text:p>0.079392832</text:p>
          </table:table-cell>
          <table:table-cell office:value-type="float" office:value="0.128313458" calcext:value-type="float">
            <text:p>0.1283134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393604" calcext:value-type="float">
            <text:p>0.0913936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2-02 23:15:52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1.341675084" calcext:value-type="float">
            <text:p>1.341675084</text:p>
          </table:table-cell>
          <table:table-cell office:value-type="float" office:value="0.510127009" calcext:value-type="float">
            <text:p>0.510127009</text:p>
          </table:table-cell>
          <table:table-cell office:value-type="float" office:value="0.749034375" calcext:value-type="float">
            <text:p>0.749034375</text:p>
          </table:table-cell>
          <table:table-cell office:value-type="float" office:value="5" calcext:value-type="float">
            <text:p>5</text:p>
          </table:table-cell>
          <table:table-cell office:value-type="float" office:value="0.572040745" calcext:value-type="float">
            <text:p>0.572040745</text:p>
          </table:table-cell>
          <table:table-cell/>
          <table:table-cell office:value-type="float" office:value="0.010961398" calcext:value-type="float">
            <text:p>0.010961398</text:p>
          </table:table-cell>
          <table:table-cell office:value-type="float" office:value="0.004167704" calcext:value-type="float">
            <text:p>0.004167704</text:p>
          </table:table-cell>
          <table:table-cell office:value-type="float" office:value="0.006119562" calcext:value-type="float">
            <text:p>0.00611956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73536" calcext:value-type="float">
            <text:p>0.004673536</text:p>
          </table:table-cell>
          <table:table-cell/>
          <table:table-cell office:value-type="float" office:value="0.009922795" calcext:value-type="float">
            <text:p>0.009922795</text:p>
          </table:table-cell>
          <table:table-cell office:value-type="float" office:value="0.003129102" calcext:value-type="float">
            <text:p>0.003129102</text:p>
          </table:table-cell>
          <table:table-cell office:value-type="float" office:value="0.005080959" calcext:value-type="float">
            <text:p>0.00508095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34933" calcext:value-type="float">
            <text:p>0.003634933</text:p>
          </table:table-cell>
          <table:table-cell/>
          <table:table-cell office:value-type="float" office:value="24.429969993" calcext:value-type="float">
            <text:p>24.429969993</text:p>
          </table:table-cell>
          <table:table-cell office:value-type="float" office:value="24.26219882" calcext:value-type="float">
            <text:p>24.26219882</text:p>
          </table:table-cell>
          <table:table-cell office:value-type="float" office:value="24.310402821" calcext:value-type="float">
            <text:p>24.310402821</text:p>
          </table:table-cell>
          <table:table-cell office:value-type="float" office:value="25.16776303" calcext:value-type="float">
            <text:p>25.16776303</text:p>
          </table:table-cell>
          <table:table-cell office:value-type="float" office:value="24.27469127" calcext:value-type="float">
            <text:p>24.27469127</text:p>
          </table:table-cell>
          <table:table-cell/>
          <table:table-cell office:value-type="float" office:value="0.251488401" calcext:value-type="float">
            <text:p>0.251488401</text:p>
          </table:table-cell>
          <table:table-cell office:value-type="float" office:value="0.079313963" calcext:value-type="float">
            <text:p>0.079313963</text:p>
          </table:table-cell>
          <table:table-cell office:value-type="float" office:value="0.128784177" calcext:value-type="float">
            <text:p>0.1287841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134644" calcext:value-type="float">
            <text:p>0.0921346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2-02 23:15:53</text:p>
          </table:table-cell>
          <table:table-cell office:value-type="float" office:value="24.18492" calcext:value-type="float">
            <text:p>24.18492</text:p>
          </table:table-cell>
          <table:table-cell office:value-type="string" calcext:value-type="string">
            <text:p><text:s/></text:p>
          </table:table-cell>
          <table:table-cell office:value-type="float" office:value="1.343586009" calcext:value-type="float">
            <text:p>1.343586009</text:p>
          </table:table-cell>
          <table:table-cell office:value-type="float" office:value="0.510468544" calcext:value-type="float">
            <text:p>0.510468544</text:p>
          </table:table-cell>
          <table:table-cell office:value-type="float" office:value="0.748806089" calcext:value-type="float">
            <text:p>0.748806089</text:p>
          </table:table-cell>
          <table:table-cell office:value-type="float" office:value="5" calcext:value-type="float">
            <text:p>5</text:p>
          </table:table-cell>
          <table:table-cell office:value-type="float" office:value="0.576372215" calcext:value-type="float">
            <text:p>0.576372215</text:p>
          </table:table-cell>
          <table:table-cell/>
          <table:table-cell office:value-type="float" office:value="0.01097701" calcext:value-type="float">
            <text:p>0.01097701</text:p>
          </table:table-cell>
          <table:table-cell office:value-type="float" office:value="0.004170495" calcext:value-type="float">
            <text:p>0.004170495</text:p>
          </table:table-cell>
          <table:table-cell office:value-type="float" office:value="0.006117697" calcext:value-type="float">
            <text:p>0.00611769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08923" calcext:value-type="float">
            <text:p>0.004708923</text:p>
          </table:table-cell>
          <table:table-cell/>
          <table:table-cell office:value-type="float" office:value="0.009938407" calcext:value-type="float">
            <text:p>0.009938407</text:p>
          </table:table-cell>
          <table:table-cell office:value-type="float" office:value="0.003131892" calcext:value-type="float">
            <text:p>0.003131892</text:p>
          </table:table-cell>
          <table:table-cell office:value-type="float" office:value="0.005079094" calcext:value-type="float">
            <text:p>0.00507909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70321" calcext:value-type="float">
            <text:p>0.003670321</text:p>
          </table:table-cell>
          <table:table-cell/>
          <table:table-cell office:value-type="float" office:value="24.430355508" calcext:value-type="float">
            <text:p>24.430355508</text:p>
          </table:table-cell>
          <table:table-cell office:value-type="float" office:value="24.262267733" calcext:value-type="float">
            <text:p>24.262267733</text:p>
          </table:table-cell>
          <table:table-cell office:value-type="float" office:value="24.310356761" calcext:value-type="float">
            <text:p>24.310356761</text:p>
          </table:table-cell>
          <table:table-cell office:value-type="float" office:value="25.16776303" calcext:value-type="float">
            <text:p>25.16776303</text:p>
          </table:table-cell>
          <table:table-cell office:value-type="float" office:value="24.275565233" calcext:value-type="float">
            <text:p>24.275565233</text:p>
          </table:table-cell>
          <table:table-cell/>
          <table:table-cell office:value-type="float" office:value="0.251884022" calcext:value-type="float">
            <text:p>0.251884022</text:p>
          </table:table-cell>
          <table:table-cell office:value-type="float" office:value="0.079384686" calcext:value-type="float">
            <text:p>0.079384686</text:p>
          </table:table-cell>
          <table:table-cell office:value-type="float" office:value="0.128736907" calcext:value-type="float">
            <text:p>0.1287369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031568" calcext:value-type="float">
            <text:p>0.09303156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2-02 23:15:54</text:p>
          </table:table-cell>
          <table:table-cell office:value-type="float" office:value="24.19502" calcext:value-type="float">
            <text:p>24.19502</text:p>
          </table:table-cell>
          <table:table-cell office:value-type="string" calcext:value-type="string">
            <text:p><text:s/></text:p>
          </table:table-cell>
          <table:table-cell office:value-type="float" office:value="1.340187352" calcext:value-type="float">
            <text:p>1.340187352</text:p>
          </table:table-cell>
          <table:table-cell office:value-type="float" office:value="0.511243404" calcext:value-type="float">
            <text:p>0.511243404</text:p>
          </table:table-cell>
          <table:table-cell office:value-type="float" office:value="0.74796924" calcext:value-type="float">
            <text:p>0.74796924</text:p>
          </table:table-cell>
          <table:table-cell office:value-type="float" office:value="5" calcext:value-type="float">
            <text:p>5</text:p>
          </table:table-cell>
          <table:table-cell office:value-type="float" office:value="0.577876041" calcext:value-type="float">
            <text:p>0.577876041</text:p>
          </table:table-cell>
          <table:table-cell/>
          <table:table-cell office:value-type="float" office:value="0.010949243" calcext:value-type="float">
            <text:p>0.010949243</text:p>
          </table:table-cell>
          <table:table-cell office:value-type="float" office:value="0.004176825" calcext:value-type="float">
            <text:p>0.004176825</text:p>
          </table:table-cell>
          <table:table-cell office:value-type="float" office:value="0.00611086" calcext:value-type="float">
            <text:p>0.006110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21209" calcext:value-type="float">
            <text:p>0.004721209</text:p>
          </table:table-cell>
          <table:table-cell/>
          <table:table-cell office:value-type="float" office:value="0.00991064" calcext:value-type="float">
            <text:p>0.00991064</text:p>
          </table:table-cell>
          <table:table-cell office:value-type="float" office:value="0.003138222" calcext:value-type="float">
            <text:p>0.003138222</text:p>
          </table:table-cell>
          <table:table-cell office:value-type="float" office:value="0.005072257" calcext:value-type="float">
            <text:p>0.00507225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82607" calcext:value-type="float">
            <text:p>0.003682607</text:p>
          </table:table-cell>
          <table:table-cell/>
          <table:table-cell office:value-type="float" office:value="24.439775528" calcext:value-type="float">
            <text:p>24.439775528</text:p>
          </table:table-cell>
          <table:table-cell office:value-type="float" office:value="24.272531286" calcext:value-type="float">
            <text:p>24.272531286</text:p>
          </table:table-cell>
          <table:table-cell office:value-type="float" office:value="24.320294684" calcext:value-type="float">
            <text:p>24.320294684</text:p>
          </table:table-cell>
          <table:table-cell office:value-type="float" office:value="25.177861985" calcext:value-type="float">
            <text:p>25.177861985</text:p>
          </table:table-cell>
          <table:table-cell office:value-type="float" office:value="24.285975745" calcext:value-type="float">
            <text:p>24.285975745</text:p>
          </table:table-cell>
          <table:table-cell/>
          <table:table-cell office:value-type="float" office:value="0.251180395" calcext:value-type="float">
            <text:p>0.251180395</text:p>
          </table:table-cell>
          <table:table-cell office:value-type="float" office:value="0.079545141" calcext:value-type="float">
            <text:p>0.079545141</text:p>
          </table:table-cell>
          <table:table-cell office:value-type="float" office:value="0.128563627" calcext:value-type="float">
            <text:p>0.12856362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342968" calcext:value-type="float">
            <text:p>0.09334296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2-02 23:15:55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1.342781346" calcext:value-type="float">
            <text:p>1.342781346</text:p>
          </table:table-cell>
          <table:table-cell office:value-type="float" office:value="0.512210192" calcext:value-type="float">
            <text:p>0.512210192</text:p>
          </table:table-cell>
          <table:table-cell office:value-type="float" office:value="0.74989745" calcext:value-type="float">
            <text:p>0.74989745</text:p>
          </table:table-cell>
          <table:table-cell office:value-type="float" office:value="5" calcext:value-type="float">
            <text:p>5</text:p>
          </table:table-cell>
          <table:table-cell office:value-type="float" office:value="0.572303006" calcext:value-type="float">
            <text:p>0.572303006</text:p>
          </table:table-cell>
          <table:table-cell/>
          <table:table-cell office:value-type="float" office:value="0.010970436" calcext:value-type="float">
            <text:p>0.010970436</text:p>
          </table:table-cell>
          <table:table-cell office:value-type="float" office:value="0.004184724" calcext:value-type="float">
            <text:p>0.004184724</text:p>
          </table:table-cell>
          <table:table-cell office:value-type="float" office:value="0.006126613" calcext:value-type="float">
            <text:p>0.0061266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75678" calcext:value-type="float">
            <text:p>0.004675678</text:p>
          </table:table-cell>
          <table:table-cell/>
          <table:table-cell office:value-type="float" office:value="0.009931833" calcext:value-type="float">
            <text:p>0.009931833</text:p>
          </table:table-cell>
          <table:table-cell office:value-type="float" office:value="0.003146121" calcext:value-type="float">
            <text:p>0.003146121</text:p>
          </table:table-cell>
          <table:table-cell office:value-type="float" office:value="0.00508801" calcext:value-type="float">
            <text:p>0.0050880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37075" calcext:value-type="float">
            <text:p>0.003637075</text:p>
          </table:table-cell>
          <table:table-cell/>
          <table:table-cell office:value-type="float" office:value="24.450404512" calcext:value-type="float">
            <text:p>24.450404512</text:p>
          </table:table-cell>
          <table:table-cell office:value-type="float" office:value="24.282833563" calcext:value-type="float">
            <text:p>24.282833563</text:p>
          </table:table-cell>
          <table:table-cell office:value-type="float" office:value="24.330790491" calcext:value-type="float">
            <text:p>24.330790491</text:p>
          </table:table-cell>
          <table:table-cell office:value-type="float" office:value="25.187960942" calcext:value-type="float">
            <text:p>25.187960942</text:p>
          </table:table-cell>
          <table:table-cell office:value-type="float" office:value="24.294958376" calcext:value-type="float">
            <text:p>24.294958376</text:p>
          </table:table-cell>
          <table:table-cell/>
          <table:table-cell office:value-type="float" office:value="0.251717432" calcext:value-type="float">
            <text:p>0.251717432</text:p>
          </table:table-cell>
          <table:table-cell office:value-type="float" office:value="0.079745338" calcext:value-type="float">
            <text:p>0.079745338</text:p>
          </table:table-cell>
          <table:table-cell office:value-type="float" office:value="0.128962887" calcext:value-type="float">
            <text:p>0.1289628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188951" calcext:value-type="float">
            <text:p>0.0921889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2-02 23:15:57</text:p>
          </table:table-cell>
          <table:table-cell office:value-type="float" office:value="24.21019" calcext:value-type="float">
            <text:p>24.21019</text:p>
          </table:table-cell>
          <table:table-cell office:value-type="string" calcext:value-type="string">
            <text:p><text:s/></text:p>
          </table:table-cell>
          <table:table-cell office:value-type="float" office:value="1.345109504" calcext:value-type="float">
            <text:p>1.345109504</text:p>
          </table:table-cell>
          <table:table-cell office:value-type="float" office:value="0.512515964" calcext:value-type="float">
            <text:p>0.512515964</text:p>
          </table:table-cell>
          <table:table-cell office:value-type="float" office:value="0.752394885" calcext:value-type="float">
            <text:p>0.752394885</text:p>
          </table:table-cell>
          <table:table-cell office:value-type="float" office:value="5" calcext:value-type="float">
            <text:p>5</text:p>
          </table:table-cell>
          <table:table-cell office:value-type="float" office:value="0.571276018" calcext:value-type="float">
            <text:p>0.571276018</text:p>
          </table:table-cell>
          <table:table-cell/>
          <table:table-cell office:value-type="float" office:value="0.010989457" calcext:value-type="float">
            <text:p>0.010989457</text:p>
          </table:table-cell>
          <table:table-cell office:value-type="float" office:value="0.004187222" calcext:value-type="float">
            <text:p>0.004187222</text:p>
          </table:table-cell>
          <table:table-cell office:value-type="float" office:value="0.006147017" calcext:value-type="float">
            <text:p>0.0061470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67288" calcext:value-type="float">
            <text:p>0.004667288</text:p>
          </table:table-cell>
          <table:table-cell/>
          <table:table-cell office:value-type="float" office:value="0.009950854" calcext:value-type="float">
            <text:p>0.009950854</text:p>
          </table:table-cell>
          <table:table-cell office:value-type="float" office:value="0.003148619" calcext:value-type="float">
            <text:p>0.003148619</text:p>
          </table:table-cell>
          <table:table-cell office:value-type="float" office:value="0.005108414" calcext:value-type="float">
            <text:p>0.00510841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28685" calcext:value-type="float">
            <text:p>0.003628685</text:p>
          </table:table-cell>
          <table:table-cell/>
          <table:table-cell office:value-type="float" office:value="24.455927025" calcext:value-type="float">
            <text:p>24.455927025</text:p>
          </table:table-cell>
          <table:table-cell office:value-type="float" office:value="24.287948862" calcext:value-type="float">
            <text:p>24.287948862</text:p>
          </table:table-cell>
          <table:table-cell office:value-type="float" office:value="24.336347756" calcext:value-type="float">
            <text:p>24.336347756</text:p>
          </table:table-cell>
          <table:table-cell office:value-type="float" office:value="25.193010422" calcext:value-type="float">
            <text:p>25.193010422</text:p>
          </table:table-cell>
          <table:table-cell office:value-type="float" office:value="24.299804713" calcext:value-type="float">
            <text:p>24.299804713</text:p>
          </table:table-cell>
          <table:table-cell/>
          <table:table-cell office:value-type="float" office:value="0.252199432" calcext:value-type="float">
            <text:p>0.252199432</text:p>
          </table:table-cell>
          <table:table-cell office:value-type="float" office:value="0.079808656" calcext:value-type="float">
            <text:p>0.079808656</text:p>
          </table:table-cell>
          <table:table-cell office:value-type="float" office:value="0.129480011" calcext:value-type="float">
            <text:p>0.1294800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976291" calcext:value-type="float">
            <text:p>0.0919762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2-02 23:15:58</text:p>
          </table:table-cell>
          <table:table-cell office:value-type="float" office:value="24.20513" calcext:value-type="float">
            <text:p>24.20513</text:p>
          </table:table-cell>
          <table:table-cell office:value-type="string" calcext:value-type="string">
            <text:p><text:s/></text:p>
          </table:table-cell>
          <table:table-cell office:value-type="float" office:value="1.345814031" calcext:value-type="float">
            <text:p>1.345814031</text:p>
          </table:table-cell>
          <table:table-cell office:value-type="float" office:value="0.512120785" calcext:value-type="float">
            <text:p>0.512120785</text:p>
          </table:table-cell>
          <table:table-cell office:value-type="float" office:value="0.75484404" calcext:value-type="float">
            <text:p>0.75484404</text:p>
          </table:table-cell>
          <table:table-cell office:value-type="float" office:value="5" calcext:value-type="float">
            <text:p>5</text:p>
          </table:table-cell>
          <table:table-cell office:value-type="float" office:value="0.575228402" calcext:value-type="float">
            <text:p>0.575228402</text:p>
          </table:table-cell>
          <table:table-cell/>
          <table:table-cell office:value-type="float" office:value="0.010995213" calcext:value-type="float">
            <text:p>0.010995213</text:p>
          </table:table-cell>
          <table:table-cell office:value-type="float" office:value="0.004183993" calcext:value-type="float">
            <text:p>0.004183993</text:p>
          </table:table-cell>
          <table:table-cell office:value-type="float" office:value="0.006167026" calcext:value-type="float">
            <text:p>0.0061670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99578" calcext:value-type="float">
            <text:p>0.004699578</text:p>
          </table:table-cell>
          <table:table-cell/>
          <table:table-cell office:value-type="float" office:value="0.00995661" calcext:value-type="float">
            <text:p>0.00995661</text:p>
          </table:table-cell>
          <table:table-cell office:value-type="float" office:value="0.003145391" calcext:value-type="float">
            <text:p>0.003145391</text:p>
          </table:table-cell>
          <table:table-cell office:value-type="float" office:value="0.005128424" calcext:value-type="float">
            <text:p>0.00512842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60976" calcext:value-type="float">
            <text:p>0.003660976</text:p>
          </table:table-cell>
          <table:table-cell/>
          <table:table-cell office:value-type="float" office:value="24.451016322" calcext:value-type="float">
            <text:p>24.451016322</text:p>
          </table:table-cell>
          <table:table-cell office:value-type="float" office:value="24.282815523" calcext:value-type="float">
            <text:p>24.282815523</text:p>
          </table:table-cell>
          <table:table-cell office:value-type="float" office:value="24.331788516" calcext:value-type="float">
            <text:p>24.331788516</text:p>
          </table:table-cell>
          <table:table-cell office:value-type="float" office:value="25.187960942" calcext:value-type="float">
            <text:p>25.187960942</text:p>
          </table:table-cell>
          <table:table-cell office:value-type="float" office:value="24.295548624" calcext:value-type="float">
            <text:p>24.295548624</text:p>
          </table:table-cell>
          <table:table-cell/>
          <table:table-cell office:value-type="float" office:value="0.252345291" calcext:value-type="float">
            <text:p>0.252345291</text:p>
          </table:table-cell>
          <table:table-cell office:value-type="float" office:value="0.079726824" calcext:value-type="float">
            <text:p>0.079726824</text:p>
          </table:table-cell>
          <table:table-cell office:value-type="float" office:value="0.129987138" calcext:value-type="float">
            <text:p>0.1299871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794717" calcext:value-type="float">
            <text:p>0.0927947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2-02 23:15:59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1.346985858" calcext:value-type="float">
            <text:p>1.346985858</text:p>
          </table:table-cell>
          <table:table-cell office:value-type="float" office:value="0.513043465" calcext:value-type="float">
            <text:p>0.513043465</text:p>
          </table:table-cell>
          <table:table-cell office:value-type="float" office:value="0.755272598" calcext:value-type="float">
            <text:p>0.755272598</text:p>
          </table:table-cell>
          <table:table-cell office:value-type="float" office:value="5" calcext:value-type="float">
            <text:p>5</text:p>
          </table:table-cell>
          <table:table-cell office:value-type="float" office:value="0.572062799" calcext:value-type="float">
            <text:p>0.572062799</text:p>
          </table:table-cell>
          <table:table-cell/>
          <table:table-cell office:value-type="float" office:value="0.011004786" calcext:value-type="float">
            <text:p>0.011004786</text:p>
          </table:table-cell>
          <table:table-cell office:value-type="float" office:value="0.004191532" calcext:value-type="float">
            <text:p>0.004191532</text:p>
          </table:table-cell>
          <table:table-cell office:value-type="float" office:value="0.006170528" calcext:value-type="float">
            <text:p>0.0061705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73716" calcext:value-type="float">
            <text:p>0.004673716</text:p>
          </table:table-cell>
          <table:table-cell/>
          <table:table-cell office:value-type="float" office:value="0.009966184" calcext:value-type="float">
            <text:p>0.009966184</text:p>
          </table:table-cell>
          <table:table-cell office:value-type="float" office:value="0.003152929" calcext:value-type="float">
            <text:p>0.003152929</text:p>
          </table:table-cell>
          <table:table-cell office:value-type="float" office:value="0.005131925" calcext:value-type="float">
            <text:p>0.00513192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35113" calcext:value-type="float">
            <text:p>0.003635113</text:p>
          </table:table-cell>
          <table:table-cell/>
          <table:table-cell office:value-type="float" office:value="24.461358388" calcext:value-type="float">
            <text:p>24.461358388</text:p>
          </table:table-cell>
          <table:table-cell office:value-type="float" office:value="24.293108898" calcext:value-type="float">
            <text:p>24.293108898</text:p>
          </table:table-cell>
          <table:table-cell office:value-type="float" office:value="24.34198174" calcext:value-type="float">
            <text:p>24.34198174</text:p>
          </table:table-cell>
          <table:table-cell office:value-type="float" office:value="25.198059902" calcext:value-type="float">
            <text:p>25.198059902</text:p>
          </table:table-cell>
          <table:table-cell office:value-type="float" office:value="24.305017007" calcext:value-type="float">
            <text:p>24.305017007</text:p>
          </table:table-cell>
          <table:table-cell/>
          <table:table-cell office:value-type="float" office:value="0.252587895" calcext:value-type="float">
            <text:p>0.252587895</text:p>
          </table:table-cell>
          <table:table-cell office:value-type="float" office:value="0.079917888" calcext:value-type="float">
            <text:p>0.079917888</text:p>
          </table:table-cell>
          <table:table-cell office:value-type="float" office:value="0.130075876" calcext:value-type="float">
            <text:p>0.13007587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139211" calcext:value-type="float">
            <text:p>0.0921392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2-02 23:16:00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1.347575348" calcext:value-type="float">
            <text:p>1.347575348</text:p>
          </table:table-cell>
          <table:table-cell office:value-type="float" office:value="0.513026179" calcext:value-type="float">
            <text:p>0.513026179</text:p>
          </table:table-cell>
          <table:table-cell office:value-type="float" office:value="0.757268161" calcext:value-type="float">
            <text:p>0.757268161</text:p>
          </table:table-cell>
          <table:table-cell office:value-type="float" office:value="5" calcext:value-type="float">
            <text:p>5</text:p>
          </table:table-cell>
          <table:table-cell office:value-type="float" office:value="0.574059555" calcext:value-type="float">
            <text:p>0.574059555</text:p>
          </table:table-cell>
          <table:table-cell/>
          <table:table-cell office:value-type="float" office:value="0.011009603" calcext:value-type="float">
            <text:p>0.011009603</text:p>
          </table:table-cell>
          <table:table-cell office:value-type="float" office:value="0.00419139" calcext:value-type="float">
            <text:p>0.00419139</text:p>
          </table:table-cell>
          <table:table-cell office:value-type="float" office:value="0.006186831" calcext:value-type="float">
            <text:p>0.0061868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90029" calcext:value-type="float">
            <text:p>0.004690029</text:p>
          </table:table-cell>
          <table:table-cell/>
          <table:table-cell office:value-type="float" office:value="0.009971" calcext:value-type="float">
            <text:p>0.009971</text:p>
          </table:table-cell>
          <table:table-cell office:value-type="float" office:value="0.003152788" calcext:value-type="float">
            <text:p>0.003152788</text:p>
          </table:table-cell>
          <table:table-cell office:value-type="float" office:value="0.005148229" calcext:value-type="float">
            <text:p>0.0051482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51426" calcext:value-type="float">
            <text:p>0.003651426</text:p>
          </table:table-cell>
          <table:table-cell/>
          <table:table-cell office:value-type="float" office:value="24.46147731" calcext:value-type="float">
            <text:p>24.46147731</text:p>
          </table:table-cell>
          <table:table-cell office:value-type="float" office:value="24.29310541" calcext:value-type="float">
            <text:p>24.29310541</text:p>
          </table:table-cell>
          <table:table-cell office:value-type="float" office:value="24.342384362" calcext:value-type="float">
            <text:p>24.342384362</text:p>
          </table:table-cell>
          <table:table-cell office:value-type="float" office:value="25.198059902" calcext:value-type="float">
            <text:p>25.198059902</text:p>
          </table:table-cell>
          <table:table-cell office:value-type="float" office:value="24.305419883" calcext:value-type="float">
            <text:p>24.305419883</text:p>
          </table:table-cell>
          <table:table-cell/>
          <table:table-cell office:value-type="float" office:value="0.252709937" calcext:value-type="float">
            <text:p>0.252709937</text:p>
          </table:table-cell>
          <table:table-cell office:value-type="float" office:value="0.079914308" calcext:value-type="float">
            <text:p>0.079914308</text:p>
          </table:table-cell>
          <table:table-cell office:value-type="float" office:value="0.130489081" calcext:value-type="float">
            <text:p>0.1304890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552682" calcext:value-type="float">
            <text:p>0.0925526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2-02 23:16:02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1.348031324" calcext:value-type="float">
            <text:p>1.348031324</text:p>
          </table:table-cell>
          <table:table-cell office:value-type="float" office:value="0.513148965" calcext:value-type="float">
            <text:p>0.513148965</text:p>
          </table:table-cell>
          <table:table-cell office:value-type="float" office:value="0.758338661" calcext:value-type="float">
            <text:p>0.758338661</text:p>
          </table:table-cell>
          <table:table-cell office:value-type="float" office:value="5" calcext:value-type="float">
            <text:p>5</text:p>
          </table:table-cell>
          <table:table-cell office:value-type="float" office:value="0.575988361" calcext:value-type="float">
            <text:p>0.575988361</text:p>
          </table:table-cell>
          <table:table-cell/>
          <table:table-cell office:value-type="float" office:value="0.011013328" calcext:value-type="float">
            <text:p>0.011013328</text:p>
          </table:table-cell>
          <table:table-cell office:value-type="float" office:value="0.004192394" calcext:value-type="float">
            <text:p>0.004192394</text:p>
          </table:table-cell>
          <table:table-cell office:value-type="float" office:value="0.006195577" calcext:value-type="float">
            <text:p>0.0061955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05787" calcext:value-type="float">
            <text:p>0.004705787</text:p>
          </table:table-cell>
          <table:table-cell/>
          <table:table-cell office:value-type="float" office:value="0.009974725" calcext:value-type="float">
            <text:p>0.009974725</text:p>
          </table:table-cell>
          <table:table-cell office:value-type="float" office:value="0.003153791" calcext:value-type="float">
            <text:p>0.003153791</text:p>
          </table:table-cell>
          <table:table-cell office:value-type="float" office:value="0.005156975" calcext:value-type="float">
            <text:p>0.00515697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67185" calcext:value-type="float">
            <text:p>0.003667185</text:p>
          </table:table-cell>
          <table:table-cell/>
          <table:table-cell office:value-type="float" office:value="24.461569297" calcext:value-type="float">
            <text:p>24.461569297</text:p>
          </table:table-cell>
          <table:table-cell office:value-type="float" office:value="24.293130184" calcext:value-type="float">
            <text:p>24.293130184</text:p>
          </table:table-cell>
          <table:table-cell office:value-type="float" office:value="24.342600344" calcext:value-type="float">
            <text:p>24.342600344</text:p>
          </table:table-cell>
          <table:table-cell office:value-type="float" office:value="25.198059902" calcext:value-type="float">
            <text:p>25.198059902</text:p>
          </table:table-cell>
          <table:table-cell office:value-type="float" office:value="24.305809049" calcext:value-type="float">
            <text:p>24.305809049</text:p>
          </table:table-cell>
          <table:table-cell/>
          <table:table-cell office:value-type="float" office:value="0.252804338" calcext:value-type="float">
            <text:p>0.252804338</text:p>
          </table:table-cell>
          <table:table-cell office:value-type="float" office:value="0.079939734" calcext:value-type="float">
            <text:p>0.079939734</text:p>
          </table:table-cell>
          <table:table-cell office:value-type="float" office:value="0.130710741" calcext:value-type="float">
            <text:p>0.1307107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952083" calcext:value-type="float">
            <text:p>0.0929520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2-02 23:16:03</text:p>
          </table:table-cell>
          <table:table-cell office:value-type="float" office:value="24.21524" calcext:value-type="float">
            <text:p>24.21524</text:p>
          </table:table-cell>
          <table:table-cell office:value-type="string" calcext:value-type="string">
            <text:p><text:s/></text:p>
          </table:table-cell>
          <table:table-cell office:value-type="float" office:value="1.349321169" calcext:value-type="float">
            <text:p>1.349321169</text:p>
          </table:table-cell>
          <table:table-cell office:value-type="float" office:value="0.513346852" calcext:value-type="float">
            <text:p>0.513346852</text:p>
          </table:table-cell>
          <table:table-cell office:value-type="float" office:value="0.755878777" calcext:value-type="float">
            <text:p>0.755878777</text:p>
          </table:table-cell>
          <table:table-cell office:value-type="float" office:value="5" calcext:value-type="float">
            <text:p>5</text:p>
          </table:table-cell>
          <table:table-cell office:value-type="float" office:value="0.582853625" calcext:value-type="float">
            <text:p>0.582853625</text:p>
          </table:table-cell>
          <table:table-cell/>
          <table:table-cell office:value-type="float" office:value="0.011023866" calcext:value-type="float">
            <text:p>0.011023866</text:p>
          </table:table-cell>
          <table:table-cell office:value-type="float" office:value="0.00419401" calcext:value-type="float">
            <text:p>0.00419401</text:p>
          </table:table-cell>
          <table:table-cell office:value-type="float" office:value="0.00617548" calcext:value-type="float">
            <text:p>0.006175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61876" calcext:value-type="float">
            <text:p>0.004761876</text:p>
          </table:table-cell>
          <table:table-cell/>
          <table:table-cell office:value-type="float" office:value="0.009985263" calcext:value-type="float">
            <text:p>0.009985263</text:p>
          </table:table-cell>
          <table:table-cell office:value-type="float" office:value="0.003155407" calcext:value-type="float">
            <text:p>0.003155407</text:p>
          </table:table-cell>
          <table:table-cell office:value-type="float" office:value="0.005136877" calcext:value-type="float">
            <text:p>0.00513687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23273" calcext:value-type="float">
            <text:p>0.003723273</text:p>
          </table:table-cell>
          <table:table-cell/>
          <table:table-cell office:value-type="float" office:value="24.461829506" calcext:value-type="float">
            <text:p>24.461829506</text:p>
          </table:table-cell>
          <table:table-cell office:value-type="float" office:value="24.293170112" calcext:value-type="float">
            <text:p>24.293170112</text:p>
          </table:table-cell>
          <table:table-cell office:value-type="float" office:value="24.342104042" calcext:value-type="float">
            <text:p>24.342104042</text:p>
          </table:table-cell>
          <table:table-cell office:value-type="float" office:value="25.198059902" calcext:value-type="float">
            <text:p>25.198059902</text:p>
          </table:table-cell>
          <table:table-cell office:value-type="float" office:value="24.307194218" calcext:value-type="float">
            <text:p>24.307194218</text:p>
          </table:table-cell>
          <table:table-cell/>
          <table:table-cell office:value-type="float" office:value="0.253071375" calcext:value-type="float">
            <text:p>0.253071375</text:p>
          </table:table-cell>
          <table:table-cell office:value-type="float" office:value="0.079980712" calcext:value-type="float">
            <text:p>0.079980712</text:p>
          </table:table-cell>
          <table:table-cell office:value-type="float" office:value="0.130201393" calcext:value-type="float">
            <text:p>0.1302013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373682" calcext:value-type="float">
            <text:p>0.09437368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2-02 23:16:04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1.346542996" calcext:value-type="float">
            <text:p>1.346542996</text:p>
          </table:table-cell>
          <table:table-cell office:value-type="float" office:value="0.513868989" calcext:value-type="float">
            <text:p>0.513868989</text:p>
          </table:table-cell>
          <table:table-cell office:value-type="float" office:value="0.755779833" calcext:value-type="float">
            <text:p>0.755779833</text:p>
          </table:table-cell>
          <table:table-cell office:value-type="float" office:value="5" calcext:value-type="float">
            <text:p>5</text:p>
          </table:table-cell>
          <table:table-cell office:value-type="float" office:value="0.582364867" calcext:value-type="float">
            <text:p>0.582364867</text:p>
          </table:table-cell>
          <table:table-cell/>
          <table:table-cell office:value-type="float" office:value="0.011001168" calcext:value-type="float">
            <text:p>0.011001168</text:p>
          </table:table-cell>
          <table:table-cell office:value-type="float" office:value="0.004198276" calcext:value-type="float">
            <text:p>0.004198276</text:p>
          </table:table-cell>
          <table:table-cell office:value-type="float" office:value="0.006174672" calcext:value-type="float">
            <text:p>0.0061746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57883" calcext:value-type="float">
            <text:p>0.004757883</text:p>
          </table:table-cell>
          <table:table-cell/>
          <table:table-cell office:value-type="float" office:value="0.009962566" calcext:value-type="float">
            <text:p>0.009962566</text:p>
          </table:table-cell>
          <table:table-cell office:value-type="float" office:value="0.003159673" calcext:value-type="float">
            <text:p>0.003159673</text:p>
          </table:table-cell>
          <table:table-cell office:value-type="float" office:value="0.005136069" calcext:value-type="float">
            <text:p>0.0051360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1928" calcext:value-type="float">
            <text:p>0.00371928</text:p>
          </table:table-cell>
          <table:table-cell/>
          <table:table-cell office:value-type="float" office:value="24.471374713" calcext:value-type="float">
            <text:p>24.471374713</text:p>
          </table:table-cell>
          <table:table-cell office:value-type="float" office:value="24.303382668" calcext:value-type="float">
            <text:p>24.303382668</text:p>
          </table:table-cell>
          <table:table-cell office:value-type="float" office:value="24.352190838" calcext:value-type="float">
            <text:p>24.352190838</text:p>
          </table:table-cell>
          <table:table-cell office:value-type="float" office:value="25.208158865" calcext:value-type="float">
            <text:p>25.208158865</text:p>
          </table:table-cell>
          <table:table-cell office:value-type="float" office:value="24.317202683" calcext:value-type="float">
            <text:p>24.317202683</text:p>
          </table:table-cell>
          <table:table-cell/>
          <table:table-cell office:value-type="float" office:value="0.252496209" calcext:value-type="float">
            <text:p>0.252496209</text:p>
          </table:table-cell>
          <table:table-cell office:value-type="float" office:value="0.080088833" calcext:value-type="float">
            <text:p>0.080088833</text:p>
          </table:table-cell>
          <table:table-cell office:value-type="float" office:value="0.130180905" calcext:value-type="float">
            <text:p>0.13018090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272474" calcext:value-type="float">
            <text:p>0.0942724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2-02 23:16:06</text:p>
          </table:table-cell>
          <table:table-cell office:value-type="float" office:value="24.22029" calcext:value-type="float">
            <text:p>24.22029</text:p>
          </table:table-cell>
          <table:table-cell office:value-type="string" calcext:value-type="string">
            <text:p><text:s/></text:p>
          </table:table-cell>
          <table:table-cell office:value-type="float" office:value="1.345935028" calcext:value-type="float">
            <text:p>1.345935028</text:p>
          </table:table-cell>
          <table:table-cell office:value-type="float" office:value="0.514220061" calcext:value-type="float">
            <text:p>0.514220061</text:p>
          </table:table-cell>
          <table:table-cell office:value-type="float" office:value="0.756622643" calcext:value-type="float">
            <text:p>0.756622643</text:p>
          </table:table-cell>
          <table:table-cell office:value-type="float" office:value="5" calcext:value-type="float">
            <text:p>5</text:p>
          </table:table-cell>
          <table:table-cell office:value-type="float" office:value="0.581874321" calcext:value-type="float">
            <text:p>0.581874321</text:p>
          </table:table-cell>
          <table:table-cell/>
          <table:table-cell office:value-type="float" office:value="0.010996201" calcext:value-type="float">
            <text:p>0.010996201</text:p>
          </table:table-cell>
          <table:table-cell office:value-type="float" office:value="0.004201144" calcext:value-type="float">
            <text:p>0.004201144</text:p>
          </table:table-cell>
          <table:table-cell office:value-type="float" office:value="0.006181558" calcext:value-type="float">
            <text:p>0.0061815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53875" calcext:value-type="float">
            <text:p>0.004753875</text:p>
          </table:table-cell>
          <table:table-cell/>
          <table:table-cell office:value-type="float" office:value="0.009957598" calcext:value-type="float">
            <text:p>0.009957598</text:p>
          </table:table-cell>
          <table:table-cell office:value-type="float" office:value="0.003162542" calcext:value-type="float">
            <text:p>0.003162542</text:p>
          </table:table-cell>
          <table:table-cell office:value-type="float" office:value="0.005142955" calcext:value-type="float">
            <text:p>0.0051429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15272" calcext:value-type="float">
            <text:p>0.003715272</text:p>
          </table:table-cell>
          <table:table-cell/>
          <table:table-cell office:value-type="float" office:value="24.466199231" calcext:value-type="float">
            <text:p>24.466199231</text:p>
          </table:table-cell>
          <table:table-cell office:value-type="float" office:value="24.298399899" calcext:value-type="float">
            <text:p>24.298399899</text:p>
          </table:table-cell>
          <table:table-cell office:value-type="float" office:value="24.347307501" calcext:value-type="float">
            <text:p>24.347307501</text:p>
          </table:table-cell>
          <table:table-cell office:value-type="float" office:value="25.203109383" calcext:value-type="float">
            <text:p>25.203109383</text:p>
          </table:table-cell>
          <table:table-cell office:value-type="float" office:value="24.312050169" calcext:value-type="float">
            <text:p>24.312050169</text:p>
          </table:table-cell>
          <table:table-cell/>
          <table:table-cell office:value-type="float" office:value="0.252370341" calcext:value-type="float">
            <text:p>0.252370341</text:p>
          </table:table-cell>
          <table:table-cell office:value-type="float" office:value="0.080161531" calcext:value-type="float">
            <text:p>0.080161531</text:p>
          </table:table-cell>
          <table:table-cell office:value-type="float" office:value="0.130355419" calcext:value-type="float">
            <text:p>0.1303554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170896" calcext:value-type="float">
            <text:p>0.0941708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2-02 23:16:07</text:p>
          </table:table-cell>
          <table:table-cell office:value-type="float" office:value="24.23546" calcext:value-type="float">
            <text:p>24.23546</text:p>
          </table:table-cell>
          <table:table-cell office:value-type="string" calcext:value-type="string">
            <text:p><text:s/></text:p>
          </table:table-cell>
          <table:table-cell office:value-type="float" office:value="1.345011156" calcext:value-type="float">
            <text:p>1.345011156</text:p>
          </table:table-cell>
          <table:table-cell office:value-type="float" office:value="0.514692129" calcext:value-type="float">
            <text:p>0.514692129</text:p>
          </table:table-cell>
          <table:table-cell office:value-type="float" office:value="0.757699699" calcext:value-type="float">
            <text:p>0.757699699</text:p>
          </table:table-cell>
          <table:table-cell office:value-type="float" office:value="5" calcext:value-type="float">
            <text:p>5</text:p>
          </table:table-cell>
          <table:table-cell office:value-type="float" office:value="0.580902765" calcext:value-type="float">
            <text:p>0.580902765</text:p>
          </table:table-cell>
          <table:table-cell/>
          <table:table-cell office:value-type="float" office:value="0.010988653" calcext:value-type="float">
            <text:p>0.010988653</text:p>
          </table:table-cell>
          <table:table-cell office:value-type="float" office:value="0.004205001" calcext:value-type="float">
            <text:p>0.004205001</text:p>
          </table:table-cell>
          <table:table-cell office:value-type="float" office:value="0.006190357" calcext:value-type="float">
            <text:p>0.0061903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45938" calcext:value-type="float">
            <text:p>0.004745938</text:p>
          </table:table-cell>
          <table:table-cell/>
          <table:table-cell office:value-type="float" office:value="0.00995005" calcext:value-type="float">
            <text:p>0.00995005</text:p>
          </table:table-cell>
          <table:table-cell office:value-type="float" office:value="0.003166398" calcext:value-type="float">
            <text:p>0.003166398</text:p>
          </table:table-cell>
          <table:table-cell office:value-type="float" office:value="0.005151754" calcext:value-type="float">
            <text:p>0.00515175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07335" calcext:value-type="float">
            <text:p>0.003707335</text:p>
          </table:table-cell>
          <table:table-cell/>
          <table:table-cell office:value-type="float" office:value="24.481171359" calcext:value-type="float">
            <text:p>24.481171359</text:p>
          </table:table-cell>
          <table:table-cell office:value-type="float" office:value="24.313655955" calcext:value-type="float">
            <text:p>24.313655955</text:p>
          </table:table-cell>
          <table:table-cell office:value-type="float" office:value="24.362684939" calcext:value-type="float">
            <text:p>24.362684939</text:p>
          </table:table-cell>
          <table:table-cell office:value-type="float" office:value="25.21825783" calcext:value-type="float">
            <text:p>25.21825783</text:p>
          </table:table-cell>
          <table:table-cell office:value-type="float" office:value="24.327014769" calcext:value-type="float">
            <text:p>24.327014769</text:p>
          </table:table-cell>
          <table:table-cell/>
          <table:table-cell office:value-type="float" office:value="0.252179071" calcext:value-type="float">
            <text:p>0.252179071</text:p>
          </table:table-cell>
          <table:table-cell office:value-type="float" office:value="0.080259285" calcext:value-type="float">
            <text:p>0.080259285</text:p>
          </table:table-cell>
          <table:table-cell office:value-type="float" office:value="0.130578436" calcext:value-type="float">
            <text:p>0.1305784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969715" calcext:value-type="float">
            <text:p>0.0939697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2-02 23:16:08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1.3429089" calcext:value-type="float">
            <text:p>1.3429089</text:p>
          </table:table-cell>
          <table:table-cell office:value-type="float" office:value="0.514451923" calcext:value-type="float">
            <text:p>0.514451923</text:p>
          </table:table-cell>
          <table:table-cell office:value-type="float" office:value="0.760074348" calcext:value-type="float">
            <text:p>0.760074348</text:p>
          </table:table-cell>
          <table:table-cell office:value-type="float" office:value="5" calcext:value-type="float">
            <text:p>5</text:p>
          </table:table-cell>
          <table:table-cell office:value-type="float" office:value="0.577775309" calcext:value-type="float">
            <text:p>0.577775309</text:p>
          </table:table-cell>
          <table:table-cell/>
          <table:table-cell office:value-type="float" office:value="0.010971478" calcext:value-type="float">
            <text:p>0.010971478</text:p>
          </table:table-cell>
          <table:table-cell office:value-type="float" office:value="0.004203039" calcext:value-type="float">
            <text:p>0.004203039</text:p>
          </table:table-cell>
          <table:table-cell office:value-type="float" office:value="0.006209758" calcext:value-type="float">
            <text:p>0.0062097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20387" calcext:value-type="float">
            <text:p>0.004720387</text:p>
          </table:table-cell>
          <table:table-cell/>
          <table:table-cell office:value-type="float" office:value="0.009932875" calcext:value-type="float">
            <text:p>0.009932875</text:p>
          </table:table-cell>
          <table:table-cell office:value-type="float" office:value="0.003164436" calcext:value-type="float">
            <text:p>0.003164436</text:p>
          </table:table-cell>
          <table:table-cell office:value-type="float" office:value="0.005171155" calcext:value-type="float">
            <text:p>0.0051711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81784" calcext:value-type="float">
            <text:p>0.003681784</text:p>
          </table:table-cell>
          <table:table-cell/>
          <table:table-cell office:value-type="float" office:value="24.475694427" calcext:value-type="float">
            <text:p>24.475694427</text:p>
          </table:table-cell>
          <table:table-cell office:value-type="float" office:value="24.308553887" calcext:value-type="float">
            <text:p>24.308553887</text:p>
          </table:table-cell>
          <table:table-cell office:value-type="float" office:value="24.35811066" calcext:value-type="float">
            <text:p>24.35811066</text:p>
          </table:table-cell>
          <table:table-cell office:value-type="float" office:value="25.213208347" calcext:value-type="float">
            <text:p>25.213208347</text:p>
          </table:table-cell>
          <table:table-cell office:value-type="float" office:value="24.321330225" calcext:value-type="float">
            <text:p>24.321330225</text:p>
          </table:table-cell>
          <table:table-cell/>
          <table:table-cell office:value-type="float" office:value="0.251743839" calcext:value-type="float">
            <text:p>0.251743839</text:p>
          </table:table-cell>
          <table:table-cell office:value-type="float" office:value="0.080209544" calcext:value-type="float">
            <text:p>0.080209544</text:p>
          </table:table-cell>
          <table:table-cell office:value-type="float" office:value="0.131070135" calcext:value-type="float">
            <text:p>0.1310701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322109" calcext:value-type="float">
            <text:p>0.09332210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2-02 23:16:09</text:p>
          </table:table-cell>
          <table:table-cell office:value-type="float" office:value="24.22535" calcext:value-type="float">
            <text:p>24.22535</text:p>
          </table:table-cell>
          <table:table-cell office:value-type="string" calcext:value-type="string">
            <text:p><text:s/></text:p>
          </table:table-cell>
          <table:table-cell office:value-type="float" office:value="1.345198315" calcext:value-type="float">
            <text:p>1.345198315</text:p>
          </table:table-cell>
          <table:table-cell office:value-type="float" office:value="0.515251221" calcext:value-type="float">
            <text:p>0.515251221</text:p>
          </table:table-cell>
          <table:table-cell office:value-type="float" office:value="0.761797519" calcext:value-type="float">
            <text:p>0.761797519</text:p>
          </table:table-cell>
          <table:table-cell office:value-type="float" office:value="5" calcext:value-type="float">
            <text:p>5</text:p>
          </table:table-cell>
          <table:table-cell office:value-type="float" office:value="0.576953361" calcext:value-type="float">
            <text:p>0.576953361</text:p>
          </table:table-cell>
          <table:table-cell/>
          <table:table-cell office:value-type="float" office:value="0.010990182" calcext:value-type="float">
            <text:p>0.010990182</text:p>
          </table:table-cell>
          <table:table-cell office:value-type="float" office:value="0.004209569" calcext:value-type="float">
            <text:p>0.004209569</text:p>
          </table:table-cell>
          <table:table-cell office:value-type="float" office:value="0.006223836" calcext:value-type="float">
            <text:p>0.0062238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13671" calcext:value-type="float">
            <text:p>0.004713671</text:p>
          </table:table-cell>
          <table:table-cell/>
          <table:table-cell office:value-type="float" office:value="0.00995158" calcext:value-type="float">
            <text:p>0.00995158</text:p>
          </table:table-cell>
          <table:table-cell office:value-type="float" office:value="0.003170966" calcext:value-type="float">
            <text:p>0.003170966</text:p>
          </table:table-cell>
          <table:table-cell office:value-type="float" office:value="0.005185233" calcext:value-type="float">
            <text:p>0.00518523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75069" calcext:value-type="float">
            <text:p>0.003675069</text:p>
          </table:table-cell>
          <table:table-cell/>
          <table:table-cell office:value-type="float" office:value="24.471103444" calcext:value-type="float">
            <text:p>24.471103444</text:p>
          </table:table-cell>
          <table:table-cell office:value-type="float" office:value="24.303661555" calcext:value-type="float">
            <text:p>24.303661555</text:p>
          </table:table-cell>
          <table:table-cell office:value-type="float" office:value="24.353404944" calcext:value-type="float">
            <text:p>24.353404944</text:p>
          </table:table-cell>
          <table:table-cell office:value-type="float" office:value="25.208158865" calcext:value-type="float">
            <text:p>25.208158865</text:p>
          </table:table-cell>
          <table:table-cell office:value-type="float" office:value="24.316110841" calcext:value-type="float">
            <text:p>24.316110841</text:p>
          </table:table-cell>
          <table:table-cell/>
          <table:table-cell office:value-type="float" office:value="0.252217818" calcext:value-type="float">
            <text:p>0.252217818</text:p>
          </table:table-cell>
          <table:table-cell office:value-type="float" office:value="0.080375058" calcext:value-type="float">
            <text:p>0.080375058</text:p>
          </table:table-cell>
          <table:table-cell office:value-type="float" office:value="0.131426938" calcext:value-type="float">
            <text:p>0.1314269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151907" calcext:value-type="float">
            <text:p>0.0931519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2-02 23:16:11</text:p>
          </table:table-cell>
          <table:table-cell office:value-type="float" office:value="24.2304" calcext:value-type="float">
            <text:p>24.2304</text:p>
          </table:table-cell>
          <table:table-cell office:value-type="string" calcext:value-type="string">
            <text:p><text:s/></text:p>
          </table:table-cell>
          <table:table-cell office:value-type="float" office:value="1.347223681" calcext:value-type="float">
            <text:p>1.347223681</text:p>
          </table:table-cell>
          <table:table-cell office:value-type="float" office:value="0.515348377" calcext:value-type="float">
            <text:p>0.515348377</text:p>
          </table:table-cell>
          <table:table-cell office:value-type="float" office:value="0.763791295" calcext:value-type="float">
            <text:p>0.763791295</text:p>
          </table:table-cell>
          <table:table-cell office:value-type="float" office:value="5" calcext:value-type="float">
            <text:p>5</text:p>
          </table:table-cell>
          <table:table-cell office:value-type="float" office:value="0.576905081" calcext:value-type="float">
            <text:p>0.576905081</text:p>
          </table:table-cell>
          <table:table-cell/>
          <table:table-cell office:value-type="float" office:value="0.011006729" calcext:value-type="float">
            <text:p>0.011006729</text:p>
          </table:table-cell>
          <table:table-cell office:value-type="float" office:value="0.004210363" calcext:value-type="float">
            <text:p>0.004210363</text:p>
          </table:table-cell>
          <table:table-cell office:value-type="float" office:value="0.006240125" calcext:value-type="float">
            <text:p>0.00624012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13277" calcext:value-type="float">
            <text:p>0.004713277</text:p>
          </table:table-cell>
          <table:table-cell/>
          <table:table-cell office:value-type="float" office:value="0.009968127" calcext:value-type="float">
            <text:p>0.009968127</text:p>
          </table:table-cell>
          <table:table-cell office:value-type="float" office:value="0.00317176" calcext:value-type="float">
            <text:p>0.00317176</text:p>
          </table:table-cell>
          <table:table-cell office:value-type="float" office:value="0.005201522" calcext:value-type="float">
            <text:p>0.00520152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74674" calcext:value-type="float">
            <text:p>0.003674674</text:p>
          </table:table-cell>
          <table:table-cell/>
          <table:table-cell office:value-type="float" office:value="24.476564864" calcext:value-type="float">
            <text:p>24.476564864</text:p>
          </table:table-cell>
          <table:table-cell office:value-type="float" office:value="24.30873476" calcext:value-type="float">
            <text:p>24.30873476</text:p>
          </table:table-cell>
          <table:table-cell office:value-type="float" office:value="24.358860573" calcext:value-type="float">
            <text:p>24.358860573</text:p>
          </table:table-cell>
          <table:table-cell office:value-type="float" office:value="25.213208347" calcext:value-type="float">
            <text:p>25.213208347</text:p>
          </table:table-cell>
          <table:table-cell office:value-type="float" office:value="24.321154645" calcext:value-type="float">
            <text:p>24.321154645</text:p>
          </table:table-cell>
          <table:table-cell/>
          <table:table-cell office:value-type="float" office:value="0.252637131" calcext:value-type="float">
            <text:p>0.252637131</text:p>
          </table:table-cell>
          <table:table-cell office:value-type="float" office:value="0.080395177" calcext:value-type="float">
            <text:p>0.080395177</text:p>
          </table:table-cell>
          <table:table-cell office:value-type="float" office:value="0.131839772" calcext:value-type="float">
            <text:p>0.1318397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14191" calcext:value-type="float">
            <text:p>0.0931419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2-02 23:16:12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1.3507487" calcext:value-type="float">
            <text:p>1.3507487</text:p>
          </table:table-cell>
          <table:table-cell office:value-type="float" office:value="0.515339436" calcext:value-type="float">
            <text:p>0.515339436</text:p>
          </table:table-cell>
          <table:table-cell office:value-type="float" office:value="0.765487643" calcext:value-type="float">
            <text:p>0.765487643</text:p>
          </table:table-cell>
          <table:table-cell office:value-type="float" office:value="5" calcext:value-type="float">
            <text:p>5</text:p>
          </table:table-cell>
          <table:table-cell office:value-type="float" office:value="0.578006575" calcext:value-type="float">
            <text:p>0.578006575</text:p>
          </table:table-cell>
          <table:table-cell/>
          <table:table-cell office:value-type="float" office:value="0.011035529" calcext:value-type="float">
            <text:p>0.011035529</text:p>
          </table:table-cell>
          <table:table-cell office:value-type="float" office:value="0.00421029" calcext:value-type="float">
            <text:p>0.00421029</text:p>
          </table:table-cell>
          <table:table-cell office:value-type="float" office:value="0.006253984" calcext:value-type="float">
            <text:p>0.0062539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22276" calcext:value-type="float">
            <text:p>0.004722276</text:p>
          </table:table-cell>
          <table:table-cell/>
          <table:table-cell office:value-type="float" office:value="0.009996926" calcext:value-type="float">
            <text:p>0.009996926</text:p>
          </table:table-cell>
          <table:table-cell office:value-type="float" office:value="0.003171687" calcext:value-type="float">
            <text:p>0.003171687</text:p>
          </table:table-cell>
          <table:table-cell office:value-type="float" office:value="0.005215381" calcext:value-type="float">
            <text:p>0.00521538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83673" calcext:value-type="float">
            <text:p>0.003683673</text:p>
          </table:table-cell>
          <table:table-cell/>
          <table:table-cell office:value-type="float" office:value="24.492434471" calcext:value-type="float">
            <text:p>24.492434471</text:p>
          </table:table-cell>
          <table:table-cell office:value-type="float" office:value="24.323893764" calcext:value-type="float">
            <text:p>24.323893764</text:p>
          </table:table-cell>
          <table:table-cell office:value-type="float" office:value="24.374362935" calcext:value-type="float">
            <text:p>24.374362935</text:p>
          </table:table-cell>
          <table:table-cell office:value-type="float" office:value="25.228356798" calcext:value-type="float">
            <text:p>25.228356798</text:p>
          </table:table-cell>
          <table:table-cell office:value-type="float" office:value="24.33653752" calcext:value-type="float">
            <text:p>24.33653752</text:p>
          </table:table-cell>
          <table:table-cell/>
          <table:table-cell office:value-type="float" office:value="0.253366918" calcext:value-type="float">
            <text:p>0.253366918</text:p>
          </table:table-cell>
          <table:table-cell office:value-type="float" office:value="0.080393325" calcext:value-type="float">
            <text:p>0.080393325</text:p>
          </table:table-cell>
          <table:table-cell office:value-type="float" office:value="0.132191021" calcext:value-type="float">
            <text:p>0.1321910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369998" calcext:value-type="float">
            <text:p>0.0933699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2-02 23:16:13</text:p>
          </table:table-cell>
          <table:table-cell office:value-type="float" office:value="24.24051" calcext:value-type="float">
            <text:p>24.24051</text:p>
          </table:table-cell>
          <table:table-cell office:value-type="string" calcext:value-type="string">
            <text:p><text:s/></text:p>
          </table:table-cell>
          <table:table-cell office:value-type="float" office:value="1.348146957" calcext:value-type="float">
            <text:p>1.348146957</text:p>
          </table:table-cell>
          <table:table-cell office:value-type="float" office:value="0.515350761" calcext:value-type="float">
            <text:p>0.515350761</text:p>
          </table:table-cell>
          <table:table-cell office:value-type="float" office:value="0.766530128" calcext:value-type="float">
            <text:p>0.766530128</text:p>
          </table:table-cell>
          <table:table-cell office:value-type="float" office:value="5" calcext:value-type="float">
            <text:p>5</text:p>
          </table:table-cell>
          <table:table-cell office:value-type="float" office:value="0.580866406" calcext:value-type="float">
            <text:p>0.580866406</text:p>
          </table:table-cell>
          <table:table-cell/>
          <table:table-cell office:value-type="float" office:value="0.011014273" calcext:value-type="float">
            <text:p>0.011014273</text:p>
          </table:table-cell>
          <table:table-cell office:value-type="float" office:value="0.004210382" calcext:value-type="float">
            <text:p>0.004210382</text:p>
          </table:table-cell>
          <table:table-cell office:value-type="float" office:value="0.006262501" calcext:value-type="float">
            <text:p>0.0062625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45641" calcext:value-type="float">
            <text:p>0.004745641</text:p>
          </table:table-cell>
          <table:table-cell/>
          <table:table-cell office:value-type="float" office:value="0.00997567" calcext:value-type="float">
            <text:p>0.00997567</text:p>
          </table:table-cell>
          <table:table-cell office:value-type="float" office:value="0.003171779" calcext:value-type="float">
            <text:p>0.003171779</text:p>
          </table:table-cell>
          <table:table-cell office:value-type="float" office:value="0.005223898" calcext:value-type="float">
            <text:p>0.00522389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07038" calcext:value-type="float">
            <text:p>0.003707038</text:p>
          </table:table-cell>
          <table:table-cell/>
          <table:table-cell office:value-type="float" office:value="24.486856786" calcext:value-type="float">
            <text:p>24.486856786</text:p>
          </table:table-cell>
          <table:table-cell office:value-type="float" office:value="24.318842446" calcext:value-type="float">
            <text:p>24.318842446</text:p>
          </table:table-cell>
          <table:table-cell office:value-type="float" office:value="24.369519888" calcext:value-type="float">
            <text:p>24.369519888</text:p>
          </table:table-cell>
          <table:table-cell office:value-type="float" office:value="25.223307313" calcext:value-type="float">
            <text:p>25.223307313</text:p>
          </table:table-cell>
          <table:table-cell office:value-type="float" office:value="24.332060975" calcext:value-type="float">
            <text:p>24.332060975</text:p>
          </table:table-cell>
          <table:table-cell/>
          <table:table-cell office:value-type="float" office:value="0.252828278" calcext:value-type="float">
            <text:p>0.252828278</text:p>
          </table:table-cell>
          <table:table-cell office:value-type="float" office:value="0.08039567" calcext:value-type="float">
            <text:p>0.08039567</text:p>
          </table:table-cell>
          <table:table-cell office:value-type="float" office:value="0.132406879" calcext:value-type="float">
            <text:p>0.1324068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962186" calcext:value-type="float">
            <text:p>0.0939621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2-02 23:16:14</text:p>
          </table:table-cell>
          <table:table-cell office:value-type="float" office:value="24.24556" calcext:value-type="float">
            <text:p>24.24556</text:p>
          </table:table-cell>
          <table:table-cell office:value-type="string" calcext:value-type="string">
            <text:p><text:s/></text:p>
          </table:table-cell>
          <table:table-cell office:value-type="float" office:value="1.347513956" calcext:value-type="float">
            <text:p>1.347513956</text:p>
          </table:table-cell>
          <table:table-cell office:value-type="float" office:value="0.515397252" calcext:value-type="float">
            <text:p>0.515397252</text:p>
          </table:table-cell>
          <table:table-cell office:value-type="float" office:value="0.766949745" calcext:value-type="float">
            <text:p>0.766949745</text:p>
          </table:table-cell>
          <table:table-cell office:value-type="float" office:value="5" calcext:value-type="float">
            <text:p>5</text:p>
          </table:table-cell>
          <table:table-cell office:value-type="float" office:value="0.583439539" calcext:value-type="float">
            <text:p>0.583439539</text:p>
          </table:table-cell>
          <table:table-cell/>
          <table:table-cell office:value-type="float" office:value="0.011009101" calcext:value-type="float">
            <text:p>0.011009101</text:p>
          </table:table-cell>
          <table:table-cell office:value-type="float" office:value="0.004210762" calcext:value-type="float">
            <text:p>0.004210762</text:p>
          </table:table-cell>
          <table:table-cell office:value-type="float" office:value="0.006265929" calcext:value-type="float">
            <text:p>0.0062659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66663" calcext:value-type="float">
            <text:p>0.004766663</text:p>
          </table:table-cell>
          <table:table-cell/>
          <table:table-cell office:value-type="float" office:value="0.009970498" calcext:value-type="float">
            <text:p>0.009970498</text:p>
          </table:table-cell>
          <table:table-cell office:value-type="float" office:value="0.003172159" calcext:value-type="float">
            <text:p>0.003172159</text:p>
          </table:table-cell>
          <table:table-cell office:value-type="float" office:value="0.005227327" calcext:value-type="float">
            <text:p>0.0052273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2806" calcext:value-type="float">
            <text:p>0.00372806</text:p>
          </table:table-cell>
          <table:table-cell/>
          <table:table-cell office:value-type="float" office:value="24.491781923" calcext:value-type="float">
            <text:p>24.491781923</text:p>
          </table:table-cell>
          <table:table-cell office:value-type="float" office:value="24.323905429" calcext:value-type="float">
            <text:p>24.323905429</text:p>
          </table:table-cell>
          <table:table-cell office:value-type="float" office:value="24.374657917" calcext:value-type="float">
            <text:p>24.374657917</text:p>
          </table:table-cell>
          <table:table-cell office:value-type="float" office:value="25.228356798" calcext:value-type="float">
            <text:p>25.228356798</text:p>
          </table:table-cell>
          <table:table-cell office:value-type="float" office:value="24.337633671" calcext:value-type="float">
            <text:p>24.337633671</text:p>
          </table:table-cell>
          <table:table-cell/>
          <table:table-cell office:value-type="float" office:value="0.252697227" calcext:value-type="float">
            <text:p>0.252697227</text:p>
          </table:table-cell>
          <table:table-cell office:value-type="float" office:value="0.080405298" calcext:value-type="float">
            <text:p>0.080405298</text:p>
          </table:table-cell>
          <table:table-cell office:value-type="float" office:value="0.132493765" calcext:value-type="float">
            <text:p>0.1324937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495008" calcext:value-type="float">
            <text:p>0.0944950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2019-12-02 23:16:16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1.347387594" calcext:value-type="float">
            <text:p>1.347387594</text:p>
          </table:table-cell>
          <table:table-cell office:value-type="float" office:value="0.515517654" calcext:value-type="float">
            <text:p>0.515517654</text:p>
          </table:table-cell>
          <table:table-cell office:value-type="float" office:value="0.765081139" calcext:value-type="float">
            <text:p>0.765081139</text:p>
          </table:table-cell>
          <table:table-cell office:value-type="float" office:value="5" calcext:value-type="float">
            <text:p>5</text:p>
          </table:table-cell>
          <table:table-cell office:value-type="float" office:value="0.59013791" calcext:value-type="float">
            <text:p>0.59013791</text:p>
          </table:table-cell>
          <table:table-cell/>
          <table:table-cell office:value-type="float" office:value="0.011008069" calcext:value-type="float">
            <text:p>0.011008069</text:p>
          </table:table-cell>
          <table:table-cell office:value-type="float" office:value="0.004211746" calcext:value-type="float">
            <text:p>0.004211746</text:p>
          </table:table-cell>
          <table:table-cell office:value-type="float" office:value="0.006250663" calcext:value-type="float">
            <text:p>0.0062506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21388" calcext:value-type="float">
            <text:p>0.004821388</text:p>
          </table:table-cell>
          <table:table-cell/>
          <table:table-cell office:value-type="float" office:value="0.009969466" calcext:value-type="float">
            <text:p>0.009969466</text:p>
          </table:table-cell>
          <table:table-cell office:value-type="float" office:value="0.003173143" calcext:value-type="float">
            <text:p>0.003173143</text:p>
          </table:table-cell>
          <table:table-cell office:value-type="float" office:value="0.00521206" calcext:value-type="float">
            <text:p>0.0052120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82785" calcext:value-type="float">
            <text:p>0.003782785</text:p>
          </table:table-cell>
          <table:table-cell/>
          <table:table-cell office:value-type="float" office:value="24.496809267" calcext:value-type="float">
            <text:p>24.496809267</text:p>
          </table:table-cell>
          <table:table-cell office:value-type="float" office:value="24.328983325" calcext:value-type="float">
            <text:p>24.328983325</text:p>
          </table:table-cell>
          <table:table-cell office:value-type="float" office:value="24.379334294" calcext:value-type="float">
            <text:p>24.379334294</text:p>
          </table:table-cell>
          <table:table-cell office:value-type="float" office:value="25.233406283" calcext:value-type="float">
            <text:p>25.233406283</text:p>
          </table:table-cell>
          <table:table-cell office:value-type="float" office:value="24.344038662" calcext:value-type="float">
            <text:p>24.344038662</text:p>
          </table:table-cell>
          <table:table-cell/>
          <table:table-cell office:value-type="float" office:value="0.252671066" calcext:value-type="float">
            <text:p>0.252671066</text:p>
          </table:table-cell>
          <table:table-cell office:value-type="float" office:value="0.08043023" calcext:value-type="float">
            <text:p>0.08043023</text:p>
          </table:table-cell>
          <table:table-cell office:value-type="float" office:value="0.132106849" calcext:value-type="float">
            <text:p>0.13210684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5882045" calcext:value-type="float">
            <text:p>0.09588204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2019-12-02 23:16:17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1.344555777" calcext:value-type="float">
            <text:p>1.344555777</text:p>
          </table:table-cell>
          <table:table-cell office:value-type="float" office:value="0.515967073" calcext:value-type="float">
            <text:p>0.515967073</text:p>
          </table:table-cell>
          <table:table-cell office:value-type="float" office:value="0.764582844" calcext:value-type="float">
            <text:p>0.764582844</text:p>
          </table:table-cell>
          <table:table-cell office:value-type="float" office:value="5" calcext:value-type="float">
            <text:p>5</text:p>
          </table:table-cell>
          <table:table-cell office:value-type="float" office:value="0.591263245" calcext:value-type="float">
            <text:p>0.591263245</text:p>
          </table:table-cell>
          <table:table-cell/>
          <table:table-cell office:value-type="float" office:value="0.010984933" calcext:value-type="float">
            <text:p>0.010984933</text:p>
          </table:table-cell>
          <table:table-cell office:value-type="float" office:value="0.004215417" calcext:value-type="float">
            <text:p>0.004215417</text:p>
          </table:table-cell>
          <table:table-cell office:value-type="float" office:value="0.006246592" calcext:value-type="float">
            <text:p>0.0062465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30582" calcext:value-type="float">
            <text:p>0.004830582</text:p>
          </table:table-cell>
          <table:table-cell/>
          <table:table-cell office:value-type="float" office:value="0.00994633" calcext:value-type="float">
            <text:p>0.00994633</text:p>
          </table:table-cell>
          <table:table-cell office:value-type="float" office:value="0.003176815" calcext:value-type="float">
            <text:p>0.003176815</text:p>
          </table:table-cell>
          <table:table-cell office:value-type="float" office:value="0.005207989" calcext:value-type="float">
            <text:p>0.00520798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91979" calcext:value-type="float">
            <text:p>0.003791979</text:p>
          </table:table-cell>
          <table:table-cell/>
          <table:table-cell office:value-type="float" office:value="24.501290841" calcext:value-type="float">
            <text:p>24.501290841</text:p>
          </table:table-cell>
          <table:table-cell office:value-type="float" office:value="24.334127604" calcext:value-type="float">
            <text:p>24.334127604</text:p>
          </table:table-cell>
          <table:table-cell office:value-type="float" office:value="24.384287136" calcext:value-type="float">
            <text:p>24.384287136</text:p>
          </table:table-cell>
          <table:table-cell office:value-type="float" office:value="25.238455768" calcext:value-type="float">
            <text:p>25.238455768</text:p>
          </table:table-cell>
          <table:table-cell office:value-type="float" office:value="24.349319241" calcext:value-type="float">
            <text:p>24.349319241</text:p>
          </table:table-cell>
          <table:table-cell/>
          <table:table-cell office:value-type="float" office:value="0.252084793" calcext:value-type="float">
            <text:p>0.252084793</text:p>
          </table:table-cell>
          <table:table-cell office:value-type="float" office:value="0.080523293" calcext:value-type="float">
            <text:p>0.080523293</text:p>
          </table:table-cell>
          <table:table-cell office:value-type="float" office:value="0.132003672" calcext:value-type="float">
            <text:p>0.1320036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6115069" calcext:value-type="float">
            <text:p>0.09611506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2019-12-02 23:16:18</text:p>
          </table:table-cell>
          <table:table-cell office:value-type="float" office:value="24.25062" calcext:value-type="float">
            <text:p>24.25062</text:p>
          </table:table-cell>
          <table:table-cell office:value-type="string" calcext:value-type="string">
            <text:p><text:s/></text:p>
          </table:table-cell>
          <table:table-cell office:value-type="float" office:value="1.345111292" calcext:value-type="float">
            <text:p>1.345111292</text:p>
          </table:table-cell>
          <table:table-cell office:value-type="float" office:value="0.51646954" calcext:value-type="float">
            <text:p>0.51646954</text:p>
          </table:table-cell>
          <table:table-cell office:value-type="float" office:value="0.764484497" calcext:value-type="float">
            <text:p>0.764484497</text:p>
          </table:table-cell>
          <table:table-cell office:value-type="float" office:value="5" calcext:value-type="float">
            <text:p>5</text:p>
          </table:table-cell>
          <table:table-cell office:value-type="float" office:value="0.590358447" calcext:value-type="float">
            <text:p>0.590358447</text:p>
          </table:table-cell>
          <table:table-cell/>
          <table:table-cell office:value-type="float" office:value="0.010989471" calcext:value-type="float">
            <text:p>0.010989471</text:p>
          </table:table-cell>
          <table:table-cell office:value-type="float" office:value="0.004219522" calcext:value-type="float">
            <text:p>0.004219522</text:p>
          </table:table-cell>
          <table:table-cell office:value-type="float" office:value="0.006245788" calcext:value-type="float">
            <text:p>0.0062457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2319" calcext:value-type="float">
            <text:p>0.00482319</text:p>
          </table:table-cell>
          <table:table-cell/>
          <table:table-cell office:value-type="float" office:value="0.009950869" calcext:value-type="float">
            <text:p>0.009950869</text:p>
          </table:table-cell>
          <table:table-cell office:value-type="float" office:value="0.00318092" calcext:value-type="float">
            <text:p>0.00318092</text:p>
          </table:table-cell>
          <table:table-cell office:value-type="float" office:value="0.005207186" calcext:value-type="float">
            <text:p>0.00520718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84587" calcext:value-type="float">
            <text:p>0.003784587</text:p>
          </table:table-cell>
          <table:table-cell/>
          <table:table-cell office:value-type="float" office:value="24.496350068" calcext:value-type="float">
            <text:p>24.496350068</text:p>
          </table:table-cell>
          <table:table-cell office:value-type="float" office:value="24.329175378" calcext:value-type="float">
            <text:p>24.329175378</text:p>
          </table:table-cell>
          <table:table-cell office:value-type="float" office:value="24.379213921" calcext:value-type="float">
            <text:p>24.379213921</text:p>
          </table:table-cell>
          <table:table-cell office:value-type="float" office:value="25.233406283" calcext:value-type="float">
            <text:p>25.233406283</text:p>
          </table:table-cell>
          <table:table-cell office:value-type="float" office:value="24.344083157" calcext:value-type="float">
            <text:p>24.344083157</text:p>
          </table:table-cell>
          <table:table-cell/>
          <table:table-cell office:value-type="float" office:value="0.252199802" calcext:value-type="float">
            <text:p>0.252199802</text:p>
          </table:table-cell>
          <table:table-cell office:value-type="float" office:value="0.080627341" calcext:value-type="float">
            <text:p>0.080627341</text:p>
          </table:table-cell>
          <table:table-cell office:value-type="float" office:value="0.131983308" calcext:value-type="float">
            <text:p>0.13198330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5927712" calcext:value-type="float">
            <text:p>0.0959277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2019-12-02 23:16:19</text:p>
          </table:table-cell>
          <table:table-cell office:value-type="float" office:value="24.25567" calcext:value-type="float">
            <text:p>24.25567</text:p>
          </table:table-cell>
          <table:table-cell office:value-type="string" calcext:value-type="string">
            <text:p><text:s/></text:p>
          </table:table-cell>
          <table:table-cell office:value-type="float" office:value="1.348173779" calcext:value-type="float">
            <text:p>1.348173779</text:p>
          </table:table-cell>
          <table:table-cell office:value-type="float" office:value="0.516866507" calcext:value-type="float">
            <text:p>0.516866507</text:p>
          </table:table-cell>
          <table:table-cell office:value-type="float" office:value="0.765428038" calcext:value-type="float">
            <text:p>0.765428038</text:p>
          </table:table-cell>
          <table:table-cell office:value-type="float" office:value="5" calcext:value-type="float">
            <text:p>5</text:p>
          </table:table-cell>
          <table:table-cell office:value-type="float" office:value="0.588543485" calcext:value-type="float">
            <text:p>0.588543485</text:p>
          </table:table-cell>
          <table:table-cell/>
          <table:table-cell office:value-type="float" office:value="0.011014492" calcext:value-type="float">
            <text:p>0.011014492</text:p>
          </table:table-cell>
          <table:table-cell office:value-type="float" office:value="0.004222766" calcext:value-type="float">
            <text:p>0.004222766</text:p>
          </table:table-cell>
          <table:table-cell office:value-type="float" office:value="0.006253497" calcext:value-type="float">
            <text:p>0.00625349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08362" calcext:value-type="float">
            <text:p>0.004808362</text:p>
          </table:table-cell>
          <table:table-cell/>
          <table:table-cell office:value-type="float" office:value="0.009975889" calcext:value-type="float">
            <text:p>0.009975889</text:p>
          </table:table-cell>
          <table:table-cell office:value-type="float" office:value="0.003184163" calcext:value-type="float">
            <text:p>0.003184163</text:p>
          </table:table-cell>
          <table:table-cell office:value-type="float" office:value="0.005214894" calcext:value-type="float">
            <text:p>0.00521489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69759" calcext:value-type="float">
            <text:p>0.003769759</text:p>
          </table:table-cell>
          <table:table-cell/>
          <table:table-cell office:value-type="float" office:value="24.502020698" calcext:value-type="float">
            <text:p>24.502020698</text:p>
          </table:table-cell>
          <table:table-cell office:value-type="float" office:value="24.334309073" calcext:value-type="float">
            <text:p>24.334309073</text:p>
          </table:table-cell>
          <table:table-cell office:value-type="float" office:value="24.384457654" calcext:value-type="float">
            <text:p>24.384457654</text:p>
          </table:table-cell>
          <table:table-cell office:value-type="float" office:value="25.238455768" calcext:value-type="float">
            <text:p>25.238455768</text:p>
          </table:table-cell>
          <table:table-cell office:value-type="float" office:value="24.34877051" calcext:value-type="float">
            <text:p>24.34877051</text:p>
          </table:table-cell>
          <table:table-cell/>
          <table:table-cell office:value-type="float" office:value="0.252833831" calcext:value-type="float">
            <text:p>0.252833831</text:p>
          </table:table-cell>
          <table:table-cell office:value-type="float" office:value="0.080709543" calcext:value-type="float">
            <text:p>0.080709543</text:p>
          </table:table-cell>
          <table:table-cell office:value-type="float" office:value="0.132178679" calcext:value-type="float">
            <text:p>0.1321786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5551887" calcext:value-type="float">
            <text:p>0.09555188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2019-12-02 23:16:21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1.347761911" calcext:value-type="float">
            <text:p>1.347761911</text:p>
          </table:table-cell>
          <table:table-cell office:value-type="float" office:value="0.517156186" calcext:value-type="float">
            <text:p>0.517156186</text:p>
          </table:table-cell>
          <table:table-cell office:value-type="float" office:value="0.768106671" calcext:value-type="float">
            <text:p>0.768106671</text:p>
          </table:table-cell>
          <table:table-cell office:value-type="float" office:value="5" calcext:value-type="float">
            <text:p>5</text:p>
          </table:table-cell>
          <table:table-cell office:value-type="float" office:value="0.583974193" calcext:value-type="float">
            <text:p>0.583974193</text:p>
          </table:table-cell>
          <table:table-cell/>
          <table:table-cell office:value-type="float" office:value="0.011011127" calcext:value-type="float">
            <text:p>0.011011127</text:p>
          </table:table-cell>
          <table:table-cell office:value-type="float" office:value="0.004225132" calcext:value-type="float">
            <text:p>0.004225132</text:p>
          </table:table-cell>
          <table:table-cell office:value-type="float" office:value="0.006275381" calcext:value-type="float">
            <text:p>0.0062753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71031" calcext:value-type="float">
            <text:p>0.004771031</text:p>
          </table:table-cell>
          <table:table-cell/>
          <table:table-cell office:value-type="float" office:value="0.009972524" calcext:value-type="float">
            <text:p>0.009972524</text:p>
          </table:table-cell>
          <table:table-cell office:value-type="float" office:value="0.003186529" calcext:value-type="float">
            <text:p>0.003186529</text:p>
          </table:table-cell>
          <table:table-cell office:value-type="float" office:value="0.005236779" calcext:value-type="float">
            <text:p>0.00523677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32428" calcext:value-type="float">
            <text:p>0.003732428</text:p>
          </table:table-cell>
          <table:table-cell/>
          <table:table-cell office:value-type="float" office:value="24.512043283" calcext:value-type="float">
            <text:p>24.512043283</text:p>
          </table:table-cell>
          <table:table-cell office:value-type="float" office:value="24.344474724" calcext:value-type="float">
            <text:p>24.344474724</text:p>
          </table:table-cell>
          <table:table-cell office:value-type="float" office:value="24.395104811" calcext:value-type="float">
            <text:p>24.395104811</text:p>
          </table:table-cell>
          <table:table-cell office:value-type="float" office:value="25.248554741" calcext:value-type="float">
            <text:p>25.248554741</text:p>
          </table:table-cell>
          <table:table-cell office:value-type="float" office:value="24.357955704" calcext:value-type="float">
            <text:p>24.357955704</text:p>
          </table:table-cell>
          <table:table-cell/>
          <table:table-cell office:value-type="float" office:value="0.252748561" calcext:value-type="float">
            <text:p>0.252748561</text:p>
          </table:table-cell>
          <table:table-cell office:value-type="float" office:value="0.080769528" calcext:value-type="float">
            <text:p>0.080769528</text:p>
          </table:table-cell>
          <table:table-cell office:value-type="float" office:value="0.13273332" calcext:value-type="float">
            <text:p>0.132733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605719" calcext:value-type="float">
            <text:p>0.0946057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2019-12-02 23:16:22</text:p>
          </table:table-cell>
          <table:table-cell office:value-type="float" office:value="24.27589" calcext:value-type="float">
            <text:p>24.27589</text:p>
          </table:table-cell>
          <table:table-cell office:value-type="string" calcext:value-type="string">
            <text:p><text:s/></text:p>
          </table:table-cell>
          <table:table-cell office:value-type="float" office:value="1.351234478" calcext:value-type="float">
            <text:p>1.351234478</text:p>
          </table:table-cell>
          <table:table-cell office:value-type="float" office:value="0.517180028" calcext:value-type="float">
            <text:p>0.517180028</text:p>
          </table:table-cell>
          <table:table-cell office:value-type="float" office:value="0.770347806" calcext:value-type="float">
            <text:p>0.770347806</text:p>
          </table:table-cell>
          <table:table-cell office:value-type="float" office:value="5" calcext:value-type="float">
            <text:p>5</text:p>
          </table:table-cell>
          <table:table-cell office:value-type="float" office:value="0.58293588" calcext:value-type="float">
            <text:p>0.58293588</text:p>
          </table:table-cell>
          <table:table-cell/>
          <table:table-cell office:value-type="float" office:value="0.011039497" calcext:value-type="float">
            <text:p>0.011039497</text:p>
          </table:table-cell>
          <table:table-cell office:value-type="float" office:value="0.004225327" calcext:value-type="float">
            <text:p>0.004225327</text:p>
          </table:table-cell>
          <table:table-cell office:value-type="float" office:value="0.006293691" calcext:value-type="float">
            <text:p>0.0062936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62548" calcext:value-type="float">
            <text:p>0.004762548</text:p>
          </table:table-cell>
          <table:table-cell/>
          <table:table-cell office:value-type="float" office:value="0.010000895" calcext:value-type="float">
            <text:p>0.010000895</text:p>
          </table:table-cell>
          <table:table-cell office:value-type="float" office:value="0.003186724" calcext:value-type="float">
            <text:p>0.003186724</text:p>
          </table:table-cell>
          <table:table-cell office:value-type="float" office:value="0.005255088" calcext:value-type="float">
            <text:p>0.00525508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23945" calcext:value-type="float">
            <text:p>0.003723945</text:p>
          </table:table-cell>
          <table:table-cell/>
          <table:table-cell office:value-type="float" office:value="24.522849459" calcext:value-type="float">
            <text:p>24.522849459</text:p>
          </table:table-cell>
          <table:table-cell office:value-type="float" office:value="24.354586741" calcext:value-type="float">
            <text:p>24.354586741</text:p>
          </table:table-cell>
          <table:table-cell office:value-type="float" office:value="24.405663695" calcext:value-type="float">
            <text:p>24.405663695</text:p>
          </table:table-cell>
          <table:table-cell office:value-type="float" office:value="25.258653717" calcext:value-type="float">
            <text:p>25.258653717</text:p>
          </table:table-cell>
          <table:table-cell office:value-type="float" office:value="24.367853304" calcext:value-type="float">
            <text:p>24.367853304</text:p>
          </table:table-cell>
          <table:table-cell/>
          <table:table-cell office:value-type="float" office:value="0.253467488" calcext:value-type="float">
            <text:p>0.253467488</text:p>
          </table:table-cell>
          <table:table-cell office:value-type="float" office:value="0.080774465" calcext:value-type="float">
            <text:p>0.080774465</text:p>
          </table:table-cell>
          <table:table-cell office:value-type="float" office:value="0.133197372" calcext:value-type="float">
            <text:p>0.1331973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390715" calcext:value-type="float">
            <text:p>0.0943907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2019-12-02 23:16:23</text:p>
          </table:table-cell>
          <table:table-cell office:value-type="float" office:value="24.26578" calcext:value-type="float">
            <text:p>24.26578</text:p>
          </table:table-cell>
          <table:table-cell office:value-type="string" calcext:value-type="string">
            <text:p><text:s/></text:p>
          </table:table-cell>
          <table:table-cell office:value-type="float" office:value="1.354705853" calcext:value-type="float">
            <text:p>1.354705853</text:p>
          </table:table-cell>
          <table:table-cell office:value-type="float" office:value="0.517034592" calcext:value-type="float">
            <text:p>0.517034592</text:p>
          </table:table-cell>
          <table:table-cell office:value-type="float" office:value="0.772426817" calcext:value-type="float">
            <text:p>0.772426817</text:p>
          </table:table-cell>
          <table:table-cell office:value-type="float" office:value="5" calcext:value-type="float">
            <text:p>5</text:p>
          </table:table-cell>
          <table:table-cell office:value-type="float" office:value="0.584818791" calcext:value-type="float">
            <text:p>0.584818791</text:p>
          </table:table-cell>
          <table:table-cell/>
          <table:table-cell office:value-type="float" office:value="0.011067858" calcext:value-type="float">
            <text:p>0.011067858</text:p>
          </table:table-cell>
          <table:table-cell office:value-type="float" office:value="0.004224139" calcext:value-type="float">
            <text:p>0.004224139</text:p>
          </table:table-cell>
          <table:table-cell office:value-type="float" office:value="0.006310677" calcext:value-type="float">
            <text:p>0.0063106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77931" calcext:value-type="float">
            <text:p>0.004777931</text:p>
          </table:table-cell>
          <table:table-cell/>
          <table:table-cell office:value-type="float" office:value="0.010029256" calcext:value-type="float">
            <text:p>0.010029256</text:p>
          </table:table-cell>
          <table:table-cell office:value-type="float" office:value="0.003185536" calcext:value-type="float">
            <text:p>0.003185536</text:p>
          </table:table-cell>
          <table:table-cell office:value-type="float" office:value="0.005272074" calcext:value-type="float">
            <text:p>0.0052720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39329" calcext:value-type="float">
            <text:p>0.003739329</text:p>
          </table:table-cell>
          <table:table-cell/>
          <table:table-cell office:value-type="float" office:value="24.513444064" calcext:value-type="float">
            <text:p>24.513444064</text:p>
          </table:table-cell>
          <table:table-cell office:value-type="float" office:value="24.344450192" calcext:value-type="float">
            <text:p>24.344450192</text:p>
          </table:table-cell>
          <table:table-cell office:value-type="float" office:value="24.395976394" calcext:value-type="float">
            <text:p>24.395976394</text:p>
          </table:table-cell>
          <table:table-cell office:value-type="float" office:value="25.248554741" calcext:value-type="float">
            <text:p>25.248554741</text:p>
          </table:table-cell>
          <table:table-cell office:value-type="float" office:value="24.358126106" calcext:value-type="float">
            <text:p>24.358126106</text:p>
          </table:table-cell>
          <table:table-cell/>
          <table:table-cell office:value-type="float" office:value="0.254186168" calcext:value-type="float">
            <text:p>0.254186168</text:p>
          </table:table-cell>
          <table:table-cell office:value-type="float" office:value="0.080744349" calcext:value-type="float">
            <text:p>0.080744349</text:p>
          </table:table-cell>
          <table:table-cell office:value-type="float" office:value="0.133627854" calcext:value-type="float">
            <text:p>0.13362785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780611" calcext:value-type="float">
            <text:p>0.0947806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2019-12-02 23:16:25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1.35659532" calcext:value-type="float">
            <text:p>1.35659532</text:p>
          </table:table-cell>
          <table:table-cell office:value-type="float" office:value="0.516871276" calcext:value-type="float">
            <text:p>0.516871276</text:p>
          </table:table-cell>
          <table:table-cell office:value-type="float" office:value="0.772838089" calcext:value-type="float">
            <text:p>0.772838089</text:p>
          </table:table-cell>
          <table:table-cell office:value-type="float" office:value="5" calcext:value-type="float">
            <text:p>5</text:p>
          </table:table-cell>
          <table:table-cell office:value-type="float" office:value="0.589079331" calcext:value-type="float">
            <text:p>0.589079331</text:p>
          </table:table-cell>
          <table:table-cell/>
          <table:table-cell office:value-type="float" office:value="0.011083295" calcext:value-type="float">
            <text:p>0.011083295</text:p>
          </table:table-cell>
          <table:table-cell office:value-type="float" office:value="0.004222805" calcext:value-type="float">
            <text:p>0.004222805</text:p>
          </table:table-cell>
          <table:table-cell office:value-type="float" office:value="0.006314037" calcext:value-type="float">
            <text:p>0.0063140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1274" calcext:value-type="float">
            <text:p>0.00481274</text:p>
          </table:table-cell>
          <table:table-cell/>
          <table:table-cell office:value-type="float" office:value="0.010044692" calcext:value-type="float">
            <text:p>0.010044692</text:p>
          </table:table-cell>
          <table:table-cell office:value-type="float" office:value="0.003184202" calcext:value-type="float">
            <text:p>0.003184202</text:p>
          </table:table-cell>
          <table:table-cell office:value-type="float" office:value="0.005275434" calcext:value-type="float">
            <text:p>0.00527543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74137" calcext:value-type="float">
            <text:p>0.003774137</text:p>
          </table:table-cell>
          <table:table-cell/>
          <table:table-cell office:value-type="float" office:value="24.518878048" calcext:value-type="float">
            <text:p>24.518878048</text:p>
          </table:table-cell>
          <table:table-cell office:value-type="float" office:value="24.349470845" calcext:value-type="float">
            <text:p>24.349470845</text:p>
          </table:table-cell>
          <table:table-cell office:value-type="float" office:value="24.401112734" calcext:value-type="float">
            <text:p>24.401112734</text:p>
          </table:table-cell>
          <table:table-cell office:value-type="float" office:value="25.253604229" calcext:value-type="float">
            <text:p>25.253604229</text:p>
          </table:table-cell>
          <table:table-cell office:value-type="float" office:value="24.36403923" calcext:value-type="float">
            <text:p>24.36403923</text:p>
          </table:table-cell>
          <table:table-cell/>
          <table:table-cell office:value-type="float" office:value="0.254577345" calcext:value-type="float">
            <text:p>0.254577345</text:p>
          </table:table-cell>
          <table:table-cell office:value-type="float" office:value="0.08071053" calcext:value-type="float">
            <text:p>0.08071053</text:p>
          </table:table-cell>
          <table:table-cell office:value-type="float" office:value="0.133713013" calcext:value-type="float">
            <text:p>0.1337130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5662845" calcext:value-type="float">
            <text:p>0.09566284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2019-12-02 23:16:26</text:p>
          </table:table-cell>
          <table:table-cell office:value-type="float" office:value="24.27083" calcext:value-type="float">
            <text:p>24.27083</text:p>
          </table:table-cell>
          <table:table-cell office:value-type="string" calcext:value-type="string">
            <text:p><text:s/></text:p>
          </table:table-cell>
          <table:table-cell office:value-type="float" office:value="1.360252066" calcext:value-type="float">
            <text:p>1.360252066</text:p>
          </table:table-cell>
          <table:table-cell office:value-type="float" office:value="0.516932072" calcext:value-type="float">
            <text:p>0.516932072</text:p>
          </table:table-cell>
          <table:table-cell office:value-type="float" office:value="0.77173123" calcext:value-type="float">
            <text:p>0.77173123</text:p>
          </table:table-cell>
          <table:table-cell office:value-type="float" office:value="5" calcext:value-type="float">
            <text:p>5</text:p>
          </table:table-cell>
          <table:table-cell office:value-type="float" office:value="0.595057678" calcext:value-type="float">
            <text:p>0.595057678</text:p>
          </table:table-cell>
          <table:table-cell/>
          <table:table-cell office:value-type="float" office:value="0.01111317" calcext:value-type="float">
            <text:p>0.01111317</text:p>
          </table:table-cell>
          <table:table-cell office:value-type="float" office:value="0.004223301" calcext:value-type="float">
            <text:p>0.004223301</text:p>
          </table:table-cell>
          <table:table-cell office:value-type="float" office:value="0.006304994" calcext:value-type="float">
            <text:p>0.0063049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61582" calcext:value-type="float">
            <text:p>0.004861582</text:p>
          </table:table-cell>
          <table:table-cell/>
          <table:table-cell office:value-type="float" office:value="0.010074568" calcext:value-type="float">
            <text:p>0.010074568</text:p>
          </table:table-cell>
          <table:table-cell office:value-type="float" office:value="0.003184698" calcext:value-type="float">
            <text:p>0.003184698</text:p>
          </table:table-cell>
          <table:table-cell office:value-type="float" office:value="0.005266391" calcext:value-type="float">
            <text:p>0.0052663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2298" calcext:value-type="float">
            <text:p>0.00382298</text:p>
          </table:table-cell>
          <table:table-cell/>
          <table:table-cell office:value-type="float" office:value="24.519615709" calcext:value-type="float">
            <text:p>24.519615709</text:p>
          </table:table-cell>
          <table:table-cell office:value-type="float" office:value="24.349483111" calcext:value-type="float">
            <text:p>24.349483111</text:p>
          </table:table-cell>
          <table:table-cell office:value-type="float" office:value="24.400889428" calcext:value-type="float">
            <text:p>24.400889428</text:p>
          </table:table-cell>
          <table:table-cell office:value-type="float" office:value="25.253604229" calcext:value-type="float">
            <text:p>25.253604229</text:p>
          </table:table-cell>
          <table:table-cell office:value-type="float" office:value="24.365245387" calcext:value-type="float">
            <text:p>24.365245387</text:p>
          </table:table-cell>
          <table:table-cell/>
          <table:table-cell office:value-type="float" office:value="0.255334401" calcext:value-type="float">
            <text:p>0.255334401</text:p>
          </table:table-cell>
          <table:table-cell office:value-type="float" office:value="0.08072312" calcext:value-type="float">
            <text:p>0.08072312</text:p>
          </table:table-cell>
          <table:table-cell office:value-type="float" office:value="0.133483825" calcext:value-type="float">
            <text:p>0.13348382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6900784" calcext:value-type="float">
            <text:p>0.09690078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2019-12-02 23:16:27</text:p>
          </table:table-cell>
          <table:table-cell office:value-type="float" office:value="24.28094" calcext:value-type="float">
            <text:p>24.28094</text:p>
          </table:table-cell>
          <table:table-cell office:value-type="string" calcext:value-type="string">
            <text:p><text:s/></text:p>
          </table:table-cell>
          <table:table-cell office:value-type="float" office:value="1.364841624" calcext:value-type="float">
            <text:p>1.364841624</text:p>
          </table:table-cell>
          <table:table-cell office:value-type="float" office:value="0.51731533" calcext:value-type="float">
            <text:p>0.51731533</text:p>
          </table:table-cell>
          <table:table-cell office:value-type="float" office:value="0.769766065" calcext:value-type="float">
            <text:p>0.769766065</text:p>
          </table:table-cell>
          <table:table-cell office:value-type="float" office:value="5" calcext:value-type="float">
            <text:p>5</text:p>
          </table:table-cell>
          <table:table-cell office:value-type="float" office:value="0.599362326" calcext:value-type="float">
            <text:p>0.599362326</text:p>
          </table:table-cell>
          <table:table-cell/>
          <table:table-cell office:value-type="float" office:value="0.011150667" calcext:value-type="float">
            <text:p>0.011150667</text:p>
          </table:table-cell>
          <table:table-cell office:value-type="float" office:value="0.004226432" calcext:value-type="float">
            <text:p>0.004226432</text:p>
          </table:table-cell>
          <table:table-cell office:value-type="float" office:value="0.006288938" calcext:value-type="float">
            <text:p>0.0062889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96751" calcext:value-type="float">
            <text:p>0.004896751</text:p>
          </table:table-cell>
          <table:table-cell/>
          <table:table-cell office:value-type="float" office:value="0.010112064" calcext:value-type="float">
            <text:p>0.010112064</text:p>
          </table:table-cell>
          <table:table-cell office:value-type="float" office:value="0.00318783" calcext:value-type="float">
            <text:p>0.00318783</text:p>
          </table:table-cell>
          <table:table-cell office:value-type="float" office:value="0.005250336" calcext:value-type="float">
            <text:p>0.00525033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58148" calcext:value-type="float">
            <text:p>0.003858148</text:p>
          </table:table-cell>
          <table:table-cell/>
          <table:table-cell office:value-type="float" office:value="24.530647182" calcext:value-type="float">
            <text:p>24.530647182</text:p>
          </table:table-cell>
          <table:table-cell office:value-type="float" office:value="24.359667643" calcext:value-type="float">
            <text:p>24.359667643</text:p>
          </table:table-cell>
          <table:table-cell office:value-type="float" office:value="24.410599701" calcext:value-type="float">
            <text:p>24.410599701</text:p>
          </table:table-cell>
          <table:table-cell office:value-type="float" office:value="25.263703206" calcext:value-type="float">
            <text:p>25.263703206</text:p>
          </table:table-cell>
          <table:table-cell office:value-type="float" office:value="24.376220922" calcext:value-type="float">
            <text:p>24.376220922</text:p>
          </table:table-cell>
          <table:table-cell/>
          <table:table-cell office:value-type="float" office:value="0.256284576" calcext:value-type="float">
            <text:p>0.256284576</text:p>
          </table:table-cell>
          <table:table-cell office:value-type="float" office:value="0.080802483" calcext:value-type="float">
            <text:p>0.080802483</text:p>
          </table:table-cell>
          <table:table-cell office:value-type="float" office:value="0.133076916" calcext:value-type="float">
            <text:p>0.1330769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7792149" calcext:value-type="float">
            <text:p>0.09779214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2019-12-02 23:16:28</text:p>
          </table:table-cell>
          <table:table-cell office:value-type="float" office:value="24.29105" calcext:value-type="float">
            <text:p>24.29105</text:p>
          </table:table-cell>
          <table:table-cell office:value-type="string" calcext:value-type="string">
            <text:p><text:s/></text:p>
          </table:table-cell>
          <table:table-cell office:value-type="float" office:value="1.370706126" calcext:value-type="float">
            <text:p>1.370706126</text:p>
          </table:table-cell>
          <table:table-cell office:value-type="float" office:value="0.517810049" calcext:value-type="float">
            <text:p>0.517810049</text:p>
          </table:table-cell>
          <table:table-cell office:value-type="float" office:value="0.768734904" calcext:value-type="float">
            <text:p>0.768734904</text:p>
          </table:table-cell>
          <table:table-cell office:value-type="float" office:value="5" calcext:value-type="float">
            <text:p>5</text:p>
          </table:table-cell>
          <table:table-cell office:value-type="float" office:value="0.598878932" calcext:value-type="float">
            <text:p>0.598878932</text:p>
          </table:table-cell>
          <table:table-cell/>
          <table:table-cell office:value-type="float" office:value="0.011198579" calcext:value-type="float">
            <text:p>0.011198579</text:p>
          </table:table-cell>
          <table:table-cell office:value-type="float" office:value="0.004230474" calcext:value-type="float">
            <text:p>0.004230474</text:p>
          </table:table-cell>
          <table:table-cell office:value-type="float" office:value="0.006280514" calcext:value-type="float">
            <text:p>0.0062805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92802" calcext:value-type="float">
            <text:p>0.004892802</text:p>
          </table:table-cell>
          <table:table-cell/>
          <table:table-cell office:value-type="float" office:value="0.010159977" calcext:value-type="float">
            <text:p>0.010159977</text:p>
          </table:table-cell>
          <table:table-cell office:value-type="float" office:value="0.003191872" calcext:value-type="float">
            <text:p>0.003191872</text:p>
          </table:table-cell>
          <table:table-cell office:value-type="float" office:value="0.005241911" calcext:value-type="float">
            <text:p>0.00524191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54199" calcext:value-type="float">
            <text:p>0.003854199</text:p>
          </table:table-cell>
          <table:table-cell/>
          <table:table-cell office:value-type="float" office:value="24.541935824" calcext:value-type="float">
            <text:p>24.541935824</text:p>
          </table:table-cell>
          <table:table-cell office:value-type="float" office:value="24.369874662" calcext:value-type="float">
            <text:p>24.369874662</text:p>
          </table:table-cell>
          <table:table-cell office:value-type="float" office:value="24.420498412" calcext:value-type="float">
            <text:p>24.420498412</text:p>
          </table:table-cell>
          <table:table-cell office:value-type="float" office:value="25.273802186" calcext:value-type="float">
            <text:p>25.273802186</text:p>
          </table:table-cell>
          <table:table-cell office:value-type="float" office:value="24.386230453" calcext:value-type="float">
            <text:p>24.386230453</text:p>
          </table:table-cell>
          <table:table-cell/>
          <table:table-cell office:value-type="float" office:value="0.257498701" calcext:value-type="float">
            <text:p>0.257498701</text:p>
          </table:table-cell>
          <table:table-cell office:value-type="float" office:value="0.080904926" calcext:value-type="float">
            <text:p>0.080904926</text:p>
          </table:table-cell>
          <table:table-cell office:value-type="float" office:value="0.132863403" calcext:value-type="float">
            <text:p>0.1328634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7692053" calcext:value-type="float">
            <text:p>0.09769205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2019-12-02 23:16:30</text:p>
          </table:table-cell>
          <table:table-cell office:value-type="float" office:value="24.29105" calcext:value-type="float">
            <text:p>24.29105</text:p>
          </table:table-cell>
          <table:table-cell office:value-type="string" calcext:value-type="string">
            <text:p><text:s/></text:p>
          </table:table-cell>
          <table:table-cell office:value-type="float" office:value="1.373811528" calcext:value-type="float">
            <text:p>1.373811528</text:p>
          </table:table-cell>
          <table:table-cell office:value-type="float" office:value="0.518262448" calcext:value-type="float">
            <text:p>0.518262448</text:p>
          </table:table-cell>
          <table:table-cell office:value-type="float" office:value="0.769155713" calcext:value-type="float">
            <text:p>0.769155713</text:p>
          </table:table-cell>
          <table:table-cell office:value-type="float" office:value="5" calcext:value-type="float">
            <text:p>5</text:p>
          </table:table-cell>
          <table:table-cell office:value-type="float" office:value="0.596069765" calcext:value-type="float">
            <text:p>0.596069765</text:p>
          </table:table-cell>
          <table:table-cell/>
          <table:table-cell office:value-type="float" office:value="0.01122395" calcext:value-type="float">
            <text:p>0.01122395</text:p>
          </table:table-cell>
          <table:table-cell office:value-type="float" office:value="0.00423417" calcext:value-type="float">
            <text:p>0.00423417</text:p>
          </table:table-cell>
          <table:table-cell office:value-type="float" office:value="0.006283952" calcext:value-type="float">
            <text:p>0.0062839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69851" calcext:value-type="float">
            <text:p>0.004869851</text:p>
          </table:table-cell>
          <table:table-cell/>
          <table:table-cell office:value-type="float" office:value="0.010185348" calcext:value-type="float">
            <text:p>0.010185348</text:p>
          </table:table-cell>
          <table:table-cell office:value-type="float" office:value="0.003195568" calcext:value-type="float">
            <text:p>0.003195568</text:p>
          </table:table-cell>
          <table:table-cell office:value-type="float" office:value="0.005245349" calcext:value-type="float">
            <text:p>0.0052453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31248" calcext:value-type="float">
            <text:p>0.003831248</text:p>
          </table:table-cell>
          <table:table-cell/>
          <table:table-cell office:value-type="float" office:value="24.542562251" calcext:value-type="float">
            <text:p>24.542562251</text:p>
          </table:table-cell>
          <table:table-cell office:value-type="float" office:value="24.369965935" calcext:value-type="float">
            <text:p>24.369965935</text:p>
          </table:table-cell>
          <table:table-cell office:value-type="float" office:value="24.420583307" calcext:value-type="float">
            <text:p>24.420583307</text:p>
          </table:table-cell>
          <table:table-cell office:value-type="float" office:value="25.273802186" calcext:value-type="float">
            <text:p>25.273802186</text:p>
          </table:table-cell>
          <table:table-cell office:value-type="float" office:value="24.385663703" calcext:value-type="float">
            <text:p>24.385663703</text:p>
          </table:table-cell>
          <table:table-cell/>
          <table:table-cell office:value-type="float" office:value="0.25814161" calcext:value-type="float">
            <text:p>0.25814161</text:p>
          </table:table-cell>
          <table:table-cell office:value-type="float" office:value="0.080998607" calcext:value-type="float">
            <text:p>0.080998607</text:p>
          </table:table-cell>
          <table:table-cell office:value-type="float" office:value="0.132950536" calcext:value-type="float">
            <text:p>0.1329505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7110358" calcext:value-type="float">
            <text:p>0.09711035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2019-12-02 23:16:31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<text:s/></text:p>
          </table:table-cell>
          <table:table-cell office:value-type="float" office:value="1.377669737" calcext:value-type="float">
            <text:p>1.377669737</text:p>
          </table:table-cell>
          <table:table-cell office:value-type="float" office:value="0.518516364" calcext:value-type="float">
            <text:p>0.518516364</text:p>
          </table:table-cell>
          <table:table-cell office:value-type="float" office:value="0.770873519" calcext:value-type="float">
            <text:p>0.770873519</text:p>
          </table:table-cell>
          <table:table-cell office:value-type="float" office:value="5" calcext:value-type="float">
            <text:p>5</text:p>
          </table:table-cell>
          <table:table-cell office:value-type="float" office:value="0.592676472" calcext:value-type="float">
            <text:p>0.592676472</text:p>
          </table:table-cell>
          <table:table-cell/>
          <table:table-cell office:value-type="float" office:value="0.011255472" calcext:value-type="float">
            <text:p>0.011255472</text:p>
          </table:table-cell>
          <table:table-cell office:value-type="float" office:value="0.004236245" calcext:value-type="float">
            <text:p>0.004236245</text:p>
          </table:table-cell>
          <table:table-cell office:value-type="float" office:value="0.006297986" calcext:value-type="float">
            <text:p>0.0062979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42128" calcext:value-type="float">
            <text:p>0.004842128</text:p>
          </table:table-cell>
          <table:table-cell/>
          <table:table-cell office:value-type="float" office:value="0.010216869" calcext:value-type="float">
            <text:p>0.010216869</text:p>
          </table:table-cell>
          <table:table-cell office:value-type="float" office:value="0.003197642" calcext:value-type="float">
            <text:p>0.003197642</text:p>
          </table:table-cell>
          <table:table-cell office:value-type="float" office:value="0.005259384" calcext:value-type="float">
            <text:p>0.0052593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03525" calcext:value-type="float">
            <text:p>0.003803525</text:p>
          </table:table-cell>
          <table:table-cell/>
          <table:table-cell office:value-type="float" office:value="24.538287726" calcext:value-type="float">
            <text:p>24.538287726</text:p>
          </table:table-cell>
          <table:table-cell office:value-type="float" office:value="24.36496356" calcext:value-type="float">
            <text:p>24.36496356</text:p>
          </table:table-cell>
          <table:table-cell office:value-type="float" office:value="24.415876495" calcext:value-type="float">
            <text:p>24.415876495</text:p>
          </table:table-cell>
          <table:table-cell office:value-type="float" office:value="25.268752696" calcext:value-type="float">
            <text:p>25.268752696</text:p>
          </table:table-cell>
          <table:table-cell office:value-type="float" office:value="24.37992557" calcext:value-type="float">
            <text:p>24.37992557</text:p>
          </table:table-cell>
          <table:table-cell/>
          <table:table-cell office:value-type="float" office:value="0.258940371" calcext:value-type="float">
            <text:p>0.258940371</text:p>
          </table:table-cell>
          <table:table-cell office:value-type="float" office:value="0.081051186" calcext:value-type="float">
            <text:p>0.081051186</text:p>
          </table:table-cell>
          <table:table-cell office:value-type="float" office:value="0.133306227" calcext:value-type="float">
            <text:p>0.13330622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6407707" calcext:value-type="float">
            <text:p>0.0964077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2019-12-02 23:16:32</text:p>
          </table:table-cell>
          <table:table-cell office:value-type="float" office:value="24.2961" calcext:value-type="float">
            <text:p>24.2961</text:p>
          </table:table-cell>
          <table:table-cell office:value-type="string" calcext:value-type="string">
            <text:p><text:s/></text:p>
          </table:table-cell>
          <table:table-cell office:value-type="float" office:value="1.380588577" calcext:value-type="float">
            <text:p>1.380588577</text:p>
          </table:table-cell>
          <table:table-cell office:value-type="float" office:value="0.518617692" calcext:value-type="float">
            <text:p>0.518617692</text:p>
          </table:table-cell>
          <table:table-cell office:value-type="float" office:value="0.772698018" calcext:value-type="float">
            <text:p>0.772698018</text:p>
          </table:table-cell>
          <table:table-cell office:value-type="float" office:value="5" calcext:value-type="float">
            <text:p>5</text:p>
          </table:table-cell>
          <table:table-cell office:value-type="float" office:value="0.59063084" calcext:value-type="float">
            <text:p>0.59063084</text:p>
          </table:table-cell>
          <table:table-cell/>
          <table:table-cell office:value-type="float" office:value="0.011279318" calcext:value-type="float">
            <text:p>0.011279318</text:p>
          </table:table-cell>
          <table:table-cell office:value-type="float" office:value="0.004237073" calcext:value-type="float">
            <text:p>0.004237073</text:p>
          </table:table-cell>
          <table:table-cell office:value-type="float" office:value="0.006312892" calcext:value-type="float">
            <text:p>0.0063128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25415" calcext:value-type="float">
            <text:p>0.004825415</text:p>
          </table:table-cell>
          <table:table-cell/>
          <table:table-cell office:value-type="float" office:value="0.010240716" calcext:value-type="float">
            <text:p>0.010240716</text:p>
          </table:table-cell>
          <table:table-cell office:value-type="float" office:value="0.00319847" calcext:value-type="float">
            <text:p>0.00319847</text:p>
          </table:table-cell>
          <table:table-cell office:value-type="float" office:value="0.00527429" calcext:value-type="float">
            <text:p>0.005274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86813" calcext:value-type="float">
            <text:p>0.003786813</text:p>
          </table:table-cell>
          <table:table-cell/>
          <table:table-cell office:value-type="float" office:value="24.548982136" calcext:value-type="float">
            <text:p>24.548982136</text:p>
          </table:table-cell>
          <table:table-cell office:value-type="float" office:value="24.37509121" calcext:value-type="float">
            <text:p>24.37509121</text:p>
          </table:table-cell>
          <table:table-cell office:value-type="float" office:value="24.426351314" calcext:value-type="float">
            <text:p>24.426351314</text:p>
          </table:table-cell>
          <table:table-cell office:value-type="float" office:value="25.278851677" calcext:value-type="float">
            <text:p>25.278851677</text:p>
          </table:table-cell>
          <table:table-cell office:value-type="float" office:value="24.389619934" calcext:value-type="float">
            <text:p>24.389619934</text:p>
          </table:table-cell>
          <table:table-cell/>
          <table:table-cell office:value-type="float" office:value="0.259544656" calcext:value-type="float">
            <text:p>0.259544656</text:p>
          </table:table-cell>
          <table:table-cell office:value-type="float" office:value="0.081072169" calcext:value-type="float">
            <text:p>0.081072169</text:p>
          </table:table-cell>
          <table:table-cell office:value-type="float" office:value="0.133684009" calcext:value-type="float">
            <text:p>0.1336840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5984117" calcext:value-type="float">
            <text:p>0.0959841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2019-12-02 23:16:33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1.380496786" calcext:value-type="float">
            <text:p>1.380496786</text:p>
          </table:table-cell>
          <table:table-cell office:value-type="float" office:value="0.518637361" calcext:value-type="float">
            <text:p>0.518637361</text:p>
          </table:table-cell>
          <table:table-cell office:value-type="float" office:value="0.774731728" calcext:value-type="float">
            <text:p>0.774731728</text:p>
          </table:table-cell>
          <table:table-cell office:value-type="float" office:value="5" calcext:value-type="float">
            <text:p>5</text:p>
          </table:table-cell>
          <table:table-cell office:value-type="float" office:value="0.589938234" calcext:value-type="float">
            <text:p>0.589938234</text:p>
          </table:table-cell>
          <table:table-cell/>
          <table:table-cell office:value-type="float" office:value="0.011278569" calcext:value-type="float">
            <text:p>0.011278569</text:p>
          </table:table-cell>
          <table:table-cell office:value-type="float" office:value="0.004237233" calcext:value-type="float">
            <text:p>0.004237233</text:p>
          </table:table-cell>
          <table:table-cell office:value-type="float" office:value="0.006329508" calcext:value-type="float">
            <text:p>0.0063295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19757" calcext:value-type="float">
            <text:p>0.004819757</text:p>
          </table:table-cell>
          <table:table-cell/>
          <table:table-cell office:value-type="float" office:value="0.010239966" calcext:value-type="float">
            <text:p>0.010239966</text:p>
          </table:table-cell>
          <table:table-cell office:value-type="float" office:value="0.003198631" calcext:value-type="float">
            <text:p>0.003198631</text:p>
          </table:table-cell>
          <table:table-cell office:value-type="float" office:value="0.005290905" calcext:value-type="float">
            <text:p>0.0052909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81154" calcext:value-type="float">
            <text:p>0.003781154</text:p>
          </table:table-cell>
          <table:table-cell/>
          <table:table-cell office:value-type="float" office:value="24.569174853" calcext:value-type="float">
            <text:p>24.569174853</text:p>
          </table:table-cell>
          <table:table-cell office:value-type="float" office:value="24.395309595" calcext:value-type="float">
            <text:p>24.395309595</text:p>
          </table:table-cell>
          <table:table-cell office:value-type="float" office:value="24.446975071" calcext:value-type="float">
            <text:p>24.446975071</text:p>
          </table:table-cell>
          <table:table-cell office:value-type="float" office:value="25.299049647" calcext:value-type="float">
            <text:p>25.299049647</text:p>
          </table:table-cell>
          <table:table-cell office:value-type="float" office:value="24.409694354" calcext:value-type="float">
            <text:p>24.409694354</text:p>
          </table:table-cell>
          <table:table-cell/>
          <table:table-cell office:value-type="float" office:value="0.259525652" calcext:value-type="float">
            <text:p>0.259525652</text:p>
          </table:table-cell>
          <table:table-cell office:value-type="float" office:value="0.081076242" calcext:value-type="float">
            <text:p>0.081076242</text:p>
          </table:table-cell>
          <table:table-cell office:value-type="float" office:value="0.134105112" calcext:value-type="float">
            <text:p>0.1341051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5840698" calcext:value-type="float">
            <text:p>0.09584069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2019-12-02 23:16:35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1.293798839" calcext:value-type="float">
            <text:p>1.293798839</text:p>
          </table:table-cell>
          <table:table-cell office:value-type="float" office:value="0.518506231" calcext:value-type="float">
            <text:p>0.518506231</text:p>
          </table:table-cell>
          <table:table-cell office:value-type="float" office:value="0.776196811" calcext:value-type="float">
            <text:p>0.776196811</text:p>
          </table:table-cell>
          <table:table-cell office:value-type="float" office:value="5" calcext:value-type="float">
            <text:p>5</text:p>
          </table:table-cell>
          <table:table-cell office:value-type="float" office:value="0.591381263" calcext:value-type="float">
            <text:p>0.591381263</text:p>
          </table:table-cell>
          <table:table-cell/>
          <table:table-cell office:value-type="float" office:value="0.010570252" calcext:value-type="float">
            <text:p>0.010570252</text:p>
          </table:table-cell>
          <table:table-cell office:value-type="float" office:value="0.004236162" calcext:value-type="float">
            <text:p>0.004236162</text:p>
          </table:table-cell>
          <table:table-cell office:value-type="float" office:value="0.006341477" calcext:value-type="float">
            <text:p>0.0063414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31546" calcext:value-type="float">
            <text:p>0.004831546</text:p>
          </table:table-cell>
          <table:table-cell/>
          <table:table-cell office:value-type="float" office:value="0.009531649" calcext:value-type="float">
            <text:p>0.009531649</text:p>
          </table:table-cell>
          <table:table-cell office:value-type="float" office:value="0.003197559" calcext:value-type="float">
            <text:p>0.003197559</text:p>
          </table:table-cell>
          <table:table-cell office:value-type="float" office:value="0.005302874" calcext:value-type="float">
            <text:p>0.0053028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92944" calcext:value-type="float">
            <text:p>0.003792944</text:p>
          </table:table-cell>
          <table:table-cell/>
          <table:table-cell office:value-type="float" office:value="24.551686277" calcext:value-type="float">
            <text:p>24.551686277</text:p>
          </table:table-cell>
          <table:table-cell office:value-type="float" office:value="24.39528314" calcext:value-type="float">
            <text:p>24.39528314</text:p>
          </table:table-cell>
          <table:table-cell office:value-type="float" office:value="24.447270635" calcext:value-type="float">
            <text:p>24.447270635</text:p>
          </table:table-cell>
          <table:table-cell office:value-type="float" office:value="25.299049647" calcext:value-type="float">
            <text:p>25.299049647</text:p>
          </table:table-cell>
          <table:table-cell office:value-type="float" office:value="24.409985479" calcext:value-type="float">
            <text:p>24.409985479</text:p>
          </table:table-cell>
          <table:table-cell/>
          <table:table-cell office:value-type="float" office:value="0.24157648" calcext:value-type="float">
            <text:p>0.24157648</text:p>
          </table:table-cell>
          <table:table-cell office:value-type="float" office:value="0.081049088" calcext:value-type="float">
            <text:p>0.081049088</text:p>
          </table:table-cell>
          <table:table-cell office:value-type="float" office:value="0.134408473" calcext:value-type="float">
            <text:p>0.1344084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6139507" calcext:value-type="float">
            <text:p>0.0961395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2019-12-02 23:16:36</text:p>
          </table:table-cell>
          <table:table-cell office:value-type="float" office:value="24.31632" calcext:value-type="float">
            <text:p>24.31632</text:p>
          </table:table-cell>
          <table:table-cell office:value-type="string" calcext:value-type="string">
            <text:p><text:s/></text:p>
          </table:table-cell>
          <table:table-cell office:value-type="float" office:value="1.363575025" calcext:value-type="float">
            <text:p>1.363575025</text:p>
          </table:table-cell>
          <table:table-cell office:value-type="float" office:value="0.518493714" calcext:value-type="float">
            <text:p>0.518493714</text:p>
          </table:table-cell>
          <table:table-cell office:value-type="float" office:value="0.777623746" calcext:value-type="float">
            <text:p>0.777623746</text:p>
          </table:table-cell>
          <table:table-cell office:value-type="float" office:value="5" calcext:value-type="float">
            <text:p>5</text:p>
          </table:table-cell>
          <table:table-cell office:value-type="float" office:value="0.593175363" calcext:value-type="float">
            <text:p>0.593175363</text:p>
          </table:table-cell>
          <table:table-cell/>
          <table:table-cell office:value-type="float" office:value="0.011140319" calcext:value-type="float">
            <text:p>0.011140319</text:p>
          </table:table-cell>
          <table:table-cell office:value-type="float" office:value="0.00423606" calcext:value-type="float">
            <text:p>0.00423606</text:p>
          </table:table-cell>
          <table:table-cell office:value-type="float" office:value="0.006353135" calcext:value-type="float">
            <text:p>0.0063531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46204" calcext:value-type="float">
            <text:p>0.004846204</text:p>
          </table:table-cell>
          <table:table-cell/>
          <table:table-cell office:value-type="float" office:value="0.010101716" calcext:value-type="float">
            <text:p>0.010101716</text:p>
          </table:table-cell>
          <table:table-cell office:value-type="float" office:value="0.003197457" calcext:value-type="float">
            <text:p>0.003197457</text:p>
          </table:table-cell>
          <table:table-cell office:value-type="float" office:value="0.005314532" calcext:value-type="float">
            <text:p>0.00531453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07601" calcext:value-type="float">
            <text:p>0.003807601</text:p>
          </table:table-cell>
          <table:table-cell/>
          <table:table-cell office:value-type="float" office:value="24.565761443" calcext:value-type="float">
            <text:p>24.565761443</text:p>
          </table:table-cell>
          <table:table-cell office:value-type="float" office:value="24.395280614" calcext:value-type="float">
            <text:p>24.395280614</text:p>
          </table:table-cell>
          <table:table-cell office:value-type="float" office:value="24.447558504" calcext:value-type="float">
            <text:p>24.447558504</text:p>
          </table:table-cell>
          <table:table-cell office:value-type="float" office:value="25.299049647" calcext:value-type="float">
            <text:p>25.299049647</text:p>
          </table:table-cell>
          <table:table-cell office:value-type="float" office:value="24.410347432" calcext:value-type="float">
            <text:p>24.410347432</text:p>
          </table:table-cell>
          <table:table-cell/>
          <table:table-cell office:value-type="float" office:value="0.256022352" calcext:value-type="float">
            <text:p>0.256022352</text:p>
          </table:table-cell>
          <table:table-cell office:value-type="float" office:value="0.081046496" calcext:value-type="float">
            <text:p>0.081046496</text:p>
          </table:table-cell>
          <table:table-cell office:value-type="float" office:value="0.134703935" calcext:value-type="float">
            <text:p>0.1347039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6511013" calcext:value-type="float">
            <text:p>0.0965110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2019-12-02 23:16:37</text:p>
          </table:table-cell>
          <table:table-cell office:value-type="float" office:value="24.32137" calcext:value-type="float">
            <text:p>24.32137</text:p>
          </table:table-cell>
          <table:table-cell office:value-type="string" calcext:value-type="string">
            <text:p><text:s/></text:p>
          </table:table-cell>
          <table:table-cell office:value-type="float" office:value="1.418928077" calcext:value-type="float">
            <text:p>1.418928077</text:p>
          </table:table-cell>
          <table:table-cell office:value-type="float" office:value="0.518288078" calcext:value-type="float">
            <text:p>0.518288078</text:p>
          </table:table-cell>
          <table:table-cell office:value-type="float" office:value="0.777670238" calcext:value-type="float">
            <text:p>0.777670238</text:p>
          </table:table-cell>
          <table:table-cell office:value-type="float" office:value="5" calcext:value-type="float">
            <text:p>5</text:p>
          </table:table-cell>
          <table:table-cell office:value-type="float" office:value="0.599090528" calcext:value-type="float">
            <text:p>0.599090528</text:p>
          </table:table-cell>
          <table:table-cell/>
          <table:table-cell office:value-type="float" office:value="0.01159255" calcext:value-type="float">
            <text:p>0.01159255</text:p>
          </table:table-cell>
          <table:table-cell office:value-type="float" office:value="0.00423438" calcext:value-type="float">
            <text:p>0.00423438</text:p>
          </table:table-cell>
          <table:table-cell office:value-type="float" office:value="0.006353515" calcext:value-type="float">
            <text:p>0.0063535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9453" calcext:value-type="float">
            <text:p>0.00489453</text:p>
          </table:table-cell>
          <table:table-cell/>
          <table:table-cell office:value-type="float" office:value="0.010553947" calcext:value-type="float">
            <text:p>0.010553947</text:p>
          </table:table-cell>
          <table:table-cell office:value-type="float" office:value="0.003195777" calcext:value-type="float">
            <text:p>0.003195777</text:p>
          </table:table-cell>
          <table:table-cell office:value-type="float" office:value="0.005314912" calcext:value-type="float">
            <text:p>0.0053149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55928" calcext:value-type="float">
            <text:p>0.003855928</text:p>
          </table:table-cell>
          <table:table-cell/>
          <table:table-cell office:value-type="float" office:value="24.581979839" calcext:value-type="float">
            <text:p>24.581979839</text:p>
          </table:table-cell>
          <table:table-cell office:value-type="float" office:value="24.400292733" calcext:value-type="float">
            <text:p>24.400292733</text:p>
          </table:table-cell>
          <table:table-cell office:value-type="float" office:value="24.452621249" calcext:value-type="float">
            <text:p>24.452621249</text:p>
          </table:table-cell>
          <table:table-cell office:value-type="float" office:value="25.304099141" calcext:value-type="float">
            <text:p>25.304099141</text:p>
          </table:table-cell>
          <table:table-cell office:value-type="float" office:value="24.416594322" calcext:value-type="float">
            <text:p>24.416594322</text:p>
          </table:table-cell>
          <table:table-cell/>
          <table:table-cell office:value-type="float" office:value="0.267481998" calcext:value-type="float">
            <text:p>0.267481998</text:p>
          </table:table-cell>
          <table:table-cell office:value-type="float" office:value="0.081003914" calcext:value-type="float">
            <text:p>0.081003914</text:p>
          </table:table-cell>
          <table:table-cell office:value-type="float" office:value="0.134713562" calcext:value-type="float">
            <text:p>0.1347135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7735868" calcext:value-type="float">
            <text:p>0.0977358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2019-12-02 23:16:39</text:p>
          </table:table-cell>
          <table:table-cell office:value-type="float" office:value="24.32643" calcext:value-type="float">
            <text:p>24.32643</text:p>
          </table:table-cell>
          <table:table-cell office:value-type="string" calcext:value-type="string">
            <text:p><text:s/></text:p>
          </table:table-cell>
          <table:table-cell office:value-type="float" office:value="1.425608566" calcext:value-type="float">
            <text:p>1.425608566</text:p>
          </table:table-cell>
          <table:table-cell office:value-type="float" office:value="0.518686237" calcext:value-type="float">
            <text:p>0.518686237</text:p>
          </table:table-cell>
          <table:table-cell office:value-type="float" office:value="0.771864149" calcext:value-type="float">
            <text:p>0.771864149</text:p>
          </table:table-cell>
          <table:table-cell office:value-type="float" office:value="5" calcext:value-type="float">
            <text:p>5</text:p>
          </table:table-cell>
          <table:table-cell office:value-type="float" office:value="0.61028011" calcext:value-type="float">
            <text:p>0.61028011</text:p>
          </table:table-cell>
          <table:table-cell/>
          <table:table-cell office:value-type="float" office:value="0.011647129" calcext:value-type="float">
            <text:p>0.011647129</text:p>
          </table:table-cell>
          <table:table-cell office:value-type="float" office:value="0.004237633" calcext:value-type="float">
            <text:p>0.004237633</text:p>
          </table:table-cell>
          <table:table-cell office:value-type="float" office:value="0.00630608" calcext:value-type="float">
            <text:p>0.006306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85949" calcext:value-type="float">
            <text:p>0.004985949</text:p>
          </table:table-cell>
          <table:table-cell/>
          <table:table-cell office:value-type="float" office:value="0.010608526" calcext:value-type="float">
            <text:p>0.010608526</text:p>
          </table:table-cell>
          <table:table-cell office:value-type="float" office:value="0.00319903" calcext:value-type="float">
            <text:p>0.00319903</text:p>
          </table:table-cell>
          <table:table-cell office:value-type="float" office:value="0.005267477" calcext:value-type="float">
            <text:p>0.00526747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47346" calcext:value-type="float">
            <text:p>0.003947346</text:p>
          </table:table-cell>
          <table:table-cell/>
          <table:table-cell office:value-type="float" office:value="24.588380158" calcext:value-type="float">
            <text:p>24.588380158</text:p>
          </table:table-cell>
          <table:table-cell office:value-type="float" office:value="24.405426666" calcext:value-type="float">
            <text:p>24.405426666</text:p>
          </table:table-cell>
          <table:table-cell office:value-type="float" office:value="24.45650331" calcext:value-type="float">
            <text:p>24.45650331</text:p>
          </table:table-cell>
          <table:table-cell office:value-type="float" office:value="25.309148636" calcext:value-type="float">
            <text:p>25.309148636</text:p>
          </table:table-cell>
          <table:table-cell office:value-type="float" office:value="24.423905279" calcext:value-type="float">
            <text:p>24.423905279</text:p>
          </table:table-cell>
          <table:table-cell/>
          <table:table-cell office:value-type="float" office:value="0.268865037" calcext:value-type="float">
            <text:p>0.268865037</text:p>
          </table:table-cell>
          <table:table-cell office:value-type="float" office:value="0.081086363" calcext:value-type="float">
            <text:p>0.081086363</text:p>
          </table:table-cell>
          <table:table-cell office:value-type="float" office:value="0.133511348" calcext:value-type="float">
            <text:p>0.13351134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0052894" calcext:value-type="float">
            <text:p>0.10005289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2019-12-02 23:16:40</text:p>
          </table:table-cell>
          <table:table-cell office:value-type="float" office:value="24.33148" calcext:value-type="float">
            <text:p>24.33148</text:p>
          </table:table-cell>
          <table:table-cell office:value-type="string" calcext:value-type="string">
            <text:p><text:s/></text:p>
          </table:table-cell>
          <table:table-cell office:value-type="float" office:value="1.415006687" calcext:value-type="float">
            <text:p>1.415006687</text:p>
          </table:table-cell>
          <table:table-cell office:value-type="float" office:value="0.519048633" calcext:value-type="float">
            <text:p>0.519048633</text:p>
          </table:table-cell>
          <table:table-cell office:value-type="float" office:value="0.770821067" calcext:value-type="float">
            <text:p>0.770821067</text:p>
          </table:table-cell>
          <table:table-cell office:value-type="float" office:value="5" calcext:value-type="float">
            <text:p>5</text:p>
          </table:table-cell>
          <table:table-cell office:value-type="float" office:value="0.611190273" calcext:value-type="float">
            <text:p>0.611190273</text:p>
          </table:table-cell>
          <table:table-cell/>
          <table:table-cell office:value-type="float" office:value="0.011560512" calcext:value-type="float">
            <text:p>0.011560512</text:p>
          </table:table-cell>
          <table:table-cell office:value-type="float" office:value="0.004240593" calcext:value-type="float">
            <text:p>0.004240593</text:p>
          </table:table-cell>
          <table:table-cell office:value-type="float" office:value="0.006297558" calcext:value-type="float">
            <text:p>0.0062975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93385" calcext:value-type="float">
            <text:p>0.004993385</text:p>
          </table:table-cell>
          <table:table-cell/>
          <table:table-cell office:value-type="float" office:value="0.010521909" calcext:value-type="float">
            <text:p>0.010521909</text:p>
          </table:table-cell>
          <table:table-cell office:value-type="float" office:value="0.003201991" calcext:value-type="float">
            <text:p>0.003201991</text:p>
          </table:table-cell>
          <table:table-cell office:value-type="float" office:value="0.005258955" calcext:value-type="float">
            <text:p>0.0052589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54782" calcext:value-type="float">
            <text:p>0.003954782</text:p>
          </table:table-cell>
          <table:table-cell/>
          <table:table-cell office:value-type="float" office:value="24.591294394" calcext:value-type="float">
            <text:p>24.591294394</text:p>
          </table:table-cell>
          <table:table-cell office:value-type="float" office:value="24.410553383" calcext:value-type="float">
            <text:p>24.410553383</text:p>
          </table:table-cell>
          <table:table-cell office:value-type="float" office:value="24.461346254" calcext:value-type="float">
            <text:p>24.461346254</text:p>
          </table:table-cell>
          <table:table-cell office:value-type="float" office:value="25.314198131" calcext:value-type="float">
            <text:p>25.314198131</text:p>
          </table:table-cell>
          <table:table-cell office:value-type="float" office:value="24.429142419" calcext:value-type="float">
            <text:p>24.429142419</text:p>
          </table:table-cell>
          <table:table-cell/>
          <table:table-cell office:value-type="float" office:value="0.266670165" calcext:value-type="float">
            <text:p>0.266670165</text:p>
          </table:table-cell>
          <table:table-cell office:value-type="float" office:value="0.081161406" calcext:value-type="float">
            <text:p>0.081161406</text:p>
          </table:table-cell>
          <table:table-cell office:value-type="float" office:value="0.133295366" calcext:value-type="float">
            <text:p>0.1332953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0241361" calcext:value-type="float">
            <text:p>0.1002413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2019-12-02 23:16:41</text:p>
          </table:table-cell>
          <table:table-cell office:value-type="float" office:value="24.33148" calcext:value-type="float">
            <text:p>24.33148</text:p>
          </table:table-cell>
          <table:table-cell office:value-type="string" calcext:value-type="string">
            <text:p><text:s/></text:p>
          </table:table-cell>
          <table:table-cell office:value-type="float" office:value="1.398059296" calcext:value-type="float">
            <text:p>1.398059296</text:p>
          </table:table-cell>
          <table:table-cell office:value-type="float" office:value="0.519339504" calcext:value-type="float">
            <text:p>0.519339504</text:p>
          </table:table-cell>
          <table:table-cell office:value-type="float" office:value="0.772074553" calcext:value-type="float">
            <text:p>0.772074553</text:p>
          </table:table-cell>
          <table:table-cell office:value-type="float" office:value="0.13902487" calcext:value-type="float">
            <text:p>0.13902487</text:p>
          </table:table-cell>
          <table:table-cell office:value-type="float" office:value="0.610144211" calcext:value-type="float">
            <text:p>0.610144211</text:p>
          </table:table-cell>
          <table:table-cell/>
          <table:table-cell office:value-type="float" office:value="0.011422053" calcext:value-type="float">
            <text:p>0.011422053</text:p>
          </table:table-cell>
          <table:table-cell office:value-type="float" office:value="0.00424297" calcext:value-type="float">
            <text:p>0.00424297</text:p>
          </table:table-cell>
          <table:table-cell office:value-type="float" office:value="0.006307799" calcext:value-type="float">
            <text:p>0.006307799</text:p>
          </table:table-cell>
          <table:table-cell office:value-type="float" office:value="0.001135824" calcext:value-type="float">
            <text:p>0.001135824</text:p>
          </table:table-cell>
          <table:table-cell office:value-type="float" office:value="0.004984838" calcext:value-type="float">
            <text:p>0.004984838</text:p>
          </table:table-cell>
          <table:table-cell/>
          <table:table-cell office:value-type="float" office:value="0.01038345" calcext:value-type="float">
            <text:p>0.01038345</text:p>
          </table:table-cell>
          <table:table-cell office:value-type="float" office:value="0.003204367" calcext:value-type="float">
            <text:p>0.003204367</text:p>
          </table:table-cell>
          <table:table-cell office:value-type="float" office:value="0.005269196" calcext:value-type="float">
            <text:p>0.005269196</text:p>
          </table:table-cell>
          <table:table-cell office:value-type="float" office:value="0.000097221" calcext:value-type="float">
            <text:p>9.7221E-05</text:p>
          </table:table-cell>
          <table:table-cell office:value-type="float" office:value="0.003946236" calcext:value-type="float">
            <text:p>0.003946236</text:p>
          </table:table-cell>
          <table:table-cell/>
          <table:table-cell office:value-type="float" office:value="24.587875883" calcext:value-type="float">
            <text:p>24.587875883</text:p>
          </table:table-cell>
          <table:table-cell office:value-type="float" office:value="24.410612065" calcext:value-type="float">
            <text:p>24.410612065</text:p>
          </table:table-cell>
          <table:table-cell office:value-type="float" office:value="24.461599128" calcext:value-type="float">
            <text:p>24.461599128</text:p>
          </table:table-cell>
          <table:table-cell office:value-type="float" office:value="24.333882506" calcext:value-type="float">
            <text:p>24.333882506</text:p>
          </table:table-cell>
          <table:table-cell office:value-type="float" office:value="24.428931383" calcext:value-type="float">
            <text:p>24.428931383</text:p>
          </table:table-cell>
          <table:table-cell/>
          <table:table-cell office:value-type="float" office:value="0.26316159" calcext:value-type="float">
            <text:p>0.26316159</text:p>
          </table:table-cell>
          <table:table-cell office:value-type="float" office:value="0.081221638" calcext:value-type="float">
            <text:p>0.081221638</text:p>
          </table:table-cell>
          <table:table-cell office:value-type="float" office:value="0.133554914" calcext:value-type="float">
            <text:p>0.133554914</text:p>
          </table:table-cell>
          <table:table-cell office:value-type="float" office:value="0.002464358" calcext:value-type="float">
            <text:p>0.002464358</text:p>
          </table:table-cell>
          <table:table-cell office:value-type="float" office:value="0.100024753" calcext:value-type="float">
            <text:p>0.10002475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2019-12-02 23:16:42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1.38219373" calcext:value-type="float">
            <text:p>1.38219373</text:p>
          </table:table-cell>
          <table:table-cell office:value-type="float" office:value="0.519556465" calcext:value-type="float">
            <text:p>0.519556465</text:p>
          </table:table-cell>
          <table:table-cell office:value-type="float" office:value="0.771650168" calcext:value-type="float">
            <text:p>0.771650168</text:p>
          </table:table-cell>
          <table:table-cell office:value-type="float" office:value="0.032201413" calcext:value-type="float">
            <text:p>0.032201413</text:p>
          </table:table-cell>
          <table:table-cell office:value-type="float" office:value="0.609791352" calcext:value-type="float">
            <text:p>0.609791352</text:p>
          </table:table-cell>
          <table:table-cell/>
          <table:table-cell office:value-type="float" office:value="0.011292432" calcext:value-type="float">
            <text:p>0.011292432</text:p>
          </table:table-cell>
          <table:table-cell office:value-type="float" office:value="0.004244742" calcext:value-type="float">
            <text:p>0.004244742</text:p>
          </table:table-cell>
          <table:table-cell office:value-type="float" office:value="0.006304331" calcext:value-type="float">
            <text:p>0.006304331</text:p>
          </table:table-cell>
          <table:table-cell office:value-type="float" office:value="0.000263083" calcext:value-type="float">
            <text:p>0.000263083</text:p>
          </table:table-cell>
          <table:table-cell office:value-type="float" office:value="0.004981955" calcext:value-type="float">
            <text:p>0.004981955</text:p>
          </table:table-cell>
          <table:table-cell/>
          <table:table-cell office:value-type="float" office:value="0.01025383" calcext:value-type="float">
            <text:p>0.01025383</text:p>
          </table:table-cell>
          <table:table-cell office:value-type="float" office:value="0.00320614" calcext:value-type="float">
            <text:p>0.00320614</text:p>
          </table:table-cell>
          <table:table-cell office:value-type="float" office:value="0.005265729" calcext:value-type="float">
            <text:p>0.005265729</text:p>
          </table:table-cell>
          <table:table-cell office:value-type="float" office:value="-0.000775519" calcext:value-type="float">
            <text:p>-0.000775519</text:p>
          </table:table-cell>
          <table:table-cell office:value-type="float" office:value="0.003943353" calcext:value-type="float">
            <text:p>0.003943353</text:p>
          </table:table-cell>
          <table:table-cell/>
          <table:table-cell office:value-type="float" office:value="24.589728389" calcext:value-type="float">
            <text:p>24.589728389</text:p>
          </table:table-cell>
          <table:table-cell office:value-type="float" office:value="24.415709441" calcext:value-type="float">
            <text:p>24.415709441</text:p>
          </table:table-cell>
          <table:table-cell office:value-type="float" office:value="24.466566886" calcext:value-type="float">
            <text:p>24.466566886</text:p>
          </table:table-cell>
          <table:table-cell office:value-type="float" office:value="24.317383665" calcext:value-type="float">
            <text:p>24.317383665</text:p>
          </table:table-cell>
          <table:table-cell office:value-type="float" office:value="24.433913718" calcext:value-type="float">
            <text:p>24.433913718</text:p>
          </table:table-cell>
          <table:table-cell/>
          <table:table-cell office:value-type="float" office:value="0.259876969" calcext:value-type="float">
            <text:p>0.259876969</text:p>
          </table:table-cell>
          <table:table-cell office:value-type="float" office:value="0.081266565" calcext:value-type="float">
            <text:p>0.081266565</text:p>
          </table:table-cell>
          <table:table-cell office:value-type="float" office:value="0.133467041" calcext:value-type="float">
            <text:p>0.133467041</text:p>
          </table:table-cell>
          <table:table-cell office:value-type="float" office:value="-0.019658452" calcext:value-type="float">
            <text:p>-0.019658452</text:p>
          </table:table-cell>
          <table:table-cell office:value-type="float" office:value="0.099951687" calcext:value-type="float">
            <text:p>0.09995168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2019-12-02 23:16:44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1.366645857" calcext:value-type="float">
            <text:p>1.366645857</text:p>
          </table:table-cell>
          <table:table-cell office:value-type="float" office:value="0.519456329" calcext:value-type="float">
            <text:p>0.519456329</text:p>
          </table:table-cell>
          <table:table-cell office:value-type="float" office:value="0.774074289" calcext:value-type="float">
            <text:p>0.774074289</text:p>
          </table:table-cell>
          <table:table-cell office:value-type="float" office:value="0.032384399" calcext:value-type="float">
            <text:p>0.032384399</text:p>
          </table:table-cell>
          <table:table-cell office:value-type="float" office:value="0.602930856" calcext:value-type="float">
            <text:p>0.602930856</text:p>
          </table:table-cell>
          <table:table-cell/>
          <table:table-cell office:value-type="float" office:value="0.011165407" calcext:value-type="float">
            <text:p>0.011165407</text:p>
          </table:table-cell>
          <table:table-cell office:value-type="float" office:value="0.004243924" calcext:value-type="float">
            <text:p>0.004243924</text:p>
          </table:table-cell>
          <table:table-cell office:value-type="float" office:value="0.006324136" calcext:value-type="float">
            <text:p>0.006324136</text:p>
          </table:table-cell>
          <table:table-cell office:value-type="float" office:value="0.000264578" calcext:value-type="float">
            <text:p>0.000264578</text:p>
          </table:table-cell>
          <table:table-cell office:value-type="float" office:value="0.004925906" calcext:value-type="float">
            <text:p>0.004925906</text:p>
          </table:table-cell>
          <table:table-cell/>
          <table:table-cell office:value-type="float" office:value="0.010126805" calcext:value-type="float">
            <text:p>0.010126805</text:p>
          </table:table-cell>
          <table:table-cell office:value-type="float" office:value="0.003205322" calcext:value-type="float">
            <text:p>0.003205322</text:p>
          </table:table-cell>
          <table:table-cell office:value-type="float" office:value="0.005285534" calcext:value-type="float">
            <text:p>0.005285534</text:p>
          </table:table-cell>
          <table:table-cell office:value-type="float" office:value="-0.000774024" calcext:value-type="float">
            <text:p>-0.000774024</text:p>
          </table:table-cell>
          <table:table-cell office:value-type="float" office:value="0.003887303" calcext:value-type="float">
            <text:p>0.003887303</text:p>
          </table:table-cell>
          <table:table-cell/>
          <table:table-cell office:value-type="float" office:value="24.586592175" calcext:value-type="float">
            <text:p>24.586592175</text:p>
          </table:table-cell>
          <table:table-cell office:value-type="float" office:value="24.415689239" calcext:value-type="float">
            <text:p>24.415689239</text:p>
          </table:table-cell>
          <table:table-cell office:value-type="float" office:value="24.467055917" calcext:value-type="float">
            <text:p>24.467055917</text:p>
          </table:table-cell>
          <table:table-cell office:value-type="float" office:value="24.317420585" calcext:value-type="float">
            <text:p>24.317420585</text:p>
          </table:table-cell>
          <table:table-cell office:value-type="float" office:value="24.43252967" calcext:value-type="float">
            <text:p>24.43252967</text:p>
          </table:table-cell>
          <table:table-cell/>
          <table:table-cell office:value-type="float" office:value="0.256658106" calcext:value-type="float">
            <text:p>0.256658106</text:p>
          </table:table-cell>
          <table:table-cell office:value-type="float" office:value="0.081245829" calcext:value-type="float">
            <text:p>0.081245829</text:p>
          </table:table-cell>
          <table:table-cell office:value-type="float" office:value="0.133968982" calcext:value-type="float">
            <text:p>0.133968982</text:p>
          </table:table-cell>
          <table:table-cell office:value-type="float" office:value="-0.019620555" calcext:value-type="float">
            <text:p>-0.019620555</text:p>
          </table:table-cell>
          <table:table-cell office:value-type="float" office:value="0.098531085" calcext:value-type="float">
            <text:p>0.09853108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2019-12-02 23:16:45</text:p>
          </table:table-cell>
          <table:table-cell office:value-type="float" office:value="24.32643" calcext:value-type="float">
            <text:p>24.32643</text:p>
          </table:table-cell>
          <table:table-cell office:value-type="string" calcext:value-type="string">
            <text:p><text:s/></text:p>
          </table:table-cell>
          <table:table-cell office:value-type="float" office:value="1.362808509" calcext:value-type="float">
            <text:p>1.362808509</text:p>
          </table:table-cell>
          <table:table-cell office:value-type="float" office:value="0.51941997" calcext:value-type="float">
            <text:p>0.51941997</text:p>
          </table:table-cell>
          <table:table-cell office:value-type="float" office:value="0.773633215" calcext:value-type="float">
            <text:p>0.773633215</text:p>
          </table:table-cell>
          <table:table-cell office:value-type="float" office:value="0.032379035" calcext:value-type="float">
            <text:p>0.032379035</text:p>
          </table:table-cell>
          <table:table-cell office:value-type="float" office:value="0.607206894" calcext:value-type="float">
            <text:p>0.607206894</text:p>
          </table:table-cell>
          <table:table-cell/>
          <table:table-cell office:value-type="float" office:value="0.011134056" calcext:value-type="float">
            <text:p>0.011134056</text:p>
          </table:table-cell>
          <table:table-cell office:value-type="float" office:value="0.004243627" calcext:value-type="float">
            <text:p>0.004243627</text:p>
          </table:table-cell>
          <table:table-cell office:value-type="float" office:value="0.006320533" calcext:value-type="float">
            <text:p>0.006320533</text:p>
          </table:table-cell>
          <table:table-cell office:value-type="float" office:value="0.000264535" calcext:value-type="float">
            <text:p>0.000264535</text:p>
          </table:table-cell>
          <table:table-cell office:value-type="float" office:value="0.004960841" calcext:value-type="float">
            <text:p>0.004960841</text:p>
          </table:table-cell>
          <table:table-cell/>
          <table:table-cell office:value-type="float" office:value="0.010095454" calcext:value-type="float">
            <text:p>0.010095454</text:p>
          </table:table-cell>
          <table:table-cell office:value-type="float" office:value="0.003205024" calcext:value-type="float">
            <text:p>0.003205024</text:p>
          </table:table-cell>
          <table:table-cell office:value-type="float" office:value="0.00528193" calcext:value-type="float">
            <text:p>0.00528193</text:p>
          </table:table-cell>
          <table:table-cell office:value-type="float" office:value="-0.000774068" calcext:value-type="float">
            <text:p>-0.000774068</text:p>
          </table:table-cell>
          <table:table-cell office:value-type="float" office:value="0.003922238" calcext:value-type="float">
            <text:p>0.003922238</text:p>
          </table:table-cell>
          <table:table-cell/>
          <table:table-cell office:value-type="float" office:value="24.575712475" calcext:value-type="float">
            <text:p>24.575712475</text:p>
          </table:table-cell>
          <table:table-cell office:value-type="float" office:value="24.405574694" calcext:value-type="float">
            <text:p>24.405574694</text:p>
          </table:table-cell>
          <table:table-cell office:value-type="float" office:value="24.456860197" calcext:value-type="float">
            <text:p>24.456860197</text:p>
          </table:table-cell>
          <table:table-cell office:value-type="float" office:value="24.307311391" calcext:value-type="float">
            <text:p>24.307311391</text:p>
          </table:table-cell>
          <table:table-cell office:value-type="float" office:value="24.423285278" calcext:value-type="float">
            <text:p>24.423285278</text:p>
          </table:table-cell>
          <table:table-cell/>
          <table:table-cell office:value-type="float" office:value="0.255863661" calcext:value-type="float">
            <text:p>0.255863661</text:p>
          </table:table-cell>
          <table:table-cell office:value-type="float" office:value="0.0812383" calcext:value-type="float">
            <text:p>0.0812383</text:p>
          </table:table-cell>
          <table:table-cell office:value-type="float" office:value="0.133877652" calcext:value-type="float">
            <text:p>0.133877652</text:p>
          </table:table-cell>
          <table:table-cell office:value-type="float" office:value="-0.019621666" calcext:value-type="float">
            <text:p>-0.019621666</text:p>
          </table:table-cell>
          <table:table-cell office:value-type="float" office:value="0.099416524" calcext:value-type="float">
            <text:p>0.0994165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2019-12-02 23:16:46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1.360621615" calcext:value-type="float">
            <text:p>1.360621615</text:p>
          </table:table-cell>
          <table:table-cell office:value-type="float" office:value="0.519473615" calcext:value-type="float">
            <text:p>0.519473615</text:p>
          </table:table-cell>
          <table:table-cell office:value-type="float" office:value="0.772296282" calcext:value-type="float">
            <text:p>0.772296282</text:p>
          </table:table-cell>
          <table:table-cell office:value-type="float" office:value="0.032314662" calcext:value-type="float">
            <text:p>0.032314662</text:p>
          </table:table-cell>
          <table:table-cell office:value-type="float" office:value="0.611814333" calcext:value-type="float">
            <text:p>0.611814333</text:p>
          </table:table-cell>
          <table:table-cell/>
          <table:table-cell office:value-type="float" office:value="0.01111619" calcext:value-type="float">
            <text:p>0.01111619</text:p>
          </table:table-cell>
          <table:table-cell office:value-type="float" office:value="0.004244065" calcext:value-type="float">
            <text:p>0.004244065</text:p>
          </table:table-cell>
          <table:table-cell office:value-type="float" office:value="0.00630961" calcext:value-type="float">
            <text:p>0.00630961</text:p>
          </table:table-cell>
          <table:table-cell office:value-type="float" office:value="0.000264009" calcext:value-type="float">
            <text:p>0.000264009</text:p>
          </table:table-cell>
          <table:table-cell office:value-type="float" office:value="0.004998483" calcext:value-type="float">
            <text:p>0.004998483</text:p>
          </table:table-cell>
          <table:table-cell/>
          <table:table-cell office:value-type="float" office:value="0.010077587" calcext:value-type="float">
            <text:p>0.010077587</text:p>
          </table:table-cell>
          <table:table-cell office:value-type="float" office:value="0.003205463" calcext:value-type="float">
            <text:p>0.003205463</text:p>
          </table:table-cell>
          <table:table-cell office:value-type="float" office:value="0.005271007" calcext:value-type="float">
            <text:p>0.005271007</text:p>
          </table:table-cell>
          <table:table-cell office:value-type="float" office:value="-0.000774594" calcext:value-type="float">
            <text:p>-0.000774594</text:p>
          </table:table-cell>
          <table:table-cell office:value-type="float" office:value="0.00395988" calcext:value-type="float">
            <text:p>0.00395988</text:p>
          </table:table-cell>
          <table:table-cell/>
          <table:table-cell office:value-type="float" office:value="24.585377002" calcext:value-type="float">
            <text:p>24.585377002</text:p>
          </table:table-cell>
          <table:table-cell office:value-type="float" office:value="24.415692727" calcext:value-type="float">
            <text:p>24.415692727</text:p>
          </table:table-cell>
          <table:table-cell office:value-type="float" office:value="24.46669723" calcext:value-type="float">
            <text:p>24.46669723</text:p>
          </table:table-cell>
          <table:table-cell office:value-type="float" office:value="24.317406514" calcext:value-type="float">
            <text:p>24.317406514</text:p>
          </table:table-cell>
          <table:table-cell office:value-type="float" office:value="24.434321838" calcext:value-type="float">
            <text:p>24.434321838</text:p>
          </table:table-cell>
          <table:table-cell/>
          <table:table-cell office:value-type="float" office:value="0.255410909" calcext:value-type="float">
            <text:p>0.255410909</text:p>
          </table:table-cell>
          <table:table-cell office:value-type="float" office:value="0.081249408" calcext:value-type="float">
            <text:p>0.081249408</text:p>
          </table:table-cell>
          <table:table-cell office:value-type="float" office:value="0.133600826" calcext:value-type="float">
            <text:p>0.133600826</text:p>
          </table:table-cell>
          <table:table-cell office:value-type="float" office:value="-0.019634998" calcext:value-type="float">
            <text:p>-0.019634998</text:p>
          </table:table-cell>
          <table:table-cell office:value-type="float" office:value="0.100370585" calcext:value-type="float">
            <text:p>0.10037058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2019-12-02 23:16:47</text:p>
          </table:table-cell>
          <table:table-cell office:value-type="float" office:value="24.33654" calcext:value-type="float">
            <text:p>24.33654</text:p>
          </table:table-cell>
          <table:table-cell office:value-type="string" calcext:value-type="string">
            <text:p><text:s/></text:p>
          </table:table-cell>
          <table:table-cell office:value-type="float" office:value="1.358241005" calcext:value-type="float">
            <text:p>1.358241005</text:p>
          </table:table-cell>
          <table:table-cell office:value-type="float" office:value="0.519533815" calcext:value-type="float">
            <text:p>0.519533815</text:p>
          </table:table-cell>
          <table:table-cell office:value-type="float" office:value="0.770839545" calcext:value-type="float">
            <text:p>0.770839545</text:p>
          </table:table-cell>
          <table:table-cell office:value-type="float" office:value="5" calcext:value-type="float">
            <text:p>5</text:p>
          </table:table-cell>
          <table:table-cell office:value-type="float" office:value="0.622935369" calcext:value-type="float">
            <text:p>0.622935369</text:p>
          </table:table-cell>
          <table:table-cell/>
          <table:table-cell office:value-type="float" office:value="0.01109674" calcext:value-type="float">
            <text:p>0.01109674</text:p>
          </table:table-cell>
          <table:table-cell office:value-type="float" office:value="0.004244557" calcext:value-type="float">
            <text:p>0.004244557</text:p>
          </table:table-cell>
          <table:table-cell office:value-type="float" office:value="0.006297709" calcext:value-type="float">
            <text:p>0.0062977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89341" calcext:value-type="float">
            <text:p>0.005089341</text:p>
          </table:table-cell>
          <table:table-cell/>
          <table:table-cell office:value-type="float" office:value="0.010058137" calcext:value-type="float">
            <text:p>0.010058137</text:p>
          </table:table-cell>
          <table:table-cell office:value-type="float" office:value="0.003205955" calcext:value-type="float">
            <text:p>0.003205955</text:p>
          </table:table-cell>
          <table:table-cell office:value-type="float" office:value="0.005259106" calcext:value-type="float">
            <text:p>0.00525910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50739" calcext:value-type="float">
            <text:p>0.004050739</text:p>
          </table:table-cell>
          <table:table-cell/>
          <table:table-cell office:value-type="float" office:value="24.5848968" calcext:value-type="float">
            <text:p>24.5848968</text:p>
          </table:table-cell>
          <table:table-cell office:value-type="float" office:value="24.415704872" calcext:value-type="float">
            <text:p>24.415704872</text:p>
          </table:table-cell>
          <table:table-cell office:value-type="float" office:value="24.466403354" calcext:value-type="float">
            <text:p>24.466403354</text:p>
          </table:table-cell>
          <table:table-cell office:value-type="float" office:value="25.319247627" calcext:value-type="float">
            <text:p>25.319247627</text:p>
          </table:table-cell>
          <table:table-cell office:value-type="float" office:value="24.43656541" calcext:value-type="float">
            <text:p>24.43656541</text:p>
          </table:table-cell>
          <table:table-cell/>
          <table:table-cell office:value-type="float" office:value="0.254918051" calcext:value-type="float">
            <text:p>0.254918051</text:p>
          </table:table-cell>
          <table:table-cell office:value-type="float" office:value="0.081261875" calcext:value-type="float">
            <text:p>0.081261875</text:p>
          </table:table-cell>
          <table:table-cell office:value-type="float" office:value="0.133299192" calcext:value-type="float">
            <text:p>0.1332991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2673409" calcext:value-type="float">
            <text:p>0.1026734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2019-12-02 23:16:49</text:p>
          </table:table-cell>
          <table:table-cell office:value-type="float" office:value="24.34664" calcext:value-type="float">
            <text:p>24.34664</text:p>
          </table:table-cell>
          <table:table-cell office:value-type="string" calcext:value-type="string">
            <text:p><text:s/></text:p>
          </table:table-cell>
          <table:table-cell office:value-type="float" office:value="1.319333472" calcext:value-type="float">
            <text:p>1.319333472</text:p>
          </table:table-cell>
          <table:table-cell office:value-type="float" office:value="0.520599547" calcext:value-type="float">
            <text:p>0.520599547</text:p>
          </table:table-cell>
          <table:table-cell office:value-type="float" office:value="0.764206143" calcext:value-type="float">
            <text:p>0.764206143</text:p>
          </table:table-cell>
          <table:table-cell office:value-type="float" office:value="5" calcext:value-type="float">
            <text:p>5</text:p>
          </table:table-cell>
          <table:table-cell office:value-type="float" office:value="0.619996264" calcext:value-type="float">
            <text:p>0.619996264</text:p>
          </table:table-cell>
          <table:table-cell/>
          <table:table-cell office:value-type="float" office:value="0.010778868" calcext:value-type="float">
            <text:p>0.010778868</text:p>
          </table:table-cell>
          <table:table-cell office:value-type="float" office:value="0.004253264" calcext:value-type="float">
            <text:p>0.004253264</text:p>
          </table:table-cell>
          <table:table-cell office:value-type="float" office:value="0.006243514" calcext:value-type="float">
            <text:p>0.0062435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65329" calcext:value-type="float">
            <text:p>0.005065329</text:p>
          </table:table-cell>
          <table:table-cell/>
          <table:table-cell office:value-type="float" office:value="0.009740265" calcext:value-type="float">
            <text:p>0.009740265</text:p>
          </table:table-cell>
          <table:table-cell office:value-type="float" office:value="0.003214662" calcext:value-type="float">
            <text:p>0.003214662</text:p>
          </table:table-cell>
          <table:table-cell office:value-type="float" office:value="0.005204911" calcext:value-type="float">
            <text:p>0.00520491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26726" calcext:value-type="float">
            <text:p>0.004026726</text:p>
          </table:table-cell>
          <table:table-cell/>
          <table:table-cell office:value-type="float" office:value="24.587154313" calcext:value-type="float">
            <text:p>24.587154313</text:p>
          </table:table-cell>
          <table:table-cell office:value-type="float" office:value="24.426027087" calcext:value-type="float">
            <text:p>24.426027087</text:p>
          </table:table-cell>
          <table:table-cell office:value-type="float" office:value="24.475171919" calcext:value-type="float">
            <text:p>24.475171919</text:p>
          </table:table-cell>
          <table:table-cell office:value-type="float" office:value="25.329346622" calcext:value-type="float">
            <text:p>25.329346622</text:p>
          </table:table-cell>
          <table:table-cell office:value-type="float" office:value="24.446079497" calcext:value-type="float">
            <text:p>24.446079497</text:p>
          </table:table-cell>
          <table:table-cell/>
          <table:table-cell office:value-type="float" office:value="0.246862984" calcext:value-type="float">
            <text:p>0.246862984</text:p>
          </table:table-cell>
          <table:table-cell office:value-type="float" office:value="0.08148256" calcext:value-type="float">
            <text:p>0.08148256</text:p>
          </table:table-cell>
          <table:table-cell office:value-type="float" office:value="0.131925671" calcext:value-type="float">
            <text:p>0.1319256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2064812" calcext:value-type="float">
            <text:p>0.1020648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2019-12-02 23:16:50</text:p>
          </table:table-cell>
          <table:table-cell office:value-type="float" office:value="24.34664" calcext:value-type="float">
            <text:p>24.34664</text:p>
          </table:table-cell>
          <table:table-cell office:value-type="string" calcext:value-type="string">
            <text:p><text:s/></text:p>
          </table:table-cell>
          <table:table-cell office:value-type="float" office:value="1.323516527" calcext:value-type="float">
            <text:p>1.323516527</text:p>
          </table:table-cell>
          <table:table-cell office:value-type="float" office:value="0.520731869" calcext:value-type="float">
            <text:p>0.520731869</text:p>
          </table:table-cell>
          <table:table-cell office:value-type="float" office:value="0.766153427" calcext:value-type="float">
            <text:p>0.766153427</text:p>
          </table:table-cell>
          <table:table-cell office:value-type="float" office:value="5" calcext:value-type="float">
            <text:p>5</text:p>
          </table:table-cell>
          <table:table-cell office:value-type="float" office:value="0.615784599" calcext:value-type="float">
            <text:p>0.615784599</text:p>
          </table:table-cell>
          <table:table-cell/>
          <table:table-cell office:value-type="float" office:value="0.010813044" calcext:value-type="float">
            <text:p>0.010813044</text:p>
          </table:table-cell>
          <table:table-cell office:value-type="float" office:value="0.004254345" calcext:value-type="float">
            <text:p>0.004254345</text:p>
          </table:table-cell>
          <table:table-cell office:value-type="float" office:value="0.006259423" calcext:value-type="float">
            <text:p>0.0062594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3092" calcext:value-type="float">
            <text:p>0.00503092</text:p>
          </table:table-cell>
          <table:table-cell/>
          <table:table-cell office:value-type="float" office:value="0.009774441" calcext:value-type="float">
            <text:p>0.009774441</text:p>
          </table:table-cell>
          <table:table-cell office:value-type="float" office:value="0.003215743" calcext:value-type="float">
            <text:p>0.003215743</text:p>
          </table:table-cell>
          <table:table-cell office:value-type="float" office:value="0.005220821" calcext:value-type="float">
            <text:p>0.0052208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92317" calcext:value-type="float">
            <text:p>0.003992317</text:p>
          </table:table-cell>
          <table:table-cell/>
          <table:table-cell office:value-type="float" office:value="24.587998092" calcext:value-type="float">
            <text:p>24.587998092</text:p>
          </table:table-cell>
          <table:table-cell office:value-type="float" office:value="24.426053782" calcext:value-type="float">
            <text:p>24.426053782</text:p>
          </table:table-cell>
          <table:table-cell office:value-type="float" office:value="24.475564753" calcext:value-type="float">
            <text:p>24.475564753</text:p>
          </table:table-cell>
          <table:table-cell office:value-type="float" office:value="25.329346622" calcext:value-type="float">
            <text:p>25.329346622</text:p>
          </table:table-cell>
          <table:table-cell office:value-type="float" office:value="24.445229838" calcext:value-type="float">
            <text:p>24.445229838</text:p>
          </table:table-cell>
          <table:table-cell/>
          <table:table-cell office:value-type="float" office:value="0.24772901" calcext:value-type="float">
            <text:p>0.24772901</text:p>
          </table:table-cell>
          <table:table-cell office:value-type="float" office:value="0.081509961" calcext:value-type="float">
            <text:p>0.081509961</text:p>
          </table:table-cell>
          <table:table-cell office:value-type="float" office:value="0.132328879" calcext:value-type="float">
            <text:p>0.1323288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1192706" calcext:value-type="float">
            <text:p>0.1011927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2019-12-02 23:16:51</text:p>
          </table:table-cell>
          <table:table-cell office:value-type="float" office:value="24.3517" calcext:value-type="float">
            <text:p>24.3517</text:p>
          </table:table-cell>
          <table:table-cell office:value-type="string" calcext:value-type="string">
            <text:p><text:s/></text:p>
          </table:table-cell>
          <table:table-cell office:value-type="float" office:value="1.342880886" calcext:value-type="float">
            <text:p>1.342880886</text:p>
          </table:table-cell>
          <table:table-cell office:value-type="float" office:value="0.520500603" calcext:value-type="float">
            <text:p>0.520500603</text:p>
          </table:table-cell>
          <table:table-cell office:value-type="float" office:value="0.768674704" calcext:value-type="float">
            <text:p>0.768674704</text:p>
          </table:table-cell>
          <table:table-cell office:value-type="float" office:value="5" calcext:value-type="float">
            <text:p>5</text:p>
          </table:table-cell>
          <table:table-cell office:value-type="float" office:value="0.617545321" calcext:value-type="float">
            <text:p>0.617545321</text:p>
          </table:table-cell>
          <table:table-cell/>
          <table:table-cell office:value-type="float" office:value="0.010971249" calcext:value-type="float">
            <text:p>0.010971249</text:p>
          </table:table-cell>
          <table:table-cell office:value-type="float" office:value="0.004252456" calcext:value-type="float">
            <text:p>0.004252456</text:p>
          </table:table-cell>
          <table:table-cell office:value-type="float" office:value="0.006280022" calcext:value-type="float">
            <text:p>0.0062800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45305" calcext:value-type="float">
            <text:p>0.005045305</text:p>
          </table:table-cell>
          <table:table-cell/>
          <table:table-cell office:value-type="float" office:value="0.009932646" calcext:value-type="float">
            <text:p>0.009932646</text:p>
          </table:table-cell>
          <table:table-cell office:value-type="float" office:value="0.003213853" calcext:value-type="float">
            <text:p>0.003213853</text:p>
          </table:table-cell>
          <table:table-cell office:value-type="float" office:value="0.005241419" calcext:value-type="float">
            <text:p>0.00524141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06702" calcext:value-type="float">
            <text:p>0.004006702</text:p>
          </table:table-cell>
          <table:table-cell/>
          <table:table-cell office:value-type="float" office:value="24.596956982" calcext:value-type="float">
            <text:p>24.596956982</text:p>
          </table:table-cell>
          <table:table-cell office:value-type="float" office:value="24.431060731" calcext:value-type="float">
            <text:p>24.431060731</text:p>
          </table:table-cell>
          <table:table-cell office:value-type="float" office:value="24.481126756" calcext:value-type="float">
            <text:p>24.481126756</text:p>
          </table:table-cell>
          <table:table-cell office:value-type="float" office:value="25.33439612" calcext:value-type="float">
            <text:p>25.33439612</text:p>
          </table:table-cell>
          <table:table-cell office:value-type="float" office:value="24.450638561" calcext:value-type="float">
            <text:p>24.450638561</text:p>
          </table:table-cell>
          <table:table-cell/>
          <table:table-cell office:value-type="float" office:value="0.251738039" calcext:value-type="float">
            <text:p>0.251738039</text:p>
          </table:table-cell>
          <table:table-cell office:value-type="float" office:value="0.081462071" calcext:value-type="float">
            <text:p>0.081462071</text:p>
          </table:table-cell>
          <table:table-cell office:value-type="float" office:value="0.132850938" calcext:value-type="float">
            <text:p>0.1328509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1557297" calcext:value-type="float">
            <text:p>0.1015572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2019-12-02 23:16:52</text:p>
          </table:table-cell>
          <table:table-cell office:value-type="float" office:value="24.35675" calcext:value-type="float">
            <text:p>24.35675</text:p>
          </table:table-cell>
          <table:table-cell office:value-type="string" calcext:value-type="string">
            <text:p><text:s/></text:p>
          </table:table-cell>
          <table:table-cell office:value-type="float" office:value="1.248937994" calcext:value-type="float">
            <text:p>1.248937994</text:p>
          </table:table-cell>
          <table:table-cell office:value-type="float" office:value="0.520363512" calcext:value-type="float">
            <text:p>0.520363512</text:p>
          </table:table-cell>
          <table:table-cell office:value-type="float" office:value="0.766479464" calcext:value-type="float">
            <text:p>0.766479464</text:p>
          </table:table-cell>
          <table:table-cell office:value-type="float" office:value="5" calcext:value-type="float">
            <text:p>5</text:p>
          </table:table-cell>
          <table:table-cell office:value-type="float" office:value="0.627656654" calcext:value-type="float">
            <text:p>0.627656654</text:p>
          </table:table-cell>
          <table:table-cell/>
          <table:table-cell office:value-type="float" office:value="0.010203742" calcext:value-type="float">
            <text:p>0.010203742</text:p>
          </table:table-cell>
          <table:table-cell office:value-type="float" office:value="0.004251336" calcext:value-type="float">
            <text:p>0.004251336</text:p>
          </table:table-cell>
          <table:table-cell office:value-type="float" office:value="0.006262087" calcext:value-type="float">
            <text:p>0.0062620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27914" calcext:value-type="float">
            <text:p>0.005127914</text:p>
          </table:table-cell>
          <table:table-cell/>
          <table:table-cell office:value-type="float" office:value="0.009165139" calcext:value-type="float">
            <text:p>0.009165139</text:p>
          </table:table-cell>
          <table:table-cell office:value-type="float" office:value="0.003212733" calcext:value-type="float">
            <text:p>0.003212733</text:p>
          </table:table-cell>
          <table:table-cell office:value-type="float" office:value="0.005223484" calcext:value-type="float">
            <text:p>0.0052234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89311" calcext:value-type="float">
            <text:p>0.004089311</text:p>
          </table:table-cell>
          <table:table-cell/>
          <table:table-cell office:value-type="float" office:value="24.583060364" calcext:value-type="float">
            <text:p>24.583060364</text:p>
          </table:table-cell>
          <table:table-cell office:value-type="float" office:value="24.436086679" calcext:value-type="float">
            <text:p>24.436086679</text:p>
          </table:table-cell>
          <table:table-cell office:value-type="float" office:value="24.485737282" calcext:value-type="float">
            <text:p>24.485737282</text:p>
          </table:table-cell>
          <table:table-cell office:value-type="float" office:value="25.339445619" calcext:value-type="float">
            <text:p>25.339445619</text:p>
          </table:table-cell>
          <table:table-cell office:value-type="float" office:value="24.457731911" calcext:value-type="float">
            <text:p>24.457731911</text:p>
          </table:table-cell>
          <table:table-cell/>
          <table:table-cell office:value-type="float" office:value="0.232288733" calcext:value-type="float">
            <text:p>0.232288733</text:p>
          </table:table-cell>
          <table:table-cell office:value-type="float" office:value="0.081433683" calcext:value-type="float">
            <text:p>0.081433683</text:p>
          </table:table-cell>
          <table:table-cell office:value-type="float" office:value="0.132396388" calcext:value-type="float">
            <text:p>0.1323963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365104" calcext:value-type="float">
            <text:p>0.1036510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2019-12-02 23:16:54</text:p>
          </table:table-cell>
          <table:table-cell office:value-type="float" office:value="24.37191" calcext:value-type="float">
            <text:p>24.37191</text:p>
          </table:table-cell>
          <table:table-cell office:value-type="string" calcext:value-type="string">
            <text:p><text:s/></text:p>
          </table:table-cell>
          <table:table-cell office:value-type="float" office:value="1.197310233" calcext:value-type="float">
            <text:p>1.197310233</text:p>
          </table:table-cell>
          <table:table-cell office:value-type="float" office:value="0.520773592" calcext:value-type="float">
            <text:p>0.520773592</text:p>
          </table:table-cell>
          <table:table-cell office:value-type="float" office:value="0.758121104" calcext:value-type="float">
            <text:p>0.758121104</text:p>
          </table:table-cell>
          <table:table-cell office:value-type="float" office:value="5" calcext:value-type="float">
            <text:p>5</text:p>
          </table:table-cell>
          <table:table-cell office:value-type="float" office:value="0.640147405" calcext:value-type="float">
            <text:p>0.640147405</text:p>
          </table:table-cell>
          <table:table-cell/>
          <table:table-cell office:value-type="float" office:value="0.009781946" calcext:value-type="float">
            <text:p>0.009781946</text:p>
          </table:table-cell>
          <table:table-cell office:value-type="float" office:value="0.004254686" calcext:value-type="float">
            <text:p>0.004254686</text:p>
          </table:table-cell>
          <table:table-cell office:value-type="float" office:value="0.0061938" calcext:value-type="float">
            <text:p>0.00619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29962" calcext:value-type="float">
            <text:p>0.005229962</text:p>
          </table:table-cell>
          <table:table-cell/>
          <table:table-cell office:value-type="float" office:value="0.008743344" calcext:value-type="float">
            <text:p>0.008743344</text:p>
          </table:table-cell>
          <table:table-cell office:value-type="float" office:value="0.003216083" calcext:value-type="float">
            <text:p>0.003216083</text:p>
          </table:table-cell>
          <table:table-cell office:value-type="float" office:value="0.005155197" calcext:value-type="float">
            <text:p>0.00515519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9136" calcext:value-type="float">
            <text:p>0.00419136</text:p>
          </table:table-cell>
          <table:table-cell/>
          <table:table-cell office:value-type="float" office:value="24.587805201" calcext:value-type="float">
            <text:p>24.587805201</text:p>
          </table:table-cell>
          <table:table-cell office:value-type="float" office:value="24.451330227" calcext:value-type="float">
            <text:p>24.451330227</text:p>
          </table:table-cell>
          <table:table-cell office:value-type="float" office:value="24.499211291" calcext:value-type="float">
            <text:p>24.499211291</text:p>
          </table:table-cell>
          <table:table-cell office:value-type="float" office:value="25.354594119" calcext:value-type="float">
            <text:p>25.354594119</text:p>
          </table:table-cell>
          <table:table-cell office:value-type="float" office:value="24.475412244" calcext:value-type="float">
            <text:p>24.475412244</text:p>
          </table:table-cell>
          <table:table-cell/>
          <table:table-cell office:value-type="float" office:value="0.221599868" calcext:value-type="float">
            <text:p>0.221599868</text:p>
          </table:table-cell>
          <table:table-cell office:value-type="float" office:value="0.081518601" calcext:value-type="float">
            <text:p>0.081518601</text:p>
          </table:table-cell>
          <table:table-cell office:value-type="float" office:value="0.130665693" calcext:value-type="float">
            <text:p>0.1306656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623748" calcext:value-type="float">
            <text:p>0.1062374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2019-12-02 23:16:55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1.192888164" calcext:value-type="float">
            <text:p>1.192888164</text:p>
          </table:table-cell>
          <table:table-cell office:value-type="float" office:value="0.52104837" calcext:value-type="float">
            <text:p>0.52104837</text:p>
          </table:table-cell>
          <table:table-cell office:value-type="float" office:value="0.764062496" calcext:value-type="float">
            <text:p>0.764062496</text:p>
          </table:table-cell>
          <table:table-cell office:value-type="float" office:value="5" calcext:value-type="float">
            <text:p>5</text:p>
          </table:table-cell>
          <table:table-cell office:value-type="float" office:value="0.622239187" calcext:value-type="float">
            <text:p>0.622239187</text:p>
          </table:table-cell>
          <table:table-cell/>
          <table:table-cell office:value-type="float" office:value="0.009745818" calcext:value-type="float">
            <text:p>0.009745818</text:p>
          </table:table-cell>
          <table:table-cell office:value-type="float" office:value="0.004256931" calcext:value-type="float">
            <text:p>0.004256931</text:p>
          </table:table-cell>
          <table:table-cell office:value-type="float" office:value="0.006242341" calcext:value-type="float">
            <text:p>0.0062423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83653" calcext:value-type="float">
            <text:p>0.005083653</text:p>
          </table:table-cell>
          <table:table-cell/>
          <table:table-cell office:value-type="float" office:value="0.008707216" calcext:value-type="float">
            <text:p>0.008707216</text:p>
          </table:table-cell>
          <table:table-cell office:value-type="float" office:value="0.003218328" calcext:value-type="float">
            <text:p>0.003218328</text:p>
          </table:table-cell>
          <table:table-cell office:value-type="float" office:value="0.005203738" calcext:value-type="float">
            <text:p>0.00520373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45051" calcext:value-type="float">
            <text:p>0.004045051</text:p>
          </table:table-cell>
          <table:table-cell/>
          <table:table-cell office:value-type="float" office:value="24.591966196" calcext:value-type="float">
            <text:p>24.591966196</text:p>
          </table:table-cell>
          <table:table-cell office:value-type="float" office:value="24.456439266" calcext:value-type="float">
            <text:p>24.456439266</text:p>
          </table:table-cell>
          <table:table-cell office:value-type="float" office:value="24.505463227" calcext:value-type="float">
            <text:p>24.505463227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476853055" calcext:value-type="float">
            <text:p>24.476853055</text:p>
          </table:table-cell>
          <table:table-cell/>
          <table:table-cell office:value-type="float" office:value="0.220684329" calcext:value-type="float">
            <text:p>0.220684329</text:p>
          </table:table-cell>
          <table:table-cell office:value-type="float" office:value="0.0815755" calcext:value-type="float">
            <text:p>0.0815755</text:p>
          </table:table-cell>
          <table:table-cell office:value-type="float" office:value="0.131895928" calcext:value-type="float">
            <text:p>0.1318959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2529252" calcext:value-type="float">
            <text:p>0.10252925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2019-12-02 23:16:56</text:p>
          </table:table-cell>
          <table:table-cell office:value-type="float" office:value="24.37697" calcext:value-type="float">
            <text:p>24.37697</text:p>
          </table:table-cell>
          <table:table-cell office:value-type="string" calcext:value-type="string">
            <text:p><text:s/></text:p>
          </table:table-cell>
          <table:table-cell office:value-type="float" office:value="1.184634111" calcext:value-type="float">
            <text:p>1.184634111</text:p>
          </table:table-cell>
          <table:table-cell office:value-type="float" office:value="0.521031084" calcext:value-type="float">
            <text:p>0.521031084</text:p>
          </table:table-cell>
          <table:table-cell office:value-type="float" office:value="0.762981267" calcext:value-type="float">
            <text:p>0.762981267</text:p>
          </table:table-cell>
          <table:table-cell office:value-type="float" office:value="5" calcext:value-type="float">
            <text:p>5</text:p>
          </table:table-cell>
          <table:table-cell office:value-type="float" office:value="0.627179817" calcext:value-type="float">
            <text:p>0.627179817</text:p>
          </table:table-cell>
          <table:table-cell/>
          <table:table-cell office:value-type="float" office:value="0.009678383" calcext:value-type="float">
            <text:p>0.009678383</text:p>
          </table:table-cell>
          <table:table-cell office:value-type="float" office:value="0.00425679" calcext:value-type="float">
            <text:p>0.00425679</text:p>
          </table:table-cell>
          <table:table-cell office:value-type="float" office:value="0.006233507" calcext:value-type="float">
            <text:p>0.00623350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24018" calcext:value-type="float">
            <text:p>0.005124018</text:p>
          </table:table-cell>
          <table:table-cell/>
          <table:table-cell office:value-type="float" office:value="0.008639781" calcext:value-type="float">
            <text:p>0.008639781</text:p>
          </table:table-cell>
          <table:table-cell office:value-type="float" office:value="0.003218187" calcext:value-type="float">
            <text:p>0.003218187</text:p>
          </table:table-cell>
          <table:table-cell office:value-type="float" office:value="0.005194904" calcext:value-type="float">
            <text:p>0.00519490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85415" calcext:value-type="float">
            <text:p>0.004085415</text:p>
          </table:table-cell>
          <table:table-cell/>
          <table:table-cell office:value-type="float" office:value="24.590301247" calcext:value-type="float">
            <text:p>24.590301247</text:p>
          </table:table-cell>
          <table:table-cell office:value-type="float" office:value="24.456435779" calcext:value-type="float">
            <text:p>24.456435779</text:p>
          </table:table-cell>
          <table:table-cell office:value-type="float" office:value="24.505245112" calcext:value-type="float">
            <text:p>24.505245112</text:p>
          </table:table-cell>
          <table:table-cell office:value-type="float" office:value="25.35964362" calcext:value-type="float">
            <text:p>25.35964362</text:p>
          </table:table-cell>
          <table:table-cell office:value-type="float" office:value="24.477849746" calcext:value-type="float">
            <text:p>24.477849746</text:p>
          </table:table-cell>
          <table:table-cell/>
          <table:table-cell office:value-type="float" office:value="0.218975418" calcext:value-type="float">
            <text:p>0.218975418</text:p>
          </table:table-cell>
          <table:table-cell office:value-type="float" office:value="0.081571921" calcext:value-type="float">
            <text:p>0.081571921</text:p>
          </table:table-cell>
          <table:table-cell office:value-type="float" office:value="0.131672047" calcext:value-type="float">
            <text:p>0.1316720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3552302" calcext:value-type="float">
            <text:p>0.1035523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2019-12-02 23:16:58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1.182727955" calcext:value-type="float">
            <text:p>1.182727955</text:p>
          </table:table-cell>
          <table:table-cell office:value-type="float" office:value="0.521383348" calcext:value-type="float">
            <text:p>0.521383348</text:p>
          </table:table-cell>
          <table:table-cell office:value-type="float" office:value="0.753346175" calcext:value-type="float">
            <text:p>0.753346175</text:p>
          </table:table-cell>
          <table:table-cell office:value-type="float" office:value="5" calcext:value-type="float">
            <text:p>5</text:p>
          </table:table-cell>
          <table:table-cell office:value-type="float" office:value="0.64488061" calcext:value-type="float">
            <text:p>0.64488061</text:p>
          </table:table-cell>
          <table:table-cell/>
          <table:table-cell office:value-type="float" office:value="0.00966281" calcext:value-type="float">
            <text:p>0.00966281</text:p>
          </table:table-cell>
          <table:table-cell office:value-type="float" office:value="0.004259668" calcext:value-type="float">
            <text:p>0.004259668</text:p>
          </table:table-cell>
          <table:table-cell office:value-type="float" office:value="0.006154789" calcext:value-type="float">
            <text:p>0.0061547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68632" calcext:value-type="float">
            <text:p>0.005268632</text:p>
          </table:table-cell>
          <table:table-cell/>
          <table:table-cell office:value-type="float" office:value="0.008624207" calcext:value-type="float">
            <text:p>0.008624207</text:p>
          </table:table-cell>
          <table:table-cell office:value-type="float" office:value="0.003221065" calcext:value-type="float">
            <text:p>0.003221065</text:p>
          </table:table-cell>
          <table:table-cell office:value-type="float" office:value="0.005116186" calcext:value-type="float">
            <text:p>0.00511618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3003" calcext:value-type="float">
            <text:p>0.00423003</text:p>
          </table:table-cell>
          <table:table-cell/>
          <table:table-cell office:value-type="float" office:value="24.594969747" calcext:value-type="float">
            <text:p>24.594969747</text:p>
          </table:table-cell>
          <table:table-cell office:value-type="float" office:value="24.46156045" calcext:value-type="float">
            <text:p>24.46156045</text:p>
          </table:table-cell>
          <table:table-cell office:value-type="float" office:value="24.50835483" calcext:value-type="float">
            <text:p>24.50835483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486474076" calcext:value-type="float">
            <text:p>24.486474076</text:p>
          </table:table-cell>
          <table:table-cell/>
          <table:table-cell office:value-type="float" office:value="0.218580769" calcext:value-type="float">
            <text:p>0.218580769</text:p>
          </table:table-cell>
          <table:table-cell office:value-type="float" office:value="0.081644865" calcext:value-type="float">
            <text:p>0.081644865</text:p>
          </table:table-cell>
          <table:table-cell office:value-type="float" office:value="0.129676987" calcext:value-type="float">
            <text:p>0.1296769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7217575" calcext:value-type="float">
            <text:p>0.10721757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2019-12-02 23:16:59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1.184312842" calcext:value-type="float">
            <text:p>1.184312842</text:p>
          </table:table-cell>
          <table:table-cell office:value-type="float" office:value="0.521382156" calcext:value-type="float">
            <text:p>0.521382156</text:p>
          </table:table-cell>
          <table:table-cell office:value-type="float" office:value="0.759838314" calcext:value-type="float">
            <text:p>0.759838314</text:p>
          </table:table-cell>
          <table:table-cell office:value-type="float" office:value="5" calcext:value-type="float">
            <text:p>5</text:p>
          </table:table-cell>
          <table:table-cell office:value-type="float" office:value="0.631200746" calcext:value-type="float">
            <text:p>0.631200746</text:p>
          </table:table-cell>
          <table:table-cell/>
          <table:table-cell office:value-type="float" office:value="0.009675759" calcext:value-type="float">
            <text:p>0.009675759</text:p>
          </table:table-cell>
          <table:table-cell office:value-type="float" office:value="0.004259658" calcext:value-type="float">
            <text:p>0.004259658</text:p>
          </table:table-cell>
          <table:table-cell office:value-type="float" office:value="0.006207829" calcext:value-type="float">
            <text:p>0.0062078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56869" calcext:value-type="float">
            <text:p>0.005156869</text:p>
          </table:table-cell>
          <table:table-cell/>
          <table:table-cell office:value-type="float" office:value="0.008637156" calcext:value-type="float">
            <text:p>0.008637156</text:p>
          </table:table-cell>
          <table:table-cell office:value-type="float" office:value="0.003221055" calcext:value-type="float">
            <text:p>0.003221055</text:p>
          </table:table-cell>
          <table:table-cell office:value-type="float" office:value="0.005169227" calcext:value-type="float">
            <text:p>0.0051692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18266" calcext:value-type="float">
            <text:p>0.004118266</text:p>
          </table:table-cell>
          <table:table-cell/>
          <table:table-cell office:value-type="float" office:value="24.600342433" calcext:value-type="float">
            <text:p>24.600342433</text:p>
          </table:table-cell>
          <table:table-cell office:value-type="float" office:value="24.466613816" calcext:value-type="float">
            <text:p>24.466613816</text:p>
          </table:table-cell>
          <table:table-cell office:value-type="float" office:value="24.514717862" calcext:value-type="float">
            <text:p>24.514717862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88767912" calcext:value-type="float">
            <text:p>24.488767912</text:p>
          </table:table-cell>
          <table:table-cell/>
          <table:table-cell office:value-type="float" office:value="0.218908903" calcext:value-type="float">
            <text:p>0.218908903</text:p>
          </table:table-cell>
          <table:table-cell office:value-type="float" office:value="0.081644618" calcext:value-type="float">
            <text:p>0.081644618</text:p>
          </table:table-cell>
          <table:table-cell office:value-type="float" office:value="0.131021262" calcext:value-type="float">
            <text:p>0.1310212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4384911" calcext:value-type="float">
            <text:p>0.1043849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2019-12-02 23:17:00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1.180172107" calcext:value-type="float">
            <text:p>1.180172107</text:p>
          </table:table-cell>
          <table:table-cell office:value-type="float" office:value="0.521527591" calcext:value-type="float">
            <text:p>0.521527591</text:p>
          </table:table-cell>
          <table:table-cell office:value-type="float" office:value="0.756929011" calcext:value-type="float">
            <text:p>0.756929011</text:p>
          </table:table-cell>
          <table:table-cell office:value-type="float" office:value="5" calcext:value-type="float">
            <text:p>5</text:p>
          </table:table-cell>
          <table:table-cell office:value-type="float" office:value="0.638689475" calcext:value-type="float">
            <text:p>0.638689475</text:p>
          </table:table-cell>
          <table:table-cell/>
          <table:table-cell office:value-type="float" office:value="0.009641929" calcext:value-type="float">
            <text:p>0.009641929</text:p>
          </table:table-cell>
          <table:table-cell office:value-type="float" office:value="0.004260846" calcext:value-type="float">
            <text:p>0.004260846</text:p>
          </table:table-cell>
          <table:table-cell office:value-type="float" office:value="0.006184061" calcext:value-type="float">
            <text:p>0.0061840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18051" calcext:value-type="float">
            <text:p>0.005218051</text:p>
          </table:table-cell>
          <table:table-cell/>
          <table:table-cell office:value-type="float" office:value="0.008603326" calcext:value-type="float">
            <text:p>0.008603326</text:p>
          </table:table-cell>
          <table:table-cell office:value-type="float" office:value="0.003222244" calcext:value-type="float">
            <text:p>0.003222244</text:p>
          </table:table-cell>
          <table:table-cell office:value-type="float" office:value="0.005145458" calcext:value-type="float">
            <text:p>0.00514545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79449" calcext:value-type="float">
            <text:p>0.004179449</text:p>
          </table:table-cell>
          <table:table-cell/>
          <table:table-cell office:value-type="float" office:value="24.5995072" calcext:value-type="float">
            <text:p>24.5995072</text:p>
          </table:table-cell>
          <table:table-cell office:value-type="float" office:value="24.466643156" calcext:value-type="float">
            <text:p>24.466643156</text:p>
          </table:table-cell>
          <table:table-cell office:value-type="float" office:value="24.514130977" calcext:value-type="float">
            <text:p>24.514130977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90278624" calcext:value-type="float">
            <text:p>24.490278624</text:p>
          </table:table-cell>
          <table:table-cell/>
          <table:table-cell office:value-type="float" office:value="0.218051608" calcext:value-type="float">
            <text:p>0.218051608</text:p>
          </table:table-cell>
          <table:table-cell office:value-type="float" office:value="0.081674734" calcext:value-type="float">
            <text:p>0.081674734</text:p>
          </table:table-cell>
          <table:table-cell office:value-type="float" office:value="0.130418856" calcext:value-type="float">
            <text:p>0.1304188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5935589" calcext:value-type="float">
            <text:p>0.10593558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2019-12-02 23:17:01</text:p>
          </table:table-cell>
          <table:table-cell office:value-type="float" office:value="24.38202" calcext:value-type="float">
            <text:p>24.38202</text:p>
          </table:table-cell>
          <table:table-cell office:value-type="string" calcext:value-type="string">
            <text:p><text:s/></text:p>
          </table:table-cell>
          <table:table-cell office:value-type="float" office:value="1.183715604" calcext:value-type="float">
            <text:p>1.183715604</text:p>
          </table:table-cell>
          <table:table-cell office:value-type="float" office:value="0.521957937" calcext:value-type="float">
            <text:p>0.521957937</text:p>
          </table:table-cell>
          <table:table-cell office:value-type="float" office:value="0.750525087" calcext:value-type="float">
            <text:p>0.750525087</text:p>
          </table:table-cell>
          <table:table-cell office:value-type="float" office:value="5" calcext:value-type="float">
            <text:p>5</text:p>
          </table:table-cell>
          <table:table-cell office:value-type="float" office:value="0.648736435" calcext:value-type="float">
            <text:p>0.648736435</text:p>
          </table:table-cell>
          <table:table-cell/>
          <table:table-cell office:value-type="float" office:value="0.009670879" calcext:value-type="float">
            <text:p>0.009670879</text:p>
          </table:table-cell>
          <table:table-cell office:value-type="float" office:value="0.004264362" calcext:value-type="float">
            <text:p>0.004264362</text:p>
          </table:table-cell>
          <table:table-cell office:value-type="float" office:value="0.006131741" calcext:value-type="float">
            <text:p>0.0061317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00134" calcext:value-type="float">
            <text:p>0.005300134</text:p>
          </table:table-cell>
          <table:table-cell/>
          <table:table-cell office:value-type="float" office:value="0.008632276" calcext:value-type="float">
            <text:p>0.008632276</text:p>
          </table:table-cell>
          <table:table-cell office:value-type="float" office:value="0.003225759" calcext:value-type="float">
            <text:p>0.003225759</text:p>
          </table:table-cell>
          <table:table-cell office:value-type="float" office:value="0.005093138" calcext:value-type="float">
            <text:p>0.00509313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61532" calcext:value-type="float">
            <text:p>0.004261532</text:p>
          </table:table-cell>
          <table:table-cell/>
          <table:table-cell office:value-type="float" office:value="24.595168968" calcext:value-type="float">
            <text:p>24.595168968</text:p>
          </table:table-cell>
          <table:table-cell office:value-type="float" office:value="24.461676366" calcext:value-type="float">
            <text:p>24.461676366</text:p>
          </table:table-cell>
          <table:table-cell office:value-type="float" office:value="24.507785737" calcext:value-type="float">
            <text:p>24.507785737</text:p>
          </table:table-cell>
          <table:table-cell office:value-type="float" office:value="25.364693123" calcext:value-type="float">
            <text:p>25.364693123</text:p>
          </table:table-cell>
          <table:table-cell office:value-type="float" office:value="24.487251919" calcext:value-type="float">
            <text:p>24.487251919</text:p>
          </table:table-cell>
          <table:table-cell/>
          <table:table-cell office:value-type="float" office:value="0.218785251" calcext:value-type="float">
            <text:p>0.218785251</text:p>
          </table:table-cell>
          <table:table-cell office:value-type="float" office:value="0.081763848" calcext:value-type="float">
            <text:p>0.081763848</text:p>
          </table:table-cell>
          <table:table-cell office:value-type="float" office:value="0.129092847" calcext:value-type="float">
            <text:p>0.1290928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8015991" calcext:value-type="float">
            <text:p>0.10801599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2019-12-02 23:17:03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186165355" calcext:value-type="float">
            <text:p>1.186165355</text:p>
          </table:table-cell>
          <table:table-cell office:value-type="float" office:value="0.522259536" calcext:value-type="float">
            <text:p>0.522259536</text:p>
          </table:table-cell>
          <table:table-cell office:value-type="float" office:value="0.755153388" calcext:value-type="float">
            <text:p>0.755153388</text:p>
          </table:table-cell>
          <table:table-cell office:value-type="float" office:value="5" calcext:value-type="float">
            <text:p>5</text:p>
          </table:table-cell>
          <table:table-cell office:value-type="float" office:value="0.631640033" calcext:value-type="float">
            <text:p>0.631640033</text:p>
          </table:table-cell>
          <table:table-cell/>
          <table:table-cell office:value-type="float" office:value="0.009690893" calcext:value-type="float">
            <text:p>0.009690893</text:p>
          </table:table-cell>
          <table:table-cell office:value-type="float" office:value="0.004266826" calcext:value-type="float">
            <text:p>0.004266826</text:p>
          </table:table-cell>
          <table:table-cell office:value-type="float" office:value="0.006169554" calcext:value-type="float">
            <text:p>0.0061695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60458" calcext:value-type="float">
            <text:p>0.005160458</text:p>
          </table:table-cell>
          <table:table-cell/>
          <table:table-cell office:value-type="float" office:value="0.008652291" calcext:value-type="float">
            <text:p>0.008652291</text:p>
          </table:table-cell>
          <table:table-cell office:value-type="float" office:value="0.003228224" calcext:value-type="float">
            <text:p>0.003228224</text:p>
          </table:table-cell>
          <table:table-cell office:value-type="float" office:value="0.005130951" calcext:value-type="float">
            <text:p>0.00513095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21855" calcext:value-type="float">
            <text:p>0.004121855</text:p>
          </table:table-cell>
          <table:table-cell/>
          <table:table-cell office:value-type="float" office:value="24.610822093" calcext:value-type="float">
            <text:p>24.610822093</text:p>
          </table:table-cell>
          <table:table-cell office:value-type="float" office:value="24.476898028" calcext:value-type="float">
            <text:p>24.476898028</text:p>
          </table:table-cell>
          <table:table-cell office:value-type="float" office:value="24.523879569" calcext:value-type="float">
            <text:p>24.523879569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49896354" calcext:value-type="float">
            <text:p>24.49896354</text:p>
          </table:table-cell>
          <table:table-cell/>
          <table:table-cell office:value-type="float" office:value="0.219292446" calcext:value-type="float">
            <text:p>0.219292446</text:p>
          </table:table-cell>
          <table:table-cell office:value-type="float" office:value="0.081826301" calcext:value-type="float">
            <text:p>0.081826301</text:p>
          </table:table-cell>
          <table:table-cell office:value-type="float" office:value="0.130051193" calcext:value-type="float">
            <text:p>0.1300511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4475873" calcext:value-type="float">
            <text:p>0.10447587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019-12-02 23:17:04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169825336" calcext:value-type="float">
            <text:p>1.169825336</text:p>
          </table:table-cell>
          <table:table-cell office:value-type="float" office:value="0.522619548" calcext:value-type="float">
            <text:p>0.522619548</text:p>
          </table:table-cell>
          <table:table-cell office:value-type="float" office:value="0.747800559" calcext:value-type="float">
            <text:p>0.747800559</text:p>
          </table:table-cell>
          <table:table-cell office:value-type="float" office:value="0.033279065" calcext:value-type="float">
            <text:p>0.033279065</text:p>
          </table:table-cell>
          <table:table-cell office:value-type="float" office:value="0.649033862" calcext:value-type="float">
            <text:p>0.649033862</text:p>
          </table:table-cell>
          <table:table-cell/>
          <table:table-cell office:value-type="float" office:value="0.009557397" calcext:value-type="float">
            <text:p>0.009557397</text:p>
          </table:table-cell>
          <table:table-cell office:value-type="float" office:value="0.004269768" calcext:value-type="float">
            <text:p>0.004269768</text:p>
          </table:table-cell>
          <table:table-cell office:value-type="float" office:value="0.006109482" calcext:value-type="float">
            <text:p>0.006109482</text:p>
          </table:table-cell>
          <table:table-cell office:value-type="float" office:value="0.000271888" calcext:value-type="float">
            <text:p>0.000271888</text:p>
          </table:table-cell>
          <table:table-cell office:value-type="float" office:value="0.005302564" calcext:value-type="float">
            <text:p>0.005302564</text:p>
          </table:table-cell>
          <table:table-cell/>
          <table:table-cell office:value-type="float" office:value="0.008518794" calcext:value-type="float">
            <text:p>0.008518794</text:p>
          </table:table-cell>
          <table:table-cell office:value-type="float" office:value="0.003231165" calcext:value-type="float">
            <text:p>0.003231165</text:p>
          </table:table-cell>
          <table:table-cell office:value-type="float" office:value="0.005070879" calcext:value-type="float">
            <text:p>0.005070879</text:p>
          </table:table-cell>
          <table:table-cell office:value-type="float" office:value="-0.000766715" calcext:value-type="float">
            <text:p>-0.000766715</text:p>
          </table:table-cell>
          <table:table-cell office:value-type="float" office:value="0.004263961" calcext:value-type="float">
            <text:p>0.004263961</text:p>
          </table:table-cell>
          <table:table-cell/>
          <table:table-cell office:value-type="float" office:value="24.607526155" calcext:value-type="float">
            <text:p>24.607526155</text:p>
          </table:table-cell>
          <table:table-cell office:value-type="float" office:value="24.476970654" calcext:value-type="float">
            <text:p>24.476970654</text:p>
          </table:table-cell>
          <table:table-cell office:value-type="float" office:value="24.522396317" calcext:value-type="float">
            <text:p>24.522396317</text:p>
          </table:table-cell>
          <table:table-cell office:value-type="float" office:value="24.378249776" calcext:value-type="float">
            <text:p>24.378249776</text:p>
          </table:table-cell>
          <table:table-cell office:value-type="float" office:value="24.502472386" calcext:value-type="float">
            <text:p>24.502472386</text:p>
          </table:table-cell>
          <table:table-cell/>
          <table:table-cell office:value-type="float" office:value="0.215909416" calcext:value-type="float">
            <text:p>0.215909416</text:p>
          </table:table-cell>
          <table:table-cell office:value-type="float" office:value="0.081900851" calcext:value-type="float">
            <text:p>0.081900851</text:p>
          </table:table-cell>
          <table:table-cell office:value-type="float" office:value="0.1285287" calcext:value-type="float">
            <text:p>0.1285287</text:p>
          </table:table-cell>
          <table:table-cell office:value-type="float" office:value="-0.01943527" calcext:value-type="float">
            <text:p>-0.01943527</text:p>
          </table:table-cell>
          <table:table-cell office:value-type="float" office:value="0.108077579" calcext:value-type="float">
            <text:p>0.10807757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2019-12-02 23:17:05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1.128364936" calcext:value-type="float">
            <text:p>1.128364936</text:p>
          </table:table-cell>
          <table:table-cell office:value-type="float" office:value="0.523189965" calcext:value-type="float">
            <text:p>0.523189965</text:p>
          </table:table-cell>
          <table:table-cell office:value-type="float" office:value="0.74569115" calcext:value-type="float">
            <text:p>0.74569115</text:p>
          </table:table-cell>
          <table:table-cell office:value-type="float" office:value="0.03313959" calcext:value-type="float">
            <text:p>0.03313959</text:p>
          </table:table-cell>
          <table:table-cell office:value-type="float" office:value="0.648173171" calcext:value-type="float">
            <text:p>0.648173171</text:p>
          </table:table-cell>
          <table:table-cell/>
          <table:table-cell office:value-type="float" office:value="0.009218668" calcext:value-type="float">
            <text:p>0.009218668</text:p>
          </table:table-cell>
          <table:table-cell office:value-type="float" office:value="0.004274428" calcext:value-type="float">
            <text:p>0.004274428</text:p>
          </table:table-cell>
          <table:table-cell office:value-type="float" office:value="0.006092248" calcext:value-type="float">
            <text:p>0.006092248</text:p>
          </table:table-cell>
          <table:table-cell office:value-type="float" office:value="0.000270748" calcext:value-type="float">
            <text:p>0.000270748</text:p>
          </table:table-cell>
          <table:table-cell office:value-type="float" office:value="0.005295532" calcext:value-type="float">
            <text:p>0.005295532</text:p>
          </table:table-cell>
          <table:table-cell/>
          <table:table-cell office:value-type="float" office:value="0.008180065" calcext:value-type="float">
            <text:p>0.008180065</text:p>
          </table:table-cell>
          <table:table-cell office:value-type="float" office:value="0.003235825" calcext:value-type="float">
            <text:p>0.003235825</text:p>
          </table:table-cell>
          <table:table-cell office:value-type="float" office:value="0.005053645" calcext:value-type="float">
            <text:p>0.005053645</text:p>
          </table:table-cell>
          <table:table-cell office:value-type="float" office:value="-0.000767854" calcext:value-type="float">
            <text:p>-0.000767854</text:p>
          </table:table-cell>
          <table:table-cell office:value-type="float" office:value="0.00425693" calcext:value-type="float">
            <text:p>0.00425693</text:p>
          </table:table-cell>
          <table:table-cell/>
          <table:table-cell office:value-type="float" office:value="24.589057058" calcext:value-type="float">
            <text:p>24.589057058</text:p>
          </table:table-cell>
          <table:table-cell office:value-type="float" office:value="24.466978516" calcext:value-type="float">
            <text:p>24.466978516</text:p>
          </table:table-cell>
          <table:table-cell office:value-type="float" office:value="24.511863996" calcext:value-type="float">
            <text:p>24.511863996</text:p>
          </table:table-cell>
          <table:table-cell office:value-type="float" office:value="24.36811352" calcext:value-type="float">
            <text:p>24.36811352</text:p>
          </table:table-cell>
          <table:table-cell office:value-type="float" office:value="24.49219178" calcext:value-type="float">
            <text:p>24.49219178</text:p>
          </table:table-cell>
          <table:table-cell/>
          <table:table-cell office:value-type="float" office:value="0.20732541" calcext:value-type="float">
            <text:p>0.20732541</text:p>
          </table:table-cell>
          <table:table-cell office:value-type="float" office:value="0.082018969" calcext:value-type="float">
            <text:p>0.082018969</text:p>
          </table:table-cell>
          <table:table-cell office:value-type="float" office:value="0.128091921" calcext:value-type="float">
            <text:p>0.128091921</text:p>
          </table:table-cell>
          <table:table-cell office:value-type="float" office:value="-0.019464155" calcext:value-type="float">
            <text:p>-0.019464155</text:p>
          </table:table-cell>
          <table:table-cell office:value-type="float" office:value="0.107899358" calcext:value-type="float">
            <text:p>0.1078993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2019-12-02 23:17:06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1.10115422" calcext:value-type="float">
            <text:p>1.10115422</text:p>
          </table:table-cell>
          <table:table-cell office:value-type="float" office:value="0.522869292" calcext:value-type="float">
            <text:p>0.522869292</text:p>
          </table:table-cell>
          <table:table-cell office:value-type="float" office:value="0.747239083" calcext:value-type="float">
            <text:p>0.747239083</text:p>
          </table:table-cell>
          <table:table-cell office:value-type="float" office:value="0.033639673" calcext:value-type="float">
            <text:p>0.033639673</text:p>
          </table:table-cell>
          <table:table-cell office:value-type="float" office:value="0.651715476" calcext:value-type="float">
            <text:p>0.651715476</text:p>
          </table:table-cell>
          <table:table-cell/>
          <table:table-cell office:value-type="float" office:value="0.008996358" calcext:value-type="float">
            <text:p>0.008996358</text:p>
          </table:table-cell>
          <table:table-cell office:value-type="float" office:value="0.004271808" calcext:value-type="float">
            <text:p>0.004271808</text:p>
          </table:table-cell>
          <table:table-cell office:value-type="float" office:value="0.006104894" calcext:value-type="float">
            <text:p>0.006104894</text:p>
          </table:table-cell>
          <table:table-cell office:value-type="float" office:value="0.000274834" calcext:value-type="float">
            <text:p>0.000274834</text:p>
          </table:table-cell>
          <table:table-cell office:value-type="float" office:value="0.005324473" calcext:value-type="float">
            <text:p>0.005324473</text:p>
          </table:table-cell>
          <table:table-cell/>
          <table:table-cell office:value-type="float" office:value="0.007957755" calcext:value-type="float">
            <text:p>0.007957755</text:p>
          </table:table-cell>
          <table:table-cell office:value-type="float" office:value="0.003233205" calcext:value-type="float">
            <text:p>0.003233205</text:p>
          </table:table-cell>
          <table:table-cell office:value-type="float" office:value="0.005066292" calcext:value-type="float">
            <text:p>0.005066292</text:p>
          </table:table-cell>
          <table:table-cell office:value-type="float" office:value="-0.000763769" calcext:value-type="float">
            <text:p>-0.000763769</text:p>
          </table:table-cell>
          <table:table-cell office:value-type="float" office:value="0.00428587" calcext:value-type="float">
            <text:p>0.00428587</text:p>
          </table:table-cell>
          <table:table-cell/>
          <table:table-cell office:value-type="float" office:value="24.583568282" calcext:value-type="float">
            <text:p>24.583568282</text:p>
          </table:table-cell>
          <table:table-cell office:value-type="float" office:value="24.466913825" calcext:value-type="float">
            <text:p>24.466913825</text:p>
          </table:table-cell>
          <table:table-cell office:value-type="float" office:value="24.512176256" calcext:value-type="float">
            <text:p>24.512176256</text:p>
          </table:table-cell>
          <table:table-cell office:value-type="float" office:value="24.368214414" calcext:value-type="float">
            <text:p>24.368214414</text:p>
          </table:table-cell>
          <table:table-cell office:value-type="float" office:value="24.492906372" calcext:value-type="float">
            <text:p>24.492906372</text:p>
          </table:table-cell>
          <table:table-cell/>
          <table:table-cell office:value-type="float" office:value="0.201691625" calcext:value-type="float">
            <text:p>0.201691625</text:p>
          </table:table-cell>
          <table:table-cell office:value-type="float" office:value="0.081952566" calcext:value-type="float">
            <text:p>0.081952566</text:p>
          </table:table-cell>
          <table:table-cell office:value-type="float" office:value="0.128412439" calcext:value-type="float">
            <text:p>0.128412439</text:p>
          </table:table-cell>
          <table:table-cell office:value-type="float" office:value="-0.019360588" calcext:value-type="float">
            <text:p>-0.019360588</text:p>
          </table:table-cell>
          <table:table-cell office:value-type="float" office:value="0.108632854" calcext:value-type="float">
            <text:p>0.10863285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2019-12-02 23:17:08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1.064099796" calcext:value-type="float">
            <text:p>1.064099796</text:p>
          </table:table-cell>
          <table:table-cell office:value-type="float" office:value="0.523598257" calcext:value-type="float">
            <text:p>0.523598257</text:p>
          </table:table-cell>
          <table:table-cell office:value-type="float" office:value="0.742865889" calcext:value-type="float">
            <text:p>0.742865889</text:p>
          </table:table-cell>
          <table:table-cell office:value-type="float" office:value="0.033565764" calcext:value-type="float">
            <text:p>0.033565764</text:p>
          </table:table-cell>
          <table:table-cell office:value-type="float" office:value="0.653246123" calcext:value-type="float">
            <text:p>0.653246123</text:p>
          </table:table-cell>
          <table:table-cell/>
          <table:table-cell office:value-type="float" office:value="0.008693626" calcext:value-type="float">
            <text:p>0.008693626</text:p>
          </table:table-cell>
          <table:table-cell office:value-type="float" office:value="0.004277764" calcext:value-type="float">
            <text:p>0.004277764</text:p>
          </table:table-cell>
          <table:table-cell office:value-type="float" office:value="0.006069166" calcext:value-type="float">
            <text:p>0.006069166</text:p>
          </table:table-cell>
          <table:table-cell office:value-type="float" office:value="0.00027423" calcext:value-type="float">
            <text:p>0.00027423</text:p>
          </table:table-cell>
          <table:table-cell office:value-type="float" office:value="0.005336978" calcext:value-type="float">
            <text:p>0.005336978</text:p>
          </table:table-cell>
          <table:table-cell/>
          <table:table-cell office:value-type="float" office:value="0.007655023" calcext:value-type="float">
            <text:p>0.007655023</text:p>
          </table:table-cell>
          <table:table-cell office:value-type="float" office:value="0.003239161" calcext:value-type="float">
            <text:p>0.003239161</text:p>
          </table:table-cell>
          <table:table-cell office:value-type="float" office:value="0.005030563" calcext:value-type="float">
            <text:p>0.005030563</text:p>
          </table:table-cell>
          <table:table-cell office:value-type="float" office:value="-0.000764373" calcext:value-type="float">
            <text:p>-0.000764373</text:p>
          </table:table-cell>
          <table:table-cell office:value-type="float" office:value="0.004298375" calcext:value-type="float">
            <text:p>0.004298375</text:p>
          </table:table-cell>
          <table:table-cell/>
          <table:table-cell office:value-type="float" office:value="24.576093852" calcext:value-type="float">
            <text:p>24.576093852</text:p>
          </table:table-cell>
          <table:table-cell office:value-type="float" office:value="24.467060883" calcext:value-type="float">
            <text:p>24.467060883</text:p>
          </table:table-cell>
          <table:table-cell office:value-type="float" office:value="24.511294063" calcext:value-type="float">
            <text:p>24.511294063</text:p>
          </table:table-cell>
          <table:table-cell office:value-type="float" office:value="24.368199502" calcext:value-type="float">
            <text:p>24.368199502</text:p>
          </table:table-cell>
          <table:table-cell office:value-type="float" office:value="24.493215151" calcext:value-type="float">
            <text:p>24.493215151</text:p>
          </table:table-cell>
          <table:table-cell/>
          <table:table-cell office:value-type="float" office:value="0.194019707" calcext:value-type="float">
            <text:p>0.194019707</text:p>
          </table:table-cell>
          <table:table-cell office:value-type="float" office:value="0.082103516" calcext:value-type="float">
            <text:p>0.082103516</text:p>
          </table:table-cell>
          <table:table-cell office:value-type="float" office:value="0.127506915" calcext:value-type="float">
            <text:p>0.127506915</text:p>
          </table:table-cell>
          <table:table-cell office:value-type="float" office:value="-0.019375895" calcext:value-type="float">
            <text:p>-0.019375895</text:p>
          </table:table-cell>
          <table:table-cell office:value-type="float" office:value="0.108949801" calcext:value-type="float">
            <text:p>0.1089498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2019-12-02 23:17:09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1.03872848" calcext:value-type="float">
            <text:p>1.03872848</text:p>
          </table:table-cell>
          <table:table-cell office:value-type="float" office:value="0.524147811" calcext:value-type="float">
            <text:p>0.524147811</text:p>
          </table:table-cell>
          <table:table-cell office:value-type="float" office:value="0.741336434" calcext:value-type="float">
            <text:p>0.741336434</text:p>
          </table:table-cell>
          <table:table-cell office:value-type="float" office:value="5" calcext:value-type="float">
            <text:p>5</text:p>
          </table:table-cell>
          <table:table-cell office:value-type="float" office:value="0.645760375" calcext:value-type="float">
            <text:p>0.645760375</text:p>
          </table:table-cell>
          <table:table-cell/>
          <table:table-cell office:value-type="float" office:value="0.008486344" calcext:value-type="float">
            <text:p>0.008486344</text:p>
          </table:table-cell>
          <table:table-cell office:value-type="float" office:value="0.004282253" calcext:value-type="float">
            <text:p>0.004282253</text:p>
          </table:table-cell>
          <table:table-cell office:value-type="float" office:value="0.00605667" calcext:value-type="float">
            <text:p>0.006056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7582" calcext:value-type="float">
            <text:p>0.00527582</text:p>
          </table:table-cell>
          <table:table-cell/>
          <table:table-cell office:value-type="float" office:value="0.007447741" calcext:value-type="float">
            <text:p>0.007447741</text:p>
          </table:table-cell>
          <table:table-cell office:value-type="float" office:value="0.003243651" calcext:value-type="float">
            <text:p>0.003243651</text:p>
          </table:table-cell>
          <table:table-cell office:value-type="float" office:value="0.005018067" calcext:value-type="float">
            <text:p>0.00501806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37217" calcext:value-type="float">
            <text:p>0.004237217</text:p>
          </table:table-cell>
          <table:table-cell/>
          <table:table-cell office:value-type="float" office:value="24.58613544" calcext:value-type="float">
            <text:p>24.58613544</text:p>
          </table:table-cell>
          <table:table-cell office:value-type="float" office:value="24.482332562" calcext:value-type="float">
            <text:p>24.482332562</text:p>
          </table:table-cell>
          <table:table-cell office:value-type="float" office:value="24.526145743" calcext:value-type="float">
            <text:p>24.526145743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506865522" calcext:value-type="float">
            <text:p>24.506865522</text:p>
          </table:table-cell>
          <table:table-cell/>
          <table:table-cell office:value-type="float" office:value="0.188766671" calcext:value-type="float">
            <text:p>0.188766671</text:p>
          </table:table-cell>
          <table:table-cell office:value-type="float" office:value="0.082217315" calcext:value-type="float">
            <text:p>0.082217315</text:p>
          </table:table-cell>
          <table:table-cell office:value-type="float" office:value="0.127190222" calcext:value-type="float">
            <text:p>0.1271902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7399746" calcext:value-type="float">
            <text:p>0.1073997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2019-12-02 23:17:10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1.027330283" calcext:value-type="float">
            <text:p>1.027330283</text:p>
          </table:table-cell>
          <table:table-cell office:value-type="float" office:value="0.524233642" calcext:value-type="float">
            <text:p>0.524233642</text:p>
          </table:table-cell>
          <table:table-cell office:value-type="float" office:value="0.738790719" calcext:value-type="float">
            <text:p>0.738790719</text:p>
          </table:table-cell>
          <table:table-cell office:value-type="float" office:value="5" calcext:value-type="float">
            <text:p>5</text:p>
          </table:table-cell>
          <table:table-cell office:value-type="float" office:value="0.660449941" calcext:value-type="float">
            <text:p>0.660449941</text:p>
          </table:table-cell>
          <table:table-cell/>
          <table:table-cell office:value-type="float" office:value="0.008393221" calcext:value-type="float">
            <text:p>0.008393221</text:p>
          </table:table-cell>
          <table:table-cell office:value-type="float" office:value="0.004282955" calcext:value-type="float">
            <text:p>0.004282955</text:p>
          </table:table-cell>
          <table:table-cell office:value-type="float" office:value="0.006035872" calcext:value-type="float">
            <text:p>0.0060358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95833" calcext:value-type="float">
            <text:p>0.005395833</text:p>
          </table:table-cell>
          <table:table-cell/>
          <table:table-cell office:value-type="float" office:value="0.007354619" calcext:value-type="float">
            <text:p>0.007354619</text:p>
          </table:table-cell>
          <table:table-cell office:value-type="float" office:value="0.003244352" calcext:value-type="float">
            <text:p>0.003244352</text:p>
          </table:table-cell>
          <table:table-cell office:value-type="float" office:value="0.004997269" calcext:value-type="float">
            <text:p>0.0049972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5723" calcext:value-type="float">
            <text:p>0.00435723</text:p>
          </table:table-cell>
          <table:table-cell/>
          <table:table-cell office:value-type="float" office:value="24.583836265" calcext:value-type="float">
            <text:p>24.583836265</text:p>
          </table:table-cell>
          <table:table-cell office:value-type="float" office:value="24.482349876" calcext:value-type="float">
            <text:p>24.482349876</text:p>
          </table:table-cell>
          <table:table-cell office:value-type="float" office:value="24.525632209" calcext:value-type="float">
            <text:p>24.525632209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509828818" calcext:value-type="float">
            <text:p>24.509828818</text:p>
          </table:table-cell>
          <table:table-cell/>
          <table:table-cell office:value-type="float" office:value="0.186406706" calcext:value-type="float">
            <text:p>0.186406706</text:p>
          </table:table-cell>
          <table:table-cell office:value-type="float" office:value="0.082235088" calcext:value-type="float">
            <text:p>0.082235088</text:p>
          </table:table-cell>
          <table:table-cell office:value-type="float" office:value="0.126663099" calcext:value-type="float">
            <text:p>0.1266630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0441475" calcext:value-type="float">
            <text:p>0.1104414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2019-12-02 23:17:12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20163419" calcext:value-type="float">
            <text:p>1.020163419</text:p>
          </table:table-cell>
          <table:table-cell office:value-type="float" office:value="0.524967375" calcext:value-type="float">
            <text:p>0.524967375</text:p>
          </table:table-cell>
          <table:table-cell office:value-type="float" office:value="0.738831847" calcext:value-type="float">
            <text:p>0.738831847</text:p>
          </table:table-cell>
          <table:table-cell office:value-type="float" office:value="5" calcext:value-type="float">
            <text:p>5</text:p>
          </table:table-cell>
          <table:table-cell office:value-type="float" office:value="0.649784285" calcext:value-type="float">
            <text:p>0.649784285</text:p>
          </table:table-cell>
          <table:table-cell/>
          <table:table-cell office:value-type="float" office:value="0.008334668" calcext:value-type="float">
            <text:p>0.008334668</text:p>
          </table:table-cell>
          <table:table-cell office:value-type="float" office:value="0.004288949" calcext:value-type="float">
            <text:p>0.004288949</text:p>
          </table:table-cell>
          <table:table-cell office:value-type="float" office:value="0.006036208" calcext:value-type="float">
            <text:p>0.0060362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08695" calcext:value-type="float">
            <text:p>0.005308695</text:p>
          </table:table-cell>
          <table:table-cell/>
          <table:table-cell office:value-type="float" office:value="0.007296066" calcext:value-type="float">
            <text:p>0.007296066</text:p>
          </table:table-cell>
          <table:table-cell office:value-type="float" office:value="0.003250346" calcext:value-type="float">
            <text:p>0.003250346</text:p>
          </table:table-cell>
          <table:table-cell office:value-type="float" office:value="0.004997605" calcext:value-type="float">
            <text:p>0.0049976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70092" calcext:value-type="float">
            <text:p>0.004270092</text:p>
          </table:table-cell>
          <table:table-cell/>
          <table:table-cell office:value-type="float" office:value="24.577337458" calcext:value-type="float">
            <text:p>24.577337458</text:p>
          </table:table-cell>
          <table:table-cell office:value-type="float" office:value="24.47744429" calcext:value-type="float">
            <text:p>24.47744429</text:p>
          </table:table-cell>
          <table:table-cell office:value-type="float" office:value="24.520587099" calcext:value-type="float">
            <text:p>24.520587099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2623768" calcext:value-type="float">
            <text:p>24.502623768</text:p>
          </table:table-cell>
          <table:table-cell/>
          <table:table-cell office:value-type="float" office:value="0.184922823" calcext:value-type="float">
            <text:p>0.184922823</text:p>
          </table:table-cell>
          <table:table-cell office:value-type="float" office:value="0.082387025" calcext:value-type="float">
            <text:p>0.082387025</text:p>
          </table:table-cell>
          <table:table-cell office:value-type="float" office:value="0.126671615" calcext:value-type="float">
            <text:p>0.1266716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8232967" calcext:value-type="float">
            <text:p>0.10823296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2019-12-02 23:17:13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22283557" calcext:value-type="float">
            <text:p>1.022283557</text:p>
          </table:table-cell>
          <table:table-cell office:value-type="float" office:value="0.525313082" calcext:value-type="float">
            <text:p>0.525313082</text:p>
          </table:table-cell>
          <table:table-cell office:value-type="float" office:value="0.741931885" calcext:value-type="float">
            <text:p>0.741931885</text:p>
          </table:table-cell>
          <table:table-cell office:value-type="float" office:value="5" calcext:value-type="float">
            <text:p>5</text:p>
          </table:table-cell>
          <table:table-cell office:value-type="float" office:value="0.643609839" calcext:value-type="float">
            <text:p>0.643609839</text:p>
          </table:table-cell>
          <table:table-cell/>
          <table:table-cell office:value-type="float" office:value="0.00835199" calcext:value-type="float">
            <text:p>0.00835199</text:p>
          </table:table-cell>
          <table:table-cell office:value-type="float" office:value="0.004291774" calcext:value-type="float">
            <text:p>0.004291774</text:p>
          </table:table-cell>
          <table:table-cell office:value-type="float" office:value="0.006061535" calcext:value-type="float">
            <text:p>0.0060615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5825" calcext:value-type="float">
            <text:p>0.00525825</text:p>
          </table:table-cell>
          <table:table-cell/>
          <table:table-cell office:value-type="float" office:value="0.007313387" calcext:value-type="float">
            <text:p>0.007313387</text:p>
          </table:table-cell>
          <table:table-cell office:value-type="float" office:value="0.003253171" calcext:value-type="float">
            <text:p>0.003253171</text:p>
          </table:table-cell>
          <table:table-cell office:value-type="float" office:value="0.005022932" calcext:value-type="float">
            <text:p>0.00502293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19648" calcext:value-type="float">
            <text:p>0.004219648</text:p>
          </table:table-cell>
          <table:table-cell/>
          <table:table-cell office:value-type="float" office:value="24.577765122" calcext:value-type="float">
            <text:p>24.577765122</text:p>
          </table:table-cell>
          <table:table-cell office:value-type="float" office:value="24.477514031" calcext:value-type="float">
            <text:p>24.477514031</text:p>
          </table:table-cell>
          <table:table-cell office:value-type="float" office:value="24.521212456" calcext:value-type="float">
            <text:p>24.521212456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1378203" calcext:value-type="float">
            <text:p>24.501378203</text:p>
          </table:table-cell>
          <table:table-cell/>
          <table:table-cell office:value-type="float" office:value="0.185361793" calcext:value-type="float">
            <text:p>0.185361793</text:p>
          </table:table-cell>
          <table:table-cell office:value-type="float" office:value="0.082458612" calcext:value-type="float">
            <text:p>0.082458612</text:p>
          </table:table-cell>
          <table:table-cell office:value-type="float" office:value="0.127313518" calcext:value-type="float">
            <text:p>0.1273135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6954439" calcext:value-type="float">
            <text:p>0.1069544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2019-12-02 23:17:14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1781738" calcext:value-type="float">
            <text:p>1.01781738</text:p>
          </table:table-cell>
          <table:table-cell office:value-type="float" office:value="0.525415006" calcext:value-type="float">
            <text:p>0.525415006</text:p>
          </table:table-cell>
          <table:table-cell office:value-type="float" office:value="0.744180172" calcext:value-type="float">
            <text:p>0.744180172</text:p>
          </table:table-cell>
          <table:table-cell office:value-type="float" office:value="5" calcext:value-type="float">
            <text:p>5</text:p>
          </table:table-cell>
          <table:table-cell office:value-type="float" office:value="0.64641543" calcext:value-type="float">
            <text:p>0.64641543</text:p>
          </table:table-cell>
          <table:table-cell/>
          <table:table-cell office:value-type="float" office:value="0.008315501" calcext:value-type="float">
            <text:p>0.008315501</text:p>
          </table:table-cell>
          <table:table-cell office:value-type="float" office:value="0.004292606" calcext:value-type="float">
            <text:p>0.004292606</text:p>
          </table:table-cell>
          <table:table-cell office:value-type="float" office:value="0.006079903" calcext:value-type="float">
            <text:p>0.0060799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81172" calcext:value-type="float">
            <text:p>0.005281172</text:p>
          </table:table-cell>
          <table:table-cell/>
          <table:table-cell office:value-type="float" office:value="0.007276899" calcext:value-type="float">
            <text:p>0.007276899</text:p>
          </table:table-cell>
          <table:table-cell office:value-type="float" office:value="0.003254004" calcext:value-type="float">
            <text:p>0.003254004</text:p>
          </table:table-cell>
          <table:table-cell office:value-type="float" office:value="0.005041301" calcext:value-type="float">
            <text:p>0.00504130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42569" calcext:value-type="float">
            <text:p>0.004242569</text:p>
          </table:table-cell>
          <table:table-cell/>
          <table:table-cell office:value-type="float" office:value="24.576864226" calcext:value-type="float">
            <text:p>24.576864226</text:p>
          </table:table-cell>
          <table:table-cell office:value-type="float" office:value="24.477534592" calcext:value-type="float">
            <text:p>24.477534592</text:p>
          </table:table-cell>
          <table:table-cell office:value-type="float" office:value="24.521665993" calcext:value-type="float">
            <text:p>24.521665993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1944172" calcext:value-type="float">
            <text:p>24.501944172</text:p>
          </table:table-cell>
          <table:table-cell/>
          <table:table-cell office:value-type="float" office:value="0.184437081" calcext:value-type="float">
            <text:p>0.184437081</text:p>
          </table:table-cell>
          <table:table-cell office:value-type="float" office:value="0.082479718" calcext:value-type="float">
            <text:p>0.082479718</text:p>
          </table:table-cell>
          <table:table-cell office:value-type="float" office:value="0.127779054" calcext:value-type="float">
            <text:p>0.12777905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7535386" calcext:value-type="float">
            <text:p>0.1075353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2019-12-02 23:17:15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12740852" calcext:value-type="float">
            <text:p>1.012740852</text:p>
          </table:table-cell>
          <table:table-cell office:value-type="float" office:value="0.525718394" calcext:value-type="float">
            <text:p>0.525718394</text:p>
          </table:table-cell>
          <table:table-cell office:value-type="float" office:value="0.743242591" calcext:value-type="float">
            <text:p>0.743242591</text:p>
          </table:table-cell>
          <table:table-cell office:value-type="float" office:value="5" calcext:value-type="float">
            <text:p>5</text:p>
          </table:table-cell>
          <table:table-cell office:value-type="float" office:value="0.650698024" calcext:value-type="float">
            <text:p>0.650698024</text:p>
          </table:table-cell>
          <table:table-cell/>
          <table:table-cell office:value-type="float" office:value="0.008274027" calcext:value-type="float">
            <text:p>0.008274027</text:p>
          </table:table-cell>
          <table:table-cell office:value-type="float" office:value="0.004295085" calcext:value-type="float">
            <text:p>0.004295085</text:p>
          </table:table-cell>
          <table:table-cell office:value-type="float" office:value="0.006072243" calcext:value-type="float">
            <text:p>0.0060722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1616" calcext:value-type="float">
            <text:p>0.00531616</text:p>
          </table:table-cell>
          <table:table-cell/>
          <table:table-cell office:value-type="float" office:value="0.007235424" calcext:value-type="float">
            <text:p>0.007235424</text:p>
          </table:table-cell>
          <table:table-cell office:value-type="float" office:value="0.003256482" calcext:value-type="float">
            <text:p>0.003256482</text:p>
          </table:table-cell>
          <table:table-cell office:value-type="float" office:value="0.005033641" calcext:value-type="float">
            <text:p>0.00503364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77558" calcext:value-type="float">
            <text:p>0.004277558</text:p>
          </table:table-cell>
          <table:table-cell/>
          <table:table-cell office:value-type="float" office:value="24.575840211" calcext:value-type="float">
            <text:p>24.575840211</text:p>
          </table:table-cell>
          <table:table-cell office:value-type="float" office:value="24.477595796" calcext:value-type="float">
            <text:p>24.477595796</text:p>
          </table:table-cell>
          <table:table-cell office:value-type="float" office:value="24.521476859" calcext:value-type="float">
            <text:p>24.521476859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2808096" calcext:value-type="float">
            <text:p>24.502808096</text:p>
          </table:table-cell>
          <table:table-cell/>
          <table:table-cell office:value-type="float" office:value="0.183385995" calcext:value-type="float">
            <text:p>0.183385995</text:p>
          </table:table-cell>
          <table:table-cell office:value-type="float" office:value="0.082542542" calcext:value-type="float">
            <text:p>0.082542542</text:p>
          </table:table-cell>
          <table:table-cell office:value-type="float" office:value="0.127584916" calcext:value-type="float">
            <text:p>0.1275849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8422173" calcext:value-type="float">
            <text:p>0.10842217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2019-12-02 23:17:17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11104704" calcext:value-type="float">
            <text:p>1.011104704</text:p>
          </table:table-cell>
          <table:table-cell office:value-type="float" office:value="0.526139203" calcext:value-type="float">
            <text:p>0.526139203</text:p>
          </table:table-cell>
          <table:table-cell office:value-type="float" office:value="0.741537302" calcext:value-type="float">
            <text:p>0.741537302</text:p>
          </table:table-cell>
          <table:table-cell office:value-type="float" office:value="5" calcext:value-type="float">
            <text:p>5</text:p>
          </table:table-cell>
          <table:table-cell office:value-type="float" office:value="0.657039363" calcext:value-type="float">
            <text:p>0.657039363</text:p>
          </table:table-cell>
          <table:table-cell/>
          <table:table-cell office:value-type="float" office:value="0.008260659" calcext:value-type="float">
            <text:p>0.008260659</text:p>
          </table:table-cell>
          <table:table-cell office:value-type="float" office:value="0.004298523" calcext:value-type="float">
            <text:p>0.004298523</text:p>
          </table:table-cell>
          <table:table-cell office:value-type="float" office:value="0.006058311" calcext:value-type="float">
            <text:p>0.0060583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67969" calcext:value-type="float">
            <text:p>0.005367969</text:p>
          </table:table-cell>
          <table:table-cell/>
          <table:table-cell office:value-type="float" office:value="0.007222057" calcext:value-type="float">
            <text:p>0.007222057</text:p>
          </table:table-cell>
          <table:table-cell office:value-type="float" office:value="0.00325992" calcext:value-type="float">
            <text:p>0.00325992</text:p>
          </table:table-cell>
          <table:table-cell office:value-type="float" office:value="0.005019709" calcext:value-type="float">
            <text:p>0.00501970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29366" calcext:value-type="float">
            <text:p>0.004329366</text:p>
          </table:table-cell>
          <table:table-cell/>
          <table:table-cell office:value-type="float" office:value="24.575510175" calcext:value-type="float">
            <text:p>24.575510175</text:p>
          </table:table-cell>
          <table:table-cell office:value-type="float" office:value="24.477680687" calcext:value-type="float">
            <text:p>24.477680687</text:p>
          </table:table-cell>
          <table:table-cell office:value-type="float" office:value="24.521132859" calcext:value-type="float">
            <text:p>24.521132859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4087327" calcext:value-type="float">
            <text:p>24.504087327</text:p>
          </table:table-cell>
          <table:table-cell/>
          <table:table-cell office:value-type="float" office:value="0.183047233" calcext:value-type="float">
            <text:p>0.183047233</text:p>
          </table:table-cell>
          <table:table-cell office:value-type="float" office:value="0.08262968" calcext:value-type="float">
            <text:p>0.08262968</text:p>
          </table:table-cell>
          <table:table-cell office:value-type="float" office:value="0.127231814" calcext:value-type="float">
            <text:p>0.1272318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9735257" calcext:value-type="float">
            <text:p>0.1097352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2019-12-02 23:17:18</text:p>
          </table:table-cell>
          <table:table-cell office:value-type="float" office:value="24.38708" calcext:value-type="float">
            <text:p>24.38708</text:p>
          </table:table-cell>
          <table:table-cell office:value-type="string" calcext:value-type="string">
            <text:p><text:s/></text:p>
          </table:table-cell>
          <table:table-cell office:value-type="float" office:value="1.011129142" calcext:value-type="float">
            <text:p>1.011129142</text:p>
          </table:table-cell>
          <table:table-cell office:value-type="float" office:value="0.526884261" calcext:value-type="float">
            <text:p>0.526884261</text:p>
          </table:table-cell>
          <table:table-cell office:value-type="float" office:value="0.738913505" calcext:value-type="float">
            <text:p>0.738913505</text:p>
          </table:table-cell>
          <table:table-cell office:value-type="float" office:value="5" calcext:value-type="float">
            <text:p>5</text:p>
          </table:table-cell>
          <table:table-cell office:value-type="float" office:value="0.651066381" calcext:value-type="float">
            <text:p>0.651066381</text:p>
          </table:table-cell>
          <table:table-cell/>
          <table:table-cell office:value-type="float" office:value="0.008260859" calcext:value-type="float">
            <text:p>0.008260859</text:p>
          </table:table-cell>
          <table:table-cell office:value-type="float" office:value="0.00430461" calcext:value-type="float">
            <text:p>0.00430461</text:p>
          </table:table-cell>
          <table:table-cell office:value-type="float" office:value="0.006036875" calcext:value-type="float">
            <text:p>0.0060368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1917" calcext:value-type="float">
            <text:p>0.00531917</text:p>
          </table:table-cell>
          <table:table-cell/>
          <table:table-cell office:value-type="float" office:value="0.007222256" calcext:value-type="float">
            <text:p>0.007222256</text:p>
          </table:table-cell>
          <table:table-cell office:value-type="float" office:value="0.003266007" calcext:value-type="float">
            <text:p>0.003266007</text:p>
          </table:table-cell>
          <table:table-cell office:value-type="float" office:value="0.004998272" calcext:value-type="float">
            <text:p>0.00499827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80567" calcext:value-type="float">
            <text:p>0.004280567</text:p>
          </table:table-cell>
          <table:table-cell/>
          <table:table-cell office:value-type="float" office:value="24.565408794" calcext:value-type="float">
            <text:p>24.565408794</text:p>
          </table:table-cell>
          <table:table-cell office:value-type="float" office:value="24.467723786" calcext:value-type="float">
            <text:p>24.467723786</text:p>
          </table:table-cell>
          <table:table-cell office:value-type="float" office:value="24.510496759" calcext:value-type="float">
            <text:p>24.510496759</text:p>
          </table:table-cell>
          <table:table-cell office:value-type="float" office:value="25.369742625" calcext:value-type="float">
            <text:p>25.369742625</text:p>
          </table:table-cell>
          <table:table-cell office:value-type="float" office:value="24.49277543" calcext:value-type="float">
            <text:p>24.49277543</text:p>
          </table:table-cell>
          <table:table-cell/>
          <table:table-cell office:value-type="float" office:value="0.183052293" calcext:value-type="float">
            <text:p>0.183052293</text:p>
          </table:table-cell>
          <table:table-cell office:value-type="float" office:value="0.082783962" calcext:value-type="float">
            <text:p>0.082783962</text:p>
          </table:table-cell>
          <table:table-cell office:value-type="float" office:value="0.126688524" calcext:value-type="float">
            <text:p>0.1266885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8498448" calcext:value-type="float">
            <text:p>0.1084984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2019-12-02 23:17:19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23252728" calcext:value-type="float">
            <text:p>1.023252728</text:p>
          </table:table-cell>
          <table:table-cell office:value-type="float" office:value="0.527054134" calcext:value-type="float">
            <text:p>0.527054134</text:p>
          </table:table-cell>
          <table:table-cell office:value-type="float" office:value="0.737721412" calcext:value-type="float">
            <text:p>0.737721412</text:p>
          </table:table-cell>
          <table:table-cell office:value-type="float" office:value="5" calcext:value-type="float">
            <text:p>5</text:p>
          </table:table-cell>
          <table:table-cell office:value-type="float" office:value="0.661123474" calcext:value-type="float">
            <text:p>0.661123474</text:p>
          </table:table-cell>
          <table:table-cell/>
          <table:table-cell office:value-type="float" office:value="0.008359908" calcext:value-type="float">
            <text:p>0.008359908</text:p>
          </table:table-cell>
          <table:table-cell office:value-type="float" office:value="0.004305998" calcext:value-type="float">
            <text:p>0.004305998</text:p>
          </table:table-cell>
          <table:table-cell office:value-type="float" office:value="0.006027136" calcext:value-type="float">
            <text:p>0.0060271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01336" calcext:value-type="float">
            <text:p>0.005401336</text:p>
          </table:table-cell>
          <table:table-cell/>
          <table:table-cell office:value-type="float" office:value="0.007321305" calcext:value-type="float">
            <text:p>0.007321305</text:p>
          </table:table-cell>
          <table:table-cell office:value-type="float" office:value="0.003267395" calcext:value-type="float">
            <text:p>0.003267395</text:p>
          </table:table-cell>
          <table:table-cell office:value-type="float" office:value="0.004988533" calcext:value-type="float">
            <text:p>0.00498853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62733" calcext:value-type="float">
            <text:p>0.004362733</text:p>
          </table:table-cell>
          <table:table-cell/>
          <table:table-cell office:value-type="float" office:value="24.577960619" calcext:value-type="float">
            <text:p>24.577960619</text:p>
          </table:table-cell>
          <table:table-cell office:value-type="float" office:value="24.477865259" calcext:value-type="float">
            <text:p>24.477865259</text:p>
          </table:table-cell>
          <table:table-cell office:value-type="float" office:value="24.520363095" calcext:value-type="float">
            <text:p>24.520363095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4911209" calcext:value-type="float">
            <text:p>24.504911209</text:p>
          </table:table-cell>
          <table:table-cell/>
          <table:table-cell office:value-type="float" office:value="0.185562458" calcext:value-type="float">
            <text:p>0.185562458</text:p>
          </table:table-cell>
          <table:table-cell office:value-type="float" office:value="0.082819139" calcext:value-type="float">
            <text:p>0.082819139</text:p>
          </table:table-cell>
          <table:table-cell office:value-type="float" office:value="0.126441686" calcext:value-type="float">
            <text:p>0.1264416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0580942" calcext:value-type="float">
            <text:p>0.11058094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2019-12-02 23:17:20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43188696" calcext:value-type="float">
            <text:p>1.043188696</text:p>
          </table:table-cell>
          <table:table-cell office:value-type="float" office:value="0.527393881" calcext:value-type="float">
            <text:p>0.527393881</text:p>
          </table:table-cell>
          <table:table-cell office:value-type="float" office:value="0.736184208" calcext:value-type="float">
            <text:p>0.736184208</text:p>
          </table:table-cell>
          <table:table-cell office:value-type="float" office:value="5" calcext:value-type="float">
            <text:p>5</text:p>
          </table:table-cell>
          <table:table-cell office:value-type="float" office:value="0.665058573" calcext:value-type="float">
            <text:p>0.665058573</text:p>
          </table:table-cell>
          <table:table-cell/>
          <table:table-cell office:value-type="float" office:value="0.008522783" calcext:value-type="float">
            <text:p>0.008522783</text:p>
          </table:table-cell>
          <table:table-cell office:value-type="float" office:value="0.004308774" calcext:value-type="float">
            <text:p>0.004308774</text:p>
          </table:table-cell>
          <table:table-cell office:value-type="float" office:value="0.006014577" calcext:value-type="float">
            <text:p>0.0060145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33485" calcext:value-type="float">
            <text:p>0.005433485</text:p>
          </table:table-cell>
          <table:table-cell/>
          <table:table-cell office:value-type="float" office:value="0.007484181" calcext:value-type="float">
            <text:p>0.007484181</text:p>
          </table:table-cell>
          <table:table-cell office:value-type="float" office:value="0.003270171" calcext:value-type="float">
            <text:p>0.003270171</text:p>
          </table:table-cell>
          <table:table-cell office:value-type="float" office:value="0.004975974" calcext:value-type="float">
            <text:p>0.0049759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94882" calcext:value-type="float">
            <text:p>0.004394882</text:p>
          </table:table-cell>
          <table:table-cell/>
          <table:table-cell office:value-type="float" office:value="24.581982001" calcext:value-type="float">
            <text:p>24.581982001</text:p>
          </table:table-cell>
          <table:table-cell office:value-type="float" office:value="24.477933798" calcext:value-type="float">
            <text:p>24.477933798</text:p>
          </table:table-cell>
          <table:table-cell office:value-type="float" office:value="24.520053002" calcext:value-type="float">
            <text:p>24.520053002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5705031" calcext:value-type="float">
            <text:p>24.505705031</text:p>
          </table:table-cell>
          <table:table-cell/>
          <table:table-cell office:value-type="float" office:value="0.189690144" calcext:value-type="float">
            <text:p>0.189690144</text:p>
          </table:table-cell>
          <table:table-cell office:value-type="float" office:value="0.082889492" calcext:value-type="float">
            <text:p>0.082889492</text:p>
          </table:table-cell>
          <table:table-cell office:value-type="float" office:value="0.126123388" calcext:value-type="float">
            <text:p>0.1261233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139577" calcext:value-type="float">
            <text:p>0.1113957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2019-12-02 23:17:22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5551315" calcext:value-type="float">
            <text:p>1.05551315</text:p>
          </table:table-cell>
          <table:table-cell office:value-type="float" office:value="0.527797404" calcext:value-type="float">
            <text:p>0.527797404</text:p>
          </table:table-cell>
          <table:table-cell office:value-type="float" office:value="0.736670582" calcext:value-type="float">
            <text:p>0.736670582</text:p>
          </table:table-cell>
          <table:table-cell office:value-type="float" office:value="5" calcext:value-type="float">
            <text:p>5</text:p>
          </table:table-cell>
          <table:table-cell office:value-type="float" office:value="0.667622169" calcext:value-type="float">
            <text:p>0.667622169</text:p>
          </table:table-cell>
          <table:table-cell/>
          <table:table-cell office:value-type="float" office:value="0.008623473" calcext:value-type="float">
            <text:p>0.008623473</text:p>
          </table:table-cell>
          <table:table-cell office:value-type="float" office:value="0.00431207" calcext:value-type="float">
            <text:p>0.00431207</text:p>
          </table:table-cell>
          <table:table-cell office:value-type="float" office:value="0.006018551" calcext:value-type="float">
            <text:p>0.0060185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54429" calcext:value-type="float">
            <text:p>0.005454429</text:p>
          </table:table-cell>
          <table:table-cell/>
          <table:table-cell office:value-type="float" office:value="0.007584871" calcext:value-type="float">
            <text:p>0.007584871</text:p>
          </table:table-cell>
          <table:table-cell office:value-type="float" office:value="0.003273468" calcext:value-type="float">
            <text:p>0.003273468</text:p>
          </table:table-cell>
          <table:table-cell office:value-type="float" office:value="0.004979948" calcext:value-type="float">
            <text:p>0.00497994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415827" calcext:value-type="float">
            <text:p>0.004415827</text:p>
          </table:table-cell>
          <table:table-cell/>
          <table:table-cell office:value-type="float" office:value="24.584468019" calcext:value-type="float">
            <text:p>24.584468019</text:p>
          </table:table-cell>
          <table:table-cell office:value-type="float" office:value="24.478015202" calcext:value-type="float">
            <text:p>24.478015202</text:p>
          </table:table-cell>
          <table:table-cell office:value-type="float" office:value="24.520151116" calcext:value-type="float">
            <text:p>24.520151116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6222181" calcext:value-type="float">
            <text:p>24.506222181</text:p>
          </table:table-cell>
          <table:table-cell/>
          <table:table-cell office:value-type="float" office:value="0.192241878" calcext:value-type="float">
            <text:p>0.192241878</text:p>
          </table:table-cell>
          <table:table-cell office:value-type="float" office:value="0.082973051" calcext:value-type="float">
            <text:p>0.082973051</text:p>
          </table:table-cell>
          <table:table-cell office:value-type="float" office:value="0.126224098" calcext:value-type="float">
            <text:p>0.1262240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1926605" calcext:value-type="float">
            <text:p>0.1119266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2019-12-02 23:17:23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2166188" calcext:value-type="float">
            <text:p>1.02166188</text:p>
          </table:table-cell>
          <table:table-cell office:value-type="float" office:value="0.528096024" calcext:value-type="float">
            <text:p>0.528096024</text:p>
          </table:table-cell>
          <table:table-cell office:value-type="float" office:value="0.732333151" calcext:value-type="float">
            <text:p>0.732333151</text:p>
          </table:table-cell>
          <table:table-cell office:value-type="float" office:value="5" calcext:value-type="float">
            <text:p>5</text:p>
          </table:table-cell>
          <table:table-cell office:value-type="float" office:value="0.672578296" calcext:value-type="float">
            <text:p>0.672578296</text:p>
          </table:table-cell>
          <table:table-cell/>
          <table:table-cell office:value-type="float" office:value="0.008346911" calcext:value-type="float">
            <text:p>0.008346911</text:p>
          </table:table-cell>
          <table:table-cell office:value-type="float" office:value="0.00431451" calcext:value-type="float">
            <text:p>0.00431451</text:p>
          </table:table-cell>
          <table:table-cell office:value-type="float" office:value="0.005983114" calcext:value-type="float">
            <text:p>0.0059831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94921" calcext:value-type="float">
            <text:p>0.005494921</text:p>
          </table:table-cell>
          <table:table-cell/>
          <table:table-cell office:value-type="float" office:value="0.007308308" calcext:value-type="float">
            <text:p>0.007308308</text:p>
          </table:table-cell>
          <table:table-cell office:value-type="float" office:value="0.003275907" calcext:value-type="float">
            <text:p>0.003275907</text:p>
          </table:table-cell>
          <table:table-cell office:value-type="float" office:value="0.004944511" calcext:value-type="float">
            <text:p>0.00494451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456318" calcext:value-type="float">
            <text:p>0.004456318</text:p>
          </table:table-cell>
          <table:table-cell/>
          <table:table-cell office:value-type="float" office:value="24.577639721" calcext:value-type="float">
            <text:p>24.577639721</text:p>
          </table:table-cell>
          <table:table-cell office:value-type="float" office:value="24.478075443" calcext:value-type="float">
            <text:p>24.478075443</text:p>
          </table:table-cell>
          <table:table-cell office:value-type="float" office:value="24.519276144" calcext:value-type="float">
            <text:p>24.519276144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7221972" calcext:value-type="float">
            <text:p>24.507221972</text:p>
          </table:table-cell>
          <table:table-cell/>
          <table:table-cell office:value-type="float" office:value="0.185233076" calcext:value-type="float">
            <text:p>0.185233076</text:p>
          </table:table-cell>
          <table:table-cell office:value-type="float" office:value="0.083034887" calcext:value-type="float">
            <text:p>0.083034887</text:p>
          </table:table-cell>
          <table:table-cell office:value-type="float" office:value="0.125325976" calcext:value-type="float">
            <text:p>0.12532597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2952853" calcext:value-type="float">
            <text:p>0.1129528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2019-12-02 23:17:24</text:p>
          </table:table-cell>
          <table:table-cell office:value-type="float" office:value="24.40224" calcext:value-type="float">
            <text:p>24.40224</text:p>
          </table:table-cell>
          <table:table-cell office:value-type="string" calcext:value-type="string">
            <text:p><text:s/></text:p>
          </table:table-cell>
          <table:table-cell office:value-type="float" office:value="0.997271657" calcext:value-type="float">
            <text:p>0.997271657</text:p>
          </table:table-cell>
          <table:table-cell office:value-type="float" office:value="0.528695646" calcext:value-type="float">
            <text:p>0.528695646</text:p>
          </table:table-cell>
          <table:table-cell office:value-type="float" office:value="0.727902738" calcext:value-type="float">
            <text:p>0.727902738</text:p>
          </table:table-cell>
          <table:table-cell office:value-type="float" office:value="5" calcext:value-type="float">
            <text:p>5</text:p>
          </table:table-cell>
          <table:table-cell office:value-type="float" office:value="0.680000267" calcext:value-type="float">
            <text:p>0.680000267</text:p>
          </table:table-cell>
          <table:table-cell/>
          <table:table-cell office:value-type="float" office:value="0.008147644" calcext:value-type="float">
            <text:p>0.008147644</text:p>
          </table:table-cell>
          <table:table-cell office:value-type="float" office:value="0.004319409" calcext:value-type="float">
            <text:p>0.004319409</text:p>
          </table:table-cell>
          <table:table-cell office:value-type="float" office:value="0.005946918" calcext:value-type="float">
            <text:p>0.0059469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55558" calcext:value-type="float">
            <text:p>0.005555558</text:p>
          </table:table-cell>
          <table:table-cell/>
          <table:table-cell office:value-type="float" office:value="0.007109042" calcext:value-type="float">
            <text:p>0.007109042</text:p>
          </table:table-cell>
          <table:table-cell office:value-type="float" office:value="0.003280806" calcext:value-type="float">
            <text:p>0.003280806</text:p>
          </table:table-cell>
          <table:table-cell office:value-type="float" office:value="0.004908315" calcext:value-type="float">
            <text:p>0.00490831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516955" calcext:value-type="float">
            <text:p>0.004516955</text:p>
          </table:table-cell>
          <table:table-cell/>
          <table:table-cell office:value-type="float" office:value="24.577772997" calcext:value-type="float">
            <text:p>24.577772997</text:p>
          </table:table-cell>
          <table:table-cell office:value-type="float" office:value="24.483250008" calcext:value-type="float">
            <text:p>24.483250008</text:p>
          </table:table-cell>
          <table:table-cell office:value-type="float" office:value="24.523435831" calcext:value-type="float">
            <text:p>24.523435831</text:p>
          </table:table-cell>
          <table:table-cell office:value-type="float" office:value="25.384891138" calcext:value-type="float">
            <text:p>25.384891138</text:p>
          </table:table-cell>
          <table:table-cell office:value-type="float" office:value="24.513772653" calcext:value-type="float">
            <text:p>24.513772653</text:p>
          </table:table-cell>
          <table:table-cell/>
          <table:table-cell office:value-type="float" office:value="0.180183118" calcext:value-type="float">
            <text:p>0.180183118</text:p>
          </table:table-cell>
          <table:table-cell office:value-type="float" office:value="0.083159053" calcext:value-type="float">
            <text:p>0.083159053</text:p>
          </table:table-cell>
          <table:table-cell office:value-type="float" office:value="0.1244086" calcext:value-type="float">
            <text:p>0.12440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4489692" calcext:value-type="float">
            <text:p>0.11448969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2019-12-02 23:17:26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1.00244236" calcext:value-type="float">
            <text:p>1.00244236</text:p>
          </table:table-cell>
          <table:table-cell office:value-type="float" office:value="0.529140297" calcext:value-type="float">
            <text:p>0.529140297</text:p>
          </table:table-cell>
          <table:table-cell office:value-type="float" office:value="0.727226821" calcext:value-type="float">
            <text:p>0.727226821</text:p>
          </table:table-cell>
          <table:table-cell office:value-type="float" office:value="5" calcext:value-type="float">
            <text:p>5</text:p>
          </table:table-cell>
          <table:table-cell office:value-type="float" office:value="0.679599724" calcext:value-type="float">
            <text:p>0.679599724</text:p>
          </table:table-cell>
          <table:table-cell/>
          <table:table-cell office:value-type="float" office:value="0.008189889" calcext:value-type="float">
            <text:p>0.008189889</text:p>
          </table:table-cell>
          <table:table-cell office:value-type="float" office:value="0.004323042" calcext:value-type="float">
            <text:p>0.004323042</text:p>
          </table:table-cell>
          <table:table-cell office:value-type="float" office:value="0.005941396" calcext:value-type="float">
            <text:p>0.0059413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52285" calcext:value-type="float">
            <text:p>0.005552285</text:p>
          </table:table-cell>
          <table:table-cell/>
          <table:table-cell office:value-type="float" office:value="0.007151286" calcext:value-type="float">
            <text:p>0.007151286</text:p>
          </table:table-cell>
          <table:table-cell office:value-type="float" office:value="0.003284439" calcext:value-type="float">
            <text:p>0.003284439</text:p>
          </table:table-cell>
          <table:table-cell office:value-type="float" office:value="0.004902793" calcext:value-type="float">
            <text:p>0.00490279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513683" calcext:value-type="float">
            <text:p>0.004513683</text:p>
          </table:table-cell>
          <table:table-cell/>
          <table:table-cell office:value-type="float" office:value="24.573762842" calcext:value-type="float">
            <text:p>24.573762842</text:p>
          </table:table-cell>
          <table:table-cell office:value-type="float" office:value="24.478286108" calcext:value-type="float">
            <text:p>24.478286108</text:p>
          </table:table-cell>
          <table:table-cell office:value-type="float" office:value="24.518246064" calcext:value-type="float">
            <text:p>24.518246064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8638391" calcext:value-type="float">
            <text:p>24.508638391</text:p>
          </table:table-cell>
          <table:table-cell/>
          <table:table-cell office:value-type="float" office:value="0.181253707" calcext:value-type="float">
            <text:p>0.181253707</text:p>
          </table:table-cell>
          <table:table-cell office:value-type="float" office:value="0.083251129" calcext:value-type="float">
            <text:p>0.083251129</text:p>
          </table:table-cell>
          <table:table-cell office:value-type="float" office:value="0.124268643" calcext:value-type="float">
            <text:p>0.1242686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4406753" calcext:value-type="float">
            <text:p>0.11440675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2019-12-02 23:17:27</text:p>
          </table:table-cell>
          <table:table-cell office:value-type="float" office:value="24.40729" calcext:value-type="float">
            <text:p>24.40729</text:p>
          </table:table-cell>
          <table:table-cell office:value-type="string" calcext:value-type="string">
            <text:p><text:s/></text:p>
          </table:table-cell>
          <table:table-cell office:value-type="float" office:value="0.862274869" calcext:value-type="float">
            <text:p>0.862274869</text:p>
          </table:table-cell>
          <table:table-cell office:value-type="float" office:value="0.530524913" calcext:value-type="float">
            <text:p>0.530524913</text:p>
          </table:table-cell>
          <table:table-cell office:value-type="float" office:value="0.724816409" calcext:value-type="float">
            <text:p>0.724816409</text:p>
          </table:table-cell>
          <table:table-cell office:value-type="float" office:value="5" calcext:value-type="float">
            <text:p>5</text:p>
          </table:table-cell>
          <table:table-cell office:value-type="float" office:value="0.678654394" calcext:value-type="float">
            <text:p>0.678654394</text:p>
          </table:table-cell>
          <table:table-cell/>
          <table:table-cell office:value-type="float" office:value="0.007044729" calcext:value-type="float">
            <text:p>0.007044729</text:p>
          </table:table-cell>
          <table:table-cell office:value-type="float" office:value="0.004334354" calcext:value-type="float">
            <text:p>0.004334354</text:p>
          </table:table-cell>
          <table:table-cell office:value-type="float" office:value="0.005921703" calcext:value-type="float">
            <text:p>0.0059217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44562" calcext:value-type="float">
            <text:p>0.005544562</text:p>
          </table:table-cell>
          <table:table-cell/>
          <table:table-cell office:value-type="float" office:value="0.006006127" calcext:value-type="float">
            <text:p>0.006006127</text:p>
          </table:table-cell>
          <table:table-cell office:value-type="float" office:value="0.003295751" calcext:value-type="float">
            <text:p>0.003295751</text:p>
          </table:table-cell>
          <table:table-cell office:value-type="float" office:value="0.0048831" calcext:value-type="float">
            <text:p>0.00488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505959" calcext:value-type="float">
            <text:p>0.004505959</text:p>
          </table:table-cell>
          <table:table-cell/>
          <table:table-cell office:value-type="float" office:value="24.555595038" calcext:value-type="float">
            <text:p>24.555595038</text:p>
          </table:table-cell>
          <table:table-cell office:value-type="float" office:value="24.48867263" calcext:value-type="float">
            <text:p>24.48867263</text:p>
          </table:table-cell>
          <table:table-cell office:value-type="float" office:value="24.527866661" calcext:value-type="float">
            <text:p>24.527866661</text:p>
          </table:table-cell>
          <table:table-cell office:value-type="float" office:value="25.389940643" calcext:value-type="float">
            <text:p>25.389940643</text:p>
          </table:table-cell>
          <table:table-cell office:value-type="float" office:value="24.518554617" calcext:value-type="float">
            <text:p>24.518554617</text:p>
          </table:table-cell>
          <table:table-cell/>
          <table:table-cell office:value-type="float" office:value="0.15223167" calcext:value-type="float">
            <text:p>0.15223167</text:p>
          </table:table-cell>
          <table:table-cell office:value-type="float" office:value="0.083537847" calcext:value-type="float">
            <text:p>0.083537847</text:p>
          </table:table-cell>
          <table:table-cell office:value-type="float" office:value="0.123769534" calcext:value-type="float">
            <text:p>0.1237695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4211007" calcext:value-type="float">
            <text:p>0.1142110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2019-12-02 23:17:28</text:p>
          </table:table-cell>
          <table:table-cell office:value-type="float" office:value="24.39718" calcext:value-type="float">
            <text:p>24.39718</text:p>
          </table:table-cell>
          <table:table-cell office:value-type="string" calcext:value-type="string">
            <text:p><text:s/></text:p>
          </table:table-cell>
          <table:table-cell office:value-type="float" office:value="0.78251252" calcext:value-type="float">
            <text:p>0.78251252</text:p>
          </table:table-cell>
          <table:table-cell office:value-type="float" office:value="0.530271593" calcext:value-type="float">
            <text:p>0.530271593</text:p>
          </table:table-cell>
          <table:table-cell office:value-type="float" office:value="0.554916329" calcext:value-type="float">
            <text:p>0.554916329</text:p>
          </table:table-cell>
          <table:table-cell office:value-type="float" office:value="5" calcext:value-type="float">
            <text:p>5</text:p>
          </table:table-cell>
          <table:table-cell office:value-type="float" office:value="0.680523596" calcext:value-type="float">
            <text:p>0.680523596</text:p>
          </table:table-cell>
          <table:table-cell/>
          <table:table-cell office:value-type="float" office:value="0.006393076" calcext:value-type="float">
            <text:p>0.006393076</text:p>
          </table:table-cell>
          <table:table-cell office:value-type="float" office:value="0.004332284" calcext:value-type="float">
            <text:p>0.004332284</text:p>
          </table:table-cell>
          <table:table-cell office:value-type="float" office:value="0.00453363" calcext:value-type="float">
            <text:p>0.004533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59833" calcext:value-type="float">
            <text:p>0.005559833</text:p>
          </table:table-cell>
          <table:table-cell/>
          <table:table-cell office:value-type="float" office:value="0.005354473" calcext:value-type="float">
            <text:p>0.005354473</text:p>
          </table:table-cell>
          <table:table-cell office:value-type="float" office:value="0.003293682" calcext:value-type="float">
            <text:p>0.003293682</text:p>
          </table:table-cell>
          <table:table-cell office:value-type="float" office:value="0.003495027" calcext:value-type="float">
            <text:p>0.0034950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521231" calcext:value-type="float">
            <text:p>0.004521231</text:p>
          </table:table-cell>
          <table:table-cell/>
          <table:table-cell office:value-type="float" office:value="24.529398579" calcext:value-type="float">
            <text:p>24.529398579</text:p>
          </table:table-cell>
          <table:table-cell office:value-type="float" office:value="24.478514329" calcext:value-type="float">
            <text:p>24.478514329</text:p>
          </table:table-cell>
          <table:table-cell office:value-type="float" office:value="24.483485984" calcext:value-type="float">
            <text:p>24.483485984</text:p>
          </table:table-cell>
          <table:table-cell office:value-type="float" office:value="25.379841633" calcext:value-type="float">
            <text:p>25.379841633</text:p>
          </table:table-cell>
          <table:table-cell office:value-type="float" office:value="24.508824762" calcext:value-type="float">
            <text:p>24.508824762</text:p>
          </table:table-cell>
          <table:table-cell/>
          <table:table-cell office:value-type="float" office:value="0.135716208" calcext:value-type="float">
            <text:p>0.135716208</text:p>
          </table:table-cell>
          <table:table-cell office:value-type="float" office:value="0.083485391" calcext:value-type="float">
            <text:p>0.083485391</text:p>
          </table:table-cell>
          <table:table-cell office:value-type="float" office:value="0.088588655" calcext:value-type="float">
            <text:p>0.0885886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4598055" calcext:value-type="float">
            <text:p>0.1145980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2019-12-02 23:17:29</text:p>
          </table:table-cell>
          <table:table-cell office:value-type="float" office:value="24.41235" calcext:value-type="float">
            <text:p>24.41235</text:p>
          </table:table-cell>
          <table:table-cell office:value-type="string" calcext:value-type="string">
            <text:p><text:s/></text:p>
          </table:table-cell>
          <table:table-cell office:value-type="float" office:value="0.684597574" calcext:value-type="float">
            <text:p>0.684597574</text:p>
          </table:table-cell>
          <table:table-cell office:value-type="float" office:value="0.53041226" calcext:value-type="float">
            <text:p>0.53041226</text:p>
          </table:table-cell>
          <table:table-cell office:value-type="float" office:value="0.579742858" calcext:value-type="float">
            <text:p>0.579742858</text:p>
          </table:table-cell>
          <table:table-cell office:value-type="float" office:value="5" calcext:value-type="float">
            <text:p>5</text:p>
          </table:table-cell>
          <table:table-cell office:value-type="float" office:value="0.674593529" calcext:value-type="float">
            <text:p>0.674593529</text:p>
          </table:table-cell>
          <table:table-cell/>
          <table:table-cell office:value-type="float" office:value="0.005593117" calcext:value-type="float">
            <text:p>0.005593117</text:p>
          </table:table-cell>
          <table:table-cell office:value-type="float" office:value="0.004333433" calcext:value-type="float">
            <text:p>0.004333433</text:p>
          </table:table-cell>
          <table:table-cell office:value-type="float" office:value="0.004736461" calcext:value-type="float">
            <text:p>0.0047364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11385" calcext:value-type="float">
            <text:p>0.005511385</text:p>
          </table:table-cell>
          <table:table-cell/>
          <table:table-cell office:value-type="float" office:value="0.004554515" calcext:value-type="float">
            <text:p>0.004554515</text:p>
          </table:table-cell>
          <table:table-cell office:value-type="float" office:value="0.003294831" calcext:value-type="float">
            <text:p>0.003294831</text:p>
          </table:table-cell>
          <table:table-cell office:value-type="float" office:value="0.003697859" calcext:value-type="float">
            <text:p>0.00369785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472782" calcext:value-type="float">
            <text:p>0.004472782</text:p>
          </table:table-cell>
          <table:table-cell/>
          <table:table-cell office:value-type="float" office:value="24.524806968" calcext:value-type="float">
            <text:p>24.524806968</text:p>
          </table:table-cell>
          <table:table-cell office:value-type="float" office:value="24.493703504" calcext:value-type="float">
            <text:p>24.493703504</text:p>
          </table:table-cell>
          <table:table-cell office:value-type="float" office:value="24.503654953" calcext:value-type="float">
            <text:p>24.503654953</text:p>
          </table:table-cell>
          <table:table-cell office:value-type="float" office:value="25.394990149" calcext:value-type="float">
            <text:p>25.394990149</text:p>
          </table:table-cell>
          <table:table-cell office:value-type="float" office:value="24.522788901" calcext:value-type="float">
            <text:p>24.522788901</text:p>
          </table:table-cell>
          <table:table-cell/>
          <table:table-cell office:value-type="float" office:value="0.115441637" calcext:value-type="float">
            <text:p>0.115441637</text:p>
          </table:table-cell>
          <table:table-cell office:value-type="float" office:value="0.083514519" calcext:value-type="float">
            <text:p>0.083514519</text:p>
          </table:table-cell>
          <table:table-cell office:value-type="float" office:value="0.093729532" calcext:value-type="float">
            <text:p>0.0937295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337014" calcext:value-type="float">
            <text:p>0.113370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2019-12-02 23:17:31</text:p>
          </table:table-cell>
          <table:table-cell office:value-type="float" office:value="24.41235" calcext:value-type="float">
            <text:p>24.41235</text:p>
          </table:table-cell>
          <table:table-cell office:value-type="string" calcext:value-type="string">
            <text:p><text:s/></text:p>
          </table:table-cell>
          <table:table-cell office:value-type="float" office:value="0.648683387" calcext:value-type="float">
            <text:p>0.648683387</text:p>
          </table:table-cell>
          <table:table-cell office:value-type="float" office:value="0.530570213" calcext:value-type="float">
            <text:p>0.530570213</text:p>
          </table:table-cell>
          <table:table-cell office:value-type="float" office:value="0.729776112" calcext:value-type="float">
            <text:p>0.729776112</text:p>
          </table:table-cell>
          <table:table-cell office:value-type="float" office:value="5" calcext:value-type="float">
            <text:p>5</text:p>
          </table:table-cell>
          <table:table-cell office:value-type="float" office:value="0.680487833" calcext:value-type="float">
            <text:p>0.680487833</text:p>
          </table:table-cell>
          <table:table-cell/>
          <table:table-cell office:value-type="float" office:value="0.005299701" calcext:value-type="float">
            <text:p>0.005299701</text:p>
          </table:table-cell>
          <table:table-cell office:value-type="float" office:value="0.004334724" calcext:value-type="float">
            <text:p>0.004334724</text:p>
          </table:table-cell>
          <table:table-cell office:value-type="float" office:value="0.005962223" calcext:value-type="float">
            <text:p>0.0059622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59541" calcext:value-type="float">
            <text:p>0.005559541</text:p>
          </table:table-cell>
          <table:table-cell/>
          <table:table-cell office:value-type="float" office:value="0.004261098" calcext:value-type="float">
            <text:p>0.004261098</text:p>
          </table:table-cell>
          <table:table-cell office:value-type="float" office:value="0.003296121" calcext:value-type="float">
            <text:p>0.003296121</text:p>
          </table:table-cell>
          <table:table-cell office:value-type="float" office:value="0.00492362" calcext:value-type="float">
            <text:p>0.0049236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520938" calcext:value-type="float">
            <text:p>0.004520938</text:p>
          </table:table-cell>
          <table:table-cell/>
          <table:table-cell office:value-type="float" office:value="24.517562157" calcext:value-type="float">
            <text:p>24.517562157</text:p>
          </table:table-cell>
          <table:table-cell office:value-type="float" office:value="24.493735368" calcext:value-type="float">
            <text:p>24.493735368</text:p>
          </table:table-cell>
          <table:table-cell office:value-type="float" office:value="24.533920569" calcext:value-type="float">
            <text:p>24.533920569</text:p>
          </table:table-cell>
          <table:table-cell office:value-type="float" office:value="25.394990149" calcext:value-type="float">
            <text:p>25.394990149</text:p>
          </table:table-cell>
          <table:table-cell office:value-type="float" office:value="24.523977931" calcext:value-type="float">
            <text:p>24.523977931</text:p>
          </table:table-cell>
          <table:table-cell/>
          <table:table-cell office:value-type="float" office:value="0.108005007" calcext:value-type="float">
            <text:p>0.108005007</text:p>
          </table:table-cell>
          <table:table-cell office:value-type="float" office:value="0.083547227" calcext:value-type="float">
            <text:p>0.083547227</text:p>
          </table:table-cell>
          <table:table-cell office:value-type="float" office:value="0.124796507" calcext:value-type="float">
            <text:p>0.1247965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459065" calcext:value-type="float">
            <text:p>0.1145906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2019-12-02 23:17:32</text:p>
          </table:table-cell>
          <table:table-cell office:value-type="float" office:value="24.4174" calcext:value-type="float">
            <text:p>24.4174</text:p>
          </table:table-cell>
          <table:table-cell office:value-type="string" calcext:value-type="string">
            <text:p><text:s/></text:p>
          </table:table-cell>
          <table:table-cell office:value-type="float" office:value="0.625476912" calcext:value-type="float">
            <text:p>0.625476912</text:p>
          </table:table-cell>
          <table:table-cell office:value-type="float" office:value="0.530266825" calcext:value-type="float">
            <text:p>0.530266825</text:p>
          </table:table-cell>
          <table:table-cell office:value-type="float" office:value="0.729377357" calcext:value-type="float">
            <text:p>0.729377357</text:p>
          </table:table-cell>
          <table:table-cell office:value-type="float" office:value="5" calcext:value-type="float">
            <text:p>5</text:p>
          </table:table-cell>
          <table:table-cell office:value-type="float" office:value="0.680746517" calcext:value-type="float">
            <text:p>0.680746517</text:p>
          </table:table-cell>
          <table:table-cell/>
          <table:table-cell office:value-type="float" office:value="0.005110105" calcext:value-type="float">
            <text:p>0.005110105</text:p>
          </table:table-cell>
          <table:table-cell office:value-type="float" office:value="0.004332245" calcext:value-type="float">
            <text:p>0.004332245</text:p>
          </table:table-cell>
          <table:table-cell office:value-type="float" office:value="0.005958965" calcext:value-type="float">
            <text:p>0.0059589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61655" calcext:value-type="float">
            <text:p>0.005561655</text:p>
          </table:table-cell>
          <table:table-cell/>
          <table:table-cell office:value-type="float" office:value="0.004071503" calcext:value-type="float">
            <text:p>0.004071503</text:p>
          </table:table-cell>
          <table:table-cell office:value-type="float" office:value="0.003293643" calcext:value-type="float">
            <text:p>0.003293643</text:p>
          </table:table-cell>
          <table:table-cell office:value-type="float" office:value="0.004920363" calcext:value-type="float">
            <text:p>0.00492036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523052" calcext:value-type="float">
            <text:p>0.004523052</text:p>
          </table:table-cell>
          <table:table-cell/>
          <table:table-cell office:value-type="float" office:value="24.517934303" calcext:value-type="float">
            <text:p>24.517934303</text:p>
          </table:table-cell>
          <table:table-cell office:value-type="float" office:value="24.498727766" calcext:value-type="float">
            <text:p>24.498727766</text:p>
          </table:table-cell>
          <table:table-cell office:value-type="float" office:value="24.538893548" calcext:value-type="float">
            <text:p>24.538893548</text:p>
          </table:table-cell>
          <table:table-cell office:value-type="float" office:value="25.400039656" calcext:value-type="float">
            <text:p>25.400039656</text:p>
          </table:table-cell>
          <table:table-cell office:value-type="float" office:value="24.529083575" calcext:value-type="float">
            <text:p>24.529083575</text:p>
          </table:table-cell>
          <table:table-cell/>
          <table:table-cell office:value-type="float" office:value="0.103199684" calcext:value-type="float">
            <text:p>0.103199684</text:p>
          </table:table-cell>
          <table:table-cell office:value-type="float" office:value="0.083484403" calcext:value-type="float">
            <text:p>0.083484403</text:p>
          </table:table-cell>
          <table:table-cell office:value-type="float" office:value="0.12471394" calcext:value-type="float">
            <text:p>0.124713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4644215" calcext:value-type="float">
            <text:p>0.1146442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2019-12-02 23:17:33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0.608148647" calcext:value-type="float">
            <text:p>0.608148647</text:p>
          </table:table-cell>
          <table:table-cell office:value-type="float" office:value="0.530099932" calcext:value-type="float">
            <text:p>0.530099932</text:p>
          </table:table-cell>
          <table:table-cell office:value-type="float" office:value="0.728250233" calcext:value-type="float">
            <text:p>0.728250233</text:p>
          </table:table-cell>
          <table:table-cell office:value-type="float" office:value="5" calcext:value-type="float">
            <text:p>5</text:p>
          </table:table-cell>
          <table:table-cell office:value-type="float" office:value="0.680382333" calcext:value-type="float">
            <text:p>0.680382333</text:p>
          </table:table-cell>
          <table:table-cell/>
          <table:table-cell office:value-type="float" office:value="0.004968535" calcext:value-type="float">
            <text:p>0.004968535</text:p>
          </table:table-cell>
          <table:table-cell office:value-type="float" office:value="0.004330882" calcext:value-type="float">
            <text:p>0.004330882</text:p>
          </table:table-cell>
          <table:table-cell office:value-type="float" office:value="0.005949757" calcext:value-type="float">
            <text:p>0.0059497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58679" calcext:value-type="float">
            <text:p>0.005558679</text:p>
          </table:table-cell>
          <table:table-cell/>
          <table:table-cell office:value-type="float" office:value="0.003929932" calcext:value-type="float">
            <text:p>0.003929932</text:p>
          </table:table-cell>
          <table:table-cell office:value-type="float" office:value="0.003292279" calcext:value-type="float">
            <text:p>0.003292279</text:p>
          </table:table-cell>
          <table:table-cell office:value-type="float" office:value="0.004911154" calcext:value-type="float">
            <text:p>0.00491115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520076" calcext:value-type="float">
            <text:p>0.004520076</text:p>
          </table:table-cell>
          <table:table-cell/>
          <table:table-cell office:value-type="float" office:value="24.52454579" calcext:value-type="float">
            <text:p>24.52454579</text:p>
          </table:table-cell>
          <table:table-cell office:value-type="float" office:value="24.508801301" calcext:value-type="float">
            <text:p>24.508801301</text:p>
          </table:table-cell>
          <table:table-cell office:value-type="float" office:value="24.548773018" calcext:value-type="float">
            <text:p>24.548773018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539117035" calcext:value-type="float">
            <text:p>24.539117035</text:p>
          </table:table-cell>
          <table:table-cell/>
          <table:table-cell office:value-type="float" office:value="0.099611533" calcext:value-type="float">
            <text:p>0.099611533</text:p>
          </table:table-cell>
          <table:table-cell office:value-type="float" office:value="0.083449844" calcext:value-type="float">
            <text:p>0.083449844</text:p>
          </table:table-cell>
          <table:table-cell office:value-type="float" office:value="0.124480554" calcext:value-type="float">
            <text:p>0.12448055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4568804" calcext:value-type="float">
            <text:p>0.11456880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2019-12-02 23:17:34</text:p>
          </table:table-cell>
          <table:table-cell office:value-type="float" office:value="24.42751" calcext:value-type="float">
            <text:p>24.42751</text:p>
          </table:table-cell>
          <table:table-cell office:value-type="string" calcext:value-type="string">
            <text:p><text:s/></text:p>
          </table:table-cell>
          <table:table-cell office:value-type="float" office:value="0.59470005" calcext:value-type="float">
            <text:p>0.59470005</text:p>
          </table:table-cell>
          <table:table-cell office:value-type="float" office:value="0.530194107" calcext:value-type="float">
            <text:p>0.530194107</text:p>
          </table:table-cell>
          <table:table-cell office:value-type="float" office:value="0.728587595" calcext:value-type="float">
            <text:p>0.728587595</text:p>
          </table:table-cell>
          <table:table-cell office:value-type="float" office:value="5" calcext:value-type="float">
            <text:p>5</text:p>
          </table:table-cell>
          <table:table-cell office:value-type="float" office:value="0.678601346" calcext:value-type="float">
            <text:p>0.678601346</text:p>
          </table:table-cell>
          <table:table-cell/>
          <table:table-cell office:value-type="float" office:value="0.004858661" calcext:value-type="float">
            <text:p>0.004858661</text:p>
          </table:table-cell>
          <table:table-cell office:value-type="float" office:value="0.004331651" calcext:value-type="float">
            <text:p>0.004331651</text:p>
          </table:table-cell>
          <table:table-cell office:value-type="float" office:value="0.005952513" calcext:value-type="float">
            <text:p>0.0059525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44129" calcext:value-type="float">
            <text:p>0.005544129</text:p>
          </table:table-cell>
          <table:table-cell/>
          <table:table-cell office:value-type="float" office:value="0.003820058" calcext:value-type="float">
            <text:p>0.003820058</text:p>
          </table:table-cell>
          <table:table-cell office:value-type="float" office:value="0.003293048" calcext:value-type="float">
            <text:p>0.003293048</text:p>
          </table:table-cell>
          <table:table-cell office:value-type="float" office:value="0.00491391" calcext:value-type="float">
            <text:p>0.004913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505526" calcext:value-type="float">
            <text:p>0.004505526</text:p>
          </table:table-cell>
          <table:table-cell/>
          <table:table-cell office:value-type="float" office:value="24.521832869" calcext:value-type="float">
            <text:p>24.521832869</text:p>
          </table:table-cell>
          <table:table-cell office:value-type="float" office:value="24.508820298" calcext:value-type="float">
            <text:p>24.508820298</text:p>
          </table:table-cell>
          <table:table-cell office:value-type="float" office:value="24.548841071" calcext:value-type="float">
            <text:p>24.548841071</text:p>
          </table:table-cell>
          <table:table-cell office:value-type="float" office:value="25.410138671" calcext:value-type="float">
            <text:p>25.410138671</text:p>
          </table:table-cell>
          <table:table-cell office:value-type="float" office:value="24.53875777" calcext:value-type="float">
            <text:p>24.53875777</text:p>
          </table:table-cell>
          <table:table-cell/>
          <table:table-cell office:value-type="float" office:value="0.09682673" calcext:value-type="float">
            <text:p>0.09682673</text:p>
          </table:table-cell>
          <table:table-cell office:value-type="float" office:value="0.083469345" calcext:value-type="float">
            <text:p>0.083469345</text:p>
          </table:table-cell>
          <table:table-cell office:value-type="float" office:value="0.124550409" calcext:value-type="float">
            <text:p>0.1245504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4200023" calcext:value-type="float">
            <text:p>0.1142000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019-12-02 23:17:36</text:p>
          </table:table-cell>
          <table:table-cell office:value-type="float" office:value="24.42245" calcext:value-type="float">
            <text:p>24.42245</text:p>
          </table:table-cell>
          <table:table-cell office:value-type="string" calcext:value-type="string">
            <text:p><text:s/></text:p>
          </table:table-cell>
          <table:table-cell office:value-type="float" office:value="0.581971476" calcext:value-type="float">
            <text:p>0.581971476</text:p>
          </table:table-cell>
          <table:table-cell office:value-type="float" office:value="0.529937211" calcext:value-type="float">
            <text:p>0.529937211</text:p>
          </table:table-cell>
          <table:table-cell office:value-type="float" office:value="0.728477922" calcext:value-type="float">
            <text:p>0.728477922</text:p>
          </table:table-cell>
          <table:table-cell office:value-type="float" office:value="5" calcext:value-type="float">
            <text:p>5</text:p>
          </table:table-cell>
          <table:table-cell office:value-type="float" office:value="0.676659426" calcext:value-type="float">
            <text:p>0.676659426</text:p>
          </table:table-cell>
          <table:table-cell/>
          <table:table-cell office:value-type="float" office:value="0.004754669" calcext:value-type="float">
            <text:p>0.004754669</text:p>
          </table:table-cell>
          <table:table-cell office:value-type="float" office:value="0.004329552" calcext:value-type="float">
            <text:p>0.004329552</text:p>
          </table:table-cell>
          <table:table-cell office:value-type="float" office:value="0.005951617" calcext:value-type="float">
            <text:p>0.0059516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28263" calcext:value-type="float">
            <text:p>0.005528263</text:p>
          </table:table-cell>
          <table:table-cell/>
          <table:table-cell office:value-type="float" office:value="0.003716066" calcext:value-type="float">
            <text:p>0.003716066</text:p>
          </table:table-cell>
          <table:table-cell office:value-type="float" office:value="0.00329095" calcext:value-type="float">
            <text:p>0.00329095</text:p>
          </table:table-cell>
          <table:table-cell office:value-type="float" office:value="0.004913014" calcext:value-type="float">
            <text:p>0.00491301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489661" calcext:value-type="float">
            <text:p>0.004489661</text:p>
          </table:table-cell>
          <table:table-cell/>
          <table:table-cell office:value-type="float" office:value="24.514211635" calcext:value-type="float">
            <text:p>24.514211635</text:p>
          </table:table-cell>
          <table:table-cell office:value-type="float" office:value="24.503714874" calcext:value-type="float">
            <text:p>24.503714874</text:p>
          </table:table-cell>
          <table:table-cell office:value-type="float" office:value="24.543765529" calcext:value-type="float">
            <text:p>24.543765529</text:p>
          </table:table-cell>
          <table:table-cell office:value-type="float" office:value="25.405089163" calcext:value-type="float">
            <text:p>25.405089163</text:p>
          </table:table-cell>
          <table:table-cell office:value-type="float" office:value="24.533312575" calcext:value-type="float">
            <text:p>24.533312575</text:p>
          </table:table-cell>
          <table:table-cell/>
          <table:table-cell office:value-type="float" office:value="0.094191015" calcext:value-type="float">
            <text:p>0.094191015</text:p>
          </table:table-cell>
          <table:table-cell office:value-type="float" office:value="0.083416149" calcext:value-type="float">
            <text:p>0.083416149</text:p>
          </table:table-cell>
          <table:table-cell office:value-type="float" office:value="0.1245277" calcext:value-type="float">
            <text:p>0.12452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3797917" calcext:value-type="float">
            <text:p>0.1137979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2019-12-02 23:17:37</text:p>
          </table:table-cell>
          <table:table-cell office:value-type="float" office:value="24.43256" calcext:value-type="float">
            <text:p>24.43256</text:p>
          </table:table-cell>
          <table:table-cell office:value-type="string" calcext:value-type="string">
            <text:p><text:s/></text:p>
          </table:table-cell>
          <table:table-cell office:value-type="float" office:value="0.571411916" calcext:value-type="float">
            <text:p>0.571411916</text:p>
          </table:table-cell>
          <table:table-cell office:value-type="float" office:value="0.529366199" calcext:value-type="float">
            <text:p>0.529366199</text:p>
          </table:table-cell>
          <table:table-cell office:value-type="float" office:value="0.725908962" calcext:value-type="float">
            <text:p>0.725908962</text:p>
          </table:table-cell>
          <table:table-cell office:value-type="float" office:value="5" calcext:value-type="float">
            <text:p>5</text:p>
          </table:table-cell>
          <table:table-cell office:value-type="float" office:value="0.675562701" calcext:value-type="float">
            <text:p>0.675562701</text:p>
          </table:table-cell>
          <table:table-cell/>
          <table:table-cell office:value-type="float" office:value="0.004668398" calcext:value-type="float">
            <text:p>0.004668398</text:p>
          </table:table-cell>
          <table:table-cell office:value-type="float" office:value="0.004324887" calcext:value-type="float">
            <text:p>0.004324887</text:p>
          </table:table-cell>
          <table:table-cell office:value-type="float" office:value="0.005930629" calcext:value-type="float">
            <text:p>0.0059306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19303" calcext:value-type="float">
            <text:p>0.005519303</text:p>
          </table:table-cell>
          <table:table-cell/>
          <table:table-cell office:value-type="float" office:value="0.003629795" calcext:value-type="float">
            <text:p>0.003629795</text:p>
          </table:table-cell>
          <table:table-cell office:value-type="float" office:value="0.003286284" calcext:value-type="float">
            <text:p>0.003286284</text:p>
          </table:table-cell>
          <table:table-cell office:value-type="float" office:value="0.004892026" calcext:value-type="float">
            <text:p>0.00489202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4807" calcext:value-type="float">
            <text:p>0.0044807</text:p>
          </table:table-cell>
          <table:table-cell/>
          <table:table-cell office:value-type="float" office:value="24.522188612" calcext:value-type="float">
            <text:p>24.522188612</text:p>
          </table:table-cell>
          <table:table-cell office:value-type="float" office:value="24.513706888" calcext:value-type="float">
            <text:p>24.513706888</text:p>
          </table:table-cell>
          <table:table-cell office:value-type="float" office:value="24.553354156" calcext:value-type="float">
            <text:p>24.553354156</text:p>
          </table:table-cell>
          <table:table-cell office:value-type="float" office:value="25.41518818" calcext:value-type="float">
            <text:p>25.41518818</text:p>
          </table:table-cell>
          <table:table-cell office:value-type="float" office:value="24.543198274" calcext:value-type="float">
            <text:p>24.543198274</text:p>
          </table:table-cell>
          <table:table-cell/>
          <table:table-cell office:value-type="float" office:value="0.092004432" calcext:value-type="float">
            <text:p>0.092004432</text:p>
          </table:table-cell>
          <table:table-cell office:value-type="float" office:value="0.083297907" calcext:value-type="float">
            <text:p>0.083297907</text:p>
          </table:table-cell>
          <table:table-cell office:value-type="float" office:value="0.123995762" calcext:value-type="float">
            <text:p>0.1239957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3570822" calcext:value-type="float">
            <text:p>0.1135708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2019-12-02 23:17:38</text:p>
          </table:table-cell>
          <table:table-cell office:value-type="float" office:value="24.43256" calcext:value-type="float">
            <text:p>24.43256</text:p>
          </table:table-cell>
          <table:table-cell office:value-type="string" calcext:value-type="string">
            <text:p><text:s/></text:p>
          </table:table-cell>
          <table:table-cell office:value-type="float" office:value="0.562148161" calcext:value-type="float">
            <text:p>0.562148161</text:p>
          </table:table-cell>
          <table:table-cell office:value-type="float" office:value="0.529109303" calcext:value-type="float">
            <text:p>0.529109303</text:p>
          </table:table-cell>
          <table:table-cell office:value-type="float" office:value="0.724470702" calcext:value-type="float">
            <text:p>0.724470702</text:p>
          </table:table-cell>
          <table:table-cell office:value-type="float" office:value="5" calcext:value-type="float">
            <text:p>5</text:p>
          </table:table-cell>
          <table:table-cell office:value-type="float" office:value="0.673724493" calcext:value-type="float">
            <text:p>0.673724493</text:p>
          </table:table-cell>
          <table:table-cell/>
          <table:table-cell office:value-type="float" office:value="0.004592714" calcext:value-type="float">
            <text:p>0.004592714</text:p>
          </table:table-cell>
          <table:table-cell office:value-type="float" office:value="0.004322788" calcext:value-type="float">
            <text:p>0.004322788</text:p>
          </table:table-cell>
          <table:table-cell office:value-type="float" office:value="0.005918878" calcext:value-type="float">
            <text:p>0.0059188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04285" calcext:value-type="float">
            <text:p>0.005504285</text:p>
          </table:table-cell>
          <table:table-cell/>
          <table:table-cell office:value-type="float" office:value="0.003554111" calcext:value-type="float">
            <text:p>0.003554111</text:p>
          </table:table-cell>
          <table:table-cell office:value-type="float" office:value="0.003284186" calcext:value-type="float">
            <text:p>0.003284186</text:p>
          </table:table-cell>
          <table:table-cell office:value-type="float" office:value="0.004880276" calcext:value-type="float">
            <text:p>0.00488027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465682" calcext:value-type="float">
            <text:p>0.004465682</text:p>
          </table:table-cell>
          <table:table-cell/>
          <table:table-cell office:value-type="float" office:value="24.520319875" calcext:value-type="float">
            <text:p>24.520319875</text:p>
          </table:table-cell>
          <table:table-cell office:value-type="float" office:value="24.513655065" calcext:value-type="float">
            <text:p>24.513655065</text:p>
          </table:table-cell>
          <table:table-cell office:value-type="float" office:value="24.55306403" calcext:value-type="float">
            <text:p>24.55306403</text:p>
          </table:table-cell>
          <table:table-cell office:value-type="float" office:value="25.41518818" calcext:value-type="float">
            <text:p>25.41518818</text:p>
          </table:table-cell>
          <table:table-cell office:value-type="float" office:value="24.542827468" calcext:value-type="float">
            <text:p>24.542827468</text:p>
          </table:table-cell>
          <table:table-cell/>
          <table:table-cell office:value-type="float" office:value="0.090086168" calcext:value-type="float">
            <text:p>0.090086168</text:p>
          </table:table-cell>
          <table:table-cell office:value-type="float" office:value="0.083244711" calcext:value-type="float">
            <text:p>0.083244711</text:p>
          </table:table-cell>
          <table:table-cell office:value-type="float" office:value="0.123697951" calcext:value-type="float">
            <text:p>0.12369795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3190192" calcext:value-type="float">
            <text:p>0.11319019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2019-12-02 23:17:40</text:p>
          </table:table-cell>
          <table:table-cell office:value-type="float" office:value="24.43256" calcext:value-type="float">
            <text:p>24.43256</text:p>
          </table:table-cell>
          <table:table-cell office:value-type="string" calcext:value-type="string">
            <text:p><text:s/></text:p>
          </table:table-cell>
          <table:table-cell office:value-type="float" office:value="0.552773542" calcext:value-type="float">
            <text:p>0.552773542</text:p>
          </table:table-cell>
          <table:table-cell office:value-type="float" office:value="0.529010955" calcext:value-type="float">
            <text:p>0.529010955</text:p>
          </table:table-cell>
          <table:table-cell office:value-type="float" office:value="0.723607626" calcext:value-type="float">
            <text:p>0.723607626</text:p>
          </table:table-cell>
          <table:table-cell office:value-type="float" office:value="5" calcext:value-type="float">
            <text:p>5</text:p>
          </table:table-cell>
          <table:table-cell office:value-type="float" office:value="0.671309313" calcext:value-type="float">
            <text:p>0.671309313</text:p>
          </table:table-cell>
          <table:table-cell/>
          <table:table-cell office:value-type="float" office:value="0.004516124" calcext:value-type="float">
            <text:p>0.004516124</text:p>
          </table:table-cell>
          <table:table-cell office:value-type="float" office:value="0.004321985" calcext:value-type="float">
            <text:p>0.004321985</text:p>
          </table:table-cell>
          <table:table-cell office:value-type="float" office:value="0.005911827" calcext:value-type="float">
            <text:p>0.0059118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84553" calcext:value-type="float">
            <text:p>0.005484553</text:p>
          </table:table-cell>
          <table:table-cell/>
          <table:table-cell office:value-type="float" office:value="0.003477521" calcext:value-type="float">
            <text:p>0.003477521</text:p>
          </table:table-cell>
          <table:table-cell office:value-type="float" office:value="0.003283382" calcext:value-type="float">
            <text:p>0.003283382</text:p>
          </table:table-cell>
          <table:table-cell office:value-type="float" office:value="0.004873224" calcext:value-type="float">
            <text:p>0.00487322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44595" calcext:value-type="float">
            <text:p>0.00444595</text:p>
          </table:table-cell>
          <table:table-cell/>
          <table:table-cell office:value-type="float" office:value="24.518428771" calcext:value-type="float">
            <text:p>24.518428771</text:p>
          </table:table-cell>
          <table:table-cell office:value-type="float" office:value="24.513635226" calcext:value-type="float">
            <text:p>24.513635226</text:p>
          </table:table-cell>
          <table:table-cell office:value-type="float" office:value="24.552889931" calcext:value-type="float">
            <text:p>24.552889931</text:p>
          </table:table-cell>
          <table:table-cell office:value-type="float" office:value="25.41518818" calcext:value-type="float">
            <text:p>25.41518818</text:p>
          </table:table-cell>
          <table:table-cell office:value-type="float" office:value="24.542340274" calcext:value-type="float">
            <text:p>24.542340274</text:p>
          </table:table-cell>
          <table:table-cell/>
          <table:table-cell office:value-type="float" office:value="0.088144943" calcext:value-type="float">
            <text:p>0.088144943</text:p>
          </table:table-cell>
          <table:table-cell office:value-type="float" office:value="0.083224345" calcext:value-type="float">
            <text:p>0.083224345</text:p>
          </table:table-cell>
          <table:table-cell office:value-type="float" office:value="0.123519239" calcext:value-type="float">
            <text:p>0.1235192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2690089" calcext:value-type="float">
            <text:p>0.1126900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2019-12-02 23:17:41</text:p>
          </table:table-cell>
          <table:table-cell office:value-type="float" office:value="24.43761" calcext:value-type="float">
            <text:p>24.43761</text:p>
          </table:table-cell>
          <table:table-cell office:value-type="string" calcext:value-type="string">
            <text:p><text:s/></text:p>
          </table:table-cell>
          <table:table-cell office:value-type="float" office:value="0.544029539" calcext:value-type="float">
            <text:p>0.544029539</text:p>
          </table:table-cell>
          <table:table-cell office:value-type="float" office:value="0.528675381" calcext:value-type="float">
            <text:p>0.528675381</text:p>
          </table:table-cell>
          <table:table-cell office:value-type="float" office:value="0.722006049" calcext:value-type="float">
            <text:p>0.722006049</text:p>
          </table:table-cell>
          <table:table-cell office:value-type="float" office:value="5" calcext:value-type="float">
            <text:p>5</text:p>
          </table:table-cell>
          <table:table-cell office:value-type="float" office:value="0.669156989" calcext:value-type="float">
            <text:p>0.669156989</text:p>
          </table:table-cell>
          <table:table-cell/>
          <table:table-cell office:value-type="float" office:value="0.004444686" calcext:value-type="float">
            <text:p>0.004444686</text:p>
          </table:table-cell>
          <table:table-cell office:value-type="float" office:value="0.004319243" calcext:value-type="float">
            <text:p>0.004319243</text:p>
          </table:table-cell>
          <table:table-cell office:value-type="float" office:value="0.005898742" calcext:value-type="float">
            <text:p>0.0058987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66969" calcext:value-type="float">
            <text:p>0.005466969</text:p>
          </table:table-cell>
          <table:table-cell/>
          <table:table-cell office:value-type="float" office:value="0.003406083" calcext:value-type="float">
            <text:p>0.003406083</text:p>
          </table:table-cell>
          <table:table-cell office:value-type="float" office:value="0.003280641" calcext:value-type="float">
            <text:p>0.003280641</text:p>
          </table:table-cell>
          <table:table-cell office:value-type="float" office:value="0.004860139" calcext:value-type="float">
            <text:p>0.0048601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428366" calcext:value-type="float">
            <text:p>0.004428366</text:p>
          </table:table-cell>
          <table:table-cell/>
          <table:table-cell office:value-type="float" office:value="24.521718465" calcext:value-type="float">
            <text:p>24.521718465</text:p>
          </table:table-cell>
          <table:table-cell office:value-type="float" office:value="24.518621135" calcext:value-type="float">
            <text:p>24.518621135</text:p>
          </table:table-cell>
          <table:table-cell office:value-type="float" office:value="24.557620286" calcext:value-type="float">
            <text:p>24.557620286</text:p>
          </table:table-cell>
          <table:table-cell office:value-type="float" office:value="25.420237689" calcext:value-type="float">
            <text:p>25.420237689</text:p>
          </table:table-cell>
          <table:table-cell office:value-type="float" office:value="24.546959577" calcext:value-type="float">
            <text:p>24.546959577</text:p>
          </table:table-cell>
          <table:table-cell/>
          <table:table-cell office:value-type="float" office:value="0.086334297" calcext:value-type="float">
            <text:p>0.086334297</text:p>
          </table:table-cell>
          <table:table-cell office:value-type="float" office:value="0.083154857" calcext:value-type="float">
            <text:p>0.083154857</text:p>
          </table:table-cell>
          <table:table-cell office:value-type="float" office:value="0.123187611" calcext:value-type="float">
            <text:p>0.1231876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2244415" calcext:value-type="float">
            <text:p>0.1122444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2019-12-02 23:17:42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536840026" calcext:value-type="float">
            <text:p>0.536840026</text:p>
          </table:table-cell>
          <table:table-cell office:value-type="float" office:value="0.52835292" calcext:value-type="float">
            <text:p>0.52835292</text:p>
          </table:table-cell>
          <table:table-cell office:value-type="float" office:value="0.720609512" calcext:value-type="float">
            <text:p>0.720609512</text:p>
          </table:table-cell>
          <table:table-cell office:value-type="float" office:value="5" calcext:value-type="float">
            <text:p>5</text:p>
          </table:table-cell>
          <table:table-cell office:value-type="float" office:value="0.666758498" calcext:value-type="float">
            <text:p>0.666758498</text:p>
          </table:table-cell>
          <table:table-cell/>
          <table:table-cell office:value-type="float" office:value="0.004385948" calcext:value-type="float">
            <text:p>0.004385948</text:p>
          </table:table-cell>
          <table:table-cell office:value-type="float" office:value="0.004316609" calcext:value-type="float">
            <text:p>0.004316609</text:p>
          </table:table-cell>
          <table:table-cell office:value-type="float" office:value="0.005887333" calcext:value-type="float">
            <text:p>0.0058873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47373" calcext:value-type="float">
            <text:p>0.005447373</text:p>
          </table:table-cell>
          <table:table-cell/>
          <table:table-cell office:value-type="float" office:value="0.003347345" calcext:value-type="float">
            <text:p>0.003347345</text:p>
          </table:table-cell>
          <table:table-cell office:value-type="float" office:value="0.003278006" calcext:value-type="float">
            <text:p>0.003278006</text:p>
          </table:table-cell>
          <table:table-cell office:value-type="float" office:value="0.00484873" calcext:value-type="float">
            <text:p>0.0048487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408771" calcext:value-type="float">
            <text:p>0.004408771</text:p>
          </table:table-cell>
          <table:table-cell/>
          <table:table-cell office:value-type="float" office:value="24.530375348" calcext:value-type="float">
            <text:p>24.530375348</text:p>
          </table:table-cell>
          <table:table-cell office:value-type="float" office:value="24.528663294" calcext:value-type="float">
            <text:p>24.528663294</text:p>
          </table:table-cell>
          <table:table-cell office:value-type="float" office:value="24.567445431" calcext:value-type="float">
            <text:p>24.567445431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56582703" calcext:value-type="float">
            <text:p>24.556582703</text:p>
          </table:table-cell>
          <table:table-cell/>
          <table:table-cell office:value-type="float" office:value="0.08484554" calcext:value-type="float">
            <text:p>0.08484554</text:p>
          </table:table-cell>
          <table:table-cell office:value-type="float" office:value="0.083088084" calcext:value-type="float">
            <text:p>0.083088084</text:p>
          </table:table-cell>
          <table:table-cell office:value-type="float" office:value="0.122898439" calcext:value-type="float">
            <text:p>0.1228984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1747768" calcext:value-type="float">
            <text:p>0.1117477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2019-12-02 23:17:43</text:p>
          </table:table-cell>
          <table:table-cell office:value-type="float" office:value="24.43761" calcext:value-type="float">
            <text:p>24.43761</text:p>
          </table:table-cell>
          <table:table-cell office:value-type="string" calcext:value-type="string">
            <text:p><text:s/></text:p>
          </table:table-cell>
          <table:table-cell office:value-type="float" office:value="0.529818598" calcext:value-type="float">
            <text:p>0.529818598</text:p>
          </table:table-cell>
          <table:table-cell office:value-type="float" office:value="0.527835551" calcext:value-type="float">
            <text:p>0.527835551</text:p>
          </table:table-cell>
          <table:table-cell office:value-type="float" office:value="0.718713488" calcext:value-type="float">
            <text:p>0.718713488</text:p>
          </table:table-cell>
          <table:table-cell office:value-type="float" office:value="5" calcext:value-type="float">
            <text:p>5</text:p>
          </table:table-cell>
          <table:table-cell office:value-type="float" office:value="0.664721807" calcext:value-type="float">
            <text:p>0.664721807</text:p>
          </table:table-cell>
          <table:table-cell/>
          <table:table-cell office:value-type="float" office:value="0.004328583" calcext:value-type="float">
            <text:p>0.004328583</text:p>
          </table:table-cell>
          <table:table-cell office:value-type="float" office:value="0.004312382" calcext:value-type="float">
            <text:p>0.004312382</text:p>
          </table:table-cell>
          <table:table-cell office:value-type="float" office:value="0.005871842" calcext:value-type="float">
            <text:p>0.0058718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30734" calcext:value-type="float">
            <text:p>0.005430734</text:p>
          </table:table-cell>
          <table:table-cell/>
          <table:table-cell office:value-type="float" office:value="0.003289981" calcext:value-type="float">
            <text:p>0.003289981</text:p>
          </table:table-cell>
          <table:table-cell office:value-type="float" office:value="0.003273779" calcext:value-type="float">
            <text:p>0.003273779</text:p>
          </table:table-cell>
          <table:table-cell office:value-type="float" office:value="0.004833239" calcext:value-type="float">
            <text:p>0.0048332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92131" calcext:value-type="float">
            <text:p>0.004392131</text:p>
          </table:table-cell>
          <table:table-cell/>
          <table:table-cell office:value-type="float" office:value="24.518851752" calcext:value-type="float">
            <text:p>24.518851752</text:p>
          </table:table-cell>
          <table:table-cell office:value-type="float" office:value="24.518451719" calcext:value-type="float">
            <text:p>24.518451719</text:p>
          </table:table-cell>
          <table:table-cell office:value-type="float" office:value="24.556956114" calcext:value-type="float">
            <text:p>24.556956114</text:p>
          </table:table-cell>
          <table:table-cell office:value-type="float" office:value="25.420237689" calcext:value-type="float">
            <text:p>25.420237689</text:p>
          </table:table-cell>
          <table:table-cell office:value-type="float" office:value="24.546064907" calcext:value-type="float">
            <text:p>24.546064907</text:p>
          </table:table-cell>
          <table:table-cell/>
          <table:table-cell office:value-type="float" office:value="0.083391587" calcext:value-type="float">
            <text:p>0.083391587</text:p>
          </table:table-cell>
          <table:table-cell office:value-type="float" office:value="0.08298095" calcext:value-type="float">
            <text:p>0.08298095</text:p>
          </table:table-cell>
          <table:table-cell office:value-type="float" office:value="0.122505841" calcext:value-type="float">
            <text:p>0.1225058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1326037" calcext:value-type="float">
            <text:p>0.11132603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2019-12-02 23:17:45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523459378" calcext:value-type="float">
            <text:p>0.523459378</text:p>
          </table:table-cell>
          <table:table-cell office:value-type="float" office:value="0.52712864" calcext:value-type="float">
            <text:p>0.52712864</text:p>
          </table:table-cell>
          <table:table-cell office:value-type="float" office:value="0.715735044" calcext:value-type="float">
            <text:p>0.715735044</text:p>
          </table:table-cell>
          <table:table-cell office:value-type="float" office:value="5" calcext:value-type="float">
            <text:p>5</text:p>
          </table:table-cell>
          <table:table-cell office:value-type="float" office:value="0.66294678" calcext:value-type="float">
            <text:p>0.66294678</text:p>
          </table:table-cell>
          <table:table-cell/>
          <table:table-cell office:value-type="float" office:value="0.004276629" calcext:value-type="float">
            <text:p>0.004276629</text:p>
          </table:table-cell>
          <table:table-cell office:value-type="float" office:value="0.004306607" calcext:value-type="float">
            <text:p>0.004306607</text:p>
          </table:table-cell>
          <table:table-cell office:value-type="float" office:value="0.005847509" calcext:value-type="float">
            <text:p>0.0058475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16232" calcext:value-type="float">
            <text:p>0.005416232</text:p>
          </table:table-cell>
          <table:table-cell/>
          <table:table-cell office:value-type="float" office:value="0.003238026" calcext:value-type="float">
            <text:p>0.003238026</text:p>
          </table:table-cell>
          <table:table-cell office:value-type="float" office:value="0.003268004" calcext:value-type="float">
            <text:p>0.003268004</text:p>
          </table:table-cell>
          <table:table-cell office:value-type="float" office:value="0.004808906" calcext:value-type="float">
            <text:p>0.00480890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77629" calcext:value-type="float">
            <text:p>0.004377629</text:p>
          </table:table-cell>
          <table:table-cell/>
          <table:table-cell office:value-type="float" office:value="24.527676147" calcext:value-type="float">
            <text:p>24.527676147</text:p>
          </table:table-cell>
          <table:table-cell office:value-type="float" office:value="24.528416327" calcext:value-type="float">
            <text:p>24.528416327</text:p>
          </table:table-cell>
          <table:table-cell office:value-type="float" office:value="24.566462167" calcext:value-type="float">
            <text:p>24.566462167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55813806" calcext:value-type="float">
            <text:p>24.555813806</text:p>
          </table:table-cell>
          <table:table-cell/>
          <table:table-cell office:value-type="float" office:value="0.082074758" calcext:value-type="float">
            <text:p>0.082074758</text:p>
          </table:table-cell>
          <table:table-cell office:value-type="float" office:value="0.082834567" calcext:value-type="float">
            <text:p>0.082834567</text:p>
          </table:table-cell>
          <table:table-cell office:value-type="float" office:value="0.121889112" calcext:value-type="float">
            <text:p>0.1218891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0958488" calcext:value-type="float">
            <text:p>0.11095848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2019-12-02 23:17:46</text:p>
          </table:table-cell>
          <table:table-cell office:value-type="float" office:value="24.44772" calcext:value-type="float">
            <text:p>24.44772</text:p>
          </table:table-cell>
          <table:table-cell office:value-type="string" calcext:value-type="string">
            <text:p><text:s/></text:p>
          </table:table-cell>
          <table:table-cell office:value-type="float" office:value="0.517840447" calcext:value-type="float">
            <text:p>0.517840447</text:p>
          </table:table-cell>
          <table:table-cell office:value-type="float" office:value="0.526634518" calcext:value-type="float">
            <text:p>0.526634518</text:p>
          </table:table-cell>
          <table:table-cell office:value-type="float" office:value="0.7130731" calcext:value-type="float">
            <text:p>0.7130731</text:p>
          </table:table-cell>
          <table:table-cell office:value-type="float" office:value="5" calcext:value-type="float">
            <text:p>5</text:p>
          </table:table-cell>
          <table:table-cell office:value-type="float" office:value="0.661093671" calcext:value-type="float">
            <text:p>0.661093671</text:p>
          </table:table-cell>
          <table:table-cell/>
          <table:table-cell office:value-type="float" office:value="0.004230723" calcext:value-type="float">
            <text:p>0.004230723</text:p>
          </table:table-cell>
          <table:table-cell office:value-type="float" office:value="0.00430257" calcext:value-type="float">
            <text:p>0.00430257</text:p>
          </table:table-cell>
          <table:table-cell office:value-type="float" office:value="0.005825761" calcext:value-type="float">
            <text:p>0.0058257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401092" calcext:value-type="float">
            <text:p>0.005401092</text:p>
          </table:table-cell>
          <table:table-cell/>
          <table:table-cell office:value-type="float" office:value="0.00319212" calcext:value-type="float">
            <text:p>0.00319212</text:p>
          </table:table-cell>
          <table:table-cell office:value-type="float" office:value="0.003263967" calcext:value-type="float">
            <text:p>0.003263967</text:p>
          </table:table-cell>
          <table:table-cell office:value-type="float" office:value="0.004787158" calcext:value-type="float">
            <text:p>0.00478715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62489" calcext:value-type="float">
            <text:p>0.004362489</text:p>
          </table:table-cell>
          <table:table-cell/>
          <table:table-cell office:value-type="float" office:value="24.526542671" calcext:value-type="float">
            <text:p>24.526542671</text:p>
          </table:table-cell>
          <table:table-cell office:value-type="float" office:value="24.52831665" calcext:value-type="float">
            <text:p>24.52831665</text:p>
          </table:table-cell>
          <table:table-cell office:value-type="float" office:value="24.565925206" calcext:value-type="float">
            <text:p>24.565925206</text:p>
          </table:table-cell>
          <table:table-cell office:value-type="float" office:value="25.43033671" calcext:value-type="float">
            <text:p>25.43033671</text:p>
          </table:table-cell>
          <table:table-cell office:value-type="float" office:value="24.555439998" calcext:value-type="float">
            <text:p>24.555439998</text:p>
          </table:table-cell>
          <table:table-cell/>
          <table:table-cell office:value-type="float" office:value="0.080911221" calcext:value-type="float">
            <text:p>0.080911221</text:p>
          </table:table-cell>
          <table:table-cell office:value-type="float" office:value="0.082732247" calcext:value-type="float">
            <text:p>0.082732247</text:p>
          </table:table-cell>
          <table:table-cell office:value-type="float" office:value="0.121337919" calcext:value-type="float">
            <text:p>0.1213379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057477" calcext:value-type="float">
            <text:p>0.110574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2019-12-02 23:17:47</text:p>
          </table:table-cell>
          <table:table-cell office:value-type="float" office:value="24.45278" calcext:value-type="float">
            <text:p>24.45278</text:p>
          </table:table-cell>
          <table:table-cell office:value-type="string" calcext:value-type="string">
            <text:p><text:s/></text:p>
          </table:table-cell>
          <table:table-cell office:value-type="float" office:value="0.512973131" calcext:value-type="float">
            <text:p>0.512973131</text:p>
          </table:table-cell>
          <table:table-cell office:value-type="float" office:value="0.526232782" calcext:value-type="float">
            <text:p>0.526232782</text:p>
          </table:table-cell>
          <table:table-cell office:value-type="float" office:value="0.710644807" calcext:value-type="float">
            <text:p>0.710644807</text:p>
          </table:table-cell>
          <table:table-cell office:value-type="float" office:value="5" calcext:value-type="float">
            <text:p>5</text:p>
          </table:table-cell>
          <table:table-cell office:value-type="float" office:value="0.659142811" calcext:value-type="float">
            <text:p>0.659142811</text:p>
          </table:table-cell>
          <table:table-cell/>
          <table:table-cell office:value-type="float" office:value="0.004190957" calcext:value-type="float">
            <text:p>0.004190957</text:p>
          </table:table-cell>
          <table:table-cell office:value-type="float" office:value="0.004299287" calcext:value-type="float">
            <text:p>0.004299287</text:p>
          </table:table-cell>
          <table:table-cell office:value-type="float" office:value="0.005805922" calcext:value-type="float">
            <text:p>0.0058059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85154" calcext:value-type="float">
            <text:p>0.005385154</text:p>
          </table:table-cell>
          <table:table-cell/>
          <table:table-cell office:value-type="float" office:value="0.003152354" calcext:value-type="float">
            <text:p>0.003152354</text:p>
          </table:table-cell>
          <table:table-cell office:value-type="float" office:value="0.003260685" calcext:value-type="float">
            <text:p>0.003260685</text:p>
          </table:table-cell>
          <table:table-cell office:value-type="float" office:value="0.004767319" calcext:value-type="float">
            <text:p>0.00476731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46551" calcext:value-type="float">
            <text:p>0.004346551</text:p>
          </table:table-cell>
          <table:table-cell/>
          <table:table-cell office:value-type="float" office:value="24.530614432" calcext:value-type="float">
            <text:p>24.530614432</text:p>
          </table:table-cell>
          <table:table-cell office:value-type="float" office:value="24.533289217" calcext:value-type="float">
            <text:p>24.533289217</text:p>
          </table:table-cell>
          <table:table-cell office:value-type="float" office:value="24.570488813" calcext:value-type="float">
            <text:p>24.570488813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60099956" calcext:value-type="float">
            <text:p>24.560099956</text:p>
          </table:table-cell>
          <table:table-cell/>
          <table:table-cell office:value-type="float" office:value="0.079903323" calcext:value-type="float">
            <text:p>0.079903323</text:p>
          </table:table-cell>
          <table:table-cell office:value-type="float" office:value="0.082649058" calcext:value-type="float">
            <text:p>0.082649058</text:p>
          </table:table-cell>
          <table:table-cell office:value-type="float" office:value="0.120835107" calcext:value-type="float">
            <text:p>0.1208351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0170812" calcext:value-type="float">
            <text:p>0.1101708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2019-12-02 23:17:49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508730472" calcext:value-type="float">
            <text:p>0.508730472</text:p>
          </table:table-cell>
          <table:table-cell office:value-type="float" office:value="0.526024166" calcext:value-type="float">
            <text:p>0.526024166</text:p>
          </table:table-cell>
          <table:table-cell office:value-type="float" office:value="0.70953914" calcext:value-type="float">
            <text:p>0.70953914</text:p>
          </table:table-cell>
          <table:table-cell office:value-type="float" office:value="5" calcext:value-type="float">
            <text:p>5</text:p>
          </table:table-cell>
          <table:table-cell office:value-type="float" office:value="0.65651663" calcext:value-type="float">
            <text:p>0.65651663</text:p>
          </table:table-cell>
          <table:table-cell/>
          <table:table-cell office:value-type="float" office:value="0.004156295" calcext:value-type="float">
            <text:p>0.004156295</text:p>
          </table:table-cell>
          <table:table-cell office:value-type="float" office:value="0.004297583" calcext:value-type="float">
            <text:p>0.004297583</text:p>
          </table:table-cell>
          <table:table-cell office:value-type="float" office:value="0.005796888" calcext:value-type="float">
            <text:p>0.0057968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63698" calcext:value-type="float">
            <text:p>0.005363698</text:p>
          </table:table-cell>
          <table:table-cell/>
          <table:table-cell office:value-type="float" office:value="0.003117692" calcext:value-type="float">
            <text:p>0.003117692</text:p>
          </table:table-cell>
          <table:table-cell office:value-type="float" office:value="0.00325898" calcext:value-type="float">
            <text:p>0.00325898</text:p>
          </table:table-cell>
          <table:table-cell office:value-type="float" office:value="0.004758286" calcext:value-type="float">
            <text:p>0.00475828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25095" calcext:value-type="float">
            <text:p>0.004325095</text:p>
          </table:table-cell>
          <table:table-cell/>
          <table:table-cell office:value-type="float" office:value="24.534812208" calcext:value-type="float">
            <text:p>24.534812208</text:p>
          </table:table-cell>
          <table:table-cell office:value-type="float" office:value="24.538300741" calcext:value-type="float">
            <text:p>24.538300741</text:p>
          </table:table-cell>
          <table:table-cell office:value-type="float" office:value="24.575319219" calcext:value-type="float">
            <text:p>24.575319219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64623693" calcext:value-type="float">
            <text:p>24.564623693</text:p>
          </table:table-cell>
          <table:table-cell/>
          <table:table-cell office:value-type="float" office:value="0.079024775" calcext:value-type="float">
            <text:p>0.079024775</text:p>
          </table:table-cell>
          <table:table-cell office:value-type="float" office:value="0.082605859" calcext:value-type="float">
            <text:p>0.082605859</text:p>
          </table:table-cell>
          <table:table-cell office:value-type="float" office:value="0.120606163" calcext:value-type="float">
            <text:p>0.12060616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9627016" calcext:value-type="float">
            <text:p>0.1096270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2019-12-02 23:17:50</text:p>
          </table:table-cell>
          <table:table-cell office:value-type="float" office:value="24.45783" calcext:value-type="float">
            <text:p>24.45783</text:p>
          </table:table-cell>
          <table:table-cell office:value-type="string" calcext:value-type="string">
            <text:p><text:s/></text:p>
          </table:table-cell>
          <table:table-cell office:value-type="float" office:value="0.504841269" calcext:value-type="float">
            <text:p>0.504841269</text:p>
          </table:table-cell>
          <table:table-cell office:value-type="float" office:value="0.525257054" calcext:value-type="float">
            <text:p>0.525257054</text:p>
          </table:table-cell>
          <table:table-cell office:value-type="float" office:value="0.707105482" calcext:value-type="float">
            <text:p>0.707105482</text:p>
          </table:table-cell>
          <table:table-cell office:value-type="float" office:value="5" calcext:value-type="float">
            <text:p>5</text:p>
          </table:table-cell>
          <table:table-cell office:value-type="float" office:value="0.654700476" calcext:value-type="float">
            <text:p>0.654700476</text:p>
          </table:table-cell>
          <table:table-cell/>
          <table:table-cell office:value-type="float" office:value="0.00412452" calcext:value-type="float">
            <text:p>0.00412452</text:p>
          </table:table-cell>
          <table:table-cell office:value-type="float" office:value="0.004291316" calcext:value-type="float">
            <text:p>0.004291316</text:p>
          </table:table-cell>
          <table:table-cell office:value-type="float" office:value="0.005777006" calcext:value-type="float">
            <text:p>0.00577700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4886" calcext:value-type="float">
            <text:p>0.00534886</text:p>
          </table:table-cell>
          <table:table-cell/>
          <table:table-cell office:value-type="float" office:value="0.003085917" calcext:value-type="float">
            <text:p>0.003085917</text:p>
          </table:table-cell>
          <table:table-cell office:value-type="float" office:value="0.003252713" calcext:value-type="float">
            <text:p>0.003252713</text:p>
          </table:table-cell>
          <table:table-cell office:value-type="float" office:value="0.004738403" calcext:value-type="float">
            <text:p>0.00473840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310257" calcext:value-type="float">
            <text:p>0.004310257</text:p>
          </table:table-cell>
          <table:table-cell/>
          <table:table-cell office:value-type="float" office:value="24.534027666" calcext:value-type="float">
            <text:p>24.534027666</text:p>
          </table:table-cell>
          <table:table-cell office:value-type="float" office:value="24.538145997" calcext:value-type="float">
            <text:p>24.538145997</text:p>
          </table:table-cell>
          <table:table-cell office:value-type="float" office:value="24.574828312" calcext:value-type="float">
            <text:p>24.574828312</text:p>
          </table:table-cell>
          <table:table-cell office:value-type="float" office:value="25.440435733" calcext:value-type="float">
            <text:p>25.440435733</text:p>
          </table:table-cell>
          <table:table-cell office:value-type="float" office:value="24.564257342" calcext:value-type="float">
            <text:p>24.564257342</text:p>
          </table:table-cell>
          <table:table-cell/>
          <table:table-cell office:value-type="float" office:value="0.078219418" calcext:value-type="float">
            <text:p>0.078219418</text:p>
          </table:table-cell>
          <table:table-cell office:value-type="float" office:value="0.08244701" calcext:value-type="float">
            <text:p>0.08244701</text:p>
          </table:table-cell>
          <table:table-cell office:value-type="float" office:value="0.120102239" calcext:value-type="float">
            <text:p>0.1201022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925095" calcext:value-type="float">
            <text:p>0.1092509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2019-12-02 23:17:51</text:p>
          </table:table-cell>
          <table:table-cell office:value-type="float" office:value="24.46288" calcext:value-type="float">
            <text:p>24.46288</text:p>
          </table:table-cell>
          <table:table-cell office:value-type="string" calcext:value-type="string">
            <text:p><text:s/></text:p>
          </table:table-cell>
          <table:table-cell office:value-type="float" office:value="0.501101077" calcext:value-type="float">
            <text:p>0.501101077</text:p>
          </table:table-cell>
          <table:table-cell office:value-type="float" office:value="0.524690214" calcext:value-type="float">
            <text:p>0.524690214</text:p>
          </table:table-cell>
          <table:table-cell office:value-type="float" office:value="0.703943456" calcext:value-type="float">
            <text:p>0.703943456</text:p>
          </table:table-cell>
          <table:table-cell office:value-type="float" office:value="5" calcext:value-type="float">
            <text:p>5</text:p>
          </table:table-cell>
          <table:table-cell office:value-type="float" office:value="0.653222877" calcext:value-type="float">
            <text:p>0.653222877</text:p>
          </table:table-cell>
          <table:table-cell/>
          <table:table-cell office:value-type="float" office:value="0.004093963" calcext:value-type="float">
            <text:p>0.004093963</text:p>
          </table:table-cell>
          <table:table-cell office:value-type="float" office:value="0.004286685" calcext:value-type="float">
            <text:p>0.004286685</text:p>
          </table:table-cell>
          <table:table-cell office:value-type="float" office:value="0.005751172" calcext:value-type="float">
            <text:p>0.0057511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36788" calcext:value-type="float">
            <text:p>0.005336788</text:p>
          </table:table-cell>
          <table:table-cell/>
          <table:table-cell office:value-type="float" office:value="0.00305536" calcext:value-type="float">
            <text:p>0.00305536</text:p>
          </table:table-cell>
          <table:table-cell office:value-type="float" office:value="0.003248082" calcext:value-type="float">
            <text:p>0.003248082</text:p>
          </table:table-cell>
          <table:table-cell office:value-type="float" office:value="0.004712569" calcext:value-type="float">
            <text:p>0.0047125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98185" calcext:value-type="float">
            <text:p>0.004298185</text:p>
          </table:table-cell>
          <table:table-cell/>
          <table:table-cell office:value-type="float" office:value="24.538326812" calcext:value-type="float">
            <text:p>24.538326812</text:p>
          </table:table-cell>
          <table:table-cell office:value-type="float" office:value="24.543085261" calcext:value-type="float">
            <text:p>24.543085261</text:p>
          </table:table-cell>
          <table:table-cell office:value-type="float" office:value="24.579243924" calcext:value-type="float">
            <text:p>24.579243924</text:p>
          </table:table-cell>
          <table:table-cell office:value-type="float" office:value="25.445485246" calcext:value-type="float">
            <text:p>25.445485246</text:p>
          </table:table-cell>
          <table:table-cell office:value-type="float" office:value="24.569012774" calcext:value-type="float">
            <text:p>24.569012774</text:p>
          </table:table-cell>
          <table:table-cell/>
          <table:table-cell office:value-type="float" office:value="0.077444917" calcext:value-type="float">
            <text:p>0.077444917</text:p>
          </table:table-cell>
          <table:table-cell office:value-type="float" office:value="0.082329632" calcext:value-type="float">
            <text:p>0.082329632</text:p>
          </table:table-cell>
          <table:table-cell office:value-type="float" office:value="0.119447495" calcext:value-type="float">
            <text:p>0.1194474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8944988" calcext:value-type="float">
            <text:p>0.10894498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2019-12-02 23:17:52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497486651" calcext:value-type="float">
            <text:p>0.497486651</text:p>
          </table:table-cell>
          <table:table-cell office:value-type="float" office:value="0.524447027" calcext:value-type="float">
            <text:p>0.524447027</text:p>
          </table:table-cell>
          <table:table-cell office:value-type="float" office:value="0.701931203" calcext:value-type="float">
            <text:p>0.701931203</text:p>
          </table:table-cell>
          <table:table-cell office:value-type="float" office:value="5" calcext:value-type="float">
            <text:p>5</text:p>
          </table:table-cell>
          <table:table-cell office:value-type="float" office:value="0.650985319" calcext:value-type="float">
            <text:p>0.650985319</text:p>
          </table:table-cell>
          <table:table-cell/>
          <table:table-cell office:value-type="float" office:value="0.004064433" calcext:value-type="float">
            <text:p>0.004064433</text:p>
          </table:table-cell>
          <table:table-cell office:value-type="float" office:value="0.004284698" calcext:value-type="float">
            <text:p>0.004284698</text:p>
          </table:table-cell>
          <table:table-cell office:value-type="float" office:value="0.005734732" calcext:value-type="float">
            <text:p>0.0057347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318508" calcext:value-type="float">
            <text:p>0.005318508</text:p>
          </table:table-cell>
          <table:table-cell/>
          <table:table-cell office:value-type="float" office:value="0.003025831" calcext:value-type="float">
            <text:p>0.003025831</text:p>
          </table:table-cell>
          <table:table-cell office:value-type="float" office:value="0.003246095" calcext:value-type="float">
            <text:p>0.003246095</text:p>
          </table:table-cell>
          <table:table-cell office:value-type="float" office:value="0.004696129" calcext:value-type="float">
            <text:p>0.0046961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79905" calcext:value-type="float">
            <text:p>0.004279905</text:p>
          </table:table-cell>
          <table:table-cell/>
          <table:table-cell office:value-type="float" office:value="24.542651334" calcext:value-type="float">
            <text:p>24.542651334</text:p>
          </table:table-cell>
          <table:table-cell office:value-type="float" office:value="24.548089814" calcext:value-type="float">
            <text:p>24.548089814</text:p>
          </table:table-cell>
          <table:table-cell office:value-type="float" office:value="24.583891468" calcext:value-type="float">
            <text:p>24.583891468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73614913" calcext:value-type="float">
            <text:p>24.573614913</text:p>
          </table:table-cell>
          <table:table-cell/>
          <table:table-cell office:value-type="float" office:value="0.076696457" calcext:value-type="float">
            <text:p>0.076696457</text:p>
          </table:table-cell>
          <table:table-cell office:value-type="float" office:value="0.082279274" calcext:value-type="float">
            <text:p>0.082279274</text:p>
          </table:table-cell>
          <table:table-cell office:value-type="float" office:value="0.119030828" calcext:value-type="float">
            <text:p>0.1190308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8481662" calcext:value-type="float">
            <text:p>0.10848166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2019-12-02 23:17:54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493930637" calcext:value-type="float">
            <text:p>0.493930637</text:p>
          </table:table-cell>
          <table:table-cell office:value-type="float" office:value="0.523994031" calcext:value-type="float">
            <text:p>0.523994031</text:p>
          </table:table-cell>
          <table:table-cell office:value-type="float" office:value="0.700646126" calcext:value-type="float">
            <text:p>0.700646126</text:p>
          </table:table-cell>
          <table:table-cell office:value-type="float" office:value="5" calcext:value-type="float">
            <text:p>5</text:p>
          </table:table-cell>
          <table:table-cell office:value-type="float" office:value="0.648618418" calcext:value-type="float">
            <text:p>0.648618418</text:p>
          </table:table-cell>
          <table:table-cell/>
          <table:table-cell office:value-type="float" office:value="0.004035381" calcext:value-type="float">
            <text:p>0.004035381</text:p>
          </table:table-cell>
          <table:table-cell office:value-type="float" office:value="0.004280997" calcext:value-type="float">
            <text:p>0.004280997</text:p>
          </table:table-cell>
          <table:table-cell office:value-type="float" office:value="0.005724233" calcext:value-type="float">
            <text:p>0.0057242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9917" calcext:value-type="float">
            <text:p>0.00529917</text:p>
          </table:table-cell>
          <table:table-cell/>
          <table:table-cell office:value-type="float" office:value="0.002996778" calcext:value-type="float">
            <text:p>0.002996778</text:p>
          </table:table-cell>
          <table:table-cell office:value-type="float" office:value="0.003242394" calcext:value-type="float">
            <text:p>0.003242394</text:p>
          </table:table-cell>
          <table:table-cell office:value-type="float" office:value="0.00468563" calcext:value-type="float">
            <text:p>0.0046856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60567" calcext:value-type="float">
            <text:p>0.004260567</text:p>
          </table:table-cell>
          <table:table-cell/>
          <table:table-cell office:value-type="float" office:value="24.552041284" calcext:value-type="float">
            <text:p>24.552041284</text:p>
          </table:table-cell>
          <table:table-cell office:value-type="float" office:value="24.558105655" calcext:value-type="float">
            <text:p>24.558105655</text:p>
          </table:table-cell>
          <table:table-cell office:value-type="float" office:value="24.593739144" calcext:value-type="float">
            <text:p>24.593739144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83244461" calcext:value-type="float">
            <text:p>24.583244461</text:p>
          </table:table-cell>
          <table:table-cell/>
          <table:table-cell office:value-type="float" office:value="0.075960093" calcext:value-type="float">
            <text:p>0.075960093</text:p>
          </table:table-cell>
          <table:table-cell office:value-type="float" office:value="0.082185471" calcext:value-type="float">
            <text:p>0.082185471</text:p>
          </table:table-cell>
          <table:table-cell office:value-type="float" office:value="0.118764734" calcext:value-type="float">
            <text:p>0.11876473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7991554" calcext:value-type="float">
            <text:p>0.1079915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2019-12-02 23:17:55</text:p>
          </table:table-cell>
          <table:table-cell office:value-type="float" office:value="24.47299" calcext:value-type="float">
            <text:p>24.47299</text:p>
          </table:table-cell>
          <table:table-cell office:value-type="string" calcext:value-type="string">
            <text:p><text:s/></text:p>
          </table:table-cell>
          <table:table-cell office:value-type="float" office:value="0.490350782" calcext:value-type="float">
            <text:p>0.490350782</text:p>
          </table:table-cell>
          <table:table-cell office:value-type="float" office:value="0.523313942" calcext:value-type="float">
            <text:p>0.523313942</text:p>
          </table:table-cell>
          <table:table-cell office:value-type="float" office:value="0.698584997" calcext:value-type="float">
            <text:p>0.698584997</text:p>
          </table:table-cell>
          <table:table-cell office:value-type="float" office:value="5" calcext:value-type="float">
            <text:p>5</text:p>
          </table:table-cell>
          <table:table-cell office:value-type="float" office:value="0.646710473" calcext:value-type="float">
            <text:p>0.646710473</text:p>
          </table:table-cell>
          <table:table-cell/>
          <table:table-cell office:value-type="float" office:value="0.004006134" calcext:value-type="float">
            <text:p>0.004006134</text:p>
          </table:table-cell>
          <table:table-cell office:value-type="float" office:value="0.004275441" calcext:value-type="float">
            <text:p>0.004275441</text:p>
          </table:table-cell>
          <table:table-cell office:value-type="float" office:value="0.005707394" calcext:value-type="float">
            <text:p>0.0057073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83582" calcext:value-type="float">
            <text:p>0.005283582</text:p>
          </table:table-cell>
          <table:table-cell/>
          <table:table-cell office:value-type="float" office:value="0.002967531" calcext:value-type="float">
            <text:p>0.002967531</text:p>
          </table:table-cell>
          <table:table-cell office:value-type="float" office:value="0.003236838" calcext:value-type="float">
            <text:p>0.003236838</text:p>
          </table:table-cell>
          <table:table-cell office:value-type="float" office:value="0.004668791" calcext:value-type="float">
            <text:p>0.0046687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4498" calcext:value-type="float">
            <text:p>0.00424498</text:p>
          </table:table-cell>
          <table:table-cell/>
          <table:table-cell office:value-type="float" office:value="24.546265514" calcext:value-type="float">
            <text:p>24.546265514</text:p>
          </table:table-cell>
          <table:table-cell office:value-type="float" office:value="24.552914857" calcext:value-type="float">
            <text:p>24.552914857</text:p>
          </table:table-cell>
          <table:table-cell office:value-type="float" office:value="24.588269939" calcext:value-type="float">
            <text:p>24.588269939</text:p>
          </table:table-cell>
          <table:table-cell office:value-type="float" office:value="25.455584273" calcext:value-type="float">
            <text:p>25.455584273</text:p>
          </table:table-cell>
          <table:table-cell office:value-type="float" office:value="24.577806104" calcext:value-type="float">
            <text:p>24.577806104</text:p>
          </table:table-cell>
          <table:table-cell/>
          <table:table-cell office:value-type="float" office:value="0.075218792" calcext:value-type="float">
            <text:p>0.075218792</text:p>
          </table:table-cell>
          <table:table-cell office:value-type="float" office:value="0.082044642" calcext:value-type="float">
            <text:p>0.082044642</text:p>
          </table:table-cell>
          <table:table-cell office:value-type="float" office:value="0.118337947" calcext:value-type="float">
            <text:p>0.1183379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759648" calcext:value-type="float">
            <text:p>0.107596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2019-12-02 23:17:56</text:p>
          </table:table-cell>
          <table:table-cell office:value-type="float" office:value="24.47299" calcext:value-type="float">
            <text:p>24.47299</text:p>
          </table:table-cell>
          <table:table-cell office:value-type="string" calcext:value-type="string">
            <text:p><text:s/></text:p>
          </table:table-cell>
          <table:table-cell office:value-type="float" office:value="0.486939607" calcext:value-type="float">
            <text:p>0.486939607</text:p>
          </table:table-cell>
          <table:table-cell office:value-type="float" office:value="0.522587958" calcext:value-type="float">
            <text:p>0.522587958</text:p>
          </table:table-cell>
          <table:table-cell office:value-type="float" office:value="0.695242965" calcext:value-type="float">
            <text:p>0.695242965</text:p>
          </table:table-cell>
          <table:table-cell office:value-type="float" office:value="5" calcext:value-type="float">
            <text:p>5</text:p>
          </table:table-cell>
          <table:table-cell office:value-type="float" office:value="0.645230489" calcext:value-type="float">
            <text:p>0.645230489</text:p>
          </table:table-cell>
          <table:table-cell/>
          <table:table-cell office:value-type="float" office:value="0.003978265" calcext:value-type="float">
            <text:p>0.003978265</text:p>
          </table:table-cell>
          <table:table-cell office:value-type="float" office:value="0.004269509" calcext:value-type="float">
            <text:p>0.004269509</text:p>
          </table:table-cell>
          <table:table-cell office:value-type="float" office:value="0.00568009" calcext:value-type="float">
            <text:p>0.005680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71491" calcext:value-type="float">
            <text:p>0.005271491</text:p>
          </table:table-cell>
          <table:table-cell/>
          <table:table-cell office:value-type="float" office:value="0.002939662" calcext:value-type="float">
            <text:p>0.002939662</text:p>
          </table:table-cell>
          <table:table-cell office:value-type="float" office:value="0.003230907" calcext:value-type="float">
            <text:p>0.003230907</text:p>
          </table:table-cell>
          <table:table-cell office:value-type="float" office:value="0.004641487" calcext:value-type="float">
            <text:p>0.00464148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32888" calcext:value-type="float">
            <text:p>0.004232888</text:p>
          </table:table-cell>
          <table:table-cell/>
          <table:table-cell office:value-type="float" office:value="24.545577409" calcext:value-type="float">
            <text:p>24.545577409</text:p>
          </table:table-cell>
          <table:table-cell office:value-type="float" office:value="24.552768412" calcext:value-type="float">
            <text:p>24.552768412</text:p>
          </table:table-cell>
          <table:table-cell office:value-type="float" office:value="24.587595806" calcext:value-type="float">
            <text:p>24.587595806</text:p>
          </table:table-cell>
          <table:table-cell office:value-type="float" office:value="25.455584273" calcext:value-type="float">
            <text:p>25.455584273</text:p>
          </table:table-cell>
          <table:table-cell office:value-type="float" office:value="24.577507569" calcext:value-type="float">
            <text:p>24.577507569</text:p>
          </table:table-cell>
          <table:table-cell/>
          <table:table-cell office:value-type="float" office:value="0.074512419" calcext:value-type="float">
            <text:p>0.074512419</text:p>
          </table:table-cell>
          <table:table-cell office:value-type="float" office:value="0.081894309" calcext:value-type="float">
            <text:p>0.081894309</text:p>
          </table:table-cell>
          <table:table-cell office:value-type="float" office:value="0.117645929" calcext:value-type="float">
            <text:p>0.1176459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7290023" calcext:value-type="float">
            <text:p>0.1072900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2019-12-02 23:17:57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83695326" calcext:value-type="float">
            <text:p>0.483695326</text:p>
          </table:table-cell>
          <table:table-cell office:value-type="float" office:value="0.522110524" calcext:value-type="float">
            <text:p>0.522110524</text:p>
          </table:table-cell>
          <table:table-cell office:value-type="float" office:value="0.692652546" calcext:value-type="float">
            <text:p>0.692652546</text:p>
          </table:table-cell>
          <table:table-cell office:value-type="float" office:value="5" calcext:value-type="float">
            <text:p>5</text:p>
          </table:table-cell>
          <table:table-cell office:value-type="float" office:value="0.64349361" calcext:value-type="float">
            <text:p>0.64349361</text:p>
          </table:table-cell>
          <table:table-cell/>
          <table:table-cell office:value-type="float" office:value="0.003951759" calcext:value-type="float">
            <text:p>0.003951759</text:p>
          </table:table-cell>
          <table:table-cell office:value-type="float" office:value="0.004265609" calcext:value-type="float">
            <text:p>0.004265609</text:p>
          </table:table-cell>
          <table:table-cell office:value-type="float" office:value="0.005658926" calcext:value-type="float">
            <text:p>0.0056589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57301" calcext:value-type="float">
            <text:p>0.005257301</text:p>
          </table:table-cell>
          <table:table-cell/>
          <table:table-cell office:value-type="float" office:value="0.002913156" calcext:value-type="float">
            <text:p>0.002913156</text:p>
          </table:table-cell>
          <table:table-cell office:value-type="float" office:value="0.003227006" calcext:value-type="float">
            <text:p>0.003227006</text:p>
          </table:table-cell>
          <table:table-cell office:value-type="float" office:value="0.004620323" calcext:value-type="float">
            <text:p>0.00462032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218698" calcext:value-type="float">
            <text:p>0.004218698</text:p>
          </table:table-cell>
          <table:table-cell/>
          <table:table-cell office:value-type="float" office:value="24.56008391" calcext:value-type="float">
            <text:p>24.56008391</text:p>
          </table:table-cell>
          <table:table-cell office:value-type="float" office:value="24.56783294" calcext:value-type="float">
            <text:p>24.56783294</text:p>
          </table:table-cell>
          <table:table-cell office:value-type="float" office:value="24.602233648" calcext:value-type="float">
            <text:p>24.602233648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92317714" calcext:value-type="float">
            <text:p>24.592317714</text:p>
          </table:table-cell>
          <table:table-cell/>
          <table:table-cell office:value-type="float" office:value="0.073840606" calcext:value-type="float">
            <text:p>0.073840606</text:p>
          </table:table-cell>
          <table:table-cell office:value-type="float" office:value="0.081795445" calcext:value-type="float">
            <text:p>0.081795445</text:p>
          </table:table-cell>
          <table:table-cell office:value-type="float" office:value="0.117109543" calcext:value-type="float">
            <text:p>0.1171095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6930372" calcext:value-type="float">
            <text:p>0.10693037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2019-12-02 23:17:59</text:p>
          </table:table-cell>
          <table:table-cell office:value-type="float" office:value="24.4831" calcext:value-type="float">
            <text:p>24.4831</text:p>
          </table:table-cell>
          <table:table-cell office:value-type="string" calcext:value-type="string">
            <text:p><text:s/></text:p>
          </table:table-cell>
          <table:table-cell office:value-type="float" office:value="0.480105338" calcext:value-type="float">
            <text:p>0.480105338</text:p>
          </table:table-cell>
          <table:table-cell office:value-type="float" office:value="0.521913829" calcext:value-type="float">
            <text:p>0.521913829</text:p>
          </table:table-cell>
          <table:table-cell office:value-type="float" office:value="0.691942059" calcext:value-type="float">
            <text:p>0.691942059</text:p>
          </table:table-cell>
          <table:table-cell office:value-type="float" office:value="5" calcext:value-type="float">
            <text:p>5</text:p>
          </table:table-cell>
          <table:table-cell office:value-type="float" office:value="0.640744047" calcext:value-type="float">
            <text:p>0.640744047</text:p>
          </table:table-cell>
          <table:table-cell/>
          <table:table-cell office:value-type="float" office:value="0.003922429" calcext:value-type="float">
            <text:p>0.003922429</text:p>
          </table:table-cell>
          <table:table-cell office:value-type="float" office:value="0.004264002" calcext:value-type="float">
            <text:p>0.004264002</text:p>
          </table:table-cell>
          <table:table-cell office:value-type="float" office:value="0.005653121" calcext:value-type="float">
            <text:p>0.0056531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34837" calcext:value-type="float">
            <text:p>0.005234837</text:p>
          </table:table-cell>
          <table:table-cell/>
          <table:table-cell office:value-type="float" office:value="0.002883826" calcext:value-type="float">
            <text:p>0.002883826</text:p>
          </table:table-cell>
          <table:table-cell office:value-type="float" office:value="0.003225399" calcext:value-type="float">
            <text:p>0.003225399</text:p>
          </table:table-cell>
          <table:table-cell office:value-type="float" office:value="0.004614519" calcext:value-type="float">
            <text:p>0.00461451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96234" calcext:value-type="float">
            <text:p>0.004196234</text:p>
          </table:table-cell>
          <table:table-cell/>
          <table:table-cell office:value-type="float" office:value="24.554306092" calcext:value-type="float">
            <text:p>24.554306092</text:p>
          </table:table-cell>
          <table:table-cell office:value-type="float" office:value="24.562739651" calcext:value-type="float">
            <text:p>24.562739651</text:p>
          </table:table-cell>
          <table:table-cell office:value-type="float" office:value="24.597036879" calcext:value-type="float">
            <text:p>24.597036879</text:p>
          </table:table-cell>
          <table:table-cell office:value-type="float" office:value="25.465683303" calcext:value-type="float">
            <text:p>25.465683303</text:p>
          </table:table-cell>
          <table:table-cell office:value-type="float" office:value="24.586709589" calcext:value-type="float">
            <text:p>24.586709589</text:p>
          </table:table-cell>
          <table:table-cell/>
          <table:table-cell office:value-type="float" office:value="0.073097204" calcext:value-type="float">
            <text:p>0.073097204</text:p>
          </table:table-cell>
          <table:table-cell office:value-type="float" office:value="0.081754714" calcext:value-type="float">
            <text:p>0.081754714</text:p>
          </table:table-cell>
          <table:table-cell office:value-type="float" office:value="0.116962426" calcext:value-type="float">
            <text:p>0.1169624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6361025" calcext:value-type="float">
            <text:p>0.1063610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2019-12-02 23:18:00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76738867" calcext:value-type="float">
            <text:p>0.476738867</text:p>
          </table:table-cell>
          <table:table-cell office:value-type="float" office:value="0.521053734" calcext:value-type="float">
            <text:p>0.521053734</text:p>
          </table:table-cell>
          <table:table-cell office:value-type="float" office:value="0.689005934" calcext:value-type="float">
            <text:p>0.689005934</text:p>
          </table:table-cell>
          <table:table-cell office:value-type="float" office:value="5" calcext:value-type="float">
            <text:p>5</text:p>
          </table:table-cell>
          <table:table-cell office:value-type="float" office:value="0.639091806" calcext:value-type="float">
            <text:p>0.639091806</text:p>
          </table:table-cell>
          <table:table-cell/>
          <table:table-cell office:value-type="float" office:value="0.003894925" calcext:value-type="float">
            <text:p>0.003894925</text:p>
          </table:table-cell>
          <table:table-cell office:value-type="float" office:value="0.004256975" calcext:value-type="float">
            <text:p>0.004256975</text:p>
          </table:table-cell>
          <table:table-cell office:value-type="float" office:value="0.005629133" calcext:value-type="float">
            <text:p>0.00562913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21338" calcext:value-type="float">
            <text:p>0.005221338</text:p>
          </table:table-cell>
          <table:table-cell/>
          <table:table-cell office:value-type="float" office:value="0.002856323" calcext:value-type="float">
            <text:p>0.002856323</text:p>
          </table:table-cell>
          <table:table-cell office:value-type="float" office:value="0.003218372" calcext:value-type="float">
            <text:p>0.003218372</text:p>
          </table:table-cell>
          <table:table-cell office:value-type="float" office:value="0.004590531" calcext:value-type="float">
            <text:p>0.0045905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82736" calcext:value-type="float">
            <text:p>0.004182736</text:p>
          </table:table-cell>
          <table:table-cell/>
          <table:table-cell office:value-type="float" office:value="24.558680663" calcext:value-type="float">
            <text:p>24.558680663</text:p>
          </table:table-cell>
          <table:table-cell office:value-type="float" office:value="24.567619767" calcext:value-type="float">
            <text:p>24.567619767</text:p>
          </table:table-cell>
          <table:table-cell office:value-type="float" office:value="24.601498087" calcext:value-type="float">
            <text:p>24.601498087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91429814" calcext:value-type="float">
            <text:p>24.591429814</text:p>
          </table:table-cell>
          <table:table-cell/>
          <table:table-cell office:value-type="float" office:value="0.072400086" calcext:value-type="float">
            <text:p>0.072400086</text:p>
          </table:table-cell>
          <table:table-cell office:value-type="float" office:value="0.081576611" calcext:value-type="float">
            <text:p>0.081576611</text:p>
          </table:table-cell>
          <table:table-cell office:value-type="float" office:value="0.116354456" calcext:value-type="float">
            <text:p>0.1163544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6018899" calcext:value-type="float">
            <text:p>0.1060188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2019-12-02 23:18:01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474151429" calcext:value-type="float">
            <text:p>0.474151429</text:p>
          </table:table-cell>
          <table:table-cell office:value-type="float" office:value="0.520408812" calcext:value-type="float">
            <text:p>0.520408812</text:p>
          </table:table-cell>
          <table:table-cell office:value-type="float" office:value="0.686223589" calcext:value-type="float">
            <text:p>0.686223589</text:p>
          </table:table-cell>
          <table:table-cell office:value-type="float" office:value="5" calcext:value-type="float">
            <text:p>5</text:p>
          </table:table-cell>
          <table:table-cell office:value-type="float" office:value="0.637463407" calcext:value-type="float">
            <text:p>0.637463407</text:p>
          </table:table-cell>
          <table:table-cell/>
          <table:table-cell office:value-type="float" office:value="0.003873786" calcext:value-type="float">
            <text:p>0.003873786</text:p>
          </table:table-cell>
          <table:table-cell office:value-type="float" office:value="0.004251706" calcext:value-type="float">
            <text:p>0.004251706</text:p>
          </table:table-cell>
          <table:table-cell office:value-type="float" office:value="0.005606402" calcext:value-type="float">
            <text:p>0.0056064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208034" calcext:value-type="float">
            <text:p>0.005208034</text:p>
          </table:table-cell>
          <table:table-cell/>
          <table:table-cell office:value-type="float" office:value="0.002835183" calcext:value-type="float">
            <text:p>0.002835183</text:p>
          </table:table-cell>
          <table:table-cell office:value-type="float" office:value="0.003213103" calcext:value-type="float">
            <text:p>0.003213103</text:p>
          </table:table-cell>
          <table:table-cell office:value-type="float" office:value="0.004567799" calcext:value-type="float">
            <text:p>0.00456779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69432" calcext:value-type="float">
            <text:p>0.004169432</text:p>
          </table:table-cell>
          <table:table-cell/>
          <table:table-cell office:value-type="float" office:value="24.568266042" calcext:value-type="float">
            <text:p>24.568266042</text:p>
          </table:table-cell>
          <table:table-cell office:value-type="float" office:value="24.577596904" calcext:value-type="float">
            <text:p>24.577596904</text:p>
          </table:table-cell>
          <table:table-cell office:value-type="float" office:value="24.61104378" calcext:value-type="float">
            <text:p>24.61104378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601208358" calcext:value-type="float">
            <text:p>24.601208358</text:p>
          </table:table-cell>
          <table:table-cell/>
          <table:table-cell office:value-type="float" office:value="0.071864288" calcext:value-type="float">
            <text:p>0.071864288</text:p>
          </table:table-cell>
          <table:table-cell office:value-type="float" office:value="0.081443064" calcext:value-type="float">
            <text:p>0.081443064</text:p>
          </table:table-cell>
          <table:table-cell office:value-type="float" office:value="0.115778328" calcext:value-type="float">
            <text:p>0.1157783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5681709" calcext:value-type="float">
            <text:p>0.1056817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2019-12-02 23:18:03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471823272" calcext:value-type="float">
            <text:p>0.471823272</text:p>
          </table:table-cell>
          <table:table-cell office:value-type="float" office:value="0.519923034" calcext:value-type="float">
            <text:p>0.519923034</text:p>
          </table:table-cell>
          <table:table-cell office:value-type="float" office:value="0.683868609" calcext:value-type="float">
            <text:p>0.683868609</text:p>
          </table:table-cell>
          <table:table-cell office:value-type="float" office:value="5" calcext:value-type="float">
            <text:p>5</text:p>
          </table:table-cell>
          <table:table-cell office:value-type="float" office:value="0.635721163" calcext:value-type="float">
            <text:p>0.635721163</text:p>
          </table:table-cell>
          <table:table-cell/>
          <table:table-cell office:value-type="float" office:value="0.003854765" calcext:value-type="float">
            <text:p>0.003854765</text:p>
          </table:table-cell>
          <table:table-cell office:value-type="float" office:value="0.004247737" calcext:value-type="float">
            <text:p>0.004247737</text:p>
          </table:table-cell>
          <table:table-cell office:value-type="float" office:value="0.005587162" calcext:value-type="float">
            <text:p>0.00558716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938" calcext:value-type="float">
            <text:p>0.0051938</text:p>
          </table:table-cell>
          <table:table-cell/>
          <table:table-cell office:value-type="float" office:value="0.002816163" calcext:value-type="float">
            <text:p>0.002816163</text:p>
          </table:table-cell>
          <table:table-cell office:value-type="float" office:value="0.003209134" calcext:value-type="float">
            <text:p>0.003209134</text:p>
          </table:table-cell>
          <table:table-cell office:value-type="float" office:value="0.004548559" calcext:value-type="float">
            <text:p>0.00454855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55198" calcext:value-type="float">
            <text:p>0.004155198</text:p>
          </table:table-cell>
          <table:table-cell/>
          <table:table-cell office:value-type="float" office:value="24.567796413" calcext:value-type="float">
            <text:p>24.567796413</text:p>
          </table:table-cell>
          <table:table-cell office:value-type="float" office:value="24.577498916" calcext:value-type="float">
            <text:p>24.577498916</text:p>
          </table:table-cell>
          <table:table-cell office:value-type="float" office:value="24.610568759" calcext:value-type="float">
            <text:p>24.610568759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600856928" calcext:value-type="float">
            <text:p>24.600856928</text:p>
          </table:table-cell>
          <table:table-cell/>
          <table:table-cell office:value-type="float" office:value="0.07138218" calcext:value-type="float">
            <text:p>0.07138218</text:p>
          </table:table-cell>
          <table:table-cell office:value-type="float" office:value="0.081342472" calcext:value-type="float">
            <text:p>0.081342472</text:p>
          </table:table-cell>
          <table:table-cell office:value-type="float" office:value="0.115290693" calcext:value-type="float">
            <text:p>0.1152906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5320946" calcext:value-type="float">
            <text:p>0.1053209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2019-12-02 23:18:04</text:p>
          </table:table-cell>
          <table:table-cell office:value-type="float" office:value="24.50837" calcext:value-type="float">
            <text:p>24.50837</text:p>
          </table:table-cell>
          <table:table-cell office:value-type="string" calcext:value-type="string">
            <text:p><text:s/></text:p>
          </table:table-cell>
          <table:table-cell office:value-type="float" office:value="0.469611343" calcext:value-type="float">
            <text:p>0.469611343</text:p>
          </table:table-cell>
          <table:table-cell office:value-type="float" office:value="0.519653025" calcext:value-type="float">
            <text:p>0.519653025</text:p>
          </table:table-cell>
          <table:table-cell office:value-type="float" office:value="0.682029209" calcext:value-type="float">
            <text:p>0.682029209</text:p>
          </table:table-cell>
          <table:table-cell office:value-type="float" office:value="5" calcext:value-type="float">
            <text:p>5</text:p>
          </table:table-cell>
          <table:table-cell office:value-type="float" office:value="0.633688645" calcext:value-type="float">
            <text:p>0.633688645</text:p>
          </table:table-cell>
          <table:table-cell/>
          <table:table-cell office:value-type="float" office:value="0.003836694" calcext:value-type="float">
            <text:p>0.003836694</text:p>
          </table:table-cell>
          <table:table-cell office:value-type="float" office:value="0.004245531" calcext:value-type="float">
            <text:p>0.004245531</text:p>
          </table:table-cell>
          <table:table-cell office:value-type="float" office:value="0.005572134" calcext:value-type="float">
            <text:p>0.0055721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77195" calcext:value-type="float">
            <text:p>0.005177195</text:p>
          </table:table-cell>
          <table:table-cell/>
          <table:table-cell office:value-type="float" office:value="0.002798091" calcext:value-type="float">
            <text:p>0.002798091</text:p>
          </table:table-cell>
          <table:table-cell office:value-type="float" office:value="0.003206929" calcext:value-type="float">
            <text:p>0.003206929</text:p>
          </table:table-cell>
          <table:table-cell office:value-type="float" office:value="0.004533531" calcext:value-type="float">
            <text:p>0.0045335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38592" calcext:value-type="float">
            <text:p>0.004138592</text:p>
          </table:table-cell>
          <table:table-cell/>
          <table:table-cell office:value-type="float" office:value="24.577457553" calcext:value-type="float">
            <text:p>24.577457553</text:p>
          </table:table-cell>
          <table:table-cell office:value-type="float" office:value="24.587551682" calcext:value-type="float">
            <text:p>24.587551682</text:p>
          </table:table-cell>
          <table:table-cell office:value-type="float" office:value="24.620304667" calcext:value-type="float">
            <text:p>24.620304667</text:p>
          </table:table-cell>
          <table:table-cell office:value-type="float" office:value="25.49093089" calcext:value-type="float">
            <text:p>25.49093089</text:p>
          </table:table-cell>
          <table:table-cell office:value-type="float" office:value="24.610553968" calcext:value-type="float">
            <text:p>24.610553968</text:p>
          </table:table-cell>
          <table:table-cell/>
          <table:table-cell office:value-type="float" office:value="0.070924141" calcext:value-type="float">
            <text:p>0.070924141</text:p>
          </table:table-cell>
          <table:table-cell office:value-type="float" office:value="0.08128656" calcext:value-type="float">
            <text:p>0.08128656</text:p>
          </table:table-cell>
          <table:table-cell office:value-type="float" office:value="0.114909816" calcext:value-type="float">
            <text:p>0.1149098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4900076" calcext:value-type="float">
            <text:p>0.10490007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2019-12-02 23:18:05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466995295" calcext:value-type="float">
            <text:p>0.466995295</text:p>
          </table:table-cell>
          <table:table-cell office:value-type="float" office:value="0.519140425" calcext:value-type="float">
            <text:p>0.519140425</text:p>
          </table:table-cell>
          <table:table-cell office:value-type="float" office:value="0.680332265" calcext:value-type="float">
            <text:p>0.680332265</text:p>
          </table:table-cell>
          <table:table-cell office:value-type="float" office:value="5" calcext:value-type="float">
            <text:p>5</text:p>
          </table:table-cell>
          <table:table-cell office:value-type="float" office:value="0.631706194" calcext:value-type="float">
            <text:p>0.631706194</text:p>
          </table:table-cell>
          <table:table-cell/>
          <table:table-cell office:value-type="float" office:value="0.003815321" calcext:value-type="float">
            <text:p>0.003815321</text:p>
          </table:table-cell>
          <table:table-cell office:value-type="float" office:value="0.004241343" calcext:value-type="float">
            <text:p>0.004241343</text:p>
          </table:table-cell>
          <table:table-cell office:value-type="float" office:value="0.00555827" calcext:value-type="float">
            <text:p>0.005558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60998" calcext:value-type="float">
            <text:p>0.005160998</text:p>
          </table:table-cell>
          <table:table-cell/>
          <table:table-cell office:value-type="float" office:value="0.002776718" calcext:value-type="float">
            <text:p>0.002776718</text:p>
          </table:table-cell>
          <table:table-cell office:value-type="float" office:value="0.003202741" calcext:value-type="float">
            <text:p>0.003202741</text:p>
          </table:table-cell>
          <table:table-cell office:value-type="float" office:value="0.004519667" calcext:value-type="float">
            <text:p>0.00451966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22396" calcext:value-type="float">
            <text:p>0.004122396</text:p>
          </table:table-cell>
          <table:table-cell/>
          <table:table-cell office:value-type="float" office:value="24.566822527" calcext:value-type="float">
            <text:p>24.566822527</text:p>
          </table:table-cell>
          <table:table-cell office:value-type="float" office:value="24.577341051" calcext:value-type="float">
            <text:p>24.577341051</text:p>
          </table:table-cell>
          <table:table-cell office:value-type="float" office:value="24.609855445" calcext:value-type="float">
            <text:p>24.609855445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600047064" calcext:value-type="float">
            <text:p>24.600047064</text:p>
          </table:table-cell>
          <table:table-cell/>
          <table:table-cell office:value-type="float" office:value="0.070382417" calcext:value-type="float">
            <text:p>0.070382417</text:p>
          </table:table-cell>
          <table:table-cell office:value-type="float" office:value="0.081180413" calcext:value-type="float">
            <text:p>0.081180413</text:p>
          </table:table-cell>
          <table:table-cell office:value-type="float" office:value="0.114558437" calcext:value-type="float">
            <text:p>0.1145584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4489573" calcext:value-type="float">
            <text:p>0.10448957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2019-12-02 23:18:06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46452647" calcext:value-type="float">
            <text:p>0.46452647</text:p>
          </table:table-cell>
          <table:table-cell office:value-type="float" office:value="0.518662395" calcext:value-type="float">
            <text:p>0.518662395</text:p>
          </table:table-cell>
          <table:table-cell office:value-type="float" office:value="0.678610883" calcext:value-type="float">
            <text:p>0.678610883</text:p>
          </table:table-cell>
          <table:table-cell office:value-type="float" office:value="5" calcext:value-type="float">
            <text:p>5</text:p>
          </table:table-cell>
          <table:table-cell office:value-type="float" office:value="0.629792885" calcext:value-type="float">
            <text:p>0.629792885</text:p>
          </table:table-cell>
          <table:table-cell/>
          <table:table-cell office:value-type="float" office:value="0.003795151" calcext:value-type="float">
            <text:p>0.003795151</text:p>
          </table:table-cell>
          <table:table-cell office:value-type="float" office:value="0.004237438" calcext:value-type="float">
            <text:p>0.004237438</text:p>
          </table:table-cell>
          <table:table-cell office:value-type="float" office:value="0.005544207" calcext:value-type="float">
            <text:p>0.00554420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45367" calcext:value-type="float">
            <text:p>0.005145367</text:p>
          </table:table-cell>
          <table:table-cell/>
          <table:table-cell office:value-type="float" office:value="0.002756548" calcext:value-type="float">
            <text:p>0.002756548</text:p>
          </table:table-cell>
          <table:table-cell office:value-type="float" office:value="0.003198835" calcext:value-type="float">
            <text:p>0.003198835</text:p>
          </table:table-cell>
          <table:table-cell office:value-type="float" office:value="0.004505604" calcext:value-type="float">
            <text:p>0.00450560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106764" calcext:value-type="float">
            <text:p>0.004106764</text:p>
          </table:table-cell>
          <table:table-cell/>
          <table:table-cell office:value-type="float" office:value="24.571378189" calcext:value-type="float">
            <text:p>24.571378189</text:p>
          </table:table-cell>
          <table:table-cell office:value-type="float" office:value="24.582298242" calcext:value-type="float">
            <text:p>24.582298242</text:p>
          </table:table-cell>
          <table:table-cell office:value-type="float" office:value="24.614561695" calcext:value-type="float">
            <text:p>24.614561695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604714642" calcext:value-type="float">
            <text:p>24.604714642</text:p>
          </table:table-cell>
          <table:table-cell/>
          <table:table-cell office:value-type="float" office:value="0.069871179" calcext:value-type="float">
            <text:p>0.069871179</text:p>
          </table:table-cell>
          <table:table-cell office:value-type="float" office:value="0.081081426" calcext:value-type="float">
            <text:p>0.081081426</text:p>
          </table:table-cell>
          <table:table-cell office:value-type="float" office:value="0.114201997" calcext:value-type="float">
            <text:p>0.11420199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4093387" calcext:value-type="float">
            <text:p>0.104093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2019-12-02 23:18:08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46211427" calcext:value-type="float">
            <text:p>0.46211427</text:p>
          </table:table-cell>
          <table:table-cell office:value-type="float" office:value="0.517848196" calcext:value-type="float">
            <text:p>0.517848196</text:p>
          </table:table-cell>
          <table:table-cell office:value-type="float" office:value="0.676391205" calcext:value-type="float">
            <text:p>0.676391205</text:p>
          </table:table-cell>
          <table:table-cell office:value-type="float" office:value="5" calcext:value-type="float">
            <text:p>5</text:p>
          </table:table-cell>
          <table:table-cell office:value-type="float" office:value="0.628171638" calcext:value-type="float">
            <text:p>0.628171638</text:p>
          </table:table-cell>
          <table:table-cell/>
          <table:table-cell office:value-type="float" office:value="0.003775443" calcext:value-type="float">
            <text:p>0.003775443</text:p>
          </table:table-cell>
          <table:table-cell office:value-type="float" office:value="0.004230786" calcext:value-type="float">
            <text:p>0.004230786</text:p>
          </table:table-cell>
          <table:table-cell office:value-type="float" office:value="0.005526072" calcext:value-type="float">
            <text:p>0.0055260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32121" calcext:value-type="float">
            <text:p>0.005132121</text:p>
          </table:table-cell>
          <table:table-cell/>
          <table:table-cell office:value-type="float" office:value="0.002736841" calcext:value-type="float">
            <text:p>0.002736841</text:p>
          </table:table-cell>
          <table:table-cell office:value-type="float" office:value="0.003192183" calcext:value-type="float">
            <text:p>0.003192183</text:p>
          </table:table-cell>
          <table:table-cell office:value-type="float" office:value="0.004487469" calcext:value-type="float">
            <text:p>0.0044874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93518" calcext:value-type="float">
            <text:p>0.004093518</text:p>
          </table:table-cell>
          <table:table-cell/>
          <table:table-cell office:value-type="float" office:value="24.570891608" calcext:value-type="float">
            <text:p>24.570891608</text:p>
          </table:table-cell>
          <table:table-cell office:value-type="float" office:value="24.582134006" calcext:value-type="float">
            <text:p>24.582134006</text:p>
          </table:table-cell>
          <table:table-cell office:value-type="float" office:value="24.614113967" calcext:value-type="float">
            <text:p>24.614113967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60438762" calcext:value-type="float">
            <text:p>24.60438762</text:p>
          </table:table-cell>
          <table:table-cell/>
          <table:table-cell office:value-type="float" office:value="0.069371667" calcext:value-type="float">
            <text:p>0.069371667</text:p>
          </table:table-cell>
          <table:table-cell office:value-type="float" office:value="0.080912826" calcext:value-type="float">
            <text:p>0.080912826</text:p>
          </table:table-cell>
          <table:table-cell office:value-type="float" office:value="0.113742378" calcext:value-type="float">
            <text:p>0.1137423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3757677" calcext:value-type="float">
            <text:p>0.10375767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2019-12-02 23:18:09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6032017" calcext:value-type="float">
            <text:p>0.46032017</text:p>
          </table:table-cell>
          <table:table-cell office:value-type="float" office:value="0.517195525" calcext:value-type="float">
            <text:p>0.517195525</text:p>
          </table:table-cell>
          <table:table-cell office:value-type="float" office:value="0.673617205" calcext:value-type="float">
            <text:p>0.673617205</text:p>
          </table:table-cell>
          <table:table-cell office:value-type="float" office:value="5" calcext:value-type="float">
            <text:p>5</text:p>
          </table:table-cell>
          <table:table-cell office:value-type="float" office:value="0.626720265" calcext:value-type="float">
            <text:p>0.626720265</text:p>
          </table:table-cell>
          <table:table-cell/>
          <table:table-cell office:value-type="float" office:value="0.003760786" calcext:value-type="float">
            <text:p>0.003760786</text:p>
          </table:table-cell>
          <table:table-cell office:value-type="float" office:value="0.004225454" calcext:value-type="float">
            <text:p>0.004225454</text:p>
          </table:table-cell>
          <table:table-cell office:value-type="float" office:value="0.005503409" calcext:value-type="float">
            <text:p>0.0055034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20264" calcext:value-type="float">
            <text:p>0.005120264</text:p>
          </table:table-cell>
          <table:table-cell/>
          <table:table-cell office:value-type="float" office:value="0.002722183" calcext:value-type="float">
            <text:p>0.002722183</text:p>
          </table:table-cell>
          <table:table-cell office:value-type="float" office:value="0.003186851" calcext:value-type="float">
            <text:p>0.003186851</text:p>
          </table:table-cell>
          <table:table-cell office:value-type="float" office:value="0.004464806" calcext:value-type="float">
            <text:p>0.00446480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81661" calcext:value-type="float">
            <text:p>0.004081661</text:p>
          </table:table-cell>
          <table:table-cell/>
          <table:table-cell office:value-type="float" office:value="24.555368699" calcext:value-type="float">
            <text:p>24.555368699</text:p>
          </table:table-cell>
          <table:table-cell office:value-type="float" office:value="24.5668415" calcext:value-type="float">
            <text:p>24.5668415</text:p>
          </table:table-cell>
          <table:table-cell office:value-type="float" office:value="24.598394007" calcext:value-type="float">
            <text:p>24.598394007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88934313" calcext:value-type="float">
            <text:p>24.588934313</text:p>
          </table:table-cell>
          <table:table-cell/>
          <table:table-cell office:value-type="float" office:value="0.069000149" calcext:value-type="float">
            <text:p>0.069000149</text:p>
          </table:table-cell>
          <table:table-cell office:value-type="float" office:value="0.080777674" calcext:value-type="float">
            <text:p>0.080777674</text:p>
          </table:table-cell>
          <table:table-cell office:value-type="float" office:value="0.113167976" calcext:value-type="float">
            <text:p>0.11316797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3457143" calcext:value-type="float">
            <text:p>0.10345714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2019-12-02 23:18:10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458395536" calcext:value-type="float">
            <text:p>0.458395536</text:p>
          </table:table-cell>
          <table:table-cell office:value-type="float" office:value="0.516722264" calcext:value-type="float">
            <text:p>0.516722264</text:p>
          </table:table-cell>
          <table:table-cell office:value-type="float" office:value="0.671509584" calcext:value-type="float">
            <text:p>0.671509584</text:p>
          </table:table-cell>
          <table:table-cell office:value-type="float" office:value="5" calcext:value-type="float">
            <text:p>5</text:p>
          </table:table-cell>
          <table:table-cell office:value-type="float" office:value="0.625087693" calcext:value-type="float">
            <text:p>0.625087693</text:p>
          </table:table-cell>
          <table:table-cell/>
          <table:table-cell office:value-type="float" office:value="0.003745062" calcext:value-type="float">
            <text:p>0.003745062</text:p>
          </table:table-cell>
          <table:table-cell office:value-type="float" office:value="0.004221587" calcext:value-type="float">
            <text:p>0.004221587</text:p>
          </table:table-cell>
          <table:table-cell office:value-type="float" office:value="0.005486189" calcext:value-type="float">
            <text:p>0.0054861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106926" calcext:value-type="float">
            <text:p>0.005106926</text:p>
          </table:table-cell>
          <table:table-cell/>
          <table:table-cell office:value-type="float" office:value="0.002706459" calcext:value-type="float">
            <text:p>0.002706459</text:p>
          </table:table-cell>
          <table:table-cell office:value-type="float" office:value="0.003182984" calcext:value-type="float">
            <text:p>0.003182984</text:p>
          </table:table-cell>
          <table:table-cell office:value-type="float" office:value="0.004447587" calcext:value-type="float">
            <text:p>0.00444758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68323" calcext:value-type="float">
            <text:p>0.004068323</text:p>
          </table:table-cell>
          <table:table-cell/>
          <table:table-cell office:value-type="float" office:value="24.570141478" calcext:value-type="float">
            <text:p>24.570141478</text:p>
          </table:table-cell>
          <table:table-cell office:value-type="float" office:value="24.581906889" calcext:value-type="float">
            <text:p>24.581906889</text:p>
          </table:table-cell>
          <table:table-cell office:value-type="float" office:value="24.613129302" calcext:value-type="float">
            <text:p>24.613129302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603765556" calcext:value-type="float">
            <text:p>24.603765556</text:p>
          </table:table-cell>
          <table:table-cell/>
          <table:table-cell office:value-type="float" office:value="0.068601601" calcext:value-type="float">
            <text:p>0.068601601</text:p>
          </table:table-cell>
          <table:table-cell office:value-type="float" office:value="0.080679674" calcext:value-type="float">
            <text:p>0.080679674</text:p>
          </table:table-cell>
          <table:table-cell office:value-type="float" office:value="0.112731559" calcext:value-type="float">
            <text:p>0.1127315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3119089" calcext:value-type="float">
            <text:p>0.10311908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2019-12-02 23:18:11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455808694" calcext:value-type="float">
            <text:p>0.455808694</text:p>
          </table:table-cell>
          <table:table-cell office:value-type="float" office:value="0.516375365" calcext:value-type="float">
            <text:p>0.516375365</text:p>
          </table:table-cell>
          <table:table-cell office:value-type="float" office:value="0.669741114" calcext:value-type="float">
            <text:p>0.669741114</text:p>
          </table:table-cell>
          <table:table-cell office:value-type="float" office:value="5" calcext:value-type="float">
            <text:p>5</text:p>
          </table:table-cell>
          <table:table-cell office:value-type="float" office:value="0.623204782" calcext:value-type="float">
            <text:p>0.623204782</text:p>
          </table:table-cell>
          <table:table-cell/>
          <table:table-cell office:value-type="float" office:value="0.003723927" calcext:value-type="float">
            <text:p>0.003723927</text:p>
          </table:table-cell>
          <table:table-cell office:value-type="float" office:value="0.004218753" calcext:value-type="float">
            <text:p>0.004218753</text:p>
          </table:table-cell>
          <table:table-cell office:value-type="float" office:value="0.005471741" calcext:value-type="float">
            <text:p>0.0054717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91542" calcext:value-type="float">
            <text:p>0.005091542</text:p>
          </table:table-cell>
          <table:table-cell/>
          <table:table-cell office:value-type="float" office:value="0.002685324" calcext:value-type="float">
            <text:p>0.002685324</text:p>
          </table:table-cell>
          <table:table-cell office:value-type="float" office:value="0.00318015" calcext:value-type="float">
            <text:p>0.00318015</text:p>
          </table:table-cell>
          <table:table-cell office:value-type="float" office:value="0.004433138" calcext:value-type="float">
            <text:p>0.00443313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5294" calcext:value-type="float">
            <text:p>0.00405294</text:p>
          </table:table-cell>
          <table:table-cell/>
          <table:table-cell office:value-type="float" office:value="24.564565994" calcext:value-type="float">
            <text:p>24.564565994</text:p>
          </table:table-cell>
          <table:table-cell office:value-type="float" office:value="24.576783296" calcext:value-type="float">
            <text:p>24.576783296</text:p>
          </table:table-cell>
          <table:table-cell office:value-type="float" office:value="24.607719108" calcext:value-type="float">
            <text:p>24.607719108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98332233" calcext:value-type="float">
            <text:p>24.598332233</text:p>
          </table:table-cell>
          <table:table-cell/>
          <table:table-cell office:value-type="float" office:value="0.068065923" calcext:value-type="float">
            <text:p>0.068065923</text:p>
          </table:table-cell>
          <table:table-cell office:value-type="float" office:value="0.08060784" calcext:value-type="float">
            <text:p>0.08060784</text:p>
          </table:table-cell>
          <table:table-cell office:value-type="float" office:value="0.112365368" calcext:value-type="float">
            <text:p>0.1123653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2729197" calcext:value-type="float">
            <text:p>0.10272919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2019-12-02 23:18:13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452523881" calcext:value-type="float">
            <text:p>0.452523881</text:p>
          </table:table-cell>
          <table:table-cell office:value-type="float" office:value="0.515951576" calcext:value-type="float">
            <text:p>0.515951576</text:p>
          </table:table-cell>
          <table:table-cell office:value-type="float" office:value="0.66830643" calcext:value-type="float">
            <text:p>0.66830643</text:p>
          </table:table-cell>
          <table:table-cell office:value-type="float" office:value="5" calcext:value-type="float">
            <text:p>5</text:p>
          </table:table-cell>
          <table:table-cell office:value-type="float" office:value="0.621239617" calcext:value-type="float">
            <text:p>0.621239617</text:p>
          </table:table-cell>
          <table:table-cell/>
          <table:table-cell office:value-type="float" office:value="0.003697091" calcext:value-type="float">
            <text:p>0.003697091</text:p>
          </table:table-cell>
          <table:table-cell office:value-type="float" office:value="0.004215291" calcext:value-type="float">
            <text:p>0.004215291</text:p>
          </table:table-cell>
          <table:table-cell office:value-type="float" office:value="0.00546002" calcext:value-type="float">
            <text:p>0.005460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75487" calcext:value-type="float">
            <text:p>0.005075487</text:p>
          </table:table-cell>
          <table:table-cell/>
          <table:table-cell office:value-type="float" office:value="0.002658488" calcext:value-type="float">
            <text:p>0.002658488</text:p>
          </table:table-cell>
          <table:table-cell office:value-type="float" office:value="0.003176688" calcext:value-type="float">
            <text:p>0.003176688</text:p>
          </table:table-cell>
          <table:table-cell office:value-type="float" office:value="0.004421417" calcext:value-type="float">
            <text:p>0.0044214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36884" calcext:value-type="float">
            <text:p>0.004036884</text:p>
          </table:table-cell>
          <table:table-cell/>
          <table:table-cell office:value-type="float" office:value="24.558849712" calcext:value-type="float">
            <text:p>24.558849712</text:p>
          </table:table-cell>
          <table:table-cell office:value-type="float" office:value="24.571644193" calcext:value-type="float">
            <text:p>24.571644193</text:p>
          </table:table-cell>
          <table:table-cell office:value-type="float" office:value="24.60237624" calcext:value-type="float">
            <text:p>24.60237624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92882314" calcext:value-type="float">
            <text:p>24.592882314</text:p>
          </table:table-cell>
          <table:table-cell/>
          <table:table-cell office:value-type="float" office:value="0.067385711" calcext:value-type="float">
            <text:p>0.067385711</text:p>
          </table:table-cell>
          <table:table-cell office:value-type="float" office:value="0.080520084" calcext:value-type="float">
            <text:p>0.080520084</text:p>
          </table:table-cell>
          <table:table-cell office:value-type="float" office:value="0.112068293" calcext:value-type="float">
            <text:p>0.1120682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2322272" calcext:value-type="float">
            <text:p>0.10232227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2019-12-02 23:18:14</text:p>
          </table:table-cell>
          <table:table-cell office:value-type="float" office:value="24.50837" calcext:value-type="float">
            <text:p>24.50837</text:p>
          </table:table-cell>
          <table:table-cell office:value-type="string" calcext:value-type="string">
            <text:p><text:s/></text:p>
          </table:table-cell>
          <table:table-cell office:value-type="float" office:value="0.449631864" calcext:value-type="float">
            <text:p>0.449631864</text:p>
          </table:table-cell>
          <table:table-cell office:value-type="float" office:value="0.515508713" calcext:value-type="float">
            <text:p>0.515508713</text:p>
          </table:table-cell>
          <table:table-cell office:value-type="float" office:value="0.666944464" calcext:value-type="float">
            <text:p>0.666944464</text:p>
          </table:table-cell>
          <table:table-cell office:value-type="float" office:value="5" calcext:value-type="float">
            <text:p>5</text:p>
          </table:table-cell>
          <table:table-cell office:value-type="float" office:value="0.619217231" calcext:value-type="float">
            <text:p>0.619217231</text:p>
          </table:table-cell>
          <table:table-cell/>
          <table:table-cell office:value-type="float" office:value="0.003673463" calcext:value-type="float">
            <text:p>0.003673463</text:p>
          </table:table-cell>
          <table:table-cell office:value-type="float" office:value="0.004211672" calcext:value-type="float">
            <text:p>0.004211672</text:p>
          </table:table-cell>
          <table:table-cell office:value-type="float" office:value="0.005448893" calcext:value-type="float">
            <text:p>0.00544889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58964" calcext:value-type="float">
            <text:p>0.005058964</text:p>
          </table:table-cell>
          <table:table-cell/>
          <table:table-cell office:value-type="float" office:value="0.00263486" calcext:value-type="float">
            <text:p>0.00263486</text:p>
          </table:table-cell>
          <table:table-cell office:value-type="float" office:value="0.00317307" calcext:value-type="float">
            <text:p>0.00317307</text:p>
          </table:table-cell>
          <table:table-cell office:value-type="float" office:value="0.00441029" calcext:value-type="float">
            <text:p>0.004410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20362" calcext:value-type="float">
            <text:p>0.004020362</text:p>
          </table:table-cell>
          <table:table-cell/>
          <table:table-cell office:value-type="float" office:value="24.573427378" calcext:value-type="float">
            <text:p>24.573427378</text:p>
          </table:table-cell>
          <table:table-cell office:value-type="float" office:value="24.586715718" calcext:value-type="float">
            <text:p>24.586715718</text:p>
          </table:table-cell>
          <table:table-cell office:value-type="float" office:value="24.617261956" calcext:value-type="float">
            <text:p>24.617261956</text:p>
          </table:table-cell>
          <table:table-cell office:value-type="float" office:value="25.49093089" calcext:value-type="float">
            <text:p>25.49093089</text:p>
          </table:table-cell>
          <table:table-cell office:value-type="float" office:value="24.607634945" calcext:value-type="float">
            <text:p>24.607634945</text:p>
          </table:table-cell>
          <table:table-cell/>
          <table:table-cell office:value-type="float" office:value="0.066786838" calcext:value-type="float">
            <text:p>0.066786838</text:p>
          </table:table-cell>
          <table:table-cell office:value-type="float" office:value="0.080428378" calcext:value-type="float">
            <text:p>0.080428378</text:p>
          </table:table-cell>
          <table:table-cell office:value-type="float" office:value="0.111786275" calcext:value-type="float">
            <text:p>0.1117862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1903498" calcext:value-type="float">
            <text:p>0.10190349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2019-12-02 23:18:15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447042638" calcext:value-type="float">
            <text:p>0.447042638</text:p>
          </table:table-cell>
          <table:table-cell office:value-type="float" office:value="0.51485485" calcext:value-type="float">
            <text:p>0.51485485</text:p>
          </table:table-cell>
          <table:table-cell office:value-type="float" office:value="0.664854129" calcext:value-type="float">
            <text:p>0.664854129</text:p>
          </table:table-cell>
          <table:table-cell office:value-type="float" office:value="5" calcext:value-type="float">
            <text:p>5</text:p>
          </table:table-cell>
          <table:table-cell office:value-type="float" office:value="0.617582872" calcext:value-type="float">
            <text:p>0.617582872</text:p>
          </table:table-cell>
          <table:table-cell/>
          <table:table-cell office:value-type="float" office:value="0.003652309" calcext:value-type="float">
            <text:p>0.003652309</text:p>
          </table:table-cell>
          <table:table-cell office:value-type="float" office:value="0.00420633" calcext:value-type="float">
            <text:p>0.00420633</text:p>
          </table:table-cell>
          <table:table-cell office:value-type="float" office:value="0.005431815" calcext:value-type="float">
            <text:p>0.0054318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45612" calcext:value-type="float">
            <text:p>0.005045612</text:p>
          </table:table-cell>
          <table:table-cell/>
          <table:table-cell office:value-type="float" office:value="0.002613706" calcext:value-type="float">
            <text:p>0.002613706</text:p>
          </table:table-cell>
          <table:table-cell office:value-type="float" office:value="0.003167728" calcext:value-type="float">
            <text:p>0.003167728</text:p>
          </table:table-cell>
          <table:table-cell office:value-type="float" office:value="0.004393212" calcext:value-type="float">
            <text:p>0.0043932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007009" calcext:value-type="float">
            <text:p>0.004007009</text:p>
          </table:table-cell>
          <table:table-cell/>
          <table:table-cell office:value-type="float" office:value="24.567851406" calcext:value-type="float">
            <text:p>24.567851406</text:p>
          </table:table-cell>
          <table:table-cell office:value-type="float" office:value="24.581530205" calcext:value-type="float">
            <text:p>24.581530205</text:p>
          </table:table-cell>
          <table:table-cell office:value-type="float" office:value="24.611786836" calcext:value-type="float">
            <text:p>24.611786836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602251753" calcext:value-type="float">
            <text:p>24.602251753</text:p>
          </table:table-cell>
          <table:table-cell/>
          <table:table-cell office:value-type="float" office:value="0.066250665" calcext:value-type="float">
            <text:p>0.066250665</text:p>
          </table:table-cell>
          <table:table-cell office:value-type="float" office:value="0.08029298" calcext:value-type="float">
            <text:p>0.08029298</text:p>
          </table:table-cell>
          <table:table-cell office:value-type="float" office:value="0.111353436" calcext:value-type="float">
            <text:p>0.1113534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1565073" calcext:value-type="float">
            <text:p>0.10156507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2019-12-02 23:18:17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444997602" calcext:value-type="float">
            <text:p>0.444997602</text:p>
          </table:table-cell>
          <table:table-cell office:value-type="float" office:value="0.514178337" calcext:value-type="float">
            <text:p>0.514178337</text:p>
          </table:table-cell>
          <table:table-cell office:value-type="float" office:value="0.662660082" calcext:value-type="float">
            <text:p>0.662660082</text:p>
          </table:table-cell>
          <table:table-cell office:value-type="float" office:value="5" calcext:value-type="float">
            <text:p>5</text:p>
          </table:table-cell>
          <table:table-cell office:value-type="float" office:value="0.61595328" calcext:value-type="float">
            <text:p>0.61595328</text:p>
          </table:table-cell>
          <table:table-cell/>
          <table:table-cell office:value-type="float" office:value="0.003635601" calcext:value-type="float">
            <text:p>0.003635601</text:p>
          </table:table-cell>
          <table:table-cell office:value-type="float" office:value="0.004200803" calcext:value-type="float">
            <text:p>0.004200803</text:p>
          </table:table-cell>
          <table:table-cell office:value-type="float" office:value="0.00541389" calcext:value-type="float">
            <text:p>0.005413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32298" calcext:value-type="float">
            <text:p>0.005032298</text:p>
          </table:table-cell>
          <table:table-cell/>
          <table:table-cell office:value-type="float" office:value="0.002596999" calcext:value-type="float">
            <text:p>0.002596999</text:p>
          </table:table-cell>
          <table:table-cell office:value-type="float" office:value="0.003162201" calcext:value-type="float">
            <text:p>0.003162201</text:p>
          </table:table-cell>
          <table:table-cell office:value-type="float" office:value="0.004375287" calcext:value-type="float">
            <text:p>0.00437528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93695" calcext:value-type="float">
            <text:p>0.003993695</text:p>
          </table:table-cell>
          <table:table-cell/>
          <table:table-cell office:value-type="float" office:value="24.562385203" calcext:value-type="float">
            <text:p>24.562385203</text:p>
          </table:table-cell>
          <table:table-cell office:value-type="float" office:value="24.576340122" calcext:value-type="float">
            <text:p>24.576340122</text:p>
          </table:table-cell>
          <table:table-cell office:value-type="float" office:value="24.606290793" calcext:value-type="float">
            <text:p>24.606290793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9686952" calcext:value-type="float">
            <text:p>24.59686952</text:p>
          </table:table-cell>
          <table:table-cell/>
          <table:table-cell office:value-type="float" office:value="0.065827183" calcext:value-type="float">
            <text:p>0.065827183</text:p>
          </table:table-cell>
          <table:table-cell office:value-type="float" office:value="0.080152891" calcext:value-type="float">
            <text:p>0.080152891</text:p>
          </table:table-cell>
          <table:table-cell office:value-type="float" office:value="0.110899122" calcext:value-type="float">
            <text:p>0.1108991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1227634" calcext:value-type="float">
            <text:p>0.10122763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2019-12-02 23:18:18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443277412" calcext:value-type="float">
            <text:p>0.443277412</text:p>
          </table:table-cell>
          <table:table-cell office:value-type="float" office:value="0.513573946" calcext:value-type="float">
            <text:p>0.513573946</text:p>
          </table:table-cell>
          <table:table-cell office:value-type="float" office:value="0.660105426" calcext:value-type="float">
            <text:p>0.660105426</text:p>
          </table:table-cell>
          <table:table-cell office:value-type="float" office:value="5" calcext:value-type="float">
            <text:p>5</text:p>
          </table:table-cell>
          <table:table-cell office:value-type="float" office:value="0.614556743" calcext:value-type="float">
            <text:p>0.614556743</text:p>
          </table:table-cell>
          <table:table-cell/>
          <table:table-cell office:value-type="float" office:value="0.003621547" calcext:value-type="float">
            <text:p>0.003621547</text:p>
          </table:table-cell>
          <table:table-cell office:value-type="float" office:value="0.004195866" calcext:value-type="float">
            <text:p>0.004195866</text:p>
          </table:table-cell>
          <table:table-cell office:value-type="float" office:value="0.005393018" calcext:value-type="float">
            <text:p>0.0053930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20888" calcext:value-type="float">
            <text:p>0.005020888</text:p>
          </table:table-cell>
          <table:table-cell/>
          <table:table-cell office:value-type="float" office:value="0.002582945" calcext:value-type="float">
            <text:p>0.002582945</text:p>
          </table:table-cell>
          <table:table-cell office:value-type="float" office:value="0.003157263" calcext:value-type="float">
            <text:p>0.003157263</text:p>
          </table:table-cell>
          <table:table-cell office:value-type="float" office:value="0.004354415" calcext:value-type="float">
            <text:p>0.00435441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82286" calcext:value-type="float">
            <text:p>0.003982286</text:p>
          </table:table-cell>
          <table:table-cell/>
          <table:table-cell office:value-type="float" office:value="24.567091896" calcext:value-type="float">
            <text:p>24.567091896</text:p>
          </table:table-cell>
          <table:table-cell office:value-type="float" office:value="24.581271828" calcext:value-type="float">
            <text:p>24.581271828</text:p>
          </table:table-cell>
          <table:table-cell office:value-type="float" office:value="24.61082898" calcext:value-type="float">
            <text:p>24.61082898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60164135" calcext:value-type="float">
            <text:p>24.60164135</text:p>
          </table:table-cell>
          <table:table-cell/>
          <table:table-cell office:value-type="float" office:value="0.065470969" calcext:value-type="float">
            <text:p>0.065470969</text:p>
          </table:table-cell>
          <table:table-cell office:value-type="float" office:value="0.080027737" calcext:value-type="float">
            <text:p>0.080027737</text:p>
          </table:table-cell>
          <table:table-cell office:value-type="float" office:value="0.110370138" calcext:value-type="float">
            <text:p>0.1103701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0938454" calcext:value-type="float">
            <text:p>0.10093845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2019-12-02 23:18:19</text:p>
          </table:table-cell>
          <table:table-cell office:value-type="float" office:value="24.50837" calcext:value-type="float">
            <text:p>24.50837</text:p>
          </table:table-cell>
          <table:table-cell office:value-type="string" calcext:value-type="string">
            <text:p><text:s/></text:p>
          </table:table-cell>
          <table:table-cell office:value-type="float" office:value="0.441518479" calcext:value-type="float">
            <text:p>0.441518479</text:p>
          </table:table-cell>
          <table:table-cell office:value-type="float" office:value="0.513014259" calcext:value-type="float">
            <text:p>0.513014259</text:p>
          </table:table-cell>
          <table:table-cell office:value-type="float" office:value="0.658086617" calcext:value-type="float">
            <text:p>0.658086617</text:p>
          </table:table-cell>
          <table:table-cell office:value-type="float" office:value="5" calcext:value-type="float">
            <text:p>5</text:p>
          </table:table-cell>
          <table:table-cell office:value-type="float" office:value="0.612899138" calcext:value-type="float">
            <text:p>0.612899138</text:p>
          </table:table-cell>
          <table:table-cell/>
          <table:table-cell office:value-type="float" office:value="0.003607177" calcext:value-type="float">
            <text:p>0.003607177</text:p>
          </table:table-cell>
          <table:table-cell office:value-type="float" office:value="0.004191293" calcext:value-type="float">
            <text:p>0.004191293</text:p>
          </table:table-cell>
          <table:table-cell office:value-type="float" office:value="0.005376525" calcext:value-type="float">
            <text:p>0.00537652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007346" calcext:value-type="float">
            <text:p>0.005007346</text:p>
          </table:table-cell>
          <table:table-cell/>
          <table:table-cell office:value-type="float" office:value="0.002568574" calcext:value-type="float">
            <text:p>0.002568574</text:p>
          </table:table-cell>
          <table:table-cell office:value-type="float" office:value="0.00315269" calcext:value-type="float">
            <text:p>0.00315269</text:p>
          </table:table-cell>
          <table:table-cell office:value-type="float" office:value="0.004337922" calcext:value-type="float">
            <text:p>0.00433792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68743" calcext:value-type="float">
            <text:p>0.003968743</text:p>
          </table:table-cell>
          <table:table-cell/>
          <table:table-cell office:value-type="float" office:value="24.571790776" calcext:value-type="float">
            <text:p>24.571790776</text:p>
          </table:table-cell>
          <table:table-cell office:value-type="float" office:value="24.586212552" calcext:value-type="float">
            <text:p>24.586212552</text:p>
          </table:table-cell>
          <table:table-cell office:value-type="float" office:value="24.615475255" calcext:value-type="float">
            <text:p>24.615475255</text:p>
          </table:table-cell>
          <table:table-cell office:value-type="float" office:value="25.49093089" calcext:value-type="float">
            <text:p>25.49093089</text:p>
          </table:table-cell>
          <table:table-cell office:value-type="float" office:value="24.606360523" calcext:value-type="float">
            <text:p>24.606360523</text:p>
          </table:table-cell>
          <table:table-cell/>
          <table:table-cell office:value-type="float" office:value="0.065106731" calcext:value-type="float">
            <text:p>0.065106731</text:p>
          </table:table-cell>
          <table:table-cell office:value-type="float" office:value="0.07991184" calcext:value-type="float">
            <text:p>0.07991184</text:p>
          </table:table-cell>
          <table:table-cell office:value-type="float" office:value="0.109952109" calcext:value-type="float">
            <text:p>0.10995210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0595215" calcext:value-type="float">
            <text:p>0.1005952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2019-12-02 23:18:20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439302378" calcext:value-type="float">
            <text:p>0.439302378</text:p>
          </table:table-cell>
          <table:table-cell office:value-type="float" office:value="0.512715043" calcext:value-type="float">
            <text:p>0.512715043</text:p>
          </table:table-cell>
          <table:table-cell office:value-type="float" office:value="0.656343777" calcext:value-type="float">
            <text:p>0.656343777</text:p>
          </table:table-cell>
          <table:table-cell office:value-type="float" office:value="5" calcext:value-type="float">
            <text:p>5</text:p>
          </table:table-cell>
          <table:table-cell office:value-type="float" office:value="0.611163451" calcext:value-type="float">
            <text:p>0.611163451</text:p>
          </table:table-cell>
          <table:table-cell/>
          <table:table-cell office:value-type="float" office:value="0.003589072" calcext:value-type="float">
            <text:p>0.003589072</text:p>
          </table:table-cell>
          <table:table-cell office:value-type="float" office:value="0.004188848" calcext:value-type="float">
            <text:p>0.004188848</text:p>
          </table:table-cell>
          <table:table-cell office:value-type="float" office:value="0.005362286" calcext:value-type="float">
            <text:p>0.0053622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93165" calcext:value-type="float">
            <text:p>0.004993165</text:p>
          </table:table-cell>
          <table:table-cell/>
          <table:table-cell office:value-type="float" office:value="0.002550469" calcext:value-type="float">
            <text:p>0.002550469</text:p>
          </table:table-cell>
          <table:table-cell office:value-type="float" office:value="0.003150246" calcext:value-type="float">
            <text:p>0.003150246</text:p>
          </table:table-cell>
          <table:table-cell office:value-type="float" office:value="0.004323683" calcext:value-type="float">
            <text:p>0.00432368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54563" calcext:value-type="float">
            <text:p>0.003954563</text:p>
          </table:table-cell>
          <table:table-cell/>
          <table:table-cell office:value-type="float" office:value="24.561236373" calcext:value-type="float">
            <text:p>24.561236373</text:p>
          </table:table-cell>
          <table:table-cell office:value-type="float" office:value="24.576044952" calcext:value-type="float">
            <text:p>24.576044952</text:p>
          </table:table-cell>
          <table:table-cell office:value-type="float" office:value="24.60501673" calcext:value-type="float">
            <text:p>24.60501673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95903354" calcext:value-type="float">
            <text:p>24.595903354</text:p>
          </table:table-cell>
          <table:table-cell/>
          <table:table-cell office:value-type="float" office:value="0.064647824" calcext:value-type="float">
            <text:p>0.064647824</text:p>
          </table:table-cell>
          <table:table-cell office:value-type="float" office:value="0.07984988" calcext:value-type="float">
            <text:p>0.07984988</text:p>
          </table:table-cell>
          <table:table-cell office:value-type="float" office:value="0.109591224" calcext:value-type="float">
            <text:p>0.1095912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00235807" calcext:value-type="float">
            <text:p>0.1002358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2019-12-02 23:18:22</text:p>
          </table:table-cell>
          <table:table-cell office:value-type="float" office:value="24.50837" calcext:value-type="float">
            <text:p>24.50837</text:p>
          </table:table-cell>
          <table:table-cell office:value-type="string" calcext:value-type="string">
            <text:p><text:s/></text:p>
          </table:table-cell>
          <table:table-cell office:value-type="float" office:value="0.437199525" calcext:value-type="float">
            <text:p>0.437199525</text:p>
          </table:table-cell>
          <table:table-cell office:value-type="float" office:value="0.512244762" calcext:value-type="float">
            <text:p>0.512244762</text:p>
          </table:table-cell>
          <table:table-cell office:value-type="float" office:value="0.655523021" calcext:value-type="float">
            <text:p>0.655523021</text:p>
          </table:table-cell>
          <table:table-cell office:value-type="float" office:value="5" calcext:value-type="float">
            <text:p>5</text:p>
          </table:table-cell>
          <table:table-cell office:value-type="float" office:value="0.609151794" calcext:value-type="float">
            <text:p>0.609151794</text:p>
          </table:table-cell>
          <table:table-cell/>
          <table:table-cell office:value-type="float" office:value="0.003571892" calcext:value-type="float">
            <text:p>0.003571892</text:p>
          </table:table-cell>
          <table:table-cell office:value-type="float" office:value="0.004185006" calcext:value-type="float">
            <text:p>0.004185006</text:p>
          </table:table-cell>
          <table:table-cell office:value-type="float" office:value="0.00535558" calcext:value-type="float">
            <text:p>0.005355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7673" calcext:value-type="float">
            <text:p>0.00497673</text:p>
          </table:table-cell>
          <table:table-cell/>
          <table:table-cell office:value-type="float" office:value="0.002533289" calcext:value-type="float">
            <text:p>0.002533289</text:p>
          </table:table-cell>
          <table:table-cell office:value-type="float" office:value="0.003146403" calcext:value-type="float">
            <text:p>0.003146403</text:p>
          </table:table-cell>
          <table:table-cell office:value-type="float" office:value="0.004316977" calcext:value-type="float">
            <text:p>0.00431697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38128" calcext:value-type="float">
            <text:p>0.003938128</text:p>
          </table:table-cell>
          <table:table-cell/>
          <table:table-cell office:value-type="float" office:value="24.570919572" calcext:value-type="float">
            <text:p>24.570919572</text:p>
          </table:table-cell>
          <table:table-cell office:value-type="float" office:value="24.586057334" calcext:value-type="float">
            <text:p>24.586057334</text:p>
          </table:table-cell>
          <table:table-cell office:value-type="float" office:value="24.614958156" calcext:value-type="float">
            <text:p>24.614958156</text:p>
          </table:table-cell>
          <table:table-cell office:value-type="float" office:value="25.49093089" calcext:value-type="float">
            <text:p>25.49093089</text:p>
          </table:table-cell>
          <table:table-cell office:value-type="float" office:value="24.605604645" calcext:value-type="float">
            <text:p>24.605604645</text:p>
          </table:table-cell>
          <table:table-cell/>
          <table:table-cell office:value-type="float" office:value="0.064212368" calcext:value-type="float">
            <text:p>0.064212368</text:p>
          </table:table-cell>
          <table:table-cell office:value-type="float" office:value="0.079752497" calcext:value-type="float">
            <text:p>0.079752497</text:p>
          </table:table-cell>
          <table:table-cell office:value-type="float" office:value="0.109421272" calcext:value-type="float">
            <text:p>0.1094212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9819254" calcext:value-type="float">
            <text:p>0.0998192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2019-12-02 23:18:23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435555033" calcext:value-type="float">
            <text:p>0.435555033</text:p>
          </table:table-cell>
          <table:table-cell office:value-type="float" office:value="0.511456789" calcext:value-type="float">
            <text:p>0.511456789</text:p>
          </table:table-cell>
          <table:table-cell office:value-type="float" office:value="0.652985055" calcext:value-type="float">
            <text:p>0.652985055</text:p>
          </table:table-cell>
          <table:table-cell office:value-type="float" office:value="5" calcext:value-type="float">
            <text:p>5</text:p>
          </table:table-cell>
          <table:table-cell office:value-type="float" office:value="0.607891155" calcext:value-type="float">
            <text:p>0.607891155</text:p>
          </table:table-cell>
          <table:table-cell/>
          <table:table-cell office:value-type="float" office:value="0.003558456" calcext:value-type="float">
            <text:p>0.003558456</text:p>
          </table:table-cell>
          <table:table-cell office:value-type="float" office:value="0.004178569" calcext:value-type="float">
            <text:p>0.004178569</text:p>
          </table:table-cell>
          <table:table-cell office:value-type="float" office:value="0.005334845" calcext:value-type="float">
            <text:p>0.0053348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66431" calcext:value-type="float">
            <text:p>0.004966431</text:p>
          </table:table-cell>
          <table:table-cell/>
          <table:table-cell office:value-type="float" office:value="0.002519853" calcext:value-type="float">
            <text:p>0.002519853</text:p>
          </table:table-cell>
          <table:table-cell office:value-type="float" office:value="0.003139966" calcext:value-type="float">
            <text:p>0.003139966</text:p>
          </table:table-cell>
          <table:table-cell office:value-type="float" office:value="0.004296242" calcext:value-type="float">
            <text:p>0.00429624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27828" calcext:value-type="float">
            <text:p>0.003927828</text:p>
          </table:table-cell>
          <table:table-cell/>
          <table:table-cell office:value-type="float" office:value="24.565534158" calcext:value-type="float">
            <text:p>24.565534158</text:p>
          </table:table-cell>
          <table:table-cell office:value-type="float" office:value="24.580844766" calcext:value-type="float">
            <text:p>24.580844766</text:p>
          </table:table-cell>
          <table:table-cell office:value-type="float" office:value="24.609392734" calcext:value-type="float">
            <text:p>24.609392734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600296827" calcext:value-type="float">
            <text:p>24.600296827</text:p>
          </table:table-cell>
          <table:table-cell/>
          <table:table-cell office:value-type="float" office:value="0.063871829" calcext:value-type="float">
            <text:p>0.063871829</text:p>
          </table:table-cell>
          <table:table-cell office:value-type="float" office:value="0.079589327" calcext:value-type="float">
            <text:p>0.079589327</text:p>
          </table:table-cell>
          <table:table-cell office:value-type="float" office:value="0.108895742" calcext:value-type="float">
            <text:p>0.1088957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9558214" calcext:value-type="float">
            <text:p>0.0995582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2019-12-02 23:18:24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34395723" calcext:value-type="float">
            <text:p>0.434395723</text:p>
          </table:table-cell>
          <table:table-cell office:value-type="float" office:value="0.510823788" calcext:value-type="float">
            <text:p>0.510823788</text:p>
          </table:table-cell>
          <table:table-cell office:value-type="float" office:value="0.650517422" calcext:value-type="float">
            <text:p>0.650517422</text:p>
          </table:table-cell>
          <table:table-cell office:value-type="float" office:value="5" calcext:value-type="float">
            <text:p>5</text:p>
          </table:table-cell>
          <table:table-cell office:value-type="float" office:value="0.606704427" calcext:value-type="float">
            <text:p>0.606704427</text:p>
          </table:table-cell>
          <table:table-cell/>
          <table:table-cell office:value-type="float" office:value="0.003548985" calcext:value-type="float">
            <text:p>0.003548985</text:p>
          </table:table-cell>
          <table:table-cell office:value-type="float" office:value="0.004173397" calcext:value-type="float">
            <text:p>0.004173397</text:p>
          </table:table-cell>
          <table:table-cell office:value-type="float" office:value="0.005314685" calcext:value-type="float">
            <text:p>0.0053146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56736" calcext:value-type="float">
            <text:p>0.004956736</text:p>
          </table:table-cell>
          <table:table-cell/>
          <table:table-cell office:value-type="float" office:value="0.002510382" calcext:value-type="float">
            <text:p>0.002510382</text:p>
          </table:table-cell>
          <table:table-cell office:value-type="float" office:value="0.003134794" calcext:value-type="float">
            <text:p>0.003134794</text:p>
          </table:table-cell>
          <table:table-cell office:value-type="float" office:value="0.004276082" calcext:value-type="float">
            <text:p>0.00427608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18133" calcext:value-type="float">
            <text:p>0.003918133</text:p>
          </table:table-cell>
          <table:table-cell/>
          <table:table-cell office:value-type="float" office:value="24.550139223" calcext:value-type="float">
            <text:p>24.550139223</text:p>
          </table:table-cell>
          <table:table-cell office:value-type="float" office:value="24.56555621" calcext:value-type="float">
            <text:p>24.56555621</text:p>
          </table:table-cell>
          <table:table-cell office:value-type="float" office:value="24.593734505" calcext:value-type="float">
            <text:p>24.593734505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84896846" calcext:value-type="float">
            <text:p>24.584896846</text:p>
          </table:table-cell>
          <table:table-cell/>
          <table:table-cell office:value-type="float" office:value="0.06363176" calcext:value-type="float">
            <text:p>0.06363176</text:p>
          </table:table-cell>
          <table:table-cell office:value-type="float" office:value="0.079458248" calcext:value-type="float">
            <text:p>0.079458248</text:p>
          </table:table-cell>
          <table:table-cell office:value-type="float" office:value="0.108384776" calcext:value-type="float">
            <text:p>0.10838477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9312478" calcext:value-type="float">
            <text:p>0.09931247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19-12-02 23:18:25</text:p>
          </table:table-cell>
          <table:table-cell office:value-type="float" office:value="24.50837" calcext:value-type="float">
            <text:p>24.50837</text:p>
          </table:table-cell>
          <table:table-cell office:value-type="string" calcext:value-type="string">
            <text:p><text:s/></text:p>
          </table:table-cell>
          <table:table-cell office:value-type="float" office:value="0.433344893" calcext:value-type="float">
            <text:p>0.433344893</text:p>
          </table:table-cell>
          <table:table-cell office:value-type="float" office:value="0.510544838" calcext:value-type="float">
            <text:p>0.510544838</text:p>
          </table:table-cell>
          <table:table-cell office:value-type="float" office:value="0.649491626" calcext:value-type="float">
            <text:p>0.649491626</text:p>
          </table:table-cell>
          <table:table-cell office:value-type="float" office:value="5" calcext:value-type="float">
            <text:p>5</text:p>
          </table:table-cell>
          <table:table-cell office:value-type="float" office:value="0.604637337" calcext:value-type="float">
            <text:p>0.604637337</text:p>
          </table:table-cell>
          <table:table-cell/>
          <table:table-cell office:value-type="float" office:value="0.003540399" calcext:value-type="float">
            <text:p>0.003540399</text:p>
          </table:table-cell>
          <table:table-cell office:value-type="float" office:value="0.004171118" calcext:value-type="float">
            <text:p>0.004171118</text:p>
          </table:table-cell>
          <table:table-cell office:value-type="float" office:value="0.005306304" calcext:value-type="float">
            <text:p>0.00530630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39848" calcext:value-type="float">
            <text:p>0.004939848</text:p>
          </table:table-cell>
          <table:table-cell/>
          <table:table-cell office:value-type="float" office:value="0.002501797" calcext:value-type="float">
            <text:p>0.002501797</text:p>
          </table:table-cell>
          <table:table-cell office:value-type="float" office:value="0.003132515" calcext:value-type="float">
            <text:p>0.003132515</text:p>
          </table:table-cell>
          <table:table-cell office:value-type="float" office:value="0.004267701" calcext:value-type="float">
            <text:p>0.00426770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901245" calcext:value-type="float">
            <text:p>0.003901245</text:p>
          </table:table-cell>
          <table:table-cell/>
          <table:table-cell office:value-type="float" office:value="24.570142029" calcext:value-type="float">
            <text:p>24.570142029</text:p>
          </table:table-cell>
          <table:table-cell office:value-type="float" office:value="24.585714436" calcext:value-type="float">
            <text:p>24.585714436</text:p>
          </table:table-cell>
          <table:table-cell office:value-type="float" office:value="24.613741572" calcext:value-type="float">
            <text:p>24.613741572</text:p>
          </table:table-cell>
          <table:table-cell office:value-type="float" office:value="25.49093089" calcext:value-type="float">
            <text:p>25.49093089</text:p>
          </table:table-cell>
          <table:table-cell office:value-type="float" office:value="24.604694033" calcext:value-type="float">
            <text:p>24.604694033</text:p>
          </table:table-cell>
          <table:table-cell/>
          <table:table-cell office:value-type="float" office:value="0.063414155" calcext:value-type="float">
            <text:p>0.063414155</text:p>
          </table:table-cell>
          <table:table-cell office:value-type="float" office:value="0.079400485" calcext:value-type="float">
            <text:p>0.079400485</text:p>
          </table:table-cell>
          <table:table-cell office:value-type="float" office:value="0.108172367" calcext:value-type="float">
            <text:p>0.1081723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8884446" calcext:value-type="float">
            <text:p>0.0988844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2019-12-02 23:18:27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31640796" calcext:value-type="float">
            <text:p>0.431640796</text:p>
          </table:table-cell>
          <table:table-cell office:value-type="float" office:value="0.509972037" calcext:value-type="float">
            <text:p>0.509972037</text:p>
          </table:table-cell>
          <table:table-cell office:value-type="float" office:value="0.648309666" calcext:value-type="float">
            <text:p>0.648309666</text:p>
          </table:table-cell>
          <table:table-cell office:value-type="float" office:value="5" calcext:value-type="float">
            <text:p>5</text:p>
          </table:table-cell>
          <table:table-cell office:value-type="float" office:value="0.602815223" calcext:value-type="float">
            <text:p>0.602815223</text:p>
          </table:table-cell>
          <table:table-cell/>
          <table:table-cell office:value-type="float" office:value="0.003526477" calcext:value-type="float">
            <text:p>0.003526477</text:p>
          </table:table-cell>
          <table:table-cell office:value-type="float" office:value="0.004166438" calcext:value-type="float">
            <text:p>0.004166438</text:p>
          </table:table-cell>
          <table:table-cell office:value-type="float" office:value="0.005296648" calcext:value-type="float">
            <text:p>0.0052966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24961" calcext:value-type="float">
            <text:p>0.004924961</text:p>
          </table:table-cell>
          <table:table-cell/>
          <table:table-cell office:value-type="float" office:value="0.002487874" calcext:value-type="float">
            <text:p>0.002487874</text:p>
          </table:table-cell>
          <table:table-cell office:value-type="float" office:value="0.003127835" calcext:value-type="float">
            <text:p>0.003127835</text:p>
          </table:table-cell>
          <table:table-cell office:value-type="float" office:value="0.004258045" calcext:value-type="float">
            <text:p>0.0042580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86358" calcext:value-type="float">
            <text:p>0.003886358</text:p>
          </table:table-cell>
          <table:table-cell/>
          <table:table-cell office:value-type="float" office:value="24.549583498" calcext:value-type="float">
            <text:p>24.549583498</text:p>
          </table:table-cell>
          <table:table-cell office:value-type="float" office:value="24.565384397" calcext:value-type="float">
            <text:p>24.565384397</text:p>
          </table:table-cell>
          <table:table-cell office:value-type="float" office:value="24.593289173" calcext:value-type="float">
            <text:p>24.593289173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84112339" calcext:value-type="float">
            <text:p>24.584112339</text:p>
          </table:table-cell>
          <table:table-cell/>
          <table:table-cell office:value-type="float" office:value="0.063061272" calcext:value-type="float">
            <text:p>0.063061272</text:p>
          </table:table-cell>
          <table:table-cell office:value-type="float" office:value="0.079281872" calcext:value-type="float">
            <text:p>0.079281872</text:p>
          </table:table-cell>
          <table:table-cell office:value-type="float" office:value="0.107927621" calcext:value-type="float">
            <text:p>0.1079276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8507141" calcext:value-type="float">
            <text:p>0.09850714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2019-12-02 23:18:28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429909281" calcext:value-type="float">
            <text:p>0.429909281</text:p>
          </table:table-cell>
          <table:table-cell office:value-type="float" office:value="0.5091936" calcext:value-type="float">
            <text:p>0.5091936</text:p>
          </table:table-cell>
          <table:table-cell office:value-type="float" office:value="0.646347481" calcext:value-type="float">
            <text:p>0.646347481</text:p>
          </table:table-cell>
          <table:table-cell office:value-type="float" office:value="5" calcext:value-type="float">
            <text:p>5</text:p>
          </table:table-cell>
          <table:table-cell office:value-type="float" office:value="0.601463986" calcext:value-type="float">
            <text:p>0.601463986</text:p>
          </table:table-cell>
          <table:table-cell/>
          <table:table-cell office:value-type="float" office:value="0.003512331" calcext:value-type="float">
            <text:p>0.003512331</text:p>
          </table:table-cell>
          <table:table-cell office:value-type="float" office:value="0.004160078" calcext:value-type="float">
            <text:p>0.004160078</text:p>
          </table:table-cell>
          <table:table-cell office:value-type="float" office:value="0.005280617" calcext:value-type="float">
            <text:p>0.0052806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13921" calcext:value-type="float">
            <text:p>0.004913921</text:p>
          </table:table-cell>
          <table:table-cell/>
          <table:table-cell office:value-type="float" office:value="0.002473728" calcext:value-type="float">
            <text:p>0.002473728</text:p>
          </table:table-cell>
          <table:table-cell office:value-type="float" office:value="0.003121476" calcext:value-type="float">
            <text:p>0.003121476</text:p>
          </table:table-cell>
          <table:table-cell office:value-type="float" office:value="0.004242014" calcext:value-type="float">
            <text:p>0.00424201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75319" calcext:value-type="float">
            <text:p>0.003875319</text:p>
          </table:table-cell>
          <table:table-cell/>
          <table:table-cell office:value-type="float" office:value="24.554287913" calcext:value-type="float">
            <text:p>24.554287913</text:p>
          </table:table-cell>
          <table:table-cell office:value-type="float" office:value="24.570280997" calcext:value-type="float">
            <text:p>24.570280997</text:p>
          </table:table-cell>
          <table:table-cell office:value-type="float" office:value="24.597946874" calcext:value-type="float">
            <text:p>24.597946874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8893314" calcext:value-type="float">
            <text:p>24.588893314</text:p>
          </table:table-cell>
          <table:table-cell/>
          <table:table-cell office:value-type="float" office:value="0.062702711" calcext:value-type="float">
            <text:p>0.062702711</text:p>
          </table:table-cell>
          <table:table-cell office:value-type="float" office:value="0.079120677" calcext:value-type="float">
            <text:p>0.079120677</text:p>
          </table:table-cell>
          <table:table-cell office:value-type="float" office:value="0.107521316" calcext:value-type="float">
            <text:p>0.1075213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822734" calcext:value-type="float">
            <text:p>0.0982273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2019-12-02 23:18:29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28220085" calcext:value-type="float">
            <text:p>0.428220085</text:p>
          </table:table-cell>
          <table:table-cell office:value-type="float" office:value="0.508457483" calcext:value-type="float">
            <text:p>0.508457483</text:p>
          </table:table-cell>
          <table:table-cell office:value-type="float" office:value="0.643509703" calcext:value-type="float">
            <text:p>0.643509703</text:p>
          </table:table-cell>
          <table:table-cell office:value-type="float" office:value="5" calcext:value-type="float">
            <text:p>5</text:p>
          </table:table-cell>
          <table:table-cell office:value-type="float" office:value="0.600365472" calcext:value-type="float">
            <text:p>0.600365472</text:p>
          </table:table-cell>
          <table:table-cell/>
          <table:table-cell office:value-type="float" office:value="0.00349853" calcext:value-type="float">
            <text:p>0.00349853</text:p>
          </table:table-cell>
          <table:table-cell office:value-type="float" office:value="0.004154064" calcext:value-type="float">
            <text:p>0.004154064</text:p>
          </table:table-cell>
          <table:table-cell office:value-type="float" office:value="0.005257432" calcext:value-type="float">
            <text:p>0.0052574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904947" calcext:value-type="float">
            <text:p>0.004904947</text:p>
          </table:table-cell>
          <table:table-cell/>
          <table:table-cell office:value-type="float" office:value="0.002459927" calcext:value-type="float">
            <text:p>0.002459927</text:p>
          </table:table-cell>
          <table:table-cell office:value-type="float" office:value="0.003115462" calcext:value-type="float">
            <text:p>0.003115462</text:p>
          </table:table-cell>
          <table:table-cell office:value-type="float" office:value="0.004218829" calcext:value-type="float">
            <text:p>0.0042188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66344" calcext:value-type="float">
            <text:p>0.003866344</text:p>
          </table:table-cell>
          <table:table-cell/>
          <table:table-cell office:value-type="float" office:value="24.54889347" calcext:value-type="float">
            <text:p>24.54889347</text:p>
          </table:table-cell>
          <table:table-cell office:value-type="float" office:value="24.565078885" calcext:value-type="float">
            <text:p>24.565078885</text:p>
          </table:table-cell>
          <table:table-cell office:value-type="float" office:value="24.59232096" calcext:value-type="float">
            <text:p>24.59232096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83618189" calcext:value-type="float">
            <text:p>24.583618189</text:p>
          </table:table-cell>
          <table:table-cell/>
          <table:table-cell office:value-type="float" office:value="0.062352914" calcext:value-type="float">
            <text:p>0.062352914</text:p>
          </table:table-cell>
          <table:table-cell office:value-type="float" office:value="0.078968246" calcext:value-type="float">
            <text:p>0.078968246</text:p>
          </table:table-cell>
          <table:table-cell office:value-type="float" office:value="0.106933704" calcext:value-type="float">
            <text:p>0.1069337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7999871" calcext:value-type="float">
            <text:p>0.09799987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2019-12-02 23:18:31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426760367" calcext:value-type="float">
            <text:p>0.426760367</text:p>
          </table:table-cell>
          <table:table-cell office:value-type="float" office:value="0.507924617" calcext:value-type="float">
            <text:p>0.507924617</text:p>
          </table:table-cell>
          <table:table-cell office:value-type="float" office:value="0.64162262" calcext:value-type="float">
            <text:p>0.64162262</text:p>
          </table:table-cell>
          <table:table-cell office:value-type="float" office:value="5" calcext:value-type="float">
            <text:p>5</text:p>
          </table:table-cell>
          <table:table-cell office:value-type="float" office:value="0.598768663" calcext:value-type="float">
            <text:p>0.598768663</text:p>
          </table:table-cell>
          <table:table-cell/>
          <table:table-cell office:value-type="float" office:value="0.003486604" calcext:value-type="float">
            <text:p>0.003486604</text:p>
          </table:table-cell>
          <table:table-cell office:value-type="float" office:value="0.004149711" calcext:value-type="float">
            <text:p>0.004149711</text:p>
          </table:table-cell>
          <table:table-cell office:value-type="float" office:value="0.005242015" calcext:value-type="float">
            <text:p>0.0052420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91901" calcext:value-type="float">
            <text:p>0.004891901</text:p>
          </table:table-cell>
          <table:table-cell/>
          <table:table-cell office:value-type="float" office:value="0.002448002" calcext:value-type="float">
            <text:p>0.002448002</text:p>
          </table:table-cell>
          <table:table-cell office:value-type="float" office:value="0.003111108" calcext:value-type="float">
            <text:p>0.003111108</text:p>
          </table:table-cell>
          <table:table-cell office:value-type="float" office:value="0.004203412" calcext:value-type="float">
            <text:p>0.0042034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53298" calcext:value-type="float">
            <text:p>0.003853298</text:p>
          </table:table-cell>
          <table:table-cell/>
          <table:table-cell office:value-type="float" office:value="24.553652716" calcext:value-type="float">
            <text:p>24.553652716</text:p>
          </table:table-cell>
          <table:table-cell office:value-type="float" office:value="24.570025022" calcext:value-type="float">
            <text:p>24.570025022</text:p>
          </table:table-cell>
          <table:table-cell office:value-type="float" office:value="24.596993814" calcext:value-type="float">
            <text:p>24.596993814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8349632" calcext:value-type="float">
            <text:p>24.588349632</text:p>
          </table:table-cell>
          <table:table-cell/>
          <table:table-cell office:value-type="float" office:value="0.062050637" calcext:value-type="float">
            <text:p>0.062050637</text:p>
          </table:table-cell>
          <table:table-cell office:value-type="float" office:value="0.078857903" calcext:value-type="float">
            <text:p>0.078857903</text:p>
          </table:table-cell>
          <table:table-cell office:value-type="float" office:value="0.10654295" calcext:value-type="float">
            <text:p>0.106542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7669219" calcext:value-type="float">
            <text:p>0.09766921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2019-12-02 23:18:32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425512245" calcext:value-type="float">
            <text:p>0.425512245</text:p>
          </table:table-cell>
          <table:table-cell office:value-type="float" office:value="0.507608117" calcext:value-type="float">
            <text:p>0.507608117</text:p>
          </table:table-cell>
          <table:table-cell office:value-type="float" office:value="0.639960842" calcext:value-type="float">
            <text:p>0.639960842</text:p>
          </table:table-cell>
          <table:table-cell office:value-type="float" office:value="5" calcext:value-type="float">
            <text:p>5</text:p>
          </table:table-cell>
          <table:table-cell office:value-type="float" office:value="0.59721179" calcext:value-type="float">
            <text:p>0.59721179</text:p>
          </table:table-cell>
          <table:table-cell/>
          <table:table-cell office:value-type="float" office:value="0.003476407" calcext:value-type="float">
            <text:p>0.003476407</text:p>
          </table:table-cell>
          <table:table-cell office:value-type="float" office:value="0.004147125" calcext:value-type="float">
            <text:p>0.004147125</text:p>
          </table:table-cell>
          <table:table-cell office:value-type="float" office:value="0.005228438" calcext:value-type="float">
            <text:p>0.0052284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79181" calcext:value-type="float">
            <text:p>0.004879181</text:p>
          </table:table-cell>
          <table:table-cell/>
          <table:table-cell office:value-type="float" office:value="0.002437804" calcext:value-type="float">
            <text:p>0.002437804</text:p>
          </table:table-cell>
          <table:table-cell office:value-type="float" office:value="0.003108522" calcext:value-type="float">
            <text:p>0.003108522</text:p>
          </table:table-cell>
          <table:table-cell office:value-type="float" office:value="0.004189836" calcext:value-type="float">
            <text:p>0.00418983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40579" calcext:value-type="float">
            <text:p>0.003840579</text:p>
          </table:table-cell>
          <table:table-cell/>
          <table:table-cell office:value-type="float" office:value="24.553400945" calcext:value-type="float">
            <text:p>24.553400945</text:p>
          </table:table-cell>
          <table:table-cell office:value-type="float" office:value="24.569961179" calcext:value-type="float">
            <text:p>24.569961179</text:p>
          </table:table-cell>
          <table:table-cell office:value-type="float" office:value="24.596658614" calcext:value-type="float">
            <text:p>24.596658614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803559" calcext:value-type="float">
            <text:p>24.58803559</text:p>
          </table:table-cell>
          <table:table-cell/>
          <table:table-cell office:value-type="float" office:value="0.061792176" calcext:value-type="float">
            <text:p>0.061792176</text:p>
          </table:table-cell>
          <table:table-cell office:value-type="float" office:value="0.078792363" calcext:value-type="float">
            <text:p>0.078792363</text:p>
          </table:table-cell>
          <table:table-cell office:value-type="float" office:value="0.106198849" calcext:value-type="float">
            <text:p>0.10619884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7346837" calcext:value-type="float">
            <text:p>0.09734683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2019-12-02 23:18:33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424175313" calcext:value-type="float">
            <text:p>0.424175313</text:p>
          </table:table-cell>
          <table:table-cell office:value-type="float" office:value="0.507336319" calcext:value-type="float">
            <text:p>0.507336319</text:p>
          </table:table-cell>
          <table:table-cell office:value-type="float" office:value="0.639391022" calcext:value-type="float">
            <text:p>0.639391022</text:p>
          </table:table-cell>
          <table:table-cell office:value-type="float" office:value="5" calcext:value-type="float">
            <text:p>5</text:p>
          </table:table-cell>
          <table:table-cell office:value-type="float" office:value="0.595300269" calcext:value-type="float">
            <text:p>0.595300269</text:p>
          </table:table-cell>
          <table:table-cell/>
          <table:table-cell office:value-type="float" office:value="0.003465485" calcext:value-type="float">
            <text:p>0.003465485</text:p>
          </table:table-cell>
          <table:table-cell office:value-type="float" office:value="0.004144905" calcext:value-type="float">
            <text:p>0.004144905</text:p>
          </table:table-cell>
          <table:table-cell office:value-type="float" office:value="0.005223783" calcext:value-type="float">
            <text:p>0.0052237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63564" calcext:value-type="float">
            <text:p>0.004863564</text:p>
          </table:table-cell>
          <table:table-cell/>
          <table:table-cell office:value-type="float" office:value="0.002426882" calcext:value-type="float">
            <text:p>0.002426882</text:p>
          </table:table-cell>
          <table:table-cell office:value-type="float" office:value="0.003106302" calcext:value-type="float">
            <text:p>0.003106302</text:p>
          </table:table-cell>
          <table:table-cell office:value-type="float" office:value="0.00418518" calcext:value-type="float">
            <text:p>0.0041851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24962" calcext:value-type="float">
            <text:p>0.003824962</text:p>
          </table:table-cell>
          <table:table-cell/>
          <table:table-cell office:value-type="float" office:value="24.553131259" calcext:value-type="float">
            <text:p>24.553131259</text:p>
          </table:table-cell>
          <table:table-cell office:value-type="float" office:value="24.569906353" calcext:value-type="float">
            <text:p>24.569906353</text:p>
          </table:table-cell>
          <table:table-cell office:value-type="float" office:value="24.596543674" calcext:value-type="float">
            <text:p>24.596543674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765001" calcext:value-type="float">
            <text:p>24.58765001</text:p>
          </table:table-cell>
          <table:table-cell/>
          <table:table-cell office:value-type="float" office:value="0.061515325" calcext:value-type="float">
            <text:p>0.061515325</text:p>
          </table:table-cell>
          <table:table-cell office:value-type="float" office:value="0.078736081" calcext:value-type="float">
            <text:p>0.078736081</text:p>
          </table:table-cell>
          <table:table-cell office:value-type="float" office:value="0.106080857" calcext:value-type="float">
            <text:p>0.1060808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6951018" calcext:value-type="float">
            <text:p>0.096951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2019-12-02 23:18:34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422537973" calcext:value-type="float">
            <text:p>0.422537973</text:p>
          </table:table-cell>
          <table:table-cell office:value-type="float" office:value="0.506655038" calcext:value-type="float">
            <text:p>0.506655038</text:p>
          </table:table-cell>
          <table:table-cell office:value-type="float" office:value="0.638001041" calcext:value-type="float">
            <text:p>0.638001041</text:p>
          </table:table-cell>
          <table:table-cell office:value-type="float" office:value="5" calcext:value-type="float">
            <text:p>5</text:p>
          </table:table-cell>
          <table:table-cell office:value-type="float" office:value="0.593630146" calcext:value-type="float">
            <text:p>0.593630146</text:p>
          </table:table-cell>
          <table:table-cell/>
          <table:table-cell office:value-type="float" office:value="0.003452108" calcext:value-type="float">
            <text:p>0.003452108</text:p>
          </table:table-cell>
          <table:table-cell office:value-type="float" office:value="0.004139339" calcext:value-type="float">
            <text:p>0.004139339</text:p>
          </table:table-cell>
          <table:table-cell office:value-type="float" office:value="0.005212427" calcext:value-type="float">
            <text:p>0.0052124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49919" calcext:value-type="float">
            <text:p>0.004849919</text:p>
          </table:table-cell>
          <table:table-cell/>
          <table:table-cell office:value-type="float" office:value="0.002413505" calcext:value-type="float">
            <text:p>0.002413505</text:p>
          </table:table-cell>
          <table:table-cell office:value-type="float" office:value="0.003100736" calcext:value-type="float">
            <text:p>0.003100736</text:p>
          </table:table-cell>
          <table:table-cell office:value-type="float" office:value="0.004173824" calcext:value-type="float">
            <text:p>0.00417382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11317" calcext:value-type="float">
            <text:p>0.003811317</text:p>
          </table:table-cell>
          <table:table-cell/>
          <table:table-cell office:value-type="float" office:value="24.562908385" calcext:value-type="float">
            <text:p>24.562908385</text:p>
          </table:table-cell>
          <table:table-cell office:value-type="float" office:value="24.579876182" calcext:value-type="float">
            <text:p>24.579876182</text:p>
          </table:table-cell>
          <table:table-cell office:value-type="float" office:value="24.606370311" calcext:value-type="float">
            <text:p>24.606370311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97420218" calcext:value-type="float">
            <text:p>24.597420218</text:p>
          </table:table-cell>
          <table:table-cell/>
          <table:table-cell office:value-type="float" office:value="0.061176266" calcext:value-type="float">
            <text:p>0.061176266</text:p>
          </table:table-cell>
          <table:table-cell office:value-type="float" office:value="0.078595005" calcext:value-type="float">
            <text:p>0.078595005</text:p>
          </table:table-cell>
          <table:table-cell office:value-type="float" office:value="0.105793036" calcext:value-type="float">
            <text:p>0.10579303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6605185" calcext:value-type="float">
            <text:p>0.0966051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2019-12-02 23:18:36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421056202" calcext:value-type="float">
            <text:p>0.421056202</text:p>
          </table:table-cell>
          <table:table-cell office:value-type="float" office:value="0.505923689" calcext:value-type="float">
            <text:p>0.505923689</text:p>
          </table:table-cell>
          <table:table-cell office:value-type="float" office:value="0.63590415" calcext:value-type="float">
            <text:p>0.63590415</text:p>
          </table:table-cell>
          <table:table-cell office:value-type="float" office:value="5" calcext:value-type="float">
            <text:p>5</text:p>
          </table:table-cell>
          <table:table-cell office:value-type="float" office:value="0.592441629" calcext:value-type="float">
            <text:p>0.592441629</text:p>
          </table:table-cell>
          <table:table-cell/>
          <table:table-cell office:value-type="float" office:value="0.003440002" calcext:value-type="float">
            <text:p>0.003440002</text:p>
          </table:table-cell>
          <table:table-cell office:value-type="float" office:value="0.004133363" calcext:value-type="float">
            <text:p>0.004133363</text:p>
          </table:table-cell>
          <table:table-cell office:value-type="float" office:value="0.005195295" calcext:value-type="float">
            <text:p>0.0051952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40209" calcext:value-type="float">
            <text:p>0.004840209</text:p>
          </table:table-cell>
          <table:table-cell/>
          <table:table-cell office:value-type="float" office:value="0.002401399" calcext:value-type="float">
            <text:p>0.002401399</text:p>
          </table:table-cell>
          <table:table-cell office:value-type="float" office:value="0.003094761" calcext:value-type="float">
            <text:p>0.003094761</text:p>
          </table:table-cell>
          <table:table-cell office:value-type="float" office:value="0.004156693" calcext:value-type="float">
            <text:p>0.00415669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801607" calcext:value-type="float">
            <text:p>0.003801607</text:p>
          </table:table-cell>
          <table:table-cell/>
          <table:table-cell office:value-type="float" office:value="24.557555779" calcext:value-type="float">
            <text:p>24.557555779</text:p>
          </table:table-cell>
          <table:table-cell office:value-type="float" office:value="24.574675029" calcext:value-type="float">
            <text:p>24.574675029</text:p>
          </table:table-cell>
          <table:table-cell office:value-type="float" office:value="24.600893839" calcext:value-type="float">
            <text:p>24.600893839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92126932" calcext:value-type="float">
            <text:p>24.592126932</text:p>
          </table:table-cell>
          <table:table-cell/>
          <table:table-cell office:value-type="float" office:value="0.060869421" calcext:value-type="float">
            <text:p>0.060869421</text:p>
          </table:table-cell>
          <table:table-cell office:value-type="float" office:value="0.07844356" calcext:value-type="float">
            <text:p>0.07844356</text:p>
          </table:table-cell>
          <table:table-cell office:value-type="float" office:value="0.105358837" calcext:value-type="float">
            <text:p>0.1053588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6359078" calcext:value-type="float">
            <text:p>0.09635907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2019-12-02 23:18:37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19714501" calcext:value-type="float">
            <text:p>0.419714501</text:p>
          </table:table-cell>
          <table:table-cell office:value-type="float" office:value="0.505205453" calcext:value-type="float">
            <text:p>0.505205453</text:p>
          </table:table-cell>
          <table:table-cell office:value-type="float" office:value="0.633598642" calcext:value-type="float">
            <text:p>0.633598642</text:p>
          </table:table-cell>
          <table:table-cell office:value-type="float" office:value="5" calcext:value-type="float">
            <text:p>5</text:p>
          </table:table-cell>
          <table:table-cell office:value-type="float" office:value="0.591005157" calcext:value-type="float">
            <text:p>0.591005157</text:p>
          </table:table-cell>
          <table:table-cell/>
          <table:table-cell office:value-type="float" office:value="0.00342904" calcext:value-type="float">
            <text:p>0.00342904</text:p>
          </table:table-cell>
          <table:table-cell office:value-type="float" office:value="0.004127496" calcext:value-type="float">
            <text:p>0.004127496</text:p>
          </table:table-cell>
          <table:table-cell office:value-type="float" office:value="0.005176459" calcext:value-type="float">
            <text:p>0.0051764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28474" calcext:value-type="float">
            <text:p>0.004828474</text:p>
          </table:table-cell>
          <table:table-cell/>
          <table:table-cell office:value-type="float" office:value="0.002390437" calcext:value-type="float">
            <text:p>0.002390437</text:p>
          </table:table-cell>
          <table:table-cell office:value-type="float" office:value="0.003088893" calcext:value-type="float">
            <text:p>0.003088893</text:p>
          </table:table-cell>
          <table:table-cell office:value-type="float" office:value="0.004137857" calcext:value-type="float">
            <text:p>0.00413785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89871" calcext:value-type="float">
            <text:p>0.003789871</text:p>
          </table:table-cell>
          <table:table-cell/>
          <table:table-cell office:value-type="float" office:value="24.547177718" calcext:value-type="float">
            <text:p>24.547177718</text:p>
          </table:table-cell>
          <table:table-cell office:value-type="float" office:value="24.564422893" calcext:value-type="float">
            <text:p>24.564422893</text:p>
          </table:table-cell>
          <table:table-cell office:value-type="float" office:value="24.590321772" calcext:value-type="float">
            <text:p>24.590321772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81730079" calcext:value-type="float">
            <text:p>24.581730079</text:p>
          </table:table-cell>
          <table:table-cell/>
          <table:table-cell office:value-type="float" office:value="0.060591582" calcext:value-type="float">
            <text:p>0.060591582</text:p>
          </table:table-cell>
          <table:table-cell office:value-type="float" office:value="0.078294832" calcext:value-type="float">
            <text:p>0.078294832</text:p>
          </table:table-cell>
          <table:table-cell office:value-type="float" office:value="0.104881439" calcext:value-type="float">
            <text:p>0.1048814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6061627" calcext:value-type="float">
            <text:p>0.0960616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2019-12-02 23:18:38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18722679" calcext:value-type="float">
            <text:p>0.418722679</text:p>
          </table:table-cell>
          <table:table-cell office:value-type="float" office:value="0.504640401" calcext:value-type="float">
            <text:p>0.504640401</text:p>
          </table:table-cell>
          <table:table-cell office:value-type="float" office:value="0.631454662" calcext:value-type="float">
            <text:p>0.631454662</text:p>
          </table:table-cell>
          <table:table-cell office:value-type="float" office:value="5" calcext:value-type="float">
            <text:p>5</text:p>
          </table:table-cell>
          <table:table-cell office:value-type="float" office:value="0.589736174" calcext:value-type="float">
            <text:p>0.589736174</text:p>
          </table:table-cell>
          <table:table-cell/>
          <table:table-cell office:value-type="float" office:value="0.003420937" calcext:value-type="float">
            <text:p>0.003420937</text:p>
          </table:table-cell>
          <table:table-cell office:value-type="float" office:value="0.004122879" calcext:value-type="float">
            <text:p>0.004122879</text:p>
          </table:table-cell>
          <table:table-cell office:value-type="float" office:value="0.005158943" calcext:value-type="float">
            <text:p>0.0051589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18106" calcext:value-type="float">
            <text:p>0.004818106</text:p>
          </table:table-cell>
          <table:table-cell/>
          <table:table-cell office:value-type="float" office:value="0.002382334" calcext:value-type="float">
            <text:p>0.002382334</text:p>
          </table:table-cell>
          <table:table-cell office:value-type="float" office:value="0.003084276" calcext:value-type="float">
            <text:p>0.003084276</text:p>
          </table:table-cell>
          <table:table-cell office:value-type="float" office:value="0.004120341" calcext:value-type="float">
            <text:p>0.00412034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79503" calcext:value-type="float">
            <text:p>0.003779503</text:p>
          </table:table-cell>
          <table:table-cell/>
          <table:table-cell office:value-type="float" office:value="24.546977647" calcext:value-type="float">
            <text:p>24.546977647</text:p>
          </table:table-cell>
          <table:table-cell office:value-type="float" office:value="24.564308912" calcext:value-type="float">
            <text:p>24.564308912</text:p>
          </table:table-cell>
          <table:table-cell office:value-type="float" office:value="24.589889303" calcext:value-type="float">
            <text:p>24.589889303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81474106" calcext:value-type="float">
            <text:p>24.581474106</text:p>
          </table:table-cell>
          <table:table-cell/>
          <table:table-cell office:value-type="float" office:value="0.060386196" calcext:value-type="float">
            <text:p>0.060386196</text:p>
          </table:table-cell>
          <table:table-cell office:value-type="float" office:value="0.078177823" calcext:value-type="float">
            <text:p>0.078177823</text:p>
          </table:table-cell>
          <table:table-cell office:value-type="float" office:value="0.104437489" calcext:value-type="float">
            <text:p>0.1044374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5798858" calcext:value-type="float">
            <text:p>0.0957988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2019-12-02 23:18:39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17850067" calcext:value-type="float">
            <text:p>0.417850067</text:p>
          </table:table-cell>
          <table:table-cell office:value-type="float" office:value="0.50419873" calcext:value-type="float">
            <text:p>0.50419873</text:p>
          </table:table-cell>
          <table:table-cell office:value-type="float" office:value="0.629732088" calcext:value-type="float">
            <text:p>0.629732088</text:p>
          </table:table-cell>
          <table:table-cell office:value-type="float" office:value="5" calcext:value-type="float">
            <text:p>5</text:p>
          </table:table-cell>
          <table:table-cell office:value-type="float" office:value="0.588334273" calcext:value-type="float">
            <text:p>0.588334273</text:p>
          </table:table-cell>
          <table:table-cell/>
          <table:table-cell office:value-type="float" office:value="0.003413808" calcext:value-type="float">
            <text:p>0.003413808</text:p>
          </table:table-cell>
          <table:table-cell office:value-type="float" office:value="0.004119271" calcext:value-type="float">
            <text:p>0.004119271</text:p>
          </table:table-cell>
          <table:table-cell office:value-type="float" office:value="0.00514487" calcext:value-type="float">
            <text:p>0.005144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806653" calcext:value-type="float">
            <text:p>0.004806653</text:p>
          </table:table-cell>
          <table:table-cell/>
          <table:table-cell office:value-type="float" office:value="0.002375205" calcext:value-type="float">
            <text:p>0.002375205</text:p>
          </table:table-cell>
          <table:table-cell office:value-type="float" office:value="0.003080668" calcext:value-type="float">
            <text:p>0.003080668</text:p>
          </table:table-cell>
          <table:table-cell office:value-type="float" office:value="0.004106267" calcext:value-type="float">
            <text:p>0.00410626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6805" calcext:value-type="float">
            <text:p>0.00376805</text:p>
          </table:table-cell>
          <table:table-cell/>
          <table:table-cell office:value-type="float" office:value="24.546801623" calcext:value-type="float">
            <text:p>24.546801623</text:p>
          </table:table-cell>
          <table:table-cell office:value-type="float" office:value="24.564219819" calcext:value-type="float">
            <text:p>24.564219819</text:p>
          </table:table-cell>
          <table:table-cell office:value-type="float" office:value="24.589541837" calcext:value-type="float">
            <text:p>24.589541837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81191322" calcext:value-type="float">
            <text:p>24.581191322</text:p>
          </table:table-cell>
          <table:table-cell/>
          <table:table-cell office:value-type="float" office:value="0.060205496" calcext:value-type="float">
            <text:p>0.060205496</text:p>
          </table:table-cell>
          <table:table-cell office:value-type="float" office:value="0.078086364" calcext:value-type="float">
            <text:p>0.078086364</text:p>
          </table:table-cell>
          <table:table-cell office:value-type="float" office:value="0.104080798" calcext:value-type="float">
            <text:p>0.1040807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5508565" calcext:value-type="float">
            <text:p>0.09550856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2019-12-02 23:18:41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41711097" calcext:value-type="float">
            <text:p>0.41711097</text:p>
          </table:table-cell>
          <table:table-cell office:value-type="float" office:value="0.50372547" calcext:value-type="float">
            <text:p>0.50372547</text:p>
          </table:table-cell>
          <table:table-cell office:value-type="float" office:value="0.628695563" calcext:value-type="float">
            <text:p>0.628695563</text:p>
          </table:table-cell>
          <table:table-cell office:value-type="float" office:value="5" calcext:value-type="float">
            <text:p>5</text:p>
          </table:table-cell>
          <table:table-cell office:value-type="float" office:value="0.586760114" calcext:value-type="float">
            <text:p>0.586760114</text:p>
          </table:table-cell>
          <table:table-cell/>
          <table:table-cell office:value-type="float" office:value="0.003407769" calcext:value-type="float">
            <text:p>0.003407769</text:p>
          </table:table-cell>
          <table:table-cell office:value-type="float" office:value="0.004115404" calcext:value-type="float">
            <text:p>0.004115404</text:p>
          </table:table-cell>
          <table:table-cell office:value-type="float" office:value="0.005136402" calcext:value-type="float">
            <text:p>0.0051364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93792" calcext:value-type="float">
            <text:p>0.004793792</text:p>
          </table:table-cell>
          <table:table-cell/>
          <table:table-cell office:value-type="float" office:value="0.002369167" calcext:value-type="float">
            <text:p>0.002369167</text:p>
          </table:table-cell>
          <table:table-cell office:value-type="float" office:value="0.003076801" calcext:value-type="float">
            <text:p>0.003076801</text:p>
          </table:table-cell>
          <table:table-cell office:value-type="float" office:value="0.004097799" calcext:value-type="float">
            <text:p>0.00409779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55189" calcext:value-type="float">
            <text:p>0.003755189</text:p>
          </table:table-cell>
          <table:table-cell/>
          <table:table-cell office:value-type="float" office:value="24.536545113" calcext:value-type="float">
            <text:p>24.536545113</text:p>
          </table:table-cell>
          <table:table-cell office:value-type="float" office:value="24.554017096" calcext:value-type="float">
            <text:p>24.554017096</text:p>
          </table:table-cell>
          <table:table-cell office:value-type="float" office:value="24.579225729" calcext:value-type="float">
            <text:p>24.579225729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70766686" calcext:value-type="float">
            <text:p>24.570766686</text:p>
          </table:table-cell>
          <table:table-cell/>
          <table:table-cell office:value-type="float" office:value="0.060052443" calcext:value-type="float">
            <text:p>0.060052443</text:p>
          </table:table-cell>
          <table:table-cell office:value-type="float" office:value="0.077988364" calcext:value-type="float">
            <text:p>0.077988364</text:p>
          </table:table-cell>
          <table:table-cell office:value-type="float" office:value="0.103866166" calcext:value-type="float">
            <text:p>0.1038661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5182603" calcext:value-type="float">
            <text:p>0.09518260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2019-12-02 23:18:42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16010668" calcext:value-type="float">
            <text:p>0.416010668</text:p>
          </table:table-cell>
          <table:table-cell office:value-type="float" office:value="0.5032385" calcext:value-type="float">
            <text:p>0.5032385</text:p>
          </table:table-cell>
          <table:table-cell office:value-type="float" office:value="0.62768586" calcext:value-type="float">
            <text:p>0.62768586</text:p>
          </table:table-cell>
          <table:table-cell office:value-type="float" office:value="5" calcext:value-type="float">
            <text:p>5</text:p>
          </table:table-cell>
          <table:table-cell office:value-type="float" office:value="0.585197876" calcext:value-type="float">
            <text:p>0.585197876</text:p>
          </table:table-cell>
          <table:table-cell/>
          <table:table-cell office:value-type="float" office:value="0.00339878" calcext:value-type="float">
            <text:p>0.00339878</text:p>
          </table:table-cell>
          <table:table-cell office:value-type="float" office:value="0.004111426" calcext:value-type="float">
            <text:p>0.004111426</text:p>
          </table:table-cell>
          <table:table-cell office:value-type="float" office:value="0.005128152" calcext:value-type="float">
            <text:p>0.0051281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81028" calcext:value-type="float">
            <text:p>0.004781028</text:p>
          </table:table-cell>
          <table:table-cell/>
          <table:table-cell office:value-type="float" office:value="0.002360177" calcext:value-type="float">
            <text:p>0.002360177</text:p>
          </table:table-cell>
          <table:table-cell office:value-type="float" office:value="0.003072823" calcext:value-type="float">
            <text:p>0.003072823</text:p>
          </table:table-cell>
          <table:table-cell office:value-type="float" office:value="0.00408955" calcext:value-type="float">
            <text:p>0.004089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42426" calcext:value-type="float">
            <text:p>0.003742426</text:p>
          </table:table-cell>
          <table:table-cell/>
          <table:table-cell office:value-type="float" office:value="24.546430577" calcext:value-type="float">
            <text:p>24.546430577</text:p>
          </table:table-cell>
          <table:table-cell office:value-type="float" office:value="24.564026123" calcext:value-type="float">
            <text:p>24.564026123</text:p>
          </table:table-cell>
          <table:table-cell office:value-type="float" office:value="24.589129086" calcext:value-type="float">
            <text:p>24.589129086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80558665" calcext:value-type="float">
            <text:p>24.580558665</text:p>
          </table:table-cell>
          <table:table-cell/>
          <table:table-cell office:value-type="float" office:value="0.059824593" calcext:value-type="float">
            <text:p>0.059824593</text:p>
          </table:table-cell>
          <table:table-cell office:value-type="float" office:value="0.077887524" calcext:value-type="float">
            <text:p>0.077887524</text:p>
          </table:table-cell>
          <table:table-cell office:value-type="float" office:value="0.103657088" calcext:value-type="float">
            <text:p>0.1036570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859109" calcext:value-type="float">
            <text:p>0.0948591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2019-12-02 23:18:43</text:p>
          </table:table-cell>
          <table:table-cell office:value-type="float" office:value="24.4831" calcext:value-type="float">
            <text:p>24.4831</text:p>
          </table:table-cell>
          <table:table-cell office:value-type="string" calcext:value-type="string">
            <text:p><text:s/></text:p>
          </table:table-cell>
          <table:table-cell office:value-type="float" office:value="0.414685656" calcext:value-type="float">
            <text:p>0.414685656</text:p>
          </table:table-cell>
          <table:table-cell office:value-type="float" office:value="0.502653778" calcext:value-type="float">
            <text:p>0.502653778</text:p>
          </table:table-cell>
          <table:table-cell office:value-type="float" office:value="0.626422838" calcext:value-type="float">
            <text:p>0.626422838</text:p>
          </table:table-cell>
          <table:table-cell office:value-type="float" office:value="5" calcext:value-type="float">
            <text:p>5</text:p>
          </table:table-cell>
          <table:table-cell office:value-type="float" office:value="0.583632658" calcext:value-type="float">
            <text:p>0.583632658</text:p>
          </table:table-cell>
          <table:table-cell/>
          <table:table-cell office:value-type="float" office:value="0.003387955" calcext:value-type="float">
            <text:p>0.003387955</text:p>
          </table:table-cell>
          <table:table-cell office:value-type="float" office:value="0.004106649" calcext:value-type="float">
            <text:p>0.004106649</text:p>
          </table:table-cell>
          <table:table-cell office:value-type="float" office:value="0.005117834" calcext:value-type="float">
            <text:p>0.0051178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68241" calcext:value-type="float">
            <text:p>0.004768241</text:p>
          </table:table-cell>
          <table:table-cell/>
          <table:table-cell office:value-type="float" office:value="0.002349352" calcext:value-type="float">
            <text:p>0.002349352</text:p>
          </table:table-cell>
          <table:table-cell office:value-type="float" office:value="0.003068046" calcext:value-type="float">
            <text:p>0.003068046</text:p>
          </table:table-cell>
          <table:table-cell office:value-type="float" office:value="0.004079231" calcext:value-type="float">
            <text:p>0.0040792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29638" calcext:value-type="float">
            <text:p>0.003729638</text:p>
          </table:table-cell>
          <table:table-cell/>
          <table:table-cell office:value-type="float" office:value="24.541109583" calcext:value-type="float">
            <text:p>24.541109583</text:p>
          </table:table-cell>
          <table:table-cell office:value-type="float" office:value="24.558854544" calcext:value-type="float">
            <text:p>24.558854544</text:p>
          </table:table-cell>
          <table:table-cell office:value-type="float" office:value="24.583820802" calcext:value-type="float">
            <text:p>24.583820802</text:p>
          </table:table-cell>
          <table:table-cell office:value-type="float" office:value="25.465683303" calcext:value-type="float">
            <text:p>25.465683303</text:p>
          </table:table-cell>
          <table:table-cell office:value-type="float" office:value="24.575189382" calcext:value-type="float">
            <text:p>24.575189382</text:p>
          </table:table-cell>
          <table:table-cell/>
          <table:table-cell office:value-type="float" office:value="0.05955021" calcext:value-type="float">
            <text:p>0.05955021</text:p>
          </table:table-cell>
          <table:table-cell office:value-type="float" office:value="0.077766443" calcext:value-type="float">
            <text:p>0.077766443</text:p>
          </table:table-cell>
          <table:table-cell office:value-type="float" office:value="0.103395556" calcext:value-type="float">
            <text:p>0.1033955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534997" calcext:value-type="float">
            <text:p>0.09453499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2019-12-02 23:18:45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413233687" calcext:value-type="float">
            <text:p>0.413233687</text:p>
          </table:table-cell>
          <table:table-cell office:value-type="float" office:value="0.501905143" calcext:value-type="float">
            <text:p>0.501905143</text:p>
          </table:table-cell>
          <table:table-cell office:value-type="float" office:value="0.624954179" calcext:value-type="float">
            <text:p>0.624954179</text:p>
          </table:table-cell>
          <table:table-cell office:value-type="float" office:value="5" calcext:value-type="float">
            <text:p>5</text:p>
          </table:table-cell>
          <table:table-cell office:value-type="float" office:value="0.582259963" calcext:value-type="float">
            <text:p>0.582259963</text:p>
          </table:table-cell>
          <table:table-cell/>
          <table:table-cell office:value-type="float" office:value="0.003376092" calcext:value-type="float">
            <text:p>0.003376092</text:p>
          </table:table-cell>
          <table:table-cell office:value-type="float" office:value="0.004100532" calcext:value-type="float">
            <text:p>0.004100532</text:p>
          </table:table-cell>
          <table:table-cell office:value-type="float" office:value="0.005105835" calcext:value-type="float">
            <text:p>0.0051058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57026" calcext:value-type="float">
            <text:p>0.004757026</text:p>
          </table:table-cell>
          <table:table-cell/>
          <table:table-cell office:value-type="float" office:value="0.002337489" calcext:value-type="float">
            <text:p>0.002337489</text:p>
          </table:table-cell>
          <table:table-cell office:value-type="float" office:value="0.003061929" calcext:value-type="float">
            <text:p>0.003061929</text:p>
          </table:table-cell>
          <table:table-cell office:value-type="float" office:value="0.004067232" calcext:value-type="float">
            <text:p>0.00406723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18423" calcext:value-type="float">
            <text:p>0.003718423</text:p>
          </table:table-cell>
          <table:table-cell/>
          <table:table-cell office:value-type="float" office:value="24.550924115" calcext:value-type="float">
            <text:p>24.550924115</text:p>
          </table:table-cell>
          <table:table-cell office:value-type="float" office:value="24.568810793" calcext:value-type="float">
            <text:p>24.568810793</text:p>
          </table:table-cell>
          <table:table-cell office:value-type="float" office:value="24.593631588" calcext:value-type="float">
            <text:p>24.593631588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5019602" calcext:value-type="float">
            <text:p>24.585019602</text:p>
          </table:table-cell>
          <table:table-cell/>
          <table:table-cell office:value-type="float" office:value="0.059249536" calcext:value-type="float">
            <text:p>0.059249536</text:p>
          </table:table-cell>
          <table:table-cell office:value-type="float" office:value="0.077611419" calcext:value-type="float">
            <text:p>0.077611419</text:p>
          </table:table-cell>
          <table:table-cell office:value-type="float" office:value="0.103091442" calcext:value-type="float">
            <text:p>0.1030914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250752" calcext:value-type="float">
            <text:p>0.09425075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2019-12-02 23:18:46</text:p>
          </table:table-cell>
          <table:table-cell office:value-type="float" office:value="24.4831" calcext:value-type="float">
            <text:p>24.4831</text:p>
          </table:table-cell>
          <table:table-cell office:value-type="string" calcext:value-type="string">
            <text:p><text:s/></text:p>
          </table:table-cell>
          <table:table-cell office:value-type="float" office:value="0.412025501" calcext:value-type="float">
            <text:p>0.412025501</text:p>
          </table:table-cell>
          <table:table-cell office:value-type="float" office:value="0.50119108" calcext:value-type="float">
            <text:p>0.50119108</text:p>
          </table:table-cell>
          <table:table-cell office:value-type="float" office:value="0.62248595" calcext:value-type="float">
            <text:p>0.62248595</text:p>
          </table:table-cell>
          <table:table-cell office:value-type="float" office:value="5" calcext:value-type="float">
            <text:p>5</text:p>
          </table:table-cell>
          <table:table-cell office:value-type="float" office:value="0.581214497" calcext:value-type="float">
            <text:p>0.581214497</text:p>
          </table:table-cell>
          <table:table-cell/>
          <table:table-cell office:value-type="float" office:value="0.003366221" calcext:value-type="float">
            <text:p>0.003366221</text:p>
          </table:table-cell>
          <table:table-cell office:value-type="float" office:value="0.004094698" calcext:value-type="float">
            <text:p>0.004094698</text:p>
          </table:table-cell>
          <table:table-cell office:value-type="float" office:value="0.00508567" calcext:value-type="float">
            <text:p>0.005085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48484" calcext:value-type="float">
            <text:p>0.004748484</text:p>
          </table:table-cell>
          <table:table-cell/>
          <table:table-cell office:value-type="float" office:value="0.002327619" calcext:value-type="float">
            <text:p>0.002327619</text:p>
          </table:table-cell>
          <table:table-cell office:value-type="float" office:value="0.003056096" calcext:value-type="float">
            <text:p>0.003056096</text:p>
          </table:table-cell>
          <table:table-cell office:value-type="float" office:value="0.004047067" calcext:value-type="float">
            <text:p>0.00404706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09882" calcext:value-type="float">
            <text:p>0.003709882</text:p>
          </table:table-cell>
          <table:table-cell/>
          <table:table-cell office:value-type="float" office:value="24.540572971" calcext:value-type="float">
            <text:p>24.540572971</text:p>
          </table:table-cell>
          <table:table-cell office:value-type="float" office:value="24.558559491" calcext:value-type="float">
            <text:p>24.558559491</text:p>
          </table:table-cell>
          <table:table-cell office:value-type="float" office:value="24.583026675" calcext:value-type="float">
            <text:p>24.583026675</text:p>
          </table:table-cell>
          <table:table-cell office:value-type="float" office:value="25.465683303" calcext:value-type="float">
            <text:p>25.465683303</text:p>
          </table:table-cell>
          <table:table-cell office:value-type="float" office:value="24.5747016" calcext:value-type="float">
            <text:p>24.5747016</text:p>
          </table:table-cell>
          <table:table-cell/>
          <table:table-cell office:value-type="float" office:value="0.058999344" calcext:value-type="float">
            <text:p>0.058999344</text:p>
          </table:table-cell>
          <table:table-cell office:value-type="float" office:value="0.077463554" calcext:value-type="float">
            <text:p>0.077463554</text:p>
          </table:table-cell>
          <table:table-cell office:value-type="float" office:value="0.102580349" calcext:value-type="float">
            <text:p>0.10258034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4034266" calcext:value-type="float">
            <text:p>0.0940342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2019-12-02 23:18:47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10873343" calcext:value-type="float">
            <text:p>0.410873343</text:p>
          </table:table-cell>
          <table:table-cell office:value-type="float" office:value="0.500585496" calcext:value-type="float">
            <text:p>0.500585496</text:p>
          </table:table-cell>
          <table:table-cell office:value-type="float" office:value="0.620466545" calcext:value-type="float">
            <text:p>0.620466545</text:p>
          </table:table-cell>
          <table:table-cell office:value-type="float" office:value="5" calcext:value-type="float">
            <text:p>5</text:p>
          </table:table-cell>
          <table:table-cell office:value-type="float" office:value="0.58005161" calcext:value-type="float">
            <text:p>0.58005161</text:p>
          </table:table-cell>
          <table:table-cell/>
          <table:table-cell office:value-type="float" office:value="0.003356808" calcext:value-type="float">
            <text:p>0.003356808</text:p>
          </table:table-cell>
          <table:table-cell office:value-type="float" office:value="0.004089751" calcext:value-type="float">
            <text:p>0.004089751</text:p>
          </table:table-cell>
          <table:table-cell office:value-type="float" office:value="0.005069171" calcext:value-type="float">
            <text:p>0.0050691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38984" calcext:value-type="float">
            <text:p>0.004738984</text:p>
          </table:table-cell>
          <table:table-cell/>
          <table:table-cell office:value-type="float" office:value="0.002318206" calcext:value-type="float">
            <text:p>0.002318206</text:p>
          </table:table-cell>
          <table:table-cell office:value-type="float" office:value="0.003051148" calcext:value-type="float">
            <text:p>0.003051148</text:p>
          </table:table-cell>
          <table:table-cell office:value-type="float" office:value="0.004030568" calcext:value-type="float">
            <text:p>0.00403056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700381" calcext:value-type="float">
            <text:p>0.003700381</text:p>
          </table:table-cell>
          <table:table-cell/>
          <table:table-cell office:value-type="float" office:value="24.54539427" calcext:value-type="float">
            <text:p>24.54539427</text:p>
          </table:table-cell>
          <table:table-cell office:value-type="float" office:value="24.563490965" calcext:value-type="float">
            <text:p>24.563490965</text:p>
          </table:table-cell>
          <table:table-cell office:value-type="float" office:value="24.587672854" calcext:value-type="float">
            <text:p>24.587672854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79520587" calcext:value-type="float">
            <text:p>24.579520587</text:p>
          </table:table-cell>
          <table:table-cell/>
          <table:table-cell office:value-type="float" office:value="0.058760755" calcext:value-type="float">
            <text:p>0.058760755</text:p>
          </table:table-cell>
          <table:table-cell office:value-type="float" office:value="0.077338153" calcext:value-type="float">
            <text:p>0.077338153</text:p>
          </table:table-cell>
          <table:table-cell office:value-type="float" office:value="0.102162192" calcext:value-type="float">
            <text:p>0.1021621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793466" calcext:value-type="float">
            <text:p>0.09379346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2019-12-02 23:18:48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409609724" calcext:value-type="float">
            <text:p>0.409609724</text:p>
          </table:table-cell>
          <table:table-cell office:value-type="float" office:value="0.500121772" calcext:value-type="float">
            <text:p>0.500121772</text:p>
          </table:table-cell>
          <table:table-cell office:value-type="float" office:value="0.618698671" calcext:value-type="float">
            <text:p>0.618698671</text:p>
          </table:table-cell>
          <table:table-cell office:value-type="float" office:value="5" calcext:value-type="float">
            <text:p>5</text:p>
          </table:table-cell>
          <table:table-cell office:value-type="float" office:value="0.578740904" calcext:value-type="float">
            <text:p>0.578740904</text:p>
          </table:table-cell>
          <table:table-cell/>
          <table:table-cell office:value-type="float" office:value="0.003346485" calcext:value-type="float">
            <text:p>0.003346485</text:p>
          </table:table-cell>
          <table:table-cell office:value-type="float" office:value="0.004085962" calcext:value-type="float">
            <text:p>0.004085962</text:p>
          </table:table-cell>
          <table:table-cell office:value-type="float" office:value="0.005054728" calcext:value-type="float">
            <text:p>0.0050547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28275" calcext:value-type="float">
            <text:p>0.004728275</text:p>
          </table:table-cell>
          <table:table-cell/>
          <table:table-cell office:value-type="float" office:value="0.002307882" calcext:value-type="float">
            <text:p>0.002307882</text:p>
          </table:table-cell>
          <table:table-cell office:value-type="float" office:value="0.003047359" calcext:value-type="float">
            <text:p>0.003047359</text:p>
          </table:table-cell>
          <table:table-cell office:value-type="float" office:value="0.004016125" calcext:value-type="float">
            <text:p>0.00401612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89673" calcext:value-type="float">
            <text:p>0.003689673</text:p>
          </table:table-cell>
          <table:table-cell/>
          <table:table-cell office:value-type="float" office:value="24.545139372" calcext:value-type="float">
            <text:p>24.545139372</text:p>
          </table:table-cell>
          <table:table-cell office:value-type="float" office:value="24.563397424" calcext:value-type="float">
            <text:p>24.563397424</text:p>
          </table:table-cell>
          <table:table-cell office:value-type="float" office:value="24.58731625" calcext:value-type="float">
            <text:p>24.58731625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79256198" calcext:value-type="float">
            <text:p>24.579256198</text:p>
          </table:table-cell>
          <table:table-cell/>
          <table:table-cell office:value-type="float" office:value="0.058499085" calcext:value-type="float">
            <text:p>0.058499085</text:p>
          </table:table-cell>
          <table:table-cell office:value-type="float" office:value="0.077242127" calcext:value-type="float">
            <text:p>0.077242127</text:p>
          </table:table-cell>
          <table:table-cell office:value-type="float" office:value="0.10179612" calcext:value-type="float">
            <text:p>0.101796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522056" calcext:value-type="float">
            <text:p>0.09352205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2019-12-02 23:18:50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407837082" calcext:value-type="float">
            <text:p>0.407837082</text:p>
          </table:table-cell>
          <table:table-cell office:value-type="float" office:value="0.499802887" calcext:value-type="float">
            <text:p>0.499802887</text:p>
          </table:table-cell>
          <table:table-cell office:value-type="float" office:value="0.617628171" calcext:value-type="float">
            <text:p>0.617628171</text:p>
          </table:table-cell>
          <table:table-cell office:value-type="float" office:value="5" calcext:value-type="float">
            <text:p>5</text:p>
          </table:table-cell>
          <table:table-cell office:value-type="float" office:value="0.57712979" calcext:value-type="float">
            <text:p>0.57712979</text:p>
          </table:table-cell>
          <table:table-cell/>
          <table:table-cell office:value-type="float" office:value="0.003332002" calcext:value-type="float">
            <text:p>0.003332002</text:p>
          </table:table-cell>
          <table:table-cell office:value-type="float" office:value="0.004083357" calcext:value-type="float">
            <text:p>0.004083357</text:p>
          </table:table-cell>
          <table:table-cell office:value-type="float" office:value="0.005045982" calcext:value-type="float">
            <text:p>0.00504598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715113" calcext:value-type="float">
            <text:p>0.004715113</text:p>
          </table:table-cell>
          <table:table-cell/>
          <table:table-cell office:value-type="float" office:value="0.0022934" calcext:value-type="float">
            <text:p>0.0022934</text:p>
          </table:table-cell>
          <table:table-cell office:value-type="float" office:value="0.003044754" calcext:value-type="float">
            <text:p>0.003044754</text:p>
          </table:table-cell>
          <table:table-cell office:value-type="float" office:value="0.004007379" calcext:value-type="float">
            <text:p>0.00400737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7651" calcext:value-type="float">
            <text:p>0.00367651</text:p>
          </table:table-cell>
          <table:table-cell/>
          <table:table-cell office:value-type="float" office:value="24.54983551" calcext:value-type="float">
            <text:p>24.54983551</text:p>
          </table:table-cell>
          <table:table-cell office:value-type="float" office:value="24.568386732" calcext:value-type="float">
            <text:p>24.568386732</text:p>
          </table:table-cell>
          <table:table-cell office:value-type="float" office:value="24.59215384" calcext:value-type="float">
            <text:p>24.59215384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3984774" calcext:value-type="float">
            <text:p>24.583984774</text:p>
          </table:table-cell>
          <table:table-cell/>
          <table:table-cell office:value-type="float" office:value="0.058132006" calcext:value-type="float">
            <text:p>0.058132006</text:p>
          </table:table-cell>
          <table:table-cell office:value-type="float" office:value="0.077176093" calcext:value-type="float">
            <text:p>0.077176093</text:p>
          </table:table-cell>
          <table:table-cell office:value-type="float" office:value="0.101574453" calcext:value-type="float">
            <text:p>0.1015744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3188441" calcext:value-type="float">
            <text:p>0.09318844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2019-12-02 23:18:51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405564357" calcext:value-type="float">
            <text:p>0.405564357</text:p>
          </table:table-cell>
          <table:table-cell office:value-type="float" office:value="0.499259293" calcext:value-type="float">
            <text:p>0.499259293</text:p>
          </table:table-cell>
          <table:table-cell office:value-type="float" office:value="0.617256834" calcext:value-type="float">
            <text:p>0.617256834</text:p>
          </table:table-cell>
          <table:table-cell office:value-type="float" office:value="5" calcext:value-type="float">
            <text:p>5</text:p>
          </table:table-cell>
          <table:table-cell office:value-type="float" office:value="0.575234363" calcext:value-type="float">
            <text:p>0.575234363</text:p>
          </table:table-cell>
          <table:table-cell/>
          <table:table-cell office:value-type="float" office:value="0.003313434" calcext:value-type="float">
            <text:p>0.003313434</text:p>
          </table:table-cell>
          <table:table-cell office:value-type="float" office:value="0.004078916" calcext:value-type="float">
            <text:p>0.004078916</text:p>
          </table:table-cell>
          <table:table-cell office:value-type="float" office:value="0.005042948" calcext:value-type="float">
            <text:p>0.0050429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99627" calcext:value-type="float">
            <text:p>0.004699627</text:p>
          </table:table-cell>
          <table:table-cell/>
          <table:table-cell office:value-type="float" office:value="0.002274832" calcext:value-type="float">
            <text:p>0.002274832</text:p>
          </table:table-cell>
          <table:table-cell office:value-type="float" office:value="0.003040313" calcext:value-type="float">
            <text:p>0.003040313</text:p>
          </table:table-cell>
          <table:table-cell office:value-type="float" office:value="0.004004345" calcext:value-type="float">
            <text:p>0.0040043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61024" calcext:value-type="float">
            <text:p>0.003661024</text:p>
          </table:table-cell>
          <table:table-cell/>
          <table:table-cell office:value-type="float" office:value="24.554430775" calcext:value-type="float">
            <text:p>24.554430775</text:p>
          </table:table-cell>
          <table:table-cell office:value-type="float" office:value="24.573330714" calcext:value-type="float">
            <text:p>24.573330714</text:p>
          </table:table-cell>
          <table:table-cell office:value-type="float" office:value="24.597132462" calcext:value-type="float">
            <text:p>24.597132462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8656003" calcext:value-type="float">
            <text:p>24.588656003</text:p>
          </table:table-cell>
          <table:table-cell/>
          <table:table-cell office:value-type="float" office:value="0.057661369" calcext:value-type="float">
            <text:p>0.057661369</text:p>
          </table:table-cell>
          <table:table-cell office:value-type="float" office:value="0.077063528" calcext:value-type="float">
            <text:p>0.077063528</text:p>
          </table:table-cell>
          <table:table-cell office:value-type="float" office:value="0.10149756" calcext:value-type="float">
            <text:p>0.101497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795952" calcext:value-type="float">
            <text:p>0.09279595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2019-12-02 23:18:52</text:p>
          </table:table-cell>
          <table:table-cell office:value-type="float" office:value="24.50837" calcext:value-type="float">
            <text:p>24.50837</text:p>
          </table:table-cell>
          <table:table-cell office:value-type="string" calcext:value-type="string">
            <text:p><text:s/></text:p>
          </table:table-cell>
          <table:table-cell office:value-type="float" office:value="0.403673697" calcext:value-type="float">
            <text:p>0.403673697</text:p>
          </table:table-cell>
          <table:table-cell office:value-type="float" office:value="0.498480856" calcext:value-type="float">
            <text:p>0.498480856</text:p>
          </table:table-cell>
          <table:table-cell office:value-type="float" office:value="0.615174844" calcext:value-type="float">
            <text:p>0.615174844</text:p>
          </table:table-cell>
          <table:table-cell office:value-type="float" office:value="5" calcext:value-type="float">
            <text:p>5</text:p>
          </table:table-cell>
          <table:table-cell office:value-type="float" office:value="0.573962399" calcext:value-type="float">
            <text:p>0.573962399</text:p>
          </table:table-cell>
          <table:table-cell/>
          <table:table-cell office:value-type="float" office:value="0.003297988" calcext:value-type="float">
            <text:p>0.003297988</text:p>
          </table:table-cell>
          <table:table-cell office:value-type="float" office:value="0.004072556" calcext:value-type="float">
            <text:p>0.004072556</text:p>
          </table:table-cell>
          <table:table-cell office:value-type="float" office:value="0.005025938" calcext:value-type="float">
            <text:p>0.00502593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89235" calcext:value-type="float">
            <text:p>0.004689235</text:p>
          </table:table-cell>
          <table:table-cell/>
          <table:table-cell office:value-type="float" office:value="0.002259385" calcext:value-type="float">
            <text:p>0.002259385</text:p>
          </table:table-cell>
          <table:table-cell office:value-type="float" office:value="0.003033953" calcext:value-type="float">
            <text:p>0.003033953</text:p>
          </table:table-cell>
          <table:table-cell office:value-type="float" office:value="0.003987336" calcext:value-type="float">
            <text:p>0.00398733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50633" calcext:value-type="float">
            <text:p>0.003650633</text:p>
          </table:table-cell>
          <table:table-cell/>
          <table:table-cell office:value-type="float" office:value="24.564156837" calcext:value-type="float">
            <text:p>24.564156837</text:p>
          </table:table-cell>
          <table:table-cell office:value-type="float" office:value="24.583280961" calcext:value-type="float">
            <text:p>24.583280961</text:p>
          </table:table-cell>
          <table:table-cell office:value-type="float" office:value="24.606819556" calcext:value-type="float">
            <text:p>24.606819556</text:p>
          </table:table-cell>
          <table:table-cell office:value-type="float" office:value="25.49093089" calcext:value-type="float">
            <text:p>25.49093089</text:p>
          </table:table-cell>
          <table:table-cell office:value-type="float" office:value="24.598506562" calcext:value-type="float">
            <text:p>24.598506562</text:p>
          </table:table-cell>
          <table:table-cell/>
          <table:table-cell office:value-type="float" office:value="0.05726985" calcext:value-type="float">
            <text:p>0.05726985</text:p>
          </table:table-cell>
          <table:table-cell office:value-type="float" office:value="0.076902333" calcext:value-type="float">
            <text:p>0.076902333</text:p>
          </table:table-cell>
          <table:table-cell office:value-type="float" office:value="0.101066444" calcext:value-type="float">
            <text:p>0.1010664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532564" calcext:value-type="float">
            <text:p>0.09253256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2019-12-02 23:18:53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402210999" calcext:value-type="float">
            <text:p>0.402210999</text:p>
          </table:table-cell>
          <table:table-cell office:value-type="float" office:value="0.497838318" calcext:value-type="float">
            <text:p>0.497838318</text:p>
          </table:table-cell>
          <table:table-cell office:value-type="float" office:value="0.613066627" calcext:value-type="float">
            <text:p>0.613066627</text:p>
          </table:table-cell>
          <table:table-cell office:value-type="float" office:value="5" calcext:value-type="float">
            <text:p>5</text:p>
          </table:table-cell>
          <table:table-cell office:value-type="float" office:value="0.572868654" calcext:value-type="float">
            <text:p>0.572868654</text:p>
          </table:table-cell>
          <table:table-cell/>
          <table:table-cell office:value-type="float" office:value="0.003286038" calcext:value-type="float">
            <text:p>0.003286038</text:p>
          </table:table-cell>
          <table:table-cell office:value-type="float" office:value="0.004067307" calcext:value-type="float">
            <text:p>0.004067307</text:p>
          </table:table-cell>
          <table:table-cell office:value-type="float" office:value="0.005008714" calcext:value-type="float">
            <text:p>0.0050087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80299" calcext:value-type="float">
            <text:p>0.004680299</text:p>
          </table:table-cell>
          <table:table-cell/>
          <table:table-cell office:value-type="float" office:value="0.002247435" calcext:value-type="float">
            <text:p>0.002247435</text:p>
          </table:table-cell>
          <table:table-cell office:value-type="float" office:value="0.003028704" calcext:value-type="float">
            <text:p>0.003028704</text:p>
          </table:table-cell>
          <table:table-cell office:value-type="float" office:value="0.003970112" calcext:value-type="float">
            <text:p>0.0039701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41697" calcext:value-type="float">
            <text:p>0.003641697</text:p>
          </table:table-cell>
          <table:table-cell/>
          <table:table-cell office:value-type="float" office:value="24.548700614" calcext:value-type="float">
            <text:p>24.548700614</text:p>
          </table:table-cell>
          <table:table-cell office:value-type="float" office:value="24.567990445" calcext:value-type="float">
            <text:p>24.567990445</text:p>
          </table:table-cell>
          <table:table-cell office:value-type="float" office:value="24.591233719" calcext:value-type="float">
            <text:p>24.591233719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3125242" calcext:value-type="float">
            <text:p>24.583125242</text:p>
          </table:table-cell>
          <table:table-cell/>
          <table:table-cell office:value-type="float" office:value="0.056966953" calcext:value-type="float">
            <text:p>0.056966953</text:p>
          </table:table-cell>
          <table:table-cell office:value-type="float" office:value="0.076769279" calcext:value-type="float">
            <text:p>0.076769279</text:p>
          </table:table-cell>
          <table:table-cell office:value-type="float" office:value="0.100629897" calcext:value-type="float">
            <text:p>0.10062989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2306081" calcext:value-type="float">
            <text:p>0.09230608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2019-12-02 23:18:55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40127759" calcext:value-type="float">
            <text:p>0.40127759</text:p>
          </table:table-cell>
          <table:table-cell office:value-type="float" office:value="0.497656524" calcext:value-type="float">
            <text:p>0.497656524</text:p>
          </table:table-cell>
          <table:table-cell office:value-type="float" office:value="0.612191631" calcext:value-type="float">
            <text:p>0.612191631</text:p>
          </table:table-cell>
          <table:table-cell office:value-type="float" office:value="5" calcext:value-type="float">
            <text:p>5</text:p>
          </table:table-cell>
          <table:table-cell office:value-type="float" office:value="0.571250984" calcext:value-type="float">
            <text:p>0.571250984</text:p>
          </table:table-cell>
          <table:table-cell/>
          <table:table-cell office:value-type="float" office:value="0.003278412" calcext:value-type="float">
            <text:p>0.003278412</text:p>
          </table:table-cell>
          <table:table-cell office:value-type="float" office:value="0.004065821" calcext:value-type="float">
            <text:p>0.004065821</text:p>
          </table:table-cell>
          <table:table-cell office:value-type="float" office:value="0.005001566" calcext:value-type="float">
            <text:p>0.00500156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67083" calcext:value-type="float">
            <text:p>0.004667083</text:p>
          </table:table-cell>
          <table:table-cell/>
          <table:table-cell office:value-type="float" office:value="0.002239809" calcext:value-type="float">
            <text:p>0.002239809</text:p>
          </table:table-cell>
          <table:table-cell office:value-type="float" office:value="0.003027219" calcext:value-type="float">
            <text:p>0.003027219</text:p>
          </table:table-cell>
          <table:table-cell office:value-type="float" office:value="0.003962963" calcext:value-type="float">
            <text:p>0.00396296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2848" calcext:value-type="float">
            <text:p>0.00362848</text:p>
          </table:table-cell>
          <table:table-cell/>
          <table:table-cell office:value-type="float" office:value="24.558619775" calcext:value-type="float">
            <text:p>24.558619775</text:p>
          </table:table-cell>
          <table:table-cell office:value-type="float" office:value="24.578061046" calcext:value-type="float">
            <text:p>24.578061046</text:p>
          </table:table-cell>
          <table:table-cell office:value-type="float" office:value="24.601164281" calcext:value-type="float">
            <text:p>24.601164281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9290607" calcext:value-type="float">
            <text:p>24.59290607</text:p>
          </table:table-cell>
          <table:table-cell/>
          <table:table-cell office:value-type="float" office:value="0.056773662" calcext:value-type="float">
            <text:p>0.056773662</text:p>
          </table:table-cell>
          <table:table-cell office:value-type="float" office:value="0.076731634" calcext:value-type="float">
            <text:p>0.076731634</text:p>
          </table:table-cell>
          <table:table-cell office:value-type="float" office:value="0.100448712" calcext:value-type="float">
            <text:p>0.1004487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971107" calcext:value-type="float">
            <text:p>0.0919711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2019-12-02 23:18:56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400193977" calcext:value-type="float">
            <text:p>0.400193977</text:p>
          </table:table-cell>
          <table:table-cell office:value-type="float" office:value="0.49691981" calcext:value-type="float">
            <text:p>0.49691981</text:p>
          </table:table-cell>
          <table:table-cell office:value-type="float" office:value="0.610994173" calcext:value-type="float">
            <text:p>0.610994173</text:p>
          </table:table-cell>
          <table:table-cell office:value-type="float" office:value="5" calcext:value-type="float">
            <text:p>5</text:p>
          </table:table-cell>
          <table:table-cell office:value-type="float" office:value="0.569852658" calcext:value-type="float">
            <text:p>0.569852658</text:p>
          </table:table-cell>
          <table:table-cell/>
          <table:table-cell office:value-type="float" office:value="0.003269559" calcext:value-type="float">
            <text:p>0.003269559</text:p>
          </table:table-cell>
          <table:table-cell office:value-type="float" office:value="0.004059802" calcext:value-type="float">
            <text:p>0.004059802</text:p>
          </table:table-cell>
          <table:table-cell office:value-type="float" office:value="0.004991782" calcext:value-type="float">
            <text:p>0.00499178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55659" calcext:value-type="float">
            <text:p>0.004655659</text:p>
          </table:table-cell>
          <table:table-cell/>
          <table:table-cell office:value-type="float" office:value="0.002230956" calcext:value-type="float">
            <text:p>0.002230956</text:p>
          </table:table-cell>
          <table:table-cell office:value-type="float" office:value="0.0030212" calcext:value-type="float">
            <text:p>0.0030212</text:p>
          </table:table-cell>
          <table:table-cell office:value-type="float" office:value="0.00395318" calcext:value-type="float">
            <text:p>0.0039531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17056" calcext:value-type="float">
            <text:p>0.003617056</text:p>
          </table:table-cell>
          <table:table-cell/>
          <table:table-cell office:value-type="float" office:value="24.548293739" calcext:value-type="float">
            <text:p>24.548293739</text:p>
          </table:table-cell>
          <table:table-cell office:value-type="float" office:value="24.567805167" calcext:value-type="float">
            <text:p>24.567805167</text:p>
          </table:table-cell>
          <table:table-cell office:value-type="float" office:value="24.590815678" calcext:value-type="float">
            <text:p>24.590815678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2516872" calcext:value-type="float">
            <text:p>24.582516872</text:p>
          </table:table-cell>
          <table:table-cell/>
          <table:table-cell office:value-type="float" office:value="0.056549267" calcext:value-type="float">
            <text:p>0.056549267</text:p>
          </table:table-cell>
          <table:table-cell office:value-type="float" office:value="0.076579079" calcext:value-type="float">
            <text:p>0.076579079</text:p>
          </table:table-cell>
          <table:table-cell office:value-type="float" office:value="0.100200755" calcext:value-type="float">
            <text:p>0.1002007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681553" calcext:value-type="float">
            <text:p>0.0916815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2019-12-02 23:18:57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99426866" calcext:value-type="float">
            <text:p>0.399426866</text:p>
          </table:table-cell>
          <table:table-cell office:value-type="float" office:value="0.496235549" calcext:value-type="float">
            <text:p>0.496235549</text:p>
          </table:table-cell>
          <table:table-cell office:value-type="float" office:value="0.609229876" calcext:value-type="float">
            <text:p>0.609229876</text:p>
          </table:table-cell>
          <table:table-cell office:value-type="float" office:value="5" calcext:value-type="float">
            <text:p>5</text:p>
          </table:table-cell>
          <table:table-cell office:value-type="float" office:value="0.568699905" calcext:value-type="float">
            <text:p>0.568699905</text:p>
          </table:table-cell>
          <table:table-cell/>
          <table:table-cell office:value-type="float" office:value="0.003263291" calcext:value-type="float">
            <text:p>0.003263291</text:p>
          </table:table-cell>
          <table:table-cell office:value-type="float" office:value="0.004054212" calcext:value-type="float">
            <text:p>0.004054212</text:p>
          </table:table-cell>
          <table:table-cell office:value-type="float" office:value="0.004977368" calcext:value-type="float">
            <text:p>0.00497736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46241" calcext:value-type="float">
            <text:p>0.004646241</text:p>
          </table:table-cell>
          <table:table-cell/>
          <table:table-cell office:value-type="float" office:value="0.002224689" calcext:value-type="float">
            <text:p>0.002224689</text:p>
          </table:table-cell>
          <table:table-cell office:value-type="float" office:value="0.003015609" calcext:value-type="float">
            <text:p>0.003015609</text:p>
          </table:table-cell>
          <table:table-cell office:value-type="float" office:value="0.003938766" calcext:value-type="float">
            <text:p>0.00393876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607638" calcext:value-type="float">
            <text:p>0.003607638</text:p>
          </table:table-cell>
          <table:table-cell/>
          <table:table-cell office:value-type="float" office:value="24.553192723" calcext:value-type="float">
            <text:p>24.553192723</text:p>
          </table:table-cell>
          <table:table-cell office:value-type="float" office:value="24.572720776" calcext:value-type="float">
            <text:p>24.572720776</text:p>
          </table:table-cell>
          <table:table-cell office:value-type="float" office:value="24.595513329" calcext:value-type="float">
            <text:p>24.595513329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7337915" calcext:value-type="float">
            <text:p>24.587337915</text:p>
          </table:table-cell>
          <table:table-cell/>
          <table:table-cell office:value-type="float" office:value="0.056390413" calcext:value-type="float">
            <text:p>0.056390413</text:p>
          </table:table-cell>
          <table:table-cell office:value-type="float" office:value="0.076437385" calcext:value-type="float">
            <text:p>0.076437385</text:p>
          </table:table-cell>
          <table:table-cell office:value-type="float" office:value="0.099835422" calcext:value-type="float">
            <text:p>0.0998354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442851" calcext:value-type="float">
            <text:p>0.0914428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2019-12-02 23:18:59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398891616" calcext:value-type="float">
            <text:p>0.398891616</text:p>
          </table:table-cell>
          <table:table-cell office:value-type="float" office:value="0.495901167" calcext:value-type="float">
            <text:p>0.495901167</text:p>
          </table:table-cell>
          <table:table-cell office:value-type="float" office:value="0.606914831" calcext:value-type="float">
            <text:p>0.606914831</text:p>
          </table:table-cell>
          <table:table-cell office:value-type="float" office:value="5" calcext:value-type="float">
            <text:p>5</text:p>
          </table:table-cell>
          <table:table-cell office:value-type="float" office:value="0.567745634" calcext:value-type="float">
            <text:p>0.567745634</text:p>
          </table:table-cell>
          <table:table-cell/>
          <table:table-cell office:value-type="float" office:value="0.003258918" calcext:value-type="float">
            <text:p>0.003258918</text:p>
          </table:table-cell>
          <table:table-cell office:value-type="float" office:value="0.00405148" calcext:value-type="float">
            <text:p>0.00405148</text:p>
          </table:table-cell>
          <table:table-cell office:value-type="float" office:value="0.004958455" calcext:value-type="float">
            <text:p>0.0049584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38445" calcext:value-type="float">
            <text:p>0.004638445</text:p>
          </table:table-cell>
          <table:table-cell/>
          <table:table-cell office:value-type="float" office:value="0.002220316" calcext:value-type="float">
            <text:p>0.002220316</text:p>
          </table:table-cell>
          <table:table-cell office:value-type="float" office:value="0.003012877" calcext:value-type="float">
            <text:p>0.003012877</text:p>
          </table:table-cell>
          <table:table-cell office:value-type="float" office:value="0.003919852" calcext:value-type="float">
            <text:p>0.0039198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99842" calcext:value-type="float">
            <text:p>0.003599842</text:p>
          </table:table-cell>
          <table:table-cell/>
          <table:table-cell office:value-type="float" office:value="24.558138479" calcext:value-type="float">
            <text:p>24.558138479</text:p>
          </table:table-cell>
          <table:table-cell office:value-type="float" office:value="24.577706963" calcext:value-type="float">
            <text:p>24.577706963</text:p>
          </table:table-cell>
          <table:table-cell office:value-type="float" office:value="24.600099892" calcext:value-type="float">
            <text:p>24.600099892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92198997" calcext:value-type="float">
            <text:p>24.592198997</text:p>
          </table:table-cell>
          <table:table-cell/>
          <table:table-cell office:value-type="float" office:value="0.056279573" calcext:value-type="float">
            <text:p>0.056279573</text:p>
          </table:table-cell>
          <table:table-cell office:value-type="float" office:value="0.076368142" calcext:value-type="float">
            <text:p>0.076368142</text:p>
          </table:table-cell>
          <table:table-cell office:value-type="float" office:value="0.099356047" calcext:value-type="float">
            <text:p>0.0993560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1245248" calcext:value-type="float">
            <text:p>0.09124524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2019-12-02 23:19:00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9810245" calcext:value-type="float">
            <text:p>0.39810245</text:p>
          </table:table-cell>
          <table:table-cell office:value-type="float" office:value="0.495410621" calcext:value-type="float">
            <text:p>0.495410621</text:p>
          </table:table-cell>
          <table:table-cell office:value-type="float" office:value="0.606167389" calcext:value-type="float">
            <text:p>0.606167389</text:p>
          </table:table-cell>
          <table:table-cell office:value-type="float" office:value="5" calcext:value-type="float">
            <text:p>5</text:p>
          </table:table-cell>
          <table:table-cell office:value-type="float" office:value="0.566169687" calcext:value-type="float">
            <text:p>0.566169687</text:p>
          </table:table-cell>
          <table:table-cell/>
          <table:table-cell office:value-type="float" office:value="0.003252471" calcext:value-type="float">
            <text:p>0.003252471</text:p>
          </table:table-cell>
          <table:table-cell office:value-type="float" office:value="0.004047472" calcext:value-type="float">
            <text:p>0.004047472</text:p>
          </table:table-cell>
          <table:table-cell office:value-type="float" office:value="0.004952348" calcext:value-type="float">
            <text:p>0.0049523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25569" calcext:value-type="float">
            <text:p>0.004625569</text:p>
          </table:table-cell>
          <table:table-cell/>
          <table:table-cell office:value-type="float" office:value="0.002213868" calcext:value-type="float">
            <text:p>0.002213868</text:p>
          </table:table-cell>
          <table:table-cell office:value-type="float" office:value="0.00300887" calcext:value-type="float">
            <text:p>0.00300887</text:p>
          </table:table-cell>
          <table:table-cell office:value-type="float" office:value="0.003913745" calcext:value-type="float">
            <text:p>0.0039137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86967" calcext:value-type="float">
            <text:p>0.003586967</text:p>
          </table:table-cell>
          <table:table-cell/>
          <table:table-cell office:value-type="float" office:value="24.552925562" calcext:value-type="float">
            <text:p>24.552925562</text:p>
          </table:table-cell>
          <table:table-cell office:value-type="float" office:value="24.572554375" calcext:value-type="float">
            <text:p>24.572554375</text:p>
          </table:table-cell>
          <table:table-cell office:value-type="float" office:value="24.594895588" calcext:value-type="float">
            <text:p>24.594895588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6827536" calcext:value-type="float">
            <text:p>24.586827536</text:p>
          </table:table-cell>
          <table:table-cell/>
          <table:table-cell office:value-type="float" office:value="0.056116152" calcext:value-type="float">
            <text:p>0.056116152</text:p>
          </table:table-cell>
          <table:table-cell office:value-type="float" office:value="0.076266562" calcext:value-type="float">
            <text:p>0.076266562</text:p>
          </table:table-cell>
          <table:table-cell office:value-type="float" office:value="0.099201274" calcext:value-type="float">
            <text:p>0.0992012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918914" calcext:value-type="float">
            <text:p>0.0909189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2019-12-02 23:19:01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397061753" calcext:value-type="float">
            <text:p>0.397061753</text:p>
          </table:table-cell>
          <table:table-cell office:value-type="float" office:value="0.494600593" calcext:value-type="float">
            <text:p>0.494600593</text:p>
          </table:table-cell>
          <table:table-cell office:value-type="float" office:value="0.604589654" calcext:value-type="float">
            <text:p>0.604589654</text:p>
          </table:table-cell>
          <table:table-cell office:value-type="float" office:value="5" calcext:value-type="float">
            <text:p>5</text:p>
          </table:table-cell>
          <table:table-cell office:value-type="float" office:value="0.565015741" calcext:value-type="float">
            <text:p>0.565015741</text:p>
          </table:table-cell>
          <table:table-cell/>
          <table:table-cell office:value-type="float" office:value="0.003243969" calcext:value-type="float">
            <text:p>0.003243969</text:p>
          </table:table-cell>
          <table:table-cell office:value-type="float" office:value="0.004040855" calcext:value-type="float">
            <text:p>0.004040855</text:p>
          </table:table-cell>
          <table:table-cell office:value-type="float" office:value="0.004939458" calcext:value-type="float">
            <text:p>0.0049394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16142" calcext:value-type="float">
            <text:p>0.004616142</text:p>
          </table:table-cell>
          <table:table-cell/>
          <table:table-cell office:value-type="float" office:value="0.002205366" calcext:value-type="float">
            <text:p>0.002205366</text:p>
          </table:table-cell>
          <table:table-cell office:value-type="float" office:value="0.003002252" calcext:value-type="float">
            <text:p>0.003002252</text:p>
          </table:table-cell>
          <table:table-cell office:value-type="float" office:value="0.003900855" calcext:value-type="float">
            <text:p>0.0039008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77539" calcext:value-type="float">
            <text:p>0.003577539</text:p>
          </table:table-cell>
          <table:table-cell/>
          <table:table-cell office:value-type="float" office:value="24.542608176" calcext:value-type="float">
            <text:p>24.542608176</text:p>
          </table:table-cell>
          <table:table-cell office:value-type="float" office:value="24.562283703" calcext:value-type="float">
            <text:p>24.562283703</text:p>
          </table:table-cell>
          <table:table-cell office:value-type="float" office:value="24.584470266" calcext:value-type="float">
            <text:p>24.584470266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76487622" calcext:value-type="float">
            <text:p>24.576487622</text:p>
          </table:table-cell>
          <table:table-cell/>
          <table:table-cell office:value-type="float" office:value="0.055900643" calcext:value-type="float">
            <text:p>0.055900643</text:p>
          </table:table-cell>
          <table:table-cell office:value-type="float" office:value="0.076098825" calcext:value-type="float">
            <text:p>0.076098825</text:p>
          </table:table-cell>
          <table:table-cell office:value-type="float" office:value="0.098874572" calcext:value-type="float">
            <text:p>0.0988745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679964" calcext:value-type="float">
            <text:p>0.09067996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2019-12-02 23:19:02</text:p>
          </table:table-cell>
          <table:table-cell office:value-type="float" office:value="24.50837" calcext:value-type="float">
            <text:p>24.50837</text:p>
          </table:table-cell>
          <table:table-cell office:value-type="string" calcext:value-type="string">
            <text:p><text:s/></text:p>
          </table:table-cell>
          <table:table-cell office:value-type="float" office:value="0.396214175" calcext:value-type="float">
            <text:p>0.396214175</text:p>
          </table:table-cell>
          <table:table-cell office:value-type="float" office:value="0.493986665" calcext:value-type="float">
            <text:p>0.493986665</text:p>
          </table:table-cell>
          <table:table-cell office:value-type="float" office:value="0.602803302" calcext:value-type="float">
            <text:p>0.602803302</text:p>
          </table:table-cell>
          <table:table-cell office:value-type="float" office:value="5" calcext:value-type="float">
            <text:p>5</text:p>
          </table:table-cell>
          <table:table-cell office:value-type="float" office:value="0.563902922" calcext:value-type="float">
            <text:p>0.563902922</text:p>
          </table:table-cell>
          <table:table-cell/>
          <table:table-cell office:value-type="float" office:value="0.003237044" calcext:value-type="float">
            <text:p>0.003237044</text:p>
          </table:table-cell>
          <table:table-cell office:value-type="float" office:value="0.004035839" calcext:value-type="float">
            <text:p>0.004035839</text:p>
          </table:table-cell>
          <table:table-cell office:value-type="float" office:value="0.004924864" calcext:value-type="float">
            <text:p>0.0049248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60705" calcext:value-type="float">
            <text:p>0.00460705</text:p>
          </table:table-cell>
          <table:table-cell/>
          <table:table-cell office:value-type="float" office:value="0.002198441" calcext:value-type="float">
            <text:p>0.002198441</text:p>
          </table:table-cell>
          <table:table-cell office:value-type="float" office:value="0.002997236" calcext:value-type="float">
            <text:p>0.002997236</text:p>
          </table:table-cell>
          <table:table-cell office:value-type="float" office:value="0.003886261" calcext:value-type="float">
            <text:p>0.00388626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68447" calcext:value-type="float">
            <text:p>0.003568447</text:p>
          </table:table-cell>
          <table:table-cell/>
          <table:table-cell office:value-type="float" office:value="24.562652118" calcext:value-type="float">
            <text:p>24.562652118</text:p>
          </table:table-cell>
          <table:table-cell office:value-type="float" office:value="24.582374419" calcext:value-type="float">
            <text:p>24.582374419</text:p>
          </table:table-cell>
          <table:table-cell office:value-type="float" office:value="24.604324089" calcext:value-type="float">
            <text:p>24.604324089</text:p>
          </table:table-cell>
          <table:table-cell office:value-type="float" office:value="25.49093089" calcext:value-type="float">
            <text:p>25.49093089</text:p>
          </table:table-cell>
          <table:table-cell office:value-type="float" office:value="24.596477448" calcext:value-type="float">
            <text:p>24.596477448</text:p>
          </table:table-cell>
          <table:table-cell/>
          <table:table-cell office:value-type="float" office:value="0.055725126" calcext:value-type="float">
            <text:p>0.055725126</text:p>
          </table:table-cell>
          <table:table-cell office:value-type="float" office:value="0.075971696" calcext:value-type="float">
            <text:p>0.075971696</text:p>
          </table:table-cell>
          <table:table-cell office:value-type="float" office:value="0.098504673" calcext:value-type="float">
            <text:p>0.0985046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44953" calcext:value-type="float">
            <text:p>0.0904495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2019-12-02 23:19:04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95304012" calcext:value-type="float">
            <text:p>0.395304012</text:p>
          </table:table-cell>
          <table:table-cell office:value-type="float" office:value="0.49358791" calcext:value-type="float">
            <text:p>0.49358791</text:p>
          </table:table-cell>
          <table:table-cell office:value-type="float" office:value="0.600729656" calcext:value-type="float">
            <text:p>0.600729656</text:p>
          </table:table-cell>
          <table:table-cell office:value-type="float" office:value="5" calcext:value-type="float">
            <text:p>5</text:p>
          </table:table-cell>
          <table:table-cell office:value-type="float" office:value="0.562881298" calcext:value-type="float">
            <text:p>0.562881298</text:p>
          </table:table-cell>
          <table:table-cell/>
          <table:table-cell office:value-type="float" office:value="0.003229608" calcext:value-type="float">
            <text:p>0.003229608</text:p>
          </table:table-cell>
          <table:table-cell office:value-type="float" office:value="0.004032581" calcext:value-type="float">
            <text:p>0.004032581</text:p>
          </table:table-cell>
          <table:table-cell office:value-type="float" office:value="0.004907922" calcext:value-type="float">
            <text:p>0.0049079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98703" calcext:value-type="float">
            <text:p>0.004598703</text:p>
          </table:table-cell>
          <table:table-cell/>
          <table:table-cell office:value-type="float" office:value="0.002191005" calcext:value-type="float">
            <text:p>0.002191005</text:p>
          </table:table-cell>
          <table:table-cell office:value-type="float" office:value="0.002993978" calcext:value-type="float">
            <text:p>0.002993978</text:p>
          </table:table-cell>
          <table:table-cell office:value-type="float" office:value="0.003869319" calcext:value-type="float">
            <text:p>0.00386931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60101" calcext:value-type="float">
            <text:p>0.003560101</text:p>
          </table:table-cell>
          <table:table-cell/>
          <table:table-cell office:value-type="float" office:value="24.552361061" calcext:value-type="float">
            <text:p>24.552361061</text:p>
          </table:table-cell>
          <table:table-cell office:value-type="float" office:value="24.572186704" calcext:value-type="float">
            <text:p>24.572186704</text:p>
          </table:table-cell>
          <table:table-cell office:value-type="float" office:value="24.593798731" calcext:value-type="float">
            <text:p>24.593798731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6164223" calcext:value-type="float">
            <text:p>24.586164223</text:p>
          </table:table-cell>
          <table:table-cell/>
          <table:table-cell office:value-type="float" office:value="0.055536649" calcext:value-type="float">
            <text:p>0.055536649</text:p>
          </table:table-cell>
          <table:table-cell office:value-type="float" office:value="0.075889123" calcext:value-type="float">
            <text:p>0.075889123</text:p>
          </table:table-cell>
          <table:table-cell office:value-type="float" office:value="0.098075283" calcext:value-type="float">
            <text:p>0.0980752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9023798" calcext:value-type="float">
            <text:p>0.0902379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2019-12-02 23:19:05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94033241" calcext:value-type="float">
            <text:p>0.394033241</text:p>
          </table:table-cell>
          <table:table-cell office:value-type="float" office:value="0.493395387" calcext:value-type="float">
            <text:p>0.493395387</text:p>
          </table:table-cell>
          <table:table-cell office:value-type="float" office:value="0.600451303" calcext:value-type="float">
            <text:p>0.600451303</text:p>
          </table:table-cell>
          <table:table-cell office:value-type="float" office:value="5" calcext:value-type="float">
            <text:p>5</text:p>
          </table:table-cell>
          <table:table-cell office:value-type="float" office:value="0.561195679" calcext:value-type="float">
            <text:p>0.561195679</text:p>
          </table:table-cell>
          <table:table-cell/>
          <table:table-cell office:value-type="float" office:value="0.003219226" calcext:value-type="float">
            <text:p>0.003219226</text:p>
          </table:table-cell>
          <table:table-cell office:value-type="float" office:value="0.004031008" calcext:value-type="float">
            <text:p>0.004031008</text:p>
          </table:table-cell>
          <table:table-cell office:value-type="float" office:value="0.004905648" calcext:value-type="float">
            <text:p>0.0049056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84932" calcext:value-type="float">
            <text:p>0.004584932</text:p>
          </table:table-cell>
          <table:table-cell/>
          <table:table-cell office:value-type="float" office:value="0.002180623" calcext:value-type="float">
            <text:p>0.002180623</text:p>
          </table:table-cell>
          <table:table-cell office:value-type="float" office:value="0.002992405" calcext:value-type="float">
            <text:p>0.002992405</text:p>
          </table:table-cell>
          <table:table-cell office:value-type="float" office:value="0.003867045" calcext:value-type="float">
            <text:p>0.0038670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46329" calcext:value-type="float">
            <text:p>0.003546329</text:p>
          </table:table-cell>
          <table:table-cell/>
          <table:table-cell office:value-type="float" office:value="24.54705099" calcext:value-type="float">
            <text:p>24.54705099</text:p>
          </table:table-cell>
          <table:table-cell office:value-type="float" office:value="24.56709423" calcext:value-type="float">
            <text:p>24.56709423</text:p>
          </table:table-cell>
          <table:table-cell office:value-type="float" office:value="24.588689043" calcext:value-type="float">
            <text:p>24.588689043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0770633" calcext:value-type="float">
            <text:p>24.580770633</text:p>
          </table:table-cell>
          <table:table-cell/>
          <table:table-cell office:value-type="float" office:value="0.055273496" calcext:value-type="float">
            <text:p>0.055273496</text:p>
          </table:table-cell>
          <table:table-cell office:value-type="float" office:value="0.075849256" calcext:value-type="float">
            <text:p>0.075849256</text:p>
          </table:table-cell>
          <table:table-cell office:value-type="float" office:value="0.098017644" calcext:value-type="float">
            <text:p>0.0980176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888935" calcext:value-type="float">
            <text:p>0.0898889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2019-12-02 23:19:06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92467426" calcext:value-type="float">
            <text:p>0.392467426</text:p>
          </table:table-cell>
          <table:table-cell office:value-type="float" office:value="0.492419659" calcext:value-type="float">
            <text:p>0.492419659</text:p>
          </table:table-cell>
          <table:table-cell office:value-type="float" office:value="0.598122549" calcext:value-type="float">
            <text:p>0.598122549</text:p>
          </table:table-cell>
          <table:table-cell office:value-type="float" office:value="5" calcext:value-type="float">
            <text:p>5</text:p>
          </table:table-cell>
          <table:table-cell office:value-type="float" office:value="0.560363598" calcext:value-type="float">
            <text:p>0.560363598</text:p>
          </table:table-cell>
          <table:table-cell/>
          <table:table-cell office:value-type="float" office:value="0.003206433" calcext:value-type="float">
            <text:p>0.003206433</text:p>
          </table:table-cell>
          <table:table-cell office:value-type="float" office:value="0.004023036" calcext:value-type="float">
            <text:p>0.004023036</text:p>
          </table:table-cell>
          <table:table-cell office:value-type="float" office:value="0.004886622" calcext:value-type="float">
            <text:p>0.00488662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78134" calcext:value-type="float">
            <text:p>0.004578134</text:p>
          </table:table-cell>
          <table:table-cell/>
          <table:table-cell office:value-type="float" office:value="0.00216783" calcext:value-type="float">
            <text:p>0.00216783</text:p>
          </table:table-cell>
          <table:table-cell office:value-type="float" office:value="0.002984434" calcext:value-type="float">
            <text:p>0.002984434</text:p>
          </table:table-cell>
          <table:table-cell office:value-type="float" office:value="0.003848019" calcext:value-type="float">
            <text:p>0.00384801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39531" calcext:value-type="float">
            <text:p>0.003539531</text:p>
          </table:table-cell>
          <table:table-cell/>
          <table:table-cell office:value-type="float" office:value="24.551788865" calcext:value-type="float">
            <text:p>24.551788865</text:p>
          </table:table-cell>
          <table:table-cell office:value-type="float" office:value="24.571951049" calcext:value-type="float">
            <text:p>24.571951049</text:p>
          </table:table-cell>
          <table:table-cell office:value-type="float" office:value="24.593272845" calcext:value-type="float">
            <text:p>24.593272845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5656368" calcext:value-type="float">
            <text:p>24.585656368</text:p>
          </table:table-cell>
          <table:table-cell/>
          <table:table-cell office:value-type="float" office:value="0.054949245" calcext:value-type="float">
            <text:p>0.054949245</text:p>
          </table:table-cell>
          <table:table-cell office:value-type="float" office:value="0.075647206" calcext:value-type="float">
            <text:p>0.075647206</text:p>
          </table:table-cell>
          <table:table-cell office:value-type="float" office:value="0.097535428" calcext:value-type="float">
            <text:p>0.0975354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716635" calcext:value-type="float">
            <text:p>0.08971663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2019-12-02 23:19:07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91243147" calcext:value-type="float">
            <text:p>0.391243147</text:p>
          </table:table-cell>
          <table:table-cell office:value-type="float" office:value="0.492221772" calcext:value-type="float">
            <text:p>0.492221772</text:p>
          </table:table-cell>
          <table:table-cell office:value-type="float" office:value="0.596845221" calcext:value-type="float">
            <text:p>0.596845221</text:p>
          </table:table-cell>
          <table:table-cell office:value-type="float" office:value="5" calcext:value-type="float">
            <text:p>5</text:p>
          </table:table-cell>
          <table:table-cell office:value-type="float" office:value="0.559048123" calcext:value-type="float">
            <text:p>0.559048123</text:p>
          </table:table-cell>
          <table:table-cell/>
          <table:table-cell office:value-type="float" office:value="0.003196431" calcext:value-type="float">
            <text:p>0.003196431</text:p>
          </table:table-cell>
          <table:table-cell office:value-type="float" office:value="0.00402142" calcext:value-type="float">
            <text:p>0.00402142</text:p>
          </table:table-cell>
          <table:table-cell office:value-type="float" office:value="0.004876186" calcext:value-type="float">
            <text:p>0.0048761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67387" calcext:value-type="float">
            <text:p>0.004567387</text:p>
          </table:table-cell>
          <table:table-cell/>
          <table:table-cell office:value-type="float" office:value="0.002157828" calcext:value-type="float">
            <text:p>0.002157828</text:p>
          </table:table-cell>
          <table:table-cell office:value-type="float" office:value="0.002982817" calcext:value-type="float">
            <text:p>0.002982817</text:p>
          </table:table-cell>
          <table:table-cell office:value-type="float" office:value="0.003837584" calcext:value-type="float">
            <text:p>0.0038375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28784" calcext:value-type="float">
            <text:p>0.003528784</text:p>
          </table:table-cell>
          <table:table-cell/>
          <table:table-cell office:value-type="float" office:value="24.54648817" calcext:value-type="float">
            <text:p>24.54648817</text:p>
          </table:table-cell>
          <table:table-cell office:value-type="float" office:value="24.566857491" calcext:value-type="float">
            <text:p>24.566857491</text:p>
          </table:table-cell>
          <table:table-cell office:value-type="float" office:value="24.587961648" calcext:value-type="float">
            <text:p>24.587961648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80337439" calcext:value-type="float">
            <text:p>24.580337439</text:p>
          </table:table-cell>
          <table:table-cell/>
          <table:table-cell office:value-type="float" office:value="0.05469572" calcext:value-type="float">
            <text:p>0.05469572</text:p>
          </table:table-cell>
          <table:table-cell office:value-type="float" office:value="0.075606229" calcext:value-type="float">
            <text:p>0.075606229</text:p>
          </table:table-cell>
          <table:table-cell office:value-type="float" office:value="0.097270932" calcext:value-type="float">
            <text:p>0.0972709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444236" calcext:value-type="float">
            <text:p>0.08944423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2019-12-02 23:19:09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390052842" calcext:value-type="float">
            <text:p>0.390052842</text:p>
          </table:table-cell>
          <table:table-cell office:value-type="float" office:value="0.491795598" calcext:value-type="float">
            <text:p>0.491795598</text:p>
          </table:table-cell>
          <table:table-cell office:value-type="float" office:value="0.596507859" calcext:value-type="float">
            <text:p>0.596507859</text:p>
          </table:table-cell>
          <table:table-cell office:value-type="float" office:value="5" calcext:value-type="float">
            <text:p>5</text:p>
          </table:table-cell>
          <table:table-cell office:value-type="float" office:value="0.557413764" calcext:value-type="float">
            <text:p>0.557413764</text:p>
          </table:table-cell>
          <table:table-cell/>
          <table:table-cell office:value-type="float" office:value="0.003186706" calcext:value-type="float">
            <text:p>0.003186706</text:p>
          </table:table-cell>
          <table:table-cell office:value-type="float" office:value="0.004017938" calcext:value-type="float">
            <text:p>0.004017938</text:p>
          </table:table-cell>
          <table:table-cell office:value-type="float" office:value="0.00487343" calcext:value-type="float">
            <text:p>0.004873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54034" calcext:value-type="float">
            <text:p>0.004554034</text:p>
          </table:table-cell>
          <table:table-cell/>
          <table:table-cell office:value-type="float" office:value="0.002148103" calcext:value-type="float">
            <text:p>0.002148103</text:p>
          </table:table-cell>
          <table:table-cell office:value-type="float" office:value="0.002979335" calcext:value-type="float">
            <text:p>0.002979335</text:p>
          </table:table-cell>
          <table:table-cell office:value-type="float" office:value="0.003834827" calcext:value-type="float">
            <text:p>0.0038348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15431" calcext:value-type="float">
            <text:p>0.003515431</text:p>
          </table:table-cell>
          <table:table-cell/>
          <table:table-cell office:value-type="float" office:value="24.55635553" calcext:value-type="float">
            <text:p>24.55635553</text:p>
          </table:table-cell>
          <table:table-cell office:value-type="float" office:value="24.576878807" calcext:value-type="float">
            <text:p>24.576878807</text:p>
          </table:table-cell>
          <table:table-cell office:value-type="float" office:value="24.598000687" calcext:value-type="float">
            <text:p>24.598000687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90114926" calcext:value-type="float">
            <text:p>24.590114926</text:p>
          </table:table-cell>
          <table:table-cell/>
          <table:table-cell office:value-type="float" office:value="0.05444923" calcext:value-type="float">
            <text:p>0.05444923</text:p>
          </table:table-cell>
          <table:table-cell office:value-type="float" office:value="0.075517979" calcext:value-type="float">
            <text:p>0.075517979</text:p>
          </table:table-cell>
          <table:table-cell office:value-type="float" office:value="0.097201074" calcext:value-type="float">
            <text:p>0.0972010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9105805" calcext:value-type="float">
            <text:p>0.0891058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2019-12-02 23:19:10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87743758" calcext:value-type="float">
            <text:p>0.387743758</text:p>
          </table:table-cell>
          <table:table-cell office:value-type="float" office:value="0.490920602" calcext:value-type="float">
            <text:p>0.490920602</text:p>
          </table:table-cell>
          <table:table-cell office:value-type="float" office:value="0.594819259" calcext:value-type="float">
            <text:p>0.594819259</text:p>
          </table:table-cell>
          <table:table-cell office:value-type="float" office:value="5" calcext:value-type="float">
            <text:p>5</text:p>
          </table:table-cell>
          <table:table-cell office:value-type="float" office:value="0.55613882" calcext:value-type="float">
            <text:p>0.55613882</text:p>
          </table:table-cell>
          <table:table-cell/>
          <table:table-cell office:value-type="float" office:value="0.003167841" calcext:value-type="float">
            <text:p>0.003167841</text:p>
          </table:table-cell>
          <table:table-cell office:value-type="float" office:value="0.004010789" calcext:value-type="float">
            <text:p>0.004010789</text:p>
          </table:table-cell>
          <table:table-cell office:value-type="float" office:value="0.004859634" calcext:value-type="float">
            <text:p>0.0048596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43618" calcext:value-type="float">
            <text:p>0.004543618</text:p>
          </table:table-cell>
          <table:table-cell/>
          <table:table-cell office:value-type="float" office:value="0.002129238" calcext:value-type="float">
            <text:p>0.002129238</text:p>
          </table:table-cell>
          <table:table-cell office:value-type="float" office:value="0.002972186" calcext:value-type="float">
            <text:p>0.002972186</text:p>
          </table:table-cell>
          <table:table-cell office:value-type="float" office:value="0.003821032" calcext:value-type="float">
            <text:p>0.00382103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505015" calcext:value-type="float">
            <text:p>0.003505015</text:p>
          </table:table-cell>
          <table:table-cell/>
          <table:table-cell office:value-type="float" office:value="24.545782269" calcext:value-type="float">
            <text:p>24.545782269</text:p>
          </table:table-cell>
          <table:table-cell office:value-type="float" office:value="24.566595023" calcext:value-type="float">
            <text:p>24.566595023</text:p>
          </table:table-cell>
          <table:table-cell office:value-type="float" office:value="24.587552984" calcext:value-type="float">
            <text:p>24.587552984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7975059" calcext:value-type="float">
            <text:p>24.57975059</text:p>
          </table:table-cell>
          <table:table-cell/>
          <table:table-cell office:value-type="float" office:value="0.053971062" calcext:value-type="float">
            <text:p>0.053971062</text:p>
          </table:table-cell>
          <table:table-cell office:value-type="float" office:value="0.075336788" calcext:value-type="float">
            <text:p>0.075336788</text:p>
          </table:table-cell>
          <table:table-cell office:value-type="float" office:value="0.096851415" calcext:value-type="float">
            <text:p>0.0968514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88418" calcext:value-type="float">
            <text:p>0.08884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2019-12-02 23:19:11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85969327" calcext:value-type="float">
            <text:p>0.385969327</text:p>
          </table:table-cell>
          <table:table-cell office:value-type="float" office:value="0.490588604" calcext:value-type="float">
            <text:p>0.490588604</text:p>
          </table:table-cell>
          <table:table-cell office:value-type="float" office:value="0.593079399" calcext:value-type="float">
            <text:p>0.593079399</text:p>
          </table:table-cell>
          <table:table-cell office:value-type="float" office:value="5" calcext:value-type="float">
            <text:p>5</text:p>
          </table:table-cell>
          <table:table-cell office:value-type="float" office:value="0.554918117" calcext:value-type="float">
            <text:p>0.554918117</text:p>
          </table:table-cell>
          <table:table-cell/>
          <table:table-cell office:value-type="float" office:value="0.003153344" calcext:value-type="float">
            <text:p>0.003153344</text:p>
          </table:table-cell>
          <table:table-cell office:value-type="float" office:value="0.004008077" calcext:value-type="float">
            <text:p>0.004008077</text:p>
          </table:table-cell>
          <table:table-cell office:value-type="float" office:value="0.00484542" calcext:value-type="float">
            <text:p>0.004845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33645" calcext:value-type="float">
            <text:p>0.004533645</text:p>
          </table:table-cell>
          <table:table-cell/>
          <table:table-cell office:value-type="float" office:value="0.002114741" calcext:value-type="float">
            <text:p>0.002114741</text:p>
          </table:table-cell>
          <table:table-cell office:value-type="float" office:value="0.002969474" calcext:value-type="float">
            <text:p>0.002969474</text:p>
          </table:table-cell>
          <table:table-cell office:value-type="float" office:value="0.003806817" calcext:value-type="float">
            <text:p>0.0038068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95042" calcext:value-type="float">
            <text:p>0.003495042</text:p>
          </table:table-cell>
          <table:table-cell/>
          <table:table-cell office:value-type="float" office:value="24.545424329" calcext:value-type="float">
            <text:p>24.545424329</text:p>
          </table:table-cell>
          <table:table-cell office:value-type="float" office:value="24.566528053" calcext:value-type="float">
            <text:p>24.566528053</text:p>
          </table:table-cell>
          <table:table-cell office:value-type="float" office:value="24.587202031" calcext:value-type="float">
            <text:p>24.587202031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79504355" calcext:value-type="float">
            <text:p>24.579504355</text:p>
          </table:table-cell>
          <table:table-cell/>
          <table:table-cell office:value-type="float" office:value="0.05360361" calcext:value-type="float">
            <text:p>0.05360361</text:p>
          </table:table-cell>
          <table:table-cell office:value-type="float" office:value="0.075268039" calcext:value-type="float">
            <text:p>0.075268039</text:p>
          </table:table-cell>
          <table:table-cell office:value-type="float" office:value="0.096491141" calcext:value-type="float">
            <text:p>0.0964911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8589026" calcext:value-type="float">
            <text:p>0.08858902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2019-12-02 23:19:13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8428192" calcext:value-type="float">
            <text:p>0.38428192</text:p>
          </table:table-cell>
          <table:table-cell office:value-type="float" office:value="0.490086733" calcext:value-type="float">
            <text:p>0.490086733</text:p>
          </table:table-cell>
          <table:table-cell office:value-type="float" office:value="0.592227649" calcext:value-type="float">
            <text:p>0.592227649</text:p>
          </table:table-cell>
          <table:table-cell office:value-type="float" office:value="5" calcext:value-type="float">
            <text:p>5</text:p>
          </table:table-cell>
          <table:table-cell office:value-type="float" office:value="0.553515619" calcext:value-type="float">
            <text:p>0.553515619</text:p>
          </table:table-cell>
          <table:table-cell/>
          <table:table-cell office:value-type="float" office:value="0.003139558" calcext:value-type="float">
            <text:p>0.003139558</text:p>
          </table:table-cell>
          <table:table-cell office:value-type="float" office:value="0.004003977" calcext:value-type="float">
            <text:p>0.004003977</text:p>
          </table:table-cell>
          <table:table-cell office:value-type="float" office:value="0.004838461" calcext:value-type="float">
            <text:p>0.0048384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22186" calcext:value-type="float">
            <text:p>0.004522186</text:p>
          </table:table-cell>
          <table:table-cell/>
          <table:table-cell office:value-type="float" office:value="0.002100955" calcext:value-type="float">
            <text:p>0.002100955</text:p>
          </table:table-cell>
          <table:table-cell office:value-type="float" office:value="0.002965374" calcext:value-type="float">
            <text:p>0.002965374</text:p>
          </table:table-cell>
          <table:table-cell office:value-type="float" office:value="0.003799858" calcext:value-type="float">
            <text:p>0.00379985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83584" calcext:value-type="float">
            <text:p>0.003483584</text:p>
          </table:table-cell>
          <table:table-cell/>
          <table:table-cell office:value-type="float" office:value="24.550137683" calcext:value-type="float">
            <text:p>24.550137683</text:p>
          </table:table-cell>
          <table:table-cell office:value-type="float" office:value="24.57148046" calcext:value-type="float">
            <text:p>24.57148046</text:p>
          </table:table-cell>
          <table:table-cell office:value-type="float" office:value="24.59208377" calcext:value-type="float">
            <text:p>24.59208377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4275035" calcext:value-type="float">
            <text:p>24.584275035</text:p>
          </table:table-cell>
          <table:table-cell/>
          <table:table-cell office:value-type="float" office:value="0.053254179" calcext:value-type="float">
            <text:p>0.053254179</text:p>
          </table:table-cell>
          <table:table-cell office:value-type="float" office:value="0.075164114" calcext:value-type="float">
            <text:p>0.075164114</text:p>
          </table:table-cell>
          <table:table-cell office:value-type="float" office:value="0.096314769" calcext:value-type="float">
            <text:p>0.09631476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8298607" calcext:value-type="float">
            <text:p>0.08829860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2019-12-02 23:19:14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81987736" calcext:value-type="float">
            <text:p>0.381987736</text:p>
          </table:table-cell>
          <table:table-cell office:value-type="float" office:value="0.489204584" calcext:value-type="float">
            <text:p>0.489204584</text:p>
          </table:table-cell>
          <table:table-cell office:value-type="float" office:value="0.589644979" calcext:value-type="float">
            <text:p>0.589644979</text:p>
          </table:table-cell>
          <table:table-cell office:value-type="float" office:value="5" calcext:value-type="float">
            <text:p>5</text:p>
          </table:table-cell>
          <table:table-cell office:value-type="float" office:value="0.552687115" calcext:value-type="float">
            <text:p>0.552687115</text:p>
          </table:table-cell>
          <table:table-cell/>
          <table:table-cell office:value-type="float" office:value="0.003120815" calcext:value-type="float">
            <text:p>0.003120815</text:p>
          </table:table-cell>
          <table:table-cell office:value-type="float" office:value="0.003996769" calcext:value-type="float">
            <text:p>0.003996769</text:p>
          </table:table-cell>
          <table:table-cell office:value-type="float" office:value="0.004817361" calcext:value-type="float">
            <text:p>0.00481736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15418" calcext:value-type="float">
            <text:p>0.004515418</text:p>
          </table:table-cell>
          <table:table-cell/>
          <table:table-cell office:value-type="float" office:value="0.002082212" calcext:value-type="float">
            <text:p>0.002082212</text:p>
          </table:table-cell>
          <table:table-cell office:value-type="float" office:value="0.002958167" calcext:value-type="float">
            <text:p>0.002958167</text:p>
          </table:table-cell>
          <table:table-cell office:value-type="float" office:value="0.003778758" calcext:value-type="float">
            <text:p>0.00377875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76815" calcext:value-type="float">
            <text:p>0.003476815</text:p>
          </table:table-cell>
          <table:table-cell/>
          <table:table-cell office:value-type="float" office:value="24.5496749" calcext:value-type="float">
            <text:p>24.5496749</text:p>
          </table:table-cell>
          <table:table-cell office:value-type="float" office:value="24.571302516" calcext:value-type="float">
            <text:p>24.571302516</text:p>
          </table:table-cell>
          <table:table-cell office:value-type="float" office:value="24.591562812" calcext:value-type="float">
            <text:p>24.591562812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4107914" calcext:value-type="float">
            <text:p>24.584107914</text:p>
          </table:table-cell>
          <table:table-cell/>
          <table:table-cell office:value-type="float" office:value="0.052779096" calcext:value-type="float">
            <text:p>0.052779096</text:p>
          </table:table-cell>
          <table:table-cell office:value-type="float" office:value="0.074981442" calcext:value-type="float">
            <text:p>0.074981442</text:p>
          </table:table-cell>
          <table:table-cell office:value-type="float" office:value="0.095779974" calcext:value-type="float">
            <text:p>0.09577997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8127046" calcext:value-type="float">
            <text:p>0.0881270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2019-12-02 23:19:15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380077407" calcext:value-type="float">
            <text:p>0.380077407</text:p>
          </table:table-cell>
          <table:table-cell office:value-type="float" office:value="0.488812386" calcext:value-type="float">
            <text:p>0.488812386</text:p>
          </table:table-cell>
          <table:table-cell office:value-type="float" office:value="0.588198374" calcext:value-type="float">
            <text:p>0.588198374</text:p>
          </table:table-cell>
          <table:table-cell office:value-type="float" office:value="5" calcext:value-type="float">
            <text:p>5</text:p>
          </table:table-cell>
          <table:table-cell office:value-type="float" office:value="0.551453299" calcext:value-type="float">
            <text:p>0.551453299</text:p>
          </table:table-cell>
          <table:table-cell/>
          <table:table-cell office:value-type="float" office:value="0.003105208" calcext:value-type="float">
            <text:p>0.003105208</text:p>
          </table:table-cell>
          <table:table-cell office:value-type="float" office:value="0.003993565" calcext:value-type="float">
            <text:p>0.003993565</text:p>
          </table:table-cell>
          <table:table-cell office:value-type="float" office:value="0.004805542" calcext:value-type="float">
            <text:p>0.0048055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505337" calcext:value-type="float">
            <text:p>0.004505337</text:p>
          </table:table-cell>
          <table:table-cell/>
          <table:table-cell office:value-type="float" office:value="0.002066605" calcext:value-type="float">
            <text:p>0.002066605</text:p>
          </table:table-cell>
          <table:table-cell office:value-type="float" office:value="0.002954962" calcext:value-type="float">
            <text:p>0.002954962</text:p>
          </table:table-cell>
          <table:table-cell office:value-type="float" office:value="0.00376694" calcext:value-type="float">
            <text:p>0.0037669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66735" calcext:value-type="float">
            <text:p>0.003466735</text:p>
          </table:table-cell>
          <table:table-cell/>
          <table:table-cell office:value-type="float" office:value="24.554343292" calcext:value-type="float">
            <text:p>24.554343292</text:p>
          </table:table-cell>
          <table:table-cell office:value-type="float" office:value="24.576277047" calcext:value-type="float">
            <text:p>24.576277047</text:p>
          </table:table-cell>
          <table:table-cell office:value-type="float" office:value="24.596324566" calcext:value-type="float">
            <text:p>24.596324566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88912622" calcext:value-type="float">
            <text:p>24.588912622</text:p>
          </table:table-cell>
          <table:table-cell/>
          <table:table-cell office:value-type="float" office:value="0.052383502" calcext:value-type="float">
            <text:p>0.052383502</text:p>
          </table:table-cell>
          <table:table-cell office:value-type="float" office:value="0.074900227" calcext:value-type="float">
            <text:p>0.074900227</text:p>
          </table:table-cell>
          <table:table-cell office:value-type="float" office:value="0.095480424" calcext:value-type="float">
            <text:p>0.09548042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7871556" calcext:value-type="float">
            <text:p>0.08787155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2019-12-02 23:19:16</text:p>
          </table:table-cell>
          <table:table-cell office:value-type="float" office:value="24.50837" calcext:value-type="float">
            <text:p>24.50837</text:p>
          </table:table-cell>
          <table:table-cell office:value-type="string" calcext:value-type="string">
            <text:p><text:s/></text:p>
          </table:table-cell>
          <table:table-cell office:value-type="float" office:value="0.378630206" calcext:value-type="float">
            <text:p>0.378630206</text:p>
          </table:table-cell>
          <table:table-cell office:value-type="float" office:value="0.488416015" calcext:value-type="float">
            <text:p>0.488416015</text:p>
          </table:table-cell>
          <table:table-cell office:value-type="float" office:value="0.587626766" calcext:value-type="float">
            <text:p>0.587626766</text:p>
          </table:table-cell>
          <table:table-cell office:value-type="float" office:value="5" calcext:value-type="float">
            <text:p>5</text:p>
          </table:table-cell>
          <table:table-cell office:value-type="float" office:value="0.5499304" calcext:value-type="float">
            <text:p>0.5499304</text:p>
          </table:table-cell>
          <table:table-cell/>
          <table:table-cell office:value-type="float" office:value="0.003093384" calcext:value-type="float">
            <text:p>0.003093384</text:p>
          </table:table-cell>
          <table:table-cell office:value-type="float" office:value="0.003990327" calcext:value-type="float">
            <text:p>0.003990327</text:p>
          </table:table-cell>
          <table:table-cell office:value-type="float" office:value="0.004800872" calcext:value-type="float">
            <text:p>0.0048008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92895" calcext:value-type="float">
            <text:p>0.004492895</text:p>
          </table:table-cell>
          <table:table-cell/>
          <table:table-cell office:value-type="float" office:value="0.002054781" calcext:value-type="float">
            <text:p>0.002054781</text:p>
          </table:table-cell>
          <table:table-cell office:value-type="float" office:value="0.002951724" calcext:value-type="float">
            <text:p>0.002951724</text:p>
          </table:table-cell>
          <table:table-cell office:value-type="float" office:value="0.00376227" calcext:value-type="float">
            <text:p>0.003762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54293" calcext:value-type="float">
            <text:p>0.003454293</text:p>
          </table:table-cell>
          <table:table-cell/>
          <table:table-cell office:value-type="float" office:value="24.559105109" calcext:value-type="float">
            <text:p>24.559105109</text:p>
          </table:table-cell>
          <table:table-cell office:value-type="float" office:value="24.581250737" calcext:value-type="float">
            <text:p>24.581250737</text:p>
          </table:table-cell>
          <table:table-cell office:value-type="float" office:value="24.601262819" calcext:value-type="float">
            <text:p>24.601262819</text:p>
          </table:table-cell>
          <table:table-cell office:value-type="float" office:value="25.49093089" calcext:value-type="float">
            <text:p>25.49093089</text:p>
          </table:table-cell>
          <table:table-cell office:value-type="float" office:value="24.593659021" calcext:value-type="float">
            <text:p>24.593659021</text:p>
          </table:table-cell>
          <table:table-cell/>
          <table:table-cell office:value-type="float" office:value="0.052083813" calcext:value-type="float">
            <text:p>0.052083813</text:p>
          </table:table-cell>
          <table:table-cell office:value-type="float" office:value="0.074818148" calcext:value-type="float">
            <text:p>0.074818148</text:p>
          </table:table-cell>
          <table:table-cell office:value-type="float" office:value="0.095362061" calcext:value-type="float">
            <text:p>0.0953620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7556206" calcext:value-type="float">
            <text:p>0.08755620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2019-12-02 23:19:18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77448842" calcext:value-type="float">
            <text:p>0.377448842</text:p>
          </table:table-cell>
          <table:table-cell office:value-type="float" office:value="0.487837254" calcext:value-type="float">
            <text:p>0.487837254</text:p>
          </table:table-cell>
          <table:table-cell office:value-type="float" office:value="0.586463283" calcext:value-type="float">
            <text:p>0.586463283</text:p>
          </table:table-cell>
          <table:table-cell office:value-type="float" office:value="5" calcext:value-type="float">
            <text:p>5</text:p>
          </table:table-cell>
          <table:table-cell office:value-type="float" office:value="0.548620289" calcext:value-type="float">
            <text:p>0.548620289</text:p>
          </table:table-cell>
          <table:table-cell/>
          <table:table-cell office:value-type="float" office:value="0.003083732" calcext:value-type="float">
            <text:p>0.003083732</text:p>
          </table:table-cell>
          <table:table-cell office:value-type="float" office:value="0.003985598" calcext:value-type="float">
            <text:p>0.003985598</text:p>
          </table:table-cell>
          <table:table-cell office:value-type="float" office:value="0.004791367" calcext:value-type="float">
            <text:p>0.00479136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82192" calcext:value-type="float">
            <text:p>0.004482192</text:p>
          </table:table-cell>
          <table:table-cell/>
          <table:table-cell office:value-type="float" office:value="0.00204513" calcext:value-type="float">
            <text:p>0.00204513</text:p>
          </table:table-cell>
          <table:table-cell office:value-type="float" office:value="0.002946996" calcext:value-type="float">
            <text:p>0.002946996</text:p>
          </table:table-cell>
          <table:table-cell office:value-type="float" office:value="0.003752764" calcext:value-type="float">
            <text:p>0.00375276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43589" calcext:value-type="float">
            <text:p>0.003443589</text:p>
          </table:table-cell>
          <table:table-cell/>
          <table:table-cell office:value-type="float" office:value="24.548759312" calcext:value-type="float">
            <text:p>24.548759312</text:p>
          </table:table-cell>
          <table:table-cell office:value-type="float" office:value="24.571026702" calcext:value-type="float">
            <text:p>24.571026702</text:p>
          </table:table-cell>
          <table:table-cell office:value-type="float" office:value="24.590921023" calcext:value-type="float">
            <text:p>24.590921023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3287577" calcext:value-type="float">
            <text:p>24.583287577</text:p>
          </table:table-cell>
          <table:table-cell/>
          <table:table-cell office:value-type="float" office:value="0.051839173" calcext:value-type="float">
            <text:p>0.051839173</text:p>
          </table:table-cell>
          <table:table-cell office:value-type="float" office:value="0.0746983" calcext:value-type="float">
            <text:p>0.0746983</text:p>
          </table:table-cell>
          <table:table-cell office:value-type="float" office:value="0.095121137" calcext:value-type="float">
            <text:p>0.0951211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7284917" calcext:value-type="float">
            <text:p>0.0872849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2019-12-02 23:19:19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375815079" calcext:value-type="float">
            <text:p>0.375815079</text:p>
          </table:table-cell>
          <table:table-cell office:value-type="float" office:value="0.487393199" calcext:value-type="float">
            <text:p>0.487393199</text:p>
          </table:table-cell>
          <table:table-cell office:value-type="float" office:value="0.585535238" calcext:value-type="float">
            <text:p>0.585535238</text:p>
          </table:table-cell>
          <table:table-cell office:value-type="float" office:value="5" calcext:value-type="float">
            <text:p>5</text:p>
          </table:table-cell>
          <table:table-cell office:value-type="float" office:value="0.547249978" calcext:value-type="float">
            <text:p>0.547249978</text:p>
          </table:table-cell>
          <table:table-cell/>
          <table:table-cell office:value-type="float" office:value="0.003070385" calcext:value-type="float">
            <text:p>0.003070385</text:p>
          </table:table-cell>
          <table:table-cell office:value-type="float" office:value="0.003981971" calcext:value-type="float">
            <text:p>0.003981971</text:p>
          </table:table-cell>
          <table:table-cell office:value-type="float" office:value="0.004783785" calcext:value-type="float">
            <text:p>0.0047837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70997" calcext:value-type="float">
            <text:p>0.004470997</text:p>
          </table:table-cell>
          <table:table-cell/>
          <table:table-cell office:value-type="float" office:value="0.002031782" calcext:value-type="float">
            <text:p>0.002031782</text:p>
          </table:table-cell>
          <table:table-cell office:value-type="float" office:value="0.002943368" calcext:value-type="float">
            <text:p>0.002943368</text:p>
          </table:table-cell>
          <table:table-cell office:value-type="float" office:value="0.003745182" calcext:value-type="float">
            <text:p>0.00374518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32394" calcext:value-type="float">
            <text:p>0.003432394</text:p>
          </table:table-cell>
          <table:table-cell/>
          <table:table-cell office:value-type="float" office:value="24.553483496" calcext:value-type="float">
            <text:p>24.553483496</text:p>
          </table:table-cell>
          <table:table-cell office:value-type="float" office:value="24.575990775" calcext:value-type="float">
            <text:p>24.575990775</text:p>
          </table:table-cell>
          <table:table-cell office:value-type="float" office:value="24.59578738" calcext:value-type="float">
            <text:p>24.59578738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88064756" calcext:value-type="float">
            <text:p>24.588064756</text:p>
          </table:table-cell>
          <table:table-cell/>
          <table:table-cell office:value-type="float" office:value="0.05150085" calcext:value-type="float">
            <text:p>0.05150085</text:p>
          </table:table-cell>
          <table:table-cell office:value-type="float" office:value="0.074606347" calcext:value-type="float">
            <text:p>0.074606347</text:p>
          </table:table-cell>
          <table:table-cell office:value-type="float" office:value="0.094928966" calcext:value-type="float">
            <text:p>0.0949289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7001163" calcext:value-type="float">
            <text:p>0.0870011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2019-12-02 23:19:20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74149129" calcext:value-type="float">
            <text:p>0.374149129</text:p>
          </table:table-cell>
          <table:table-cell office:value-type="float" office:value="0.486535488" calcext:value-type="float">
            <text:p>0.486535488</text:p>
          </table:table-cell>
          <table:table-cell office:value-type="float" office:value="0.583725045" calcext:value-type="float">
            <text:p>0.583725045</text:p>
          </table:table-cell>
          <table:table-cell office:value-type="float" office:value="5" calcext:value-type="float">
            <text:p>5</text:p>
          </table:table-cell>
          <table:table-cell office:value-type="float" office:value="0.546244448" calcext:value-type="float">
            <text:p>0.546244448</text:p>
          </table:table-cell>
          <table:table-cell/>
          <table:table-cell office:value-type="float" office:value="0.003056774" calcext:value-type="float">
            <text:p>0.003056774</text:p>
          </table:table-cell>
          <table:table-cell office:value-type="float" office:value="0.003974963" calcext:value-type="float">
            <text:p>0.003974963</text:p>
          </table:table-cell>
          <table:table-cell office:value-type="float" office:value="0.004768995" calcext:value-type="float">
            <text:p>0.0047689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62781" calcext:value-type="float">
            <text:p>0.004462781</text:p>
          </table:table-cell>
          <table:table-cell/>
          <table:table-cell office:value-type="float" office:value="0.002018171" calcext:value-type="float">
            <text:p>0.002018171</text:p>
          </table:table-cell>
          <table:table-cell office:value-type="float" office:value="0.00293636" calcext:value-type="float">
            <text:p>0.00293636</text:p>
          </table:table-cell>
          <table:table-cell office:value-type="float" office:value="0.003730393" calcext:value-type="float">
            <text:p>0.00373039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24179" calcext:value-type="float">
            <text:p>0.003424179</text:p>
          </table:table-cell>
          <table:table-cell/>
          <table:table-cell office:value-type="float" office:value="24.543039942" calcext:value-type="float">
            <text:p>24.543039942</text:p>
          </table:table-cell>
          <table:table-cell office:value-type="float" office:value="24.565710469" calcext:value-type="float">
            <text:p>24.565710469</text:p>
          </table:table-cell>
          <table:table-cell office:value-type="float" office:value="24.585315129" calcext:value-type="float">
            <text:p>24.585315129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77754745" calcext:value-type="float">
            <text:p>24.577754745</text:p>
          </table:table-cell>
          <table:table-cell/>
          <table:table-cell office:value-type="float" office:value="0.051155862" calcext:value-type="float">
            <text:p>0.051155862</text:p>
          </table:table-cell>
          <table:table-cell office:value-type="float" office:value="0.074428736" calcext:value-type="float">
            <text:p>0.074428736</text:p>
          </table:table-cell>
          <table:table-cell office:value-type="float" office:value="0.094554128" calcext:value-type="float">
            <text:p>0.09455412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6792945" calcext:value-type="float">
            <text:p>0.0867929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2019-12-02 23:19:21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72939154" calcext:value-type="float">
            <text:p>0.372939154</text:p>
          </table:table-cell>
          <table:table-cell office:value-type="float" office:value="0.485837517" calcext:value-type="float">
            <text:p>0.485837517</text:p>
          </table:table-cell>
          <table:table-cell office:value-type="float" office:value="0.58148391" calcext:value-type="float">
            <text:p>0.58148391</text:p>
          </table:table-cell>
          <table:table-cell office:value-type="float" office:value="5" calcext:value-type="float">
            <text:p>5</text:p>
          </table:table-cell>
          <table:table-cell office:value-type="float" office:value="0.545255607" calcext:value-type="float">
            <text:p>0.545255607</text:p>
          </table:table-cell>
          <table:table-cell/>
          <table:table-cell office:value-type="float" office:value="0.003046889" calcext:value-type="float">
            <text:p>0.003046889</text:p>
          </table:table-cell>
          <table:table-cell office:value-type="float" office:value="0.003969261" calcext:value-type="float">
            <text:p>0.003969261</text:p>
          </table:table-cell>
          <table:table-cell office:value-type="float" office:value="0.004750686" calcext:value-type="float">
            <text:p>0.0047506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54703" calcext:value-type="float">
            <text:p>0.004454703</text:p>
          </table:table-cell>
          <table:table-cell/>
          <table:table-cell office:value-type="float" office:value="0.002008286" calcext:value-type="float">
            <text:p>0.002008286</text:p>
          </table:table-cell>
          <table:table-cell office:value-type="float" office:value="0.002930658" calcext:value-type="float">
            <text:p>0.002930658</text:p>
          </table:table-cell>
          <table:table-cell office:value-type="float" office:value="0.003712083" calcext:value-type="float">
            <text:p>0.00371208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161" calcext:value-type="float">
            <text:p>0.0034161</text:p>
          </table:table-cell>
          <table:table-cell/>
          <table:table-cell office:value-type="float" office:value="24.547849614" calcext:value-type="float">
            <text:p>24.547849614</text:p>
          </table:table-cell>
          <table:table-cell office:value-type="float" office:value="24.570623323" calcext:value-type="float">
            <text:p>24.570623323</text:p>
          </table:table-cell>
          <table:table-cell office:value-type="float" office:value="24.589916619" calcext:value-type="float">
            <text:p>24.589916619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2608872" calcext:value-type="float">
            <text:p>24.582608872</text:p>
          </table:table-cell>
          <table:table-cell/>
          <table:table-cell office:value-type="float" office:value="0.050905298" calcext:value-type="float">
            <text:p>0.050905298</text:p>
          </table:table-cell>
          <table:table-cell office:value-type="float" office:value="0.074284203" calcext:value-type="float">
            <text:p>0.074284203</text:p>
          </table:table-cell>
          <table:table-cell office:value-type="float" office:value="0.094090054" calcext:value-type="float">
            <text:p>0.09409005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6588182" calcext:value-type="float">
            <text:p>0.08658818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2019-12-02 23:19:23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72297212" calcext:value-type="float">
            <text:p>0.372297212</text:p>
          </table:table-cell>
          <table:table-cell office:value-type="float" office:value="0.485376177" calcext:value-type="float">
            <text:p>0.485376177</text:p>
          </table:table-cell>
          <table:table-cell office:value-type="float" office:value="0.580015252" calcext:value-type="float">
            <text:p>0.580015252</text:p>
          </table:table-cell>
          <table:table-cell office:value-type="float" office:value="5" calcext:value-type="float">
            <text:p>5</text:p>
          </table:table-cell>
          <table:table-cell office:value-type="float" office:value="0.544202989" calcext:value-type="float">
            <text:p>0.544202989</text:p>
          </table:table-cell>
          <table:table-cell/>
          <table:table-cell office:value-type="float" office:value="0.003041644" calcext:value-type="float">
            <text:p>0.003041644</text:p>
          </table:table-cell>
          <table:table-cell office:value-type="float" office:value="0.003965492" calcext:value-type="float">
            <text:p>0.003965492</text:p>
          </table:table-cell>
          <table:table-cell office:value-type="float" office:value="0.004738687" calcext:value-type="float">
            <text:p>0.0047386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46103" calcext:value-type="float">
            <text:p>0.004446103</text:p>
          </table:table-cell>
          <table:table-cell/>
          <table:table-cell office:value-type="float" office:value="0.002003041" calcext:value-type="float">
            <text:p>0.002003041</text:p>
          </table:table-cell>
          <table:table-cell office:value-type="float" office:value="0.002926889" calcext:value-type="float">
            <text:p>0.002926889</text:p>
          </table:table-cell>
          <table:table-cell office:value-type="float" office:value="0.003700084" calcext:value-type="float">
            <text:p>0.0037000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4075" calcext:value-type="float">
            <text:p>0.0034075</text:p>
          </table:table-cell>
          <table:table-cell/>
          <table:table-cell office:value-type="float" office:value="24.54266637" calcext:value-type="float">
            <text:p>24.54266637</text:p>
          </table:table-cell>
          <table:table-cell office:value-type="float" office:value="24.565476616" calcext:value-type="float">
            <text:p>24.565476616</text:p>
          </table:table-cell>
          <table:table-cell office:value-type="float" office:value="24.584566812" calcext:value-type="float">
            <text:p>24.584566812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77342951" calcext:value-type="float">
            <text:p>24.577342951</text:p>
          </table:table-cell>
          <table:table-cell/>
          <table:table-cell office:value-type="float" office:value="0.050772363" calcext:value-type="float">
            <text:p>0.050772363</text:p>
          </table:table-cell>
          <table:table-cell office:value-type="float" office:value="0.07418867" calcext:value-type="float">
            <text:p>0.07418867</text:p>
          </table:table-cell>
          <table:table-cell office:value-type="float" office:value="0.093785937" calcext:value-type="float">
            <text:p>0.09378593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6370214" calcext:value-type="float">
            <text:p>0.0863702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s/>2019-12-02 23:19:24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71745273" calcext:value-type="float">
            <text:p>0.371745273</text:p>
          </table:table-cell>
          <table:table-cell office:value-type="float" office:value="0.485037623" calcext:value-type="float">
            <text:p>0.485037623</text:p>
          </table:table-cell>
          <table:table-cell office:value-type="float" office:value="0.578959057" calcext:value-type="float">
            <text:p>0.578959057</text:p>
          </table:table-cell>
          <table:table-cell office:value-type="float" office:value="5" calcext:value-type="float">
            <text:p>5</text:p>
          </table:table-cell>
          <table:table-cell office:value-type="float" office:value="0.542790358" calcext:value-type="float">
            <text:p>0.542790358</text:p>
          </table:table-cell>
          <table:table-cell/>
          <table:table-cell office:value-type="float" office:value="0.003037135" calcext:value-type="float">
            <text:p>0.003037135</text:p>
          </table:table-cell>
          <table:table-cell office:value-type="float" office:value="0.003962726" calcext:value-type="float">
            <text:p>0.003962726</text:p>
          </table:table-cell>
          <table:table-cell office:value-type="float" office:value="0.004730058" calcext:value-type="float">
            <text:p>0.0047300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34562" calcext:value-type="float">
            <text:p>0.004434562</text:p>
          </table:table-cell>
          <table:table-cell/>
          <table:table-cell office:value-type="float" office:value="0.001998532" calcext:value-type="float">
            <text:p>0.001998532</text:p>
          </table:table-cell>
          <table:table-cell office:value-type="float" office:value="0.002924123" calcext:value-type="float">
            <text:p>0.002924123</text:p>
          </table:table-cell>
          <table:table-cell office:value-type="float" office:value="0.003691455" calcext:value-type="float">
            <text:p>0.0036914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95959" calcext:value-type="float">
            <text:p>0.003395959</text:p>
          </table:table-cell>
          <table:table-cell/>
          <table:table-cell office:value-type="float" office:value="24.547608784" calcext:value-type="float">
            <text:p>24.547608784</text:p>
          </table:table-cell>
          <table:table-cell office:value-type="float" office:value="24.570461971" calcext:value-type="float">
            <text:p>24.570461971</text:p>
          </table:table-cell>
          <table:table-cell office:value-type="float" office:value="24.589407323" calcext:value-type="float">
            <text:p>24.589407323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2111596" calcext:value-type="float">
            <text:p>24.582111596</text:p>
          </table:table-cell>
          <table:table-cell/>
          <table:table-cell office:value-type="float" office:value="0.050658066" calcext:value-type="float">
            <text:p>0.050658066</text:p>
          </table:table-cell>
          <table:table-cell office:value-type="float" office:value="0.074118563" calcext:value-type="float">
            <text:p>0.074118563</text:p>
          </table:table-cell>
          <table:table-cell office:value-type="float" office:value="0.093567229" calcext:value-type="float">
            <text:p>0.09356722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6077696" calcext:value-type="float">
            <text:p>0.08607769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2019-12-02 23:19:25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71077701" calcext:value-type="float">
            <text:p>0.371077701</text:p>
          </table:table-cell>
          <table:table-cell office:value-type="float" office:value="0.484591184" calcext:value-type="float">
            <text:p>0.484591184</text:p>
          </table:table-cell>
          <table:table-cell office:value-type="float" office:value="0.578576991" calcext:value-type="float">
            <text:p>0.578576991</text:p>
          </table:table-cell>
          <table:table-cell office:value-type="float" office:value="5" calcext:value-type="float">
            <text:p>5</text:p>
          </table:table-cell>
          <table:table-cell office:value-type="float" office:value="0.541303818" calcext:value-type="float">
            <text:p>0.541303818</text:p>
          </table:table-cell>
          <table:table-cell/>
          <table:table-cell office:value-type="float" office:value="0.003031681" calcext:value-type="float">
            <text:p>0.003031681</text:p>
          </table:table-cell>
          <table:table-cell office:value-type="float" office:value="0.003959078" calcext:value-type="float">
            <text:p>0.003959078</text:p>
          </table:table-cell>
          <table:table-cell office:value-type="float" office:value="0.004726936" calcext:value-type="float">
            <text:p>0.0047269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22417" calcext:value-type="float">
            <text:p>0.004422417</text:p>
          </table:table-cell>
          <table:table-cell/>
          <table:table-cell office:value-type="float" office:value="0.001993078" calcext:value-type="float">
            <text:p>0.001993078</text:p>
          </table:table-cell>
          <table:table-cell office:value-type="float" office:value="0.002920476" calcext:value-type="float">
            <text:p>0.002920476</text:p>
          </table:table-cell>
          <table:table-cell office:value-type="float" office:value="0.003688333" calcext:value-type="float">
            <text:p>0.00368833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83814" calcext:value-type="float">
            <text:p>0.003383814</text:p>
          </table:table-cell>
          <table:table-cell/>
          <table:table-cell office:value-type="float" office:value="24.547474121" calcext:value-type="float">
            <text:p>24.547474121</text:p>
          </table:table-cell>
          <table:table-cell office:value-type="float" office:value="24.570371916" calcext:value-type="float">
            <text:p>24.570371916</text:p>
          </table:table-cell>
          <table:table-cell office:value-type="float" office:value="24.589330255" calcext:value-type="float">
            <text:p>24.589330255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1811739" calcext:value-type="float">
            <text:p>24.581811739</text:p>
          </table:table-cell>
          <table:table-cell/>
          <table:table-cell office:value-type="float" office:value="0.050519824" calcext:value-type="float">
            <text:p>0.050519824</text:p>
          </table:table-cell>
          <table:table-cell office:value-type="float" office:value="0.074026117" calcext:value-type="float">
            <text:p>0.074026117</text:p>
          </table:table-cell>
          <table:table-cell office:value-type="float" office:value="0.093488114" calcext:value-type="float">
            <text:p>0.0934881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5769873" calcext:value-type="float">
            <text:p>0.0857698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2019-12-02 23:19:27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7041907" calcext:value-type="float">
            <text:p>0.37041907</text:p>
          </table:table-cell>
          <table:table-cell office:value-type="float" office:value="0.484138189" calcext:value-type="float">
            <text:p>0.484138189</text:p>
          </table:table-cell>
          <table:table-cell office:value-type="float" office:value="0.577650735" calcext:value-type="float">
            <text:p>0.577650735</text:p>
          </table:table-cell>
          <table:table-cell office:value-type="float" office:value="5" calcext:value-type="float">
            <text:p>5</text:p>
          </table:table-cell>
          <table:table-cell office:value-type="float" office:value="0.54003722" calcext:value-type="float">
            <text:p>0.54003722</text:p>
          </table:table-cell>
          <table:table-cell/>
          <table:table-cell office:value-type="float" office:value="0.0030263" calcext:value-type="float">
            <text:p>0.0030263</text:p>
          </table:table-cell>
          <table:table-cell office:value-type="float" office:value="0.003955377" calcext:value-type="float">
            <text:p>0.003955377</text:p>
          </table:table-cell>
          <table:table-cell office:value-type="float" office:value="0.004719369" calcext:value-type="float">
            <text:p>0.00471936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12069" calcext:value-type="float">
            <text:p>0.004412069</text:p>
          </table:table-cell>
          <table:table-cell/>
          <table:table-cell office:value-type="float" office:value="0.001987697" calcext:value-type="float">
            <text:p>0.001987697</text:p>
          </table:table-cell>
          <table:table-cell office:value-type="float" office:value="0.002916775" calcext:value-type="float">
            <text:p>0.002916775</text:p>
          </table:table-cell>
          <table:table-cell office:value-type="float" office:value="0.003680766" calcext:value-type="float">
            <text:p>0.00368076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73466" calcext:value-type="float">
            <text:p>0.003373466</text:p>
          </table:table-cell>
          <table:table-cell/>
          <table:table-cell office:value-type="float" office:value="24.547341261" calcext:value-type="float">
            <text:p>24.547341261</text:p>
          </table:table-cell>
          <table:table-cell office:value-type="float" office:value="24.57028054" calcext:value-type="float">
            <text:p>24.57028054</text:p>
          </table:table-cell>
          <table:table-cell office:value-type="float" office:value="24.589143417" calcext:value-type="float">
            <text:p>24.589143417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1556248" calcext:value-type="float">
            <text:p>24.581556248</text:p>
          </table:table-cell>
          <table:table-cell/>
          <table:table-cell office:value-type="float" office:value="0.050383433" calcext:value-type="float">
            <text:p>0.050383433</text:p>
          </table:table-cell>
          <table:table-cell office:value-type="float" office:value="0.073932312" calcext:value-type="float">
            <text:p>0.073932312</text:p>
          </table:table-cell>
          <table:table-cell office:value-type="float" office:value="0.093296313" calcext:value-type="float">
            <text:p>0.09329631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5507594" calcext:value-type="float">
            <text:p>0.08550759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2019-12-02 23:19:28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69247838" calcext:value-type="float">
            <text:p>0.369247838</text:p>
          </table:table-cell>
          <table:table-cell office:value-type="float" office:value="0.483450947" calcext:value-type="float">
            <text:p>0.483450947</text:p>
          </table:table-cell>
          <table:table-cell office:value-type="float" office:value="0.576362679" calcext:value-type="float">
            <text:p>0.576362679</text:p>
          </table:table-cell>
          <table:table-cell office:value-type="float" office:value="5" calcext:value-type="float">
            <text:p>5</text:p>
          </table:table-cell>
          <table:table-cell office:value-type="float" office:value="0.538878505" calcext:value-type="float">
            <text:p>0.538878505</text:p>
          </table:table-cell>
          <table:table-cell/>
          <table:table-cell office:value-type="float" office:value="0.003016731" calcext:value-type="float">
            <text:p>0.003016731</text:p>
          </table:table-cell>
          <table:table-cell office:value-type="float" office:value="0.003949763" calcext:value-type="float">
            <text:p>0.003949763</text:p>
          </table:table-cell>
          <table:table-cell office:value-type="float" office:value="0.004708845" calcext:value-type="float">
            <text:p>0.00470884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402602" calcext:value-type="float">
            <text:p>0.004402602</text:p>
          </table:table-cell>
          <table:table-cell/>
          <table:table-cell office:value-type="float" office:value="0.001978128" calcext:value-type="float">
            <text:p>0.001978128</text:p>
          </table:table-cell>
          <table:table-cell office:value-type="float" office:value="0.00291116" calcext:value-type="float">
            <text:p>0.00291116</text:p>
          </table:table-cell>
          <table:table-cell office:value-type="float" office:value="0.003670243" calcext:value-type="float">
            <text:p>0.00367024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63999" calcext:value-type="float">
            <text:p>0.003363999</text:p>
          </table:table-cell>
          <table:table-cell/>
          <table:table-cell office:value-type="float" office:value="24.542051245" calcext:value-type="float">
            <text:p>24.542051245</text:p>
          </table:table-cell>
          <table:table-cell office:value-type="float" office:value="24.565088263" calcext:value-type="float">
            <text:p>24.565088263</text:p>
          </table:table-cell>
          <table:table-cell office:value-type="float" office:value="24.583830036" calcext:value-type="float">
            <text:p>24.583830036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76268921" calcext:value-type="float">
            <text:p>24.576268921</text:p>
          </table:table-cell>
          <table:table-cell/>
          <table:table-cell office:value-type="float" office:value="0.050140891" calcext:value-type="float">
            <text:p>0.050140891</text:p>
          </table:table-cell>
          <table:table-cell office:value-type="float" office:value="0.07379" calcext:value-type="float">
            <text:p>0.07379</text:p>
          </table:table-cell>
          <table:table-cell office:value-type="float" office:value="0.093029594" calcext:value-type="float">
            <text:p>0.0930295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5267655" calcext:value-type="float">
            <text:p>0.08526765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s/>2019-12-02 23:19:29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67602154" calcext:value-type="float">
            <text:p>0.367602154</text:p>
          </table:table-cell>
          <table:table-cell office:value-type="float" office:value="0.482795296" calcext:value-type="float">
            <text:p>0.482795296</text:p>
          </table:table-cell>
          <table:table-cell office:value-type="float" office:value="0.573654839" calcext:value-type="float">
            <text:p>0.573654839</text:p>
          </table:table-cell>
          <table:table-cell office:value-type="float" office:value="5" calcext:value-type="float">
            <text:p>5</text:p>
          </table:table-cell>
          <table:table-cell office:value-type="float" office:value="0.538163249" calcext:value-type="float">
            <text:p>0.538163249</text:p>
          </table:table-cell>
          <table:table-cell/>
          <table:table-cell office:value-type="float" office:value="0.003003286" calcext:value-type="float">
            <text:p>0.003003286</text:p>
          </table:table-cell>
          <table:table-cell office:value-type="float" office:value="0.003944406" calcext:value-type="float">
            <text:p>0.003944406</text:p>
          </table:table-cell>
          <table:table-cell office:value-type="float" office:value="0.004686723" calcext:value-type="float">
            <text:p>0.0046867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96759" calcext:value-type="float">
            <text:p>0.004396759</text:p>
          </table:table-cell>
          <table:table-cell/>
          <table:table-cell office:value-type="float" office:value="0.001964683" calcext:value-type="float">
            <text:p>0.001964683</text:p>
          </table:table-cell>
          <table:table-cell office:value-type="float" office:value="0.002905803" calcext:value-type="float">
            <text:p>0.002905803</text:p>
          </table:table-cell>
          <table:table-cell office:value-type="float" office:value="0.00364812" calcext:value-type="float">
            <text:p>0.003648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58156" calcext:value-type="float">
            <text:p>0.003358156</text:p>
          </table:table-cell>
          <table:table-cell/>
          <table:table-cell office:value-type="float" office:value="24.54677303" calcext:value-type="float">
            <text:p>24.54677303</text:p>
          </table:table-cell>
          <table:table-cell office:value-type="float" office:value="24.570009656" calcext:value-type="float">
            <text:p>24.570009656</text:p>
          </table:table-cell>
          <table:table-cell office:value-type="float" office:value="24.588337392" calcext:value-type="float">
            <text:p>24.588337392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81178241" calcext:value-type="float">
            <text:p>24.581178241</text:p>
          </table:table-cell>
          <table:table-cell/>
          <table:table-cell office:value-type="float" office:value="0.049800099" calcext:value-type="float">
            <text:p>0.049800099</text:p>
          </table:table-cell>
          <table:table-cell office:value-type="float" office:value="0.073654231" calcext:value-type="float">
            <text:p>0.073654231</text:p>
          </table:table-cell>
          <table:table-cell office:value-type="float" office:value="0.092468877" calcext:value-type="float">
            <text:p>0.0924688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5119545" calcext:value-type="float">
            <text:p>0.08511954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2019-12-02 23:19:30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66022034" calcext:value-type="float">
            <text:p>0.366022034</text:p>
          </table:table-cell>
          <table:table-cell office:value-type="float" office:value="0.482449589" calcext:value-type="float">
            <text:p>0.482449589</text:p>
          </table:table-cell>
          <table:table-cell office:value-type="float" office:value="0.573241779" calcext:value-type="float">
            <text:p>0.573241779</text:p>
          </table:table-cell>
          <table:table-cell office:value-type="float" office:value="5" calcext:value-type="float">
            <text:p>5</text:p>
          </table:table-cell>
          <table:table-cell office:value-type="float" office:value="0.536662404" calcext:value-type="float">
            <text:p>0.536662404</text:p>
          </table:table-cell>
          <table:table-cell/>
          <table:table-cell office:value-type="float" office:value="0.002990376" calcext:value-type="float">
            <text:p>0.002990376</text:p>
          </table:table-cell>
          <table:table-cell office:value-type="float" office:value="0.003941582" calcext:value-type="float">
            <text:p>0.003941582</text:p>
          </table:table-cell>
          <table:table-cell office:value-type="float" office:value="0.004683348" calcext:value-type="float">
            <text:p>0.0046833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84497" calcext:value-type="float">
            <text:p>0.004384497</text:p>
          </table:table-cell>
          <table:table-cell/>
          <table:table-cell office:value-type="float" office:value="0.001951773" calcext:value-type="float">
            <text:p>0.001951773</text:p>
          </table:table-cell>
          <table:table-cell office:value-type="float" office:value="0.002902979" calcext:value-type="float">
            <text:p>0.002902979</text:p>
          </table:table-cell>
          <table:table-cell office:value-type="float" office:value="0.003644745" calcext:value-type="float">
            <text:p>0.0036447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45894" calcext:value-type="float">
            <text:p>0.003345894</text:p>
          </table:table-cell>
          <table:table-cell/>
          <table:table-cell office:value-type="float" office:value="24.54140053" calcext:value-type="float">
            <text:p>24.54140053</text:p>
          </table:table-cell>
          <table:table-cell office:value-type="float" office:value="24.564886271" calcext:value-type="float">
            <text:p>24.564886271</text:p>
          </table:table-cell>
          <table:table-cell office:value-type="float" office:value="24.583200506" calcext:value-type="float">
            <text:p>24.583200506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75821899" calcext:value-type="float">
            <text:p>24.575821899</text:p>
          </table:table-cell>
          <table:table-cell/>
          <table:table-cell office:value-type="float" office:value="0.049472884" calcext:value-type="float">
            <text:p>0.049472884</text:p>
          </table:table-cell>
          <table:table-cell office:value-type="float" office:value="0.073582643" calcext:value-type="float">
            <text:p>0.073582643</text:p>
          </table:table-cell>
          <table:table-cell office:value-type="float" office:value="0.092383344" calcext:value-type="float">
            <text:p>0.0923833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480876" calcext:value-type="float">
            <text:p>0.0848087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s/>2019-12-02 23:19:32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64998026" calcext:value-type="float">
            <text:p>0.364998026</text:p>
          </table:table-cell>
          <table:table-cell office:value-type="float" office:value="0.481747446" calcext:value-type="float">
            <text:p>0.481747446</text:p>
          </table:table-cell>
          <table:table-cell office:value-type="float" office:value="0.571067997" calcext:value-type="float">
            <text:p>0.571067997</text:p>
          </table:table-cell>
          <table:table-cell office:value-type="float" office:value="5" calcext:value-type="float">
            <text:p>5</text:p>
          </table:table-cell>
          <table:table-cell office:value-type="float" office:value="0.535825555" calcext:value-type="float">
            <text:p>0.535825555</text:p>
          </table:table-cell>
          <table:table-cell/>
          <table:table-cell office:value-type="float" office:value="0.00298201" calcext:value-type="float">
            <text:p>0.00298201</text:p>
          </table:table-cell>
          <table:table-cell office:value-type="float" office:value="0.003935845" calcext:value-type="float">
            <text:p>0.003935845</text:p>
          </table:table-cell>
          <table:table-cell office:value-type="float" office:value="0.004665588" calcext:value-type="float">
            <text:p>0.0046655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7766" calcext:value-type="float">
            <text:p>0.00437766</text:p>
          </table:table-cell>
          <table:table-cell/>
          <table:table-cell office:value-type="float" office:value="0.001943407" calcext:value-type="float">
            <text:p>0.001943407</text:p>
          </table:table-cell>
          <table:table-cell office:value-type="float" office:value="0.002897242" calcext:value-type="float">
            <text:p>0.002897242</text:p>
          </table:table-cell>
          <table:table-cell office:value-type="float" office:value="0.003626985" calcext:value-type="float">
            <text:p>0.00362698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39057" calcext:value-type="float">
            <text:p>0.003339057</text:p>
          </table:table-cell>
          <table:table-cell/>
          <table:table-cell office:value-type="float" office:value="24.541193965" calcext:value-type="float">
            <text:p>24.541193965</text:p>
          </table:table-cell>
          <table:table-cell office:value-type="float" office:value="24.564744637" calcext:value-type="float">
            <text:p>24.564744637</text:p>
          </table:table-cell>
          <table:table-cell office:value-type="float" office:value="24.582762023" calcext:value-type="float">
            <text:p>24.582762023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75653093" calcext:value-type="float">
            <text:p>24.575653093</text:p>
          </table:table-cell>
          <table:table-cell/>
          <table:table-cell office:value-type="float" office:value="0.04926083" calcext:value-type="float">
            <text:p>0.04926083</text:p>
          </table:table-cell>
          <table:table-cell office:value-type="float" office:value="0.073437246" calcext:value-type="float">
            <text:p>0.073437246</text:p>
          </table:table-cell>
          <table:table-cell office:value-type="float" office:value="0.091933216" calcext:value-type="float">
            <text:p>0.0919332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463547" calcext:value-type="float">
            <text:p>0.0846354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2019-12-02 23:19:33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364155813" calcext:value-type="float">
            <text:p>0.364155813</text:p>
          </table:table-cell>
          <table:table-cell office:value-type="float" office:value="0.481463728" calcext:value-type="float">
            <text:p>0.481463728</text:p>
          </table:table-cell>
          <table:table-cell office:value-type="float" office:value="0.571125218" calcext:value-type="float">
            <text:p>0.571125218</text:p>
          </table:table-cell>
          <table:table-cell office:value-type="float" office:value="5" calcext:value-type="float">
            <text:p>5</text:p>
          </table:table-cell>
          <table:table-cell office:value-type="float" office:value="0.534216825" calcext:value-type="float">
            <text:p>0.534216825</text:p>
          </table:table-cell>
          <table:table-cell/>
          <table:table-cell office:value-type="float" office:value="0.002975129" calcext:value-type="float">
            <text:p>0.002975129</text:p>
          </table:table-cell>
          <table:table-cell office:value-type="float" office:value="0.003933527" calcext:value-type="float">
            <text:p>0.003933527</text:p>
          </table:table-cell>
          <table:table-cell office:value-type="float" office:value="0.004666056" calcext:value-type="float">
            <text:p>0.0046660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64517" calcext:value-type="float">
            <text:p>0.004364517</text:p>
          </table:table-cell>
          <table:table-cell/>
          <table:table-cell office:value-type="float" office:value="0.001936526" calcext:value-type="float">
            <text:p>0.001936526</text:p>
          </table:table-cell>
          <table:table-cell office:value-type="float" office:value="0.002894924" calcext:value-type="float">
            <text:p>0.002894924</text:p>
          </table:table-cell>
          <table:table-cell office:value-type="float" office:value="0.003627453" calcext:value-type="float">
            <text:p>0.00362745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25914" calcext:value-type="float">
            <text:p>0.003325914</text:p>
          </table:table-cell>
          <table:table-cell/>
          <table:table-cell office:value-type="float" office:value="24.535970314" calcext:value-type="float">
            <text:p>24.535970314</text:p>
          </table:table-cell>
          <table:table-cell office:value-type="float" office:value="24.559633756" calcext:value-type="float">
            <text:p>24.559633756</text:p>
          </table:table-cell>
          <table:table-cell office:value-type="float" office:value="24.577719998" calcext:value-type="float">
            <text:p>24.577719998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70274985" calcext:value-type="float">
            <text:p>24.570274985</text:p>
          </table:table-cell>
          <table:table-cell/>
          <table:table-cell office:value-type="float" office:value="0.049086422" calcext:value-type="float">
            <text:p>0.049086422</text:p>
          </table:table-cell>
          <table:table-cell office:value-type="float" office:value="0.073378494" calcext:value-type="float">
            <text:p>0.073378494</text:p>
          </table:table-cell>
          <table:table-cell office:value-type="float" office:value="0.091945064" calcext:value-type="float">
            <text:p>0.0919450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4302345" calcext:value-type="float">
            <text:p>0.08430234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2019-12-02 23:19:34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363324328" calcext:value-type="float">
            <text:p>0.363324328</text:p>
          </table:table-cell>
          <table:table-cell office:value-type="float" office:value="0.480670986" calcext:value-type="float">
            <text:p>0.480670986</text:p>
          </table:table-cell>
          <table:table-cell office:value-type="float" office:value="0.569518276" calcext:value-type="float">
            <text:p>0.569518276</text:p>
          </table:table-cell>
          <table:table-cell office:value-type="float" office:value="5" calcext:value-type="float">
            <text:p>5</text:p>
          </table:table-cell>
          <table:table-cell office:value-type="float" office:value="0.533258382" calcext:value-type="float">
            <text:p>0.533258382</text:p>
          </table:table-cell>
          <table:table-cell/>
          <table:table-cell office:value-type="float" office:value="0.002968336" calcext:value-type="float">
            <text:p>0.002968336</text:p>
          </table:table-cell>
          <table:table-cell office:value-type="float" office:value="0.003927051" calcext:value-type="float">
            <text:p>0.003927051</text:p>
          </table:table-cell>
          <table:table-cell office:value-type="float" office:value="0.004652927" calcext:value-type="float">
            <text:p>0.0046529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56686" calcext:value-type="float">
            <text:p>0.004356686</text:p>
          </table:table-cell>
          <table:table-cell/>
          <table:table-cell office:value-type="float" office:value="0.001929733" calcext:value-type="float">
            <text:p>0.001929733</text:p>
          </table:table-cell>
          <table:table-cell office:value-type="float" office:value="0.002888448" calcext:value-type="float">
            <text:p>0.002888448</text:p>
          </table:table-cell>
          <table:table-cell office:value-type="float" office:value="0.003614324" calcext:value-type="float">
            <text:p>0.00361432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18083" calcext:value-type="float">
            <text:p>0.003318083</text:p>
          </table:table-cell>
          <table:table-cell/>
          <table:table-cell office:value-type="float" office:value="24.535802584" calcext:value-type="float">
            <text:p>24.535802584</text:p>
          </table:table-cell>
          <table:table-cell office:value-type="float" office:value="24.559473845" calcext:value-type="float">
            <text:p>24.559473845</text:p>
          </table:table-cell>
          <table:table-cell office:value-type="float" office:value="24.577395853" calcext:value-type="float">
            <text:p>24.577395853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70081652" calcext:value-type="float">
            <text:p>24.570081652</text:p>
          </table:table-cell>
          <table:table-cell/>
          <table:table-cell office:value-type="float" office:value="0.048914236" calcext:value-type="float">
            <text:p>0.048914236</text:p>
          </table:table-cell>
          <table:table-cell office:value-type="float" office:value="0.073214336" calcext:value-type="float">
            <text:p>0.073214336</text:p>
          </table:table-cell>
          <table:table-cell office:value-type="float" office:value="0.091612312" calcext:value-type="float">
            <text:p>0.09161231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4103877" calcext:value-type="float">
            <text:p>0.08410387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2019-12-02 23:19:35</text:p>
          </table:table-cell>
          <table:table-cell office:value-type="float" office:value="24.4831" calcext:value-type="float">
            <text:p>24.4831</text:p>
          </table:table-cell>
          <table:table-cell office:value-type="string" calcext:value-type="string">
            <text:p><text:s/></text:p>
          </table:table-cell>
          <table:table-cell office:value-type="float" office:value="0.362747951" calcext:value-type="float">
            <text:p>0.362747951</text:p>
          </table:table-cell>
          <table:table-cell office:value-type="float" office:value="0.480065403" calcext:value-type="float">
            <text:p>0.480065403</text:p>
          </table:table-cell>
          <table:table-cell office:value-type="float" office:value="0.567218133" calcext:value-type="float">
            <text:p>0.567218133</text:p>
          </table:table-cell>
          <table:table-cell office:value-type="float" office:value="5" calcext:value-type="float">
            <text:p>5</text:p>
          </table:table-cell>
          <table:table-cell office:value-type="float" office:value="0.532534782" calcext:value-type="float">
            <text:p>0.532534782</text:p>
          </table:table-cell>
          <table:table-cell/>
          <table:table-cell office:value-type="float" office:value="0.002963627" calcext:value-type="float">
            <text:p>0.002963627</text:p>
          </table:table-cell>
          <table:table-cell office:value-type="float" office:value="0.003922103" calcext:value-type="float">
            <text:p>0.003922103</text:p>
          </table:table-cell>
          <table:table-cell office:value-type="float" office:value="0.004634135" calcext:value-type="float">
            <text:p>0.00463413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50774" calcext:value-type="float">
            <text:p>0.004350774</text:p>
          </table:table-cell>
          <table:table-cell/>
          <table:table-cell office:value-type="float" office:value="0.001925024" calcext:value-type="float">
            <text:p>0.001925024</text:p>
          </table:table-cell>
          <table:table-cell office:value-type="float" office:value="0.0028835" calcext:value-type="float">
            <text:p>0.0028835</text:p>
          </table:table-cell>
          <table:table-cell office:value-type="float" office:value="0.003595532" calcext:value-type="float">
            <text:p>0.00359553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312172" calcext:value-type="float">
            <text:p>0.003312172</text:p>
          </table:table-cell>
          <table:table-cell/>
          <table:table-cell office:value-type="float" office:value="24.530632556" calcext:value-type="float">
            <text:p>24.530632556</text:p>
          </table:table-cell>
          <table:table-cell office:value-type="float" office:value="24.554298036" calcext:value-type="float">
            <text:p>24.554298036</text:p>
          </table:table-cell>
          <table:table-cell office:value-type="float" office:value="24.571878308" calcext:value-type="float">
            <text:p>24.571878308</text:p>
          </table:table-cell>
          <table:table-cell office:value-type="float" office:value="25.465683303" calcext:value-type="float">
            <text:p>25.465683303</text:p>
          </table:table-cell>
          <table:table-cell office:value-type="float" office:value="24.564882087" calcext:value-type="float">
            <text:p>24.564882087</text:p>
          </table:table-cell>
          <table:table-cell/>
          <table:table-cell office:value-type="float" office:value="0.048794878" calcext:value-type="float">
            <text:p>0.048794878</text:p>
          </table:table-cell>
          <table:table-cell office:value-type="float" office:value="0.073088934" calcext:value-type="float">
            <text:p>0.073088934</text:p>
          </table:table-cell>
          <table:table-cell office:value-type="float" office:value="0.091136017" calcext:value-type="float">
            <text:p>0.0911360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3954038" calcext:value-type="float">
            <text:p>0.0839540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2019-12-02 23:19:37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361895008" calcext:value-type="float">
            <text:p>0.361895008</text:p>
          </table:table-cell>
          <table:table-cell office:value-type="float" office:value="0.479897914" calcext:value-type="float">
            <text:p>0.479897914</text:p>
          </table:table-cell>
          <table:table-cell office:value-type="float" office:value="0.567173429" calcext:value-type="float">
            <text:p>0.567173429</text:p>
          </table:table-cell>
          <table:table-cell office:value-type="float" office:value="5" calcext:value-type="float">
            <text:p>5</text:p>
          </table:table-cell>
          <table:table-cell office:value-type="float" office:value="0.530851547" calcext:value-type="float">
            <text:p>0.530851547</text:p>
          </table:table-cell>
          <table:table-cell/>
          <table:table-cell office:value-type="float" office:value="0.002956659" calcext:value-type="float">
            <text:p>0.002956659</text:p>
          </table:table-cell>
          <table:table-cell office:value-type="float" office:value="0.003920735" calcext:value-type="float">
            <text:p>0.003920735</text:p>
          </table:table-cell>
          <table:table-cell office:value-type="float" office:value="0.00463377" calcext:value-type="float">
            <text:p>0.004633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37022" calcext:value-type="float">
            <text:p>0.004337022</text:p>
          </table:table-cell>
          <table:table-cell/>
          <table:table-cell office:value-type="float" office:value="0.001918056" calcext:value-type="float">
            <text:p>0.001918056</text:p>
          </table:table-cell>
          <table:table-cell office:value-type="float" office:value="0.002882132" calcext:value-type="float">
            <text:p>0.002882132</text:p>
          </table:table-cell>
          <table:table-cell office:value-type="float" office:value="0.003595167" calcext:value-type="float">
            <text:p>0.00359516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9842" calcext:value-type="float">
            <text:p>0.00329842</text:p>
          </table:table-cell>
          <table:table-cell/>
          <table:table-cell office:value-type="float" office:value="24.535514258" calcext:value-type="float">
            <text:p>24.535514258</text:p>
          </table:table-cell>
          <table:table-cell office:value-type="float" office:value="24.559317902" calcext:value-type="float">
            <text:p>24.559317902</text:p>
          </table:table-cell>
          <table:table-cell office:value-type="float" office:value="24.576922862" calcext:value-type="float">
            <text:p>24.576922862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69596153" calcext:value-type="float">
            <text:p>24.569596153</text:p>
          </table:table-cell>
          <table:table-cell/>
          <table:table-cell office:value-type="float" office:value="0.048618248" calcext:value-type="float">
            <text:p>0.048618248</text:p>
          </table:table-cell>
          <table:table-cell office:value-type="float" office:value="0.073054251" calcext:value-type="float">
            <text:p>0.073054251</text:p>
          </table:table-cell>
          <table:table-cell office:value-type="float" office:value="0.091126761" calcext:value-type="float">
            <text:p>0.0911267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3605484" calcext:value-type="float">
            <text:p>0.08360548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2019-12-02 23:19:38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60966964" calcext:value-type="float">
            <text:p>0.360966964</text:p>
          </table:table-cell>
          <table:table-cell office:value-type="float" office:value="0.479304848" calcext:value-type="float">
            <text:p>0.479304848</text:p>
          </table:table-cell>
          <table:table-cell office:value-type="float" office:value="0.566215583" calcext:value-type="float">
            <text:p>0.566215583</text:p>
          </table:table-cell>
          <table:table-cell office:value-type="float" office:value="5" calcext:value-type="float">
            <text:p>5</text:p>
          </table:table-cell>
          <table:table-cell office:value-type="float" office:value="0.529647533" calcext:value-type="float">
            <text:p>0.529647533</text:p>
          </table:table-cell>
          <table:table-cell/>
          <table:table-cell office:value-type="float" office:value="0.002949077" calcext:value-type="float">
            <text:p>0.002949077</text:p>
          </table:table-cell>
          <table:table-cell office:value-type="float" office:value="0.003915889" calcext:value-type="float">
            <text:p>0.003915889</text:p>
          </table:table-cell>
          <table:table-cell office:value-type="float" office:value="0.004625944" calcext:value-type="float">
            <text:p>0.00462594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27186" calcext:value-type="float">
            <text:p>0.004327186</text:p>
          </table:table-cell>
          <table:table-cell/>
          <table:table-cell office:value-type="float" office:value="0.001910474" calcext:value-type="float">
            <text:p>0.001910474</text:p>
          </table:table-cell>
          <table:table-cell office:value-type="float" office:value="0.002877287" calcext:value-type="float">
            <text:p>0.002877287</text:p>
          </table:table-cell>
          <table:table-cell office:value-type="float" office:value="0.003587342" calcext:value-type="float">
            <text:p>0.00358734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88583" calcext:value-type="float">
            <text:p>0.003288583</text:p>
          </table:table-cell>
          <table:table-cell/>
          <table:table-cell office:value-type="float" office:value="24.525219528" calcext:value-type="float">
            <text:p>24.525219528</text:p>
          </table:table-cell>
          <table:table-cell office:value-type="float" office:value="24.549090966" calcext:value-type="float">
            <text:p>24.549090966</text:p>
          </table:table-cell>
          <table:table-cell office:value-type="float" office:value="24.566622506" calcext:value-type="float">
            <text:p>24.566622506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9246072" calcext:value-type="float">
            <text:p>24.559246072</text:p>
          </table:table-cell>
          <table:table-cell/>
          <table:table-cell office:value-type="float" office:value="0.048426066" calcext:value-type="float">
            <text:p>0.048426066</text:p>
          </table:table-cell>
          <table:table-cell office:value-type="float" office:value="0.072931441" calcext:value-type="float">
            <text:p>0.072931441</text:p>
          </table:table-cell>
          <table:table-cell office:value-type="float" office:value="0.090928417" calcext:value-type="float">
            <text:p>0.09092841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3356164" calcext:value-type="float">
            <text:p>0.0833561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2019-12-02 23:19:39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6019866" calcext:value-type="float">
            <text:p>0.36019866</text:p>
          </table:table-cell>
          <table:table-cell office:value-type="float" office:value="0.478637872" calcext:value-type="float">
            <text:p>0.478637872</text:p>
          </table:table-cell>
          <table:table-cell office:value-type="float" office:value="0.564929314" calcext:value-type="float">
            <text:p>0.564929314</text:p>
          </table:table-cell>
          <table:table-cell office:value-type="float" office:value="5" calcext:value-type="float">
            <text:p>5</text:p>
          </table:table-cell>
          <table:table-cell office:value-type="float" office:value="0.528627101" calcext:value-type="float">
            <text:p>0.528627101</text:p>
          </table:table-cell>
          <table:table-cell/>
          <table:table-cell office:value-type="float" office:value="0.0029428" calcext:value-type="float">
            <text:p>0.0029428</text:p>
          </table:table-cell>
          <table:table-cell office:value-type="float" office:value="0.00391044" calcext:value-type="float">
            <text:p>0.00391044</text:p>
          </table:table-cell>
          <table:table-cell office:value-type="float" office:value="0.004615436" calcext:value-type="float">
            <text:p>0.0046154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18849" calcext:value-type="float">
            <text:p>0.004318849</text:p>
          </table:table-cell>
          <table:table-cell/>
          <table:table-cell office:value-type="float" office:value="0.001904197" calcext:value-type="float">
            <text:p>0.001904197</text:p>
          </table:table-cell>
          <table:table-cell office:value-type="float" office:value="0.002871837" calcext:value-type="float">
            <text:p>0.002871837</text:p>
          </table:table-cell>
          <table:table-cell office:value-type="float" office:value="0.003576833" calcext:value-type="float">
            <text:p>0.00357683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80246" calcext:value-type="float">
            <text:p>0.003280246</text:p>
          </table:table-cell>
          <table:table-cell/>
          <table:table-cell office:value-type="float" office:value="24.525064542" calcext:value-type="float">
            <text:p>24.525064542</text:p>
          </table:table-cell>
          <table:table-cell office:value-type="float" office:value="24.548956423" calcext:value-type="float">
            <text:p>24.548956423</text:p>
          </table:table-cell>
          <table:table-cell office:value-type="float" office:value="24.566363043" calcext:value-type="float">
            <text:p>24.566363043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9040232" calcext:value-type="float">
            <text:p>24.559040232</text:p>
          </table:table-cell>
          <table:table-cell/>
          <table:table-cell office:value-type="float" office:value="0.048266964" calcext:value-type="float">
            <text:p>0.048266964</text:p>
          </table:table-cell>
          <table:table-cell office:value-type="float" office:value="0.072793326" calcext:value-type="float">
            <text:p>0.072793326</text:p>
          </table:table-cell>
          <table:table-cell office:value-type="float" office:value="0.090662067" calcext:value-type="float">
            <text:p>0.0906620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3144859" calcext:value-type="float">
            <text:p>0.08314485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/>2019-12-02 23:19:41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59320683" calcext:value-type="float">
            <text:p>0.359320683</text:p>
          </table:table-cell>
          <table:table-cell office:value-type="float" office:value="0.478000698" calcext:value-type="float">
            <text:p>0.478000698</text:p>
          </table:table-cell>
          <table:table-cell office:value-type="float" office:value="0.563089319" calcext:value-type="float">
            <text:p>0.563089319</text:p>
          </table:table-cell>
          <table:table-cell office:value-type="float" office:value="5" calcext:value-type="float">
            <text:p>5</text:p>
          </table:table-cell>
          <table:table-cell office:value-type="float" office:value="0.527719918" calcext:value-type="float">
            <text:p>0.527719918</text:p>
          </table:table-cell>
          <table:table-cell/>
          <table:table-cell office:value-type="float" office:value="0.002935626" calcext:value-type="float">
            <text:p>0.002935626</text:p>
          </table:table-cell>
          <table:table-cell office:value-type="float" office:value="0.003905234" calcext:value-type="float">
            <text:p>0.003905234</text:p>
          </table:table-cell>
          <table:table-cell office:value-type="float" office:value="0.004600403" calcext:value-type="float">
            <text:p>0.0046004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311437" calcext:value-type="float">
            <text:p>0.004311437</text:p>
          </table:table-cell>
          <table:table-cell/>
          <table:table-cell office:value-type="float" office:value="0.001897024" calcext:value-type="float">
            <text:p>0.001897024</text:p>
          </table:table-cell>
          <table:table-cell office:value-type="float" office:value="0.002866632" calcext:value-type="float">
            <text:p>0.002866632</text:p>
          </table:table-cell>
          <table:table-cell office:value-type="float" office:value="0.0035618" calcext:value-type="float">
            <text:p>0.003561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72834" calcext:value-type="float">
            <text:p>0.003272834</text:p>
          </table:table-cell>
          <table:table-cell/>
          <table:table-cell office:value-type="float" office:value="24.524887432" calcext:value-type="float">
            <text:p>24.524887432</text:p>
          </table:table-cell>
          <table:table-cell office:value-type="float" office:value="24.548827892" calcext:value-type="float">
            <text:p>24.548827892</text:p>
          </table:table-cell>
          <table:table-cell office:value-type="float" office:value="24.565991884" calcext:value-type="float">
            <text:p>24.565991884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8857236" calcext:value-type="float">
            <text:p>24.558857236</text:p>
          </table:table-cell>
          <table:table-cell/>
          <table:table-cell office:value-type="float" office:value="0.04808515" calcext:value-type="float">
            <text:p>0.04808515</text:p>
          </table:table-cell>
          <table:table-cell office:value-type="float" office:value="0.072661382" calcext:value-type="float">
            <text:p>0.072661382</text:p>
          </table:table-cell>
          <table:table-cell office:value-type="float" office:value="0.090281055" calcext:value-type="float">
            <text:p>0.0902810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2957005" calcext:value-type="float">
            <text:p>0.08295700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s/>2019-12-02 23:19:42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58526153" calcext:value-type="float">
            <text:p>0.358526153</text:p>
          </table:table-cell>
          <table:table-cell office:value-type="float" office:value="0.477752146" calcext:value-type="float">
            <text:p>0.477752146</text:p>
          </table:table-cell>
          <table:table-cell office:value-type="float" office:value="0.562658377" calcext:value-type="float">
            <text:p>0.562658377</text:p>
          </table:table-cell>
          <table:table-cell office:value-type="float" office:value="5" calcext:value-type="float">
            <text:p>5</text:p>
          </table:table-cell>
          <table:table-cell office:value-type="float" office:value="0.526267949" calcext:value-type="float">
            <text:p>0.526267949</text:p>
          </table:table-cell>
          <table:table-cell/>
          <table:table-cell office:value-type="float" office:value="0.002929135" calcext:value-type="float">
            <text:p>0.002929135</text:p>
          </table:table-cell>
          <table:table-cell office:value-type="float" office:value="0.003903204" calcext:value-type="float">
            <text:p>0.003903204</text:p>
          </table:table-cell>
          <table:table-cell office:value-type="float" office:value="0.004596882" calcext:value-type="float">
            <text:p>0.00459688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99575" calcext:value-type="float">
            <text:p>0.004299575</text:p>
          </table:table-cell>
          <table:table-cell/>
          <table:table-cell office:value-type="float" office:value="0.001890532" calcext:value-type="float">
            <text:p>0.001890532</text:p>
          </table:table-cell>
          <table:table-cell office:value-type="float" office:value="0.002864601" calcext:value-type="float">
            <text:p>0.002864601</text:p>
          </table:table-cell>
          <table:table-cell office:value-type="float" office:value="0.003558279" calcext:value-type="float">
            <text:p>0.00355827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60972" calcext:value-type="float">
            <text:p>0.003260972</text:p>
          </table:table-cell>
          <table:table-cell/>
          <table:table-cell office:value-type="float" office:value="24.524727156" calcext:value-type="float">
            <text:p>24.524727156</text:p>
          </table:table-cell>
          <table:table-cell office:value-type="float" office:value="24.548777754" calcext:value-type="float">
            <text:p>24.548777754</text:p>
          </table:table-cell>
          <table:table-cell office:value-type="float" office:value="24.565904956" calcext:value-type="float">
            <text:p>24.565904956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8564347" calcext:value-type="float">
            <text:p>24.558564347</text:p>
          </table:table-cell>
          <table:table-cell/>
          <table:table-cell office:value-type="float" office:value="0.047920616" calcext:value-type="float">
            <text:p>0.047920616</text:p>
          </table:table-cell>
          <table:table-cell office:value-type="float" office:value="0.072609913" calcext:value-type="float">
            <text:p>0.072609913</text:p>
          </table:table-cell>
          <table:table-cell office:value-type="float" office:value="0.090191819" calcext:value-type="float">
            <text:p>0.0901918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265634" calcext:value-type="float">
            <text:p>0.0826563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2019-12-02 23:19:43</text:p>
          </table:table-cell>
          <table:table-cell office:value-type="float" office:value="24.47299" calcext:value-type="float">
            <text:p>24.47299</text:p>
          </table:table-cell>
          <table:table-cell office:value-type="string" calcext:value-type="string">
            <text:p><text:s/></text:p>
          </table:table-cell>
          <table:table-cell office:value-type="float" office:value="0.357820434" calcext:value-type="float">
            <text:p>0.357820434</text:p>
          </table:table-cell>
          <table:table-cell office:value-type="float" office:value="0.477093515" calcext:value-type="float">
            <text:p>0.477093515</text:p>
          </table:table-cell>
          <table:table-cell office:value-type="float" office:value="0.560605593" calcext:value-type="float">
            <text:p>0.560605593</text:p>
          </table:table-cell>
          <table:table-cell office:value-type="float" office:value="5" calcext:value-type="float">
            <text:p>5</text:p>
          </table:table-cell>
          <table:table-cell office:value-type="float" office:value="0.525534216" calcext:value-type="float">
            <text:p>0.525534216</text:p>
          </table:table-cell>
          <table:table-cell/>
          <table:table-cell office:value-type="float" office:value="0.00292337" calcext:value-type="float">
            <text:p>0.00292337</text:p>
          </table:table-cell>
          <table:table-cell office:value-type="float" office:value="0.003897823" calcext:value-type="float">
            <text:p>0.003897823</text:p>
          </table:table-cell>
          <table:table-cell office:value-type="float" office:value="0.004580111" calcext:value-type="float">
            <text:p>0.0045801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9358" calcext:value-type="float">
            <text:p>0.00429358</text:p>
          </table:table-cell>
          <table:table-cell/>
          <table:table-cell office:value-type="float" office:value="0.001884767" calcext:value-type="float">
            <text:p>0.001884767</text:p>
          </table:table-cell>
          <table:table-cell office:value-type="float" office:value="0.00285922" calcext:value-type="float">
            <text:p>0.00285922</text:p>
          </table:table-cell>
          <table:table-cell office:value-type="float" office:value="0.003541508" calcext:value-type="float">
            <text:p>0.00354150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54977" calcext:value-type="float">
            <text:p>0.003254977</text:p>
          </table:table-cell>
          <table:table-cell/>
          <table:table-cell office:value-type="float" office:value="24.519531031" calcext:value-type="float">
            <text:p>24.519531031</text:p>
          </table:table-cell>
          <table:table-cell office:value-type="float" office:value="24.543591241" calcext:value-type="float">
            <text:p>24.543591241</text:p>
          </table:table-cell>
          <table:table-cell office:value-type="float" office:value="24.560437297" calcext:value-type="float">
            <text:p>24.560437297</text:p>
          </table:table-cell>
          <table:table-cell office:value-type="float" office:value="25.455584273" calcext:value-type="float">
            <text:p>25.455584273</text:p>
          </table:table-cell>
          <table:table-cell office:value-type="float" office:value="24.55336273" calcext:value-type="float">
            <text:p>24.55336273</text:p>
          </table:table-cell>
          <table:table-cell/>
          <table:table-cell office:value-type="float" office:value="0.047774474" calcext:value-type="float">
            <text:p>0.047774474</text:p>
          </table:table-cell>
          <table:table-cell office:value-type="float" office:value="0.072473526" calcext:value-type="float">
            <text:p>0.072473526</text:p>
          </table:table-cell>
          <table:table-cell office:value-type="float" office:value="0.089766745" calcext:value-type="float">
            <text:p>0.08976674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2504403" calcext:value-type="float">
            <text:p>0.08250440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2019-12-02 23:19:44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57262535" calcext:value-type="float">
            <text:p>0.357262535</text:p>
          </table:table-cell>
          <table:table-cell office:value-type="float" office:value="0.476706681" calcext:value-type="float">
            <text:p>0.476706681</text:p>
          </table:table-cell>
          <table:table-cell office:value-type="float" office:value="0.560227699" calcext:value-type="float">
            <text:p>0.560227699</text:p>
          </table:table-cell>
          <table:table-cell office:value-type="float" office:value="5" calcext:value-type="float">
            <text:p>5</text:p>
          </table:table-cell>
          <table:table-cell office:value-type="float" office:value="0.524173441" calcext:value-type="float">
            <text:p>0.524173441</text:p>
          </table:table-cell>
          <table:table-cell/>
          <table:table-cell office:value-type="float" office:value="0.002918812" calcext:value-type="float">
            <text:p>0.002918812</text:p>
          </table:table-cell>
          <table:table-cell office:value-type="float" office:value="0.003894662" calcext:value-type="float">
            <text:p>0.003894662</text:p>
          </table:table-cell>
          <table:table-cell office:value-type="float" office:value="0.004577024" calcext:value-type="float">
            <text:p>0.0045770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82463" calcext:value-type="float">
            <text:p>0.004282463</text:p>
          </table:table-cell>
          <table:table-cell/>
          <table:table-cell office:value-type="float" office:value="0.001880209" calcext:value-type="float">
            <text:p>0.001880209</text:p>
          </table:table-cell>
          <table:table-cell office:value-type="float" office:value="0.00285606" calcext:value-type="float">
            <text:p>0.00285606</text:p>
          </table:table-cell>
          <table:table-cell office:value-type="float" office:value="0.003538421" calcext:value-type="float">
            <text:p>0.0035384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4386" calcext:value-type="float">
            <text:p>0.00324386</text:p>
          </table:table-cell>
          <table:table-cell/>
          <table:table-cell office:value-type="float" office:value="24.524472252" calcext:value-type="float">
            <text:p>24.524472252</text:p>
          </table:table-cell>
          <table:table-cell office:value-type="float" office:value="24.548566862" calcext:value-type="float">
            <text:p>24.548566862</text:p>
          </table:table-cell>
          <table:table-cell office:value-type="float" office:value="24.565414646" calcext:value-type="float">
            <text:p>24.565414646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8141845" calcext:value-type="float">
            <text:p>24.558141845</text:p>
          </table:table-cell>
          <table:table-cell/>
          <table:table-cell office:value-type="float" office:value="0.047658942" calcext:value-type="float">
            <text:p>0.047658942</text:p>
          </table:table-cell>
          <table:table-cell office:value-type="float" office:value="0.072393421" calcext:value-type="float">
            <text:p>0.072393421</text:p>
          </table:table-cell>
          <table:table-cell office:value-type="float" office:value="0.089688494" calcext:value-type="float">
            <text:p>0.0896884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2222622" calcext:value-type="float">
            <text:p>0.0822226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2019-12-02 23:19:46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356757087" calcext:value-type="float">
            <text:p>0.356757087</text:p>
          </table:table-cell>
          <table:table-cell office:value-type="float" office:value="0.475990233" calcext:value-type="float">
            <text:p>0.475990233</text:p>
          </table:table-cell>
          <table:table-cell office:value-type="float" office:value="0.558968849" calcext:value-type="float">
            <text:p>0.558968849</text:p>
          </table:table-cell>
          <table:table-cell office:value-type="float" office:value="5" calcext:value-type="float">
            <text:p>5</text:p>
          </table:table-cell>
          <table:table-cell office:value-type="float" office:value="0.523089233" calcext:value-type="float">
            <text:p>0.523089233</text:p>
          </table:table-cell>
          <table:table-cell/>
          <table:table-cell office:value-type="float" office:value="0.002914682" calcext:value-type="float">
            <text:p>0.002914682</text:p>
          </table:table-cell>
          <table:table-cell office:value-type="float" office:value="0.003888809" calcext:value-type="float">
            <text:p>0.003888809</text:p>
          </table:table-cell>
          <table:table-cell office:value-type="float" office:value="0.004566739" calcext:value-type="float">
            <text:p>0.00456673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73605" calcext:value-type="float">
            <text:p>0.004273605</text:p>
          </table:table-cell>
          <table:table-cell/>
          <table:table-cell office:value-type="float" office:value="0.001876079" calcext:value-type="float">
            <text:p>0.001876079</text:p>
          </table:table-cell>
          <table:table-cell office:value-type="float" office:value="0.002850206" calcext:value-type="float">
            <text:p>0.002850206</text:p>
          </table:table-cell>
          <table:table-cell office:value-type="float" office:value="0.003528136" calcext:value-type="float">
            <text:p>0.00352813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35002" calcext:value-type="float">
            <text:p>0.003235002</text:p>
          </table:table-cell>
          <table:table-cell/>
          <table:table-cell office:value-type="float" office:value="24.514262763" calcext:value-type="float">
            <text:p>24.514262763</text:p>
          </table:table-cell>
          <table:table-cell office:value-type="float" office:value="24.538315032" calcext:value-type="float">
            <text:p>24.538315032</text:p>
          </table:table-cell>
          <table:table-cell office:value-type="float" office:value="24.555053558" calcext:value-type="float">
            <text:p>24.555053558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47815919" calcext:value-type="float">
            <text:p>24.547815919</text:p>
          </table:table-cell>
          <table:table-cell/>
          <table:table-cell office:value-type="float" office:value="0.047554273" calcext:value-type="float">
            <text:p>0.047554273</text:p>
          </table:table-cell>
          <table:table-cell office:value-type="float" office:value="0.072245061" calcext:value-type="float">
            <text:p>0.072245061</text:p>
          </table:table-cell>
          <table:table-cell office:value-type="float" office:value="0.089427821" calcext:value-type="float">
            <text:p>0.0894278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199811" calcext:value-type="float">
            <text:p>0.0819981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s/>2019-12-02 23:19:47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56471581" calcext:value-type="float">
            <text:p>0.356471581</text:p>
          </table:table-cell>
          <table:table-cell office:value-type="float" office:value="0.475606975" calcext:value-type="float">
            <text:p>0.475606975</text:p>
          </table:table-cell>
          <table:table-cell office:value-type="float" office:value="0.557497806" calcext:value-type="float">
            <text:p>0.557497806</text:p>
          </table:table-cell>
          <table:table-cell office:value-type="float" office:value="5" calcext:value-type="float">
            <text:p>5</text:p>
          </table:table-cell>
          <table:table-cell office:value-type="float" office:value="0.522095027" calcext:value-type="float">
            <text:p>0.522095027</text:p>
          </table:table-cell>
          <table:table-cell/>
          <table:table-cell office:value-type="float" office:value="0.00291235" calcext:value-type="float">
            <text:p>0.00291235</text:p>
          </table:table-cell>
          <table:table-cell office:value-type="float" office:value="0.003885678" calcext:value-type="float">
            <text:p>0.003885678</text:p>
          </table:table-cell>
          <table:table-cell office:value-type="float" office:value="0.004554721" calcext:value-type="float">
            <text:p>0.0045547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65482" calcext:value-type="float">
            <text:p>0.004265482</text:p>
          </table:table-cell>
          <table:table-cell/>
          <table:table-cell office:value-type="float" office:value="0.001873747" calcext:value-type="float">
            <text:p>0.001873747</text:p>
          </table:table-cell>
          <table:table-cell office:value-type="float" office:value="0.002847075" calcext:value-type="float">
            <text:p>0.002847075</text:p>
          </table:table-cell>
          <table:table-cell office:value-type="float" office:value="0.003516118" calcext:value-type="float">
            <text:p>0.00351611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2688" calcext:value-type="float">
            <text:p>0.00322688</text:p>
          </table:table-cell>
          <table:table-cell/>
          <table:table-cell office:value-type="float" office:value="24.524312697" calcext:value-type="float">
            <text:p>24.524312697</text:p>
          </table:table-cell>
          <table:table-cell office:value-type="float" office:value="24.548345029" calcext:value-type="float">
            <text:p>24.548345029</text:p>
          </table:table-cell>
          <table:table-cell office:value-type="float" office:value="24.564863978" calcext:value-type="float">
            <text:p>24.564863978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772259" calcext:value-type="float">
            <text:p>24.55772259</text:p>
          </table:table-cell>
          <table:table-cell/>
          <table:table-cell office:value-type="float" office:value="0.047495149" calcext:value-type="float">
            <text:p>0.047495149</text:p>
          </table:table-cell>
          <table:table-cell office:value-type="float" office:value="0.072165698" calcext:value-type="float">
            <text:p>0.072165698</text:p>
          </table:table-cell>
          <table:table-cell office:value-type="float" office:value="0.089123208" calcext:value-type="float">
            <text:p>0.08912320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1792236" calcext:value-type="float">
            <text:p>0.08179223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s/>2019-12-02 23:19:48</text:p>
          </table:table-cell>
          <table:table-cell office:value-type="float" office:value="24.47299" calcext:value-type="float">
            <text:p>24.47299</text:p>
          </table:table-cell>
          <table:table-cell office:value-type="string" calcext:value-type="string">
            <text:p><text:s/></text:p>
          </table:table-cell>
          <table:table-cell office:value-type="float" office:value="0.355957789" calcext:value-type="float">
            <text:p>0.355957789</text:p>
          </table:table-cell>
          <table:table-cell office:value-type="float" office:value="0.475038943" calcext:value-type="float">
            <text:p>0.475038943</text:p>
          </table:table-cell>
          <table:table-cell office:value-type="float" office:value="0.556637115" calcext:value-type="float">
            <text:p>0.556637115</text:p>
          </table:table-cell>
          <table:table-cell office:value-type="float" office:value="5" calcext:value-type="float">
            <text:p>5</text:p>
          </table:table-cell>
          <table:table-cell office:value-type="float" office:value="0.520970287" calcext:value-type="float">
            <text:p>0.520970287</text:p>
          </table:table-cell>
          <table:table-cell/>
          <table:table-cell office:value-type="float" office:value="0.002908152" calcext:value-type="float">
            <text:p>0.002908152</text:p>
          </table:table-cell>
          <table:table-cell office:value-type="float" office:value="0.003881037" calcext:value-type="float">
            <text:p>0.003881037</text:p>
          </table:table-cell>
          <table:table-cell office:value-type="float" office:value="0.004547689" calcext:value-type="float">
            <text:p>0.00454768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56293" calcext:value-type="float">
            <text:p>0.004256293</text:p>
          </table:table-cell>
          <table:table-cell/>
          <table:table-cell office:value-type="float" office:value="0.001869549" calcext:value-type="float">
            <text:p>0.001869549</text:p>
          </table:table-cell>
          <table:table-cell office:value-type="float" office:value="0.002842434" calcext:value-type="float">
            <text:p>0.002842434</text:p>
          </table:table-cell>
          <table:table-cell office:value-type="float" office:value="0.003509086" calcext:value-type="float">
            <text:p>0.00350908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1769" calcext:value-type="float">
            <text:p>0.00321769</text:p>
          </table:table-cell>
          <table:table-cell/>
          <table:table-cell office:value-type="float" office:value="24.519155287" calcext:value-type="float">
            <text:p>24.519155287</text:p>
          </table:table-cell>
          <table:table-cell office:value-type="float" office:value="24.54317679" calcext:value-type="float">
            <text:p>24.54317679</text:p>
          </table:table-cell>
          <table:table-cell office:value-type="float" office:value="24.559636782" calcext:value-type="float">
            <text:p>24.559636782</text:p>
          </table:table-cell>
          <table:table-cell office:value-type="float" office:value="25.455584273" calcext:value-type="float">
            <text:p>25.455584273</text:p>
          </table:table-cell>
          <table:table-cell office:value-type="float" office:value="24.552442096" calcext:value-type="float">
            <text:p>24.552442096</text:p>
          </table:table-cell>
          <table:table-cell/>
          <table:table-cell office:value-type="float" office:value="0.047388751" calcext:value-type="float">
            <text:p>0.047388751</text:p>
          </table:table-cell>
          <table:table-cell office:value-type="float" office:value="0.072048071" calcext:value-type="float">
            <text:p>0.072048071</text:p>
          </table:table-cell>
          <table:table-cell office:value-type="float" office:value="0.088944983" calcext:value-type="float">
            <text:p>0.0889449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1559331" calcext:value-type="float">
            <text:p>0.08155933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s/>2019-12-02 23:19:49</text:p>
          </table:table-cell>
          <table:table-cell office:value-type="float" office:value="24.46794" calcext:value-type="float">
            <text:p>24.46794</text:p>
          </table:table-cell>
          <table:table-cell office:value-type="string" calcext:value-type="string">
            <text:p><text:s/></text:p>
          </table:table-cell>
          <table:table-cell office:value-type="float" office:value="0.355344457" calcext:value-type="float">
            <text:p>0.355344457</text:p>
          </table:table-cell>
          <table:table-cell office:value-type="float" office:value="0.474371371" calcext:value-type="float">
            <text:p>0.474371371</text:p>
          </table:table-cell>
          <table:table-cell office:value-type="float" office:value="0.555368132" calcext:value-type="float">
            <text:p>0.555368132</text:p>
          </table:table-cell>
          <table:table-cell office:value-type="float" office:value="5" calcext:value-type="float">
            <text:p>5</text:p>
          </table:table-cell>
          <table:table-cell office:value-type="float" office:value="0.519965353" calcext:value-type="float">
            <text:p>0.519965353</text:p>
          </table:table-cell>
          <table:table-cell/>
          <table:table-cell office:value-type="float" office:value="0.002903141" calcext:value-type="float">
            <text:p>0.002903141</text:p>
          </table:table-cell>
          <table:table-cell office:value-type="float" office:value="0.003875583" calcext:value-type="float">
            <text:p>0.003875583</text:p>
          </table:table-cell>
          <table:table-cell office:value-type="float" office:value="0.004537321" calcext:value-type="float">
            <text:p>0.00453732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48083" calcext:value-type="float">
            <text:p>0.004248083</text:p>
          </table:table-cell>
          <table:table-cell/>
          <table:table-cell office:value-type="float" office:value="0.001864538" calcext:value-type="float">
            <text:p>0.001864538</text:p>
          </table:table-cell>
          <table:table-cell office:value-type="float" office:value="0.00283698" calcext:value-type="float">
            <text:p>0.00283698</text:p>
          </table:table-cell>
          <table:table-cell office:value-type="float" office:value="0.003498719" calcext:value-type="float">
            <text:p>0.00349871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0948" calcext:value-type="float">
            <text:p>0.00320948</text:p>
          </table:table-cell>
          <table:table-cell/>
          <table:table-cell office:value-type="float" office:value="24.513977797" calcext:value-type="float">
            <text:p>24.513977797</text:p>
          </table:table-cell>
          <table:table-cell office:value-type="float" office:value="24.537988471" calcext:value-type="float">
            <text:p>24.537988471</text:p>
          </table:table-cell>
          <table:table-cell office:value-type="float" office:value="24.554327223" calcext:value-type="float">
            <text:p>24.554327223</text:p>
          </table:table-cell>
          <table:table-cell office:value-type="float" office:value="25.450534759" calcext:value-type="float">
            <text:p>25.450534759</text:p>
          </table:table-cell>
          <table:table-cell office:value-type="float" office:value="24.547185767" calcext:value-type="float">
            <text:p>24.547185767</text:p>
          </table:table-cell>
          <table:table-cell/>
          <table:table-cell office:value-type="float" office:value="0.047261741" calcext:value-type="float">
            <text:p>0.047261741</text:p>
          </table:table-cell>
          <table:table-cell office:value-type="float" office:value="0.071909833" calcext:value-type="float">
            <text:p>0.071909833</text:p>
          </table:table-cell>
          <table:table-cell office:value-type="float" office:value="0.088682211" calcext:value-type="float">
            <text:p>0.0886822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1351235" calcext:value-type="float">
            <text:p>0.08135123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2019-12-02 23:19:51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5461132" calcext:value-type="float">
            <text:p>0.35461132</text:p>
          </table:table-cell>
          <table:table-cell office:value-type="float" office:value="0.473644194" calcext:value-type="float">
            <text:p>0.473644194</text:p>
          </table:table-cell>
          <table:table-cell office:value-type="float" office:value="0.553508467" calcext:value-type="float">
            <text:p>0.553508467</text:p>
          </table:table-cell>
          <table:table-cell office:value-type="float" office:value="5" calcext:value-type="float">
            <text:p>5</text:p>
          </table:table-cell>
          <table:table-cell office:value-type="float" office:value="0.519096317" calcext:value-type="float">
            <text:p>0.519096317</text:p>
          </table:table-cell>
          <table:table-cell/>
          <table:table-cell office:value-type="float" office:value="0.002897151" calcext:value-type="float">
            <text:p>0.002897151</text:p>
          </table:table-cell>
          <table:table-cell office:value-type="float" office:value="0.003869642" calcext:value-type="float">
            <text:p>0.003869642</text:p>
          </table:table-cell>
          <table:table-cell office:value-type="float" office:value="0.004522128" calcext:value-type="float">
            <text:p>0.0045221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40983" calcext:value-type="float">
            <text:p>0.004240983</text:p>
          </table:table-cell>
          <table:table-cell/>
          <table:table-cell office:value-type="float" office:value="0.001858549" calcext:value-type="float">
            <text:p>0.001858549</text:p>
          </table:table-cell>
          <table:table-cell office:value-type="float" office:value="0.002831039" calcext:value-type="float">
            <text:p>0.002831039</text:p>
          </table:table-cell>
          <table:table-cell office:value-type="float" office:value="0.003483525" calcext:value-type="float">
            <text:p>0.00348352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20238" calcext:value-type="float">
            <text:p>0.00320238</text:p>
          </table:table-cell>
          <table:table-cell/>
          <table:table-cell office:value-type="float" office:value="24.523937436" calcext:value-type="float">
            <text:p>24.523937436</text:p>
          </table:table-cell>
          <table:table-cell office:value-type="float" office:value="24.547949095" calcext:value-type="float">
            <text:p>24.547949095</text:p>
          </table:table-cell>
          <table:table-cell office:value-type="float" office:value="24.564059258" calcext:value-type="float">
            <text:p>24.564059258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7117693" calcext:value-type="float">
            <text:p>24.557117693</text:p>
          </table:table-cell>
          <table:table-cell/>
          <table:table-cell office:value-type="float" office:value="0.04710992" calcext:value-type="float">
            <text:p>0.04710992</text:p>
          </table:table-cell>
          <table:table-cell office:value-type="float" office:value="0.071759251" calcext:value-type="float">
            <text:p>0.071759251</text:p>
          </table:table-cell>
          <table:table-cell office:value-type="float" office:value="0.088297126" calcext:value-type="float">
            <text:p>0.0882971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117128" calcext:value-type="float">
            <text:p>0.081171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2019-12-02 23:19:52</text:p>
          </table:table-cell>
          <table:table-cell office:value-type="float" office:value="24.47299" calcext:value-type="float">
            <text:p>24.47299</text:p>
          </table:table-cell>
          <table:table-cell office:value-type="string" calcext:value-type="string">
            <text:p><text:s/></text:p>
          </table:table-cell>
          <table:table-cell office:value-type="float" office:value="0.354056997" calcext:value-type="float">
            <text:p>0.354056997</text:p>
          </table:table-cell>
          <table:table-cell office:value-type="float" office:value="0.473063048" calcext:value-type="float">
            <text:p>0.473063048</text:p>
          </table:table-cell>
          <table:table-cell office:value-type="float" office:value="0.551590389" calcext:value-type="float">
            <text:p>0.551590389</text:p>
          </table:table-cell>
          <table:table-cell office:value-type="float" office:value="5" calcext:value-type="float">
            <text:p>5</text:p>
          </table:table-cell>
          <table:table-cell office:value-type="float" office:value="0.518365564" calcext:value-type="float">
            <text:p>0.518365564</text:p>
          </table:table-cell>
          <table:table-cell/>
          <table:table-cell office:value-type="float" office:value="0.002892623" calcext:value-type="float">
            <text:p>0.002892623</text:p>
          </table:table-cell>
          <table:table-cell office:value-type="float" office:value="0.003864894" calcext:value-type="float">
            <text:p>0.003864894</text:p>
          </table:table-cell>
          <table:table-cell office:value-type="float" office:value="0.004506457" calcext:value-type="float">
            <text:p>0.0045064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35013" calcext:value-type="float">
            <text:p>0.004235013</text:p>
          </table:table-cell>
          <table:table-cell/>
          <table:table-cell office:value-type="float" office:value="0.00185402" calcext:value-type="float">
            <text:p>0.00185402</text:p>
          </table:table-cell>
          <table:table-cell office:value-type="float" office:value="0.002826291" calcext:value-type="float">
            <text:p>0.002826291</text:p>
          </table:table-cell>
          <table:table-cell office:value-type="float" office:value="0.003467855" calcext:value-type="float">
            <text:p>0.0034678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9641" calcext:value-type="float">
            <text:p>0.00319641</text:p>
          </table:table-cell>
          <table:table-cell/>
          <table:table-cell office:value-type="float" office:value="24.518771848" calcext:value-type="float">
            <text:p>24.518771848</text:p>
          </table:table-cell>
          <table:table-cell office:value-type="float" office:value="24.542778209" calcext:value-type="float">
            <text:p>24.542778209</text:p>
          </table:table-cell>
          <table:table-cell office:value-type="float" office:value="24.558618763" calcext:value-type="float">
            <text:p>24.558618763</text:p>
          </table:table-cell>
          <table:table-cell office:value-type="float" office:value="25.455584273" calcext:value-type="float">
            <text:p>25.455584273</text:p>
          </table:table-cell>
          <table:table-cell office:value-type="float" office:value="24.551916671" calcext:value-type="float">
            <text:p>24.551916671</text:p>
          </table:table-cell>
          <table:table-cell/>
          <table:table-cell office:value-type="float" office:value="0.046995129" calcext:value-type="float">
            <text:p>0.046995129</text:p>
          </table:table-cell>
          <table:table-cell office:value-type="float" office:value="0.071638909" calcext:value-type="float">
            <text:p>0.071638909</text:p>
          </table:table-cell>
          <table:table-cell office:value-type="float" office:value="0.087899944" calcext:value-type="float">
            <text:p>0.0878999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101996" calcext:value-type="float">
            <text:p>0.0810199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2019-12-02 23:19:53</text:p>
          </table:table-cell>
          <table:table-cell office:value-type="float" office:value="24.47299" calcext:value-type="float">
            <text:p>24.47299</text:p>
          </table:table-cell>
          <table:table-cell office:value-type="string" calcext:value-type="string">
            <text:p><text:s/></text:p>
          </table:table-cell>
          <table:table-cell office:value-type="float" office:value="0.353468699" calcext:value-type="float">
            <text:p>0.353468699</text:p>
          </table:table-cell>
          <table:table-cell office:value-type="float" office:value="0.472611245" calcext:value-type="float">
            <text:p>0.472611245</text:p>
          </table:table-cell>
          <table:table-cell office:value-type="float" office:value="0.55044896" calcext:value-type="float">
            <text:p>0.55044896</text:p>
          </table:table-cell>
          <table:table-cell office:value-type="float" office:value="5" calcext:value-type="float">
            <text:p>5</text:p>
          </table:table-cell>
          <table:table-cell office:value-type="float" office:value="0.517278375" calcext:value-type="float">
            <text:p>0.517278375</text:p>
          </table:table-cell>
          <table:table-cell/>
          <table:table-cell office:value-type="float" office:value="0.002887816" calcext:value-type="float">
            <text:p>0.002887816</text:p>
          </table:table-cell>
          <table:table-cell office:value-type="float" office:value="0.003861203" calcext:value-type="float">
            <text:p>0.003861203</text:p>
          </table:table-cell>
          <table:table-cell office:value-type="float" office:value="0.004497132" calcext:value-type="float">
            <text:p>0.0044971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26131" calcext:value-type="float">
            <text:p>0.004226131</text:p>
          </table:table-cell>
          <table:table-cell/>
          <table:table-cell office:value-type="float" office:value="0.001849213" calcext:value-type="float">
            <text:p>0.001849213</text:p>
          </table:table-cell>
          <table:table-cell office:value-type="float" office:value="0.0028226" calcext:value-type="float">
            <text:p>0.0028226</text:p>
          </table:table-cell>
          <table:table-cell office:value-type="float" office:value="0.003458529" calcext:value-type="float">
            <text:p>0.0034585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87528" calcext:value-type="float">
            <text:p>0.003187528</text:p>
          </table:table-cell>
          <table:table-cell/>
          <table:table-cell office:value-type="float" office:value="24.518653173" calcext:value-type="float">
            <text:p>24.518653173</text:p>
          </table:table-cell>
          <table:table-cell office:value-type="float" office:value="24.542687071" calcext:value-type="float">
            <text:p>24.542687071</text:p>
          </table:table-cell>
          <table:table-cell office:value-type="float" office:value="24.558388515" calcext:value-type="float">
            <text:p>24.558388515</text:p>
          </table:table-cell>
          <table:table-cell office:value-type="float" office:value="25.455584273" calcext:value-type="float">
            <text:p>25.455584273</text:p>
          </table:table-cell>
          <table:table-cell office:value-type="float" office:value="24.551697363" calcext:value-type="float">
            <text:p>24.551697363</text:p>
          </table:table-cell>
          <table:table-cell/>
          <table:table-cell office:value-type="float" office:value="0.046873303" calcext:value-type="float">
            <text:p>0.046873303</text:p>
          </table:table-cell>
          <table:table-cell office:value-type="float" office:value="0.071545351" calcext:value-type="float">
            <text:p>0.071545351</text:p>
          </table:table-cell>
          <table:table-cell office:value-type="float" office:value="0.087663585" calcext:value-type="float">
            <text:p>0.0876635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079483" calcext:value-type="float">
            <text:p>0.0807948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2019-12-02 23:19:55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52712912" calcext:value-type="float">
            <text:p>0.352712912</text:p>
          </table:table-cell>
          <table:table-cell office:value-type="float" office:value="0.472154078" calcext:value-type="float">
            <text:p>0.472154078</text:p>
          </table:table-cell>
          <table:table-cell office:value-type="float" office:value="0.549479192" calcext:value-type="float">
            <text:p>0.549479192</text:p>
          </table:table-cell>
          <table:table-cell office:value-type="float" office:value="5" calcext:value-type="float">
            <text:p>5</text:p>
          </table:table-cell>
          <table:table-cell office:value-type="float" office:value="0.516166749" calcext:value-type="float">
            <text:p>0.516166749</text:p>
          </table:table-cell>
          <table:table-cell/>
          <table:table-cell office:value-type="float" office:value="0.002881641" calcext:value-type="float">
            <text:p>0.002881641</text:p>
          </table:table-cell>
          <table:table-cell office:value-type="float" office:value="0.003857468" calcext:value-type="float">
            <text:p>0.003857468</text:p>
          </table:table-cell>
          <table:table-cell office:value-type="float" office:value="0.004489209" calcext:value-type="float">
            <text:p>0.00448920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17049" calcext:value-type="float">
            <text:p>0.004217049</text:p>
          </table:table-cell>
          <table:table-cell/>
          <table:table-cell office:value-type="float" office:value="0.001843039" calcext:value-type="float">
            <text:p>0.001843039</text:p>
          </table:table-cell>
          <table:table-cell office:value-type="float" office:value="0.002818865" calcext:value-type="float">
            <text:p>0.002818865</text:p>
          </table:table-cell>
          <table:table-cell office:value-type="float" office:value="0.003450606" calcext:value-type="float">
            <text:p>0.00345060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78446" calcext:value-type="float">
            <text:p>0.003178446</text:p>
          </table:table-cell>
          <table:table-cell/>
          <table:table-cell office:value-type="float" office:value="24.523554479" calcext:value-type="float">
            <text:p>24.523554479</text:p>
          </table:table-cell>
          <table:table-cell office:value-type="float" office:value="24.547648508" calcext:value-type="float">
            <text:p>24.547648508</text:p>
          </table:table-cell>
          <table:table-cell office:value-type="float" office:value="24.563246481" calcext:value-type="float">
            <text:p>24.563246481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6526743" calcext:value-type="float">
            <text:p>24.556526743</text:p>
          </table:table-cell>
          <table:table-cell/>
          <table:table-cell office:value-type="float" office:value="0.046716792" calcext:value-type="float">
            <text:p>0.046716792</text:p>
          </table:table-cell>
          <table:table-cell office:value-type="float" office:value="0.071450683" calcext:value-type="float">
            <text:p>0.071450683</text:p>
          </table:table-cell>
          <table:table-cell office:value-type="float" office:value="0.087462773" calcext:value-type="float">
            <text:p>0.0874627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0564641" calcext:value-type="float">
            <text:p>0.08056464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2019-12-02 23:19:56</text:p>
          </table:table-cell>
          <table:table-cell office:value-type="float" office:value="24.4831" calcext:value-type="float">
            <text:p>24.4831</text:p>
          </table:table-cell>
          <table:table-cell office:value-type="string" calcext:value-type="string">
            <text:p><text:s/></text:p>
          </table:table-cell>
          <table:table-cell office:value-type="float" office:value="0.351939839" calcext:value-type="float">
            <text:p>0.351939839</text:p>
          </table:table-cell>
          <table:table-cell office:value-type="float" office:value="0.471700486" calcext:value-type="float">
            <text:p>0.471700486</text:p>
          </table:table-cell>
          <table:table-cell office:value-type="float" office:value="0.548774069" calcext:value-type="float">
            <text:p>0.548774069</text:p>
          </table:table-cell>
          <table:table-cell office:value-type="float" office:value="5" calcext:value-type="float">
            <text:p>5</text:p>
          </table:table-cell>
          <table:table-cell office:value-type="float" office:value="0.514969291" calcext:value-type="float">
            <text:p>0.514969291</text:p>
          </table:table-cell>
          <table:table-cell/>
          <table:table-cell office:value-type="float" office:value="0.002875325" calcext:value-type="float">
            <text:p>0.002875325</text:p>
          </table:table-cell>
          <table:table-cell office:value-type="float" office:value="0.003853762" calcext:value-type="float">
            <text:p>0.003853762</text:p>
          </table:table-cell>
          <table:table-cell office:value-type="float" office:value="0.004483448" calcext:value-type="float">
            <text:p>0.0044834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207265" calcext:value-type="float">
            <text:p>0.004207265</text:p>
          </table:table-cell>
          <table:table-cell/>
          <table:table-cell office:value-type="float" office:value="0.001836723" calcext:value-type="float">
            <text:p>0.001836723</text:p>
          </table:table-cell>
          <table:table-cell office:value-type="float" office:value="0.002815159" calcext:value-type="float">
            <text:p>0.002815159</text:p>
          </table:table-cell>
          <table:table-cell office:value-type="float" office:value="0.003444846" calcext:value-type="float">
            <text:p>0.00344484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68663" calcext:value-type="float">
            <text:p>0.003168663</text:p>
          </table:table-cell>
          <table:table-cell/>
          <table:table-cell office:value-type="float" office:value="24.5284523" calcext:value-type="float">
            <text:p>24.5284523</text:p>
          </table:table-cell>
          <table:table-cell office:value-type="float" office:value="24.552610668" calcext:value-type="float">
            <text:p>24.552610668</text:p>
          </table:table-cell>
          <table:table-cell office:value-type="float" office:value="24.568157833" calcext:value-type="float">
            <text:p>24.568157833</text:p>
          </table:table-cell>
          <table:table-cell office:value-type="float" office:value="25.465683303" calcext:value-type="float">
            <text:p>25.465683303</text:p>
          </table:table-cell>
          <table:table-cell office:value-type="float" office:value="24.561338811" calcext:value-type="float">
            <text:p>24.561338811</text:p>
          </table:table-cell>
          <table:table-cell/>
          <table:table-cell office:value-type="float" office:value="0.046556701" calcext:value-type="float">
            <text:p>0.046556701</text:p>
          </table:table-cell>
          <table:table-cell office:value-type="float" office:value="0.071356754" calcext:value-type="float">
            <text:p>0.071356754</text:p>
          </table:table-cell>
          <table:table-cell office:value-type="float" office:value="0.087316761" calcext:value-type="float">
            <text:p>0.0873167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0316678" calcext:value-type="float">
            <text:p>0.08031667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2019-12-02 23:19:57</text:p>
          </table:table-cell>
          <table:table-cell office:value-type="float" office:value="24.4831" calcext:value-type="float">
            <text:p>24.4831</text:p>
          </table:table-cell>
          <table:table-cell office:value-type="string" calcext:value-type="string">
            <text:p><text:s/></text:p>
          </table:table-cell>
          <table:table-cell office:value-type="float" office:value="0.351150078" calcext:value-type="float">
            <text:p>0.351150078</text:p>
          </table:table-cell>
          <table:table-cell office:value-type="float" office:value="0.471225437" calcext:value-type="float">
            <text:p>0.471225437</text:p>
          </table:table-cell>
          <table:table-cell office:value-type="float" office:value="0.54821915" calcext:value-type="float">
            <text:p>0.54821915</text:p>
          </table:table-cell>
          <table:table-cell office:value-type="float" office:value="5" calcext:value-type="float">
            <text:p>5</text:p>
          </table:table-cell>
          <table:table-cell office:value-type="float" office:value="0.513728322" calcext:value-type="float">
            <text:p>0.513728322</text:p>
          </table:table-cell>
          <table:table-cell/>
          <table:table-cell office:value-type="float" office:value="0.002868873" calcext:value-type="float">
            <text:p>0.002868873</text:p>
          </table:table-cell>
          <table:table-cell office:value-type="float" office:value="0.003849881" calcext:value-type="float">
            <text:p>0.003849881</text:p>
          </table:table-cell>
          <table:table-cell office:value-type="float" office:value="0.004478915" calcext:value-type="float">
            <text:p>0.0044789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97127" calcext:value-type="float">
            <text:p>0.004197127</text:p>
          </table:table-cell>
          <table:table-cell/>
          <table:table-cell office:value-type="float" office:value="0.00183027" calcext:value-type="float">
            <text:p>0.00183027</text:p>
          </table:table-cell>
          <table:table-cell office:value-type="float" office:value="0.002811278" calcext:value-type="float">
            <text:p>0.002811278</text:p>
          </table:table-cell>
          <table:table-cell office:value-type="float" office:value="0.003440312" calcext:value-type="float">
            <text:p>0.0034403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58524" calcext:value-type="float">
            <text:p>0.003158524</text:p>
          </table:table-cell>
          <table:table-cell/>
          <table:table-cell office:value-type="float" office:value="24.528292986" calcext:value-type="float">
            <text:p>24.528292986</text:p>
          </table:table-cell>
          <table:table-cell office:value-type="float" office:value="24.552514841" calcext:value-type="float">
            <text:p>24.552514841</text:p>
          </table:table-cell>
          <table:table-cell office:value-type="float" office:value="24.568045896" calcext:value-type="float">
            <text:p>24.568045896</text:p>
          </table:table-cell>
          <table:table-cell office:value-type="float" office:value="25.465683303" calcext:value-type="float">
            <text:p>25.465683303</text:p>
          </table:table-cell>
          <table:table-cell office:value-type="float" office:value="24.561088485" calcext:value-type="float">
            <text:p>24.561088485</text:p>
          </table:table-cell>
          <table:table-cell/>
          <table:table-cell office:value-type="float" office:value="0.046393155" calcext:value-type="float">
            <text:p>0.046393155</text:p>
          </table:table-cell>
          <table:table-cell office:value-type="float" office:value="0.071258382" calcext:value-type="float">
            <text:p>0.071258382</text:p>
          </table:table-cell>
          <table:table-cell office:value-type="float" office:value="0.087201852" calcext:value-type="float">
            <text:p>0.0872018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80059704" calcext:value-type="float">
            <text:p>0.0800597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2019-12-02 23:19:58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50492638" calcext:value-type="float">
            <text:p>0.350492638</text:p>
          </table:table-cell>
          <table:table-cell office:value-type="float" office:value="0.470641908" calcext:value-type="float">
            <text:p>0.470641908</text:p>
          </table:table-cell>
          <table:table-cell office:value-type="float" office:value="0.547473496" calcext:value-type="float">
            <text:p>0.547473496</text:p>
          </table:table-cell>
          <table:table-cell office:value-type="float" office:value="5" calcext:value-type="float">
            <text:p>5</text:p>
          </table:table-cell>
          <table:table-cell office:value-type="float" office:value="0.512601198" calcext:value-type="float">
            <text:p>0.512601198</text:p>
          </table:table-cell>
          <table:table-cell/>
          <table:table-cell office:value-type="float" office:value="0.002863502" calcext:value-type="float">
            <text:p>0.002863502</text:p>
          </table:table-cell>
          <table:table-cell office:value-type="float" office:value="0.003845114" calcext:value-type="float">
            <text:p>0.003845114</text:p>
          </table:table-cell>
          <table:table-cell office:value-type="float" office:value="0.004472823" calcext:value-type="float">
            <text:p>0.0044728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87918" calcext:value-type="float">
            <text:p>0.004187918</text:p>
          </table:table-cell>
          <table:table-cell/>
          <table:table-cell office:value-type="float" office:value="0.001824899" calcext:value-type="float">
            <text:p>0.001824899</text:p>
          </table:table-cell>
          <table:table-cell office:value-type="float" office:value="0.002806511" calcext:value-type="float">
            <text:p>0.002806511</text:p>
          </table:table-cell>
          <table:table-cell office:value-type="float" office:value="0.00343422" calcext:value-type="float">
            <text:p>0.0034342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49316" calcext:value-type="float">
            <text:p>0.003149316</text:p>
          </table:table-cell>
          <table:table-cell/>
          <table:table-cell office:value-type="float" office:value="24.523106594" calcext:value-type="float">
            <text:p>24.523106594</text:p>
          </table:table-cell>
          <table:table-cell office:value-type="float" office:value="24.547343472" calcext:value-type="float">
            <text:p>24.547343472</text:p>
          </table:table-cell>
          <table:table-cell office:value-type="float" office:value="24.562841896" calcext:value-type="float">
            <text:p>24.562841896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5807503" calcext:value-type="float">
            <text:p>24.555807503</text:p>
          </table:table-cell>
          <table:table-cell/>
          <table:table-cell office:value-type="float" office:value="0.04625701" calcext:value-type="float">
            <text:p>0.04625701</text:p>
          </table:table-cell>
          <table:table-cell office:value-type="float" office:value="0.071137547" calcext:value-type="float">
            <text:p>0.071137547</text:p>
          </table:table-cell>
          <table:table-cell office:value-type="float" office:value="0.087047447" calcext:value-type="float">
            <text:p>0.08704744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826305" calcext:value-type="float">
            <text:p>0.0798263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2019-12-02 23:20:00</text:p>
          </table:table-cell>
          <table:table-cell office:value-type="float" office:value="24.47299" calcext:value-type="float">
            <text:p>24.47299</text:p>
          </table:table-cell>
          <table:table-cell office:value-type="string" calcext:value-type="string">
            <text:p><text:s/></text:p>
          </table:table-cell>
          <table:table-cell office:value-type="float" office:value="0.35005216" calcext:value-type="float">
            <text:p>0.35005216</text:p>
          </table:table-cell>
          <table:table-cell office:value-type="float" office:value="0.470063742" calcext:value-type="float">
            <text:p>0.470063742</text:p>
          </table:table-cell>
          <table:table-cell office:value-type="float" office:value="0.546404784" calcext:value-type="float">
            <text:p>0.546404784</text:p>
          </table:table-cell>
          <table:table-cell office:value-type="float" office:value="5" calcext:value-type="float">
            <text:p>5</text:p>
          </table:table-cell>
          <table:table-cell office:value-type="float" office:value="0.511569442" calcext:value-type="float">
            <text:p>0.511569442</text:p>
          </table:table-cell>
          <table:table-cell/>
          <table:table-cell office:value-type="float" office:value="0.002859903" calcext:value-type="float">
            <text:p>0.002859903</text:p>
          </table:table-cell>
          <table:table-cell office:value-type="float" office:value="0.00384039" calcext:value-type="float">
            <text:p>0.00384039</text:p>
          </table:table-cell>
          <table:table-cell office:value-type="float" office:value="0.004464091" calcext:value-type="float">
            <text:p>0.0044640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79489" calcext:value-type="float">
            <text:p>0.004179489</text:p>
          </table:table-cell>
          <table:table-cell/>
          <table:table-cell office:value-type="float" office:value="0.001821301" calcext:value-type="float">
            <text:p>0.001821301</text:p>
          </table:table-cell>
          <table:table-cell office:value-type="float" office:value="0.002801787" calcext:value-type="float">
            <text:p>0.002801787</text:p>
          </table:table-cell>
          <table:table-cell office:value-type="float" office:value="0.003425489" calcext:value-type="float">
            <text:p>0.00342548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40886" calcext:value-type="float">
            <text:p>0.003140886</text:p>
          </table:table-cell>
          <table:table-cell/>
          <table:table-cell office:value-type="float" office:value="24.517963968" calcext:value-type="float">
            <text:p>24.517963968</text:p>
          </table:table-cell>
          <table:table-cell office:value-type="float" office:value="24.542173184" calcext:value-type="float">
            <text:p>24.542173184</text:p>
          </table:table-cell>
          <table:table-cell office:value-type="float" office:value="24.557572728" calcext:value-type="float">
            <text:p>24.557572728</text:p>
          </table:table-cell>
          <table:table-cell office:value-type="float" office:value="25.455584273" calcext:value-type="float">
            <text:p>25.455584273</text:p>
          </table:table-cell>
          <table:table-cell office:value-type="float" office:value="24.550545756" calcext:value-type="float">
            <text:p>24.550545756</text:p>
          </table:table-cell>
          <table:table-cell/>
          <table:table-cell office:value-type="float" office:value="0.046165794" calcext:value-type="float">
            <text:p>0.046165794</text:p>
          </table:table-cell>
          <table:table-cell office:value-type="float" office:value="0.071017822" calcext:value-type="float">
            <text:p>0.071017822</text:p>
          </table:table-cell>
          <table:table-cell office:value-type="float" office:value="0.086826146" calcext:value-type="float">
            <text:p>0.0868261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612655" calcext:value-type="float">
            <text:p>0.07961265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2019-12-02 23:20:01</text:p>
          </table:table-cell>
          <table:table-cell office:value-type="float" office:value="24.47805" calcext:value-type="float">
            <text:p>24.47805</text:p>
          </table:table-cell>
          <table:table-cell office:value-type="string" calcext:value-type="string">
            <text:p><text:s/></text:p>
          </table:table-cell>
          <table:table-cell office:value-type="float" office:value="0.34951393" calcext:value-type="float">
            <text:p>0.34951393</text:p>
          </table:table-cell>
          <table:table-cell office:value-type="float" office:value="0.469515976" calcext:value-type="float">
            <text:p>0.469515976</text:p>
          </table:table-cell>
          <table:table-cell office:value-type="float" office:value="0.545354551" calcext:value-type="float">
            <text:p>0.545354551</text:p>
          </table:table-cell>
          <table:table-cell office:value-type="float" office:value="5" calcext:value-type="float">
            <text:p>5</text:p>
          </table:table-cell>
          <table:table-cell office:value-type="float" office:value="0.510610403" calcext:value-type="float">
            <text:p>0.510610403</text:p>
          </table:table-cell>
          <table:table-cell/>
          <table:table-cell office:value-type="float" office:value="0.002855506" calcext:value-type="float">
            <text:p>0.002855506</text:p>
          </table:table-cell>
          <table:table-cell office:value-type="float" office:value="0.003835915" calcext:value-type="float">
            <text:p>0.003835915</text:p>
          </table:table-cell>
          <table:table-cell office:value-type="float" office:value="0.004455511" calcext:value-type="float">
            <text:p>0.0044555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71654" calcext:value-type="float">
            <text:p>0.004171654</text:p>
          </table:table-cell>
          <table:table-cell/>
          <table:table-cell office:value-type="float" office:value="0.001816903" calcext:value-type="float">
            <text:p>0.001816903</text:p>
          </table:table-cell>
          <table:table-cell office:value-type="float" office:value="0.002797312" calcext:value-type="float">
            <text:p>0.002797312</text:p>
          </table:table-cell>
          <table:table-cell office:value-type="float" office:value="0.003416908" calcext:value-type="float">
            <text:p>0.00341690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33051" calcext:value-type="float">
            <text:p>0.003133051</text:p>
          </table:table-cell>
          <table:table-cell/>
          <table:table-cell office:value-type="float" office:value="24.522909164" calcext:value-type="float">
            <text:p>24.522909164</text:p>
          </table:table-cell>
          <table:table-cell office:value-type="float" office:value="24.547116348" calcext:value-type="float">
            <text:p>24.547116348</text:p>
          </table:table-cell>
          <table:table-cell office:value-type="float" office:value="24.562414466" calcext:value-type="float">
            <text:p>24.562414466</text:p>
          </table:table-cell>
          <table:table-cell office:value-type="float" office:value="25.460633788" calcext:value-type="float">
            <text:p>25.460633788</text:p>
          </table:table-cell>
          <table:table-cell office:value-type="float" office:value="24.555405921" calcext:value-type="float">
            <text:p>24.555405921</text:p>
          </table:table-cell>
          <table:table-cell/>
          <table:table-cell office:value-type="float" office:value="0.046054336" calcext:value-type="float">
            <text:p>0.046054336</text:p>
          </table:table-cell>
          <table:table-cell office:value-type="float" office:value="0.070904392" calcext:value-type="float">
            <text:p>0.070904392</text:p>
          </table:table-cell>
          <table:table-cell office:value-type="float" office:value="0.086608671" calcext:value-type="float">
            <text:p>0.0866086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414062" calcext:value-type="float">
            <text:p>0.07941406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2019-12-02 23:20:02</text:p>
          </table:table-cell>
          <table:table-cell office:value-type="float" office:value="24.4831" calcext:value-type="float">
            <text:p>24.4831</text:p>
          </table:table-cell>
          <table:table-cell office:value-type="string" calcext:value-type="string">
            <text:p><text:s/></text:p>
          </table:table-cell>
          <table:table-cell office:value-type="float" office:value="0.34902398" calcext:value-type="float">
            <text:p>0.34902398</text:p>
          </table:table-cell>
          <table:table-cell office:value-type="float" office:value="0.468917545" calcext:value-type="float">
            <text:p>0.468917545</text:p>
          </table:table-cell>
          <table:table-cell office:value-type="float" office:value="0.544279879" calcext:value-type="float">
            <text:p>0.544279879</text:p>
          </table:table-cell>
          <table:table-cell office:value-type="float" office:value="5" calcext:value-type="float">
            <text:p>5</text:p>
          </table:table-cell>
          <table:table-cell office:value-type="float" office:value="0.509615005" calcext:value-type="float">
            <text:p>0.509615005</text:p>
          </table:table-cell>
          <table:table-cell/>
          <table:table-cell office:value-type="float" office:value="0.002851503" calcext:value-type="float">
            <text:p>0.002851503</text:p>
          </table:table-cell>
          <table:table-cell office:value-type="float" office:value="0.003831026" calcext:value-type="float">
            <text:p>0.003831026</text:p>
          </table:table-cell>
          <table:table-cell office:value-type="float" office:value="0.004446731" calcext:value-type="float">
            <text:p>0.00444673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63521" calcext:value-type="float">
            <text:p>0.004163521</text:p>
          </table:table-cell>
          <table:table-cell/>
          <table:table-cell office:value-type="float" office:value="0.0018129" calcext:value-type="float">
            <text:p>0.0018129</text:p>
          </table:table-cell>
          <table:table-cell office:value-type="float" office:value="0.002792423" calcext:value-type="float">
            <text:p>0.002792423</text:p>
          </table:table-cell>
          <table:table-cell office:value-type="float" office:value="0.003408128" calcext:value-type="float">
            <text:p>0.00340812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24919" calcext:value-type="float">
            <text:p>0.003124919</text:p>
          </table:table-cell>
          <table:table-cell/>
          <table:table-cell office:value-type="float" office:value="24.5278641" calcext:value-type="float">
            <text:p>24.5278641</text:p>
          </table:table-cell>
          <table:table-cell office:value-type="float" office:value="24.552049293" calcext:value-type="float">
            <text:p>24.552049293</text:p>
          </table:table-cell>
          <table:table-cell office:value-type="float" office:value="24.567251277" calcext:value-type="float">
            <text:p>24.567251277</text:p>
          </table:table-cell>
          <table:table-cell office:value-type="float" office:value="25.465683303" calcext:value-type="float">
            <text:p>25.465683303</text:p>
          </table:table-cell>
          <table:table-cell office:value-type="float" office:value="24.560258754" calcext:value-type="float">
            <text:p>24.560258754</text:p>
          </table:table-cell>
          <table:table-cell/>
          <table:table-cell office:value-type="float" office:value="0.045952875" calcext:value-type="float">
            <text:p>0.045952875</text:p>
          </table:table-cell>
          <table:table-cell office:value-type="float" office:value="0.070780471" calcext:value-type="float">
            <text:p>0.070780471</text:p>
          </table:table-cell>
          <table:table-cell office:value-type="float" office:value="0.086386135" calcext:value-type="float">
            <text:p>0.08638613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20794" calcext:value-type="float">
            <text:p>0.0792079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2019-12-02 23:20:03</text:p>
          </table:table-cell>
          <table:table-cell office:value-type="float" office:value="24.4831" calcext:value-type="float">
            <text:p>24.4831</text:p>
          </table:table-cell>
          <table:table-cell office:value-type="string" calcext:value-type="string">
            <text:p><text:s/></text:p>
          </table:table-cell>
          <table:table-cell office:value-type="float" office:value="0.348616284" calcext:value-type="float">
            <text:p>0.348616284</text:p>
          </table:table-cell>
          <table:table-cell office:value-type="float" office:value="0.468274411" calcext:value-type="float">
            <text:p>0.468274411</text:p>
          </table:table-cell>
          <table:table-cell office:value-type="float" office:value="0.543102687" calcext:value-type="float">
            <text:p>0.543102687</text:p>
          </table:table-cell>
          <table:table-cell office:value-type="float" office:value="5" calcext:value-type="float">
            <text:p>5</text:p>
          </table:table-cell>
          <table:table-cell office:value-type="float" office:value="0.50870365" calcext:value-type="float">
            <text:p>0.50870365</text:p>
          </table:table-cell>
          <table:table-cell/>
          <table:table-cell office:value-type="float" office:value="0.002848172" calcext:value-type="float">
            <text:p>0.002848172</text:p>
          </table:table-cell>
          <table:table-cell office:value-type="float" office:value="0.003825771" calcext:value-type="float">
            <text:p>0.003825771</text:p>
          </table:table-cell>
          <table:table-cell office:value-type="float" office:value="0.004437113" calcext:value-type="float">
            <text:p>0.0044371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56076" calcext:value-type="float">
            <text:p>0.004156076</text:p>
          </table:table-cell>
          <table:table-cell/>
          <table:table-cell office:value-type="float" office:value="0.00180957" calcext:value-type="float">
            <text:p>0.00180957</text:p>
          </table:table-cell>
          <table:table-cell office:value-type="float" office:value="0.002787169" calcext:value-type="float">
            <text:p>0.002787169</text:p>
          </table:table-cell>
          <table:table-cell office:value-type="float" office:value="0.003398511" calcext:value-type="float">
            <text:p>0.00339851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17473" calcext:value-type="float">
            <text:p>0.003117473</text:p>
          </table:table-cell>
          <table:table-cell/>
          <table:table-cell office:value-type="float" office:value="24.527781858" calcext:value-type="float">
            <text:p>24.527781858</text:p>
          </table:table-cell>
          <table:table-cell office:value-type="float" office:value="24.55191956" calcext:value-type="float">
            <text:p>24.55191956</text:p>
          </table:table-cell>
          <table:table-cell office:value-type="float" office:value="24.567013817" calcext:value-type="float">
            <text:p>24.567013817</text:p>
          </table:table-cell>
          <table:table-cell office:value-type="float" office:value="25.465683303" calcext:value-type="float">
            <text:p>25.465683303</text:p>
          </table:table-cell>
          <table:table-cell office:value-type="float" office:value="24.560074916" calcext:value-type="float">
            <text:p>24.560074916</text:p>
          </table:table-cell>
          <table:table-cell/>
          <table:table-cell office:value-type="float" office:value="0.045868448" calcext:value-type="float">
            <text:p>0.045868448</text:p>
          </table:table-cell>
          <table:table-cell office:value-type="float" office:value="0.070647293" calcext:value-type="float">
            <text:p>0.070647293</text:p>
          </table:table-cell>
          <table:table-cell office:value-type="float" office:value="0.086142371" calcext:value-type="float">
            <text:p>0.0861423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9019221" calcext:value-type="float">
            <text:p>0.0790192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2019-12-02 23:20:05</text:p>
          </table:table-cell>
          <table:table-cell office:value-type="float" office:value="24.4831" calcext:value-type="float">
            <text:p>24.4831</text:p>
          </table:table-cell>
          <table:table-cell office:value-type="string" calcext:value-type="string">
            <text:p><text:s/></text:p>
          </table:table-cell>
          <table:table-cell office:value-type="float" office:value="0.348327797" calcext:value-type="float">
            <text:p>0.348327797</text:p>
          </table:table-cell>
          <table:table-cell office:value-type="float" office:value="0.467551406" calcext:value-type="float">
            <text:p>0.467551406</text:p>
          </table:table-cell>
          <table:table-cell office:value-type="float" office:value="0.541580384" calcext:value-type="float">
            <text:p>0.541580384</text:p>
          </table:table-cell>
          <table:table-cell office:value-type="float" office:value="5" calcext:value-type="float">
            <text:p>5</text:p>
          </table:table-cell>
          <table:table-cell office:value-type="float" office:value="0.507916273" calcext:value-type="float">
            <text:p>0.507916273</text:p>
          </table:table-cell>
          <table:table-cell/>
          <table:table-cell office:value-type="float" office:value="0.002845815" calcext:value-type="float">
            <text:p>0.002845815</text:p>
          </table:table-cell>
          <table:table-cell office:value-type="float" office:value="0.003819864" calcext:value-type="float">
            <text:p>0.003819864</text:p>
          </table:table-cell>
          <table:table-cell office:value-type="float" office:value="0.004424676" calcext:value-type="float">
            <text:p>0.0044246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49643" calcext:value-type="float">
            <text:p>0.004149643</text:p>
          </table:table-cell>
          <table:table-cell/>
          <table:table-cell office:value-type="float" office:value="0.001807213" calcext:value-type="float">
            <text:p>0.001807213</text:p>
          </table:table-cell>
          <table:table-cell office:value-type="float" office:value="0.002781262" calcext:value-type="float">
            <text:p>0.002781262</text:p>
          </table:table-cell>
          <table:table-cell office:value-type="float" office:value="0.003386074" calcext:value-type="float">
            <text:p>0.0033860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1104" calcext:value-type="float">
            <text:p>0.00311104</text:p>
          </table:table-cell>
          <table:table-cell/>
          <table:table-cell office:value-type="float" office:value="24.527723663" calcext:value-type="float">
            <text:p>24.527723663</text:p>
          </table:table-cell>
          <table:table-cell office:value-type="float" office:value="24.551773715" calcext:value-type="float">
            <text:p>24.551773715</text:p>
          </table:table-cell>
          <table:table-cell office:value-type="float" office:value="24.566706743" calcext:value-type="float">
            <text:p>24.566706743</text:p>
          </table:table-cell>
          <table:table-cell office:value-type="float" office:value="25.465683303" calcext:value-type="float">
            <text:p>25.465683303</text:p>
          </table:table-cell>
          <table:table-cell office:value-type="float" office:value="24.559916088" calcext:value-type="float">
            <text:p>24.559916088</text:p>
          </table:table-cell>
          <table:table-cell/>
          <table:table-cell office:value-type="float" office:value="0.045808707" calcext:value-type="float">
            <text:p>0.045808707</text:p>
          </table:table-cell>
          <table:table-cell office:value-type="float" office:value="0.070497575" calcext:value-type="float">
            <text:p>0.070497575</text:p>
          </table:table-cell>
          <table:table-cell office:value-type="float" office:value="0.085827142" calcext:value-type="float">
            <text:p>0.0858271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8856175" calcext:value-type="float">
            <text:p>0.07885617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s/>2019-12-02 23:20:06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348147791" calcext:value-type="float">
            <text:p>0.348147791</text:p>
          </table:table-cell>
          <table:table-cell office:value-type="float" office:value="0.46696132" calcext:value-type="float">
            <text:p>0.46696132</text:p>
          </table:table-cell>
          <table:table-cell office:value-type="float" office:value="0.540245836" calcext:value-type="float">
            <text:p>0.540245836</text:p>
          </table:table-cell>
          <table:table-cell office:value-type="float" office:value="5" calcext:value-type="float">
            <text:p>5</text:p>
          </table:table-cell>
          <table:table-cell office:value-type="float" office:value="0.507017434" calcext:value-type="float">
            <text:p>0.507017434</text:p>
          </table:table-cell>
          <table:table-cell/>
          <table:table-cell office:value-type="float" office:value="0.002844345" calcext:value-type="float">
            <text:p>0.002844345</text:p>
          </table:table-cell>
          <table:table-cell office:value-type="float" office:value="0.003815043" calcext:value-type="float">
            <text:p>0.003815043</text:p>
          </table:table-cell>
          <table:table-cell office:value-type="float" office:value="0.004413773" calcext:value-type="float">
            <text:p>0.00441377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42299" calcext:value-type="float">
            <text:p>0.004142299</text:p>
          </table:table-cell>
          <table:table-cell/>
          <table:table-cell office:value-type="float" office:value="0.001805742" calcext:value-type="float">
            <text:p>0.001805742</text:p>
          </table:table-cell>
          <table:table-cell office:value-type="float" office:value="0.002776441" calcext:value-type="float">
            <text:p>0.002776441</text:p>
          </table:table-cell>
          <table:table-cell office:value-type="float" office:value="0.00337517" calcext:value-type="float">
            <text:p>0.003375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103697" calcext:value-type="float">
            <text:p>0.003103697</text:p>
          </table:table-cell>
          <table:table-cell/>
          <table:table-cell office:value-type="float" office:value="24.532741124" calcext:value-type="float">
            <text:p>24.532741124</text:p>
          </table:table-cell>
          <table:table-cell office:value-type="float" office:value="24.556708346" calcext:value-type="float">
            <text:p>24.556708346</text:p>
          </table:table-cell>
          <table:table-cell office:value-type="float" office:value="24.571491137" calcext:value-type="float">
            <text:p>24.571491137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64788402" calcext:value-type="float">
            <text:p>24.564788402</text:p>
          </table:table-cell>
          <table:table-cell/>
          <table:table-cell office:value-type="float" office:value="0.045771431" calcext:value-type="float">
            <text:p>0.045771431</text:p>
          </table:table-cell>
          <table:table-cell office:value-type="float" office:value="0.070375381" calcext:value-type="float">
            <text:p>0.070375381</text:p>
          </table:table-cell>
          <table:table-cell office:value-type="float" office:value="0.085550793" calcext:value-type="float">
            <text:p>0.0855507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8670048" calcext:value-type="float">
            <text:p>0.07867004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s/>2019-12-02 23:20:07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34782533" calcext:value-type="float">
            <text:p>0.34782533</text:p>
          </table:table-cell>
          <table:table-cell office:value-type="float" office:value="0.466443952" calcext:value-type="float">
            <text:p>0.466443952</text:p>
          </table:table-cell>
          <table:table-cell office:value-type="float" office:value="0.538458888" calcext:value-type="float">
            <text:p>0.538458888</text:p>
          </table:table-cell>
          <table:table-cell office:value-type="float" office:value="5" calcext:value-type="float">
            <text:p>5</text:p>
          </table:table-cell>
          <table:table-cell office:value-type="float" office:value="0.506376088" calcext:value-type="float">
            <text:p>0.506376088</text:p>
          </table:table-cell>
          <table:table-cell/>
          <table:table-cell office:value-type="float" office:value="0.00284171" calcext:value-type="float">
            <text:p>0.00284171</text:p>
          </table:table-cell>
          <table:table-cell office:value-type="float" office:value="0.003810817" calcext:value-type="float">
            <text:p>0.003810817</text:p>
          </table:table-cell>
          <table:table-cell office:value-type="float" office:value="0.004399174" calcext:value-type="float">
            <text:p>0.00439917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3706" calcext:value-type="float">
            <text:p>0.00413706</text:p>
          </table:table-cell>
          <table:table-cell/>
          <table:table-cell office:value-type="float" office:value="0.001803107" calcext:value-type="float">
            <text:p>0.001803107</text:p>
          </table:table-cell>
          <table:table-cell office:value-type="float" office:value="0.002772214" calcext:value-type="float">
            <text:p>0.002772214</text:p>
          </table:table-cell>
          <table:table-cell office:value-type="float" office:value="0.003360571" calcext:value-type="float">
            <text:p>0.00336057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98457" calcext:value-type="float">
            <text:p>0.003098457</text:p>
          </table:table-cell>
          <table:table-cell/>
          <table:table-cell office:value-type="float" office:value="24.532676076" calcext:value-type="float">
            <text:p>24.532676076</text:p>
          </table:table-cell>
          <table:table-cell office:value-type="float" office:value="24.556603983" calcext:value-type="float">
            <text:p>24.556603983</text:p>
          </table:table-cell>
          <table:table-cell office:value-type="float" office:value="24.57113068" calcext:value-type="float">
            <text:p>24.57113068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64659031" calcext:value-type="float">
            <text:p>24.564659031</text:p>
          </table:table-cell>
          <table:table-cell/>
          <table:table-cell office:value-type="float" office:value="0.045704655" calcext:value-type="float">
            <text:p>0.045704655</text:p>
          </table:table-cell>
          <table:table-cell office:value-type="float" office:value="0.070268246" calcext:value-type="float">
            <text:p>0.070268246</text:p>
          </table:table-cell>
          <table:table-cell office:value-type="float" office:value="0.085180764" calcext:value-type="float">
            <text:p>0.0851807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8537241" calcext:value-type="float">
            <text:p>0.07853724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2019-12-02 23:20:09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34662072" calcext:value-type="float">
            <text:p>0.34662072</text:p>
          </table:table-cell>
          <table:table-cell office:value-type="float" office:value="0.465996321" calcext:value-type="float">
            <text:p>0.465996321</text:p>
          </table:table-cell>
          <table:table-cell office:value-type="float" office:value="0.537390177" calcext:value-type="float">
            <text:p>0.537390177</text:p>
          </table:table-cell>
          <table:table-cell office:value-type="float" office:value="5" calcext:value-type="float">
            <text:p>5</text:p>
          </table:table-cell>
          <table:table-cell office:value-type="float" office:value="0.505424798" calcext:value-type="float">
            <text:p>0.505424798</text:p>
          </table:table-cell>
          <table:table-cell/>
          <table:table-cell office:value-type="float" office:value="0.002831869" calcext:value-type="float">
            <text:p>0.002831869</text:p>
          </table:table-cell>
          <table:table-cell office:value-type="float" office:value="0.003807159" calcext:value-type="float">
            <text:p>0.003807159</text:p>
          </table:table-cell>
          <table:table-cell office:value-type="float" office:value="0.004390443" calcext:value-type="float">
            <text:p>0.0043904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29288" calcext:value-type="float">
            <text:p>0.004129288</text:p>
          </table:table-cell>
          <table:table-cell/>
          <table:table-cell office:value-type="float" office:value="0.001793266" calcext:value-type="float">
            <text:p>0.001793266</text:p>
          </table:table-cell>
          <table:table-cell office:value-type="float" office:value="0.002768557" calcext:value-type="float">
            <text:p>0.002768557</text:p>
          </table:table-cell>
          <table:table-cell office:value-type="float" office:value="0.00335184" calcext:value-type="float">
            <text:p>0.003351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90685" calcext:value-type="float">
            <text:p>0.003090685</text:p>
          </table:table-cell>
          <table:table-cell/>
          <table:table-cell office:value-type="float" office:value="24.532433078" calcext:value-type="float">
            <text:p>24.532433078</text:p>
          </table:table-cell>
          <table:table-cell office:value-type="float" office:value="24.556513688" calcext:value-type="float">
            <text:p>24.556513688</text:p>
          </table:table-cell>
          <table:table-cell office:value-type="float" office:value="24.570915103" calcext:value-type="float">
            <text:p>24.570915103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64467139" calcext:value-type="float">
            <text:p>24.564467139</text:p>
          </table:table-cell>
          <table:table-cell/>
          <table:table-cell office:value-type="float" office:value="0.0454552" calcext:value-type="float">
            <text:p>0.0454552</text:p>
          </table:table-cell>
          <table:table-cell office:value-type="float" office:value="0.070175552" calcext:value-type="float">
            <text:p>0.070175552</text:p>
          </table:table-cell>
          <table:table-cell office:value-type="float" office:value="0.084959462" calcext:value-type="float">
            <text:p>0.0849594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8340252" calcext:value-type="float">
            <text:p>0.0783402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s/>2019-12-02 23:20:10</text:p>
          </table:table-cell>
          <table:table-cell office:value-type="float" office:value="24.48815" calcext:value-type="float">
            <text:p>24.48815</text:p>
          </table:table-cell>
          <table:table-cell office:value-type="string" calcext:value-type="string">
            <text:p><text:s/></text:p>
          </table:table-cell>
          <table:table-cell office:value-type="float" office:value="0.34590606" calcext:value-type="float">
            <text:p>0.34590606</text:p>
          </table:table-cell>
          <table:table-cell office:value-type="float" office:value="0.465541537" calcext:value-type="float">
            <text:p>0.465541537</text:p>
          </table:table-cell>
          <table:table-cell office:value-type="float" office:value="0.536472861" calcext:value-type="float">
            <text:p>0.536472861</text:p>
          </table:table-cell>
          <table:table-cell office:value-type="float" office:value="5" calcext:value-type="float">
            <text:p>5</text:p>
          </table:table-cell>
          <table:table-cell office:value-type="float" office:value="0.504365027" calcext:value-type="float">
            <text:p>0.504365027</text:p>
          </table:table-cell>
          <table:table-cell/>
          <table:table-cell office:value-type="float" office:value="0.00282603" calcext:value-type="float">
            <text:p>0.00282603</text:p>
          </table:table-cell>
          <table:table-cell office:value-type="float" office:value="0.003803444" calcext:value-type="float">
            <text:p>0.003803444</text:p>
          </table:table-cell>
          <table:table-cell office:value-type="float" office:value="0.004382948" calcext:value-type="float">
            <text:p>0.0043829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20629" calcext:value-type="float">
            <text:p>0.004120629</text:p>
          </table:table-cell>
          <table:table-cell/>
          <table:table-cell office:value-type="float" office:value="0.001787427" calcext:value-type="float">
            <text:p>0.001787427</text:p>
          </table:table-cell>
          <table:table-cell office:value-type="float" office:value="0.002764841" calcext:value-type="float">
            <text:p>0.002764841</text:p>
          </table:table-cell>
          <table:table-cell office:value-type="float" office:value="0.003344345" calcext:value-type="float">
            <text:p>0.0033443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82027" calcext:value-type="float">
            <text:p>0.003082027</text:p>
          </table:table-cell>
          <table:table-cell/>
          <table:table-cell office:value-type="float" office:value="24.532288914" calcext:value-type="float">
            <text:p>24.532288914</text:p>
          </table:table-cell>
          <table:table-cell office:value-type="float" office:value="24.556421949" calcext:value-type="float">
            <text:p>24.556421949</text:p>
          </table:table-cell>
          <table:table-cell office:value-type="float" office:value="24.570730065" calcext:value-type="float">
            <text:p>24.570730065</text:p>
          </table:table-cell>
          <table:table-cell office:value-type="float" office:value="25.470732819" calcext:value-type="float">
            <text:p>25.470732819</text:p>
          </table:table-cell>
          <table:table-cell office:value-type="float" office:value="24.564253364" calcext:value-type="float">
            <text:p>24.564253364</text:p>
          </table:table-cell>
          <table:table-cell/>
          <table:table-cell office:value-type="float" office:value="0.045307205" calcext:value-type="float">
            <text:p>0.045307205</text:p>
          </table:table-cell>
          <table:table-cell office:value-type="float" office:value="0.070081377" calcext:value-type="float">
            <text:p>0.070081377</text:p>
          </table:table-cell>
          <table:table-cell office:value-type="float" office:value="0.08476951" calcext:value-type="float">
            <text:p>0.0847695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81208" calcext:value-type="float">
            <text:p>0.07812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2019-12-02 23:20:11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45138949" calcext:value-type="float">
            <text:p>0.345138949</text:p>
          </table:table-cell>
          <table:table-cell office:value-type="float" office:value="0.465138014" calcext:value-type="float">
            <text:p>0.465138014</text:p>
          </table:table-cell>
          <table:table-cell office:value-type="float" office:value="0.535792176" calcext:value-type="float">
            <text:p>0.535792176</text:p>
          </table:table-cell>
          <table:table-cell office:value-type="float" office:value="5" calcext:value-type="float">
            <text:p>5</text:p>
          </table:table-cell>
          <table:table-cell office:value-type="float" office:value="0.50330168" calcext:value-type="float">
            <text:p>0.50330168</text:p>
          </table:table-cell>
          <table:table-cell/>
          <table:table-cell office:value-type="float" office:value="0.002819763" calcext:value-type="float">
            <text:p>0.002819763</text:p>
          </table:table-cell>
          <table:table-cell office:value-type="float" office:value="0.003800147" calcext:value-type="float">
            <text:p>0.003800147</text:p>
          </table:table-cell>
          <table:table-cell office:value-type="float" office:value="0.004377387" calcext:value-type="float">
            <text:p>0.0043773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11942" calcext:value-type="float">
            <text:p>0.004111942</text:p>
          </table:table-cell>
          <table:table-cell/>
          <table:table-cell office:value-type="float" office:value="0.00178116" calcext:value-type="float">
            <text:p>0.00178116</text:p>
          </table:table-cell>
          <table:table-cell office:value-type="float" office:value="0.002761544" calcext:value-type="float">
            <text:p>0.002761544</text:p>
          </table:table-cell>
          <table:table-cell office:value-type="float" office:value="0.003338784" calcext:value-type="float">
            <text:p>0.0033387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73339" calcext:value-type="float">
            <text:p>0.003073339</text:p>
          </table:table-cell>
          <table:table-cell/>
          <table:table-cell office:value-type="float" office:value="24.537187946" calcext:value-type="float">
            <text:p>24.537187946</text:p>
          </table:table-cell>
          <table:table-cell office:value-type="float" office:value="24.561394216" calcext:value-type="float">
            <text:p>24.561394216</text:p>
          </table:table-cell>
          <table:table-cell office:value-type="float" office:value="24.57564636" calcext:value-type="float">
            <text:p>24.57564636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69092498" calcext:value-type="float">
            <text:p>24.569092498</text:p>
          </table:table-cell>
          <table:table-cell/>
          <table:table-cell office:value-type="float" office:value="0.045148349" calcext:value-type="float">
            <text:p>0.045148349</text:p>
          </table:table-cell>
          <table:table-cell office:value-type="float" office:value="0.069997816" calcext:value-type="float">
            <text:p>0.069997816</text:p>
          </table:table-cell>
          <table:table-cell office:value-type="float" office:value="0.084628558" calcext:value-type="float">
            <text:p>0.0846285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900607" calcext:value-type="float">
            <text:p>0.0779006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s/>2019-12-02 23:20:12</text:p>
          </table:table-cell>
          <table:table-cell office:value-type="float" office:value="24.49321" calcext:value-type="float">
            <text:p>24.49321</text:p>
          </table:table-cell>
          <table:table-cell office:value-type="string" calcext:value-type="string">
            <text:p><text:s/></text:p>
          </table:table-cell>
          <table:table-cell office:value-type="float" office:value="0.344389122" calcext:value-type="float">
            <text:p>0.344389122</text:p>
          </table:table-cell>
          <table:table-cell office:value-type="float" office:value="0.464512761" calcext:value-type="float">
            <text:p>0.464512761</text:p>
          </table:table-cell>
          <table:table-cell office:value-type="float" office:value="0.535680716" calcext:value-type="float">
            <text:p>0.535680716</text:p>
          </table:table-cell>
          <table:table-cell office:value-type="float" office:value="5" calcext:value-type="float">
            <text:p>5</text:p>
          </table:table-cell>
          <table:table-cell office:value-type="float" office:value="0.50209111" calcext:value-type="float">
            <text:p>0.50209111</text:p>
          </table:table-cell>
          <table:table-cell/>
          <table:table-cell office:value-type="float" office:value="0.002813637" calcext:value-type="float">
            <text:p>0.002813637</text:p>
          </table:table-cell>
          <table:table-cell office:value-type="float" office:value="0.003795039" calcext:value-type="float">
            <text:p>0.003795039</text:p>
          </table:table-cell>
          <table:table-cell office:value-type="float" office:value="0.004376476" calcext:value-type="float">
            <text:p>0.00437647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102052" calcext:value-type="float">
            <text:p>0.004102052</text:p>
          </table:table-cell>
          <table:table-cell/>
          <table:table-cell office:value-type="float" office:value="0.001775034" calcext:value-type="float">
            <text:p>0.001775034</text:p>
          </table:table-cell>
          <table:table-cell office:value-type="float" office:value="0.002756436" calcext:value-type="float">
            <text:p>0.002756436</text:p>
          </table:table-cell>
          <table:table-cell office:value-type="float" office:value="0.003337874" calcext:value-type="float">
            <text:p>0.0033378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63449" calcext:value-type="float">
            <text:p>0.003063449</text:p>
          </table:table-cell>
          <table:table-cell/>
          <table:table-cell office:value-type="float" office:value="24.537036689" calcext:value-type="float">
            <text:p>24.537036689</text:p>
          </table:table-cell>
          <table:table-cell office:value-type="float" office:value="24.561268091" calcext:value-type="float">
            <text:p>24.561268091</text:p>
          </table:table-cell>
          <table:table-cell office:value-type="float" office:value="24.575623877" calcext:value-type="float">
            <text:p>24.575623877</text:p>
          </table:table-cell>
          <table:table-cell office:value-type="float" office:value="25.475782336" calcext:value-type="float">
            <text:p>25.475782336</text:p>
          </table:table-cell>
          <table:table-cell office:value-type="float" office:value="24.568848306" calcext:value-type="float">
            <text:p>24.568848306</text:p>
          </table:table-cell>
          <table:table-cell/>
          <table:table-cell office:value-type="float" office:value="0.044993072" calcext:value-type="float">
            <text:p>0.044993072</text:p>
          </table:table-cell>
          <table:table-cell office:value-type="float" office:value="0.06986834" calcext:value-type="float">
            <text:p>0.06986834</text:p>
          </table:table-cell>
          <table:table-cell office:value-type="float" office:value="0.084605478" calcext:value-type="float">
            <text:p>0.0846054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649928" calcext:value-type="float">
            <text:p>0.07764992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s/>2019-12-02 23:20:14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344042223" calcext:value-type="float">
            <text:p>0.344042223</text:p>
          </table:table-cell>
          <table:table-cell office:value-type="float" office:value="0.463934" calcext:value-type="float">
            <text:p>0.463934</text:p>
          </table:table-cell>
          <table:table-cell office:value-type="float" office:value="0.534185235" calcext:value-type="float">
            <text:p>0.534185235</text:p>
          </table:table-cell>
          <table:table-cell office:value-type="float" office:value="5" calcext:value-type="float">
            <text:p>5</text:p>
          </table:table-cell>
          <table:table-cell office:value-type="float" office:value="0.501345456" calcext:value-type="float">
            <text:p>0.501345456</text:p>
          </table:table-cell>
          <table:table-cell/>
          <table:table-cell office:value-type="float" office:value="0.002810802" calcext:value-type="float">
            <text:p>0.002810802</text:p>
          </table:table-cell>
          <table:table-cell office:value-type="float" office:value="0.00379031" calcext:value-type="float">
            <text:p>0.00379031</text:p>
          </table:table-cell>
          <table:table-cell office:value-type="float" office:value="0.004364258" calcext:value-type="float">
            <text:p>0.0043642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9596" calcext:value-type="float">
            <text:p>0.00409596</text:p>
          </table:table-cell>
          <table:table-cell/>
          <table:table-cell office:value-type="float" office:value="0.0017722" calcext:value-type="float">
            <text:p>0.0017722</text:p>
          </table:table-cell>
          <table:table-cell office:value-type="float" office:value="0.002751708" calcext:value-type="float">
            <text:p>0.002751708</text:p>
          </table:table-cell>
          <table:table-cell office:value-type="float" office:value="0.003325656" calcext:value-type="float">
            <text:p>0.00332565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57357" calcext:value-type="float">
            <text:p>0.003057357</text:p>
          </table:table-cell>
          <table:table-cell/>
          <table:table-cell office:value-type="float" office:value="24.547074266" calcext:value-type="float">
            <text:p>24.547074266</text:p>
          </table:table-cell>
          <table:table-cell office:value-type="float" office:value="24.571258678" calcext:value-type="float">
            <text:p>24.571258678</text:p>
          </table:table-cell>
          <table:table-cell office:value-type="float" office:value="24.585429419" calcext:value-type="float">
            <text:p>24.585429419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78805159" calcext:value-type="float">
            <text:p>24.578805159</text:p>
          </table:table-cell>
          <table:table-cell/>
          <table:table-cell office:value-type="float" office:value="0.044921235" calcext:value-type="float">
            <text:p>0.044921235</text:p>
          </table:table-cell>
          <table:table-cell office:value-type="float" office:value="0.069748492" calcext:value-type="float">
            <text:p>0.069748492</text:p>
          </table:table-cell>
          <table:table-cell office:value-type="float" office:value="0.084295803" calcext:value-type="float">
            <text:p>0.0842958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495521" calcext:value-type="float">
            <text:p>0.07749552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s/>2019-12-02 23:20:15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343622606" calcext:value-type="float">
            <text:p>0.343622606</text:p>
          </table:table-cell>
          <table:table-cell office:value-type="float" office:value="0.463373716" calcext:value-type="float">
            <text:p>0.463373716</text:p>
          </table:table-cell>
          <table:table-cell office:value-type="float" office:value="0.532957975" calcext:value-type="float">
            <text:p>0.532957975</text:p>
          </table:table-cell>
          <table:table-cell office:value-type="float" office:value="5" calcext:value-type="float">
            <text:p>5</text:p>
          </table:table-cell>
          <table:table-cell office:value-type="float" office:value="0.500385225" calcext:value-type="float">
            <text:p>0.500385225</text:p>
          </table:table-cell>
          <table:table-cell/>
          <table:table-cell office:value-type="float" office:value="0.002807374" calcext:value-type="float">
            <text:p>0.002807374</text:p>
          </table:table-cell>
          <table:table-cell office:value-type="float" office:value="0.003785733" calcext:value-type="float">
            <text:p>0.003785733</text:p>
          </table:table-cell>
          <table:table-cell office:value-type="float" office:value="0.004354232" calcext:value-type="float">
            <text:p>0.00435423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88115" calcext:value-type="float">
            <text:p>0.004088115</text:p>
          </table:table-cell>
          <table:table-cell/>
          <table:table-cell office:value-type="float" office:value="0.001768771" calcext:value-type="float">
            <text:p>0.001768771</text:p>
          </table:table-cell>
          <table:table-cell office:value-type="float" office:value="0.00274713" calcext:value-type="float">
            <text:p>0.00274713</text:p>
          </table:table-cell>
          <table:table-cell office:value-type="float" office:value="0.003315629" calcext:value-type="float">
            <text:p>0.00331562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49512" calcext:value-type="float">
            <text:p>0.003049512</text:p>
          </table:table-cell>
          <table:table-cell/>
          <table:table-cell office:value-type="float" office:value="24.557097177" calcext:value-type="float">
            <text:p>24.557097177</text:p>
          </table:table-cell>
          <table:table-cell office:value-type="float" office:value="24.581252995" calcext:value-type="float">
            <text:p>24.581252995</text:p>
          </table:table-cell>
          <table:table-cell office:value-type="float" office:value="24.595289071" calcext:value-type="float">
            <text:p>24.595289071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88718734" calcext:value-type="float">
            <text:p>24.588718734</text:p>
          </table:table-cell>
          <table:table-cell/>
          <table:table-cell office:value-type="float" office:value="0.044834339" calcext:value-type="float">
            <text:p>0.044834339</text:p>
          </table:table-cell>
          <table:table-cell office:value-type="float" office:value="0.06963247" calcext:value-type="float">
            <text:p>0.06963247</text:p>
          </table:table-cell>
          <table:table-cell office:value-type="float" office:value="0.08404167" calcext:value-type="float">
            <text:p>0.084041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296681" calcext:value-type="float">
            <text:p>0.07729668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s/>2019-12-02 23:20:16</text:p>
          </table:table-cell>
          <table:table-cell office:value-type="float" office:value="24.50332" calcext:value-type="float">
            <text:p>24.50332</text:p>
          </table:table-cell>
          <table:table-cell office:value-type="string" calcext:value-type="string">
            <text:p><text:s/></text:p>
          </table:table-cell>
          <table:table-cell office:value-type="float" office:value="0.343441408" calcext:value-type="float">
            <text:p>0.343441408</text:p>
          </table:table-cell>
          <table:table-cell office:value-type="float" office:value="0.462855156" calcext:value-type="float">
            <text:p>0.462855156</text:p>
          </table:table-cell>
          <table:table-cell office:value-type="float" office:value="0.531185929" calcext:value-type="float">
            <text:p>0.531185929</text:p>
          </table:table-cell>
          <table:table-cell office:value-type="float" office:value="5" calcext:value-type="float">
            <text:p>5</text:p>
          </table:table-cell>
          <table:table-cell office:value-type="float" office:value="0.49973613" calcext:value-type="float">
            <text:p>0.49973613</text:p>
          </table:table-cell>
          <table:table-cell/>
          <table:table-cell office:value-type="float" office:value="0.002805894" calcext:value-type="float">
            <text:p>0.002805894</text:p>
          </table:table-cell>
          <table:table-cell office:value-type="float" office:value="0.003781496" calcext:value-type="float">
            <text:p>0.003781496</text:p>
          </table:table-cell>
          <table:table-cell office:value-type="float" office:value="0.004339754" calcext:value-type="float">
            <text:p>0.00433975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82812" calcext:value-type="float">
            <text:p>0.004082812</text:p>
          </table:table-cell>
          <table:table-cell/>
          <table:table-cell office:value-type="float" office:value="0.001767291" calcext:value-type="float">
            <text:p>0.001767291</text:p>
          </table:table-cell>
          <table:table-cell office:value-type="float" office:value="0.002742894" calcext:value-type="float">
            <text:p>0.002742894</text:p>
          </table:table-cell>
          <table:table-cell office:value-type="float" office:value="0.003301152" calcext:value-type="float">
            <text:p>0.0033011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44209" calcext:value-type="float">
            <text:p>0.003044209</text:p>
          </table:table-cell>
          <table:table-cell/>
          <table:table-cell office:value-type="float" office:value="24.546953069" calcext:value-type="float">
            <text:p>24.546953069</text:p>
          </table:table-cell>
          <table:table-cell office:value-type="float" office:value="24.571041057" calcext:value-type="float">
            <text:p>24.571041057</text:p>
          </table:table-cell>
          <table:table-cell office:value-type="float" office:value="24.584824417" calcext:value-type="float">
            <text:p>24.584824417</text:p>
          </table:table-cell>
          <table:table-cell office:value-type="float" office:value="25.485881371" calcext:value-type="float">
            <text:p>25.485881371</text:p>
          </table:table-cell>
          <table:table-cell office:value-type="float" office:value="24.578480534" calcext:value-type="float">
            <text:p>24.578480534</text:p>
          </table:table-cell>
          <table:table-cell/>
          <table:table-cell office:value-type="float" office:value="0.044796816" calcext:value-type="float">
            <text:p>0.044796816</text:p>
          </table:table-cell>
          <table:table-cell office:value-type="float" office:value="0.069525088" calcext:value-type="float">
            <text:p>0.069525088</text:p>
          </table:table-cell>
          <table:table-cell office:value-type="float" office:value="0.083674726" calcext:value-type="float">
            <text:p>0.08367472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716227" calcext:value-type="float">
            <text:p>0.077162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2019-12-02 23:20:17</text:p>
          </table:table-cell>
          <table:table-cell office:value-type="float" office:value="24.49826" calcext:value-type="float">
            <text:p>24.49826</text:p>
          </table:table-cell>
          <table:table-cell office:value-type="string" calcext:value-type="string">
            <text:p><text:s/></text:p>
          </table:table-cell>
          <table:table-cell office:value-type="float" office:value="0.34295861" calcext:value-type="float">
            <text:p>0.34295861</text:p>
          </table:table-cell>
          <table:table-cell office:value-type="float" office:value="0.462389643" calcext:value-type="float">
            <text:p>0.462389643</text:p>
          </table:table-cell>
          <table:table-cell office:value-type="float" office:value="0.530142251" calcext:value-type="float">
            <text:p>0.530142251</text:p>
          </table:table-cell>
          <table:table-cell office:value-type="float" office:value="5" calcext:value-type="float">
            <text:p>5</text:p>
          </table:table-cell>
          <table:table-cell office:value-type="float" office:value="0.498814046" calcext:value-type="float">
            <text:p>0.498814046</text:p>
          </table:table-cell>
          <table:table-cell/>
          <table:table-cell office:value-type="float" office:value="0.002801949" calcext:value-type="float">
            <text:p>0.002801949</text:p>
          </table:table-cell>
          <table:table-cell office:value-type="float" office:value="0.003777693" calcext:value-type="float">
            <text:p>0.003777693</text:p>
          </table:table-cell>
          <table:table-cell office:value-type="float" office:value="0.004331228" calcext:value-type="float">
            <text:p>0.0043312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75278" calcext:value-type="float">
            <text:p>0.004075278</text:p>
          </table:table-cell>
          <table:table-cell/>
          <table:table-cell office:value-type="float" office:value="0.001763347" calcext:value-type="float">
            <text:p>0.001763347</text:p>
          </table:table-cell>
          <table:table-cell office:value-type="float" office:value="0.00273909" calcext:value-type="float">
            <text:p>0.00273909</text:p>
          </table:table-cell>
          <table:table-cell office:value-type="float" office:value="0.003292625" calcext:value-type="float">
            <text:p>0.00329262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36675" calcext:value-type="float">
            <text:p>0.003036675</text:p>
          </table:table-cell>
          <table:table-cell/>
          <table:table-cell office:value-type="float" office:value="24.5418019" calcext:value-type="float">
            <text:p>24.5418019</text:p>
          </table:table-cell>
          <table:table-cell office:value-type="float" office:value="24.565893487" calcext:value-type="float">
            <text:p>24.565893487</text:p>
          </table:table-cell>
          <table:table-cell office:value-type="float" office:value="24.579560287" calcext:value-type="float">
            <text:p>24.579560287</text:p>
          </table:table-cell>
          <table:table-cell office:value-type="float" office:value="25.480831853" calcext:value-type="float">
            <text:p>25.480831853</text:p>
          </table:table-cell>
          <table:table-cell office:value-type="float" office:value="24.573240901" calcext:value-type="float">
            <text:p>24.573240901</text:p>
          </table:table-cell>
          <table:table-cell/>
          <table:table-cell office:value-type="float" office:value="0.044696837" calcext:value-type="float">
            <text:p>0.044696837</text:p>
          </table:table-cell>
          <table:table-cell office:value-type="float" office:value="0.069428691" calcext:value-type="float">
            <text:p>0.069428691</text:p>
          </table:table-cell>
          <table:table-cell office:value-type="float" office:value="0.083458607" calcext:value-type="float">
            <text:p>0.0834586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971329" calcext:value-type="float">
            <text:p>0.07697132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s/>2019-12-02 23:20:19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342280906" calcext:value-type="float">
            <text:p>0.342280906</text:p>
          </table:table-cell>
          <table:table-cell office:value-type="float" office:value="0.461903866" calcext:value-type="float">
            <text:p>0.461903866</text:p>
          </table:table-cell>
          <table:table-cell office:value-type="float" office:value="0.529131356" calcext:value-type="float">
            <text:p>0.529131356</text:p>
          </table:table-cell>
          <table:table-cell office:value-type="float" office:value="5" calcext:value-type="float">
            <text:p>5</text:p>
          </table:table-cell>
          <table:table-cell office:value-type="float" office:value="0.497832954" calcext:value-type="float">
            <text:p>0.497832954</text:p>
          </table:table-cell>
          <table:table-cell/>
          <table:table-cell office:value-type="float" office:value="0.002796413" calcext:value-type="float">
            <text:p>0.002796413</text:p>
          </table:table-cell>
          <table:table-cell office:value-type="float" office:value="0.003773724" calcext:value-type="float">
            <text:p>0.003773724</text:p>
          </table:table-cell>
          <table:table-cell office:value-type="float" office:value="0.004322969" calcext:value-type="float">
            <text:p>0.00432296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67263" calcext:value-type="float">
            <text:p>0.004067263</text:p>
          </table:table-cell>
          <table:table-cell/>
          <table:table-cell office:value-type="float" office:value="0.00175781" calcext:value-type="float">
            <text:p>0.00175781</text:p>
          </table:table-cell>
          <table:table-cell office:value-type="float" office:value="0.002735122" calcext:value-type="float">
            <text:p>0.002735122</text:p>
          </table:table-cell>
          <table:table-cell office:value-type="float" office:value="0.003284366" calcext:value-type="float">
            <text:p>0.00328436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2866" calcext:value-type="float">
            <text:p>0.00302866</text:p>
          </table:table-cell>
          <table:table-cell/>
          <table:table-cell office:value-type="float" office:value="24.55682653" calcext:value-type="float">
            <text:p>24.55682653</text:p>
          </table:table-cell>
          <table:table-cell office:value-type="float" office:value="24.580956505" calcext:value-type="float">
            <text:p>24.580956505</text:p>
          </table:table-cell>
          <table:table-cell office:value-type="float" office:value="24.594517195" calcext:value-type="float">
            <text:p>24.594517195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88203907" calcext:value-type="float">
            <text:p>24.588203907</text:p>
          </table:table-cell>
          <table:table-cell/>
          <table:table-cell office:value-type="float" office:value="0.044556495" calcext:value-type="float">
            <text:p>0.044556495</text:p>
          </table:table-cell>
          <table:table-cell office:value-type="float" office:value="0.069328097" calcext:value-type="float">
            <text:p>0.069328097</text:p>
          </table:table-cell>
          <table:table-cell office:value-type="float" office:value="0.083249277" calcext:value-type="float">
            <text:p>0.0832492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768168" calcext:value-type="float">
            <text:p>0.07676816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s/>2019-12-02 23:20:20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341495912" calcext:value-type="float">
            <text:p>0.341495912</text:p>
          </table:table-cell>
          <table:table-cell office:value-type="float" office:value="0.461310799" calcext:value-type="float">
            <text:p>0.461310799</text:p>
          </table:table-cell>
          <table:table-cell office:value-type="float" office:value="0.528772536" calcext:value-type="float">
            <text:p>0.528772536</text:p>
          </table:table-cell>
          <table:table-cell office:value-type="float" office:value="5" calcext:value-type="float">
            <text:p>5</text:p>
          </table:table-cell>
          <table:table-cell office:value-type="float" office:value="0.496743381" calcext:value-type="float">
            <text:p>0.496743381</text:p>
          </table:table-cell>
          <table:table-cell/>
          <table:table-cell office:value-type="float" office:value="0.002789999" calcext:value-type="float">
            <text:p>0.002789999</text:p>
          </table:table-cell>
          <table:table-cell office:value-type="float" office:value="0.003768879" calcext:value-type="float">
            <text:p>0.003768879</text:p>
          </table:table-cell>
          <table:table-cell office:value-type="float" office:value="0.004320037" calcext:value-type="float">
            <text:p>0.0043200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58361" calcext:value-type="float">
            <text:p>0.004058361</text:p>
          </table:table-cell>
          <table:table-cell/>
          <table:table-cell office:value-type="float" office:value="0.001751397" calcext:value-type="float">
            <text:p>0.001751397</text:p>
          </table:table-cell>
          <table:table-cell office:value-type="float" office:value="0.002730276" calcext:value-type="float">
            <text:p>0.002730276</text:p>
          </table:table-cell>
          <table:table-cell office:value-type="float" office:value="0.003281434" calcext:value-type="float">
            <text:p>0.00328143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19758" calcext:value-type="float">
            <text:p>0.003019758</text:p>
          </table:table-cell>
          <table:table-cell/>
          <table:table-cell office:value-type="float" office:value="24.556668182" calcext:value-type="float">
            <text:p>24.556668182</text:p>
          </table:table-cell>
          <table:table-cell office:value-type="float" office:value="24.580836874" calcext:value-type="float">
            <text:p>24.580836874</text:p>
          </table:table-cell>
          <table:table-cell office:value-type="float" office:value="24.594444817" calcext:value-type="float">
            <text:p>24.594444817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87984125" calcext:value-type="float">
            <text:p>24.587984125</text:p>
          </table:table-cell>
          <table:table-cell/>
          <table:table-cell office:value-type="float" office:value="0.044393935" calcext:value-type="float">
            <text:p>0.044393935</text:p>
          </table:table-cell>
          <table:table-cell office:value-type="float" office:value="0.069205286" calcext:value-type="float">
            <text:p>0.069205286</text:p>
          </table:table-cell>
          <table:table-cell office:value-type="float" office:value="0.083174975" calcext:value-type="float">
            <text:p>0.0831749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542544" calcext:value-type="float">
            <text:p>0.07654254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2019-12-02 23:20:21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340781252" calcext:value-type="float">
            <text:p>0.340781252</text:p>
          </table:table-cell>
          <table:table-cell office:value-type="float" office:value="0.460718925" calcext:value-type="float">
            <text:p>0.460718925</text:p>
          </table:table-cell>
          <table:table-cell office:value-type="float" office:value="0.527469579" calcext:value-type="float">
            <text:p>0.527469579</text:p>
          </table:table-cell>
          <table:table-cell office:value-type="float" office:value="5" calcext:value-type="float">
            <text:p>5</text:p>
          </table:table-cell>
          <table:table-cell office:value-type="float" office:value="0.495862424" calcext:value-type="float">
            <text:p>0.495862424</text:p>
          </table:table-cell>
          <table:table-cell/>
          <table:table-cell office:value-type="float" office:value="0.002784161" calcext:value-type="float">
            <text:p>0.002784161</text:p>
          </table:table-cell>
          <table:table-cell office:value-type="float" office:value="0.003764044" calcext:value-type="float">
            <text:p>0.003764044</text:p>
          </table:table-cell>
          <table:table-cell office:value-type="float" office:value="0.004309392" calcext:value-type="float">
            <text:p>0.0043093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51164" calcext:value-type="float">
            <text:p>0.004051164</text:p>
          </table:table-cell>
          <table:table-cell/>
          <table:table-cell office:value-type="float" office:value="0.001745558" calcext:value-type="float">
            <text:p>0.001745558</text:p>
          </table:table-cell>
          <table:table-cell office:value-type="float" office:value="0.002725441" calcext:value-type="float">
            <text:p>0.002725441</text:p>
          </table:table-cell>
          <table:table-cell office:value-type="float" office:value="0.003270789" calcext:value-type="float">
            <text:p>0.00327078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12561" calcext:value-type="float">
            <text:p>0.003012561</text:p>
          </table:table-cell>
          <table:table-cell/>
          <table:table-cell office:value-type="float" office:value="24.556524022" calcext:value-type="float">
            <text:p>24.556524022</text:p>
          </table:table-cell>
          <table:table-cell office:value-type="float" office:value="24.580717485" calcext:value-type="float">
            <text:p>24.580717485</text:p>
          </table:table-cell>
          <table:table-cell office:value-type="float" office:value="24.594181994" calcext:value-type="float">
            <text:p>24.594181994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87806424" calcext:value-type="float">
            <text:p>24.587806424</text:p>
          </table:table-cell>
          <table:table-cell/>
          <table:table-cell office:value-type="float" office:value="0.044245941" calcext:value-type="float">
            <text:p>0.044245941</text:p>
          </table:table-cell>
          <table:table-cell office:value-type="float" office:value="0.069082723" calcext:value-type="float">
            <text:p>0.069082723</text:p>
          </table:table-cell>
          <table:table-cell office:value-type="float" office:value="0.082905167" calcext:value-type="float">
            <text:p>0.08290516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36012" calcext:value-type="float">
            <text:p>0.0763601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2019-12-02 23:20:23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340154808" calcext:value-type="float">
            <text:p>0.340154808</text:p>
          </table:table-cell>
          <table:table-cell office:value-type="float" office:value="0.460237319" calcext:value-type="float">
            <text:p>0.460237319</text:p>
          </table:table-cell>
          <table:table-cell office:value-type="float" office:value="0.526176754" calcext:value-type="float">
            <text:p>0.526176754</text:p>
          </table:table-cell>
          <table:table-cell office:value-type="float" office:value="5" calcext:value-type="float">
            <text:p>5</text:p>
          </table:table-cell>
          <table:table-cell office:value-type="float" office:value="0.495081603" calcext:value-type="float">
            <text:p>0.495081603</text:p>
          </table:table-cell>
          <table:table-cell/>
          <table:table-cell office:value-type="float" office:value="0.002779043" calcext:value-type="float">
            <text:p>0.002779043</text:p>
          </table:table-cell>
          <table:table-cell office:value-type="float" office:value="0.003760109" calcext:value-type="float">
            <text:p>0.003760109</text:p>
          </table:table-cell>
          <table:table-cell office:value-type="float" office:value="0.00429883" calcext:value-type="float">
            <text:p>0.004298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44784" calcext:value-type="float">
            <text:p>0.004044784</text:p>
          </table:table-cell>
          <table:table-cell/>
          <table:table-cell office:value-type="float" office:value="0.00174044" calcext:value-type="float">
            <text:p>0.00174044</text:p>
          </table:table-cell>
          <table:table-cell office:value-type="float" office:value="0.002721506" calcext:value-type="float">
            <text:p>0.002721506</text:p>
          </table:table-cell>
          <table:table-cell office:value-type="float" office:value="0.003260227" calcext:value-type="float">
            <text:p>0.0032602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06182" calcext:value-type="float">
            <text:p>0.003006182</text:p>
          </table:table-cell>
          <table:table-cell/>
          <table:table-cell office:value-type="float" office:value="24.556397656" calcext:value-type="float">
            <text:p>24.556397656</text:p>
          </table:table-cell>
          <table:table-cell office:value-type="float" office:value="24.580620338" calcext:value-type="float">
            <text:p>24.580620338</text:p>
          </table:table-cell>
          <table:table-cell office:value-type="float" office:value="24.593921216" calcext:value-type="float">
            <text:p>24.593921216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87648922" calcext:value-type="float">
            <text:p>24.587648922</text:p>
          </table:table-cell>
          <table:table-cell/>
          <table:table-cell office:value-type="float" office:value="0.044116214" calcext:value-type="float">
            <text:p>0.044116214</text:p>
          </table:table-cell>
          <table:table-cell office:value-type="float" office:value="0.068982993" calcext:value-type="float">
            <text:p>0.068982993</text:p>
          </table:table-cell>
          <table:table-cell office:value-type="float" office:value="0.082637456" calcext:value-type="float">
            <text:p>0.0826374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198431" calcext:value-type="float">
            <text:p>0.07619843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2019-12-02 23:20:24</text:p>
          </table:table-cell>
          <table:table-cell office:value-type="float" office:value="24.51342" calcext:value-type="float">
            <text:p>24.51342</text:p>
          </table:table-cell>
          <table:table-cell office:value-type="string" calcext:value-type="string">
            <text:p><text:s/></text:p>
          </table:table-cell>
          <table:table-cell office:value-type="float" office:value="0.339632671" calcext:value-type="float">
            <text:p>0.339632671</text:p>
          </table:table-cell>
          <table:table-cell office:value-type="float" office:value="0.459699686" calcext:value-type="float">
            <text:p>0.459699686</text:p>
          </table:table-cell>
          <table:table-cell office:value-type="float" office:value="0.525245133" calcext:value-type="float">
            <text:p>0.525245133</text:p>
          </table:table-cell>
          <table:table-cell office:value-type="float" office:value="5" calcext:value-type="float">
            <text:p>5</text:p>
          </table:table-cell>
          <table:table-cell office:value-type="float" office:value="0.494051039" calcext:value-type="float">
            <text:p>0.494051039</text:p>
          </table:table-cell>
          <table:table-cell/>
          <table:table-cell office:value-type="float" office:value="0.002774777" calcext:value-type="float">
            <text:p>0.002774777</text:p>
          </table:table-cell>
          <table:table-cell office:value-type="float" office:value="0.003755716" calcext:value-type="float">
            <text:p>0.003755716</text:p>
          </table:table-cell>
          <table:table-cell office:value-type="float" office:value="0.004291218" calcext:value-type="float">
            <text:p>0.00429121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36365" calcext:value-type="float">
            <text:p>0.004036365</text:p>
          </table:table-cell>
          <table:table-cell/>
          <table:table-cell office:value-type="float" office:value="0.001736174" calcext:value-type="float">
            <text:p>0.001736174</text:p>
          </table:table-cell>
          <table:table-cell office:value-type="float" office:value="0.002717114" calcext:value-type="float">
            <text:p>0.002717114</text:p>
          </table:table-cell>
          <table:table-cell office:value-type="float" office:value="0.003252616" calcext:value-type="float">
            <text:p>0.00325261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97762" calcext:value-type="float">
            <text:p>0.002997762</text:p>
          </table:table-cell>
          <table:table-cell/>
          <table:table-cell office:value-type="float" office:value="24.556292331" calcext:value-type="float">
            <text:p>24.556292331</text:p>
          </table:table-cell>
          <table:table-cell office:value-type="float" office:value="24.580511889" calcext:value-type="float">
            <text:p>24.580511889</text:p>
          </table:table-cell>
          <table:table-cell office:value-type="float" office:value="24.593733296" calcext:value-type="float">
            <text:p>24.593733296</text:p>
          </table:table-cell>
          <table:table-cell office:value-type="float" office:value="25.495980409" calcext:value-type="float">
            <text:p>25.495980409</text:p>
          </table:table-cell>
          <table:table-cell office:value-type="float" office:value="24.587441043" calcext:value-type="float">
            <text:p>24.587441043</text:p>
          </table:table-cell>
          <table:table-cell/>
          <table:table-cell office:value-type="float" office:value="0.044008088" calcext:value-type="float">
            <text:p>0.044008088</text:p>
          </table:table-cell>
          <table:table-cell office:value-type="float" office:value="0.068871661" calcext:value-type="float">
            <text:p>0.068871661</text:p>
          </table:table-cell>
          <table:table-cell office:value-type="float" office:value="0.082444542" calcext:value-type="float">
            <text:p>0.0824445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985026" calcext:value-type="float">
            <text:p>0.07598502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2019-12-02 23:20:25</text:p>
          </table:table-cell>
          <table:table-cell office:value-type="float" office:value="24.52859" calcext:value-type="float">
            <text:p>24.52859</text:p>
          </table:table-cell>
          <table:table-cell office:value-type="string" calcext:value-type="string">
            <text:p><text:s/></text:p>
          </table:table-cell>
          <table:table-cell office:value-type="float" office:value="0.339118879" calcext:value-type="float">
            <text:p>0.339118879</text:p>
          </table:table-cell>
          <table:table-cell office:value-type="float" office:value="0.459196026" calcext:value-type="float">
            <text:p>0.459196026</text:p>
          </table:table-cell>
          <table:table-cell office:value-type="float" office:value="0.524276557" calcext:value-type="float">
            <text:p>0.524276557</text:p>
          </table:table-cell>
          <table:table-cell office:value-type="float" office:value="5" calcext:value-type="float">
            <text:p>5</text:p>
          </table:table-cell>
          <table:table-cell office:value-type="float" office:value="0.493191539" calcext:value-type="float">
            <text:p>0.493191539</text:p>
          </table:table-cell>
          <table:table-cell/>
          <table:table-cell office:value-type="float" office:value="0.002770579" calcext:value-type="float">
            <text:p>0.002770579</text:p>
          </table:table-cell>
          <table:table-cell office:value-type="float" office:value="0.003751602" calcext:value-type="float">
            <text:p>0.003751602</text:p>
          </table:table-cell>
          <table:table-cell office:value-type="float" office:value="0.004283305" calcext:value-type="float">
            <text:p>0.00428330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29343" calcext:value-type="float">
            <text:p>0.004029343</text:p>
          </table:table-cell>
          <table:table-cell/>
          <table:table-cell office:value-type="float" office:value="0.001731976" calcext:value-type="float">
            <text:p>0.001731976</text:p>
          </table:table-cell>
          <table:table-cell office:value-type="float" office:value="0.002712999" calcext:value-type="float">
            <text:p>0.002712999</text:p>
          </table:table-cell>
          <table:table-cell office:value-type="float" office:value="0.003244702" calcext:value-type="float">
            <text:p>0.00324470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9074" calcext:value-type="float">
            <text:p>0.00299074</text:p>
          </table:table-cell>
          <table:table-cell/>
          <table:table-cell office:value-type="float" office:value="24.571350039" calcext:value-type="float">
            <text:p>24.571350039</text:p>
          </table:table-cell>
          <table:table-cell office:value-type="float" office:value="24.595571311" calcext:value-type="float">
            <text:p>24.595571311</text:p>
          </table:table-cell>
          <table:table-cell office:value-type="float" office:value="24.60869876" calcext:value-type="float">
            <text:p>24.60869876</text:p>
          </table:table-cell>
          <table:table-cell office:value-type="float" office:value="25.511128971" calcext:value-type="float">
            <text:p>25.511128971</text:p>
          </table:table-cell>
          <table:table-cell office:value-type="float" office:value="24.602428594" calcext:value-type="float">
            <text:p>24.602428594</text:p>
          </table:table-cell>
          <table:table-cell/>
          <table:table-cell office:value-type="float" office:value="0.04390169" calcext:value-type="float">
            <text:p>0.04390169</text:p>
          </table:table-cell>
          <table:table-cell office:value-type="float" office:value="0.068767364" calcext:value-type="float">
            <text:p>0.068767364</text:p>
          </table:table-cell>
          <table:table-cell office:value-type="float" office:value="0.082243975" calcext:value-type="float">
            <text:p>0.0822439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807044" calcext:value-type="float">
            <text:p>0.07580704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s/>2019-12-02 23:20:26</text:p>
          </table:table-cell>
          <table:table-cell office:value-type="float" office:value="24.52353" calcext:value-type="float">
            <text:p>24.52353</text:p>
          </table:table-cell>
          <table:table-cell office:value-type="string" calcext:value-type="string">
            <text:p><text:s/></text:p>
          </table:table-cell>
          <table:table-cell office:value-type="float" office:value="0.3385729" calcext:value-type="float">
            <text:p>0.3385729</text:p>
          </table:table-cell>
          <table:table-cell office:value-type="float" office:value="0.458651836" calcext:value-type="float">
            <text:p>0.458651836</text:p>
          </table:table-cell>
          <table:table-cell office:value-type="float" office:value="0.523377123" calcext:value-type="float">
            <text:p>0.523377123</text:p>
          </table:table-cell>
          <table:table-cell office:value-type="float" office:value="5" calcext:value-type="float">
            <text:p>5</text:p>
          </table:table-cell>
          <table:table-cell office:value-type="float" office:value="0.49230641" calcext:value-type="float">
            <text:p>0.49230641</text:p>
          </table:table-cell>
          <table:table-cell/>
          <table:table-cell office:value-type="float" office:value="0.002766118" calcext:value-type="float">
            <text:p>0.002766118</text:p>
          </table:table-cell>
          <table:table-cell office:value-type="float" office:value="0.003747156" calcext:value-type="float">
            <text:p>0.003747156</text:p>
          </table:table-cell>
          <table:table-cell office:value-type="float" office:value="0.004275957" calcext:value-type="float">
            <text:p>0.0042759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22111" calcext:value-type="float">
            <text:p>0.004022111</text:p>
          </table:table-cell>
          <table:table-cell/>
          <table:table-cell office:value-type="float" office:value="0.001727516" calcext:value-type="float">
            <text:p>0.001727516</text:p>
          </table:table-cell>
          <table:table-cell office:value-type="float" office:value="0.002708553" calcext:value-type="float">
            <text:p>0.002708553</text:p>
          </table:table-cell>
          <table:table-cell office:value-type="float" office:value="0.003237354" calcext:value-type="float">
            <text:p>0.00323735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83508" calcext:value-type="float">
            <text:p>0.002983508</text:p>
          </table:table-cell>
          <table:table-cell/>
          <table:table-cell office:value-type="float" office:value="24.566186122" calcext:value-type="float">
            <text:p>24.566186122</text:p>
          </table:table-cell>
          <table:table-cell office:value-type="float" office:value="24.590407868" calcext:value-type="float">
            <text:p>24.590407868</text:p>
          </table:table-cell>
          <table:table-cell office:value-type="float" office:value="24.603463722" calcext:value-type="float">
            <text:p>24.603463722</text:p>
          </table:table-cell>
          <table:table-cell office:value-type="float" office:value="25.506079449" calcext:value-type="float">
            <text:p>25.506079449</text:p>
          </table:table-cell>
          <table:table-cell office:value-type="float" office:value="24.597196412" calcext:value-type="float">
            <text:p>24.597196412</text:p>
          </table:table-cell>
          <table:table-cell/>
          <table:table-cell office:value-type="float" office:value="0.043788626" calcext:value-type="float">
            <text:p>0.043788626</text:p>
          </table:table-cell>
          <table:table-cell office:value-type="float" office:value="0.068654675" calcext:value-type="float">
            <text:p>0.068654675</text:p>
          </table:table-cell>
          <table:table-cell office:value-type="float" office:value="0.082057725" calcext:value-type="float">
            <text:p>0.08205772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623755" calcext:value-type="float">
            <text:p>0.07562375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2019-12-02 23:20:28</text:p>
          </table:table-cell>
          <table:table-cell office:value-type="float" office:value="24.52859" calcext:value-type="float">
            <text:p>24.52859</text:p>
          </table:table-cell>
          <table:table-cell office:value-type="string" calcext:value-type="string">
            <text:p><text:s/></text:p>
          </table:table-cell>
          <table:table-cell office:value-type="float" office:value="0.337922017" calcext:value-type="float">
            <text:p>0.337922017</text:p>
          </table:table-cell>
          <table:table-cell office:value-type="float" office:value="0.458481366" calcext:value-type="float">
            <text:p>0.458481366</text:p>
          </table:table-cell>
          <table:table-cell office:value-type="float" office:value="0.523759189" calcext:value-type="float">
            <text:p>0.523759189</text:p>
          </table:table-cell>
          <table:table-cell office:value-type="float" office:value="5" calcext:value-type="float">
            <text:p>5</text:p>
          </table:table-cell>
          <table:table-cell office:value-type="float" office:value="0.490906893" calcext:value-type="float">
            <text:p>0.490906893</text:p>
          </table:table-cell>
          <table:table-cell/>
          <table:table-cell office:value-type="float" office:value="0.002760801" calcext:value-type="float">
            <text:p>0.002760801</text:p>
          </table:table-cell>
          <table:table-cell office:value-type="float" office:value="0.003745763" calcext:value-type="float">
            <text:p>0.003745763</text:p>
          </table:table-cell>
          <table:table-cell office:value-type="float" office:value="0.004279078" calcext:value-type="float">
            <text:p>0.0042790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10677" calcext:value-type="float">
            <text:p>0.004010677</text:p>
          </table:table-cell>
          <table:table-cell/>
          <table:table-cell office:value-type="float" office:value="0.001722198" calcext:value-type="float">
            <text:p>0.001722198</text:p>
          </table:table-cell>
          <table:table-cell office:value-type="float" office:value="0.00270716" calcext:value-type="float">
            <text:p>0.00270716</text:p>
          </table:table-cell>
          <table:table-cell office:value-type="float" office:value="0.003240476" calcext:value-type="float">
            <text:p>0.00324047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72074" calcext:value-type="float">
            <text:p>0.002972074</text:p>
          </table:table-cell>
          <table:table-cell/>
          <table:table-cell office:value-type="float" office:value="24.571108612" calcext:value-type="float">
            <text:p>24.571108612</text:p>
          </table:table-cell>
          <table:table-cell office:value-type="float" office:value="24.595427156" calcext:value-type="float">
            <text:p>24.595427156</text:p>
          </table:table-cell>
          <table:table-cell office:value-type="float" office:value="24.608594402" calcext:value-type="float">
            <text:p>24.608594402</text:p>
          </table:table-cell>
          <table:table-cell office:value-type="float" office:value="25.511128971" calcext:value-type="float">
            <text:p>25.511128971</text:p>
          </table:table-cell>
          <table:table-cell office:value-type="float" office:value="24.601967757" calcext:value-type="float">
            <text:p>24.601967757</text:p>
          </table:table-cell>
          <table:table-cell/>
          <table:table-cell office:value-type="float" office:value="0.043653839" calcext:value-type="float">
            <text:p>0.043653839</text:p>
          </table:table-cell>
          <table:table-cell office:value-type="float" office:value="0.068619374" calcext:value-type="float">
            <text:p>0.068619374</text:p>
          </table:table-cell>
          <table:table-cell office:value-type="float" office:value="0.082136841" calcext:value-type="float">
            <text:p>0.0821368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333949" calcext:value-type="float">
            <text:p>0.07533394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2019-12-02 23:20:29</text:p>
          </table:table-cell>
          <table:table-cell office:value-type="float" office:value="24.52859" calcext:value-type="float">
            <text:p>24.52859</text:p>
          </table:table-cell>
          <table:table-cell office:value-type="string" calcext:value-type="string">
            <text:p><text:s/></text:p>
          </table:table-cell>
          <table:table-cell office:value-type="float" office:value="0.337078612" calcext:value-type="float">
            <text:p>0.337078612</text:p>
          </table:table-cell>
          <table:table-cell office:value-type="float" office:value="0.457617695" calcext:value-type="float">
            <text:p>0.457617695</text:p>
          </table:table-cell>
          <table:table-cell office:value-type="float" office:value="0.521505537" calcext:value-type="float">
            <text:p>0.521505537</text:p>
          </table:table-cell>
          <table:table-cell office:value-type="float" office:value="5" calcext:value-type="float">
            <text:p>5</text:p>
          </table:table-cell>
          <table:table-cell office:value-type="float" office:value="0.490427672" calcext:value-type="float">
            <text:p>0.490427672</text:p>
          </table:table-cell>
          <table:table-cell/>
          <table:table-cell office:value-type="float" office:value="0.00275391" calcext:value-type="float">
            <text:p>0.00275391</text:p>
          </table:table-cell>
          <table:table-cell office:value-type="float" office:value="0.003738707" calcext:value-type="float">
            <text:p>0.003738707</text:p>
          </table:table-cell>
          <table:table-cell office:value-type="float" office:value="0.004260666" calcext:value-type="float">
            <text:p>0.00426066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06762" calcext:value-type="float">
            <text:p>0.004006762</text:p>
          </table:table-cell>
          <table:table-cell/>
          <table:table-cell office:value-type="float" office:value="0.001715307" calcext:value-type="float">
            <text:p>0.001715307</text:p>
          </table:table-cell>
          <table:table-cell office:value-type="float" office:value="0.002700104" calcext:value-type="float">
            <text:p>0.002700104</text:p>
          </table:table-cell>
          <table:table-cell office:value-type="float" office:value="0.003222063" calcext:value-type="float">
            <text:p>0.00322206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68159" calcext:value-type="float">
            <text:p>0.002968159</text:p>
          </table:table-cell>
          <table:table-cell/>
          <table:table-cell office:value-type="float" office:value="24.570938483" calcext:value-type="float">
            <text:p>24.570938483</text:p>
          </table:table-cell>
          <table:table-cell office:value-type="float" office:value="24.595252943" calcext:value-type="float">
            <text:p>24.595252943</text:p>
          </table:table-cell>
          <table:table-cell office:value-type="float" office:value="24.608139819" calcext:value-type="float">
            <text:p>24.608139819</text:p>
          </table:table-cell>
          <table:table-cell office:value-type="float" office:value="25.511128971" calcext:value-type="float">
            <text:p>25.511128971</text:p>
          </table:table-cell>
          <table:table-cell office:value-type="float" office:value="24.601871092" calcext:value-type="float">
            <text:p>24.601871092</text:p>
          </table:table-cell>
          <table:table-cell/>
          <table:table-cell office:value-type="float" office:value="0.043479183" calcext:value-type="float">
            <text:p>0.043479183</text:p>
          </table:table-cell>
          <table:table-cell office:value-type="float" office:value="0.068440527" calcext:value-type="float">
            <text:p>0.068440527</text:p>
          </table:table-cell>
          <table:table-cell office:value-type="float" office:value="0.081670168" calcext:value-type="float">
            <text:p>0.0816701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234714" calcext:value-type="float">
            <text:p>0.075234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2019-12-02 23:20:30</text:p>
          </table:table-cell>
          <table:table-cell office:value-type="float" office:value="24.52353" calcext:value-type="float">
            <text:p>24.52353</text:p>
          </table:table-cell>
          <table:table-cell office:value-type="string" calcext:value-type="string">
            <text:p><text:s/></text:p>
          </table:table-cell>
          <table:table-cell office:value-type="float" office:value="0.336249511" calcext:value-type="float">
            <text:p>0.336249511</text:p>
          </table:table-cell>
          <table:table-cell office:value-type="float" office:value="0.457207615" calcext:value-type="float">
            <text:p>0.457207615</text:p>
          </table:table-cell>
          <table:table-cell office:value-type="float" office:value="0.520284238" calcext:value-type="float">
            <text:p>0.520284238</text:p>
          </table:table-cell>
          <table:table-cell office:value-type="float" office:value="5" calcext:value-type="float">
            <text:p>5</text:p>
          </table:table-cell>
          <table:table-cell office:value-type="float" office:value="0.489622413" calcext:value-type="float">
            <text:p>0.489622413</text:p>
          </table:table-cell>
          <table:table-cell/>
          <table:table-cell office:value-type="float" office:value="0.002747137" calcext:value-type="float">
            <text:p>0.002747137</text:p>
          </table:table-cell>
          <table:table-cell office:value-type="float" office:value="0.003735356" calcext:value-type="float">
            <text:p>0.003735356</text:p>
          </table:table-cell>
          <table:table-cell office:value-type="float" office:value="0.004250688" calcext:value-type="float">
            <text:p>0.00425068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00183" calcext:value-type="float">
            <text:p>0.004000183</text:p>
          </table:table-cell>
          <table:table-cell/>
          <table:table-cell office:value-type="float" office:value="0.001708534" calcext:value-type="float">
            <text:p>0.001708534</text:p>
          </table:table-cell>
          <table:table-cell office:value-type="float" office:value="0.002696754" calcext:value-type="float">
            <text:p>0.002696754</text:p>
          </table:table-cell>
          <table:table-cell office:value-type="float" office:value="0.003212085" calcext:value-type="float">
            <text:p>0.00321208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6158" calcext:value-type="float">
            <text:p>0.00296158</text:p>
          </table:table-cell>
          <table:table-cell/>
          <table:table-cell office:value-type="float" office:value="24.565717454" calcext:value-type="float">
            <text:p>24.565717454</text:p>
          </table:table-cell>
          <table:table-cell office:value-type="float" office:value="24.59011655" calcext:value-type="float">
            <text:p>24.59011655</text:p>
          </table:table-cell>
          <table:table-cell office:value-type="float" office:value="24.602839854" calcext:value-type="float">
            <text:p>24.602839854</text:p>
          </table:table-cell>
          <table:table-cell office:value-type="float" office:value="25.506079449" calcext:value-type="float">
            <text:p>25.506079449</text:p>
          </table:table-cell>
          <table:table-cell office:value-type="float" office:value="24.596655018" calcext:value-type="float">
            <text:p>24.596655018</text:p>
          </table:table-cell>
          <table:table-cell/>
          <table:table-cell office:value-type="float" office:value="0.043307489" calcext:value-type="float">
            <text:p>0.043307489</text:p>
          </table:table-cell>
          <table:table-cell office:value-type="float" office:value="0.068355609" calcext:value-type="float">
            <text:p>0.068355609</text:p>
          </table:table-cell>
          <table:table-cell office:value-type="float" office:value="0.081417268" calcext:value-type="float">
            <text:p>0.0814172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5067964" calcext:value-type="float">
            <text:p>0.0750679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2019-12-02 23:20:31</text:p>
          </table:table-cell>
          <table:table-cell office:value-type="float" office:value="24.53364" calcext:value-type="float">
            <text:p>24.53364</text:p>
          </table:table-cell>
          <table:table-cell office:value-type="string" calcext:value-type="string">
            <text:p><text:s/></text:p>
          </table:table-cell>
          <table:table-cell office:value-type="float" office:value="0.335338156" calcext:value-type="float">
            <text:p>0.335338156</text:p>
          </table:table-cell>
          <table:table-cell office:value-type="float" office:value="0.456751043" calcext:value-type="float">
            <text:p>0.456751043</text:p>
          </table:table-cell>
          <table:table-cell office:value-type="float" office:value="0.519301953" calcext:value-type="float">
            <text:p>0.519301953</text:p>
          </table:table-cell>
          <table:table-cell office:value-type="float" office:value="5" calcext:value-type="float">
            <text:p>5</text:p>
          </table:table-cell>
          <table:table-cell office:value-type="float" office:value="0.488802849" calcext:value-type="float">
            <text:p>0.488802849</text:p>
          </table:table-cell>
          <table:table-cell/>
          <table:table-cell office:value-type="float" office:value="0.002739691" calcext:value-type="float">
            <text:p>0.002739691</text:p>
          </table:table-cell>
          <table:table-cell office:value-type="float" office:value="0.003731626" calcext:value-type="float">
            <text:p>0.003731626</text:p>
          </table:table-cell>
          <table:table-cell office:value-type="float" office:value="0.004242663" calcext:value-type="float">
            <text:p>0.00424266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93487" calcext:value-type="float">
            <text:p>0.003993487</text:p>
          </table:table-cell>
          <table:table-cell/>
          <table:table-cell office:value-type="float" office:value="0.001701088" calcext:value-type="float">
            <text:p>0.001701088</text:p>
          </table:table-cell>
          <table:table-cell office:value-type="float" office:value="0.002693023" calcext:value-type="float">
            <text:p>0.002693023</text:p>
          </table:table-cell>
          <table:table-cell office:value-type="float" office:value="0.00320406" calcext:value-type="float">
            <text:p>0.0032040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54885" calcext:value-type="float">
            <text:p>0.002954885</text:p>
          </table:table-cell>
          <table:table-cell/>
          <table:table-cell office:value-type="float" office:value="24.575641192" calcext:value-type="float">
            <text:p>24.575641192</text:p>
          </table:table-cell>
          <table:table-cell office:value-type="float" office:value="24.600131804" calcext:value-type="float">
            <text:p>24.600131804</text:p>
          </table:table-cell>
          <table:table-cell office:value-type="float" office:value="24.612748952" calcext:value-type="float">
            <text:p>24.612748952</text:p>
          </table:table-cell>
          <table:table-cell office:value-type="float" office:value="25.516178493" calcext:value-type="float">
            <text:p>25.516178493</text:p>
          </table:table-cell>
          <table:table-cell office:value-type="float" office:value="24.606596994" calcext:value-type="float">
            <text:p>24.606596994</text:p>
          </table:table-cell>
          <table:table-cell/>
          <table:table-cell office:value-type="float" office:value="0.043118762" calcext:value-type="float">
            <text:p>0.043118762</text:p>
          </table:table-cell>
          <table:table-cell office:value-type="float" office:value="0.068261063" calcext:value-type="float">
            <text:p>0.068261063</text:p>
          </table:table-cell>
          <table:table-cell office:value-type="float" office:value="0.081213862" calcext:value-type="float">
            <text:p>0.0812138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4898252" calcext:value-type="float">
            <text:p>0.07489825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2019-12-02 23:20:33</text:p>
          </table:table-cell>
          <table:table-cell office:value-type="float" office:value="24.54375" calcext:value-type="float">
            <text:p>24.54375</text:p>
          </table:table-cell>
          <table:table-cell office:value-type="string" calcext:value-type="string">
            <text:p><text:s/></text:p>
          </table:table-cell>
          <table:table-cell office:value-type="float" office:value="0.334762375" calcext:value-type="float">
            <text:p>0.334762375</text:p>
          </table:table-cell>
          <table:table-cell office:value-type="float" office:value="0.456392819" calcext:value-type="float">
            <text:p>0.456392819</text:p>
          </table:table-cell>
          <table:table-cell office:value-type="float" office:value="0.518431725" calcext:value-type="float">
            <text:p>0.518431725</text:p>
          </table:table-cell>
          <table:table-cell office:value-type="float" office:value="5" calcext:value-type="float">
            <text:p>5</text:p>
          </table:table-cell>
          <table:table-cell office:value-type="float" office:value="0.48786348" calcext:value-type="float">
            <text:p>0.48786348</text:p>
          </table:table-cell>
          <table:table-cell/>
          <table:table-cell office:value-type="float" office:value="0.002734987" calcext:value-type="float">
            <text:p>0.002734987</text:p>
          </table:table-cell>
          <table:table-cell office:value-type="float" office:value="0.0037287" calcext:value-type="float">
            <text:p>0.0037287</text:p>
          </table:table-cell>
          <table:table-cell office:value-type="float" office:value="0.004235553" calcext:value-type="float">
            <text:p>0.00423555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85813" calcext:value-type="float">
            <text:p>0.003985813</text:p>
          </table:table-cell>
          <table:table-cell/>
          <table:table-cell office:value-type="float" office:value="0.001696384" calcext:value-type="float">
            <text:p>0.001696384</text:p>
          </table:table-cell>
          <table:table-cell office:value-type="float" office:value="0.002690097" calcext:value-type="float">
            <text:p>0.002690097</text:p>
          </table:table-cell>
          <table:table-cell office:value-type="float" office:value="0.003196951" calcext:value-type="float">
            <text:p>0.00319695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4721" calcext:value-type="float">
            <text:p>0.00294721</text:p>
          </table:table-cell>
          <table:table-cell/>
          <table:table-cell office:value-type="float" office:value="24.585632624" calcext:value-type="float">
            <text:p>24.585632624</text:p>
          </table:table-cell>
          <table:table-cell office:value-type="float" office:value="24.610166899" calcext:value-type="float">
            <text:p>24.610166899</text:p>
          </table:table-cell>
          <table:table-cell office:value-type="float" office:value="24.622680658" calcext:value-type="float">
            <text:p>24.622680658</text:p>
          </table:table-cell>
          <table:table-cell office:value-type="float" office:value="25.526277538" calcext:value-type="float">
            <text:p>25.526277538</text:p>
          </table:table-cell>
          <table:table-cell office:value-type="float" office:value="24.616514808" calcext:value-type="float">
            <text:p>24.616514808</text:p>
          </table:table-cell>
          <table:table-cell/>
          <table:table-cell office:value-type="float" office:value="0.042999527" calcext:value-type="float">
            <text:p>0.042999527</text:p>
          </table:table-cell>
          <table:table-cell office:value-type="float" office:value="0.068186883" calcext:value-type="float">
            <text:p>0.068186883</text:p>
          </table:table-cell>
          <table:table-cell office:value-type="float" office:value="0.08103366" calcext:value-type="float">
            <text:p>0.0810336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4703731" calcext:value-type="float">
            <text:p>0.07470373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s/>2019-12-02 23:20:34</text:p>
          </table:table-cell>
          <table:table-cell office:value-type="float" office:value="24.53364" calcext:value-type="float">
            <text:p>24.53364</text:p>
          </table:table-cell>
          <table:table-cell office:value-type="string" calcext:value-type="string">
            <text:p><text:s/></text:p>
          </table:table-cell>
          <table:table-cell office:value-type="float" office:value="0.334237854" calcext:value-type="float">
            <text:p>0.334237854</text:p>
          </table:table-cell>
          <table:table-cell office:value-type="float" office:value="0.455858166" calcext:value-type="float">
            <text:p>0.455858166</text:p>
          </table:table-cell>
          <table:table-cell office:value-type="float" office:value="0.517361822" calcext:value-type="float">
            <text:p>0.517361822</text:p>
          </table:table-cell>
          <table:table-cell office:value-type="float" office:value="5" calcext:value-type="float">
            <text:p>5</text:p>
          </table:table-cell>
          <table:table-cell office:value-type="float" office:value="0.487056433" calcext:value-type="float">
            <text:p>0.487056433</text:p>
          </table:table-cell>
          <table:table-cell/>
          <table:table-cell office:value-type="float" office:value="0.002730701" calcext:value-type="float">
            <text:p>0.002730701</text:p>
          </table:table-cell>
          <table:table-cell office:value-type="float" office:value="0.003724331" calcext:value-type="float">
            <text:p>0.003724331</text:p>
          </table:table-cell>
          <table:table-cell office:value-type="float" office:value="0.004226812" calcext:value-type="float">
            <text:p>0.00422681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79219" calcext:value-type="float">
            <text:p>0.003979219</text:p>
          </table:table-cell>
          <table:table-cell/>
          <table:table-cell office:value-type="float" office:value="0.001692099" calcext:value-type="float">
            <text:p>0.001692099</text:p>
          </table:table-cell>
          <table:table-cell office:value-type="float" office:value="0.002685729" calcext:value-type="float">
            <text:p>0.002685729</text:p>
          </table:table-cell>
          <table:table-cell office:value-type="float" office:value="0.00318821" calcext:value-type="float">
            <text:p>0.003188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40616" calcext:value-type="float">
            <text:p>0.002940616</text:p>
          </table:table-cell>
          <table:table-cell/>
          <table:table-cell office:value-type="float" office:value="24.575419244" calcext:value-type="float">
            <text:p>24.575419244</text:p>
          </table:table-cell>
          <table:table-cell office:value-type="float" office:value="24.599951701" calcext:value-type="float">
            <text:p>24.599951701</text:p>
          </table:table-cell>
          <table:table-cell office:value-type="float" office:value="24.61235761" calcext:value-type="float">
            <text:p>24.61235761</text:p>
          </table:table-cell>
          <table:table-cell office:value-type="float" office:value="25.516178493" calcext:value-type="float">
            <text:p>25.516178493</text:p>
          </table:table-cell>
          <table:table-cell office:value-type="float" office:value="24.606244724" calcext:value-type="float">
            <text:p>24.606244724</text:p>
          </table:table-cell>
          <table:table-cell/>
          <table:table-cell office:value-type="float" office:value="0.042890907" calcext:value-type="float">
            <text:p>0.042890907</text:p>
          </table:table-cell>
          <table:table-cell office:value-type="float" office:value="0.068076168" calcext:value-type="float">
            <text:p>0.068076168</text:p>
          </table:table-cell>
          <table:table-cell office:value-type="float" office:value="0.08081211" calcext:value-type="float">
            <text:p>0.080812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4536611" calcext:value-type="float">
            <text:p>0.0745366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2019-12-02 23:20:35</text:p>
          </table:table-cell>
          <table:table-cell office:value-type="float" office:value="24.54375" calcext:value-type="float">
            <text:p>24.54375</text:p>
          </table:table-cell>
          <table:table-cell office:value-type="string" calcext:value-type="string">
            <text:p><text:s/></text:p>
          </table:table-cell>
          <table:table-cell office:value-type="float" office:value="0.333845059" calcext:value-type="float">
            <text:p>0.333845059</text:p>
          </table:table-cell>
          <table:table-cell office:value-type="float" office:value="0.455203707" calcext:value-type="float">
            <text:p>0.455203707</text:p>
          </table:table-cell>
          <table:table-cell office:value-type="float" office:value="0.516607227" calcext:value-type="float">
            <text:p>0.516607227</text:p>
          </table:table-cell>
          <table:table-cell office:value-type="float" office:value="5" calcext:value-type="float">
            <text:p>5</text:p>
          </table:table-cell>
          <table:table-cell office:value-type="float" office:value="0.486179648" calcext:value-type="float">
            <text:p>0.486179648</text:p>
          </table:table-cell>
          <table:table-cell/>
          <table:table-cell office:value-type="float" office:value="0.002727492" calcext:value-type="float">
            <text:p>0.002727492</text:p>
          </table:table-cell>
          <table:table-cell office:value-type="float" office:value="0.003718985" calcext:value-type="float">
            <text:p>0.003718985</text:p>
          </table:table-cell>
          <table:table-cell office:value-type="float" office:value="0.004220647" calcext:value-type="float">
            <text:p>0.0042206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72056" calcext:value-type="float">
            <text:p>0.003972056</text:p>
          </table:table-cell>
          <table:table-cell/>
          <table:table-cell office:value-type="float" office:value="0.00168889" calcext:value-type="float">
            <text:p>0.00168889</text:p>
          </table:table-cell>
          <table:table-cell office:value-type="float" office:value="0.002680382" calcext:value-type="float">
            <text:p>0.002680382</text:p>
          </table:table-cell>
          <table:table-cell office:value-type="float" office:value="0.003182045" calcext:value-type="float">
            <text:p>0.0031820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33453" calcext:value-type="float">
            <text:p>0.002933453</text:p>
          </table:table-cell>
          <table:table-cell/>
          <table:table-cell office:value-type="float" office:value="24.585447589" calcext:value-type="float">
            <text:p>24.585447589</text:p>
          </table:table-cell>
          <table:table-cell office:value-type="float" office:value="24.609927043" calcext:value-type="float">
            <text:p>24.609927043</text:p>
          </table:table-cell>
          <table:table-cell office:value-type="float" office:value="24.622312643" calcext:value-type="float">
            <text:p>24.622312643</text:p>
          </table:table-cell>
          <table:table-cell office:value-type="float" office:value="25.526277538" calcext:value-type="float">
            <text:p>25.526277538</text:p>
          </table:table-cell>
          <table:table-cell office:value-type="float" office:value="24.616175165" calcext:value-type="float">
            <text:p>24.616175165</text:p>
          </table:table-cell>
          <table:table-cell/>
          <table:table-cell office:value-type="float" office:value="0.042809565" calcext:value-type="float">
            <text:p>0.042809565</text:p>
          </table:table-cell>
          <table:table-cell office:value-type="float" office:value="0.067940644" calcext:value-type="float">
            <text:p>0.067940644</text:p>
          </table:table-cell>
          <table:table-cell office:value-type="float" office:value="0.080655853" calcext:value-type="float">
            <text:p>0.08065585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435505" calcext:value-type="float">
            <text:p>0.07435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2019-12-02 23:20:37</text:p>
          </table:table-cell>
          <table:table-cell office:value-type="float" office:value="24.54375" calcext:value-type="float">
            <text:p>24.54375</text:p>
          </table:table-cell>
          <table:table-cell office:value-type="string" calcext:value-type="string">
            <text:p><text:s/></text:p>
          </table:table-cell>
          <table:table-cell office:value-type="float" office:value="0.333446304" calcext:value-type="float">
            <text:p>0.333446304</text:p>
          </table:table-cell>
          <table:table-cell office:value-type="float" office:value="0.454666669" calcext:value-type="float">
            <text:p>0.454666669</text:p>
          </table:table-cell>
          <table:table-cell office:value-type="float" office:value="0.515786471" calcext:value-type="float">
            <text:p>0.515786471</text:p>
          </table:table-cell>
          <table:table-cell office:value-type="float" office:value="5" calcext:value-type="float">
            <text:p>5</text:p>
          </table:table-cell>
          <table:table-cell office:value-type="float" office:value="0.485225378" calcext:value-type="float">
            <text:p>0.485225378</text:p>
          </table:table-cell>
          <table:table-cell/>
          <table:table-cell office:value-type="float" office:value="0.002724235" calcext:value-type="float">
            <text:p>0.002724235</text:p>
          </table:table-cell>
          <table:table-cell office:value-type="float" office:value="0.003714597" calcext:value-type="float">
            <text:p>0.003714597</text:p>
          </table:table-cell>
          <table:table-cell office:value-type="float" office:value="0.004213942" calcext:value-type="float">
            <text:p>0.0042139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6426" calcext:value-type="float">
            <text:p>0.00396426</text:p>
          </table:table-cell>
          <table:table-cell/>
          <table:table-cell office:value-type="float" office:value="0.001685632" calcext:value-type="float">
            <text:p>0.001685632</text:p>
          </table:table-cell>
          <table:table-cell office:value-type="float" office:value="0.002675994" calcext:value-type="float">
            <text:p>0.002675994</text:p>
          </table:table-cell>
          <table:table-cell office:value-type="float" office:value="0.003175339" calcext:value-type="float">
            <text:p>0.0031753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25657" calcext:value-type="float">
            <text:p>0.002925657</text:p>
          </table:table-cell>
          <table:table-cell/>
          <table:table-cell office:value-type="float" office:value="24.585367155" calcext:value-type="float">
            <text:p>24.585367155</text:p>
          </table:table-cell>
          <table:table-cell office:value-type="float" office:value="24.609818718" calcext:value-type="float">
            <text:p>24.609818718</text:p>
          </table:table-cell>
          <table:table-cell office:value-type="float" office:value="24.622147091" calcext:value-type="float">
            <text:p>24.622147091</text:p>
          </table:table-cell>
          <table:table-cell office:value-type="float" office:value="25.526277538" calcext:value-type="float">
            <text:p>25.526277538</text:p>
          </table:table-cell>
          <table:table-cell office:value-type="float" office:value="24.615982681" calcext:value-type="float">
            <text:p>24.615982681</text:p>
          </table:table-cell>
          <table:table-cell/>
          <table:table-cell office:value-type="float" office:value="0.04272699" calcext:value-type="float">
            <text:p>0.04272699</text:p>
          </table:table-cell>
          <table:table-cell office:value-type="float" office:value="0.067829435" calcext:value-type="float">
            <text:p>0.067829435</text:p>
          </table:table-cell>
          <table:table-cell office:value-type="float" office:value="0.080485895" calcext:value-type="float">
            <text:p>0.0804858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4157443" calcext:value-type="float">
            <text:p>0.07415744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2019-12-02 23:20:38</text:p>
          </table:table-cell>
          <table:table-cell office:value-type="float" office:value="24.5488" calcext:value-type="float">
            <text:p>24.5488</text:p>
          </table:table-cell>
          <table:table-cell office:value-type="string" calcext:value-type="string">
            <text:p><text:s/></text:p>
          </table:table-cell>
          <table:table-cell office:value-type="float" office:value="0.332607667" calcext:value-type="float">
            <text:p>0.332607667</text:p>
          </table:table-cell>
          <table:table-cell office:value-type="float" office:value="0.454250032" calcext:value-type="float">
            <text:p>0.454250032</text:p>
          </table:table-cell>
          <table:table-cell office:value-type="float" office:value="0.515559377" calcext:value-type="float">
            <text:p>0.515559377</text:p>
          </table:table-cell>
          <table:table-cell office:value-type="float" office:value="5" calcext:value-type="float">
            <text:p>5</text:p>
          </table:table-cell>
          <table:table-cell office:value-type="float" office:value="0.484123884" calcext:value-type="float">
            <text:p>0.484123884</text:p>
          </table:table-cell>
          <table:table-cell/>
          <table:table-cell office:value-type="float" office:value="0.002717383" calcext:value-type="float">
            <text:p>0.002717383</text:p>
          </table:table-cell>
          <table:table-cell office:value-type="float" office:value="0.003711193" calcext:value-type="float">
            <text:p>0.003711193</text:p>
          </table:table-cell>
          <table:table-cell office:value-type="float" office:value="0.004212086" calcext:value-type="float">
            <text:p>0.0042120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5526" calcext:value-type="float">
            <text:p>0.00395526</text:p>
          </table:table-cell>
          <table:table-cell/>
          <table:table-cell office:value-type="float" office:value="0.00167878" calcext:value-type="float">
            <text:p>0.00167878</text:p>
          </table:table-cell>
          <table:table-cell office:value-type="float" office:value="0.00267259" calcext:value-type="float">
            <text:p>0.00267259</text:p>
          </table:table-cell>
          <table:table-cell office:value-type="float" office:value="0.003173484" calcext:value-type="float">
            <text:p>0.0031734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16658" calcext:value-type="float">
            <text:p>0.002916658</text:p>
          </table:table-cell>
          <table:table-cell/>
          <table:table-cell office:value-type="float" office:value="24.590251781" calcext:value-type="float">
            <text:p>24.590251781</text:p>
          </table:table-cell>
          <table:table-cell office:value-type="float" office:value="24.614788357" calcext:value-type="float">
            <text:p>24.614788357</text:p>
          </table:table-cell>
          <table:table-cell office:value-type="float" office:value="24.627154907" calcext:value-type="float">
            <text:p>24.627154907</text:p>
          </table:table-cell>
          <table:table-cell office:value-type="float" office:value="25.531327062" calcext:value-type="float">
            <text:p>25.531327062</text:p>
          </table:table-cell>
          <table:table-cell office:value-type="float" office:value="24.620814152" calcext:value-type="float">
            <text:p>24.620814152</text:p>
          </table:table-cell>
          <table:table-cell/>
          <table:table-cell office:value-type="float" office:value="0.042553321" calcext:value-type="float">
            <text:p>0.042553321</text:p>
          </table:table-cell>
          <table:table-cell office:value-type="float" office:value="0.067743159" calcext:value-type="float">
            <text:p>0.067743159</text:p>
          </table:table-cell>
          <table:table-cell office:value-type="float" office:value="0.08043887" calcext:value-type="float">
            <text:p>0.080438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392935" calcext:value-type="float">
            <text:p>0.0739293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2019-12-02 23:20:39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331772009" calcext:value-type="float">
            <text:p>0.331772009</text:p>
          </table:table-cell>
          <table:table-cell office:value-type="float" office:value="0.453908498" calcext:value-type="float">
            <text:p>0.453908498</text:p>
          </table:table-cell>
          <table:table-cell office:value-type="float" office:value="0.515155854" calcext:value-type="float">
            <text:p>0.515155854</text:p>
          </table:table-cell>
          <table:table-cell office:value-type="float" office:value="5" calcext:value-type="float">
            <text:p>5</text:p>
          </table:table-cell>
          <table:table-cell office:value-type="float" office:value="0.482934771" calcext:value-type="float">
            <text:p>0.482934771</text:p>
          </table:table-cell>
          <table:table-cell/>
          <table:table-cell office:value-type="float" office:value="0.002710556" calcext:value-type="float">
            <text:p>0.002710556</text:p>
          </table:table-cell>
          <table:table-cell office:value-type="float" office:value="0.003708403" calcext:value-type="float">
            <text:p>0.003708403</text:p>
          </table:table-cell>
          <table:table-cell office:value-type="float" office:value="0.00420879" calcext:value-type="float">
            <text:p>0.004208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45546" calcext:value-type="float">
            <text:p>0.003945546</text:p>
          </table:table-cell>
          <table:table-cell/>
          <table:table-cell office:value-type="float" office:value="0.001671953" calcext:value-type="float">
            <text:p>0.001671953</text:p>
          </table:table-cell>
          <table:table-cell office:value-type="float" office:value="0.0026698" calcext:value-type="float">
            <text:p>0.0026698</text:p>
          </table:table-cell>
          <table:table-cell office:value-type="float" office:value="0.003170187" calcext:value-type="float">
            <text:p>0.00317018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906943" calcext:value-type="float">
            <text:p>0.002906943</text:p>
          </table:table-cell>
          <table:table-cell/>
          <table:table-cell office:value-type="float" office:value="24.59513701" calcext:value-type="float">
            <text:p>24.59513701</text:p>
          </table:table-cell>
          <table:table-cell office:value-type="float" office:value="24.619773146" calcext:value-type="float">
            <text:p>24.619773146</text:p>
          </table:table-cell>
          <table:table-cell office:value-type="float" office:value="24.632127136" calcext:value-type="float">
            <text:p>24.632127136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625627951" calcext:value-type="float">
            <text:p>24.625627951</text:p>
          </table:table-cell>
          <table:table-cell/>
          <table:table-cell office:value-type="float" office:value="0.042380269" calcext:value-type="float">
            <text:p>0.042380269</text:p>
          </table:table-cell>
          <table:table-cell office:value-type="float" office:value="0.067672435" calcext:value-type="float">
            <text:p>0.067672435</text:p>
          </table:table-cell>
          <table:table-cell office:value-type="float" office:value="0.08035531" calcext:value-type="float">
            <text:p>0.080355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3683113" calcext:value-type="float">
            <text:p>0.07368311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2019-12-02 23:20:40</text:p>
          </table:table-cell>
          <table:table-cell office:value-type="float" office:value="24.54375" calcext:value-type="float">
            <text:p>24.54375</text:p>
          </table:table-cell>
          <table:table-cell office:value-type="string" calcext:value-type="string">
            <text:p><text:s/></text:p>
          </table:table-cell>
          <table:table-cell office:value-type="float" office:value="0.330780188" calcext:value-type="float">
            <text:p>0.330780188</text:p>
          </table:table-cell>
          <table:table-cell office:value-type="float" office:value="0.453451926" calcext:value-type="float">
            <text:p>0.453451926</text:p>
          </table:table-cell>
          <table:table-cell office:value-type="float" office:value="0.514210524" calcext:value-type="float">
            <text:p>0.514210524</text:p>
          </table:table-cell>
          <table:table-cell office:value-type="float" office:value="5" calcext:value-type="float">
            <text:p>5</text:p>
          </table:table-cell>
          <table:table-cell office:value-type="float" office:value="0.482056794" calcext:value-type="float">
            <text:p>0.482056794</text:p>
          </table:table-cell>
          <table:table-cell/>
          <table:table-cell office:value-type="float" office:value="0.002702453" calcext:value-type="float">
            <text:p>0.002702453</text:p>
          </table:table-cell>
          <table:table-cell office:value-type="float" office:value="0.003704673" calcext:value-type="float">
            <text:p>0.003704673</text:p>
          </table:table-cell>
          <table:table-cell office:value-type="float" office:value="0.004201066" calcext:value-type="float">
            <text:p>0.00420106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38373" calcext:value-type="float">
            <text:p>0.003938373</text:p>
          </table:table-cell>
          <table:table-cell/>
          <table:table-cell office:value-type="float" office:value="0.00166385" calcext:value-type="float">
            <text:p>0.00166385</text:p>
          </table:table-cell>
          <table:table-cell office:value-type="float" office:value="0.00266607" calcext:value-type="float">
            <text:p>0.00266607</text:p>
          </table:table-cell>
          <table:table-cell office:value-type="float" office:value="0.003162464" calcext:value-type="float">
            <text:p>0.00316246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9977" calcext:value-type="float">
            <text:p>0.00289977</text:p>
          </table:table-cell>
          <table:table-cell/>
          <table:table-cell office:value-type="float" office:value="24.584829362" calcext:value-type="float">
            <text:p>24.584829362</text:p>
          </table:table-cell>
          <table:table-cell office:value-type="float" office:value="24.609573693" calcext:value-type="float">
            <text:p>24.609573693</text:p>
          </table:table-cell>
          <table:table-cell office:value-type="float" office:value="24.621829211" calcext:value-type="float">
            <text:p>24.621829211</text:p>
          </table:table-cell>
          <table:table-cell office:value-type="float" office:value="25.526277538" calcext:value-type="float">
            <text:p>25.526277538</text:p>
          </table:table-cell>
          <table:table-cell office:value-type="float" office:value="24.615343551" calcext:value-type="float">
            <text:p>24.615343551</text:p>
          </table:table-cell>
          <table:table-cell/>
          <table:table-cell office:value-type="float" office:value="0.042174879" calcext:value-type="float">
            <text:p>0.042174879</text:p>
          </table:table-cell>
          <table:table-cell office:value-type="float" office:value="0.067577889" calcext:value-type="float">
            <text:p>0.067577889</text:p>
          </table:table-cell>
          <table:table-cell office:value-type="float" office:value="0.080159556" calcext:value-type="float">
            <text:p>0.0801595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3501304" calcext:value-type="float">
            <text:p>0.073501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2019-12-02 23:20:42</text:p>
          </table:table-cell>
          <table:table-cell office:value-type="float" office:value="24.55386" calcext:value-type="float">
            <text:p>24.55386</text:p>
          </table:table-cell>
          <table:table-cell office:value-type="string" calcext:value-type="string">
            <text:p><text:s/></text:p>
          </table:table-cell>
          <table:table-cell office:value-type="float" office:value="0.330155531" calcext:value-type="float">
            <text:p>0.330155531</text:p>
          </table:table-cell>
          <table:table-cell office:value-type="float" office:value="0.452918464" calcext:value-type="float">
            <text:p>0.452918464</text:p>
          </table:table-cell>
          <table:table-cell office:value-type="float" office:value="0.513191284" calcext:value-type="float">
            <text:p>0.513191284</text:p>
          </table:table-cell>
          <table:table-cell office:value-type="float" office:value="5" calcext:value-type="float">
            <text:p>5</text:p>
          </table:table-cell>
          <table:table-cell office:value-type="float" office:value="0.481232462" calcext:value-type="float">
            <text:p>0.481232462</text:p>
          </table:table-cell>
          <table:table-cell/>
          <table:table-cell office:value-type="float" office:value="0.002697349" calcext:value-type="float">
            <text:p>0.002697349</text:p>
          </table:table-cell>
          <table:table-cell office:value-type="float" office:value="0.003700314" calcext:value-type="float">
            <text:p>0.003700314</text:p>
          </table:table-cell>
          <table:table-cell office:value-type="float" office:value="0.004192739" calcext:value-type="float">
            <text:p>0.00419273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31638" calcext:value-type="float">
            <text:p>0.003931638</text:p>
          </table:table-cell>
          <table:table-cell/>
          <table:table-cell office:value-type="float" office:value="0.001658746" calcext:value-type="float">
            <text:p>0.001658746</text:p>
          </table:table-cell>
          <table:table-cell office:value-type="float" office:value="0.002661712" calcext:value-type="float">
            <text:p>0.002661712</text:p>
          </table:table-cell>
          <table:table-cell office:value-type="float" office:value="0.003154137" calcext:value-type="float">
            <text:p>0.00315413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93035" calcext:value-type="float">
            <text:p>0.002893035</text:p>
          </table:table-cell>
          <table:table-cell/>
          <table:table-cell office:value-type="float" office:value="24.594810946" calcext:value-type="float">
            <text:p>24.594810946</text:p>
          </table:table-cell>
          <table:table-cell office:value-type="float" office:value="24.619573449" calcext:value-type="float">
            <text:p>24.619573449</text:p>
          </table:table-cell>
          <table:table-cell office:value-type="float" office:value="24.631730872" calcext:value-type="float">
            <text:p>24.631730872</text:p>
          </table:table-cell>
          <table:table-cell office:value-type="float" office:value="25.536376587" calcext:value-type="float">
            <text:p>25.536376587</text:p>
          </table:table-cell>
          <table:table-cell office:value-type="float" office:value="24.625284584" calcext:value-type="float">
            <text:p>24.625284584</text:p>
          </table:table-cell>
          <table:table-cell/>
          <table:table-cell office:value-type="float" office:value="0.042045522" calcext:value-type="float">
            <text:p>0.042045522</text:p>
          </table:table-cell>
          <table:table-cell office:value-type="float" office:value="0.067467421" calcext:value-type="float">
            <text:p>0.067467421</text:p>
          </table:table-cell>
          <table:table-cell office:value-type="float" office:value="0.079948497" calcext:value-type="float">
            <text:p>0.07994849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3330604" calcext:value-type="float">
            <text:p>0.0733306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2019-12-02 23:20:43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329709688" calcext:value-type="float">
            <text:p>0.329709688</text:p>
          </table:table-cell>
          <table:table-cell office:value-type="float" office:value="0.452522689" calcext:value-type="float">
            <text:p>0.452522689</text:p>
          </table:table-cell>
          <table:table-cell office:value-type="float" office:value="0.512108268" calcext:value-type="float">
            <text:p>0.512108268</text:p>
          </table:table-cell>
          <table:table-cell office:value-type="float" office:value="5" calcext:value-type="float">
            <text:p>5</text:p>
          </table:table-cell>
          <table:table-cell office:value-type="float" office:value="0.480334816" calcext:value-type="float">
            <text:p>0.480334816</text:p>
          </table:table-cell>
          <table:table-cell/>
          <table:table-cell office:value-type="float" office:value="0.002693707" calcext:value-type="float">
            <text:p>0.002693707</text:p>
          </table:table-cell>
          <table:table-cell office:value-type="float" office:value="0.003697081" calcext:value-type="float">
            <text:p>0.003697081</text:p>
          </table:table-cell>
          <table:table-cell office:value-type="float" office:value="0.004183891" calcext:value-type="float">
            <text:p>0.0041838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24304" calcext:value-type="float">
            <text:p>0.003924304</text:p>
          </table:table-cell>
          <table:table-cell/>
          <table:table-cell office:value-type="float" office:value="0.001655104" calcext:value-type="float">
            <text:p>0.001655104</text:p>
          </table:table-cell>
          <table:table-cell office:value-type="float" office:value="0.002658478" calcext:value-type="float">
            <text:p>0.002658478</text:p>
          </table:table-cell>
          <table:table-cell office:value-type="float" office:value="0.003145288" calcext:value-type="float">
            <text:p>0.00314528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85701" calcext:value-type="float">
            <text:p>0.002885701</text:p>
          </table:table-cell>
          <table:table-cell/>
          <table:table-cell office:value-type="float" office:value="24.599774808" calcext:value-type="float">
            <text:p>24.599774808</text:p>
          </table:table-cell>
          <table:table-cell office:value-type="float" office:value="24.624547299" calcext:value-type="float">
            <text:p>24.624547299</text:p>
          </table:table-cell>
          <table:table-cell office:value-type="float" office:value="24.636566048" calcext:value-type="float">
            <text:p>24.636566048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630157179" calcext:value-type="float">
            <text:p>24.630157179</text:p>
          </table:table-cell>
          <table:table-cell/>
          <table:table-cell office:value-type="float" office:value="0.041953195" calcext:value-type="float">
            <text:p>0.041953195</text:p>
          </table:table-cell>
          <table:table-cell office:value-type="float" office:value="0.067385464" calcext:value-type="float">
            <text:p>0.067385464</text:p>
          </table:table-cell>
          <table:table-cell office:value-type="float" office:value="0.079724232" calcext:value-type="float">
            <text:p>0.07972423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3144723" calcext:value-type="float">
            <text:p>0.07314472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2019-12-02 23:20:44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329341928" calcext:value-type="float">
            <text:p>0.329341928</text:p>
          </table:table-cell>
          <table:table-cell office:value-type="float" office:value="0.45196777" calcext:value-type="float">
            <text:p>0.45196777</text:p>
          </table:table-cell>
          <table:table-cell office:value-type="float" office:value="0.511033596" calcext:value-type="float">
            <text:p>0.511033596</text:p>
          </table:table-cell>
          <table:table-cell office:value-type="float" office:value="5" calcext:value-type="float">
            <text:p>5</text:p>
          </table:table-cell>
          <table:table-cell office:value-type="float" office:value="0.479523597" calcext:value-type="float">
            <text:p>0.479523597</text:p>
          </table:table-cell>
          <table:table-cell/>
          <table:table-cell office:value-type="float" office:value="0.002690702" calcext:value-type="float">
            <text:p>0.002690702</text:p>
          </table:table-cell>
          <table:table-cell office:value-type="float" office:value="0.003692547" calcext:value-type="float">
            <text:p>0.003692547</text:p>
          </table:table-cell>
          <table:table-cell office:value-type="float" office:value="0.004175111" calcext:value-type="float">
            <text:p>0.00417511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17676" calcext:value-type="float">
            <text:p>0.003917676</text:p>
          </table:table-cell>
          <table:table-cell/>
          <table:table-cell office:value-type="float" office:value="0.001652099" calcext:value-type="float">
            <text:p>0.001652099</text:p>
          </table:table-cell>
          <table:table-cell office:value-type="float" office:value="0.002653944" calcext:value-type="float">
            <text:p>0.002653944</text:p>
          </table:table-cell>
          <table:table-cell office:value-type="float" office:value="0.003136508" calcext:value-type="float">
            <text:p>0.00313650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79074" calcext:value-type="float">
            <text:p>0.002879074</text:p>
          </table:table-cell>
          <table:table-cell/>
          <table:table-cell office:value-type="float" office:value="24.599700627" calcext:value-type="float">
            <text:p>24.599700627</text:p>
          </table:table-cell>
          <table:table-cell office:value-type="float" office:value="24.624435368" calcext:value-type="float">
            <text:p>24.624435368</text:p>
          </table:table-cell>
          <table:table-cell office:value-type="float" office:value="24.636349281" calcext:value-type="float">
            <text:p>24.636349281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629993551" calcext:value-type="float">
            <text:p>24.629993551</text:p>
          </table:table-cell>
          <table:table-cell/>
          <table:table-cell office:value-type="float" office:value="0.041877037" calcext:value-type="float">
            <text:p>0.041877037</text:p>
          </table:table-cell>
          <table:table-cell office:value-type="float" office:value="0.067270553" calcext:value-type="float">
            <text:p>0.067270553</text:p>
          </table:table-cell>
          <table:table-cell office:value-type="float" office:value="0.079501694" calcext:value-type="float">
            <text:p>0.0795016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2976739" calcext:value-type="float">
            <text:p>0.0729767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019-12-02 23:20:45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329120794" calcext:value-type="float">
            <text:p>0.329120794</text:p>
          </table:table-cell>
          <table:table-cell office:value-type="float" office:value="0.451477224" calcext:value-type="float">
            <text:p>0.451477224</text:p>
          </table:table-cell>
          <table:table-cell office:value-type="float" office:value="0.509923161" calcext:value-type="float">
            <text:p>0.509923161</text:p>
          </table:table-cell>
          <table:table-cell office:value-type="float" office:value="5" calcext:value-type="float">
            <text:p>5</text:p>
          </table:table-cell>
          <table:table-cell office:value-type="float" office:value="0.47871655" calcext:value-type="float">
            <text:p>0.47871655</text:p>
          </table:table-cell>
          <table:table-cell/>
          <table:table-cell office:value-type="float" office:value="0.002688895" calcext:value-type="float">
            <text:p>0.002688895</text:p>
          </table:table-cell>
          <table:table-cell office:value-type="float" office:value="0.003688539" calcext:value-type="float">
            <text:p>0.003688539</text:p>
          </table:table-cell>
          <table:table-cell office:value-type="float" office:value="0.004166039" calcext:value-type="float">
            <text:p>0.00416603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11083" calcext:value-type="float">
            <text:p>0.003911083</text:p>
          </table:table-cell>
          <table:table-cell/>
          <table:table-cell office:value-type="float" office:value="0.001650293" calcext:value-type="float">
            <text:p>0.001650293</text:p>
          </table:table-cell>
          <table:table-cell office:value-type="float" office:value="0.002649937" calcext:value-type="float">
            <text:p>0.002649937</text:p>
          </table:table-cell>
          <table:table-cell office:value-type="float" office:value="0.003127436" calcext:value-type="float">
            <text:p>0.00312743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7248" calcext:value-type="float">
            <text:p>0.00287248</text:p>
          </table:table-cell>
          <table:table-cell/>
          <table:table-cell office:value-type="float" office:value="24.599656022" calcext:value-type="float">
            <text:p>24.599656022</text:p>
          </table:table-cell>
          <table:table-cell office:value-type="float" office:value="24.624336421" calcext:value-type="float">
            <text:p>24.624336421</text:p>
          </table:table-cell>
          <table:table-cell office:value-type="float" office:value="24.636125302" calcext:value-type="float">
            <text:p>24.636125302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629830765" calcext:value-type="float">
            <text:p>24.629830765</text:p>
          </table:table-cell>
          <table:table-cell/>
          <table:table-cell office:value-type="float" office:value="0.041831244" calcext:value-type="float">
            <text:p>0.041831244</text:p>
          </table:table-cell>
          <table:table-cell office:value-type="float" office:value="0.067168971" calcext:value-type="float">
            <text:p>0.067168971</text:p>
          </table:table-cell>
          <table:table-cell office:value-type="float" office:value="0.079271751" calcext:value-type="float">
            <text:p>0.07927175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2809618" calcext:value-type="float">
            <text:p>0.0728096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2019-12-02 23:20:47</text:p>
          </table:table-cell>
          <table:table-cell office:value-type="float" office:value="24.55891" calcext:value-type="float">
            <text:p>24.55891</text:p>
          </table:table-cell>
          <table:table-cell office:value-type="string" calcext:value-type="string">
            <text:p><text:s/></text:p>
          </table:table-cell>
          <table:table-cell office:value-type="float" office:value="0.328980127" calcext:value-type="float">
            <text:p>0.328980127</text:p>
          </table:table-cell>
          <table:table-cell office:value-type="float" office:value="0.450960451" calcext:value-type="float">
            <text:p>0.450960451</text:p>
          </table:table-cell>
          <table:table-cell office:value-type="float" office:value="0.509386123" calcext:value-type="float">
            <text:p>0.509386123</text:p>
          </table:table-cell>
          <table:table-cell office:value-type="float" office:value="5" calcext:value-type="float">
            <text:p>5</text:p>
          </table:table-cell>
          <table:table-cell office:value-type="float" office:value="0.477765856" calcext:value-type="float">
            <text:p>0.477765856</text:p>
          </table:table-cell>
          <table:table-cell/>
          <table:table-cell office:value-type="float" office:value="0.002687746" calcext:value-type="float">
            <text:p>0.002687746</text:p>
          </table:table-cell>
          <table:table-cell office:value-type="float" office:value="0.003684317" calcext:value-type="float">
            <text:p>0.003684317</text:p>
          </table:table-cell>
          <table:table-cell office:value-type="float" office:value="0.004161651" calcext:value-type="float">
            <text:p>0.0041616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903316" calcext:value-type="float">
            <text:p>0.003903316</text:p>
          </table:table-cell>
          <table:table-cell/>
          <table:table-cell office:value-type="float" office:value="0.001649143" calcext:value-type="float">
            <text:p>0.001649143</text:p>
          </table:table-cell>
          <table:table-cell office:value-type="float" office:value="0.002645715" calcext:value-type="float">
            <text:p>0.002645715</text:p>
          </table:table-cell>
          <table:table-cell office:value-type="float" office:value="0.003123049" calcext:value-type="float">
            <text:p>0.0031230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64713" calcext:value-type="float">
            <text:p>0.002864713</text:p>
          </table:table-cell>
          <table:table-cell/>
          <table:table-cell office:value-type="float" office:value="24.599627648" calcext:value-type="float">
            <text:p>24.599627648</text:p>
          </table:table-cell>
          <table:table-cell office:value-type="float" office:value="24.624232185" calcext:value-type="float">
            <text:p>24.624232185</text:p>
          </table:table-cell>
          <table:table-cell office:value-type="float" office:value="24.636016979" calcext:value-type="float">
            <text:p>24.636016979</text:p>
          </table:table-cell>
          <table:table-cell office:value-type="float" office:value="25.541426112" calcext:value-type="float">
            <text:p>25.541426112</text:p>
          </table:table-cell>
          <table:table-cell office:value-type="float" office:value="24.629639004" calcext:value-type="float">
            <text:p>24.629639004</text:p>
          </table:table-cell>
          <table:table-cell/>
          <table:table-cell office:value-type="float" office:value="0.041802114" calcext:value-type="float">
            <text:p>0.041802114</text:p>
          </table:table-cell>
          <table:table-cell office:value-type="float" office:value="0.067061959" calcext:value-type="float">
            <text:p>0.067061959</text:p>
          </table:table-cell>
          <table:table-cell office:value-type="float" office:value="0.079160544" calcext:value-type="float">
            <text:p>0.07916054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2612752" calcext:value-type="float">
            <text:p>0.07261275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2019-12-02 23:20:48</text:p>
          </table:table-cell>
          <table:table-cell office:value-type="float" office:value="24.57407" calcext:value-type="float">
            <text:p>24.57407</text:p>
          </table:table-cell>
          <table:table-cell office:value-type="string" calcext:value-type="string">
            <text:p><text:s/></text:p>
          </table:table-cell>
          <table:table-cell office:value-type="float" office:value="0.328731576" calcext:value-type="float">
            <text:p>0.328731576</text:p>
          </table:table-cell>
          <table:table-cell office:value-type="float" office:value="0.450341755" calcext:value-type="float">
            <text:p>0.450341755</text:p>
          </table:table-cell>
          <table:table-cell office:value-type="float" office:value="0.508512915" calcext:value-type="float">
            <text:p>0.508512915</text:p>
          </table:table-cell>
          <table:table-cell office:value-type="float" office:value="5" calcext:value-type="float">
            <text:p>5</text:p>
          </table:table-cell>
          <table:table-cell office:value-type="float" office:value="0.476964769" calcext:value-type="float">
            <text:p>0.476964769</text:p>
          </table:table-cell>
          <table:table-cell/>
          <table:table-cell office:value-type="float" office:value="0.002685715" calcext:value-type="float">
            <text:p>0.002685715</text:p>
          </table:table-cell>
          <table:table-cell office:value-type="float" office:value="0.003679263" calcext:value-type="float">
            <text:p>0.003679263</text:p>
          </table:table-cell>
          <table:table-cell office:value-type="float" office:value="0.004154517" calcext:value-type="float">
            <text:p>0.00415451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96771" calcext:value-type="float">
            <text:p>0.003896771</text:p>
          </table:table-cell>
          <table:table-cell/>
          <table:table-cell office:value-type="float" office:value="0.001647113" calcext:value-type="float">
            <text:p>0.001647113</text:p>
          </table:table-cell>
          <table:table-cell office:value-type="float" office:value="0.00264066" calcext:value-type="float">
            <text:p>0.00264066</text:p>
          </table:table-cell>
          <table:table-cell office:value-type="float" office:value="0.003115915" calcext:value-type="float">
            <text:p>0.00311591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58168" calcext:value-type="float">
            <text:p>0.002858168</text:p>
          </table:table-cell>
          <table:table-cell/>
          <table:table-cell office:value-type="float" office:value="24.614738899" calcext:value-type="float">
            <text:p>24.614738899</text:p>
          </table:table-cell>
          <table:table-cell office:value-type="float" office:value="24.63926844" calcext:value-type="float">
            <text:p>24.63926844</text:p>
          </table:table-cell>
          <table:table-cell office:value-type="float" office:value="24.651001738" calcext:value-type="float">
            <text:p>24.651001738</text:p>
          </table:table-cell>
          <table:table-cell office:value-type="float" office:value="25.556574692" calcext:value-type="float">
            <text:p>25.556574692</text:p>
          </table:table-cell>
          <table:table-cell office:value-type="float" office:value="24.644638398" calcext:value-type="float">
            <text:p>24.644638398</text:p>
          </table:table-cell>
          <table:table-cell/>
          <table:table-cell office:value-type="float" office:value="0.041750643" calcext:value-type="float">
            <text:p>0.041750643</text:p>
          </table:table-cell>
          <table:table-cell office:value-type="float" office:value="0.066933841" calcext:value-type="float">
            <text:p>0.066933841</text:p>
          </table:table-cell>
          <table:table-cell office:value-type="float" office:value="0.078979725" calcext:value-type="float">
            <text:p>0.07897972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2446865" calcext:value-type="float">
            <text:p>0.07244686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2019-12-02 23:20:49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328573028" calcext:value-type="float">
            <text:p>0.328573028</text:p>
          </table:table-cell>
          <table:table-cell office:value-type="float" office:value="0.449861342" calcext:value-type="float">
            <text:p>0.449861342</text:p>
          </table:table-cell>
          <table:table-cell office:value-type="float" office:value="0.507611097" calcext:value-type="float">
            <text:p>0.507611097</text:p>
          </table:table-cell>
          <table:table-cell office:value-type="float" office:value="5" calcext:value-type="float">
            <text:p>5</text:p>
          </table:table-cell>
          <table:table-cell office:value-type="float" office:value="0.476257858" calcext:value-type="float">
            <text:p>0.476257858</text:p>
          </table:table-cell>
          <table:table-cell/>
          <table:table-cell office:value-type="float" office:value="0.00268442" calcext:value-type="float">
            <text:p>0.00268442</text:p>
          </table:table-cell>
          <table:table-cell office:value-type="float" office:value="0.003675338" calcext:value-type="float">
            <text:p>0.003675338</text:p>
          </table:table-cell>
          <table:table-cell office:value-type="float" office:value="0.004147149" calcext:value-type="float">
            <text:p>0.00414714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90996" calcext:value-type="float">
            <text:p>0.003890996</text:p>
          </table:table-cell>
          <table:table-cell/>
          <table:table-cell office:value-type="float" office:value="0.001645817" calcext:value-type="float">
            <text:p>0.001645817</text:p>
          </table:table-cell>
          <table:table-cell office:value-type="float" office:value="0.002636735" calcext:value-type="float">
            <text:p>0.002636735</text:p>
          </table:table-cell>
          <table:table-cell office:value-type="float" office:value="0.003108547" calcext:value-type="float">
            <text:p>0.00310854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52393" calcext:value-type="float">
            <text:p>0.002852393</text:p>
          </table:table-cell>
          <table:table-cell/>
          <table:table-cell office:value-type="float" office:value="24.609653122" calcext:value-type="float">
            <text:p>24.609653122</text:p>
          </table:table-cell>
          <table:table-cell office:value-type="float" office:value="24.634117854" calcext:value-type="float">
            <text:p>24.634117854</text:p>
          </table:table-cell>
          <table:table-cell office:value-type="float" office:value="24.645766209" calcext:value-type="float">
            <text:p>24.645766209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639442151" calcext:value-type="float">
            <text:p>24.639442151</text:p>
          </table:table-cell>
          <table:table-cell/>
          <table:table-cell office:value-type="float" office:value="0.04171781" calcext:value-type="float">
            <text:p>0.04171781</text:p>
          </table:table-cell>
          <table:table-cell office:value-type="float" office:value="0.066834358" calcext:value-type="float">
            <text:p>0.066834358</text:p>
          </table:table-cell>
          <table:table-cell office:value-type="float" office:value="0.078792981" calcext:value-type="float">
            <text:p>0.0787929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230048" calcext:value-type="float">
            <text:p>0.0723004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2019-12-02 23:20:50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328408519" calcext:value-type="float">
            <text:p>0.328408519</text:p>
          </table:table-cell>
          <table:table-cell office:value-type="float" office:value="0.449328476" calcext:value-type="float">
            <text:p>0.449328476</text:p>
          </table:table-cell>
          <table:table-cell office:value-type="float" office:value="0.506794513" calcext:value-type="float">
            <text:p>0.506794513</text:p>
          </table:table-cell>
          <table:table-cell office:value-type="float" office:value="5" calcext:value-type="float">
            <text:p>5</text:p>
          </table:table-cell>
          <table:table-cell office:value-type="float" office:value="0.475456175" calcext:value-type="float">
            <text:p>0.475456175</text:p>
          </table:table-cell>
          <table:table-cell/>
          <table:table-cell office:value-type="float" office:value="0.002683076" calcext:value-type="float">
            <text:p>0.002683076</text:p>
          </table:table-cell>
          <table:table-cell office:value-type="float" office:value="0.003670984" calcext:value-type="float">
            <text:p>0.003670984</text:p>
          </table:table-cell>
          <table:table-cell office:value-type="float" office:value="0.004140478" calcext:value-type="float">
            <text:p>0.00414047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84446" calcext:value-type="float">
            <text:p>0.003884446</text:p>
          </table:table-cell>
          <table:table-cell/>
          <table:table-cell office:value-type="float" office:value="0.001644473" calcext:value-type="float">
            <text:p>0.001644473</text:p>
          </table:table-cell>
          <table:table-cell office:value-type="float" office:value="0.002632382" calcext:value-type="float">
            <text:p>0.002632382</text:p>
          </table:table-cell>
          <table:table-cell office:value-type="float" office:value="0.003101875" calcext:value-type="float">
            <text:p>0.00310187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45843" calcext:value-type="float">
            <text:p>0.002845843</text:p>
          </table:table-cell>
          <table:table-cell/>
          <table:table-cell office:value-type="float" office:value="24.609619939" calcext:value-type="float">
            <text:p>24.609619939</text:p>
          </table:table-cell>
          <table:table-cell office:value-type="float" office:value="24.634010373" calcext:value-type="float">
            <text:p>24.634010373</text:p>
          </table:table-cell>
          <table:table-cell office:value-type="float" office:value="24.645601501" calcext:value-type="float">
            <text:p>24.645601501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639280449" calcext:value-type="float">
            <text:p>24.639280449</text:p>
          </table:table-cell>
          <table:table-cell/>
          <table:table-cell office:value-type="float" office:value="0.041683743" calcext:value-type="float">
            <text:p>0.041683743</text:p>
          </table:table-cell>
          <table:table-cell office:value-type="float" office:value="0.066724013" calcext:value-type="float">
            <text:p>0.066724013</text:p>
          </table:table-cell>
          <table:table-cell office:value-type="float" office:value="0.078623886" calcext:value-type="float">
            <text:p>0.0786238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2134471" calcext:value-type="float">
            <text:p>0.07213447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2019-12-02 23:20:52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328230897" calcext:value-type="float">
            <text:p>0.328230897</text:p>
          </table:table-cell>
          <table:table-cell office:value-type="float" office:value="0.448954159" calcext:value-type="float">
            <text:p>0.448954159</text:p>
          </table:table-cell>
          <table:table-cell office:value-type="float" office:value="0.505837262" calcext:value-type="float">
            <text:p>0.505837262</text:p>
          </table:table-cell>
          <table:table-cell office:value-type="float" office:value="5" calcext:value-type="float">
            <text:p>5</text:p>
          </table:table-cell>
          <table:table-cell office:value-type="float" office:value="0.474574026" calcext:value-type="float">
            <text:p>0.474574026</text:p>
          </table:table-cell>
          <table:table-cell/>
          <table:table-cell office:value-type="float" office:value="0.002681625" calcext:value-type="float">
            <text:p>0.002681625</text:p>
          </table:table-cell>
          <table:table-cell office:value-type="float" office:value="0.003667926" calcext:value-type="float">
            <text:p>0.003667926</text:p>
          </table:table-cell>
          <table:table-cell office:value-type="float" office:value="0.004132657" calcext:value-type="float">
            <text:p>0.00413265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77239" calcext:value-type="float">
            <text:p>0.003877239</text:p>
          </table:table-cell>
          <table:table-cell/>
          <table:table-cell office:value-type="float" office:value="0.001643022" calcext:value-type="float">
            <text:p>0.001643022</text:p>
          </table:table-cell>
          <table:table-cell office:value-type="float" office:value="0.002629323" calcext:value-type="float">
            <text:p>0.002629323</text:p>
          </table:table-cell>
          <table:table-cell office:value-type="float" office:value="0.003094055" calcext:value-type="float">
            <text:p>0.0030940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38636" calcext:value-type="float">
            <text:p>0.002838636</text:p>
          </table:table-cell>
          <table:table-cell/>
          <table:table-cell office:value-type="float" office:value="24.609584111" calcext:value-type="float">
            <text:p>24.609584111</text:p>
          </table:table-cell>
          <table:table-cell office:value-type="float" office:value="24.633934871" calcext:value-type="float">
            <text:p>24.633934871</text:p>
          </table:table-cell>
          <table:table-cell office:value-type="float" office:value="24.645408421" calcext:value-type="float">
            <text:p>24.645408421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639102516" calcext:value-type="float">
            <text:p>24.639102516</text:p>
          </table:table-cell>
          <table:table-cell/>
          <table:table-cell office:value-type="float" office:value="0.04164696" calcext:value-type="float">
            <text:p>0.04164696</text:p>
          </table:table-cell>
          <table:table-cell office:value-type="float" office:value="0.0666465" calcext:value-type="float">
            <text:p>0.0666465</text:p>
          </table:table-cell>
          <table:table-cell office:value-type="float" office:value="0.078425664" calcext:value-type="float">
            <text:p>0.0784256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1951798" calcext:value-type="float">
            <text:p>0.07195179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2019-12-02 23:20:53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327696243" calcext:value-type="float">
            <text:p>0.327696243</text:p>
          </table:table-cell>
          <table:table-cell office:value-type="float" office:value="0.448403412" calcext:value-type="float">
            <text:p>0.448403412</text:p>
          </table:table-cell>
          <table:table-cell office:value-type="float" office:value="0.50506419" calcext:value-type="float">
            <text:p>0.50506419</text:p>
          </table:table-cell>
          <table:table-cell office:value-type="float" office:value="5" calcext:value-type="float">
            <text:p>5</text:p>
          </table:table-cell>
          <table:table-cell office:value-type="float" office:value="0.473784861" calcext:value-type="float">
            <text:p>0.473784861</text:p>
          </table:table-cell>
          <table:table-cell/>
          <table:table-cell office:value-type="float" office:value="0.002677257" calcext:value-type="float">
            <text:p>0.002677257</text:p>
          </table:table-cell>
          <table:table-cell office:value-type="float" office:value="0.003663427" calcext:value-type="float">
            <text:p>0.003663427</text:p>
          </table:table-cell>
          <table:table-cell office:value-type="float" office:value="0.004126341" calcext:value-type="float">
            <text:p>0.0041263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70791" calcext:value-type="float">
            <text:p>0.003870791</text:p>
          </table:table-cell>
          <table:table-cell/>
          <table:table-cell office:value-type="float" office:value="0.001638654" calcext:value-type="float">
            <text:p>0.001638654</text:p>
          </table:table-cell>
          <table:table-cell office:value-type="float" office:value="0.002624824" calcext:value-type="float">
            <text:p>0.002624824</text:p>
          </table:table-cell>
          <table:table-cell office:value-type="float" office:value="0.003087739" calcext:value-type="float">
            <text:p>0.0030877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32189" calcext:value-type="float">
            <text:p>0.002832189</text:p>
          </table:table-cell>
          <table:table-cell/>
          <table:table-cell office:value-type="float" office:value="24.609476267" calcext:value-type="float">
            <text:p>24.609476267</text:p>
          </table:table-cell>
          <table:table-cell office:value-type="float" office:value="24.633823783" calcext:value-type="float">
            <text:p>24.633823783</text:p>
          </table:table-cell>
          <table:table-cell office:value-type="float" office:value="24.64525249" calcext:value-type="float">
            <text:p>24.64525249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638943338" calcext:value-type="float">
            <text:p>24.638943338</text:p>
          </table:table-cell>
          <table:table-cell/>
          <table:table-cell office:value-type="float" office:value="0.041536241" calcext:value-type="float">
            <text:p>0.041536241</text:p>
          </table:table-cell>
          <table:table-cell office:value-type="float" office:value="0.066532452" calcext:value-type="float">
            <text:p>0.066532452</text:p>
          </table:table-cell>
          <table:table-cell office:value-type="float" office:value="0.078265579" calcext:value-type="float">
            <text:p>0.0782655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178838" calcext:value-type="float">
            <text:p>0.071788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2019-12-02 23:20:54</text:p>
          </table:table-cell>
          <table:table-cell office:value-type="float" office:value="24.56902" calcext:value-type="float">
            <text:p>24.56902</text:p>
          </table:table-cell>
          <table:table-cell office:value-type="string" calcext:value-type="string">
            <text:p><text:s/></text:p>
          </table:table-cell>
          <table:table-cell office:value-type="float" office:value="0.327400008" calcext:value-type="float">
            <text:p>0.327400008</text:p>
          </table:table-cell>
          <table:table-cell office:value-type="float" office:value="0.447922402" calcext:value-type="float">
            <text:p>0.447922402</text:p>
          </table:table-cell>
          <table:table-cell office:value-type="float" office:value="0.504113496" calcext:value-type="float">
            <text:p>0.504113496</text:p>
          </table:table-cell>
          <table:table-cell office:value-type="float" office:value="5" calcext:value-type="float">
            <text:p>5</text:p>
          </table:table-cell>
          <table:table-cell office:value-type="float" office:value="0.473015365" calcext:value-type="float">
            <text:p>0.473015365</text:p>
          </table:table-cell>
          <table:table-cell/>
          <table:table-cell office:value-type="float" office:value="0.002674837" calcext:value-type="float">
            <text:p>0.002674837</text:p>
          </table:table-cell>
          <table:table-cell office:value-type="float" office:value="0.003659497" calcext:value-type="float">
            <text:p>0.003659497</text:p>
          </table:table-cell>
          <table:table-cell office:value-type="float" office:value="0.004118574" calcext:value-type="float">
            <text:p>0.00411857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64505" calcext:value-type="float">
            <text:p>0.003864505</text:p>
          </table:table-cell>
          <table:table-cell/>
          <table:table-cell office:value-type="float" office:value="0.001636234" calcext:value-type="float">
            <text:p>0.001636234</text:p>
          </table:table-cell>
          <table:table-cell office:value-type="float" office:value="0.002620894" calcext:value-type="float">
            <text:p>0.002620894</text:p>
          </table:table-cell>
          <table:table-cell office:value-type="float" office:value="0.003079972" calcext:value-type="float">
            <text:p>0.00307997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25902" calcext:value-type="float">
            <text:p>0.002825902</text:p>
          </table:table-cell>
          <table:table-cell/>
          <table:table-cell office:value-type="float" office:value="24.609416513" calcext:value-type="float">
            <text:p>24.609416513</text:p>
          </table:table-cell>
          <table:table-cell office:value-type="float" office:value="24.633726761" calcext:value-type="float">
            <text:p>24.633726761</text:p>
          </table:table-cell>
          <table:table-cell office:value-type="float" office:value="24.645060732" calcext:value-type="float">
            <text:p>24.645060732</text:p>
          </table:table-cell>
          <table:table-cell office:value-type="float" office:value="25.551525164" calcext:value-type="float">
            <text:p>25.551525164</text:p>
          </table:table-cell>
          <table:table-cell office:value-type="float" office:value="24.638788127" calcext:value-type="float">
            <text:p>24.638788127</text:p>
          </table:table-cell>
          <table:table-cell/>
          <table:table-cell office:value-type="float" office:value="0.041474896" calcext:value-type="float">
            <text:p>0.041474896</text:p>
          </table:table-cell>
          <table:table-cell office:value-type="float" office:value="0.066432846" calcext:value-type="float">
            <text:p>0.066432846</text:p>
          </table:table-cell>
          <table:table-cell office:value-type="float" office:value="0.078068714" calcext:value-type="float">
            <text:p>0.0780687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1629035" calcext:value-type="float">
            <text:p>0.07162903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2019-12-02 23:20:56</text:p>
          </table:table-cell>
          <table:table-cell office:value-type="float" office:value="24.58418" calcext:value-type="float">
            <text:p>24.58418</text:p>
          </table:table-cell>
          <table:table-cell office:value-type="string" calcext:value-type="string">
            <text:p><text:s/></text:p>
          </table:table-cell>
          <table:table-cell office:value-type="float" office:value="0.327099005" calcext:value-type="float">
            <text:p>0.327099005</text:p>
          </table:table-cell>
          <table:table-cell office:value-type="float" office:value="0.44745391" calcext:value-type="float">
            <text:p>0.44745391</text:p>
          </table:table-cell>
          <table:table-cell office:value-type="float" office:value="0.503089488" calcext:value-type="float">
            <text:p>0.503089488</text:p>
          </table:table-cell>
          <table:table-cell office:value-type="float" office:value="5" calcext:value-type="float">
            <text:p>5</text:p>
          </table:table-cell>
          <table:table-cell office:value-type="float" office:value="0.472271499" calcext:value-type="float">
            <text:p>0.472271499</text:p>
          </table:table-cell>
          <table:table-cell/>
          <table:table-cell office:value-type="float" office:value="0.002672377" calcext:value-type="float">
            <text:p>0.002672377</text:p>
          </table:table-cell>
          <table:table-cell office:value-type="float" office:value="0.003655669" calcext:value-type="float">
            <text:p>0.003655669</text:p>
          </table:table-cell>
          <table:table-cell office:value-type="float" office:value="0.004110208" calcext:value-type="float">
            <text:p>0.00411020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58427" calcext:value-type="float">
            <text:p>0.003858427</text:p>
          </table:table-cell>
          <table:table-cell/>
          <table:table-cell office:value-type="float" office:value="0.001633775" calcext:value-type="float">
            <text:p>0.001633775</text:p>
          </table:table-cell>
          <table:table-cell office:value-type="float" office:value="0.002617066" calcext:value-type="float">
            <text:p>0.002617066</text:p>
          </table:table-cell>
          <table:table-cell office:value-type="float" office:value="0.003071605" calcext:value-type="float">
            <text:p>0.00307160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19825" calcext:value-type="float">
            <text:p>0.002819825</text:p>
          </table:table-cell>
          <table:table-cell/>
          <table:table-cell office:value-type="float" office:value="24.624517191" calcext:value-type="float">
            <text:p>24.624517191</text:p>
          </table:table-cell>
          <table:table-cell office:value-type="float" office:value="24.648793324" calcext:value-type="float">
            <text:p>24.648793324</text:p>
          </table:table-cell>
          <table:table-cell office:value-type="float" office:value="24.660015094" calcext:value-type="float">
            <text:p>24.660015094</text:p>
          </table:table-cell>
          <table:table-cell office:value-type="float" office:value="25.566673748" calcext:value-type="float">
            <text:p>25.566673748</text:p>
          </table:table-cell>
          <table:table-cell office:value-type="float" office:value="24.653799078" calcext:value-type="float">
            <text:p>24.653799078</text:p>
          </table:table-cell>
          <table:table-cell/>
          <table:table-cell office:value-type="float" office:value="0.041412562" calcext:value-type="float">
            <text:p>0.041412562</text:p>
          </table:table-cell>
          <table:table-cell office:value-type="float" office:value="0.066335831" calcext:value-type="float">
            <text:p>0.066335831</text:p>
          </table:table-cell>
          <table:table-cell office:value-type="float" office:value="0.077856668" calcext:value-type="float">
            <text:p>0.0778566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1474998" calcext:value-type="float">
            <text:p>0.07147499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2019-12-02 23:20:57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326723495" calcext:value-type="float">
            <text:p>0.326723495</text:p>
          </table:table-cell>
          <table:table-cell office:value-type="float" office:value="0.446968132" calcext:value-type="float">
            <text:p>0.446968132</text:p>
          </table:table-cell>
          <table:table-cell office:value-type="float" office:value="0.50219661" calcext:value-type="float">
            <text:p>0.50219661</text:p>
          </table:table-cell>
          <table:table-cell office:value-type="float" office:value="5" calcext:value-type="float">
            <text:p>5</text:p>
          </table:table-cell>
          <table:table-cell office:value-type="float" office:value="0.471515116" calcext:value-type="float">
            <text:p>0.471515116</text:p>
          </table:table-cell>
          <table:table-cell/>
          <table:table-cell office:value-type="float" office:value="0.00266931" calcext:value-type="float">
            <text:p>0.00266931</text:p>
          </table:table-cell>
          <table:table-cell office:value-type="float" office:value="0.0036517" calcext:value-type="float">
            <text:p>0.0036517</text:p>
          </table:table-cell>
          <table:table-cell office:value-type="float" office:value="0.004102913" calcext:value-type="float">
            <text:p>0.0041029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52248" calcext:value-type="float">
            <text:p>0.003852248</text:p>
          </table:table-cell>
          <table:table-cell/>
          <table:table-cell office:value-type="float" office:value="0.001630707" calcext:value-type="float">
            <text:p>0.001630707</text:p>
          </table:table-cell>
          <table:table-cell office:value-type="float" office:value="0.002613098" calcext:value-type="float">
            <text:p>0.002613098</text:p>
          </table:table-cell>
          <table:table-cell office:value-type="float" office:value="0.003064311" calcext:value-type="float">
            <text:p>0.00306431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13645" calcext:value-type="float">
            <text:p>0.002813645</text:p>
          </table:table-cell>
          <table:table-cell/>
          <table:table-cell office:value-type="float" office:value="24.629495247" calcext:value-type="float">
            <text:p>24.629495247</text:p>
          </table:table-cell>
          <table:table-cell office:value-type="float" office:value="24.653749029" calcext:value-type="float">
            <text:p>24.653749029</text:p>
          </table:table-cell>
          <table:table-cell office:value-type="float" office:value="24.664888637" calcext:value-type="float">
            <text:p>24.664888637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65870018" calcext:value-type="float">
            <text:p>24.65870018</text:p>
          </table:table-cell>
          <table:table-cell/>
          <table:table-cell office:value-type="float" office:value="0.0413348" calcext:value-type="float">
            <text:p>0.0413348</text:p>
          </table:table-cell>
          <table:table-cell office:value-type="float" office:value="0.066235237" calcext:value-type="float">
            <text:p>0.066235237</text:p>
          </table:table-cell>
          <table:table-cell office:value-type="float" office:value="0.077671775" calcext:value-type="float">
            <text:p>0.07767177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1318368" calcext:value-type="float">
            <text:p>0.07131836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2019-12-02 23:20:58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326380173" calcext:value-type="float">
            <text:p>0.326380173</text:p>
          </table:table-cell>
          <table:table-cell office:value-type="float" office:value="0.446445399" calcext:value-type="float">
            <text:p>0.446445399</text:p>
          </table:table-cell>
          <table:table-cell office:value-type="float" office:value="0.501217306" calcext:value-type="float">
            <text:p>0.501217306</text:p>
          </table:table-cell>
          <table:table-cell office:value-type="float" office:value="5" calcext:value-type="float">
            <text:p>5</text:p>
          </table:table-cell>
          <table:table-cell office:value-type="float" office:value="0.470680055" calcext:value-type="float">
            <text:p>0.470680055</text:p>
          </table:table-cell>
          <table:table-cell/>
          <table:table-cell office:value-type="float" office:value="0.002666505" calcext:value-type="float">
            <text:p>0.002666505</text:p>
          </table:table-cell>
          <table:table-cell office:value-type="float" office:value="0.00364743" calcext:value-type="float">
            <text:p>0.00364743</text:p>
          </table:table-cell>
          <table:table-cell office:value-type="float" office:value="0.004094913" calcext:value-type="float">
            <text:p>0.00409491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45425" calcext:value-type="float">
            <text:p>0.003845425</text:p>
          </table:table-cell>
          <table:table-cell/>
          <table:table-cell office:value-type="float" office:value="0.001627902" calcext:value-type="float">
            <text:p>0.001627902</text:p>
          </table:table-cell>
          <table:table-cell office:value-type="float" office:value="0.002608827" calcext:value-type="float">
            <text:p>0.002608827</text:p>
          </table:table-cell>
          <table:table-cell office:value-type="float" office:value="0.00305631" calcext:value-type="float">
            <text:p>0.003056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06823" calcext:value-type="float">
            <text:p>0.002806823</text:p>
          </table:table-cell>
          <table:table-cell/>
          <table:table-cell office:value-type="float" office:value="24.629425997" calcext:value-type="float">
            <text:p>24.629425997</text:p>
          </table:table-cell>
          <table:table-cell office:value-type="float" office:value="24.653643593" calcext:value-type="float">
            <text:p>24.653643593</text:p>
          </table:table-cell>
          <table:table-cell office:value-type="float" office:value="24.664691112" calcext:value-type="float">
            <text:p>24.664691112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658531748" calcext:value-type="float">
            <text:p>24.658531748</text:p>
          </table:table-cell>
          <table:table-cell/>
          <table:table-cell office:value-type="float" office:value="0.041263703" calcext:value-type="float">
            <text:p>0.041263703</text:p>
          </table:table-cell>
          <table:table-cell office:value-type="float" office:value="0.06612699" calcext:value-type="float">
            <text:p>0.06612699</text:p>
          </table:table-cell>
          <table:table-cell office:value-type="float" office:value="0.077468985" calcext:value-type="float">
            <text:p>0.07746898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1145446" calcext:value-type="float">
            <text:p>0.07114544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2019-12-02 23:20:59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326109567" calcext:value-type="float">
            <text:p>0.326109567</text:p>
          </table:table-cell>
          <table:table-cell office:value-type="float" office:value="0.445945316" calcext:value-type="float">
            <text:p>0.445945316</text:p>
          </table:table-cell>
          <table:table-cell office:value-type="float" office:value="0.500263035" calcext:value-type="float">
            <text:p>0.500263035</text:p>
          </table:table-cell>
          <table:table-cell office:value-type="float" office:value="5" calcext:value-type="float">
            <text:p>5</text:p>
          </table:table-cell>
          <table:table-cell office:value-type="float" office:value="0.469874796" calcext:value-type="float">
            <text:p>0.469874796</text:p>
          </table:table-cell>
          <table:table-cell/>
          <table:table-cell office:value-type="float" office:value="0.002664294" calcext:value-type="float">
            <text:p>0.002664294</text:p>
          </table:table-cell>
          <table:table-cell office:value-type="float" office:value="0.003643344" calcext:value-type="float">
            <text:p>0.003643344</text:p>
          </table:table-cell>
          <table:table-cell office:value-type="float" office:value="0.004087116" calcext:value-type="float">
            <text:p>0.00408711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38846" calcext:value-type="float">
            <text:p>0.003838846</text:p>
          </table:table-cell>
          <table:table-cell/>
          <table:table-cell office:value-type="float" office:value="0.001625691" calcext:value-type="float">
            <text:p>0.001625691</text:p>
          </table:table-cell>
          <table:table-cell office:value-type="float" office:value="0.002604741" calcext:value-type="float">
            <text:p>0.002604741</text:p>
          </table:table-cell>
          <table:table-cell office:value-type="float" office:value="0.003048514" calcext:value-type="float">
            <text:p>0.00304851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800244" calcext:value-type="float">
            <text:p>0.002800244</text:p>
          </table:table-cell>
          <table:table-cell/>
          <table:table-cell office:value-type="float" office:value="24.629371414" calcext:value-type="float">
            <text:p>24.629371414</text:p>
          </table:table-cell>
          <table:table-cell office:value-type="float" office:value="24.653542726" calcext:value-type="float">
            <text:p>24.653542726</text:p>
          </table:table-cell>
          <table:table-cell office:value-type="float" office:value="24.664498636" calcext:value-type="float">
            <text:p>24.664498636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658369327" calcext:value-type="float">
            <text:p>24.658369327</text:p>
          </table:table-cell>
          <table:table-cell/>
          <table:table-cell office:value-type="float" office:value="0.041207665" calcext:value-type="float">
            <text:p>0.041207665</text:p>
          </table:table-cell>
          <table:table-cell office:value-type="float" office:value="0.066023434" calcext:value-type="float">
            <text:p>0.066023434</text:p>
          </table:table-cell>
          <table:table-cell office:value-type="float" office:value="0.077271379" calcext:value-type="float">
            <text:p>0.07727137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0978696" calcext:value-type="float">
            <text:p>0.07097869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2019-12-02 23:21:01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325835386" calcext:value-type="float">
            <text:p>0.325835386</text:p>
          </table:table-cell>
          <table:table-cell office:value-type="float" office:value="0.4454351" calcext:value-type="float">
            <text:p>0.4454351</text:p>
          </table:table-cell>
          <table:table-cell office:value-type="float" office:value="0.499177039" calcext:value-type="float">
            <text:p>0.499177039</text:p>
          </table:table-cell>
          <table:table-cell office:value-type="float" office:value="5" calcext:value-type="float">
            <text:p>5</text:p>
          </table:table-cell>
          <table:table-cell office:value-type="float" office:value="0.469180401" calcext:value-type="float">
            <text:p>0.469180401</text:p>
          </table:table-cell>
          <table:table-cell/>
          <table:table-cell office:value-type="float" office:value="0.002662054" calcext:value-type="float">
            <text:p>0.002662054</text:p>
          </table:table-cell>
          <table:table-cell office:value-type="float" office:value="0.003639176" calcext:value-type="float">
            <text:p>0.003639176</text:p>
          </table:table-cell>
          <table:table-cell office:value-type="float" office:value="0.004078244" calcext:value-type="float">
            <text:p>0.00407824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33173" calcext:value-type="float">
            <text:p>0.003833173</text:p>
          </table:table-cell>
          <table:table-cell/>
          <table:table-cell office:value-type="float" office:value="0.001623451" calcext:value-type="float">
            <text:p>0.001623451</text:p>
          </table:table-cell>
          <table:table-cell office:value-type="float" office:value="0.002600573" calcext:value-type="float">
            <text:p>0.002600573</text:p>
          </table:table-cell>
          <table:table-cell office:value-type="float" office:value="0.003039641" calcext:value-type="float">
            <text:p>0.00303964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9457" calcext:value-type="float">
            <text:p>0.00279457</text:p>
          </table:table-cell>
          <table:table-cell/>
          <table:table-cell office:value-type="float" office:value="24.63436991" calcext:value-type="float">
            <text:p>24.63436991</text:p>
          </table:table-cell>
          <table:table-cell office:value-type="float" office:value="24.658493504" calcext:value-type="float">
            <text:p>24.658493504</text:p>
          </table:table-cell>
          <table:table-cell office:value-type="float" office:value="24.669333231" calcext:value-type="float">
            <text:p>24.669333231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663282935" calcext:value-type="float">
            <text:p>24.663282935</text:p>
          </table:table-cell>
          <table:table-cell/>
          <table:table-cell office:value-type="float" office:value="0.041150886" calcext:value-type="float">
            <text:p>0.041150886</text:p>
          </table:table-cell>
          <table:table-cell office:value-type="float" office:value="0.065917779" calcext:value-type="float">
            <text:p>0.065917779</text:p>
          </table:table-cell>
          <table:table-cell office:value-type="float" office:value="0.077046495" calcext:value-type="float">
            <text:p>0.0770464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0834903" calcext:value-type="float">
            <text:p>0.07083490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2019-12-02 23:21:02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325161853" calcext:value-type="float">
            <text:p>0.325161853</text:p>
          </table:table-cell>
          <table:table-cell office:value-type="float" office:value="0.444905215" calcext:value-type="float">
            <text:p>0.444905215</text:p>
          </table:table-cell>
          <table:table-cell office:value-type="float" office:value="0.498057067" calcext:value-type="float">
            <text:p>0.498057067</text:p>
          </table:table-cell>
          <table:table-cell office:value-type="float" office:value="5" calcext:value-type="float">
            <text:p>5</text:p>
          </table:table-cell>
          <table:table-cell office:value-type="float" office:value="0.468500312" calcext:value-type="float">
            <text:p>0.468500312</text:p>
          </table:table-cell>
          <table:table-cell/>
          <table:table-cell office:value-type="float" office:value="0.002656551" calcext:value-type="float">
            <text:p>0.002656551</text:p>
          </table:table-cell>
          <table:table-cell office:value-type="float" office:value="0.003634847" calcext:value-type="float">
            <text:p>0.003634847</text:p>
          </table:table-cell>
          <table:table-cell office:value-type="float" office:value="0.004069094" calcext:value-type="float">
            <text:p>0.0040690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27617" calcext:value-type="float">
            <text:p>0.003827617</text:p>
          </table:table-cell>
          <table:table-cell/>
          <table:table-cell office:value-type="float" office:value="0.001617948" calcext:value-type="float">
            <text:p>0.001617948</text:p>
          </table:table-cell>
          <table:table-cell office:value-type="float" office:value="0.002596244" calcext:value-type="float">
            <text:p>0.002596244</text:p>
          </table:table-cell>
          <table:table-cell office:value-type="float" office:value="0.003030491" calcext:value-type="float">
            <text:p>0.0030304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89014" calcext:value-type="float">
            <text:p>0.002789014</text:p>
          </table:table-cell>
          <table:table-cell/>
          <table:table-cell office:value-type="float" office:value="24.634234055" calcext:value-type="float">
            <text:p>24.634234055</text:p>
          </table:table-cell>
          <table:table-cell office:value-type="float" office:value="24.658386626" calcext:value-type="float">
            <text:p>24.658386626</text:p>
          </table:table-cell>
          <table:table-cell office:value-type="float" office:value="24.669107334" calcext:value-type="float">
            <text:p>24.669107334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663145761" calcext:value-type="float">
            <text:p>24.663145761</text:p>
          </table:table-cell>
          <table:table-cell/>
          <table:table-cell office:value-type="float" office:value="0.041011408" calcext:value-type="float">
            <text:p>0.041011408</text:p>
          </table:table-cell>
          <table:table-cell office:value-type="float" office:value="0.065808051" calcext:value-type="float">
            <text:p>0.065808051</text:p>
          </table:table-cell>
          <table:table-cell office:value-type="float" office:value="0.076814577" calcext:value-type="float">
            <text:p>0.07681457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0694072" calcext:value-type="float">
            <text:p>0.07069407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s/>2019-12-02 23:21:03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324186125" calcext:value-type="float">
            <text:p>0.324186125</text:p>
          </table:table-cell>
          <table:table-cell office:value-type="float" office:value="0.444423609" calcext:value-type="float">
            <text:p>0.444423609</text:p>
          </table:table-cell>
          <table:table-cell office:value-type="float" office:value="0.497407376" calcext:value-type="float">
            <text:p>0.497407376</text:p>
          </table:table-cell>
          <table:table-cell office:value-type="float" office:value="5" calcext:value-type="float">
            <text:p>5</text:p>
          </table:table-cell>
          <table:table-cell office:value-type="float" office:value="0.467628296" calcext:value-type="float">
            <text:p>0.467628296</text:p>
          </table:table-cell>
          <table:table-cell/>
          <table:table-cell office:value-type="float" office:value="0.002648579" calcext:value-type="float">
            <text:p>0.002648579</text:p>
          </table:table-cell>
          <table:table-cell office:value-type="float" office:value="0.003630912" calcext:value-type="float">
            <text:p>0.003630912</text:p>
          </table:table-cell>
          <table:table-cell office:value-type="float" office:value="0.004063786" calcext:value-type="float">
            <text:p>0.0040637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20493" calcext:value-type="float">
            <text:p>0.003820493</text:p>
          </table:table-cell>
          <table:table-cell/>
          <table:table-cell office:value-type="float" office:value="0.001609977" calcext:value-type="float">
            <text:p>0.001609977</text:p>
          </table:table-cell>
          <table:table-cell office:value-type="float" office:value="0.002592309" calcext:value-type="float">
            <text:p>0.002592309</text:p>
          </table:table-cell>
          <table:table-cell office:value-type="float" office:value="0.003025183" calcext:value-type="float">
            <text:p>0.00302518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8189" calcext:value-type="float">
            <text:p>0.00278189</text:p>
          </table:table-cell>
          <table:table-cell/>
          <table:table-cell office:value-type="float" office:value="24.628983444" calcext:value-type="float">
            <text:p>24.628983444</text:p>
          </table:table-cell>
          <table:table-cell office:value-type="float" office:value="24.653235795" calcext:value-type="float">
            <text:p>24.653235795</text:p>
          </table:table-cell>
          <table:table-cell office:value-type="float" office:value="24.663922651" calcext:value-type="float">
            <text:p>24.663922651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657916206" calcext:value-type="float">
            <text:p>24.657916206</text:p>
          </table:table-cell>
          <table:table-cell/>
          <table:table-cell office:value-type="float" office:value="0.04080935" calcext:value-type="float">
            <text:p>0.04080935</text:p>
          </table:table-cell>
          <table:table-cell office:value-type="float" office:value="0.065708321" calcext:value-type="float">
            <text:p>0.065708321</text:p>
          </table:table-cell>
          <table:table-cell office:value-type="float" office:value="0.076680042" calcext:value-type="float">
            <text:p>0.0766800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0513497" calcext:value-type="float">
            <text:p>0.07051349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2019-12-02 23:21:04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323416629" calcext:value-type="float">
            <text:p>0.323416629</text:p>
          </table:table-cell>
          <table:table-cell office:value-type="float" office:value="0.443940216" calcext:value-type="float">
            <text:p>0.443940216</text:p>
          </table:table-cell>
          <table:table-cell office:value-type="float" office:value="0.496648609" calcext:value-type="float">
            <text:p>0.496648609</text:p>
          </table:table-cell>
          <table:table-cell office:value-type="float" office:value="5" calcext:value-type="float">
            <text:p>5</text:p>
          </table:table-cell>
          <table:table-cell office:value-type="float" office:value="0.466748532" calcext:value-type="float">
            <text:p>0.466748532</text:p>
          </table:table-cell>
          <table:table-cell/>
          <table:table-cell office:value-type="float" office:value="0.002642293" calcext:value-type="float">
            <text:p>0.002642293</text:p>
          </table:table-cell>
          <table:table-cell office:value-type="float" office:value="0.003626963" calcext:value-type="float">
            <text:p>0.003626963</text:p>
          </table:table-cell>
          <table:table-cell office:value-type="float" office:value="0.004057587" calcext:value-type="float">
            <text:p>0.0040575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13305" calcext:value-type="float">
            <text:p>0.003813305</text:p>
          </table:table-cell>
          <table:table-cell/>
          <table:table-cell office:value-type="float" office:value="0.00160369" calcext:value-type="float">
            <text:p>0.00160369</text:p>
          </table:table-cell>
          <table:table-cell office:value-type="float" office:value="0.00258836" calcext:value-type="float">
            <text:p>0.00258836</text:p>
          </table:table-cell>
          <table:table-cell office:value-type="float" office:value="0.003018984" calcext:value-type="float">
            <text:p>0.0030189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74702" calcext:value-type="float">
            <text:p>0.002774702</text:p>
          </table:table-cell>
          <table:table-cell/>
          <table:table-cell office:value-type="float" office:value="24.628828232" calcext:value-type="float">
            <text:p>24.628828232</text:p>
          </table:table-cell>
          <table:table-cell office:value-type="float" office:value="24.653138294" calcext:value-type="float">
            <text:p>24.653138294</text:p>
          </table:table-cell>
          <table:table-cell office:value-type="float" office:value="24.663769608" calcext:value-type="float">
            <text:p>24.663769608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657738757" calcext:value-type="float">
            <text:p>24.657738757</text:p>
          </table:table-cell>
          <table:table-cell/>
          <table:table-cell office:value-type="float" office:value="0.040649999" calcext:value-type="float">
            <text:p>0.040649999</text:p>
          </table:table-cell>
          <table:table-cell office:value-type="float" office:value="0.065608221" calcext:value-type="float">
            <text:p>0.065608221</text:p>
          </table:table-cell>
          <table:table-cell office:value-type="float" office:value="0.076522919" calcext:value-type="float">
            <text:p>0.0765229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0331318" calcext:value-type="float">
            <text:p>0.0703313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2019-12-02 23:21:06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322942772" calcext:value-type="float">
            <text:p>0.322942772</text:p>
          </table:table-cell>
          <table:table-cell office:value-type="float" office:value="0.443516427" calcext:value-type="float">
            <text:p>0.443516427</text:p>
          </table:table-cell>
          <table:table-cell office:value-type="float" office:value="0.495714008" calcext:value-type="float">
            <text:p>0.495714008</text:p>
          </table:table-cell>
          <table:table-cell office:value-type="float" office:value="5" calcext:value-type="float">
            <text:p>5</text:p>
          </table:table-cell>
          <table:table-cell office:value-type="float" office:value="0.465894993" calcext:value-type="float">
            <text:p>0.465894993</text:p>
          </table:table-cell>
          <table:table-cell/>
          <table:table-cell office:value-type="float" office:value="0.002638421" calcext:value-type="float">
            <text:p>0.002638421</text:p>
          </table:table-cell>
          <table:table-cell office:value-type="float" office:value="0.0036235" calcext:value-type="float">
            <text:p>0.0036235</text:p>
          </table:table-cell>
          <table:table-cell office:value-type="float" office:value="0.004049951" calcext:value-type="float">
            <text:p>0.0040499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06332" calcext:value-type="float">
            <text:p>0.003806332</text:p>
          </table:table-cell>
          <table:table-cell/>
          <table:table-cell office:value-type="float" office:value="0.001599819" calcext:value-type="float">
            <text:p>0.001599819</text:p>
          </table:table-cell>
          <table:table-cell office:value-type="float" office:value="0.002584897" calcext:value-type="float">
            <text:p>0.002584897</text:p>
          </table:table-cell>
          <table:table-cell office:value-type="float" office:value="0.003011348" calcext:value-type="float">
            <text:p>0.00301134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67729" calcext:value-type="float">
            <text:p>0.002767729</text:p>
          </table:table-cell>
          <table:table-cell/>
          <table:table-cell office:value-type="float" office:value="24.633786455" calcext:value-type="float">
            <text:p>24.633786455</text:p>
          </table:table-cell>
          <table:table-cell office:value-type="float" office:value="24.658106506" calcext:value-type="float">
            <text:p>24.658106506</text:p>
          </table:table-cell>
          <table:table-cell office:value-type="float" office:value="24.668634743" calcext:value-type="float">
            <text:p>24.668634743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662620269" calcext:value-type="float">
            <text:p>24.662620269</text:p>
          </table:table-cell>
          <table:table-cell/>
          <table:table-cell office:value-type="float" office:value="0.04055187" calcext:value-type="float">
            <text:p>0.04055187</text:p>
          </table:table-cell>
          <table:table-cell office:value-type="float" office:value="0.065520463" calcext:value-type="float">
            <text:p>0.065520463</text:p>
          </table:table-cell>
          <table:table-cell office:value-type="float" office:value="0.076329386" calcext:value-type="float">
            <text:p>0.07632938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0154569" calcext:value-type="float">
            <text:p>0.07015456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2019-12-02 23:21:07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22636404" calcext:value-type="float">
            <text:p>0.322636404</text:p>
          </table:table-cell>
          <table:table-cell office:value-type="float" office:value="0.442966872" calcext:value-type="float">
            <text:p>0.442966872</text:p>
          </table:table-cell>
          <table:table-cell office:value-type="float" office:value="0.49465543" calcext:value-type="float">
            <text:p>0.49465543</text:p>
          </table:table-cell>
          <table:table-cell office:value-type="float" office:value="5" calcext:value-type="float">
            <text:p>5</text:p>
          </table:table-cell>
          <table:table-cell office:value-type="float" office:value="0.465177949" calcext:value-type="float">
            <text:p>0.465177949</text:p>
          </table:table-cell>
          <table:table-cell/>
          <table:table-cell office:value-type="float" office:value="0.002635918" calcext:value-type="float">
            <text:p>0.002635918</text:p>
          </table:table-cell>
          <table:table-cell office:value-type="float" office:value="0.00361901" calcext:value-type="float">
            <text:p>0.00361901</text:p>
          </table:table-cell>
          <table:table-cell office:value-type="float" office:value="0.004041303" calcext:value-type="float">
            <text:p>0.0040413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800473" calcext:value-type="float">
            <text:p>0.003800473</text:p>
          </table:table-cell>
          <table:table-cell/>
          <table:table-cell office:value-type="float" office:value="0.001597316" calcext:value-type="float">
            <text:p>0.001597316</text:p>
          </table:table-cell>
          <table:table-cell office:value-type="float" office:value="0.002580408" calcext:value-type="float">
            <text:p>0.002580408</text:p>
          </table:table-cell>
          <table:table-cell office:value-type="float" office:value="0.0030027" calcext:value-type="float">
            <text:p>0.00300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61871" calcext:value-type="float">
            <text:p>0.002761871</text:p>
          </table:table-cell>
          <table:table-cell/>
          <table:table-cell office:value-type="float" office:value="24.638778462" calcext:value-type="float">
            <text:p>24.638778462</text:p>
          </table:table-cell>
          <table:table-cell office:value-type="float" office:value="24.663049353" calcext:value-type="float">
            <text:p>24.663049353</text:p>
          </table:table-cell>
          <table:table-cell office:value-type="float" office:value="24.673474873" calcext:value-type="float">
            <text:p>24.673474873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7529313" calcext:value-type="float">
            <text:p>24.667529313</text:p>
          </table:table-cell>
          <table:table-cell/>
          <table:table-cell office:value-type="float" office:value="0.040488426" calcext:value-type="float">
            <text:p>0.040488426</text:p>
          </table:table-cell>
          <table:table-cell office:value-type="float" office:value="0.065406662" calcext:value-type="float">
            <text:p>0.065406662</text:p>
          </table:table-cell>
          <table:table-cell office:value-type="float" office:value="0.07611018" calcext:value-type="float">
            <text:p>0.0761101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0006086" calcext:value-type="float">
            <text:p>0.07000608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2019-12-02 23:21:08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22285929" calcext:value-type="float">
            <text:p>0.322285929</text:p>
          </table:table-cell>
          <table:table-cell office:value-type="float" office:value="0.442049556" calcext:value-type="float">
            <text:p>0.442049556</text:p>
          </table:table-cell>
          <table:table-cell office:value-type="float" office:value="0.493679105" calcext:value-type="float">
            <text:p>0.493679105</text:p>
          </table:table-cell>
          <table:table-cell office:value-type="float" office:value="5" calcext:value-type="float">
            <text:p>5</text:p>
          </table:table-cell>
          <table:table-cell office:value-type="float" office:value="0.464377459" calcext:value-type="float">
            <text:p>0.464377459</text:p>
          </table:table-cell>
          <table:table-cell/>
          <table:table-cell office:value-type="float" office:value="0.002633055" calcext:value-type="float">
            <text:p>0.002633055</text:p>
          </table:table-cell>
          <table:table-cell office:value-type="float" office:value="0.003611516" calcext:value-type="float">
            <text:p>0.003611516</text:p>
          </table:table-cell>
          <table:table-cell office:value-type="float" office:value="0.004033326" calcext:value-type="float">
            <text:p>0.0040333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93933" calcext:value-type="float">
            <text:p>0.003793933</text:p>
          </table:table-cell>
          <table:table-cell/>
          <table:table-cell office:value-type="float" office:value="0.001594452" calcext:value-type="float">
            <text:p>0.001594452</text:p>
          </table:table-cell>
          <table:table-cell office:value-type="float" office:value="0.002572913" calcext:value-type="float">
            <text:p>0.002572913</text:p>
          </table:table-cell>
          <table:table-cell office:value-type="float" office:value="0.002994723" calcext:value-type="float">
            <text:p>0.00299472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55331" calcext:value-type="float">
            <text:p>0.002755331</text:p>
          </table:table-cell>
          <table:table-cell/>
          <table:table-cell office:value-type="float" office:value="24.643761573" calcext:value-type="float">
            <text:p>24.643761573</text:p>
          </table:table-cell>
          <table:table-cell office:value-type="float" office:value="24.667918024" calcext:value-type="float">
            <text:p>24.667918024</text:p>
          </table:table-cell>
          <table:table-cell office:value-type="float" office:value="24.678331597" calcext:value-type="float">
            <text:p>24.678331597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72421528" calcext:value-type="float">
            <text:p>24.672421528</text:p>
          </table:table-cell>
          <table:table-cell/>
          <table:table-cell office:value-type="float" office:value="0.040415848" calcext:value-type="float">
            <text:p>0.040415848</text:p>
          </table:table-cell>
          <table:table-cell office:value-type="float" office:value="0.065216706" calcext:value-type="float">
            <text:p>0.065216706</text:p>
          </table:table-cell>
          <table:table-cell office:value-type="float" office:value="0.075908007" calcext:value-type="float">
            <text:p>0.0759080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9840322" calcext:value-type="float">
            <text:p>0.0698403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2019-12-02 23:21:09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322082677" calcext:value-type="float">
            <text:p>0.322082677</text:p>
          </table:table-cell>
          <table:table-cell office:value-type="float" office:value="0.441886239" calcext:value-type="float">
            <text:p>0.441886239</text:p>
          </table:table-cell>
          <table:table-cell office:value-type="float" office:value="0.492624103" calcext:value-type="float">
            <text:p>0.492624103</text:p>
          </table:table-cell>
          <table:table-cell office:value-type="float" office:value="5" calcext:value-type="float">
            <text:p>5</text:p>
          </table:table-cell>
          <table:table-cell office:value-type="float" office:value="0.463669355" calcext:value-type="float">
            <text:p>0.463669355</text:p>
          </table:table-cell>
          <table:table-cell/>
          <table:table-cell office:value-type="float" office:value="0.002631394" calcext:value-type="float">
            <text:p>0.002631394</text:p>
          </table:table-cell>
          <table:table-cell office:value-type="float" office:value="0.003610182" calcext:value-type="float">
            <text:p>0.003610182</text:p>
          </table:table-cell>
          <table:table-cell office:value-type="float" office:value="0.004024707" calcext:value-type="float">
            <text:p>0.00402470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88148" calcext:value-type="float">
            <text:p>0.003788148</text:p>
          </table:table-cell>
          <table:table-cell/>
          <table:table-cell office:value-type="float" office:value="0.001592792" calcext:value-type="float">
            <text:p>0.001592792</text:p>
          </table:table-cell>
          <table:table-cell office:value-type="float" office:value="0.002571579" calcext:value-type="float">
            <text:p>0.002571579</text:p>
          </table:table-cell>
          <table:table-cell office:value-type="float" office:value="0.002986104" calcext:value-type="float">
            <text:p>0.00298610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49546" calcext:value-type="float">
            <text:p>0.002749546</text:p>
          </table:table-cell>
          <table:table-cell/>
          <table:table-cell office:value-type="float" office:value="24.648774381" calcext:value-type="float">
            <text:p>24.648774381</text:p>
          </table:table-cell>
          <table:table-cell office:value-type="float" office:value="24.672938777" calcext:value-type="float">
            <text:p>24.672938777</text:p>
          </table:table-cell>
          <table:table-cell office:value-type="float" office:value="24.683172453" calcext:value-type="float">
            <text:p>24.683172453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77332378" calcext:value-type="float">
            <text:p>24.677332378</text:p>
          </table:table-cell>
          <table:table-cell/>
          <table:table-cell office:value-type="float" office:value="0.040373757" calcext:value-type="float">
            <text:p>0.040373757</text:p>
          </table:table-cell>
          <table:table-cell office:value-type="float" office:value="0.065182887" calcext:value-type="float">
            <text:p>0.065182887</text:p>
          </table:table-cell>
          <table:table-cell office:value-type="float" office:value="0.075689542" calcext:value-type="float">
            <text:p>0.07568954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969369" calcext:value-type="float">
            <text:p>0.0696936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2019-12-02 23:21:11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322006979" calcext:value-type="float">
            <text:p>0.322006979</text:p>
          </table:table-cell>
          <table:table-cell office:value-type="float" office:value="0.441342049" calcext:value-type="float">
            <text:p>0.441342049</text:p>
          </table:table-cell>
          <table:table-cell office:value-type="float" office:value="0.491848647" calcext:value-type="float">
            <text:p>0.491848647</text:p>
          </table:table-cell>
          <table:table-cell office:value-type="float" office:value="5" calcext:value-type="float">
            <text:p>5</text:p>
          </table:table-cell>
          <table:table-cell office:value-type="float" office:value="0.462865289" calcext:value-type="float">
            <text:p>0.462865289</text:p>
          </table:table-cell>
          <table:table-cell/>
          <table:table-cell office:value-type="float" office:value="0.002630776" calcext:value-type="float">
            <text:p>0.002630776</text:p>
          </table:table-cell>
          <table:table-cell office:value-type="float" office:value="0.003605736" calcext:value-type="float">
            <text:p>0.003605736</text:p>
          </table:table-cell>
          <table:table-cell office:value-type="float" office:value="0.004018371" calcext:value-type="float">
            <text:p>0.00401837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81579" calcext:value-type="float">
            <text:p>0.003781579</text:p>
          </table:table-cell>
          <table:table-cell/>
          <table:table-cell office:value-type="float" office:value="0.001592173" calcext:value-type="float">
            <text:p>0.001592173</text:p>
          </table:table-cell>
          <table:table-cell office:value-type="float" office:value="0.002567133" calcext:value-type="float">
            <text:p>0.002567133</text:p>
          </table:table-cell>
          <table:table-cell office:value-type="float" office:value="0.002979769" calcext:value-type="float">
            <text:p>0.0029797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42976" calcext:value-type="float">
            <text:p>0.002742976</text:p>
          </table:table-cell>
          <table:table-cell/>
          <table:table-cell office:value-type="float" office:value="24.653812917" calcext:value-type="float">
            <text:p>24.653812917</text:p>
          </table:table-cell>
          <table:table-cell office:value-type="float" office:value="24.67788271" calcext:value-type="float">
            <text:p>24.67788271</text:p>
          </table:table-cell>
          <table:table-cell office:value-type="float" office:value="24.688069695" calcext:value-type="float">
            <text:p>24.688069695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82223875" calcext:value-type="float">
            <text:p>24.682223875</text:p>
          </table:table-cell>
          <table:table-cell/>
          <table:table-cell office:value-type="float" office:value="0.040358081" calcext:value-type="float">
            <text:p>0.040358081</text:p>
          </table:table-cell>
          <table:table-cell office:value-type="float" office:value="0.065070196" calcext:value-type="float">
            <text:p>0.065070196</text:p>
          </table:table-cell>
          <table:table-cell office:value-type="float" office:value="0.075528964" calcext:value-type="float">
            <text:p>0.0755289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9527186" calcext:value-type="float">
            <text:p>0.06952718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s/>2019-12-02 23:21:12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21827569" calcext:value-type="float">
            <text:p>0.321827569</text:p>
          </table:table-cell>
          <table:table-cell office:value-type="float" office:value="0.440881305" calcext:value-type="float">
            <text:p>0.440881305</text:p>
          </table:table-cell>
          <table:table-cell office:value-type="float" office:value="0.490958749" calcext:value-type="float">
            <text:p>0.490958749</text:p>
          </table:table-cell>
          <table:table-cell office:value-type="float" office:value="5" calcext:value-type="float">
            <text:p>5</text:p>
          </table:table-cell>
          <table:table-cell office:value-type="float" office:value="0.462107117" calcext:value-type="float">
            <text:p>0.462107117</text:p>
          </table:table-cell>
          <table:table-cell/>
          <table:table-cell office:value-type="float" office:value="0.00262931" calcext:value-type="float">
            <text:p>0.00262931</text:p>
          </table:table-cell>
          <table:table-cell office:value-type="float" office:value="0.003601971" calcext:value-type="float">
            <text:p>0.003601971</text:p>
          </table:table-cell>
          <table:table-cell office:value-type="float" office:value="0.004011101" calcext:value-type="float">
            <text:p>0.0040111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75385" calcext:value-type="float">
            <text:p>0.003775385</text:p>
          </table:table-cell>
          <table:table-cell/>
          <table:table-cell office:value-type="float" office:value="0.001590707" calcext:value-type="float">
            <text:p>0.001590707</text:p>
          </table:table-cell>
          <table:table-cell office:value-type="float" office:value="0.002563369" calcext:value-type="float">
            <text:p>0.002563369</text:p>
          </table:table-cell>
          <table:table-cell office:value-type="float" office:value="0.002972498" calcext:value-type="float">
            <text:p>0.00297249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36782" calcext:value-type="float">
            <text:p>0.002736782</text:p>
          </table:table-cell>
          <table:table-cell/>
          <table:table-cell office:value-type="float" office:value="24.643669121" calcext:value-type="float">
            <text:p>24.643669121</text:p>
          </table:table-cell>
          <table:table-cell office:value-type="float" office:value="24.667682389" calcext:value-type="float">
            <text:p>24.667682389</text:p>
          </table:table-cell>
          <table:table-cell office:value-type="float" office:value="24.677782909" calcext:value-type="float">
            <text:p>24.677782909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71963604" calcext:value-type="float">
            <text:p>24.671963604</text:p>
          </table:table-cell>
          <table:table-cell/>
          <table:table-cell office:value-type="float" office:value="0.040320928" calcext:value-type="float">
            <text:p>0.040320928</text:p>
          </table:table-cell>
          <table:table-cell office:value-type="float" office:value="0.064974786" calcext:value-type="float">
            <text:p>0.064974786</text:p>
          </table:table-cell>
          <table:table-cell office:value-type="float" office:value="0.075344687" calcext:value-type="float">
            <text:p>0.07534468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9370186" calcext:value-type="float">
            <text:p>0.06937018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s/>2019-12-02 23:21:13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321705976" calcext:value-type="float">
            <text:p>0.321705976</text:p>
          </table:table-cell>
          <table:table-cell office:value-type="float" office:value="0.440490298" calcext:value-type="float">
            <text:p>0.440490298</text:p>
          </table:table-cell>
          <table:table-cell office:value-type="float" office:value="0.490390121" calcext:value-type="float">
            <text:p>0.490390121</text:p>
          </table:table-cell>
          <table:table-cell office:value-type="float" office:value="5" calcext:value-type="float">
            <text:p>5</text:p>
          </table:table-cell>
          <table:table-cell office:value-type="float" office:value="0.461317356" calcext:value-type="float">
            <text:p>0.461317356</text:p>
          </table:table-cell>
          <table:table-cell/>
          <table:table-cell office:value-type="float" office:value="0.002628317" calcext:value-type="float">
            <text:p>0.002628317</text:p>
          </table:table-cell>
          <table:table-cell office:value-type="float" office:value="0.003598777" calcext:value-type="float">
            <text:p>0.003598777</text:p>
          </table:table-cell>
          <table:table-cell office:value-type="float" office:value="0.004006455" calcext:value-type="float">
            <text:p>0.0040064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68933" calcext:value-type="float">
            <text:p>0.003768933</text:p>
          </table:table-cell>
          <table:table-cell/>
          <table:table-cell office:value-type="float" office:value="0.001589714" calcext:value-type="float">
            <text:p>0.001589714</text:p>
          </table:table-cell>
          <table:table-cell office:value-type="float" office:value="0.002560174" calcext:value-type="float">
            <text:p>0.002560174</text:p>
          </table:table-cell>
          <table:table-cell office:value-type="float" office:value="0.002967852" calcext:value-type="float">
            <text:p>0.0029678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3033" calcext:value-type="float">
            <text:p>0.00273033</text:p>
          </table:table-cell>
          <table:table-cell/>
          <table:table-cell office:value-type="float" office:value="24.653752204" calcext:value-type="float">
            <text:p>24.653752204</text:p>
          </table:table-cell>
          <table:table-cell office:value-type="float" office:value="24.677710914" calcext:value-type="float">
            <text:p>24.677710914</text:p>
          </table:table-cell>
          <table:table-cell office:value-type="float" office:value="24.687775517" calcext:value-type="float">
            <text:p>24.687775517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81911663" calcext:value-type="float">
            <text:p>24.681911663</text:p>
          </table:table-cell>
          <table:table-cell/>
          <table:table-cell office:value-type="float" office:value="0.040295748" calcext:value-type="float">
            <text:p>0.040295748</text:p>
          </table:table-cell>
          <table:table-cell office:value-type="float" office:value="0.064893817" calcext:value-type="float">
            <text:p>0.064893817</text:p>
          </table:table-cell>
          <table:table-cell office:value-type="float" office:value="0.075226938" calcext:value-type="float">
            <text:p>0.0752269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9206644" calcext:value-type="float">
            <text:p>0.06920664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2019-12-02 23:21:15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21593323" calcext:value-type="float">
            <text:p>0.321593323</text:p>
          </table:table-cell>
          <table:table-cell office:value-type="float" office:value="0.440036707" calcext:value-type="float">
            <text:p>0.440036707</text:p>
          </table:table-cell>
          <table:table-cell office:value-type="float" office:value="0.489590226" calcext:value-type="float">
            <text:p>0.489590226</text:p>
          </table:table-cell>
          <table:table-cell office:value-type="float" office:value="5" calcext:value-type="float">
            <text:p>5</text:p>
          </table:table-cell>
          <table:table-cell office:value-type="float" office:value="0.460531766" calcext:value-type="float">
            <text:p>0.460531766</text:p>
          </table:table-cell>
          <table:table-cell/>
          <table:table-cell office:value-type="float" office:value="0.002627396" calcext:value-type="float">
            <text:p>0.002627396</text:p>
          </table:table-cell>
          <table:table-cell office:value-type="float" office:value="0.003595071" calcext:value-type="float">
            <text:p>0.003595071</text:p>
          </table:table-cell>
          <table:table-cell office:value-type="float" office:value="0.00399992" calcext:value-type="float">
            <text:p>0.003999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62514" calcext:value-type="float">
            <text:p>0.003762514</text:p>
          </table:table-cell>
          <table:table-cell/>
          <table:table-cell office:value-type="float" office:value="0.001588794" calcext:value-type="float">
            <text:p>0.001588794</text:p>
          </table:table-cell>
          <table:table-cell office:value-type="float" office:value="0.002556468" calcext:value-type="float">
            <text:p>0.002556468</text:p>
          </table:table-cell>
          <table:table-cell office:value-type="float" office:value="0.002961317" calcext:value-type="float">
            <text:p>0.0029613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23912" calcext:value-type="float">
            <text:p>0.002723912</text:p>
          </table:table-cell>
          <table:table-cell/>
          <table:table-cell office:value-type="float" office:value="24.658783287" calcext:value-type="float">
            <text:p>24.658783287</text:p>
          </table:table-cell>
          <table:table-cell office:value-type="float" office:value="24.682673122" calcext:value-type="float">
            <text:p>24.682673122</text:p>
          </table:table-cell>
          <table:table-cell office:value-type="float" office:value="24.692667833" calcext:value-type="float">
            <text:p>24.692667833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680689" calcext:value-type="float">
            <text:p>24.68680689</text:p>
          </table:table-cell>
          <table:table-cell/>
          <table:table-cell office:value-type="float" office:value="0.040272419" calcext:value-type="float">
            <text:p>0.040272419</text:p>
          </table:table-cell>
          <table:table-cell office:value-type="float" office:value="0.064799888" calcext:value-type="float">
            <text:p>0.064799888</text:p>
          </table:table-cell>
          <table:table-cell office:value-type="float" office:value="0.075061299" calcext:value-type="float">
            <text:p>0.07506129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9043966" calcext:value-type="float">
            <text:p>0.06904396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2019-12-02 23:21:16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321551004" calcext:value-type="float">
            <text:p>0.321551004</text:p>
          </table:table-cell>
          <table:table-cell office:value-type="float" office:value="0.439426951" calcext:value-type="float">
            <text:p>0.439426951</text:p>
          </table:table-cell>
          <table:table-cell office:value-type="float" office:value="0.488668142" calcext:value-type="float">
            <text:p>0.488668142</text:p>
          </table:table-cell>
          <table:table-cell office:value-type="float" office:value="5" calcext:value-type="float">
            <text:p>5</text:p>
          </table:table-cell>
          <table:table-cell office:value-type="float" office:value="0.459829028" calcext:value-type="float">
            <text:p>0.459829028</text:p>
          </table:table-cell>
          <table:table-cell/>
          <table:table-cell office:value-type="float" office:value="0.002627051" calcext:value-type="float">
            <text:p>0.002627051</text:p>
          </table:table-cell>
          <table:table-cell office:value-type="float" office:value="0.003590089" calcext:value-type="float">
            <text:p>0.003590089</text:p>
          </table:table-cell>
          <table:table-cell office:value-type="float" office:value="0.003992387" calcext:value-type="float">
            <text:p>0.00399238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56773" calcext:value-type="float">
            <text:p>0.003756773</text:p>
          </table:table-cell>
          <table:table-cell/>
          <table:table-cell office:value-type="float" office:value="0.001588448" calcext:value-type="float">
            <text:p>0.001588448</text:p>
          </table:table-cell>
          <table:table-cell office:value-type="float" office:value="0.002551487" calcext:value-type="float">
            <text:p>0.002551487</text:p>
          </table:table-cell>
          <table:table-cell office:value-type="float" office:value="0.002953784" calcext:value-type="float">
            <text:p>0.00295378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1817" calcext:value-type="float">
            <text:p>0.00271817</text:p>
          </table:table-cell>
          <table:table-cell/>
          <table:table-cell office:value-type="float" office:value="24.663828557" calcext:value-type="float">
            <text:p>24.663828557</text:p>
          </table:table-cell>
          <table:table-cell office:value-type="float" office:value="24.687603834" calcext:value-type="float">
            <text:p>24.687603834</text:p>
          </table:table-cell>
          <table:table-cell office:value-type="float" office:value="24.697535505" calcext:value-type="float">
            <text:p>24.697535505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91718829" calcext:value-type="float">
            <text:p>24.691718829</text:p>
          </table:table-cell>
          <table:table-cell/>
          <table:table-cell office:value-type="float" office:value="0.040263656" calcext:value-type="float">
            <text:p>0.040263656</text:p>
          </table:table-cell>
          <table:table-cell office:value-type="float" office:value="0.064673621" calcext:value-type="float">
            <text:p>0.064673621</text:p>
          </table:table-cell>
          <table:table-cell office:value-type="float" office:value="0.074870357" calcext:value-type="float">
            <text:p>0.0748703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8898445" calcext:value-type="float">
            <text:p>0.06889844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2019-12-02 23:21:17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21209469" calcext:value-type="float">
            <text:p>0.321209469</text:p>
          </table:table-cell>
          <table:table-cell office:value-type="float" office:value="0.43885117" calcext:value-type="float">
            <text:p>0.43885117</text:p>
          </table:table-cell>
          <table:table-cell office:value-type="float" office:value="0.487617312" calcext:value-type="float">
            <text:p>0.487617312</text:p>
          </table:table-cell>
          <table:table-cell office:value-type="float" office:value="5" calcext:value-type="float">
            <text:p>5</text:p>
          </table:table-cell>
          <table:table-cell office:value-type="float" office:value="0.459119136" calcext:value-type="float">
            <text:p>0.459119136</text:p>
          </table:table-cell>
          <table:table-cell/>
          <table:table-cell office:value-type="float" office:value="0.00262426" calcext:value-type="float">
            <text:p>0.00262426</text:p>
          </table:table-cell>
          <table:table-cell office:value-type="float" office:value="0.003585385" calcext:value-type="float">
            <text:p>0.003585385</text:p>
          </table:table-cell>
          <table:table-cell office:value-type="float" office:value="0.003983802" calcext:value-type="float">
            <text:p>0.0039838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50973" calcext:value-type="float">
            <text:p>0.003750973</text:p>
          </table:table-cell>
          <table:table-cell/>
          <table:table-cell office:value-type="float" office:value="0.001585658" calcext:value-type="float">
            <text:p>0.001585658</text:p>
          </table:table-cell>
          <table:table-cell office:value-type="float" office:value="0.002546783" calcext:value-type="float">
            <text:p>0.002546783</text:p>
          </table:table-cell>
          <table:table-cell office:value-type="float" office:value="0.002945199" calcext:value-type="float">
            <text:p>0.00294519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12371" calcext:value-type="float">
            <text:p>0.002712371</text:p>
          </table:table-cell>
          <table:table-cell/>
          <table:table-cell office:value-type="float" office:value="24.658705864" calcext:value-type="float">
            <text:p>24.658705864</text:p>
          </table:table-cell>
          <table:table-cell office:value-type="float" office:value="24.682434004" calcext:value-type="float">
            <text:p>24.682434004</text:p>
          </table:table-cell>
          <table:table-cell office:value-type="float" office:value="24.692269907" calcext:value-type="float">
            <text:p>24.692269907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6521969" calcext:value-type="float">
            <text:p>24.686521969</text:p>
          </table:table-cell>
          <table:table-cell/>
          <table:table-cell office:value-type="float" office:value="0.040192929" calcext:value-type="float">
            <text:p>0.040192929</text:p>
          </table:table-cell>
          <table:table-cell office:value-type="float" office:value="0.064554389" calcext:value-type="float">
            <text:p>0.064554389</text:p>
          </table:table-cell>
          <table:table-cell office:value-type="float" office:value="0.074652756" calcext:value-type="float">
            <text:p>0.07465275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8751442" calcext:value-type="float">
            <text:p>0.06875144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2019-12-02 23:21:18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20666471" calcext:value-type="float">
            <text:p>0.320666471</text:p>
          </table:table-cell>
          <table:table-cell office:value-type="float" office:value="0.43831294" calcext:value-type="float">
            <text:p>0.43831294</text:p>
          </table:table-cell>
          <table:table-cell office:value-type="float" office:value="0.487877189" calcext:value-type="float">
            <text:p>0.487877189</text:p>
          </table:table-cell>
          <table:table-cell office:value-type="float" office:value="5" calcext:value-type="float">
            <text:p>5</text:p>
          </table:table-cell>
          <table:table-cell office:value-type="float" office:value="0.458024795" calcext:value-type="float">
            <text:p>0.458024795</text:p>
          </table:table-cell>
          <table:table-cell/>
          <table:table-cell office:value-type="float" office:value="0.002619824" calcext:value-type="float">
            <text:p>0.002619824</text:p>
          </table:table-cell>
          <table:table-cell office:value-type="float" office:value="0.003580988" calcext:value-type="float">
            <text:p>0.003580988</text:p>
          </table:table-cell>
          <table:table-cell office:value-type="float" office:value="0.003985925" calcext:value-type="float">
            <text:p>0.00398592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42033" calcext:value-type="float">
            <text:p>0.003742033</text:p>
          </table:table-cell>
          <table:table-cell/>
          <table:table-cell office:value-type="float" office:value="0.001581221" calcext:value-type="float">
            <text:p>0.001581221</text:p>
          </table:table-cell>
          <table:table-cell office:value-type="float" office:value="0.002542385" calcext:value-type="float">
            <text:p>0.002542385</text:p>
          </table:table-cell>
          <table:table-cell office:value-type="float" office:value="0.002947322" calcext:value-type="float">
            <text:p>0.00294732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70343" calcext:value-type="float">
            <text:p>0.00270343</text:p>
          </table:table-cell>
          <table:table-cell/>
          <table:table-cell office:value-type="float" office:value="24.658596341" calcext:value-type="float">
            <text:p>24.658596341</text:p>
          </table:table-cell>
          <table:table-cell office:value-type="float" office:value="24.682325445" calcext:value-type="float">
            <text:p>24.682325445</text:p>
          </table:table-cell>
          <table:table-cell office:value-type="float" office:value="24.692322323" calcext:value-type="float">
            <text:p>24.692322323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6301245" calcext:value-type="float">
            <text:p>24.686301245</text:p>
          </table:table-cell>
          <table:table-cell/>
          <table:table-cell office:value-type="float" office:value="0.040080482" calcext:value-type="float">
            <text:p>0.040080482</text:p>
          </table:table-cell>
          <table:table-cell office:value-type="float" office:value="0.064442933" calcext:value-type="float">
            <text:p>0.064442933</text:p>
          </table:table-cell>
          <table:table-cell office:value-type="float" office:value="0.07470657" calcext:value-type="float">
            <text:p>0.0747065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8524828" calcext:value-type="float">
            <text:p>0.0685248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2019-12-02 23:21:20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320160427" calcext:value-type="float">
            <text:p>0.320160427</text:p>
          </table:table-cell>
          <table:table-cell office:value-type="float" office:value="0.437885575" calcext:value-type="float">
            <text:p>0.437885575</text:p>
          </table:table-cell>
          <table:table-cell office:value-type="float" office:value="0.487155376" calcext:value-type="float">
            <text:p>0.487155376</text:p>
          </table:table-cell>
          <table:table-cell office:value-type="float" office:value="5" calcext:value-type="float">
            <text:p>5</text:p>
          </table:table-cell>
          <table:table-cell office:value-type="float" office:value="0.457176621" calcext:value-type="float">
            <text:p>0.457176621</text:p>
          </table:table-cell>
          <table:table-cell/>
          <table:table-cell office:value-type="float" office:value="0.00261569" calcext:value-type="float">
            <text:p>0.00261569</text:p>
          </table:table-cell>
          <table:table-cell office:value-type="float" office:value="0.003577497" calcext:value-type="float">
            <text:p>0.003577497</text:p>
          </table:table-cell>
          <table:table-cell office:value-type="float" office:value="0.003980028" calcext:value-type="float">
            <text:p>0.0039800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35103" calcext:value-type="float">
            <text:p>0.003735103</text:p>
          </table:table-cell>
          <table:table-cell/>
          <table:table-cell office:value-type="float" office:value="0.001577087" calcext:value-type="float">
            <text:p>0.001577087</text:p>
          </table:table-cell>
          <table:table-cell office:value-type="float" office:value="0.002538894" calcext:value-type="float">
            <text:p>0.002538894</text:p>
          </table:table-cell>
          <table:table-cell office:value-type="float" office:value="0.002941425" calcext:value-type="float">
            <text:p>0.00294142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965" calcext:value-type="float">
            <text:p>0.0026965</text:p>
          </table:table-cell>
          <table:table-cell/>
          <table:table-cell office:value-type="float" office:value="24.663548078" calcext:value-type="float">
            <text:p>24.663548078</text:p>
          </table:table-cell>
          <table:table-cell office:value-type="float" office:value="24.687292946" calcext:value-type="float">
            <text:p>24.687292946</text:p>
          </table:table-cell>
          <table:table-cell office:value-type="float" office:value="24.69723039" calcext:value-type="float">
            <text:p>24.69723039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91183853" calcext:value-type="float">
            <text:p>24.691183853</text:p>
          </table:table-cell>
          <table:table-cell/>
          <table:table-cell office:value-type="float" office:value="0.039975688" calcext:value-type="float">
            <text:p>0.039975688</text:p>
          </table:table-cell>
          <table:table-cell office:value-type="float" office:value="0.064354434" calcext:value-type="float">
            <text:p>0.064354434</text:p>
          </table:table-cell>
          <table:table-cell office:value-type="float" office:value="0.0745571" calcext:value-type="float">
            <text:p>0.074557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834919" calcext:value-type="float">
            <text:p>0.068349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2019-12-02 23:21:21</text:p>
          </table:table-cell>
          <table:table-cell office:value-type="float" office:value="24.63472" calcext:value-type="float">
            <text:p>24.63472</text:p>
          </table:table-cell>
          <table:table-cell office:value-type="string" calcext:value-type="string">
            <text:p><text:s/></text:p>
          </table:table-cell>
          <table:table-cell office:value-type="float" office:value="0.319963732" calcext:value-type="float">
            <text:p>0.319963732</text:p>
          </table:table-cell>
          <table:table-cell office:value-type="float" office:value="0.437299065" calcext:value-type="float">
            <text:p>0.437299065</text:p>
          </table:table-cell>
          <table:table-cell office:value-type="float" office:value="0.486162959" calcext:value-type="float">
            <text:p>0.486162959</text:p>
          </table:table-cell>
          <table:table-cell office:value-type="float" office:value="5" calcext:value-type="float">
            <text:p>5</text:p>
          </table:table-cell>
          <table:table-cell office:value-type="float" office:value="0.456615741" calcext:value-type="float">
            <text:p>0.456615741</text:p>
          </table:table-cell>
          <table:table-cell/>
          <table:table-cell office:value-type="float" office:value="0.002614083" calcext:value-type="float">
            <text:p>0.002614083</text:p>
          </table:table-cell>
          <table:table-cell office:value-type="float" office:value="0.003572705" calcext:value-type="float">
            <text:p>0.003572705</text:p>
          </table:table-cell>
          <table:table-cell office:value-type="float" office:value="0.00397192" calcext:value-type="float">
            <text:p>0.0039719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30521" calcext:value-type="float">
            <text:p>0.003730521</text:p>
          </table:table-cell>
          <table:table-cell/>
          <table:table-cell office:value-type="float" office:value="0.00157548" calcext:value-type="float">
            <text:p>0.00157548</text:p>
          </table:table-cell>
          <table:table-cell office:value-type="float" office:value="0.002534102" calcext:value-type="float">
            <text:p>0.002534102</text:p>
          </table:table-cell>
          <table:table-cell office:value-type="float" office:value="0.002933317" calcext:value-type="float">
            <text:p>0.0029333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91918" calcext:value-type="float">
            <text:p>0.002691918</text:p>
          </table:table-cell>
          <table:table-cell/>
          <table:table-cell office:value-type="float" office:value="24.67361602" calcext:value-type="float">
            <text:p>24.67361602</text:p>
          </table:table-cell>
          <table:table-cell office:value-type="float" office:value="24.697282049" calcext:value-type="float">
            <text:p>24.697282049</text:p>
          </table:table-cell>
          <table:table-cell office:value-type="float" office:value="24.707137535" calcext:value-type="float">
            <text:p>24.707137535</text:p>
          </table:table-cell>
          <table:table-cell office:value-type="float" office:value="25.61716907" calcext:value-type="float">
            <text:p>25.61716907</text:p>
          </table:table-cell>
          <table:table-cell office:value-type="float" office:value="24.70117809" calcext:value-type="float">
            <text:p>24.70117809</text:p>
          </table:table-cell>
          <table:table-cell/>
          <table:table-cell office:value-type="float" office:value="0.039934956" calcext:value-type="float">
            <text:p>0.039934956</text:p>
          </table:table-cell>
          <table:table-cell office:value-type="float" office:value="0.064232981" calcext:value-type="float">
            <text:p>0.064232981</text:p>
          </table:table-cell>
          <table:table-cell office:value-type="float" office:value="0.074351594" calcext:value-type="float">
            <text:p>0.0743515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8233045" calcext:value-type="float">
            <text:p>0.06823304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2019-12-02 23:21:22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319764056" calcext:value-type="float">
            <text:p>0.319764056</text:p>
          </table:table-cell>
          <table:table-cell office:value-type="float" office:value="0.437012963" calcext:value-type="float">
            <text:p>0.437012963</text:p>
          </table:table-cell>
          <table:table-cell office:value-type="float" office:value="0.485860167" calcext:value-type="float">
            <text:p>0.485860167</text:p>
          </table:table-cell>
          <table:table-cell office:value-type="float" office:value="5" calcext:value-type="float">
            <text:p>5</text:p>
          </table:table-cell>
          <table:table-cell office:value-type="float" office:value="0.455641205" calcext:value-type="float">
            <text:p>0.455641205</text:p>
          </table:table-cell>
          <table:table-cell/>
          <table:table-cell office:value-type="float" office:value="0.002612451" calcext:value-type="float">
            <text:p>0.002612451</text:p>
          </table:table-cell>
          <table:table-cell office:value-type="float" office:value="0.003570367" calcext:value-type="float">
            <text:p>0.003570367</text:p>
          </table:table-cell>
          <table:table-cell office:value-type="float" office:value="0.003969446" calcext:value-type="float">
            <text:p>0.00396944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22559" calcext:value-type="float">
            <text:p>0.003722559</text:p>
          </table:table-cell>
          <table:table-cell/>
          <table:table-cell office:value-type="float" office:value="0.001573849" calcext:value-type="float">
            <text:p>0.001573849</text:p>
          </table:table-cell>
          <table:table-cell office:value-type="float" office:value="0.002531765" calcext:value-type="float">
            <text:p>0.002531765</text:p>
          </table:table-cell>
          <table:table-cell office:value-type="float" office:value="0.002930843" calcext:value-type="float">
            <text:p>0.00293084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83956" calcext:value-type="float">
            <text:p>0.002683956</text:p>
          </table:table-cell>
          <table:table-cell/>
          <table:table-cell office:value-type="float" office:value="24.66346813" calcext:value-type="float">
            <text:p>24.66346813</text:p>
          </table:table-cell>
          <table:table-cell office:value-type="float" office:value="24.687116944" calcext:value-type="float">
            <text:p>24.687116944</text:p>
          </table:table-cell>
          <table:table-cell office:value-type="float" office:value="24.696969155" calcext:value-type="float">
            <text:p>24.696969155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90874168" calcext:value-type="float">
            <text:p>24.690874168</text:p>
          </table:table-cell>
          <table:table-cell/>
          <table:table-cell office:value-type="float" office:value="0.039893606" calcext:value-type="float">
            <text:p>0.039893606</text:p>
          </table:table-cell>
          <table:table-cell office:value-type="float" office:value="0.064173735" calcext:value-type="float">
            <text:p>0.064173735</text:p>
          </table:table-cell>
          <table:table-cell office:value-type="float" office:value="0.074288893" calcext:value-type="float">
            <text:p>0.07428889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803124" calcext:value-type="float">
            <text:p>0.068031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019-12-02 23:21:23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19038668" calcext:value-type="float">
            <text:p>0.319038668</text:p>
          </table:table-cell>
          <table:table-cell office:value-type="float" office:value="0.436502151" calcext:value-type="float">
            <text:p>0.436502151</text:p>
          </table:table-cell>
          <table:table-cell office:value-type="float" office:value="0.485025702" calcext:value-type="float">
            <text:p>0.485025702</text:p>
          </table:table-cell>
          <table:table-cell office:value-type="float" office:value="5" calcext:value-type="float">
            <text:p>5</text:p>
          </table:table-cell>
          <table:table-cell office:value-type="float" office:value="0.454950983" calcext:value-type="float">
            <text:p>0.454950983</text:p>
          </table:table-cell>
          <table:table-cell/>
          <table:table-cell office:value-type="float" office:value="0.002606525" calcext:value-type="float">
            <text:p>0.002606525</text:p>
          </table:table-cell>
          <table:table-cell office:value-type="float" office:value="0.003566194" calcext:value-type="float">
            <text:p>0.003566194</text:p>
          </table:table-cell>
          <table:table-cell office:value-type="float" office:value="0.003962628" calcext:value-type="float">
            <text:p>0.00396262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1692" calcext:value-type="float">
            <text:p>0.00371692</text:p>
          </table:table-cell>
          <table:table-cell/>
          <table:table-cell office:value-type="float" office:value="0.001567922" calcext:value-type="float">
            <text:p>0.001567922</text:p>
          </table:table-cell>
          <table:table-cell office:value-type="float" office:value="0.002527591" calcext:value-type="float">
            <text:p>0.002527591</text:p>
          </table:table-cell>
          <table:table-cell office:value-type="float" office:value="0.002924026" calcext:value-type="float">
            <text:p>0.00292402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78317" calcext:value-type="float">
            <text:p>0.002678317</text:p>
          </table:table-cell>
          <table:table-cell/>
          <table:table-cell office:value-type="float" office:value="24.658268012" calcext:value-type="float">
            <text:p>24.658268012</text:p>
          </table:table-cell>
          <table:table-cell office:value-type="float" office:value="24.681960216" calcext:value-type="float">
            <text:p>24.681960216</text:p>
          </table:table-cell>
          <table:table-cell office:value-type="float" office:value="24.691747194" calcext:value-type="float">
            <text:p>24.691747194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5681271" calcext:value-type="float">
            <text:p>24.685681271</text:p>
          </table:table-cell>
          <table:table-cell/>
          <table:table-cell office:value-type="float" office:value="0.039743389" calcext:value-type="float">
            <text:p>0.039743389</text:p>
          </table:table-cell>
          <table:table-cell office:value-type="float" office:value="0.064067957" calcext:value-type="float">
            <text:p>0.064067957</text:p>
          </table:table-cell>
          <table:table-cell office:value-type="float" office:value="0.074116095" calcext:value-type="float">
            <text:p>0.0741160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788831" calcext:value-type="float">
            <text:p>0.0678883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2019-12-02 23:21:25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318052807" calcext:value-type="float">
            <text:p>0.318052807</text:p>
          </table:table-cell>
          <table:table-cell office:value-type="float" office:value="0.435961537" calcext:value-type="float">
            <text:p>0.435961537</text:p>
          </table:table-cell>
          <table:table-cell office:value-type="float" office:value="0.48420137" calcext:value-type="float">
            <text:p>0.48420137</text:p>
          </table:table-cell>
          <table:table-cell office:value-type="float" office:value="5" calcext:value-type="float">
            <text:p>5</text:p>
          </table:table-cell>
          <table:table-cell office:value-type="float" office:value="0.454192812" calcext:value-type="float">
            <text:p>0.454192812</text:p>
          </table:table-cell>
          <table:table-cell/>
          <table:table-cell office:value-type="float" office:value="0.002598471" calcext:value-type="float">
            <text:p>0.002598471</text:p>
          </table:table-cell>
          <table:table-cell office:value-type="float" office:value="0.003561777" calcext:value-type="float">
            <text:p>0.003561777</text:p>
          </table:table-cell>
          <table:table-cell office:value-type="float" office:value="0.003955894" calcext:value-type="float">
            <text:p>0.00395589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10726" calcext:value-type="float">
            <text:p>0.003710726</text:p>
          </table:table-cell>
          <table:table-cell/>
          <table:table-cell office:value-type="float" office:value="0.001559868" calcext:value-type="float">
            <text:p>0.001559868</text:p>
          </table:table-cell>
          <table:table-cell office:value-type="float" office:value="0.002523175" calcext:value-type="float">
            <text:p>0.002523175</text:p>
          </table:table-cell>
          <table:table-cell office:value-type="float" office:value="0.002917291" calcext:value-type="float">
            <text:p>0.00291729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72123" calcext:value-type="float">
            <text:p>0.002672123</text:p>
          </table:table-cell>
          <table:table-cell/>
          <table:table-cell office:value-type="float" office:value="24.668176781" calcext:value-type="float">
            <text:p>24.668176781</text:p>
          </table:table-cell>
          <table:table-cell office:value-type="float" office:value="24.691958577" calcext:value-type="float">
            <text:p>24.691958577</text:p>
          </table:table-cell>
          <table:table-cell office:value-type="float" office:value="24.701688242" calcext:value-type="float">
            <text:p>24.701688242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95635718" calcext:value-type="float">
            <text:p>24.695635718</text:p>
          </table:table-cell>
          <table:table-cell/>
          <table:table-cell office:value-type="float" office:value="0.039539231" calcext:value-type="float">
            <text:p>0.039539231</text:p>
          </table:table-cell>
          <table:table-cell office:value-type="float" office:value="0.063956007" calcext:value-type="float">
            <text:p>0.063956007</text:p>
          </table:table-cell>
          <table:table-cell office:value-type="float" office:value="0.073945395" calcext:value-type="float">
            <text:p>0.0739453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773131" calcext:value-type="float">
            <text:p>0.0677313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<text:s/>2019-12-02 23:21:26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316803493" calcext:value-type="float">
            <text:p>0.316803493</text:p>
          </table:table-cell>
          <table:table-cell office:value-type="float" office:value="0.43567305" calcext:value-type="float">
            <text:p>0.43567305</text:p>
          </table:table-cell>
          <table:table-cell office:value-type="float" office:value="0.483233986" calcext:value-type="float">
            <text:p>0.483233986</text:p>
          </table:table-cell>
          <table:table-cell office:value-type="float" office:value="5" calcext:value-type="float">
            <text:p>5</text:p>
          </table:table-cell>
          <table:table-cell office:value-type="float" office:value="0.453498418" calcext:value-type="float">
            <text:p>0.453498418</text:p>
          </table:table-cell>
          <table:table-cell/>
          <table:table-cell office:value-type="float" office:value="0.002588264" calcext:value-type="float">
            <text:p>0.002588264</text:p>
          </table:table-cell>
          <table:table-cell office:value-type="float" office:value="0.00355942" calcext:value-type="float">
            <text:p>0.00355942</text:p>
          </table:table-cell>
          <table:table-cell office:value-type="float" office:value="0.00394799" calcext:value-type="float">
            <text:p>0.003947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705052" calcext:value-type="float">
            <text:p>0.003705052</text:p>
          </table:table-cell>
          <table:table-cell/>
          <table:table-cell office:value-type="float" office:value="0.001549661" calcext:value-type="float">
            <text:p>0.001549661</text:p>
          </table:table-cell>
          <table:table-cell office:value-type="float" office:value="0.002520818" calcext:value-type="float">
            <text:p>0.002520818</text:p>
          </table:table-cell>
          <table:table-cell office:value-type="float" office:value="0.002909387" calcext:value-type="float">
            <text:p>0.00290938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6645" calcext:value-type="float">
            <text:p>0.00266645</text:p>
          </table:table-cell>
          <table:table-cell/>
          <table:table-cell office:value-type="float" office:value="24.662870986" calcext:value-type="float">
            <text:p>24.662870986</text:p>
          </table:table-cell>
          <table:table-cell office:value-type="float" office:value="24.68684669" calcext:value-type="float">
            <text:p>24.68684669</text:p>
          </table:table-cell>
          <table:table-cell office:value-type="float" office:value="24.696439471" calcext:value-type="float">
            <text:p>24.696439471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90441979" calcext:value-type="float">
            <text:p>24.690441979</text:p>
          </table:table-cell>
          <table:table-cell/>
          <table:table-cell office:value-type="float" office:value="0.039280517" calcext:value-type="float">
            <text:p>0.039280517</text:p>
          </table:table-cell>
          <table:table-cell office:value-type="float" office:value="0.063896267" calcext:value-type="float">
            <text:p>0.063896267</text:p>
          </table:table-cell>
          <table:table-cell office:value-type="float" office:value="0.073745073" calcext:value-type="float">
            <text:p>0.07374507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7587516" calcext:value-type="float">
            <text:p>0.0675875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s/>2019-12-02 23:21:27</text:p>
          </table:table-cell>
          <table:table-cell office:value-type="float" office:value="24.62967" calcext:value-type="float">
            <text:p>24.62967</text:p>
          </table:table-cell>
          <table:table-cell office:value-type="string" calcext:value-type="string">
            <text:p><text:s/></text:p>
          </table:table-cell>
          <table:table-cell office:value-type="float" office:value="0.315436162" calcext:value-type="float">
            <text:p>0.315436162</text:p>
          </table:table-cell>
          <table:table-cell office:value-type="float" office:value="0.4351831" calcext:value-type="float">
            <text:p>0.4351831</text:p>
          </table:table-cell>
          <table:table-cell office:value-type="float" office:value="0.482415614" calcext:value-type="float">
            <text:p>0.482415614</text:p>
          </table:table-cell>
          <table:table-cell office:value-type="float" office:value="5" calcext:value-type="float">
            <text:p>5</text:p>
          </table:table-cell>
          <table:table-cell office:value-type="float" office:value="0.452668125" calcext:value-type="float">
            <text:p>0.452668125</text:p>
          </table:table-cell>
          <table:table-cell/>
          <table:table-cell office:value-type="float" office:value="0.002577093" calcext:value-type="float">
            <text:p>0.002577093</text:p>
          </table:table-cell>
          <table:table-cell office:value-type="float" office:value="0.003555417" calcext:value-type="float">
            <text:p>0.003555417</text:p>
          </table:table-cell>
          <table:table-cell office:value-type="float" office:value="0.003941304" calcext:value-type="float">
            <text:p>0.00394130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98269" calcext:value-type="float">
            <text:p>0.003698269</text:p>
          </table:table-cell>
          <table:table-cell/>
          <table:table-cell office:value-type="float" office:value="0.00153849" calcext:value-type="float">
            <text:p>0.00153849</text:p>
          </table:table-cell>
          <table:table-cell office:value-type="float" office:value="0.002516815" calcext:value-type="float">
            <text:p>0.002516815</text:p>
          </table:table-cell>
          <table:table-cell office:value-type="float" office:value="0.002902701" calcext:value-type="float">
            <text:p>0.00290270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59666" calcext:value-type="float">
            <text:p>0.002659666</text:p>
          </table:table-cell>
          <table:table-cell/>
          <table:table-cell office:value-type="float" office:value="24.667649007" calcext:value-type="float">
            <text:p>24.667649007</text:p>
          </table:table-cell>
          <table:table-cell office:value-type="float" office:value="24.69180157" calcext:value-type="float">
            <text:p>24.69180157</text:p>
          </table:table-cell>
          <table:table-cell office:value-type="float" office:value="24.701328068" calcext:value-type="float">
            <text:p>24.701328068</text:p>
          </table:table-cell>
          <table:table-cell office:value-type="float" office:value="25.612119534" calcext:value-type="float">
            <text:p>25.612119534</text:p>
          </table:table-cell>
          <table:table-cell office:value-type="float" office:value="24.695328198" calcext:value-type="float">
            <text:p>24.695328198</text:p>
          </table:table-cell>
          <table:table-cell/>
          <table:table-cell office:value-type="float" office:value="0.038997363" calcext:value-type="float">
            <text:p>0.038997363</text:p>
          </table:table-cell>
          <table:table-cell office:value-type="float" office:value="0.063794809" calcext:value-type="float">
            <text:p>0.063794809</text:p>
          </table:table-cell>
          <table:table-cell office:value-type="float" office:value="0.073575607" calcext:value-type="float">
            <text:p>0.07357560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7415581" calcext:value-type="float">
            <text:p>0.06741558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s/>2019-12-02 23:21:29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14504542" calcext:value-type="float">
            <text:p>0.314504542</text:p>
          </table:table-cell>
          <table:table-cell office:value-type="float" office:value="0.434343271" calcext:value-type="float">
            <text:p>0.434343271</text:p>
          </table:table-cell>
          <table:table-cell office:value-type="float" office:value="0.480508862" calcext:value-type="float">
            <text:p>0.480508862</text:p>
          </table:table-cell>
          <table:table-cell office:value-type="float" office:value="5" calcext:value-type="float">
            <text:p>5</text:p>
          </table:table-cell>
          <table:table-cell office:value-type="float" office:value="0.452260429" calcext:value-type="float">
            <text:p>0.452260429</text:p>
          </table:table-cell>
          <table:table-cell/>
          <table:table-cell office:value-type="float" office:value="0.002569482" calcext:value-type="float">
            <text:p>0.002569482</text:p>
          </table:table-cell>
          <table:table-cell office:value-type="float" office:value="0.003548556" calcext:value-type="float">
            <text:p>0.003548556</text:p>
          </table:table-cell>
          <table:table-cell office:value-type="float" office:value="0.003925726" calcext:value-type="float">
            <text:p>0.00392572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94938" calcext:value-type="float">
            <text:p>0.003694938</text:p>
          </table:table-cell>
          <table:table-cell/>
          <table:table-cell office:value-type="float" office:value="0.001530879" calcext:value-type="float">
            <text:p>0.001530879</text:p>
          </table:table-cell>
          <table:table-cell office:value-type="float" office:value="0.002509953" calcext:value-type="float">
            <text:p>0.002509953</text:p>
          </table:table-cell>
          <table:table-cell office:value-type="float" office:value="0.002887123" calcext:value-type="float">
            <text:p>0.00288712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56335" calcext:value-type="float">
            <text:p>0.002656335</text:p>
          </table:table-cell>
          <table:table-cell/>
          <table:table-cell office:value-type="float" office:value="24.657353475" calcext:value-type="float">
            <text:p>24.657353475</text:p>
          </table:table-cell>
          <table:table-cell office:value-type="float" office:value="24.681524778" calcext:value-type="float">
            <text:p>24.681524778</text:p>
          </table:table-cell>
          <table:table-cell office:value-type="float" office:value="24.690836171" calcext:value-type="float">
            <text:p>24.690836171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5138598" calcext:value-type="float">
            <text:p>24.685138598</text:p>
          </table:table-cell>
          <table:table-cell/>
          <table:table-cell office:value-type="float" office:value="0.038804438" calcext:value-type="float">
            <text:p>0.038804438</text:p>
          </table:table-cell>
          <table:table-cell office:value-type="float" office:value="0.063620898" calcext:value-type="float">
            <text:p>0.063620898</text:p>
          </table:table-cell>
          <table:table-cell office:value-type="float" office:value="0.073180764" calcext:value-type="float">
            <text:p>0.0731807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7331156" calcext:value-type="float">
            <text:p>0.06733115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2019-12-02 23:21:30</text:p>
          </table:table-cell>
          <table:table-cell office:value-type="float" office:value="24.63472" calcext:value-type="float">
            <text:p>24.63472</text:p>
          </table:table-cell>
          <table:table-cell office:value-type="string" calcext:value-type="string">
            <text:p><text:s/></text:p>
          </table:table-cell>
          <table:table-cell office:value-type="float" office:value="0.313983597" calcext:value-type="float">
            <text:p>0.313983597</text:p>
          </table:table-cell>
          <table:table-cell office:value-type="float" office:value="0.43389564" calcext:value-type="float">
            <text:p>0.43389564</text:p>
          </table:table-cell>
          <table:table-cell office:value-type="float" office:value="0.479621348" calcext:value-type="float">
            <text:p>0.479621348</text:p>
          </table:table-cell>
          <table:table-cell office:value-type="float" office:value="5" calcext:value-type="float">
            <text:p>5</text:p>
          </table:table-cell>
          <table:table-cell office:value-type="float" office:value="0.451543981" calcext:value-type="float">
            <text:p>0.451543981</text:p>
          </table:table-cell>
          <table:table-cell/>
          <table:table-cell office:value-type="float" office:value="0.002565225" calcext:value-type="float">
            <text:p>0.002565225</text:p>
          </table:table-cell>
          <table:table-cell office:value-type="float" office:value="0.003544899" calcext:value-type="float">
            <text:p>0.003544899</text:p>
          </table:table-cell>
          <table:table-cell office:value-type="float" office:value="0.003918475" calcext:value-type="float">
            <text:p>0.00391847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89085" calcext:value-type="float">
            <text:p>0.003689085</text:p>
          </table:table-cell>
          <table:table-cell/>
          <table:table-cell office:value-type="float" office:value="0.001526623" calcext:value-type="float">
            <text:p>0.001526623</text:p>
          </table:table-cell>
          <table:table-cell office:value-type="float" office:value="0.002506296" calcext:value-type="float">
            <text:p>0.002506296</text:p>
          </table:table-cell>
          <table:table-cell office:value-type="float" office:value="0.002879872" calcext:value-type="float">
            <text:p>0.00287987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50482" calcext:value-type="float">
            <text:p>0.002650482</text:p>
          </table:table-cell>
          <table:table-cell/>
          <table:table-cell office:value-type="float" office:value="24.672409839" calcext:value-type="float">
            <text:p>24.672409839</text:p>
          </table:table-cell>
          <table:table-cell office:value-type="float" office:value="24.696595599" calcext:value-type="float">
            <text:p>24.696595599</text:p>
          </table:table-cell>
          <table:table-cell office:value-type="float" office:value="24.705818146" calcext:value-type="float">
            <text:p>24.705818146</text:p>
          </table:table-cell>
          <table:table-cell office:value-type="float" office:value="25.61716907" calcext:value-type="float">
            <text:p>25.61716907</text:p>
          </table:table-cell>
          <table:table-cell office:value-type="float" office:value="24.700155152" calcext:value-type="float">
            <text:p>24.700155152</text:p>
          </table:table-cell>
          <table:table-cell/>
          <table:table-cell office:value-type="float" office:value="0.038696558" calcext:value-type="float">
            <text:p>0.038696558</text:p>
          </table:table-cell>
          <table:table-cell office:value-type="float" office:value="0.063528203" calcext:value-type="float">
            <text:p>0.063528203</text:p>
          </table:table-cell>
          <table:table-cell office:value-type="float" office:value="0.072996981" calcext:value-type="float">
            <text:p>0.07299698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7182795" calcext:value-type="float">
            <text:p>0.06718279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s/>2019-12-02 23:21:31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13347615" calcext:value-type="float">
            <text:p>0.313347615</text:p>
          </table:table-cell>
          <table:table-cell office:value-type="float" office:value="0.43346291" calcext:value-type="float">
            <text:p>0.43346291</text:p>
          </table:table-cell>
          <table:table-cell office:value-type="float" office:value="0.478877482" calcext:value-type="float">
            <text:p>0.478877482</text:p>
          </table:table-cell>
          <table:table-cell office:value-type="float" office:value="5" calcext:value-type="float">
            <text:p>5</text:p>
          </table:table-cell>
          <table:table-cell office:value-type="float" office:value="0.450805479" calcext:value-type="float">
            <text:p>0.450805479</text:p>
          </table:table-cell>
          <table:table-cell/>
          <table:table-cell office:value-type="float" office:value="0.00256003" calcext:value-type="float">
            <text:p>0.00256003</text:p>
          </table:table-cell>
          <table:table-cell office:value-type="float" office:value="0.003541364" calcext:value-type="float">
            <text:p>0.003541364</text:p>
          </table:table-cell>
          <table:table-cell office:value-type="float" office:value="0.003912398" calcext:value-type="float">
            <text:p>0.0039123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83051" calcext:value-type="float">
            <text:p>0.003683051</text:p>
          </table:table-cell>
          <table:table-cell/>
          <table:table-cell office:value-type="float" office:value="0.001521427" calcext:value-type="float">
            <text:p>0.001521427</text:p>
          </table:table-cell>
          <table:table-cell office:value-type="float" office:value="0.002502761" calcext:value-type="float">
            <text:p>0.002502761</text:p>
          </table:table-cell>
          <table:table-cell office:value-type="float" office:value="0.002873795" calcext:value-type="float">
            <text:p>0.00287379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44449" calcext:value-type="float">
            <text:p>0.002644449</text:p>
          </table:table-cell>
          <table:table-cell/>
          <table:table-cell office:value-type="float" office:value="24.657120122" calcext:value-type="float">
            <text:p>24.657120122</text:p>
          </table:table-cell>
          <table:table-cell office:value-type="float" office:value="24.681347212" calcext:value-type="float">
            <text:p>24.681347212</text:p>
          </table:table-cell>
          <table:table-cell office:value-type="float" office:value="24.690507131" calcext:value-type="float">
            <text:p>24.690507131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4845141" calcext:value-type="float">
            <text:p>24.684845141</text:p>
          </table:table-cell>
          <table:table-cell/>
          <table:table-cell office:value-type="float" office:value="0.038564856" calcext:value-type="float">
            <text:p>0.038564856</text:p>
          </table:table-cell>
          <table:table-cell office:value-type="float" office:value="0.063438594" calcext:value-type="float">
            <text:p>0.063438594</text:p>
          </table:table-cell>
          <table:table-cell office:value-type="float" office:value="0.072842943" calcext:value-type="float">
            <text:p>0.0728429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7029868" calcext:value-type="float">
            <text:p>0.06702986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2019-12-02 23:21:32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12807001" calcext:value-type="float">
            <text:p>0.312807001</text:p>
          </table:table-cell>
          <table:table-cell office:value-type="float" office:value="0.432999782" calcext:value-type="float">
            <text:p>0.432999782</text:p>
          </table:table-cell>
          <table:table-cell office:value-type="float" office:value="0.478020367" calcext:value-type="float">
            <text:p>0.478020367</text:p>
          </table:table-cell>
          <table:table-cell office:value-type="float" office:value="5" calcext:value-type="float">
            <text:p>5</text:p>
          </table:table-cell>
          <table:table-cell office:value-type="float" office:value="0.450111681" calcext:value-type="float">
            <text:p>0.450111681</text:p>
          </table:table-cell>
          <table:table-cell/>
          <table:table-cell office:value-type="float" office:value="0.002555613" calcext:value-type="float">
            <text:p>0.002555613</text:p>
          </table:table-cell>
          <table:table-cell office:value-type="float" office:value="0.00353758" calcext:value-type="float">
            <text:p>0.00353758</text:p>
          </table:table-cell>
          <table:table-cell office:value-type="float" office:value="0.003905395" calcext:value-type="float">
            <text:p>0.0039053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77383" calcext:value-type="float">
            <text:p>0.003677383</text:p>
          </table:table-cell>
          <table:table-cell/>
          <table:table-cell office:value-type="float" office:value="0.00151701" calcext:value-type="float">
            <text:p>0.00151701</text:p>
          </table:table-cell>
          <table:table-cell office:value-type="float" office:value="0.002498977" calcext:value-type="float">
            <text:p>0.002498977</text:p>
          </table:table-cell>
          <table:table-cell office:value-type="float" office:value="0.002866792" calcext:value-type="float">
            <text:p>0.00286679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3878" calcext:value-type="float">
            <text:p>0.00263878</text:p>
          </table:table-cell>
          <table:table-cell/>
          <table:table-cell office:value-type="float" office:value="24.65701108" calcext:value-type="float">
            <text:p>24.65701108</text:p>
          </table:table-cell>
          <table:table-cell office:value-type="float" office:value="24.681253801" calcext:value-type="float">
            <text:p>24.681253801</text:p>
          </table:table-cell>
          <table:table-cell office:value-type="float" office:value="24.690334255" calcext:value-type="float">
            <text:p>24.690334255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4705204" calcext:value-type="float">
            <text:p>24.684705204</text:p>
          </table:table-cell>
          <table:table-cell/>
          <table:table-cell office:value-type="float" office:value="0.038452902" calcext:value-type="float">
            <text:p>0.038452902</text:p>
          </table:table-cell>
          <table:table-cell office:value-type="float" office:value="0.06334269" calcext:value-type="float">
            <text:p>0.06334269</text:p>
          </table:table-cell>
          <table:table-cell office:value-type="float" office:value="0.072665455" calcext:value-type="float">
            <text:p>0.0726654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6886197" calcext:value-type="float">
            <text:p>0.06688619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2019-12-02 23:21:34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12542357" calcext:value-type="float">
            <text:p>0.312542357</text:p>
          </table:table-cell>
          <table:table-cell office:value-type="float" office:value="0.432542018" calcext:value-type="float">
            <text:p>0.432542018</text:p>
          </table:table-cell>
          <table:table-cell office:value-type="float" office:value="0.477269945" calcext:value-type="float">
            <text:p>0.477269945</text:p>
          </table:table-cell>
          <table:table-cell office:value-type="float" office:value="5" calcext:value-type="float">
            <text:p>5</text:p>
          </table:table-cell>
          <table:table-cell office:value-type="float" office:value="0.449327284" calcext:value-type="float">
            <text:p>0.449327284</text:p>
          </table:table-cell>
          <table:table-cell/>
          <table:table-cell office:value-type="float" office:value="0.002553451" calcext:value-type="float">
            <text:p>0.002553451</text:p>
          </table:table-cell>
          <table:table-cell office:value-type="float" office:value="0.00353384" calcext:value-type="float">
            <text:p>0.00353384</text:p>
          </table:table-cell>
          <table:table-cell office:value-type="float" office:value="0.003899264" calcext:value-type="float">
            <text:p>0.00389926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70975" calcext:value-type="float">
            <text:p>0.003670975</text:p>
          </table:table-cell>
          <table:table-cell/>
          <table:table-cell office:value-type="float" office:value="0.001514848" calcext:value-type="float">
            <text:p>0.001514848</text:p>
          </table:table-cell>
          <table:table-cell office:value-type="float" office:value="0.002495237" calcext:value-type="float">
            <text:p>0.002495237</text:p>
          </table:table-cell>
          <table:table-cell office:value-type="float" office:value="0.002860662" calcext:value-type="float">
            <text:p>0.00286066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32372" calcext:value-type="float">
            <text:p>0.002632372</text:p>
          </table:table-cell>
          <table:table-cell/>
          <table:table-cell office:value-type="float" office:value="24.656957701" calcext:value-type="float">
            <text:p>24.656957701</text:p>
          </table:table-cell>
          <table:table-cell office:value-type="float" office:value="24.681161471" calcext:value-type="float">
            <text:p>24.681161471</text:p>
          </table:table-cell>
          <table:table-cell office:value-type="float" office:value="24.690182899" calcext:value-type="float">
            <text:p>24.690182899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4546995" calcext:value-type="float">
            <text:p>24.684546995</text:p>
          </table:table-cell>
          <table:table-cell/>
          <table:table-cell office:value-type="float" office:value="0.038398098" calcext:value-type="float">
            <text:p>0.038398098</text:p>
          </table:table-cell>
          <table:table-cell office:value-type="float" office:value="0.063247896" calcext:value-type="float">
            <text:p>0.063247896</text:p>
          </table:table-cell>
          <table:table-cell office:value-type="float" office:value="0.07251006" calcext:value-type="float">
            <text:p>0.0725100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6723766" calcext:value-type="float">
            <text:p>0.06672376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s/>2019-12-02 23:21:35</text:p>
          </table:table-cell>
          <table:table-cell office:value-type="float" office:value="24.62461" calcext:value-type="float">
            <text:p>24.62461</text:p>
          </table:table-cell>
          <table:table-cell office:value-type="string" calcext:value-type="string">
            <text:p><text:s/></text:p>
          </table:table-cell>
          <table:table-cell office:value-type="float" office:value="0.312261023" calcext:value-type="float">
            <text:p>0.312261023</text:p>
          </table:table-cell>
          <table:table-cell office:value-type="float" office:value="0.432122401" calcext:value-type="float">
            <text:p>0.432122401</text:p>
          </table:table-cell>
          <table:table-cell office:value-type="float" office:value="0.476537404" calcext:value-type="float">
            <text:p>0.476537404</text:p>
          </table:table-cell>
          <table:table-cell office:value-type="float" office:value="5" calcext:value-type="float">
            <text:p>5</text:p>
          </table:table-cell>
          <table:table-cell office:value-type="float" office:value="0.44856196" calcext:value-type="float">
            <text:p>0.44856196</text:p>
          </table:table-cell>
          <table:table-cell/>
          <table:table-cell office:value-type="float" office:value="0.002551152" calcext:value-type="float">
            <text:p>0.002551152</text:p>
          </table:table-cell>
          <table:table-cell office:value-type="float" office:value="0.003530412" calcext:value-type="float">
            <text:p>0.003530412</text:p>
          </table:table-cell>
          <table:table-cell office:value-type="float" office:value="0.003893279" calcext:value-type="float">
            <text:p>0.00389327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64722" calcext:value-type="float">
            <text:p>0.003664722</text:p>
          </table:table-cell>
          <table:table-cell/>
          <table:table-cell office:value-type="float" office:value="0.001512549" calcext:value-type="float">
            <text:p>0.001512549</text:p>
          </table:table-cell>
          <table:table-cell office:value-type="float" office:value="0.002491809" calcext:value-type="float">
            <text:p>0.002491809</text:p>
          </table:table-cell>
          <table:table-cell office:value-type="float" office:value="0.002854677" calcext:value-type="float">
            <text:p>0.00285467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26119" calcext:value-type="float">
            <text:p>0.002626119</text:p>
          </table:table-cell>
          <table:table-cell/>
          <table:table-cell office:value-type="float" office:value="24.66195477" calcext:value-type="float">
            <text:p>24.66195477</text:p>
          </table:table-cell>
          <table:table-cell office:value-type="float" office:value="24.68613054" calcext:value-type="float">
            <text:p>24.68613054</text:p>
          </table:table-cell>
          <table:table-cell office:value-type="float" office:value="24.695088812" calcext:value-type="float">
            <text:p>24.695088812</text:p>
          </table:table-cell>
          <table:table-cell office:value-type="float" office:value="25.60707" calcext:value-type="float">
            <text:p>25.60707</text:p>
          </table:table-cell>
          <table:table-cell office:value-type="float" office:value="24.689446321" calcext:value-type="float">
            <text:p>24.689446321</text:p>
          </table:table-cell>
          <table:table-cell/>
          <table:table-cell office:value-type="float" office:value="0.038339838" calcext:value-type="float">
            <text:p>0.038339838</text:p>
          </table:table-cell>
          <table:table-cell office:value-type="float" office:value="0.063161003" calcext:value-type="float">
            <text:p>0.063161003</text:p>
          </table:table-cell>
          <table:table-cell office:value-type="float" office:value="0.072358368" calcext:value-type="float">
            <text:p>0.07235836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6565284" calcext:value-type="float">
            <text:p>0.06656528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s/>2019-12-02 23:21:36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1191472" calcext:value-type="float">
            <text:p>0.31191472</text:p>
          </table:table-cell>
          <table:table-cell office:value-type="float" office:value="0.431717686" calcext:value-type="float">
            <text:p>0.431717686</text:p>
          </table:table-cell>
          <table:table-cell office:value-type="float" office:value="0.475652275" calcext:value-type="float">
            <text:p>0.475652275</text:p>
          </table:table-cell>
          <table:table-cell office:value-type="float" office:value="5" calcext:value-type="float">
            <text:p>5</text:p>
          </table:table-cell>
          <table:table-cell office:value-type="float" office:value="0.447923594" calcext:value-type="float">
            <text:p>0.447923594</text:p>
          </table:table-cell>
          <table:table-cell/>
          <table:table-cell office:value-type="float" office:value="0.002548323" calcext:value-type="float">
            <text:p>0.002548323</text:p>
          </table:table-cell>
          <table:table-cell office:value-type="float" office:value="0.003527105" calcext:value-type="float">
            <text:p>0.003527105</text:p>
          </table:table-cell>
          <table:table-cell office:value-type="float" office:value="0.003886048" calcext:value-type="float">
            <text:p>0.00388604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59506" calcext:value-type="float">
            <text:p>0.003659506</text:p>
          </table:table-cell>
          <table:table-cell/>
          <table:table-cell office:value-type="float" office:value="0.00150972" calcext:value-type="float">
            <text:p>0.00150972</text:p>
          </table:table-cell>
          <table:table-cell office:value-type="float" office:value="0.002488503" calcext:value-type="float">
            <text:p>0.002488503</text:p>
          </table:table-cell>
          <table:table-cell office:value-type="float" office:value="0.002847445" calcext:value-type="float">
            <text:p>0.00284744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20904" calcext:value-type="float">
            <text:p>0.002620904</text:p>
          </table:table-cell>
          <table:table-cell/>
          <table:table-cell office:value-type="float" office:value="24.656831106" calcext:value-type="float">
            <text:p>24.656831106</text:p>
          </table:table-cell>
          <table:table-cell office:value-type="float" office:value="24.680995206" calcext:value-type="float">
            <text:p>24.680995206</text:p>
          </table:table-cell>
          <table:table-cell office:value-type="float" office:value="24.689856623" calcext:value-type="float">
            <text:p>24.689856623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4263876" calcext:value-type="float">
            <text:p>24.684263876</text:p>
          </table:table-cell>
          <table:table-cell/>
          <table:table-cell office:value-type="float" office:value="0.038268124" calcext:value-type="float">
            <text:p>0.038268124</text:p>
          </table:table-cell>
          <table:table-cell office:value-type="float" office:value="0.063077194" calcext:value-type="float">
            <text:p>0.063077194</text:p>
          </table:table-cell>
          <table:table-cell office:value-type="float" office:value="0.072175078" calcext:value-type="float">
            <text:p>0.0721750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6433092" calcext:value-type="float">
            <text:p>0.06643309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2019-12-02 23:21:37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11558284" calcext:value-type="float">
            <text:p>0.311558284</text:p>
          </table:table-cell>
          <table:table-cell office:value-type="float" office:value="0.431318334" calcext:value-type="float">
            <text:p>0.431318334</text:p>
          </table:table-cell>
          <table:table-cell office:value-type="float" office:value="0.474856552" calcext:value-type="float">
            <text:p>0.474856552</text:p>
          </table:table-cell>
          <table:table-cell office:value-type="float" office:value="5" calcext:value-type="float">
            <text:p>5</text:p>
          </table:table-cell>
          <table:table-cell office:value-type="float" office:value="0.447147542" calcext:value-type="float">
            <text:p>0.447147542</text:p>
          </table:table-cell>
          <table:table-cell/>
          <table:table-cell office:value-type="float" office:value="0.002545411" calcext:value-type="float">
            <text:p>0.002545411</text:p>
          </table:table-cell>
          <table:table-cell office:value-type="float" office:value="0.003523843" calcext:value-type="float">
            <text:p>0.003523843</text:p>
          </table:table-cell>
          <table:table-cell office:value-type="float" office:value="0.003879547" calcext:value-type="float">
            <text:p>0.00387954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53166" calcext:value-type="float">
            <text:p>0.003653166</text:p>
          </table:table-cell>
          <table:table-cell/>
          <table:table-cell office:value-type="float" office:value="0.001506808" calcext:value-type="float">
            <text:p>0.001506808</text:p>
          </table:table-cell>
          <table:table-cell office:value-type="float" office:value="0.00248524" calcext:value-type="float">
            <text:p>0.00248524</text:p>
          </table:table-cell>
          <table:table-cell office:value-type="float" office:value="0.002840944" calcext:value-type="float">
            <text:p>0.00284094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14563" calcext:value-type="float">
            <text:p>0.002614563</text:p>
          </table:table-cell>
          <table:table-cell/>
          <table:table-cell office:value-type="float" office:value="24.656759213" calcext:value-type="float">
            <text:p>24.656759213</text:p>
          </table:table-cell>
          <table:table-cell office:value-type="float" office:value="24.680914659" calcext:value-type="float">
            <text:p>24.680914659</text:p>
          </table:table-cell>
          <table:table-cell office:value-type="float" office:value="24.68969613" calcext:value-type="float">
            <text:p>24.68969613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410735" calcext:value-type="float">
            <text:p>24.68410735</text:p>
          </table:table-cell>
          <table:table-cell/>
          <table:table-cell office:value-type="float" office:value="0.038194311" calcext:value-type="float">
            <text:p>0.038194311</text:p>
          </table:table-cell>
          <table:table-cell office:value-type="float" office:value="0.062994497" calcext:value-type="float">
            <text:p>0.062994497</text:p>
          </table:table-cell>
          <table:table-cell office:value-type="float" office:value="0.072010303" calcext:value-type="float">
            <text:p>0.0720103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6272389" calcext:value-type="float">
            <text:p>0.06627238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2019-12-02 23:21:39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11374701" calcext:value-type="float">
            <text:p>0.311374701</text:p>
          </table:table-cell>
          <table:table-cell office:value-type="float" office:value="0.430932692" calcext:value-type="float">
            <text:p>0.430932692</text:p>
          </table:table-cell>
          <table:table-cell office:value-type="float" office:value="0.474065599" calcext:value-type="float">
            <text:p>0.474065599</text:p>
          </table:table-cell>
          <table:table-cell office:value-type="float" office:value="5" calcext:value-type="float">
            <text:p>5</text:p>
          </table:table-cell>
          <table:table-cell office:value-type="float" office:value="0.446443015" calcext:value-type="float">
            <text:p>0.446443015</text:p>
          </table:table-cell>
          <table:table-cell/>
          <table:table-cell office:value-type="float" office:value="0.002543911" calcext:value-type="float">
            <text:p>0.002543911</text:p>
          </table:table-cell>
          <table:table-cell office:value-type="float" office:value="0.003520692" calcext:value-type="float">
            <text:p>0.003520692</text:p>
          </table:table-cell>
          <table:table-cell office:value-type="float" office:value="0.003873085" calcext:value-type="float">
            <text:p>0.00387308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4741" calcext:value-type="float">
            <text:p>0.00364741</text:p>
          </table:table-cell>
          <table:table-cell/>
          <table:table-cell office:value-type="float" office:value="0.001505308" calcext:value-type="float">
            <text:p>0.001505308</text:p>
          </table:table-cell>
          <table:table-cell office:value-type="float" office:value="0.002482089" calcext:value-type="float">
            <text:p>0.002482089</text:p>
          </table:table-cell>
          <table:table-cell office:value-type="float" office:value="0.002834482" calcext:value-type="float">
            <text:p>0.00283448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08808" calcext:value-type="float">
            <text:p>0.002608808</text:p>
          </table:table-cell>
          <table:table-cell/>
          <table:table-cell office:value-type="float" office:value="24.636506927" calcext:value-type="float">
            <text:p>24.636506927</text:p>
          </table:table-cell>
          <table:table-cell office:value-type="float" office:value="24.66062206" calcext:value-type="float">
            <text:p>24.66062206</text:p>
          </table:table-cell>
          <table:table-cell office:value-type="float" office:value="24.669321941" calcext:value-type="float">
            <text:p>24.669321941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375049" calcext:value-type="float">
            <text:p>24.66375049</text:p>
          </table:table-cell>
          <table:table-cell/>
          <table:table-cell office:value-type="float" office:value="0.038156294" calcext:value-type="float">
            <text:p>0.038156294</text:p>
          </table:table-cell>
          <table:table-cell office:value-type="float" office:value="0.062914639" calcext:value-type="float">
            <text:p>0.062914639</text:p>
          </table:table-cell>
          <table:table-cell office:value-type="float" office:value="0.071846514" calcext:value-type="float">
            <text:p>0.07184651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6126497" calcext:value-type="float">
            <text:p>0.06612649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2019-12-02 23:21:40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11050452" calcext:value-type="float">
            <text:p>0.311050452</text:p>
          </table:table-cell>
          <table:table-cell office:value-type="float" office:value="0.430584005" calcext:value-type="float">
            <text:p>0.430584005</text:p>
          </table:table-cell>
          <table:table-cell office:value-type="float" office:value="0.473676976" calcext:value-type="float">
            <text:p>0.473676976</text:p>
          </table:table-cell>
          <table:table-cell office:value-type="float" office:value="5" calcext:value-type="float">
            <text:p>5</text:p>
          </table:table-cell>
          <table:table-cell office:value-type="float" office:value="0.445663386" calcext:value-type="float">
            <text:p>0.445663386</text:p>
          </table:table-cell>
          <table:table-cell/>
          <table:table-cell office:value-type="float" office:value="0.002541262" calcext:value-type="float">
            <text:p>0.002541262</text:p>
          </table:table-cell>
          <table:table-cell office:value-type="float" office:value="0.003517843" calcext:value-type="float">
            <text:p>0.003517843</text:p>
          </table:table-cell>
          <table:table-cell office:value-type="float" office:value="0.00386991" calcext:value-type="float">
            <text:p>0.0038699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41041" calcext:value-type="float">
            <text:p>0.003641041</text:p>
          </table:table-cell>
          <table:table-cell/>
          <table:table-cell office:value-type="float" office:value="0.001502659" calcext:value-type="float">
            <text:p>0.001502659</text:p>
          </table:table-cell>
          <table:table-cell office:value-type="float" office:value="0.00247924" calcext:value-type="float">
            <text:p>0.00247924</text:p>
          </table:table-cell>
          <table:table-cell office:value-type="float" office:value="0.002831307" calcext:value-type="float">
            <text:p>0.00283130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602438" calcext:value-type="float">
            <text:p>0.002602438</text:p>
          </table:table-cell>
          <table:table-cell/>
          <table:table-cell office:value-type="float" office:value="24.656656783" calcext:value-type="float">
            <text:p>24.656656783</text:p>
          </table:table-cell>
          <table:table-cell office:value-type="float" office:value="24.680766547" calcext:value-type="float">
            <text:p>24.680766547</text:p>
          </table:table-cell>
          <table:table-cell office:value-type="float" office:value="24.689458215" calcext:value-type="float">
            <text:p>24.689458215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83808002" calcext:value-type="float">
            <text:p>24.683808002</text:p>
          </table:table-cell>
          <table:table-cell/>
          <table:table-cell office:value-type="float" office:value="0.038089147" calcext:value-type="float">
            <text:p>0.038089147</text:p>
          </table:table-cell>
          <table:table-cell office:value-type="float" office:value="0.062842433" calcext:value-type="float">
            <text:p>0.062842433</text:p>
          </table:table-cell>
          <table:table-cell office:value-type="float" office:value="0.07176604" calcext:value-type="float">
            <text:p>0.0717660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965052" calcext:value-type="float">
            <text:p>0.06596505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2019-12-02 23:21:41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310710706" calcext:value-type="float">
            <text:p>0.310710706</text:p>
          </table:table-cell>
          <table:table-cell office:value-type="float" office:value="0.430248431" calcext:value-type="float">
            <text:p>0.430248431</text:p>
          </table:table-cell>
          <table:table-cell office:value-type="float" office:value="0.473356899" calcext:value-type="float">
            <text:p>0.473356899</text:p>
          </table:table-cell>
          <table:table-cell office:value-type="float" office:value="5" calcext:value-type="float">
            <text:p>5</text:p>
          </table:table-cell>
          <table:table-cell office:value-type="float" office:value="0.444816404" calcext:value-type="float">
            <text:p>0.444816404</text:p>
          </table:table-cell>
          <table:table-cell/>
          <table:table-cell office:value-type="float" office:value="0.002538486" calcext:value-type="float">
            <text:p>0.002538486</text:p>
          </table:table-cell>
          <table:table-cell office:value-type="float" office:value="0.003515102" calcext:value-type="float">
            <text:p>0.003515102</text:p>
          </table:table-cell>
          <table:table-cell office:value-type="float" office:value="0.003867295" calcext:value-type="float">
            <text:p>0.0038672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34121" calcext:value-type="float">
            <text:p>0.003634121</text:p>
          </table:table-cell>
          <table:table-cell/>
          <table:table-cell office:value-type="float" office:value="0.001499883" calcext:value-type="float">
            <text:p>0.001499883</text:p>
          </table:table-cell>
          <table:table-cell office:value-type="float" office:value="0.002476499" calcext:value-type="float">
            <text:p>0.002476499</text:p>
          </table:table-cell>
          <table:table-cell office:value-type="float" office:value="0.002828692" calcext:value-type="float">
            <text:p>0.00282869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95518" calcext:value-type="float">
            <text:p>0.002595518</text:p>
          </table:table-cell>
          <table:table-cell/>
          <table:table-cell office:value-type="float" office:value="24.65153444" calcext:value-type="float">
            <text:p>24.65153444</text:p>
          </table:table-cell>
          <table:table-cell office:value-type="float" office:value="24.675645158" calcext:value-type="float">
            <text:p>24.675645158</text:p>
          </table:table-cell>
          <table:table-cell office:value-type="float" office:value="24.684339992" calcext:value-type="float">
            <text:p>24.684339992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78583477" calcext:value-type="float">
            <text:p>24.678583477</text:p>
          </table:table-cell>
          <table:table-cell/>
          <table:table-cell office:value-type="float" office:value="0.03801879" calcext:value-type="float">
            <text:p>0.03801879</text:p>
          </table:table-cell>
          <table:table-cell office:value-type="float" office:value="0.062772942" calcext:value-type="float">
            <text:p>0.062772942</text:p>
          </table:table-cell>
          <table:table-cell office:value-type="float" office:value="0.071699759" calcext:value-type="float">
            <text:p>0.07169975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789661" calcext:value-type="float">
            <text:p>0.06578966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2019-12-02 23:21:42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310509242" calcext:value-type="float">
            <text:p>0.310509242</text:p>
          </table:table-cell>
          <table:table-cell office:value-type="float" office:value="0.429844908" calcext:value-type="float">
            <text:p>0.429844908</text:p>
          </table:table-cell>
          <table:table-cell office:value-type="float" office:value="0.473178085" calcext:value-type="float">
            <text:p>0.473178085</text:p>
          </table:table-cell>
          <table:table-cell office:value-type="float" office:value="5" calcext:value-type="float">
            <text:p>5</text:p>
          </table:table-cell>
          <table:table-cell office:value-type="float" office:value="0.443961673" calcext:value-type="float">
            <text:p>0.443961673</text:p>
          </table:table-cell>
          <table:table-cell/>
          <table:table-cell office:value-type="float" office:value="0.00253684" calcext:value-type="float">
            <text:p>0.00253684</text:p>
          </table:table-cell>
          <table:table-cell office:value-type="float" office:value="0.003511805" calcext:value-type="float">
            <text:p>0.003511805</text:p>
          </table:table-cell>
          <table:table-cell office:value-type="float" office:value="0.003865834" calcext:value-type="float">
            <text:p>0.0038658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27138" calcext:value-type="float">
            <text:p>0.003627138</text:p>
          </table:table-cell>
          <table:table-cell/>
          <table:table-cell office:value-type="float" office:value="0.001498237" calcext:value-type="float">
            <text:p>0.001498237</text:p>
          </table:table-cell>
          <table:table-cell office:value-type="float" office:value="0.002473202" calcext:value-type="float">
            <text:p>0.002473202</text:p>
          </table:table-cell>
          <table:table-cell office:value-type="float" office:value="0.002827231" calcext:value-type="float">
            <text:p>0.0028272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88535" calcext:value-type="float">
            <text:p>0.002588535</text:p>
          </table:table-cell>
          <table:table-cell/>
          <table:table-cell office:value-type="float" office:value="24.646439989" calcext:value-type="float">
            <text:p>24.646439989</text:p>
          </table:table-cell>
          <table:table-cell office:value-type="float" office:value="24.670510063" calcext:value-type="float">
            <text:p>24.670510063</text:p>
          </table:table-cell>
          <table:table-cell office:value-type="float" office:value="24.67925026" calcext:value-type="float">
            <text:p>24.67925026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73357388" calcext:value-type="float">
            <text:p>24.673357388</text:p>
          </table:table-cell>
          <table:table-cell/>
          <table:table-cell office:value-type="float" office:value="0.03797707" calcext:value-type="float">
            <text:p>0.03797707</text:p>
          </table:table-cell>
          <table:table-cell office:value-type="float" office:value="0.062689381" calcext:value-type="float">
            <text:p>0.062689381</text:p>
          </table:table-cell>
          <table:table-cell office:value-type="float" office:value="0.071662731" calcext:value-type="float">
            <text:p>0.07166273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612664" calcext:value-type="float">
            <text:p>0.06561266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<text:s/>2019-12-02 23:21:44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10361422" calcext:value-type="float">
            <text:p>0.310361422</text:p>
          </table:table-cell>
          <table:table-cell office:value-type="float" office:value="0.429306081" calcext:value-type="float">
            <text:p>0.429306081</text:p>
          </table:table-cell>
          <table:table-cell office:value-type="float" office:value="0.47269648" calcext:value-type="float">
            <text:p>0.47269648</text:p>
          </table:table-cell>
          <table:table-cell office:value-type="float" office:value="5" calcext:value-type="float">
            <text:p>5</text:p>
          </table:table-cell>
          <table:table-cell office:value-type="float" office:value="0.443166547" calcext:value-type="float">
            <text:p>0.443166547</text:p>
          </table:table-cell>
          <table:table-cell/>
          <table:table-cell office:value-type="float" office:value="0.002535633" calcext:value-type="float">
            <text:p>0.002535633</text:p>
          </table:table-cell>
          <table:table-cell office:value-type="float" office:value="0.003507403" calcext:value-type="float">
            <text:p>0.003507403</text:p>
          </table:table-cell>
          <table:table-cell office:value-type="float" office:value="0.003861899" calcext:value-type="float">
            <text:p>0.00386189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20642" calcext:value-type="float">
            <text:p>0.003620642</text:p>
          </table:table-cell>
          <table:table-cell/>
          <table:table-cell office:value-type="float" office:value="0.00149703" calcext:value-type="float">
            <text:p>0.00149703</text:p>
          </table:table-cell>
          <table:table-cell office:value-type="float" office:value="0.0024688" calcext:value-type="float">
            <text:p>0.0024688</text:p>
          </table:table-cell>
          <table:table-cell office:value-type="float" office:value="0.002823297" calcext:value-type="float">
            <text:p>0.00282329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82039" calcext:value-type="float">
            <text:p>0.002582039</text:p>
          </table:table-cell>
          <table:table-cell/>
          <table:table-cell office:value-type="float" office:value="24.641356359" calcext:value-type="float">
            <text:p>24.641356359</text:p>
          </table:table-cell>
          <table:table-cell office:value-type="float" office:value="24.665347677" calcext:value-type="float">
            <text:p>24.665347677</text:p>
          </table:table-cell>
          <table:table-cell office:value-type="float" office:value="24.674099457" calcext:value-type="float">
            <text:p>24.674099457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814332" calcext:value-type="float">
            <text:p>24.66814332</text:p>
          </table:table-cell>
          <table:table-cell/>
          <table:table-cell office:value-type="float" office:value="0.037946459" calcext:value-type="float">
            <text:p>0.037946459</text:p>
          </table:table-cell>
          <table:table-cell office:value-type="float" office:value="0.062577801" calcext:value-type="float">
            <text:p>0.062577801</text:p>
          </table:table-cell>
          <table:table-cell office:value-type="float" office:value="0.071563002" calcext:value-type="float">
            <text:p>0.07156300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448011" calcext:value-type="float">
            <text:p>0.0654480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2019-12-02 23:21:45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10109891" calcext:value-type="float">
            <text:p>0.310109891</text:p>
          </table:table-cell>
          <table:table-cell office:value-type="float" office:value="0.428691557" calcext:value-type="float">
            <text:p>0.428691557</text:p>
          </table:table-cell>
          <table:table-cell office:value-type="float" office:value="0.471599754" calcext:value-type="float">
            <text:p>0.471599754</text:p>
          </table:table-cell>
          <table:table-cell office:value-type="float" office:value="5" calcext:value-type="float">
            <text:p>5</text:p>
          </table:table-cell>
          <table:table-cell office:value-type="float" office:value="0.442583614" calcext:value-type="float">
            <text:p>0.442583614</text:p>
          </table:table-cell>
          <table:table-cell/>
          <table:table-cell office:value-type="float" office:value="0.002533578" calcext:value-type="float">
            <text:p>0.002533578</text:p>
          </table:table-cell>
          <table:table-cell office:value-type="float" office:value="0.003502382" calcext:value-type="float">
            <text:p>0.003502382</text:p>
          </table:table-cell>
          <table:table-cell office:value-type="float" office:value="0.003852939" calcext:value-type="float">
            <text:p>0.00385293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15879" calcext:value-type="float">
            <text:p>0.003615879</text:p>
          </table:table-cell>
          <table:table-cell/>
          <table:table-cell office:value-type="float" office:value="0.001494975" calcext:value-type="float">
            <text:p>0.001494975</text:p>
          </table:table-cell>
          <table:table-cell office:value-type="float" office:value="0.002463779" calcext:value-type="float">
            <text:p>0.002463779</text:p>
          </table:table-cell>
          <table:table-cell office:value-type="float" office:value="0.002814336" calcext:value-type="float">
            <text:p>0.00281433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77276" calcext:value-type="float">
            <text:p>0.002577276</text:p>
          </table:table-cell>
          <table:table-cell/>
          <table:table-cell office:value-type="float" office:value="24.636251809" calcext:value-type="float">
            <text:p>24.636251809</text:p>
          </table:table-cell>
          <table:table-cell office:value-type="float" office:value="24.660170022" calcext:value-type="float">
            <text:p>24.660170022</text:p>
          </table:table-cell>
          <table:table-cell office:value-type="float" office:value="24.668824583" calcext:value-type="float">
            <text:p>24.668824583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297205" calcext:value-type="float">
            <text:p>24.66297205</text:p>
          </table:table-cell>
          <table:table-cell/>
          <table:table-cell office:value-type="float" office:value="0.03789437" calcext:value-type="float">
            <text:p>0.03789437</text:p>
          </table:table-cell>
          <table:table-cell office:value-type="float" office:value="0.062450546" calcext:value-type="float">
            <text:p>0.062450546</text:p>
          </table:table-cell>
          <table:table-cell office:value-type="float" office:value="0.071335895" calcext:value-type="float">
            <text:p>0.07133589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327298" calcext:value-type="float">
            <text:p>0.0653272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2019-12-02 23:21:46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9735573" calcext:value-type="float">
            <text:p>0.309735573</text:p>
          </table:table-cell>
          <table:table-cell office:value-type="float" office:value="0.428217701" calcext:value-type="float">
            <text:p>0.428217701</text:p>
          </table:table-cell>
          <table:table-cell office:value-type="float" office:value="0.470322427" calcext:value-type="float">
            <text:p>0.470322427</text:p>
          </table:table-cell>
          <table:table-cell office:value-type="float" office:value="5" calcext:value-type="float">
            <text:p>5</text:p>
          </table:table-cell>
          <table:table-cell office:value-type="float" office:value="0.442113333" calcext:value-type="float">
            <text:p>0.442113333</text:p>
          </table:table-cell>
          <table:table-cell/>
          <table:table-cell office:value-type="float" office:value="0.002530519" calcext:value-type="float">
            <text:p>0.002530519</text:p>
          </table:table-cell>
          <table:table-cell office:value-type="float" office:value="0.003498511" calcext:value-type="float">
            <text:p>0.003498511</text:p>
          </table:table-cell>
          <table:table-cell office:value-type="float" office:value="0.003842503" calcext:value-type="float">
            <text:p>0.0038425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12037" calcext:value-type="float">
            <text:p>0.003612037</text:p>
          </table:table-cell>
          <table:table-cell/>
          <table:table-cell office:value-type="float" office:value="0.001491917" calcext:value-type="float">
            <text:p>0.001491917</text:p>
          </table:table-cell>
          <table:table-cell office:value-type="float" office:value="0.002459908" calcext:value-type="float">
            <text:p>0.002459908</text:p>
          </table:table-cell>
          <table:table-cell office:value-type="float" office:value="0.002803901" calcext:value-type="float">
            <text:p>0.00280390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73434" calcext:value-type="float">
            <text:p>0.002573434</text:p>
          </table:table-cell>
          <table:table-cell/>
          <table:table-cell office:value-type="float" office:value="24.636176308" calcext:value-type="float">
            <text:p>24.636176308</text:p>
          </table:table-cell>
          <table:table-cell office:value-type="float" office:value="24.660074445" calcext:value-type="float">
            <text:p>24.660074445</text:p>
          </table:table-cell>
          <table:table-cell office:value-type="float" office:value="24.668566948" calcext:value-type="float">
            <text:p>24.668566948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2877195" calcext:value-type="float">
            <text:p>24.662877195</text:p>
          </table:table-cell>
          <table:table-cell/>
          <table:table-cell office:value-type="float" office:value="0.037816854" calcext:value-type="float">
            <text:p>0.037816854</text:p>
          </table:table-cell>
          <table:table-cell office:value-type="float" office:value="0.06235242" calcext:value-type="float">
            <text:p>0.06235242</text:p>
          </table:table-cell>
          <table:table-cell office:value-type="float" office:value="0.07107139" calcext:value-type="float">
            <text:p>0.0710713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229913" calcext:value-type="float">
            <text:p>0.0652299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2019-12-02 23:21:48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9410132" calcext:value-type="float">
            <text:p>0.309410132</text:p>
          </table:table-cell>
          <table:table-cell office:value-type="float" office:value="0.427688411" calcext:value-type="float">
            <text:p>0.427688411</text:p>
          </table:table-cell>
          <table:table-cell office:value-type="float" office:value="0.469043907" calcext:value-type="float">
            <text:p>0.469043907</text:p>
          </table:table-cell>
          <table:table-cell office:value-type="float" office:value="5" calcext:value-type="float">
            <text:p>5</text:p>
          </table:table-cell>
          <table:table-cell office:value-type="float" office:value="0.441595369" calcext:value-type="float">
            <text:p>0.441595369</text:p>
          </table:table-cell>
          <table:table-cell/>
          <table:table-cell office:value-type="float" office:value="0.002527861" calcext:value-type="float">
            <text:p>0.002527861</text:p>
          </table:table-cell>
          <table:table-cell office:value-type="float" office:value="0.003494186" calcext:value-type="float">
            <text:p>0.003494186</text:p>
          </table:table-cell>
          <table:table-cell office:value-type="float" office:value="0.003832058" calcext:value-type="float">
            <text:p>0.00383205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607805" calcext:value-type="float">
            <text:p>0.003607805</text:p>
          </table:table-cell>
          <table:table-cell/>
          <table:table-cell office:value-type="float" office:value="0.001489258" calcext:value-type="float">
            <text:p>0.001489258</text:p>
          </table:table-cell>
          <table:table-cell office:value-type="float" office:value="0.002455584" calcext:value-type="float">
            <text:p>0.002455584</text:p>
          </table:table-cell>
          <table:table-cell office:value-type="float" office:value="0.002793455" calcext:value-type="float">
            <text:p>0.0027934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69203" calcext:value-type="float">
            <text:p>0.002569203</text:p>
          </table:table-cell>
          <table:table-cell/>
          <table:table-cell office:value-type="float" office:value="24.636110665" calcext:value-type="float">
            <text:p>24.636110665</text:p>
          </table:table-cell>
          <table:table-cell office:value-type="float" office:value="24.659967687" calcext:value-type="float">
            <text:p>24.659967687</text:p>
          </table:table-cell>
          <table:table-cell office:value-type="float" office:value="24.668309072" calcext:value-type="float">
            <text:p>24.668309072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2772721" calcext:value-type="float">
            <text:p>24.662772721</text:p>
          </table:table-cell>
          <table:table-cell/>
          <table:table-cell office:value-type="float" office:value="0.03774946" calcext:value-type="float">
            <text:p>0.03774946</text:p>
          </table:table-cell>
          <table:table-cell office:value-type="float" office:value="0.062242816" calcext:value-type="float">
            <text:p>0.062242816</text:p>
          </table:table-cell>
          <table:table-cell office:value-type="float" office:value="0.070806638" calcext:value-type="float">
            <text:p>0.07080663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5122654" calcext:value-type="float">
            <text:p>0.06512265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<text:s/>2019-12-02 23:21:49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08525599" calcext:value-type="float">
            <text:p>0.308525599</text:p>
          </table:table-cell>
          <table:table-cell office:value-type="float" office:value="0.427275351" calcext:value-type="float">
            <text:p>0.427275351</text:p>
          </table:table-cell>
          <table:table-cell office:value-type="float" office:value="0.469095167" calcext:value-type="float">
            <text:p>0.469095167</text:p>
          </table:table-cell>
          <table:table-cell office:value-type="float" office:value="5" calcext:value-type="float">
            <text:p>5</text:p>
          </table:table-cell>
          <table:table-cell office:value-type="float" office:value="0.440551691" calcext:value-type="float">
            <text:p>0.440551691</text:p>
          </table:table-cell>
          <table:table-cell/>
          <table:table-cell office:value-type="float" office:value="0.002520634" calcext:value-type="float">
            <text:p>0.002520634</text:p>
          </table:table-cell>
          <table:table-cell office:value-type="float" office:value="0.003490812" calcext:value-type="float">
            <text:p>0.003490812</text:p>
          </table:table-cell>
          <table:table-cell office:value-type="float" office:value="0.003832477" calcext:value-type="float">
            <text:p>0.0038324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99279" calcext:value-type="float">
            <text:p>0.003599279</text:p>
          </table:table-cell>
          <table:table-cell/>
          <table:table-cell office:value-type="float" office:value="0.001482031" calcext:value-type="float">
            <text:p>0.001482031</text:p>
          </table:table-cell>
          <table:table-cell office:value-type="float" office:value="0.002452209" calcext:value-type="float">
            <text:p>0.002452209</text:p>
          </table:table-cell>
          <table:table-cell office:value-type="float" office:value="0.002793874" calcext:value-type="float">
            <text:p>0.0027938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60676" calcext:value-type="float">
            <text:p>0.002560676</text:p>
          </table:table-cell>
          <table:table-cell/>
          <table:table-cell office:value-type="float" office:value="24.640986066" calcext:value-type="float">
            <text:p>24.640986066</text:p>
          </table:table-cell>
          <table:table-cell office:value-type="float" office:value="24.66493808" calcext:value-type="float">
            <text:p>24.66493808</text:p>
          </table:table-cell>
          <table:table-cell office:value-type="float" office:value="24.67337308" calcext:value-type="float">
            <text:p>24.6733730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7615907" calcext:value-type="float">
            <text:p>24.667615907</text:p>
          </table:table-cell>
          <table:table-cell/>
          <table:table-cell office:value-type="float" office:value="0.037566286" calcext:value-type="float">
            <text:p>0.037566286</text:p>
          </table:table-cell>
          <table:table-cell office:value-type="float" office:value="0.062157279" calcext:value-type="float">
            <text:p>0.062157279</text:p>
          </table:table-cell>
          <table:table-cell office:value-type="float" office:value="0.070817252" calcext:value-type="float">
            <text:p>0.0708172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490653" calcext:value-type="float">
            <text:p>0.0649065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2019-12-02 23:21:50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07796634" calcext:value-type="float">
            <text:p>0.307796634</text:p>
          </table:table-cell>
          <table:table-cell office:value-type="float" office:value="0.42678242" calcext:value-type="float">
            <text:p>0.42678242</text:p>
          </table:table-cell>
          <table:table-cell office:value-type="float" office:value="0.46777552" calcext:value-type="float">
            <text:p>0.46777552</text:p>
          </table:table-cell>
          <table:table-cell office:value-type="float" office:value="5" calcext:value-type="float">
            <text:p>5</text:p>
          </table:table-cell>
          <table:table-cell office:value-type="float" office:value="0.440028958" calcext:value-type="float">
            <text:p>0.440028958</text:p>
          </table:table-cell>
          <table:table-cell/>
          <table:table-cell office:value-type="float" office:value="0.002514678" calcext:value-type="float">
            <text:p>0.002514678</text:p>
          </table:table-cell>
          <table:table-cell office:value-type="float" office:value="0.003486784" calcext:value-type="float">
            <text:p>0.003486784</text:p>
          </table:table-cell>
          <table:table-cell office:value-type="float" office:value="0.003821695" calcext:value-type="float">
            <text:p>0.0038216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95008" calcext:value-type="float">
            <text:p>0.003595008</text:p>
          </table:table-cell>
          <table:table-cell/>
          <table:table-cell office:value-type="float" office:value="0.001476076" calcext:value-type="float">
            <text:p>0.001476076</text:p>
          </table:table-cell>
          <table:table-cell office:value-type="float" office:value="0.002448182" calcext:value-type="float">
            <text:p>0.002448182</text:p>
          </table:table-cell>
          <table:table-cell office:value-type="float" office:value="0.002783093" calcext:value-type="float">
            <text:p>0.00278309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56405" calcext:value-type="float">
            <text:p>0.002556405</text:p>
          </table:table-cell>
          <table:table-cell/>
          <table:table-cell office:value-type="float" office:value="24.640839032" calcext:value-type="float">
            <text:p>24.640839032</text:p>
          </table:table-cell>
          <table:table-cell office:value-type="float" office:value="24.664838656" calcext:value-type="float">
            <text:p>24.664838656</text:p>
          </table:table-cell>
          <table:table-cell office:value-type="float" office:value="24.67310691" calcext:value-type="float">
            <text:p>24.67310691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7510472" calcext:value-type="float">
            <text:p>24.667510472</text:p>
          </table:table-cell>
          <table:table-cell/>
          <table:table-cell office:value-type="float" office:value="0.037415328" calcext:value-type="float">
            <text:p>0.037415328</text:p>
          </table:table-cell>
          <table:table-cell office:value-type="float" office:value="0.062055204" calcext:value-type="float">
            <text:p>0.062055204</text:p>
          </table:table-cell>
          <table:table-cell office:value-type="float" office:value="0.070543984" calcext:value-type="float">
            <text:p>0.07054398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4798283" calcext:value-type="float">
            <text:p>0.06479828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2019-12-02 23:21:51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7272113" calcext:value-type="float">
            <text:p>0.307272113</text:p>
          </table:table-cell>
          <table:table-cell office:value-type="float" office:value="0.4264236" calcext:value-type="float">
            <text:p>0.4264236</text:p>
          </table:table-cell>
          <table:table-cell office:value-type="float" office:value="0.466752108" calcext:value-type="float">
            <text:p>0.466752108</text:p>
          </table:table-cell>
          <table:table-cell office:value-type="float" office:value="5" calcext:value-type="float">
            <text:p>5</text:p>
          </table:table-cell>
          <table:table-cell office:value-type="float" office:value="0.439455562" calcext:value-type="float">
            <text:p>0.439455562</text:p>
          </table:table-cell>
          <table:table-cell/>
          <table:table-cell office:value-type="float" office:value="0.002510393" calcext:value-type="float">
            <text:p>0.002510393</text:p>
          </table:table-cell>
          <table:table-cell office:value-type="float" office:value="0.003483853" calcext:value-type="float">
            <text:p>0.003483853</text:p>
          </table:table-cell>
          <table:table-cell office:value-type="float" office:value="0.003813334" calcext:value-type="float">
            <text:p>0.00381333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90323" calcext:value-type="float">
            <text:p>0.003590323</text:p>
          </table:table-cell>
          <table:table-cell/>
          <table:table-cell office:value-type="float" office:value="0.00147179" calcext:value-type="float">
            <text:p>0.00147179</text:p>
          </table:table-cell>
          <table:table-cell office:value-type="float" office:value="0.00244525" calcext:value-type="float">
            <text:p>0.00244525</text:p>
          </table:table-cell>
          <table:table-cell office:value-type="float" office:value="0.002774731" calcext:value-type="float">
            <text:p>0.00277473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5172" calcext:value-type="float">
            <text:p>0.00255172</text:p>
          </table:table-cell>
          <table:table-cell/>
          <table:table-cell office:value-type="float" office:value="24.635679416" calcext:value-type="float">
            <text:p>24.635679416</text:p>
          </table:table-cell>
          <table:table-cell office:value-type="float" office:value="24.659712574" calcext:value-type="float">
            <text:p>24.659712574</text:p>
          </table:table-cell>
          <table:table-cell office:value-type="float" office:value="24.667846819" calcext:value-type="float">
            <text:p>24.667846819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2341123" calcext:value-type="float">
            <text:p>24.662341123</text:p>
          </table:table-cell>
          <table:table-cell/>
          <table:table-cell office:value-type="float" office:value="0.037306707" calcext:value-type="float">
            <text:p>0.037306707</text:p>
          </table:table-cell>
          <table:table-cell office:value-type="float" office:value="0.061980899" calcext:value-type="float">
            <text:p>0.061980899</text:p>
          </table:table-cell>
          <table:table-cell office:value-type="float" office:value="0.070332058" calcext:value-type="float">
            <text:p>0.0703320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4679545" calcext:value-type="float">
            <text:p>0.06467954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2019-12-02 23:21:53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6893624" calcext:value-type="float">
            <text:p>0.306893624</text:p>
          </table:table-cell>
          <table:table-cell office:value-type="float" office:value="0.426029614" calcext:value-type="float">
            <text:p>0.426029614</text:p>
          </table:table-cell>
          <table:table-cell office:value-type="float" office:value="0.465970691" calcext:value-type="float">
            <text:p>0.465970691</text:p>
          </table:table-cell>
          <table:table-cell office:value-type="float" office:value="5" calcext:value-type="float">
            <text:p>5</text:p>
          </table:table-cell>
          <table:table-cell office:value-type="float" office:value="0.438717656" calcext:value-type="float">
            <text:p>0.438717656</text:p>
          </table:table-cell>
          <table:table-cell/>
          <table:table-cell office:value-type="float" office:value="0.002507301" calcext:value-type="float">
            <text:p>0.002507301</text:p>
          </table:table-cell>
          <table:table-cell office:value-type="float" office:value="0.003480634" calcext:value-type="float">
            <text:p>0.003480634</text:p>
          </table:table-cell>
          <table:table-cell office:value-type="float" office:value="0.00380695" calcext:value-type="float">
            <text:p>0.0038069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84295" calcext:value-type="float">
            <text:p>0.003584295</text:p>
          </table:table-cell>
          <table:table-cell/>
          <table:table-cell office:value-type="float" office:value="0.001468698" calcext:value-type="float">
            <text:p>0.001468698</text:p>
          </table:table-cell>
          <table:table-cell office:value-type="float" office:value="0.002442031" calcext:value-type="float">
            <text:p>0.002442031</text:p>
          </table:table-cell>
          <table:table-cell office:value-type="float" office:value="0.002768347" calcext:value-type="float">
            <text:p>0.00276834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45692" calcext:value-type="float">
            <text:p>0.002545692</text:p>
          </table:table-cell>
          <table:table-cell/>
          <table:table-cell office:value-type="float" office:value="24.635603073" calcext:value-type="float">
            <text:p>24.635603073</text:p>
          </table:table-cell>
          <table:table-cell office:value-type="float" office:value="24.659633107" calcext:value-type="float">
            <text:p>24.659633107</text:p>
          </table:table-cell>
          <table:table-cell office:value-type="float" office:value="24.667689208" calcext:value-type="float">
            <text:p>24.667689208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2192287" calcext:value-type="float">
            <text:p>24.662192287</text:p>
          </table:table-cell>
          <table:table-cell/>
          <table:table-cell office:value-type="float" office:value="0.037228327" calcext:value-type="float">
            <text:p>0.037228327</text:p>
          </table:table-cell>
          <table:table-cell office:value-type="float" office:value="0.061899313" calcext:value-type="float">
            <text:p>0.061899313</text:p>
          </table:table-cell>
          <table:table-cell office:value-type="float" office:value="0.070170245" calcext:value-type="float">
            <text:p>0.07017024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4526741" calcext:value-type="float">
            <text:p>0.06452674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2019-12-02 23:21:54</text:p>
          </table:table-cell>
          <table:table-cell office:value-type="float" office:value="24.58923" calcext:value-type="float">
            <text:p>24.58923</text:p>
          </table:table-cell>
          <table:table-cell office:value-type="string" calcext:value-type="string">
            <text:p><text:s/></text:p>
          </table:table-cell>
          <table:table-cell office:value-type="float" office:value="0.306613482" calcext:value-type="float">
            <text:p>0.306613482</text:p>
          </table:table-cell>
          <table:table-cell office:value-type="float" office:value="0.425680927" calcext:value-type="float">
            <text:p>0.425680927</text:p>
          </table:table-cell>
          <table:table-cell office:value-type="float" office:value="0.4654265" calcext:value-type="float">
            <text:p>0.4654265</text:p>
          </table:table-cell>
          <table:table-cell office:value-type="float" office:value="5" calcext:value-type="float">
            <text:p>5</text:p>
          </table:table-cell>
          <table:table-cell office:value-type="float" office:value="0.437970214" calcext:value-type="float">
            <text:p>0.437970214</text:p>
          </table:table-cell>
          <table:table-cell/>
          <table:table-cell office:value-type="float" office:value="0.002505012" calcext:value-type="float">
            <text:p>0.002505012</text:p>
          </table:table-cell>
          <table:table-cell office:value-type="float" office:value="0.003477785" calcext:value-type="float">
            <text:p>0.003477785</text:p>
          </table:table-cell>
          <table:table-cell office:value-type="float" office:value="0.003802504" calcext:value-type="float">
            <text:p>0.00380250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78188" calcext:value-type="float">
            <text:p>0.003578188</text:p>
          </table:table-cell>
          <table:table-cell/>
          <table:table-cell office:value-type="float" office:value="0.001466409" calcext:value-type="float">
            <text:p>0.001466409</text:p>
          </table:table-cell>
          <table:table-cell office:value-type="float" office:value="0.002439183" calcext:value-type="float">
            <text:p>0.002439183</text:p>
          </table:table-cell>
          <table:table-cell office:value-type="float" office:value="0.002763901" calcext:value-type="float">
            <text:p>0.00276390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39585" calcext:value-type="float">
            <text:p>0.002539585</text:p>
          </table:table-cell>
          <table:table-cell/>
          <table:table-cell office:value-type="float" office:value="24.625438932" calcext:value-type="float">
            <text:p>24.625438932</text:p>
          </table:table-cell>
          <table:table-cell office:value-type="float" office:value="24.649455361" calcext:value-type="float">
            <text:p>24.649455361</text:p>
          </table:table-cell>
          <table:table-cell office:value-type="float" office:value="24.657472103" calcext:value-type="float">
            <text:p>24.657472103</text:p>
          </table:table-cell>
          <table:table-cell office:value-type="float" office:value="25.571723277" calcext:value-type="float">
            <text:p>25.571723277</text:p>
          </table:table-cell>
          <table:table-cell office:value-type="float" office:value="24.651934135" calcext:value-type="float">
            <text:p>24.651934135</text:p>
          </table:table-cell>
          <table:table-cell/>
          <table:table-cell office:value-type="float" office:value="0.037170314" calcext:value-type="float">
            <text:p>0.037170314</text:p>
          </table:table-cell>
          <table:table-cell office:value-type="float" office:value="0.061827107" calcext:value-type="float">
            <text:p>0.061827107</text:p>
          </table:table-cell>
          <table:table-cell office:value-type="float" office:value="0.070057555" calcext:value-type="float">
            <text:p>0.07005755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4371961" calcext:value-type="float">
            <text:p>0.06437196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2019-12-02 23:21:55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06460298" calcext:value-type="float">
            <text:p>0.306460298</text:p>
          </table:table-cell>
          <table:table-cell office:value-type="float" office:value="0.42534714" calcext:value-type="float">
            <text:p>0.42534714</text:p>
          </table:table-cell>
          <table:table-cell office:value-type="float" office:value="0.465102251" calcext:value-type="float">
            <text:p>0.465102251</text:p>
          </table:table-cell>
          <table:table-cell office:value-type="float" office:value="5" calcext:value-type="float">
            <text:p>5</text:p>
          </table:table-cell>
          <table:table-cell office:value-type="float" office:value="0.437155418" calcext:value-type="float">
            <text:p>0.437155418</text:p>
          </table:table-cell>
          <table:table-cell/>
          <table:table-cell office:value-type="float" office:value="0.002503761" calcext:value-type="float">
            <text:p>0.002503761</text:p>
          </table:table-cell>
          <table:table-cell office:value-type="float" office:value="0.003475058" calcext:value-type="float">
            <text:p>0.003475058</text:p>
          </table:table-cell>
          <table:table-cell office:value-type="float" office:value="0.003799855" calcext:value-type="float">
            <text:p>0.00379985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71531" calcext:value-type="float">
            <text:p>0.003571531</text:p>
          </table:table-cell>
          <table:table-cell/>
          <table:table-cell office:value-type="float" office:value="0.001465158" calcext:value-type="float">
            <text:p>0.001465158</text:p>
          </table:table-cell>
          <table:table-cell office:value-type="float" office:value="0.002436456" calcext:value-type="float">
            <text:p>0.002436456</text:p>
          </table:table-cell>
          <table:table-cell office:value-type="float" office:value="0.002761252" calcext:value-type="float">
            <text:p>0.00276125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32928" calcext:value-type="float">
            <text:p>0.002532928</text:p>
          </table:table-cell>
          <table:table-cell/>
          <table:table-cell office:value-type="float" office:value="24.640569487" calcext:value-type="float">
            <text:p>24.640569487</text:p>
          </table:table-cell>
          <table:table-cell office:value-type="float" office:value="24.664549161" calcext:value-type="float">
            <text:p>24.664549161</text:p>
          </table:table-cell>
          <table:table-cell office:value-type="float" office:value="24.672567717" calcext:value-type="float">
            <text:p>24.672567717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6930882" calcext:value-type="float">
            <text:p>24.666930882</text:p>
          </table:table-cell>
          <table:table-cell/>
          <table:table-cell office:value-type="float" office:value="0.037138592" calcext:value-type="float">
            <text:p>0.037138592</text:p>
          </table:table-cell>
          <table:table-cell office:value-type="float" office:value="0.061757987" calcext:value-type="float">
            <text:p>0.061757987</text:p>
          </table:table-cell>
          <table:table-cell office:value-type="float" office:value="0.069990411" calcext:value-type="float">
            <text:p>0.06999041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4203234" calcext:value-type="float">
            <text:p>0.06420323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2019-12-02 23:21:56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306355394" calcext:value-type="float">
            <text:p>0.306355394</text:p>
          </table:table-cell>
          <table:table-cell office:value-type="float" office:value="0.424915007" calcext:value-type="float">
            <text:p>0.424915007</text:p>
          </table:table-cell>
          <table:table-cell office:value-type="float" office:value="0.464749392" calcext:value-type="float">
            <text:p>0.464749392</text:p>
          </table:table-cell>
          <table:table-cell office:value-type="float" office:value="5" calcext:value-type="float">
            <text:p>5</text:p>
          </table:table-cell>
          <table:table-cell office:value-type="float" office:value="0.436357312" calcext:value-type="float">
            <text:p>0.436357312</text:p>
          </table:table-cell>
          <table:table-cell/>
          <table:table-cell office:value-type="float" office:value="0.002502904" calcext:value-type="float">
            <text:p>0.002502904</text:p>
          </table:table-cell>
          <table:table-cell office:value-type="float" office:value="0.003471528" calcext:value-type="float">
            <text:p>0.003471528</text:p>
          </table:table-cell>
          <table:table-cell office:value-type="float" office:value="0.003796972" calcext:value-type="float">
            <text:p>0.00379697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65011" calcext:value-type="float">
            <text:p>0.003565011</text:p>
          </table:table-cell>
          <table:table-cell/>
          <table:table-cell office:value-type="float" office:value="0.001464301" calcext:value-type="float">
            <text:p>0.001464301</text:p>
          </table:table-cell>
          <table:table-cell office:value-type="float" office:value="0.002432925" calcext:value-type="float">
            <text:p>0.002432925</text:p>
          </table:table-cell>
          <table:table-cell office:value-type="float" office:value="0.002758369" calcext:value-type="float">
            <text:p>0.00275836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26408" calcext:value-type="float">
            <text:p>0.002526408</text:p>
          </table:table-cell>
          <table:table-cell/>
          <table:table-cell office:value-type="float" office:value="24.645602146" calcext:value-type="float">
            <text:p>24.645602146</text:p>
          </table:table-cell>
          <table:table-cell office:value-type="float" office:value="24.669515709" calcext:value-type="float">
            <text:p>24.669515709</text:p>
          </table:table-cell>
          <table:table-cell office:value-type="float" office:value="24.677550219" calcext:value-type="float">
            <text:p>24.677550219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71823603" calcext:value-type="float">
            <text:p>24.671823603</text:p>
          </table:table-cell>
          <table:table-cell/>
          <table:table-cell office:value-type="float" office:value="0.037116868" calcext:value-type="float">
            <text:p>0.037116868</text:p>
          </table:table-cell>
          <table:table-cell office:value-type="float" office:value="0.061668501" calcext:value-type="float">
            <text:p>0.061668501</text:p>
          </table:table-cell>
          <table:table-cell office:value-type="float" office:value="0.069917341" calcext:value-type="float">
            <text:p>0.0699173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4037963" calcext:value-type="float">
            <text:p>0.06403796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2019-12-02 23:21:58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6108034" calcext:value-type="float">
            <text:p>0.306108034</text:p>
          </table:table-cell>
          <table:table-cell office:value-type="float" office:value="0.424185446" calcext:value-type="float">
            <text:p>0.424185446</text:p>
          </table:table-cell>
          <table:table-cell office:value-type="float" office:value="0.463129337" calcext:value-type="float">
            <text:p>0.463129337</text:p>
          </table:table-cell>
          <table:table-cell office:value-type="float" office:value="5" calcext:value-type="float">
            <text:p>5</text:p>
          </table:table-cell>
          <table:table-cell office:value-type="float" office:value="0.435969285" calcext:value-type="float">
            <text:p>0.435969285</text:p>
          </table:table-cell>
          <table:table-cell/>
          <table:table-cell office:value-type="float" office:value="0.002500883" calcext:value-type="float">
            <text:p>0.002500883</text:p>
          </table:table-cell>
          <table:table-cell office:value-type="float" office:value="0.003465567" calcext:value-type="float">
            <text:p>0.003465567</text:p>
          </table:table-cell>
          <table:table-cell office:value-type="float" office:value="0.003783736" calcext:value-type="float">
            <text:p>0.00378373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61841" calcext:value-type="float">
            <text:p>0.003561841</text:p>
          </table:table-cell>
          <table:table-cell/>
          <table:table-cell office:value-type="float" office:value="0.00146228" calcext:value-type="float">
            <text:p>0.00146228</text:p>
          </table:table-cell>
          <table:table-cell office:value-type="float" office:value="0.002426965" calcext:value-type="float">
            <text:p>0.002426965</text:p>
          </table:table-cell>
          <table:table-cell office:value-type="float" office:value="0.002745134" calcext:value-type="float">
            <text:p>0.00274513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23238" calcext:value-type="float">
            <text:p>0.002523238</text:p>
          </table:table-cell>
          <table:table-cell/>
          <table:table-cell office:value-type="float" office:value="24.635444616" calcext:value-type="float">
            <text:p>24.635444616</text:p>
          </table:table-cell>
          <table:table-cell office:value-type="float" office:value="24.659261138" calcext:value-type="float">
            <text:p>24.659261138</text:p>
          </table:table-cell>
          <table:table-cell office:value-type="float" office:value="24.66711611" calcext:value-type="float">
            <text:p>24.66711611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1637941" calcext:value-type="float">
            <text:p>24.661637941</text:p>
          </table:table-cell>
          <table:table-cell/>
          <table:table-cell office:value-type="float" office:value="0.037065643" calcext:value-type="float">
            <text:p>0.037065643</text:p>
          </table:table-cell>
          <table:table-cell office:value-type="float" office:value="0.061517424" calcext:value-type="float">
            <text:p>0.061517424</text:p>
          </table:table-cell>
          <table:table-cell office:value-type="float" office:value="0.069581865" calcext:value-type="float">
            <text:p>0.06958186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3957611" calcext:value-type="float">
            <text:p>0.0639576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2019-12-02 23:21:59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06190885" calcext:value-type="float">
            <text:p>0.306190885</text:p>
          </table:table-cell>
          <table:table-cell office:value-type="float" office:value="0.423833778" calcext:value-type="float">
            <text:p>0.423833778</text:p>
          </table:table-cell>
          <table:table-cell office:value-type="float" office:value="0.462690647" calcext:value-type="float">
            <text:p>0.462690647</text:p>
          </table:table-cell>
          <table:table-cell office:value-type="float" office:value="5" calcext:value-type="float">
            <text:p>5</text:p>
          </table:table-cell>
          <table:table-cell office:value-type="float" office:value="0.435210518" calcext:value-type="float">
            <text:p>0.435210518</text:p>
          </table:table-cell>
          <table:table-cell/>
          <table:table-cell office:value-type="float" office:value="0.00250156" calcext:value-type="float">
            <text:p>0.00250156</text:p>
          </table:table-cell>
          <table:table-cell office:value-type="float" office:value="0.003462694" calcext:value-type="float">
            <text:p>0.003462694</text:p>
          </table:table-cell>
          <table:table-cell office:value-type="float" office:value="0.003780152" calcext:value-type="float">
            <text:p>0.0037801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55641" calcext:value-type="float">
            <text:p>0.003555641</text:p>
          </table:table-cell>
          <table:table-cell/>
          <table:table-cell office:value-type="float" office:value="0.001462957" calcext:value-type="float">
            <text:p>0.001462957</text:p>
          </table:table-cell>
          <table:table-cell office:value-type="float" office:value="0.002424092" calcext:value-type="float">
            <text:p>0.002424092</text:p>
          </table:table-cell>
          <table:table-cell office:value-type="float" office:value="0.00274155" calcext:value-type="float">
            <text:p>0.0027415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17039" calcext:value-type="float">
            <text:p>0.002517039</text:p>
          </table:table-cell>
          <table:table-cell/>
          <table:table-cell office:value-type="float" office:value="24.640515146" calcext:value-type="float">
            <text:p>24.640515146</text:p>
          </table:table-cell>
          <table:table-cell office:value-type="float" office:value="24.664243917" calcext:value-type="float">
            <text:p>24.664243917</text:p>
          </table:table-cell>
          <table:table-cell office:value-type="float" office:value="24.672081301" calcext:value-type="float">
            <text:p>24.672081301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6538597" calcext:value-type="float">
            <text:p>24.666538597</text:p>
          </table:table-cell>
          <table:table-cell/>
          <table:table-cell office:value-type="float" office:value="0.0370828" calcext:value-type="float">
            <text:p>0.0370828</text:p>
          </table:table-cell>
          <table:table-cell office:value-type="float" office:value="0.0614446" calcext:value-type="float">
            <text:p>0.0614446</text:p>
          </table:table-cell>
          <table:table-cell office:value-type="float" office:value="0.069491022" calcext:value-type="float">
            <text:p>0.0694910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3800487" calcext:value-type="float">
            <text:p>0.06380048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2019-12-02 23:22:00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0626241" calcext:value-type="float">
            <text:p>0.30626241</text:p>
          </table:table-cell>
          <table:table-cell office:value-type="float" office:value="0.423318198" calcext:value-type="float">
            <text:p>0.423318198</text:p>
          </table:table-cell>
          <table:table-cell office:value-type="float" office:value="0.462167318" calcext:value-type="float">
            <text:p>0.462167318</text:p>
          </table:table-cell>
          <table:table-cell office:value-type="float" office:value="5" calcext:value-type="float">
            <text:p>5</text:p>
          </table:table-cell>
          <table:table-cell office:value-type="float" office:value="0.434534602" calcext:value-type="float">
            <text:p>0.434534602</text:p>
          </table:table-cell>
          <table:table-cell/>
          <table:table-cell office:value-type="float" office:value="0.002502144" calcext:value-type="float">
            <text:p>0.002502144</text:p>
          </table:table-cell>
          <table:table-cell office:value-type="float" office:value="0.003458482" calcext:value-type="float">
            <text:p>0.003458482</text:p>
          </table:table-cell>
          <table:table-cell office:value-type="float" office:value="0.003775877" calcext:value-type="float">
            <text:p>0.0037758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50119" calcext:value-type="float">
            <text:p>0.003550119</text:p>
          </table:table-cell>
          <table:table-cell/>
          <table:table-cell office:value-type="float" office:value="0.001463541" calcext:value-type="float">
            <text:p>0.001463541</text:p>
          </table:table-cell>
          <table:table-cell office:value-type="float" office:value="0.002419879" calcext:value-type="float">
            <text:p>0.002419879</text:p>
          </table:table-cell>
          <table:table-cell office:value-type="float" office:value="0.002737274" calcext:value-type="float">
            <text:p>0.0027372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11517" calcext:value-type="float">
            <text:p>0.002511517</text:p>
          </table:table-cell>
          <table:table-cell/>
          <table:table-cell office:value-type="float" office:value="24.640529573" calcext:value-type="float">
            <text:p>24.640529573</text:p>
          </table:table-cell>
          <table:table-cell office:value-type="float" office:value="24.664139924" calcext:value-type="float">
            <text:p>24.664139924</text:p>
          </table:table-cell>
          <table:table-cell office:value-type="float" office:value="24.671975747" calcext:value-type="float">
            <text:p>24.671975747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6402265" calcext:value-type="float">
            <text:p>24.666402265</text:p>
          </table:table-cell>
          <table:table-cell/>
          <table:table-cell office:value-type="float" office:value="0.037097612" calcext:value-type="float">
            <text:p>0.037097612</text:p>
          </table:table-cell>
          <table:table-cell office:value-type="float" office:value="0.061337834" calcext:value-type="float">
            <text:p>0.061337834</text:p>
          </table:table-cell>
          <table:table-cell office:value-type="float" office:value="0.069382652" calcext:value-type="float">
            <text:p>0.0693826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3660519" calcext:value-type="float">
            <text:p>0.0636605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2019-12-02 23:22:02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06026376" calcext:value-type="float">
            <text:p>0.306026376</text:p>
          </table:table-cell>
          <table:table-cell office:value-type="float" office:value="0.42290633" calcext:value-type="float">
            <text:p>0.42290633</text:p>
          </table:table-cell>
          <table:table-cell office:value-type="float" office:value="0.461584385" calcext:value-type="float">
            <text:p>0.461584385</text:p>
          </table:table-cell>
          <table:table-cell office:value-type="float" office:value="5" calcext:value-type="float">
            <text:p>5</text:p>
          </table:table-cell>
          <table:table-cell office:value-type="float" office:value="0.433797888" calcext:value-type="float">
            <text:p>0.433797888</text:p>
          </table:table-cell>
          <table:table-cell/>
          <table:table-cell office:value-type="float" office:value="0.002500215" calcext:value-type="float">
            <text:p>0.002500215</text:p>
          </table:table-cell>
          <table:table-cell office:value-type="float" office:value="0.003455117" calcext:value-type="float">
            <text:p>0.003455117</text:p>
          </table:table-cell>
          <table:table-cell office:value-type="float" office:value="0.003771114" calcext:value-type="float">
            <text:p>0.00377111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441" calcext:value-type="float">
            <text:p>0.0035441</text:p>
          </table:table-cell>
          <table:table-cell/>
          <table:table-cell office:value-type="float" office:value="0.001461613" calcext:value-type="float">
            <text:p>0.001461613</text:p>
          </table:table-cell>
          <table:table-cell office:value-type="float" office:value="0.002416514" calcext:value-type="float">
            <text:p>0.002416514</text:p>
          </table:table-cell>
          <table:table-cell office:value-type="float" office:value="0.002732512" calcext:value-type="float">
            <text:p>0.0027325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505498" calcext:value-type="float">
            <text:p>0.002505498</text:p>
          </table:table-cell>
          <table:table-cell/>
          <table:table-cell office:value-type="float" office:value="24.640481964" calcext:value-type="float">
            <text:p>24.640481964</text:p>
          </table:table-cell>
          <table:table-cell office:value-type="float" office:value="24.664056851" calcext:value-type="float">
            <text:p>24.664056851</text:p>
          </table:table-cell>
          <table:table-cell office:value-type="float" office:value="24.67185817" calcext:value-type="float">
            <text:p>24.67185817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6253671" calcext:value-type="float">
            <text:p>24.666253671</text:p>
          </table:table-cell>
          <table:table-cell/>
          <table:table-cell office:value-type="float" office:value="0.037048733" calcext:value-type="float">
            <text:p>0.037048733</text:p>
          </table:table-cell>
          <table:table-cell office:value-type="float" office:value="0.061252545" calcext:value-type="float">
            <text:p>0.061252545</text:p>
          </table:table-cell>
          <table:table-cell office:value-type="float" office:value="0.06926194" calcext:value-type="float">
            <text:p>0.0692619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3507961" calcext:value-type="float">
            <text:p>0.06350796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2019-12-02 23:22:03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05927432" calcext:value-type="float">
            <text:p>0.305927432</text:p>
          </table:table-cell>
          <table:table-cell office:value-type="float" office:value="0.422426513" calcext:value-type="float">
            <text:p>0.422426513</text:p>
          </table:table-cell>
          <table:table-cell office:value-type="float" office:value="0.461316164" calcext:value-type="float">
            <text:p>0.461316164</text:p>
          </table:table-cell>
          <table:table-cell office:value-type="float" office:value="5" calcext:value-type="float">
            <text:p>5</text:p>
          </table:table-cell>
          <table:table-cell office:value-type="float" office:value="0.432946138" calcext:value-type="float">
            <text:p>0.432946138</text:p>
          </table:table-cell>
          <table:table-cell/>
          <table:table-cell office:value-type="float" office:value="0.002499407" calcext:value-type="float">
            <text:p>0.002499407</text:p>
          </table:table-cell>
          <table:table-cell office:value-type="float" office:value="0.003451197" calcext:value-type="float">
            <text:p>0.003451197</text:p>
          </table:table-cell>
          <table:table-cell office:value-type="float" office:value="0.003768923" calcext:value-type="float">
            <text:p>0.00376892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37142" calcext:value-type="float">
            <text:p>0.003537142</text:p>
          </table:table-cell>
          <table:table-cell/>
          <table:table-cell office:value-type="float" office:value="0.001460804" calcext:value-type="float">
            <text:p>0.001460804</text:p>
          </table:table-cell>
          <table:table-cell office:value-type="float" office:value="0.002412594" calcext:value-type="float">
            <text:p>0.002412594</text:p>
          </table:table-cell>
          <table:table-cell office:value-type="float" office:value="0.00273032" calcext:value-type="float">
            <text:p>0.0027303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98539" calcext:value-type="float">
            <text:p>0.002498539</text:p>
          </table:table-cell>
          <table:table-cell/>
          <table:table-cell office:value-type="float" office:value="24.640462006" calcext:value-type="float">
            <text:p>24.640462006</text:p>
          </table:table-cell>
          <table:table-cell office:value-type="float" office:value="24.663960072" calcext:value-type="float">
            <text:p>24.663960072</text:p>
          </table:table-cell>
          <table:table-cell office:value-type="float" office:value="24.67180407" calcext:value-type="float">
            <text:p>24.67180407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6081874" calcext:value-type="float">
            <text:p>24.666081874</text:p>
          </table:table-cell>
          <table:table-cell/>
          <table:table-cell office:value-type="float" office:value="0.037028243" calcext:value-type="float">
            <text:p>0.037028243</text:p>
          </table:table-cell>
          <table:table-cell office:value-type="float" office:value="0.061153184" calcext:value-type="float">
            <text:p>0.061153184</text:p>
          </table:table-cell>
          <table:table-cell office:value-type="float" office:value="0.069206397" calcext:value-type="float">
            <text:p>0.069206397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3331581" calcext:value-type="float">
            <text:p>0.06333158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s/>2019-12-02 23:22:04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305796898" calcext:value-type="float">
            <text:p>0.305796898</text:p>
          </table:table-cell>
          <table:table-cell office:value-type="float" office:value="0.421987226" calcext:value-type="float">
            <text:p>0.421987226</text:p>
          </table:table-cell>
          <table:table-cell office:value-type="float" office:value="0.460961516" calcext:value-type="float">
            <text:p>0.460961516</text:p>
          </table:table-cell>
          <table:table-cell office:value-type="float" office:value="5" calcext:value-type="float">
            <text:p>5</text:p>
          </table:table-cell>
          <table:table-cell office:value-type="float" office:value="0.432153992" calcext:value-type="float">
            <text:p>0.432153992</text:p>
          </table:table-cell>
          <table:table-cell/>
          <table:table-cell office:value-type="float" office:value="0.002498341" calcext:value-type="float">
            <text:p>0.002498341</text:p>
          </table:table-cell>
          <table:table-cell office:value-type="float" office:value="0.003447608" calcext:value-type="float">
            <text:p>0.003447608</text:p>
          </table:table-cell>
          <table:table-cell office:value-type="float" office:value="0.003766025" calcext:value-type="float">
            <text:p>0.00376602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3067" calcext:value-type="float">
            <text:p>0.00353067</text:p>
          </table:table-cell>
          <table:table-cell/>
          <table:table-cell office:value-type="float" office:value="0.001459738" calcext:value-type="float">
            <text:p>0.001459738</text:p>
          </table:table-cell>
          <table:table-cell office:value-type="float" office:value="0.002409005" calcext:value-type="float">
            <text:p>0.002409005</text:p>
          </table:table-cell>
          <table:table-cell office:value-type="float" office:value="0.002727423" calcext:value-type="float">
            <text:p>0.00272742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92067" calcext:value-type="float">
            <text:p>0.002492067</text:p>
          </table:table-cell>
          <table:table-cell/>
          <table:table-cell office:value-type="float" office:value="24.650543316" calcext:value-type="float">
            <text:p>24.650543316</text:p>
          </table:table-cell>
          <table:table-cell office:value-type="float" office:value="24.673978892" calcext:value-type="float">
            <text:p>24.673978892</text:p>
          </table:table-cell>
          <table:table-cell office:value-type="float" office:value="24.681839891" calcext:value-type="float">
            <text:p>24.681839891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76029504" calcext:value-type="float">
            <text:p>24.676029504</text:p>
          </table:table-cell>
          <table:table-cell/>
          <table:table-cell office:value-type="float" office:value="0.037001211" calcext:value-type="float">
            <text:p>0.037001211</text:p>
          </table:table-cell>
          <table:table-cell office:value-type="float" office:value="0.061062217" calcext:value-type="float">
            <text:p>0.061062217</text:p>
          </table:table-cell>
          <table:table-cell office:value-type="float" office:value="0.069132958" calcext:value-type="float">
            <text:p>0.0691329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3167544" calcext:value-type="float">
            <text:p>0.06316754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2019-12-02 23:22:05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305502451" calcext:value-type="float">
            <text:p>0.305502451</text:p>
          </table:table-cell>
          <table:table-cell office:value-type="float" office:value="0.421474626" calcext:value-type="float">
            <text:p>0.421474626</text:p>
          </table:table-cell>
          <table:table-cell office:value-type="float" office:value="0.460475142" calcext:value-type="float">
            <text:p>0.460475142</text:p>
          </table:table-cell>
          <table:table-cell office:value-type="float" office:value="5" calcext:value-type="float">
            <text:p>5</text:p>
          </table:table-cell>
          <table:table-cell office:value-type="float" office:value="0.431410722" calcext:value-type="float">
            <text:p>0.431410722</text:p>
          </table:table-cell>
          <table:table-cell/>
          <table:table-cell office:value-type="float" office:value="0.002495935" calcext:value-type="float">
            <text:p>0.002495935</text:p>
          </table:table-cell>
          <table:table-cell office:value-type="float" office:value="0.00344342" calcext:value-type="float">
            <text:p>0.00344342</text:p>
          </table:table-cell>
          <table:table-cell office:value-type="float" office:value="0.003762052" calcext:value-type="float">
            <text:p>0.00376205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24597" calcext:value-type="float">
            <text:p>0.003524597</text:p>
          </table:table-cell>
          <table:table-cell/>
          <table:table-cell office:value-type="float" office:value="0.001457332" calcext:value-type="float">
            <text:p>0.001457332</text:p>
          </table:table-cell>
          <table:table-cell office:value-type="float" office:value="0.002404817" calcext:value-type="float">
            <text:p>0.002404817</text:p>
          </table:table-cell>
          <table:table-cell office:value-type="float" office:value="0.002723449" calcext:value-type="float">
            <text:p>0.0027234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85995" calcext:value-type="float">
            <text:p>0.002485995</text:p>
          </table:table-cell>
          <table:table-cell/>
          <table:table-cell office:value-type="float" office:value="24.645430105" calcext:value-type="float">
            <text:p>24.645430105</text:p>
          </table:table-cell>
          <table:table-cell office:value-type="float" office:value="24.668821789" calcext:value-type="float">
            <text:p>24.668821789</text:p>
          </table:table-cell>
          <table:table-cell office:value-type="float" office:value="24.676688115" calcext:value-type="float">
            <text:p>24.676688115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70825885" calcext:value-type="float">
            <text:p>24.670825885</text:p>
          </table:table-cell>
          <table:table-cell/>
          <table:table-cell office:value-type="float" office:value="0.036940235" calcext:value-type="float">
            <text:p>0.036940235</text:p>
          </table:table-cell>
          <table:table-cell office:value-type="float" office:value="0.060956068" calcext:value-type="float">
            <text:p>0.060956068</text:p>
          </table:table-cell>
          <table:table-cell office:value-type="float" office:value="0.069032241" calcext:value-type="float">
            <text:p>0.06903224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3013629" calcext:value-type="float">
            <text:p>0.06301362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2019-12-02 23:22:07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304976142" calcext:value-type="float">
            <text:p>0.304976142</text:p>
          </table:table-cell>
          <table:table-cell office:value-type="float" office:value="0.420916131" calcext:value-type="float">
            <text:p>0.420916131</text:p>
          </table:table-cell>
          <table:table-cell office:value-type="float" office:value="0.459688361" calcext:value-type="float">
            <text:p>0.459688361</text:p>
          </table:table-cell>
          <table:table-cell office:value-type="float" office:value="5" calcext:value-type="float">
            <text:p>5</text:p>
          </table:table-cell>
          <table:table-cell office:value-type="float" office:value="0.430826" calcext:value-type="float">
            <text:p>0.430826</text:p>
          </table:table-cell>
          <table:table-cell/>
          <table:table-cell office:value-type="float" office:value="0.002491635" calcext:value-type="float">
            <text:p>0.002491635</text:p>
          </table:table-cell>
          <table:table-cell office:value-type="float" office:value="0.003438857" calcext:value-type="float">
            <text:p>0.003438857</text:p>
          </table:table-cell>
          <table:table-cell office:value-type="float" office:value="0.003755624" calcext:value-type="float">
            <text:p>0.00375562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1982" calcext:value-type="float">
            <text:p>0.00351982</text:p>
          </table:table-cell>
          <table:table-cell/>
          <table:table-cell office:value-type="float" office:value="0.001453032" calcext:value-type="float">
            <text:p>0.001453032</text:p>
          </table:table-cell>
          <table:table-cell office:value-type="float" office:value="0.002400255" calcext:value-type="float">
            <text:p>0.002400255</text:p>
          </table:table-cell>
          <table:table-cell office:value-type="float" office:value="0.002717021" calcext:value-type="float">
            <text:p>0.00271702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81218" calcext:value-type="float">
            <text:p>0.002481218</text:p>
          </table:table-cell>
          <table:table-cell/>
          <table:table-cell office:value-type="float" office:value="24.645323947" calcext:value-type="float">
            <text:p>24.645323947</text:p>
          </table:table-cell>
          <table:table-cell office:value-type="float" office:value="24.668709141" calcext:value-type="float">
            <text:p>24.668709141</text:p>
          </table:table-cell>
          <table:table-cell office:value-type="float" office:value="24.676529423" calcext:value-type="float">
            <text:p>24.676529423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70707948" calcext:value-type="float">
            <text:p>24.670707948</text:p>
          </table:table-cell>
          <table:table-cell/>
          <table:table-cell office:value-type="float" office:value="0.036831244" calcext:value-type="float">
            <text:p>0.036831244</text:p>
          </table:table-cell>
          <table:table-cell office:value-type="float" office:value="0.060840415" calcext:value-type="float">
            <text:p>0.060840415</text:p>
          </table:table-cell>
          <table:table-cell office:value-type="float" office:value="0.068869316" calcext:value-type="float">
            <text:p>0.06886931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892545" calcext:value-type="float">
            <text:p>0.06289254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2019-12-02 23:22:08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04525531" calcext:value-type="float">
            <text:p>0.304525531</text:p>
          </table:table-cell>
          <table:table-cell office:value-type="float" office:value="0.420407107" calcext:value-type="float">
            <text:p>0.420407107</text:p>
          </table:table-cell>
          <table:table-cell office:value-type="float" office:value="0.458890254" calcext:value-type="float">
            <text:p>0.458890254</text:p>
          </table:table-cell>
          <table:table-cell office:value-type="float" office:value="5" calcext:value-type="float">
            <text:p>5</text:p>
          </table:table-cell>
          <table:table-cell office:value-type="float" office:value="0.43028479" calcext:value-type="float">
            <text:p>0.43028479</text:p>
          </table:table-cell>
          <table:table-cell/>
          <table:table-cell office:value-type="float" office:value="0.002487954" calcext:value-type="float">
            <text:p>0.002487954</text:p>
          </table:table-cell>
          <table:table-cell office:value-type="float" office:value="0.003434699" calcext:value-type="float">
            <text:p>0.003434699</text:p>
          </table:table-cell>
          <table:table-cell office:value-type="float" office:value="0.003749103" calcext:value-type="float">
            <text:p>0.00374910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15399" calcext:value-type="float">
            <text:p>0.003515399</text:p>
          </table:table-cell>
          <table:table-cell/>
          <table:table-cell office:value-type="float" office:value="0.001449351" calcext:value-type="float">
            <text:p>0.001449351</text:p>
          </table:table-cell>
          <table:table-cell office:value-type="float" office:value="0.002396096" calcext:value-type="float">
            <text:p>0.002396096</text:p>
          </table:table-cell>
          <table:table-cell office:value-type="float" office:value="0.002710501" calcext:value-type="float">
            <text:p>0.00271050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76796" calcext:value-type="float">
            <text:p>0.002476796</text:p>
          </table:table-cell>
          <table:table-cell/>
          <table:table-cell office:value-type="float" office:value="24.640179237" calcext:value-type="float">
            <text:p>24.640179237</text:p>
          </table:table-cell>
          <table:table-cell office:value-type="float" office:value="24.663552758" calcext:value-type="float">
            <text:p>24.663552758</text:p>
          </table:table-cell>
          <table:table-cell office:value-type="float" office:value="24.671314769" calcext:value-type="float">
            <text:p>24.671314769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5545082" calcext:value-type="float">
            <text:p>24.665545082</text:p>
          </table:table-cell>
          <table:table-cell/>
          <table:table-cell office:value-type="float" office:value="0.036737929" calcext:value-type="float">
            <text:p>0.036737929</text:p>
          </table:table-cell>
          <table:table-cell office:value-type="float" office:value="0.060735007" calcext:value-type="float">
            <text:p>0.060735007</text:p>
          </table:table-cell>
          <table:table-cell office:value-type="float" office:value="0.068704046" calcext:value-type="float">
            <text:p>0.0687040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780472" calcext:value-type="float">
            <text:p>0.06278047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2019-12-02 23:22:09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4420031" calcext:value-type="float">
            <text:p>0.304420031</text:p>
          </table:table-cell>
          <table:table-cell office:value-type="float" office:value="0.419949939" calcext:value-type="float">
            <text:p>0.419949939</text:p>
          </table:table-cell>
          <table:table-cell office:value-type="float" office:value="0.456796343" calcext:value-type="float">
            <text:p>0.456796343</text:p>
          </table:table-cell>
          <table:table-cell office:value-type="float" office:value="5" calcext:value-type="float">
            <text:p>5</text:p>
          </table:table-cell>
          <table:table-cell office:value-type="float" office:value="0.43002849" calcext:value-type="float">
            <text:p>0.43002849</text:p>
          </table:table-cell>
          <table:table-cell/>
          <table:table-cell office:value-type="float" office:value="0.002487092" calcext:value-type="float">
            <text:p>0.002487092</text:p>
          </table:table-cell>
          <table:table-cell office:value-type="float" office:value="0.003430964" calcext:value-type="float">
            <text:p>0.003430964</text:p>
          </table:table-cell>
          <table:table-cell office:value-type="float" office:value="0.003731996" calcext:value-type="float">
            <text:p>0.00373199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13305" calcext:value-type="float">
            <text:p>0.003513305</text:p>
          </table:table-cell>
          <table:table-cell/>
          <table:table-cell office:value-type="float" office:value="0.001448489" calcext:value-type="float">
            <text:p>0.001448489</text:p>
          </table:table-cell>
          <table:table-cell office:value-type="float" office:value="0.002392361" calcext:value-type="float">
            <text:p>0.002392361</text:p>
          </table:table-cell>
          <table:table-cell office:value-type="float" office:value="0.002693394" calcext:value-type="float">
            <text:p>0.00269339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74702" calcext:value-type="float">
            <text:p>0.002474702</text:p>
          </table:table-cell>
          <table:table-cell/>
          <table:table-cell office:value-type="float" office:value="24.635104137" calcext:value-type="float">
            <text:p>24.635104137</text:p>
          </table:table-cell>
          <table:table-cell office:value-type="float" office:value="24.658406834" calcext:value-type="float">
            <text:p>24.658406834</text:p>
          </table:table-cell>
          <table:table-cell office:value-type="float" office:value="24.665838751" calcext:value-type="float">
            <text:p>24.665838751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0439682" calcext:value-type="float">
            <text:p>24.660439682</text:p>
          </table:table-cell>
          <table:table-cell/>
          <table:table-cell office:value-type="float" office:value="0.036716081" calcext:value-type="float">
            <text:p>0.036716081</text:p>
          </table:table-cell>
          <table:table-cell office:value-type="float" office:value="0.060640337" calcext:value-type="float">
            <text:p>0.060640337</text:p>
          </table:table-cell>
          <table:table-cell office:value-type="float" office:value="0.068270443" calcext:value-type="float">
            <text:p>0.06827044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727397" calcext:value-type="float">
            <text:p>0.06272739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s/>2019-12-02 23:22:10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42889" calcext:value-type="float">
            <text:p>0.3042889</text:p>
          </table:table-cell>
          <table:table-cell office:value-type="float" office:value="0.419638207" calcext:value-type="float">
            <text:p>0.419638207</text:p>
          </table:table-cell>
          <table:table-cell office:value-type="float" office:value="0.456698591" calcext:value-type="float">
            <text:p>0.456698591</text:p>
          </table:table-cell>
          <table:table-cell office:value-type="float" office:value="5" calcext:value-type="float">
            <text:p>5</text:p>
          </table:table-cell>
          <table:table-cell office:value-type="float" office:value="0.429206542" calcext:value-type="float">
            <text:p>0.429206542</text:p>
          </table:table-cell>
          <table:table-cell/>
          <table:table-cell office:value-type="float" office:value="0.00248602" calcext:value-type="float">
            <text:p>0.00248602</text:p>
          </table:table-cell>
          <table:table-cell office:value-type="float" office:value="0.003428417" calcext:value-type="float">
            <text:p>0.003428417</text:p>
          </table:table-cell>
          <table:table-cell office:value-type="float" office:value="0.003731198" calcext:value-type="float">
            <text:p>0.003731198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06589" calcext:value-type="float">
            <text:p>0.003506589</text:p>
          </table:table-cell>
          <table:table-cell/>
          <table:table-cell office:value-type="float" office:value="0.001447418" calcext:value-type="float">
            <text:p>0.001447418</text:p>
          </table:table-cell>
          <table:table-cell office:value-type="float" office:value="0.002389814" calcext:value-type="float">
            <text:p>0.002389814</text:p>
          </table:table-cell>
          <table:table-cell office:value-type="float" office:value="0.002692595" calcext:value-type="float">
            <text:p>0.00269259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67987" calcext:value-type="float">
            <text:p>0.002467987</text:p>
          </table:table-cell>
          <table:table-cell/>
          <table:table-cell office:value-type="float" office:value="24.635077688" calcext:value-type="float">
            <text:p>24.635077688</text:p>
          </table:table-cell>
          <table:table-cell office:value-type="float" office:value="24.658343957" calcext:value-type="float">
            <text:p>24.658343957</text:p>
          </table:table-cell>
          <table:table-cell office:value-type="float" office:value="24.665819034" calcext:value-type="float">
            <text:p>24.665819034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0273895" calcext:value-type="float">
            <text:p>24.660273895</text:p>
          </table:table-cell>
          <table:table-cell/>
          <table:table-cell office:value-type="float" office:value="0.036688926" calcext:value-type="float">
            <text:p>0.036688926</text:p>
          </table:table-cell>
          <table:table-cell office:value-type="float" office:value="0.060575783" calcext:value-type="float">
            <text:p>0.060575783</text:p>
          </table:table-cell>
          <table:table-cell office:value-type="float" office:value="0.068250201" calcext:value-type="float">
            <text:p>0.06825020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557189" calcext:value-type="float">
            <text:p>0.06255718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2019-12-02 23:22:12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4088629" calcext:value-type="float">
            <text:p>0.304088629</text:p>
          </table:table-cell>
          <table:table-cell office:value-type="float" office:value="0.419220974" calcext:value-type="float">
            <text:p>0.419220974</text:p>
          </table:table-cell>
          <table:table-cell office:value-type="float" office:value="0.456378514" calcext:value-type="float">
            <text:p>0.456378514</text:p>
          </table:table-cell>
          <table:table-cell office:value-type="float" office:value="5" calcext:value-type="float">
            <text:p>5</text:p>
          </table:table-cell>
          <table:table-cell office:value-type="float" office:value="0.428568176" calcext:value-type="float">
            <text:p>0.428568176</text:p>
          </table:table-cell>
          <table:table-cell/>
          <table:table-cell office:value-type="float" office:value="0.002484384" calcext:value-type="float">
            <text:p>0.002484384</text:p>
          </table:table-cell>
          <table:table-cell office:value-type="float" office:value="0.003425008" calcext:value-type="float">
            <text:p>0.003425008</text:p>
          </table:table-cell>
          <table:table-cell office:value-type="float" office:value="0.003728583" calcext:value-type="float">
            <text:p>0.0037285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501374" calcext:value-type="float">
            <text:p>0.003501374</text:p>
          </table:table-cell>
          <table:table-cell/>
          <table:table-cell office:value-type="float" office:value="0.001445781" calcext:value-type="float">
            <text:p>0.001445781</text:p>
          </table:table-cell>
          <table:table-cell office:value-type="float" office:value="0.002386405" calcext:value-type="float">
            <text:p>0.002386405</text:p>
          </table:table-cell>
          <table:table-cell office:value-type="float" office:value="0.00268998" calcext:value-type="float">
            <text:p>0.0026899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62771" calcext:value-type="float">
            <text:p>0.002462771</text:p>
          </table:table-cell>
          <table:table-cell/>
          <table:table-cell office:value-type="float" office:value="24.635037292" calcext:value-type="float">
            <text:p>24.635037292</text:p>
          </table:table-cell>
          <table:table-cell office:value-type="float" office:value="24.658259801" calcext:value-type="float">
            <text:p>24.658259801</text:p>
          </table:table-cell>
          <table:table-cell office:value-type="float" office:value="24.665754475" calcext:value-type="float">
            <text:p>24.665754475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0145136" calcext:value-type="float">
            <text:p>24.660145136</text:p>
          </table:table-cell>
          <table:table-cell/>
          <table:table-cell office:value-type="float" office:value="0.036647453" calcext:value-type="float">
            <text:p>0.036647453</text:p>
          </table:table-cell>
          <table:table-cell office:value-type="float" office:value="0.060489383" calcext:value-type="float">
            <text:p>0.060489383</text:p>
          </table:table-cell>
          <table:table-cell office:value-type="float" office:value="0.06818392" calcext:value-type="float">
            <text:p>0.068183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424997" calcext:value-type="float">
            <text:p>0.06242499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2019-12-02 23:22:13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415181" calcext:value-type="float">
            <text:p>0.30415181</text:p>
          </table:table-cell>
          <table:table-cell office:value-type="float" office:value="0.418762615" calcext:value-type="float">
            <text:p>0.418762615</text:p>
          </table:table-cell>
          <table:table-cell office:value-type="float" office:value="0.455492193" calcext:value-type="float">
            <text:p>0.455492193</text:p>
          </table:table-cell>
          <table:table-cell office:value-type="float" office:value="5" calcext:value-type="float">
            <text:p>5</text:p>
          </table:table-cell>
          <table:table-cell office:value-type="float" office:value="0.427924446" calcext:value-type="float">
            <text:p>0.427924446</text:p>
          </table:table-cell>
          <table:table-cell/>
          <table:table-cell office:value-type="float" office:value="0.0024849" calcext:value-type="float">
            <text:p>0.0024849</text:p>
          </table:table-cell>
          <table:table-cell office:value-type="float" office:value="0.003421263" calcext:value-type="float">
            <text:p>0.003421263</text:p>
          </table:table-cell>
          <table:table-cell office:value-type="float" office:value="0.003721341" calcext:value-type="float">
            <text:p>0.0037213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96115" calcext:value-type="float">
            <text:p>0.003496115</text:p>
          </table:table-cell>
          <table:table-cell/>
          <table:table-cell office:value-type="float" office:value="0.001446298" calcext:value-type="float">
            <text:p>0.001446298</text:p>
          </table:table-cell>
          <table:table-cell office:value-type="float" office:value="0.00238266" calcext:value-type="float">
            <text:p>0.00238266</text:p>
          </table:table-cell>
          <table:table-cell office:value-type="float" office:value="0.002682739" calcext:value-type="float">
            <text:p>0.0026827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57512" calcext:value-type="float">
            <text:p>0.002457512</text:p>
          </table:table-cell>
          <table:table-cell/>
          <table:table-cell office:value-type="float" office:value="24.635050036" calcext:value-type="float">
            <text:p>24.635050036</text:p>
          </table:table-cell>
          <table:table-cell office:value-type="float" office:value="24.65816735" calcext:value-type="float">
            <text:p>24.65816735</text:p>
          </table:table-cell>
          <table:table-cell office:value-type="float" office:value="24.665575704" calcext:value-type="float">
            <text:p>24.665575704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60015295" calcext:value-type="float">
            <text:p>24.660015295</text:p>
          </table:table-cell>
          <table:table-cell/>
          <table:table-cell office:value-type="float" office:value="0.036660537" calcext:value-type="float">
            <text:p>0.036660537</text:p>
          </table:table-cell>
          <table:table-cell office:value-type="float" office:value="0.060394466" calcext:value-type="float">
            <text:p>0.060394466</text:p>
          </table:table-cell>
          <table:table-cell office:value-type="float" office:value="0.068000383" calcext:value-type="float">
            <text:p>0.06800038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291693" calcext:value-type="float">
            <text:p>0.06229169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s/>2019-12-02 23:22:14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303773916" calcext:value-type="float">
            <text:p>0.303773916</text:p>
          </table:table-cell>
          <table:table-cell office:value-type="float" office:value="0.418099811" calcext:value-type="float">
            <text:p>0.418099811</text:p>
          </table:table-cell>
          <table:table-cell office:value-type="float" office:value="0.455334837" calcext:value-type="float">
            <text:p>0.455334837</text:p>
          </table:table-cell>
          <table:table-cell office:value-type="float" office:value="5" calcext:value-type="float">
            <text:p>5</text:p>
          </table:table-cell>
          <table:table-cell office:value-type="float" office:value="0.427193693" calcext:value-type="float">
            <text:p>0.427193693</text:p>
          </table:table-cell>
          <table:table-cell/>
          <table:table-cell office:value-type="float" office:value="0.002481813" calcext:value-type="float">
            <text:p>0.002481813</text:p>
          </table:table-cell>
          <table:table-cell office:value-type="float" office:value="0.003415848" calcext:value-type="float">
            <text:p>0.003415848</text:p>
          </table:table-cell>
          <table:table-cell office:value-type="float" office:value="0.003720056" calcext:value-type="float">
            <text:p>0.00372005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90145" calcext:value-type="float">
            <text:p>0.003490145</text:p>
          </table:table-cell>
          <table:table-cell/>
          <table:table-cell office:value-type="float" office:value="0.00144321" calcext:value-type="float">
            <text:p>0.00144321</text:p>
          </table:table-cell>
          <table:table-cell office:value-type="float" office:value="0.002377245" calcext:value-type="float">
            <text:p>0.002377245</text:p>
          </table:table-cell>
          <table:table-cell office:value-type="float" office:value="0.002681453" calcext:value-type="float">
            <text:p>0.00268145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51542" calcext:value-type="float">
            <text:p>0.002451542</text:p>
          </table:table-cell>
          <table:table-cell/>
          <table:table-cell office:value-type="float" office:value="24.634973813" calcext:value-type="float">
            <text:p>24.634973813</text:p>
          </table:table-cell>
          <table:table-cell office:value-type="float" office:value="24.658033662" calcext:value-type="float">
            <text:p>24.658033662</text:p>
          </table:table-cell>
          <table:table-cell office:value-type="float" office:value="24.665543966" calcext:value-type="float">
            <text:p>24.665543966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59867902" calcext:value-type="float">
            <text:p>24.659867902</text:p>
          </table:table-cell>
          <table:table-cell/>
          <table:table-cell office:value-type="float" office:value="0.03658228" calcext:value-type="float">
            <text:p>0.03658228</text:p>
          </table:table-cell>
          <table:table-cell office:value-type="float" office:value="0.060257212" calcext:value-type="float">
            <text:p>0.060257212</text:p>
          </table:table-cell>
          <table:table-cell office:value-type="float" office:value="0.067967798" calcext:value-type="float">
            <text:p>0.06796779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14037" calcext:value-type="float">
            <text:p>0.0621403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2019-12-02 23:22:16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303605235" calcext:value-type="float">
            <text:p>0.303605235</text:p>
          </table:table-cell>
          <table:table-cell office:value-type="float" office:value="0.417569329" calcext:value-type="float">
            <text:p>0.417569329</text:p>
          </table:table-cell>
          <table:table-cell office:value-type="float" office:value="0.453619415" calcext:value-type="float">
            <text:p>0.453619415</text:p>
          </table:table-cell>
          <table:table-cell office:value-type="float" office:value="5" calcext:value-type="float">
            <text:p>5</text:p>
          </table:table-cell>
          <table:table-cell office:value-type="float" office:value="0.426861695" calcext:value-type="float">
            <text:p>0.426861695</text:p>
          </table:table-cell>
          <table:table-cell/>
          <table:table-cell office:value-type="float" office:value="0.002480435" calcext:value-type="float">
            <text:p>0.002480435</text:p>
          </table:table-cell>
          <table:table-cell office:value-type="float" office:value="0.003411514" calcext:value-type="float">
            <text:p>0.003411514</text:p>
          </table:table-cell>
          <table:table-cell office:value-type="float" office:value="0.003706041" calcext:value-type="float">
            <text:p>0.00370604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87432" calcext:value-type="float">
            <text:p>0.003487432</text:p>
          </table:table-cell>
          <table:table-cell/>
          <table:table-cell office:value-type="float" office:value="0.001441832" calcext:value-type="float">
            <text:p>0.001441832</text:p>
          </table:table-cell>
          <table:table-cell office:value-type="float" office:value="0.002372911" calcext:value-type="float">
            <text:p>0.002372911</text:p>
          </table:table-cell>
          <table:table-cell office:value-type="float" office:value="0.002667438" calcext:value-type="float">
            <text:p>0.00266743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48829" calcext:value-type="float">
            <text:p>0.002448829</text:p>
          </table:table-cell>
          <table:table-cell/>
          <table:table-cell office:value-type="float" office:value="24.645047431" calcext:value-type="float">
            <text:p>24.645047431</text:p>
          </table:table-cell>
          <table:table-cell office:value-type="float" office:value="24.668034096" calcext:value-type="float">
            <text:p>24.668034096</text:p>
          </table:table-cell>
          <table:table-cell office:value-type="float" office:value="24.675305332" calcext:value-type="float">
            <text:p>24.675305332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69908353" calcext:value-type="float">
            <text:p>24.669908353</text:p>
          </table:table-cell>
          <table:table-cell/>
          <table:table-cell office:value-type="float" office:value="0.036547349" calcext:value-type="float">
            <text:p>0.036547349</text:p>
          </table:table-cell>
          <table:table-cell office:value-type="float" office:value="0.06014736" calcext:value-type="float">
            <text:p>0.06014736</text:p>
          </table:table-cell>
          <table:table-cell office:value-type="float" office:value="0.067612572" calcext:value-type="float">
            <text:p>0.06761257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207162" calcext:value-type="float">
            <text:p>0.0620716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s/>2019-12-02 23:22:17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303373969" calcext:value-type="float">
            <text:p>0.303373969</text:p>
          </table:table-cell>
          <table:table-cell office:value-type="float" office:value="0.417333295" calcext:value-type="float">
            <text:p>0.417333295</text:p>
          </table:table-cell>
          <table:table-cell office:value-type="float" office:value="0.45283621" calcext:value-type="float">
            <text:p>0.45283621</text:p>
          </table:table-cell>
          <table:table-cell office:value-type="float" office:value="5" calcext:value-type="float">
            <text:p>5</text:p>
          </table:table-cell>
          <table:table-cell office:value-type="float" office:value="0.426251343" calcext:value-type="float">
            <text:p>0.426251343</text:p>
          </table:table-cell>
          <table:table-cell/>
          <table:table-cell office:value-type="float" office:value="0.002478545" calcext:value-type="float">
            <text:p>0.002478545</text:p>
          </table:table-cell>
          <table:table-cell office:value-type="float" office:value="0.003409586" calcext:value-type="float">
            <text:p>0.003409586</text:p>
          </table:table-cell>
          <table:table-cell office:value-type="float" office:value="0.003699642" calcext:value-type="float">
            <text:p>0.00369964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82446" calcext:value-type="float">
            <text:p>0.003482446</text:p>
          </table:table-cell>
          <table:table-cell/>
          <table:table-cell office:value-type="float" office:value="0.001439943" calcext:value-type="float">
            <text:p>0.001439943</text:p>
          </table:table-cell>
          <table:table-cell office:value-type="float" office:value="0.002370983" calcext:value-type="float">
            <text:p>0.002370983</text:p>
          </table:table-cell>
          <table:table-cell office:value-type="float" office:value="0.002661039" calcext:value-type="float">
            <text:p>0.00266103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43843" calcext:value-type="float">
            <text:p>0.002443843</text:p>
          </table:table-cell>
          <table:table-cell/>
          <table:table-cell office:value-type="float" office:value="24.639946963" calcext:value-type="float">
            <text:p>24.639946963</text:p>
          </table:table-cell>
          <table:table-cell office:value-type="float" office:value="24.662932771" calcext:value-type="float">
            <text:p>24.662932771</text:p>
          </table:table-cell>
          <table:table-cell office:value-type="float" office:value="24.670093678" calcext:value-type="float">
            <text:p>24.670093678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4731538" calcext:value-type="float">
            <text:p>24.664731538</text:p>
          </table:table-cell>
          <table:table-cell/>
          <table:table-cell office:value-type="float" office:value="0.036499457" calcext:value-type="float">
            <text:p>0.036499457</text:p>
          </table:table-cell>
          <table:table-cell office:value-type="float" office:value="0.060098482" calcext:value-type="float">
            <text:p>0.060098482</text:p>
          </table:table-cell>
          <table:table-cell office:value-type="float" office:value="0.067450388" calcext:value-type="float">
            <text:p>0.06745038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1945228" calcext:value-type="float">
            <text:p>0.06194522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2019-12-02 23:22:18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303130782" calcext:value-type="float">
            <text:p>0.303130782</text:p>
          </table:table-cell>
          <table:table-cell office:value-type="float" office:value="0.416930368" calcext:value-type="float">
            <text:p>0.416930368</text:p>
          </table:table-cell>
          <table:table-cell office:value-type="float" office:value="0.452268178" calcext:value-type="float">
            <text:p>0.452268178</text:p>
          </table:table-cell>
          <table:table-cell office:value-type="float" office:value="5" calcext:value-type="float">
            <text:p>5</text:p>
          </table:table-cell>
          <table:table-cell office:value-type="float" office:value="0.425577214" calcext:value-type="float">
            <text:p>0.425577214</text:p>
          </table:table-cell>
          <table:table-cell/>
          <table:table-cell office:value-type="float" office:value="0.002476559" calcext:value-type="float">
            <text:p>0.002476559</text:p>
          </table:table-cell>
          <table:table-cell office:value-type="float" office:value="0.003406294" calcext:value-type="float">
            <text:p>0.003406294</text:p>
          </table:table-cell>
          <table:table-cell office:value-type="float" office:value="0.003695001" calcext:value-type="float">
            <text:p>0.00369500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76938" calcext:value-type="float">
            <text:p>0.003476938</text:p>
          </table:table-cell>
          <table:table-cell/>
          <table:table-cell office:value-type="float" office:value="0.001437956" calcext:value-type="float">
            <text:p>0.001437956</text:p>
          </table:table-cell>
          <table:table-cell office:value-type="float" office:value="0.002367691" calcext:value-type="float">
            <text:p>0.002367691</text:p>
          </table:table-cell>
          <table:table-cell office:value-type="float" office:value="0.002656399" calcext:value-type="float">
            <text:p>0.00265639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38335" calcext:value-type="float">
            <text:p>0.002438335</text:p>
          </table:table-cell>
          <table:table-cell/>
          <table:table-cell office:value-type="float" office:value="24.644951733" calcext:value-type="float">
            <text:p>24.644951733</text:p>
          </table:table-cell>
          <table:table-cell office:value-type="float" office:value="24.667905218" calcext:value-type="float">
            <text:p>24.667905218</text:p>
          </table:table-cell>
          <table:table-cell office:value-type="float" office:value="24.675032791" calcext:value-type="float">
            <text:p>24.675032791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69649276" calcext:value-type="float">
            <text:p>24.669649276</text:p>
          </table:table-cell>
          <table:table-cell/>
          <table:table-cell office:value-type="float" office:value="0.036449096" calcext:value-type="float">
            <text:p>0.036449096</text:p>
          </table:table-cell>
          <table:table-cell office:value-type="float" office:value="0.060015044" calcext:value-type="float">
            <text:p>0.060015044</text:p>
          </table:table-cell>
          <table:table-cell office:value-type="float" office:value="0.067332761" calcext:value-type="float">
            <text:p>0.06733276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180563" calcext:value-type="float">
            <text:p>0.0618056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2019-12-02 23:22:19</text:p>
          </table:table-cell>
          <table:table-cell office:value-type="float" office:value="24.61956" calcext:value-type="float">
            <text:p>24.61956</text:p>
          </table:table-cell>
          <table:table-cell office:value-type="string" calcext:value-type="string">
            <text:p><text:s/></text:p>
          </table:table-cell>
          <table:table-cell office:value-type="float" office:value="0.302472151" calcext:value-type="float">
            <text:p>0.302472151</text:p>
          </table:table-cell>
          <table:table-cell office:value-type="float" office:value="0.416625788" calcext:value-type="float">
            <text:p>0.416625788</text:p>
          </table:table-cell>
          <table:table-cell office:value-type="float" office:value="0.45232063" calcext:value-type="float">
            <text:p>0.45232063</text:p>
          </table:table-cell>
          <table:table-cell office:value-type="float" office:value="5" calcext:value-type="float">
            <text:p>5</text:p>
          </table:table-cell>
          <table:table-cell office:value-type="float" office:value="0.424749306" calcext:value-type="float">
            <text:p>0.424749306</text:p>
          </table:table-cell>
          <table:table-cell/>
          <table:table-cell office:value-type="float" office:value="0.002471178" calcext:value-type="float">
            <text:p>0.002471178</text:p>
          </table:table-cell>
          <table:table-cell office:value-type="float" office:value="0.003403805" calcext:value-type="float">
            <text:p>0.003403805</text:p>
          </table:table-cell>
          <table:table-cell office:value-type="float" office:value="0.00369543" calcext:value-type="float">
            <text:p>0.0036954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70174" calcext:value-type="float">
            <text:p>0.003470174</text:p>
          </table:table-cell>
          <table:table-cell/>
          <table:table-cell office:value-type="float" office:value="0.001432575" calcext:value-type="float">
            <text:p>0.001432575</text:p>
          </table:table-cell>
          <table:table-cell office:value-type="float" office:value="0.002365203" calcext:value-type="float">
            <text:p>0.002365203</text:p>
          </table:table-cell>
          <table:table-cell office:value-type="float" office:value="0.002656827" calcext:value-type="float">
            <text:p>0.00265682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31571" calcext:value-type="float">
            <text:p>0.002431571</text:p>
          </table:table-cell>
          <table:table-cell/>
          <table:table-cell office:value-type="float" office:value="24.65492653" calcext:value-type="float">
            <text:p>24.65492653</text:p>
          </table:table-cell>
          <table:table-cell office:value-type="float" office:value="24.67795122" calcext:value-type="float">
            <text:p>24.67795122</text:p>
          </table:table-cell>
          <table:table-cell office:value-type="float" office:value="24.68515074" calcext:value-type="float">
            <text:p>24.68515074</text:p>
          </table:table-cell>
          <table:table-cell office:value-type="float" office:value="25.602020466" calcext:value-type="float">
            <text:p>25.602020466</text:p>
          </table:table-cell>
          <table:table-cell office:value-type="float" office:value="24.679589708" calcext:value-type="float">
            <text:p>24.679589708</text:p>
          </table:table-cell>
          <table:table-cell/>
          <table:table-cell office:value-type="float" office:value="0.036312703" calcext:value-type="float">
            <text:p>0.036312703</text:p>
          </table:table-cell>
          <table:table-cell office:value-type="float" office:value="0.059951972" calcext:value-type="float">
            <text:p>0.059951972</text:p>
          </table:table-cell>
          <table:table-cell office:value-type="float" office:value="0.067343622" calcext:value-type="float">
            <text:p>0.06734362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1634187" calcext:value-type="float">
            <text:p>0.06163418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2019-12-02 23:22:21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301780737" calcext:value-type="float">
            <text:p>0.301780737</text:p>
          </table:table-cell>
          <table:table-cell office:value-type="float" office:value="0.416200807" calcext:value-type="float">
            <text:p>0.416200807</text:p>
          </table:table-cell>
          <table:table-cell office:value-type="float" office:value="0.451524908" calcext:value-type="float">
            <text:p>0.451524908</text:p>
          </table:table-cell>
          <table:table-cell office:value-type="float" office:value="5" calcext:value-type="float">
            <text:p>5</text:p>
          </table:table-cell>
          <table:table-cell office:value-type="float" office:value="0.424119881" calcext:value-type="float">
            <text:p>0.424119881</text:p>
          </table:table-cell>
          <table:table-cell/>
          <table:table-cell office:value-type="float" office:value="0.002465529" calcext:value-type="float">
            <text:p>0.002465529</text:p>
          </table:table-cell>
          <table:table-cell office:value-type="float" office:value="0.003400333" calcext:value-type="float">
            <text:p>0.003400333</text:p>
          </table:table-cell>
          <table:table-cell office:value-type="float" office:value="0.003688929" calcext:value-type="float">
            <text:p>0.00368892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65032" calcext:value-type="float">
            <text:p>0.003465032</text:p>
          </table:table-cell>
          <table:table-cell/>
          <table:table-cell office:value-type="float" office:value="0.001426926" calcext:value-type="float">
            <text:p>0.001426926</text:p>
          </table:table-cell>
          <table:table-cell office:value-type="float" office:value="0.002361731" calcext:value-type="float">
            <text:p>0.002361731</text:p>
          </table:table-cell>
          <table:table-cell office:value-type="float" office:value="0.002650326" calcext:value-type="float">
            <text:p>0.00265032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26429" calcext:value-type="float">
            <text:p>0.002426429</text:p>
          </table:table-cell>
          <table:table-cell/>
          <table:table-cell office:value-type="float" office:value="24.644679424" calcext:value-type="float">
            <text:p>24.644679424</text:p>
          </table:table-cell>
          <table:table-cell office:value-type="float" office:value="24.667758066" calcext:value-type="float">
            <text:p>24.667758066</text:p>
          </table:table-cell>
          <table:table-cell office:value-type="float" office:value="24.674882875" calcext:value-type="float">
            <text:p>24.674882875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69355333" calcext:value-type="float">
            <text:p>24.669355333</text:p>
          </table:table-cell>
          <table:table-cell/>
          <table:table-cell office:value-type="float" office:value="0.036169521" calcext:value-type="float">
            <text:p>0.036169521</text:p>
          </table:table-cell>
          <table:table-cell office:value-type="float" office:value="0.059863967" calcext:value-type="float">
            <text:p>0.059863967</text:p>
          </table:table-cell>
          <table:table-cell office:value-type="float" office:value="0.067178846" calcext:value-type="float">
            <text:p>0.067178846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1503846" calcext:value-type="float">
            <text:p>0.06150384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2019-12-02 23:22:22</text:p>
          </table:table-cell>
          <table:table-cell office:value-type="float" office:value="24.6145" calcext:value-type="float">
            <text:p>24.6145</text:p>
          </table:table-cell>
          <table:table-cell office:value-type="string" calcext:value-type="string">
            <text:p><text:s/></text:p>
          </table:table-cell>
          <table:table-cell office:value-type="float" office:value="0.30102793" calcext:value-type="float">
            <text:p>0.30102793</text:p>
          </table:table-cell>
          <table:table-cell office:value-type="float" office:value="0.415751388" calcext:value-type="float">
            <text:p>0.415751388</text:p>
          </table:table-cell>
          <table:table-cell office:value-type="float" office:value="0.4509682" calcext:value-type="float">
            <text:p>0.4509682</text:p>
          </table:table-cell>
          <table:table-cell office:value-type="float" office:value="5" calcext:value-type="float">
            <text:p>5</text:p>
          </table:table-cell>
          <table:table-cell office:value-type="float" office:value="0.423442772" calcext:value-type="float">
            <text:p>0.423442772</text:p>
          </table:table-cell>
          <table:table-cell/>
          <table:table-cell office:value-type="float" office:value="0.002459379" calcext:value-type="float">
            <text:p>0.002459379</text:p>
          </table:table-cell>
          <table:table-cell office:value-type="float" office:value="0.003396662" calcext:value-type="float">
            <text:p>0.003396662</text:p>
          </table:table-cell>
          <table:table-cell office:value-type="float" office:value="0.003684381" calcext:value-type="float">
            <text:p>0.00368438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595" calcext:value-type="float">
            <text:p>0.0034595</text:p>
          </table:table-cell>
          <table:table-cell/>
          <table:table-cell office:value-type="float" office:value="0.001420776" calcext:value-type="float">
            <text:p>0.001420776</text:p>
          </table:table-cell>
          <table:table-cell office:value-type="float" office:value="0.002358059" calcext:value-type="float">
            <text:p>0.002358059</text:p>
          </table:table-cell>
          <table:table-cell office:value-type="float" office:value="0.002645778" calcext:value-type="float">
            <text:p>0.002645778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20897" calcext:value-type="float">
            <text:p>0.002420897</text:p>
          </table:table-cell>
          <table:table-cell/>
          <table:table-cell office:value-type="float" office:value="24.649581405" calcext:value-type="float">
            <text:p>24.649581405</text:p>
          </table:table-cell>
          <table:table-cell office:value-type="float" office:value="24.672721137" calcext:value-type="float">
            <text:p>24.672721137</text:p>
          </table:table-cell>
          <table:table-cell office:value-type="float" office:value="24.679824274" calcext:value-type="float">
            <text:p>24.679824274</text:p>
          </table:table-cell>
          <table:table-cell office:value-type="float" office:value="25.596970933" calcext:value-type="float">
            <text:p>25.596970933</text:p>
          </table:table-cell>
          <table:table-cell office:value-type="float" office:value="24.674272473" calcext:value-type="float">
            <text:p>24.674272473</text:p>
          </table:table-cell>
          <table:table-cell/>
          <table:table-cell office:value-type="float" office:value="0.036013625" calcext:value-type="float">
            <text:p>0.036013625</text:p>
          </table:table-cell>
          <table:table-cell office:value-type="float" office:value="0.059770901" calcext:value-type="float">
            <text:p>0.059770901</text:p>
          </table:table-cell>
          <table:table-cell office:value-type="float" office:value="0.067063564" calcext:value-type="float">
            <text:p>0.0670635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1363631" calcext:value-type="float">
            <text:p>0.06136363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2019-12-02 23:22:23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300187504" calcext:value-type="float">
            <text:p>0.300187504</text:p>
          </table:table-cell>
          <table:table-cell office:value-type="float" office:value="0.415381243" calcext:value-type="float">
            <text:p>0.415381243</text:p>
          </table:table-cell>
          <table:table-cell office:value-type="float" office:value="0.450621897" calcext:value-type="float">
            <text:p>0.450621897</text:p>
          </table:table-cell>
          <table:table-cell office:value-type="float" office:value="5" calcext:value-type="float">
            <text:p>5</text:p>
          </table:table-cell>
          <table:table-cell office:value-type="float" office:value="0.422705462" calcext:value-type="float">
            <text:p>0.422705462</text:p>
          </table:table-cell>
          <table:table-cell/>
          <table:table-cell office:value-type="float" office:value="0.002452512" calcext:value-type="float">
            <text:p>0.002452512</text:p>
          </table:table-cell>
          <table:table-cell office:value-type="float" office:value="0.003393638" calcext:value-type="float">
            <text:p>0.003393638</text:p>
          </table:table-cell>
          <table:table-cell office:value-type="float" office:value="0.003681551" calcext:value-type="float">
            <text:p>0.003681551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53476" calcext:value-type="float">
            <text:p>0.003453476</text:p>
          </table:table-cell>
          <table:table-cell/>
          <table:table-cell office:value-type="float" office:value="0.00141391" calcext:value-type="float">
            <text:p>0.00141391</text:p>
          </table:table-cell>
          <table:table-cell office:value-type="float" office:value="0.002355035" calcext:value-type="float">
            <text:p>0.002355035</text:p>
          </table:table-cell>
          <table:table-cell office:value-type="float" office:value="0.002642949" calcext:value-type="float">
            <text:p>0.002642949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14873" calcext:value-type="float">
            <text:p>0.002414873</text:p>
          </table:table-cell>
          <table:table-cell/>
          <table:table-cell office:value-type="float" office:value="24.644358064" calcext:value-type="float">
            <text:p>24.644358064</text:p>
          </table:table-cell>
          <table:table-cell office:value-type="float" office:value="24.667592761" calcext:value-type="float">
            <text:p>24.667592761</text:p>
          </table:table-cell>
          <table:table-cell office:value-type="float" office:value="24.67470074" calcext:value-type="float">
            <text:p>24.67470074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69070047" calcext:value-type="float">
            <text:p>24.669070047</text:p>
          </table:table-cell>
          <table:table-cell/>
          <table:table-cell office:value-type="float" office:value="0.035839585" calcext:value-type="float">
            <text:p>0.035839585</text:p>
          </table:table-cell>
          <table:table-cell office:value-type="float" office:value="0.059694252" calcext:value-type="float">
            <text:p>0.059694252</text:p>
          </table:table-cell>
          <table:table-cell office:value-type="float" office:value="0.066991852" calcext:value-type="float">
            <text:p>0.06699185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1210949" calcext:value-type="float">
            <text:p>0.06121094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<text:s/>2019-12-02 23:22:25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299405491" calcext:value-type="float">
            <text:p>0.299405491</text:p>
          </table:table-cell>
          <table:table-cell office:value-type="float" office:value="0.414731552" calcext:value-type="float">
            <text:p>0.414731552</text:p>
          </table:table-cell>
          <table:table-cell office:value-type="float" office:value="0.450251752" calcext:value-type="float">
            <text:p>0.450251752</text:p>
          </table:table-cell>
          <table:table-cell office:value-type="float" office:value="5" calcext:value-type="float">
            <text:p>5</text:p>
          </table:table-cell>
          <table:table-cell office:value-type="float" office:value="0.42193835" calcext:value-type="float">
            <text:p>0.42193835</text:p>
          </table:table-cell>
          <table:table-cell/>
          <table:table-cell office:value-type="float" office:value="0.002446123" calcext:value-type="float">
            <text:p>0.002446123</text:p>
          </table:table-cell>
          <table:table-cell office:value-type="float" office:value="0.00338833" calcext:value-type="float">
            <text:p>0.00338833</text:p>
          </table:table-cell>
          <table:table-cell office:value-type="float" office:value="0.003678527" calcext:value-type="float">
            <text:p>0.00367852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47209" calcext:value-type="float">
            <text:p>0.003447209</text:p>
          </table:table-cell>
          <table:table-cell/>
          <table:table-cell office:value-type="float" office:value="0.001407521" calcext:value-type="float">
            <text:p>0.001407521</text:p>
          </table:table-cell>
          <table:table-cell office:value-type="float" office:value="0.002349727" calcext:value-type="float">
            <text:p>0.002349727</text:p>
          </table:table-cell>
          <table:table-cell office:value-type="float" office:value="0.002639925" calcext:value-type="float">
            <text:p>0.002639925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08606" calcext:value-type="float">
            <text:p>0.002408606</text:p>
          </table:table-cell>
          <table:table-cell/>
          <table:table-cell office:value-type="float" office:value="24.63409268" calcext:value-type="float">
            <text:p>24.63409268</text:p>
          </table:table-cell>
          <table:table-cell office:value-type="float" office:value="24.657354282" calcext:value-type="float">
            <text:p>24.657354282</text:p>
          </table:table-cell>
          <table:table-cell office:value-type="float" office:value="24.664518711" calcext:value-type="float">
            <text:p>24.664518711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58807898" calcext:value-type="float">
            <text:p>24.658807898</text:p>
          </table:table-cell>
          <table:table-cell/>
          <table:table-cell office:value-type="float" office:value="0.035677641" calcext:value-type="float">
            <text:p>0.035677641</text:p>
          </table:table-cell>
          <table:table-cell office:value-type="float" office:value="0.059559714" calcext:value-type="float">
            <text:p>0.059559714</text:p>
          </table:table-cell>
          <table:table-cell office:value-type="float" office:value="0.066915203" calcext:value-type="float">
            <text:p>0.066915203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1052096" calcext:value-type="float">
            <text:p>0.06105209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2019-12-02 23:22:26</text:p>
          </table:table-cell>
          <table:table-cell office:value-type="float" office:value="24.60945" calcext:value-type="float">
            <text:p>24.60945</text:p>
          </table:table-cell>
          <table:table-cell office:value-type="string" calcext:value-type="string">
            <text:p><text:s/></text:p>
          </table:table-cell>
          <table:table-cell office:value-type="float" office:value="0.298991835" calcext:value-type="float">
            <text:p>0.298991835</text:p>
          </table:table-cell>
          <table:table-cell office:value-type="float" office:value="0.414245178" calcext:value-type="float">
            <text:p>0.414245178</text:p>
          </table:table-cell>
          <table:table-cell office:value-type="float" office:value="0.449428612" calcext:value-type="float">
            <text:p>0.449428612</text:p>
          </table:table-cell>
          <table:table-cell office:value-type="float" office:value="5" calcext:value-type="float">
            <text:p>5</text:p>
          </table:table-cell>
          <table:table-cell office:value-type="float" office:value="0.421370318" calcext:value-type="float">
            <text:p>0.421370318</text:p>
          </table:table-cell>
          <table:table-cell/>
          <table:table-cell office:value-type="float" office:value="0.002442744" calcext:value-type="float">
            <text:p>0.002442744</text:p>
          </table:table-cell>
          <table:table-cell office:value-type="float" office:value="0.003384356" calcext:value-type="float">
            <text:p>0.003384356</text:p>
          </table:table-cell>
          <table:table-cell office:value-type="float" office:value="0.003671802" calcext:value-type="float">
            <text:p>0.00367180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42568" calcext:value-type="float">
            <text:p>0.003442568</text:p>
          </table:table-cell>
          <table:table-cell/>
          <table:table-cell office:value-type="float" office:value="0.001404141" calcext:value-type="float">
            <text:p>0.001404141</text:p>
          </table:table-cell>
          <table:table-cell office:value-type="float" office:value="0.002345753" calcext:value-type="float">
            <text:p>0.002345753</text:p>
          </table:table-cell>
          <table:table-cell office:value-type="float" office:value="0.0026332" calcext:value-type="float">
            <text:p>0.002633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403965" calcext:value-type="float">
            <text:p>0.002403965</text:p>
          </table:table-cell>
          <table:table-cell/>
          <table:table-cell office:value-type="float" office:value="24.644116894" calcext:value-type="float">
            <text:p>24.644116894</text:p>
          </table:table-cell>
          <table:table-cell office:value-type="float" office:value="24.667363618" calcext:value-type="float">
            <text:p>24.667363618</text:p>
          </table:table-cell>
          <table:table-cell office:value-type="float" office:value="24.674460057" calcext:value-type="float">
            <text:p>24.674460057</text:p>
          </table:table-cell>
          <table:table-cell office:value-type="float" office:value="25.5919214" calcext:value-type="float">
            <text:p>25.5919214</text:p>
          </table:table-cell>
          <table:table-cell office:value-type="float" office:value="24.66880075" calcext:value-type="float">
            <text:p>24.66880075</text:p>
          </table:table-cell>
          <table:table-cell/>
          <table:table-cell office:value-type="float" office:value="0.035591978" calcext:value-type="float">
            <text:p>0.035591978</text:p>
          </table:table-cell>
          <table:table-cell office:value-type="float" office:value="0.059458995" calcext:value-type="float">
            <text:p>0.059458995</text:p>
          </table:table-cell>
          <table:table-cell office:value-type="float" office:value="0.066744749" calcext:value-type="float">
            <text:p>0.06674474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934468" calcext:value-type="float">
            <text:p>0.06093446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2019-12-02 23:22:27</text:p>
          </table:table-cell>
          <table:table-cell office:value-type="float" office:value="24.6044" calcext:value-type="float">
            <text:p>24.6044</text:p>
          </table:table-cell>
          <table:table-cell office:value-type="string" calcext:value-type="string">
            <text:p><text:s/></text:p>
          </table:table-cell>
          <table:table-cell office:value-type="float" office:value="0.298656857" calcext:value-type="float">
            <text:p>0.298656857</text:p>
          </table:table-cell>
          <table:table-cell office:value-type="float" office:value="0.413831522" calcext:value-type="float">
            <text:p>0.413831522</text:p>
          </table:table-cell>
          <table:table-cell office:value-type="float" office:value="0.448654347" calcext:value-type="float">
            <text:p>0.448654347</text:p>
          </table:table-cell>
          <table:table-cell office:value-type="float" office:value="5" calcext:value-type="float">
            <text:p>5</text:p>
          </table:table-cell>
          <table:table-cell office:value-type="float" office:value="0.420836856" calcext:value-type="float">
            <text:p>0.420836856</text:p>
          </table:table-cell>
          <table:table-cell/>
          <table:table-cell office:value-type="float" office:value="0.002440007" calcext:value-type="float">
            <text:p>0.002440007</text:p>
          </table:table-cell>
          <table:table-cell office:value-type="float" office:value="0.003380976" calcext:value-type="float">
            <text:p>0.003380976</text:p>
          </table:table-cell>
          <table:table-cell office:value-type="float" office:value="0.003665477" calcext:value-type="float">
            <text:p>0.00366547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3821" calcext:value-type="float">
            <text:p>0.00343821</text:p>
          </table:table-cell>
          <table:table-cell/>
          <table:table-cell office:value-type="float" office:value="0.001401404" calcext:value-type="float">
            <text:p>0.001401404</text:p>
          </table:table-cell>
          <table:table-cell office:value-type="float" office:value="0.002342374" calcext:value-type="float">
            <text:p>0.002342374</text:p>
          </table:table-cell>
          <table:table-cell office:value-type="float" office:value="0.002626874" calcext:value-type="float">
            <text:p>0.00262687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99607" calcext:value-type="float">
            <text:p>0.002399607</text:p>
          </table:table-cell>
          <table:table-cell/>
          <table:table-cell office:value-type="float" office:value="24.638995502" calcext:value-type="float">
            <text:p>24.638995502</text:p>
          </table:table-cell>
          <table:table-cell office:value-type="float" office:value="24.662226464" calcext:value-type="float">
            <text:p>24.662226464</text:p>
          </table:table-cell>
          <table:table-cell office:value-type="float" office:value="24.669250202" calcext:value-type="float">
            <text:p>24.669250202</text:p>
          </table:table-cell>
          <table:table-cell office:value-type="float" office:value="25.586871869" calcext:value-type="float">
            <text:p>25.586871869</text:p>
          </table:table-cell>
          <table:table-cell office:value-type="float" office:value="24.663639439" calcext:value-type="float">
            <text:p>24.663639439</text:p>
          </table:table-cell>
          <table:table-cell/>
          <table:table-cell office:value-type="float" office:value="0.035522609" calcext:value-type="float">
            <text:p>0.035522609</text:p>
          </table:table-cell>
          <table:table-cell office:value-type="float" office:value="0.059373335" calcext:value-type="float">
            <text:p>0.059373335</text:p>
          </table:table-cell>
          <table:table-cell office:value-type="float" office:value="0.066584415" calcext:value-type="float">
            <text:p>0.066584415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823999" calcext:value-type="float">
            <text:p>0.06082399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s/>2019-12-02 23:22:28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298332608" calcext:value-type="float">
            <text:p>0.298332608</text:p>
          </table:table-cell>
          <table:table-cell office:value-type="float" office:value="0.413441707" calcext:value-type="float">
            <text:p>0.413441707</text:p>
          </table:table-cell>
          <table:table-cell office:value-type="float" office:value="0.448206717" calcext:value-type="float">
            <text:p>0.448206717</text:p>
          </table:table-cell>
          <table:table-cell office:value-type="float" office:value="5" calcext:value-type="float">
            <text:p>5</text:p>
          </table:table-cell>
          <table:table-cell office:value-type="float" office:value="0.420131733" calcext:value-type="float">
            <text:p>0.420131733</text:p>
          </table:table-cell>
          <table:table-cell/>
          <table:table-cell office:value-type="float" office:value="0.002437358" calcext:value-type="float">
            <text:p>0.002437358</text:p>
          </table:table-cell>
          <table:table-cell office:value-type="float" office:value="0.003377792" calcext:value-type="float">
            <text:p>0.003377792</text:p>
          </table:table-cell>
          <table:table-cell office:value-type="float" office:value="0.00366182" calcext:value-type="float">
            <text:p>0.00366182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32449" calcext:value-type="float">
            <text:p>0.003432449</text:p>
          </table:table-cell>
          <table:table-cell/>
          <table:table-cell office:value-type="float" office:value="0.001398755" calcext:value-type="float">
            <text:p>0.001398755</text:p>
          </table:table-cell>
          <table:table-cell office:value-type="float" office:value="0.002339189" calcext:value-type="float">
            <text:p>0.002339189</text:p>
          </table:table-cell>
          <table:table-cell office:value-type="float" office:value="0.002623217" calcext:value-type="float">
            <text:p>0.002623217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93846" calcext:value-type="float">
            <text:p>0.002393846</text:p>
          </table:table-cell>
          <table:table-cell/>
          <table:table-cell office:value-type="float" office:value="24.628822449" calcext:value-type="float">
            <text:p>24.628822449</text:p>
          </table:table-cell>
          <table:table-cell office:value-type="float" office:value="24.652040399" calcext:value-type="float">
            <text:p>24.652040399</text:p>
          </table:table-cell>
          <table:table-cell office:value-type="float" office:value="24.659052541" calcext:value-type="float">
            <text:p>24.659052541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653389789" calcext:value-type="float">
            <text:p>24.653389789</text:p>
          </table:table-cell>
          <table:table-cell/>
          <table:table-cell office:value-type="float" office:value="0.035455461" calcext:value-type="float">
            <text:p>0.035455461</text:p>
          </table:table-cell>
          <table:table-cell office:value-type="float" office:value="0.059292613" calcext:value-type="float">
            <text:p>0.059292613</text:p>
          </table:table-cell>
          <table:table-cell office:value-type="float" office:value="0.066491721" calcext:value-type="float">
            <text:p>0.0664917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677982" calcext:value-type="float">
            <text:p>0.06067798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2019-12-02 23:22:30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297996437" calcext:value-type="float">
            <text:p>0.297996437</text:p>
          </table:table-cell>
          <table:table-cell office:value-type="float" office:value="0.412840892" calcext:value-type="float">
            <text:p>0.412840892</text:p>
          </table:table-cell>
          <table:table-cell office:value-type="float" office:value="0.446256452" calcext:value-type="float">
            <text:p>0.446256452</text:p>
          </table:table-cell>
          <table:table-cell office:value-type="float" office:value="5" calcext:value-type="float">
            <text:p>5</text:p>
          </table:table-cell>
          <table:table-cell office:value-type="float" office:value="0.419932654" calcext:value-type="float">
            <text:p>0.419932654</text:p>
          </table:table-cell>
          <table:table-cell/>
          <table:table-cell office:value-type="float" office:value="0.002434611" calcext:value-type="float">
            <text:p>0.002434611</text:p>
          </table:table-cell>
          <table:table-cell office:value-type="float" office:value="0.003372883" calcext:value-type="float">
            <text:p>0.003372883</text:p>
          </table:table-cell>
          <table:table-cell office:value-type="float" office:value="0.003645886" calcext:value-type="float">
            <text:p>0.003645886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30822" calcext:value-type="float">
            <text:p>0.003430822</text:p>
          </table:table-cell>
          <table:table-cell/>
          <table:table-cell office:value-type="float" office:value="0.001396009" calcext:value-type="float">
            <text:p>0.001396009</text:p>
          </table:table-cell>
          <table:table-cell office:value-type="float" office:value="0.00233428" calcext:value-type="float">
            <text:p>0.00233428</text:p>
          </table:table-cell>
          <table:table-cell office:value-type="float" office:value="0.002607283" calcext:value-type="float">
            <text:p>0.00260728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9222" calcext:value-type="float">
            <text:p>0.00239222</text:p>
          </table:table-cell>
          <table:table-cell/>
          <table:table-cell office:value-type="float" office:value="24.628754641" calcext:value-type="float">
            <text:p>24.628754641</text:p>
          </table:table-cell>
          <table:table-cell office:value-type="float" office:value="24.651919214" calcext:value-type="float">
            <text:p>24.651919214</text:p>
          </table:table-cell>
          <table:table-cell office:value-type="float" office:value="24.658659171" calcext:value-type="float">
            <text:p>24.658659171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653349634" calcext:value-type="float">
            <text:p>24.653349634</text:p>
          </table:table-cell>
          <table:table-cell/>
          <table:table-cell office:value-type="float" office:value="0.035385845" calcext:value-type="float">
            <text:p>0.035385845</text:p>
          </table:table-cell>
          <table:table-cell office:value-type="float" office:value="0.059168196" calcext:value-type="float">
            <text:p>0.059168196</text:p>
          </table:table-cell>
          <table:table-cell office:value-type="float" office:value="0.066087864" calcext:value-type="float">
            <text:p>0.066087864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636757" calcext:value-type="float">
            <text:p>0.06063675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2019-12-02 23:22:31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297690069" calcext:value-type="float">
            <text:p>0.297690069</text:p>
          </table:table-cell>
          <table:table-cell office:value-type="float" office:value="0.412512471" calcext:value-type="float">
            <text:p>0.412512471</text:p>
          </table:table-cell>
          <table:table-cell office:value-type="float" office:value="0.44558292" calcext:value-type="float">
            <text:p>0.44558292</text:p>
          </table:table-cell>
          <table:table-cell office:value-type="float" office:value="5" calcext:value-type="float">
            <text:p>5</text:p>
          </table:table-cell>
          <table:table-cell office:value-type="float" office:value="0.419281771" calcext:value-type="float">
            <text:p>0.419281771</text:p>
          </table:table-cell>
          <table:table-cell/>
          <table:table-cell office:value-type="float" office:value="0.002432108" calcext:value-type="float">
            <text:p>0.002432108</text:p>
          </table:table-cell>
          <table:table-cell office:value-type="float" office:value="0.0033702" calcext:value-type="float">
            <text:p>0.0033702</text:p>
          </table:table-cell>
          <table:table-cell office:value-type="float" office:value="0.003640383" calcext:value-type="float">
            <text:p>0.003640383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25505" calcext:value-type="float">
            <text:p>0.003425505</text:p>
          </table:table-cell>
          <table:table-cell/>
          <table:table-cell office:value-type="float" office:value="0.001393506" calcext:value-type="float">
            <text:p>0.001393506</text:p>
          </table:table-cell>
          <table:table-cell office:value-type="float" office:value="0.002331597" calcext:value-type="float">
            <text:p>0.002331597</text:p>
          </table:table-cell>
          <table:table-cell office:value-type="float" office:value="0.002601781" calcext:value-type="float">
            <text:p>0.00260178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86902" calcext:value-type="float">
            <text:p>0.002386902</text:p>
          </table:table-cell>
          <table:table-cell/>
          <table:table-cell office:value-type="float" office:value="24.628692845" calcext:value-type="float">
            <text:p>24.628692845</text:p>
          </table:table-cell>
          <table:table-cell office:value-type="float" office:value="24.651852971" calcext:value-type="float">
            <text:p>24.651852971</text:p>
          </table:table-cell>
          <table:table-cell office:value-type="float" office:value="24.658523319" calcext:value-type="float">
            <text:p>24.658523319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65321835" calcext:value-type="float">
            <text:p>24.65321835</text:p>
          </table:table-cell>
          <table:table-cell/>
          <table:table-cell office:value-type="float" office:value="0.0353224" calcext:value-type="float">
            <text:p>0.0353224</text:p>
          </table:table-cell>
          <table:table-cell office:value-type="float" office:value="0.059100186" calcext:value-type="float">
            <text:p>0.059100186</text:p>
          </table:table-cell>
          <table:table-cell office:value-type="float" office:value="0.065948389" calcext:value-type="float">
            <text:p>0.06594838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501972" calcext:value-type="float">
            <text:p>0.06050197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<text:s/>2019-12-02 23:22:32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297425425" calcext:value-type="float">
            <text:p>0.297425425</text:p>
          </table:table-cell>
          <table:table-cell office:value-type="float" office:value="0.4122669" calcext:value-type="float">
            <text:p>0.4122669</text:p>
          </table:table-cell>
          <table:table-cell office:value-type="float" office:value="0.444983297" calcext:value-type="float">
            <text:p>0.444983297</text:p>
          </table:table-cell>
          <table:table-cell office:value-type="float" office:value="5" calcext:value-type="float">
            <text:p>5</text:p>
          </table:table-cell>
          <table:table-cell office:value-type="float" office:value="0.418648174" calcext:value-type="float">
            <text:p>0.418648174</text:p>
          </table:table-cell>
          <table:table-cell/>
          <table:table-cell office:value-type="float" office:value="0.002429946" calcext:value-type="float">
            <text:p>0.002429946</text:p>
          </table:table-cell>
          <table:table-cell office:value-type="float" office:value="0.003368194" calcext:value-type="float">
            <text:p>0.003368194</text:p>
          </table:table-cell>
          <table:table-cell office:value-type="float" office:value="0.003635484" calcext:value-type="float">
            <text:p>0.00363548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20328" calcext:value-type="float">
            <text:p>0.003420328</text:p>
          </table:table-cell>
          <table:table-cell/>
          <table:table-cell office:value-type="float" office:value="0.001391344" calcext:value-type="float">
            <text:p>0.001391344</text:p>
          </table:table-cell>
          <table:table-cell office:value-type="float" office:value="0.002329591" calcext:value-type="float">
            <text:p>0.002329591</text:p>
          </table:table-cell>
          <table:table-cell office:value-type="float" office:value="0.002596882" calcext:value-type="float">
            <text:p>0.00259688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81725" calcext:value-type="float">
            <text:p>0.002381725</text:p>
          </table:table-cell>
          <table:table-cell/>
          <table:table-cell office:value-type="float" office:value="24.628639464" calcext:value-type="float">
            <text:p>24.628639464</text:p>
          </table:table-cell>
          <table:table-cell office:value-type="float" office:value="24.651803439" calcext:value-type="float">
            <text:p>24.651803439</text:p>
          </table:table-cell>
          <table:table-cell office:value-type="float" office:value="24.658402375" calcext:value-type="float">
            <text:p>24.658402375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653090552" calcext:value-type="float">
            <text:p>24.653090552</text:p>
          </table:table-cell>
          <table:table-cell/>
          <table:table-cell office:value-type="float" office:value="0.035267596" calcext:value-type="float">
            <text:p>0.035267596</text:p>
          </table:table-cell>
          <table:table-cell office:value-type="float" office:value="0.059049333" calcext:value-type="float">
            <text:p>0.059049333</text:p>
          </table:table-cell>
          <table:table-cell office:value-type="float" office:value="0.065824221" calcext:value-type="float">
            <text:p>0.065824221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370767" calcext:value-type="float">
            <text:p>0.06037076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2019-12-02 23:22:33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297031438" calcext:value-type="float">
            <text:p>0.297031438</text:p>
          </table:table-cell>
          <table:table-cell office:value-type="float" office:value="0.411910464" calcext:value-type="float">
            <text:p>0.411910464</text:p>
          </table:table-cell>
          <table:table-cell office:value-type="float" office:value="0.444551759" calcext:value-type="float">
            <text:p>0.444551759</text:p>
          </table:table-cell>
          <table:table-cell office:value-type="float" office:value="5" calcext:value-type="float">
            <text:p>5</text:p>
          </table:table-cell>
          <table:table-cell office:value-type="float" office:value="0.417936494" calcext:value-type="float">
            <text:p>0.417936494</text:p>
          </table:table-cell>
          <table:table-cell/>
          <table:table-cell office:value-type="float" office:value="0.002426727" calcext:value-type="float">
            <text:p>0.002426727</text:p>
          </table:table-cell>
          <table:table-cell office:value-type="float" office:value="0.003365282" calcext:value-type="float">
            <text:p>0.003365282</text:p>
          </table:table-cell>
          <table:table-cell office:value-type="float" office:value="0.003631959" calcext:value-type="float">
            <text:p>0.003631959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14514" calcext:value-type="float">
            <text:p>0.003414514</text:p>
          </table:table-cell>
          <table:table-cell/>
          <table:table-cell office:value-type="float" office:value="0.001388125" calcext:value-type="float">
            <text:p>0.001388125</text:p>
          </table:table-cell>
          <table:table-cell office:value-type="float" office:value="0.002326679" calcext:value-type="float">
            <text:p>0.002326679</text:p>
          </table:table-cell>
          <table:table-cell office:value-type="float" office:value="0.002593356" calcext:value-type="float">
            <text:p>0.002593356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75911" calcext:value-type="float">
            <text:p>0.002375911</text:p>
          </table:table-cell>
          <table:table-cell/>
          <table:table-cell office:value-type="float" office:value="24.633613822" calcext:value-type="float">
            <text:p>24.633613822</text:p>
          </table:table-cell>
          <table:table-cell office:value-type="float" office:value="24.656785266" calcext:value-type="float">
            <text:p>24.656785266</text:p>
          </table:table-cell>
          <table:table-cell office:value-type="float" office:value="24.663369025" calcext:value-type="float">
            <text:p>24.663369025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58000721" calcext:value-type="float">
            <text:p>24.658000721</text:p>
          </table:table-cell>
          <table:table-cell/>
          <table:table-cell office:value-type="float" office:value="0.035186007" calcext:value-type="float">
            <text:p>0.035186007</text:p>
          </table:table-cell>
          <table:table-cell office:value-type="float" office:value="0.058975522" calcext:value-type="float">
            <text:p>0.058975522</text:p>
          </table:table-cell>
          <table:table-cell office:value-type="float" office:value="0.065734858" calcext:value-type="float">
            <text:p>0.06573485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223393" calcext:value-type="float">
            <text:p>0.06022339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2019-12-02 23:22:35</text:p>
          </table:table-cell>
          <table:table-cell office:value-type="float" office:value="24.59429" calcext:value-type="float">
            <text:p>24.59429</text:p>
          </table:table-cell>
          <table:table-cell office:value-type="string" calcext:value-type="string">
            <text:p><text:s/></text:p>
          </table:table-cell>
          <table:table-cell office:value-type="float" office:value="0.296643412" calcext:value-type="float">
            <text:p>0.296643412</text:p>
          </table:table-cell>
          <table:table-cell office:value-type="float" office:value="0.411498" calcext:value-type="float">
            <text:p>0.411498</text:p>
          </table:table-cell>
          <table:table-cell office:value-type="float" office:value="0.443903857" calcext:value-type="float">
            <text:p>0.443903857</text:p>
          </table:table-cell>
          <table:table-cell office:value-type="float" office:value="5" calcext:value-type="float">
            <text:p>5</text:p>
          </table:table-cell>
          <table:table-cell office:value-type="float" office:value="0.417316606" calcext:value-type="float">
            <text:p>0.417316606</text:p>
          </table:table-cell>
          <table:table-cell/>
          <table:table-cell office:value-type="float" office:value="0.002423557" calcext:value-type="float">
            <text:p>0.002423557</text:p>
          </table:table-cell>
          <table:table-cell office:value-type="float" office:value="0.003361912" calcext:value-type="float">
            <text:p>0.003361912</text:p>
          </table:table-cell>
          <table:table-cell office:value-type="float" office:value="0.003626665" calcext:value-type="float">
            <text:p>0.00362666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09449" calcext:value-type="float">
            <text:p>0.003409449</text:p>
          </table:table-cell>
          <table:table-cell/>
          <table:table-cell office:value-type="float" office:value="0.001384955" calcext:value-type="float">
            <text:p>0.001384955</text:p>
          </table:table-cell>
          <table:table-cell office:value-type="float" office:value="0.002323309" calcext:value-type="float">
            <text:p>0.002323309</text:p>
          </table:table-cell>
          <table:table-cell office:value-type="float" office:value="0.002588063" calcext:value-type="float">
            <text:p>0.002588063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70847" calcext:value-type="float">
            <text:p>0.002370847</text:p>
          </table:table-cell>
          <table:table-cell/>
          <table:table-cell office:value-type="float" office:value="24.628481728" calcext:value-type="float">
            <text:p>24.628481728</text:p>
          </table:table-cell>
          <table:table-cell office:value-type="float" office:value="24.65164835" calcext:value-type="float">
            <text:p>24.65164835</text:p>
          </table:table-cell>
          <table:table-cell office:value-type="float" office:value="24.658184651" calcext:value-type="float">
            <text:p>24.658184651</text:p>
          </table:table-cell>
          <table:table-cell office:value-type="float" office:value="25.576772807" calcext:value-type="float">
            <text:p>25.576772807</text:p>
          </table:table-cell>
          <table:table-cell office:value-type="float" office:value="24.652821973" calcext:value-type="float">
            <text:p>24.652821973</text:p>
          </table:table-cell>
          <table:table-cell/>
          <table:table-cell office:value-type="float" office:value="0.035105652" calcext:value-type="float">
            <text:p>0.035105652</text:p>
          </table:table-cell>
          <table:table-cell office:value-type="float" office:value="0.058890109" calcext:value-type="float">
            <text:p>0.058890109</text:p>
          </table:table-cell>
          <table:table-cell office:value-type="float" office:value="0.065600692" calcext:value-type="float">
            <text:p>0.06560069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60095026" calcext:value-type="float">
            <text:p>0.06009502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s/>2019-12-02 23:22:36</text:p>
          </table:table-cell>
          <table:table-cell office:value-type="float" office:value="24.59934" calcext:value-type="float">
            <text:p>24.59934</text:p>
          </table:table-cell>
          <table:table-cell office:value-type="string" calcext:value-type="string">
            <text:p><text:s/></text:p>
          </table:table-cell>
          <table:table-cell office:value-type="float" office:value="0.296393668" calcext:value-type="float">
            <text:p>0.296393668</text:p>
          </table:table-cell>
          <table:table-cell office:value-type="float" office:value="0.411146928" calcext:value-type="float">
            <text:p>0.411146928</text:p>
          </table:table-cell>
          <table:table-cell office:value-type="float" office:value="0.443533116" calcext:value-type="float">
            <text:p>0.443533116</text:p>
          </table:table-cell>
          <table:table-cell office:value-type="float" office:value="5" calcext:value-type="float">
            <text:p>5</text:p>
          </table:table-cell>
          <table:table-cell office:value-type="float" office:value="0.416663339" calcext:value-type="float">
            <text:p>0.416663339</text:p>
          </table:table-cell>
          <table:table-cell/>
          <table:table-cell office:value-type="float" office:value="0.002421517" calcext:value-type="float">
            <text:p>0.002421517</text:p>
          </table:table-cell>
          <table:table-cell office:value-type="float" office:value="0.003359044" calcext:value-type="float">
            <text:p>0.003359044</text:p>
          </table:table-cell>
          <table:table-cell office:value-type="float" office:value="0.003623637" calcext:value-type="float">
            <text:p>0.003623637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3404112" calcext:value-type="float">
            <text:p>0.003404112</text:p>
          </table:table-cell>
          <table:table-cell/>
          <table:table-cell office:value-type="float" office:value="0.001382914" calcext:value-type="float">
            <text:p>0.001382914</text:p>
          </table:table-cell>
          <table:table-cell office:value-type="float" office:value="0.002320441" calcext:value-type="float">
            <text:p>0.002320441</text:p>
          </table:table-cell>
          <table:table-cell office:value-type="float" office:value="0.002585034" calcext:value-type="float">
            <text:p>0.002585034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2365509" calcext:value-type="float">
            <text:p>0.002365509</text:p>
          </table:table-cell>
          <table:table-cell/>
          <table:table-cell office:value-type="float" office:value="24.63348518" calcext:value-type="float">
            <text:p>24.63348518</text:p>
          </table:table-cell>
          <table:table-cell office:value-type="float" office:value="24.65663126" calcext:value-type="float">
            <text:p>24.65663126</text:p>
          </table:table-cell>
          <table:table-cell office:value-type="float" office:value="24.663163564" calcext:value-type="float">
            <text:p>24.663163564</text:p>
          </table:table-cell>
          <table:table-cell office:value-type="float" office:value="25.581822338" calcext:value-type="float">
            <text:p>25.581822338</text:p>
          </table:table-cell>
          <table:table-cell office:value-type="float" office:value="24.657743924" calcext:value-type="float">
            <text:p>24.657743924</text:p>
          </table:table-cell>
          <table:table-cell/>
          <table:table-cell office:value-type="float" office:value="0.035053934" calcext:value-type="float">
            <text:p>0.035053934</text:p>
          </table:table-cell>
          <table:table-cell office:value-type="float" office:value="0.058817409" calcext:value-type="float">
            <text:p>0.058817409</text:p>
          </table:table-cell>
          <table:table-cell office:value-type="float" office:value="0.065523919" calcext:value-type="float">
            <text:p>0.065523919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59959748" calcext:value-type="float">
            <text:p>0.059959748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m1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mv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KR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  <table:table-cell office:value-type="string" calcext:value-type="string">
            <text:p><text:s/>K0.4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4.634720179" calcext:value-type="float">
            <text:p>24.634720179</text:p>
          </table:table-cell>
          <table:table-cell office:value-type="float" office:value="1.425608566" calcext:value-type="float">
            <text:p>1.425608566</text:p>
          </table:table-cell>
          <table:table-cell office:value-type="float" office:value="0.530570213" calcext:value-type="float">
            <text:p>0.530570213</text:p>
          </table:table-cell>
          <table:table-cell office:value-type="float" office:value="0.777670238" calcext:value-type="float">
            <text:p>0.777670238</text:p>
          </table:table-cell>
          <table:table-cell office:value-type="float" office:value="5" calcext:value-type="float">
            <text:p>5</text:p>
          </table:table-cell>
          <table:table-cell office:value-type="float" office:value="0.680746517" calcext:value-type="float">
            <text:p>0.680746517</text:p>
          </table:table-cell>
          <table:table-cell office:value-type="float" office:value="0.011647129" calcext:value-type="float">
            <text:p>0.011647129</text:p>
          </table:table-cell>
          <table:table-cell office:value-type="float" office:value="0.004334724" calcext:value-type="float">
            <text:p>0.004334724</text:p>
          </table:table-cell>
          <table:table-cell office:value-type="float" office:value="0.006353515" calcext:value-type="float">
            <text:p>0.006353515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5561655" calcext:value-type="float">
            <text:p>0.005561655</text:p>
          </table:table-cell>
          <table:table-cell office:value-type="float" office:value="0.010608526" calcext:value-type="float">
            <text:p>0.010608526</text:p>
          </table:table-cell>
          <table:table-cell office:value-type="float" office:value="0.003296121" calcext:value-type="float">
            <text:p>0.003296121</text:p>
          </table:table-cell>
          <table:table-cell office:value-type="float" office:value="0.005314912" calcext:value-type="float">
            <text:p>0.005314912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4523052" calcext:value-type="float">
            <text:p>0.004523052</text:p>
          </table:table-cell>
          <table:table-cell office:value-type="float" office:value="24.67361602" calcext:value-type="float">
            <text:p>24.67361602</text:p>
          </table:table-cell>
          <table:table-cell office:value-type="float" office:value="24.697282049" calcext:value-type="float">
            <text:p>24.697282049</text:p>
          </table:table-cell>
          <table:table-cell office:value-type="float" office:value="24.707137535" calcext:value-type="float">
            <text:p>24.707137535</text:p>
          </table:table-cell>
          <table:table-cell office:value-type="float" office:value="25.61716907" calcext:value-type="float">
            <text:p>25.61716907</text:p>
          </table:table-cell>
          <table:table-cell office:value-type="float" office:value="24.70117809" calcext:value-type="float">
            <text:p>24.70117809</text:p>
          </table:table-cell>
          <table:table-cell office:value-type="float" office:value="0.268865037" calcext:value-type="float">
            <text:p>0.268865037</text:p>
          </table:table-cell>
          <table:table-cell office:value-type="float" office:value="0.083547227" calcext:value-type="float">
            <text:p>0.083547227</text:p>
          </table:table-cell>
          <table:table-cell office:value-type="float" office:value="0.134713562" calcext:value-type="float">
            <text:p>0.134713562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114644215" calcext:value-type="float">
            <text:p>0.1146442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4.1293231" calcext:value-type="float">
            <text:p>24.1293231</text:p>
          </table:table-cell>
          <table:table-cell office:value-type="float" office:value="0.137753503" calcext:value-type="float">
            <text:p>0.137753503</text:p>
          </table:table-cell>
          <table:table-cell office:value-type="float" office:value="0.123341694" calcext:value-type="float">
            <text:p>0.123341694</text:p>
          </table:table-cell>
          <table:table-cell office:value-type="float" office:value="0.125005856" calcext:value-type="float">
            <text:p>0.125005856</text:p>
          </table:table-cell>
          <table:table-cell office:value-type="float" office:value="0.032201413" calcext:value-type="float">
            <text:p>0.032201413</text:p>
          </table:table-cell>
          <table:table-cell office:value-type="float" office:value="0.122731939" calcext:value-type="float">
            <text:p>0.122731939</text:p>
          </table:table-cell>
          <table:table-cell office:value-type="float" office:value="0.001125437" calcext:value-type="float">
            <text:p>0.001125437</text:p>
          </table:table-cell>
          <table:table-cell office:value-type="float" office:value="0.001007694" calcext:value-type="float">
            <text:p>0.001007694</text:p>
          </table:table-cell>
          <table:table-cell office:value-type="float" office:value="0.00102129" calcext:value-type="float">
            <text:p>0.00102129</text:p>
          </table:table-cell>
          <table:table-cell office:value-type="float" office:value="0.000263083" calcext:value-type="float">
            <text:p>0.000263083</text:p>
          </table:table-cell>
          <table:table-cell office:value-type="float" office:value="0.001002712" calcext:value-type="float">
            <text:p>0.001002712</text:p>
          </table:table-cell>
          <table:table-cell office:value-type="float" office:value="0.000086834" calcext:value-type="float">
            <text:p>8.6834E-05</text:p>
          </table:table-cell>
          <table:table-cell office:value-type="float" office:value="-0.000030909" calcext:value-type="float">
            <text:p>-3.0909E-05</text:p>
          </table:table-cell>
          <table:table-cell office:value-type="float" office:value="-0.000017313" calcext:value-type="float">
            <text:p>-1.7313E-05</text:p>
          </table:table-cell>
          <table:table-cell office:value-type="float" office:value="-0.000775519" calcext:value-type="float">
            <text:p>-0.000775519</text:p>
          </table:table-cell>
          <table:table-cell office:value-type="float" office:value="-0.000035891" calcext:value-type="float">
            <text:p>-3.5891E-05</text:p>
          </table:table-cell>
          <table:table-cell office:value-type="float" office:value="24.348858582" calcext:value-type="float">
            <text:p>24.348858582</text:p>
          </table:table-cell>
          <table:table-cell office:value-type="float" office:value="24.204976977" calcext:value-type="float">
            <text:p>24.204976977</text:p>
          </table:table-cell>
          <table:table-cell office:value-type="float" office:value="24.250840799" calcext:value-type="float">
            <text:p>24.250840799</text:p>
          </table:table-cell>
          <table:table-cell office:value-type="float" office:value="24.307311391" calcext:value-type="float">
            <text:p>24.307311391</text:p>
          </table:table-cell>
          <table:table-cell office:value-type="float" office:value="24.217549455" calcext:value-type="float">
            <text:p>24.217549455</text:p>
          </table:table-cell>
          <table:table-cell office:value-type="float" office:value="0.002201065" calcext:value-type="float">
            <text:p>0.002201065</text:p>
          </table:table-cell>
          <table:table-cell office:value-type="float" office:value="-0.0007835" calcext:value-type="float">
            <text:p>-0.0007835</text:p>
          </table:table-cell>
          <table:table-cell office:value-type="float" office:value="-0.00043886" calcext:value-type="float">
            <text:p>-0.00043886</text:p>
          </table:table-cell>
          <table:table-cell office:value-type="float" office:value="-0.019658452" calcext:value-type="float">
            <text:p>-0.019658452</text:p>
          </table:table-cell>
          <table:table-cell office:value-type="float" office:value="-0.000909778" calcext:value-type="float">
            <text:p>-0.0009097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4.440588466" calcext:value-type="float">
            <text:p>24.440588466</text:p>
          </table:table-cell>
          <table:table-cell office:value-type="float" office:value="0.687819789" calcext:value-type="float">
            <text:p>0.687819789</text:p>
          </table:table-cell>
          <table:table-cell office:value-type="float" office:value="0.426185975" calcext:value-type="float">
            <text:p>0.426185975</text:p>
          </table:table-cell>
          <table:table-cell office:value-type="float" office:value="0.546529295" calcext:value-type="float">
            <text:p>0.546529295</text:p>
          </table:table-cell>
          <table:table-cell office:value-type="float" office:value="4.925669881" calcext:value-type="float">
            <text:p>4.925669881</text:p>
          </table:table-cell>
          <table:table-cell office:value-type="float" office:value="0.47429645" calcext:value-type="float">
            <text:p>0.47429645</text:p>
          </table:table-cell>
          <table:table-cell office:value-type="float" office:value="0.005619443" calcext:value-type="float">
            <text:p>0.005619443</text:p>
          </table:table-cell>
          <table:table-cell office:value-type="float" office:value="0.003481912" calcext:value-type="float">
            <text:p>0.003481912</text:p>
          </table:table-cell>
          <table:table-cell office:value-type="float" office:value="0.004465109" calcext:value-type="float">
            <text:p>0.004465109</text:p>
          </table:table-cell>
          <table:table-cell office:value-type="float" office:value="0.040242401" calcext:value-type="float">
            <text:p>0.040242401</text:p>
          </table:table-cell>
          <table:table-cell office:value-type="float" office:value="0.003874971" calcext:value-type="float">
            <text:p>0.003874971</text:p>
          </table:table-cell>
          <table:table-cell office:value-type="float" office:value="0.00458084" calcext:value-type="float">
            <text:p>0.00458084</text:p>
          </table:table-cell>
          <table:table-cell office:value-type="float" office:value="0.002443309" calcext:value-type="float">
            <text:p>0.002443309</text:p>
          </table:table-cell>
          <table:table-cell office:value-type="float" office:value="0.003426506" calcext:value-type="float">
            <text:p>0.003426506</text:p>
          </table:table-cell>
          <table:table-cell office:value-type="float" office:value="0.039203798" calcext:value-type="float">
            <text:p>0.039203798</text:p>
          </table:table-cell>
          <table:table-cell office:value-type="float" office:value="0.002836368" calcext:value-type="float">
            <text:p>0.002836368</text:p>
          </table:table-cell>
          <table:table-cell office:value-type="float" office:value="24.553700979" calcext:value-type="float">
            <text:p>24.553700979</text:p>
          </table:table-cell>
          <table:table-cell office:value-type="float" office:value="24.500919583" calcext:value-type="float">
            <text:p>24.500919583</text:p>
          </table:table-cell>
          <table:table-cell office:value-type="float" office:value="24.525196862" calcext:value-type="float">
            <text:p>24.525196862</text:p>
          </table:table-cell>
          <table:table-cell office:value-type="float" office:value="25.408218687" calcext:value-type="float">
            <text:p>25.408218687</text:p>
          </table:table-cell>
          <table:table-cell office:value-type="float" office:value="24.510624934" calcext:value-type="float">
            <text:p>24.510624934</text:p>
          </table:table-cell>
          <table:table-cell office:value-type="float" office:value="0.116105072" calcext:value-type="float">
            <text:p>0.116105072</text:p>
          </table:table-cell>
          <table:table-cell office:value-type="float" office:value="0.061931394" calcext:value-type="float">
            <text:p>0.061931394</text:p>
          </table:table-cell>
          <table:table-cell office:value-type="float" office:value="0.086851314" calcext:value-type="float">
            <text:p>0.086851314</text:p>
          </table:table-cell>
          <table:table-cell office:value-type="float" office:value="0.993137727" calcext:value-type="float">
            <text:p>0.993137727</text:p>
          </table:table-cell>
          <table:table-cell office:value-type="float" office:value="0.071893877" calcext:value-type="float">
            <text:p>0.0718938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4.452776896" calcext:value-type="float">
            <text:p>24.452776896</text:p>
          </table:table-cell>
          <table:table-cell office:value-type="float" office:value="0.573065647" calcext:value-type="float">
            <text:p>0.573065647</text:p>
          </table:table-cell>
          <table:table-cell office:value-type="float" office:value="0.461014862" calcext:value-type="float">
            <text:p>0.461014862</text:p>
          </table:table-cell>
          <table:table-cell office:value-type="float" office:value="0.539352362" calcext:value-type="float">
            <text:p>0.539352362</text:p>
          </table:table-cell>
          <table:table-cell office:value-type="float" office:value="5" calcext:value-type="float">
            <text:p>5</text:p>
          </table:table-cell>
          <table:table-cell office:value-type="float" office:value="0.49450761" calcext:value-type="float">
            <text:p>0.49450761</text:p>
          </table:table-cell>
          <table:table-cell office:value-type="float" office:value="0.004681909" calcext:value-type="float">
            <text:p>0.004681909</text:p>
          </table:table-cell>
          <table:table-cell office:value-type="float" office:value="0.003766461" calcext:value-type="float">
            <text:p>0.003766461</text:p>
          </table:table-cell>
          <table:table-cell office:value-type="float" office:value="0.004406474" calcext:value-type="float">
            <text:p>0.004406474</text:p>
          </table:table-cell>
          <table:table-cell office:value-type="float" office:value="0.040849673" calcext:value-type="float">
            <text:p>0.040849673</text:p>
          </table:table-cell>
          <table:table-cell office:value-type="float" office:value="0.004040095" calcext:value-type="float">
            <text:p>0.004040095</text:p>
          </table:table-cell>
          <table:table-cell office:value-type="float" office:value="0.003643306" calcext:value-type="float">
            <text:p>0.003643306</text:p>
          </table:table-cell>
          <table:table-cell office:value-type="float" office:value="0.002727859" calcext:value-type="float">
            <text:p>0.002727859</text:p>
          </table:table-cell>
          <table:table-cell office:value-type="float" office:value="0.003367871" calcext:value-type="float">
            <text:p>0.003367871</text:p>
          </table:table-cell>
          <table:table-cell office:value-type="float" office:value="0.03981107" calcext:value-type="float">
            <text:p>0.03981107</text:p>
          </table:table-cell>
          <table:table-cell office:value-type="float" office:value="0.003001492" calcext:value-type="float">
            <text:p>0.003001492</text:p>
          </table:table-cell>
          <table:table-cell office:value-type="float" office:value="24.556630715" calcext:value-type="float">
            <text:p>24.556630715</text:p>
          </table:table-cell>
          <table:table-cell office:value-type="float" office:value="24.498366713" calcext:value-type="float">
            <text:p>24.498366713</text:p>
          </table:table-cell>
          <table:table-cell office:value-type="float" office:value="24.525944182" calcext:value-type="float">
            <text:p>24.525944182</text:p>
          </table:table-cell>
          <table:table-cell office:value-type="float" office:value="25.435386221" calcext:value-type="float">
            <text:p>25.435386221</text:p>
          </table:table-cell>
          <table:table-cell office:value-type="float" office:value="24.520084693" calcext:value-type="float">
            <text:p>24.520084693</text:p>
          </table:table-cell>
          <table:table-cell office:value-type="float" office:value="0.092346872" calcext:value-type="float">
            <text:p>0.092346872</text:p>
          </table:table-cell>
          <table:table-cell office:value-type="float" office:value="0.069144004" calcext:value-type="float">
            <text:p>0.069144004</text:p>
          </table:table-cell>
          <table:table-cell office:value-type="float" office:value="0.085365778" calcext:value-type="float">
            <text:p>0.085365778</text:p>
          </table:table-cell>
          <table:table-cell office:value-type="float" office:value="1.008521732" calcext:value-type="float">
            <text:p>1.008521732</text:p>
          </table:table-cell>
          <table:table-cell office:value-type="float" office:value="0.076079571" calcext:value-type="float">
            <text:p>0.0760795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4.440588466" calcext:value-type="float">
            <text:p>24.440588466</text:p>
          </table:table-cell>
          <table:table-cell office:value-type="float" office:value="0.687819789" calcext:value-type="float">
            <text:p>0.687819789</text:p>
          </table:table-cell>
          <table:table-cell office:value-type="float" office:value="0.426185975" calcext:value-type="float">
            <text:p>0.426185975</text:p>
          </table:table-cell>
          <table:table-cell office:value-type="float" office:value="0.546529295" calcext:value-type="float">
            <text:p>0.546529295</text:p>
          </table:table-cell>
          <table:table-cell office:value-type="float" office:value="4.925669881" calcext:value-type="float">
            <text:p>4.925669881</text:p>
          </table:table-cell>
          <table:table-cell office:value-type="float" office:value="0.47429645" calcext:value-type="float">
            <text:p>0.47429645</text:p>
          </table:table-cell>
          <table:table-cell office:value-type="float" office:value="0.005619443" calcext:value-type="float">
            <text:p>0.005619443</text:p>
          </table:table-cell>
          <table:table-cell office:value-type="float" office:value="0.003481912" calcext:value-type="float">
            <text:p>0.003481912</text:p>
          </table:table-cell>
          <table:table-cell office:value-type="float" office:value="0.004465109" calcext:value-type="float">
            <text:p>0.004465109</text:p>
          </table:table-cell>
          <table:table-cell office:value-type="float" office:value="0.040242401" calcext:value-type="float">
            <text:p>0.040242401</text:p>
          </table:table-cell>
          <table:table-cell office:value-type="float" office:value="0.003874971" calcext:value-type="float">
            <text:p>0.003874971</text:p>
          </table:table-cell>
          <table:table-cell office:value-type="float" office:value="0.00458084" calcext:value-type="float">
            <text:p>0.00458084</text:p>
          </table:table-cell>
          <table:table-cell office:value-type="float" office:value="0.002443309" calcext:value-type="float">
            <text:p>0.002443309</text:p>
          </table:table-cell>
          <table:table-cell office:value-type="float" office:value="0.003426506" calcext:value-type="float">
            <text:p>0.003426506</text:p>
          </table:table-cell>
          <table:table-cell office:value-type="float" office:value="0.039203798" calcext:value-type="float">
            <text:p>0.039203798</text:p>
          </table:table-cell>
          <table:table-cell office:value-type="float" office:value="0.002836368" calcext:value-type="float">
            <text:p>0.002836368</text:p>
          </table:table-cell>
          <table:table-cell office:value-type="float" office:value="24.553700979" calcext:value-type="float">
            <text:p>24.553700979</text:p>
          </table:table-cell>
          <table:table-cell office:value-type="float" office:value="24.500919583" calcext:value-type="float">
            <text:p>24.500919583</text:p>
          </table:table-cell>
          <table:table-cell office:value-type="float" office:value="24.525196862" calcext:value-type="float">
            <text:p>24.525196862</text:p>
          </table:table-cell>
          <table:table-cell office:value-type="float" office:value="25.408218687" calcext:value-type="float">
            <text:p>25.408218687</text:p>
          </table:table-cell>
          <table:table-cell office:value-type="float" office:value="24.510624934" calcext:value-type="float">
            <text:p>24.510624934</text:p>
          </table:table-cell>
          <table:table-cell office:value-type="float" office:value="0.116105072" calcext:value-type="float">
            <text:p>0.116105072</text:p>
          </table:table-cell>
          <table:table-cell office:value-type="float" office:value="0.061931394" calcext:value-type="float">
            <text:p>0.061931394</text:p>
          </table:table-cell>
          <table:table-cell office:value-type="float" office:value="0.086851314" calcext:value-type="float">
            <text:p>0.086851314</text:p>
          </table:table-cell>
          <table:table-cell office:value-type="float" office:value="0.993137727" calcext:value-type="float">
            <text:p>0.993137727</text:p>
          </table:table-cell>
          <table:table-cell office:value-type="float" office:value="0.071893877" calcext:value-type="float">
            <text:p>0.0718938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113065855" calcext:value-type="float">
            <text:p>0.113065855</text:p>
          </table:table-cell>
          <table:table-cell office:value-type="float" office:value="0.377398749" calcext:value-type="float">
            <text:p>0.377398749</text:p>
          </table:table-cell>
          <table:table-cell office:value-type="float" office:value="0.105962818" calcext:value-type="float">
            <text:p>0.105962818</text:p>
          </table:table-cell>
          <table:table-cell office:value-type="float" office:value="0.152276134" calcext:value-type="float">
            <text:p>0.152276134</text:p>
          </table:table-cell>
          <table:table-cell office:value-type="float" office:value="0.602347775" calcext:value-type="float">
            <text:p>0.602347775</text:p>
          </table:table-cell>
          <table:table-cell office:value-type="float" office:value="0.12904748" calcext:value-type="float">
            <text:p>0.12904748</text:p>
          </table:table-cell>
          <table:table-cell office:value-type="float" office:value="0.003083323" calcext:value-type="float">
            <text:p>0.003083323</text:p>
          </table:table-cell>
          <table:table-cell office:value-type="float" office:value="0.000865709" calcext:value-type="float">
            <text:p>0.000865709</text:p>
          </table:table-cell>
          <table:table-cell office:value-type="float" office:value="0.001244086" calcext:value-type="float">
            <text:p>0.001244086</text:p>
          </table:table-cell>
          <table:table-cell office:value-type="float" office:value="0.004921142" calcext:value-type="float">
            <text:p>0.004921142</text:p>
          </table:table-cell>
          <table:table-cell office:value-type="float" office:value="0.001054309" calcext:value-type="float">
            <text:p>0.001054309</text:p>
          </table:table-cell>
          <table:table-cell office:value-type="float" office:value="0.003083323" calcext:value-type="float">
            <text:p>0.003083323</text:p>
          </table:table-cell>
          <table:table-cell office:value-type="float" office:value="0.000865709" calcext:value-type="float">
            <text:p>0.000865709</text:p>
          </table:table-cell>
          <table:table-cell office:value-type="float" office:value="0.001244086" calcext:value-type="float">
            <text:p>0.001244086</text:p>
          </table:table-cell>
          <table:table-cell office:value-type="float" office:value="0.004921142" calcext:value-type="float">
            <text:p>0.004921142</text:p>
          </table:table-cell>
          <table:table-cell office:value-type="float" office:value="0.001054309" calcext:value-type="float">
            <text:p>0.001054309</text:p>
          </table:table-cell>
          <table:table-cell office:value-type="float" office:value="0.070551608" calcext:value-type="float">
            <text:p>0.070551608</text:p>
          </table:table-cell>
          <table:table-cell office:value-type="float" office:value="0.112173674" calcext:value-type="float">
            <text:p>0.112173674</text:p>
          </table:table-cell>
          <table:table-cell office:value-type="float" office:value="0.104335488" calcext:value-type="float">
            <text:p>0.104335488</text:p>
          </table:table-cell>
          <table:table-cell office:value-type="float" office:value="0.173136177" calcext:value-type="float">
            <text:p>0.173136177</text:p>
          </table:table-cell>
          <table:table-cell office:value-type="float" office:value="0.111189116" calcext:value-type="float">
            <text:p>0.111189116</text:p>
          </table:table-cell>
          <table:table-cell office:value-type="float" office:value="0.078143732" calcext:value-type="float">
            <text:p>0.078143732</text:p>
          </table:table-cell>
          <table:table-cell office:value-type="float" office:value="0.021943142" calcext:value-type="float">
            <text:p>0.021943142</text:p>
          </table:table-cell>
          <table:table-cell office:value-type="float" office:value="0.031532684" calcext:value-type="float">
            <text:p>0.031532684</text:p>
          </table:table-cell>
          <table:table-cell office:value-type="float" office:value="0.124667111" calcext:value-type="float">
            <text:p>0.124667111</text:p>
          </table:table-cell>
          <table:table-cell office:value-type="float" office:value="0.026723072" calcext:value-type="float">
            <text:p>0.0267230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634" meta:object-count="0"/>
    <meta:generator>LibreOffice/5.2.7.2$Linux_ARM_EABI LibreOffice_project/20m0$Build-2</meta:generator>
  </office:meta>
</office:document-meta>
</file>